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Nunito Sans" svg:font-family="&quot;Nunito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ext-properties fo:color="#ED4646" style:font-name="Nunito Sans" style:font-name-asian="Nunito Sans" style:font-name-complex="Nunito Sans" fo:font-size="10pt" style:font-size-asian="10pt" style:font-size-complex="10pt" fo:font-style="italic" style:font-style-asian="italic" style:font-style-complex="italic"/>
    </style:style>
    <style:style style:name="ce5" style:family="table-cell" style:parent-style-name="Default" style:data-style-name="N59"/>
    <style:style style:name="ce6" style:family="table-cell" style:parent-style-name="Default" style:data-style-name="N0">
      <style:text-properties fo:color="#000118" style:font-name="Nunito Sans" style:font-name-asian="Nunito Sans" style:font-name-complex="Nunito Sans" fo:font-size="10pt" style:font-size-asian="10pt" style:font-size-complex="10pt"/>
    </style:style>
    <style:style style:name="co1" style:family="table-column">
      <style:table-column-properties fo:break-before="auto" style:column-width="3.51366666666667cm" style:use-optimal-column-width="true"/>
    </style:style>
    <style:style style:name="co2" style:family="table-column">
      <style:table-column-properties fo:break-before="auto" style:column-width="2.58233333333333cm"/>
    </style:style>
    <style:style style:name="co3" style:family="table-column">
      <style:table-column-properties fo:break-before="auto" style:column-width="2.89983333333333cm" style:use-optimal-column-width="true"/>
    </style:style>
    <style:style style:name="co4" style:family="table-column">
      <style:table-column-properties fo:break-before="auto" style:column-width="6.20183333333333cm" style:use-optimal-column-width="true"/>
    </style:style>
    <style:style style:name="co5" style:family="table-column">
      <style:table-column-properties fo:break-before="auto" style:column-width="6.94266666666667cm" style:use-optimal-column-width="true"/>
    </style:style>
    <style:style style:name="co6" style:family="table-column">
      <style:table-column-properties fo:break-before="auto" style:column-width="5.461cm" style:use-optimal-column-width="true"/>
    </style:style>
    <style:style style:name="co7" style:family="table-column">
      <style:table-column-properties fo:break-before="auto" style:column-width="6.096cm" style:use-optimal-column-width="true"/>
    </style:style>
    <style:style style:name="co8" style:family="table-column">
      <style:table-column-properties fo:break-before="auto" style:column-width="8.36083333333333cm" style:use-optimal-column-width="true"/>
    </style:style>
    <style:style style:name="co9" style:family="table-column">
      <style:table-column-properties fo:break-before="auto" style:column-width="2.83633333333333cm" style:use-optimal-column-width="true"/>
    </style:style>
    <style:style style:name="co10" style:family="table-column">
      <style:table-column-properties fo:break-before="auto" style:column-width="2.81516666666667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user_vote_id</text:p>
          </table:table-cell>
          <table:table-cell office:value-type="string" table:style-name="ce2">
            <text:p>user_id</text:p>
          </table:table-cell>
          <table:table-cell office:value-type="string" table:style-name="ce2">
            <text:p>user_vote_name</text:p>
          </table:table-cell>
          <table:table-cell office:value-type="string" table:style-name="ce2">
            <text:p>user_vote_fname</text:p>
          </table:table-cell>
          <table:table-cell office:value-type="string" table:style-name="ce2">
            <text:p>user_vote_lname</text:p>
          </table:table-cell>
          <table:table-cell office:value-type="string" table:style-name="ce2">
            <text:p>userName</text:p>
          </table:table-cell>
          <table:table-cell office:value-type="string" table:style-name="ce2">
            <text:p>Domain</text:p>
          </table:table-cell>
          <table:table-cell office:value-type="string" table:style-name="ce2">
            <text:p>user_vote_email</text:p>
          </table:table-cell>
          <table:table-cell office:value-type="string" table:style-name="ce2">
            <text:p>user_created_at</text:p>
          </table:table-cell>
          <table:table-cell office:value-type="string" table:style-name="ce2">
            <text:p>user_ipaddress</text:p>
          </table:table-cell>
          <table:table-cell table:number-columns-repeated="1637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843" table:style-name="ce1">
            <text:p>3843</text:p>
          </table:table-cell>
          <table:table-cell table:style-name="ce3"/>
          <table:table-cell office:value-type="string" table:style-name="ce1">
            <text:p>ลลิตา</text:p>
          </table:table-cell>
          <table:table-cell office:value-type="string" table:style-name="ce1">
            <text:p>สวัสดีจันทร์</text:p>
          </table:table-cell>
          <table:table-cell office:value-type="string" office:string-value="lt880913" table:formula="of:=LEFT([.H2];FIND(&quot;@&quot;;[.H2])-1)" table:style-name="ce4">
            <text:p>lt880913</text:p>
          </table:table-cell>
          <table:table-cell office:value-type="string" office:string-value="gmail.com" table:formula="of:=RIGHT([.H2];LEN([.H2])-FIND(&quot;@&quot;;[.H2]))" table:style-name="ce1">
            <text:p>gmail.com</text:p>
          </table:table-cell>
          <table:table-cell office:value-type="string" table:style-name="ce1">
            <text:p>lt880913@gmail.com</text:p>
          </table:table-cell>
          <table:table-cell office:value-type="date" office:date-value="2023-06-01T11:51:33" table:style-name="ce5">
            <text:p>6/1/23 11:51 AM</text:p>
          </table:table-cell>
          <table:table-cell office:value-type="string" table:style-name="ce1">
            <text:p>27.55.64.2</text:p>
          </table:table-cell>
          <table:table-cell table:number-columns-repeated="16374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3847" table:style-name="ce1">
            <text:p>3847</text:p>
          </table:table-cell>
          <table:table-cell table:style-name="ce3"/>
          <table:table-cell office:value-type="string" table:style-name="ce1">
            <text:p>สมัย</text:p>
          </table:table-cell>
          <table:table-cell office:value-type="string" table:style-name="ce1">
            <text:p>ไชยสิทธิ์</text:p>
          </table:table-cell>
          <table:table-cell office:value-type="string" office:string-value="night2556.sc" table:formula="of:=LEFT([.H3];FIND(&quot;@&quot;;[.H3])-1)" table:style-name="ce4">
            <text:p>night2556.sc</text:p>
          </table:table-cell>
          <table:table-cell office:value-type="string" office:string-value="gmail.com" table:formula="of:=RIGHT([.H3];LEN([.H3])-FIND(&quot;@&quot;;[.H3]))" table:style-name="ce1">
            <text:p>gmail.com</text:p>
          </table:table-cell>
          <table:table-cell office:value-type="string" table:style-name="ce1">
            <text:p>night2556.sc@gmail.com</text:p>
          </table:table-cell>
          <table:table-cell office:value-type="date" office:date-value="2023-06-01T12:24:15" table:style-name="ce5">
            <text:p>6/1/23 12:24 PM</text:p>
          </table:table-cell>
          <table:table-cell office:value-type="string" table:style-name="ce1">
            <text:p>27.55.90.35</text:p>
          </table:table-cell>
          <table:table-cell table:number-columns-repeated="16374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848" table:style-name="ce1">
            <text:p>3848</text:p>
          </table:table-cell>
          <table:table-cell table:style-name="ce3"/>
          <table:table-cell office:value-type="string" table:style-name="ce1">
            <text:p>พีชชา</text:p>
          </table:table-cell>
          <table:table-cell office:value-type="string" table:style-name="ce1">
            <text:p>กาบปินะ</text:p>
          </table:table-cell>
          <table:table-cell office:value-type="string" office:string-value="pitchanurse23" table:formula="of:=LEFT([.H4];FIND(&quot;@&quot;;[.H4])-1)" table:style-name="ce4">
            <text:p>pitchanurse23</text:p>
          </table:table-cell>
          <table:table-cell office:value-type="string" office:string-value="gmail.com" table:formula="of:=RIGHT([.H4];LEN([.H4])-FIND(&quot;@&quot;;[.H4]))" table:style-name="ce1">
            <text:p>gmail.com</text:p>
          </table:table-cell>
          <table:table-cell office:value-type="string" table:style-name="ce1">
            <text:p>pitchanurse23@gmail.com</text:p>
          </table:table-cell>
          <table:table-cell office:value-type="date" office:date-value="2023-06-01T12:26:46" table:style-name="ce5">
            <text:p>6/1/23 12:26 PM</text:p>
          </table:table-cell>
          <table:table-cell office:value-type="string" table:style-name="ce1">
            <text:p>49.228.241.202</text:p>
          </table:table-cell>
          <table:table-cell table:number-columns-repeated="16374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849" table:style-name="ce1">
            <text:p>3849</text:p>
          </table:table-cell>
          <table:table-cell table:style-name="ce3"/>
          <table:table-cell office:value-type="string" table:style-name="ce1">
            <text:p>soeun</text:p>
          </table:table-cell>
          <table:table-cell office:value-type="string" table:style-name="ce1">
            <text:p>kim</text:p>
          </table:table-cell>
          <table:table-cell office:value-type="string" office:string-value="ssony3831" table:formula="of:=LEFT([.H5];FIND(&quot;@&quot;;[.H5])-1)" table:style-name="ce4">
            <text:p>ssony3831</text:p>
          </table:table-cell>
          <table:table-cell office:value-type="string" office:string-value="gmail.com" table:formula="of:=RIGHT([.H5];LEN([.H5])-FIND(&quot;@&quot;;[.H5]))" table:style-name="ce1">
            <text:p>gmail.com</text:p>
          </table:table-cell>
          <table:table-cell office:value-type="string" table:style-name="ce1">
            <text:p>ssony3831@gmail.com</text:p>
          </table:table-cell>
          <table:table-cell office:value-type="date" office:date-value="2023-06-01T12:29:19" table:style-name="ce5">
            <text:p>6/1/23 12:29 PM</text:p>
          </table:table-cell>
          <table:table-cell office:value-type="string" table:style-name="ce1">
            <text:p>121.171.81.102</text:p>
          </table:table-cell>
          <table:table-cell table:number-columns-repeated="16374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3851" table:style-name="ce1">
            <text:p>3851</text:p>
          </table:table-cell>
          <table:table-cell table:style-name="ce3"/>
          <table:table-cell office:value-type="string" table:style-name="ce1">
            <text:p>พิชญ์สินี</text:p>
          </table:table-cell>
          <table:table-cell office:value-type="string" table:style-name="ce1">
            <text:p>ศิลปวาณิชย์</text:p>
          </table:table-cell>
          <table:table-cell office:value-type="string" office:string-value="pitsinee.s" table:formula="of:=LEFT([.H6];FIND(&quot;@&quot;;[.H6])-1)" table:style-name="ce4">
            <text:p>pitsinee.s</text:p>
          </table:table-cell>
          <table:table-cell office:value-type="string" office:string-value="gmail.com" table:formula="of:=RIGHT([.H6];LEN([.H6])-FIND(&quot;@&quot;;[.H6]))" table:style-name="ce1">
            <text:p>gmail.com</text:p>
          </table:table-cell>
          <table:table-cell office:value-type="string" table:style-name="ce1">
            <text:p>pitsinee.s@gmail.com</text:p>
          </table:table-cell>
          <table:table-cell office:value-type="date" office:date-value="2023-06-01T12:34:58" table:style-name="ce5">
            <text:p>6/1/23 12:34 PM</text:p>
          </table:table-cell>
          <table:table-cell office:value-type="string" table:style-name="ce1">
            <text:p>171.100.24.124</text:p>
          </table:table-cell>
          <table:table-cell table:number-columns-repeated="16374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3852" table:style-name="ce1">
            <text:p>3852</text:p>
          </table:table-cell>
          <table:table-cell table:style-name="ce3"/>
          <table:table-cell office:value-type="string" table:style-name="ce1">
            <text:p>เพ็ญผกา</text:p>
          </table:table-cell>
          <table:table-cell office:value-type="string" table:style-name="ce1">
            <text:p>ฉิมพินิจ</text:p>
          </table:table-cell>
          <table:table-cell office:value-type="string" office:string-value="penpen2513" table:formula="of:=LEFT([.H7];FIND(&quot;@&quot;;[.H7])-1)" table:style-name="ce4">
            <text:p>penpen2513</text:p>
          </table:table-cell>
          <table:table-cell office:value-type="string" office:string-value="gmail.com" table:formula="of:=RIGHT([.H7];LEN([.H7])-FIND(&quot;@&quot;;[.H7]))" table:style-name="ce1">
            <text:p>gmail.com</text:p>
          </table:table-cell>
          <table:table-cell office:value-type="string" table:style-name="ce1">
            <text:p>penpen2513@gmail.com</text:p>
          </table:table-cell>
          <table:table-cell office:value-type="date" office:date-value="2023-06-01T12:35:18" table:style-name="ce5">
            <text:p>6/1/23 12:35 PM</text:p>
          </table:table-cell>
          <table:table-cell office:value-type="string" table:style-name="ce1">
            <text:p>1.0.215.143</text:p>
          </table:table-cell>
          <table:table-cell table:number-columns-repeated="16374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3804" table:style-name="ce1">
            <text:p>3804</text:p>
          </table:table-cell>
          <table:table-cell table:style-name="ce3"/>
          <table:table-cell office:value-type="string" table:style-name="ce1">
            <text:p>Thanapong</text:p>
          </table:table-cell>
          <table:table-cell office:value-type="string" table:style-name="ce1">
            <text:p>Wasuthanasub</text:p>
          </table:table-cell>
          <table:table-cell office:value-type="string" office:string-value="notethanapong" table:formula="of:=LEFT([.H8];FIND(&quot;@&quot;;[.H8])-1)" table:style-name="ce4">
            <text:p>notethanapong</text:p>
          </table:table-cell>
          <table:table-cell office:value-type="string" office:string-value="gmail.com" table:formula="of:=RIGHT([.H8];LEN([.H8])-FIND(&quot;@&quot;;[.H8]))" table:style-name="ce1">
            <text:p>gmail.com</text:p>
          </table:table-cell>
          <table:table-cell office:value-type="string" table:style-name="ce1">
            <text:p>notethanapong@gmail.com</text:p>
          </table:table-cell>
          <table:table-cell office:value-type="date" office:date-value="2023-06-01T12:39:04" table:style-name="ce5">
            <text:p>6/1/23 12:39 PM</text:p>
          </table:table-cell>
          <table:table-cell office:value-type="string" table:style-name="ce1">
            <text:p>202.183.201.116</text:p>
          </table:table-cell>
          <table:table-cell table:number-columns-repeated="16374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3856" table:style-name="ce1">
            <text:p>3856</text:p>
          </table:table-cell>
          <table:table-cell table:style-name="ce3"/>
          <table:table-cell office:value-type="string" table:style-name="ce1">
            <text:p>Mỹ</text:p>
          </table:table-cell>
          <table:table-cell office:value-type="string" table:style-name="ce1">
            <text:p>Nguyễn</text:p>
          </table:table-cell>
          <table:table-cell office:value-type="string" office:string-value="nmy69132" table:formula="of:=LEFT([.H9];FIND(&quot;@&quot;;[.H9])-1)" table:style-name="ce4">
            <text:p>nmy69132</text:p>
          </table:table-cell>
          <table:table-cell office:value-type="string" office:string-value="gmail.com" table:formula="of:=RIGHT([.H9];LEN([.H9])-FIND(&quot;@&quot;;[.H9]))" table:style-name="ce1">
            <text:p>gmail.com</text:p>
          </table:table-cell>
          <table:table-cell office:value-type="string" table:style-name="ce1">
            <text:p>nmy69132@gmail.com</text:p>
          </table:table-cell>
          <table:table-cell office:value-type="date" office:date-value="2023-06-01T12:40:00" table:style-name="ce5">
            <text:p>6/1/23 12:40 PM</text:p>
          </table:table-cell>
          <table:table-cell office:value-type="string" table:style-name="ce1">
            <text:p>14.187.239.208</text:p>
          </table:table-cell>
          <table:table-cell table:number-columns-repeated="16374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3855" table:style-name="ce1">
            <text:p>3855</text:p>
          </table:table-cell>
          <table:table-cell table:style-name="ce3"/>
          <table:table-cell office:value-type="string" table:style-name="ce1">
            <text:p>โชติกา</text:p>
          </table:table-cell>
          <table:table-cell office:value-type="string" table:style-name="ce1">
            <text:p>ศิริสาคร</text:p>
          </table:table-cell>
          <table:table-cell office:value-type="string" office:string-value="lim_2525" table:formula="of:=LEFT([.H10];FIND(&quot;@&quot;;[.H10])-1)" table:style-name="ce4">
            <text:p>lim_2525</text:p>
          </table:table-cell>
          <table:table-cell office:value-type="string" office:string-value="hotmail.com" table:formula="of:=RIGHT([.H10];LEN([.H10])-FIND(&quot;@&quot;;[.H10]))" table:style-name="ce1">
            <text:p>hotmail.com</text:p>
          </table:table-cell>
          <table:table-cell office:value-type="string" table:style-name="ce1">
            <text:p>lim_2525@hotmail.com</text:p>
          </table:table-cell>
          <table:table-cell office:value-type="date" office:date-value="2023-06-01T12:41:32" table:style-name="ce5">
            <text:p>6/1/23 12:41 PM</text:p>
          </table:table-cell>
          <table:table-cell office:value-type="string" table:style-name="ce1">
            <text:p>202.176.102.187</text:p>
          </table:table-cell>
          <table:table-cell table:number-columns-repeated="16374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3858" table:style-name="ce1">
            <text:p>3858</text:p>
          </table:table-cell>
          <table:table-cell table:style-name="ce3"/>
          <table:table-cell office:value-type="string" table:style-name="ce1">
            <text:p>สงกรานต์</text:p>
          </table:table-cell>
          <table:table-cell office:value-type="string" table:style-name="ce1">
            <text:p>หล่าศรี</text:p>
          </table:table-cell>
          <table:table-cell office:value-type="string" office:string-value="pbpleng2019" table:formula="of:=LEFT([.H11];FIND(&quot;@&quot;;[.H11])-1)" table:style-name="ce4">
            <text:p>pbpleng2019</text:p>
          </table:table-cell>
          <table:table-cell office:value-type="string" office:string-value="gmail.com" table:formula="of:=RIGHT([.H11];LEN([.H11])-FIND(&quot;@&quot;;[.H11]))" table:style-name="ce1">
            <text:p>gmail.com</text:p>
          </table:table-cell>
          <table:table-cell office:value-type="string" table:style-name="ce1">
            <text:p>pbpleng2019@gmail.com</text:p>
          </table:table-cell>
          <table:table-cell office:value-type="date" office:date-value="2023-06-01T12:50:12" table:style-name="ce5">
            <text:p>6/1/23 12:50 PM</text:p>
          </table:table-cell>
          <table:table-cell office:value-type="string" table:style-name="ce1">
            <text:p>49.229.191.102</text:p>
          </table:table-cell>
          <table:table-cell table:number-columns-repeated="16374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3859" table:style-name="ce1">
            <text:p>3859</text:p>
          </table:table-cell>
          <table:table-cell table:style-name="ce3"/>
          <table:table-cell office:value-type="string" table:style-name="ce1">
            <text:p>Anusra</text:p>
          </table:table-cell>
          <table:table-cell office:value-type="string" table:style-name="ce1">
            <text:p>Anekpattanakij</text:p>
          </table:table-cell>
          <table:table-cell office:value-type="string" office:string-value="daifuku.08" table:formula="of:=LEFT([.H12];FIND(&quot;@&quot;;[.H12])-1)" table:style-name="ce4">
            <text:p>daifuku.08</text:p>
          </table:table-cell>
          <table:table-cell office:value-type="string" office:string-value="gmail.com" table:formula="of:=RIGHT([.H12];LEN([.H12])-FIND(&quot;@&quot;;[.H12]))" table:style-name="ce1">
            <text:p>gmail.com</text:p>
          </table:table-cell>
          <table:table-cell office:value-type="string" table:style-name="ce1">
            <text:p>daifuku.08@gmail.com</text:p>
          </table:table-cell>
          <table:table-cell office:value-type="date" office:date-value="2023-06-01T12:50:38" table:style-name="ce5">
            <text:p>6/1/23 12:50 PM</text:p>
          </table:table-cell>
          <table:table-cell office:value-type="string" table:style-name="ce1">
            <text:p>180.180.232.226</text:p>
          </table:table-cell>
          <table:table-cell table:number-columns-repeated="16374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3861" table:style-name="ce1">
            <text:p>3861</text:p>
          </table:table-cell>
          <table:table-cell table:style-name="ce3"/>
          <table:table-cell office:value-type="string" table:style-name="ce1">
            <text:p>เกศกานดา</text:p>
          </table:table-cell>
          <table:table-cell office:value-type="string" table:style-name="ce1">
            <text:p>ศิลปวาณิชย์</text:p>
          </table:table-cell>
          <table:table-cell office:value-type="string" office:string-value="matsu_petch" table:formula="of:=LEFT([.H13];FIND(&quot;@&quot;;[.H13])-1)" table:style-name="ce4">
            <text:p>matsu_petch</text:p>
          </table:table-cell>
          <table:table-cell office:value-type="string" office:string-value="hotmail.com" table:formula="of:=RIGHT([.H13];LEN([.H13])-FIND(&quot;@&quot;;[.H13]))" table:style-name="ce1">
            <text:p>hotmail.com</text:p>
          </table:table-cell>
          <table:table-cell office:value-type="string" table:style-name="ce1">
            <text:p>matsu_petch@hotmail.com</text:p>
          </table:table-cell>
          <table:table-cell office:value-type="date" office:date-value="2023-06-01T12:51:14" table:style-name="ce5">
            <text:p>6/1/23 12:51 PM</text:p>
          </table:table-cell>
          <table:table-cell office:value-type="string" table:style-name="ce1">
            <text:p>171.100.24.124</text:p>
          </table:table-cell>
          <table:table-cell table:number-columns-repeated="16374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3860" table:style-name="ce1">
            <text:p>3860</text:p>
          </table:table-cell>
          <table:table-cell table:style-name="ce3"/>
          <table:table-cell office:value-type="string" table:style-name="ce1">
            <text:p>ธิดารัตน์</text:p>
          </table:table-cell>
          <table:table-cell office:value-type="string" table:style-name="ce1">
            <text:p>เรือนสำโรง</text:p>
          </table:table-cell>
          <table:table-cell office:value-type="string" office:string-value="thidarat142002" table:formula="of:=LEFT([.H14];FIND(&quot;@&quot;;[.H14])-1)" table:style-name="ce4">
            <text:p>thidarat142002</text:p>
          </table:table-cell>
          <table:table-cell office:value-type="string" office:string-value="gmail.com" table:formula="of:=RIGHT([.H14];LEN([.H14])-FIND(&quot;@&quot;;[.H14]))" table:style-name="ce1">
            <text:p>gmail.com</text:p>
          </table:table-cell>
          <table:table-cell office:value-type="string" table:style-name="ce1">
            <text:p>thidarat142002@gmail.com</text:p>
          </table:table-cell>
          <table:table-cell office:value-type="date" office:date-value="2023-06-01T12:51:46" table:style-name="ce5">
            <text:p>6/1/23 12:51 PM</text:p>
          </table:table-cell>
          <table:table-cell office:value-type="string" table:style-name="ce1">
            <text:p>49.229.174.101</text:p>
          </table:table-cell>
          <table:table-cell table:number-columns-repeated="16374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863" table:style-name="ce1">
            <text:p>3863</text:p>
          </table:table-cell>
          <table:table-cell table:style-name="ce3"/>
          <table:table-cell office:value-type="string" table:style-name="ce1">
            <text:p>พิศาล</text:p>
          </table:table-cell>
          <table:table-cell office:value-type="string" table:style-name="ce1">
            <text:p>ประเสริฐพงษ์</text:p>
          </table:table-cell>
          <table:table-cell office:value-type="string" office:string-value="samai47ch" table:formula="of:=LEFT([.H15];FIND(&quot;@&quot;;[.H15])-1)" table:style-name="ce4">
            <text:p>samai47ch</text:p>
          </table:table-cell>
          <table:table-cell office:value-type="string" office:string-value="gmail.com" table:formula="of:=RIGHT([.H15];LEN([.H15])-FIND(&quot;@&quot;;[.H15]))" table:style-name="ce1">
            <text:p>gmail.com</text:p>
          </table:table-cell>
          <table:table-cell office:value-type="string" table:style-name="ce1">
            <text:p>samai47ch@gmail.com</text:p>
          </table:table-cell>
          <table:table-cell office:value-type="date" office:date-value="2023-06-01T12:54:05" table:style-name="ce5">
            <text:p>6/1/23 12:54 PM</text:p>
          </table:table-cell>
          <table:table-cell office:value-type="string" table:style-name="ce1">
            <text:p>27.55.83.149</text:p>
          </table:table-cell>
          <table:table-cell table:number-columns-repeated="16374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3864" table:style-name="ce1">
            <text:p>3864</text:p>
          </table:table-cell>
          <table:table-cell table:style-name="ce3"/>
          <table:table-cell office:value-type="string" table:style-name="ce1">
            <text:p>ภานุพงศ์</text:p>
          </table:table-cell>
          <table:table-cell office:value-type="string" table:style-name="ce1">
            <text:p>ฟูฟอง</text:p>
          </table:table-cell>
          <table:table-cell office:value-type="string" office:string-value="fufong.panu" table:formula="of:=LEFT([.H16];FIND(&quot;@&quot;;[.H16])-1)" table:style-name="ce4">
            <text:p>fufong.panu</text:p>
          </table:table-cell>
          <table:table-cell office:value-type="string" office:string-value="gmail.com" table:formula="of:=RIGHT([.H16];LEN([.H16])-FIND(&quot;@&quot;;[.H16]))" table:style-name="ce1">
            <text:p>gmail.com</text:p>
          </table:table-cell>
          <table:table-cell office:value-type="string" table:style-name="ce1">
            <text:p>fufong.panu@gmail.com</text:p>
          </table:table-cell>
          <table:table-cell office:value-type="date" office:date-value="2023-06-01T12:56:00" table:style-name="ce5">
            <text:p>6/1/23 12:56 PM</text:p>
          </table:table-cell>
          <table:table-cell office:value-type="string" table:style-name="ce1">
            <text:p>58.11.188.232</text:p>
          </table:table-cell>
          <table:table-cell table:number-columns-repeated="16374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3865" table:style-name="ce1">
            <text:p>3865</text:p>
          </table:table-cell>
          <table:table-cell table:style-name="ce3"/>
          <table:table-cell office:value-type="string" table:style-name="ce1">
            <text:p>วราพร</text:p>
          </table:table-cell>
          <table:table-cell office:value-type="string" table:style-name="ce1">
            <text:p>บุญเทง</text:p>
          </table:table-cell>
          <table:table-cell office:value-type="string" office:string-value="biwwoo2pm" table:formula="of:=LEFT([.H17];FIND(&quot;@&quot;;[.H17])-1)" table:style-name="ce4">
            <text:p>biwwoo2pm</text:p>
          </table:table-cell>
          <table:table-cell office:value-type="string" office:string-value="gmail.com" table:formula="of:=RIGHT([.H17];LEN([.H17])-FIND(&quot;@&quot;;[.H17]))" table:style-name="ce1">
            <text:p>gmail.com</text:p>
          </table:table-cell>
          <table:table-cell office:value-type="string" table:style-name="ce1">
            <text:p>biwwoo2pm@gmail.com</text:p>
          </table:table-cell>
          <table:table-cell office:value-type="date" office:date-value="2023-06-01T13:00:46" table:style-name="ce5">
            <text:p>6/1/23 01:00 PM</text:p>
          </table:table-cell>
          <table:table-cell office:value-type="string" table:style-name="ce1">
            <text:p>182.232.57.230</text:p>
          </table:table-cell>
          <table:table-cell table:number-columns-repeated="16374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867" table:style-name="ce1">
            <text:p>3867</text:p>
          </table:table-cell>
          <table:table-cell table:style-name="ce3"/>
          <table:table-cell office:value-type="string" table:style-name="ce1">
            <text:p>Parinya</text:p>
          </table:table-cell>
          <table:table-cell office:value-type="string" table:style-name="ce1">
            <text:p>Sriphotha</text:p>
          </table:table-cell>
          <table:table-cell office:value-type="string" office:string-value="Parinyaspt1987" table:formula="of:=LEFT([.H18];FIND(&quot;@&quot;;[.H18])-1)" table:style-name="ce4">
            <text:p>Parinyaspt1987</text:p>
          </table:table-cell>
          <table:table-cell office:value-type="string" office:string-value="gmail.com" table:formula="of:=RIGHT([.H18];LEN([.H18])-FIND(&quot;@&quot;;[.H18]))" table:style-name="ce1">
            <text:p>gmail.com</text:p>
          </table:table-cell>
          <table:table-cell office:value-type="string" table:style-name="ce1">
            <text:p>Parinyaspt1987@gmail.com</text:p>
          </table:table-cell>
          <table:table-cell office:value-type="date" office:date-value="2023-06-01T13:02:44" table:style-name="ce5">
            <text:p>6/1/23 01:02 PM</text:p>
          </table:table-cell>
          <table:table-cell office:value-type="string" table:style-name="ce1">
            <text:p>49.228.227.196</text:p>
          </table:table-cell>
          <table:table-cell table:number-columns-repeated="16374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3866" table:style-name="ce1">
            <text:p>3866</text:p>
          </table:table-cell>
          <table:table-cell table:style-name="ce3"/>
          <table:table-cell office:value-type="string" table:style-name="ce1">
            <text:p>สุรนาท</text:p>
          </table:table-cell>
          <table:table-cell office:value-type="string" table:style-name="ce1">
            <text:p>จันทรชุ่ม</text:p>
          </table:table-cell>
          <table:table-cell office:value-type="string" office:string-value="Aomsuranad" table:formula="of:=LEFT([.H19];FIND(&quot;@&quot;;[.H19])-1)" table:style-name="ce4">
            <text:p>Aomsuranad</text:p>
          </table:table-cell>
          <table:table-cell office:value-type="string" office:string-value="gmail.com" table:formula="of:=RIGHT([.H19];LEN([.H19])-FIND(&quot;@&quot;;[.H19]))" table:style-name="ce1">
            <text:p>gmail.com</text:p>
          </table:table-cell>
          <table:table-cell office:value-type="string" table:style-name="ce1">
            <text:p>Aomsuranad@gmail.com</text:p>
          </table:table-cell>
          <table:table-cell office:value-type="date" office:date-value="2023-06-01T13:04:35" table:style-name="ce5">
            <text:p>6/1/23 01:04 PM</text:p>
          </table:table-cell>
          <table:table-cell office:value-type="string" table:style-name="ce1">
            <text:p>1.47.85.66</text:p>
          </table:table-cell>
          <table:table-cell table:number-columns-repeated="16374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3868" table:style-name="ce1">
            <text:p>3868</text:p>
          </table:table-cell>
          <table:table-cell table:style-name="ce3"/>
          <table:table-cell office:value-type="string" table:style-name="ce1">
            <text:p>shirley</text:p>
          </table:table-cell>
          <table:table-cell office:value-type="string" table:style-name="ce1">
            <text:p>Cheng</text:p>
          </table:table-cell>
          <table:table-cell office:value-type="string" office:string-value="shirleys10003" table:formula="of:=LEFT([.H20];FIND(&quot;@&quot;;[.H20])-1)" table:style-name="ce4">
            <text:p>shirleys10003</text:p>
          </table:table-cell>
          <table:table-cell office:value-type="string" office:string-value="yahoo.com.tw" table:formula="of:=RIGHT([.H20];LEN([.H20])-FIND(&quot;@&quot;;[.H20]))" table:style-name="ce1">
            <text:p>yahoo.com.tw</text:p>
          </table:table-cell>
          <table:table-cell office:value-type="string" table:style-name="ce1">
            <text:p>shirleys10003@yahoo.com.tw</text:p>
          </table:table-cell>
          <table:table-cell office:value-type="date" office:date-value="2023-06-01T13:06:12" table:style-name="ce5">
            <text:p>6/1/23 01:06 PM</text:p>
          </table:table-cell>
          <table:table-cell office:value-type="string" table:style-name="ce1">
            <text:p>101.12.101.170</text:p>
          </table:table-cell>
          <table:table-cell table:number-columns-repeated="1637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3869" table:style-name="ce1">
            <text:p>3869</text:p>
          </table:table-cell>
          <table:table-cell table:style-name="ce3"/>
          <table:table-cell office:value-type="string" table:style-name="ce1">
            <text:p>สุวพิชญ์</text:p>
          </table:table-cell>
          <table:table-cell office:value-type="string" table:style-name="ce1">
            <text:p>ชัยขันธ์</text:p>
          </table:table-cell>
          <table:table-cell office:value-type="string" office:string-value="paresuwaphich" table:formula="of:=LEFT([.H21];FIND(&quot;@&quot;;[.H21])-1)" table:style-name="ce4">
            <text:p>paresuwaphich</text:p>
          </table:table-cell>
          <table:table-cell office:value-type="string" office:string-value="gmail.com" table:formula="of:=RIGHT([.H21];LEN([.H21])-FIND(&quot;@&quot;;[.H21]))" table:style-name="ce1">
            <text:p>gmail.com</text:p>
          </table:table-cell>
          <table:table-cell office:value-type="string" table:style-name="ce1">
            <text:p>paresuwaphich@gmail.com</text:p>
          </table:table-cell>
          <table:table-cell office:value-type="date" office:date-value="2023-06-01T13:07:11" table:style-name="ce5">
            <text:p>6/1/23 01:07 PM</text:p>
          </table:table-cell>
          <table:table-cell office:value-type="string" table:style-name="ce1">
            <text:p>134.236.150.196</text:p>
          </table:table-cell>
          <table:table-cell table:number-columns-repeated="1637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3870" table:style-name="ce1">
            <text:p>3870</text:p>
          </table:table-cell>
          <table:table-cell table:style-name="ce3"/>
          <table:table-cell office:value-type="string" table:style-name="ce1">
            <text:p>nitigorn</text:p>
          </table:table-cell>
          <table:table-cell office:value-type="string" table:style-name="ce1">
            <text:p>leearamwat</text:p>
          </table:table-cell>
          <table:table-cell office:value-type="string" office:string-value="poknitigorn" table:formula="of:=LEFT([.H22];FIND(&quot;@&quot;;[.H22])-1)" table:style-name="ce4">
            <text:p>poknitigorn</text:p>
          </table:table-cell>
          <table:table-cell office:value-type="string" office:string-value="gmail.com" table:formula="of:=RIGHT([.H22];LEN([.H22])-FIND(&quot;@&quot;;[.H22]))" table:style-name="ce1">
            <text:p>gmail.com</text:p>
          </table:table-cell>
          <table:table-cell office:value-type="string" table:style-name="ce1">
            <text:p>poknitigorn@gmail.com</text:p>
          </table:table-cell>
          <table:table-cell office:value-type="date" office:date-value="2023-06-01T13:07:13" table:style-name="ce5">
            <text:p>6/1/23 01:07 PM</text:p>
          </table:table-cell>
          <table:table-cell office:value-type="string" table:style-name="ce1">
            <text:p>27.55.70.86</text:p>
          </table:table-cell>
          <table:table-cell table:number-columns-repeated="16374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3871" table:style-name="ce1">
            <text:p>3871</text:p>
          </table:table-cell>
          <table:table-cell table:style-name="ce3"/>
          <table:table-cell office:value-type="string" table:style-name="ce1">
            <text:p>อติชาต</text:p>
          </table:table-cell>
          <table:table-cell office:value-type="string" table:style-name="ce1">
            <text:p>วิสุทธิวัฒน์</text:p>
          </table:table-cell>
          <table:table-cell office:value-type="string" office:string-value="jokesa987" table:formula="of:=LEFT([.H23];FIND(&quot;@&quot;;[.H23])-1)" table:style-name="ce4">
            <text:p>jokesa987</text:p>
          </table:table-cell>
          <table:table-cell office:value-type="string" office:string-value="gmail.com" table:formula="of:=RIGHT([.H23];LEN([.H23])-FIND(&quot;@&quot;;[.H23]))" table:style-name="ce1">
            <text:p>gmail.com</text:p>
          </table:table-cell>
          <table:table-cell office:value-type="string" table:style-name="ce1">
            <text:p>jokesa987@gmail.com</text:p>
          </table:table-cell>
          <table:table-cell office:value-type="date" office:date-value="2023-06-01T13:07:31" table:style-name="ce5">
            <text:p>6/1/23 01:07 PM</text:p>
          </table:table-cell>
          <table:table-cell office:value-type="string" table:style-name="ce1">
            <text:p>184.22.193.162</text:p>
          </table:table-cell>
          <table:table-cell table:number-columns-repeated="1637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873" table:style-name="ce1">
            <text:p>3873</text:p>
          </table:table-cell>
          <table:table-cell table:style-name="ce3"/>
          <table:table-cell office:value-type="string" table:style-name="ce1">
            <text:p>Radaphan</text:p>
          </table:table-cell>
          <table:table-cell office:value-type="string" table:style-name="ce1">
            <text:p>Sirichannon</text:p>
          </table:table-cell>
          <table:table-cell office:value-type="string" office:string-value="radasirch" table:formula="of:=LEFT([.H24];FIND(&quot;@&quot;;[.H24])-1)" table:style-name="ce4">
            <text:p>radasirch</text:p>
          </table:table-cell>
          <table:table-cell office:value-type="string" office:string-value="gmail.com" table:formula="of:=RIGHT([.H24];LEN([.H24])-FIND(&quot;@&quot;;[.H24]))" table:style-name="ce1">
            <text:p>gmail.com</text:p>
          </table:table-cell>
          <table:table-cell office:value-type="string" table:style-name="ce1">
            <text:p>radasirch@gmail.com</text:p>
          </table:table-cell>
          <table:table-cell office:value-type="date" office:date-value="2023-06-01T13:10:00" table:style-name="ce5">
            <text:p>6/1/23 01:10 PM</text:p>
          </table:table-cell>
          <table:table-cell office:value-type="string" table:style-name="ce1">
            <text:p>1.47.211.104</text:p>
          </table:table-cell>
          <table:table-cell table:number-columns-repeated="16374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3874" table:style-name="ce1">
            <text:p>3874</text:p>
          </table:table-cell>
          <table:table-cell table:style-name="ce3"/>
          <table:table-cell office:value-type="string" table:style-name="ce1">
            <text:p>อรพลิน</text:p>
          </table:table-cell>
          <table:table-cell office:value-type="string" table:style-name="ce1">
            <text:p>ต่ออ</text:p>
          </table:table-cell>
          <table:table-cell office:value-type="string" office:string-value="onphalin_223" table:formula="of:=LEFT([.H25];FIND(&quot;@&quot;;[.H25])-1)" table:style-name="ce4">
            <text:p>onphalin_223</text:p>
          </table:table-cell>
          <table:table-cell office:value-type="string" office:string-value="hotmail.com" table:formula="of:=RIGHT([.H25];LEN([.H25])-FIND(&quot;@&quot;;[.H25]))" table:style-name="ce1">
            <text:p>hotmail.com</text:p>
          </table:table-cell>
          <table:table-cell office:value-type="string" table:style-name="ce1">
            <text:p>onphalin_223@hotmail.com</text:p>
          </table:table-cell>
          <table:table-cell office:value-type="date" office:date-value="2023-06-01T13:11:06" table:style-name="ce5">
            <text:p>6/1/23 01:11 PM</text:p>
          </table:table-cell>
          <table:table-cell office:value-type="string" table:style-name="ce1">
            <text:p>182.232.192.228</text:p>
          </table:table-cell>
          <table:table-cell table:number-columns-repeated="16374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3877" table:style-name="ce1">
            <text:p>3877</text:p>
          </table:table-cell>
          <table:table-cell table:style-name="ce3"/>
          <table:table-cell office:value-type="string" table:style-name="ce1">
            <text:p>Abi</text:p>
          </table:table-cell>
          <table:table-cell office:value-type="string" table:style-name="ce1">
            <text:p>Naya</text:p>
          </table:table-cell>
          <table:table-cell office:value-type="string" office:string-value="abinayathanika03" table:formula="of:=LEFT([.H26];FIND(&quot;@&quot;;[.H26])-1)" table:style-name="ce4">
            <text:p>abinayathanika03</text:p>
          </table:table-cell>
          <table:table-cell office:value-type="string" office:string-value="gmail.com" table:formula="of:=RIGHT([.H26];LEN([.H26])-FIND(&quot;@&quot;;[.H26]))" table:style-name="ce1">
            <text:p>gmail.com</text:p>
          </table:table-cell>
          <table:table-cell office:value-type="string" table:style-name="ce1">
            <text:p>abinayathanika03@gmail.com</text:p>
          </table:table-cell>
          <table:table-cell office:value-type="date" office:date-value="2023-06-01T13:12:47" table:style-name="ce5">
            <text:p>6/1/23 01:12 PM</text:p>
          </table:table-cell>
          <table:table-cell office:value-type="string" table:style-name="ce1">
            <text:p>49.37.212.182</text:p>
          </table:table-cell>
          <table:table-cell table:number-columns-repeated="16374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878" table:style-name="ce1">
            <text:p>3878</text:p>
          </table:table-cell>
          <table:table-cell table:style-name="ce3"/>
          <table:table-cell office:value-type="string" table:style-name="ce1">
            <text:p>กีรติ</text:p>
          </table:table-cell>
          <table:table-cell office:value-type="string" table:style-name="ce1">
            <text:p>ธนจิระชัย</text:p>
          </table:table-cell>
          <table:table-cell office:value-type="string" office:string-value="pee_thekop" table:formula="of:=LEFT([.H27];FIND(&quot;@&quot;;[.H27])-1)" table:style-name="ce4">
            <text:p>pee_thekop</text:p>
          </table:table-cell>
          <table:table-cell office:value-type="string" office:string-value="yahoo.com" table:formula="of:=RIGHT([.H27];LEN([.H27])-FIND(&quot;@&quot;;[.H27]))" table:style-name="ce1">
            <text:p>yahoo.com</text:p>
          </table:table-cell>
          <table:table-cell office:value-type="string" table:style-name="ce1">
            <text:p>pee_thekop@yahoo.com</text:p>
          </table:table-cell>
          <table:table-cell office:value-type="date" office:date-value="2023-06-01T13:14:15" table:style-name="ce5">
            <text:p>6/1/23 01:14 PM</text:p>
          </table:table-cell>
          <table:table-cell office:value-type="string" table:style-name="ce1">
            <text:p>124.120.153.82</text:p>
          </table:table-cell>
          <table:table-cell table:number-columns-repeated="16374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3881" table:style-name="ce1">
            <text:p>3881</text:p>
          </table:table-cell>
          <table:table-cell table:style-name="ce3"/>
          <table:table-cell office:value-type="string" table:style-name="ce1">
            <text:p>พัชราภรณ์</text:p>
          </table:table-cell>
          <table:table-cell office:value-type="string" table:style-name="ce1">
            <text:p>แสงจันทร์</text:p>
          </table:table-cell>
          <table:table-cell office:value-type="string" office:string-value="ee-enjoy" table:formula="of:=LEFT([.H28];FIND(&quot;@&quot;;[.H28])-1)" table:style-name="ce4">
            <text:p>ee-enjoy</text:p>
          </table:table-cell>
          <table:table-cell office:value-type="string" office:string-value="hotmail.com" table:formula="of:=RIGHT([.H28];LEN([.H28])-FIND(&quot;@&quot;;[.H28]))" table:style-name="ce1">
            <text:p>hotmail.com</text:p>
          </table:table-cell>
          <table:table-cell office:value-type="string" table:style-name="ce1">
            <text:p>ee-enjoy@hotmail.com</text:p>
          </table:table-cell>
          <table:table-cell office:value-type="date" office:date-value="2023-06-01T13:15:37" table:style-name="ce5">
            <text:p>6/1/23 01:15 PM</text:p>
          </table:table-cell>
          <table:table-cell office:value-type="string" table:style-name="ce1">
            <text:p>49.228.8.228</text:p>
          </table:table-cell>
          <table:table-cell table:number-columns-repeated="16374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3880" table:style-name="ce1">
            <text:p>3880</text:p>
          </table:table-cell>
          <table:table-cell table:style-name="ce3"/>
          <table:table-cell office:value-type="string" table:style-name="ce1">
            <text:p>永丽</text:p>
          </table:table-cell>
          <table:table-cell office:value-type="string" table:style-name="ce1">
            <text:p>熊</text:p>
          </table:table-cell>
          <table:table-cell office:value-type="string" office:string-value="313301650" table:formula="of:=LEFT([.H29];FIND(&quot;@&quot;;[.H29])-1)" table:style-name="ce4">
            <text:p>313301650</text:p>
          </table:table-cell>
          <table:table-cell office:value-type="string" office:string-value="qq.com" table:formula="of:=RIGHT([.H29];LEN([.H29])-FIND(&quot;@&quot;;[.H29]))" table:style-name="ce1">
            <text:p>qq.com</text:p>
          </table:table-cell>
          <table:table-cell office:value-type="string" table:style-name="ce1">
            <text:p>313301650@qq.com</text:p>
          </table:table-cell>
          <table:table-cell office:value-type="date" office:date-value="2023-06-01T13:16:23" table:style-name="ce5">
            <text:p>6/1/23 01:16 PM</text:p>
          </table:table-cell>
          <table:table-cell office:value-type="string" table:style-name="ce1">
            <text:p>103.145.73.85</text:p>
          </table:table-cell>
          <table:table-cell table:number-columns-repeated="16374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3883" table:style-name="ce1">
            <text:p>3883</text:p>
          </table:table-cell>
          <table:table-cell table:style-name="ce3"/>
          <table:table-cell office:value-type="string" table:style-name="ce1">
            <text:p>วารุณี</text:p>
          </table:table-cell>
          <table:table-cell office:value-type="string" table:style-name="ce1">
            <text:p>้เพ็งรอด</text:p>
          </table:table-cell>
          <table:table-cell office:value-type="string" office:string-value="warugor" table:formula="of:=LEFT([.H30];FIND(&quot;@&quot;;[.H30])-1)" table:style-name="ce4">
            <text:p>warugor</text:p>
          </table:table-cell>
          <table:table-cell office:value-type="string" office:string-value="gmail.com" table:formula="of:=RIGHT([.H30];LEN([.H30])-FIND(&quot;@&quot;;[.H30]))" table:style-name="ce1">
            <text:p>gmail.com</text:p>
          </table:table-cell>
          <table:table-cell office:value-type="string" table:style-name="ce1">
            <text:p>warugor@gmail.com</text:p>
          </table:table-cell>
          <table:table-cell office:value-type="date" office:date-value="2023-06-01T13:17:00" table:style-name="ce5">
            <text:p>6/1/23 01:17 PM</text:p>
          </table:table-cell>
          <table:table-cell office:value-type="string" table:style-name="ce1">
            <text:p>49.237.45.108</text:p>
          </table:table-cell>
          <table:table-cell table:number-columns-repeated="16374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3882" table:style-name="ce1">
            <text:p>3882</text:p>
          </table:table-cell>
          <table:table-cell table:style-name="ce3"/>
          <table:table-cell office:value-type="string" table:style-name="ce1">
            <text:p>Thad</text:p>
          </table:table-cell>
          <table:table-cell office:value-type="string" table:style-name="ce1">
            <text:p>Piyasoontorn</text:p>
          </table:table-cell>
          <table:table-cell office:value-type="string" office:string-value="Aupor.p" table:formula="of:=LEFT([.H31];FIND(&quot;@&quot;;[.H31])-1)" table:style-name="ce4">
            <text:p>Aupor.p</text:p>
          </table:table-cell>
          <table:table-cell office:value-type="string" office:string-value="gmail.com" table:formula="of:=RIGHT([.H31];LEN([.H31])-FIND(&quot;@&quot;;[.H31]))" table:style-name="ce1">
            <text:p>gmail.com</text:p>
          </table:table-cell>
          <table:table-cell office:value-type="string" table:style-name="ce1">
            <text:p>Aupor.p@gmail.com</text:p>
          </table:table-cell>
          <table:table-cell office:value-type="date" office:date-value="2023-06-01T13:17:02" table:style-name="ce5">
            <text:p>6/1/23 01:17 PM</text:p>
          </table:table-cell>
          <table:table-cell office:value-type="string" table:style-name="ce1">
            <text:p>171.96.191.107</text:p>
          </table:table-cell>
          <table:table-cell table:number-columns-repeated="16374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3879" table:style-name="ce1">
            <text:p>3879</text:p>
          </table:table-cell>
          <table:table-cell table:style-name="ce3"/>
          <table:table-cell office:value-type="string" table:style-name="ce1">
            <text:p>ปภาพร</text:p>
          </table:table-cell>
          <table:table-cell office:value-type="string" table:style-name="ce1">
            <text:p>สมศิริวัฒนา</text:p>
          </table:table-cell>
          <table:table-cell office:value-type="string" office:string-value="Pleviolin" table:formula="of:=LEFT([.H32];FIND(&quot;@&quot;;[.H32])-1)" table:style-name="ce4">
            <text:p>Pleviolin</text:p>
          </table:table-cell>
          <table:table-cell office:value-type="string" office:string-value="hotmail.com" table:formula="of:=RIGHT([.H32];LEN([.H32])-FIND(&quot;@&quot;;[.H32]))" table:style-name="ce1">
            <text:p>hotmail.com</text:p>
          </table:table-cell>
          <table:table-cell office:value-type="string" table:style-name="ce1">
            <text:p>Pleviolin@hotmail.com</text:p>
          </table:table-cell>
          <table:table-cell office:value-type="date" office:date-value="2023-06-01T13:17:45" table:style-name="ce5">
            <text:p>6/1/23 01:17 PM</text:p>
          </table:table-cell>
          <table:table-cell office:value-type="string" table:style-name="ce1">
            <text:p>171.101.110.57</text:p>
          </table:table-cell>
          <table:table-cell table:number-columns-repeated="16374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3885" table:style-name="ce1">
            <text:p>3885</text:p>
          </table:table-cell>
          <table:table-cell table:style-name="ce3"/>
          <table:table-cell office:value-type="string" table:style-name="ce1">
            <text:p>ทศพร</text:p>
          </table:table-cell>
          <table:table-cell office:value-type="string" table:style-name="ce1">
            <text:p>ผิวผ่อง</text:p>
          </table:table-cell>
          <table:table-cell office:value-type="string" office:string-value="bas.thipkritta" table:formula="of:=LEFT([.H33];FIND(&quot;@&quot;;[.H33])-1)" table:style-name="ce4">
            <text:p>bas.thipkritta</text:p>
          </table:table-cell>
          <table:table-cell office:value-type="string" office:string-value="gmail.com" table:formula="of:=RIGHT([.H33];LEN([.H33])-FIND(&quot;@&quot;;[.H33]))" table:style-name="ce1">
            <text:p>gmail.com</text:p>
          </table:table-cell>
          <table:table-cell office:value-type="string" table:style-name="ce1">
            <text:p>bas.thipkritta@gmail.com</text:p>
          </table:table-cell>
          <table:table-cell office:value-type="date" office:date-value="2023-06-01T13:17:54" table:style-name="ce5">
            <text:p>6/1/23 01:17 PM</text:p>
          </table:table-cell>
          <table:table-cell office:value-type="string" table:style-name="ce1">
            <text:p>1.47.129.3</text:p>
          </table:table-cell>
          <table:table-cell table:number-columns-repeated="16374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3887" table:style-name="ce1">
            <text:p>3887</text:p>
          </table:table-cell>
          <table:table-cell table:style-name="ce3"/>
          <table:table-cell office:value-type="string" table:style-name="ce1">
            <text:p>Poohrin</text:p>
          </table:table-cell>
          <table:table-cell office:value-type="string" table:style-name="ce1">
            <text:p>Patana</text:p>
          </table:table-cell>
          <table:table-cell office:value-type="string" office:string-value="Poohrinmsss4" table:formula="of:=LEFT([.H34];FIND(&quot;@&quot;;[.H34])-1)" table:style-name="ce4">
            <text:p>Poohrinmsss4</text:p>
          </table:table-cell>
          <table:table-cell office:value-type="string" office:string-value="gmail.com" table:formula="of:=RIGHT([.H34];LEN([.H34])-FIND(&quot;@&quot;;[.H34]))" table:style-name="ce1">
            <text:p>gmail.com</text:p>
          </table:table-cell>
          <table:table-cell office:value-type="string" table:style-name="ce1">
            <text:p>Poohrinmsss4@gmail.com</text:p>
          </table:table-cell>
          <table:table-cell office:value-type="date" office:date-value="2023-06-01T13:18:27" table:style-name="ce5">
            <text:p>6/1/23 01:18 PM</text:p>
          </table:table-cell>
          <table:table-cell office:value-type="string" table:style-name="ce1">
            <text:p>49.228.227.196</text:p>
          </table:table-cell>
          <table:table-cell table:number-columns-repeated="16374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3889" table:style-name="ce1">
            <text:p>3889</text:p>
          </table:table-cell>
          <table:table-cell table:style-name="ce3"/>
          <table:table-cell office:value-type="string" table:style-name="ce1">
            <text:p>วนิชญา</text:p>
          </table:table-cell>
          <table:table-cell office:value-type="string" table:style-name="ce1">
            <text:p>ไพบูลธรรมโรจน์</text:p>
          </table:table-cell>
          <table:table-cell office:value-type="string" office:string-value="sai0824" table:formula="of:=LEFT([.H35];FIND(&quot;@&quot;;[.H35])-1)" table:style-name="ce4">
            <text:p>sai0824</text:p>
          </table:table-cell>
          <table:table-cell office:value-type="string" office:string-value="hotmail.com" table:formula="of:=RIGHT([.H35];LEN([.H35])-FIND(&quot;@&quot;;[.H35]))" table:style-name="ce1">
            <text:p>hotmail.com</text:p>
          </table:table-cell>
          <table:table-cell office:value-type="string" table:style-name="ce1">
            <text:p>sai0824@hotmail.com</text:p>
          </table:table-cell>
          <table:table-cell office:value-type="date" office:date-value="2023-06-01T13:18:38" table:style-name="ce5">
            <text:p>6/1/23 01:18 PM</text:p>
          </table:table-cell>
          <table:table-cell office:value-type="string" table:style-name="ce1">
            <text:p>49.228.229.161</text:p>
          </table:table-cell>
          <table:table-cell table:number-columns-repeated="16374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3888" table:style-name="ce1">
            <text:p>3888</text:p>
          </table:table-cell>
          <table:table-cell table:style-name="ce3"/>
          <table:table-cell office:value-type="string" table:style-name="ce1">
            <text:p>จิราภรณ์</text:p>
          </table:table-cell>
          <table:table-cell office:value-type="string" table:style-name="ce1">
            <text:p>ผลาไชย</text:p>
          </table:table-cell>
          <table:table-cell office:value-type="string" office:string-value="lonely-o" table:formula="of:=LEFT([.H36];FIND(&quot;@&quot;;[.H36])-1)" table:style-name="ce4">
            <text:p>lonely-o</text:p>
          </table:table-cell>
          <table:table-cell office:value-type="string" office:string-value="hotmail.co.th" table:formula="of:=RIGHT([.H36];LEN([.H36])-FIND(&quot;@&quot;;[.H36]))" table:style-name="ce1">
            <text:p>hotmail.co.th</text:p>
          </table:table-cell>
          <table:table-cell office:value-type="string" table:style-name="ce1">
            <text:p>lonely-o@hotmail.co.th</text:p>
          </table:table-cell>
          <table:table-cell office:value-type="date" office:date-value="2023-06-01T13:19:00" table:style-name="ce5">
            <text:p>6/1/23 01:19 PM</text:p>
          </table:table-cell>
          <table:table-cell office:value-type="string" table:style-name="ce1">
            <text:p>110.78.21.121</text:p>
          </table:table-cell>
          <table:table-cell table:number-columns-repeated="16374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3890" table:style-name="ce1">
            <text:p>3890</text:p>
          </table:table-cell>
          <table:table-cell table:style-name="ce3"/>
          <table:table-cell office:value-type="string" table:style-name="ce1">
            <text:p>ภูริกูลกฤษฎ์</text:p>
          </table:table-cell>
          <table:table-cell office:value-type="string" table:style-name="ce1">
            <text:p>ชูศักดิ์สกุลวิบูล</text:p>
          </table:table-cell>
          <table:table-cell office:value-type="string" office:string-value="siripongcsb" table:formula="of:=LEFT([.H37];FIND(&quot;@&quot;;[.H37])-1)" table:style-name="ce4">
            <text:p>siripongcsb</text:p>
          </table:table-cell>
          <table:table-cell office:value-type="string" office:string-value="gmail.com" table:formula="of:=RIGHT([.H37];LEN([.H37])-FIND(&quot;@&quot;;[.H37]))" table:style-name="ce1">
            <text:p>gmail.com</text:p>
          </table:table-cell>
          <table:table-cell office:value-type="string" table:style-name="ce1">
            <text:p>siripongcsb@gmail.com</text:p>
          </table:table-cell>
          <table:table-cell office:value-type="date" office:date-value="2023-06-01T13:20:37" table:style-name="ce5">
            <text:p>6/1/23 01:20 PM</text:p>
          </table:table-cell>
          <table:table-cell office:value-type="string" table:style-name="ce1">
            <text:p>49.229.219.46</text:p>
          </table:table-cell>
          <table:table-cell table:number-columns-repeated="16374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3892" table:style-name="ce1">
            <text:p>3892</text:p>
          </table:table-cell>
          <table:table-cell table:style-name="ce3"/>
          <table:table-cell office:value-type="string" table:style-name="ce1">
            <text:p>Grace</text:p>
          </table:table-cell>
          <table:table-cell office:value-type="string" table:style-name="ce1">
            <text:p>Somsirivattana</text:p>
          </table:table-cell>
          <table:table-cell office:value-type="string" office:string-value="gumbo_grace" table:formula="of:=LEFT([.H38];FIND(&quot;@&quot;;[.H38])-1)" table:style-name="ce4">
            <text:p>gumbo_grace</text:p>
          </table:table-cell>
          <table:table-cell office:value-type="string" office:string-value="hotmail.com" table:formula="of:=RIGHT([.H38];LEN([.H38])-FIND(&quot;@&quot;;[.H38]))" table:style-name="ce1">
            <text:p>hotmail.com</text:p>
          </table:table-cell>
          <table:table-cell office:value-type="string" table:style-name="ce1">
            <text:p>gumbo_grace@hotmail.com</text:p>
          </table:table-cell>
          <table:table-cell office:value-type="date" office:date-value="2023-06-01T13:21:01" table:style-name="ce5">
            <text:p>6/1/23 01:21 PM</text:p>
          </table:table-cell>
          <table:table-cell office:value-type="string" table:style-name="ce1">
            <text:p>223.24.157.115</text:p>
          </table:table-cell>
          <table:table-cell table:number-columns-repeated="16374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3895" table:style-name="ce1">
            <text:p>3895</text:p>
          </table:table-cell>
          <table:table-cell table:style-name="ce3"/>
          <table:table-cell office:value-type="string" table:style-name="ce1">
            <text:p>Tha</text:p>
          </table:table-cell>
          <table:table-cell office:value-type="string" table:style-name="ce1">
            <text:p>Nida</text:p>
          </table:table-cell>
          <table:table-cell office:value-type="string" office:string-value="thanidaeye222" table:formula="of:=LEFT([.H39];FIND(&quot;@&quot;;[.H39])-1)" table:style-name="ce4">
            <text:p>thanidaeye222</text:p>
          </table:table-cell>
          <table:table-cell office:value-type="string" office:string-value="gmail.com" table:formula="of:=RIGHT([.H39];LEN([.H39])-FIND(&quot;@&quot;;[.H39]))" table:style-name="ce1">
            <text:p>gmail.com</text:p>
          </table:table-cell>
          <table:table-cell office:value-type="string" table:style-name="ce1">
            <text:p>thanidaeye222@gmail.com</text:p>
          </table:table-cell>
          <table:table-cell office:value-type="date" office:date-value="2023-06-01T13:21:24" table:style-name="ce5">
            <text:p>6/1/23 01:21 PM</text:p>
          </table:table-cell>
          <table:table-cell office:value-type="string" table:style-name="ce1">
            <text:p>58.11.92.7</text:p>
          </table:table-cell>
          <table:table-cell table:number-columns-repeated="16374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3893" table:style-name="ce1">
            <text:p>3893</text:p>
          </table:table-cell>
          <table:table-cell table:style-name="ce3"/>
          <table:table-cell office:value-type="string" table:style-name="ce1">
            <text:p>มณีรัตน์</text:p>
          </table:table-cell>
          <table:table-cell office:value-type="string" table:style-name="ce1">
            <text:p>มาลา</text:p>
          </table:table-cell>
          <table:table-cell office:value-type="string" office:string-value="aan.199" table:formula="of:=LEFT([.H40];FIND(&quot;@&quot;;[.H40])-1)" table:style-name="ce4">
            <text:p>aan.199</text:p>
          </table:table-cell>
          <table:table-cell office:value-type="string" office:string-value="hotmail.com" table:formula="of:=RIGHT([.H40];LEN([.H40])-FIND(&quot;@&quot;;[.H40]))" table:style-name="ce1">
            <text:p>hotmail.com</text:p>
          </table:table-cell>
          <table:table-cell office:value-type="string" table:style-name="ce1">
            <text:p>aan.199@hotmail.com</text:p>
          </table:table-cell>
          <table:table-cell office:value-type="date" office:date-value="2023-06-01T13:21:27" table:style-name="ce5">
            <text:p>6/1/23 01:21 PM</text:p>
          </table:table-cell>
          <table:table-cell office:value-type="string" table:style-name="ce1">
            <text:p>27.55.73.10</text:p>
          </table:table-cell>
          <table:table-cell table:number-columns-repeated="16374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3891" table:style-name="ce1">
            <text:p>3891</text:p>
          </table:table-cell>
          <table:table-cell table:style-name="ce3"/>
          <table:table-cell office:value-type="string" table:style-name="ce1">
            <text:p>Benzja</text:p>
          </table:table-cell>
          <table:table-cell office:value-type="string" table:style-name="ce1">
            <text:p>Lee</text:p>
          </table:table-cell>
          <table:table-cell office:value-type="string" office:string-value="benzbenzja69" table:formula="of:=LEFT([.H41];FIND(&quot;@&quot;;[.H41])-1)" table:style-name="ce4">
            <text:p>benzbenzja69</text:p>
          </table:table-cell>
          <table:table-cell office:value-type="string" office:string-value="gmail.com" table:formula="of:=RIGHT([.H41];LEN([.H41])-FIND(&quot;@&quot;;[.H41]))" table:style-name="ce1">
            <text:p>gmail.com</text:p>
          </table:table-cell>
          <table:table-cell office:value-type="string" table:style-name="ce1">
            <text:p>benzbenzja69@gmail.com</text:p>
          </table:table-cell>
          <table:table-cell office:value-type="date" office:date-value="2023-06-01T13:21:44" table:style-name="ce5">
            <text:p>6/1/23 01:21 PM</text:p>
          </table:table-cell>
          <table:table-cell office:value-type="string" table:style-name="ce1">
            <text:p>49.230.135.153</text:p>
          </table:table-cell>
          <table:table-cell table:number-columns-repeated="16374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3896" table:style-name="ce1">
            <text:p>3896</text:p>
          </table:table-cell>
          <table:table-cell table:style-name="ce3"/>
          <table:table-cell office:value-type="string" table:style-name="ce1">
            <text:p>สิริปรียา</text:p>
          </table:table-cell>
          <table:table-cell office:value-type="string" table:style-name="ce1">
            <text:p>มากพูน</text:p>
          </table:table-cell>
          <table:table-cell office:value-type="string" office:string-value="takapawpaw" table:formula="of:=LEFT([.H42];FIND(&quot;@&quot;;[.H42])-1)" table:style-name="ce4">
            <text:p>takapawpaw</text:p>
          </table:table-cell>
          <table:table-cell office:value-type="string" office:string-value="gmail.com" table:formula="of:=RIGHT([.H42];LEN([.H42])-FIND(&quot;@&quot;;[.H42]))" table:style-name="ce1">
            <text:p>gmail.com</text:p>
          </table:table-cell>
          <table:table-cell office:value-type="string" table:style-name="ce1">
            <text:p>takapawpaw@gmail.com</text:p>
          </table:table-cell>
          <table:table-cell office:value-type="date" office:date-value="2023-06-01T13:22:16" table:style-name="ce5">
            <text:p>6/1/23 01:22 PM</text:p>
          </table:table-cell>
          <table:table-cell office:value-type="string" table:style-name="ce1">
            <text:p>27.55.74.185</text:p>
          </table:table-cell>
          <table:table-cell table:number-columns-repeated="16374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3898" table:style-name="ce1">
            <text:p>3898</text:p>
          </table:table-cell>
          <table:table-cell table:style-name="ce3"/>
          <table:table-cell office:value-type="string" table:style-name="ce1">
            <text:p>สุภาภรณ์</text:p>
          </table:table-cell>
          <table:table-cell office:value-type="string" table:style-name="ce1">
            <text:p>พังเกตุ</text:p>
          </table:table-cell>
          <table:table-cell office:value-type="string" office:string-value="Nuchspppk" table:formula="of:=LEFT([.H43];FIND(&quot;@&quot;;[.H43])-1)" table:style-name="ce4">
            <text:p>Nuchspppk</text:p>
          </table:table-cell>
          <table:table-cell office:value-type="string" office:string-value="gmail.com" table:formula="of:=RIGHT([.H43];LEN([.H43])-FIND(&quot;@&quot;;[.H43]))" table:style-name="ce1">
            <text:p>gmail.com</text:p>
          </table:table-cell>
          <table:table-cell office:value-type="string" table:style-name="ce1">
            <text:p>Nuchspppk@gmail.com</text:p>
          </table:table-cell>
          <table:table-cell office:value-type="date" office:date-value="2023-06-01T13:22:22" table:style-name="ce5">
            <text:p>6/1/23 01:22 PM</text:p>
          </table:table-cell>
          <table:table-cell office:value-type="string" table:style-name="ce1">
            <text:p>49.229.164.34</text:p>
          </table:table-cell>
          <table:table-cell table:number-columns-repeated="16374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3899" table:style-name="ce1">
            <text:p>3899</text:p>
          </table:table-cell>
          <table:table-cell table:style-name="ce3"/>
          <table:table-cell office:value-type="string" table:style-name="ce1">
            <text:p>เอื้องฟ้า</text:p>
          </table:table-cell>
          <table:table-cell office:value-type="string" table:style-name="ce1">
            <text:p>จินะโกฏิ</text:p>
          </table:table-cell>
          <table:table-cell office:value-type="string" office:string-value="kukkiksar" table:formula="of:=LEFT([.H44];FIND(&quot;@&quot;;[.H44])-1)" table:style-name="ce4">
            <text:p>kukkiksar</text:p>
          </table:table-cell>
          <table:table-cell office:value-type="string" office:string-value="hotmail.com" table:formula="of:=RIGHT([.H44];LEN([.H44])-FIND(&quot;@&quot;;[.H44]))" table:style-name="ce1">
            <text:p>hotmail.com</text:p>
          </table:table-cell>
          <table:table-cell office:value-type="string" table:style-name="ce1">
            <text:p>kukkiksar@hotmail.com</text:p>
          </table:table-cell>
          <table:table-cell office:value-type="date" office:date-value="2023-06-01T13:23:35" table:style-name="ce5">
            <text:p>6/1/23 01:23 PM</text:p>
          </table:table-cell>
          <table:table-cell office:value-type="string" table:style-name="ce1">
            <text:p>1.46.85.39</text:p>
          </table:table-cell>
          <table:table-cell table:number-columns-repeated="16374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3901" table:style-name="ce1">
            <text:p>3901</text:p>
          </table:table-cell>
          <table:table-cell table:style-name="ce3"/>
          <table:table-cell office:value-type="string" table:style-name="ce1">
            <text:p>ขนิษฐา</text:p>
          </table:table-cell>
          <table:table-cell office:value-type="string" table:style-name="ce1">
            <text:p>อู่เจริญ</text:p>
          </table:table-cell>
          <table:table-cell office:value-type="string" office:string-value="thaaa.kanittha" table:formula="of:=LEFT([.H45];FIND(&quot;@&quot;;[.H45])-1)" table:style-name="ce4">
            <text:p>thaaa.kanittha</text:p>
          </table:table-cell>
          <table:table-cell office:value-type="string" office:string-value="gmail.com" table:formula="of:=RIGHT([.H45];LEN([.H45])-FIND(&quot;@&quot;;[.H45]))" table:style-name="ce1">
            <text:p>gmail.com</text:p>
          </table:table-cell>
          <table:table-cell office:value-type="string" table:style-name="ce1">
            <text:p>thaaa.kanittha@gmail.com</text:p>
          </table:table-cell>
          <table:table-cell office:value-type="date" office:date-value="2023-06-01T13:24:00" table:style-name="ce5">
            <text:p>6/1/23 01:24 PM</text:p>
          </table:table-cell>
          <table:table-cell office:value-type="string" table:style-name="ce1">
            <text:p>159.192.33.91</text:p>
          </table:table-cell>
          <table:table-cell table:number-columns-repeated="16374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3903" table:style-name="ce1">
            <text:p>3903</text:p>
          </table:table-cell>
          <table:table-cell table:style-name="ce3"/>
          <table:table-cell office:value-type="string" table:style-name="ce1">
            <text:p>Suparoek</text:p>
          </table:table-cell>
          <table:table-cell office:value-type="string" table:style-name="ce1">
            <text:p>Nisamaneewong</text:p>
          </table:table-cell>
          <table:table-cell office:value-type="string" office:string-value="jojimjewjom" table:formula="of:=LEFT([.H46];FIND(&quot;@&quot;;[.H46])-1)" table:style-name="ce4">
            <text:p>jojimjewjom</text:p>
          </table:table-cell>
          <table:table-cell office:value-type="string" office:string-value="gmail.com" table:formula="of:=RIGHT([.H46];LEN([.H46])-FIND(&quot;@&quot;;[.H46]))" table:style-name="ce1">
            <text:p>gmail.com</text:p>
          </table:table-cell>
          <table:table-cell office:value-type="string" table:style-name="ce1">
            <text:p>jojimjewjom@gmail.com</text:p>
          </table:table-cell>
          <table:table-cell office:value-type="date" office:date-value="2023-06-01T13:24:36" table:style-name="ce5">
            <text:p>6/1/23 01:24 PM</text:p>
          </table:table-cell>
          <table:table-cell office:value-type="string" table:style-name="ce1">
            <text:p>49.231.171.220</text:p>
          </table:table-cell>
          <table:table-cell table:number-columns-repeated="16374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3902" table:style-name="ce1">
            <text:p>3902</text:p>
          </table:table-cell>
          <table:table-cell table:style-name="ce3"/>
          <table:table-cell office:value-type="string" table:style-name="ce1">
            <text:p>Parinya</text:p>
          </table:table-cell>
          <table:table-cell office:value-type="string" table:style-name="ce1">
            <text:p>Ss</text:p>
          </table:table-cell>
          <table:table-cell office:value-type="string" office:string-value="Parinyaspt1987" table:formula="of:=LEFT([.H47];FIND(&quot;@&quot;;[.H47])-1)" table:style-name="ce4">
            <text:p>Parinyaspt1987</text:p>
          </table:table-cell>
          <table:table-cell office:value-type="string" office:string-value="icloud.com" table:formula="of:=RIGHT([.H47];LEN([.H47])-FIND(&quot;@&quot;;[.H47]))" table:style-name="ce1">
            <text:p>icloud.com</text:p>
          </table:table-cell>
          <table:table-cell office:value-type="string" table:style-name="ce1">
            <text:p>Parinyaspt1987@icloud.com</text:p>
          </table:table-cell>
          <table:table-cell office:value-type="date" office:date-value="2023-06-01T13:24:43" table:style-name="ce5">
            <text:p>6/1/23 01:24 PM</text:p>
          </table:table-cell>
          <table:table-cell office:value-type="string" table:style-name="ce1">
            <text:p>49.228.227.196</text:p>
          </table:table-cell>
          <table:table-cell table:number-columns-repeated="16374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3904" table:style-name="ce1">
            <text:p>3904</text:p>
          </table:table-cell>
          <table:table-cell table:style-name="ce3"/>
          <table:table-cell office:value-type="string" table:style-name="ce1">
            <text:p>Jittanun</text:p>
          </table:table-cell>
          <table:table-cell office:value-type="string" table:style-name="ce1">
            <text:p>Utrakul</text:p>
          </table:table-cell>
          <table:table-cell office:value-type="string" office:string-value="floatteresa" table:formula="of:=LEFT([.H48];FIND(&quot;@&quot;;[.H48])-1)" table:style-name="ce4">
            <text:p>floatteresa</text:p>
          </table:table-cell>
          <table:table-cell office:value-type="string" office:string-value="gmail.com" table:formula="of:=RIGHT([.H48];LEN([.H48])-FIND(&quot;@&quot;;[.H48]))" table:style-name="ce1">
            <text:p>gmail.com</text:p>
          </table:table-cell>
          <table:table-cell office:value-type="string" table:style-name="ce1">
            <text:p>floatteresa@gmail.com</text:p>
          </table:table-cell>
          <table:table-cell office:value-type="date" office:date-value="2023-06-01T13:25:14" table:style-name="ce5">
            <text:p>6/1/23 01:25 PM</text:p>
          </table:table-cell>
          <table:table-cell office:value-type="string" table:style-name="ce1">
            <text:p>49.229.174.190</text:p>
          </table:table-cell>
          <table:table-cell table:number-columns-repeated="16374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3906" table:style-name="ce1">
            <text:p>3906</text:p>
          </table:table-cell>
          <table:table-cell table:style-name="ce3"/>
          <table:table-cell office:value-type="string" table:style-name="ce1">
            <text:p>ปณิตตรา</text:p>
          </table:table-cell>
          <table:table-cell office:value-type="string" table:style-name="ce1">
            <text:p>คำมีก้ำ</text:p>
          </table:table-cell>
          <table:table-cell office:value-type="string" office:string-value="Panittra7" table:formula="of:=LEFT([.H49];FIND(&quot;@&quot;;[.H49])-1)" table:style-name="ce4">
            <text:p>Panittra7</text:p>
          </table:table-cell>
          <table:table-cell office:value-type="string" office:string-value="gmail.com" table:formula="of:=RIGHT([.H49];LEN([.H49])-FIND(&quot;@&quot;;[.H49]))" table:style-name="ce1">
            <text:p>gmail.com</text:p>
          </table:table-cell>
          <table:table-cell office:value-type="string" table:style-name="ce1">
            <text:p>Panittra7@gmail.com</text:p>
          </table:table-cell>
          <table:table-cell office:value-type="date" office:date-value="2023-06-01T13:26:25" table:style-name="ce5">
            <text:p>6/1/23 01:26 PM</text:p>
          </table:table-cell>
          <table:table-cell office:value-type="string" table:style-name="ce1">
            <text:p>202.28.250.99</text:p>
          </table:table-cell>
          <table:table-cell table:number-columns-repeated="16374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3907" table:style-name="ce1">
            <text:p>3907</text:p>
          </table:table-cell>
          <table:table-cell table:style-name="ce3"/>
          <table:table-cell office:value-type="string" table:style-name="ce1">
            <text:p>บัณฑิตา</text:p>
          </table:table-cell>
          <table:table-cell office:value-type="string" table:style-name="ce1">
            <text:p>คงโนนกอก</text:p>
          </table:table-cell>
          <table:table-cell office:value-type="string" office:string-value="banthita.khongnonkok" table:formula="of:=LEFT([.H50];FIND(&quot;@&quot;;[.H50])-1)" table:style-name="ce4">
            <text:p>banthita.khongnonkok</text:p>
          </table:table-cell>
          <table:table-cell office:value-type="string" office:string-value="gmail.com" table:formula="of:=RIGHT([.H50];LEN([.H50])-FIND(&quot;@&quot;;[.H50]))" table:style-name="ce1">
            <text:p>gmail.com</text:p>
          </table:table-cell>
          <table:table-cell office:value-type="string" table:style-name="ce1">
            <text:p>banthita.khongnonkok@gmail.com</text:p>
          </table:table-cell>
          <table:table-cell office:value-type="date" office:date-value="2023-06-01T13:26:30" table:style-name="ce5">
            <text:p>6/1/23 01:26 PM</text:p>
          </table:table-cell>
          <table:table-cell office:value-type="string" table:style-name="ce1">
            <text:p>49.228.225.23</text:p>
          </table:table-cell>
          <table:table-cell table:number-columns-repeated="16374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3908" table:style-name="ce1">
            <text:p>3908</text:p>
          </table:table-cell>
          <table:table-cell table:style-name="ce3"/>
          <table:table-cell office:value-type="string" table:style-name="ce1">
            <text:p>กชพร</text:p>
          </table:table-cell>
          <table:table-cell office:value-type="string" table:style-name="ce1">
            <text:p>สายทอง</text:p>
          </table:table-cell>
          <table:table-cell office:value-type="string" office:string-value="gotchasubrosa" table:formula="of:=LEFT([.H51];FIND(&quot;@&quot;;[.H51])-1)" table:style-name="ce4">
            <text:p>gotchasubrosa</text:p>
          </table:table-cell>
          <table:table-cell office:value-type="string" office:string-value="gmail.com" table:formula="of:=RIGHT([.H51];LEN([.H51])-FIND(&quot;@&quot;;[.H51]))" table:style-name="ce1">
            <text:p>gmail.com</text:p>
          </table:table-cell>
          <table:table-cell office:value-type="string" table:style-name="ce1">
            <text:p>gotchasubrosa@gmail.com</text:p>
          </table:table-cell>
          <table:table-cell office:value-type="date" office:date-value="2023-06-01T13:26:38" table:style-name="ce5">
            <text:p>6/1/23 01:26 PM</text:p>
          </table:table-cell>
          <table:table-cell office:value-type="string" table:style-name="ce1">
            <text:p>27.145.1.34</text:p>
          </table:table-cell>
          <table:table-cell table:number-columns-repeated="16374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3909" table:style-name="ce1">
            <text:p>3909</text:p>
          </table:table-cell>
          <table:table-cell table:style-name="ce3"/>
          <table:table-cell office:value-type="string" table:style-name="ce1">
            <text:p>กนกพร</text:p>
          </table:table-cell>
          <table:table-cell office:value-type="string" table:style-name="ce1">
            <text:p>แก้วกาญจน์</text:p>
          </table:table-cell>
          <table:table-cell office:value-type="string" office:string-value="k.kaewkarn18" table:formula="of:=LEFT([.H52];FIND(&quot;@&quot;;[.H52])-1)" table:style-name="ce4">
            <text:p>k.kaewkarn18</text:p>
          </table:table-cell>
          <table:table-cell office:value-type="string" office:string-value="gmail.com" table:formula="of:=RIGHT([.H52];LEN([.H52])-FIND(&quot;@&quot;;[.H52]))" table:style-name="ce1">
            <text:p>gmail.com</text:p>
          </table:table-cell>
          <table:table-cell office:value-type="string" table:style-name="ce1">
            <text:p>k.kaewkarn18@gmail.com</text:p>
          </table:table-cell>
          <table:table-cell office:value-type="date" office:date-value="2023-06-01T13:27:29" table:style-name="ce5">
            <text:p>6/1/23 01:27 PM</text:p>
          </table:table-cell>
          <table:table-cell office:value-type="string" table:style-name="ce1">
            <text:p>1.47.206.134</text:p>
          </table:table-cell>
          <table:table-cell table:number-columns-repeated="16374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3911" table:style-name="ce1">
            <text:p>3911</text:p>
          </table:table-cell>
          <table:table-cell table:style-name="ce3"/>
          <table:table-cell office:value-type="string" table:style-name="ce1">
            <text:p>Game</text:p>
          </table:table-cell>
          <table:table-cell office:value-type="string" table:style-name="ce1">
            <text:p>Saca</text:p>
          </table:table-cell>
          <table:table-cell office:value-type="string" office:string-value="M_favorites" table:formula="of:=LEFT([.H53];FIND(&quot;@&quot;;[.H53])-1)" table:style-name="ce4">
            <text:p>M_favorites</text:p>
          </table:table-cell>
          <table:table-cell office:value-type="string" office:string-value="msn.com" table:formula="of:=RIGHT([.H53];LEN([.H53])-FIND(&quot;@&quot;;[.H53]))" table:style-name="ce1">
            <text:p>msn.com</text:p>
          </table:table-cell>
          <table:table-cell office:value-type="string" table:style-name="ce1">
            <text:p>M_favorites@msn.com</text:p>
          </table:table-cell>
          <table:table-cell office:value-type="date" office:date-value="2023-06-01T13:27:36" table:style-name="ce5">
            <text:p>6/1/23 01:27 PM</text:p>
          </table:table-cell>
          <table:table-cell office:value-type="string" table:style-name="ce1">
            <text:p>49.228.227.196</text:p>
          </table:table-cell>
          <table:table-cell table:number-columns-repeated="16374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3913" table:style-name="ce1">
            <text:p>3913</text:p>
          </table:table-cell>
          <table:table-cell table:style-name="ce3"/>
          <table:table-cell office:value-type="string" table:style-name="ce1">
            <text:p>ปาจรีย์</text:p>
          </table:table-cell>
          <table:table-cell office:value-type="string" table:style-name="ce1">
            <text:p>รอดประสิทธิ์</text:p>
          </table:table-cell>
          <table:table-cell office:value-type="string" office:string-value="owa_777" table:formula="of:=LEFT([.H54];FIND(&quot;@&quot;;[.H54])-1)" table:style-name="ce4">
            <text:p>owa_777</text:p>
          </table:table-cell>
          <table:table-cell office:value-type="string" office:string-value="hotmail.com" table:formula="of:=RIGHT([.H54];LEN([.H54])-FIND(&quot;@&quot;;[.H54]))" table:style-name="ce1">
            <text:p>hotmail.com</text:p>
          </table:table-cell>
          <table:table-cell office:value-type="string" table:style-name="ce1">
            <text:p>owa_777@hotmail.com</text:p>
          </table:table-cell>
          <table:table-cell office:value-type="date" office:date-value="2023-06-01T13:28:04" table:style-name="ce5">
            <text:p>6/1/23 01:28 PM</text:p>
          </table:table-cell>
          <table:table-cell office:value-type="string" table:style-name="ce1">
            <text:p>223.24.161.175</text:p>
          </table:table-cell>
          <table:table-cell table:number-columns-repeated="16374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3914" table:style-name="ce1">
            <text:p>3914</text:p>
          </table:table-cell>
          <table:table-cell table:style-name="ce3"/>
          <table:table-cell office:value-type="string" table:style-name="ce1">
            <text:p>ประไพ</text:p>
          </table:table-cell>
          <table:table-cell office:value-type="string" table:style-name="ce1">
            <text:p>โรจน์วรพร</text:p>
          </table:table-cell>
          <table:table-cell office:value-type="string" office:string-value="hooyin22" table:formula="of:=LEFT([.H55];FIND(&quot;@&quot;;[.H55])-1)" table:style-name="ce4">
            <text:p>hooyin22</text:p>
          </table:table-cell>
          <table:table-cell office:value-type="string" office:string-value="gmail.com" table:formula="of:=RIGHT([.H55];LEN([.H55])-FIND(&quot;@&quot;;[.H55]))" table:style-name="ce1">
            <text:p>gmail.com</text:p>
          </table:table-cell>
          <table:table-cell office:value-type="string" table:style-name="ce1">
            <text:p>hooyin22@gmail.com</text:p>
          </table:table-cell>
          <table:table-cell office:value-type="date" office:date-value="2023-06-01T13:28:05" table:style-name="ce5">
            <text:p>6/1/23 01:28 PM</text:p>
          </table:table-cell>
          <table:table-cell office:value-type="string" table:style-name="ce1">
            <text:p>49.49.234.222</text:p>
          </table:table-cell>
          <table:table-cell table:number-columns-repeated="16374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3916" table:style-name="ce1">
            <text:p>3916</text:p>
          </table:table-cell>
          <table:table-cell table:style-name="ce3"/>
          <table:table-cell office:value-type="string" table:style-name="ce1">
            <text:p>Setthasitt</text:p>
          </table:table-cell>
          <table:table-cell office:value-type="string" table:style-name="ce1">
            <text:p>Limkasidej</text:p>
          </table:table-cell>
          <table:table-cell office:value-type="string" office:string-value="Jae_180sx" table:formula="of:=LEFT([.H56];FIND(&quot;@&quot;;[.H56])-1)" table:style-name="ce4">
            <text:p>Jae_180sx</text:p>
          </table:table-cell>
          <table:table-cell office:value-type="string" office:string-value="hotmail.com" table:formula="of:=RIGHT([.H56];LEN([.H56])-FIND(&quot;@&quot;;[.H56]))" table:style-name="ce1">
            <text:p>hotmail.com</text:p>
          </table:table-cell>
          <table:table-cell office:value-type="string" table:style-name="ce1">
            <text:p>Jae_180sx@hotmail.com</text:p>
          </table:table-cell>
          <table:table-cell office:value-type="date" office:date-value="2023-06-01T13:28:44" table:style-name="ce5">
            <text:p>6/1/23 01:28 PM</text:p>
          </table:table-cell>
          <table:table-cell office:value-type="string" table:style-name="ce1">
            <text:p>223.24.161.65</text:p>
          </table:table-cell>
          <table:table-cell table:number-columns-repeated="16374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3912" table:style-name="ce1">
            <text:p>3912</text:p>
          </table:table-cell>
          <table:table-cell table:style-name="ce3"/>
          <table:table-cell office:value-type="string" table:style-name="ce1">
            <text:p>yuechu</text:p>
          </table:table-cell>
          <table:table-cell office:value-type="string" table:style-name="ce1">
            <text:p>xiaozhu</text:p>
          </table:table-cell>
          <table:table-cell office:value-type="string" office:string-value="avirgil03" table:formula="of:=LEFT([.H57];FIND(&quot;@&quot;;[.H57])-1)" table:style-name="ce4">
            <text:p>avirgil03</text:p>
          </table:table-cell>
          <table:table-cell office:value-type="string" office:string-value="gmail.com" table:formula="of:=RIGHT([.H57];LEN([.H57])-FIND(&quot;@&quot;;[.H57]))" table:style-name="ce1">
            <text:p>gmail.com</text:p>
          </table:table-cell>
          <table:table-cell office:value-type="string" table:style-name="ce1">
            <text:p>avirgil03@gmail.com</text:p>
          </table:table-cell>
          <table:table-cell office:value-type="date" office:date-value="2023-06-01T13:29:15" table:style-name="ce5">
            <text:p>6/1/23 01:29 PM</text:p>
          </table:table-cell>
          <table:table-cell office:value-type="string" table:style-name="ce1">
            <text:p>117.136.68.9</text:p>
          </table:table-cell>
          <table:table-cell table:number-columns-repeated="16374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3915" table:style-name="ce1">
            <text:p>3915</text:p>
          </table:table-cell>
          <table:table-cell table:style-name="ce3"/>
          <table:table-cell office:value-type="string" table:style-name="ce1">
            <text:p>อวยพร</text:p>
          </table:table-cell>
          <table:table-cell office:value-type="string" table:style-name="ce1">
            <text:p>จั่นแก้ว</text:p>
          </table:table-cell>
          <table:table-cell office:value-type="string" office:string-value="ouaiphon0816" table:formula="of:=LEFT([.H58];FIND(&quot;@&quot;;[.H58])-1)" table:style-name="ce4">
            <text:p>ouaiphon0816</text:p>
          </table:table-cell>
          <table:table-cell office:value-type="string" office:string-value="gmail.com" table:formula="of:=RIGHT([.H58];LEN([.H58])-FIND(&quot;@&quot;;[.H58]))" table:style-name="ce1">
            <text:p>gmail.com</text:p>
          </table:table-cell>
          <table:table-cell office:value-type="string" table:style-name="ce1">
            <text:p>ouaiphon0816@gmail.com</text:p>
          </table:table-cell>
          <table:table-cell office:value-type="date" office:date-value="2023-06-01T13:29:42" table:style-name="ce5">
            <text:p>6/1/23 01:29 PM</text:p>
          </table:table-cell>
          <table:table-cell office:value-type="string" table:style-name="ce1">
            <text:p>1.0.169.35</text:p>
          </table:table-cell>
          <table:table-cell table:number-columns-repeated="16374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3918" table:style-name="ce1">
            <text:p>3918</text:p>
          </table:table-cell>
          <table:table-cell table:style-name="ce3"/>
          <table:table-cell office:value-type="string" table:style-name="ce1">
            <text:p>ทิพย์วิภา</text:p>
          </table:table-cell>
          <table:table-cell office:value-type="string" table:style-name="ce1">
            <text:p>ชุ่มจิตร</text:p>
          </table:table-cell>
          <table:table-cell office:value-type="string" office:string-value="c.tipwipha" table:formula="of:=LEFT([.H59];FIND(&quot;@&quot;;[.H59])-1)" table:style-name="ce4">
            <text:p>c.tipwipha</text:p>
          </table:table-cell>
          <table:table-cell office:value-type="string" office:string-value="hotmail.com" table:formula="of:=RIGHT([.H59];LEN([.H59])-FIND(&quot;@&quot;;[.H59]))" table:style-name="ce1">
            <text:p>hotmail.com</text:p>
          </table:table-cell>
          <table:table-cell office:value-type="string" table:style-name="ce1">
            <text:p>c.tipwipha@hotmail.com</text:p>
          </table:table-cell>
          <table:table-cell office:value-type="date" office:date-value="2023-06-01T13:29:49" table:style-name="ce5">
            <text:p>6/1/23 01:29 PM</text:p>
          </table:table-cell>
          <table:table-cell office:value-type="string" table:style-name="ce1">
            <text:p>49.229.164.169</text:p>
          </table:table-cell>
          <table:table-cell table:number-columns-repeated="16374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3919" table:style-name="ce1">
            <text:p>3919</text:p>
          </table:table-cell>
          <table:table-cell table:style-name="ce3"/>
          <table:table-cell office:value-type="string" table:style-name="ce1">
            <text:p>Nattita</text:p>
          </table:table-cell>
          <table:table-cell office:value-type="string" table:style-name="ce1">
            <text:p>KHIOWRAT</text:p>
          </table:table-cell>
          <table:table-cell office:value-type="string" office:string-value="aof.aff.mm" table:formula="of:=LEFT([.H60];FIND(&quot;@&quot;;[.H60])-1)" table:style-name="ce4">
            <text:p>aof.aff.mm</text:p>
          </table:table-cell>
          <table:table-cell office:value-type="string" office:string-value="gmail.com" table:formula="of:=RIGHT([.H60];LEN([.H60])-FIND(&quot;@&quot;;[.H60]))" table:style-name="ce1">
            <text:p>gmail.com</text:p>
          </table:table-cell>
          <table:table-cell office:value-type="string" table:style-name="ce1">
            <text:p>aof.aff.mm@gmail.com</text:p>
          </table:table-cell>
          <table:table-cell office:value-type="date" office:date-value="2023-06-01T13:29:51" table:style-name="ce5">
            <text:p>6/1/23 01:29 PM</text:p>
          </table:table-cell>
          <table:table-cell office:value-type="string" table:style-name="ce1">
            <text:p>182.232.26.151</text:p>
          </table:table-cell>
          <table:table-cell table:number-columns-repeated="16374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3922" table:style-name="ce1">
            <text:p>3922</text:p>
          </table:table-cell>
          <table:table-cell table:style-name="ce3"/>
          <table:table-cell office:value-type="string" table:style-name="ce1">
            <text:p>ระวิวรรณ</text:p>
          </table:table-cell>
          <table:table-cell office:value-type="string" table:style-name="ce1">
            <text:p>แซ่แต้</text:p>
          </table:table-cell>
          <table:table-cell office:value-type="string" office:string-value="rawiwanvlove" table:formula="of:=LEFT([.H61];FIND(&quot;@&quot;;[.H61])-1)" table:style-name="ce4">
            <text:p>rawiwanvlove</text:p>
          </table:table-cell>
          <table:table-cell office:value-type="string" office:string-value="gmail.com" table:formula="of:=RIGHT([.H61];LEN([.H61])-FIND(&quot;@&quot;;[.H61]))" table:style-name="ce1">
            <text:p>gmail.com</text:p>
          </table:table-cell>
          <table:table-cell office:value-type="string" table:style-name="ce1">
            <text:p>rawiwanvlove@gmail.com</text:p>
          </table:table-cell>
          <table:table-cell office:value-type="date" office:date-value="2023-06-01T13:30:38" table:style-name="ce5">
            <text:p>6/1/23 01:30 PM</text:p>
          </table:table-cell>
          <table:table-cell office:value-type="string" table:style-name="ce1">
            <text:p>27.55.81.80</text:p>
          </table:table-cell>
          <table:table-cell table:number-columns-repeated="16374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3921" table:style-name="ce1">
            <text:p>3921</text:p>
          </table:table-cell>
          <table:table-cell table:style-name="ce3"/>
          <table:table-cell office:value-type="string" table:style-name="ce1">
            <text:p>สุธาศิณี</text:p>
          </table:table-cell>
          <table:table-cell office:value-type="string" table:style-name="ce1">
            <text:p>ปานพิมพ์ใหญ่</text:p>
          </table:table-cell>
          <table:table-cell office:value-type="string" office:string-value="bxefsi" table:formula="of:=LEFT([.H62];FIND(&quot;@&quot;;[.H62])-1)" table:style-name="ce4">
            <text:p>bxefsi</text:p>
          </table:table-cell>
          <table:table-cell office:value-type="string" office:string-value="gmail.com" table:formula="of:=RIGHT([.H62];LEN([.H62])-FIND(&quot;@&quot;;[.H62]))" table:style-name="ce1">
            <text:p>gmail.com</text:p>
          </table:table-cell>
          <table:table-cell office:value-type="string" table:style-name="ce1">
            <text:p>bxefsi@gmail.com</text:p>
          </table:table-cell>
          <table:table-cell office:value-type="date" office:date-value="2023-06-01T13:30:43" table:style-name="ce5">
            <text:p>6/1/23 01:30 PM</text:p>
          </table:table-cell>
          <table:table-cell office:value-type="string" table:style-name="ce1">
            <text:p>184.22.39.170</text:p>
          </table:table-cell>
          <table:table-cell table:number-columns-repeated="16374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3923" table:style-name="ce1">
            <text:p>3923</text:p>
          </table:table-cell>
          <table:table-cell table:style-name="ce3"/>
          <table:table-cell office:value-type="string" table:style-name="ce1">
            <text:p>Jakkapan</text:p>
          </table:table-cell>
          <table:table-cell office:value-type="string" table:style-name="ce1">
            <text:p>Kittipaparat</text:p>
          </table:table-cell>
          <table:table-cell office:value-type="string" office:string-value="lovelylovely3352" table:formula="of:=LEFT([.H63];FIND(&quot;@&quot;;[.H63])-1)" table:style-name="ce4">
            <text:p>lovelylovely3352</text:p>
          </table:table-cell>
          <table:table-cell office:value-type="string" office:string-value="gmail.com" table:formula="of:=RIGHT([.H63];LEN([.H63])-FIND(&quot;@&quot;;[.H63]))" table:style-name="ce1">
            <text:p>gmail.com</text:p>
          </table:table-cell>
          <table:table-cell office:value-type="string" table:style-name="ce1">
            <text:p>lovelylovely3352@gmail.com</text:p>
          </table:table-cell>
          <table:table-cell office:value-type="date" office:date-value="2023-06-01T13:31:06" table:style-name="ce5">
            <text:p>6/1/23 01:31 PM</text:p>
          </table:table-cell>
          <table:table-cell office:value-type="string" table:style-name="ce1">
            <text:p>1.46.141.74</text:p>
          </table:table-cell>
          <table:table-cell table:number-columns-repeated="16374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3924" table:style-name="ce1">
            <text:p>3924</text:p>
          </table:table-cell>
          <table:table-cell table:style-name="ce3"/>
          <table:table-cell office:value-type="string" table:style-name="ce1">
            <text:p>Diana</text:p>
          </table:table-cell>
          <table:table-cell office:value-type="string" table:style-name="ce1">
            <text:p>Acevedo</text:p>
          </table:table-cell>
          <table:table-cell office:value-type="string" office:string-value="Amor.021" table:formula="of:=LEFT([.H64];FIND(&quot;@&quot;;[.H64])-1)" table:style-name="ce4">
            <text:p>Amor.021</text:p>
          </table:table-cell>
          <table:table-cell office:value-type="string" office:string-value="hotmail.com" table:formula="of:=RIGHT([.H64];LEN([.H64])-FIND(&quot;@&quot;;[.H64]))" table:style-name="ce1">
            <text:p>hotmail.com</text:p>
          </table:table-cell>
          <table:table-cell office:value-type="string" table:style-name="ce1">
            <text:p>Amor.021@hotmail.com</text:p>
          </table:table-cell>
          <table:table-cell office:value-type="date" office:date-value="2023-06-01T13:31:53" table:style-name="ce5">
            <text:p>6/1/23 01:31 PM</text:p>
          </table:table-cell>
          <table:table-cell office:value-type="string" table:style-name="ce1">
            <text:p>189.172.201.156</text:p>
          </table:table-cell>
          <table:table-cell table:number-columns-repeated="16374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3925" table:style-name="ce1">
            <text:p>3925</text:p>
          </table:table-cell>
          <table:table-cell table:style-name="ce3"/>
          <table:table-cell office:value-type="string" table:style-name="ce1">
            <text:p>ปภาวรินท์</text:p>
          </table:table-cell>
          <table:table-cell office:value-type="string" table:style-name="ce1">
            <text:p>สมศิริวัฒนา</text:p>
          </table:table-cell>
          <table:table-cell office:value-type="string" office:string-value="paphavarin" table:formula="of:=LEFT([.H65];FIND(&quot;@&quot;;[.H65])-1)" table:style-name="ce4">
            <text:p>paphavarin</text:p>
          </table:table-cell>
          <table:table-cell office:value-type="string" office:string-value="gmail.com" table:formula="of:=RIGHT([.H65];LEN([.H65])-FIND(&quot;@&quot;;[.H65]))" table:style-name="ce1">
            <text:p>gmail.com</text:p>
          </table:table-cell>
          <table:table-cell office:value-type="string" table:style-name="ce1">
            <text:p>paphavarin@gmail.com</text:p>
          </table:table-cell>
          <table:table-cell office:value-type="date" office:date-value="2023-06-01T13:32:11" table:style-name="ce5">
            <text:p>6/1/23 01:32 PM</text:p>
          </table:table-cell>
          <table:table-cell office:value-type="string" table:style-name="ce1">
            <text:p>223.24.156.141</text:p>
          </table:table-cell>
          <table:table-cell table:number-columns-repeated="16374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3926" table:style-name="ce1">
            <text:p>3926</text:p>
          </table:table-cell>
          <table:table-cell table:style-name="ce3"/>
          <table:table-cell office:value-type="string" table:style-name="ce1">
            <text:p>Siwayu</text:p>
          </table:table-cell>
          <table:table-cell office:value-type="string" table:style-name="ce1">
            <text:p>Krungsuntei</text:p>
          </table:table-cell>
          <table:table-cell office:value-type="string" office:string-value="Kaikaarare" table:formula="of:=LEFT([.H66];FIND(&quot;@&quot;;[.H66])-1)" table:style-name="ce4">
            <text:p>Kaikaarare</text:p>
          </table:table-cell>
          <table:table-cell office:value-type="string" office:string-value="hotmail.com" table:formula="of:=RIGHT([.H66];LEN([.H66])-FIND(&quot;@&quot;;[.H66]))" table:style-name="ce1">
            <text:p>hotmail.com</text:p>
          </table:table-cell>
          <table:table-cell office:value-type="string" table:style-name="ce1">
            <text:p>Kaikaarare@hotmail.com</text:p>
          </table:table-cell>
          <table:table-cell office:value-type="date" office:date-value="2023-06-01T13:32:22" table:style-name="ce5">
            <text:p>6/1/23 01:32 PM</text:p>
          </table:table-cell>
          <table:table-cell office:value-type="string" table:style-name="ce1">
            <text:p>58.8.159.194</text:p>
          </table:table-cell>
          <table:table-cell table:number-columns-repeated="16374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3927" table:style-name="ce1">
            <text:p>3927</text:p>
          </table:table-cell>
          <table:table-cell table:style-name="ce3"/>
          <table:table-cell office:value-type="string" table:style-name="ce1">
            <text:p>กรองแก้ว</text:p>
          </table:table-cell>
          <table:table-cell office:value-type="string" table:style-name="ce1">
            <text:p>สอส่งเสริมกุล</text:p>
          </table:table-cell>
          <table:table-cell office:value-type="string" office:string-value="Nae.s" table:formula="of:=LEFT([.H67];FIND(&quot;@&quot;;[.H67])-1)" table:style-name="ce4">
            <text:p>Nae.s</text:p>
          </table:table-cell>
          <table:table-cell office:value-type="string" office:string-value="outlook.com" table:formula="of:=RIGHT([.H67];LEN([.H67])-FIND(&quot;@&quot;;[.H67]))" table:style-name="ce1">
            <text:p>outlook.com</text:p>
          </table:table-cell>
          <table:table-cell office:value-type="string" table:style-name="ce1">
            <text:p>Nae.s@outlook.com</text:p>
          </table:table-cell>
          <table:table-cell office:value-type="date" office:date-value="2023-06-01T13:32:26" table:style-name="ce5">
            <text:p>6/1/23 01:32 PM</text:p>
          </table:table-cell>
          <table:table-cell office:value-type="string" table:style-name="ce1">
            <text:p>171.102.212.178</text:p>
          </table:table-cell>
          <table:table-cell table:number-columns-repeated="16374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3928" table:style-name="ce1">
            <text:p>3928</text:p>
          </table:table-cell>
          <table:table-cell table:style-name="ce3"/>
          <table:table-cell office:value-type="string" table:style-name="ce1">
            <text:p>พรรณธิภา</text:p>
          </table:table-cell>
          <table:table-cell office:value-type="string" table:style-name="ce1">
            <text:p>น้อยเสม</text:p>
          </table:table-cell>
          <table:table-cell office:value-type="string" office:string-value="ayapa.pan20" table:formula="of:=LEFT([.H68];FIND(&quot;@&quot;;[.H68])-1)" table:style-name="ce4">
            <text:p>ayapa.pan20</text:p>
          </table:table-cell>
          <table:table-cell office:value-type="string" office:string-value="gmail.com" table:formula="of:=RIGHT([.H68];LEN([.H68])-FIND(&quot;@&quot;;[.H68]))" table:style-name="ce1">
            <text:p>gmail.com</text:p>
          </table:table-cell>
          <table:table-cell office:value-type="string" table:style-name="ce1">
            <text:p>ayapa.pan20@gmail.com</text:p>
          </table:table-cell>
          <table:table-cell office:value-type="date" office:date-value="2023-06-01T13:33:09" table:style-name="ce5">
            <text:p>6/1/23 01:33 PM</text:p>
          </table:table-cell>
          <table:table-cell office:value-type="string" table:style-name="ce1">
            <text:p>125.26.159.67</text:p>
          </table:table-cell>
          <table:table-cell table:number-columns-repeated="16374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3929" table:style-name="ce1">
            <text:p>3929</text:p>
          </table:table-cell>
          <table:table-cell table:style-name="ce3"/>
          <table:table-cell office:value-type="string" table:style-name="ce1">
            <text:p>Chonlada</text:p>
          </table:table-cell>
          <table:table-cell office:value-type="string" table:style-name="ce1">
            <text:p>Saengkham</text:p>
          </table:table-cell>
          <table:table-cell office:value-type="string" office:string-value="chonlada.s12345" table:formula="of:=LEFT([.H69];FIND(&quot;@&quot;;[.H69])-1)" table:style-name="ce4">
            <text:p>chonlada.s12345</text:p>
          </table:table-cell>
          <table:table-cell office:value-type="string" office:string-value="gmail.com" table:formula="of:=RIGHT([.H69];LEN([.H69])-FIND(&quot;@&quot;;[.H69]))" table:style-name="ce1">
            <text:p>gmail.com</text:p>
          </table:table-cell>
          <table:table-cell office:value-type="string" table:style-name="ce1">
            <text:p>chonlada.s12345@gmail.com</text:p>
          </table:table-cell>
          <table:table-cell office:value-type="date" office:date-value="2023-06-01T13:34:16" table:style-name="ce5">
            <text:p>6/1/23 01:34 PM</text:p>
          </table:table-cell>
          <table:table-cell office:value-type="string" table:style-name="ce1">
            <text:p>182.232.178.89</text:p>
          </table:table-cell>
          <table:table-cell table:number-columns-repeated="16374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3930" table:style-name="ce1">
            <text:p>3930</text:p>
          </table:table-cell>
          <table:table-cell table:style-name="ce3"/>
          <table:table-cell office:value-type="string" table:style-name="ce1">
            <text:p>พิมพ์พิสุทธิ์</text:p>
          </table:table-cell>
          <table:table-cell office:value-type="string" table:style-name="ce1">
            <text:p>อ่อนอินทร์</text:p>
          </table:table-cell>
          <table:table-cell office:value-type="string" office:string-value="pimpisut55" table:formula="of:=LEFT([.H70];FIND(&quot;@&quot;;[.H70])-1)" table:style-name="ce4">
            <text:p>pimpisut55</text:p>
          </table:table-cell>
          <table:table-cell office:value-type="string" office:string-value="gmail.com" table:formula="of:=RIGHT([.H70];LEN([.H70])-FIND(&quot;@&quot;;[.H70]))" table:style-name="ce1">
            <text:p>gmail.com</text:p>
          </table:table-cell>
          <table:table-cell office:value-type="string" table:style-name="ce1">
            <text:p>pimpisut55@gmail.com</text:p>
          </table:table-cell>
          <table:table-cell office:value-type="date" office:date-value="2023-06-01T13:35:16" table:style-name="ce5">
            <text:p>6/1/23 01:35 PM</text:p>
          </table:table-cell>
          <table:table-cell office:value-type="string" table:style-name="ce1">
            <text:p>49.229.220.2</text:p>
          </table:table-cell>
          <table:table-cell table:number-columns-repeated="16374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3933" table:style-name="ce1">
            <text:p>3933</text:p>
          </table:table-cell>
          <table:table-cell table:style-name="ce3"/>
          <table:table-cell office:value-type="string" table:style-name="ce1">
            <text:p>นภสร</text:p>
          </table:table-cell>
          <table:table-cell office:value-type="string" table:style-name="ce1">
            <text:p>ประเสริฐวงษ์</text:p>
          </table:table-cell>
          <table:table-cell office:value-type="string" office:string-value="napasorn.pra2" table:formula="of:=LEFT([.H71];FIND(&quot;@&quot;;[.H71])-1)" table:style-name="ce4">
            <text:p>napasorn.pra2</text:p>
          </table:table-cell>
          <table:table-cell office:value-type="string" office:string-value="gmail.com" table:formula="of:=RIGHT([.H71];LEN([.H71])-FIND(&quot;@&quot;;[.H71]))" table:style-name="ce1">
            <text:p>gmail.com</text:p>
          </table:table-cell>
          <table:table-cell office:value-type="string" table:style-name="ce1">
            <text:p>napasorn.pra2@gmail.com</text:p>
          </table:table-cell>
          <table:table-cell office:value-type="date" office:date-value="2023-06-01T13:36:20" table:style-name="ce5">
            <text:p>6/1/23 01:36 PM</text:p>
          </table:table-cell>
          <table:table-cell office:value-type="string" table:style-name="ce1">
            <text:p>49.229.161.108</text:p>
          </table:table-cell>
          <table:table-cell table:number-columns-repeated="16374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3935" table:style-name="ce1">
            <text:p>3935</text:p>
          </table:table-cell>
          <table:table-cell table:style-name="ce3"/>
          <table:table-cell office:value-type="string" table:style-name="ce1">
            <text:p>Pooh</text:p>
          </table:table-cell>
          <table:table-cell office:value-type="string" table:style-name="ce1">
            <text:p>Hou</text:p>
          </table:table-cell>
          <table:table-cell office:value-type="string" office:string-value="Parinyaspt1987ipad" table:formula="of:=LEFT([.H72];FIND(&quot;@&quot;;[.H72])-1)" table:style-name="ce4">
            <text:p>Parinyaspt1987ipad</text:p>
          </table:table-cell>
          <table:table-cell office:value-type="string" office:string-value="icloud.com" table:formula="of:=RIGHT([.H72];LEN([.H72])-FIND(&quot;@&quot;;[.H72]))" table:style-name="ce1">
            <text:p>icloud.com</text:p>
          </table:table-cell>
          <table:table-cell office:value-type="string" table:style-name="ce1">
            <text:p>Parinyaspt1987ipad@icloud.com</text:p>
          </table:table-cell>
          <table:table-cell office:value-type="date" office:date-value="2023-06-01T13:36:49" table:style-name="ce5">
            <text:p>6/1/23 01:36 PM</text:p>
          </table:table-cell>
          <table:table-cell office:value-type="string" table:style-name="ce1">
            <text:p>49.228.227.196</text:p>
          </table:table-cell>
          <table:table-cell table:number-columns-repeated="16374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3931" table:style-name="ce1">
            <text:p>3931</text:p>
          </table:table-cell>
          <table:table-cell table:style-name="ce3"/>
          <table:table-cell office:value-type="string" table:style-name="ce1">
            <text:p>กัญจนา</text:p>
          </table:table-cell>
          <table:table-cell office:value-type="string" table:style-name="ce1">
            <text:p>ไทยเกื้อ</text:p>
          </table:table-cell>
          <table:table-cell office:value-type="string" office:string-value="sehunchanyeol2555" table:formula="of:=LEFT([.H73];FIND(&quot;@&quot;;[.H73])-1)" table:style-name="ce4">
            <text:p>sehunchanyeol2555</text:p>
          </table:table-cell>
          <table:table-cell office:value-type="string" office:string-value="gmail.com" table:formula="of:=RIGHT([.H73];LEN([.H73])-FIND(&quot;@&quot;;[.H73]))" table:style-name="ce1">
            <text:p>gmail.com</text:p>
          </table:table-cell>
          <table:table-cell office:value-type="string" table:style-name="ce1">
            <text:p>sehunchanyeol2555@gmail.com</text:p>
          </table:table-cell>
          <table:table-cell office:value-type="date" office:date-value="2023-06-01T13:37:10" table:style-name="ce5">
            <text:p>6/1/23 01:37 PM</text:p>
          </table:table-cell>
          <table:table-cell office:value-type="string" table:style-name="ce1">
            <text:p>49.229.236.46</text:p>
          </table:table-cell>
          <table:table-cell table:number-columns-repeated="16374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3936" table:style-name="ce1">
            <text:p>3936</text:p>
          </table:table-cell>
          <table:table-cell table:style-name="ce3"/>
          <table:table-cell office:value-type="string" table:style-name="ce1">
            <text:p>ณัฐรดา</text:p>
          </table:table-cell>
          <table:table-cell office:value-type="string" table:style-name="ce1">
            <text:p>คุ้มบุญมี</text:p>
          </table:table-cell>
          <table:table-cell office:value-type="string" office:string-value="Mo_natrada" table:formula="of:=LEFT([.H74];FIND(&quot;@&quot;;[.H74])-1)" table:style-name="ce4">
            <text:p>Mo_natrada</text:p>
          </table:table-cell>
          <table:table-cell office:value-type="string" office:string-value="hotmail.com" table:formula="of:=RIGHT([.H74];LEN([.H74])-FIND(&quot;@&quot;;[.H74]))" table:style-name="ce1">
            <text:p>hotmail.com</text:p>
          </table:table-cell>
          <table:table-cell office:value-type="string" table:style-name="ce1">
            <text:p>Mo_natrada@hotmail.com</text:p>
          </table:table-cell>
          <table:table-cell office:value-type="date" office:date-value="2023-06-01T13:37:35" table:style-name="ce5">
            <text:p>6/1/23 01:37 PM</text:p>
          </table:table-cell>
          <table:table-cell office:value-type="string" table:style-name="ce1">
            <text:p>115.87.13.123</text:p>
          </table:table-cell>
          <table:table-cell table:number-columns-repeated="16374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3937" table:style-name="ce1">
            <text:p>3937</text:p>
          </table:table-cell>
          <table:table-cell table:style-name="ce3"/>
          <table:table-cell office:value-type="string" table:style-name="ce1">
            <text:p>บวรลักษณ์</text:p>
          </table:table-cell>
          <table:table-cell office:value-type="string" table:style-name="ce1">
            <text:p>ปานพิมพ์ใหญ่</text:p>
          </table:table-cell>
          <table:table-cell office:value-type="string" office:string-value="sanny642000" table:formula="of:=LEFT([.H75];FIND(&quot;@&quot;;[.H75])-1)" table:style-name="ce4">
            <text:p>sanny642000</text:p>
          </table:table-cell>
          <table:table-cell office:value-type="string" office:string-value="hotmail.com" table:formula="of:=RIGHT([.H75];LEN([.H75])-FIND(&quot;@&quot;;[.H75]))" table:style-name="ce1">
            <text:p>hotmail.com</text:p>
          </table:table-cell>
          <table:table-cell office:value-type="string" table:style-name="ce1">
            <text:p>sanny642000@hotmail.com</text:p>
          </table:table-cell>
          <table:table-cell office:value-type="date" office:date-value="2023-06-01T13:38:33" table:style-name="ce5">
            <text:p>6/1/23 01:38 PM</text:p>
          </table:table-cell>
          <table:table-cell office:value-type="string" table:style-name="ce1">
            <text:p>49.229.231.255</text:p>
          </table:table-cell>
          <table:table-cell table:number-columns-repeated="16374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3938" table:style-name="ce1">
            <text:p>3938</text:p>
          </table:table-cell>
          <table:table-cell table:style-name="ce3"/>
          <table:table-cell office:value-type="string" table:style-name="ce1">
            <text:p>ธนดล</text:p>
          </table:table-cell>
          <table:table-cell office:value-type="string" table:style-name="ce1">
            <text:p>ดำหมัด</text:p>
          </table:table-cell>
          <table:table-cell office:value-type="string" office:string-value="don_el_nino" table:formula="of:=LEFT([.H76];FIND(&quot;@&quot;;[.H76])-1)" table:style-name="ce4">
            <text:p>don_el_nino</text:p>
          </table:table-cell>
          <table:table-cell office:value-type="string" office:string-value="hotmail.com" table:formula="of:=RIGHT([.H76];LEN([.H76])-FIND(&quot;@&quot;;[.H76]))" table:style-name="ce1">
            <text:p>hotmail.com</text:p>
          </table:table-cell>
          <table:table-cell office:value-type="string" table:style-name="ce1">
            <text:p>don_el_nino@hotmail.com</text:p>
          </table:table-cell>
          <table:table-cell office:value-type="date" office:date-value="2023-06-01T13:38:43" table:style-name="ce5">
            <text:p>6/1/23 01:38 PM</text:p>
          </table:table-cell>
          <table:table-cell office:value-type="string" table:style-name="ce1">
            <text:p>182.232.167.251</text:p>
          </table:table-cell>
          <table:table-cell table:number-columns-repeated="16374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3932" table:style-name="ce1">
            <text:p>3932</text:p>
          </table:table-cell>
          <table:table-cell table:style-name="ce3"/>
          <table:table-cell office:value-type="string" table:style-name="ce1">
            <text:p>ชนิภา</text:p>
          </table:table-cell>
          <table:table-cell office:value-type="string" table:style-name="ce1">
            <text:p>ฝั้นชมภู</text:p>
          </table:table-cell>
          <table:table-cell office:value-type="string" office:string-value="Chanipa_paan" table:formula="of:=LEFT([.H77];FIND(&quot;@&quot;;[.H77])-1)" table:style-name="ce4">
            <text:p>Chanipa_paan</text:p>
          </table:table-cell>
          <table:table-cell office:value-type="string" office:string-value="hotmail.com" table:formula="of:=RIGHT([.H77];LEN([.H77])-FIND(&quot;@&quot;;[.H77]))" table:style-name="ce1">
            <text:p>hotmail.com</text:p>
          </table:table-cell>
          <table:table-cell office:value-type="string" table:style-name="ce1">
            <text:p>Chanipa_paan@hotmail.com</text:p>
          </table:table-cell>
          <table:table-cell office:value-type="date" office:date-value="2023-06-01T13:39:02" table:style-name="ce5">
            <text:p>6/1/23 01:39 PM</text:p>
          </table:table-cell>
          <table:table-cell office:value-type="string" table:style-name="ce1">
            <text:p>49.230.131.77</text:p>
          </table:table-cell>
          <table:table-cell table:number-columns-repeated="16374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3939" table:style-name="ce1">
            <text:p>3939</text:p>
          </table:table-cell>
          <table:table-cell table:style-name="ce3"/>
          <table:table-cell office:value-type="string" table:style-name="ce1">
            <text:p>วรรณนิสา</text:p>
          </table:table-cell>
          <table:table-cell office:value-type="string" table:style-name="ce1">
            <text:p>ประดิษฐบุญ</text:p>
          </table:table-cell>
          <table:table-cell office:value-type="string" office:string-value="roserose3740" table:formula="of:=LEFT([.H78];FIND(&quot;@&quot;;[.H78])-1)" table:style-name="ce4">
            <text:p>roserose3740</text:p>
          </table:table-cell>
          <table:table-cell office:value-type="string" office:string-value="gmail.com" table:formula="of:=RIGHT([.H78];LEN([.H78])-FIND(&quot;@&quot;;[.H78]))" table:style-name="ce1">
            <text:p>gmail.com</text:p>
          </table:table-cell>
          <table:table-cell office:value-type="string" table:style-name="ce1">
            <text:p>roserose3740@gmail.com</text:p>
          </table:table-cell>
          <table:table-cell office:value-type="date" office:date-value="2023-06-01T13:39:05" table:style-name="ce5">
            <text:p>6/1/23 01:39 PM</text:p>
          </table:table-cell>
          <table:table-cell office:value-type="string" table:style-name="ce1">
            <text:p>171.96.88.73</text:p>
          </table:table-cell>
          <table:table-cell table:number-columns-repeated="16374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3942" table:style-name="ce1">
            <text:p>3942</text:p>
          </table:table-cell>
          <table:table-cell table:style-name="ce3"/>
          <table:table-cell office:value-type="string" table:style-name="ce1">
            <text:p>ณิชชารีย์</text:p>
          </table:table-cell>
          <table:table-cell office:value-type="string" table:style-name="ce1">
            <text:p>อนิวรรณน์</text:p>
          </table:table-cell>
          <table:table-cell office:value-type="string" office:string-value="anns_91" table:formula="of:=LEFT([.H79];FIND(&quot;@&quot;;[.H79])-1)" table:style-name="ce4">
            <text:p>anns_91</text:p>
          </table:table-cell>
          <table:table-cell office:value-type="string" office:string-value="hotmail.com" table:formula="of:=RIGHT([.H79];LEN([.H79])-FIND(&quot;@&quot;;[.H79]))" table:style-name="ce1">
            <text:p>hotmail.com</text:p>
          </table:table-cell>
          <table:table-cell office:value-type="string" table:style-name="ce1">
            <text:p>anns_91@hotmail.com</text:p>
          </table:table-cell>
          <table:table-cell office:value-type="date" office:date-value="2023-06-01T13:39:13" table:style-name="ce5">
            <text:p>6/1/23 01:39 PM</text:p>
          </table:table-cell>
          <table:table-cell office:value-type="string" table:style-name="ce1">
            <text:p>49.228.19.89</text:p>
          </table:table-cell>
          <table:table-cell table:number-columns-repeated="16374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3941" table:style-name="ce1">
            <text:p>3941</text:p>
          </table:table-cell>
          <table:table-cell table:style-name="ce3"/>
          <table:table-cell office:value-type="string" table:style-name="ce1">
            <text:p>ศรีวรรณ</text:p>
          </table:table-cell>
          <table:table-cell office:value-type="string" table:style-name="ce1">
            <text:p>สมศิริวัฒนา</text:p>
          </table:table-cell>
          <table:table-cell office:value-type="string" office:string-value="paphavarin" table:formula="of:=LEFT([.H80];FIND(&quot;@&quot;;[.H80])-1)" table:style-name="ce4">
            <text:p>paphavarin</text:p>
          </table:table-cell>
          <table:table-cell office:value-type="string" office:string-value="docchula.com" table:formula="of:=RIGHT([.H80];LEN([.H80])-FIND(&quot;@&quot;;[.H80]))" table:style-name="ce1">
            <text:p>docchula.com</text:p>
          </table:table-cell>
          <table:table-cell office:value-type="string" table:style-name="ce1">
            <text:p>paphavarin@docchula.com</text:p>
          </table:table-cell>
          <table:table-cell office:value-type="date" office:date-value="2023-06-01T13:39:16" table:style-name="ce5">
            <text:p>6/1/23 01:39 PM</text:p>
          </table:table-cell>
          <table:table-cell office:value-type="string" table:style-name="ce1">
            <text:p>223.24.156.141</text:p>
          </table:table-cell>
          <table:table-cell table:number-columns-repeated="16374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3943" table:style-name="ce1">
            <text:p>3943</text:p>
          </table:table-cell>
          <table:table-cell table:style-name="ce3"/>
          <table:table-cell office:value-type="string" table:style-name="ce1">
            <text:p>พัลลภ</text:p>
          </table:table-cell>
          <table:table-cell office:value-type="string" table:style-name="ce1">
            <text:p>เกตุพันธ์</text:p>
          </table:table-cell>
          <table:table-cell office:value-type="string" office:string-value="princestorebangkok" table:formula="of:=LEFT([.H81];FIND(&quot;@&quot;;[.H81])-1)" table:style-name="ce4">
            <text:p>princestorebangkok</text:p>
          </table:table-cell>
          <table:table-cell office:value-type="string" office:string-value="gmail.com" table:formula="of:=RIGHT([.H81];LEN([.H81])-FIND(&quot;@&quot;;[.H81]))" table:style-name="ce1">
            <text:p>gmail.com</text:p>
          </table:table-cell>
          <table:table-cell office:value-type="string" table:style-name="ce1">
            <text:p>princestorebangkok@gmail.com</text:p>
          </table:table-cell>
          <table:table-cell office:value-type="date" office:date-value="2023-06-01T13:39:40" table:style-name="ce5">
            <text:p>6/1/23 01:39 PM</text:p>
          </table:table-cell>
          <table:table-cell office:value-type="string" table:style-name="ce1">
            <text:p>1.47.141.70</text:p>
          </table:table-cell>
          <table:table-cell table:number-columns-repeated="16374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3945" table:style-name="ce1">
            <text:p>3945</text:p>
          </table:table-cell>
          <table:table-cell table:style-name="ce3"/>
          <table:table-cell office:value-type="string" table:style-name="ce1">
            <text:p>ธนวรรณ</text:p>
          </table:table-cell>
          <table:table-cell office:value-type="string" table:style-name="ce1">
            <text:p>ทองศรี</text:p>
          </table:table-cell>
          <table:table-cell office:value-type="string" office:string-value="por.thanawan" table:formula="of:=LEFT([.H82];FIND(&quot;@&quot;;[.H82])-1)" table:style-name="ce4">
            <text:p>por.thanawan</text:p>
          </table:table-cell>
          <table:table-cell office:value-type="string" office:string-value="gmail.com" table:formula="of:=RIGHT([.H82];LEN([.H82])-FIND(&quot;@&quot;;[.H82]))" table:style-name="ce1">
            <text:p>gmail.com</text:p>
          </table:table-cell>
          <table:table-cell office:value-type="string" table:style-name="ce1">
            <text:p>por.thanawan@gmail.com</text:p>
          </table:table-cell>
          <table:table-cell office:value-type="date" office:date-value="2023-06-01T13:40:00" table:style-name="ce5">
            <text:p>6/1/23 01:40 PM</text:p>
          </table:table-cell>
          <table:table-cell office:value-type="string" table:style-name="ce1">
            <text:p>49.49.235.4</text:p>
          </table:table-cell>
          <table:table-cell table:number-columns-repeated="16374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3949" table:style-name="ce1">
            <text:p>3949</text:p>
          </table:table-cell>
          <table:table-cell table:style-name="ce3"/>
          <table:table-cell office:value-type="string" table:style-name="ce1">
            <text:p>นภัทร</text:p>
          </table:table-cell>
          <table:table-cell office:value-type="string" table:style-name="ce1">
            <text:p>รัตนวิชิต</text:p>
          </table:table-cell>
          <table:table-cell office:value-type="string" office:string-value="naphatsuju" table:formula="of:=LEFT([.H83];FIND(&quot;@&quot;;[.H83])-1)" table:style-name="ce4">
            <text:p>naphatsuju</text:p>
          </table:table-cell>
          <table:table-cell office:value-type="string" office:string-value="gmail.com" table:formula="of:=RIGHT([.H83];LEN([.H83])-FIND(&quot;@&quot;;[.H83]))" table:style-name="ce1">
            <text:p>gmail.com</text:p>
          </table:table-cell>
          <table:table-cell office:value-type="string" table:style-name="ce1">
            <text:p>naphatsuju@gmail.com</text:p>
          </table:table-cell>
          <table:table-cell office:value-type="date" office:date-value="2023-06-01T13:41:04" table:style-name="ce5">
            <text:p>6/1/23 01:41 PM</text:p>
          </table:table-cell>
          <table:table-cell office:value-type="string" table:style-name="ce1">
            <text:p>1.47.207.42</text:p>
          </table:table-cell>
          <table:table-cell table:number-columns-repeated="16374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3946" table:style-name="ce1">
            <text:p>3946</text:p>
          </table:table-cell>
          <table:table-cell table:style-name="ce3"/>
          <table:table-cell office:value-type="string" table:style-name="ce1">
            <text:p>มณีรัตน์</text:p>
          </table:table-cell>
          <table:table-cell office:value-type="string" table:style-name="ce1">
            <text:p>ชาวส้าน</text:p>
          </table:table-cell>
          <table:table-cell office:value-type="string" office:string-value="Poocnblue0224" table:formula="of:=LEFT([.H84];FIND(&quot;@&quot;;[.H84])-1)" table:style-name="ce4">
            <text:p>Poocnblue0224</text:p>
          </table:table-cell>
          <table:table-cell office:value-type="string" office:string-value="gmail.com" table:formula="of:=RIGHT([.H84];LEN([.H84])-FIND(&quot;@&quot;;[.H84]))" table:style-name="ce1">
            <text:p>gmail.com</text:p>
          </table:table-cell>
          <table:table-cell office:value-type="string" table:style-name="ce1">
            <text:p>Poocnblue0224@gmail.com</text:p>
          </table:table-cell>
          <table:table-cell office:value-type="date" office:date-value="2023-06-01T13:41:08" table:style-name="ce5">
            <text:p>6/1/23 01:41 PM</text:p>
          </table:table-cell>
          <table:table-cell office:value-type="string" table:style-name="ce1">
            <text:p>183.88.237.70</text:p>
          </table:table-cell>
          <table:table-cell table:number-columns-repeated="16374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3947" table:style-name="ce1">
            <text:p>3947</text:p>
          </table:table-cell>
          <table:table-cell table:style-name="ce3"/>
          <table:table-cell office:value-type="string" table:style-name="ce1">
            <text:p>เสาวลักษณ์</text:p>
          </table:table-cell>
          <table:table-cell office:value-type="string" table:style-name="ce1">
            <text:p>พัชรศุภกิจ</text:p>
          </table:table-cell>
          <table:table-cell office:value-type="string" office:string-value="saowalukpatcharasupakit" table:formula="of:=LEFT([.H85];FIND(&quot;@&quot;;[.H85])-1)" table:style-name="ce4">
            <text:p>saowalukpatcharasupakit</text:p>
          </table:table-cell>
          <table:table-cell office:value-type="string" office:string-value="gmail.com" table:formula="of:=RIGHT([.H85];LEN([.H85])-FIND(&quot;@&quot;;[.H85]))" table:style-name="ce1">
            <text:p>gmail.com</text:p>
          </table:table-cell>
          <table:table-cell office:value-type="string" table:style-name="ce1">
            <text:p>saowalukpatcharasupakit@gmail.com</text:p>
          </table:table-cell>
          <table:table-cell office:value-type="date" office:date-value="2023-06-01T13:41:35" table:style-name="ce5">
            <text:p>6/1/23 01:41 PM</text:p>
          </table:table-cell>
          <table:table-cell office:value-type="string" table:style-name="ce1">
            <text:p>182.232.172.172</text:p>
          </table:table-cell>
          <table:table-cell table:number-columns-repeated="16374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3952" table:style-name="ce1">
            <text:p>3952</text:p>
          </table:table-cell>
          <table:table-cell table:style-name="ce3"/>
          <table:table-cell office:value-type="string" table:style-name="ce1">
            <text:p>Koonthida</text:p>
          </table:table-cell>
          <table:table-cell office:value-type="string" table:style-name="ce1">
            <text:p>Hungsanet</text:p>
          </table:table-cell>
          <table:table-cell office:value-type="string" office:string-value="gamerchoi407.jell" table:formula="of:=LEFT([.H86];FIND(&quot;@&quot;;[.H86])-1)" table:style-name="ce4">
            <text:p>gamerchoi407.jell</text:p>
          </table:table-cell>
          <table:table-cell office:value-type="string" office:string-value="gmail.com" table:formula="of:=RIGHT([.H86];LEN([.H86])-FIND(&quot;@&quot;;[.H86]))" table:style-name="ce1">
            <text:p>gmail.com</text:p>
          </table:table-cell>
          <table:table-cell office:value-type="string" table:style-name="ce1">
            <text:p>gamerchoi407.jell@gmail.com</text:p>
          </table:table-cell>
          <table:table-cell office:value-type="date" office:date-value="2023-06-01T13:42:30" table:style-name="ce5">
            <text:p>6/1/23 01:42 PM</text:p>
          </table:table-cell>
          <table:table-cell office:value-type="string" table:style-name="ce1">
            <text:p>125.25.147.42</text:p>
          </table:table-cell>
          <table:table-cell table:number-columns-repeated="16374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3953" table:style-name="ce1">
            <text:p>3953</text:p>
          </table:table-cell>
          <table:table-cell table:style-name="ce3"/>
          <table:table-cell office:value-type="string" table:style-name="ce1">
            <text:p>Lamphao</text:p>
          </table:table-cell>
          <table:table-cell office:value-type="string" table:style-name="ce1">
            <text:p>Wongchai</text:p>
          </table:table-cell>
          <table:table-cell office:value-type="string" office:string-value="lamphao.0906" table:formula="of:=LEFT([.H87];FIND(&quot;@&quot;;[.H87])-1)" table:style-name="ce4">
            <text:p>lamphao.0906</text:p>
          </table:table-cell>
          <table:table-cell office:value-type="string" office:string-value="gmail.com" table:formula="of:=RIGHT([.H87];LEN([.H87])-FIND(&quot;@&quot;;[.H87]))" table:style-name="ce1">
            <text:p>gmail.com</text:p>
          </table:table-cell>
          <table:table-cell office:value-type="string" table:style-name="ce1">
            <text:p>lamphao.0906@gmail.com</text:p>
          </table:table-cell>
          <table:table-cell office:value-type="date" office:date-value="2023-06-01T13:45:26" table:style-name="ce5">
            <text:p>6/1/23 01:45 PM</text:p>
          </table:table-cell>
          <table:table-cell office:value-type="string" table:style-name="ce1">
            <text:p>61.90.26.110</text:p>
          </table:table-cell>
          <table:table-cell table:number-columns-repeated="16374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3954" table:style-name="ce1">
            <text:p>3954</text:p>
          </table:table-cell>
          <table:table-cell table:style-name="ce3"/>
          <table:table-cell office:value-type="string" table:style-name="ce1">
            <text:p>Kanokonn</text:p>
          </table:table-cell>
          <table:table-cell office:value-type="string" table:style-name="ce1">
            <text:p>Anuphan</text:p>
          </table:table-cell>
          <table:table-cell office:value-type="string" office:string-value="Kanokonn.a520" table:formula="of:=LEFT([.H88];FIND(&quot;@&quot;;[.H88])-1)" table:style-name="ce4">
            <text:p>Kanokonn.a520</text:p>
          </table:table-cell>
          <table:table-cell office:value-type="string" office:string-value="gmail.com" table:formula="of:=RIGHT([.H88];LEN([.H88])-FIND(&quot;@&quot;;[.H88]))" table:style-name="ce1">
            <text:p>gmail.com</text:p>
          </table:table-cell>
          <table:table-cell office:value-type="string" table:style-name="ce1">
            <text:p>Kanokonn.a520@gmail.com</text:p>
          </table:table-cell>
          <table:table-cell office:value-type="date" office:date-value="2023-06-01T13:46:30" table:style-name="ce5">
            <text:p>6/1/23 01:46 PM</text:p>
          </table:table-cell>
          <table:table-cell office:value-type="string" table:style-name="ce1">
            <text:p>223.206.245.18</text:p>
          </table:table-cell>
          <table:table-cell table:number-columns-repeated="16374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3955" table:style-name="ce1">
            <text:p>3955</text:p>
          </table:table-cell>
          <table:table-cell table:style-name="ce3"/>
          <table:table-cell office:value-type="string" table:style-name="ce1">
            <text:p>ประภาภรณ์</text:p>
          </table:table-cell>
          <table:table-cell office:value-type="string" table:style-name="ce1">
            <text:p>กล่อมจิตเจริญ</text:p>
          </table:table-cell>
          <table:table-cell office:value-type="string" office:string-value="pangcm220635" table:formula="of:=LEFT([.H89];FIND(&quot;@&quot;;[.H89])-1)" table:style-name="ce4">
            <text:p>pangcm220635</text:p>
          </table:table-cell>
          <table:table-cell office:value-type="string" office:string-value="gmail.com" table:formula="of:=RIGHT([.H89];LEN([.H89])-FIND(&quot;@&quot;;[.H89]))" table:style-name="ce1">
            <text:p>gmail.com</text:p>
          </table:table-cell>
          <table:table-cell office:value-type="string" table:style-name="ce1">
            <text:p>pangcm220635@gmail.com</text:p>
          </table:table-cell>
          <table:table-cell office:value-type="date" office:date-value="2023-06-01T13:46:38" table:style-name="ce5">
            <text:p>6/1/23 01:46 PM</text:p>
          </table:table-cell>
          <table:table-cell office:value-type="string" table:style-name="ce1">
            <text:p>49.49.234.111</text:p>
          </table:table-cell>
          <table:table-cell table:number-columns-repeated="16374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3956" table:style-name="ce1">
            <text:p>3956</text:p>
          </table:table-cell>
          <table:table-cell table:style-name="ce3"/>
          <table:table-cell office:value-type="string" table:style-name="ce1">
            <text:p>ช้องมาศ</text:p>
          </table:table-cell>
          <table:table-cell office:value-type="string" table:style-name="ce1">
            <text:p>บาง</text:p>
          </table:table-cell>
          <table:table-cell office:value-type="string" office:string-value="Chongmasss" table:formula="of:=LEFT([.H90];FIND(&quot;@&quot;;[.H90])-1)" table:style-name="ce4">
            <text:p>Chongmasss</text:p>
          </table:table-cell>
          <table:table-cell office:value-type="string" office:string-value="gmail.com" table:formula="of:=RIGHT([.H90];LEN([.H90])-FIND(&quot;@&quot;;[.H90]))" table:style-name="ce1">
            <text:p>gmail.com</text:p>
          </table:table-cell>
          <table:table-cell office:value-type="string" table:style-name="ce1">
            <text:p>Chongmasss@gmail.com</text:p>
          </table:table-cell>
          <table:table-cell office:value-type="date" office:date-value="2023-06-01T13:47:06" table:style-name="ce5">
            <text:p>6/1/23 01:47 PM</text:p>
          </table:table-cell>
          <table:table-cell office:value-type="string" table:style-name="ce1">
            <text:p>49.230.212.86</text:p>
          </table:table-cell>
          <table:table-cell table:number-columns-repeated="16374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3958" table:style-name="ce1">
            <text:p>3958</text:p>
          </table:table-cell>
          <table:table-cell table:style-name="ce3"/>
          <table:table-cell office:value-type="string" table:style-name="ce1">
            <text:p>Parinya</text:p>
          </table:table-cell>
          <table:table-cell office:value-type="string" table:style-name="ce1">
            <text:p>Spt</text:p>
          </table:table-cell>
          <table:table-cell office:value-type="string" office:string-value="Parinyasptspt" table:formula="of:=LEFT([.H91];FIND(&quot;@&quot;;[.H91])-1)" table:style-name="ce4">
            <text:p>Parinyasptspt</text:p>
          </table:table-cell>
          <table:table-cell office:value-type="string" office:string-value="gmail.com" table:formula="of:=RIGHT([.H91];LEN([.H91])-FIND(&quot;@&quot;;[.H91]))" table:style-name="ce1">
            <text:p>gmail.com</text:p>
          </table:table-cell>
          <table:table-cell office:value-type="string" table:style-name="ce1">
            <text:p>Parinyasptspt@gmail.com</text:p>
          </table:table-cell>
          <table:table-cell office:value-type="date" office:date-value="2023-06-01T13:48:05" table:style-name="ce5">
            <text:p>6/1/23 01:48 PM</text:p>
          </table:table-cell>
          <table:table-cell office:value-type="string" table:style-name="ce1">
            <text:p>49.228.227.196</text:p>
          </table:table-cell>
          <table:table-cell table:number-columns-repeated="16374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3960" table:style-name="ce1">
            <text:p>3960</text:p>
          </table:table-cell>
          <table:table-cell table:style-name="ce3"/>
          <table:table-cell office:value-type="string" table:style-name="ce1">
            <text:p>Natchaya</text:p>
          </table:table-cell>
          <table:table-cell office:value-type="string" table:style-name="ce1">
            <text:p>Sa-ard</text:p>
          </table:table-cell>
          <table:table-cell office:value-type="string" office:string-value="natchaya_s" table:formula="of:=LEFT([.H92];FIND(&quot;@&quot;;[.H92])-1)" table:style-name="ce4">
            <text:p>natchaya_s</text:p>
          </table:table-cell>
          <table:table-cell office:value-type="string" office:string-value="serendipity.co.th" table:formula="of:=RIGHT([.H92];LEN([.H92])-FIND(&quot;@&quot;;[.H92]))" table:style-name="ce1">
            <text:p>serendipity.co.th</text:p>
          </table:table-cell>
          <table:table-cell office:value-type="string" table:style-name="ce1">
            <text:p>natchaya_s@serendipity.co.th</text:p>
          </table:table-cell>
          <table:table-cell office:value-type="date" office:date-value="2023-06-01T13:48:13" table:style-name="ce5">
            <text:p>6/1/23 01:48 PM</text:p>
          </table:table-cell>
          <table:table-cell office:value-type="string" table:style-name="ce1">
            <text:p>202.183.201.116</text:p>
          </table:table-cell>
          <table:table-cell table:number-columns-repeated="16374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3961" table:style-name="ce1">
            <text:p>3961</text:p>
          </table:table-cell>
          <table:table-cell table:style-name="ce3"/>
          <table:table-cell office:value-type="string" table:style-name="ce1">
            <text:p>สาธิยา</text:p>
          </table:table-cell>
          <table:table-cell office:value-type="string" table:style-name="ce1">
            <text:p>เมืองสีนุ่น</text:p>
          </table:table-cell>
          <table:table-cell office:value-type="string" office:string-value="nauy_ixohoxi" table:formula="of:=LEFT([.H93];FIND(&quot;@&quot;;[.H93])-1)" table:style-name="ce4">
            <text:p>nauy_ixohoxi</text:p>
          </table:table-cell>
          <table:table-cell office:value-type="string" office:string-value="hotmail.com" table:formula="of:=RIGHT([.H93];LEN([.H93])-FIND(&quot;@&quot;;[.H93]))" table:style-name="ce1">
            <text:p>hotmail.com</text:p>
          </table:table-cell>
          <table:table-cell office:value-type="string" table:style-name="ce1">
            <text:p>nauy_ixohoxi@hotmail.com</text:p>
          </table:table-cell>
          <table:table-cell office:value-type="date" office:date-value="2023-06-01T13:48:23" table:style-name="ce5">
            <text:p>6/1/23 01:48 PM</text:p>
          </table:table-cell>
          <table:table-cell office:value-type="string" table:style-name="ce1">
            <text:p>27.55.92.152</text:p>
          </table:table-cell>
          <table:table-cell table:number-columns-repeated="16374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float" office:value="3959" table:style-name="ce1">
            <text:p>3959</text:p>
          </table:table-cell>
          <table:table-cell table:style-name="ce3"/>
          <table:table-cell office:value-type="string" table:style-name="ce1">
            <text:p>แพรวระวี</text:p>
          </table:table-cell>
          <table:table-cell office:value-type="string" table:style-name="ce1">
            <text:p>รุ่งเรืองสาคร</text:p>
          </table:table-cell>
          <table:table-cell office:value-type="string" office:string-value="praewrav" table:formula="of:=LEFT([.H94];FIND(&quot;@&quot;;[.H94])-1)" table:style-name="ce4">
            <text:p>praewrav</text:p>
          </table:table-cell>
          <table:table-cell office:value-type="string" office:string-value="gmail.com" table:formula="of:=RIGHT([.H94];LEN([.H94])-FIND(&quot;@&quot;;[.H94]))" table:style-name="ce1">
            <text:p>gmail.com</text:p>
          </table:table-cell>
          <table:table-cell office:value-type="string" table:style-name="ce1">
            <text:p>praewrav@gmail.com</text:p>
          </table:table-cell>
          <table:table-cell office:value-type="date" office:date-value="2023-06-01T13:48:27" table:style-name="ce5">
            <text:p>6/1/23 01:48 PM</text:p>
          </table:table-cell>
          <table:table-cell office:value-type="string" table:style-name="ce1">
            <text:p>49.228.102.149</text:p>
          </table:table-cell>
          <table:table-cell table:number-columns-repeated="16374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3347" table:style-name="ce1">
            <text:p>3347</text:p>
          </table:table-cell>
          <table:table-cell table:style-name="ce3"/>
          <table:table-cell office:value-type="string" table:style-name="ce1">
            <text:p>Raweewan</text:p>
          </table:table-cell>
          <table:table-cell office:value-type="string" table:style-name="ce1">
            <text:p>Kwangklang</text:p>
          </table:table-cell>
          <table:table-cell office:value-type="string" office:string-value="ohhraweewan" table:formula="of:=LEFT([.H95];FIND(&quot;@&quot;;[.H95])-1)" table:style-name="ce4">
            <text:p>ohhraweewan</text:p>
          </table:table-cell>
          <table:table-cell office:value-type="string" office:string-value="gmail.com" table:formula="of:=RIGHT([.H95];LEN([.H95])-FIND(&quot;@&quot;;[.H95]))" table:style-name="ce1">
            <text:p>gmail.com</text:p>
          </table:table-cell>
          <table:table-cell office:value-type="string" table:style-name="ce1">
            <text:p>ohhraweewan@gmail.com</text:p>
          </table:table-cell>
          <table:table-cell office:value-type="date" office:date-value="2023-06-01T13:48:27" table:style-name="ce5">
            <text:p>6/1/23 01:48 PM</text:p>
          </table:table-cell>
          <table:table-cell office:value-type="string" table:style-name="ce1">
            <text:p>49.229.150.80</text:p>
          </table:table-cell>
          <table:table-cell table:number-columns-repeated="16374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float" office:value="3962" table:style-name="ce1">
            <text:p>3962</text:p>
          </table:table-cell>
          <table:table-cell table:style-name="ce3"/>
          <table:table-cell office:value-type="string" table:style-name="ce1">
            <text:p>ธีระภัทร</text:p>
          </table:table-cell>
          <table:table-cell office:value-type="string" table:style-name="ce1">
            <text:p>สอนสืบ</text:p>
          </table:table-cell>
          <table:table-cell office:value-type="string" office:string-value="teerapat.sonsueb" table:formula="of:=LEFT([.H96];FIND(&quot;@&quot;;[.H96])-1)" table:style-name="ce4">
            <text:p>teerapat.sonsueb</text:p>
          </table:table-cell>
          <table:table-cell office:value-type="string" office:string-value="gmail.com" table:formula="of:=RIGHT([.H96];LEN([.H96])-FIND(&quot;@&quot;;[.H96]))" table:style-name="ce1">
            <text:p>gmail.com</text:p>
          </table:table-cell>
          <table:table-cell office:value-type="string" table:style-name="ce1">
            <text:p>teerapat.sonsueb@gmail.com</text:p>
          </table:table-cell>
          <table:table-cell office:value-type="date" office:date-value="2023-06-01T13:48:50" table:style-name="ce5">
            <text:p>6/1/23 01:48 PM</text:p>
          </table:table-cell>
          <table:table-cell office:value-type="string" table:style-name="ce1">
            <text:p>49.229.239.133</text:p>
          </table:table-cell>
          <table:table-cell table:number-columns-repeated="16374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3965" table:style-name="ce1">
            <text:p>3965</text:p>
          </table:table-cell>
          <table:table-cell table:style-name="ce3"/>
          <table:table-cell office:value-type="string" table:style-name="ce1">
            <text:p>นารุโตะ</text:p>
          </table:table-cell>
          <table:table-cell office:value-type="string" table:style-name="ce1">
            <text:p>คาคาชิ</text:p>
          </table:table-cell>
          <table:table-cell office:value-type="string" office:string-value="phuntakan03" table:formula="of:=LEFT([.H97];FIND(&quot;@&quot;;[.H97])-1)" table:style-name="ce4">
            <text:p>phuntakan03</text:p>
          </table:table-cell>
          <table:table-cell office:value-type="string" office:string-value="gmail.com" table:formula="of:=RIGHT([.H97];LEN([.H97])-FIND(&quot;@&quot;;[.H97]))" table:style-name="ce1">
            <text:p>gmail.com</text:p>
          </table:table-cell>
          <table:table-cell office:value-type="string" table:style-name="ce1">
            <text:p>phuntakan03@gmail.com</text:p>
          </table:table-cell>
          <table:table-cell office:value-type="date" office:date-value="2023-06-01T13:49:34" table:style-name="ce5">
            <text:p>6/1/23 01:49 PM</text:p>
          </table:table-cell>
          <table:table-cell office:value-type="string" table:style-name="ce1">
            <text:p>27.131.160.131</text:p>
          </table:table-cell>
          <table:table-cell table:number-columns-repeated="16374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float" office:value="3964" table:style-name="ce1">
            <text:p>3964</text:p>
          </table:table-cell>
          <table:table-cell table:style-name="ce3"/>
          <table:table-cell office:value-type="string" table:style-name="ce1">
            <text:p>ศศิกร</text:p>
          </table:table-cell>
          <table:table-cell office:value-type="string" table:style-name="ce1">
            <text:p>พรหมศรี</text:p>
          </table:table-cell>
          <table:table-cell office:value-type="string" office:string-value="Sasisusie25" table:formula="of:=LEFT([.H98];FIND(&quot;@&quot;;[.H98])-1)" table:style-name="ce4">
            <text:p>Sasisusie25</text:p>
          </table:table-cell>
          <table:table-cell office:value-type="string" office:string-value="gmail.com" table:formula="of:=RIGHT([.H98];LEN([.H98])-FIND(&quot;@&quot;;[.H98]))" table:style-name="ce1">
            <text:p>gmail.com</text:p>
          </table:table-cell>
          <table:table-cell office:value-type="string" table:style-name="ce1">
            <text:p>Sasisusie25@gmail.com</text:p>
          </table:table-cell>
          <table:table-cell office:value-type="date" office:date-value="2023-06-01T13:49:58" table:style-name="ce5">
            <text:p>6/1/23 01:49 PM</text:p>
          </table:table-cell>
          <table:table-cell office:value-type="string" table:style-name="ce1">
            <text:p>223.24.152.94</text:p>
          </table:table-cell>
          <table:table-cell table:number-columns-repeated="16374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float" office:value="3963" table:style-name="ce1">
            <text:p>3963</text:p>
          </table:table-cell>
          <table:table-cell table:style-name="ce3"/>
          <table:table-cell office:value-type="string" table:style-name="ce1">
            <text:p>ธัญญ์นรี</text:p>
          </table:table-cell>
          <table:table-cell office:value-type="string" table:style-name="ce1">
            <text:p>เจียงธนาโรจน์</text:p>
          </table:table-cell>
          <table:table-cell office:value-type="string" office:string-value="thannareelai" table:formula="of:=LEFT([.H99];FIND(&quot;@&quot;;[.H99])-1)" table:style-name="ce4">
            <text:p>thannareelai</text:p>
          </table:table-cell>
          <table:table-cell office:value-type="string" office:string-value="gmail.com" table:formula="of:=RIGHT([.H99];LEN([.H99])-FIND(&quot;@&quot;;[.H99]))" table:style-name="ce1">
            <text:p>gmail.com</text:p>
          </table:table-cell>
          <table:table-cell office:value-type="string" table:style-name="ce1">
            <text:p>thannareelai@gmail.com</text:p>
          </table:table-cell>
          <table:table-cell office:value-type="date" office:date-value="2023-06-01T13:50:16" table:style-name="ce5">
            <text:p>6/1/23 01:50 PM</text:p>
          </table:table-cell>
          <table:table-cell office:value-type="string" table:style-name="ce1">
            <text:p>223.24.156.152</text:p>
          </table:table-cell>
          <table:table-cell table:number-columns-repeated="16374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float" office:value="3966" table:style-name="ce1">
            <text:p>3966</text:p>
          </table:table-cell>
          <table:table-cell table:style-name="ce3"/>
          <table:table-cell office:value-type="string" table:style-name="ce1">
            <text:p>สพนดนดนะ</text:p>
          </table:table-cell>
          <table:table-cell office:value-type="string" table:style-name="ce1">
            <text:p>สนพนนพนพ</text:p>
          </table:table-cell>
          <table:table-cell office:value-type="string" office:string-value="bondidentity" table:formula="of:=LEFT([.H100];FIND(&quot;@&quot;;[.H100])-1)" table:style-name="ce4">
            <text:p>bondidentity</text:p>
          </table:table-cell>
          <table:table-cell office:value-type="string" office:string-value="yahoo.com" table:formula="of:=RIGHT([.H100];LEN([.H100])-FIND(&quot;@&quot;;[.H100]))" table:style-name="ce1">
            <text:p>yahoo.com</text:p>
          </table:table-cell>
          <table:table-cell office:value-type="string" table:style-name="ce1">
            <text:p>bondidentity@yahoo.com</text:p>
          </table:table-cell>
          <table:table-cell office:value-type="date" office:date-value="2023-06-01T13:50:32" table:style-name="ce5">
            <text:p>6/1/23 01:50 PM</text:p>
          </table:table-cell>
          <table:table-cell office:value-type="string" table:style-name="ce1">
            <text:p>203.114.69.10</text:p>
          </table:table-cell>
          <table:table-cell table:number-columns-repeated="16374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3967" table:style-name="ce1">
            <text:p>3967</text:p>
          </table:table-cell>
          <table:table-cell table:style-name="ce3"/>
          <table:table-cell office:value-type="string" table:style-name="ce1">
            <text:p>ธนัฐ</text:p>
          </table:table-cell>
          <table:table-cell office:value-type="string" table:style-name="ce1">
            <text:p>ธนจิระชัย</text:p>
          </table:table-cell>
          <table:table-cell office:value-type="string" office:string-value="Yepunt" table:formula="of:=LEFT([.H101];FIND(&quot;@&quot;;[.H101])-1)" table:style-name="ce4">
            <text:p>Yepunt</text:p>
          </table:table-cell>
          <table:table-cell office:value-type="string" office:string-value="gmail.com" table:formula="of:=RIGHT([.H101];LEN([.H101])-FIND(&quot;@&quot;;[.H101]))" table:style-name="ce1">
            <text:p>gmail.com</text:p>
          </table:table-cell>
          <table:table-cell office:value-type="string" table:style-name="ce1">
            <text:p>Yepunt@gmail.com</text:p>
          </table:table-cell>
          <table:table-cell office:value-type="date" office:date-value="2023-06-01T13:50:42" table:style-name="ce5">
            <text:p>6/1/23 01:50 PM</text:p>
          </table:table-cell>
          <table:table-cell office:value-type="string" table:style-name="ce1">
            <text:p>49.229.165.24</text:p>
          </table:table-cell>
          <table:table-cell table:number-columns-repeated="16374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float" office:value="3971" table:style-name="ce1">
            <text:p>3971</text:p>
          </table:table-cell>
          <table:table-cell table:style-name="ce3"/>
          <table:table-cell office:value-type="string" table:style-name="ce1">
            <text:p>สุดารัตน์</text:p>
          </table:table-cell>
          <table:table-cell office:value-type="string" table:style-name="ce1">
            <text:p>ทองอุ่น</text:p>
          </table:table-cell>
          <table:table-cell office:value-type="string" office:string-value="sudarat.tongoun" table:formula="of:=LEFT([.H102];FIND(&quot;@&quot;;[.H102])-1)" table:style-name="ce4">
            <text:p>sudarat.tongoun</text:p>
          </table:table-cell>
          <table:table-cell office:value-type="string" office:string-value="gmail.com" table:formula="of:=RIGHT([.H102];LEN([.H102])-FIND(&quot;@&quot;;[.H102]))" table:style-name="ce1">
            <text:p>gmail.com</text:p>
          </table:table-cell>
          <table:table-cell office:value-type="string" table:style-name="ce1">
            <text:p>sudarat.tongoun@gmail.com</text:p>
          </table:table-cell>
          <table:table-cell office:value-type="date" office:date-value="2023-06-01T13:52:13" table:style-name="ce5">
            <text:p>6/1/23 01:52 PM</text:p>
          </table:table-cell>
          <table:table-cell office:value-type="string" table:style-name="ce1">
            <text:p>49.229.217.241</text:p>
          </table:table-cell>
          <table:table-cell table:number-columns-repeated="16374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3973" table:style-name="ce1">
            <text:p>3973</text:p>
          </table:table-cell>
          <table:table-cell table:style-name="ce3"/>
          <table:table-cell office:value-type="string" table:style-name="ce1">
            <text:p>ดวงใจ</text:p>
          </table:table-cell>
          <table:table-cell office:value-type="string" table:style-name="ce1">
            <text:p>เพ็ชรหลำ</text:p>
          </table:table-cell>
          <table:table-cell office:value-type="string" office:string-value="duangjai.three" table:formula="of:=LEFT([.H103];FIND(&quot;@&quot;;[.H103])-1)" table:style-name="ce4">
            <text:p>duangjai.three</text:p>
          </table:table-cell>
          <table:table-cell office:value-type="string" office:string-value="gmail.com" table:formula="of:=RIGHT([.H103];LEN([.H103])-FIND(&quot;@&quot;;[.H103]))" table:style-name="ce1">
            <text:p>gmail.com</text:p>
          </table:table-cell>
          <table:table-cell office:value-type="string" table:style-name="ce1">
            <text:p>duangjai.three@gmail.com</text:p>
          </table:table-cell>
          <table:table-cell office:value-type="date" office:date-value="2023-06-01T13:54:02" table:style-name="ce5">
            <text:p>6/1/23 01:54 PM</text:p>
          </table:table-cell>
          <table:table-cell office:value-type="string" table:style-name="ce1">
            <text:p>1.46.26.112</text:p>
          </table:table-cell>
          <table:table-cell table:number-columns-repeated="16374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float" office:value="3974" table:style-name="ce1">
            <text:p>3974</text:p>
          </table:table-cell>
          <table:table-cell table:style-name="ce3"/>
          <table:table-cell office:value-type="string" table:style-name="ce1">
            <text:p>กาญจนาพร</text:p>
          </table:table-cell>
          <table:table-cell office:value-type="string" table:style-name="ce1">
            <text:p>แซ่ผุง</text:p>
          </table:table-cell>
          <table:table-cell office:value-type="string" office:string-value="kanjanaporn9533" table:formula="of:=LEFT([.H104];FIND(&quot;@&quot;;[.H104])-1)" table:style-name="ce4">
            <text:p>kanjanaporn9533</text:p>
          </table:table-cell>
          <table:table-cell office:value-type="string" office:string-value="gmail.com" table:formula="of:=RIGHT([.H104];LEN([.H104])-FIND(&quot;@&quot;;[.H104]))" table:style-name="ce1">
            <text:p>gmail.com</text:p>
          </table:table-cell>
          <table:table-cell office:value-type="string" table:style-name="ce1">
            <text:p>kanjanaporn9533@gmail.com</text:p>
          </table:table-cell>
          <table:table-cell office:value-type="date" office:date-value="2023-06-01T13:55:20" table:style-name="ce5">
            <text:p>6/1/23 01:55 PM</text:p>
          </table:table-cell>
          <table:table-cell office:value-type="string" table:style-name="ce1">
            <text:p>27.55.72.66</text:p>
          </table:table-cell>
          <table:table-cell table:number-columns-repeated="16374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3977" table:style-name="ce1">
            <text:p>3977</text:p>
          </table:table-cell>
          <table:table-cell table:style-name="ce3"/>
          <table:table-cell office:value-type="string" table:style-name="ce1">
            <text:p>นะ</text:p>
          </table:table-cell>
          <table:table-cell office:value-type="string" table:style-name="ce1">
            <text:p>โม</text:p>
          </table:table-cell>
          <table:table-cell office:value-type="string" office:string-value="vrore526" table:formula="of:=LEFT([.H105];FIND(&quot;@&quot;;[.H105])-1)" table:style-name="ce4">
            <text:p>vrore526</text:p>
          </table:table-cell>
          <table:table-cell office:value-type="string" office:string-value="gmail.com" table:formula="of:=RIGHT([.H105];LEN([.H105])-FIND(&quot;@&quot;;[.H105]))" table:style-name="ce1">
            <text:p>gmail.com</text:p>
          </table:table-cell>
          <table:table-cell office:value-type="string" table:style-name="ce1">
            <text:p>vrore526@gmail.com</text:p>
          </table:table-cell>
          <table:table-cell office:value-type="date" office:date-value="2023-06-01T13:56:48" table:style-name="ce5">
            <text:p>6/1/23 01:56 PM</text:p>
          </table:table-cell>
          <table:table-cell office:value-type="string" table:style-name="ce1">
            <text:p>27.55.74.77</text:p>
          </table:table-cell>
          <table:table-cell table:number-columns-repeated="16374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float" office:value="3975" table:style-name="ce1">
            <text:p>3975</text:p>
          </table:table-cell>
          <table:table-cell table:style-name="ce3"/>
          <table:table-cell office:value-type="string" table:style-name="ce1">
            <text:p>เสาวลักษณ์</text:p>
          </table:table-cell>
          <table:table-cell office:value-type="string" table:style-name="ce1">
            <text:p>วงศ์จันทร์</text:p>
          </table:table-cell>
          <table:table-cell office:value-type="string" office:string-value="lakie_1977" table:formula="of:=LEFT([.H106];FIND(&quot;@&quot;;[.H106])-1)" table:style-name="ce4">
            <text:p>lakie_1977</text:p>
          </table:table-cell>
          <table:table-cell office:value-type="string" office:string-value="hotmail.com" table:formula="of:=RIGHT([.H106];LEN([.H106])-FIND(&quot;@&quot;;[.H106]))" table:style-name="ce1">
            <text:p>hotmail.com</text:p>
          </table:table-cell>
          <table:table-cell office:value-type="string" table:style-name="ce1">
            <text:p>lakie_1977@hotmail.com</text:p>
          </table:table-cell>
          <table:table-cell office:value-type="date" office:date-value="2023-06-01T13:56:49" table:style-name="ce5">
            <text:p>6/1/23 01:56 PM</text:p>
          </table:table-cell>
          <table:table-cell office:value-type="string" table:style-name="ce1">
            <text:p>27.55.83.96</text:p>
          </table:table-cell>
          <table:table-cell table:number-columns-repeated="16374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3978" table:style-name="ce1">
            <text:p>3978</text:p>
          </table:table-cell>
          <table:table-cell table:style-name="ce3"/>
          <table:table-cell office:value-type="string" table:style-name="ce1">
            <text:p>Thapanee</text:p>
          </table:table-cell>
          <table:table-cell office:value-type="string" table:style-name="ce1">
            <text:p>Anantachat</text:p>
          </table:table-cell>
          <table:table-cell office:value-type="string" office:string-value="anantatogether.photo" table:formula="of:=LEFT([.H107];FIND(&quot;@&quot;;[.H107])-1)" table:style-name="ce4">
            <text:p>anantatogether.photo</text:p>
          </table:table-cell>
          <table:table-cell office:value-type="string" office:string-value="gmail.com" table:formula="of:=RIGHT([.H107];LEN([.H107])-FIND(&quot;@&quot;;[.H107]))" table:style-name="ce1">
            <text:p>gmail.com</text:p>
          </table:table-cell>
          <table:table-cell office:value-type="string" table:style-name="ce1">
            <text:p>anantatogether.photo@gmail.com</text:p>
          </table:table-cell>
          <table:table-cell office:value-type="date" office:date-value="2023-06-01T13:57:24" table:style-name="ce5">
            <text:p>6/1/23 01:57 PM</text:p>
          </table:table-cell>
          <table:table-cell office:value-type="string" table:style-name="ce1">
            <text:p>14.207.3.142</text:p>
          </table:table-cell>
          <table:table-cell table:number-columns-repeated="16374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float" office:value="3980" table:style-name="ce1">
            <text:p>3980</text:p>
          </table:table-cell>
          <table:table-cell table:style-name="ce3"/>
          <table:table-cell office:value-type="string" table:style-name="ce1">
            <text:p>ฟ้าใหม่</text:p>
          </table:table-cell>
          <table:table-cell office:value-type="string" table:style-name="ce1">
            <text:p>กอเซ็ม</text:p>
          </table:table-cell>
          <table:table-cell office:value-type="string" office:string-value="farmai.cute" table:formula="of:=LEFT([.H108];FIND(&quot;@&quot;;[.H108])-1)" table:style-name="ce4">
            <text:p>farmai.cute</text:p>
          </table:table-cell>
          <table:table-cell office:value-type="string" office:string-value="gmail.com" table:formula="of:=RIGHT([.H108];LEN([.H108])-FIND(&quot;@&quot;;[.H108]))" table:style-name="ce1">
            <text:p>gmail.com</text:p>
          </table:table-cell>
          <table:table-cell office:value-type="string" table:style-name="ce1">
            <text:p>farmai.cute@gmail.com</text:p>
          </table:table-cell>
          <table:table-cell office:value-type="date" office:date-value="2023-06-01T13:57:49" table:style-name="ce5">
            <text:p>6/1/23 01:57 PM</text:p>
          </table:table-cell>
          <table:table-cell office:value-type="string" table:style-name="ce1">
            <text:p>49.228.248.154</text:p>
          </table:table-cell>
          <table:table-cell table:number-columns-repeated="16374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float" office:value="3979" table:style-name="ce1">
            <text:p>3979</text:p>
          </table:table-cell>
          <table:table-cell table:style-name="ce3"/>
          <table:table-cell office:value-type="string" table:style-name="ce1">
            <text:p>waranee</text:p>
          </table:table-cell>
          <table:table-cell office:value-type="string" table:style-name="ce1">
            <text:p>Bunpho</text:p>
          </table:table-cell>
          <table:table-cell office:value-type="string" office:string-value="fagfangchang" table:formula="of:=LEFT([.H109];FIND(&quot;@&quot;;[.H109])-1)" table:style-name="ce4">
            <text:p>fagfangchang</text:p>
          </table:table-cell>
          <table:table-cell office:value-type="string" office:string-value="gmail.com" table:formula="of:=RIGHT([.H109];LEN([.H109])-FIND(&quot;@&quot;;[.H109]))" table:style-name="ce1">
            <text:p>gmail.com</text:p>
          </table:table-cell>
          <table:table-cell office:value-type="string" table:style-name="ce1">
            <text:p>fagfangchang@gmail.com</text:p>
          </table:table-cell>
          <table:table-cell office:value-type="date" office:date-value="2023-06-01T13:57:54" table:style-name="ce5">
            <text:p>6/1/23 01:57 PM</text:p>
          </table:table-cell>
          <table:table-cell office:value-type="string" table:style-name="ce1">
            <text:p>1.47.133.24</text:p>
          </table:table-cell>
          <table:table-cell table:number-columns-repeated="16374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float" office:value="3984" table:style-name="ce1">
            <text:p>3984</text:p>
          </table:table-cell>
          <table:table-cell table:style-name="ce3"/>
          <table:table-cell office:value-type="string" table:style-name="ce1">
            <text:p>โชติกา</text:p>
          </table:table-cell>
          <table:table-cell office:value-type="string" table:style-name="ce1">
            <text:p>บัวรัตน์</text:p>
          </table:table-cell>
          <table:table-cell office:value-type="string" office:string-value="chotika.tomtam" table:formula="of:=LEFT([.H110];FIND(&quot;@&quot;;[.H110])-1)" table:style-name="ce4">
            <text:p>chotika.tomtam</text:p>
          </table:table-cell>
          <table:table-cell office:value-type="string" office:string-value="gmail.com" table:formula="of:=RIGHT([.H110];LEN([.H110])-FIND(&quot;@&quot;;[.H110]))" table:style-name="ce1">
            <text:p>gmail.com</text:p>
          </table:table-cell>
          <table:table-cell office:value-type="string" table:style-name="ce1">
            <text:p>chotika.tomtam@gmail.com</text:p>
          </table:table-cell>
          <table:table-cell office:value-type="date" office:date-value="2023-06-01T13:58:01" table:style-name="ce5">
            <text:p>6/1/23 01:58 PM</text:p>
          </table:table-cell>
          <table:table-cell office:value-type="string" table:style-name="ce1">
            <text:p>27.55.74.199</text:p>
          </table:table-cell>
          <table:table-cell table:number-columns-repeated="16374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3983" table:style-name="ce1">
            <text:p>3983</text:p>
          </table:table-cell>
          <table:table-cell table:style-name="ce3"/>
          <table:table-cell office:value-type="string" table:style-name="ce1">
            <text:p>พัสกร</text:p>
          </table:table-cell>
          <table:table-cell office:value-type="string" table:style-name="ce1">
            <text:p>จุลกะเศียน</text:p>
          </table:table-cell>
          <table:table-cell office:value-type="string" office:string-value="gguy.psk" table:formula="of:=LEFT([.H111];FIND(&quot;@&quot;;[.H111])-1)" table:style-name="ce4">
            <text:p>gguy.psk</text:p>
          </table:table-cell>
          <table:table-cell office:value-type="string" office:string-value="gmail.com" table:formula="of:=RIGHT([.H111];LEN([.H111])-FIND(&quot;@&quot;;[.H111]))" table:style-name="ce1">
            <text:p>gmail.com</text:p>
          </table:table-cell>
          <table:table-cell office:value-type="string" table:style-name="ce1">
            <text:p>gguy.psk@gmail.com</text:p>
          </table:table-cell>
          <table:table-cell office:value-type="date" office:date-value="2023-06-01T13:58:03" table:style-name="ce5">
            <text:p>6/1/23 01:58 PM</text:p>
          </table:table-cell>
          <table:table-cell office:value-type="string" table:style-name="ce1">
            <text:p>124.122.220.173</text:p>
          </table:table-cell>
          <table:table-cell table:number-columns-repeated="16374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float" office:value="3982" table:style-name="ce1">
            <text:p>3982</text:p>
          </table:table-cell>
          <table:table-cell table:style-name="ce3"/>
          <table:table-cell office:value-type="string" table:style-name="ce1">
            <text:p>ณัฐชนก</text:p>
          </table:table-cell>
          <table:table-cell office:value-type="string" table:style-name="ce1">
            <text:p>รัตนพุทธาชัย</text:p>
          </table:table-cell>
          <table:table-cell office:value-type="string" office:string-value="nutchanokmai" table:formula="of:=LEFT([.H112];FIND(&quot;@&quot;;[.H112])-1)" table:style-name="ce4">
            <text:p>nutchanokmai</text:p>
          </table:table-cell>
          <table:table-cell office:value-type="string" office:string-value="gmail.com" table:formula="of:=RIGHT([.H112];LEN([.H112])-FIND(&quot;@&quot;;[.H112]))" table:style-name="ce1">
            <text:p>gmail.com</text:p>
          </table:table-cell>
          <table:table-cell office:value-type="string" table:style-name="ce1">
            <text:p>nutchanokmai@gmail.com</text:p>
          </table:table-cell>
          <table:table-cell office:value-type="date" office:date-value="2023-06-01T13:58:13" table:style-name="ce5">
            <text:p>6/1/23 01:58 PM</text:p>
          </table:table-cell>
          <table:table-cell office:value-type="string" table:style-name="ce1">
            <text:p>49.229.162.108</text:p>
          </table:table-cell>
          <table:table-cell table:number-columns-repeated="16374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3981" table:style-name="ce1">
            <text:p>3981</text:p>
          </table:table-cell>
          <table:table-cell table:style-name="ce3"/>
          <table:table-cell office:value-type="string" table:style-name="ce1">
            <text:p>Poramet</text:p>
          </table:table-cell>
          <table:table-cell office:value-type="string" table:style-name="ce1">
            <text:p>Wongsatan</text:p>
          </table:table-cell>
          <table:table-cell office:value-type="string" office:string-value="por-keaw20" table:formula="of:=LEFT([.H113];FIND(&quot;@&quot;;[.H113])-1)" table:style-name="ce4">
            <text:p>por-keaw20</text:p>
          </table:table-cell>
          <table:table-cell office:value-type="string" office:string-value="hotmail.com" table:formula="of:=RIGHT([.H113];LEN([.H113])-FIND(&quot;@&quot;;[.H113]))" table:style-name="ce1">
            <text:p>hotmail.com</text:p>
          </table:table-cell>
          <table:table-cell office:value-type="string" table:style-name="ce1">
            <text:p>por-keaw20@hotmail.com</text:p>
          </table:table-cell>
          <table:table-cell office:value-type="date" office:date-value="2023-06-01T13:58:15" table:style-name="ce5">
            <text:p>6/1/23 01:58 PM</text:p>
          </table:table-cell>
          <table:table-cell office:value-type="string" table:style-name="ce1">
            <text:p>183.88.230.8</text:p>
          </table:table-cell>
          <table:table-cell table:number-columns-repeated="16374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float" office:value="3987" table:style-name="ce1">
            <text:p>3987</text:p>
          </table:table-cell>
          <table:table-cell table:style-name="ce3"/>
          <table:table-cell office:value-type="string" table:style-name="ce1">
            <text:p>กัญลญา</text:p>
          </table:table-cell>
          <table:table-cell office:value-type="string" table:style-name="ce1">
            <text:p>เทศเพ็ญ</text:p>
          </table:table-cell>
          <table:table-cell office:value-type="string" office:string-value="Creamboom2" table:formula="of:=LEFT([.H114];FIND(&quot;@&quot;;[.H114])-1)" table:style-name="ce4">
            <text:p>Creamboom2</text:p>
          </table:table-cell>
          <table:table-cell office:value-type="string" office:string-value="gmail.com" table:formula="of:=RIGHT([.H114];LEN([.H114])-FIND(&quot;@&quot;;[.H114]))" table:style-name="ce1">
            <text:p>gmail.com</text:p>
          </table:table-cell>
          <table:table-cell office:value-type="string" table:style-name="ce1">
            <text:p>Creamboom2@gmail.com</text:p>
          </table:table-cell>
          <table:table-cell office:value-type="date" office:date-value="2023-06-01T13:59:48" table:style-name="ce5">
            <text:p>6/1/23 01:59 PM</text:p>
          </table:table-cell>
          <table:table-cell office:value-type="string" table:style-name="ce1">
            <text:p>1.47.130.159</text:p>
          </table:table-cell>
          <table:table-cell table:number-columns-repeated="16374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float" office:value="3988" table:style-name="ce1">
            <text:p>3988</text:p>
          </table:table-cell>
          <table:table-cell table:style-name="ce3"/>
          <table:table-cell office:value-type="string" table:style-name="ce1">
            <text:p>Benjawan</text:p>
          </table:table-cell>
          <table:table-cell office:value-type="string" table:style-name="ce1">
            <text:p>Saiam</text:p>
          </table:table-cell>
          <table:table-cell office:value-type="string" office:string-value="1707serenity" table:formula="of:=LEFT([.H115];FIND(&quot;@&quot;;[.H115])-1)" table:style-name="ce4">
            <text:p>1707serenity</text:p>
          </table:table-cell>
          <table:table-cell office:value-type="string" office:string-value="gmail.com" table:formula="of:=RIGHT([.H115];LEN([.H115])-FIND(&quot;@&quot;;[.H115]))" table:style-name="ce1">
            <text:p>gmail.com</text:p>
          </table:table-cell>
          <table:table-cell office:value-type="string" table:style-name="ce1">
            <text:p>1707serenity@gmail.com</text:p>
          </table:table-cell>
          <table:table-cell office:value-type="date" office:date-value="2023-06-01T14:00:08" table:style-name="ce5">
            <text:p>6/1/23 02:00 PM</text:p>
          </table:table-cell>
          <table:table-cell office:value-type="string" table:style-name="ce1">
            <text:p>49.230.145.52</text:p>
          </table:table-cell>
          <table:table-cell table:number-columns-repeated="16374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float" office:value="3985" table:style-name="ce1">
            <text:p>3985</text:p>
          </table:table-cell>
          <table:table-cell table:style-name="ce3"/>
          <table:table-cell office:value-type="string" table:style-name="ce1">
            <text:p>กาญจนา</text:p>
          </table:table-cell>
          <table:table-cell office:value-type="string" table:style-name="ce1">
            <text:p>พลังสุข</text:p>
          </table:table-cell>
          <table:table-cell office:value-type="string" office:string-value="karnchanapalugsook" table:formula="of:=LEFT([.H116];FIND(&quot;@&quot;;[.H116])-1)" table:style-name="ce4">
            <text:p>karnchanapalugsook</text:p>
          </table:table-cell>
          <table:table-cell office:value-type="string" office:string-value="gmail.com" table:formula="of:=RIGHT([.H116];LEN([.H116])-FIND(&quot;@&quot;;[.H116]))" table:style-name="ce1">
            <text:p>gmail.com</text:p>
          </table:table-cell>
          <table:table-cell office:value-type="string" table:style-name="ce1">
            <text:p>karnchanapalugsook@gmail.com</text:p>
          </table:table-cell>
          <table:table-cell office:value-type="date" office:date-value="2023-06-01T14:00:15" table:style-name="ce5">
            <text:p>6/1/23 02:00 PM</text:p>
          </table:table-cell>
          <table:table-cell office:value-type="string" table:style-name="ce1">
            <text:p>27.55.73.10</text:p>
          </table:table-cell>
          <table:table-cell table:number-columns-repeated="16374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float" office:value="3989" table:style-name="ce1">
            <text:p>3989</text:p>
          </table:table-cell>
          <table:table-cell table:style-name="ce3"/>
          <table:table-cell office:value-type="string" table:style-name="ce1">
            <text:p>LL</text:p>
          </table:table-cell>
          <table:table-cell office:value-type="string" table:style-name="ce1">
            <text:p>PP</text:p>
          </table:table-cell>
          <table:table-cell office:value-type="string" office:string-value="Pantilapansiri" table:formula="of:=LEFT([.H117];FIND(&quot;@&quot;;[.H117])-1)" table:style-name="ce4">
            <text:p>Pantilapansiri</text:p>
          </table:table-cell>
          <table:table-cell office:value-type="string" office:string-value="gmail.com" table:formula="of:=RIGHT([.H117];LEN([.H117])-FIND(&quot;@&quot;;[.H117]))" table:style-name="ce1">
            <text:p>gmail.com</text:p>
          </table:table-cell>
          <table:table-cell office:value-type="string" table:style-name="ce1">
            <text:p>Pantilapansiri@gmail.com</text:p>
          </table:table-cell>
          <table:table-cell office:value-type="date" office:date-value="2023-06-01T14:00:29" table:style-name="ce5">
            <text:p>6/1/23 02:00 PM</text:p>
          </table:table-cell>
          <table:table-cell office:value-type="string" table:style-name="ce1">
            <text:p>49.230.203.169</text:p>
          </table:table-cell>
          <table:table-cell table:number-columns-repeated="16374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float" office:value="3990" table:style-name="ce1">
            <text:p>3990</text:p>
          </table:table-cell>
          <table:table-cell table:style-name="ce3"/>
          <table:table-cell office:value-type="string" table:style-name="ce1">
            <text:p>กนกวรรณ</text:p>
          </table:table-cell>
          <table:table-cell office:value-type="string" table:style-name="ce1">
            <text:p>ขานรินทร์</text:p>
          </table:table-cell>
          <table:table-cell office:value-type="string" office:string-value="kanokwan.khanrin" table:formula="of:=LEFT([.H118];FIND(&quot;@&quot;;[.H118])-1)" table:style-name="ce4">
            <text:p>kanokwan.khanrin</text:p>
          </table:table-cell>
          <table:table-cell office:value-type="string" office:string-value="hotmail.com" table:formula="of:=RIGHT([.H118];LEN([.H118])-FIND(&quot;@&quot;;[.H118]))" table:style-name="ce1">
            <text:p>hotmail.com</text:p>
          </table:table-cell>
          <table:table-cell office:value-type="string" table:style-name="ce1">
            <text:p>kanokwan.khanrin@hotmail.com</text:p>
          </table:table-cell>
          <table:table-cell office:value-type="date" office:date-value="2023-06-01T14:01:21" table:style-name="ce5">
            <text:p>6/1/23 02:01 PM</text:p>
          </table:table-cell>
          <table:table-cell office:value-type="string" table:style-name="ce1">
            <text:p>171.101.92.47</text:p>
          </table:table-cell>
          <table:table-cell table:number-columns-repeated="16374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float" office:value="3991" table:style-name="ce1">
            <text:p>3991</text:p>
          </table:table-cell>
          <table:table-cell table:style-name="ce3"/>
          <table:table-cell office:value-type="string" table:style-name="ce1">
            <text:p>พร้อมนารา</text:p>
          </table:table-cell>
          <table:table-cell office:value-type="string" table:style-name="ce1">
            <text:p>กิตตินารา</text:p>
          </table:table-cell>
          <table:table-cell office:value-type="string" office:string-value="jomjaiosp" table:formula="of:=LEFT([.H119];FIND(&quot;@&quot;;[.H119])-1)" table:style-name="ce4">
            <text:p>jomjaiosp</text:p>
          </table:table-cell>
          <table:table-cell office:value-type="string" office:string-value="gmail.com" table:formula="of:=RIGHT([.H119];LEN([.H119])-FIND(&quot;@&quot;;[.H119]))" table:style-name="ce1">
            <text:p>gmail.com</text:p>
          </table:table-cell>
          <table:table-cell office:value-type="string" table:style-name="ce1">
            <text:p>jomjaiosp@gmail.com</text:p>
          </table:table-cell>
          <table:table-cell office:value-type="date" office:date-value="2023-06-01T14:01:58" table:style-name="ce5">
            <text:p>6/1/23 02:01 PM</text:p>
          </table:table-cell>
          <table:table-cell office:value-type="string" table:style-name="ce1">
            <text:p>27.55.79.175</text:p>
          </table:table-cell>
          <table:table-cell table:number-columns-repeated="16374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float" office:value="3994" table:style-name="ce1">
            <text:p>3994</text:p>
          </table:table-cell>
          <table:table-cell table:style-name="ce3"/>
          <table:table-cell office:value-type="string" table:style-name="ce1">
            <text:p>สมัชชา</text:p>
          </table:table-cell>
          <table:table-cell office:value-type="string" table:style-name="ce1">
            <text:p>ฉายวิมล</text:p>
          </table:table-cell>
          <table:table-cell office:value-type="string" office:string-value="toonniez.sc" table:formula="of:=LEFT([.H120];FIND(&quot;@&quot;;[.H120])-1)" table:style-name="ce4">
            <text:p>toonniez.sc</text:p>
          </table:table-cell>
          <table:table-cell office:value-type="string" office:string-value="gmail.com" table:formula="of:=RIGHT([.H120];LEN([.H120])-FIND(&quot;@&quot;;[.H120]))" table:style-name="ce1">
            <text:p>gmail.com</text:p>
          </table:table-cell>
          <table:table-cell office:value-type="string" table:style-name="ce1">
            <text:p>toonniez.sc@gmail.com</text:p>
          </table:table-cell>
          <table:table-cell office:value-type="date" office:date-value="2023-06-01T14:03:22" table:style-name="ce5">
            <text:p>6/1/23 02:03 PM</text:p>
          </table:table-cell>
          <table:table-cell office:value-type="string" table:style-name="ce1">
            <text:p>27.145.187.48</text:p>
          </table:table-cell>
          <table:table-cell table:number-columns-repeated="16374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3997" table:style-name="ce1">
            <text:p>3997</text:p>
          </table:table-cell>
          <table:table-cell table:style-name="ce3"/>
          <table:table-cell office:value-type="string" table:style-name="ce1">
            <text:p>ปานชีวา</text:p>
          </table:table-cell>
          <table:table-cell office:value-type="string" table:style-name="ce1">
            <text:p>ยิ้มแฉ่ง</text:p>
          </table:table-cell>
          <table:table-cell office:value-type="string" office:string-value="suipanpanchiwa" table:formula="of:=LEFT([.H121];FIND(&quot;@&quot;;[.H121])-1)" table:style-name="ce4">
            <text:p>suipanpanchiwa</text:p>
          </table:table-cell>
          <table:table-cell office:value-type="string" office:string-value="gmail.com" table:formula="of:=RIGHT([.H121];LEN([.H121])-FIND(&quot;@&quot;;[.H121]))" table:style-name="ce1">
            <text:p>gmail.com</text:p>
          </table:table-cell>
          <table:table-cell office:value-type="string" table:style-name="ce1">
            <text:p>suipanpanchiwa@gmail.com</text:p>
          </table:table-cell>
          <table:table-cell office:value-type="date" office:date-value="2023-06-01T14:03:38" table:style-name="ce5">
            <text:p>6/1/23 02:03 PM</text:p>
          </table:table-cell>
          <table:table-cell office:value-type="string" table:style-name="ce1">
            <text:p>171.100.76.212</text:p>
          </table:table-cell>
          <table:table-cell table:number-columns-repeated="16374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float" office:value="3995" table:style-name="ce1">
            <text:p>3995</text:p>
          </table:table-cell>
          <table:table-cell table:style-name="ce3"/>
          <table:table-cell office:value-type="string" table:style-name="ce1">
            <text:p>ChairT</text:p>
          </table:table-cell>
          <table:table-cell office:value-type="string" table:style-name="ce1">
            <text:p>Sriwichupong</text:p>
          </table:table-cell>
          <table:table-cell office:value-type="string" office:string-value="Ncsnop" table:formula="of:=LEFT([.H122];FIND(&quot;@&quot;;[.H122])-1)" table:style-name="ce4">
            <text:p>Ncsnop</text:p>
          </table:table-cell>
          <table:table-cell office:value-type="string" office:string-value="gmail.com" table:formula="of:=RIGHT([.H122];LEN([.H122])-FIND(&quot;@&quot;;[.H122]))" table:style-name="ce1">
            <text:p>gmail.com</text:p>
          </table:table-cell>
          <table:table-cell office:value-type="string" table:style-name="ce1">
            <text:p>Ncsnop@gmail.com</text:p>
          </table:table-cell>
          <table:table-cell office:value-type="date" office:date-value="2023-06-01T14:03:41" table:style-name="ce5">
            <text:p>6/1/23 02:03 PM</text:p>
          </table:table-cell>
          <table:table-cell office:value-type="string" table:style-name="ce1">
            <text:p>49.228.70.89</text:p>
          </table:table-cell>
          <table:table-cell table:number-columns-repeated="16374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3996" table:style-name="ce1">
            <text:p>3996</text:p>
          </table:table-cell>
          <table:table-cell table:style-name="ce3"/>
          <table:table-cell office:value-type="string" table:style-name="ce1">
            <text:p>ประภัสสรา</text:p>
          </table:table-cell>
          <table:table-cell office:value-type="string" table:style-name="ce1">
            <text:p>ไมตรีจิตร</text:p>
          </table:table-cell>
          <table:table-cell office:value-type="string" office:string-value="paphatsara300545" table:formula="of:=LEFT([.H123];FIND(&quot;@&quot;;[.H123])-1)" table:style-name="ce4">
            <text:p>paphatsara300545</text:p>
          </table:table-cell>
          <table:table-cell office:value-type="string" office:string-value="gmail.com" table:formula="of:=RIGHT([.H123];LEN([.H123])-FIND(&quot;@&quot;;[.H123]))" table:style-name="ce1">
            <text:p>gmail.com</text:p>
          </table:table-cell>
          <table:table-cell office:value-type="string" table:style-name="ce1">
            <text:p>paphatsara300545@gmail.com</text:p>
          </table:table-cell>
          <table:table-cell office:value-type="date" office:date-value="2023-06-01T14:03:47" table:style-name="ce5">
            <text:p>6/1/23 02:03 PM</text:p>
          </table:table-cell>
          <table:table-cell office:value-type="string" table:style-name="ce1">
            <text:p>49.49.241.232</text:p>
          </table:table-cell>
          <table:table-cell table:number-columns-repeated="16374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float" office:value="3998" table:style-name="ce1">
            <text:p>3998</text:p>
          </table:table-cell>
          <table:table-cell table:style-name="ce3"/>
          <table:table-cell office:value-type="string" table:style-name="ce1">
            <text:p>อนัญญา</text:p>
          </table:table-cell>
          <table:table-cell office:value-type="string" table:style-name="ce1">
            <text:p>เสาวภาคมณีวงศ์</text:p>
          </table:table-cell>
          <table:table-cell office:value-type="string" office:string-value="goodiie.official" table:formula="of:=LEFT([.H124];FIND(&quot;@&quot;;[.H124])-1)" table:style-name="ce4">
            <text:p>goodiie.official</text:p>
          </table:table-cell>
          <table:table-cell office:value-type="string" office:string-value="gmail.com" table:formula="of:=RIGHT([.H124];LEN([.H124])-FIND(&quot;@&quot;;[.H124]))" table:style-name="ce1">
            <text:p>gmail.com</text:p>
          </table:table-cell>
          <table:table-cell office:value-type="string" table:style-name="ce1">
            <text:p>goodiie.official@gmail.com</text:p>
          </table:table-cell>
          <table:table-cell office:value-type="date" office:date-value="2023-06-01T14:04:08" table:style-name="ce5">
            <text:p>6/1/23 02:04 PM</text:p>
          </table:table-cell>
          <table:table-cell office:value-type="string" table:style-name="ce1">
            <text:p>49.228.229.102</text:p>
          </table:table-cell>
          <table:table-cell table:number-columns-repeated="16374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float" office:value="4000" table:style-name="ce1">
            <text:p>4000</text:p>
          </table:table-cell>
          <table:table-cell table:style-name="ce3"/>
          <table:table-cell office:value-type="string" table:style-name="ce1">
            <text:p>Harperrrrr</text:p>
          </table:table-cell>
          <table:table-cell office:value-type="string" table:style-name="ce1">
            <text:p>Li</text:p>
          </table:table-cell>
          <table:table-cell office:value-type="string" office:string-value="universebjtas" table:formula="of:=LEFT([.H125];FIND(&quot;@&quot;;[.H125])-1)" table:style-name="ce4">
            <text:p>universebjtas</text:p>
          </table:table-cell>
          <table:table-cell office:value-type="string" office:string-value="gmail.com" table:formula="of:=RIGHT([.H125];LEN([.H125])-FIND(&quot;@&quot;;[.H125]))" table:style-name="ce1">
            <text:p>gmail.com</text:p>
          </table:table-cell>
          <table:table-cell office:value-type="string" table:style-name="ce1">
            <text:p>universebjtas@gmail.com</text:p>
          </table:table-cell>
          <table:table-cell office:value-type="date" office:date-value="2023-06-01T14:04:16" table:style-name="ce5">
            <text:p>6/1/23 02:04 PM</text:p>
          </table:table-cell>
          <table:table-cell office:value-type="string" table:style-name="ce1">
            <text:p>101.12.113.183</text:p>
          </table:table-cell>
          <table:table-cell table:number-columns-repeated="16374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float" office:value="4003" table:style-name="ce1">
            <text:p>4003</text:p>
          </table:table-cell>
          <table:table-cell table:style-name="ce3"/>
          <table:table-cell office:value-type="string" table:style-name="ce1">
            <text:p>สมบูรณ์</text:p>
          </table:table-cell>
          <table:table-cell office:value-type="string" table:style-name="ce1">
            <text:p>เนตรสว่าง</text:p>
          </table:table-cell>
          <table:table-cell office:value-type="string" office:string-value="malamaneerat" table:formula="of:=LEFT([.H126];FIND(&quot;@&quot;;[.H126])-1)" table:style-name="ce4">
            <text:p>malamaneerat</text:p>
          </table:table-cell>
          <table:table-cell office:value-type="string" office:string-value="gmail.com" table:formula="of:=RIGHT([.H126];LEN([.H126])-FIND(&quot;@&quot;;[.H126]))" table:style-name="ce1">
            <text:p>gmail.com</text:p>
          </table:table-cell>
          <table:table-cell office:value-type="string" table:style-name="ce1">
            <text:p>malamaneerat@gmail.com</text:p>
          </table:table-cell>
          <table:table-cell office:value-type="date" office:date-value="2023-06-01T14:05:27" table:style-name="ce5">
            <text:p>6/1/23 02:05 PM</text:p>
          </table:table-cell>
          <table:table-cell office:value-type="string" table:style-name="ce1">
            <text:p>27.55.73.10</text:p>
          </table:table-cell>
          <table:table-cell table:number-columns-repeated="16374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float" office:value="4004" table:style-name="ce1">
            <text:p>4004</text:p>
          </table:table-cell>
          <table:table-cell table:style-name="ce3"/>
          <table:table-cell office:value-type="string" table:style-name="ce1">
            <text:p>จันทิรา</text:p>
          </table:table-cell>
          <table:table-cell office:value-type="string" table:style-name="ce1">
            <text:p>อิศรางกูร ณ อยุธยา</text:p>
          </table:table-cell>
          <table:table-cell office:value-type="string" office:string-value="maytiera" table:formula="of:=LEFT([.H127];FIND(&quot;@&quot;;[.H127])-1)" table:style-name="ce4">
            <text:p>maytiera</text:p>
          </table:table-cell>
          <table:table-cell office:value-type="string" office:string-value="gmail.com" table:formula="of:=RIGHT([.H127];LEN([.H127])-FIND(&quot;@&quot;;[.H127]))" table:style-name="ce1">
            <text:p>gmail.com</text:p>
          </table:table-cell>
          <table:table-cell office:value-type="string" table:style-name="ce1">
            <text:p>maytiera@gmail.com</text:p>
          </table:table-cell>
          <table:table-cell office:value-type="date" office:date-value="2023-06-01T14:06:01" table:style-name="ce5">
            <text:p>6/1/23 02:06 PM</text:p>
          </table:table-cell>
          <table:table-cell office:value-type="string" table:style-name="ce1">
            <text:p>49.230.215.146</text:p>
          </table:table-cell>
          <table:table-cell table:number-columns-repeated="16374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float" office:value="4007" table:style-name="ce1">
            <text:p>4007</text:p>
          </table:table-cell>
          <table:table-cell table:style-name="ce3"/>
          <table:table-cell office:value-type="string" table:style-name="ce1">
            <text:p>ฐเดช</text:p>
          </table:table-cell>
          <table:table-cell office:value-type="string" table:style-name="ce1">
            <text:p>ธนจิระชัย</text:p>
          </table:table-cell>
          <table:table-cell office:value-type="string" office:string-value="Peamovieclub" table:formula="of:=LEFT([.H128];FIND(&quot;@&quot;;[.H128])-1)" table:style-name="ce4">
            <text:p>Peamovieclub</text:p>
          </table:table-cell>
          <table:table-cell office:value-type="string" office:string-value="gmail.com" table:formula="of:=RIGHT([.H128];LEN([.H128])-FIND(&quot;@&quot;;[.H128]))" table:style-name="ce1">
            <text:p>gmail.com</text:p>
          </table:table-cell>
          <table:table-cell office:value-type="string" table:style-name="ce1">
            <text:p>Peamovieclub@gmail.com</text:p>
          </table:table-cell>
          <table:table-cell office:value-type="date" office:date-value="2023-06-01T14:07:00" table:style-name="ce5">
            <text:p>6/1/23 02:07 PM</text:p>
          </table:table-cell>
          <table:table-cell office:value-type="string" table:style-name="ce1">
            <text:p>1.47.134.67</text:p>
          </table:table-cell>
          <table:table-cell table:number-columns-repeated="16374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float" office:value="4008" table:style-name="ce1">
            <text:p>4008</text:p>
          </table:table-cell>
          <table:table-cell table:style-name="ce3"/>
          <table:table-cell office:value-type="string" table:style-name="ce1">
            <text:p>บัวบูชา</text:p>
          </table:table-cell>
          <table:table-cell office:value-type="string" table:style-name="ce1">
            <text:p>แก้วสกุลณี</text:p>
          </table:table-cell>
          <table:table-cell office:value-type="string" office:string-value="buabuchasay" table:formula="of:=LEFT([.H129];FIND(&quot;@&quot;;[.H129])-1)" table:style-name="ce4">
            <text:p>buabuchasay</text:p>
          </table:table-cell>
          <table:table-cell office:value-type="string" office:string-value="gmail.com" table:formula="of:=RIGHT([.H129];LEN([.H129])-FIND(&quot;@&quot;;[.H129]))" table:style-name="ce1">
            <text:p>gmail.com</text:p>
          </table:table-cell>
          <table:table-cell office:value-type="string" table:style-name="ce1">
            <text:p>buabuchasay@gmail.com</text:p>
          </table:table-cell>
          <table:table-cell office:value-type="date" office:date-value="2023-06-01T14:07:41" table:style-name="ce5">
            <text:p>6/1/23 02:07 PM</text:p>
          </table:table-cell>
          <table:table-cell office:value-type="string" table:style-name="ce1">
            <text:p>161.82.245.66</text:p>
          </table:table-cell>
          <table:table-cell table:number-columns-repeated="16374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float" office:value="4006" table:style-name="ce1">
            <text:p>4006</text:p>
          </table:table-cell>
          <table:table-cell table:style-name="ce3"/>
          <table:table-cell office:value-type="string" table:style-name="ce1">
            <text:p>สุพงศ์นิธิ</text:p>
          </table:table-cell>
          <table:table-cell office:value-type="string" table:style-name="ce1">
            <text:p>วิภาธรพิศุทธ์</text:p>
          </table:table-cell>
          <table:table-cell office:value-type="string" office:string-value="SUPONKNITI.V" table:formula="of:=LEFT([.H130];FIND(&quot;@&quot;;[.H130])-1)" table:style-name="ce4">
            <text:p>SUPONKNITI.V</text:p>
          </table:table-cell>
          <table:table-cell office:value-type="string" office:string-value="GMAIL.COM" table:formula="of:=RIGHT([.H130];LEN([.H130])-FIND(&quot;@&quot;;[.H130]))" table:style-name="ce1">
            <text:p>GMAIL.COM</text:p>
          </table:table-cell>
          <table:table-cell office:value-type="string" table:style-name="ce1">
            <text:p>SUPONKNITI.V@GMAIL.COM</text:p>
          </table:table-cell>
          <table:table-cell office:value-type="date" office:date-value="2023-06-01T14:07:43" table:style-name="ce5">
            <text:p>6/1/23 02:07 PM</text:p>
          </table:table-cell>
          <table:table-cell office:value-type="string" table:style-name="ce1">
            <text:p>182.232.136.166</text:p>
          </table:table-cell>
          <table:table-cell table:number-columns-repeated="16374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float" office:value="4009" table:style-name="ce1">
            <text:p>4009</text:p>
          </table:table-cell>
          <table:table-cell table:style-name="ce3"/>
          <table:table-cell office:value-type="string" table:style-name="ce1">
            <text:p>สุนภา</text:p>
          </table:table-cell>
          <table:table-cell office:value-type="string" table:style-name="ce1">
            <text:p>ยะฟู</text:p>
          </table:table-cell>
          <table:table-cell office:value-type="string" office:string-value="sunapa1207" table:formula="of:=LEFT([.H131];FIND(&quot;@&quot;;[.H131])-1)" table:style-name="ce4">
            <text:p>sunapa1207</text:p>
          </table:table-cell>
          <table:table-cell office:value-type="string" office:string-value="gmail.com" table:formula="of:=RIGHT([.H131];LEN([.H131])-FIND(&quot;@&quot;;[.H131]))" table:style-name="ce1">
            <text:p>gmail.com</text:p>
          </table:table-cell>
          <table:table-cell office:value-type="string" table:style-name="ce1">
            <text:p>sunapa1207@gmail.com</text:p>
          </table:table-cell>
          <table:table-cell office:value-type="date" office:date-value="2023-06-01T14:08:15" table:style-name="ce5">
            <text:p>6/1/23 02:08 PM</text:p>
          </table:table-cell>
          <table:table-cell office:value-type="string" table:style-name="ce1">
            <text:p>124.122.91.189</text:p>
          </table:table-cell>
          <table:table-cell table:number-columns-repeated="16374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4014" table:style-name="ce1">
            <text:p>4014</text:p>
          </table:table-cell>
          <table:table-cell table:style-name="ce3"/>
          <table:table-cell office:value-type="string" table:style-name="ce1">
            <text:p>จิรายุ</text:p>
          </table:table-cell>
          <table:table-cell office:value-type="string" table:style-name="ce1">
            <text:p>ตั้งในไตรสรณะ</text:p>
          </table:table-cell>
          <table:table-cell office:value-type="string" office:string-value="basara.z" table:formula="of:=LEFT([.H132];FIND(&quot;@&quot;;[.H132])-1)" table:style-name="ce4">
            <text:p>basara.z</text:p>
          </table:table-cell>
          <table:table-cell office:value-type="string" office:string-value="hotmail.com" table:formula="of:=RIGHT([.H132];LEN([.H132])-FIND(&quot;@&quot;;[.H132]))" table:style-name="ce1">
            <text:p>hotmail.com</text:p>
          </table:table-cell>
          <table:table-cell office:value-type="string" table:style-name="ce1">
            <text:p>basara.z@hotmail.com</text:p>
          </table:table-cell>
          <table:table-cell office:value-type="date" office:date-value="2023-06-01T14:08:30" table:style-name="ce5">
            <text:p>6/1/23 02:08 PM</text:p>
          </table:table-cell>
          <table:table-cell office:value-type="string" table:style-name="ce1">
            <text:p>210.246.247.34</text:p>
          </table:table-cell>
          <table:table-cell table:number-columns-repeated="16374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float" office:value="4013" table:style-name="ce1">
            <text:p>4013</text:p>
          </table:table-cell>
          <table:table-cell table:style-name="ce3"/>
          <table:table-cell office:value-type="string" table:style-name="ce1">
            <text:p>พศิน</text:p>
          </table:table-cell>
          <table:table-cell office:value-type="string" table:style-name="ce1">
            <text:p>พ่วงสม</text:p>
          </table:table-cell>
          <table:table-cell office:value-type="string" office:string-value="Fordps43" table:formula="of:=LEFT([.H133];FIND(&quot;@&quot;;[.H133])-1)" table:style-name="ce4">
            <text:p>Fordps43</text:p>
          </table:table-cell>
          <table:table-cell office:value-type="string" office:string-value="gmail.com" table:formula="of:=RIGHT([.H133];LEN([.H133])-FIND(&quot;@&quot;;[.H133]))" table:style-name="ce1">
            <text:p>gmail.com</text:p>
          </table:table-cell>
          <table:table-cell office:value-type="string" table:style-name="ce1">
            <text:p>Fordps43@gmail.com</text:p>
          </table:table-cell>
          <table:table-cell office:value-type="date" office:date-value="2023-06-01T14:08:56" table:style-name="ce5">
            <text:p>6/1/23 02:08 PM</text:p>
          </table:table-cell>
          <table:table-cell office:value-type="string" table:style-name="ce1">
            <text:p>1.4.203.71</text:p>
          </table:table-cell>
          <table:table-cell table:number-columns-repeated="16374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4016" table:style-name="ce1">
            <text:p>4016</text:p>
          </table:table-cell>
          <table:table-cell table:style-name="ce3"/>
          <table:table-cell office:value-type="string" table:style-name="ce1">
            <text:p>Siajian</text:p>
          </table:table-cell>
          <table:table-cell office:value-type="string" table:style-name="ce1">
            <text:p>Lim</text:p>
          </table:table-cell>
          <table:table-cell office:value-type="string" office:string-value="siajian1997" table:formula="of:=LEFT([.H134];FIND(&quot;@&quot;;[.H134])-1)" table:style-name="ce4">
            <text:p>siajian1997</text:p>
          </table:table-cell>
          <table:table-cell office:value-type="string" office:string-value="gmail.com" table:formula="of:=RIGHT([.H134];LEN([.H134])-FIND(&quot;@&quot;;[.H134]))" table:style-name="ce1">
            <text:p>gmail.com</text:p>
          </table:table-cell>
          <table:table-cell office:value-type="string" table:style-name="ce1">
            <text:p>siajian1997@gmail.com</text:p>
          </table:table-cell>
          <table:table-cell office:value-type="date" office:date-value="2023-06-01T14:10:02" table:style-name="ce5">
            <text:p>6/1/23 02:10 PM</text:p>
          </table:table-cell>
          <table:table-cell office:value-type="string" table:style-name="ce1">
            <text:p>124.120.152.68</text:p>
          </table:table-cell>
          <table:table-cell table:number-columns-repeated="16374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float" office:value="4020" table:style-name="ce1">
            <text:p>4020</text:p>
          </table:table-cell>
          <table:table-cell table:style-name="ce3"/>
          <table:table-cell office:value-type="string" table:style-name="ce1">
            <text:p>พรพิมล</text:p>
          </table:table-cell>
          <table:table-cell office:value-type="string" table:style-name="ce1">
            <text:p>อุดแสนขัน</text:p>
          </table:table-cell>
          <table:table-cell office:value-type="string" office:string-value="Mp994430" table:formula="of:=LEFT([.H135];FIND(&quot;@&quot;;[.H135])-1)" table:style-name="ce4">
            <text:p>Mp994430</text:p>
          </table:table-cell>
          <table:table-cell office:value-type="string" office:string-value="gmail.com" table:formula="of:=RIGHT([.H135];LEN([.H135])-FIND(&quot;@&quot;;[.H135]))" table:style-name="ce1">
            <text:p>gmail.com</text:p>
          </table:table-cell>
          <table:table-cell office:value-type="string" table:style-name="ce1">
            <text:p>Mp994430@gmail.com</text:p>
          </table:table-cell>
          <table:table-cell office:value-type="date" office:date-value="2023-06-01T14:10:30" table:style-name="ce5">
            <text:p>6/1/23 02:10 PM</text:p>
          </table:table-cell>
          <table:table-cell office:value-type="string" table:style-name="ce1">
            <text:p>182.232.56.3</text:p>
          </table:table-cell>
          <table:table-cell table:number-columns-repeated="16374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float" office:value="4021" table:style-name="ce1">
            <text:p>4021</text:p>
          </table:table-cell>
          <table:table-cell table:style-name="ce3"/>
          <table:table-cell office:value-type="string" table:style-name="ce1">
            <text:p>อรพลิน</text:p>
          </table:table-cell>
          <table:table-cell office:value-type="string" table:style-name="ce1">
            <text:p>ต่ออ่อน</text:p>
          </table:table-cell>
          <table:table-cell office:value-type="string" office:string-value="hallelujah1993" table:formula="of:=LEFT([.H136];FIND(&quot;@&quot;;[.H136])-1)" table:style-name="ce4">
            <text:p>hallelujah1993</text:p>
          </table:table-cell>
          <table:table-cell office:value-type="string" office:string-value="hotmail.com" table:formula="of:=RIGHT([.H136];LEN([.H136])-FIND(&quot;@&quot;;[.H136]))" table:style-name="ce1">
            <text:p>hotmail.com</text:p>
          </table:table-cell>
          <table:table-cell office:value-type="string" table:style-name="ce1">
            <text:p>hallelujah1993@hotmail.com</text:p>
          </table:table-cell>
          <table:table-cell office:value-type="date" office:date-value="2023-06-01T14:10:56" table:style-name="ce5">
            <text:p>6/1/23 02:10 PM</text:p>
          </table:table-cell>
          <table:table-cell office:value-type="string" table:style-name="ce1">
            <text:p>182.232.187.76</text:p>
          </table:table-cell>
          <table:table-cell table:number-columns-repeated="16374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float" office:value="4022" table:style-name="ce1">
            <text:p>4022</text:p>
          </table:table-cell>
          <table:table-cell table:style-name="ce3"/>
          <table:table-cell office:value-type="string" table:style-name="ce1">
            <text:p>วราณี</text:p>
          </table:table-cell>
          <table:table-cell office:value-type="string" table:style-name="ce1">
            <text:p>บุญพอ</text:p>
          </table:table-cell>
          <table:table-cell office:value-type="string" office:string-value="aaa0738aaa" table:formula="of:=LEFT([.H137];FIND(&quot;@&quot;;[.H137])-1)" table:style-name="ce4">
            <text:p>aaa0738aaa</text:p>
          </table:table-cell>
          <table:table-cell office:value-type="string" office:string-value="gmail.com" table:formula="of:=RIGHT([.H137];LEN([.H137])-FIND(&quot;@&quot;;[.H137]))" table:style-name="ce1">
            <text:p>gmail.com</text:p>
          </table:table-cell>
          <table:table-cell office:value-type="string" table:style-name="ce1">
            <text:p>aaa0738aaa@gmail.com</text:p>
          </table:table-cell>
          <table:table-cell office:value-type="date" office:date-value="2023-06-01T14:11:12" table:style-name="ce5">
            <text:p>6/1/23 02:11 PM</text:p>
          </table:table-cell>
          <table:table-cell office:value-type="string" table:style-name="ce1">
            <text:p>1.47.133.24</text:p>
          </table:table-cell>
          <table:table-cell table:number-columns-repeated="16374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float" office:value="4018" table:style-name="ce1">
            <text:p>4018</text:p>
          </table:table-cell>
          <table:table-cell table:style-name="ce3"/>
          <table:table-cell office:value-type="string" table:style-name="ce1">
            <text:p>สุวัฒน์ชัย</text:p>
          </table:table-cell>
          <table:table-cell office:value-type="string" table:style-name="ce1">
            <text:p>พรกุลวัฒน์</text:p>
          </table:table-cell>
          <table:table-cell office:value-type="string" office:string-value="Anankin.shane" table:formula="of:=LEFT([.H138];FIND(&quot;@&quot;;[.H138])-1)" table:style-name="ce4">
            <text:p>Anankin.shane</text:p>
          </table:table-cell>
          <table:table-cell office:value-type="string" office:string-value="gmail.com" table:formula="of:=RIGHT([.H138];LEN([.H138])-FIND(&quot;@&quot;;[.H138]))" table:style-name="ce1">
            <text:p>gmail.com</text:p>
          </table:table-cell>
          <table:table-cell office:value-type="string" table:style-name="ce1">
            <text:p>Anankin.shane@gmail.com</text:p>
          </table:table-cell>
          <table:table-cell office:value-type="date" office:date-value="2023-06-01T14:11:19" table:style-name="ce5">
            <text:p>6/1/23 02:11 PM</text:p>
          </table:table-cell>
          <table:table-cell office:value-type="string" table:style-name="ce1">
            <text:p>184.22.35.109</text:p>
          </table:table-cell>
          <table:table-cell table:number-columns-repeated="16374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float" office:value="4026" table:style-name="ce1">
            <text:p>4026</text:p>
          </table:table-cell>
          <table:table-cell table:style-name="ce3"/>
          <table:table-cell office:value-type="string" table:style-name="ce1">
            <text:p>เด่นชับ</text:p>
          </table:table-cell>
          <table:table-cell office:value-type="string" table:style-name="ce1">
            <text:p>จริงใจ</text:p>
          </table:table-cell>
          <table:table-cell office:value-type="string" office:string-value="majorxbec" table:formula="of:=LEFT([.H139];FIND(&quot;@&quot;;[.H139])-1)" table:style-name="ce4">
            <text:p>majorxbec</text:p>
          </table:table-cell>
          <table:table-cell office:value-type="string" office:string-value="gmail.com" table:formula="of:=RIGHT([.H139];LEN([.H139])-FIND(&quot;@&quot;;[.H139]))" table:style-name="ce1">
            <text:p>gmail.com</text:p>
          </table:table-cell>
          <table:table-cell office:value-type="string" table:style-name="ce1">
            <text:p>majorxbec@gmail.com</text:p>
          </table:table-cell>
          <table:table-cell office:value-type="date" office:date-value="2023-06-01T14:11:38" table:style-name="ce5">
            <text:p>6/1/23 02:11 PM</text:p>
          </table:table-cell>
          <table:table-cell office:value-type="string" table:style-name="ce1">
            <text:p>61.91.106.210</text:p>
          </table:table-cell>
          <table:table-cell table:number-columns-repeated="16374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float" office:value="4023" table:style-name="ce1">
            <text:p>4023</text:p>
          </table:table-cell>
          <table:table-cell table:style-name="ce3"/>
          <table:table-cell office:value-type="string" table:style-name="ce1">
            <text:p>ปภัสสนันท์</text:p>
          </table:table-cell>
          <table:table-cell office:value-type="string" table:style-name="ce1">
            <text:p>จิรสิทธิธนกุล</text:p>
          </table:table-cell>
          <table:table-cell office:value-type="string" office:string-value="papatt2428" table:formula="of:=LEFT([.H140];FIND(&quot;@&quot;;[.H140])-1)" table:style-name="ce4">
            <text:p>papatt2428</text:p>
          </table:table-cell>
          <table:table-cell office:value-type="string" office:string-value="gmail.com" table:formula="of:=RIGHT([.H140];LEN([.H140])-FIND(&quot;@&quot;;[.H140]))" table:style-name="ce1">
            <text:p>gmail.com</text:p>
          </table:table-cell>
          <table:table-cell office:value-type="string" table:style-name="ce1">
            <text:p>papatt2428@gmail.com</text:p>
          </table:table-cell>
          <table:table-cell office:value-type="date" office:date-value="2023-06-01T14:12:24" table:style-name="ce5">
            <text:p>6/1/23 02:12 PM</text:p>
          </table:table-cell>
          <table:table-cell office:value-type="string" table:style-name="ce1">
            <text:p>49.228.228.169</text:p>
          </table:table-cell>
          <table:table-cell table:number-columns-repeated="16374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205" table:style-name="ce1">
            <text:p>205</text:p>
          </table:table-cell>
          <table:table-cell table:style-name="ce3"/>
          <table:table-cell office:value-type="string" table:style-name="ce1">
            <text:p>ปิยะภรณ์</text:p>
          </table:table-cell>
          <table:table-cell office:value-type="string" table:style-name="ce1">
            <text:p>วิริยะชาญชัย</text:p>
          </table:table-cell>
          <table:table-cell office:value-type="string" office:string-value="v.parn2" table:formula="of:=LEFT([.H141];FIND(&quot;@&quot;;[.H141])-1)" table:style-name="ce4">
            <text:p>v.parn2</text:p>
          </table:table-cell>
          <table:table-cell office:value-type="string" office:string-value="gmail.com" table:formula="of:=RIGHT([.H141];LEN([.H141])-FIND(&quot;@&quot;;[.H141]))" table:style-name="ce1">
            <text:p>gmail.com</text:p>
          </table:table-cell>
          <table:table-cell office:value-type="string" table:style-name="ce1">
            <text:p>v.parn2@gmail.com</text:p>
          </table:table-cell>
          <table:table-cell office:value-type="date" office:date-value="2023-06-01T14:12:38" table:style-name="ce5">
            <text:p>6/1/23 02:12 PM</text:p>
          </table:table-cell>
          <table:table-cell office:value-type="string" table:style-name="ce1">
            <text:p>182.232.179.8</text:p>
          </table:table-cell>
          <table:table-cell table:number-columns-repeated="16374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float" office:value="4025" table:style-name="ce1">
            <text:p>4025</text:p>
          </table:table-cell>
          <table:table-cell table:style-name="ce3"/>
          <table:table-cell office:value-type="string" table:style-name="ce1">
            <text:p>Paphasiri</text:p>
          </table:table-cell>
          <table:table-cell office:value-type="string" table:style-name="ce1">
            <text:p>Anantachat</text:p>
          </table:table-cell>
          <table:table-cell office:value-type="string" office:string-value="anantatogether2022" table:formula="of:=LEFT([.H142];FIND(&quot;@&quot;;[.H142])-1)" table:style-name="ce4">
            <text:p>anantatogether2022</text:p>
          </table:table-cell>
          <table:table-cell office:value-type="string" office:string-value="gmail.com" table:formula="of:=RIGHT([.H142];LEN([.H142])-FIND(&quot;@&quot;;[.H142]))" table:style-name="ce1">
            <text:p>gmail.com</text:p>
          </table:table-cell>
          <table:table-cell office:value-type="string" table:style-name="ce1">
            <text:p>anantatogether2022@gmail.com</text:p>
          </table:table-cell>
          <table:table-cell office:value-type="date" office:date-value="2023-06-01T14:13:08" table:style-name="ce5">
            <text:p>6/1/23 02:13 PM</text:p>
          </table:table-cell>
          <table:table-cell office:value-type="string" table:style-name="ce1">
            <text:p>1.47.143.22</text:p>
          </table:table-cell>
          <table:table-cell table:number-columns-repeated="16374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float" office:value="4027" table:style-name="ce1">
            <text:p>4027</text:p>
          </table:table-cell>
          <table:table-cell table:style-name="ce3"/>
          <table:table-cell office:value-type="string" table:style-name="ce1">
            <text:p>Phruek</text:p>
          </table:table-cell>
          <table:table-cell office:value-type="string" table:style-name="ce1">
            <text:p>Nimsiriwangso</text:p>
          </table:table-cell>
          <table:table-cell office:value-type="string" office:string-value="earth_nimsiriwangso" table:formula="of:=LEFT([.H143];FIND(&quot;@&quot;;[.H143])-1)" table:style-name="ce4">
            <text:p>earth_nimsiriwangso</text:p>
          </table:table-cell>
          <table:table-cell office:value-type="string" office:string-value="hotmail.com" table:formula="of:=RIGHT([.H143];LEN([.H143])-FIND(&quot;@&quot;;[.H143]))" table:style-name="ce1">
            <text:p>hotmail.com</text:p>
          </table:table-cell>
          <table:table-cell office:value-type="string" table:style-name="ce1">
            <text:p>earth_nimsiriwangso@hotmail.com</text:p>
          </table:table-cell>
          <table:table-cell office:value-type="date" office:date-value="2023-06-01T14:13:36" table:style-name="ce5">
            <text:p>6/1/23 02:13 PM</text:p>
          </table:table-cell>
          <table:table-cell office:value-type="string" table:style-name="ce1">
            <text:p>180.183.139.168</text:p>
          </table:table-cell>
          <table:table-cell table:number-columns-repeated="16374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float" office:value="4028" table:style-name="ce1">
            <text:p>4028</text:p>
          </table:table-cell>
          <table:table-cell table:style-name="ce3"/>
          <table:table-cell office:value-type="string" table:style-name="ce1">
            <text:p>ปาริชาต</text:p>
          </table:table-cell>
          <table:table-cell office:value-type="string" table:style-name="ce1">
            <text:p>แท่นแก้ว</text:p>
          </table:table-cell>
          <table:table-cell office:value-type="string" office:string-value="naptankaew" table:formula="of:=LEFT([.H144];FIND(&quot;@&quot;;[.H144])-1)" table:style-name="ce4">
            <text:p>naptankaew</text:p>
          </table:table-cell>
          <table:table-cell office:value-type="string" office:string-value="gmail.com" table:formula="of:=RIGHT([.H144];LEN([.H144])-FIND(&quot;@&quot;;[.H144]))" table:style-name="ce1">
            <text:p>gmail.com</text:p>
          </table:table-cell>
          <table:table-cell office:value-type="string" table:style-name="ce1">
            <text:p>naptankaew@gmail.com</text:p>
          </table:table-cell>
          <table:table-cell office:value-type="date" office:date-value="2023-06-01T14:13:50" table:style-name="ce5">
            <text:p>6/1/23 02:13 PM</text:p>
          </table:table-cell>
          <table:table-cell office:value-type="string" table:style-name="ce1">
            <text:p>27.55.80.122</text:p>
          </table:table-cell>
          <table:table-cell table:number-columns-repeated="16374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4029" table:style-name="ce1">
            <text:p>4029</text:p>
          </table:table-cell>
          <table:table-cell table:style-name="ce3"/>
          <table:table-cell office:value-type="string" table:style-name="ce1">
            <text:p>Preeya</text:p>
          </table:table-cell>
          <table:table-cell office:value-type="string" table:style-name="ce1">
            <text:p>Nima</text:p>
          </table:table-cell>
          <table:table-cell office:value-type="string" office:string-value="Bahpreeya2541" table:formula="of:=LEFT([.H145];FIND(&quot;@&quot;;[.H145])-1)" table:style-name="ce4">
            <text:p>Bahpreeya2541</text:p>
          </table:table-cell>
          <table:table-cell office:value-type="string" office:string-value="gmail.com​" table:formula="of:=RIGHT([.H145];LEN([.H145])-FIND(&quot;@&quot;;[.H145]))" table:style-name="ce1">
            <text:p>gmail.com​</text:p>
          </table:table-cell>
          <table:table-cell office:value-type="string" table:style-name="ce1">
            <text:p>Bahpreeya2541@gmail.com​</text:p>
          </table:table-cell>
          <table:table-cell office:value-type="date" office:date-value="2023-06-01T14:14:01" table:style-name="ce5">
            <text:p>6/1/23 02:14 PM</text:p>
          </table:table-cell>
          <table:table-cell office:value-type="string" table:style-name="ce1">
            <text:p>58.11.158.218</text:p>
          </table:table-cell>
          <table:table-cell table:number-columns-repeated="16374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float" office:value="4030" table:style-name="ce1">
            <text:p>4030</text:p>
          </table:table-cell>
          <table:table-cell table:style-name="ce3"/>
          <table:table-cell office:value-type="string" table:style-name="ce1">
            <text:p>ศิริลักษณ์</text:p>
          </table:table-cell>
          <table:table-cell office:value-type="string" table:style-name="ce1">
            <text:p>บุญต่อ</text:p>
          </table:table-cell>
          <table:table-cell office:value-type="string" office:string-value="siriluk-kay" table:formula="of:=LEFT([.H146];FIND(&quot;@&quot;;[.H146])-1)" table:style-name="ce4">
            <text:p>siriluk-kay</text:p>
          </table:table-cell>
          <table:table-cell office:value-type="string" office:string-value="hotmail.com" table:formula="of:=RIGHT([.H146];LEN([.H146])-FIND(&quot;@&quot;;[.H146]))" table:style-name="ce1">
            <text:p>hotmail.com</text:p>
          </table:table-cell>
          <table:table-cell office:value-type="string" table:style-name="ce1">
            <text:p>siriluk-kay@hotmail.com</text:p>
          </table:table-cell>
          <table:table-cell office:value-type="date" office:date-value="2023-06-01T14:14:14" table:style-name="ce5">
            <text:p>6/1/23 02:14 PM</text:p>
          </table:table-cell>
          <table:table-cell office:value-type="string" table:style-name="ce1">
            <text:p>171.96.236.42</text:p>
          </table:table-cell>
          <table:table-cell table:number-columns-repeated="16374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float" office:value="4032" table:style-name="ce1">
            <text:p>4032</text:p>
          </table:table-cell>
          <table:table-cell table:style-name="ce3"/>
          <table:table-cell office:value-type="string" table:style-name="ce1">
            <text:p>Naraset</text:p>
          </table:table-cell>
          <table:table-cell office:value-type="string" table:style-name="ce1">
            <text:p>Boonyawan</text:p>
          </table:table-cell>
          <table:table-cell office:value-type="string" office:string-value="eddiga336" table:formula="of:=LEFT([.H147];FIND(&quot;@&quot;;[.H147])-1)" table:style-name="ce4">
            <text:p>eddiga336</text:p>
          </table:table-cell>
          <table:table-cell office:value-type="string" office:string-value="gmail.com" table:formula="of:=RIGHT([.H147];LEN([.H147])-FIND(&quot;@&quot;;[.H147]))" table:style-name="ce1">
            <text:p>gmail.com</text:p>
          </table:table-cell>
          <table:table-cell office:value-type="string" table:style-name="ce1">
            <text:p>eddiga336@gmail.com</text:p>
          </table:table-cell>
          <table:table-cell office:value-type="date" office:date-value="2023-06-01T14:14:55" table:style-name="ce5">
            <text:p>6/1/23 02:14 PM</text:p>
          </table:table-cell>
          <table:table-cell office:value-type="string" table:style-name="ce1">
            <text:p>58.8.174.68</text:p>
          </table:table-cell>
          <table:table-cell table:number-columns-repeated="16374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float" office:value="4031" table:style-name="ce1">
            <text:p>4031</text:p>
          </table:table-cell>
          <table:table-cell table:style-name="ce3"/>
          <table:table-cell office:value-type="string" table:style-name="ce1">
            <text:p>ธนกร</text:p>
          </table:table-cell>
          <table:table-cell office:value-type="string" table:style-name="ce1">
            <text:p>อนุจร</text:p>
          </table:table-cell>
          <table:table-cell office:value-type="string" office:string-value="thanakorn.anujawn" table:formula="of:=LEFT([.H148];FIND(&quot;@&quot;;[.H148])-1)" table:style-name="ce4">
            <text:p>thanakorn.anujawn</text:p>
          </table:table-cell>
          <table:table-cell office:value-type="string" office:string-value="gmail.com" table:formula="of:=RIGHT([.H148];LEN([.H148])-FIND(&quot;@&quot;;[.H148]))" table:style-name="ce1">
            <text:p>gmail.com</text:p>
          </table:table-cell>
          <table:table-cell office:value-type="string" table:style-name="ce1">
            <text:p>thanakorn.anujawn@gmail.com</text:p>
          </table:table-cell>
          <table:table-cell office:value-type="date" office:date-value="2023-06-01T14:15:04" table:style-name="ce5">
            <text:p>6/1/23 02:15 PM</text:p>
          </table:table-cell>
          <table:table-cell office:value-type="string" table:style-name="ce1">
            <text:p>223.24.190.108</text:p>
          </table:table-cell>
          <table:table-cell table:number-columns-repeated="16374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float" office:value="4034" table:style-name="ce1">
            <text:p>4034</text:p>
          </table:table-cell>
          <table:table-cell table:style-name="ce3"/>
          <table:table-cell office:value-type="string" table:style-name="ce1">
            <text:p>รังสิมา</text:p>
          </table:table-cell>
          <table:table-cell office:value-type="string" table:style-name="ce1">
            <text:p>พูนศรี</text:p>
          </table:table-cell>
          <table:table-cell office:value-type="string" office:string-value="rungsimapraew" table:formula="of:=LEFT([.H149];FIND(&quot;@&quot;;[.H149])-1)" table:style-name="ce4">
            <text:p>rungsimapraew</text:p>
          </table:table-cell>
          <table:table-cell office:value-type="string" office:string-value="gmail.com" table:formula="of:=RIGHT([.H149];LEN([.H149])-FIND(&quot;@&quot;;[.H149]))" table:style-name="ce1">
            <text:p>gmail.com</text:p>
          </table:table-cell>
          <table:table-cell office:value-type="string" table:style-name="ce1">
            <text:p>rungsimapraew@gmail.com</text:p>
          </table:table-cell>
          <table:table-cell office:value-type="date" office:date-value="2023-06-01T14:15:16" table:style-name="ce5">
            <text:p>6/1/23 02:15 PM</text:p>
          </table:table-cell>
          <table:table-cell office:value-type="string" table:style-name="ce1">
            <text:p>49.48.228.199</text:p>
          </table:table-cell>
          <table:table-cell table:number-columns-repeated="16374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4033" table:style-name="ce1">
            <text:p>4033</text:p>
          </table:table-cell>
          <table:table-cell table:style-name="ce3"/>
          <table:table-cell office:value-type="string" table:style-name="ce1">
            <text:p>Nida</text:p>
          </table:table-cell>
          <table:table-cell office:value-type="string" table:style-name="ce1">
            <text:p>Sombatnunt</text:p>
          </table:table-cell>
          <table:table-cell office:value-type="string" office:string-value="Ann.nida" table:formula="of:=LEFT([.H150];FIND(&quot;@&quot;;[.H150])-1)" table:style-name="ce4">
            <text:p>Ann.nida</text:p>
          </table:table-cell>
          <table:table-cell office:value-type="string" office:string-value="hotmail.com" table:formula="of:=RIGHT([.H150];LEN([.H150])-FIND(&quot;@&quot;;[.H150]))" table:style-name="ce1">
            <text:p>hotmail.com</text:p>
          </table:table-cell>
          <table:table-cell office:value-type="string" table:style-name="ce1">
            <text:p>Ann.nida@hotmail.com</text:p>
          </table:table-cell>
          <table:table-cell office:value-type="date" office:date-value="2023-06-01T14:15:28" table:style-name="ce5">
            <text:p>6/1/23 02:15 PM</text:p>
          </table:table-cell>
          <table:table-cell office:value-type="string" table:style-name="ce1">
            <text:p>124.120.89.105</text:p>
          </table:table-cell>
          <table:table-cell table:number-columns-repeated="16374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float" office:value="4035" table:style-name="ce1">
            <text:p>4035</text:p>
          </table:table-cell>
          <table:table-cell table:style-name="ce3"/>
          <table:table-cell office:value-type="string" table:style-name="ce1">
            <text:p>Janyaluk</text:p>
          </table:table-cell>
          <table:table-cell office:value-type="string" table:style-name="ce1">
            <text:p>Sirikulnarumit</text:p>
          </table:table-cell>
          <table:table-cell office:value-type="string" office:string-value="mindy.nunu" table:formula="of:=LEFT([.H151];FIND(&quot;@&quot;;[.H151])-1)" table:style-name="ce4">
            <text:p>mindy.nunu</text:p>
          </table:table-cell>
          <table:table-cell office:value-type="string" office:string-value="gmail.com" table:formula="of:=RIGHT([.H151];LEN([.H151])-FIND(&quot;@&quot;;[.H151]))" table:style-name="ce1">
            <text:p>gmail.com</text:p>
          </table:table-cell>
          <table:table-cell office:value-type="string" table:style-name="ce1">
            <text:p>mindy.nunu@gmail.com</text:p>
          </table:table-cell>
          <table:table-cell office:value-type="date" office:date-value="2023-06-01T14:15:33" table:style-name="ce5">
            <text:p>6/1/23 02:15 PM</text:p>
          </table:table-cell>
          <table:table-cell office:value-type="string" table:style-name="ce1">
            <text:p>49.49.251.227</text:p>
          </table:table-cell>
          <table:table-cell table:number-columns-repeated="16374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float" office:value="4038" table:style-name="ce1">
            <text:p>4038</text:p>
          </table:table-cell>
          <table:table-cell table:style-name="ce3"/>
          <table:table-cell office:value-type="string" table:style-name="ce1">
            <text:p>ทรรศพร</text:p>
          </table:table-cell>
          <table:table-cell office:value-type="string" table:style-name="ce1">
            <text:p>ศุขะพันธุ์</text:p>
          </table:table-cell>
          <table:table-cell office:value-type="string" office:string-value="Tastsummer" table:formula="of:=LEFT([.H152];FIND(&quot;@&quot;;[.H152])-1)" table:style-name="ce4">
            <text:p>Tastsummer</text:p>
          </table:table-cell>
          <table:table-cell office:value-type="string" office:string-value="gmail.com" table:formula="of:=RIGHT([.H152];LEN([.H152])-FIND(&quot;@&quot;;[.H152]))" table:style-name="ce1">
            <text:p>gmail.com</text:p>
          </table:table-cell>
          <table:table-cell office:value-type="string" table:style-name="ce1">
            <text:p>Tastsummer@gmail.com</text:p>
          </table:table-cell>
          <table:table-cell office:value-type="date" office:date-value="2023-06-01T14:16:18" table:style-name="ce5">
            <text:p>6/1/23 02:16 PM</text:p>
          </table:table-cell>
          <table:table-cell office:value-type="string" table:style-name="ce1">
            <text:p>49.229.170.77</text:p>
          </table:table-cell>
          <table:table-cell table:number-columns-repeated="16374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4039" table:style-name="ce1">
            <text:p>4039</text:p>
          </table:table-cell>
          <table:table-cell table:style-name="ce3"/>
          <table:table-cell office:value-type="string" table:style-name="ce1">
            <text:p>เสฏฐพล</text:p>
          </table:table-cell>
          <table:table-cell office:value-type="string" table:style-name="ce1">
            <text:p>สร้อยฟ้าหิรัญ</text:p>
          </table:table-cell>
          <table:table-cell office:value-type="string" office:string-value="iamaun247" table:formula="of:=LEFT([.H153];FIND(&quot;@&quot;;[.H153])-1)" table:style-name="ce4">
            <text:p>iamaun247</text:p>
          </table:table-cell>
          <table:table-cell office:value-type="string" office:string-value="gmail.com" table:formula="of:=RIGHT([.H153];LEN([.H153])-FIND(&quot;@&quot;;[.H153]))" table:style-name="ce1">
            <text:p>gmail.com</text:p>
          </table:table-cell>
          <table:table-cell office:value-type="string" table:style-name="ce1">
            <text:p>iamaun247@gmail.com</text:p>
          </table:table-cell>
          <table:table-cell office:value-type="date" office:date-value="2023-06-01T14:16:54" table:style-name="ce5">
            <text:p>6/1/23 02:16 PM</text:p>
          </table:table-cell>
          <table:table-cell office:value-type="string" table:style-name="ce1">
            <text:p>1.47.204.228</text:p>
          </table:table-cell>
          <table:table-cell table:number-columns-repeated="16374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float" office:value="4036" table:style-name="ce1">
            <text:p>4036</text:p>
          </table:table-cell>
          <table:table-cell table:style-name="ce3"/>
          <table:table-cell office:value-type="string" table:style-name="ce1">
            <text:p>ปวีณา</text:p>
          </table:table-cell>
          <table:table-cell office:value-type="string" table:style-name="ce1">
            <text:p>อิ่มพร</text:p>
          </table:table-cell>
          <table:table-cell office:value-type="string" office:string-value="lookpoopaweena" table:formula="of:=LEFT([.H154];FIND(&quot;@&quot;;[.H154])-1)" table:style-name="ce4">
            <text:p>lookpoopaweena</text:p>
          </table:table-cell>
          <table:table-cell office:value-type="string" office:string-value="gmail.com" table:formula="of:=RIGHT([.H154];LEN([.H154])-FIND(&quot;@&quot;;[.H154]))" table:style-name="ce1">
            <text:p>gmail.com</text:p>
          </table:table-cell>
          <table:table-cell office:value-type="string" table:style-name="ce1">
            <text:p>lookpoopaweena@gmail.com</text:p>
          </table:table-cell>
          <table:table-cell office:value-type="date" office:date-value="2023-06-01T14:17:24" table:style-name="ce5">
            <text:p>6/1/23 02:17 PM</text:p>
          </table:table-cell>
          <table:table-cell office:value-type="string" table:style-name="ce1">
            <text:p>182.232.174.180</text:p>
          </table:table-cell>
          <table:table-cell table:number-columns-repeated="16374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float" office:value="4041" table:style-name="ce1">
            <text:p>4041</text:p>
          </table:table-cell>
          <table:table-cell table:style-name="ce3"/>
          <table:table-cell office:value-type="string" table:style-name="ce1">
            <text:p>ชมปัทมาภรณ์</text:p>
          </table:table-cell>
          <table:table-cell office:value-type="string" table:style-name="ce1">
            <text:p>ตั้งสกุลเดิม</text:p>
          </table:table-cell>
          <table:table-cell office:value-type="string" office:string-value="chompat.tang" table:formula="of:=LEFT([.H155];FIND(&quot;@&quot;;[.H155])-1)" table:style-name="ce4">
            <text:p>chompat.tang</text:p>
          </table:table-cell>
          <table:table-cell office:value-type="string" office:string-value="gmail.com" table:formula="of:=RIGHT([.H155];LEN([.H155])-FIND(&quot;@&quot;;[.H155]))" table:style-name="ce1">
            <text:p>gmail.com</text:p>
          </table:table-cell>
          <table:table-cell office:value-type="string" table:style-name="ce1">
            <text:p>chompat.tang@gmail.com</text:p>
          </table:table-cell>
          <table:table-cell office:value-type="date" office:date-value="2023-06-01T14:17:56" table:style-name="ce5">
            <text:p>6/1/23 02:17 PM</text:p>
          </table:table-cell>
          <table:table-cell office:value-type="string" table:style-name="ce1">
            <text:p>223.24.162.215</text:p>
          </table:table-cell>
          <table:table-cell table:number-columns-repeated="16374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float" office:value="4044" table:style-name="ce1">
            <text:p>4044</text:p>
          </table:table-cell>
          <table:table-cell table:style-name="ce3"/>
          <table:table-cell office:value-type="string" table:style-name="ce1">
            <text:p>พัณณิตา</text:p>
          </table:table-cell>
          <table:table-cell office:value-type="string" table:style-name="ce1">
            <text:p>สุขอักษร</text:p>
          </table:table-cell>
          <table:table-cell office:value-type="string" office:string-value="pannita033" table:formula="of:=LEFT([.H156];FIND(&quot;@&quot;;[.H156])-1)" table:style-name="ce4">
            <text:p>pannita033</text:p>
          </table:table-cell>
          <table:table-cell office:value-type="string" office:string-value="gmail.com" table:formula="of:=RIGHT([.H156];LEN([.H156])-FIND(&quot;@&quot;;[.H156]))" table:style-name="ce1">
            <text:p>gmail.com</text:p>
          </table:table-cell>
          <table:table-cell office:value-type="string" table:style-name="ce1">
            <text:p>pannita033@gmail.com</text:p>
          </table:table-cell>
          <table:table-cell office:value-type="date" office:date-value="2023-06-01T14:18:19" table:style-name="ce5">
            <text:p>6/1/23 02:18 PM</text:p>
          </table:table-cell>
          <table:table-cell office:value-type="string" table:style-name="ce1">
            <text:p>180.180.134.197</text:p>
          </table:table-cell>
          <table:table-cell table:number-columns-repeated="16374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float" office:value="4019" table:style-name="ce1">
            <text:p>4019</text:p>
          </table:table-cell>
          <table:table-cell table:style-name="ce3"/>
          <table:table-cell office:value-type="string" table:style-name="ce1">
            <text:p>ญาดา</text:p>
          </table:table-cell>
          <table:table-cell office:value-type="string" table:style-name="ce1">
            <text:p>มนะเกษตรธาร</text:p>
          </table:table-cell>
          <table:table-cell office:value-type="string" office:string-value="wiwi17577" table:formula="of:=LEFT([.H157];FIND(&quot;@&quot;;[.H157])-1)" table:style-name="ce4">
            <text:p>wiwi17577</text:p>
          </table:table-cell>
          <table:table-cell office:value-type="string" office:string-value="gmail.com" table:formula="of:=RIGHT([.H157];LEN([.H157])-FIND(&quot;@&quot;;[.H157]))" table:style-name="ce1">
            <text:p>gmail.com</text:p>
          </table:table-cell>
          <table:table-cell office:value-type="string" table:style-name="ce1">
            <text:p>wiwi17577@gmail.com</text:p>
          </table:table-cell>
          <table:table-cell office:value-type="date" office:date-value="2023-06-01T14:18:20" table:style-name="ce5">
            <text:p>6/1/23 02:18 PM</text:p>
          </table:table-cell>
          <table:table-cell office:value-type="string" table:style-name="ce1">
            <text:p>1.46.146.140</text:p>
          </table:table-cell>
          <table:table-cell table:number-columns-repeated="16374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float" office:value="4043" table:style-name="ce1">
            <text:p>4043</text:p>
          </table:table-cell>
          <table:table-cell table:style-name="ce3"/>
          <table:table-cell office:value-type="string" table:style-name="ce1">
            <text:p>นันทกา</text:p>
          </table:table-cell>
          <table:table-cell office:value-type="string" table:style-name="ce1">
            <text:p>ตุ้ยดา</text:p>
          </table:table-cell>
          <table:table-cell office:value-type="string" office:string-value="aomeko09" table:formula="of:=LEFT([.H158];FIND(&quot;@&quot;;[.H158])-1)" table:style-name="ce4">
            <text:p>aomeko09</text:p>
          </table:table-cell>
          <table:table-cell office:value-type="string" office:string-value="gmail.com" table:formula="of:=RIGHT([.H158];LEN([.H158])-FIND(&quot;@&quot;;[.H158]))" table:style-name="ce1">
            <text:p>gmail.com</text:p>
          </table:table-cell>
          <table:table-cell office:value-type="string" table:style-name="ce1">
            <text:p>aomeko09@gmail.com</text:p>
          </table:table-cell>
          <table:table-cell office:value-type="date" office:date-value="2023-06-01T14:18:34" table:style-name="ce5">
            <text:p>6/1/23 02:18 PM</text:p>
          </table:table-cell>
          <table:table-cell office:value-type="string" table:style-name="ce1">
            <text:p>61.7.154.224</text:p>
          </table:table-cell>
          <table:table-cell table:number-columns-repeated="16374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4049" table:style-name="ce1">
            <text:p>4049</text:p>
          </table:table-cell>
          <table:table-cell table:style-name="ce3"/>
          <table:table-cell office:value-type="string" table:style-name="ce1">
            <text:p>Kitiya</text:p>
          </table:table-cell>
          <table:table-cell office:value-type="string" table:style-name="ce1">
            <text:p>Rassamee</text:p>
          </table:table-cell>
          <table:table-cell office:value-type="string" office:string-value="kalamae-nb" table:formula="of:=LEFT([.H159];FIND(&quot;@&quot;;[.H159])-1)" table:style-name="ce4">
            <text:p>kalamae-nb</text:p>
          </table:table-cell>
          <table:table-cell office:value-type="string" office:string-value="hotmail.com" table:formula="of:=RIGHT([.H159];LEN([.H159])-FIND(&quot;@&quot;;[.H159]))" table:style-name="ce1">
            <text:p>hotmail.com</text:p>
          </table:table-cell>
          <table:table-cell office:value-type="string" table:style-name="ce1">
            <text:p>kalamae-nb@hotmail.com</text:p>
          </table:table-cell>
          <table:table-cell office:value-type="date" office:date-value="2023-06-01T14:18:35" table:style-name="ce5">
            <text:p>6/1/23 02:18 PM</text:p>
          </table:table-cell>
          <table:table-cell office:value-type="string" table:style-name="ce1">
            <text:p>49.229.191.150</text:p>
          </table:table-cell>
          <table:table-cell table:number-columns-repeated="16374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float" office:value="4048" table:style-name="ce1">
            <text:p>4048</text:p>
          </table:table-cell>
          <table:table-cell table:style-name="ce3"/>
          <table:table-cell office:value-type="string" table:style-name="ce1">
            <text:p>ภูมิภัทร</text:p>
          </table:table-cell>
          <table:table-cell office:value-type="string" table:style-name="ce1">
            <text:p>สุขุมพันธนาสาร</text:p>
          </table:table-cell>
          <table:table-cell office:value-type="string" office:string-value="poom35434" table:formula="of:=LEFT([.H160];FIND(&quot;@&quot;;[.H160])-1)" table:style-name="ce4">
            <text:p>poom35434</text:p>
          </table:table-cell>
          <table:table-cell office:value-type="string" office:string-value="gmail.com" table:formula="of:=RIGHT([.H160];LEN([.H160])-FIND(&quot;@&quot;;[.H160]))" table:style-name="ce1">
            <text:p>gmail.com</text:p>
          </table:table-cell>
          <table:table-cell office:value-type="string" table:style-name="ce1">
            <text:p>poom35434@gmail.com</text:p>
          </table:table-cell>
          <table:table-cell office:value-type="date" office:date-value="2023-06-01T14:18:47" table:style-name="ce5">
            <text:p>6/1/23 02:18 PM</text:p>
          </table:table-cell>
          <table:table-cell office:value-type="string" table:style-name="ce1">
            <text:p>182.232.164.48</text:p>
          </table:table-cell>
          <table:table-cell table:number-columns-repeated="16374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4050" table:style-name="ce1">
            <text:p>4050</text:p>
          </table:table-cell>
          <table:table-cell table:style-name="ce3"/>
          <table:table-cell office:value-type="string" table:style-name="ce1">
            <text:p>ศุภสรรค์</text:p>
          </table:table-cell>
          <table:table-cell office:value-type="string" table:style-name="ce1">
            <text:p>หอสุระพิทักษ์</text:p>
          </table:table-cell>
          <table:table-cell office:value-type="string" office:string-value="nongpuen28_" table:formula="of:=LEFT([.H161];FIND(&quot;@&quot;;[.H161])-1)" table:style-name="ce4">
            <text:p>nongpuen28_</text:p>
          </table:table-cell>
          <table:table-cell office:value-type="string" office:string-value="hotmail.com" table:formula="of:=RIGHT([.H161];LEN([.H161])-FIND(&quot;@&quot;;[.H161]))" table:style-name="ce1">
            <text:p>hotmail.com</text:p>
          </table:table-cell>
          <table:table-cell office:value-type="string" table:style-name="ce1">
            <text:p>nongpuen28_@hotmail.com</text:p>
          </table:table-cell>
          <table:table-cell office:value-type="date" office:date-value="2023-06-01T14:18:49" table:style-name="ce5">
            <text:p>6/1/23 02:18 PM</text:p>
          </table:table-cell>
          <table:table-cell office:value-type="string" table:style-name="ce1">
            <text:p>49.228.235.23</text:p>
          </table:table-cell>
          <table:table-cell table:number-columns-repeated="16374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float" office:value="4051" table:style-name="ce1">
            <text:p>4051</text:p>
          </table:table-cell>
          <table:table-cell table:style-name="ce3"/>
          <table:table-cell office:value-type="string" table:style-name="ce1">
            <text:p>พิมพ์ลภัส</text:p>
          </table:table-cell>
          <table:table-cell office:value-type="string" table:style-name="ce1">
            <text:p>คุณาสวัสดิ์</text:p>
          </table:table-cell>
          <table:table-cell office:value-type="string" office:string-value="Dream.kunasawat" table:formula="of:=LEFT([.H162];FIND(&quot;@&quot;;[.H162])-1)" table:style-name="ce4">
            <text:p>Dream.kunasawat</text:p>
          </table:table-cell>
          <table:table-cell office:value-type="string" office:string-value="gmail.com" table:formula="of:=RIGHT([.H162];LEN([.H162])-FIND(&quot;@&quot;;[.H162]))" table:style-name="ce1">
            <text:p>gmail.com</text:p>
          </table:table-cell>
          <table:table-cell office:value-type="string" table:style-name="ce1">
            <text:p>Dream.kunasawat@gmail.com</text:p>
          </table:table-cell>
          <table:table-cell office:value-type="date" office:date-value="2023-06-01T14:18:50" table:style-name="ce5">
            <text:p>6/1/23 02:18 PM</text:p>
          </table:table-cell>
          <table:table-cell office:value-type="string" table:style-name="ce1">
            <text:p>27.55.77.193</text:p>
          </table:table-cell>
          <table:table-cell table:number-columns-repeated="16374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float" office:value="4045" table:style-name="ce1">
            <text:p>4045</text:p>
          </table:table-cell>
          <table:table-cell table:style-name="ce3"/>
          <table:table-cell office:value-type="string" table:style-name="ce1">
            <text:p>วรรณวิสา</text:p>
          </table:table-cell>
          <table:table-cell office:value-type="string" table:style-name="ce1">
            <text:p>เอียนรัมย์</text:p>
          </table:table-cell>
          <table:table-cell office:value-type="string" office:string-value="wanwisae92" table:formula="of:=LEFT([.H163];FIND(&quot;@&quot;;[.H163])-1)" table:style-name="ce4">
            <text:p>wanwisae92</text:p>
          </table:table-cell>
          <table:table-cell office:value-type="string" office:string-value="gmail.com" table:formula="of:=RIGHT([.H163];LEN([.H163])-FIND(&quot;@&quot;;[.H163]))" table:style-name="ce1">
            <text:p>gmail.com</text:p>
          </table:table-cell>
          <table:table-cell office:value-type="string" table:style-name="ce1">
            <text:p>wanwisae92@gmail.com</text:p>
          </table:table-cell>
          <table:table-cell office:value-type="date" office:date-value="2023-06-01T14:19:14" table:style-name="ce5">
            <text:p>6/1/23 02:19 PM</text:p>
          </table:table-cell>
          <table:table-cell office:value-type="string" table:style-name="ce1">
            <text:p>1.46.136.1</text:p>
          </table:table-cell>
          <table:table-cell table:number-columns-repeated="16374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float" office:value="4055" table:style-name="ce1">
            <text:p>4055</text:p>
          </table:table-cell>
          <table:table-cell table:style-name="ce3"/>
          <table:table-cell office:value-type="string" table:style-name="ce1">
            <text:p>Byul</text:p>
          </table:table-cell>
          <table:table-cell office:value-type="string" table:style-name="ce1">
            <text:p>Bam</text:p>
          </table:table-cell>
          <table:table-cell office:value-type="string" office:string-value="hyesun.koreandev" table:formula="of:=LEFT([.H164];FIND(&quot;@&quot;;[.H164])-1)" table:style-name="ce4">
            <text:p>hyesun.koreandev</text:p>
          </table:table-cell>
          <table:table-cell office:value-type="string" office:string-value="gmail.com" table:formula="of:=RIGHT([.H164];LEN([.H164])-FIND(&quot;@&quot;;[.H164]))" table:style-name="ce1">
            <text:p>gmail.com</text:p>
          </table:table-cell>
          <table:table-cell office:value-type="string" table:style-name="ce1">
            <text:p>hyesun.koreandev@gmail.com</text:p>
          </table:table-cell>
          <table:table-cell office:value-type="date" office:date-value="2023-06-01T14:19:43" table:style-name="ce5">
            <text:p>6/1/23 02:19 PM</text:p>
          </table:table-cell>
          <table:table-cell office:value-type="string" table:style-name="ce1">
            <text:p>207.216.50.67</text:p>
          </table:table-cell>
          <table:table-cell table:number-columns-repeated="16374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4054" table:style-name="ce1">
            <text:p>4054</text:p>
          </table:table-cell>
          <table:table-cell table:style-name="ce3"/>
          <table:table-cell office:value-type="string" table:style-name="ce1">
            <text:p>ศิวกร</text:p>
          </table:table-cell>
          <table:table-cell office:value-type="string" table:style-name="ce1">
            <text:p>ถาวร</text:p>
          </table:table-cell>
          <table:table-cell office:value-type="string" office:string-value="Jokeker_15" table:formula="of:=LEFT([.H165];FIND(&quot;@&quot;;[.H165])-1)" table:style-name="ce4">
            <text:p>Jokeker_15</text:p>
          </table:table-cell>
          <table:table-cell office:value-type="string" office:string-value="hotmail.com" table:formula="of:=RIGHT([.H165];LEN([.H165])-FIND(&quot;@&quot;;[.H165]))" table:style-name="ce1">
            <text:p>hotmail.com</text:p>
          </table:table-cell>
          <table:table-cell office:value-type="string" table:style-name="ce1">
            <text:p>Jokeker_15@hotmail.com</text:p>
          </table:table-cell>
          <table:table-cell office:value-type="date" office:date-value="2023-06-01T14:19:43" table:style-name="ce5">
            <text:p>6/1/23 02:19 PM</text:p>
          </table:table-cell>
          <table:table-cell office:value-type="string" table:style-name="ce1">
            <text:p>49.230.184.111</text:p>
          </table:table-cell>
          <table:table-cell table:number-columns-repeated="16374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float" office:value="4056" table:style-name="ce1">
            <text:p>4056</text:p>
          </table:table-cell>
          <table:table-cell table:style-name="ce3"/>
          <table:table-cell office:value-type="string" table:style-name="ce1">
            <text:p>ศศิพร</text:p>
          </table:table-cell>
          <table:table-cell office:value-type="string" table:style-name="ce1">
            <text:p>แพนทิพย์</text:p>
          </table:table-cell>
          <table:table-cell office:value-type="string" office:string-value="sasipornpantip25" table:formula="of:=LEFT([.H166];FIND(&quot;@&quot;;[.H166])-1)" table:style-name="ce4">
            <text:p>sasipornpantip25</text:p>
          </table:table-cell>
          <table:table-cell office:value-type="string" office:string-value="gmail.com" table:formula="of:=RIGHT([.H166];LEN([.H166])-FIND(&quot;@&quot;;[.H166]))" table:style-name="ce1">
            <text:p>gmail.com</text:p>
          </table:table-cell>
          <table:table-cell office:value-type="string" table:style-name="ce1">
            <text:p>sasipornpantip25@gmail.com</text:p>
          </table:table-cell>
          <table:table-cell office:value-type="date" office:date-value="2023-06-01T14:20:19" table:style-name="ce5">
            <text:p>6/1/23 02:20 PM</text:p>
          </table:table-cell>
          <table:table-cell office:value-type="string" table:style-name="ce1">
            <text:p>1.46.152.73</text:p>
          </table:table-cell>
          <table:table-cell table:number-columns-repeated="16374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float" office:value="4057" table:style-name="ce1">
            <text:p>4057</text:p>
          </table:table-cell>
          <table:table-cell table:style-name="ce3"/>
          <table:table-cell office:value-type="string" table:style-name="ce1">
            <text:p>Ane</text:p>
          </table:table-cell>
          <table:table-cell office:value-type="string" table:style-name="ce1">
            <text:p>Phet</text:p>
          </table:table-cell>
          <table:table-cell office:value-type="string" office:string-value="ane.phet" table:formula="of:=LEFT([.H167];FIND(&quot;@&quot;;[.H167])-1)" table:style-name="ce4">
            <text:p>ane.phet</text:p>
          </table:table-cell>
          <table:table-cell office:value-type="string" office:string-value="gmail.com" table:formula="of:=RIGHT([.H167];LEN([.H167])-FIND(&quot;@&quot;;[.H167]))" table:style-name="ce1">
            <text:p>gmail.com</text:p>
          </table:table-cell>
          <table:table-cell office:value-type="string" table:style-name="ce1">
            <text:p>ane.phet@gmail.com</text:p>
          </table:table-cell>
          <table:table-cell office:value-type="date" office:date-value="2023-06-01T14:20:21" table:style-name="ce5">
            <text:p>6/1/23 02:20 PM</text:p>
          </table:table-cell>
          <table:table-cell office:value-type="string" table:style-name="ce1">
            <text:p>24.10.92.210</text:p>
          </table:table-cell>
          <table:table-cell table:number-columns-repeated="16374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float" office:value="4059" table:style-name="ce1">
            <text:p>4059</text:p>
          </table:table-cell>
          <table:table-cell table:style-name="ce3"/>
          <table:table-cell office:value-type="string" table:style-name="ce1">
            <text:p>ชลธิชา</text:p>
          </table:table-cell>
          <table:table-cell office:value-type="string" table:style-name="ce1">
            <text:p>สันตชิต</text:p>
          </table:table-cell>
          <table:table-cell office:value-type="string" office:string-value="mai22798" table:formula="of:=LEFT([.H168];FIND(&quot;@&quot;;[.H168])-1)" table:style-name="ce4">
            <text:p>mai22798</text:p>
          </table:table-cell>
          <table:table-cell office:value-type="string" office:string-value="gmail.com" table:formula="of:=RIGHT([.H168];LEN([.H168])-FIND(&quot;@&quot;;[.H168]))" table:style-name="ce1">
            <text:p>gmail.com</text:p>
          </table:table-cell>
          <table:table-cell office:value-type="string" table:style-name="ce1">
            <text:p>mai22798@gmail.com</text:p>
          </table:table-cell>
          <table:table-cell office:value-type="date" office:date-value="2023-06-01T14:20:40" table:style-name="ce5">
            <text:p>6/1/23 02:20 PM</text:p>
          </table:table-cell>
          <table:table-cell office:value-type="string" table:style-name="ce1">
            <text:p>202.28.118.69</text:p>
          </table:table-cell>
          <table:table-cell table:number-columns-repeated="16374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4010" table:style-name="ce1">
            <text:p>4010</text:p>
          </table:table-cell>
          <table:table-cell table:style-name="ce3"/>
          <table:table-cell office:value-type="string" table:style-name="ce1">
            <text:p>แสงเดือน</text:p>
          </table:table-cell>
          <table:table-cell office:value-type="string" table:style-name="ce1">
            <text:p>วิสุทธิวัฒน์</text:p>
          </table:table-cell>
          <table:table-cell office:value-type="string" office:string-value="sangduan.wisu" table:formula="of:=LEFT([.H169];FIND(&quot;@&quot;;[.H169])-1)" table:style-name="ce4">
            <text:p>sangduan.wisu</text:p>
          </table:table-cell>
          <table:table-cell office:value-type="string" office:string-value="gmail.com" table:formula="of:=RIGHT([.H169];LEN([.H169])-FIND(&quot;@&quot;;[.H169]))" table:style-name="ce1">
            <text:p>gmail.com</text:p>
          </table:table-cell>
          <table:table-cell office:value-type="string" table:style-name="ce1">
            <text:p>sangduan.wisu@gmail.com</text:p>
          </table:table-cell>
          <table:table-cell office:value-type="date" office:date-value="2023-06-01T14:20:44" table:style-name="ce5">
            <text:p>6/1/23 02:20 PM</text:p>
          </table:table-cell>
          <table:table-cell office:value-type="string" table:style-name="ce1">
            <text:p>124.120.85.166</text:p>
          </table:table-cell>
          <table:table-cell table:number-columns-repeated="16374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float" office:value="4063" table:style-name="ce1">
            <text:p>4063</text:p>
          </table:table-cell>
          <table:table-cell table:style-name="ce3"/>
          <table:table-cell office:value-type="string" table:style-name="ce1">
            <text:p>Ananpipat</text:p>
          </table:table-cell>
          <table:table-cell office:value-type="string" table:style-name="ce1">
            <text:p>Juntah</text:p>
          </table:table-cell>
          <table:table-cell office:value-type="string" office:string-value="Rockabobby.2230" table:formula="of:=LEFT([.H170];FIND(&quot;@&quot;;[.H170])-1)" table:style-name="ce4">
            <text:p>Rockabobby.2230</text:p>
          </table:table-cell>
          <table:table-cell office:value-type="string" office:string-value="gmail.com" table:formula="of:=RIGHT([.H170];LEN([.H170])-FIND(&quot;@&quot;;[.H170]))" table:style-name="ce1">
            <text:p>gmail.com</text:p>
          </table:table-cell>
          <table:table-cell office:value-type="string" table:style-name="ce1">
            <text:p>Rockabobby.2230@gmail.com</text:p>
          </table:table-cell>
          <table:table-cell office:value-type="date" office:date-value="2023-06-01T14:21:46" table:style-name="ce5">
            <text:p>6/1/23 02:21 PM</text:p>
          </table:table-cell>
          <table:table-cell office:value-type="string" table:style-name="ce1">
            <text:p>58.11.157.228</text:p>
          </table:table-cell>
          <table:table-cell table:number-columns-repeated="16374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float" office:value="4067" table:style-name="ce1">
            <text:p>4067</text:p>
          </table:table-cell>
          <table:table-cell table:style-name="ce3"/>
          <table:table-cell office:value-type="string" table:style-name="ce1">
            <text:p>สิรวิชญ์</text:p>
          </table:table-cell>
          <table:table-cell office:value-type="string" table:style-name="ce1">
            <text:p>ไทยทวีไพศาล</text:p>
          </table:table-cell>
          <table:table-cell office:value-type="string" office:string-value="jewsirawit_2543" table:formula="of:=LEFT([.H171];FIND(&quot;@&quot;;[.H171])-1)" table:style-name="ce4">
            <text:p>jewsirawit_2543</text:p>
          </table:table-cell>
          <table:table-cell office:value-type="string" office:string-value="hotmail.com" table:formula="of:=RIGHT([.H171];LEN([.H171])-FIND(&quot;@&quot;;[.H171]))" table:style-name="ce1">
            <text:p>hotmail.com</text:p>
          </table:table-cell>
          <table:table-cell office:value-type="string" table:style-name="ce1">
            <text:p>jewsirawit_2543@hotmail.com</text:p>
          </table:table-cell>
          <table:table-cell office:value-type="date" office:date-value="2023-06-01T14:22:20" table:style-name="ce5">
            <text:p>6/1/23 02:22 PM</text:p>
          </table:table-cell>
          <table:table-cell office:value-type="string" table:style-name="ce1">
            <text:p>49.49.237.142</text:p>
          </table:table-cell>
          <table:table-cell table:number-columns-repeated="16374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float" office:value="4068" table:style-name="ce1">
            <text:p>4068</text:p>
          </table:table-cell>
          <table:table-cell table:style-name="ce3"/>
          <table:table-cell office:value-type="string" table:style-name="ce1">
            <text:p>Kantapat</text:p>
          </table:table-cell>
          <table:table-cell office:value-type="string" table:style-name="ce1">
            <text:p>Pongpornprot</text:p>
          </table:table-cell>
          <table:table-cell office:value-type="string" office:string-value="tarb.kantapat" table:formula="of:=LEFT([.H172];FIND(&quot;@&quot;;[.H172])-1)" table:style-name="ce4">
            <text:p>tarb.kantapat</text:p>
          </table:table-cell>
          <table:table-cell office:value-type="string" office:string-value="gmail.com" table:formula="of:=RIGHT([.H172];LEN([.H172])-FIND(&quot;@&quot;;[.H172]))" table:style-name="ce1">
            <text:p>gmail.com</text:p>
          </table:table-cell>
          <table:table-cell office:value-type="string" table:style-name="ce1">
            <text:p>tarb.kantapat@gmail.com</text:p>
          </table:table-cell>
          <table:table-cell office:value-type="date" office:date-value="2023-06-01T14:22:39" table:style-name="ce5">
            <text:p>6/1/23 02:22 PM</text:p>
          </table:table-cell>
          <table:table-cell office:value-type="string" table:style-name="ce1">
            <text:p>49.229.170.191</text:p>
          </table:table-cell>
          <table:table-cell table:number-columns-repeated="16374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float" office:value="4069" table:style-name="ce1">
            <text:p>4069</text:p>
          </table:table-cell>
          <table:table-cell table:style-name="ce3"/>
          <table:table-cell office:value-type="string" table:style-name="ce1">
            <text:p>มยุรีย์</text:p>
          </table:table-cell>
          <table:table-cell office:value-type="string" table:style-name="ce1">
            <text:p>มอญพูด</text:p>
          </table:table-cell>
          <table:table-cell office:value-type="string" office:string-value="mayuree253801" table:formula="of:=LEFT([.H173];FIND(&quot;@&quot;;[.H173])-1)" table:style-name="ce4">
            <text:p>mayuree253801</text:p>
          </table:table-cell>
          <table:table-cell office:value-type="string" office:string-value="gmail.com" table:formula="of:=RIGHT([.H173];LEN([.H173])-FIND(&quot;@&quot;;[.H173]))" table:style-name="ce1">
            <text:p>gmail.com</text:p>
          </table:table-cell>
          <table:table-cell office:value-type="string" table:style-name="ce1">
            <text:p>mayuree253801@gmail.com</text:p>
          </table:table-cell>
          <table:table-cell office:value-type="date" office:date-value="2023-06-01T14:22:46" table:style-name="ce5">
            <text:p>6/1/23 02:22 PM</text:p>
          </table:table-cell>
          <table:table-cell office:value-type="string" table:style-name="ce1">
            <text:p>49.229.249.249</text:p>
          </table:table-cell>
          <table:table-cell table:number-columns-repeated="16374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float" office:value="4062" table:style-name="ce1">
            <text:p>4062</text:p>
          </table:table-cell>
          <table:table-cell table:style-name="ce3"/>
          <table:table-cell office:value-type="string" table:style-name="ce1">
            <text:p>ปรียานุช</text:p>
          </table:table-cell>
          <table:table-cell office:value-type="string" table:style-name="ce1">
            <text:p>แป้นงาม</text:p>
          </table:table-cell>
          <table:table-cell office:value-type="string" office:string-value="peeraya260799" table:formula="of:=LEFT([.H174];FIND(&quot;@&quot;;[.H174])-1)" table:style-name="ce4">
            <text:p>peeraya260799</text:p>
          </table:table-cell>
          <table:table-cell office:value-type="string" office:string-value="gmail.com" table:formula="of:=RIGHT([.H174];LEN([.H174])-FIND(&quot;@&quot;;[.H174]))" table:style-name="ce1">
            <text:p>gmail.com</text:p>
          </table:table-cell>
          <table:table-cell office:value-type="string" table:style-name="ce1">
            <text:p>peeraya260799@gmail.com</text:p>
          </table:table-cell>
          <table:table-cell office:value-type="date" office:date-value="2023-06-01T14:23:06" table:style-name="ce5">
            <text:p>6/1/23 02:23 PM</text:p>
          </table:table-cell>
          <table:table-cell office:value-type="string" table:style-name="ce1">
            <text:p>223.24.150.202</text:p>
          </table:table-cell>
          <table:table-cell table:number-columns-repeated="16374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float" office:value="4065" table:style-name="ce1">
            <text:p>4065</text:p>
          </table:table-cell>
          <table:table-cell table:style-name="ce3"/>
          <table:table-cell office:value-type="string" table:style-name="ce1">
            <text:p>อธิวัฒน์</text:p>
          </table:table-cell>
          <table:table-cell office:value-type="string" table:style-name="ce1">
            <text:p>เจียงธนาโรจน์</text:p>
          </table:table-cell>
          <table:table-cell office:value-type="string" office:string-value="aue2000" table:formula="of:=LEFT([.H175];FIND(&quot;@&quot;;[.H175])-1)" table:style-name="ce4">
            <text:p>aue2000</text:p>
          </table:table-cell>
          <table:table-cell office:value-type="string" office:string-value="gmail.com" table:formula="of:=RIGHT([.H175];LEN([.H175])-FIND(&quot;@&quot;;[.H175]))" table:style-name="ce1">
            <text:p>gmail.com</text:p>
          </table:table-cell>
          <table:table-cell office:value-type="string" table:style-name="ce1">
            <text:p>aue2000@gmail.com</text:p>
          </table:table-cell>
          <table:table-cell office:value-type="date" office:date-value="2023-06-01T14:23:10" table:style-name="ce5">
            <text:p>6/1/23 02:23 PM</text:p>
          </table:table-cell>
          <table:table-cell office:value-type="string" table:style-name="ce1">
            <text:p>124.122.91.189</text:p>
          </table:table-cell>
          <table:table-cell table:number-columns-repeated="16374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float" office:value="4070" table:style-name="ce1">
            <text:p>4070</text:p>
          </table:table-cell>
          <table:table-cell table:style-name="ce3"/>
          <table:table-cell office:value-type="string" table:style-name="ce1">
            <text:p>กรธวัช</text:p>
          </table:table-cell>
          <table:table-cell office:value-type="string" table:style-name="ce1">
            <text:p>พูพาร์ต</text:p>
          </table:table-cell>
          <table:table-cell office:value-type="string" office:string-value="korntawatpoupart1" table:formula="of:=LEFT([.H176];FIND(&quot;@&quot;;[.H176])-1)" table:style-name="ce4">
            <text:p>korntawatpoupart1</text:p>
          </table:table-cell>
          <table:table-cell office:value-type="string" office:string-value="gmail.com" table:formula="of:=RIGHT([.H176];LEN([.H176])-FIND(&quot;@&quot;;[.H176]))" table:style-name="ce1">
            <text:p>gmail.com</text:p>
          </table:table-cell>
          <table:table-cell office:value-type="string" table:style-name="ce1">
            <text:p>korntawatpoupart1@gmail.com</text:p>
          </table:table-cell>
          <table:table-cell office:value-type="date" office:date-value="2023-06-01T14:23:20" table:style-name="ce5">
            <text:p>6/1/23 02:23 PM</text:p>
          </table:table-cell>
          <table:table-cell office:value-type="string" table:style-name="ce1">
            <text:p>171.97.216.77</text:p>
          </table:table-cell>
          <table:table-cell table:number-columns-repeated="16374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4072" table:style-name="ce1">
            <text:p>4072</text:p>
          </table:table-cell>
          <table:table-cell table:style-name="ce3"/>
          <table:table-cell office:value-type="string" table:style-name="ce1">
            <text:p>ณิชา</text:p>
          </table:table-cell>
          <table:table-cell office:value-type="string" table:style-name="ce1">
            <text:p>สนธิ?ชัยสกุล</text:p>
          </table:table-cell>
          <table:table-cell office:value-type="string" office:string-value="hathaipan.s" table:formula="of:=LEFT([.H177];FIND(&quot;@&quot;;[.H177])-1)" table:style-name="ce4">
            <text:p>hathaipan.s</text:p>
          </table:table-cell>
          <table:table-cell office:value-type="string" office:string-value="gmail.com" table:formula="of:=RIGHT([.H177];LEN([.H177])-FIND(&quot;@&quot;;[.H177]))" table:style-name="ce1">
            <text:p>gmail.com</text:p>
          </table:table-cell>
          <table:table-cell office:value-type="string" table:style-name="ce1">
            <text:p>hathaipan.s@gmail.com</text:p>
          </table:table-cell>
          <table:table-cell office:value-type="date" office:date-value="2023-06-01T14:24:43" table:style-name="ce5">
            <text:p>6/1/23 02:24 PM</text:p>
          </table:table-cell>
          <table:table-cell office:value-type="string" table:style-name="ce1">
            <text:p>110.171.20.98</text:p>
          </table:table-cell>
          <table:table-cell table:number-columns-repeated="16374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float" office:value="4076" table:style-name="ce1">
            <text:p>4076</text:p>
          </table:table-cell>
          <table:table-cell table:style-name="ce3"/>
          <table:table-cell office:value-type="string" table:style-name="ce1">
            <text:p>Waralee</text:p>
          </table:table-cell>
          <table:table-cell office:value-type="string" table:style-name="ce1">
            <text:p>Sontiang</text:p>
          </table:table-cell>
          <table:table-cell office:value-type="string" office:string-value="leevyprince" table:formula="of:=LEFT([.H178];FIND(&quot;@&quot;;[.H178])-1)" table:style-name="ce4">
            <text:p>leevyprince</text:p>
          </table:table-cell>
          <table:table-cell office:value-type="string" office:string-value="hotmail.com" table:formula="of:=RIGHT([.H178];LEN([.H178])-FIND(&quot;@&quot;;[.H178]))" table:style-name="ce1">
            <text:p>hotmail.com</text:p>
          </table:table-cell>
          <table:table-cell office:value-type="string" table:style-name="ce1">
            <text:p>leevyprince@hotmail.com</text:p>
          </table:table-cell>
          <table:table-cell office:value-type="date" office:date-value="2023-06-01T14:25:35" table:style-name="ce5">
            <text:p>6/1/23 02:25 PM</text:p>
          </table:table-cell>
          <table:table-cell office:value-type="string" table:style-name="ce1">
            <text:p>124.120.205.118</text:p>
          </table:table-cell>
          <table:table-cell table:number-columns-repeated="16374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float" office:value="4075" table:style-name="ce1">
            <text:p>4075</text:p>
          </table:table-cell>
          <table:table-cell table:style-name="ce3"/>
          <table:table-cell office:value-type="string" table:style-name="ce1">
            <text:p>ปริญญาภรณ์</text:p>
          </table:table-cell>
          <table:table-cell office:value-type="string" table:style-name="ce1">
            <text:p>วรรณทอง</text:p>
          </table:table-cell>
          <table:table-cell office:value-type="string" office:string-value="priyyaphrnw" table:formula="of:=LEFT([.H179];FIND(&quot;@&quot;;[.H179])-1)" table:style-name="ce4">
            <text:p>priyyaphrnw</text:p>
          </table:table-cell>
          <table:table-cell office:value-type="string" office:string-value="gmail.com" table:formula="of:=RIGHT([.H179];LEN([.H179])-FIND(&quot;@&quot;;[.H179]))" table:style-name="ce1">
            <text:p>gmail.com</text:p>
          </table:table-cell>
          <table:table-cell office:value-type="string" table:style-name="ce1">
            <text:p>priyyaphrnw@gmail.com</text:p>
          </table:table-cell>
          <table:table-cell office:value-type="date" office:date-value="2023-06-01T14:25:58" table:style-name="ce5">
            <text:p>6/1/23 02:25 PM</text:p>
          </table:table-cell>
          <table:table-cell office:value-type="string" table:style-name="ce1">
            <text:p>27.55.93.97</text:p>
          </table:table-cell>
          <table:table-cell table:number-columns-repeated="16374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float" office:value="4078" table:style-name="ce1">
            <text:p>4078</text:p>
          </table:table-cell>
          <table:table-cell table:style-name="ce3"/>
          <table:table-cell office:value-type="string" table:style-name="ce1">
            <text:p>มรกต</text:p>
          </table:table-cell>
          <table:table-cell office:value-type="string" table:style-name="ce1">
            <text:p>ว่องไวยกูล</text:p>
          </table:table-cell>
          <table:table-cell office:value-type="string" office:string-value="pp_yj0626" table:formula="of:=LEFT([.H180];FIND(&quot;@&quot;;[.H180])-1)" table:style-name="ce4">
            <text:p>pp_yj0626</text:p>
          </table:table-cell>
          <table:table-cell office:value-type="string" office:string-value="hotmail.com" table:formula="of:=RIGHT([.H180];LEN([.H180])-FIND(&quot;@&quot;;[.H180]))" table:style-name="ce1">
            <text:p>hotmail.com</text:p>
          </table:table-cell>
          <table:table-cell office:value-type="string" table:style-name="ce1">
            <text:p>pp_yj0626@hotmail.com</text:p>
          </table:table-cell>
          <table:table-cell office:value-type="date" office:date-value="2023-06-01T14:26:36" table:style-name="ce5">
            <text:p>6/1/23 02:26 PM</text:p>
          </table:table-cell>
          <table:table-cell office:value-type="string" table:style-name="ce1">
            <text:p>182.232.195.86</text:p>
          </table:table-cell>
          <table:table-cell table:number-columns-repeated="16374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float" office:value="4080" table:style-name="ce1">
            <text:p>4080</text:p>
          </table:table-cell>
          <table:table-cell table:style-name="ce3"/>
          <table:table-cell office:value-type="string" table:style-name="ce1">
            <text:p>Nattapat</text:p>
          </table:table-cell>
          <table:table-cell office:value-type="string" table:style-name="ce1">
            <text:p>Nilkhumwong</text:p>
          </table:table-cell>
          <table:table-cell office:value-type="string" office:string-value="caroline.sie" table:formula="of:=LEFT([.H181];FIND(&quot;@&quot;;[.H181])-1)" table:style-name="ce4">
            <text:p>caroline.sie</text:p>
          </table:table-cell>
          <table:table-cell office:value-type="string" office:string-value="live.com" table:formula="of:=RIGHT([.H181];LEN([.H181])-FIND(&quot;@&quot;;[.H181]))" table:style-name="ce1">
            <text:p>live.com</text:p>
          </table:table-cell>
          <table:table-cell office:value-type="string" table:style-name="ce1">
            <text:p>caroline.sie@live.com</text:p>
          </table:table-cell>
          <table:table-cell office:value-type="date" office:date-value="2023-06-01T14:26:56" table:style-name="ce5">
            <text:p>6/1/23 02:26 PM</text:p>
          </table:table-cell>
          <table:table-cell office:value-type="string" table:style-name="ce1">
            <text:p>58.11.97.58</text:p>
          </table:table-cell>
          <table:table-cell table:number-columns-repeated="16374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float" office:value="4077" table:style-name="ce1">
            <text:p>4077</text:p>
          </table:table-cell>
          <table:table-cell table:style-name="ce3"/>
          <table:table-cell office:value-type="string" table:style-name="ce1">
            <text:p>นภิสา</text:p>
          </table:table-cell>
          <table:table-cell office:value-type="string" table:style-name="ce1">
            <text:p>จันทะโรทัย</text:p>
          </table:table-cell>
          <table:table-cell office:value-type="string" office:string-value="Naphisa0206" table:formula="of:=LEFT([.H182];FIND(&quot;@&quot;;[.H182])-1)" table:style-name="ce4">
            <text:p>Naphisa0206</text:p>
          </table:table-cell>
          <table:table-cell office:value-type="string" office:string-value="gmail.com" table:formula="of:=RIGHT([.H182];LEN([.H182])-FIND(&quot;@&quot;;[.H182]))" table:style-name="ce1">
            <text:p>gmail.com</text:p>
          </table:table-cell>
          <table:table-cell office:value-type="string" table:style-name="ce1">
            <text:p>Naphisa0206@gmail.com</text:p>
          </table:table-cell>
          <table:table-cell office:value-type="date" office:date-value="2023-06-01T14:27:00" table:style-name="ce5">
            <text:p>6/1/23 02:27 PM</text:p>
          </table:table-cell>
          <table:table-cell office:value-type="string" table:style-name="ce1">
            <text:p>182.232.158.135</text:p>
          </table:table-cell>
          <table:table-cell table:number-columns-repeated="16374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float" office:value="4081" table:style-name="ce1">
            <text:p>4081</text:p>
          </table:table-cell>
          <table:table-cell table:style-name="ce3"/>
          <table:table-cell office:value-type="string" table:style-name="ce1">
            <text:p>Pink</text:p>
          </table:table-cell>
          <table:table-cell office:value-type="string" table:style-name="ce1">
            <text:p>Wink</text:p>
          </table:table-cell>
          <table:table-cell office:value-type="string" office:string-value="worldwidewinks" table:formula="of:=LEFT([.H183];FIND(&quot;@&quot;;[.H183])-1)" table:style-name="ce4">
            <text:p>worldwidewinks</text:p>
          </table:table-cell>
          <table:table-cell office:value-type="string" office:string-value="gmail.com" table:formula="of:=RIGHT([.H183];LEN([.H183])-FIND(&quot;@&quot;;[.H183]))" table:style-name="ce1">
            <text:p>gmail.com</text:p>
          </table:table-cell>
          <table:table-cell office:value-type="string" table:style-name="ce1">
            <text:p>worldwidewinks@gmail.com</text:p>
          </table:table-cell>
          <table:table-cell office:value-type="date" office:date-value="2023-06-01T14:27:47" table:style-name="ce5">
            <text:p>6/1/23 02:27 PM</text:p>
          </table:table-cell>
          <table:table-cell office:value-type="string" table:style-name="ce1">
            <text:p>58.11.157.228</text:p>
          </table:table-cell>
          <table:table-cell table:number-columns-repeated="16374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float" office:value="4082" table:style-name="ce1">
            <text:p>4082</text:p>
          </table:table-cell>
          <table:table-cell table:style-name="ce3"/>
          <table:table-cell office:value-type="string" table:style-name="ce1">
            <text:p>Ethaphong</text:p>
          </table:table-cell>
          <table:table-cell office:value-type="string" table:style-name="ce1">
            <text:p>Thamjutaporn</text:p>
          </table:table-cell>
          <table:table-cell office:value-type="string" office:string-value="Netnameber" table:formula="of:=LEFT([.H184];FIND(&quot;@&quot;;[.H184])-1)" table:style-name="ce4">
            <text:p>Netnameber</text:p>
          </table:table-cell>
          <table:table-cell office:value-type="string" office:string-value="hotmail.com" table:formula="of:=RIGHT([.H184];LEN([.H184])-FIND(&quot;@&quot;;[.H184]))" table:style-name="ce1">
            <text:p>hotmail.com</text:p>
          </table:table-cell>
          <table:table-cell office:value-type="string" table:style-name="ce1">
            <text:p>Netnameber@hotmail.com</text:p>
          </table:table-cell>
          <table:table-cell office:value-type="date" office:date-value="2023-06-01T14:28:00" table:style-name="ce5">
            <text:p>6/1/23 02:28 PM</text:p>
          </table:table-cell>
          <table:table-cell office:value-type="string" table:style-name="ce1">
            <text:p>124.120.169.140</text:p>
          </table:table-cell>
          <table:table-cell table:number-columns-repeated="16374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float" office:value="4083" table:style-name="ce1">
            <text:p>4083</text:p>
          </table:table-cell>
          <table:table-cell table:style-name="ce3"/>
          <table:table-cell office:value-type="string" table:style-name="ce1">
            <text:p>Kankamon</text:p>
          </table:table-cell>
          <table:table-cell office:value-type="string" table:style-name="ce1">
            <text:p>Saraprang</text:p>
          </table:table-cell>
          <table:table-cell office:value-type="string" office:string-value="kankamon.saraprang" table:formula="of:=LEFT([.H185];FIND(&quot;@&quot;;[.H185])-1)" table:style-name="ce4">
            <text:p>kankamon.saraprang</text:p>
          </table:table-cell>
          <table:table-cell office:value-type="string" office:string-value="gmail.com" table:formula="of:=RIGHT([.H185];LEN([.H185])-FIND(&quot;@&quot;;[.H185]))" table:style-name="ce1">
            <text:p>gmail.com</text:p>
          </table:table-cell>
          <table:table-cell office:value-type="string" table:style-name="ce1">
            <text:p>kankamon.saraprang@gmail.com</text:p>
          </table:table-cell>
          <table:table-cell office:value-type="date" office:date-value="2023-06-01T14:28:13" table:style-name="ce5">
            <text:p>6/1/23 02:28 PM</text:p>
          </table:table-cell>
          <table:table-cell office:value-type="string" table:style-name="ce1">
            <text:p>27.55.81.114</text:p>
          </table:table-cell>
          <table:table-cell table:number-columns-repeated="16374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float" office:value="3518" table:style-name="ce1">
            <text:p>3518</text:p>
          </table:table-cell>
          <table:table-cell table:style-name="ce3"/>
          <table:table-cell office:value-type="string" table:style-name="ce1">
            <text:p>Chanita</text:p>
          </table:table-cell>
          <table:table-cell office:value-type="string" table:style-name="ce1">
            <text:p>Thanapitch</text:p>
          </table:table-cell>
          <table:table-cell office:value-type="string" office:string-value="chanita_t" table:formula="of:=LEFT([.H186];FIND(&quot;@&quot;;[.H186])-1)" table:style-name="ce4">
            <text:p>chanita_t</text:p>
          </table:table-cell>
          <table:table-cell office:value-type="string" office:string-value="serendipity.co.th" table:formula="of:=RIGHT([.H186];LEN([.H186])-FIND(&quot;@&quot;;[.H186]))" table:style-name="ce1">
            <text:p>serendipity.co.th</text:p>
          </table:table-cell>
          <table:table-cell office:value-type="string" table:style-name="ce1">
            <text:p>chanita_t@serendipity.co.th</text:p>
          </table:table-cell>
          <table:table-cell office:value-type="date" office:date-value="2023-06-01T14:29:29" table:style-name="ce5">
            <text:p>6/1/23 02:29 PM</text:p>
          </table:table-cell>
          <table:table-cell office:value-type="string" table:style-name="ce1">
            <text:p>202.183.201.116</text:p>
          </table:table-cell>
          <table:table-cell table:number-columns-repeated="16374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4085" table:style-name="ce1">
            <text:p>4085</text:p>
          </table:table-cell>
          <table:table-cell table:style-name="ce3"/>
          <table:table-cell office:value-type="string" table:style-name="ce1">
            <text:p>ณัฐรินทร์</text:p>
          </table:table-cell>
          <table:table-cell office:value-type="string" table:style-name="ce1">
            <text:p>พันธ์ปานดนุเดช</text:p>
          </table:table-cell>
          <table:table-cell office:value-type="string" office:string-value="natharin.fem" table:formula="of:=LEFT([.H187];FIND(&quot;@&quot;;[.H187])-1)" table:style-name="ce4">
            <text:p>natharin.fem</text:p>
          </table:table-cell>
          <table:table-cell office:value-type="string" office:string-value="gmail.com" table:formula="of:=RIGHT([.H187];LEN([.H187])-FIND(&quot;@&quot;;[.H187]))" table:style-name="ce1">
            <text:p>gmail.com</text:p>
          </table:table-cell>
          <table:table-cell office:value-type="string" table:style-name="ce1">
            <text:p>natharin.fem@gmail.com</text:p>
          </table:table-cell>
          <table:table-cell office:value-type="date" office:date-value="2023-06-01T14:29:47" table:style-name="ce5">
            <text:p>6/1/23 02:29 PM</text:p>
          </table:table-cell>
          <table:table-cell office:value-type="string" table:style-name="ce1">
            <text:p>49.49.223.17</text:p>
          </table:table-cell>
          <table:table-cell table:number-columns-repeated="16374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float" office:value="4087" table:style-name="ce1">
            <text:p>4087</text:p>
          </table:table-cell>
          <table:table-cell table:style-name="ce3"/>
          <table:table-cell office:value-type="string" table:style-name="ce1">
            <text:p>ณิฏะญาร์</text:p>
          </table:table-cell>
          <table:table-cell office:value-type="string" table:style-name="ce1">
            <text:p>บรรเทา</text:p>
          </table:table-cell>
          <table:table-cell office:value-type="string" office:string-value="taltanot" table:formula="of:=LEFT([.H188];FIND(&quot;@&quot;;[.H188])-1)" table:style-name="ce4">
            <text:p>taltanot</text:p>
          </table:table-cell>
          <table:table-cell office:value-type="string" office:string-value="hotmail.com" table:formula="of:=RIGHT([.H188];LEN([.H188])-FIND(&quot;@&quot;;[.H188]))" table:style-name="ce1">
            <text:p>hotmail.com</text:p>
          </table:table-cell>
          <table:table-cell office:value-type="string" table:style-name="ce1">
            <text:p>taltanot@hotmail.com</text:p>
          </table:table-cell>
          <table:table-cell office:value-type="date" office:date-value="2023-06-01T14:31:43" table:style-name="ce5">
            <text:p>6/1/23 02:31 PM</text:p>
          </table:table-cell>
          <table:table-cell office:value-type="string" table:style-name="ce1">
            <text:p>182.232.110.37</text:p>
          </table:table-cell>
          <table:table-cell table:number-columns-repeated="16374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float" office:value="4089" table:style-name="ce1">
            <text:p>4089</text:p>
          </table:table-cell>
          <table:table-cell table:style-name="ce3"/>
          <table:table-cell office:value-type="string" table:style-name="ce1">
            <text:p>Olive</text:p>
          </table:table-cell>
          <table:table-cell office:value-type="string" table:style-name="ce1">
            <text:p>Nadia</text:p>
          </table:table-cell>
          <table:table-cell office:value-type="string" office:string-value="olive.saeron" table:formula="of:=LEFT([.H189];FIND(&quot;@&quot;;[.H189])-1)" table:style-name="ce4">
            <text:p>olive.saeron</text:p>
          </table:table-cell>
          <table:table-cell office:value-type="string" office:string-value="gmail.com" table:formula="of:=RIGHT([.H189];LEN([.H189])-FIND(&quot;@&quot;;[.H189]))" table:style-name="ce1">
            <text:p>gmail.com</text:p>
          </table:table-cell>
          <table:table-cell office:value-type="string" table:style-name="ce1">
            <text:p>olive.saeron@gmail.com</text:p>
          </table:table-cell>
          <table:table-cell office:value-type="date" office:date-value="2023-06-01T14:31:54" table:style-name="ce5">
            <text:p>6/1/23 02:31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float" office:value="4092" table:style-name="ce1">
            <text:p>4092</text:p>
          </table:table-cell>
          <table:table-cell table:style-name="ce3"/>
          <table:table-cell office:value-type="string" table:style-name="ce1">
            <text:p>Nakyum</text:p>
          </table:table-cell>
          <table:table-cell office:value-type="string" table:style-name="ce1">
            <text:p>Baek</text:p>
          </table:table-cell>
          <table:table-cell office:value-type="string" office:string-value="justababiixog" table:formula="of:=LEFT([.H190];FIND(&quot;@&quot;;[.H190])-1)" table:style-name="ce4">
            <text:p>justababiixog</text:p>
          </table:table-cell>
          <table:table-cell office:value-type="string" office:string-value="gmail.com" table:formula="of:=RIGHT([.H190];LEN([.H190])-FIND(&quot;@&quot;;[.H190]))" table:style-name="ce1">
            <text:p>gmail.com</text:p>
          </table:table-cell>
          <table:table-cell office:value-type="string" table:style-name="ce1">
            <text:p>justababiixog@gmail.com</text:p>
          </table:table-cell>
          <table:table-cell office:value-type="date" office:date-value="2023-06-01T14:32:52" table:style-name="ce5">
            <text:p>6/1/23 02:32 PM</text:p>
          </table:table-cell>
          <table:table-cell office:value-type="string" table:style-name="ce1">
            <text:p>24.10.92.210</text:p>
          </table:table-cell>
          <table:table-cell table:number-columns-repeated="16374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4093" table:style-name="ce1">
            <text:p>4093</text:p>
          </table:table-cell>
          <table:table-cell table:style-name="ce3"/>
          <table:table-cell office:value-type="string" table:style-name="ce1">
            <text:p>Merielle</text:p>
          </table:table-cell>
          <table:table-cell office:value-type="string" table:style-name="ce1">
            <text:p>Togan</text:p>
          </table:table-cell>
          <table:table-cell office:value-type="string" office:string-value="elleirem.nagot" table:formula="of:=LEFT([.H191];FIND(&quot;@&quot;;[.H191])-1)" table:style-name="ce4">
            <text:p>elleirem.nagot</text:p>
          </table:table-cell>
          <table:table-cell office:value-type="string" office:string-value="gmail.com" table:formula="of:=RIGHT([.H191];LEN([.H191])-FIND(&quot;@&quot;;[.H191]))" table:style-name="ce1">
            <text:p>gmail.com</text:p>
          </table:table-cell>
          <table:table-cell office:value-type="string" table:style-name="ce1">
            <text:p>elleirem.nagot@gmail.com</text:p>
          </table:table-cell>
          <table:table-cell office:value-type="date" office:date-value="2023-06-01T14:34:00" table:style-name="ce5">
            <text:p>6/1/23 02:34 PM</text:p>
          </table:table-cell>
          <table:table-cell office:value-type="string" table:style-name="ce1">
            <text:p>119.111.154.106</text:p>
          </table:table-cell>
          <table:table-cell table:number-columns-repeated="16374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float" office:value="4094" table:style-name="ce1">
            <text:p>4094</text:p>
          </table:table-cell>
          <table:table-cell table:style-name="ce3"/>
          <table:table-cell office:value-type="string" table:style-name="ce1">
            <text:p>หทัยชนก</text:p>
          </table:table-cell>
          <table:table-cell office:value-type="string" table:style-name="ce1">
            <text:p>ปิ๋วธัญญา</text:p>
          </table:table-cell>
          <table:table-cell office:value-type="string" office:string-value="Pivtunya51" table:formula="of:=LEFT([.H192];FIND(&quot;@&quot;;[.H192])-1)" table:style-name="ce4">
            <text:p>Pivtunya51</text:p>
          </table:table-cell>
          <table:table-cell office:value-type="string" office:string-value="gmail.com" table:formula="of:=RIGHT([.H192];LEN([.H192])-FIND(&quot;@&quot;;[.H192]))" table:style-name="ce1">
            <text:p>gmail.com</text:p>
          </table:table-cell>
          <table:table-cell office:value-type="string" table:style-name="ce1">
            <text:p>Pivtunya51@gmail.com</text:p>
          </table:table-cell>
          <table:table-cell office:value-type="date" office:date-value="2023-06-01T14:34:30" table:style-name="ce5">
            <text:p>6/1/23 02:34 PM</text:p>
          </table:table-cell>
          <table:table-cell office:value-type="string" table:style-name="ce1">
            <text:p>1.47.129.167</text:p>
          </table:table-cell>
          <table:table-cell table:number-columns-repeated="16374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4095" table:style-name="ce1">
            <text:p>4095</text:p>
          </table:table-cell>
          <table:table-cell table:style-name="ce3"/>
          <table:table-cell office:value-type="string" table:style-name="ce1">
            <text:p>พราวพิไล</text:p>
          </table:table-cell>
          <table:table-cell office:value-type="string" table:style-name="ce1">
            <text:p>รุ่งเรืองสาคร</text:p>
          </table:table-cell>
          <table:table-cell office:value-type="string" office:string-value="proudpilai.r" table:formula="of:=LEFT([.H193];FIND(&quot;@&quot;;[.H193])-1)" table:style-name="ce4">
            <text:p>proudpilai.r</text:p>
          </table:table-cell>
          <table:table-cell office:value-type="string" office:string-value="gmail.com" table:formula="of:=RIGHT([.H193];LEN([.H193])-FIND(&quot;@&quot;;[.H193]))" table:style-name="ce1">
            <text:p>gmail.com</text:p>
          </table:table-cell>
          <table:table-cell office:value-type="string" table:style-name="ce1">
            <text:p>proudpilai.r@gmail.com</text:p>
          </table:table-cell>
          <table:table-cell office:value-type="date" office:date-value="2023-06-01T14:34:39" table:style-name="ce5">
            <text:p>6/1/23 02:34 PM</text:p>
          </table:table-cell>
          <table:table-cell office:value-type="string" table:style-name="ce1">
            <text:p>27.55.73.143</text:p>
          </table:table-cell>
          <table:table-cell table:number-columns-repeated="16374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4097" table:style-name="ce1">
            <text:p>4097</text:p>
          </table:table-cell>
          <table:table-cell table:style-name="ce3"/>
          <table:table-cell office:value-type="string" table:style-name="ce1">
            <text:p>พงษธร</text:p>
          </table:table-cell>
          <table:table-cell office:value-type="string" table:style-name="ce1">
            <text:p>เปรมปรี</text:p>
          </table:table-cell>
          <table:table-cell office:value-type="string" office:string-value="Pongsartong.pra" table:formula="of:=LEFT([.H194];FIND(&quot;@&quot;;[.H194])-1)" table:style-name="ce4">
            <text:p>Pongsartong.pra</text:p>
          </table:table-cell>
          <table:table-cell office:value-type="string" office:string-value="spumail.net" table:formula="of:=RIGHT([.H194];LEN([.H194])-FIND(&quot;@&quot;;[.H194]))" table:style-name="ce1">
            <text:p>spumail.net</text:p>
          </table:table-cell>
          <table:table-cell office:value-type="string" table:style-name="ce1">
            <text:p>Pongsartong.pra@spumail.net</text:p>
          </table:table-cell>
          <table:table-cell office:value-type="date" office:date-value="2023-06-01T14:34:57" table:style-name="ce5">
            <text:p>6/1/23 02:34 PM</text:p>
          </table:table-cell>
          <table:table-cell office:value-type="string" table:style-name="ce1">
            <text:p>49.237.19.77</text:p>
          </table:table-cell>
          <table:table-cell table:number-columns-repeated="16374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4099" table:style-name="ce1">
            <text:p>4099</text:p>
          </table:table-cell>
          <table:table-cell table:style-name="ce3"/>
          <table:table-cell office:value-type="string" table:style-name="ce1">
            <text:p>ธนวัช</text:p>
          </table:table-cell>
          <table:table-cell office:value-type="string" table:style-name="ce1">
            <text:p>ตีระรัตน์</text:p>
          </table:table-cell>
          <table:table-cell office:value-type="string" office:string-value="tanavach_t" table:formula="of:=LEFT([.H195];FIND(&quot;@&quot;;[.H195])-1)" table:style-name="ce4">
            <text:p>tanavach_t</text:p>
          </table:table-cell>
          <table:table-cell office:value-type="string" office:string-value="hotmail.com" table:formula="of:=RIGHT([.H195];LEN([.H195])-FIND(&quot;@&quot;;[.H195]))" table:style-name="ce1">
            <text:p>hotmail.com</text:p>
          </table:table-cell>
          <table:table-cell office:value-type="string" table:style-name="ce1">
            <text:p>tanavach_t@hotmail.com</text:p>
          </table:table-cell>
          <table:table-cell office:value-type="date" office:date-value="2023-06-01T14:35:24" table:style-name="ce5">
            <text:p>6/1/23 02:35 PM</text:p>
          </table:table-cell>
          <table:table-cell office:value-type="string" table:style-name="ce1">
            <text:p>171.101.110.16</text:p>
          </table:table-cell>
          <table:table-cell table:number-columns-repeated="16374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float" office:value="3986" table:style-name="ce1">
            <text:p>3986</text:p>
          </table:table-cell>
          <table:table-cell table:style-name="ce3"/>
          <table:table-cell office:value-type="string" table:style-name="ce1">
            <text:p>ภัทรดา</text:p>
          </table:table-cell>
          <table:table-cell office:value-type="string" table:style-name="ce1">
            <text:p>สอนแก้ว</text:p>
          </table:table-cell>
          <table:table-cell office:value-type="string" office:string-value="pattaradas44" table:formula="of:=LEFT([.H196];FIND(&quot;@&quot;;[.H196])-1)" table:style-name="ce4">
            <text:p>pattaradas44</text:p>
          </table:table-cell>
          <table:table-cell office:value-type="string" office:string-value="gmail.com" table:formula="of:=RIGHT([.H196];LEN([.H196])-FIND(&quot;@&quot;;[.H196]))" table:style-name="ce1">
            <text:p>gmail.com</text:p>
          </table:table-cell>
          <table:table-cell office:value-type="string" table:style-name="ce1">
            <text:p>pattaradas44@gmail.com</text:p>
          </table:table-cell>
          <table:table-cell office:value-type="date" office:date-value="2023-06-01T14:35:53" table:style-name="ce5">
            <text:p>6/1/23 02:35 PM</text:p>
          </table:table-cell>
          <table:table-cell office:value-type="string" table:style-name="ce1">
            <text:p>27.55.89.200</text:p>
          </table:table-cell>
          <table:table-cell table:number-columns-repeated="16374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4100" table:style-name="ce1">
            <text:p>4100</text:p>
          </table:table-cell>
          <table:table-cell table:style-name="ce3"/>
          <table:table-cell office:value-type="string" table:style-name="ce1">
            <text:p>Kiatsuda</text:p>
          </table:table-cell>
          <table:table-cell office:value-type="string" table:style-name="ce1">
            <text:p>Thaiyamat</text:p>
          </table:table-cell>
          <table:table-cell office:value-type="string" office:string-value="littledog_monmon" table:formula="of:=LEFT([.H197];FIND(&quot;@&quot;;[.H197])-1)" table:style-name="ce4">
            <text:p>littledog_monmon</text:p>
          </table:table-cell>
          <table:table-cell office:value-type="string" office:string-value="hotmail.com" table:formula="of:=RIGHT([.H197];LEN([.H197])-FIND(&quot;@&quot;;[.H197]))" table:style-name="ce1">
            <text:p>hotmail.com</text:p>
          </table:table-cell>
          <table:table-cell office:value-type="string" table:style-name="ce1">
            <text:p>littledog_monmon@hotmail.com</text:p>
          </table:table-cell>
          <table:table-cell office:value-type="date" office:date-value="2023-06-01T14:36:27" table:style-name="ce5">
            <text:p>6/1/23 02:36 PM</text:p>
          </table:table-cell>
          <table:table-cell office:value-type="string" table:style-name="ce1">
            <text:p>49.229.187.177</text:p>
          </table:table-cell>
          <table:table-cell table:number-columns-repeated="16374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float" office:value="4101" table:style-name="ce1">
            <text:p>4101</text:p>
          </table:table-cell>
          <table:table-cell table:style-name="ce3"/>
          <table:table-cell office:value-type="string" table:style-name="ce1">
            <text:p>พัชรพล</text:p>
          </table:table-cell>
          <table:table-cell office:value-type="string" table:style-name="ce1">
            <text:p>หนูหวาน</text:p>
          </table:table-cell>
          <table:table-cell office:value-type="string" office:string-value="Patcharaphon88" table:formula="of:=LEFT([.H198];FIND(&quot;@&quot;;[.H198])-1)" table:style-name="ce4">
            <text:p>Patcharaphon88</text:p>
          </table:table-cell>
          <table:table-cell office:value-type="string" office:string-value="gmail.com" table:formula="of:=RIGHT([.H198];LEN([.H198])-FIND(&quot;@&quot;;[.H198]))" table:style-name="ce1">
            <text:p>gmail.com</text:p>
          </table:table-cell>
          <table:table-cell office:value-type="string" table:style-name="ce1">
            <text:p>Patcharaphon88@gmail.com</text:p>
          </table:table-cell>
          <table:table-cell office:value-type="date" office:date-value="2023-06-01T14:36:56" table:style-name="ce5">
            <text:p>6/1/23 02:36 PM</text:p>
          </table:table-cell>
          <table:table-cell office:value-type="string" table:style-name="ce1">
            <text:p>49.229.200.133</text:p>
          </table:table-cell>
          <table:table-cell table:number-columns-repeated="16374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4104" table:style-name="ce1">
            <text:p>4104</text:p>
          </table:table-cell>
          <table:table-cell table:style-name="ce3"/>
          <table:table-cell office:value-type="string" table:style-name="ce1">
            <text:p>Nicha</text:p>
          </table:table-cell>
          <table:table-cell office:value-type="string" table:style-name="ce1">
            <text:p>Klinsuea</text:p>
          </table:table-cell>
          <table:table-cell office:value-type="string" office:string-value="joy.01042544" table:formula="of:=LEFT([.H199];FIND(&quot;@&quot;;[.H199])-1)" table:style-name="ce4">
            <text:p>joy.01042544</text:p>
          </table:table-cell>
          <table:table-cell office:value-type="string" office:string-value="gmail.com" table:formula="of:=RIGHT([.H199];LEN([.H199])-FIND(&quot;@&quot;;[.H199]))" table:style-name="ce1">
            <text:p>gmail.com</text:p>
          </table:table-cell>
          <table:table-cell office:value-type="string" table:style-name="ce1">
            <text:p>joy.01042544@gmail.com</text:p>
          </table:table-cell>
          <table:table-cell office:value-type="date" office:date-value="2023-06-01T14:37:30" table:style-name="ce5">
            <text:p>6/1/23 02:37 PM</text:p>
          </table:table-cell>
          <table:table-cell office:value-type="string" table:style-name="ce1">
            <text:p>182.53.32.68</text:p>
          </table:table-cell>
          <table:table-cell table:number-columns-repeated="16374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float" office:value="4103" table:style-name="ce1">
            <text:p>4103</text:p>
          </table:table-cell>
          <table:table-cell table:style-name="ce3"/>
          <table:table-cell office:value-type="string" table:style-name="ce1">
            <text:p>อริสสรา</text:p>
          </table:table-cell>
          <table:table-cell office:value-type="string" table:style-name="ce1">
            <text:p>แนวนาค</text:p>
          </table:table-cell>
          <table:table-cell office:value-type="string" office:string-value="angicearin271207" table:formula="of:=LEFT([.H200];FIND(&quot;@&quot;;[.H200])-1)" table:style-name="ce4">
            <text:p>angicearin271207</text:p>
          </table:table-cell>
          <table:table-cell office:value-type="string" office:string-value="gmail.com" table:formula="of:=RIGHT([.H200];LEN([.H200])-FIND(&quot;@&quot;;[.H200]))" table:style-name="ce1">
            <text:p>gmail.com</text:p>
          </table:table-cell>
          <table:table-cell office:value-type="string" table:style-name="ce1">
            <text:p>angicearin271207@gmail.com</text:p>
          </table:table-cell>
          <table:table-cell office:value-type="date" office:date-value="2023-06-01T14:37:38" table:style-name="ce5">
            <text:p>6/1/23 02:37 PM</text:p>
          </table:table-cell>
          <table:table-cell office:value-type="string" table:style-name="ce1">
            <text:p>124.121.173.5</text:p>
          </table:table-cell>
          <table:table-cell table:number-columns-repeated="16374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float" office:value="4098" table:style-name="ce1">
            <text:p>4098</text:p>
          </table:table-cell>
          <table:table-cell table:style-name="ce3"/>
          <table:table-cell office:value-type="string" table:style-name="ce1">
            <text:p>Pongpoonat</text:p>
          </table:table-cell>
          <table:table-cell office:value-type="string" table:style-name="ce1">
            <text:p>Rungrueng</text:p>
          </table:table-cell>
          <table:table-cell office:value-type="string" office:string-value="Rungrueng.pong" table:formula="of:=LEFT([.H201];FIND(&quot;@&quot;;[.H201])-1)" table:style-name="ce4">
            <text:p>Rungrueng.pong</text:p>
          </table:table-cell>
          <table:table-cell office:value-type="string" office:string-value="gmail.com" table:formula="of:=RIGHT([.H201];LEN([.H201])-FIND(&quot;@&quot;;[.H201]))" table:style-name="ce1">
            <text:p>gmail.com</text:p>
          </table:table-cell>
          <table:table-cell office:value-type="string" table:style-name="ce1">
            <text:p>Rungrueng.pong@gmail.com</text:p>
          </table:table-cell>
          <table:table-cell office:value-type="date" office:date-value="2023-06-01T14:37:59" table:style-name="ce5">
            <text:p>6/1/23 02:37 PM</text:p>
          </table:table-cell>
          <table:table-cell office:value-type="string" table:style-name="ce1">
            <text:p>223.24.94.176</text:p>
          </table:table-cell>
          <table:table-cell table:number-columns-repeated="16374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float" office:value="4108" table:style-name="ce1">
            <text:p>4108</text:p>
          </table:table-cell>
          <table:table-cell table:style-name="ce3"/>
          <table:table-cell office:value-type="string" table:style-name="ce1">
            <text:p>Qawiematul Adawiyah Binti</text:p>
          </table:table-cell>
          <table:table-cell office:value-type="string" table:style-name="ce1">
            <text:p>Salleh</text:p>
          </table:table-cell>
          <table:table-cell office:value-type="string" office:string-value="Unicornbishes01" table:formula="of:=LEFT([.H202];FIND(&quot;@&quot;;[.H202])-1)" table:style-name="ce4">
            <text:p>Unicornbishes01</text:p>
          </table:table-cell>
          <table:table-cell office:value-type="string" office:string-value="gmail.com" table:formula="of:=RIGHT([.H202];LEN([.H202])-FIND(&quot;@&quot;;[.H202]))" table:style-name="ce1">
            <text:p>gmail.com</text:p>
          </table:table-cell>
          <table:table-cell office:value-type="string" table:style-name="ce1">
            <text:p>Unicornbishes01@gmail.com</text:p>
          </table:table-cell>
          <table:table-cell office:value-type="date" office:date-value="2023-06-01T14:40:39" table:style-name="ce5">
            <text:p>6/1/23 02:40 PM</text:p>
          </table:table-cell>
          <table:table-cell office:value-type="string" table:style-name="ce1">
            <text:p>115.132.158.39</text:p>
          </table:table-cell>
          <table:table-cell table:number-columns-repeated="16374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float" office:value="4109" table:style-name="ce1">
            <text:p>4109</text:p>
          </table:table-cell>
          <table:table-cell table:style-name="ce3"/>
          <table:table-cell office:value-type="string" table:style-name="ce1">
            <text:p>Puksuporn</text:p>
          </table:table-cell>
          <table:table-cell office:value-type="string" table:style-name="ce1">
            <text:p>Yoobang</text:p>
          </table:table-cell>
          <table:table-cell office:value-type="string" office:string-value="2000sxxpuk" table:formula="of:=LEFT([.H203];FIND(&quot;@&quot;;[.H203])-1)" table:style-name="ce4">
            <text:p>2000sxxpuk</text:p>
          </table:table-cell>
          <table:table-cell office:value-type="string" office:string-value="gmail.com" table:formula="of:=RIGHT([.H203];LEN([.H203])-FIND(&quot;@&quot;;[.H203]))" table:style-name="ce1">
            <text:p>gmail.com</text:p>
          </table:table-cell>
          <table:table-cell office:value-type="string" table:style-name="ce1">
            <text:p>2000sxxpuk@gmail.com</text:p>
          </table:table-cell>
          <table:table-cell office:value-type="date" office:date-value="2023-06-01T14:40:46" table:style-name="ce5">
            <text:p>6/1/23 02:40 PM</text:p>
          </table:table-cell>
          <table:table-cell office:value-type="string" table:style-name="ce1">
            <text:p>125.25.235.239</text:p>
          </table:table-cell>
          <table:table-cell table:number-columns-repeated="16374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float" office:value="4110" table:style-name="ce1">
            <text:p>4110</text:p>
          </table:table-cell>
          <table:table-cell table:style-name="ce3"/>
          <table:table-cell office:value-type="string" table:style-name="ce1">
            <text:p>สุภานันท์</text:p>
          </table:table-cell>
          <table:table-cell office:value-type="string" table:style-name="ce1">
            <text:p>หาทอง</text:p>
          </table:table-cell>
          <table:table-cell office:value-type="string" office:string-value="supanun890" table:formula="of:=LEFT([.H204];FIND(&quot;@&quot;;[.H204])-1)" table:style-name="ce4">
            <text:p>supanun890</text:p>
          </table:table-cell>
          <table:table-cell office:value-type="string" office:string-value="gmail.com" table:formula="of:=RIGHT([.H204];LEN([.H204])-FIND(&quot;@&quot;;[.H204]))" table:style-name="ce1">
            <text:p>gmail.com</text:p>
          </table:table-cell>
          <table:table-cell office:value-type="string" table:style-name="ce1">
            <text:p>supanun890@gmail.com</text:p>
          </table:table-cell>
          <table:table-cell office:value-type="date" office:date-value="2023-06-01T14:42:37" table:style-name="ce5">
            <text:p>6/1/23 02:42 PM</text:p>
          </table:table-cell>
          <table:table-cell office:value-type="string" table:style-name="ce1">
            <text:p>49.237.37.4</text:p>
          </table:table-cell>
          <table:table-cell table:number-columns-repeated="16374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float" office:value="4111" table:style-name="ce1">
            <text:p>4111</text:p>
          </table:table-cell>
          <table:table-cell table:style-name="ce3"/>
          <table:table-cell office:value-type="string" table:style-name="ce1">
            <text:p>นารีรัตน์</text:p>
          </table:table-cell>
          <table:table-cell office:value-type="string" table:style-name="ce1">
            <text:p>ใจทอง</text:p>
          </table:table-cell>
          <table:table-cell office:value-type="string" office:string-value="nariratnc96" table:formula="of:=LEFT([.H205];FIND(&quot;@&quot;;[.H205])-1)" table:style-name="ce4">
            <text:p>nariratnc96</text:p>
          </table:table-cell>
          <table:table-cell office:value-type="string" office:string-value="gmail.com" table:formula="of:=RIGHT([.H205];LEN([.H205])-FIND(&quot;@&quot;;[.H205]))" table:style-name="ce1">
            <text:p>gmail.com</text:p>
          </table:table-cell>
          <table:table-cell office:value-type="string" table:style-name="ce1">
            <text:p>nariratnc96@gmail.com</text:p>
          </table:table-cell>
          <table:table-cell office:value-type="date" office:date-value="2023-06-01T14:43:12" table:style-name="ce5">
            <text:p>6/1/23 02:43 PM</text:p>
          </table:table-cell>
          <table:table-cell office:value-type="string" table:style-name="ce1">
            <text:p>1.47.136.110</text:p>
          </table:table-cell>
          <table:table-cell table:number-columns-repeated="16374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float" office:value="4114" table:style-name="ce1">
            <text:p>4114</text:p>
          </table:table-cell>
          <table:table-cell table:style-name="ce3"/>
          <table:table-cell office:value-type="string" table:style-name="ce1">
            <text:p>ชนัญชิดา</text:p>
          </table:table-cell>
          <table:table-cell office:value-type="string" table:style-name="ce1">
            <text:p>คงแก้ว</text:p>
          </table:table-cell>
          <table:table-cell office:value-type="string" office:string-value="tbmc42277" table:formula="of:=LEFT([.H206];FIND(&quot;@&quot;;[.H206])-1)" table:style-name="ce4">
            <text:p>tbmc42277</text:p>
          </table:table-cell>
          <table:table-cell office:value-type="string" office:string-value="gmail.com" table:formula="of:=RIGHT([.H206];LEN([.H206])-FIND(&quot;@&quot;;[.H206]))" table:style-name="ce1">
            <text:p>gmail.com</text:p>
          </table:table-cell>
          <table:table-cell office:value-type="string" table:style-name="ce1">
            <text:p>tbmc42277@gmail.com</text:p>
          </table:table-cell>
          <table:table-cell office:value-type="date" office:date-value="2023-06-01T14:45:42" table:style-name="ce5">
            <text:p>6/1/23 02:45 PM</text:p>
          </table:table-cell>
          <table:table-cell office:value-type="string" table:style-name="ce1">
            <text:p>49.229.232.67</text:p>
          </table:table-cell>
          <table:table-cell table:number-columns-repeated="16374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4116" table:style-name="ce1">
            <text:p>4116</text:p>
          </table:table-cell>
          <table:table-cell table:style-name="ce3"/>
          <table:table-cell office:value-type="string" table:style-name="ce1">
            <text:p>Aki</text:p>
          </table:table-cell>
          <table:table-cell office:value-type="string" table:style-name="ce1">
            <text:p>Yoko</text:p>
          </table:table-cell>
          <table:table-cell office:value-type="string" office:string-value="akiko_sg" table:formula="of:=LEFT([.H207];FIND(&quot;@&quot;;[.H207])-1)" table:style-name="ce4">
            <text:p>akiko_sg</text:p>
          </table:table-cell>
          <table:table-cell office:value-type="string" office:string-value="yahoo.co.jp" table:formula="of:=RIGHT([.H207];LEN([.H207])-FIND(&quot;@&quot;;[.H207]))" table:style-name="ce1">
            <text:p>yahoo.co.jp</text:p>
          </table:table-cell>
          <table:table-cell office:value-type="string" table:style-name="ce1">
            <text:p>akiko_sg@yahoo.co.jp</text:p>
          </table:table-cell>
          <table:table-cell office:value-type="date" office:date-value="2023-06-01T14:46:45" table:style-name="ce5">
            <text:p>6/1/23 02:46 PM</text:p>
          </table:table-cell>
          <table:table-cell office:value-type="string" table:style-name="ce1">
            <text:p>132.147.101.155</text:p>
          </table:table-cell>
          <table:table-cell table:number-columns-repeated="16374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float" office:value="4119" table:style-name="ce1">
            <text:p>4119</text:p>
          </table:table-cell>
          <table:table-cell table:style-name="ce3"/>
          <table:table-cell office:value-type="string" table:style-name="ce1">
            <text:p>ธรรมชนก</text:p>
          </table:table-cell>
          <table:table-cell office:value-type="string" table:style-name="ce1">
            <text:p>แซ่สือ</text:p>
          </table:table-cell>
          <table:table-cell office:value-type="string" office:string-value="thamchanok" table:formula="of:=LEFT([.H208];FIND(&quot;@&quot;;[.H208])-1)" table:style-name="ce4">
            <text:p>thamchanok</text:p>
          </table:table-cell>
          <table:table-cell office:value-type="string" office:string-value="outlook.co.th" table:formula="of:=RIGHT([.H208];LEN([.H208])-FIND(&quot;@&quot;;[.H208]))" table:style-name="ce1">
            <text:p>outlook.co.th</text:p>
          </table:table-cell>
          <table:table-cell office:value-type="string" table:style-name="ce1">
            <text:p>thamchanok@outlook.co.th</text:p>
          </table:table-cell>
          <table:table-cell office:value-type="date" office:date-value="2023-06-01T14:47:52" table:style-name="ce5">
            <text:p>6/1/23 02:47 PM</text:p>
          </table:table-cell>
          <table:table-cell office:value-type="string" table:style-name="ce1">
            <text:p>182.232.129.167</text:p>
          </table:table-cell>
          <table:table-cell table:number-columns-repeated="16374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float" office:value="4118" table:style-name="ce1">
            <text:p>4118</text:p>
          </table:table-cell>
          <table:table-cell table:style-name="ce3"/>
          <table:table-cell office:value-type="string" table:style-name="ce1">
            <text:p>วุฒิชัย</text:p>
          </table:table-cell>
          <table:table-cell office:value-type="string" table:style-name="ce1">
            <text:p>พิมพ์ปีะจบ</text:p>
          </table:table-cell>
          <table:table-cell office:value-type="string" office:string-value="beembfth" table:formula="of:=LEFT([.H209];FIND(&quot;@&quot;;[.H209])-1)" table:style-name="ce4">
            <text:p>beembfth</text:p>
          </table:table-cell>
          <table:table-cell office:value-type="string" office:string-value="gmail.com" table:formula="of:=RIGHT([.H209];LEN([.H209])-FIND(&quot;@&quot;;[.H209]))" table:style-name="ce1">
            <text:p>gmail.com</text:p>
          </table:table-cell>
          <table:table-cell office:value-type="string" table:style-name="ce1">
            <text:p>beembfth@gmail.com</text:p>
          </table:table-cell>
          <table:table-cell office:value-type="date" office:date-value="2023-06-01T14:50:48" table:style-name="ce5">
            <text:p>6/1/23 02:50 PM</text:p>
          </table:table-cell>
          <table:table-cell office:value-type="string" table:style-name="ce1">
            <text:p>223.207.217.120</text:p>
          </table:table-cell>
          <table:table-cell table:number-columns-repeated="16374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float" office:value="4120" table:style-name="ce1">
            <text:p>4120</text:p>
          </table:table-cell>
          <table:table-cell table:style-name="ce3"/>
          <table:table-cell office:value-type="string" table:style-name="ce1">
            <text:p>ปารดา</text:p>
          </table:table-cell>
          <table:table-cell office:value-type="string" table:style-name="ce1">
            <text:p>ผลจรัญ</text:p>
          </table:table-cell>
          <table:table-cell office:value-type="string" office:string-value="Um_ums" table:formula="of:=LEFT([.H210];FIND(&quot;@&quot;;[.H210])-1)" table:style-name="ce4">
            <text:p>Um_ums</text:p>
          </table:table-cell>
          <table:table-cell office:value-type="string" office:string-value="hotmail.com" table:formula="of:=RIGHT([.H210];LEN([.H210])-FIND(&quot;@&quot;;[.H210]))" table:style-name="ce1">
            <text:p>hotmail.com</text:p>
          </table:table-cell>
          <table:table-cell office:value-type="string" table:style-name="ce1">
            <text:p>Um_ums@hotmail.com</text:p>
          </table:table-cell>
          <table:table-cell office:value-type="date" office:date-value="2023-06-01T14:51:12" table:style-name="ce5">
            <text:p>6/1/23 02:51 PM</text:p>
          </table:table-cell>
          <table:table-cell office:value-type="string" table:style-name="ce1">
            <text:p>184.22.15.75</text:p>
          </table:table-cell>
          <table:table-cell table:number-columns-repeated="16374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float" office:value="4123" table:style-name="ce1">
            <text:p>4123</text:p>
          </table:table-cell>
          <table:table-cell table:style-name="ce3"/>
          <table:table-cell office:value-type="string" table:style-name="ce1">
            <text:p>วิลาวัณย์</text:p>
          </table:table-cell>
          <table:table-cell office:value-type="string" table:style-name="ce1">
            <text:p>ปุงปี่แก้ว</text:p>
          </table:table-cell>
          <table:table-cell office:value-type="string" office:string-value="wilawannn20" table:formula="of:=LEFT([.H211];FIND(&quot;@&quot;;[.H211])-1)" table:style-name="ce4">
            <text:p>wilawannn20</text:p>
          </table:table-cell>
          <table:table-cell office:value-type="string" office:string-value="gmail.com" table:formula="of:=RIGHT([.H211];LEN([.H211])-FIND(&quot;@&quot;;[.H211]))" table:style-name="ce1">
            <text:p>gmail.com</text:p>
          </table:table-cell>
          <table:table-cell office:value-type="string" table:style-name="ce1">
            <text:p>wilawannn20@gmail.com</text:p>
          </table:table-cell>
          <table:table-cell office:value-type="date" office:date-value="2023-06-01T14:51:38" table:style-name="ce5">
            <text:p>6/1/23 02:51 PM</text:p>
          </table:table-cell>
          <table:table-cell office:value-type="string" table:style-name="ce1">
            <text:p>118.172.58.56</text:p>
          </table:table-cell>
          <table:table-cell table:number-columns-repeated="16374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float" office:value="4125" table:style-name="ce1">
            <text:p>4125</text:p>
          </table:table-cell>
          <table:table-cell table:style-name="ce3"/>
          <table:table-cell office:value-type="string" table:style-name="ce1">
            <text:p>รัฐศาสตร์</text:p>
          </table:table-cell>
          <table:table-cell office:value-type="string" table:style-name="ce1">
            <text:p>บุตรวงศ์</text:p>
          </table:table-cell>
          <table:table-cell office:value-type="string" office:string-value="jj2286" table:formula="of:=LEFT([.H212];FIND(&quot;@&quot;;[.H212])-1)" table:style-name="ce4">
            <text:p>jj2286</text:p>
          </table:table-cell>
          <table:table-cell office:value-type="string" office:string-value="hotmail.com" table:formula="of:=RIGHT([.H212];LEN([.H212])-FIND(&quot;@&quot;;[.H212]))" table:style-name="ce1">
            <text:p>hotmail.com</text:p>
          </table:table-cell>
          <table:table-cell office:value-type="string" table:style-name="ce1">
            <text:p>jj2286@hotmail.com</text:p>
          </table:table-cell>
          <table:table-cell office:value-type="date" office:date-value="2023-06-01T14:52:00" table:style-name="ce5">
            <text:p>6/1/23 02:52 PM</text:p>
          </table:table-cell>
          <table:table-cell office:value-type="string" table:style-name="ce1">
            <text:p>49.228.165.58</text:p>
          </table:table-cell>
          <table:table-cell table:number-columns-repeated="16374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float" office:value="4126" table:style-name="ce1">
            <text:p>4126</text:p>
          </table:table-cell>
          <table:table-cell table:style-name="ce3"/>
          <table:table-cell office:value-type="string" table:style-name="ce1">
            <text:p>Tarit</text:p>
          </table:table-cell>
          <table:table-cell office:value-type="string" table:style-name="ce1">
            <text:p>Natanode</text:p>
          </table:table-cell>
          <table:table-cell office:value-type="string" office:string-value="tn.sone.vip" table:formula="of:=LEFT([.H213];FIND(&quot;@&quot;;[.H213])-1)" table:style-name="ce4">
            <text:p>tn.sone.vip</text:p>
          </table:table-cell>
          <table:table-cell office:value-type="string" office:string-value="gmail.com" table:formula="of:=RIGHT([.H213];LEN([.H213])-FIND(&quot;@&quot;;[.H213]))" table:style-name="ce1">
            <text:p>gmail.com</text:p>
          </table:table-cell>
          <table:table-cell office:value-type="string" table:style-name="ce1">
            <text:p>tn.sone.vip@gmail.com</text:p>
          </table:table-cell>
          <table:table-cell office:value-type="date" office:date-value="2023-06-01T14:52:03" table:style-name="ce5">
            <text:p>6/1/23 02:52 PM</text:p>
          </table:table-cell>
          <table:table-cell office:value-type="string" table:style-name="ce1">
            <text:p>27.55.82.131</text:p>
          </table:table-cell>
          <table:table-cell table:number-columns-repeated="16374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4124" table:style-name="ce1">
            <text:p>4124</text:p>
          </table:table-cell>
          <table:table-cell table:style-name="ce3"/>
          <table:table-cell office:value-type="string" table:style-name="ce1">
            <text:p>วีระกิตต์</text:p>
          </table:table-cell>
          <table:table-cell office:value-type="string" table:style-name="ce1">
            <text:p>เจียงธนาโรจน์</text:p>
          </table:table-cell>
          <table:table-cell office:value-type="string" office:string-value="Markweerakit2544" table:formula="of:=LEFT([.H214];FIND(&quot;@&quot;;[.H214])-1)" table:style-name="ce4">
            <text:p>Markweerakit2544</text:p>
          </table:table-cell>
          <table:table-cell office:value-type="string" office:string-value="gmail.com" table:formula="of:=RIGHT([.H214];LEN([.H214])-FIND(&quot;@&quot;;[.H214]))" table:style-name="ce1">
            <text:p>gmail.com</text:p>
          </table:table-cell>
          <table:table-cell office:value-type="string" table:style-name="ce1">
            <text:p>Markweerakit2544@gmail.com</text:p>
          </table:table-cell>
          <table:table-cell office:value-type="date" office:date-value="2023-06-01T14:52:07" table:style-name="ce5">
            <text:p>6/1/23 02:52 PM</text:p>
          </table:table-cell>
          <table:table-cell office:value-type="string" table:style-name="ce1">
            <text:p>49.228.100.136</text:p>
          </table:table-cell>
          <table:table-cell table:number-columns-repeated="16374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float" office:value="4128" table:style-name="ce1">
            <text:p>4128</text:p>
          </table:table-cell>
          <table:table-cell table:style-name="ce3"/>
          <table:table-cell office:value-type="string" table:style-name="ce1">
            <text:p>วรวุฒิ</text:p>
          </table:table-cell>
          <table:table-cell office:value-type="string" table:style-name="ce1">
            <text:p>ชลอกลาง</text:p>
          </table:table-cell>
          <table:table-cell office:value-type="string" office:string-value="lingnoi_bb" table:formula="of:=LEFT([.H215];FIND(&quot;@&quot;;[.H215])-1)" table:style-name="ce4">
            <text:p>lingnoi_bb</text:p>
          </table:table-cell>
          <table:table-cell office:value-type="string" office:string-value="hotmail.com" table:formula="of:=RIGHT([.H215];LEN([.H215])-FIND(&quot;@&quot;;[.H215]))" table:style-name="ce1">
            <text:p>hotmail.com</text:p>
          </table:table-cell>
          <table:table-cell office:value-type="string" table:style-name="ce1">
            <text:p>lingnoi_bb@hotmail.com</text:p>
          </table:table-cell>
          <table:table-cell office:value-type="date" office:date-value="2023-06-01T14:54:22" table:style-name="ce5">
            <text:p>6/1/23 02:54 PM</text:p>
          </table:table-cell>
          <table:table-cell office:value-type="string" table:style-name="ce1">
            <text:p>27.55.69.74</text:p>
          </table:table-cell>
          <table:table-cell table:number-columns-repeated="16374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float" office:value="4130" table:style-name="ce1">
            <text:p>4130</text:p>
          </table:table-cell>
          <table:table-cell table:style-name="ce3"/>
          <table:table-cell office:value-type="string" table:style-name="ce1">
            <text:p>Dichamakorn</text:p>
          </table:table-cell>
          <table:table-cell office:value-type="string" table:style-name="ce1">
            <text:p>Supphakarn</text:p>
          </table:table-cell>
          <table:table-cell office:value-type="string" office:string-value="dichamakorn.s" table:formula="of:=LEFT([.H216];FIND(&quot;@&quot;;[.H216])-1)" table:style-name="ce4">
            <text:p>dichamakorn.s</text:p>
          </table:table-cell>
          <table:table-cell office:value-type="string" office:string-value="gmail.com" table:formula="of:=RIGHT([.H216];LEN([.H216])-FIND(&quot;@&quot;;[.H216]))" table:style-name="ce1">
            <text:p>gmail.com</text:p>
          </table:table-cell>
          <table:table-cell office:value-type="string" table:style-name="ce1">
            <text:p>dichamakorn.s@gmail.com</text:p>
          </table:table-cell>
          <table:table-cell office:value-type="date" office:date-value="2023-06-01T14:55:43" table:style-name="ce5">
            <text:p>6/1/23 02:55 PM</text:p>
          </table:table-cell>
          <table:table-cell office:value-type="string" table:style-name="ce1">
            <text:p>171.4.240.81</text:p>
          </table:table-cell>
          <table:table-cell table:number-columns-repeated="16374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float" office:value="4132" table:style-name="ce1">
            <text:p>4132</text:p>
          </table:table-cell>
          <table:table-cell table:style-name="ce3"/>
          <table:table-cell office:value-type="string" table:style-name="ce1">
            <text:p>ริริ</text:p>
          </table:table-cell>
          <table:table-cell office:value-type="string" table:style-name="ce1">
            <text:p>อัลเลน</text:p>
          </table:table-cell>
          <table:table-cell office:value-type="string" office:string-value="vanebrek" table:formula="of:=LEFT([.H217];FIND(&quot;@&quot;;[.H217])-1)" table:style-name="ce4">
            <text:p>vanebrek</text:p>
          </table:table-cell>
          <table:table-cell office:value-type="string" office:string-value="gmail.com" table:formula="of:=RIGHT([.H217];LEN([.H217])-FIND(&quot;@&quot;;[.H217]))" table:style-name="ce1">
            <text:p>gmail.com</text:p>
          </table:table-cell>
          <table:table-cell office:value-type="string" table:style-name="ce1">
            <text:p>vanebrek@gmail.com</text:p>
          </table:table-cell>
          <table:table-cell office:value-type="date" office:date-value="2023-06-01T14:56:31" table:style-name="ce5">
            <text:p>6/1/23 02:56 PM</text:p>
          </table:table-cell>
          <table:table-cell office:value-type="string" table:style-name="ce1">
            <text:p>1.47.156.238</text:p>
          </table:table-cell>
          <table:table-cell table:number-columns-repeated="16374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float" office:value="4136" table:style-name="ce1">
            <text:p>4136</text:p>
          </table:table-cell>
          <table:table-cell table:style-name="ce3"/>
          <table:table-cell office:value-type="string" table:style-name="ce1">
            <text:p>สุนิสา</text:p>
          </table:table-cell>
          <table:table-cell office:value-type="string" table:style-name="ce1">
            <text:p>แก้วดิษฐ์</text:p>
          </table:table-cell>
          <table:table-cell office:value-type="string" office:string-value="mookm34n" table:formula="of:=LEFT([.H218];FIND(&quot;@&quot;;[.H218])-1)" table:style-name="ce4">
            <text:p>mookm34n</text:p>
          </table:table-cell>
          <table:table-cell office:value-type="string" office:string-value="gmail.com" table:formula="of:=RIGHT([.H218];LEN([.H218])-FIND(&quot;@&quot;;[.H218]))" table:style-name="ce1">
            <text:p>gmail.com</text:p>
          </table:table-cell>
          <table:table-cell office:value-type="string" table:style-name="ce1">
            <text:p>mookm34n@gmail.com</text:p>
          </table:table-cell>
          <table:table-cell office:value-type="date" office:date-value="2023-06-01T14:58:43" table:style-name="ce5">
            <text:p>6/1/23 02:58 PM</text:p>
          </table:table-cell>
          <table:table-cell office:value-type="string" table:style-name="ce1">
            <text:p>125.24.189.242</text:p>
          </table:table-cell>
          <table:table-cell table:number-columns-repeated="16374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float" office:value="4138" table:style-name="ce1">
            <text:p>4138</text:p>
          </table:table-cell>
          <table:table-cell table:style-name="ce3"/>
          <table:table-cell office:value-type="string" table:style-name="ce1">
            <text:p>Suthivas</text:p>
          </table:table-cell>
          <table:table-cell office:value-type="string" table:style-name="ce1">
            <text:p>Tanphaibul</text:p>
          </table:table-cell>
          <table:table-cell office:value-type="string" office:string-value="shakeinusa" table:formula="of:=LEFT([.H219];FIND(&quot;@&quot;;[.H219])-1)" table:style-name="ce4">
            <text:p>shakeinusa</text:p>
          </table:table-cell>
          <table:table-cell office:value-type="string" office:string-value="gmail.com" table:formula="of:=RIGHT([.H219];LEN([.H219])-FIND(&quot;@&quot;;[.H219]))" table:style-name="ce1">
            <text:p>gmail.com</text:p>
          </table:table-cell>
          <table:table-cell office:value-type="string" table:style-name="ce1">
            <text:p>shakeinusa@gmail.com</text:p>
          </table:table-cell>
          <table:table-cell office:value-type="date" office:date-value="2023-06-01T14:59:31" table:style-name="ce5">
            <text:p>6/1/23 02:59 PM</text:p>
          </table:table-cell>
          <table:table-cell office:value-type="string" table:style-name="ce1">
            <text:p>110.168.25.103</text:p>
          </table:table-cell>
          <table:table-cell table:number-columns-repeated="16374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float" office:value="4137" table:style-name="ce1">
            <text:p>4137</text:p>
          </table:table-cell>
          <table:table-cell table:style-name="ce3"/>
          <table:table-cell office:value-type="string" table:style-name="ce1">
            <text:p>Puntita</text:p>
          </table:table-cell>
          <table:table-cell office:value-type="string" table:style-name="ce1">
            <text:p>Srirussamee</text:p>
          </table:table-cell>
          <table:table-cell office:value-type="string" office:string-value="b2ochld" table:formula="of:=LEFT([.H220];FIND(&quot;@&quot;;[.H220])-1)" table:style-name="ce4">
            <text:p>b2ochld</text:p>
          </table:table-cell>
          <table:table-cell office:value-type="string" office:string-value="gmail.com" table:formula="of:=RIGHT([.H220];LEN([.H220])-FIND(&quot;@&quot;;[.H220]))" table:style-name="ce1">
            <text:p>gmail.com</text:p>
          </table:table-cell>
          <table:table-cell office:value-type="string" table:style-name="ce1">
            <text:p>b2ochld@gmail.com</text:p>
          </table:table-cell>
          <table:table-cell office:value-type="date" office:date-value="2023-06-01T14:59:33" table:style-name="ce5">
            <text:p>6/1/23 02:59 PM</text:p>
          </table:table-cell>
          <table:table-cell office:value-type="string" table:style-name="ce1">
            <text:p>184.82.169.152</text:p>
          </table:table-cell>
          <table:table-cell table:number-columns-repeated="16374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float" office:value="4139" table:style-name="ce1">
            <text:p>4139</text:p>
          </table:table-cell>
          <table:table-cell table:style-name="ce3"/>
          <table:table-cell office:value-type="string" table:style-name="ce1">
            <text:p>ณิชกานต์</text:p>
          </table:table-cell>
          <table:table-cell office:value-type="string" table:style-name="ce1">
            <text:p>พึ่งธรรม</text:p>
          </table:table-cell>
          <table:table-cell office:value-type="string" office:string-value="tinkywinky022" table:formula="of:=LEFT([.H221];FIND(&quot;@&quot;;[.H221])-1)" table:style-name="ce4">
            <text:p>tinkywinky022</text:p>
          </table:table-cell>
          <table:table-cell office:value-type="string" office:string-value="gmail.com" table:formula="of:=RIGHT([.H221];LEN([.H221])-FIND(&quot;@&quot;;[.H221]))" table:style-name="ce1">
            <text:p>gmail.com</text:p>
          </table:table-cell>
          <table:table-cell office:value-type="string" table:style-name="ce1">
            <text:p>tinkywinky022@gmail.com</text:p>
          </table:table-cell>
          <table:table-cell office:value-type="date" office:date-value="2023-06-01T15:00:12" table:style-name="ce5">
            <text:p>6/1/23 03:00 PM</text:p>
          </table:table-cell>
          <table:table-cell office:value-type="string" table:style-name="ce1">
            <text:p>49.230.139.70</text:p>
          </table:table-cell>
          <table:table-cell table:number-columns-repeated="16374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float" office:value="4133" table:style-name="ce1">
            <text:p>4133</text:p>
          </table:table-cell>
          <table:table-cell table:style-name="ce3"/>
          <table:table-cell office:value-type="string" table:style-name="ce1">
            <text:p>พิมลพร</text:p>
          </table:table-cell>
          <table:table-cell office:value-type="string" table:style-name="ce1">
            <text:p>เขียวนัตน์</text:p>
          </table:table-cell>
          <table:table-cell office:value-type="string" office:string-value="afterhoo" table:formula="of:=LEFT([.H222];FIND(&quot;@&quot;;[.H222])-1)" table:style-name="ce4">
            <text:p>afterhoo</text:p>
          </table:table-cell>
          <table:table-cell office:value-type="string" office:string-value="gmail.com" table:formula="of:=RIGHT([.H222];LEN([.H222])-FIND(&quot;@&quot;;[.H222]))" table:style-name="ce1">
            <text:p>gmail.com</text:p>
          </table:table-cell>
          <table:table-cell office:value-type="string" table:style-name="ce1">
            <text:p>afterhoo@gmail.com</text:p>
          </table:table-cell>
          <table:table-cell office:value-type="date" office:date-value="2023-06-01T15:00:49" table:style-name="ce5">
            <text:p>6/1/23 03:00 PM</text:p>
          </table:table-cell>
          <table:table-cell office:value-type="string" table:style-name="ce1">
            <text:p>118.172.39.234</text:p>
          </table:table-cell>
          <table:table-cell table:number-columns-repeated="16374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float" office:value="4144" table:style-name="ce1">
            <text:p>4144</text:p>
          </table:table-cell>
          <table:table-cell table:style-name="ce3"/>
          <table:table-cell office:value-type="string" table:style-name="ce1">
            <text:p>Mythical</text:p>
          </table:table-cell>
          <table:table-cell office:value-type="string" table:style-name="ce1">
            <text:p>Child</text:p>
          </table:table-cell>
          <table:table-cell office:value-type="string" office:string-value="mythical.child" table:formula="of:=LEFT([.H223];FIND(&quot;@&quot;;[.H223])-1)" table:style-name="ce4">
            <text:p>mythical.child</text:p>
          </table:table-cell>
          <table:table-cell office:value-type="string" office:string-value="gmail.com" table:formula="of:=RIGHT([.H223];LEN([.H223])-FIND(&quot;@&quot;;[.H223]))" table:style-name="ce1">
            <text:p>gmail.com</text:p>
          </table:table-cell>
          <table:table-cell office:value-type="string" table:style-name="ce1">
            <text:p>mythical.child@gmail.com</text:p>
          </table:table-cell>
          <table:table-cell office:value-type="date" office:date-value="2023-06-01T15:02:36" table:style-name="ce5">
            <text:p>6/1/23 03:02 PM</text:p>
          </table:table-cell>
          <table:table-cell office:value-type="string" table:style-name="ce1">
            <text:p>24.10.92.210</text:p>
          </table:table-cell>
          <table:table-cell table:number-columns-repeated="16374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4047" table:style-name="ce1">
            <text:p>4047</text:p>
          </table:table-cell>
          <table:table-cell table:style-name="ce3"/>
          <table:table-cell office:value-type="string" table:style-name="ce1">
            <text:p>ลลนา</text:p>
          </table:table-cell>
          <table:table-cell office:value-type="string" table:style-name="ce1">
            <text:p>ทิพย์ละมัย</text:p>
          </table:table-cell>
          <table:table-cell office:value-type="string" office:string-value="faye.fairly12" table:formula="of:=LEFT([.H224];FIND(&quot;@&quot;;[.H224])-1)" table:style-name="ce4">
            <text:p>faye.fairly12</text:p>
          </table:table-cell>
          <table:table-cell office:value-type="string" office:string-value="gmail.com" table:formula="of:=RIGHT([.H224];LEN([.H224])-FIND(&quot;@&quot;;[.H224]))" table:style-name="ce1">
            <text:p>gmail.com</text:p>
          </table:table-cell>
          <table:table-cell office:value-type="string" table:style-name="ce1">
            <text:p>faye.fairly12@gmail.com</text:p>
          </table:table-cell>
          <table:table-cell office:value-type="date" office:date-value="2023-06-01T15:04:13" table:style-name="ce5">
            <text:p>6/1/23 03:04 PM</text:p>
          </table:table-cell>
          <table:table-cell office:value-type="string" table:style-name="ce1">
            <text:p>49.230.200.89</text:p>
          </table:table-cell>
          <table:table-cell table:number-columns-repeated="16374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float" office:value="4143" table:style-name="ce1">
            <text:p>4143</text:p>
          </table:table-cell>
          <table:table-cell table:style-name="ce3"/>
          <table:table-cell office:value-type="string" table:style-name="ce1">
            <text:p>Romm</text:p>
          </table:table-cell>
          <table:table-cell office:value-type="string" table:style-name="ce1">
            <text:p>Soll</text:p>
          </table:table-cell>
          <table:table-cell office:value-type="string" office:string-value="earthlyme18" table:formula="of:=LEFT([.H225];FIND(&quot;@&quot;;[.H225])-1)" table:style-name="ce4">
            <text:p>earthlyme18</text:p>
          </table:table-cell>
          <table:table-cell office:value-type="string" office:string-value="yahoo.com" table:formula="of:=RIGHT([.H225];LEN([.H225])-FIND(&quot;@&quot;;[.H225]))" table:style-name="ce1">
            <text:p>yahoo.com</text:p>
          </table:table-cell>
          <table:table-cell office:value-type="string" table:style-name="ce1">
            <text:p>earthlyme18@yahoo.com</text:p>
          </table:table-cell>
          <table:table-cell office:value-type="date" office:date-value="2023-06-01T15:04:42" table:style-name="ce5">
            <text:p>6/1/23 03:04 PM</text:p>
          </table:table-cell>
          <table:table-cell office:value-type="string" table:style-name="ce1">
            <text:p>98.169.155.129</text:p>
          </table:table-cell>
          <table:table-cell table:number-columns-repeated="16374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float" office:value="4147" table:style-name="ce1">
            <text:p>4147</text:p>
          </table:table-cell>
          <table:table-cell table:style-name="ce3"/>
          <table:table-cell office:value-type="string" table:style-name="ce1">
            <text:p>นริศรา</text:p>
          </table:table-cell>
          <table:table-cell office:value-type="string" table:style-name="ce1">
            <text:p>กวางทอง</text:p>
          </table:table-cell>
          <table:table-cell office:value-type="string" office:string-value="Phuangrat9070" table:formula="of:=LEFT([.H226];FIND(&quot;@&quot;;[.H226])-1)" table:style-name="ce4">
            <text:p>Phuangrat9070</text:p>
          </table:table-cell>
          <table:table-cell office:value-type="string" office:string-value="gmail.com" table:formula="of:=RIGHT([.H226];LEN([.H226])-FIND(&quot;@&quot;;[.H226]))" table:style-name="ce1">
            <text:p>gmail.com</text:p>
          </table:table-cell>
          <table:table-cell office:value-type="string" table:style-name="ce1">
            <text:p>Phuangrat9070@gmail.com</text:p>
          </table:table-cell>
          <table:table-cell office:value-type="date" office:date-value="2023-06-01T15:06:19" table:style-name="ce5">
            <text:p>6/1/23 03:06 PM</text:p>
          </table:table-cell>
          <table:table-cell office:value-type="string" table:style-name="ce1">
            <text:p>182.232.232.192</text:p>
          </table:table-cell>
          <table:table-cell table:number-columns-repeated="16374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float" office:value="4151" table:style-name="ce1">
            <text:p>4151</text:p>
          </table:table-cell>
          <table:table-cell table:style-name="ce3"/>
          <table:table-cell office:value-type="string" table:style-name="ce1">
            <text:p>suchaya</text:p>
          </table:table-cell>
          <table:table-cell office:value-type="string" table:style-name="ce1">
            <text:p>Kor</text:p>
          </table:table-cell>
          <table:table-cell office:value-type="string" office:string-value="Suchaya.kor" table:formula="of:=LEFT([.H227];FIND(&quot;@&quot;;[.H227])-1)" table:style-name="ce4">
            <text:p>Suchaya.kor</text:p>
          </table:table-cell>
          <table:table-cell office:value-type="string" office:string-value="gmail.com" table:formula="of:=RIGHT([.H227];LEN([.H227])-FIND(&quot;@&quot;;[.H227]))" table:style-name="ce1">
            <text:p>gmail.com</text:p>
          </table:table-cell>
          <table:table-cell office:value-type="string" table:style-name="ce1">
            <text:p>Suchaya.kor@gmail.com</text:p>
          </table:table-cell>
          <table:table-cell office:value-type="date" office:date-value="2023-06-01T15:07:16" table:style-name="ce5">
            <text:p>6/1/23 03:07 PM</text:p>
          </table:table-cell>
          <table:table-cell office:value-type="string" table:style-name="ce1">
            <text:p>49.228.232.150</text:p>
          </table:table-cell>
          <table:table-cell table:number-columns-repeated="16374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float" office:value="4152" table:style-name="ce1">
            <text:p>4152</text:p>
          </table:table-cell>
          <table:table-cell table:style-name="ce3"/>
          <table:table-cell office:value-type="string" table:style-name="ce1">
            <text:p>Patsarin</text:p>
          </table:table-cell>
          <table:table-cell office:value-type="string" table:style-name="ce1">
            <text:p>Thammakhine</text:p>
          </table:table-cell>
          <table:table-cell office:value-type="string" office:string-value="patsarin.yxtome" table:formula="of:=LEFT([.H228];FIND(&quot;@&quot;;[.H228])-1)" table:style-name="ce4">
            <text:p>patsarin.yxtome</text:p>
          </table:table-cell>
          <table:table-cell office:value-type="string" office:string-value="gmail.com" table:formula="of:=RIGHT([.H228];LEN([.H228])-FIND(&quot;@&quot;;[.H228]))" table:style-name="ce1">
            <text:p>gmail.com</text:p>
          </table:table-cell>
          <table:table-cell office:value-type="string" table:style-name="ce1">
            <text:p>patsarin.yxtome@gmail.com</text:p>
          </table:table-cell>
          <table:table-cell office:value-type="date" office:date-value="2023-06-01T15:07:40" table:style-name="ce5">
            <text:p>6/1/23 03:07 PM</text:p>
          </table:table-cell>
          <table:table-cell office:value-type="string" table:style-name="ce1">
            <text:p>1.46.27.253</text:p>
          </table:table-cell>
          <table:table-cell table:number-columns-repeated="16374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float" office:value="4150" table:style-name="ce1">
            <text:p>4150</text:p>
          </table:table-cell>
          <table:table-cell table:style-name="ce3"/>
          <table:table-cell office:value-type="string" table:style-name="ce1">
            <text:p>สุรวัช</text:p>
          </table:table-cell>
          <table:table-cell office:value-type="string" table:style-name="ce1">
            <text:p>แก้วก้องกังวาน</text:p>
          </table:table-cell>
          <table:table-cell office:value-type="string" office:string-value="worldsoccerstore" table:formula="of:=LEFT([.H229];FIND(&quot;@&quot;;[.H229])-1)" table:style-name="ce4">
            <text:p>worldsoccerstore</text:p>
          </table:table-cell>
          <table:table-cell office:value-type="string" office:string-value="gmail.com" table:formula="of:=RIGHT([.H229];LEN([.H229])-FIND(&quot;@&quot;;[.H229]))" table:style-name="ce1">
            <text:p>gmail.com</text:p>
          </table:table-cell>
          <table:table-cell office:value-type="string" table:style-name="ce1">
            <text:p>worldsoccerstore@gmail.com</text:p>
          </table:table-cell>
          <table:table-cell office:value-type="date" office:date-value="2023-06-01T15:07:50" table:style-name="ce5">
            <text:p>6/1/23 03:07 PM</text:p>
          </table:table-cell>
          <table:table-cell office:value-type="string" table:style-name="ce1">
            <text:p>180.180.134.197</text:p>
          </table:table-cell>
          <table:table-cell table:number-columns-repeated="16374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float" office:value="4149" table:style-name="ce1">
            <text:p>4149</text:p>
          </table:table-cell>
          <table:table-cell table:style-name="ce3"/>
          <table:table-cell office:value-type="string" table:style-name="ce1">
            <text:p>นัทธมน</text:p>
          </table:table-cell>
          <table:table-cell office:value-type="string" table:style-name="ce1">
            <text:p>ชัยสิทธิ์</text:p>
          </table:table-cell>
          <table:table-cell office:value-type="string" office:string-value="Dream_0712" table:formula="of:=LEFT([.H230];FIND(&quot;@&quot;;[.H230])-1)" table:style-name="ce4">
            <text:p>Dream_0712</text:p>
          </table:table-cell>
          <table:table-cell office:value-type="string" office:string-value="hotmail.co.th" table:formula="of:=RIGHT([.H230];LEN([.H230])-FIND(&quot;@&quot;;[.H230]))" table:style-name="ce1">
            <text:p>hotmail.co.th</text:p>
          </table:table-cell>
          <table:table-cell office:value-type="string" table:style-name="ce1">
            <text:p>Dream_0712@hotmail.co.th</text:p>
          </table:table-cell>
          <table:table-cell office:value-type="date" office:date-value="2023-06-01T15:07:56" table:style-name="ce5">
            <text:p>6/1/23 03:07 PM</text:p>
          </table:table-cell>
          <table:table-cell office:value-type="string" table:style-name="ce1">
            <text:p>182.232.46.94</text:p>
          </table:table-cell>
          <table:table-cell table:number-columns-repeated="16374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float" office:value="4154" table:style-name="ce1">
            <text:p>4154</text:p>
          </table:table-cell>
          <table:table-cell table:style-name="ce3"/>
          <table:table-cell office:value-type="string" table:style-name="ce1">
            <text:p>Tomate</text:p>
          </table:table-cell>
          <table:table-cell office:value-type="string" table:style-name="ce1">
            <text:p>Zoe</text:p>
          </table:table-cell>
          <table:table-cell office:value-type="string" office:string-value="tomato1204r" table:formula="of:=LEFT([.H231];FIND(&quot;@&quot;;[.H231])-1)" table:style-name="ce4">
            <text:p>tomato1204r</text:p>
          </table:table-cell>
          <table:table-cell office:value-type="string" office:string-value="gmail.com" table:formula="of:=RIGHT([.H231];LEN([.H231])-FIND(&quot;@&quot;;[.H231]))" table:style-name="ce1">
            <text:p>gmail.com</text:p>
          </table:table-cell>
          <table:table-cell office:value-type="string" table:style-name="ce1">
            <text:p>tomato1204r@gmail.com</text:p>
          </table:table-cell>
          <table:table-cell office:value-type="date" office:date-value="2023-06-01T15:08:21" table:style-name="ce5">
            <text:p>6/1/23 03:08 PM</text:p>
          </table:table-cell>
          <table:table-cell office:value-type="string" table:style-name="ce1">
            <text:p>54.151.169.51</text:p>
          </table:table-cell>
          <table:table-cell table:number-columns-repeated="16374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float" office:value="4159" table:style-name="ce1">
            <text:p>4159</text:p>
          </table:table-cell>
          <table:table-cell table:style-name="ce3"/>
          <table:table-cell office:value-type="string" table:style-name="ce1">
            <text:p>ลลิตา</text:p>
          </table:table-cell>
          <table:table-cell office:value-type="string" table:style-name="ce1">
            <text:p>สวัสดี</text:p>
          </table:table-cell>
          <table:table-cell office:value-type="string" office:string-value="Sengpecial" table:formula="of:=LEFT([.H232];FIND(&quot;@&quot;;[.H232])-1)" table:style-name="ce4">
            <text:p>Sengpecial</text:p>
          </table:table-cell>
          <table:table-cell office:value-type="string" office:string-value="gmail.com" table:formula="of:=RIGHT([.H232];LEN([.H232])-FIND(&quot;@&quot;;[.H232]))" table:style-name="ce1">
            <text:p>gmail.com</text:p>
          </table:table-cell>
          <table:table-cell office:value-type="string" table:style-name="ce1">
            <text:p>Sengpecial@gmail.com</text:p>
          </table:table-cell>
          <table:table-cell office:value-type="date" office:date-value="2023-06-01T15:09:43" table:style-name="ce5">
            <text:p>6/1/23 03:09 PM</text:p>
          </table:table-cell>
          <table:table-cell office:value-type="string" table:style-name="ce1">
            <text:p>27.55.64.2</text:p>
          </table:table-cell>
          <table:table-cell table:number-columns-repeated="16374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float" office:value="4158" table:style-name="ce1">
            <text:p>4158</text:p>
          </table:table-cell>
          <table:table-cell table:style-name="ce3"/>
          <table:table-cell office:value-type="string" table:style-name="ce1">
            <text:p>วนัสษา</text:p>
          </table:table-cell>
          <table:table-cell office:value-type="string" table:style-name="ce1">
            <text:p>หะรารักษ์</text:p>
          </table:table-cell>
          <table:table-cell office:value-type="string" office:string-value="wanassapaint" table:formula="of:=LEFT([.H233];FIND(&quot;@&quot;;[.H233])-1)" table:style-name="ce4">
            <text:p>wanassapaint</text:p>
          </table:table-cell>
          <table:table-cell office:value-type="string" office:string-value="gmail.com" table:formula="of:=RIGHT([.H233];LEN([.H233])-FIND(&quot;@&quot;;[.H233]))" table:style-name="ce1">
            <text:p>gmail.com</text:p>
          </table:table-cell>
          <table:table-cell office:value-type="string" table:style-name="ce1">
            <text:p>wanassapaint@gmail.com</text:p>
          </table:table-cell>
          <table:table-cell office:value-type="date" office:date-value="2023-06-01T15:09:52" table:style-name="ce5">
            <text:p>6/1/23 03:09 PM</text:p>
          </table:table-cell>
          <table:table-cell office:value-type="string" table:style-name="ce1">
            <text:p>1.4.217.191</text:p>
          </table:table-cell>
          <table:table-cell table:number-columns-repeated="16374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4160" table:style-name="ce1">
            <text:p>4160</text:p>
          </table:table-cell>
          <table:table-cell table:style-name="ce3"/>
          <table:table-cell office:value-type="string" table:style-name="ce1">
            <text:p>Chompounut</text:p>
          </table:table-cell>
          <table:table-cell office:value-type="string" table:style-name="ce1">
            <text:p>Nopparat</text:p>
          </table:table-cell>
          <table:table-cell office:value-type="string" office:string-value="chompounut43" table:formula="of:=LEFT([.H234];FIND(&quot;@&quot;;[.H234])-1)" table:style-name="ce4">
            <text:p>chompounut43</text:p>
          </table:table-cell>
          <table:table-cell office:value-type="string" office:string-value="gmail.com" table:formula="of:=RIGHT([.H234];LEN([.H234])-FIND(&quot;@&quot;;[.H234]))" table:style-name="ce1">
            <text:p>gmail.com</text:p>
          </table:table-cell>
          <table:table-cell office:value-type="string" table:style-name="ce1">
            <text:p>chompounut43@gmail.com</text:p>
          </table:table-cell>
          <table:table-cell office:value-type="date" office:date-value="2023-06-01T15:11:02" table:style-name="ce5">
            <text:p>6/1/23 03:11 PM</text:p>
          </table:table-cell>
          <table:table-cell office:value-type="string" table:style-name="ce1">
            <text:p>223.24.63.141</text:p>
          </table:table-cell>
          <table:table-cell table:number-columns-repeated="16374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float" office:value="4161" table:style-name="ce1">
            <text:p>4161</text:p>
          </table:table-cell>
          <table:table-cell table:style-name="ce3"/>
          <table:table-cell office:value-type="string" table:style-name="ce1">
            <text:p>nana</text:p>
          </table:table-cell>
          <table:table-cell office:value-type="string" table:style-name="ce1">
            <text:p>faiza</text:p>
          </table:table-cell>
          <table:table-cell office:value-type="string" office:string-value="nanakurana1995" table:formula="of:=LEFT([.H235];FIND(&quot;@&quot;;[.H235])-1)" table:style-name="ce4">
            <text:p>nanakurana1995</text:p>
          </table:table-cell>
          <table:table-cell office:value-type="string" office:string-value="gmail.com" table:formula="of:=RIGHT([.H235];LEN([.H235])-FIND(&quot;@&quot;;[.H235]))" table:style-name="ce1">
            <text:p>gmail.com</text:p>
          </table:table-cell>
          <table:table-cell office:value-type="string" table:style-name="ce1">
            <text:p>nanakurana1995@gmail.com</text:p>
          </table:table-cell>
          <table:table-cell office:value-type="date" office:date-value="2023-06-01T15:12:21" table:style-name="ce5">
            <text:p>6/1/23 03:12 PM</text:p>
          </table:table-cell>
          <table:table-cell office:value-type="string" table:style-name="ce1">
            <text:p>182.1.101.68</text:p>
          </table:table-cell>
          <table:table-cell table:number-columns-repeated="16374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float" office:value="4163" table:style-name="ce1">
            <text:p>4163</text:p>
          </table:table-cell>
          <table:table-cell table:style-name="ce3"/>
          <table:table-cell office:value-type="string" table:style-name="ce1">
            <text:p>ลิตา</text:p>
          </table:table-cell>
          <table:table-cell office:value-type="string" table:style-name="ce1">
            <text:p>สวัสดิ์</text:p>
          </table:table-cell>
          <table:table-cell office:value-type="string" office:string-value="Zweetintaz" table:formula="of:=LEFT([.H236];FIND(&quot;@&quot;;[.H236])-1)" table:style-name="ce4">
            <text:p>Zweetintaz</text:p>
          </table:table-cell>
          <table:table-cell office:value-type="string" office:string-value="gmail.com" table:formula="of:=RIGHT([.H236];LEN([.H236])-FIND(&quot;@&quot;;[.H236]))" table:style-name="ce1">
            <text:p>gmail.com</text:p>
          </table:table-cell>
          <table:table-cell office:value-type="string" table:style-name="ce1">
            <text:p>Zweetintaz@gmail.com</text:p>
          </table:table-cell>
          <table:table-cell office:value-type="date" office:date-value="2023-06-01T15:13:11" table:style-name="ce5">
            <text:p>6/1/23 03:13 PM</text:p>
          </table:table-cell>
          <table:table-cell office:value-type="string" table:style-name="ce1">
            <text:p>27.55.64.2</text:p>
          </table:table-cell>
          <table:table-cell table:number-columns-repeated="16374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float" office:value="4071" table:style-name="ce1">
            <text:p>4071</text:p>
          </table:table-cell>
          <table:table-cell table:style-name="ce3"/>
          <table:table-cell office:value-type="string" table:style-name="ce1">
            <text:p>บุษกร</text:p>
          </table:table-cell>
          <table:table-cell office:value-type="string" table:style-name="ce1">
            <text:p>ทิพย์ละมัย</text:p>
          </table:table-cell>
          <table:table-cell office:value-type="string" office:string-value="kiktiplamai" table:formula="of:=LEFT([.H237];FIND(&quot;@&quot;;[.H237])-1)" table:style-name="ce4">
            <text:p>kiktiplamai</text:p>
          </table:table-cell>
          <table:table-cell office:value-type="string" office:string-value="gmail.com" table:formula="of:=RIGHT([.H237];LEN([.H237])-FIND(&quot;@&quot;;[.H237]))" table:style-name="ce1">
            <text:p>gmail.com</text:p>
          </table:table-cell>
          <table:table-cell office:value-type="string" table:style-name="ce1">
            <text:p>kiktiplamai@gmail.com</text:p>
          </table:table-cell>
          <table:table-cell office:value-type="date" office:date-value="2023-06-01T15:13:19" table:style-name="ce5">
            <text:p>6/1/23 03:13 PM</text:p>
          </table:table-cell>
          <table:table-cell office:value-type="string" table:style-name="ce1">
            <text:p>182.232.115.217</text:p>
          </table:table-cell>
          <table:table-cell table:number-columns-repeated="16374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4164" table:style-name="ce1">
            <text:p>4164</text:p>
          </table:table-cell>
          <table:table-cell table:style-name="ce3"/>
          <table:table-cell office:value-type="string" table:style-name="ce1">
            <text:p>กมลรัตน์</text:p>
          </table:table-cell>
          <table:table-cell office:value-type="string" table:style-name="ce1">
            <text:p>ประสาทนอก</text:p>
          </table:table-cell>
          <table:table-cell office:value-type="string" office:string-value="prasathnxkk" table:formula="of:=LEFT([.H238];FIND(&quot;@&quot;;[.H238])-1)" table:style-name="ce4">
            <text:p>prasathnxkk</text:p>
          </table:table-cell>
          <table:table-cell office:value-type="string" office:string-value="gmail.com" table:formula="of:=RIGHT([.H238];LEN([.H238])-FIND(&quot;@&quot;;[.H238]))" table:style-name="ce1">
            <text:p>gmail.com</text:p>
          </table:table-cell>
          <table:table-cell office:value-type="string" table:style-name="ce1">
            <text:p>prasathnxkk@gmail.com</text:p>
          </table:table-cell>
          <table:table-cell office:value-type="date" office:date-value="2023-06-01T15:13:33" table:style-name="ce5">
            <text:p>6/1/23 03:13 PM</text:p>
          </table:table-cell>
          <table:table-cell office:value-type="string" table:style-name="ce1">
            <text:p>223.205.217.95</text:p>
          </table:table-cell>
          <table:table-cell table:number-columns-repeated="16374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float" office:value="4166" table:style-name="ce1">
            <text:p>4166</text:p>
          </table:table-cell>
          <table:table-cell table:style-name="ce3"/>
          <table:table-cell office:value-type="string" table:style-name="ce1">
            <text:p>เมธิญา</text:p>
          </table:table-cell>
          <table:table-cell office:value-type="string" table:style-name="ce1">
            <text:p>จันทร์ยอด</text:p>
          </table:table-cell>
          <table:table-cell office:value-type="string" office:string-value="To-bow" table:formula="of:=LEFT([.H239];FIND(&quot;@&quot;;[.H239])-1)" table:style-name="ce4">
            <text:p>To-bow</text:p>
          </table:table-cell>
          <table:table-cell office:value-type="string" office:string-value="hotmail.com" table:formula="of:=RIGHT([.H239];LEN([.H239])-FIND(&quot;@&quot;;[.H239]))" table:style-name="ce1">
            <text:p>hotmail.com</text:p>
          </table:table-cell>
          <table:table-cell office:value-type="string" table:style-name="ce1">
            <text:p>To-bow@hotmail.com</text:p>
          </table:table-cell>
          <table:table-cell office:value-type="date" office:date-value="2023-06-01T15:14:07" table:style-name="ce5">
            <text:p>6/1/23 03:14 PM</text:p>
          </table:table-cell>
          <table:table-cell office:value-type="string" table:style-name="ce1">
            <text:p>49.49.60.231</text:p>
          </table:table-cell>
          <table:table-cell table:number-columns-repeated="16374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float" office:value="4169" table:style-name="ce1">
            <text:p>4169</text:p>
          </table:table-cell>
          <table:table-cell table:style-name="ce3"/>
          <table:table-cell office:value-type="string" table:style-name="ce1">
            <text:p>Panatsaya</text:p>
          </table:table-cell>
          <table:table-cell office:value-type="string" table:style-name="ce1">
            <text:p>Uttarawichien</text:p>
          </table:table-cell>
          <table:table-cell office:value-type="string" office:string-value="Filmy1502" table:formula="of:=LEFT([.H240];FIND(&quot;@&quot;;[.H240])-1)" table:style-name="ce4">
            <text:p>Filmy1502</text:p>
          </table:table-cell>
          <table:table-cell office:value-type="string" office:string-value="gmail.com" table:formula="of:=RIGHT([.H240];LEN([.H240])-FIND(&quot;@&quot;;[.H240]))" table:style-name="ce1">
            <text:p>gmail.com</text:p>
          </table:table-cell>
          <table:table-cell office:value-type="string" table:style-name="ce1">
            <text:p>Filmy1502@gmail.com</text:p>
          </table:table-cell>
          <table:table-cell office:value-type="date" office:date-value="2023-06-01T15:15:59" table:style-name="ce5">
            <text:p>6/1/23 03:15 PM</text:p>
          </table:table-cell>
          <table:table-cell office:value-type="string" table:style-name="ce1">
            <text:p>171.96.157.26</text:p>
          </table:table-cell>
          <table:table-cell table:number-columns-repeated="16374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float" office:value="4171" table:style-name="ce1">
            <text:p>4171</text:p>
          </table:table-cell>
          <table:table-cell table:style-name="ce3"/>
          <table:table-cell office:value-type="string" table:style-name="ce1">
            <text:p>นิติมา</text:p>
          </table:table-cell>
          <table:table-cell office:value-type="string" table:style-name="ce1">
            <text:p>ทับทิมไทย</text:p>
          </table:table-cell>
          <table:table-cell office:value-type="string" office:string-value="t.nitima2536" table:formula="of:=LEFT([.H241];FIND(&quot;@&quot;;[.H241])-1)" table:style-name="ce4">
            <text:p>t.nitima2536</text:p>
          </table:table-cell>
          <table:table-cell office:value-type="string" office:string-value="hotmail.com" table:formula="of:=RIGHT([.H241];LEN([.H241])-FIND(&quot;@&quot;;[.H241]))" table:style-name="ce1">
            <text:p>hotmail.com</text:p>
          </table:table-cell>
          <table:table-cell office:value-type="string" table:style-name="ce1">
            <text:p>t.nitima2536@hotmail.com</text:p>
          </table:table-cell>
          <table:table-cell office:value-type="date" office:date-value="2023-06-01T15:16:22" table:style-name="ce5">
            <text:p>6/1/23 03:16 PM</text:p>
          </table:table-cell>
          <table:table-cell office:value-type="string" table:style-name="ce1">
            <text:p>27.55.80.243</text:p>
          </table:table-cell>
          <table:table-cell table:number-columns-repeated="16374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float" office:value="4176" table:style-name="ce1">
            <text:p>4176</text:p>
          </table:table-cell>
          <table:table-cell table:style-name="ce3"/>
          <table:table-cell office:value-type="string" table:style-name="ce1">
            <text:p>ไกรศรี</text:p>
          </table:table-cell>
          <table:table-cell office:value-type="string" table:style-name="ce1">
            <text:p>ศรีเมือง</text:p>
          </table:table-cell>
          <table:table-cell office:value-type="string" office:string-value="srimuang39" table:formula="of:=LEFT([.H242];FIND(&quot;@&quot;;[.H242])-1)" table:style-name="ce4">
            <text:p>srimuang39</text:p>
          </table:table-cell>
          <table:table-cell office:value-type="string" office:string-value="gmail.com" table:formula="of:=RIGHT([.H242];LEN([.H242])-FIND(&quot;@&quot;;[.H242]))" table:style-name="ce1">
            <text:p>gmail.com</text:p>
          </table:table-cell>
          <table:table-cell office:value-type="string" table:style-name="ce1">
            <text:p>srimuang39@gmail.com</text:p>
          </table:table-cell>
          <table:table-cell office:value-type="date" office:date-value="2023-06-01T15:19:09" table:style-name="ce5">
            <text:p>6/1/23 03:19 PM</text:p>
          </table:table-cell>
          <table:table-cell office:value-type="string" table:style-name="ce1">
            <text:p>171.6.30.124</text:p>
          </table:table-cell>
          <table:table-cell table:number-columns-repeated="16374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float" office:value="4179" table:style-name="ce1">
            <text:p>4179</text:p>
          </table:table-cell>
          <table:table-cell table:style-name="ce3"/>
          <table:table-cell office:value-type="string" table:style-name="ce1">
            <text:p>Annie</text:p>
          </table:table-cell>
          <table:table-cell office:value-type="string" table:style-name="ce1">
            <text:p>Cazares</text:p>
          </table:table-cell>
          <table:table-cell office:value-type="string" office:string-value="ana.isabelgcz9" table:formula="of:=LEFT([.H243];FIND(&quot;@&quot;;[.H243])-1)" table:style-name="ce4">
            <text:p>ana.isabelgcz9</text:p>
          </table:table-cell>
          <table:table-cell office:value-type="string" office:string-value="outlook.com" table:formula="of:=RIGHT([.H243];LEN([.H243])-FIND(&quot;@&quot;;[.H243]))" table:style-name="ce1">
            <text:p>outlook.com</text:p>
          </table:table-cell>
          <table:table-cell office:value-type="string" table:style-name="ce1">
            <text:p>ana.isabelgcz9@outlook.com</text:p>
          </table:table-cell>
          <table:table-cell office:value-type="date" office:date-value="2023-06-01T15:19:29" table:style-name="ce5">
            <text:p>6/1/23 03:19 PM</text:p>
          </table:table-cell>
          <table:table-cell office:value-type="string" table:style-name="ce1">
            <text:p>177.232.88.68</text:p>
          </table:table-cell>
          <table:table-cell table:number-columns-repeated="16374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float" office:value="4178" table:style-name="ce1">
            <text:p>4178</text:p>
          </table:table-cell>
          <table:table-cell table:style-name="ce3"/>
          <table:table-cell office:value-type="string" table:style-name="ce1">
            <text:p>ชลิดา</text:p>
          </table:table-cell>
          <table:table-cell office:value-type="string" table:style-name="ce1">
            <text:p>คำมงคล</text:p>
          </table:table-cell>
          <table:table-cell office:value-type="string" office:string-value="chalida.kratai14" table:formula="of:=LEFT([.H244];FIND(&quot;@&quot;;[.H244])-1)" table:style-name="ce4">
            <text:p>chalida.kratai14</text:p>
          </table:table-cell>
          <table:table-cell office:value-type="string" office:string-value="gmail.com" table:formula="of:=RIGHT([.H244];LEN([.H244])-FIND(&quot;@&quot;;[.H244]))" table:style-name="ce1">
            <text:p>gmail.com</text:p>
          </table:table-cell>
          <table:table-cell office:value-type="string" table:style-name="ce1">
            <text:p>chalida.kratai14@gmail.com</text:p>
          </table:table-cell>
          <table:table-cell office:value-type="date" office:date-value="2023-06-01T15:19:46" table:style-name="ce5">
            <text:p>6/1/23 03:19 PM</text:p>
          </table:table-cell>
          <table:table-cell office:value-type="string" table:style-name="ce1">
            <text:p>223.24.158.108</text:p>
          </table:table-cell>
          <table:table-cell table:number-columns-repeated="16374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float" office:value="4180" table:style-name="ce1">
            <text:p>4180</text:p>
          </table:table-cell>
          <table:table-cell table:style-name="ce3"/>
          <table:table-cell office:value-type="string" table:style-name="ce1">
            <text:p>Icy</text:p>
          </table:table-cell>
          <table:table-cell office:value-type="string" table:style-name="ce1">
            <text:p>Shan</text:p>
          </table:table-cell>
          <table:table-cell office:value-type="string" office:string-value="Lixues693" table:formula="of:=LEFT([.H245];FIND(&quot;@&quot;;[.H245])-1)" table:style-name="ce4">
            <text:p>Lixues693</text:p>
          </table:table-cell>
          <table:table-cell office:value-type="string" office:string-value="gmail.com" table:formula="of:=RIGHT([.H245];LEN([.H245])-FIND(&quot;@&quot;;[.H245]))" table:style-name="ce1">
            <text:p>gmail.com</text:p>
          </table:table-cell>
          <table:table-cell office:value-type="string" table:style-name="ce1">
            <text:p>Lixues693@gmail.com</text:p>
          </table:table-cell>
          <table:table-cell office:value-type="date" office:date-value="2023-06-01T15:19:58" table:style-name="ce5">
            <text:p>6/1/23 03:19 PM</text:p>
          </table:table-cell>
          <table:table-cell office:value-type="string" table:style-name="ce1">
            <text:p>203.91.85.106</text:p>
          </table:table-cell>
          <table:table-cell table:number-columns-repeated="16374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float" office:value="4177" table:style-name="ce1">
            <text:p>4177</text:p>
          </table:table-cell>
          <table:table-cell table:style-name="ce3"/>
          <table:table-cell office:value-type="string" table:style-name="ce1">
            <text:p>Prapatsiri</text:p>
          </table:table-cell>
          <table:table-cell office:value-type="string" table:style-name="ce1">
            <text:p>Srichan</text:p>
          </table:table-cell>
          <table:table-cell office:value-type="string" office:string-value="mycinnamoroll" table:formula="of:=LEFT([.H246];FIND(&quot;@&quot;;[.H246])-1)" table:style-name="ce4">
            <text:p>mycinnamoroll</text:p>
          </table:table-cell>
          <table:table-cell office:value-type="string" office:string-value="gmail.com" table:formula="of:=RIGHT([.H246];LEN([.H246])-FIND(&quot;@&quot;;[.H246]))" table:style-name="ce1">
            <text:p>gmail.com</text:p>
          </table:table-cell>
          <table:table-cell office:value-type="string" table:style-name="ce1">
            <text:p>mycinnamoroll@gmail.com</text:p>
          </table:table-cell>
          <table:table-cell office:value-type="date" office:date-value="2023-06-01T15:20:18" table:style-name="ce5">
            <text:p>6/1/23 03:20 PM</text:p>
          </table:table-cell>
          <table:table-cell office:value-type="string" table:style-name="ce1">
            <text:p>49.230.195.137</text:p>
          </table:table-cell>
          <table:table-cell table:number-columns-repeated="16374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float" office:value="4182" table:style-name="ce1">
            <text:p>4182</text:p>
          </table:table-cell>
          <table:table-cell table:style-name="ce3"/>
          <table:table-cell office:value-type="string" table:style-name="ce1">
            <text:p>Thunyaluck</text:p>
          </table:table-cell>
          <table:table-cell office:value-type="string" table:style-name="ce1">
            <text:p>Chockthanadech</text:p>
          </table:table-cell>
          <table:table-cell office:value-type="string" office:string-value="Ploysaiwork" table:formula="of:=LEFT([.H247];FIND(&quot;@&quot;;[.H247])-1)" table:style-name="ce4">
            <text:p>Ploysaiwork</text:p>
          </table:table-cell>
          <table:table-cell office:value-type="string" office:string-value="gmail.com" table:formula="of:=RIGHT([.H247];LEN([.H247])-FIND(&quot;@&quot;;[.H247]))" table:style-name="ce1">
            <text:p>gmail.com</text:p>
          </table:table-cell>
          <table:table-cell office:value-type="string" table:style-name="ce1">
            <text:p>Ploysaiwork@gmail.com</text:p>
          </table:table-cell>
          <table:table-cell office:value-type="date" office:date-value="2023-06-01T15:20:21" table:style-name="ce5">
            <text:p>6/1/23 03:20 PM</text:p>
          </table:table-cell>
          <table:table-cell office:value-type="string" table:style-name="ce1">
            <text:p>27.55.80.143</text:p>
          </table:table-cell>
          <table:table-cell table:number-columns-repeated="16374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float" office:value="4185" table:style-name="ce1">
            <text:p>4185</text:p>
          </table:table-cell>
          <table:table-cell table:style-name="ce3"/>
          <table:table-cell office:value-type="string" table:style-name="ce1">
            <text:p>พิทยาภรณ์</text:p>
          </table:table-cell>
          <table:table-cell office:value-type="string" table:style-name="ce1">
            <text:p>อุษาทะพานนท์</text:p>
          </table:table-cell>
          <table:table-cell office:value-type="string" office:string-value="pittayapornausa" table:formula="of:=LEFT([.H248];FIND(&quot;@&quot;;[.H248])-1)" table:style-name="ce4">
            <text:p>pittayapornausa</text:p>
          </table:table-cell>
          <table:table-cell office:value-type="string" office:string-value="gmail.com" table:formula="of:=RIGHT([.H248];LEN([.H248])-FIND(&quot;@&quot;;[.H248]))" table:style-name="ce1">
            <text:p>gmail.com</text:p>
          </table:table-cell>
          <table:table-cell office:value-type="string" table:style-name="ce1">
            <text:p>pittayapornausa@gmail.com</text:p>
          </table:table-cell>
          <table:table-cell office:value-type="date" office:date-value="2023-06-01T15:21:32" table:style-name="ce5">
            <text:p>6/1/23 03:21 PM</text:p>
          </table:table-cell>
          <table:table-cell office:value-type="string" table:style-name="ce1">
            <text:p>27.145.176.68</text:p>
          </table:table-cell>
          <table:table-cell table:number-columns-repeated="16374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float" office:value="4184" table:style-name="ce1">
            <text:p>4184</text:p>
          </table:table-cell>
          <table:table-cell table:style-name="ce3"/>
          <table:table-cell office:value-type="string" table:style-name="ce1">
            <text:p>Amornrat</text:p>
          </table:table-cell>
          <table:table-cell office:value-type="string" table:style-name="ce1">
            <text:p>Fuang-ngoen</text:p>
          </table:table-cell>
          <table:table-cell office:value-type="string" office:string-value="tookfontookfon16102114" table:formula="of:=LEFT([.H249];FIND(&quot;@&quot;;[.H249])-1)" table:style-name="ce4">
            <text:p>tookfontookfon16102114</text:p>
          </table:table-cell>
          <table:table-cell office:value-type="string" office:string-value="gmail.com" table:formula="of:=RIGHT([.H249];LEN([.H249])-FIND(&quot;@&quot;;[.H249]))" table:style-name="ce1">
            <text:p>gmail.com</text:p>
          </table:table-cell>
          <table:table-cell office:value-type="string" table:style-name="ce1">
            <text:p>tookfontookfon16102114@gmail.com</text:p>
          </table:table-cell>
          <table:table-cell office:value-type="date" office:date-value="2023-06-01T15:21:40" table:style-name="ce5">
            <text:p>6/1/23 03:21 PM</text:p>
          </table:table-cell>
          <table:table-cell office:value-type="string" table:style-name="ce1">
            <text:p>1.46.150.241</text:p>
          </table:table-cell>
          <table:table-cell table:number-columns-repeated="16374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float" office:value="4187" table:style-name="ce1">
            <text:p>4187</text:p>
          </table:table-cell>
          <table:table-cell table:style-name="ce3"/>
          <table:table-cell office:value-type="string" table:style-name="ce1">
            <text:p>Thanintita</text:p>
          </table:table-cell>
          <table:table-cell office:value-type="string" table:style-name="ce1">
            <text:p>Pasupa</text:p>
          </table:table-cell>
          <table:table-cell office:value-type="string" office:string-value="jthppasupa" table:formula="of:=LEFT([.H250];FIND(&quot;@&quot;;[.H250])-1)" table:style-name="ce4">
            <text:p>jthppasupa</text:p>
          </table:table-cell>
          <table:table-cell office:value-type="string" office:string-value="gmail.com" table:formula="of:=RIGHT([.H250];LEN([.H250])-FIND(&quot;@&quot;;[.H250]))" table:style-name="ce1">
            <text:p>gmail.com</text:p>
          </table:table-cell>
          <table:table-cell office:value-type="string" table:style-name="ce1">
            <text:p>jthppasupa@gmail.com</text:p>
          </table:table-cell>
          <table:table-cell office:value-type="date" office:date-value="2023-06-01T15:21:57" table:style-name="ce5">
            <text:p>6/1/23 03:21 PM</text:p>
          </table:table-cell>
          <table:table-cell office:value-type="string" table:style-name="ce1">
            <text:p>202.176.109.85</text:p>
          </table:table-cell>
          <table:table-cell table:number-columns-repeated="16374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float" office:value="4186" table:style-name="ce1">
            <text:p>4186</text:p>
          </table:table-cell>
          <table:table-cell table:style-name="ce3"/>
          <table:table-cell office:value-type="string" table:style-name="ce1">
            <text:p>Bebee</text:p>
          </table:table-cell>
          <table:table-cell office:value-type="string" table:style-name="ce1">
            <text:p>Thaiyamat</text:p>
          </table:table-cell>
          <table:table-cell office:value-type="string" office:string-value="thaikiatsudabee" table:formula="of:=LEFT([.H251];FIND(&quot;@&quot;;[.H251])-1)" table:style-name="ce4">
            <text:p>thaikiatsudabee</text:p>
          </table:table-cell>
          <table:table-cell office:value-type="string" office:string-value="gmail.com" table:formula="of:=RIGHT([.H251];LEN([.H251])-FIND(&quot;@&quot;;[.H251]))" table:style-name="ce1">
            <text:p>gmail.com</text:p>
          </table:table-cell>
          <table:table-cell office:value-type="string" table:style-name="ce1">
            <text:p>thaikiatsudabee@gmail.com</text:p>
          </table:table-cell>
          <table:table-cell office:value-type="date" office:date-value="2023-06-01T15:22:09" table:style-name="ce5">
            <text:p>6/1/23 03:22 PM</text:p>
          </table:table-cell>
          <table:table-cell office:value-type="string" table:style-name="ce1">
            <text:p>49.229.215.29</text:p>
          </table:table-cell>
          <table:table-cell table:number-columns-repeated="16374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float" office:value="4190" table:style-name="ce1">
            <text:p>4190</text:p>
          </table:table-cell>
          <table:table-cell table:style-name="ce3"/>
          <table:table-cell office:value-type="string" table:style-name="ce1">
            <text:p>ศิริพร</text:p>
          </table:table-cell>
          <table:table-cell office:value-type="string" table:style-name="ce1">
            <text:p>ศรีพรหม</text:p>
          </table:table-cell>
          <table:table-cell office:value-type="string" office:string-value="Kungchiz0" table:formula="of:=LEFT([.H252];FIND(&quot;@&quot;;[.H252])-1)" table:style-name="ce4">
            <text:p>Kungchiz0</text:p>
          </table:table-cell>
          <table:table-cell office:value-type="string" office:string-value="icloud.com" table:formula="of:=RIGHT([.H252];LEN([.H252])-FIND(&quot;@&quot;;[.H252]))" table:style-name="ce1">
            <text:p>icloud.com</text:p>
          </table:table-cell>
          <table:table-cell office:value-type="string" table:style-name="ce1">
            <text:p>Kungchiz0@icloud.com</text:p>
          </table:table-cell>
          <table:table-cell office:value-type="date" office:date-value="2023-06-01T15:24:26" table:style-name="ce5">
            <text:p>6/1/23 03:24 PM</text:p>
          </table:table-cell>
          <table:table-cell office:value-type="string" table:style-name="ce1">
            <text:p>49.229.198.4</text:p>
          </table:table-cell>
          <table:table-cell table:number-columns-repeated="16374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float" office:value="4141" table:style-name="ce1">
            <text:p>4141</text:p>
          </table:table-cell>
          <table:table-cell table:style-name="ce3"/>
          <table:table-cell office:value-type="string" table:style-name="ce1">
            <text:p>รัตติ​ยา​</text:p>
          </table:table-cell>
          <table:table-cell office:value-type="string" table:style-name="ce1">
            <text:p>เจะอาหลี</text:p>
          </table:table-cell>
          <table:table-cell office:value-type="string" office:string-value="Rattiya771" table:formula="of:=LEFT([.H253];FIND(&quot;@&quot;;[.H253])-1)" table:style-name="ce4">
            <text:p>Rattiya771</text:p>
          </table:table-cell>
          <table:table-cell office:value-type="string" office:string-value="gmail.com​" table:formula="of:=RIGHT([.H253];LEN([.H253])-FIND(&quot;@&quot;;[.H253]))" table:style-name="ce1">
            <text:p>gmail.com​</text:p>
          </table:table-cell>
          <table:table-cell office:value-type="string" table:style-name="ce1">
            <text:p>Rattiya771@gmail.com​</text:p>
          </table:table-cell>
          <table:table-cell office:value-type="date" office:date-value="2023-06-01T15:25:31" table:style-name="ce5">
            <text:p>6/1/23 03:25 PM</text:p>
          </table:table-cell>
          <table:table-cell office:value-type="string" table:style-name="ce1">
            <text:p>49.229.233.8</text:p>
          </table:table-cell>
          <table:table-cell table:number-columns-repeated="16374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float" office:value="3993" table:style-name="ce1">
            <text:p>3993</text:p>
          </table:table-cell>
          <table:table-cell table:style-name="ce3"/>
          <table:table-cell office:value-type="string" table:style-name="ce1">
            <text:p>จิราพร</text:p>
          </table:table-cell>
          <table:table-cell office:value-type="string" table:style-name="ce1">
            <text:p>ไชยแยง</text:p>
          </table:table-cell>
          <table:table-cell office:value-type="string" office:string-value="sir2546" table:formula="of:=LEFT([.H254];FIND(&quot;@&quot;;[.H254])-1)" table:style-name="ce4">
            <text:p>sir2546</text:p>
          </table:table-cell>
          <table:table-cell office:value-type="string" office:string-value="hotmail.com" table:formula="of:=RIGHT([.H254];LEN([.H254])-FIND(&quot;@&quot;;[.H254]))" table:style-name="ce1">
            <text:p>hotmail.com</text:p>
          </table:table-cell>
          <table:table-cell office:value-type="string" table:style-name="ce1">
            <text:p>sir2546@hotmail.com</text:p>
          </table:table-cell>
          <table:table-cell office:value-type="date" office:date-value="2023-06-01T15:26:54" table:style-name="ce5">
            <text:p>6/1/23 03:26 PM</text:p>
          </table:table-cell>
          <table:table-cell office:value-type="string" table:style-name="ce1">
            <text:p>1.10.206.50</text:p>
          </table:table-cell>
          <table:table-cell table:number-columns-repeated="16374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float" office:value="4194" table:style-name="ce1">
            <text:p>4194</text:p>
          </table:table-cell>
          <table:table-cell table:style-name="ce3"/>
          <table:table-cell office:value-type="string" table:style-name="ce1">
            <text:p>Sasithorn</text:p>
          </table:table-cell>
          <table:table-cell office:value-type="string" table:style-name="ce1">
            <text:p>Kirdrungrueng</text:p>
          </table:table-cell>
          <table:table-cell office:value-type="string" office:string-value="sasithorn.mp" table:formula="of:=LEFT([.H255];FIND(&quot;@&quot;;[.H255])-1)" table:style-name="ce4">
            <text:p>sasithorn.mp</text:p>
          </table:table-cell>
          <table:table-cell office:value-type="string" office:string-value="gmail.com" table:formula="of:=RIGHT([.H255];LEN([.H255])-FIND(&quot;@&quot;;[.H255]))" table:style-name="ce1">
            <text:p>gmail.com</text:p>
          </table:table-cell>
          <table:table-cell office:value-type="string" table:style-name="ce1">
            <text:p>sasithorn.mp@gmail.com</text:p>
          </table:table-cell>
          <table:table-cell office:value-type="date" office:date-value="2023-06-01T15:27:49" table:style-name="ce5">
            <text:p>6/1/23 03:27 PM</text:p>
          </table:table-cell>
          <table:table-cell office:value-type="string" table:style-name="ce1">
            <text:p>49.229.160.199</text:p>
          </table:table-cell>
          <table:table-cell table:number-columns-repeated="16374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float" office:value="4193" table:style-name="ce1">
            <text:p>4193</text:p>
          </table:table-cell>
          <table:table-cell table:style-name="ce3"/>
          <table:table-cell office:value-type="string" table:style-name="ce1">
            <text:p>บุญเรือง</text:p>
          </table:table-cell>
          <table:table-cell office:value-type="string" table:style-name="ce1">
            <text:p>ศรีอาวัชนาการ</text:p>
          </table:table-cell>
          <table:table-cell office:value-type="string" office:string-value="boonl2007" table:formula="of:=LEFT([.H256];FIND(&quot;@&quot;;[.H256])-1)" table:style-name="ce4">
            <text:p>boonl2007</text:p>
          </table:table-cell>
          <table:table-cell office:value-type="string" office:string-value="gmail.com" table:formula="of:=RIGHT([.H256];LEN([.H256])-FIND(&quot;@&quot;;[.H256]))" table:style-name="ce1">
            <text:p>gmail.com</text:p>
          </table:table-cell>
          <table:table-cell office:value-type="string" table:style-name="ce1">
            <text:p>boonl2007@gmail.com</text:p>
          </table:table-cell>
          <table:table-cell office:value-type="date" office:date-value="2023-06-01T15:28:16" table:style-name="ce5">
            <text:p>6/1/23 03:28 PM</text:p>
          </table:table-cell>
          <table:table-cell office:value-type="string" table:style-name="ce1">
            <text:p>182.232.120.154</text:p>
          </table:table-cell>
          <table:table-cell table:number-columns-repeated="16374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float" office:value="4200" table:style-name="ce1">
            <text:p>4200</text:p>
          </table:table-cell>
          <table:table-cell table:style-name="ce3"/>
          <table:table-cell office:value-type="string" table:style-name="ce1">
            <text:p>ธีรวิทย์</text:p>
          </table:table-cell>
          <table:table-cell office:value-type="string" table:style-name="ce1">
            <text:p>พุทธฤดีสุข</text:p>
          </table:table-cell>
          <table:table-cell office:value-type="string" office:string-value="firstmonkey23" table:formula="of:=LEFT([.H257];FIND(&quot;@&quot;;[.H257])-1)" table:style-name="ce4">
            <text:p>firstmonkey23</text:p>
          </table:table-cell>
          <table:table-cell office:value-type="string" office:string-value="gmail.com" table:formula="of:=RIGHT([.H257];LEN([.H257])-FIND(&quot;@&quot;;[.H257]))" table:style-name="ce1">
            <text:p>gmail.com</text:p>
          </table:table-cell>
          <table:table-cell office:value-type="string" table:style-name="ce1">
            <text:p>firstmonkey23@gmail.com</text:p>
          </table:table-cell>
          <table:table-cell office:value-type="date" office:date-value="2023-06-01T15:30:00" table:style-name="ce5">
            <text:p>6/1/23 03:30 PM</text:p>
          </table:table-cell>
          <table:table-cell office:value-type="string" table:style-name="ce1">
            <text:p>171.101.104.37</text:p>
          </table:table-cell>
          <table:table-cell table:number-columns-repeated="16374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float" office:value="4197" table:style-name="ce1">
            <text:p>4197</text:p>
          </table:table-cell>
          <table:table-cell table:style-name="ce3"/>
          <table:table-cell office:value-type="string" table:style-name="ce1">
            <text:p>Li</text:p>
          </table:table-cell>
          <table:table-cell office:value-type="string" table:style-name="ce1">
            <text:p>Wang</text:p>
          </table:table-cell>
          <table:table-cell office:value-type="string" office:string-value="313543755" table:formula="of:=LEFT([.H258];FIND(&quot;@&quot;;[.H258])-1)" table:style-name="ce4">
            <text:p>313543755</text:p>
          </table:table-cell>
          <table:table-cell office:value-type="string" office:string-value="qq.com" table:formula="of:=RIGHT([.H258];LEN([.H258])-FIND(&quot;@&quot;;[.H258]))" table:style-name="ce1">
            <text:p>qq.com</text:p>
          </table:table-cell>
          <table:table-cell office:value-type="string" table:style-name="ce1">
            <text:p>313543755@qq.com</text:p>
          </table:table-cell>
          <table:table-cell office:value-type="date" office:date-value="2023-06-01T15:30:41" table:style-name="ce5">
            <text:p>6/1/23 03:30 PM</text:p>
          </table:table-cell>
          <table:table-cell office:value-type="string" table:style-name="ce1">
            <text:p>103.145.73.116</text:p>
          </table:table-cell>
          <table:table-cell table:number-columns-repeated="16374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float" office:value="4201" table:style-name="ce1">
            <text:p>4201</text:p>
          </table:table-cell>
          <table:table-cell table:style-name="ce3"/>
          <table:table-cell office:value-type="string" table:style-name="ce1">
            <text:p>แพรวา</text:p>
          </table:table-cell>
          <table:table-cell office:value-type="string" table:style-name="ce1">
            <text:p>วานิชวงศ์</text:p>
          </table:table-cell>
          <table:table-cell office:value-type="string" office:string-value="praewadina" table:formula="of:=LEFT([.H259];FIND(&quot;@&quot;;[.H259])-1)" table:style-name="ce4">
            <text:p>praewadina</text:p>
          </table:table-cell>
          <table:table-cell office:value-type="string" office:string-value="gmail.com" table:formula="of:=RIGHT([.H259];LEN([.H259])-FIND(&quot;@&quot;;[.H259]))" table:style-name="ce1">
            <text:p>gmail.com</text:p>
          </table:table-cell>
          <table:table-cell office:value-type="string" table:style-name="ce1">
            <text:p>praewadina@gmail.com</text:p>
          </table:table-cell>
          <table:table-cell office:value-type="date" office:date-value="2023-06-01T15:31:34" table:style-name="ce5">
            <text:p>6/1/23 03:31 PM</text:p>
          </table:table-cell>
          <table:table-cell office:value-type="string" table:style-name="ce1">
            <text:p>124.121.27.239</text:p>
          </table:table-cell>
          <table:table-cell table:number-columns-repeated="16374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float" office:value="4202" table:style-name="ce1">
            <text:p>4202</text:p>
          </table:table-cell>
          <table:table-cell table:style-name="ce3"/>
          <table:table-cell office:value-type="string" table:style-name="ce1">
            <text:p>เมธาพร</text:p>
          </table:table-cell>
          <table:table-cell office:value-type="string" table:style-name="ce1">
            <text:p>วงศ์พร้อมรัตน์</text:p>
          </table:table-cell>
          <table:table-cell office:value-type="string" office:string-value="mayziyo" table:formula="of:=LEFT([.H260];FIND(&quot;@&quot;;[.H260])-1)" table:style-name="ce4">
            <text:p>mayziyo</text:p>
          </table:table-cell>
          <table:table-cell office:value-type="string" office:string-value="gmail.com" table:formula="of:=RIGHT([.H260];LEN([.H260])-FIND(&quot;@&quot;;[.H260]))" table:style-name="ce1">
            <text:p>gmail.com</text:p>
          </table:table-cell>
          <table:table-cell office:value-type="string" table:style-name="ce1">
            <text:p>mayziyo@gmail.com</text:p>
          </table:table-cell>
          <table:table-cell office:value-type="date" office:date-value="2023-06-01T15:31:43" table:style-name="ce5">
            <text:p>6/1/23 03:31 PM</text:p>
          </table:table-cell>
          <table:table-cell office:value-type="string" table:style-name="ce1">
            <text:p>202.28.62.76</text:p>
          </table:table-cell>
          <table:table-cell table:number-columns-repeated="16374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float" office:value="4204" table:style-name="ce1">
            <text:p>4204</text:p>
          </table:table-cell>
          <table:table-cell table:style-name="ce3"/>
          <table:table-cell office:value-type="string" table:style-name="ce1">
            <text:p>momo</text:p>
          </table:table-cell>
          <table:table-cell office:value-type="string" table:style-name="ce1">
            <text:p>Liao</text:p>
          </table:table-cell>
          <table:table-cell office:value-type="string" office:string-value="momolucker" table:formula="of:=LEFT([.H261];FIND(&quot;@&quot;;[.H261])-1)" table:style-name="ce4">
            <text:p>momolucker</text:p>
          </table:table-cell>
          <table:table-cell office:value-type="string" office:string-value="yahoo.com.tw" table:formula="of:=RIGHT([.H261];LEN([.H261])-FIND(&quot;@&quot;;[.H261]))" table:style-name="ce1">
            <text:p>yahoo.com.tw</text:p>
          </table:table-cell>
          <table:table-cell office:value-type="string" table:style-name="ce1">
            <text:p>momolucker@yahoo.com.tw</text:p>
          </table:table-cell>
          <table:table-cell office:value-type="date" office:date-value="2023-06-01T15:33:16" table:style-name="ce5">
            <text:p>6/1/23 03:33 PM</text:p>
          </table:table-cell>
          <table:table-cell office:value-type="string" table:style-name="ce1">
            <text:p>180.217.116.106</text:p>
          </table:table-cell>
          <table:table-cell table:number-columns-repeated="16374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float" office:value="4203" table:style-name="ce1">
            <text:p>4203</text:p>
          </table:table-cell>
          <table:table-cell table:style-name="ce3"/>
          <table:table-cell office:value-type="string" table:style-name="ce1">
            <text:p>สุรีย์พร</text:p>
          </table:table-cell>
          <table:table-cell office:value-type="string" table:style-name="ce1">
            <text:p>แสงสุกรัตน์วดี</text:p>
          </table:table-cell>
          <table:table-cell office:value-type="string" office:string-value="sureeporn270428" table:formula="of:=LEFT([.H262];FIND(&quot;@&quot;;[.H262])-1)" table:style-name="ce4">
            <text:p>sureeporn270428</text:p>
          </table:table-cell>
          <table:table-cell office:value-type="string" office:string-value="gmail.com" table:formula="of:=RIGHT([.H262];LEN([.H262])-FIND(&quot;@&quot;;[.H262]))" table:style-name="ce1">
            <text:p>gmail.com</text:p>
          </table:table-cell>
          <table:table-cell office:value-type="string" table:style-name="ce1">
            <text:p>sureeporn270428@gmail.com</text:p>
          </table:table-cell>
          <table:table-cell office:value-type="date" office:date-value="2023-06-01T15:33:51" table:style-name="ce5">
            <text:p>6/1/23 03:33 PM</text:p>
          </table:table-cell>
          <table:table-cell office:value-type="string" table:style-name="ce1">
            <text:p>58.136.249.17</text:p>
          </table:table-cell>
          <table:table-cell table:number-columns-repeated="16374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4192" table:style-name="ce1">
            <text:p>4192</text:p>
          </table:table-cell>
          <table:table-cell table:style-name="ce3"/>
          <table:table-cell office:value-type="string" table:style-name="ce1">
            <text:p>Pisey</text:p>
          </table:table-cell>
          <table:table-cell office:value-type="string" table:style-name="ce1">
            <text:p>Bo</text:p>
          </table:table-cell>
          <table:table-cell office:value-type="string" office:string-value="bopisey2" table:formula="of:=LEFT([.H263];FIND(&quot;@&quot;;[.H263])-1)" table:style-name="ce4">
            <text:p>bopisey2</text:p>
          </table:table-cell>
          <table:table-cell office:value-type="string" office:string-value="gmail.com" table:formula="of:=RIGHT([.H263];LEN([.H263])-FIND(&quot;@&quot;;[.H263]))" table:style-name="ce1">
            <text:p>gmail.com</text:p>
          </table:table-cell>
          <table:table-cell office:value-type="string" table:style-name="ce1">
            <text:p>bopisey2@gmail.com</text:p>
          </table:table-cell>
          <table:table-cell office:value-type="date" office:date-value="2023-06-01T15:34:24" table:style-name="ce5">
            <text:p>6/1/23 03:34 PM</text:p>
          </table:table-cell>
          <table:table-cell office:value-type="string" table:style-name="ce1">
            <text:p>36.37.206.117</text:p>
          </table:table-cell>
          <table:table-cell table:number-columns-repeated="16374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float" office:value="4207" table:style-name="ce1">
            <text:p>4207</text:p>
          </table:table-cell>
          <table:table-cell table:style-name="ce3"/>
          <table:table-cell office:value-type="string" table:style-name="ce1">
            <text:p>Anastasia</text:p>
          </table:table-cell>
          <table:table-cell office:value-type="string" table:style-name="ce1">
            <text:p>Komarova</text:p>
          </table:table-cell>
          <table:table-cell office:value-type="string" office:string-value="hata_kom" table:formula="of:=LEFT([.H264];FIND(&quot;@&quot;;[.H264])-1)" table:style-name="ce4">
            <text:p>hata_kom</text:p>
          </table:table-cell>
          <table:table-cell office:value-type="string" office:string-value="mail.ru" table:formula="of:=RIGHT([.H264];LEN([.H264])-FIND(&quot;@&quot;;[.H264]))" table:style-name="ce1">
            <text:p>mail.ru</text:p>
          </table:table-cell>
          <table:table-cell office:value-type="string" table:style-name="ce1">
            <text:p>hata_kom@mail.ru</text:p>
          </table:table-cell>
          <table:table-cell office:value-type="date" office:date-value="2023-06-01T15:35:41" table:style-name="ce5">
            <text:p>6/1/23 03:35 PM</text:p>
          </table:table-cell>
          <table:table-cell office:value-type="string" table:style-name="ce1">
            <text:p>46.242.12.147</text:p>
          </table:table-cell>
          <table:table-cell table:number-columns-repeated="16374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float" office:value="4208" table:style-name="ce1">
            <text:p>4208</text:p>
          </table:table-cell>
          <table:table-cell table:style-name="ce3"/>
          <table:table-cell office:value-type="string" table:style-name="ce1">
            <text:p>Methapon</text:p>
          </table:table-cell>
          <table:table-cell office:value-type="string" table:style-name="ce1">
            <text:p>Eakrittigrai</text:p>
          </table:table-cell>
          <table:table-cell office:value-type="string" office:string-value="khawoataku18.me" table:formula="of:=LEFT([.H265];FIND(&quot;@&quot;;[.H265])-1)" table:style-name="ce4">
            <text:p>khawoataku18.me</text:p>
          </table:table-cell>
          <table:table-cell office:value-type="string" office:string-value="gmail.com" table:formula="of:=RIGHT([.H265];LEN([.H265])-FIND(&quot;@&quot;;[.H265]))" table:style-name="ce1">
            <text:p>gmail.com</text:p>
          </table:table-cell>
          <table:table-cell office:value-type="string" table:style-name="ce1">
            <text:p>khawoataku18.me@gmail.com</text:p>
          </table:table-cell>
          <table:table-cell office:value-type="date" office:date-value="2023-06-01T15:35:59" table:style-name="ce5">
            <text:p>6/1/23 03:35 PM</text:p>
          </table:table-cell>
          <table:table-cell office:value-type="string" table:style-name="ce1">
            <text:p>49.229.166.57</text:p>
          </table:table-cell>
          <table:table-cell table:number-columns-repeated="16374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float" office:value="4209" table:style-name="ce1">
            <text:p>4209</text:p>
          </table:table-cell>
          <table:table-cell table:style-name="ce3"/>
          <table:table-cell office:value-type="string" table:style-name="ce1">
            <text:p>Siddhi</text:p>
          </table:table-cell>
          <table:table-cell office:value-type="string" table:style-name="ce1">
            <text:p>Patil</text:p>
          </table:table-cell>
          <table:table-cell office:value-type="string" office:string-value="princess.siddhi19" table:formula="of:=LEFT([.H266];FIND(&quot;@&quot;;[.H266])-1)" table:style-name="ce4">
            <text:p>princess.siddhi19</text:p>
          </table:table-cell>
          <table:table-cell office:value-type="string" office:string-value="gmail.com" table:formula="of:=RIGHT([.H266];LEN([.H266])-FIND(&quot;@&quot;;[.H266]))" table:style-name="ce1">
            <text:p>gmail.com</text:p>
          </table:table-cell>
          <table:table-cell office:value-type="string" table:style-name="ce1">
            <text:p>princess.siddhi19@gmail.com</text:p>
          </table:table-cell>
          <table:table-cell office:value-type="date" office:date-value="2023-06-01T15:36:05" table:style-name="ce5">
            <text:p>6/1/23 03:36 PM</text:p>
          </table:table-cell>
          <table:table-cell office:value-type="string" table:style-name="ce1">
            <text:p>103.49.242.113</text:p>
          </table:table-cell>
          <table:table-cell table:number-columns-repeated="16374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float" office:value="4213" table:style-name="ce1">
            <text:p>4213</text:p>
          </table:table-cell>
          <table:table-cell table:style-name="ce3"/>
          <table:table-cell office:value-type="string" table:style-name="ce1">
            <text:p>ชฎานุช</text:p>
          </table:table-cell>
          <table:table-cell office:value-type="string" table:style-name="ce1">
            <text:p>ชัยสกุลชัย</text:p>
          </table:table-cell>
          <table:table-cell office:value-type="string" office:string-value="Chadanuch" table:formula="of:=LEFT([.H267];FIND(&quot;@&quot;;[.H267])-1)" table:style-name="ce4">
            <text:p>Chadanuch</text:p>
          </table:table-cell>
          <table:table-cell office:value-type="string" office:string-value="gmail.com" table:formula="of:=RIGHT([.H267];LEN([.H267])-FIND(&quot;@&quot;;[.H267]))" table:style-name="ce1">
            <text:p>gmail.com</text:p>
          </table:table-cell>
          <table:table-cell office:value-type="string" table:style-name="ce1">
            <text:p>Chadanuch@gmail.com</text:p>
          </table:table-cell>
          <table:table-cell office:value-type="date" office:date-value="2023-06-01T15:38:16" table:style-name="ce5">
            <text:p>6/1/23 03:38 PM</text:p>
          </table:table-cell>
          <table:table-cell office:value-type="string" table:style-name="ce1">
            <text:p>49.229.172.53</text:p>
          </table:table-cell>
          <table:table-cell table:number-columns-repeated="16374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4211" table:style-name="ce1">
            <text:p>4211</text:p>
          </table:table-cell>
          <table:table-cell table:style-name="ce3"/>
          <table:table-cell office:value-type="string" table:style-name="ce1">
            <text:p>Siriporn</text:p>
          </table:table-cell>
          <table:table-cell office:value-type="string" table:style-name="ce1">
            <text:p>Seeprom</text:p>
          </table:table-cell>
          <table:table-cell office:value-type="string" office:string-value="abbaewtaewtak" table:formula="of:=LEFT([.H268];FIND(&quot;@&quot;;[.H268])-1)" table:style-name="ce4">
            <text:p>abbaewtaewtak</text:p>
          </table:table-cell>
          <table:table-cell office:value-type="string" office:string-value="hotmail.co.th" table:formula="of:=RIGHT([.H268];LEN([.H268])-FIND(&quot;@&quot;;[.H268]))" table:style-name="ce1">
            <text:p>hotmail.co.th</text:p>
          </table:table-cell>
          <table:table-cell office:value-type="string" table:style-name="ce1">
            <text:p>abbaewtaewtak@hotmail.co.th</text:p>
          </table:table-cell>
          <table:table-cell office:value-type="date" office:date-value="2023-06-01T15:38:19" table:style-name="ce5">
            <text:p>6/1/23 03:38 PM</text:p>
          </table:table-cell>
          <table:table-cell office:value-type="string" table:style-name="ce1">
            <text:p>49.229.203.4</text:p>
          </table:table-cell>
          <table:table-cell table:number-columns-repeated="16374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float" office:value="4210" table:style-name="ce1">
            <text:p>4210</text:p>
          </table:table-cell>
          <table:table-cell table:style-name="ce3"/>
          <table:table-cell office:value-type="string" table:style-name="ce1">
            <text:p>Fatma</text:p>
          </table:table-cell>
          <table:table-cell office:value-type="string" table:style-name="ce1">
            <text:p>Wati</text:p>
          </table:table-cell>
          <table:table-cell office:value-type="string" office:string-value="f.wati.juli" table:formula="of:=LEFT([.H269];FIND(&quot;@&quot;;[.H269])-1)" table:style-name="ce4">
            <text:p>f.wati.juli</text:p>
          </table:table-cell>
          <table:table-cell office:value-type="string" office:string-value="gmail.com" table:formula="of:=RIGHT([.H269];LEN([.H269])-FIND(&quot;@&quot;;[.H269]))" table:style-name="ce1">
            <text:p>gmail.com</text:p>
          </table:table-cell>
          <table:table-cell office:value-type="string" table:style-name="ce1">
            <text:p>f.wati.juli@gmail.com</text:p>
          </table:table-cell>
          <table:table-cell office:value-type="date" office:date-value="2023-06-01T15:40:22" table:style-name="ce5">
            <text:p>6/1/23 03:40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float" office:value="4216" table:style-name="ce1">
            <text:p>4216</text:p>
          </table:table-cell>
          <table:table-cell table:style-name="ce3"/>
          <table:table-cell office:value-type="string" table:style-name="ce1">
            <text:p>Bee</text:p>
          </table:table-cell>
          <table:table-cell office:value-type="string" table:style-name="ce1">
            <text:p>Varee</text:p>
          </table:table-cell>
          <table:table-cell office:value-type="string" office:string-value="bee6703" table:formula="of:=LEFT([.H270];FIND(&quot;@&quot;;[.H270])-1)" table:style-name="ce4">
            <text:p>bee6703</text:p>
          </table:table-cell>
          <table:table-cell office:value-type="string" office:string-value="hotmail.com" table:formula="of:=RIGHT([.H270];LEN([.H270])-FIND(&quot;@&quot;;[.H270]))" table:style-name="ce1">
            <text:p>hotmail.com</text:p>
          </table:table-cell>
          <table:table-cell office:value-type="string" table:style-name="ce1">
            <text:p>bee6703@hotmail.com</text:p>
          </table:table-cell>
          <table:table-cell office:value-type="date" office:date-value="2023-06-01T15:40:26" table:style-name="ce5">
            <text:p>6/1/23 03:40 PM</text:p>
          </table:table-cell>
          <table:table-cell office:value-type="string" table:style-name="ce1">
            <text:p>49.229.163.218</text:p>
          </table:table-cell>
          <table:table-cell table:number-columns-repeated="16374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float" office:value="4221" table:style-name="ce1">
            <text:p>4221</text:p>
          </table:table-cell>
          <table:table-cell table:style-name="ce3"/>
          <table:table-cell office:value-type="string" table:style-name="ce1">
            <text:p>Xiao</text:p>
          </table:table-cell>
          <table:table-cell office:value-type="string" table:style-name="ce1">
            <text:p>Ai Ching</text:p>
          </table:table-cell>
          <table:table-cell office:value-type="string" office:string-value="lilahxing" table:formula="of:=LEFT([.H271];FIND(&quot;@&quot;;[.H271])-1)" table:style-name="ce4">
            <text:p>lilahxing</text:p>
          </table:table-cell>
          <table:table-cell office:value-type="string" office:string-value="yahoo.com" table:formula="of:=RIGHT([.H271];LEN([.H271])-FIND(&quot;@&quot;;[.H271]))" table:style-name="ce1">
            <text:p>yahoo.com</text:p>
          </table:table-cell>
          <table:table-cell office:value-type="string" table:style-name="ce1">
            <text:p>lilahxing@yahoo.com</text:p>
          </table:table-cell>
          <table:table-cell office:value-type="date" office:date-value="2023-06-01T15:43:49" table:style-name="ce5">
            <text:p>6/1/23 03:43 PM</text:p>
          </table:table-cell>
          <table:table-cell office:value-type="string" table:style-name="ce1">
            <text:p>124.82.172.121</text:p>
          </table:table-cell>
          <table:table-cell table:number-columns-repeated="16374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float" office:value="4223" table:style-name="ce1">
            <text:p>4223</text:p>
          </table:table-cell>
          <table:table-cell table:style-name="ce3"/>
          <table:table-cell office:value-type="string" table:style-name="ce1">
            <text:p>โสภา</text:p>
          </table:table-cell>
          <table:table-cell office:value-type="string" table:style-name="ce1">
            <text:p>โนชัย</text:p>
          </table:table-cell>
          <table:table-cell office:value-type="string" office:string-value="sopha_ruen" table:formula="of:=LEFT([.H272];FIND(&quot;@&quot;;[.H272])-1)" table:style-name="ce4">
            <text:p>sopha_ruen</text:p>
          </table:table-cell>
          <table:table-cell office:value-type="string" office:string-value="hotmail.com" table:formula="of:=RIGHT([.H272];LEN([.H272])-FIND(&quot;@&quot;;[.H272]))" table:style-name="ce1">
            <text:p>hotmail.com</text:p>
          </table:table-cell>
          <table:table-cell office:value-type="string" table:style-name="ce1">
            <text:p>sopha_ruen@hotmail.com</text:p>
          </table:table-cell>
          <table:table-cell office:value-type="date" office:date-value="2023-06-01T15:44:28" table:style-name="ce5">
            <text:p>6/1/23 03:44 PM</text:p>
          </table:table-cell>
          <table:table-cell office:value-type="string" table:style-name="ce1">
            <text:p>1.2.211.71</text:p>
          </table:table-cell>
          <table:table-cell table:number-columns-repeated="16374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float" office:value="4227" table:style-name="ce1">
            <text:p>4227</text:p>
          </table:table-cell>
          <table:table-cell table:style-name="ce3"/>
          <table:table-cell office:value-type="string" table:style-name="ce1">
            <text:p>วานี</text:p>
          </table:table-cell>
          <table:table-cell office:value-type="string" table:style-name="ce1">
            <text:p>แสงโสม</text:p>
          </table:table-cell>
          <table:table-cell office:value-type="string" office:string-value="Lalita.swd" table:formula="of:=LEFT([.H273];FIND(&quot;@&quot;;[.H273])-1)" table:style-name="ce4">
            <text:p>Lalita.swd</text:p>
          </table:table-cell>
          <table:table-cell office:value-type="string" office:string-value="gmail.com" table:formula="of:=RIGHT([.H273];LEN([.H273])-FIND(&quot;@&quot;;[.H273]))" table:style-name="ce1">
            <text:p>gmail.com</text:p>
          </table:table-cell>
          <table:table-cell office:value-type="string" table:style-name="ce1">
            <text:p>Lalita.swd@gmail.com</text:p>
          </table:table-cell>
          <table:table-cell office:value-type="date" office:date-value="2023-06-01T15:45:26" table:style-name="ce5">
            <text:p>6/1/23 03:45 PM</text:p>
          </table:table-cell>
          <table:table-cell office:value-type="string" table:style-name="ce1">
            <text:p>27.55.64.2</text:p>
          </table:table-cell>
          <table:table-cell table:number-columns-repeated="16374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float" office:value="4226" table:style-name="ce1">
            <text:p>4226</text:p>
          </table:table-cell>
          <table:table-cell table:style-name="ce3"/>
          <table:table-cell office:value-type="string" table:style-name="ce1">
            <text:p>ธีรภัทร</text:p>
          </table:table-cell>
          <table:table-cell office:value-type="string" table:style-name="ce1">
            <text:p>สามชัย</text:p>
          </table:table-cell>
          <table:table-cell office:value-type="string" office:string-value="Teerapat08earth" table:formula="of:=LEFT([.H274];FIND(&quot;@&quot;;[.H274])-1)" table:style-name="ce4">
            <text:p>Teerapat08earth</text:p>
          </table:table-cell>
          <table:table-cell office:value-type="string" office:string-value="gmail.com" table:formula="of:=RIGHT([.H274];LEN([.H274])-FIND(&quot;@&quot;;[.H274]))" table:style-name="ce1">
            <text:p>gmail.com</text:p>
          </table:table-cell>
          <table:table-cell office:value-type="string" table:style-name="ce1">
            <text:p>Teerapat08earth@gmail.com</text:p>
          </table:table-cell>
          <table:table-cell office:value-type="date" office:date-value="2023-06-01T15:45:44" table:style-name="ce5">
            <text:p>6/1/23 03:45 PM</text:p>
          </table:table-cell>
          <table:table-cell office:value-type="string" table:style-name="ce1">
            <text:p>49.230.213.17</text:p>
          </table:table-cell>
          <table:table-cell table:number-columns-repeated="16374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float" office:value="4228" table:style-name="ce1">
            <text:p>4228</text:p>
          </table:table-cell>
          <table:table-cell table:style-name="ce3"/>
          <table:table-cell office:value-type="string" table:style-name="ce1">
            <text:p>Zoe</text:p>
          </table:table-cell>
          <table:table-cell office:value-type="string" table:style-name="ce1">
            <text:p>Christian</text:p>
          </table:table-cell>
          <table:table-cell office:value-type="string" office:string-value="belinda091886" table:formula="of:=LEFT([.H275];FIND(&quot;@&quot;;[.H275])-1)" table:style-name="ce4">
            <text:p>belinda091886</text:p>
          </table:table-cell>
          <table:table-cell office:value-type="string" office:string-value="gmail.com" table:formula="of:=RIGHT([.H275];LEN([.H275])-FIND(&quot;@&quot;;[.H275]))" table:style-name="ce1">
            <text:p>gmail.com</text:p>
          </table:table-cell>
          <table:table-cell office:value-type="string" table:style-name="ce1">
            <text:p>belinda091886@gmail.com</text:p>
          </table:table-cell>
          <table:table-cell office:value-type="date" office:date-value="2023-06-01T15:47:14" table:style-name="ce5">
            <text:p>6/1/23 03:47 PM</text:p>
          </table:table-cell>
          <table:table-cell office:value-type="string" table:style-name="ce1">
            <text:p>101.12.113.12</text:p>
          </table:table-cell>
          <table:table-cell table:number-columns-repeated="16374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4231" table:style-name="ce1">
            <text:p>4231</text:p>
          </table:table-cell>
          <table:table-cell table:style-name="ce3"/>
          <table:table-cell office:value-type="string" table:style-name="ce1">
            <text:p>Kalyakorn</text:p>
          </table:table-cell>
          <table:table-cell office:value-type="string" table:style-name="ce1">
            <text:p>Thuthavorn</text:p>
          </table:table-cell>
          <table:table-cell office:value-type="string" office:string-value="gett.kalyakorn" table:formula="of:=LEFT([.H276];FIND(&quot;@&quot;;[.H276])-1)" table:style-name="ce4">
            <text:p>gett.kalyakorn</text:p>
          </table:table-cell>
          <table:table-cell office:value-type="string" office:string-value="gmail.com" table:formula="of:=RIGHT([.H276];LEN([.H276])-FIND(&quot;@&quot;;[.H276]))" table:style-name="ce1">
            <text:p>gmail.com</text:p>
          </table:table-cell>
          <table:table-cell office:value-type="string" table:style-name="ce1">
            <text:p>gett.kalyakorn@gmail.com</text:p>
          </table:table-cell>
          <table:table-cell office:value-type="date" office:date-value="2023-06-01T15:49:28" table:style-name="ce5">
            <text:p>6/1/23 03:49 PM</text:p>
          </table:table-cell>
          <table:table-cell office:value-type="string" table:style-name="ce1">
            <text:p>182.232.62.103</text:p>
          </table:table-cell>
          <table:table-cell table:number-columns-repeated="16374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float" office:value="4232" table:style-name="ce1">
            <text:p>4232</text:p>
          </table:table-cell>
          <table:table-cell table:style-name="ce3"/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office:string-value="mooksmile789" table:formula="of:=LEFT([.H277];FIND(&quot;@&quot;;[.H277])-1)" table:style-name="ce4">
            <text:p>mooksmile789</text:p>
          </table:table-cell>
          <table:table-cell office:value-type="string" office:string-value="gmail.com" table:formula="of:=RIGHT([.H277];LEN([.H277])-FIND(&quot;@&quot;;[.H277]))" table:style-name="ce1">
            <text:p>gmail.com</text:p>
          </table:table-cell>
          <table:table-cell office:value-type="string" table:style-name="ce1">
            <text:p>mooksmile789@gmail.com</text:p>
          </table:table-cell>
          <table:table-cell office:value-type="date" office:date-value="2023-06-01T15:50:06" table:style-name="ce5">
            <text:p>6/1/23 03:50 PM</text:p>
          </table:table-cell>
          <table:table-cell office:value-type="string" table:style-name="ce1">
            <text:p>125.24.189.242</text:p>
          </table:table-cell>
          <table:table-cell table:number-columns-repeated="16374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float" office:value="4234" table:style-name="ce1">
            <text:p>4234</text:p>
          </table:table-cell>
          <table:table-cell table:style-name="ce3"/>
          <table:table-cell office:value-type="string" table:style-name="ce1">
            <text:p>ชัยวัฒน์</text:p>
          </table:table-cell>
          <table:table-cell office:value-type="string" table:style-name="ce1">
            <text:p>เกตุพุก</text:p>
          </table:table-cell>
          <table:table-cell office:value-type="string" office:string-value="mininook.lol" table:formula="of:=LEFT([.H278];FIND(&quot;@&quot;;[.H278])-1)" table:style-name="ce4">
            <text:p>mininook.lol</text:p>
          </table:table-cell>
          <table:table-cell office:value-type="string" office:string-value="gmail.com" table:formula="of:=RIGHT([.H278];LEN([.H278])-FIND(&quot;@&quot;;[.H278]))" table:style-name="ce1">
            <text:p>gmail.com</text:p>
          </table:table-cell>
          <table:table-cell office:value-type="string" table:style-name="ce1">
            <text:p>mininook.lol@gmail.com</text:p>
          </table:table-cell>
          <table:table-cell office:value-type="date" office:date-value="2023-06-01T15:50:38" table:style-name="ce5">
            <text:p>6/1/23 03:50 PM</text:p>
          </table:table-cell>
          <table:table-cell office:value-type="string" table:style-name="ce1">
            <text:p>49.49.229.62</text:p>
          </table:table-cell>
          <table:table-cell table:number-columns-repeated="16374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float" office:value="4233" table:style-name="ce1">
            <text:p>4233</text:p>
          </table:table-cell>
          <table:table-cell table:style-name="ce3"/>
          <table:table-cell office:value-type="string" table:style-name="ce1">
            <text:p>suren</text:p>
          </table:table-cell>
          <table:table-cell office:value-type="string" table:style-name="ce1">
            <text:p>kim</text:p>
          </table:table-cell>
          <table:table-cell office:value-type="string" office:string-value="pinkmilkgb" table:formula="of:=LEFT([.H279];FIND(&quot;@&quot;;[.H279])-1)" table:style-name="ce4">
            <text:p>pinkmilkgb</text:p>
          </table:table-cell>
          <table:table-cell office:value-type="string" office:string-value="gmail.com" table:formula="of:=RIGHT([.H279];LEN([.H279])-FIND(&quot;@&quot;;[.H279]))" table:style-name="ce1">
            <text:p>gmail.com</text:p>
          </table:table-cell>
          <table:table-cell office:value-type="string" table:style-name="ce1">
            <text:p>pinkmilkgb@gmail.com</text:p>
          </table:table-cell>
          <table:table-cell office:value-type="date" office:date-value="2023-06-01T15:50:55" table:style-name="ce5">
            <text:p>6/1/23 03:50 PM</text:p>
          </table:table-cell>
          <table:table-cell office:value-type="string" table:style-name="ce1">
            <text:p>121.171.81.102</text:p>
          </table:table-cell>
          <table:table-cell table:number-columns-repeated="16374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float" office:value="4235" table:style-name="ce1">
            <text:p>4235</text:p>
          </table:table-cell>
          <table:table-cell table:style-name="ce3"/>
          <table:table-cell office:value-type="string" table:style-name="ce1">
            <text:p>ณัฐวรรณ</text:p>
          </table:table-cell>
          <table:table-cell office:value-type="string" table:style-name="ce1">
            <text:p>ทั่งทอง</text:p>
          </table:table-cell>
          <table:table-cell office:value-type="string" office:string-value="Nattawan.thangtang" table:formula="of:=LEFT([.H280];FIND(&quot;@&quot;;[.H280])-1)" table:style-name="ce4">
            <text:p>Nattawan.thangtang</text:p>
          </table:table-cell>
          <table:table-cell office:value-type="string" office:string-value="gmail.com" table:formula="of:=RIGHT([.H280];LEN([.H280])-FIND(&quot;@&quot;;[.H280]))" table:style-name="ce1">
            <text:p>gmail.com</text:p>
          </table:table-cell>
          <table:table-cell office:value-type="string" table:style-name="ce1">
            <text:p>Nattawan.thangtang@gmail.com</text:p>
          </table:table-cell>
          <table:table-cell office:value-type="date" office:date-value="2023-06-01T15:51:20" table:style-name="ce5">
            <text:p>6/1/23 03:51 PM</text:p>
          </table:table-cell>
          <table:table-cell office:value-type="string" table:style-name="ce1">
            <text:p>1.47.143.255</text:p>
          </table:table-cell>
          <table:table-cell table:number-columns-repeated="16374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float" office:value="4236" table:style-name="ce1">
            <text:p>4236</text:p>
          </table:table-cell>
          <table:table-cell table:style-name="ce3"/>
          <table:table-cell office:value-type="string" table:style-name="ce1">
            <text:p>Anothai</text:p>
          </table:table-cell>
          <table:table-cell office:value-type="string" table:style-name="ce1">
            <text:p>Chantasit</text:p>
          </table:table-cell>
          <table:table-cell office:value-type="string" office:string-value="WhereIcantSleep" table:formula="of:=LEFT([.H281];FIND(&quot;@&quot;;[.H281])-1)" table:style-name="ce4">
            <text:p>WhereIcantSleep</text:p>
          </table:table-cell>
          <table:table-cell office:value-type="string" office:string-value="gmail.com" table:formula="of:=RIGHT([.H281];LEN([.H281])-FIND(&quot;@&quot;;[.H281]))" table:style-name="ce1">
            <text:p>gmail.com</text:p>
          </table:table-cell>
          <table:table-cell office:value-type="string" table:style-name="ce1">
            <text:p>WhereIcantSleep@gmail.com</text:p>
          </table:table-cell>
          <table:table-cell office:value-type="date" office:date-value="2023-06-01T15:51:43" table:style-name="ce5">
            <text:p>6/1/23 03:51 PM</text:p>
          </table:table-cell>
          <table:table-cell office:value-type="string" table:style-name="ce1">
            <text:p>171.4.217.52</text:p>
          </table:table-cell>
          <table:table-cell table:number-columns-repeated="16374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float" office:value="4239" table:style-name="ce1">
            <text:p>4239</text:p>
          </table:table-cell>
          <table:table-cell table:style-name="ce3"/>
          <table:table-cell office:value-type="string" table:style-name="ce1">
            <text:p>ลักษณากรณ์</text:p>
          </table:table-cell>
          <table:table-cell office:value-type="string" table:style-name="ce1">
            <text:p>นาคำ</text:p>
          </table:table-cell>
          <table:table-cell office:value-type="string" office:string-value="oreo.kaweii" table:formula="of:=LEFT([.H282];FIND(&quot;@&quot;;[.H282])-1)" table:style-name="ce4">
            <text:p>oreo.kaweii</text:p>
          </table:table-cell>
          <table:table-cell office:value-type="string" office:string-value="gmail.com" table:formula="of:=RIGHT([.H282];LEN([.H282])-FIND(&quot;@&quot;;[.H282]))" table:style-name="ce1">
            <text:p>gmail.com</text:p>
          </table:table-cell>
          <table:table-cell office:value-type="string" table:style-name="ce1">
            <text:p>oreo.kaweii@gmail.com</text:p>
          </table:table-cell>
          <table:table-cell office:value-type="date" office:date-value="2023-06-01T15:52:52" table:style-name="ce5">
            <text:p>6/1/23 03:52 PM</text:p>
          </table:table-cell>
          <table:table-cell office:value-type="string" table:style-name="ce1">
            <text:p>27.55.70.8</text:p>
          </table:table-cell>
          <table:table-cell table:number-columns-repeated="16374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float" office:value="4240" table:style-name="ce1">
            <text:p>4240</text:p>
          </table:table-cell>
          <table:table-cell table:style-name="ce3"/>
          <table:table-cell office:value-type="string" table:style-name="ce1">
            <text:p>Ratchapruek</text:p>
          </table:table-cell>
          <table:table-cell office:value-type="string" table:style-name="ce1">
            <text:p>Chanthanakit</text:p>
          </table:table-cell>
          <table:table-cell office:value-type="string" office:string-value="ratchapruek8" table:formula="of:=LEFT([.H283];FIND(&quot;@&quot;;[.H283])-1)" table:style-name="ce4">
            <text:p>ratchapruek8</text:p>
          </table:table-cell>
          <table:table-cell office:value-type="string" office:string-value="gmail.com" table:formula="of:=RIGHT([.H283];LEN([.H283])-FIND(&quot;@&quot;;[.H283]))" table:style-name="ce1">
            <text:p>gmail.com</text:p>
          </table:table-cell>
          <table:table-cell office:value-type="string" table:style-name="ce1">
            <text:p>ratchapruek8@gmail.com</text:p>
          </table:table-cell>
          <table:table-cell office:value-type="date" office:date-value="2023-06-01T15:53:33" table:style-name="ce5">
            <text:p>6/1/23 03:53 PM</text:p>
          </table:table-cell>
          <table:table-cell office:value-type="string" table:style-name="ce1">
            <text:p>49.228.234.115</text:p>
          </table:table-cell>
          <table:table-cell table:number-columns-repeated="16374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float" office:value="4242" table:style-name="ce1">
            <text:p>4242</text:p>
          </table:table-cell>
          <table:table-cell table:style-name="ce3"/>
          <table:table-cell office:value-type="string" table:style-name="ce1">
            <text:p>natsima</text:p>
          </table:table-cell>
          <table:table-cell office:value-type="string" table:style-name="ce1">
            <text:p>tandikul</text:p>
          </table:table-cell>
          <table:table-cell office:value-type="string" office:string-value="kunjaejane" table:formula="of:=LEFT([.H284];FIND(&quot;@&quot;;[.H284])-1)" table:style-name="ce4">
            <text:p>kunjaejane</text:p>
          </table:table-cell>
          <table:table-cell office:value-type="string" office:string-value="gmail.com" table:formula="of:=RIGHT([.H284];LEN([.H284])-FIND(&quot;@&quot;;[.H284]))" table:style-name="ce1">
            <text:p>gmail.com</text:p>
          </table:table-cell>
          <table:table-cell office:value-type="string" table:style-name="ce1">
            <text:p>kunjaejane@gmail.com</text:p>
          </table:table-cell>
          <table:table-cell office:value-type="date" office:date-value="2023-06-01T15:54:05" table:style-name="ce5">
            <text:p>6/1/23 03:54 PM</text:p>
          </table:table-cell>
          <table:table-cell office:value-type="string" table:style-name="ce1">
            <text:p>124.122.187.194</text:p>
          </table:table-cell>
          <table:table-cell table:number-columns-repeated="16374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float" office:value="4243" table:style-name="ce1">
            <text:p>4243</text:p>
          </table:table-cell>
          <table:table-cell table:style-name="ce3"/>
          <table:table-cell office:value-type="string" table:style-name="ce1">
            <text:p>Pinmanas</text:p>
          </table:table-cell>
          <table:table-cell office:value-type="string" table:style-name="ce1">
            <text:p>Srathongsong</text:p>
          </table:table-cell>
          <table:table-cell office:value-type="string" office:string-value="gmfthofficial" table:formula="of:=LEFT([.H285];FIND(&quot;@&quot;;[.H285])-1)" table:style-name="ce4">
            <text:p>gmfthofficial</text:p>
          </table:table-cell>
          <table:table-cell office:value-type="string" office:string-value="gmail.com" table:formula="of:=RIGHT([.H285];LEN([.H285])-FIND(&quot;@&quot;;[.H285]))" table:style-name="ce1">
            <text:p>gmail.com</text:p>
          </table:table-cell>
          <table:table-cell office:value-type="string" table:style-name="ce1">
            <text:p>gmfthofficial@gmail.com</text:p>
          </table:table-cell>
          <table:table-cell office:value-type="date" office:date-value="2023-06-01T15:54:48" table:style-name="ce5">
            <text:p>6/1/23 03:54 PM</text:p>
          </table:table-cell>
          <table:table-cell office:value-type="string" table:style-name="ce1">
            <text:p>171.4.250.82</text:p>
          </table:table-cell>
          <table:table-cell table:number-columns-repeated="16374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float" office:value="4244" table:style-name="ce1">
            <text:p>4244</text:p>
          </table:table-cell>
          <table:table-cell table:style-name="ce3"/>
          <table:table-cell office:value-type="string" table:style-name="ce1">
            <text:p>Tassana</text:p>
          </table:table-cell>
          <table:table-cell office:value-type="string" table:style-name="ce1">
            <text:p>Srisawat</text:p>
          </table:table-cell>
          <table:table-cell office:value-type="string" office:string-value="tassana7t" table:formula="of:=LEFT([.H286];FIND(&quot;@&quot;;[.H286])-1)" table:style-name="ce4">
            <text:p>tassana7t</text:p>
          </table:table-cell>
          <table:table-cell office:value-type="string" office:string-value="gmail.com" table:formula="of:=RIGHT([.H286];LEN([.H286])-FIND(&quot;@&quot;;[.H286]))" table:style-name="ce1">
            <text:p>gmail.com</text:p>
          </table:table-cell>
          <table:table-cell office:value-type="string" table:style-name="ce1">
            <text:p>tassana7t@gmail.com</text:p>
          </table:table-cell>
          <table:table-cell office:value-type="date" office:date-value="2023-06-01T15:55:44" table:style-name="ce5">
            <text:p>6/1/23 03:55 PM</text:p>
          </table:table-cell>
          <table:table-cell office:value-type="string" table:style-name="ce1">
            <text:p>49.228.104.122</text:p>
          </table:table-cell>
          <table:table-cell table:number-columns-repeated="16374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float" office:value="4246" table:style-name="ce1">
            <text:p>4246</text:p>
          </table:table-cell>
          <table:table-cell table:style-name="ce3"/>
          <table:table-cell office:value-type="string" table:style-name="ce1">
            <text:p>ssony</text:p>
          </table:table-cell>
          <table:table-cell office:value-type="string" table:style-name="ce1">
            <text:p>kim</text:p>
          </table:table-cell>
          <table:table-cell office:value-type="string" office:string-value="soeunkim3831" table:formula="of:=LEFT([.H287];FIND(&quot;@&quot;;[.H287])-1)" table:style-name="ce4">
            <text:p>soeunkim3831</text:p>
          </table:table-cell>
          <table:table-cell office:value-type="string" office:string-value="gmail.com" table:formula="of:=RIGHT([.H287];LEN([.H287])-FIND(&quot;@&quot;;[.H287]))" table:style-name="ce1">
            <text:p>gmail.com</text:p>
          </table:table-cell>
          <table:table-cell office:value-type="string" table:style-name="ce1">
            <text:p>soeunkim3831@gmail.com</text:p>
          </table:table-cell>
          <table:table-cell office:value-type="date" office:date-value="2023-06-01T15:56:02" table:style-name="ce5">
            <text:p>6/1/23 03:56 PM</text:p>
          </table:table-cell>
          <table:table-cell office:value-type="string" table:style-name="ce1">
            <text:p>121.171.81.102</text:p>
          </table:table-cell>
          <table:table-cell table:number-columns-repeated="16374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float" office:value="4247" table:style-name="ce1">
            <text:p>4247</text:p>
          </table:table-cell>
          <table:table-cell table:style-name="ce3"/>
          <table:table-cell office:value-type="string" table:style-name="ce1">
            <text:p>ศิราณี</text:p>
          </table:table-cell>
          <table:table-cell office:value-type="string" table:style-name="ce1">
            <text:p>มีทรัพย์</text:p>
          </table:table-cell>
          <table:table-cell office:value-type="string" office:string-value="mymelody64" table:formula="of:=LEFT([.H288];FIND(&quot;@&quot;;[.H288])-1)" table:style-name="ce4">
            <text:p>mymelody64</text:p>
          </table:table-cell>
          <table:table-cell office:value-type="string" office:string-value="hotmail.com" table:formula="of:=RIGHT([.H288];LEN([.H288])-FIND(&quot;@&quot;;[.H288]))" table:style-name="ce1">
            <text:p>hotmail.com</text:p>
          </table:table-cell>
          <table:table-cell office:value-type="string" table:style-name="ce1">
            <text:p>mymelody64@hotmail.com</text:p>
          </table:table-cell>
          <table:table-cell office:value-type="date" office:date-value="2023-06-01T15:56:17" table:style-name="ce5">
            <text:p>6/1/23 03:56 PM</text:p>
          </table:table-cell>
          <table:table-cell office:value-type="string" table:style-name="ce1">
            <text:p>202.148.188.226</text:p>
          </table:table-cell>
          <table:table-cell table:number-columns-repeated="16374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float" office:value="4248" table:style-name="ce1">
            <text:p>4248</text:p>
          </table:table-cell>
          <table:table-cell table:style-name="ce3"/>
          <table:table-cell office:value-type="string" table:style-name="ce1">
            <text:p>Supernhai</text:p>
          </table:table-cell>
          <table:table-cell office:value-type="string" table:style-name="ce1">
            <text:p>Anantachat</text:p>
          </table:table-cell>
          <table:table-cell office:value-type="string" office:string-value="athapanee" table:formula="of:=LEFT([.H289];FIND(&quot;@&quot;;[.H289])-1)" table:style-name="ce4">
            <text:p>athapanee</text:p>
          </table:table-cell>
          <table:table-cell office:value-type="string" office:string-value="hotmail.com" table:formula="of:=RIGHT([.H289];LEN([.H289])-FIND(&quot;@&quot;;[.H289]))" table:style-name="ce1">
            <text:p>hotmail.com</text:p>
          </table:table-cell>
          <table:table-cell office:value-type="string" table:style-name="ce1">
            <text:p>athapanee@hotmail.com</text:p>
          </table:table-cell>
          <table:table-cell office:value-type="date" office:date-value="2023-06-01T15:58:18" table:style-name="ce5">
            <text:p>6/1/23 03:58 PM</text:p>
          </table:table-cell>
          <table:table-cell office:value-type="string" table:style-name="ce1">
            <text:p>1.46.137.202</text:p>
          </table:table-cell>
          <table:table-cell table:number-columns-repeated="16374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float" office:value="4251" table:style-name="ce1">
            <text:p>4251</text:p>
          </table:table-cell>
          <table:table-cell table:style-name="ce3"/>
          <table:table-cell office:value-type="string" table:style-name="ce1">
            <text:p>ชุติมา</text:p>
          </table:table-cell>
          <table:table-cell office:value-type="string" table:style-name="ce1">
            <text:p>ใจเย็น</text:p>
          </table:table-cell>
          <table:table-cell office:value-type="string" office:string-value="Chutimajy14" table:formula="of:=LEFT([.H290];FIND(&quot;@&quot;;[.H290])-1)" table:style-name="ce4">
            <text:p>Chutimajy14</text:p>
          </table:table-cell>
          <table:table-cell office:value-type="string" office:string-value="gmail.com" table:formula="of:=RIGHT([.H290];LEN([.H290])-FIND(&quot;@&quot;;[.H290]))" table:style-name="ce1">
            <text:p>gmail.com</text:p>
          </table:table-cell>
          <table:table-cell office:value-type="string" table:style-name="ce1">
            <text:p>Chutimajy14@gmail.com</text:p>
          </table:table-cell>
          <table:table-cell office:value-type="date" office:date-value="2023-06-01T15:58:52" table:style-name="ce5">
            <text:p>6/1/23 03:58 PM</text:p>
          </table:table-cell>
          <table:table-cell office:value-type="string" table:style-name="ce1">
            <text:p>1.179.141.217</text:p>
          </table:table-cell>
          <table:table-cell table:number-columns-repeated="16374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float" office:value="4254" table:style-name="ce1">
            <text:p>4254</text:p>
          </table:table-cell>
          <table:table-cell table:style-name="ce3"/>
          <table:table-cell office:value-type="string" table:style-name="ce1">
            <text:p>Anawin</text:p>
          </table:table-cell>
          <table:table-cell office:value-type="string" table:style-name="ce1">
            <text:p>Chaoraingoen</text:p>
          </table:table-cell>
          <table:table-cell office:value-type="string" office:string-value="anawin.win.2543" table:formula="of:=LEFT([.H291];FIND(&quot;@&quot;;[.H291])-1)" table:style-name="ce4">
            <text:p>anawin.win.2543</text:p>
          </table:table-cell>
          <table:table-cell office:value-type="string" office:string-value="gmail.com" table:formula="of:=RIGHT([.H291];LEN([.H291])-FIND(&quot;@&quot;;[.H291]))" table:style-name="ce1">
            <text:p>gmail.com</text:p>
          </table:table-cell>
          <table:table-cell office:value-type="string" table:style-name="ce1">
            <text:p>anawin.win.2543@gmail.com</text:p>
          </table:table-cell>
          <table:table-cell office:value-type="date" office:date-value="2023-06-01T15:59:24" table:style-name="ce5">
            <text:p>6/1/23 03:59 PM</text:p>
          </table:table-cell>
          <table:table-cell office:value-type="string" table:style-name="ce1">
            <text:p>49.230.225.92</text:p>
          </table:table-cell>
          <table:table-cell table:number-columns-repeated="16374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float" office:value="4253" table:style-name="ce1">
            <text:p>4253</text:p>
          </table:table-cell>
          <table:table-cell table:style-name="ce3"/>
          <table:table-cell office:value-type="string" table:style-name="ce1">
            <text:p>Mutita</text:p>
          </table:table-cell>
          <table:table-cell office:value-type="string" table:style-name="ce1">
            <text:p>Namkrod</text:p>
          </table:table-cell>
          <table:table-cell office:value-type="string" office:string-value="Mutitayam0227" table:formula="of:=LEFT([.H292];FIND(&quot;@&quot;;[.H292])-1)" table:style-name="ce4">
            <text:p>Mutitayam0227</text:p>
          </table:table-cell>
          <table:table-cell office:value-type="string" office:string-value="gmail.com" table:formula="of:=RIGHT([.H292];LEN([.H292])-FIND(&quot;@&quot;;[.H292]))" table:style-name="ce1">
            <text:p>gmail.com</text:p>
          </table:table-cell>
          <table:table-cell office:value-type="string" table:style-name="ce1">
            <text:p>Mutitayam0227@gmail.com</text:p>
          </table:table-cell>
          <table:table-cell office:value-type="date" office:date-value="2023-06-01T16:00:04" table:style-name="ce5">
            <text:p>6/1/23 04:00 PM</text:p>
          </table:table-cell>
          <table:table-cell office:value-type="string" table:style-name="ce1">
            <text:p>124.120.9.243</text:p>
          </table:table-cell>
          <table:table-cell table:number-columns-repeated="16374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float" office:value="4258" table:style-name="ce1">
            <text:p>4258</text:p>
          </table:table-cell>
          <table:table-cell table:style-name="ce3"/>
          <table:table-cell office:value-type="string" table:style-name="ce1">
            <text:p>ปิยวัฒน์</text:p>
          </table:table-cell>
          <table:table-cell office:value-type="string" table:style-name="ce1">
            <text:p>จันทร์อำรุง</text:p>
          </table:table-cell>
          <table:table-cell office:value-type="string" office:string-value="Piyawatjan2" table:formula="of:=LEFT([.H293];FIND(&quot;@&quot;;[.H293])-1)" table:style-name="ce4">
            <text:p>Piyawatjan2</text:p>
          </table:table-cell>
          <table:table-cell office:value-type="string" office:string-value="gmail.com" table:formula="of:=RIGHT([.H293];LEN([.H293])-FIND(&quot;@&quot;;[.H293]))" table:style-name="ce1">
            <text:p>gmail.com</text:p>
          </table:table-cell>
          <table:table-cell office:value-type="string" table:style-name="ce1">
            <text:p>Piyawatjan2@gmail.com</text:p>
          </table:table-cell>
          <table:table-cell office:value-type="date" office:date-value="2023-06-01T16:03:03" table:style-name="ce5">
            <text:p>6/1/23 04:03 PM</text:p>
          </table:table-cell>
          <table:table-cell office:value-type="string" table:style-name="ce1">
            <text:p>49.230.15.106</text:p>
          </table:table-cell>
          <table:table-cell table:number-columns-repeated="16374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float" office:value="4257" table:style-name="ce1">
            <text:p>4257</text:p>
          </table:table-cell>
          <table:table-cell table:style-name="ce3"/>
          <table:table-cell office:value-type="string" table:style-name="ce1">
            <text:p>พัตรพิมล</text:p>
          </table:table-cell>
          <table:table-cell office:value-type="string" table:style-name="ce1">
            <text:p>ขรรยหาญ</text:p>
          </table:table-cell>
          <table:table-cell office:value-type="string" office:string-value="patpimol2812" table:formula="of:=LEFT([.H294];FIND(&quot;@&quot;;[.H294])-1)" table:style-name="ce4">
            <text:p>patpimol2812</text:p>
          </table:table-cell>
          <table:table-cell office:value-type="string" office:string-value="gmail.com" table:formula="of:=RIGHT([.H294];LEN([.H294])-FIND(&quot;@&quot;;[.H294]))" table:style-name="ce1">
            <text:p>gmail.com</text:p>
          </table:table-cell>
          <table:table-cell office:value-type="string" table:style-name="ce1">
            <text:p>patpimol2812@gmail.com</text:p>
          </table:table-cell>
          <table:table-cell office:value-type="date" office:date-value="2023-06-01T16:03:08" table:style-name="ce5">
            <text:p>6/1/23 04:03 PM</text:p>
          </table:table-cell>
          <table:table-cell office:value-type="string" table:style-name="ce1">
            <text:p>171.96.234.122</text:p>
          </table:table-cell>
          <table:table-cell table:number-columns-repeated="16374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float" office:value="4260" table:style-name="ce1">
            <text:p>4260</text:p>
          </table:table-cell>
          <table:table-cell table:style-name="ce3"/>
          <table:table-cell office:value-type="string" table:style-name="ce1">
            <text:p>pihu</text:p>
          </table:table-cell>
          <table:table-cell office:value-type="string" table:style-name="ce1">
            <text:p>Mahto</text:p>
          </table:table-cell>
          <table:table-cell office:value-type="string" office:string-value="pihumahto65" table:formula="of:=LEFT([.H295];FIND(&quot;@&quot;;[.H295])-1)" table:style-name="ce4">
            <text:p>pihumahto65</text:p>
          </table:table-cell>
          <table:table-cell office:value-type="string" office:string-value="gmail.com" table:formula="of:=RIGHT([.H295];LEN([.H295])-FIND(&quot;@&quot;;[.H295]))" table:style-name="ce1">
            <text:p>gmail.com</text:p>
          </table:table-cell>
          <table:table-cell office:value-type="string" table:style-name="ce1">
            <text:p>pihumahto65@gmail.com</text:p>
          </table:table-cell>
          <table:table-cell office:value-type="date" office:date-value="2023-06-01T16:04:45" table:style-name="ce5">
            <text:p>6/1/23 04:04 PM</text:p>
          </table:table-cell>
          <table:table-cell office:value-type="string" table:style-name="ce1">
            <text:p>152.58.58.157</text:p>
          </table:table-cell>
          <table:table-cell table:number-columns-repeated="16374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float" office:value="4262" table:style-name="ce1">
            <text:p>4262</text:p>
          </table:table-cell>
          <table:table-cell table:style-name="ce3"/>
          <table:table-cell office:value-type="string" table:style-name="ce1">
            <text:p>ปาณี</text:p>
          </table:table-cell>
          <table:table-cell office:value-type="string" table:style-name="ce1">
            <text:p>ปีณา</text:p>
          </table:table-cell>
          <table:table-cell office:value-type="string" office:string-value="Hwanjeab913" table:formula="of:=LEFT([.H296];FIND(&quot;@&quot;;[.H296])-1)" table:style-name="ce4">
            <text:p>Hwanjeab913</text:p>
          </table:table-cell>
          <table:table-cell office:value-type="string" office:string-value="gmail.com" table:formula="of:=RIGHT([.H296];LEN([.H296])-FIND(&quot;@&quot;;[.H296]))" table:style-name="ce1">
            <text:p>gmail.com</text:p>
          </table:table-cell>
          <table:table-cell office:value-type="string" table:style-name="ce1">
            <text:p>Hwanjeab913@gmail.com</text:p>
          </table:table-cell>
          <table:table-cell office:value-type="date" office:date-value="2023-06-01T16:04:57" table:style-name="ce5">
            <text:p>6/1/23 04:04 PM</text:p>
          </table:table-cell>
          <table:table-cell office:value-type="string" table:style-name="ce1">
            <text:p>27.55.64.2</text:p>
          </table:table-cell>
          <table:table-cell table:number-columns-repeated="16374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4263" table:style-name="ce1">
            <text:p>4263</text:p>
          </table:table-cell>
          <table:table-cell table:style-name="ce3"/>
          <table:table-cell office:value-type="string" table:style-name="ce1">
            <text:p>ลลิตญา</text:p>
          </table:table-cell>
          <table:table-cell office:value-type="string" table:style-name="ce1">
            <text:p>ทยาพิทักษ์</text:p>
          </table:table-cell>
          <table:table-cell office:value-type="string" office:string-value="sixnature22" table:formula="of:=LEFT([.H297];FIND(&quot;@&quot;;[.H297])-1)" table:style-name="ce4">
            <text:p>sixnature22</text:p>
          </table:table-cell>
          <table:table-cell office:value-type="string" office:string-value="gmail.com" table:formula="of:=RIGHT([.H297];LEN([.H297])-FIND(&quot;@&quot;;[.H297]))" table:style-name="ce1">
            <text:p>gmail.com</text:p>
          </table:table-cell>
          <table:table-cell office:value-type="string" table:style-name="ce1">
            <text:p>sixnature22@gmail.com</text:p>
          </table:table-cell>
          <table:table-cell office:value-type="date" office:date-value="2023-06-01T16:06:13" table:style-name="ce5">
            <text:p>6/1/23 04:06 PM</text:p>
          </table:table-cell>
          <table:table-cell office:value-type="string" table:style-name="ce1">
            <text:p>61.90.27.151</text:p>
          </table:table-cell>
          <table:table-cell table:number-columns-repeated="16374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float" office:value="4265" table:style-name="ce1">
            <text:p>4265</text:p>
          </table:table-cell>
          <table:table-cell table:style-name="ce3"/>
          <table:table-cell office:value-type="string" table:style-name="ce1">
            <text:p>Vichada</text:p>
          </table:table-cell>
          <table:table-cell office:value-type="string" table:style-name="ce1">
            <text:p>Suvinijjit</text:p>
          </table:table-cell>
          <table:table-cell office:value-type="string" office:string-value="dearsvnjjt" table:formula="of:=LEFT([.H298];FIND(&quot;@&quot;;[.H298])-1)" table:style-name="ce4">
            <text:p>dearsvnjjt</text:p>
          </table:table-cell>
          <table:table-cell office:value-type="string" office:string-value="gmail.com" table:formula="of:=RIGHT([.H298];LEN([.H298])-FIND(&quot;@&quot;;[.H298]))" table:style-name="ce1">
            <text:p>gmail.com</text:p>
          </table:table-cell>
          <table:table-cell office:value-type="string" table:style-name="ce1">
            <text:p>dearsvnjjt@gmail.com</text:p>
          </table:table-cell>
          <table:table-cell office:value-type="date" office:date-value="2023-06-01T16:06:38" table:style-name="ce5">
            <text:p>6/1/23 04:06 PM</text:p>
          </table:table-cell>
          <table:table-cell office:value-type="string" table:style-name="ce1">
            <text:p>49.229.231.186</text:p>
          </table:table-cell>
          <table:table-cell table:number-columns-repeated="16374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4268" table:style-name="ce1">
            <text:p>4268</text:p>
          </table:table-cell>
          <table:table-cell table:style-name="ce3"/>
          <table:table-cell office:value-type="string" table:style-name="ce1">
            <text:p>ปรียาพร</text:p>
          </table:table-cell>
          <table:table-cell office:value-type="string" table:style-name="ce1">
            <text:p>บุญดี</text:p>
          </table:table-cell>
          <table:table-cell office:value-type="string" office:string-value="preeya.toey25" table:formula="of:=LEFT([.H299];FIND(&quot;@&quot;;[.H299])-1)" table:style-name="ce4">
            <text:p>preeya.toey25</text:p>
          </table:table-cell>
          <table:table-cell office:value-type="string" office:string-value="gmail.com" table:formula="of:=RIGHT([.H299];LEN([.H299])-FIND(&quot;@&quot;;[.H299]))" table:style-name="ce1">
            <text:p>gmail.com</text:p>
          </table:table-cell>
          <table:table-cell office:value-type="string" table:style-name="ce1">
            <text:p>preeya.toey25@gmail.com</text:p>
          </table:table-cell>
          <table:table-cell office:value-type="date" office:date-value="2023-06-01T16:07:01" table:style-name="ce5">
            <text:p>6/1/23 04:07 PM</text:p>
          </table:table-cell>
          <table:table-cell office:value-type="string" table:style-name="ce1">
            <text:p>49.229.185.73</text:p>
          </table:table-cell>
          <table:table-cell table:number-columns-repeated="16374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float" office:value="4264" table:style-name="ce1">
            <text:p>4264</text:p>
          </table:table-cell>
          <table:table-cell table:style-name="ce3"/>
          <table:table-cell office:value-type="string" table:style-name="ce1">
            <text:p>สาธิตา</text:p>
          </table:table-cell>
          <table:table-cell office:value-type="string" table:style-name="ce1">
            <text:p>ฉันทวิเชียร</text:p>
          </table:table-cell>
          <table:table-cell office:value-type="string" office:string-value="sathita.antt" table:formula="of:=LEFT([.H300];FIND(&quot;@&quot;;[.H300])-1)" table:style-name="ce4">
            <text:p>sathita.antt</text:p>
          </table:table-cell>
          <table:table-cell office:value-type="string" office:string-value="gmail.com" table:formula="of:=RIGHT([.H300];LEN([.H300])-FIND(&quot;@&quot;;[.H300]))" table:style-name="ce1">
            <text:p>gmail.com</text:p>
          </table:table-cell>
          <table:table-cell office:value-type="string" table:style-name="ce1">
            <text:p>sathita.antt@gmail.com</text:p>
          </table:table-cell>
          <table:table-cell office:value-type="date" office:date-value="2023-06-01T16:07:53" table:style-name="ce5">
            <text:p>6/1/23 04:07 PM</text:p>
          </table:table-cell>
          <table:table-cell office:value-type="string" table:style-name="ce1">
            <text:p>76.173.3.33</text:p>
          </table:table-cell>
          <table:table-cell table:number-columns-repeated="16374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4270" table:style-name="ce1">
            <text:p>4270</text:p>
          </table:table-cell>
          <table:table-cell table:style-name="ce3"/>
          <table:table-cell office:value-type="string" table:style-name="ce1">
            <text:p>ภูริชญ์</text:p>
          </table:table-cell>
          <table:table-cell office:value-type="string" table:style-name="ce1">
            <text:p>บุพศิริ</text:p>
          </table:table-cell>
          <table:table-cell office:value-type="string" office:string-value="earth.phurich" table:formula="of:=LEFT([.H301];FIND(&quot;@&quot;;[.H301])-1)" table:style-name="ce4">
            <text:p>earth.phurich</text:p>
          </table:table-cell>
          <table:table-cell office:value-type="string" office:string-value="gmail.com" table:formula="of:=RIGHT([.H301];LEN([.H301])-FIND(&quot;@&quot;;[.H301]))" table:style-name="ce1">
            <text:p>gmail.com</text:p>
          </table:table-cell>
          <table:table-cell office:value-type="string" table:style-name="ce1">
            <text:p>earth.phurich@gmail.com</text:p>
          </table:table-cell>
          <table:table-cell office:value-type="date" office:date-value="2023-06-01T16:08:01" table:style-name="ce5">
            <text:p>6/1/23 04:08 PM</text:p>
          </table:table-cell>
          <table:table-cell office:value-type="string" table:style-name="ce1">
            <text:p>124.122.198.89</text:p>
          </table:table-cell>
          <table:table-cell table:number-columns-repeated="16374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float" office:value="4271" table:style-name="ce1">
            <text:p>4271</text:p>
          </table:table-cell>
          <table:table-cell table:style-name="ce3"/>
          <table:table-cell office:value-type="string" table:style-name="ce1">
            <text:p>คณภัทร</text:p>
          </table:table-cell>
          <table:table-cell office:value-type="string" table:style-name="ce1">
            <text:p>จันทร์ศร</text:p>
          </table:table-cell>
          <table:table-cell office:value-type="string" office:string-value="kanapat.b" table:formula="of:=LEFT([.H302];FIND(&quot;@&quot;;[.H302])-1)" table:style-name="ce4">
            <text:p>kanapat.b</text:p>
          </table:table-cell>
          <table:table-cell office:value-type="string" office:string-value="gmail.com" table:formula="of:=RIGHT([.H302];LEN([.H302])-FIND(&quot;@&quot;;[.H302]))" table:style-name="ce1">
            <text:p>gmail.com</text:p>
          </table:table-cell>
          <table:table-cell office:value-type="string" table:style-name="ce1">
            <text:p>kanapat.b@gmail.com</text:p>
          </table:table-cell>
          <table:table-cell office:value-type="date" office:date-value="2023-06-01T16:08:19" table:style-name="ce5">
            <text:p>6/1/23 04:08 PM</text:p>
          </table:table-cell>
          <table:table-cell office:value-type="string" table:style-name="ce1">
            <text:p>58.8.175.252</text:p>
          </table:table-cell>
          <table:table-cell table:number-columns-repeated="16374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float" office:value="4269" table:style-name="ce1">
            <text:p>4269</text:p>
          </table:table-cell>
          <table:table-cell table:style-name="ce3"/>
          <table:table-cell office:value-type="string" table:style-name="ce1">
            <text:p>จิลลา</text:p>
          </table:table-cell>
          <table:table-cell office:value-type="string" table:style-name="ce1">
            <text:p>พาณุวัตร</text:p>
          </table:table-cell>
          <table:table-cell office:value-type="string" office:string-value="Kunlitaz" table:formula="of:=LEFT([.H303];FIND(&quot;@&quot;;[.H303])-1)" table:style-name="ce4">
            <text:p>Kunlitaz</text:p>
          </table:table-cell>
          <table:table-cell office:value-type="string" office:string-value="gmail.com" table:formula="of:=RIGHT([.H303];LEN([.H303])-FIND(&quot;@&quot;;[.H303]))" table:style-name="ce1">
            <text:p>gmail.com</text:p>
          </table:table-cell>
          <table:table-cell office:value-type="string" table:style-name="ce1">
            <text:p>Kunlitaz@gmail.com</text:p>
          </table:table-cell>
          <table:table-cell office:value-type="date" office:date-value="2023-06-01T16:08:30" table:style-name="ce5">
            <text:p>6/1/23 04:08 PM</text:p>
          </table:table-cell>
          <table:table-cell office:value-type="string" table:style-name="ce1">
            <text:p>27.55.64.2</text:p>
          </table:table-cell>
          <table:table-cell table:number-columns-repeated="16374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float" office:value="4273" table:style-name="ce1">
            <text:p>4273</text:p>
          </table:table-cell>
          <table:table-cell table:style-name="ce3"/>
          <table:table-cell office:value-type="string" table:style-name="ce1">
            <text:p>nicha</text:p>
          </table:table-cell>
          <table:table-cell office:value-type="string" table:style-name="ce1">
            <text:p>tip</text:p>
          </table:table-cell>
          <table:table-cell office:value-type="string" office:string-value="pangeangngai77" table:formula="of:=LEFT([.H304];FIND(&quot;@&quot;;[.H304])-1)" table:style-name="ce4">
            <text:p>pangeangngai77</text:p>
          </table:table-cell>
          <table:table-cell office:value-type="string" office:string-value="gmail.com" table:formula="of:=RIGHT([.H304];LEN([.H304])-FIND(&quot;@&quot;;[.H304]))" table:style-name="ce1">
            <text:p>gmail.com</text:p>
          </table:table-cell>
          <table:table-cell office:value-type="string" table:style-name="ce1">
            <text:p>pangeangngai77@gmail.com</text:p>
          </table:table-cell>
          <table:table-cell office:value-type="date" office:date-value="2023-06-01T16:09:56" table:style-name="ce5">
            <text:p>6/1/23 04:09 PM</text:p>
          </table:table-cell>
          <table:table-cell office:value-type="string" table:style-name="ce1">
            <text:p>1.46.157.10</text:p>
          </table:table-cell>
          <table:table-cell table:number-columns-repeated="16374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float" office:value="4275" table:style-name="ce1">
            <text:p>4275</text:p>
          </table:table-cell>
          <table:table-cell table:style-name="ce3"/>
          <table:table-cell office:value-type="string" table:style-name="ce1">
            <text:p>อนาวิล</text:p>
          </table:table-cell>
          <table:table-cell office:value-type="string" table:style-name="ce1">
            <text:p>จิตรภาณุ</text:p>
          </table:table-cell>
          <table:table-cell office:value-type="string" office:string-value="Sweetintaz" table:formula="of:=LEFT([.H305];FIND(&quot;@&quot;;[.H305])-1)" table:style-name="ce4">
            <text:p>Sweetintaz</text:p>
          </table:table-cell>
          <table:table-cell office:value-type="string" office:string-value="gmail.com" table:formula="of:=RIGHT([.H305];LEN([.H305])-FIND(&quot;@&quot;;[.H305]))" table:style-name="ce1">
            <text:p>gmail.com</text:p>
          </table:table-cell>
          <table:table-cell office:value-type="string" table:style-name="ce1">
            <text:p>Sweetintaz@gmail.com</text:p>
          </table:table-cell>
          <table:table-cell office:value-type="date" office:date-value="2023-06-01T16:10:33" table:style-name="ce5">
            <text:p>6/1/23 04:10 PM</text:p>
          </table:table-cell>
          <table:table-cell office:value-type="string" table:style-name="ce1">
            <text:p>27.55.64.2</text:p>
          </table:table-cell>
          <table:table-cell table:number-columns-repeated="16374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float" office:value="4274" table:style-name="ce1">
            <text:p>4274</text:p>
          </table:table-cell>
          <table:table-cell table:style-name="ce3"/>
          <table:table-cell office:value-type="string" table:style-name="ce1">
            <text:p>พัทธานันท์</text:p>
          </table:table-cell>
          <table:table-cell office:value-type="string" table:style-name="ce1">
            <text:p>สุนาวงค์</text:p>
          </table:table-cell>
          <table:table-cell office:value-type="string" office:string-value="GKxPV17" table:formula="of:=LEFT([.H306];FIND(&quot;@&quot;;[.H306])-1)" table:style-name="ce4">
            <text:p>GKxPV17</text:p>
          </table:table-cell>
          <table:table-cell office:value-type="string" office:string-value="gmail.com" table:formula="of:=RIGHT([.H306];LEN([.H306])-FIND(&quot;@&quot;;[.H306]))" table:style-name="ce1">
            <text:p>gmail.com</text:p>
          </table:table-cell>
          <table:table-cell office:value-type="string" table:style-name="ce1">
            <text:p>GKxPV17@gmail.com</text:p>
          </table:table-cell>
          <table:table-cell office:value-type="date" office:date-value="2023-06-01T16:11:00" table:style-name="ce5">
            <text:p>6/1/23 04:11 PM</text:p>
          </table:table-cell>
          <table:table-cell office:value-type="string" table:style-name="ce1">
            <text:p>223.24.148.201</text:p>
          </table:table-cell>
          <table:table-cell table:number-columns-repeated="16374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float" office:value="4277" table:style-name="ce1">
            <text:p>4277</text:p>
          </table:table-cell>
          <table:table-cell table:style-name="ce3"/>
          <table:table-cell office:value-type="string" table:style-name="ce1">
            <text:p>สาริณี</text:p>
          </table:table-cell>
          <table:table-cell office:value-type="string" table:style-name="ce1">
            <text:p>เกิดสุทธิ</text:p>
          </table:table-cell>
          <table:table-cell office:value-type="string" office:string-value="ksarinee" table:formula="of:=LEFT([.H307];FIND(&quot;@&quot;;[.H307])-1)" table:style-name="ce4">
            <text:p>ksarinee</text:p>
          </table:table-cell>
          <table:table-cell office:value-type="string" office:string-value="hotmail.com" table:formula="of:=RIGHT([.H307];LEN([.H307])-FIND(&quot;@&quot;;[.H307]))" table:style-name="ce1">
            <text:p>hotmail.com</text:p>
          </table:table-cell>
          <table:table-cell office:value-type="string" table:style-name="ce1">
            <text:p>ksarinee@hotmail.com</text:p>
          </table:table-cell>
          <table:table-cell office:value-type="date" office:date-value="2023-06-01T16:11:39" table:style-name="ce5">
            <text:p>6/1/23 04:11 PM</text:p>
          </table:table-cell>
          <table:table-cell office:value-type="string" table:style-name="ce1">
            <text:p>1.47.22.46</text:p>
          </table:table-cell>
          <table:table-cell table:number-columns-repeated="16374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float" office:value="4279" table:style-name="ce1">
            <text:p>4279</text:p>
          </table:table-cell>
          <table:table-cell table:style-name="ce3"/>
          <table:table-cell office:value-type="string" table:style-name="ce1">
            <text:p>อาทิตย์</text:p>
          </table:table-cell>
          <table:table-cell office:value-type="string" table:style-name="ce1">
            <text:p>อานาม</text:p>
          </table:table-cell>
          <table:table-cell office:value-type="string" office:string-value="Lalilali13th" table:formula="of:=LEFT([.H308];FIND(&quot;@&quot;;[.H308])-1)" table:style-name="ce4">
            <text:p>Lalilali13th</text:p>
          </table:table-cell>
          <table:table-cell office:value-type="string" office:string-value="gmail.com" table:formula="of:=RIGHT([.H308];LEN([.H308])-FIND(&quot;@&quot;;[.H308]))" table:style-name="ce1">
            <text:p>gmail.com</text:p>
          </table:table-cell>
          <table:table-cell office:value-type="string" table:style-name="ce1">
            <text:p>Lalilali13th@gmail.com</text:p>
          </table:table-cell>
          <table:table-cell office:value-type="date" office:date-value="2023-06-01T16:13:24" table:style-name="ce5">
            <text:p>6/1/23 04:13 PM</text:p>
          </table:table-cell>
          <table:table-cell office:value-type="string" table:style-name="ce1">
            <text:p>27.55.64.2</text:p>
          </table:table-cell>
          <table:table-cell table:number-columns-repeated="16374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float" office:value="4281" table:style-name="ce1">
            <text:p>4281</text:p>
          </table:table-cell>
          <table:table-cell table:style-name="ce3"/>
          <table:table-cell office:value-type="string" table:style-name="ce1">
            <text:p>Abhimanyu</text:p>
          </table:table-cell>
          <table:table-cell office:value-type="string" table:style-name="ce1">
            <text:p>Mahto</text:p>
          </table:table-cell>
          <table:table-cell office:value-type="string" office:string-value="abhimanyumahto11" table:formula="of:=LEFT([.H309];FIND(&quot;@&quot;;[.H309])-1)" table:style-name="ce4">
            <text:p>abhimanyumahto11</text:p>
          </table:table-cell>
          <table:table-cell office:value-type="string" office:string-value="gmail.com" table:formula="of:=RIGHT([.H309];LEN([.H309])-FIND(&quot;@&quot;;[.H309]))" table:style-name="ce1">
            <text:p>gmail.com</text:p>
          </table:table-cell>
          <table:table-cell office:value-type="string" table:style-name="ce1">
            <text:p>abhimanyumahto11@gmail.com</text:p>
          </table:table-cell>
          <table:table-cell office:value-type="date" office:date-value="2023-06-01T16:14:02" table:style-name="ce5">
            <text:p>6/1/23 04:14 PM</text:p>
          </table:table-cell>
          <table:table-cell office:value-type="string" table:style-name="ce1">
            <text:p>152.58.56.216</text:p>
          </table:table-cell>
          <table:table-cell table:number-columns-repeated="16374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float" office:value="4282" table:style-name="ce1">
            <text:p>4282</text:p>
          </table:table-cell>
          <table:table-cell table:style-name="ce3"/>
          <table:table-cell office:value-type="string" table:style-name="ce1">
            <text:p>文惠</text:p>
          </table:table-cell>
          <table:table-cell office:value-type="string" table:style-name="ce1">
            <text:p>吳</text:p>
          </table:table-cell>
          <table:table-cell office:value-type="string" office:string-value="melissawu0926" table:formula="of:=LEFT([.H310];FIND(&quot;@&quot;;[.H310])-1)" table:style-name="ce4">
            <text:p>melissawu0926</text:p>
          </table:table-cell>
          <table:table-cell office:value-type="string" office:string-value="gmail.com" table:formula="of:=RIGHT([.H310];LEN([.H310])-FIND(&quot;@&quot;;[.H310]))" table:style-name="ce1">
            <text:p>gmail.com</text:p>
          </table:table-cell>
          <table:table-cell office:value-type="string" table:style-name="ce1">
            <text:p>melissawu0926@gmail.com</text:p>
          </table:table-cell>
          <table:table-cell office:value-type="date" office:date-value="2023-06-01T16:15:08" table:style-name="ce5">
            <text:p>6/1/23 04:15 PM</text:p>
          </table:table-cell>
          <table:table-cell office:value-type="string" table:style-name="ce1">
            <text:p>42.79.203.250</text:p>
          </table:table-cell>
          <table:table-cell table:number-columns-repeated="16374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float" office:value="4283" table:style-name="ce1">
            <text:p>4283</text:p>
          </table:table-cell>
          <table:table-cell table:style-name="ce3"/>
          <table:table-cell office:value-type="string" table:style-name="ce1">
            <text:p>จิรโชติ</text:p>
          </table:table-cell>
          <table:table-cell office:value-type="string" table:style-name="ce1">
            <text:p>โชติทิฆัมพร</text:p>
          </table:table-cell>
          <table:table-cell office:value-type="string" office:string-value="pan.jirachot" table:formula="of:=LEFT([.H311];FIND(&quot;@&quot;;[.H311])-1)" table:style-name="ce4">
            <text:p>pan.jirachot</text:p>
          </table:table-cell>
          <table:table-cell office:value-type="string" office:string-value="gmail.com" table:formula="of:=RIGHT([.H311];LEN([.H311])-FIND(&quot;@&quot;;[.H311]))" table:style-name="ce1">
            <text:p>gmail.com</text:p>
          </table:table-cell>
          <table:table-cell office:value-type="string" table:style-name="ce1">
            <text:p>pan.jirachot@gmail.com</text:p>
          </table:table-cell>
          <table:table-cell office:value-type="date" office:date-value="2023-06-01T16:15:33" table:style-name="ce5">
            <text:p>6/1/23 04:15 PM</text:p>
          </table:table-cell>
          <table:table-cell office:value-type="string" table:style-name="ce1">
            <text:p>49.230.22.206</text:p>
          </table:table-cell>
          <table:table-cell table:number-columns-repeated="16374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float" office:value="4285" table:style-name="ce1">
            <text:p>4285</text:p>
          </table:table-cell>
          <table:table-cell table:style-name="ce3"/>
          <table:table-cell office:value-type="string" table:style-name="ce1">
            <text:p>มินตรา</text:p>
          </table:table-cell>
          <table:table-cell office:value-type="string" table:style-name="ce1">
            <text:p>วรรณโพธิ์พร</text:p>
          </table:table-cell>
          <table:table-cell office:value-type="string" office:string-value="oor.mintra" table:formula="of:=LEFT([.H312];FIND(&quot;@&quot;;[.H312])-1)" table:style-name="ce4">
            <text:p>oor.mintra</text:p>
          </table:table-cell>
          <table:table-cell office:value-type="string" office:string-value="hotmail.com" table:formula="of:=RIGHT([.H312];LEN([.H312])-FIND(&quot;@&quot;;[.H312]))" table:style-name="ce1">
            <text:p>hotmail.com</text:p>
          </table:table-cell>
          <table:table-cell office:value-type="string" table:style-name="ce1">
            <text:p>oor.mintra@hotmail.com</text:p>
          </table:table-cell>
          <table:table-cell office:value-type="date" office:date-value="2023-06-01T16:19:05" table:style-name="ce5">
            <text:p>6/1/23 04:19 PM</text:p>
          </table:table-cell>
          <table:table-cell office:value-type="string" table:style-name="ce1">
            <text:p>171.5.247.56</text:p>
          </table:table-cell>
          <table:table-cell table:number-columns-repeated="16374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float" office:value="4286" table:style-name="ce1">
            <text:p>4286</text:p>
          </table:table-cell>
          <table:table-cell table:style-name="ce3"/>
          <table:table-cell office:value-type="string" table:style-name="ce1">
            <text:p>Abhi</text:p>
          </table:table-cell>
          <table:table-cell office:value-type="string" table:style-name="ce1">
            <text:p>Mahto</text:p>
          </table:table-cell>
          <table:table-cell office:value-type="string" office:string-value="abhimanyu1.mahto" table:formula="of:=LEFT([.H313];FIND(&quot;@&quot;;[.H313])-1)" table:style-name="ce4">
            <text:p>abhimanyu1.mahto</text:p>
          </table:table-cell>
          <table:table-cell office:value-type="string" office:string-value="ril.com" table:formula="of:=RIGHT([.H313];LEN([.H313])-FIND(&quot;@&quot;;[.H313]))" table:style-name="ce1">
            <text:p>ril.com</text:p>
          </table:table-cell>
          <table:table-cell office:value-type="string" table:style-name="ce1">
            <text:p>abhimanyu1.mahto@ril.com</text:p>
          </table:table-cell>
          <table:table-cell office:value-type="date" office:date-value="2023-06-01T16:19:23" table:style-name="ce5">
            <text:p>6/1/23 04:19 PM</text:p>
          </table:table-cell>
          <table:table-cell office:value-type="string" table:style-name="ce1">
            <text:p>152.58.56.216</text:p>
          </table:table-cell>
          <table:table-cell table:number-columns-repeated="16374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float" office:value="4288" table:style-name="ce1">
            <text:p>4288</text:p>
          </table:table-cell>
          <table:table-cell table:style-name="ce3"/>
          <table:table-cell office:value-type="string" table:style-name="ce1">
            <text:p>Ploy</text:p>
          </table:table-cell>
          <table:table-cell office:value-type="string" table:style-name="ce1">
            <text:p>Feer</text:p>
          </table:table-cell>
          <table:table-cell office:value-type="string" office:string-value="ployfeer" table:formula="of:=LEFT([.H314];FIND(&quot;@&quot;;[.H314])-1)" table:style-name="ce4">
            <text:p>ployfeer</text:p>
          </table:table-cell>
          <table:table-cell office:value-type="string" office:string-value="gmail.com" table:formula="of:=RIGHT([.H314];LEN([.H314])-FIND(&quot;@&quot;;[.H314]))" table:style-name="ce1">
            <text:p>gmail.com</text:p>
          </table:table-cell>
          <table:table-cell office:value-type="string" table:style-name="ce1">
            <text:p>ployfeer@gmail.com</text:p>
          </table:table-cell>
          <table:table-cell office:value-type="date" office:date-value="2023-06-01T16:22:34" table:style-name="ce5">
            <text:p>6/1/23 04:22 PM</text:p>
          </table:table-cell>
          <table:table-cell office:value-type="string" table:style-name="ce1">
            <text:p>49.229.168.201</text:p>
          </table:table-cell>
          <table:table-cell table:number-columns-repeated="16374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float" office:value="4287" table:style-name="ce1">
            <text:p>4287</text:p>
          </table:table-cell>
          <table:table-cell table:style-name="ce3"/>
          <table:table-cell office:value-type="string" table:style-name="ce1">
            <text:p>张媛媛</text:p>
          </table:table-cell>
          <table:table-cell office:value-type="string" table:style-name="ce1">
            <text:p>张</text:p>
          </table:table-cell>
          <table:table-cell office:value-type="string" office:string-value="yyyy91803" table:formula="of:=LEFT([.H315];FIND(&quot;@&quot;;[.H315])-1)" table:style-name="ce4">
            <text:p>yyyy91803</text:p>
          </table:table-cell>
          <table:table-cell office:value-type="string" office:string-value="gmail.com" table:formula="of:=RIGHT([.H315];LEN([.H315])-FIND(&quot;@&quot;;[.H315]))" table:style-name="ce1">
            <text:p>gmail.com</text:p>
          </table:table-cell>
          <table:table-cell office:value-type="string" table:style-name="ce1">
            <text:p>yyyy91803@gmail.com</text:p>
          </table:table-cell>
          <table:table-cell office:value-type="date" office:date-value="2023-06-01T16:22:47" table:style-name="ce5">
            <text:p>6/1/23 04:22 PM</text:p>
          </table:table-cell>
          <table:table-cell office:value-type="string" table:style-name="ce1">
            <text:p>103.149.249.234</text:p>
          </table:table-cell>
          <table:table-cell table:number-columns-repeated="16374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float" office:value="3917" table:style-name="ce1">
            <text:p>3917</text:p>
          </table:table-cell>
          <table:table-cell table:style-name="ce3"/>
          <table:table-cell office:value-type="string" table:style-name="ce1">
            <text:p>mengge</text:p>
          </table:table-cell>
          <table:table-cell office:value-type="string" table:style-name="ce1">
            <text:p>xu</text:p>
          </table:table-cell>
          <table:table-cell office:value-type="string" office:string-value="1147510414" table:formula="of:=LEFT([.H316];FIND(&quot;@&quot;;[.H316])-1)" table:style-name="ce4">
            <text:p>1147510414</text:p>
          </table:table-cell>
          <table:table-cell office:value-type="string" office:string-value="qq.com" table:formula="of:=RIGHT([.H316];LEN([.H316])-FIND(&quot;@&quot;;[.H316]))" table:style-name="ce1">
            <text:p>qq.com</text:p>
          </table:table-cell>
          <table:table-cell office:value-type="string" table:style-name="ce1">
            <text:p>1147510414@qq.com</text:p>
          </table:table-cell>
          <table:table-cell office:value-type="date" office:date-value="2023-06-01T16:22:51" table:style-name="ce5">
            <text:p>6/1/23 04:22 PM</text:p>
          </table:table-cell>
          <table:table-cell office:value-type="string" table:style-name="ce1">
            <text:p>107.167.18.242</text:p>
          </table:table-cell>
          <table:table-cell table:number-columns-repeated="16374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4290" table:style-name="ce1">
            <text:p>4290</text:p>
          </table:table-cell>
          <table:table-cell table:style-name="ce3"/>
          <table:table-cell office:value-type="string" table:style-name="ce1">
            <text:p>กมลพรรณ</text:p>
          </table:table-cell>
          <table:table-cell office:value-type="string" table:style-name="ce1">
            <text:p>สุสิงห์</text:p>
          </table:table-cell>
          <table:table-cell office:value-type="string" office:string-value="Kamolpanbutter" table:formula="of:=LEFT([.H317];FIND(&quot;@&quot;;[.H317])-1)" table:style-name="ce4">
            <text:p>Kamolpanbutter</text:p>
          </table:table-cell>
          <table:table-cell office:value-type="string" office:string-value="gmail.com" table:formula="of:=RIGHT([.H317];LEN([.H317])-FIND(&quot;@&quot;;[.H317]))" table:style-name="ce1">
            <text:p>gmail.com</text:p>
          </table:table-cell>
          <table:table-cell office:value-type="string" table:style-name="ce1">
            <text:p>Kamolpanbutter@gmail.com</text:p>
          </table:table-cell>
          <table:table-cell office:value-type="date" office:date-value="2023-06-01T16:24:23" table:style-name="ce5">
            <text:p>6/1/23 04:24 PM</text:p>
          </table:table-cell>
          <table:table-cell office:value-type="string" table:style-name="ce1">
            <text:p>61.90.39.235</text:p>
          </table:table-cell>
          <table:table-cell table:number-columns-repeated="16374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float" office:value="4291" table:style-name="ce1">
            <text:p>4291</text:p>
          </table:table-cell>
          <table:table-cell table:style-name="ce3"/>
          <table:table-cell office:value-type="string" table:style-name="ce1">
            <text:p>วริศรา</text:p>
          </table:table-cell>
          <table:table-cell office:value-type="string" table:style-name="ce1">
            <text:p>ลายล้อมทอง</text:p>
          </table:table-cell>
          <table:table-cell office:value-type="string" office:string-value="Mwrssr.W" table:formula="of:=LEFT([.H318];FIND(&quot;@&quot;;[.H318])-1)" table:style-name="ce4">
            <text:p>Mwrssr.W</text:p>
          </table:table-cell>
          <table:table-cell office:value-type="string" office:string-value="gmail.com" table:formula="of:=RIGHT([.H318];LEN([.H318])-FIND(&quot;@&quot;;[.H318]))" table:style-name="ce1">
            <text:p>gmail.com</text:p>
          </table:table-cell>
          <table:table-cell office:value-type="string" table:style-name="ce1">
            <text:p>Mwrssr.W@gmail.com</text:p>
          </table:table-cell>
          <table:table-cell office:value-type="date" office:date-value="2023-06-01T16:27:08" table:style-name="ce5">
            <text:p>6/1/23 04:27 PM</text:p>
          </table:table-cell>
          <table:table-cell office:value-type="string" table:style-name="ce1">
            <text:p>202.176.119.192</text:p>
          </table:table-cell>
          <table:table-cell table:number-columns-repeated="16374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4293" table:style-name="ce1">
            <text:p>4293</text:p>
          </table:table-cell>
          <table:table-cell table:style-name="ce3"/>
          <table:table-cell office:value-type="string" table:style-name="ce1">
            <text:p>มิรันตรี</text:p>
          </table:table-cell>
          <table:table-cell office:value-type="string" table:style-name="ce1">
            <text:p>ขอดนอก</text:p>
          </table:table-cell>
          <table:table-cell office:value-type="string" office:string-value="nong_gream" table:formula="of:=LEFT([.H319];FIND(&quot;@&quot;;[.H319])-1)" table:style-name="ce4">
            <text:p>nong_gream</text:p>
          </table:table-cell>
          <table:table-cell office:value-type="string" office:string-value="hotmail.com" table:formula="of:=RIGHT([.H319];LEN([.H319])-FIND(&quot;@&quot;;[.H319]))" table:style-name="ce1">
            <text:p>hotmail.com</text:p>
          </table:table-cell>
          <table:table-cell office:value-type="string" table:style-name="ce1">
            <text:p>nong_gream@hotmail.com</text:p>
          </table:table-cell>
          <table:table-cell office:value-type="date" office:date-value="2023-06-01T16:28:36" table:style-name="ce5">
            <text:p>6/1/23 04:28 PM</text:p>
          </table:table-cell>
          <table:table-cell office:value-type="string" table:style-name="ce1">
            <text:p>27.55.92.189</text:p>
          </table:table-cell>
          <table:table-cell table:number-columns-repeated="16374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float" office:value="4292" table:style-name="ce1">
            <text:p>4292</text:p>
          </table:table-cell>
          <table:table-cell table:style-name="ce3"/>
          <table:table-cell office:value-type="string" table:style-name="ce1">
            <text:p>ณัฐธยาน์</text:p>
          </table:table-cell>
          <table:table-cell office:value-type="string" table:style-name="ce1">
            <text:p>คัชรีรัตน์</text:p>
          </table:table-cell>
          <table:table-cell office:value-type="string" office:string-value="aoomz2003" table:formula="of:=LEFT([.H320];FIND(&quot;@&quot;;[.H320])-1)" table:style-name="ce4">
            <text:p>aoomz2003</text:p>
          </table:table-cell>
          <table:table-cell office:value-type="string" office:string-value="gmail.com" table:formula="of:=RIGHT([.H320];LEN([.H320])-FIND(&quot;@&quot;;[.H320]))" table:style-name="ce1">
            <text:p>gmail.com</text:p>
          </table:table-cell>
          <table:table-cell office:value-type="string" table:style-name="ce1">
            <text:p>aoomz2003@gmail.com</text:p>
          </table:table-cell>
          <table:table-cell office:value-type="date" office:date-value="2023-06-01T16:28:46" table:style-name="ce5">
            <text:p>6/1/23 04:28 PM</text:p>
          </table:table-cell>
          <table:table-cell office:value-type="string" table:style-name="ce1">
            <text:p>49.228.116.115</text:p>
          </table:table-cell>
          <table:table-cell table:number-columns-repeated="16374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float" office:value="4280" table:style-name="ce1">
            <text:p>4280</text:p>
          </table:table-cell>
          <table:table-cell table:style-name="ce3"/>
          <table:table-cell office:value-type="string" table:style-name="ce1">
            <text:p>JiYoon</text:p>
          </table:table-cell>
          <table:table-cell office:value-type="string" table:style-name="ce1">
            <text:p>Park</text:p>
          </table:table-cell>
          <table:table-cell office:value-type="string" office:string-value="028dbs" table:formula="of:=LEFT([.H321];FIND(&quot;@&quot;;[.H321])-1)" table:style-name="ce4">
            <text:p>028dbs</text:p>
          </table:table-cell>
          <table:table-cell office:value-type="string" office:string-value="gmail.com" table:formula="of:=RIGHT([.H321];LEN([.H321])-FIND(&quot;@&quot;;[.H321]))" table:style-name="ce1">
            <text:p>gmail.com</text:p>
          </table:table-cell>
          <table:table-cell office:value-type="string" table:style-name="ce1">
            <text:p>028dbs@gmail.com</text:p>
          </table:table-cell>
          <table:table-cell office:value-type="date" office:date-value="2023-06-01T16:29:07" table:style-name="ce5">
            <text:p>6/1/23 04:29 PM</text:p>
          </table:table-cell>
          <table:table-cell office:value-type="string" table:style-name="ce1">
            <text:p>121.172.63.163</text:p>
          </table:table-cell>
          <table:table-cell table:number-columns-repeated="16374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float" office:value="4295" table:style-name="ce1">
            <text:p>4295</text:p>
          </table:table-cell>
          <table:table-cell table:style-name="ce3"/>
          <table:table-cell office:value-type="string" table:style-name="ce1">
            <text:p>Hatsaya</text:p>
          </table:table-cell>
          <table:table-cell office:value-type="string" table:style-name="ce1">
            <text:p>Prabhawat</text:p>
          </table:table-cell>
          <table:table-cell office:value-type="string" office:string-value="Hatsaya_pra" table:formula="of:=LEFT([.H322];FIND(&quot;@&quot;;[.H322])-1)" table:style-name="ce4">
            <text:p>Hatsaya_pra</text:p>
          </table:table-cell>
          <table:table-cell office:value-type="string" office:string-value="yahoo.com" table:formula="of:=RIGHT([.H322];LEN([.H322])-FIND(&quot;@&quot;;[.H322]))" table:style-name="ce1">
            <text:p>yahoo.com</text:p>
          </table:table-cell>
          <table:table-cell office:value-type="string" table:style-name="ce1">
            <text:p>Hatsaya_pra@yahoo.com</text:p>
          </table:table-cell>
          <table:table-cell office:value-type="date" office:date-value="2023-06-01T16:30:46" table:style-name="ce5">
            <text:p>6/1/23 04:30 PM</text:p>
          </table:table-cell>
          <table:table-cell office:value-type="string" table:style-name="ce1">
            <text:p>49.229.172.210</text:p>
          </table:table-cell>
          <table:table-cell table:number-columns-repeated="16374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float" office:value="4296" table:style-name="ce1">
            <text:p>4296</text:p>
          </table:table-cell>
          <table:table-cell table:style-name="ce3"/>
          <table:table-cell office:value-type="string" table:style-name="ce1">
            <text:p>นฤเบศ</text:p>
          </table:table-cell>
          <table:table-cell office:value-type="string" table:style-name="ce1">
            <text:p>นุ่นตา</text:p>
          </table:table-cell>
          <table:table-cell office:value-type="string" office:string-value="naruebetnoonta2003" table:formula="of:=LEFT([.H323];FIND(&quot;@&quot;;[.H323])-1)" table:style-name="ce4">
            <text:p>naruebetnoonta2003</text:p>
          </table:table-cell>
          <table:table-cell office:value-type="string" office:string-value="gmail.com" table:formula="of:=RIGHT([.H323];LEN([.H323])-FIND(&quot;@&quot;;[.H323]))" table:style-name="ce1">
            <text:p>gmail.com</text:p>
          </table:table-cell>
          <table:table-cell office:value-type="string" table:style-name="ce1">
            <text:p>naruebetnoonta2003@gmail.com</text:p>
          </table:table-cell>
          <table:table-cell office:value-type="date" office:date-value="2023-06-01T16:31:14" table:style-name="ce5">
            <text:p>6/1/23 04:31 PM</text:p>
          </table:table-cell>
          <table:table-cell office:value-type="string" table:style-name="ce1">
            <text:p>1.46.83.51</text:p>
          </table:table-cell>
          <table:table-cell table:number-columns-repeated="16374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float" office:value="4297" table:style-name="ce1">
            <text:p>4297</text:p>
          </table:table-cell>
          <table:table-cell table:style-name="ce3"/>
          <table:table-cell office:value-type="string" table:style-name="ce1">
            <text:p>ฐิติวรรณ</text:p>
          </table:table-cell>
          <table:table-cell office:value-type="string" table:style-name="ce1">
            <text:p>วรรโณ</text:p>
          </table:table-cell>
          <table:table-cell office:value-type="string" office:string-value="kungkhiing.91" table:formula="of:=LEFT([.H324];FIND(&quot;@&quot;;[.H324])-1)" table:style-name="ce4">
            <text:p>kungkhiing.91</text:p>
          </table:table-cell>
          <table:table-cell office:value-type="string" office:string-value="gmail.com" table:formula="of:=RIGHT([.H324];LEN([.H324])-FIND(&quot;@&quot;;[.H324]))" table:style-name="ce1">
            <text:p>gmail.com</text:p>
          </table:table-cell>
          <table:table-cell office:value-type="string" table:style-name="ce1">
            <text:p>kungkhiing.91@gmail.com</text:p>
          </table:table-cell>
          <table:table-cell office:value-type="date" office:date-value="2023-06-01T16:31:30" table:style-name="ce5">
            <text:p>6/1/23 04:31 PM</text:p>
          </table:table-cell>
          <table:table-cell office:value-type="string" table:style-name="ce1">
            <text:p>223.24.92.54</text:p>
          </table:table-cell>
          <table:table-cell table:number-columns-repeated="16374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float" office:value="4294" table:style-name="ce1">
            <text:p>4294</text:p>
          </table:table-cell>
          <table:table-cell table:style-name="ce3"/>
          <table:table-cell office:value-type="string" table:style-name="ce1">
            <text:p>กรรณิการ์</text:p>
          </table:table-cell>
          <table:table-cell office:value-type="string" table:style-name="ce1">
            <text:p>ในโพธิ์</text:p>
          </table:table-cell>
          <table:table-cell office:value-type="string" office:string-value="giftbam765" table:formula="of:=LEFT([.H325];FIND(&quot;@&quot;;[.H325])-1)" table:style-name="ce4">
            <text:p>giftbam765</text:p>
          </table:table-cell>
          <table:table-cell office:value-type="string" office:string-value="gmail.com" table:formula="of:=RIGHT([.H325];LEN([.H325])-FIND(&quot;@&quot;;[.H325]))" table:style-name="ce1">
            <text:p>gmail.com</text:p>
          </table:table-cell>
          <table:table-cell office:value-type="string" table:style-name="ce1">
            <text:p>giftbam765@gmail.com</text:p>
          </table:table-cell>
          <table:table-cell office:value-type="date" office:date-value="2023-06-01T16:32:55" table:style-name="ce5">
            <text:p>6/1/23 04:32 PM</text:p>
          </table:table-cell>
          <table:table-cell office:value-type="string" table:style-name="ce1">
            <text:p>49.230.210.13</text:p>
          </table:table-cell>
          <table:table-cell table:number-columns-repeated="16374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float" office:value="4303" table:style-name="ce1">
            <text:p>4303</text:p>
          </table:table-cell>
          <table:table-cell table:style-name="ce3"/>
          <table:table-cell office:value-type="string" table:style-name="ce1">
            <text:p>Patcharapa</text:p>
          </table:table-cell>
          <table:table-cell office:value-type="string" table:style-name="ce1">
            <text:p>Rattanapunkit</text:p>
          </table:table-cell>
          <table:table-cell office:value-type="string" office:string-value="Jickpuy" table:formula="of:=LEFT([.H326];FIND(&quot;@&quot;;[.H326])-1)" table:style-name="ce4">
            <text:p>Jickpuy</text:p>
          </table:table-cell>
          <table:table-cell office:value-type="string" office:string-value="gmail.com" table:formula="of:=RIGHT([.H326];LEN([.H326])-FIND(&quot;@&quot;;[.H326]))" table:style-name="ce1">
            <text:p>gmail.com</text:p>
          </table:table-cell>
          <table:table-cell office:value-type="string" table:style-name="ce1">
            <text:p>Jickpuy@gmail.com</text:p>
          </table:table-cell>
          <table:table-cell office:value-type="date" office:date-value="2023-06-01T16:35:07" table:style-name="ce5">
            <text:p>6/1/23 04:35 PM</text:p>
          </table:table-cell>
          <table:table-cell office:value-type="string" table:style-name="ce1">
            <text:p>171.102.48.18</text:p>
          </table:table-cell>
          <table:table-cell table:number-columns-repeated="16374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float" office:value="4306" table:style-name="ce1">
            <text:p>4306</text:p>
          </table:table-cell>
          <table:table-cell table:style-name="ce3"/>
          <table:table-cell office:value-type="string" table:style-name="ce1">
            <text:p>สมพร</text:p>
          </table:table-cell>
          <table:table-cell office:value-type="string" table:style-name="ce1">
            <text:p>เนืองเนตร</text:p>
          </table:table-cell>
          <table:table-cell office:value-type="string" office:string-value="lalanneiploysai" table:formula="of:=LEFT([.H327];FIND(&quot;@&quot;;[.H327])-1)" table:style-name="ce4">
            <text:p>lalanneiploysai</text:p>
          </table:table-cell>
          <table:table-cell office:value-type="string" office:string-value="gmail.com" table:formula="of:=RIGHT([.H327];LEN([.H327])-FIND(&quot;@&quot;;[.H327]))" table:style-name="ce1">
            <text:p>gmail.com</text:p>
          </table:table-cell>
          <table:table-cell office:value-type="string" table:style-name="ce1">
            <text:p>lalanneiploysai@gmail.com</text:p>
          </table:table-cell>
          <table:table-cell office:value-type="date" office:date-value="2023-06-01T16:37:17" table:style-name="ce5">
            <text:p>6/1/23 04:37 PM</text:p>
          </table:table-cell>
          <table:table-cell office:value-type="string" table:style-name="ce1">
            <text:p>49.230.228.62</text:p>
          </table:table-cell>
          <table:table-cell table:number-columns-repeated="16374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float" office:value="4304" table:style-name="ce1">
            <text:p>4304</text:p>
          </table:table-cell>
          <table:table-cell table:style-name="ce3"/>
          <table:table-cell office:value-type="string" table:style-name="ce1">
            <text:p>น.ส มณฑ์ศิริ</text:p>
          </table:table-cell>
          <table:table-cell office:value-type="string" table:style-name="ce1">
            <text:p>สีทา</text:p>
          </table:table-cell>
          <table:table-cell office:value-type="string" office:string-value="monsiei679" table:formula="of:=LEFT([.H328];FIND(&quot;@&quot;;[.H328])-1)" table:style-name="ce4">
            <text:p>monsiei679</text:p>
          </table:table-cell>
          <table:table-cell office:value-type="string" office:string-value="icloud.com" table:formula="of:=RIGHT([.H328];LEN([.H328])-FIND(&quot;@&quot;;[.H328]))" table:style-name="ce1">
            <text:p>icloud.com</text:p>
          </table:table-cell>
          <table:table-cell office:value-type="string" table:style-name="ce1">
            <text:p>monsiei679@icloud.com</text:p>
          </table:table-cell>
          <table:table-cell office:value-type="date" office:date-value="2023-06-01T16:37:56" table:style-name="ce5">
            <text:p>6/1/23 04:37 PM</text:p>
          </table:table-cell>
          <table:table-cell office:value-type="string" table:style-name="ce1">
            <text:p>223.24.166.125</text:p>
          </table:table-cell>
          <table:table-cell table:number-columns-repeated="16374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float" office:value="4307" table:style-name="ce1">
            <text:p>4307</text:p>
          </table:table-cell>
          <table:table-cell table:style-name="ce3"/>
          <table:table-cell office:value-type="string" table:style-name="ce1">
            <text:p>ณัฐณิชา</text:p>
          </table:table-cell>
          <table:table-cell office:value-type="string" table:style-name="ce1">
            <text:p>จันมะโฮง</text:p>
          </table:table-cell>
          <table:table-cell office:value-type="string" office:string-value="aui09092544" table:formula="of:=LEFT([.H329];FIND(&quot;@&quot;;[.H329])-1)" table:style-name="ce4">
            <text:p>aui09092544</text:p>
          </table:table-cell>
          <table:table-cell office:value-type="string" office:string-value="gmail.com" table:formula="of:=RIGHT([.H329];LEN([.H329])-FIND(&quot;@&quot;;[.H329]))" table:style-name="ce1">
            <text:p>gmail.com</text:p>
          </table:table-cell>
          <table:table-cell office:value-type="string" table:style-name="ce1">
            <text:p>aui09092544@gmail.com</text:p>
          </table:table-cell>
          <table:table-cell office:value-type="date" office:date-value="2023-06-01T16:38:23" table:style-name="ce5">
            <text:p>6/1/23 04:38 PM</text:p>
          </table:table-cell>
          <table:table-cell office:value-type="string" table:style-name="ce1">
            <text:p>183.88.1.133</text:p>
          </table:table-cell>
          <table:table-cell table:number-columns-repeated="16374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float" office:value="4309" table:style-name="ce1">
            <text:p>4309</text:p>
          </table:table-cell>
          <table:table-cell table:style-name="ce3"/>
          <table:table-cell office:value-type="string" table:style-name="ce1">
            <text:p>kim</text:p>
          </table:table-cell>
          <table:table-cell office:value-type="string" table:style-name="ce1">
            <text:p>eunjung</text:p>
          </table:table-cell>
          <table:table-cell office:value-type="string" office:string-value="kisskej7" table:formula="of:=LEFT([.H330];FIND(&quot;@&quot;;[.H330])-1)" table:style-name="ce4">
            <text:p>kisskej7</text:p>
          </table:table-cell>
          <table:table-cell office:value-type="string" office:string-value="naver.com" table:formula="of:=RIGHT([.H330];LEN([.H330])-FIND(&quot;@&quot;;[.H330]))" table:style-name="ce1">
            <text:p>naver.com</text:p>
          </table:table-cell>
          <table:table-cell office:value-type="string" table:style-name="ce1">
            <text:p>kisskej7@naver.com</text:p>
          </table:table-cell>
          <table:table-cell office:value-type="date" office:date-value="2023-06-01T16:38:55" table:style-name="ce5">
            <text:p>6/1/23 04:38 PM</text:p>
          </table:table-cell>
          <table:table-cell office:value-type="string" table:style-name="ce1">
            <text:p>223.39.208.133</text:p>
          </table:table-cell>
          <table:table-cell table:number-columns-repeated="16374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float" office:value="4308" table:style-name="ce1">
            <text:p>4308</text:p>
          </table:table-cell>
          <table:table-cell table:style-name="ce3"/>
          <table:table-cell office:value-type="string" table:style-name="ce1">
            <text:p>ประทิน</text:p>
          </table:table-cell>
          <table:table-cell office:value-type="string" table:style-name="ce1">
            <text:p>แดงสอาด</text:p>
          </table:table-cell>
          <table:table-cell office:value-type="string" office:string-value="Pratin.dangsaard" table:formula="of:=LEFT([.H331];FIND(&quot;@&quot;;[.H331])-1)" table:style-name="ce4">
            <text:p>Pratin.dangsaard</text:p>
          </table:table-cell>
          <table:table-cell office:value-type="string" office:string-value="gmail.com" table:formula="of:=RIGHT([.H331];LEN([.H331])-FIND(&quot;@&quot;;[.H331]))" table:style-name="ce1">
            <text:p>gmail.com</text:p>
          </table:table-cell>
          <table:table-cell office:value-type="string" table:style-name="ce1">
            <text:p>Pratin.dangsaard@gmail.com</text:p>
          </table:table-cell>
          <table:table-cell office:value-type="date" office:date-value="2023-06-01T16:39:06" table:style-name="ce5">
            <text:p>6/1/23 04:39 PM</text:p>
          </table:table-cell>
          <table:table-cell office:value-type="string" table:style-name="ce1">
            <text:p>1.47.156.92</text:p>
          </table:table-cell>
          <table:table-cell table:number-columns-repeated="16374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float" office:value="4310" table:style-name="ce1">
            <text:p>4310</text:p>
          </table:table-cell>
          <table:table-cell table:style-name="ce3"/>
          <table:table-cell office:value-type="string" table:style-name="ce1">
            <text:p>ธนกฤต</text:p>
          </table:table-cell>
          <table:table-cell office:value-type="string" table:style-name="ce1">
            <text:p>ธนจิระชัย</text:p>
          </table:table-cell>
          <table:table-cell office:value-type="string" office:string-value="focuslikefootball" table:formula="of:=LEFT([.H332];FIND(&quot;@&quot;;[.H332])-1)" table:style-name="ce4">
            <text:p>focuslikefootball</text:p>
          </table:table-cell>
          <table:table-cell office:value-type="string" office:string-value="gmail.com" table:formula="of:=RIGHT([.H332];LEN([.H332])-FIND(&quot;@&quot;;[.H332]))" table:style-name="ce1">
            <text:p>gmail.com</text:p>
          </table:table-cell>
          <table:table-cell office:value-type="string" table:style-name="ce1">
            <text:p>focuslikefootball@gmail.com</text:p>
          </table:table-cell>
          <table:table-cell office:value-type="date" office:date-value="2023-06-01T16:40:47" table:style-name="ce5">
            <text:p>6/1/23 04:40 PM</text:p>
          </table:table-cell>
          <table:table-cell office:value-type="string" table:style-name="ce1">
            <text:p>182.232.158.75</text:p>
          </table:table-cell>
          <table:table-cell table:number-columns-repeated="16374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float" office:value="4313" table:style-name="ce1">
            <text:p>4313</text:p>
          </table:table-cell>
          <table:table-cell table:style-name="ce3"/>
          <table:table-cell office:value-type="string" table:style-name="ce1">
            <text:p>김</text:p>
          </table:table-cell>
          <table:table-cell office:value-type="string" table:style-name="ce1">
            <text:p>은정</text:p>
          </table:table-cell>
          <table:table-cell office:value-type="string" office:string-value="kisskej7" table:formula="of:=LEFT([.H333];FIND(&quot;@&quot;;[.H333])-1)" table:style-name="ce4">
            <text:p>kisskej7</text:p>
          </table:table-cell>
          <table:table-cell office:value-type="string" office:string-value="gmail.com" table:formula="of:=RIGHT([.H333];LEN([.H333])-FIND(&quot;@&quot;;[.H333]))" table:style-name="ce1">
            <text:p>gmail.com</text:p>
          </table:table-cell>
          <table:table-cell office:value-type="string" table:style-name="ce1">
            <text:p>kisskej7@gmail.com</text:p>
          </table:table-cell>
          <table:table-cell office:value-type="date" office:date-value="2023-06-01T16:44:01" table:style-name="ce5">
            <text:p>6/1/23 04:44 PM</text:p>
          </table:table-cell>
          <table:table-cell office:value-type="string" table:style-name="ce1">
            <text:p>223.39.208.133</text:p>
          </table:table-cell>
          <table:table-cell table:number-columns-repeated="16374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float" office:value="4314" table:style-name="ce1">
            <text:p>4314</text:p>
          </table:table-cell>
          <table:table-cell table:style-name="ce3"/>
          <table:table-cell office:value-type="string" table:style-name="ce1">
            <text:p>รมย์ธีรา สอนโก่ย</text:p>
          </table:table-cell>
          <table:table-cell office:value-type="string" table:style-name="ce1">
            <text:p>สอนโก่ย</text:p>
          </table:table-cell>
          <table:table-cell office:value-type="string" office:string-value="santana230232" table:formula="of:=LEFT([.H334];FIND(&quot;@&quot;;[.H334])-1)" table:style-name="ce4">
            <text:p>santana230232</text:p>
          </table:table-cell>
          <table:table-cell office:value-type="string" office:string-value="gmail.com" table:formula="of:=RIGHT([.H334];LEN([.H334])-FIND(&quot;@&quot;;[.H334]))" table:style-name="ce1">
            <text:p>gmail.com</text:p>
          </table:table-cell>
          <table:table-cell office:value-type="string" table:style-name="ce1">
            <text:p>santana230232@gmail.com</text:p>
          </table:table-cell>
          <table:table-cell office:value-type="date" office:date-value="2023-06-01T16:44:35" table:style-name="ce5">
            <text:p>6/1/23 04:44 PM</text:p>
          </table:table-cell>
          <table:table-cell office:value-type="string" table:style-name="ce1">
            <text:p>182.232.115.12</text:p>
          </table:table-cell>
          <table:table-cell table:number-columns-repeated="16374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float" office:value="4199" table:style-name="ce1">
            <text:p>4199</text:p>
          </table:table-cell>
          <table:table-cell table:style-name="ce3"/>
          <table:table-cell office:value-type="string" table:style-name="ce1">
            <text:p>Sidd</text:p>
          </table:table-cell>
          <table:table-cell office:value-type="string" table:style-name="ce1">
            <text:p>Love</text:p>
          </table:table-cell>
          <table:table-cell office:value-type="string" office:string-value="sidd0419" table:formula="of:=LEFT([.H335];FIND(&quot;@&quot;;[.H335])-1)" table:style-name="ce4">
            <text:p>sidd0419</text:p>
          </table:table-cell>
          <table:table-cell office:value-type="string" office:string-value="gmail.com" table:formula="of:=RIGHT([.H335];LEN([.H335])-FIND(&quot;@&quot;;[.H335]))" table:style-name="ce1">
            <text:p>gmail.com</text:p>
          </table:table-cell>
          <table:table-cell office:value-type="string" table:style-name="ce1">
            <text:p>sidd0419@gmail.com</text:p>
          </table:table-cell>
          <table:table-cell office:value-type="date" office:date-value="2023-06-01T16:47:15" table:style-name="ce5">
            <text:p>6/1/23 04:47 PM</text:p>
          </table:table-cell>
          <table:table-cell office:value-type="string" table:style-name="ce1">
            <text:p>103.49.242.113</text:p>
          </table:table-cell>
          <table:table-cell table:number-columns-repeated="16374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float" office:value="4315" table:style-name="ce1">
            <text:p>4315</text:p>
          </table:table-cell>
          <table:table-cell table:style-name="ce3"/>
          <table:table-cell office:value-type="string" table:style-name="ce1">
            <text:p>อภิญญา</text:p>
          </table:table-cell>
          <table:table-cell office:value-type="string" table:style-name="ce1">
            <text:p>อภิญญา สุขสาตต์</text:p>
          </table:table-cell>
          <table:table-cell office:value-type="string" office:string-value="popeye1630" table:formula="of:=LEFT([.H336];FIND(&quot;@&quot;;[.H336])-1)" table:style-name="ce4">
            <text:p>popeye1630</text:p>
          </table:table-cell>
          <table:table-cell office:value-type="string" office:string-value="gmail.com" table:formula="of:=RIGHT([.H336];LEN([.H336])-FIND(&quot;@&quot;;[.H336]))" table:style-name="ce1">
            <text:p>gmail.com</text:p>
          </table:table-cell>
          <table:table-cell office:value-type="string" table:style-name="ce1">
            <text:p>popeye1630@gmail.com</text:p>
          </table:table-cell>
          <table:table-cell office:value-type="date" office:date-value="2023-06-01T16:49:24" table:style-name="ce5">
            <text:p>6/1/23 04:49 PM</text:p>
          </table:table-cell>
          <table:table-cell office:value-type="string" table:style-name="ce1">
            <text:p>58.11.45.176</text:p>
          </table:table-cell>
          <table:table-cell table:number-columns-repeated="16374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float" office:value="4312" table:style-name="ce1">
            <text:p>4312</text:p>
          </table:table-cell>
          <table:table-cell table:style-name="ce3"/>
          <table:table-cell office:value-type="string" table:style-name="ce1">
            <text:p>ลัดดาวัลย์</text:p>
          </table:table-cell>
          <table:table-cell office:value-type="string" table:style-name="ce1">
            <text:p>พนานุรัตน์</text:p>
          </table:table-cell>
          <table:table-cell office:value-type="string" office:string-value="the.n_pana" table:formula="of:=LEFT([.H337];FIND(&quot;@&quot;;[.H337])-1)" table:style-name="ce4">
            <text:p>the.n_pana</text:p>
          </table:table-cell>
          <table:table-cell office:value-type="string" office:string-value="hotmail.com" table:formula="of:=RIGHT([.H337];LEN([.H337])-FIND(&quot;@&quot;;[.H337]))" table:style-name="ce1">
            <text:p>hotmail.com</text:p>
          </table:table-cell>
          <table:table-cell office:value-type="string" table:style-name="ce1">
            <text:p>the.n_pana@hotmail.com</text:p>
          </table:table-cell>
          <table:table-cell office:value-type="date" office:date-value="2023-06-01T16:52:25" table:style-name="ce5">
            <text:p>6/1/23 04:52 PM</text:p>
          </table:table-cell>
          <table:table-cell office:value-type="string" table:style-name="ce1">
            <text:p>49.49.239.74</text:p>
          </table:table-cell>
          <table:table-cell table:number-columns-repeated="16374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float" office:value="4317" table:style-name="ce1">
            <text:p>4317</text:p>
          </table:table-cell>
          <table:table-cell table:style-name="ce3"/>
          <table:table-cell office:value-type="string" table:style-name="ce1">
            <text:p>ธนารัตน์</text:p>
          </table:table-cell>
          <table:table-cell office:value-type="string" table:style-name="ce1">
            <text:p>เอกสุธา</text:p>
          </table:table-cell>
          <table:table-cell office:value-type="string" office:string-value="tanarat21042537" table:formula="of:=LEFT([.H338];FIND(&quot;@&quot;;[.H338])-1)" table:style-name="ce4">
            <text:p>tanarat21042537</text:p>
          </table:table-cell>
          <table:table-cell office:value-type="string" office:string-value="gmail.com" table:formula="of:=RIGHT([.H338];LEN([.H338])-FIND(&quot;@&quot;;[.H338]))" table:style-name="ce1">
            <text:p>gmail.com</text:p>
          </table:table-cell>
          <table:table-cell office:value-type="string" table:style-name="ce1">
            <text:p>tanarat21042537@gmail.com</text:p>
          </table:table-cell>
          <table:table-cell office:value-type="date" office:date-value="2023-06-01T16:52:40" table:style-name="ce5">
            <text:p>6/1/23 04:52 PM</text:p>
          </table:table-cell>
          <table:table-cell office:value-type="string" table:style-name="ce1">
            <text:p>49.229.229.155</text:p>
          </table:table-cell>
          <table:table-cell table:number-columns-repeated="16374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float" office:value="4318" table:style-name="ce1">
            <text:p>4318</text:p>
          </table:table-cell>
          <table:table-cell table:style-name="ce3"/>
          <table:table-cell office:value-type="string" table:style-name="ce1">
            <text:p>Sananthinee</text:p>
          </table:table-cell>
          <table:table-cell office:value-type="string" table:style-name="ce1">
            <text:p>Thipmanee</text:p>
          </table:table-cell>
          <table:table-cell office:value-type="string" office:string-value="Santie.7270" table:formula="of:=LEFT([.H339];FIND(&quot;@&quot;;[.H339])-1)" table:style-name="ce4">
            <text:p>Santie.7270</text:p>
          </table:table-cell>
          <table:table-cell office:value-type="string" office:string-value="hotmail.com" table:formula="of:=RIGHT([.H339];LEN([.H339])-FIND(&quot;@&quot;;[.H339]))" table:style-name="ce1">
            <text:p>hotmail.com</text:p>
          </table:table-cell>
          <table:table-cell office:value-type="string" table:style-name="ce1">
            <text:p>Santie.7270@hotmail.com</text:p>
          </table:table-cell>
          <table:table-cell office:value-type="date" office:date-value="2023-06-01T16:54:49" table:style-name="ce5">
            <text:p>6/1/23 04:54 PM</text:p>
          </table:table-cell>
          <table:table-cell office:value-type="string" table:style-name="ce1">
            <text:p>105.245.236.18</text:p>
          </table:table-cell>
          <table:table-cell table:number-columns-repeated="16374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float" office:value="4319" table:style-name="ce1">
            <text:p>4319</text:p>
          </table:table-cell>
          <table:table-cell table:style-name="ce3"/>
          <table:table-cell office:value-type="string" table:style-name="ce1">
            <text:p>วันเพ็ญ</text:p>
          </table:table-cell>
          <table:table-cell office:value-type="string" table:style-name="ce1">
            <text:p>ทั่งทอง</text:p>
          </table:table-cell>
          <table:table-cell office:value-type="string" office:string-value="Thenan1718" table:formula="of:=LEFT([.H340];FIND(&quot;@&quot;;[.H340])-1)" table:style-name="ce4">
            <text:p>Thenan1718</text:p>
          </table:table-cell>
          <table:table-cell office:value-type="string" office:string-value="gmail.com" table:formula="of:=RIGHT([.H340];LEN([.H340])-FIND(&quot;@&quot;;[.H340]))" table:style-name="ce1">
            <text:p>gmail.com</text:p>
          </table:table-cell>
          <table:table-cell office:value-type="string" table:style-name="ce1">
            <text:p>Thenan1718@gmail.com</text:p>
          </table:table-cell>
          <table:table-cell office:value-type="date" office:date-value="2023-06-01T16:55:49" table:style-name="ce5">
            <text:p>6/1/23 04:55 PM</text:p>
          </table:table-cell>
          <table:table-cell office:value-type="string" table:style-name="ce1">
            <text:p>101.108.127.110</text:p>
          </table:table-cell>
          <table:table-cell table:number-columns-repeated="16374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float" office:value="4320" table:style-name="ce1">
            <text:p>4320</text:p>
          </table:table-cell>
          <table:table-cell table:style-name="ce3"/>
          <table:table-cell office:value-type="string" table:style-name="ce1">
            <text:p>นายชัยณรงค์</text:p>
          </table:table-cell>
          <table:table-cell office:value-type="string" table:style-name="ce1">
            <text:p>จินะโกฏิ</text:p>
          </table:table-cell>
          <table:table-cell office:value-type="string" office:string-value="keng_bb999" table:formula="of:=LEFT([.H341];FIND(&quot;@&quot;;[.H341])-1)" table:style-name="ce4">
            <text:p>keng_bb999</text:p>
          </table:table-cell>
          <table:table-cell office:value-type="string" office:string-value="hotmail.com" table:formula="of:=RIGHT([.H341];LEN([.H341])-FIND(&quot;@&quot;;[.H341]))" table:style-name="ce1">
            <text:p>hotmail.com</text:p>
          </table:table-cell>
          <table:table-cell office:value-type="string" table:style-name="ce1">
            <text:p>keng_bb999@hotmail.com</text:p>
          </table:table-cell>
          <table:table-cell office:value-type="date" office:date-value="2023-06-01T16:58:25" table:style-name="ce5">
            <text:p>6/1/23 04:58 PM</text:p>
          </table:table-cell>
          <table:table-cell office:value-type="string" table:style-name="ce1">
            <text:p>1.46.11.191</text:p>
          </table:table-cell>
          <table:table-cell table:number-columns-repeated="16374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float" office:value="4321" table:style-name="ce1">
            <text:p>4321</text:p>
          </table:table-cell>
          <table:table-cell table:style-name="ce3"/>
          <table:table-cell office:value-type="string" table:style-name="ce1">
            <text:p>ภรินทร</text:p>
          </table:table-cell>
          <table:table-cell office:value-type="string" table:style-name="ce1">
            <text:p>พลเคน</text:p>
          </table:table-cell>
          <table:table-cell office:value-type="string" office:string-value="pharinthornmint" table:formula="of:=LEFT([.H342];FIND(&quot;@&quot;;[.H342])-1)" table:style-name="ce4">
            <text:p>pharinthornmint</text:p>
          </table:table-cell>
          <table:table-cell office:value-type="string" office:string-value="gmail.com" table:formula="of:=RIGHT([.H342];LEN([.H342])-FIND(&quot;@&quot;;[.H342]))" table:style-name="ce1">
            <text:p>gmail.com</text:p>
          </table:table-cell>
          <table:table-cell office:value-type="string" table:style-name="ce1">
            <text:p>pharinthornmint@gmail.com</text:p>
          </table:table-cell>
          <table:table-cell office:value-type="date" office:date-value="2023-06-01T16:58:39" table:style-name="ce5">
            <text:p>6/1/23 04:58 PM</text:p>
          </table:table-cell>
          <table:table-cell office:value-type="string" table:style-name="ce1">
            <text:p>58.11.24.174</text:p>
          </table:table-cell>
          <table:table-cell table:number-columns-repeated="16374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float" office:value="4322" table:style-name="ce1">
            <text:p>4322</text:p>
          </table:table-cell>
          <table:table-cell table:style-name="ce3"/>
          <table:table-cell office:value-type="string" table:style-name="ce1">
            <text:p>นิตยา</text:p>
          </table:table-cell>
          <table:table-cell office:value-type="string" table:style-name="ce1">
            <text:p>คำผงษ์</text:p>
          </table:table-cell>
          <table:table-cell office:value-type="string" office:string-value="nittayanammoo" table:formula="of:=LEFT([.H343];FIND(&quot;@&quot;;[.H343])-1)" table:style-name="ce4">
            <text:p>nittayanammoo</text:p>
          </table:table-cell>
          <table:table-cell office:value-type="string" office:string-value="gmail.com" table:formula="of:=RIGHT([.H343];LEN([.H343])-FIND(&quot;@&quot;;[.H343]))" table:style-name="ce1">
            <text:p>gmail.com</text:p>
          </table:table-cell>
          <table:table-cell office:value-type="string" table:style-name="ce1">
            <text:p>nittayanammoo@gmail.com</text:p>
          </table:table-cell>
          <table:table-cell office:value-type="date" office:date-value="2023-06-01T16:58:51" table:style-name="ce5">
            <text:p>6/1/23 04:58 PM</text:p>
          </table:table-cell>
          <table:table-cell office:value-type="string" table:style-name="ce1">
            <text:p>1.47.146.147</text:p>
          </table:table-cell>
          <table:table-cell table:number-columns-repeated="16374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float" office:value="4324" table:style-name="ce1">
            <text:p>4324</text:p>
          </table:table-cell>
          <table:table-cell table:style-name="ce3"/>
          <table:table-cell office:value-type="string" table:style-name="ce1">
            <text:p>วราลักษณ์</text:p>
          </table:table-cell>
          <table:table-cell office:value-type="string" table:style-name="ce1">
            <text:p>ศิลปกาลประดิษฐ</text:p>
          </table:table-cell>
          <table:table-cell office:value-type="string" office:string-value="jum888175" table:formula="of:=LEFT([.H344];FIND(&quot;@&quot;;[.H344])-1)" table:style-name="ce4">
            <text:p>jum888175</text:p>
          </table:table-cell>
          <table:table-cell office:value-type="string" office:string-value="gmail.com" table:formula="of:=RIGHT([.H344];LEN([.H344])-FIND(&quot;@&quot;;[.H344]))" table:style-name="ce1">
            <text:p>gmail.com</text:p>
          </table:table-cell>
          <table:table-cell office:value-type="string" table:style-name="ce1">
            <text:p>jum888175@gmail.com</text:p>
          </table:table-cell>
          <table:table-cell office:value-type="date" office:date-value="2023-06-01T17:01:11" table:style-name="ce5">
            <text:p>6/1/23 05:01 PM</text:p>
          </table:table-cell>
          <table:table-cell office:value-type="string" table:style-name="ce1">
            <text:p>124.120.207.36</text:p>
          </table:table-cell>
          <table:table-cell table:number-columns-repeated="16374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float" office:value="4326" table:style-name="ce1">
            <text:p>4326</text:p>
          </table:table-cell>
          <table:table-cell table:style-name="ce3"/>
          <table:table-cell office:value-type="string" table:style-name="ce1">
            <text:p>千真</text:p>
          </table:table-cell>
          <table:table-cell office:value-type="string" table:style-name="ce1">
            <text:p>黃</text:p>
          </table:table-cell>
          <table:table-cell office:value-type="string" office:string-value="huangqianzhen710" table:formula="of:=LEFT([.H345];FIND(&quot;@&quot;;[.H345])-1)" table:style-name="ce4">
            <text:p>huangqianzhen710</text:p>
          </table:table-cell>
          <table:table-cell office:value-type="string" office:string-value="gmail.com" table:formula="of:=RIGHT([.H345];LEN([.H345])-FIND(&quot;@&quot;;[.H345]))" table:style-name="ce1">
            <text:p>gmail.com</text:p>
          </table:table-cell>
          <table:table-cell office:value-type="string" table:style-name="ce1">
            <text:p>huangqianzhen710@gmail.com</text:p>
          </table:table-cell>
          <table:table-cell office:value-type="date" office:date-value="2023-06-01T17:02:33" table:style-name="ce5">
            <text:p>6/1/23 05:02 PM</text:p>
          </table:table-cell>
          <table:table-cell office:value-type="string" table:style-name="ce1">
            <text:p>118.171.51.19</text:p>
          </table:table-cell>
          <table:table-cell table:number-columns-repeated="16374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float" office:value="4329" table:style-name="ce1">
            <text:p>4329</text:p>
          </table:table-cell>
          <table:table-cell table:style-name="ce3"/>
          <table:table-cell office:value-type="string" table:style-name="ce1">
            <text:p>กมลชนก</text:p>
          </table:table-cell>
          <table:table-cell office:value-type="string" table:style-name="ce1">
            <text:p>กลิ่นสนิท</text:p>
          </table:table-cell>
          <table:table-cell office:value-type="string" office:string-value="Kamolchanok29826" table:formula="of:=LEFT([.H346];FIND(&quot;@&quot;;[.H346])-1)" table:style-name="ce4">
            <text:p>Kamolchanok29826</text:p>
          </table:table-cell>
          <table:table-cell office:value-type="string" office:string-value="gmail.com" table:formula="of:=RIGHT([.H346];LEN([.H346])-FIND(&quot;@&quot;;[.H346]))" table:style-name="ce1">
            <text:p>gmail.com</text:p>
          </table:table-cell>
          <table:table-cell office:value-type="string" table:style-name="ce1">
            <text:p>Kamolchanok29826@gmail.com</text:p>
          </table:table-cell>
          <table:table-cell office:value-type="date" office:date-value="2023-06-01T17:03:49" table:style-name="ce5">
            <text:p>6/1/23 05:03 PM</text:p>
          </table:table-cell>
          <table:table-cell office:value-type="string" table:style-name="ce1">
            <text:p>182.232.162.36</text:p>
          </table:table-cell>
          <table:table-cell table:number-columns-repeated="16374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float" office:value="4330" table:style-name="ce1">
            <text:p>4330</text:p>
          </table:table-cell>
          <table:table-cell table:style-name="ce3"/>
          <table:table-cell office:value-type="string" table:style-name="ce1">
            <text:p>Narathinee</text:p>
          </table:table-cell>
          <table:table-cell office:value-type="string" table:style-name="ce1">
            <text:p>Khueankaew</text:p>
          </table:table-cell>
          <table:table-cell office:value-type="string" office:string-value="nara.lullaby" table:formula="of:=LEFT([.H347];FIND(&quot;@&quot;;[.H347])-1)" table:style-name="ce4">
            <text:p>nara.lullaby</text:p>
          </table:table-cell>
          <table:table-cell office:value-type="string" office:string-value="gmail.com" table:formula="of:=RIGHT([.H347];LEN([.H347])-FIND(&quot;@&quot;;[.H347]))" table:style-name="ce1">
            <text:p>gmail.com</text:p>
          </table:table-cell>
          <table:table-cell office:value-type="string" table:style-name="ce1">
            <text:p>nara.lullaby@gmail.com</text:p>
          </table:table-cell>
          <table:table-cell office:value-type="date" office:date-value="2023-06-01T17:05:21" table:style-name="ce5">
            <text:p>6/1/23 05:05 PM</text:p>
          </table:table-cell>
          <table:table-cell office:value-type="string" table:style-name="ce1">
            <text:p>223.24.93.74</text:p>
          </table:table-cell>
          <table:table-cell table:number-columns-repeated="16374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float" office:value="4331" table:style-name="ce1">
            <text:p>4331</text:p>
          </table:table-cell>
          <table:table-cell table:style-name="ce3"/>
          <table:table-cell office:value-type="string" table:style-name="ce1">
            <text:p>กาญจนา</text:p>
          </table:table-cell>
          <table:table-cell office:value-type="string" table:style-name="ce1">
            <text:p>แสงทอง</text:p>
          </table:table-cell>
          <table:table-cell office:value-type="string" office:string-value="ks.kanjana19" table:formula="of:=LEFT([.H348];FIND(&quot;@&quot;;[.H348])-1)" table:style-name="ce4">
            <text:p>ks.kanjana19</text:p>
          </table:table-cell>
          <table:table-cell office:value-type="string" office:string-value="gmail.com" table:formula="of:=RIGHT([.H348];LEN([.H348])-FIND(&quot;@&quot;;[.H348]))" table:style-name="ce1">
            <text:p>gmail.com</text:p>
          </table:table-cell>
          <table:table-cell office:value-type="string" table:style-name="ce1">
            <text:p>ks.kanjana19@gmail.com</text:p>
          </table:table-cell>
          <table:table-cell office:value-type="date" office:date-value="2023-06-01T17:13:37" table:style-name="ce5">
            <text:p>6/1/23 05:13 PM</text:p>
          </table:table-cell>
          <table:table-cell office:value-type="string" table:style-name="ce1">
            <text:p>49.237.14.211</text:p>
          </table:table-cell>
          <table:table-cell table:number-columns-repeated="16374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float" office:value="4332" table:style-name="ce1">
            <text:p>4332</text:p>
          </table:table-cell>
          <table:table-cell table:style-name="ce3"/>
          <table:table-cell office:value-type="string" table:style-name="ce1">
            <text:p>Nurul fatiah aishah</text:p>
          </table:table-cell>
          <table:table-cell office:value-type="string" table:style-name="ce1">
            <text:p>Shaukani</text:p>
          </table:table-cell>
          <table:table-cell office:value-type="string" office:string-value="nurulfatiahaishah" table:formula="of:=LEFT([.H349];FIND(&quot;@&quot;;[.H349])-1)" table:style-name="ce4">
            <text:p>nurulfatiahaishah</text:p>
          </table:table-cell>
          <table:table-cell office:value-type="string" office:string-value="gmail.com" table:formula="of:=RIGHT([.H349];LEN([.H349])-FIND(&quot;@&quot;;[.H349]))" table:style-name="ce1">
            <text:p>gmail.com</text:p>
          </table:table-cell>
          <table:table-cell office:value-type="string" table:style-name="ce1">
            <text:p>nurulfatiahaishah@gmail.com</text:p>
          </table:table-cell>
          <table:table-cell office:value-type="date" office:date-value="2023-06-01T17:16:50" table:style-name="ce5">
            <text:p>6/1/23 05:16 PM</text:p>
          </table:table-cell>
          <table:table-cell office:value-type="string" table:style-name="ce1">
            <text:p>115.164.221.122</text:p>
          </table:table-cell>
          <table:table-cell table:number-columns-repeated="16374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float" office:value="4333" table:style-name="ce1">
            <text:p>4333</text:p>
          </table:table-cell>
          <table:table-cell table:style-name="ce3"/>
          <table:table-cell office:value-type="string" table:style-name="ce1">
            <text:p>รัตนากร</text:p>
          </table:table-cell>
          <table:table-cell office:value-type="string" table:style-name="ce1">
            <text:p>วุฑฒยากร</text:p>
          </table:table-cell>
          <table:table-cell office:value-type="string" office:string-value="Nnn2905" table:formula="of:=LEFT([.H350];FIND(&quot;@&quot;;[.H350])-1)" table:style-name="ce4">
            <text:p>Nnn2905</text:p>
          </table:table-cell>
          <table:table-cell office:value-type="string" office:string-value="hotmail.com" table:formula="of:=RIGHT([.H350];LEN([.H350])-FIND(&quot;@&quot;;[.H350]))" table:style-name="ce1">
            <text:p>hotmail.com</text:p>
          </table:table-cell>
          <table:table-cell office:value-type="string" table:style-name="ce1">
            <text:p>Nnn2905@hotmail.com</text:p>
          </table:table-cell>
          <table:table-cell office:value-type="date" office:date-value="2023-06-01T17:18:10" table:style-name="ce5">
            <text:p>6/1/23 05:18 PM</text:p>
          </table:table-cell>
          <table:table-cell office:value-type="string" table:style-name="ce1">
            <text:p>49.229.135.191</text:p>
          </table:table-cell>
          <table:table-cell table:number-columns-repeated="16374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float" office:value="4334" table:style-name="ce1">
            <text:p>4334</text:p>
          </table:table-cell>
          <table:table-cell table:style-name="ce3"/>
          <table:table-cell office:value-type="string" table:style-name="ce1">
            <text:p>วัฒนชัย</text:p>
          </table:table-cell>
          <table:table-cell office:value-type="string" table:style-name="ce1">
            <text:p>หวังมุทิตากุล</text:p>
          </table:table-cell>
          <table:table-cell office:value-type="string" office:string-value="wattanachai.palm" table:formula="of:=LEFT([.H351];FIND(&quot;@&quot;;[.H351])-1)" table:style-name="ce4">
            <text:p>wattanachai.palm</text:p>
          </table:table-cell>
          <table:table-cell office:value-type="string" office:string-value="gmail.com" table:formula="of:=RIGHT([.H351];LEN([.H351])-FIND(&quot;@&quot;;[.H351]))" table:style-name="ce1">
            <text:p>gmail.com</text:p>
          </table:table-cell>
          <table:table-cell office:value-type="string" table:style-name="ce1">
            <text:p>wattanachai.palm@gmail.com</text:p>
          </table:table-cell>
          <table:table-cell office:value-type="date" office:date-value="2023-06-01T17:20:24" table:style-name="ce5">
            <text:p>6/1/23 05:20 PM</text:p>
          </table:table-cell>
          <table:table-cell office:value-type="string" table:style-name="ce1">
            <text:p>49.228.228.236</text:p>
          </table:table-cell>
          <table:table-cell table:number-columns-repeated="16374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float" office:value="4337" table:style-name="ce1">
            <text:p>4337</text:p>
          </table:table-cell>
          <table:table-cell table:style-name="ce3"/>
          <table:table-cell office:value-type="string" table:style-name="ce1">
            <text:p>กรรณิกา</text:p>
          </table:table-cell>
          <table:table-cell office:value-type="string" table:style-name="ce1">
            <text:p>เศรษฐกุลวดี</text:p>
          </table:table-cell>
          <table:table-cell office:value-type="string" office:string-value="apberry17" table:formula="of:=LEFT([.H352];FIND(&quot;@&quot;;[.H352])-1)" table:style-name="ce4">
            <text:p>apberry17</text:p>
          </table:table-cell>
          <table:table-cell office:value-type="string" office:string-value="gmail.com" table:formula="of:=RIGHT([.H352];LEN([.H352])-FIND(&quot;@&quot;;[.H352]))" table:style-name="ce1">
            <text:p>gmail.com</text:p>
          </table:table-cell>
          <table:table-cell office:value-type="string" table:style-name="ce1">
            <text:p>apberry17@gmail.com</text:p>
          </table:table-cell>
          <table:table-cell office:value-type="date" office:date-value="2023-06-01T17:29:10" table:style-name="ce5">
            <text:p>6/1/23 05:29 PM</text:p>
          </table:table-cell>
          <table:table-cell office:value-type="string" table:style-name="ce1">
            <text:p>49.229.191.133</text:p>
          </table:table-cell>
          <table:table-cell table:number-columns-repeated="16374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float" office:value="4341" table:style-name="ce1">
            <text:p>4341</text:p>
          </table:table-cell>
          <table:table-cell table:style-name="ce3"/>
          <table:table-cell office:value-type="string" table:style-name="ce1">
            <text:p>อารยา</text:p>
          </table:table-cell>
          <table:table-cell office:value-type="string" table:style-name="ce1">
            <text:p>อุดมวงศ์</text:p>
          </table:table-cell>
          <table:table-cell office:value-type="string" office:string-value="milorayaza" table:formula="of:=LEFT([.H353];FIND(&quot;@&quot;;[.H353])-1)" table:style-name="ce4">
            <text:p>milorayaza</text:p>
          </table:table-cell>
          <table:table-cell office:value-type="string" office:string-value="gmail.com" table:formula="of:=RIGHT([.H353];LEN([.H353])-FIND(&quot;@&quot;;[.H353]))" table:style-name="ce1">
            <text:p>gmail.com</text:p>
          </table:table-cell>
          <table:table-cell office:value-type="string" table:style-name="ce1">
            <text:p>milorayaza@gmail.com</text:p>
          </table:table-cell>
          <table:table-cell office:value-type="date" office:date-value="2023-06-01T17:31:06" table:style-name="ce5">
            <text:p>6/1/23 05:31 PM</text:p>
          </table:table-cell>
          <table:table-cell office:value-type="string" table:style-name="ce1">
            <text:p>49.229.224.235</text:p>
          </table:table-cell>
          <table:table-cell table:number-columns-repeated="16374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float" office:value="4339" table:style-name="ce1">
            <text:p>4339</text:p>
          </table:table-cell>
          <table:table-cell table:style-name="ce3"/>
          <table:table-cell office:value-type="string" table:style-name="ce1">
            <text:p>Raphaskul</text:p>
          </table:table-cell>
          <table:table-cell office:value-type="string" table:style-name="ce1">
            <text:p>Tungthanapongsa</text:p>
          </table:table-cell>
          <table:table-cell office:value-type="string" office:string-value="r.tungthanapongsa" table:formula="of:=LEFT([.H354];FIND(&quot;@&quot;;[.H354])-1)" table:style-name="ce4">
            <text:p>r.tungthanapongsa</text:p>
          </table:table-cell>
          <table:table-cell office:value-type="string" office:string-value="gmail.com" table:formula="of:=RIGHT([.H354];LEN([.H354])-FIND(&quot;@&quot;;[.H354]))" table:style-name="ce1">
            <text:p>gmail.com</text:p>
          </table:table-cell>
          <table:table-cell office:value-type="string" table:style-name="ce1">
            <text:p>r.tungthanapongsa@gmail.com</text:p>
          </table:table-cell>
          <table:table-cell office:value-type="date" office:date-value="2023-06-01T17:31:08" table:style-name="ce5">
            <text:p>6/1/23 05:31 PM</text:p>
          </table:table-cell>
          <table:table-cell office:value-type="string" table:style-name="ce1">
            <text:p>49.229.167.149</text:p>
          </table:table-cell>
          <table:table-cell table:number-columns-repeated="16374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float" office:value="4338" table:style-name="ce1">
            <text:p>4338</text:p>
          </table:table-cell>
          <table:table-cell table:style-name="ce3"/>
          <table:table-cell office:value-type="string" table:style-name="ce1">
            <text:p>pei pei</text:p>
          </table:table-cell>
          <table:table-cell office:value-type="string" table:style-name="ce1">
            <text:p>liang</text:p>
          </table:table-cell>
          <table:table-cell office:value-type="string" office:string-value="1449286009" table:formula="of:=LEFT([.H355];FIND(&quot;@&quot;;[.H355])-1)" table:style-name="ce4">
            <text:p>1449286009</text:p>
          </table:table-cell>
          <table:table-cell office:value-type="string" office:string-value="qq.com" table:formula="of:=RIGHT([.H355];LEN([.H355])-FIND(&quot;@&quot;;[.H355]))" table:style-name="ce1">
            <text:p>qq.com</text:p>
          </table:table-cell>
          <table:table-cell office:value-type="string" table:style-name="ce1">
            <text:p>1449286009@qq.com</text:p>
          </table:table-cell>
          <table:table-cell office:value-type="date" office:date-value="2023-06-01T17:33:09" table:style-name="ce5">
            <text:p>6/1/23 05:33 PM</text:p>
          </table:table-cell>
          <table:table-cell office:value-type="string" table:style-name="ce1">
            <text:p>43.243.102.70</text:p>
          </table:table-cell>
          <table:table-cell table:number-columns-repeated="16374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float" office:value="4343" table:style-name="ce1">
            <text:p>4343</text:p>
          </table:table-cell>
          <table:table-cell table:style-name="ce3"/>
          <table:table-cell office:value-type="string" table:style-name="ce1">
            <text:p>พรสวรรค์</text:p>
          </table:table-cell>
          <table:table-cell office:value-type="string" table:style-name="ce1">
            <text:p>สุมะหิงพันธ์</text:p>
          </table:table-cell>
          <table:table-cell office:value-type="string" office:string-value="pornsawanfay11" table:formula="of:=LEFT([.H356];FIND(&quot;@&quot;;[.H356])-1)" table:style-name="ce4">
            <text:p>pornsawanfay11</text:p>
          </table:table-cell>
          <table:table-cell office:value-type="string" office:string-value="gmail.com" table:formula="of:=RIGHT([.H356];LEN([.H356])-FIND(&quot;@&quot;;[.H356]))" table:style-name="ce1">
            <text:p>gmail.com</text:p>
          </table:table-cell>
          <table:table-cell office:value-type="string" table:style-name="ce1">
            <text:p>pornsawanfay11@gmail.com</text:p>
          </table:table-cell>
          <table:table-cell office:value-type="date" office:date-value="2023-06-01T17:34:55" table:style-name="ce5">
            <text:p>6/1/23 05:34 PM</text:p>
          </table:table-cell>
          <table:table-cell office:value-type="string" table:style-name="ce1">
            <text:p>49.230.144.106</text:p>
          </table:table-cell>
          <table:table-cell table:number-columns-repeated="16374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float" office:value="4345" table:style-name="ce1">
            <text:p>4345</text:p>
          </table:table-cell>
          <table:table-cell table:style-name="ce3"/>
          <table:table-cell office:value-type="string" table:style-name="ce1">
            <text:p>Wanwisa</text:p>
          </table:table-cell>
          <table:table-cell office:value-type="string" table:style-name="ce1">
            <text:p>Kamyaung</text:p>
          </table:table-cell>
          <table:table-cell office:value-type="string" office:string-value="nxngminnnxengkhab" table:formula="of:=LEFT([.H357];FIND(&quot;@&quot;;[.H357])-1)" table:style-name="ce4">
            <text:p>nxngminnnxengkhab</text:p>
          </table:table-cell>
          <table:table-cell office:value-type="string" office:string-value="gmail.com" table:formula="of:=RIGHT([.H357];LEN([.H357])-FIND(&quot;@&quot;;[.H357]))" table:style-name="ce1">
            <text:p>gmail.com</text:p>
          </table:table-cell>
          <table:table-cell office:value-type="string" table:style-name="ce1">
            <text:p>nxngminnnxengkhab@gmail.com</text:p>
          </table:table-cell>
          <table:table-cell office:value-type="date" office:date-value="2023-06-01T17:35:44" table:style-name="ce5">
            <text:p>6/1/23 05:35 PM</text:p>
          </table:table-cell>
          <table:table-cell office:value-type="string" table:style-name="ce1">
            <text:p>1.47.20.81</text:p>
          </table:table-cell>
          <table:table-cell table:number-columns-repeated="16374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float" office:value="4348" table:style-name="ce1">
            <text:p>4348</text:p>
          </table:table-cell>
          <table:table-cell table:style-name="ce3"/>
          <table:table-cell office:value-type="string" table:style-name="ce1">
            <text:p>นนทกฤช</text:p>
          </table:table-cell>
          <table:table-cell office:value-type="string" table:style-name="ce1">
            <text:p>กลมกล่อม</text:p>
          </table:table-cell>
          <table:table-cell office:value-type="string" office:string-value="khunjaoake" table:formula="of:=LEFT([.H358];FIND(&quot;@&quot;;[.H358])-1)" table:style-name="ce4">
            <text:p>khunjaoake</text:p>
          </table:table-cell>
          <table:table-cell office:value-type="string" office:string-value="gmail.com" table:formula="of:=RIGHT([.H358];LEN([.H358])-FIND(&quot;@&quot;;[.H358]))" table:style-name="ce1">
            <text:p>gmail.com</text:p>
          </table:table-cell>
          <table:table-cell office:value-type="string" table:style-name="ce1">
            <text:p>khunjaoake@gmail.com</text:p>
          </table:table-cell>
          <table:table-cell office:value-type="date" office:date-value="2023-06-01T17:40:12" table:style-name="ce5">
            <text:p>6/1/23 05:40 PM</text:p>
          </table:table-cell>
          <table:table-cell office:value-type="string" table:style-name="ce1">
            <text:p>49.229.234.64</text:p>
          </table:table-cell>
          <table:table-cell table:number-columns-repeated="16374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float" office:value="4354" table:style-name="ce1">
            <text:p>4354</text:p>
          </table:table-cell>
          <table:table-cell table:style-name="ce3"/>
          <table:table-cell office:value-type="string" table:style-name="ce1">
            <text:p>วรณัน</text:p>
          </table:table-cell>
          <table:table-cell office:value-type="string" table:style-name="ce1">
            <text:p>ศรีบุญนาค</text:p>
          </table:table-cell>
          <table:table-cell office:value-type="string" office:string-value="neneworanan" table:formula="of:=LEFT([.H359];FIND(&quot;@&quot;;[.H359])-1)" table:style-name="ce4">
            <text:p>neneworanan</text:p>
          </table:table-cell>
          <table:table-cell office:value-type="string" office:string-value="gmail.com" table:formula="of:=RIGHT([.H359];LEN([.H359])-FIND(&quot;@&quot;;[.H359]))" table:style-name="ce1">
            <text:p>gmail.com</text:p>
          </table:table-cell>
          <table:table-cell office:value-type="string" table:style-name="ce1">
            <text:p>neneworanan@gmail.com</text:p>
          </table:table-cell>
          <table:table-cell office:value-type="date" office:date-value="2023-06-01T17:47:25" table:style-name="ce5">
            <text:p>6/1/23 05:47 PM</text:p>
          </table:table-cell>
          <table:table-cell office:value-type="string" table:style-name="ce1">
            <text:p>1.46.144.118</text:p>
          </table:table-cell>
          <table:table-cell table:number-columns-repeated="16374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float" office:value="4359" table:style-name="ce1">
            <text:p>4359</text:p>
          </table:table-cell>
          <table:table-cell table:style-name="ce3"/>
          <table:table-cell office:value-type="string" table:style-name="ce1">
            <text:p>สารี</text:p>
          </table:table-cell>
          <table:table-cell office:value-type="string" table:style-name="ce1">
            <text:p>สีสุวรรณ</text:p>
          </table:table-cell>
          <table:table-cell office:value-type="string" office:string-value="Sengpecial.gifts" table:formula="of:=LEFT([.H360];FIND(&quot;@&quot;;[.H360])-1)" table:style-name="ce4">
            <text:p>Sengpecial.gifts</text:p>
          </table:table-cell>
          <table:table-cell office:value-type="string" office:string-value="gmail.com" table:formula="of:=RIGHT([.H360];LEN([.H360])-FIND(&quot;@&quot;;[.H360]))" table:style-name="ce1">
            <text:p>gmail.com</text:p>
          </table:table-cell>
          <table:table-cell office:value-type="string" table:style-name="ce1">
            <text:p>Sengpecial.gifts@gmail.com</text:p>
          </table:table-cell>
          <table:table-cell office:value-type="date" office:date-value="2023-06-01T17:57:02" table:style-name="ce5">
            <text:p>6/1/23 05:57 PM</text:p>
          </table:table-cell>
          <table:table-cell office:value-type="string" table:style-name="ce1">
            <text:p>115.87.79.75</text:p>
          </table:table-cell>
          <table:table-cell table:number-columns-repeated="16374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float" office:value="4363" table:style-name="ce1">
            <text:p>4363</text:p>
          </table:table-cell>
          <table:table-cell table:style-name="ce3"/>
          <table:table-cell office:value-type="string" table:style-name="ce1">
            <text:p>สิริวิภา</text:p>
          </table:table-cell>
          <table:table-cell office:value-type="string" table:style-name="ce1">
            <text:p>ญาติฉิมพลี</text:p>
          </table:table-cell>
          <table:table-cell office:value-type="string" office:string-value="fz_somja" table:formula="of:=LEFT([.H361];FIND(&quot;@&quot;;[.H361])-1)" table:style-name="ce4">
            <text:p>fz_somja</text:p>
          </table:table-cell>
          <table:table-cell office:value-type="string" office:string-value="live.com" table:formula="of:=RIGHT([.H361];LEN([.H361])-FIND(&quot;@&quot;;[.H361]))" table:style-name="ce1">
            <text:p>live.com</text:p>
          </table:table-cell>
          <table:table-cell office:value-type="string" table:style-name="ce1">
            <text:p>fz_somja@live.com</text:p>
          </table:table-cell>
          <table:table-cell office:value-type="date" office:date-value="2023-06-01T17:58:40" table:style-name="ce5">
            <text:p>6/1/23 05:58 PM</text:p>
          </table:table-cell>
          <table:table-cell office:value-type="string" table:style-name="ce1">
            <text:p>124.122.187.122</text:p>
          </table:table-cell>
          <table:table-cell table:number-columns-repeated="16374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float" office:value="4366" table:style-name="ce1">
            <text:p>4366</text:p>
          </table:table-cell>
          <table:table-cell table:style-name="ce3"/>
          <table:table-cell office:value-type="string" table:style-name="ce1">
            <text:p>Phornpitcha</text:p>
          </table:table-cell>
          <table:table-cell office:value-type="string" table:style-name="ce1">
            <text:p>Lankhan</text:p>
          </table:table-cell>
          <table:table-cell office:value-type="string" office:string-value="praew11737" table:formula="of:=LEFT([.H362];FIND(&quot;@&quot;;[.H362])-1)" table:style-name="ce4">
            <text:p>praew11737</text:p>
          </table:table-cell>
          <table:table-cell office:value-type="string" office:string-value="gmail.com" table:formula="of:=RIGHT([.H362];LEN([.H362])-FIND(&quot;@&quot;;[.H362]))" table:style-name="ce1">
            <text:p>gmail.com</text:p>
          </table:table-cell>
          <table:table-cell office:value-type="string" table:style-name="ce1">
            <text:p>praew11737@gmail.com</text:p>
          </table:table-cell>
          <table:table-cell office:value-type="date" office:date-value="2023-06-01T18:00:56" table:style-name="ce5">
            <text:p>6/1/23 06:00 PM</text:p>
          </table:table-cell>
          <table:table-cell office:value-type="string" table:style-name="ce1">
            <text:p>49.49.235.8</text:p>
          </table:table-cell>
          <table:table-cell table:number-columns-repeated="16374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float" office:value="4368" table:style-name="ce1">
            <text:p>4368</text:p>
          </table:table-cell>
          <table:table-cell table:style-name="ce3"/>
          <table:table-cell office:value-type="string" table:style-name="ce1">
            <text:p>Theera</text:p>
          </table:table-cell>
          <table:table-cell office:value-type="string" table:style-name="ce1">
            <text:p>Prasithivongse</text:p>
          </table:table-cell>
          <table:table-cell office:value-type="string" office:string-value="mutscholar" table:formula="of:=LEFT([.H363];FIND(&quot;@&quot;;[.H363])-1)" table:style-name="ce4">
            <text:p>mutscholar</text:p>
          </table:table-cell>
          <table:table-cell office:value-type="string" office:string-value="gmail.com" table:formula="of:=RIGHT([.H363];LEN([.H363])-FIND(&quot;@&quot;;[.H363]))" table:style-name="ce1">
            <text:p>gmail.com</text:p>
          </table:table-cell>
          <table:table-cell office:value-type="string" table:style-name="ce1">
            <text:p>mutscholar@gmail.com</text:p>
          </table:table-cell>
          <table:table-cell office:value-type="date" office:date-value="2023-06-01T18:05:28" table:style-name="ce5">
            <text:p>6/1/23 06:05 PM</text:p>
          </table:table-cell>
          <table:table-cell office:value-type="string" table:style-name="ce1">
            <text:p>49.229.205.249</text:p>
          </table:table-cell>
          <table:table-cell table:number-columns-repeated="16374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float" office:value="4370" table:style-name="ce1">
            <text:p>4370</text:p>
          </table:table-cell>
          <table:table-cell table:style-name="ce3"/>
          <table:table-cell office:value-type="string" table:style-name="ce1">
            <text:p>ณัฏฐ์พงษ์</text:p>
          </table:table-cell>
          <table:table-cell office:value-type="string" table:style-name="ce1">
            <text:p>เดชขามเย็น</text:p>
          </table:table-cell>
          <table:table-cell office:value-type="string" office:string-value="nutkesinee.2423" table:formula="of:=LEFT([.H364];FIND(&quot;@&quot;;[.H364])-1)" table:style-name="ce4">
            <text:p>nutkesinee.2423</text:p>
          </table:table-cell>
          <table:table-cell office:value-type="string" office:string-value="gmail.com" table:formula="of:=RIGHT([.H364];LEN([.H364])-FIND(&quot;@&quot;;[.H364]))" table:style-name="ce1">
            <text:p>gmail.com</text:p>
          </table:table-cell>
          <table:table-cell office:value-type="string" table:style-name="ce1">
            <text:p>nutkesinee.2423@gmail.com</text:p>
          </table:table-cell>
          <table:table-cell office:value-type="date" office:date-value="2023-06-01T18:06:21" table:style-name="ce5">
            <text:p>6/1/23 06:06 PM</text:p>
          </table:table-cell>
          <table:table-cell office:value-type="string" table:style-name="ce1">
            <text:p>184.22.12.194</text:p>
          </table:table-cell>
          <table:table-cell table:number-columns-repeated="16374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4373" table:style-name="ce1">
            <text:p>4373</text:p>
          </table:table-cell>
          <table:table-cell table:style-name="ce3"/>
          <table:table-cell office:value-type="string" table:style-name="ce1">
            <text:p>กัญญากาณฑ์</text:p>
          </table:table-cell>
          <table:table-cell office:value-type="string" table:style-name="ce1">
            <text:p>เพ็ชจันทร์</text:p>
          </table:table-cell>
          <table:table-cell office:value-type="string" office:string-value="Kunyakan7" table:formula="of:=LEFT([.H365];FIND(&quot;@&quot;;[.H365])-1)" table:style-name="ce4">
            <text:p>Kunyakan7</text:p>
          </table:table-cell>
          <table:table-cell office:value-type="string" office:string-value="gmail.com" table:formula="of:=RIGHT([.H365];LEN([.H365])-FIND(&quot;@&quot;;[.H365]))" table:style-name="ce1">
            <text:p>gmail.com</text:p>
          </table:table-cell>
          <table:table-cell office:value-type="string" table:style-name="ce1">
            <text:p>Kunyakan7@gmail.com</text:p>
          </table:table-cell>
          <table:table-cell office:value-type="date" office:date-value="2023-06-01T18:09:41" table:style-name="ce5">
            <text:p>6/1/23 06:09 PM</text:p>
          </table:table-cell>
          <table:table-cell office:value-type="string" table:style-name="ce1">
            <text:p>27.55.83.139</text:p>
          </table:table-cell>
          <table:table-cell table:number-columns-repeated="16374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float" office:value="4377" table:style-name="ce1">
            <text:p>4377</text:p>
          </table:table-cell>
          <table:table-cell table:style-name="ce3"/>
          <table:table-cell office:value-type="string" table:style-name="ce1">
            <text:p>ชลธิดา</text:p>
          </table:table-cell>
          <table:table-cell office:value-type="string" table:style-name="ce1">
            <text:p>ศรีภูมินทร์</text:p>
          </table:table-cell>
          <table:table-cell office:value-type="string" office:string-value="Sinam.2240" table:formula="of:=LEFT([.H366];FIND(&quot;@&quot;;[.H366])-1)" table:style-name="ce4">
            <text:p>Sinam.2240</text:p>
          </table:table-cell>
          <table:table-cell office:value-type="string" office:string-value="gmail.com" table:formula="of:=RIGHT([.H366];LEN([.H366])-FIND(&quot;@&quot;;[.H366]))" table:style-name="ce1">
            <text:p>gmail.com</text:p>
          </table:table-cell>
          <table:table-cell office:value-type="string" table:style-name="ce1">
            <text:p>Sinam.2240@gmail.com</text:p>
          </table:table-cell>
          <table:table-cell office:value-type="date" office:date-value="2023-06-01T18:13:59" table:style-name="ce5">
            <text:p>6/1/23 06:13 PM</text:p>
          </table:table-cell>
          <table:table-cell office:value-type="string" table:style-name="ce1">
            <text:p>171.4.232.172</text:p>
          </table:table-cell>
          <table:table-cell table:number-columns-repeated="16374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float" office:value="4378" table:style-name="ce1">
            <text:p>4378</text:p>
          </table:table-cell>
          <table:table-cell table:style-name="ce3"/>
          <table:table-cell office:value-type="string" table:style-name="ce1">
            <text:p>Ana</text:p>
          </table:table-cell>
          <table:table-cell office:value-type="string" table:style-name="ce1">
            <text:p>Ribau</text:p>
          </table:table-cell>
          <table:table-cell office:value-type="string" office:string-value="ana6lucia9" table:formula="of:=LEFT([.H367];FIND(&quot;@&quot;;[.H367])-1)" table:style-name="ce4">
            <text:p>ana6lucia9</text:p>
          </table:table-cell>
          <table:table-cell office:value-type="string" office:string-value="gmail.com" table:formula="of:=RIGHT([.H367];LEN([.H367])-FIND(&quot;@&quot;;[.H367]))" table:style-name="ce1">
            <text:p>gmail.com</text:p>
          </table:table-cell>
          <table:table-cell office:value-type="string" table:style-name="ce1">
            <text:p>ana6lucia9@gmail.com</text:p>
          </table:table-cell>
          <table:table-cell office:value-type="date" office:date-value="2023-06-01T18:15:34" table:style-name="ce5">
            <text:p>6/1/23 06:15 PM</text:p>
          </table:table-cell>
          <table:table-cell office:value-type="string" table:style-name="ce1">
            <text:p>84.90.162.88</text:p>
          </table:table-cell>
          <table:table-cell table:number-columns-repeated="16374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float" office:value="4380" table:style-name="ce1">
            <text:p>4380</text:p>
          </table:table-cell>
          <table:table-cell table:style-name="ce3"/>
          <table:table-cell office:value-type="string" table:style-name="ce1">
            <text:p>ณิชากมล</text:p>
          </table:table-cell>
          <table:table-cell office:value-type="string" table:style-name="ce1">
            <text:p>ไกรโสดา</text:p>
          </table:table-cell>
          <table:table-cell office:value-type="string" office:string-value="numfar_smile" table:formula="of:=LEFT([.H368];FIND(&quot;@&quot;;[.H368])-1)" table:style-name="ce4">
            <text:p>numfar_smile</text:p>
          </table:table-cell>
          <table:table-cell office:value-type="string" office:string-value="hotmail.com" table:formula="of:=RIGHT([.H368];LEN([.H368])-FIND(&quot;@&quot;;[.H368]))" table:style-name="ce1">
            <text:p>hotmail.com</text:p>
          </table:table-cell>
          <table:table-cell office:value-type="string" table:style-name="ce1">
            <text:p>numfar_smile@hotmail.com</text:p>
          </table:table-cell>
          <table:table-cell office:value-type="date" office:date-value="2023-06-01T18:15:52" table:style-name="ce5">
            <text:p>6/1/23 06:15 PM</text:p>
          </table:table-cell>
          <table:table-cell office:value-type="string" table:style-name="ce1">
            <text:p>49.230.146.162</text:p>
          </table:table-cell>
          <table:table-cell table:number-columns-repeated="16374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float" office:value="4381" table:style-name="ce1">
            <text:p>4381</text:p>
          </table:table-cell>
          <table:table-cell table:style-name="ce3"/>
          <table:table-cell office:value-type="string" table:style-name="ce1">
            <text:p>佩怡</text:p>
          </table:table-cell>
          <table:table-cell office:value-type="string" table:style-name="ce1">
            <text:p>王</text:p>
          </table:table-cell>
          <table:table-cell office:value-type="string" office:string-value="a0985987554" table:formula="of:=LEFT([.H369];FIND(&quot;@&quot;;[.H369])-1)" table:style-name="ce4">
            <text:p>a0985987554</text:p>
          </table:table-cell>
          <table:table-cell office:value-type="string" office:string-value="gmail.com" table:formula="of:=RIGHT([.H369];LEN([.H369])-FIND(&quot;@&quot;;[.H369]))" table:style-name="ce1">
            <text:p>gmail.com</text:p>
          </table:table-cell>
          <table:table-cell office:value-type="string" table:style-name="ce1">
            <text:p>a0985987554@gmail.com</text:p>
          </table:table-cell>
          <table:table-cell office:value-type="date" office:date-value="2023-06-01T18:17:38" table:style-name="ce5">
            <text:p>6/1/23 06:17 PM</text:p>
          </table:table-cell>
          <table:table-cell office:value-type="string" table:style-name="ce1">
            <text:p>1.34.173.26</text:p>
          </table:table-cell>
          <table:table-cell table:number-columns-repeated="16374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float" office:value="4382" table:style-name="ce1">
            <text:p>4382</text:p>
          </table:table-cell>
          <table:table-cell table:style-name="ce3"/>
          <table:table-cell office:value-type="string" table:style-name="ce1">
            <text:p>พิชยารักษ์</text:p>
          </table:table-cell>
          <table:table-cell office:value-type="string" table:style-name="ce1">
            <text:p>เฉลิมชัยนุกูล</text:p>
          </table:table-cell>
          <table:table-cell office:value-type="string" office:string-value="pichayarak.ch" table:formula="of:=LEFT([.H370];FIND(&quot;@&quot;;[.H370])-1)" table:style-name="ce4">
            <text:p>pichayarak.ch</text:p>
          </table:table-cell>
          <table:table-cell office:value-type="string" office:string-value="gmail.com" table:formula="of:=RIGHT([.H370];LEN([.H370])-FIND(&quot;@&quot;;[.H370]))" table:style-name="ce1">
            <text:p>gmail.com</text:p>
          </table:table-cell>
          <table:table-cell office:value-type="string" table:style-name="ce1">
            <text:p>pichayarak.ch@gmail.com</text:p>
          </table:table-cell>
          <table:table-cell office:value-type="date" office:date-value="2023-06-01T18:17:47" table:style-name="ce5">
            <text:p>6/1/23 06:17 PM</text:p>
          </table:table-cell>
          <table:table-cell office:value-type="string" table:style-name="ce1">
            <text:p>182.232.29.195</text:p>
          </table:table-cell>
          <table:table-cell table:number-columns-repeated="16374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float" office:value="4384" table:style-name="ce1">
            <text:p>4384</text:p>
          </table:table-cell>
          <table:table-cell table:style-name="ce3"/>
          <table:table-cell office:value-type="string" table:style-name="ce1">
            <text:p>นิภาวรรณ</text:p>
          </table:table-cell>
          <table:table-cell office:value-type="string" table:style-name="ce1">
            <text:p>รอดกสิกรรม</text:p>
          </table:table-cell>
          <table:table-cell office:value-type="string" office:string-value="girlgirl12127" table:formula="of:=LEFT([.H371];FIND(&quot;@&quot;;[.H371])-1)" table:style-name="ce4">
            <text:p>girlgirl12127</text:p>
          </table:table-cell>
          <table:table-cell office:value-type="string" office:string-value="gmail.com" table:formula="of:=RIGHT([.H371];LEN([.H371])-FIND(&quot;@&quot;;[.H371]))" table:style-name="ce1">
            <text:p>gmail.com</text:p>
          </table:table-cell>
          <table:table-cell office:value-type="string" table:style-name="ce1">
            <text:p>girlgirl12127@gmail.com</text:p>
          </table:table-cell>
          <table:table-cell office:value-type="date" office:date-value="2023-06-01T18:24:48" table:style-name="ce5">
            <text:p>6/1/23 06:24 PM</text:p>
          </table:table-cell>
          <table:table-cell office:value-type="string" table:style-name="ce1">
            <text:p>171.6.10.39</text:p>
          </table:table-cell>
          <table:table-cell table:number-columns-repeated="16374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float" office:value="4389" table:style-name="ce1">
            <text:p>4389</text:p>
          </table:table-cell>
          <table:table-cell table:style-name="ce3"/>
          <table:table-cell office:value-type="string" table:style-name="ce1">
            <text:p>Ксения</text:p>
          </table:table-cell>
          <table:table-cell office:value-type="string" table:style-name="ce1">
            <text:p>Пудич</text:p>
          </table:table-cell>
          <table:table-cell office:value-type="string" office:string-value="kpudich33" table:formula="of:=LEFT([.H372];FIND(&quot;@&quot;;[.H372])-1)" table:style-name="ce4">
            <text:p>kpudich33</text:p>
          </table:table-cell>
          <table:table-cell office:value-type="string" office:string-value="gmail.com" table:formula="of:=RIGHT([.H372];LEN([.H372])-FIND(&quot;@&quot;;[.H372]))" table:style-name="ce1">
            <text:p>gmail.com</text:p>
          </table:table-cell>
          <table:table-cell office:value-type="string" table:style-name="ce1">
            <text:p>kpudich33@gmail.com</text:p>
          </table:table-cell>
          <table:table-cell office:value-type="date" office:date-value="2023-06-01T18:36:11" table:style-name="ce5">
            <text:p>6/1/23 06:36 PM</text:p>
          </table:table-cell>
          <table:table-cell office:value-type="string" table:style-name="ce1">
            <text:p>190.2.135.12</text:p>
          </table:table-cell>
          <table:table-cell table:number-columns-repeated="16374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float" office:value="4391" table:style-name="ce1">
            <text:p>4391</text:p>
          </table:table-cell>
          <table:table-cell table:style-name="ce3"/>
          <table:table-cell office:value-type="string" table:style-name="ce1">
            <text:p>Ely</text:p>
          </table:table-cell>
          <table:table-cell office:value-type="string" table:style-name="ce1">
            <text:p>Leslie</text:p>
          </table:table-cell>
          <table:table-cell office:value-type="string" office:string-value="Ferrerelyzah" table:formula="of:=LEFT([.H373];FIND(&quot;@&quot;;[.H373])-1)" table:style-name="ce4">
            <text:p>Ferrerelyzah</text:p>
          </table:table-cell>
          <table:table-cell office:value-type="string" office:string-value="gmail.com" table:formula="of:=RIGHT([.H373];LEN([.H373])-FIND(&quot;@&quot;;[.H373]))" table:style-name="ce1">
            <text:p>gmail.com</text:p>
          </table:table-cell>
          <table:table-cell office:value-type="string" table:style-name="ce1">
            <text:p>Ferrerelyzah@gmail.com</text:p>
          </table:table-cell>
          <table:table-cell office:value-type="date" office:date-value="2023-06-01T18:38:30" table:style-name="ce5">
            <text:p>6/1/23 06:38 PM</text:p>
          </table:table-cell>
          <table:table-cell office:value-type="string" table:style-name="ce1">
            <text:p>175.176.55.6</text:p>
          </table:table-cell>
          <table:table-cell table:number-columns-repeated="16374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float" office:value="4393" table:style-name="ce1">
            <text:p>4393</text:p>
          </table:table-cell>
          <table:table-cell table:style-name="ce3"/>
          <table:table-cell office:value-type="string" table:style-name="ce1">
            <text:p>ปภาดา</text:p>
          </table:table-cell>
          <table:table-cell office:value-type="string" table:style-name="ce1">
            <text:p>วงค์บุญธรรม</text:p>
          </table:table-cell>
          <table:table-cell office:value-type="string" office:string-value="sureeporn2521" table:formula="of:=LEFT([.H374];FIND(&quot;@&quot;;[.H374])-1)" table:style-name="ce4">
            <text:p>sureeporn2521</text:p>
          </table:table-cell>
          <table:table-cell office:value-type="string" office:string-value="gmail.com" table:formula="of:=RIGHT([.H374];LEN([.H374])-FIND(&quot;@&quot;;[.H374]))" table:style-name="ce1">
            <text:p>gmail.com</text:p>
          </table:table-cell>
          <table:table-cell office:value-type="string" table:style-name="ce1">
            <text:p>sureeporn2521@gmail.com</text:p>
          </table:table-cell>
          <table:table-cell office:value-type="date" office:date-value="2023-06-01T18:39:22" table:style-name="ce5">
            <text:p>6/1/23 06:39 PM</text:p>
          </table:table-cell>
          <table:table-cell office:value-type="string" table:style-name="ce1">
            <text:p>182.232.123.239</text:p>
          </table:table-cell>
          <table:table-cell table:number-columns-repeated="16374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float" office:value="4395" table:style-name="ce1">
            <text:p>4395</text:p>
          </table:table-cell>
          <table:table-cell table:style-name="ce3"/>
          <table:table-cell office:value-type="string" table:style-name="ce1">
            <text:p>สิราวรรณ</text:p>
          </table:table-cell>
          <table:table-cell office:value-type="string" table:style-name="ce1">
            <text:p>ทับทอง</text:p>
          </table:table-cell>
          <table:table-cell office:value-type="string" office:string-value="sirawan6104" table:formula="of:=LEFT([.H375];FIND(&quot;@&quot;;[.H375])-1)" table:style-name="ce4">
            <text:p>sirawan6104</text:p>
          </table:table-cell>
          <table:table-cell office:value-type="string" office:string-value="gmail.com" table:formula="of:=RIGHT([.H375];LEN([.H375])-FIND(&quot;@&quot;;[.H375]))" table:style-name="ce1">
            <text:p>gmail.com</text:p>
          </table:table-cell>
          <table:table-cell office:value-type="string" table:style-name="ce1">
            <text:p>sirawan6104@gmail.com</text:p>
          </table:table-cell>
          <table:table-cell office:value-type="date" office:date-value="2023-06-01T18:42:02" table:style-name="ce5">
            <text:p>6/1/23 06:42 PM</text:p>
          </table:table-cell>
          <table:table-cell office:value-type="string" table:style-name="ce1">
            <text:p>223.24.93.7</text:p>
          </table:table-cell>
          <table:table-cell table:number-columns-repeated="16374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float" office:value="2080" table:style-name="ce1">
            <text:p>2080</text:p>
          </table:table-cell>
          <table:table-cell table:style-name="ce3"/>
          <table:table-cell office:value-type="string" table:style-name="ce1">
            <text:p>กรษญา</text:p>
          </table:table-cell>
          <table:table-cell office:value-type="string" table:style-name="ce1">
            <text:p>เมธีโชติเดช</text:p>
          </table:table-cell>
          <table:table-cell office:value-type="string" office:string-value="maytheechotidaj" table:formula="of:=LEFT([.H376];FIND(&quot;@&quot;;[.H376])-1)" table:style-name="ce4">
            <text:p>maytheechotidaj</text:p>
          </table:table-cell>
          <table:table-cell office:value-type="string" office:string-value="gmail.com" table:formula="of:=RIGHT([.H376];LEN([.H376])-FIND(&quot;@&quot;;[.H376]))" table:style-name="ce1">
            <text:p>gmail.com</text:p>
          </table:table-cell>
          <table:table-cell office:value-type="string" table:style-name="ce1">
            <text:p>maytheechotidaj@gmail.com</text:p>
          </table:table-cell>
          <table:table-cell office:value-type="date" office:date-value="2023-06-01T18:50:11" table:style-name="ce5">
            <text:p>6/1/23 06:50 PM</text:p>
          </table:table-cell>
          <table:table-cell office:value-type="string" table:style-name="ce1">
            <text:p>171.96.81.164</text:p>
          </table:table-cell>
          <table:table-cell table:number-columns-repeated="16374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float" office:value="4400" table:style-name="ce1">
            <text:p>4400</text:p>
          </table:table-cell>
          <table:table-cell table:style-name="ce3"/>
          <table:table-cell office:value-type="string" table:style-name="ce1">
            <text:p>bb</text:p>
          </table:table-cell>
          <table:table-cell office:value-type="string" table:style-name="ce1">
            <text:p>bb</text:p>
          </table:table-cell>
          <table:table-cell office:value-type="string" office:string-value="smilemook98" table:formula="of:=LEFT([.H377];FIND(&quot;@&quot;;[.H377])-1)" table:style-name="ce4">
            <text:p>smilemook98</text:p>
          </table:table-cell>
          <table:table-cell office:value-type="string" office:string-value="gmail.com" table:formula="of:=RIGHT([.H377];LEN([.H377])-FIND(&quot;@&quot;;[.H377]))" table:style-name="ce1">
            <text:p>gmail.com</text:p>
          </table:table-cell>
          <table:table-cell office:value-type="string" table:style-name="ce1">
            <text:p>smilemook98@gmail.com</text:p>
          </table:table-cell>
          <table:table-cell office:value-type="date" office:date-value="2023-06-01T18:50:18" table:style-name="ce5">
            <text:p>6/1/23 06:50 PM</text:p>
          </table:table-cell>
          <table:table-cell office:value-type="string" table:style-name="ce1">
            <text:p>124.120.22.127</text:p>
          </table:table-cell>
          <table:table-cell table:number-columns-repeated="16374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float" office:value="4402" table:style-name="ce1">
            <text:p>4402</text:p>
          </table:table-cell>
          <table:table-cell table:style-name="ce3"/>
          <table:table-cell office:value-type="string" table:style-name="ce1">
            <text:p>สุธิดา</text:p>
          </table:table-cell>
          <table:table-cell office:value-type="string" table:style-name="ce1">
            <text:p>ขันสัมฤทธิ์</text:p>
          </table:table-cell>
          <table:table-cell office:value-type="string" office:string-value="suthidakansamrit" table:formula="of:=LEFT([.H378];FIND(&quot;@&quot;;[.H378])-1)" table:style-name="ce4">
            <text:p>suthidakansamrit</text:p>
          </table:table-cell>
          <table:table-cell office:value-type="string" office:string-value="gmail.com" table:formula="of:=RIGHT([.H378];LEN([.H378])-FIND(&quot;@&quot;;[.H378]))" table:style-name="ce1">
            <text:p>gmail.com</text:p>
          </table:table-cell>
          <table:table-cell office:value-type="string" table:style-name="ce1">
            <text:p>suthidakansamrit@gmail.com</text:p>
          </table:table-cell>
          <table:table-cell office:value-type="date" office:date-value="2023-06-01T18:50:51" table:style-name="ce5">
            <text:p>6/1/23 06:50 PM</text:p>
          </table:table-cell>
          <table:table-cell office:value-type="string" table:style-name="ce1">
            <text:p>124.121.138.16</text:p>
          </table:table-cell>
          <table:table-cell table:number-columns-repeated="16374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float" office:value="4403" table:style-name="ce1">
            <text:p>4403</text:p>
          </table:table-cell>
          <table:table-cell table:style-name="ce3"/>
          <table:table-cell office:value-type="string" table:style-name="ce1">
            <text:p>Sirawit</text:p>
          </table:table-cell>
          <table:table-cell office:value-type="string" table:style-name="ce1">
            <text:p>Inchaiya</text:p>
          </table:table-cell>
          <table:table-cell office:value-type="string" office:string-value="Sirawit.fee" table:formula="of:=LEFT([.H379];FIND(&quot;@&quot;;[.H379])-1)" table:style-name="ce4">
            <text:p>Sirawit.fee</text:p>
          </table:table-cell>
          <table:table-cell office:value-type="string" office:string-value="gmail.com" table:formula="of:=RIGHT([.H379];LEN([.H379])-FIND(&quot;@&quot;;[.H379]))" table:style-name="ce1">
            <text:p>gmail.com</text:p>
          </table:table-cell>
          <table:table-cell office:value-type="string" table:style-name="ce1">
            <text:p>Sirawit.fee@gmail.com</text:p>
          </table:table-cell>
          <table:table-cell office:value-type="date" office:date-value="2023-06-01T18:54:53" table:style-name="ce5">
            <text:p>6/1/23 06:54 PM</text:p>
          </table:table-cell>
          <table:table-cell office:value-type="string" table:style-name="ce1">
            <text:p>27.55.80.244</text:p>
          </table:table-cell>
          <table:table-cell table:number-columns-repeated="16374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float" office:value="4404" table:style-name="ce1">
            <text:p>4404</text:p>
          </table:table-cell>
          <table:table-cell table:style-name="ce3"/>
          <table:table-cell office:value-type="string" table:style-name="ce1">
            <text:p>อภินันท์</text:p>
          </table:table-cell>
          <table:table-cell office:value-type="string" table:style-name="ce1">
            <text:p>อ่อนเหล็ก</text:p>
          </table:table-cell>
          <table:table-cell office:value-type="string" office:string-value="apinan32747" table:formula="of:=LEFT([.H380];FIND(&quot;@&quot;;[.H380])-1)" table:style-name="ce4">
            <text:p>apinan32747</text:p>
          </table:table-cell>
          <table:table-cell office:value-type="string" office:string-value="gmail.com" table:formula="of:=RIGHT([.H380];LEN([.H380])-FIND(&quot;@&quot;;[.H380]))" table:style-name="ce1">
            <text:p>gmail.com</text:p>
          </table:table-cell>
          <table:table-cell office:value-type="string" table:style-name="ce1">
            <text:p>apinan32747@gmail.com</text:p>
          </table:table-cell>
          <table:table-cell office:value-type="date" office:date-value="2023-06-01T18:55:35" table:style-name="ce5">
            <text:p>6/1/23 06:55 PM</text:p>
          </table:table-cell>
          <table:table-cell office:value-type="string" table:style-name="ce1">
            <text:p>1.46.0.167</text:p>
          </table:table-cell>
          <table:table-cell table:number-columns-repeated="16374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float" office:value="4406" table:style-name="ce1">
            <text:p>4406</text:p>
          </table:table-cell>
          <table:table-cell table:style-name="ce3"/>
          <table:table-cell office:value-type="string" table:style-name="ce1">
            <text:p>mm</text:p>
          </table:table-cell>
          <table:table-cell office:value-type="string" table:style-name="ce1">
            <text:p>mm</text:p>
          </table:table-cell>
          <table:table-cell office:value-type="string" office:string-value="smilekong42" table:formula="of:=LEFT([.H381];FIND(&quot;@&quot;;[.H381])-1)" table:style-name="ce4">
            <text:p>smilekong42</text:p>
          </table:table-cell>
          <table:table-cell office:value-type="string" office:string-value="gmail.com" table:formula="of:=RIGHT([.H381];LEN([.H381])-FIND(&quot;@&quot;;[.H381]))" table:style-name="ce1">
            <text:p>gmail.com</text:p>
          </table:table-cell>
          <table:table-cell office:value-type="string" table:style-name="ce1">
            <text:p>smilekong42@gmail.com</text:p>
          </table:table-cell>
          <table:table-cell office:value-type="date" office:date-value="2023-06-01T18:58:30" table:style-name="ce5">
            <text:p>6/1/23 06:58 PM</text:p>
          </table:table-cell>
          <table:table-cell office:value-type="string" table:style-name="ce1">
            <text:p>124.120.22.127</text:p>
          </table:table-cell>
          <table:table-cell table:number-columns-repeated="16374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float" office:value="4409" table:style-name="ce1">
            <text:p>4409</text:p>
          </table:table-cell>
          <table:table-cell table:style-name="ce3"/>
          <table:table-cell office:value-type="string" table:style-name="ce1">
            <text:p>เพ็ญ</text:p>
          </table:table-cell>
          <table:table-cell office:value-type="string" table:style-name="ce1">
            <text:p>นพกุลสถิตย์</text:p>
          </table:table-cell>
          <table:table-cell office:value-type="string" office:string-value="watcharaporn58964" table:formula="of:=LEFT([.H382];FIND(&quot;@&quot;;[.H382])-1)" table:style-name="ce4">
            <text:p>watcharaporn58964</text:p>
          </table:table-cell>
          <table:table-cell office:value-type="string" office:string-value="gmail.com" table:formula="of:=RIGHT([.H382];LEN([.H382])-FIND(&quot;@&quot;;[.H382]))" table:style-name="ce1">
            <text:p>gmail.com</text:p>
          </table:table-cell>
          <table:table-cell office:value-type="string" table:style-name="ce1">
            <text:p>watcharaporn58964@gmail.com</text:p>
          </table:table-cell>
          <table:table-cell office:value-type="date" office:date-value="2023-06-01T19:06:17" table:style-name="ce5">
            <text:p>6/1/23 07:06 PM</text:p>
          </table:table-cell>
          <table:table-cell office:value-type="string" table:style-name="ce1">
            <text:p>180.183.164.95</text:p>
          </table:table-cell>
          <table:table-cell table:number-columns-repeated="16374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float" office:value="4410" table:style-name="ce1">
            <text:p>4410</text:p>
          </table:table-cell>
          <table:table-cell table:style-name="ce3"/>
          <table:table-cell office:value-type="string" table:style-name="ce1">
            <text:p>วรรณกาญจน์</text:p>
          </table:table-cell>
          <table:table-cell office:value-type="string" table:style-name="ce1">
            <text:p>นวลปานสมบัติ</text:p>
          </table:table-cell>
          <table:table-cell office:value-type="string" office:string-value="wannakan.sk" table:formula="of:=LEFT([.H383];FIND(&quot;@&quot;;[.H383])-1)" table:style-name="ce4">
            <text:p>wannakan.sk</text:p>
          </table:table-cell>
          <table:table-cell office:value-type="string" office:string-value="gmail.com" table:formula="of:=RIGHT([.H383];LEN([.H383])-FIND(&quot;@&quot;;[.H383]))" table:style-name="ce1">
            <text:p>gmail.com</text:p>
          </table:table-cell>
          <table:table-cell office:value-type="string" table:style-name="ce1">
            <text:p>wannakan.sk@gmail.com</text:p>
          </table:table-cell>
          <table:table-cell office:value-type="date" office:date-value="2023-06-01T19:08:29" table:style-name="ce5">
            <text:p>6/1/23 07:08 PM</text:p>
          </table:table-cell>
          <table:table-cell office:value-type="string" table:style-name="ce1">
            <text:p>110.168.237.248</text:p>
          </table:table-cell>
          <table:table-cell table:number-columns-repeated="16374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float" office:value="4411" table:style-name="ce1">
            <text:p>4411</text:p>
          </table:table-cell>
          <table:table-cell table:style-name="ce3"/>
          <table:table-cell office:value-type="string" table:style-name="ce1">
            <text:p>วิวัฒน์</text:p>
          </table:table-cell>
          <table:table-cell office:value-type="string" table:style-name="ce1">
            <text:p>สฤษฎิพันธาวาทย์</text:p>
          </table:table-cell>
          <table:table-cell office:value-type="string" office:string-value="suleephon58964" table:formula="of:=LEFT([.H384];FIND(&quot;@&quot;;[.H384])-1)" table:style-name="ce4">
            <text:p>suleephon58964</text:p>
          </table:table-cell>
          <table:table-cell office:value-type="string" office:string-value="gmail.com" table:formula="of:=RIGHT([.H384];LEN([.H384])-FIND(&quot;@&quot;;[.H384]))" table:style-name="ce1">
            <text:p>gmail.com</text:p>
          </table:table-cell>
          <table:table-cell office:value-type="string" table:style-name="ce1">
            <text:p>suleephon58964@gmail.com</text:p>
          </table:table-cell>
          <table:table-cell office:value-type="date" office:date-value="2023-06-01T19:10:35" table:style-name="ce5">
            <text:p>6/1/23 07:10 PM</text:p>
          </table:table-cell>
          <table:table-cell office:value-type="string" table:style-name="ce1">
            <text:p>180.183.164.95</text:p>
          </table:table-cell>
          <table:table-cell table:number-columns-repeated="16374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float" office:value="4412" table:style-name="ce1">
            <text:p>4412</text:p>
          </table:table-cell>
          <table:table-cell table:style-name="ce3"/>
          <table:table-cell office:value-type="string" table:style-name="ce1">
            <text:p>รวีตา</text:p>
          </table:table-cell>
          <table:table-cell office:value-type="string" table:style-name="ce1">
            <text:p>ขันตี</text:p>
          </table:table-cell>
          <table:table-cell office:value-type="string" office:string-value="bubble_secret" table:formula="of:=LEFT([.H385];FIND(&quot;@&quot;;[.H385])-1)" table:style-name="ce4">
            <text:p>bubble_secret</text:p>
          </table:table-cell>
          <table:table-cell office:value-type="string" office:string-value="hotmail.com" table:formula="of:=RIGHT([.H385];LEN([.H385])-FIND(&quot;@&quot;;[.H385]))" table:style-name="ce1">
            <text:p>hotmail.com</text:p>
          </table:table-cell>
          <table:table-cell office:value-type="string" table:style-name="ce1">
            <text:p>bubble_secret@hotmail.com</text:p>
          </table:table-cell>
          <table:table-cell office:value-type="date" office:date-value="2023-06-01T19:16:12" table:style-name="ce5">
            <text:p>6/1/23 07:16 PM</text:p>
          </table:table-cell>
          <table:table-cell office:value-type="string" table:style-name="ce1">
            <text:p>119.76.15.202</text:p>
          </table:table-cell>
          <table:table-cell table:number-columns-repeated="16374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float" office:value="4413" table:style-name="ce1">
            <text:p>4413</text:p>
          </table:table-cell>
          <table:table-cell table:style-name="ce3"/>
          <table:table-cell office:value-type="string" table:style-name="ce1">
            <text:p>Prin</text:p>
          </table:table-cell>
          <table:table-cell office:value-type="string" table:style-name="ce1">
            <text:p>Manesom</text:p>
          </table:table-cell>
          <table:table-cell office:value-type="string" office:string-value="prin.manesom" table:formula="of:=LEFT([.H386];FIND(&quot;@&quot;;[.H386])-1)" table:style-name="ce4">
            <text:p>prin.manesom</text:p>
          </table:table-cell>
          <table:table-cell office:value-type="string" office:string-value="gmail.com" table:formula="of:=RIGHT([.H386];LEN([.H386])-FIND(&quot;@&quot;;[.H386]))" table:style-name="ce1">
            <text:p>gmail.com</text:p>
          </table:table-cell>
          <table:table-cell office:value-type="string" table:style-name="ce1">
            <text:p>prin.manesom@gmail.com</text:p>
          </table:table-cell>
          <table:table-cell office:value-type="date" office:date-value="2023-06-01T19:20:11" table:style-name="ce5">
            <text:p>6/1/23 07:20 PM</text:p>
          </table:table-cell>
          <table:table-cell office:value-type="string" table:style-name="ce1">
            <text:p>49.230.140.74</text:p>
          </table:table-cell>
          <table:table-cell table:number-columns-repeated="16374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float" office:value="4414" table:style-name="ce1">
            <text:p>4414</text:p>
          </table:table-cell>
          <table:table-cell table:style-name="ce3"/>
          <table:table-cell office:value-type="string" table:style-name="ce1">
            <text:p>บุญ​ญ​ฤทธิ์​</text:p>
          </table:table-cell>
          <table:table-cell office:value-type="string" table:style-name="ce1">
            <text:p>มะน​ี​เเสง​</text:p>
          </table:table-cell>
          <table:table-cell office:value-type="string" office:string-value="bya870965" table:formula="of:=LEFT([.H387];FIND(&quot;@&quot;;[.H387])-1)" table:style-name="ce4">
            <text:p>bya870965</text:p>
          </table:table-cell>
          <table:table-cell office:value-type="string" office:string-value="gmail.com" table:formula="of:=RIGHT([.H387];LEN([.H387])-FIND(&quot;@&quot;;[.H387]))" table:style-name="ce1">
            <text:p>gmail.com</text:p>
          </table:table-cell>
          <table:table-cell office:value-type="string" table:style-name="ce1">
            <text:p>bya870965@gmail.com</text:p>
          </table:table-cell>
          <table:table-cell office:value-type="date" office:date-value="2023-06-01T19:21:45" table:style-name="ce5">
            <text:p>6/1/23 07:21 PM</text:p>
          </table:table-cell>
          <table:table-cell office:value-type="string" table:style-name="ce1">
            <text:p>1.10.162.19</text:p>
          </table:table-cell>
          <table:table-cell table:number-columns-repeated="16374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float" office:value="4415" table:style-name="ce1">
            <text:p>4415</text:p>
          </table:table-cell>
          <table:table-cell table:style-name="ce3"/>
          <table:table-cell office:value-type="string" table:style-name="ce1">
            <text:p>ภัทฐรินทร์</text:p>
          </table:table-cell>
          <table:table-cell office:value-type="string" table:style-name="ce1">
            <text:p>คำถวาย</text:p>
          </table:table-cell>
          <table:table-cell office:value-type="string" office:string-value="natharin.php" table:formula="of:=LEFT([.H388];FIND(&quot;@&quot;;[.H388])-1)" table:style-name="ce4">
            <text:p>natharin.php</text:p>
          </table:table-cell>
          <table:table-cell office:value-type="string" office:string-value="hotmail.com" table:formula="of:=RIGHT([.H388];LEN([.H388])-FIND(&quot;@&quot;;[.H388]))" table:style-name="ce1">
            <text:p>hotmail.com</text:p>
          </table:table-cell>
          <table:table-cell office:value-type="string" table:style-name="ce1">
            <text:p>natharin.php@hotmail.com</text:p>
          </table:table-cell>
          <table:table-cell office:value-type="date" office:date-value="2023-06-01T19:23:42" table:style-name="ce5">
            <text:p>6/1/23 07:23 PM</text:p>
          </table:table-cell>
          <table:table-cell office:value-type="string" table:style-name="ce1">
            <text:p>49.49.223.17</text:p>
          </table:table-cell>
          <table:table-cell table:number-columns-repeated="16374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float" office:value="4416" table:style-name="ce1">
            <text:p>4416</text:p>
          </table:table-cell>
          <table:table-cell table:style-name="ce3"/>
          <table:table-cell office:value-type="string" table:style-name="ce1">
            <text:p>พุทธิพงศ์</text:p>
          </table:table-cell>
          <table:table-cell office:value-type="string" table:style-name="ce1">
            <text:p>คำถวาย</text:p>
          </table:table-cell>
          <table:table-cell office:value-type="string" office:string-value="puttipong.jinta" table:formula="of:=LEFT([.H389];FIND(&quot;@&quot;;[.H389])-1)" table:style-name="ce4">
            <text:p>puttipong.jinta</text:p>
          </table:table-cell>
          <table:table-cell office:value-type="string" office:string-value="gmail.com" table:formula="of:=RIGHT([.H389];LEN([.H389])-FIND(&quot;@&quot;;[.H389]))" table:style-name="ce1">
            <text:p>gmail.com</text:p>
          </table:table-cell>
          <table:table-cell office:value-type="string" table:style-name="ce1">
            <text:p>puttipong.jinta@gmail.com</text:p>
          </table:table-cell>
          <table:table-cell office:value-type="date" office:date-value="2023-06-01T19:28:43" table:style-name="ce5">
            <text:p>6/1/23 07:28 PM</text:p>
          </table:table-cell>
          <table:table-cell office:value-type="string" table:style-name="ce1">
            <text:p>49.49.223.17</text:p>
          </table:table-cell>
          <table:table-cell table:number-columns-repeated="16374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float" office:value="4417" table:style-name="ce1">
            <text:p>4417</text:p>
          </table:table-cell>
          <table:table-cell table:style-name="ce3"/>
          <table:table-cell office:value-type="string" table:style-name="ce1">
            <text:p>ณิชากร</text:p>
          </table:table-cell>
          <table:table-cell office:value-type="string" table:style-name="ce1">
            <text:p>ลัคนาวงศา</text:p>
          </table:table-cell>
          <table:table-cell office:value-type="string" office:string-value="ninichakorn" table:formula="of:=LEFT([.H390];FIND(&quot;@&quot;;[.H390])-1)" table:style-name="ce4">
            <text:p>ninichakorn</text:p>
          </table:table-cell>
          <table:table-cell office:value-type="string" office:string-value="gmail.com" table:formula="of:=RIGHT([.H390];LEN([.H390])-FIND(&quot;@&quot;;[.H390]))" table:style-name="ce1">
            <text:p>gmail.com</text:p>
          </table:table-cell>
          <table:table-cell office:value-type="string" table:style-name="ce1">
            <text:p>ninichakorn@gmail.com</text:p>
          </table:table-cell>
          <table:table-cell office:value-type="date" office:date-value="2023-06-01T19:30:30" table:style-name="ce5">
            <text:p>6/1/23 07:30 PM</text:p>
          </table:table-cell>
          <table:table-cell office:value-type="string" table:style-name="ce1">
            <text:p>1.47.139.41</text:p>
          </table:table-cell>
          <table:table-cell table:number-columns-repeated="16374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float" office:value="4418" table:style-name="ce1">
            <text:p>4418</text:p>
          </table:table-cell>
          <table:table-cell table:style-name="ce3"/>
          <table:table-cell office:value-type="string" table:style-name="ce1">
            <text:p>ภัทรพงษ์</text:p>
          </table:table-cell>
          <table:table-cell office:value-type="string" table:style-name="ce1">
            <text:p>คำถวาย</text:p>
          </table:table-cell>
          <table:table-cell office:value-type="string" office:string-value="puttipong.fem" table:formula="of:=LEFT([.H391];FIND(&quot;@&quot;;[.H391])-1)" table:style-name="ce4">
            <text:p>puttipong.fem</text:p>
          </table:table-cell>
          <table:table-cell office:value-type="string" office:string-value="gmail.com" table:formula="of:=RIGHT([.H391];LEN([.H391])-FIND(&quot;@&quot;;[.H391]))" table:style-name="ce1">
            <text:p>gmail.com</text:p>
          </table:table-cell>
          <table:table-cell office:value-type="string" table:style-name="ce1">
            <text:p>puttipong.fem@gmail.com</text:p>
          </table:table-cell>
          <table:table-cell office:value-type="date" office:date-value="2023-06-01T19:33:07" table:style-name="ce5">
            <text:p>6/1/23 07:33 PM</text:p>
          </table:table-cell>
          <table:table-cell office:value-type="string" table:style-name="ce1">
            <text:p>49.49.223.17</text:p>
          </table:table-cell>
          <table:table-cell table:number-columns-repeated="16374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float" office:value="4419" table:style-name="ce1">
            <text:p>4419</text:p>
          </table:table-cell>
          <table:table-cell table:style-name="ce3"/>
          <table:table-cell office:value-type="string" table:style-name="ce1">
            <text:p>mm</text:p>
          </table:table-cell>
          <table:table-cell office:value-type="string" table:style-name="ce1">
            <text:p>mmm</text:p>
          </table:table-cell>
          <table:table-cell office:value-type="string" office:string-value="mksmile.2541" table:formula="of:=LEFT([.H392];FIND(&quot;@&quot;;[.H392])-1)" table:style-name="ce4">
            <text:p>mksmile.2541</text:p>
          </table:table-cell>
          <table:table-cell office:value-type="string" office:string-value="gmail.com" table:formula="of:=RIGHT([.H392];LEN([.H392])-FIND(&quot;@&quot;;[.H392]))" table:style-name="ce1">
            <text:p>gmail.com</text:p>
          </table:table-cell>
          <table:table-cell office:value-type="string" table:style-name="ce1">
            <text:p>mksmile.2541@gmail.com</text:p>
          </table:table-cell>
          <table:table-cell office:value-type="date" office:date-value="2023-06-01T19:34:05" table:style-name="ce5">
            <text:p>6/1/23 07:34 PM</text:p>
          </table:table-cell>
          <table:table-cell office:value-type="string" table:style-name="ce1">
            <text:p>124.120.22.127</text:p>
          </table:table-cell>
          <table:table-cell table:number-columns-repeated="16374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float" office:value="4420" table:style-name="ce1">
            <text:p>4420</text:p>
          </table:table-cell>
          <table:table-cell table:style-name="ce3"/>
          <table:table-cell office:value-type="string" table:style-name="ce1">
            <text:p>อาภาพร</text:p>
          </table:table-cell>
          <table:table-cell office:value-type="string" table:style-name="ce1">
            <text:p>ไชยพล</text:p>
          </table:table-cell>
          <table:table-cell office:value-type="string" office:string-value="arpaporn252802" table:formula="of:=LEFT([.H393];FIND(&quot;@&quot;;[.H393])-1)" table:style-name="ce4">
            <text:p>arpaporn252802</text:p>
          </table:table-cell>
          <table:table-cell office:value-type="string" office:string-value="gmail.com" table:formula="of:=RIGHT([.H393];LEN([.H393])-FIND(&quot;@&quot;;[.H393]))" table:style-name="ce1">
            <text:p>gmail.com</text:p>
          </table:table-cell>
          <table:table-cell office:value-type="string" table:style-name="ce1">
            <text:p>arpaporn252802@gmail.com</text:p>
          </table:table-cell>
          <table:table-cell office:value-type="date" office:date-value="2023-06-01T19:36:04" table:style-name="ce5">
            <text:p>6/1/23 07:36 PM</text:p>
          </table:table-cell>
          <table:table-cell office:value-type="string" table:style-name="ce1">
            <text:p>1.46.67.125</text:p>
          </table:table-cell>
          <table:table-cell table:number-columns-repeated="16374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float" office:value="4421" table:style-name="ce1">
            <text:p>4421</text:p>
          </table:table-cell>
          <table:table-cell table:style-name="ce3"/>
          <table:table-cell office:value-type="string" table:style-name="ce1">
            <text:p>Thunyaluck</text:p>
          </table:table-cell>
          <table:table-cell office:value-type="string" table:style-name="ce1">
            <text:p>Jaipanya</text:p>
          </table:table-cell>
          <table:table-cell office:value-type="string" office:string-value="n.thunyaluck" table:formula="of:=LEFT([.H394];FIND(&quot;@&quot;;[.H394])-1)" table:style-name="ce4">
            <text:p>n.thunyaluck</text:p>
          </table:table-cell>
          <table:table-cell office:value-type="string" office:string-value="gmail.com" table:formula="of:=RIGHT([.H394];LEN([.H394])-FIND(&quot;@&quot;;[.H394]))" table:style-name="ce1">
            <text:p>gmail.com</text:p>
          </table:table-cell>
          <table:table-cell office:value-type="string" table:style-name="ce1">
            <text:p>n.thunyaluck@gmail.com</text:p>
          </table:table-cell>
          <table:table-cell office:value-type="date" office:date-value="2023-06-01T19:36:23" table:style-name="ce5">
            <text:p>6/1/23 07:36 PM</text:p>
          </table:table-cell>
          <table:table-cell office:value-type="string" table:style-name="ce1">
            <text:p>1.46.20.179</text:p>
          </table:table-cell>
          <table:table-cell table:number-columns-repeated="16374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float" office:value="4423" table:style-name="ce1">
            <text:p>4423</text:p>
          </table:table-cell>
          <table:table-cell table:style-name="ce3"/>
          <table:table-cell office:value-type="string" table:style-name="ce1">
            <text:p>กัญญาณัฐ</text:p>
          </table:table-cell>
          <table:table-cell office:value-type="string" table:style-name="ce1">
            <text:p>ดิสลับ</text:p>
          </table:table-cell>
          <table:table-cell office:value-type="string" office:string-value="kanyanatdisalab" table:formula="of:=LEFT([.H395];FIND(&quot;@&quot;;[.H395])-1)" table:style-name="ce4">
            <text:p>kanyanatdisalab</text:p>
          </table:table-cell>
          <table:table-cell office:value-type="string" office:string-value="gmail.com" table:formula="of:=RIGHT([.H395];LEN([.H395])-FIND(&quot;@&quot;;[.H395]))" table:style-name="ce1">
            <text:p>gmail.com</text:p>
          </table:table-cell>
          <table:table-cell office:value-type="string" table:style-name="ce1">
            <text:p>kanyanatdisalab@gmail.com</text:p>
          </table:table-cell>
          <table:table-cell office:value-type="date" office:date-value="2023-06-01T19:41:35" table:style-name="ce5">
            <text:p>6/1/23 07:41 PM</text:p>
          </table:table-cell>
          <table:table-cell office:value-type="string" table:style-name="ce1">
            <text:p>184.22.36.204</text:p>
          </table:table-cell>
          <table:table-cell table:number-columns-repeated="16374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float" office:value="4426" table:style-name="ce1">
            <text:p>4426</text:p>
          </table:table-cell>
          <table:table-cell table:style-name="ce3"/>
          <table:table-cell office:value-type="string" table:style-name="ce1">
            <text:p>พิทยาพร</text:p>
          </table:table-cell>
          <table:table-cell office:value-type="string" table:style-name="ce1">
            <text:p>อ่อนสีดา</text:p>
          </table:table-cell>
          <table:table-cell office:value-type="string" office:string-value="pitthayapornonseda" table:formula="of:=LEFT([.H396];FIND(&quot;@&quot;;[.H396])-1)" table:style-name="ce4">
            <text:p>pitthayapornonseda</text:p>
          </table:table-cell>
          <table:table-cell office:value-type="string" office:string-value="gmail.com" table:formula="of:=RIGHT([.H396];LEN([.H396])-FIND(&quot;@&quot;;[.H396]))" table:style-name="ce1">
            <text:p>gmail.com</text:p>
          </table:table-cell>
          <table:table-cell office:value-type="string" table:style-name="ce1">
            <text:p>pitthayapornonseda@gmail.com</text:p>
          </table:table-cell>
          <table:table-cell office:value-type="date" office:date-value="2023-06-01T19:45:45" table:style-name="ce5">
            <text:p>6/1/23 07:45 PM</text:p>
          </table:table-cell>
          <table:table-cell office:value-type="string" table:style-name="ce1">
            <text:p>223.24.92.104</text:p>
          </table:table-cell>
          <table:table-cell table:number-columns-repeated="16374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float" office:value="4427" table:style-name="ce1">
            <text:p>4427</text:p>
          </table:table-cell>
          <table:table-cell table:style-name="ce3"/>
          <table:table-cell office:value-type="string" table:style-name="ce1">
            <text:p>พิชามญชุ์</text:p>
          </table:table-cell>
          <table:table-cell office:value-type="string" table:style-name="ce1">
            <text:p>วงศ์หอม</text:p>
          </table:table-cell>
          <table:table-cell office:value-type="string" office:string-value="noeypichamon3258" table:formula="of:=LEFT([.H397];FIND(&quot;@&quot;;[.H397])-1)" table:style-name="ce4">
            <text:p>noeypichamon3258</text:p>
          </table:table-cell>
          <table:table-cell office:value-type="string" office:string-value="gmail.com" table:formula="of:=RIGHT([.H397];LEN([.H397])-FIND(&quot;@&quot;;[.H397]))" table:style-name="ce1">
            <text:p>gmail.com</text:p>
          </table:table-cell>
          <table:table-cell office:value-type="string" table:style-name="ce1">
            <text:p>noeypichamon3258@gmail.com</text:p>
          </table:table-cell>
          <table:table-cell office:value-type="date" office:date-value="2023-06-01T19:45:50" table:style-name="ce5">
            <text:p>6/1/23 07:45 PM</text:p>
          </table:table-cell>
          <table:table-cell office:value-type="string" table:style-name="ce1">
            <text:p>171.6.149.97</text:p>
          </table:table-cell>
          <table:table-cell table:number-columns-repeated="16374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float" office:value="4429" table:style-name="ce1">
            <text:p>4429</text:p>
          </table:table-cell>
          <table:table-cell table:style-name="ce3"/>
          <table:table-cell office:value-type="string" table:style-name="ce1">
            <text:p>Naruemon</text:p>
          </table:table-cell>
          <table:table-cell office:value-type="string" table:style-name="ce1">
            <text:p>Janthong</text:p>
          </table:table-cell>
          <table:table-cell office:value-type="string" office:string-value="milkatm22" table:formula="of:=LEFT([.H398];FIND(&quot;@&quot;;[.H398])-1)" table:style-name="ce4">
            <text:p>milkatm22</text:p>
          </table:table-cell>
          <table:table-cell office:value-type="string" office:string-value="gmail.com" table:formula="of:=RIGHT([.H398];LEN([.H398])-FIND(&quot;@&quot;;[.H398]))" table:style-name="ce1">
            <text:p>gmail.com</text:p>
          </table:table-cell>
          <table:table-cell office:value-type="string" table:style-name="ce1">
            <text:p>milkatm22@gmail.com</text:p>
          </table:table-cell>
          <table:table-cell office:value-type="date" office:date-value="2023-06-01T19:47:30" table:style-name="ce5">
            <text:p>6/1/23 07:47 PM</text:p>
          </table:table-cell>
          <table:table-cell office:value-type="string" table:style-name="ce1">
            <text:p>49.228.86.51</text:p>
          </table:table-cell>
          <table:table-cell table:number-columns-repeated="16374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float" office:value="4430" table:style-name="ce1">
            <text:p>4430</text:p>
          </table:table-cell>
          <table:table-cell table:style-name="ce3"/>
          <table:table-cell office:value-type="string" table:style-name="ce1">
            <text:p>Siritip</text:p>
          </table:table-cell>
          <table:table-cell office:value-type="string" table:style-name="ce1">
            <text:p>Luangjong</text:p>
          </table:table-cell>
          <table:table-cell office:value-type="string" office:string-value="siritip_m1996" table:formula="of:=LEFT([.H399];FIND(&quot;@&quot;;[.H399])-1)" table:style-name="ce4">
            <text:p>siritip_m1996</text:p>
          </table:table-cell>
          <table:table-cell office:value-type="string" office:string-value="hotmail.com" table:formula="of:=RIGHT([.H399];LEN([.H399])-FIND(&quot;@&quot;;[.H399]))" table:style-name="ce1">
            <text:p>hotmail.com</text:p>
          </table:table-cell>
          <table:table-cell office:value-type="string" table:style-name="ce1">
            <text:p>siritip_m1996@hotmail.com</text:p>
          </table:table-cell>
          <table:table-cell office:value-type="date" office:date-value="2023-06-01T19:47:32" table:style-name="ce5">
            <text:p>6/1/23 07:47 PM</text:p>
          </table:table-cell>
          <table:table-cell office:value-type="string" table:style-name="ce1">
            <text:p>27.55.90.49</text:p>
          </table:table-cell>
          <table:table-cell table:number-columns-repeated="16374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float" office:value="4431" table:style-name="ce1">
            <text:p>4431</text:p>
          </table:table-cell>
          <table:table-cell table:style-name="ce3"/>
          <table:table-cell office:value-type="string" table:style-name="ce1">
            <text:p>ภัทรธร</text:p>
          </table:table-cell>
          <table:table-cell office:value-type="string" table:style-name="ce1">
            <text:p>สุดาจันทร์</text:p>
          </table:table-cell>
          <table:table-cell office:value-type="string" office:string-value="palmwlpd" table:formula="of:=LEFT([.H400];FIND(&quot;@&quot;;[.H400])-1)" table:style-name="ce4">
            <text:p>palmwlpd</text:p>
          </table:table-cell>
          <table:table-cell office:value-type="string" office:string-value="gmail.com" table:formula="of:=RIGHT([.H400];LEN([.H400])-FIND(&quot;@&quot;;[.H400]))" table:style-name="ce1">
            <text:p>gmail.com</text:p>
          </table:table-cell>
          <table:table-cell office:value-type="string" table:style-name="ce1">
            <text:p>palmwlpd@gmail.com</text:p>
          </table:table-cell>
          <table:table-cell office:value-type="date" office:date-value="2023-06-01T19:48:16" table:style-name="ce5">
            <text:p>6/1/23 07:48 PM</text:p>
          </table:table-cell>
          <table:table-cell office:value-type="string" table:style-name="ce1">
            <text:p>49.230.222.65</text:p>
          </table:table-cell>
          <table:table-cell table:number-columns-repeated="16374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float" office:value="4428" table:style-name="ce1">
            <text:p>4428</text:p>
          </table:table-cell>
          <table:table-cell table:style-name="ce3"/>
          <table:table-cell office:value-type="string" table:style-name="ce1">
            <text:p>วาสนา</text:p>
          </table:table-cell>
          <table:table-cell office:value-type="string" table:style-name="ce1">
            <text:p>บุญเกื้อ</text:p>
          </table:table-cell>
          <table:table-cell office:value-type="string" office:string-value="vasanafon.3030" table:formula="of:=LEFT([.H401];FIND(&quot;@&quot;;[.H401])-1)" table:style-name="ce4">
            <text:p>vasanafon.3030</text:p>
          </table:table-cell>
          <table:table-cell office:value-type="string" office:string-value="hotmail.com" table:formula="of:=RIGHT([.H401];LEN([.H401])-FIND(&quot;@&quot;;[.H401]))" table:style-name="ce1">
            <text:p>hotmail.com</text:p>
          </table:table-cell>
          <table:table-cell office:value-type="string" table:style-name="ce1">
            <text:p>vasanafon.3030@hotmail.com</text:p>
          </table:table-cell>
          <table:table-cell office:value-type="date" office:date-value="2023-06-01T19:48:25" table:style-name="ce5">
            <text:p>6/1/23 07:48 PM</text:p>
          </table:table-cell>
          <table:table-cell office:value-type="string" table:style-name="ce1">
            <text:p>182.232.226.61</text:p>
          </table:table-cell>
          <table:table-cell table:number-columns-repeated="16374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float" office:value="4433" table:style-name="ce1">
            <text:p>4433</text:p>
          </table:table-cell>
          <table:table-cell table:style-name="ce3"/>
          <table:table-cell office:value-type="string" table:style-name="ce1">
            <text:p>กฤษณพงศ์</text:p>
          </table:table-cell>
          <table:table-cell office:value-type="string" table:style-name="ce1">
            <text:p>พงษ์สิทธิกาญนา</text:p>
          </table:table-cell>
          <table:table-cell office:value-type="string" office:string-value="fairza001" table:formula="of:=LEFT([.H402];FIND(&quot;@&quot;;[.H402])-1)" table:style-name="ce4">
            <text:p>fairza001</text:p>
          </table:table-cell>
          <table:table-cell office:value-type="string" office:string-value="gmail.com" table:formula="of:=RIGHT([.H402];LEN([.H402])-FIND(&quot;@&quot;;[.H402]))" table:style-name="ce1">
            <text:p>gmail.com</text:p>
          </table:table-cell>
          <table:table-cell office:value-type="string" table:style-name="ce1">
            <text:p>fairza001@gmail.com</text:p>
          </table:table-cell>
          <table:table-cell office:value-type="date" office:date-value="2023-06-01T19:49:39" table:style-name="ce5">
            <text:p>6/1/23 07:49 PM</text:p>
          </table:table-cell>
          <table:table-cell office:value-type="string" table:style-name="ce1">
            <text:p>223.24.156.117</text:p>
          </table:table-cell>
          <table:table-cell table:number-columns-repeated="16374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float" office:value="4435" table:style-name="ce1">
            <text:p>4435</text:p>
          </table:table-cell>
          <table:table-cell table:style-name="ce3"/>
          <table:table-cell office:value-type="string" table:style-name="ce1">
            <text:p>นภณัฐ</text:p>
          </table:table-cell>
          <table:table-cell office:value-type="string" table:style-name="ce1">
            <text:p>กาคำ</text:p>
          </table:table-cell>
          <table:table-cell office:value-type="string" office:string-value="kakham_bo" table:formula="of:=LEFT([.H403];FIND(&quot;@&quot;;[.H403])-1)" table:style-name="ce4">
            <text:p>kakham_bo</text:p>
          </table:table-cell>
          <table:table-cell office:value-type="string" office:string-value="hotmail.com" table:formula="of:=RIGHT([.H403];LEN([.H403])-FIND(&quot;@&quot;;[.H403]))" table:style-name="ce1">
            <text:p>hotmail.com</text:p>
          </table:table-cell>
          <table:table-cell office:value-type="string" table:style-name="ce1">
            <text:p>kakham_bo@hotmail.com</text:p>
          </table:table-cell>
          <table:table-cell office:value-type="date" office:date-value="2023-06-01T19:49:47" table:style-name="ce5">
            <text:p>6/1/23 07:49 PM</text:p>
          </table:table-cell>
          <table:table-cell office:value-type="string" table:style-name="ce1">
            <text:p>49.228.164.212</text:p>
          </table:table-cell>
          <table:table-cell table:number-columns-repeated="16374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float" office:value="4436" table:style-name="ce1">
            <text:p>4436</text:p>
          </table:table-cell>
          <table:table-cell table:style-name="ce3"/>
          <table:table-cell office:value-type="string" table:style-name="ce1">
            <text:p>ธนวินท์</text:p>
          </table:table-cell>
          <table:table-cell office:value-type="string" table:style-name="ce1">
            <text:p>ไตรทิพย์เจริญชัย</text:p>
          </table:table-cell>
          <table:table-cell office:value-type="string" office:string-value="tanawin.tri" table:formula="of:=LEFT([.H404];FIND(&quot;@&quot;;[.H404])-1)" table:style-name="ce4">
            <text:p>tanawin.tri</text:p>
          </table:table-cell>
          <table:table-cell office:value-type="string" office:string-value="gmail.com" table:formula="of:=RIGHT([.H404];LEN([.H404])-FIND(&quot;@&quot;;[.H404]))" table:style-name="ce1">
            <text:p>gmail.com</text:p>
          </table:table-cell>
          <table:table-cell office:value-type="string" table:style-name="ce1">
            <text:p>tanawin.tri@gmail.com</text:p>
          </table:table-cell>
          <table:table-cell office:value-type="date" office:date-value="2023-06-01T19:50:02" table:style-name="ce5">
            <text:p>6/1/23 07:50 PM</text:p>
          </table:table-cell>
          <table:table-cell office:value-type="string" table:style-name="ce1">
            <text:p>184.22.91.88</text:p>
          </table:table-cell>
          <table:table-cell table:number-columns-repeated="16374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float" office:value="4437" table:style-name="ce1">
            <text:p>4437</text:p>
          </table:table-cell>
          <table:table-cell table:style-name="ce3"/>
          <table:table-cell office:value-type="string" table:style-name="ce1">
            <text:p>Cassandra</text:p>
          </table:table-cell>
          <table:table-cell office:value-type="string" table:style-name="ce1">
            <text:p>Contreras</text:p>
          </table:table-cell>
          <table:table-cell office:value-type="string" office:string-value="cassandracont1002" table:formula="of:=LEFT([.H405];FIND(&quot;@&quot;;[.H405])-1)" table:style-name="ce4">
            <text:p>cassandracont1002</text:p>
          </table:table-cell>
          <table:table-cell office:value-type="string" office:string-value="gmail.com" table:formula="of:=RIGHT([.H405];LEN([.H405])-FIND(&quot;@&quot;;[.H405]))" table:style-name="ce1">
            <text:p>gmail.com</text:p>
          </table:table-cell>
          <table:table-cell office:value-type="string" table:style-name="ce1">
            <text:p>cassandracont1002@gmail.com</text:p>
          </table:table-cell>
          <table:table-cell office:value-type="date" office:date-value="2023-06-01T19:50:25" table:style-name="ce5">
            <text:p>6/1/23 07:50 PM</text:p>
          </table:table-cell>
          <table:table-cell office:value-type="string" table:style-name="ce1">
            <text:p>190.167.227.87</text:p>
          </table:table-cell>
          <table:table-cell table:number-columns-repeated="16374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float" office:value="4438" table:style-name="ce1">
            <text:p>4438</text:p>
          </table:table-cell>
          <table:table-cell table:style-name="ce3"/>
          <table:table-cell office:value-type="string" table:style-name="ce1">
            <text:p>ปภาสิริ</text:p>
          </table:table-cell>
          <table:table-cell office:value-type="string" table:style-name="ce1">
            <text:p>อนันตชาติ</text:p>
          </table:table-cell>
          <table:table-cell office:value-type="string" office:string-value="riiiyyy" table:formula="of:=LEFT([.H406];FIND(&quot;@&quot;;[.H406])-1)" table:style-name="ce4">
            <text:p>riiiyyy</text:p>
          </table:table-cell>
          <table:table-cell office:value-type="string" office:string-value="hotmail.com" table:formula="of:=RIGHT([.H406];LEN([.H406])-FIND(&quot;@&quot;;[.H406]))" table:style-name="ce1">
            <text:p>hotmail.com</text:p>
          </table:table-cell>
          <table:table-cell office:value-type="string" table:style-name="ce1">
            <text:p>riiiyyy@hotmail.com</text:p>
          </table:table-cell>
          <table:table-cell office:value-type="date" office:date-value="2023-06-01T19:50:36" table:style-name="ce5">
            <text:p>6/1/23 07:50 PM</text:p>
          </table:table-cell>
          <table:table-cell office:value-type="string" table:style-name="ce1">
            <text:p>49.229.132.64</text:p>
          </table:table-cell>
          <table:table-cell table:number-columns-repeated="16374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float" office:value="4440" table:style-name="ce1">
            <text:p>4440</text:p>
          </table:table-cell>
          <table:table-cell table:style-name="ce3"/>
          <table:table-cell office:value-type="string" table:style-name="ce1">
            <text:p>ภูวเดช</text:p>
          </table:table-cell>
          <table:table-cell office:value-type="string" table:style-name="ce1">
            <text:p>เลาหะวัฒนะ</text:p>
          </table:table-cell>
          <table:table-cell office:value-type="string" office:string-value="Sonnyyy2624" table:formula="of:=LEFT([.H407];FIND(&quot;@&quot;;[.H407])-1)" table:style-name="ce4">
            <text:p>Sonnyyy2624</text:p>
          </table:table-cell>
          <table:table-cell office:value-type="string" office:string-value="gmail.com" table:formula="of:=RIGHT([.H407];LEN([.H407])-FIND(&quot;@&quot;;[.H407]))" table:style-name="ce1">
            <text:p>gmail.com</text:p>
          </table:table-cell>
          <table:table-cell office:value-type="string" table:style-name="ce1">
            <text:p>Sonnyyy2624@gmail.com</text:p>
          </table:table-cell>
          <table:table-cell office:value-type="date" office:date-value="2023-06-01T19:51:19" table:style-name="ce5">
            <text:p>6/1/23 07:51 PM</text:p>
          </table:table-cell>
          <table:table-cell office:value-type="string" table:style-name="ce1">
            <text:p>49.230.136.202</text:p>
          </table:table-cell>
          <table:table-cell table:number-columns-repeated="16374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float" office:value="4432" table:style-name="ce1">
            <text:p>4432</text:p>
          </table:table-cell>
          <table:table-cell table:style-name="ce3"/>
          <table:table-cell office:value-type="string" table:style-name="ce1">
            <text:p>Sujika</text:p>
          </table:table-cell>
          <table:table-cell office:value-type="string" table:style-name="ce1">
            <text:p>Mingsuphakul</text:p>
          </table:table-cell>
          <table:table-cell office:value-type="string" office:string-value="monkiezztoon" table:formula="of:=LEFT([.H408];FIND(&quot;@&quot;;[.H408])-1)" table:style-name="ce4">
            <text:p>monkiezztoon</text:p>
          </table:table-cell>
          <table:table-cell office:value-type="string" office:string-value="gmail.com" table:formula="of:=RIGHT([.H408];LEN([.H408])-FIND(&quot;@&quot;;[.H408]))" table:style-name="ce1">
            <text:p>gmail.com</text:p>
          </table:table-cell>
          <table:table-cell office:value-type="string" table:style-name="ce1">
            <text:p>monkiezztoon@gmail.com</text:p>
          </table:table-cell>
          <table:table-cell office:value-type="date" office:date-value="2023-06-01T19:51:40" table:style-name="ce5">
            <text:p>6/1/23 07:51 PM</text:p>
          </table:table-cell>
          <table:table-cell office:value-type="string" table:style-name="ce1">
            <text:p>124.121.243.124</text:p>
          </table:table-cell>
          <table:table-cell table:number-columns-repeated="16374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float" office:value="4442" table:style-name="ce1">
            <text:p>4442</text:p>
          </table:table-cell>
          <table:table-cell table:style-name="ce3"/>
          <table:table-cell office:value-type="string" table:style-name="ce1">
            <text:p>Jenniffer</text:p>
          </table:table-cell>
          <table:table-cell office:value-type="string" table:style-name="ce1">
            <text:p>Colcha</text:p>
          </table:table-cell>
          <table:table-cell office:value-type="string" office:string-value="jenni161822" table:formula="of:=LEFT([.H409];FIND(&quot;@&quot;;[.H409])-1)" table:style-name="ce4">
            <text:p>jenni161822</text:p>
          </table:table-cell>
          <table:table-cell office:value-type="string" office:string-value="hotmail.com" table:formula="of:=RIGHT([.H409];LEN([.H409])-FIND(&quot;@&quot;;[.H409]))" table:style-name="ce1">
            <text:p>hotmail.com</text:p>
          </table:table-cell>
          <table:table-cell office:value-type="string" table:style-name="ce1">
            <text:p>jenni161822@hotmail.com</text:p>
          </table:table-cell>
          <table:table-cell office:value-type="date" office:date-value="2023-06-01T19:55:54" table:style-name="ce5">
            <text:p>6/1/23 07:55 PM</text:p>
          </table:table-cell>
          <table:table-cell office:value-type="string" table:style-name="ce1">
            <text:p>181.199.63.98</text:p>
          </table:table-cell>
          <table:table-cell table:number-columns-repeated="16374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float" office:value="4443" table:style-name="ce1">
            <text:p>4443</text:p>
          </table:table-cell>
          <table:table-cell table:style-name="ce3"/>
          <table:table-cell office:value-type="string" table:style-name="ce1">
            <text:p>ศุภวรรณ</text:p>
          </table:table-cell>
          <table:table-cell office:value-type="string" table:style-name="ce1">
            <text:p>สุขแท้</text:p>
          </table:table-cell>
          <table:table-cell office:value-type="string" office:string-value="mildsuppawan2546" table:formula="of:=LEFT([.H410];FIND(&quot;@&quot;;[.H410])-1)" table:style-name="ce4">
            <text:p>mildsuppawan2546</text:p>
          </table:table-cell>
          <table:table-cell office:value-type="string" office:string-value="gmail.com" table:formula="of:=RIGHT([.H410];LEN([.H410])-FIND(&quot;@&quot;;[.H410]))" table:style-name="ce1">
            <text:p>gmail.com</text:p>
          </table:table-cell>
          <table:table-cell office:value-type="string" table:style-name="ce1">
            <text:p>mildsuppawan2546@gmail.com</text:p>
          </table:table-cell>
          <table:table-cell office:value-type="date" office:date-value="2023-06-01T19:58:34" table:style-name="ce5">
            <text:p>6/1/23 07:58 PM</text:p>
          </table:table-cell>
          <table:table-cell office:value-type="string" table:style-name="ce1">
            <text:p>49.229.237.133</text:p>
          </table:table-cell>
          <table:table-cell table:number-columns-repeated="16374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float" office:value="4445" table:style-name="ce1">
            <text:p>4445</text:p>
          </table:table-cell>
          <table:table-cell table:style-name="ce3"/>
          <table:table-cell office:value-type="string" table:style-name="ce1">
            <text:p>Chairittron</text:p>
          </table:table-cell>
          <table:table-cell office:value-type="string" table:style-name="ce1">
            <text:p>Peerapongjinda</text:p>
          </table:table-cell>
          <table:table-cell office:value-type="string" office:string-value="Chairittronkongket" table:formula="of:=LEFT([.H411];FIND(&quot;@&quot;;[.H411])-1)" table:style-name="ce4">
            <text:p>Chairittronkongket</text:p>
          </table:table-cell>
          <table:table-cell office:value-type="string" office:string-value="gmail.com" table:formula="of:=RIGHT([.H411];LEN([.H411])-FIND(&quot;@&quot;;[.H411]))" table:style-name="ce1">
            <text:p>gmail.com</text:p>
          </table:table-cell>
          <table:table-cell office:value-type="string" table:style-name="ce1">
            <text:p>Chairittronkongket@gmail.com</text:p>
          </table:table-cell>
          <table:table-cell office:value-type="date" office:date-value="2023-06-01T20:03:12" table:style-name="ce5">
            <text:p>6/1/23 08:03 PM</text:p>
          </table:table-cell>
          <table:table-cell office:value-type="string" table:style-name="ce1">
            <text:p>223.24.164.1</text:p>
          </table:table-cell>
          <table:table-cell table:number-columns-repeated="16374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float" office:value="4447" table:style-name="ce1">
            <text:p>4447</text:p>
          </table:table-cell>
          <table:table-cell table:style-name="ce3"/>
          <table:table-cell office:value-type="string" table:style-name="ce1">
            <text:p>อรรถพล</text:p>
          </table:table-cell>
          <table:table-cell office:value-type="string" table:style-name="ce1">
            <text:p>อุษาทะพานนท์</text:p>
          </table:table-cell>
          <table:table-cell office:value-type="string" office:string-value="Olawyer.50" table:formula="of:=LEFT([.H412];FIND(&quot;@&quot;;[.H412])-1)" table:style-name="ce4">
            <text:p>Olawyer.50</text:p>
          </table:table-cell>
          <table:table-cell office:value-type="string" office:string-value="gmail.com" table:formula="of:=RIGHT([.H412];LEN([.H412])-FIND(&quot;@&quot;;[.H412]))" table:style-name="ce1">
            <text:p>gmail.com</text:p>
          </table:table-cell>
          <table:table-cell office:value-type="string" table:style-name="ce1">
            <text:p>Olawyer.50@gmail.com</text:p>
          </table:table-cell>
          <table:table-cell office:value-type="date" office:date-value="2023-06-01T20:06:42" table:style-name="ce5">
            <text:p>6/1/23 08:06 PM</text:p>
          </table:table-cell>
          <table:table-cell office:value-type="string" table:style-name="ce1">
            <text:p>49.229.213.26</text:p>
          </table:table-cell>
          <table:table-cell table:number-columns-repeated="16374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float" office:value="4448" table:style-name="ce1">
            <text:p>4448</text:p>
          </table:table-cell>
          <table:table-cell table:style-name="ce3"/>
          <table:table-cell office:value-type="string" table:style-name="ce1">
            <text:p>วรกันต์</text:p>
          </table:table-cell>
          <table:table-cell office:value-type="string" table:style-name="ce1">
            <text:p>หอสุระพิทักษ์</text:p>
          </table:table-cell>
          <table:table-cell office:value-type="string" office:string-value="mystogan-motendo" table:formula="of:=LEFT([.H413];FIND(&quot;@&quot;;[.H413])-1)" table:style-name="ce4">
            <text:p>mystogan-motendo</text:p>
          </table:table-cell>
          <table:table-cell office:value-type="string" office:string-value="hotmail.com" table:formula="of:=RIGHT([.H413];LEN([.H413])-FIND(&quot;@&quot;;[.H413]))" table:style-name="ce1">
            <text:p>hotmail.com</text:p>
          </table:table-cell>
          <table:table-cell office:value-type="string" table:style-name="ce1">
            <text:p>mystogan-motendo@hotmail.com</text:p>
          </table:table-cell>
          <table:table-cell office:value-type="date" office:date-value="2023-06-01T20:06:55" table:style-name="ce5">
            <text:p>6/1/23 08:06 PM</text:p>
          </table:table-cell>
          <table:table-cell office:value-type="string" table:style-name="ce1">
            <text:p>223.206.229.67</text:p>
          </table:table-cell>
          <table:table-cell table:number-columns-repeated="16374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float" office:value="4449" table:style-name="ce1">
            <text:p>4449</text:p>
          </table:table-cell>
          <table:table-cell table:style-name="ce3"/>
          <table:table-cell office:value-type="string" table:style-name="ce1">
            <text:p>ณัฐติยากร</text:p>
          </table:table-cell>
          <table:table-cell office:value-type="string" table:style-name="ce1">
            <text:p>มาสอน</text:p>
          </table:table-cell>
          <table:table-cell office:value-type="string" office:string-value="nuttiyakorn2540" table:formula="of:=LEFT([.H414];FIND(&quot;@&quot;;[.H414])-1)" table:style-name="ce4">
            <text:p>nuttiyakorn2540</text:p>
          </table:table-cell>
          <table:table-cell office:value-type="string" office:string-value="gmail.com" table:formula="of:=RIGHT([.H414];LEN([.H414])-FIND(&quot;@&quot;;[.H414]))" table:style-name="ce1">
            <text:p>gmail.com</text:p>
          </table:table-cell>
          <table:table-cell office:value-type="string" table:style-name="ce1">
            <text:p>nuttiyakorn2540@gmail.com</text:p>
          </table:table-cell>
          <table:table-cell office:value-type="date" office:date-value="2023-06-01T20:07:15" table:style-name="ce5">
            <text:p>6/1/23 08:07 PM</text:p>
          </table:table-cell>
          <table:table-cell office:value-type="string" table:style-name="ce1">
            <text:p>1.2.137.36</text:p>
          </table:table-cell>
          <table:table-cell table:number-columns-repeated="16374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float" office:value="4446" table:style-name="ce1">
            <text:p>4446</text:p>
          </table:table-cell>
          <table:table-cell table:style-name="ce3"/>
          <table:table-cell office:value-type="string" table:style-name="ce1">
            <text:p>จำเริญ</text:p>
          </table:table-cell>
          <table:table-cell office:value-type="string" table:style-name="ce1">
            <text:p>ดวงงามยิ่ง</text:p>
          </table:table-cell>
          <table:table-cell office:value-type="string" office:string-value="jumrern-kai" table:formula="of:=LEFT([.H415];FIND(&quot;@&quot;;[.H415])-1)" table:style-name="ce4">
            <text:p>jumrern-kai</text:p>
          </table:table-cell>
          <table:table-cell office:value-type="string" office:string-value="hotmail.com" table:formula="of:=RIGHT([.H415];LEN([.H415])-FIND(&quot;@&quot;;[.H415]))" table:style-name="ce1">
            <text:p>hotmail.com</text:p>
          </table:table-cell>
          <table:table-cell office:value-type="string" table:style-name="ce1">
            <text:p>jumrern-kai@hotmail.com</text:p>
          </table:table-cell>
          <table:table-cell office:value-type="date" office:date-value="2023-06-01T20:07:45" table:style-name="ce5">
            <text:p>6/1/23 08:07 PM</text:p>
          </table:table-cell>
          <table:table-cell office:value-type="string" table:style-name="ce1">
            <text:p>1.46.157.152</text:p>
          </table:table-cell>
          <table:table-cell table:number-columns-repeated="16374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float" office:value="4450" table:style-name="ce1">
            <text:p>4450</text:p>
          </table:table-cell>
          <table:table-cell table:style-name="ce3"/>
          <table:table-cell office:value-type="string" table:style-name="ce1">
            <text:p>ruth</text:p>
          </table:table-cell>
          <table:table-cell office:value-type="string" table:style-name="ce1">
            <text:p>putri Octavia Dewi</text:p>
          </table:table-cell>
          <table:table-cell office:value-type="string" office:string-value="ruthputrioctaviadewi" table:formula="of:=LEFT([.H416];FIND(&quot;@&quot;;[.H416])-1)" table:style-name="ce4">
            <text:p>ruthputrioctaviadewi</text:p>
          </table:table-cell>
          <table:table-cell office:value-type="string" office:string-value="gmail.com" table:formula="of:=RIGHT([.H416];LEN([.H416])-FIND(&quot;@&quot;;[.H416]))" table:style-name="ce1">
            <text:p>gmail.com</text:p>
          </table:table-cell>
          <table:table-cell office:value-type="string" table:style-name="ce1">
            <text:p>ruthputrioctaviadewi@gmail.com</text:p>
          </table:table-cell>
          <table:table-cell office:value-type="date" office:date-value="2023-06-01T20:10:13" table:style-name="ce5">
            <text:p>6/1/23 08:10 PM</text:p>
          </table:table-cell>
          <table:table-cell office:value-type="string" table:style-name="ce1">
            <text:p>125.166.114.134</text:p>
          </table:table-cell>
          <table:table-cell table:number-columns-repeated="16374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float" office:value="4452" table:style-name="ce1">
            <text:p>4452</text:p>
          </table:table-cell>
          <table:table-cell table:style-name="ce3"/>
          <table:table-cell office:value-type="string" table:style-name="ce1">
            <text:p>NUTTANUN</text:p>
          </table:table-cell>
          <table:table-cell office:value-type="string" table:style-name="ce1">
            <text:p>KHOTSOMBUT</text:p>
          </table:table-cell>
          <table:table-cell office:value-type="string" office:string-value="kyokojang1969" table:formula="of:=LEFT([.H417];FIND(&quot;@&quot;;[.H417])-1)" table:style-name="ce4">
            <text:p>kyokojang1969</text:p>
          </table:table-cell>
          <table:table-cell office:value-type="string" office:string-value="gmail.com" table:formula="of:=RIGHT([.H417];LEN([.H417])-FIND(&quot;@&quot;;[.H417]))" table:style-name="ce1">
            <text:p>gmail.com</text:p>
          </table:table-cell>
          <table:table-cell office:value-type="string" table:style-name="ce1">
            <text:p>kyokojang1969@gmail.com</text:p>
          </table:table-cell>
          <table:table-cell office:value-type="date" office:date-value="2023-06-01T20:11:40" table:style-name="ce5">
            <text:p>6/1/23 08:11 PM</text:p>
          </table:table-cell>
          <table:table-cell office:value-type="string" table:style-name="ce1">
            <text:p>27.55.95.222</text:p>
          </table:table-cell>
          <table:table-cell table:number-columns-repeated="16374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float" office:value="4453" table:style-name="ce1">
            <text:p>4453</text:p>
          </table:table-cell>
          <table:table-cell table:style-name="ce3"/>
          <table:table-cell office:value-type="string" table:style-name="ce1">
            <text:p>พิมพ์ชนก</text:p>
          </table:table-cell>
          <table:table-cell office:value-type="string" table:style-name="ce1">
            <text:p>พลับบดี</text:p>
          </table:table-cell>
          <table:table-cell office:value-type="string" office:string-value="Ham14531" table:formula="of:=LEFT([.H418];FIND(&quot;@&quot;;[.H418])-1)" table:style-name="ce4">
            <text:p>Ham14531</text:p>
          </table:table-cell>
          <table:table-cell office:value-type="string" office:string-value="gmail.com" table:formula="of:=RIGHT([.H418];LEN([.H418])-FIND(&quot;@&quot;;[.H418]))" table:style-name="ce1">
            <text:p>gmail.com</text:p>
          </table:table-cell>
          <table:table-cell office:value-type="string" table:style-name="ce1">
            <text:p>Ham14531@gmail.com</text:p>
          </table:table-cell>
          <table:table-cell office:value-type="date" office:date-value="2023-06-01T20:12:43" table:style-name="ce5">
            <text:p>6/1/23 08:12 PM</text:p>
          </table:table-cell>
          <table:table-cell office:value-type="string" table:style-name="ce1">
            <text:p>171.96.74.145</text:p>
          </table:table-cell>
          <table:table-cell table:number-columns-repeated="16374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float" office:value="4456" table:style-name="ce1">
            <text:p>4456</text:p>
          </table:table-cell>
          <table:table-cell table:style-name="ce3"/>
          <table:table-cell office:value-type="string" table:style-name="ce1">
            <text:p>winnie</text:p>
          </table:table-cell>
          <table:table-cell office:value-type="string" table:style-name="ce1">
            <text:p>winnie</text:p>
          </table:table-cell>
          <table:table-cell office:value-type="string" office:string-value="amvprivate" table:formula="of:=LEFT([.H419];FIND(&quot;@&quot;;[.H419])-1)" table:style-name="ce4">
            <text:p>amvprivate</text:p>
          </table:table-cell>
          <table:table-cell office:value-type="string" office:string-value="gmail.com" table:formula="of:=RIGHT([.H419];LEN([.H419])-FIND(&quot;@&quot;;[.H419]))" table:style-name="ce1">
            <text:p>gmail.com</text:p>
          </table:table-cell>
          <table:table-cell office:value-type="string" table:style-name="ce1">
            <text:p>amvprivate@gmail.com</text:p>
          </table:table-cell>
          <table:table-cell office:value-type="date" office:date-value="2023-06-01T20:15:21" table:style-name="ce5">
            <text:p>6/1/23 08:15 PM</text:p>
          </table:table-cell>
          <table:table-cell office:value-type="string" table:style-name="ce1">
            <text:p>42.189.199.162</text:p>
          </table:table-cell>
          <table:table-cell table:number-columns-repeated="16374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float" office:value="4455" table:style-name="ce1">
            <text:p>4455</text:p>
          </table:table-cell>
          <table:table-cell table:style-name="ce3"/>
          <table:table-cell office:value-type="string" table:style-name="ce1">
            <text:p>Pimporn</text:p>
          </table:table-cell>
          <table:table-cell office:value-type="string" table:style-name="ce1">
            <text:p>Pinrat</text:p>
          </table:table-cell>
          <table:table-cell office:value-type="string" office:string-value="may.pinratana" table:formula="of:=LEFT([.H420];FIND(&quot;@&quot;;[.H420])-1)" table:style-name="ce4">
            <text:p>may.pinratana</text:p>
          </table:table-cell>
          <table:table-cell office:value-type="string" office:string-value="gmail.com" table:formula="of:=RIGHT([.H420];LEN([.H420])-FIND(&quot;@&quot;;[.H420]))" table:style-name="ce1">
            <text:p>gmail.com</text:p>
          </table:table-cell>
          <table:table-cell office:value-type="string" table:style-name="ce1">
            <text:p>may.pinratana@gmail.com</text:p>
          </table:table-cell>
          <table:table-cell office:value-type="date" office:date-value="2023-06-01T20:16:23" table:style-name="ce5">
            <text:p>6/1/23 08:16 PM</text:p>
          </table:table-cell>
          <table:table-cell office:value-type="string" table:style-name="ce1">
            <text:p>49.228.107.146</text:p>
          </table:table-cell>
          <table:table-cell table:number-columns-repeated="16374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float" office:value="4458" table:style-name="ce1">
            <text:p>4458</text:p>
          </table:table-cell>
          <table:table-cell table:style-name="ce3"/>
          <table:table-cell office:value-type="string" table:style-name="ce1">
            <text:p>mew</text:p>
          </table:table-cell>
          <table:table-cell office:value-type="string" table:style-name="ce1">
            <text:p>mew</text:p>
          </table:table-cell>
          <table:table-cell office:value-type="string" office:string-value="miaoness" table:formula="of:=LEFT([.H421];FIND(&quot;@&quot;;[.H421])-1)" table:style-name="ce4">
            <text:p>miaoness</text:p>
          </table:table-cell>
          <table:table-cell office:value-type="string" office:string-value="gmail.com" table:formula="of:=RIGHT([.H421];LEN([.H421])-FIND(&quot;@&quot;;[.H421]))" table:style-name="ce1">
            <text:p>gmail.com</text:p>
          </table:table-cell>
          <table:table-cell office:value-type="string" table:style-name="ce1">
            <text:p>miaoness@gmail.com</text:p>
          </table:table-cell>
          <table:table-cell office:value-type="date" office:date-value="2023-06-01T20:20:14" table:style-name="ce5">
            <text:p>6/1/23 08:20 PM</text:p>
          </table:table-cell>
          <table:table-cell office:value-type="string" table:style-name="ce1">
            <text:p>42.189.199.162</text:p>
          </table:table-cell>
          <table:table-cell table:number-columns-repeated="16374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float" office:value="4459" table:style-name="ce1">
            <text:p>4459</text:p>
          </table:table-cell>
          <table:table-cell table:style-name="ce3"/>
          <table:table-cell office:value-type="string" table:style-name="ce1">
            <text:p>skyy</text:p>
          </table:table-cell>
          <table:table-cell office:value-type="string" table:style-name="ce1">
            <text:p>tan</text:p>
          </table:table-cell>
          <table:table-cell office:value-type="string" office:string-value="miaoness2" table:formula="of:=LEFT([.H422];FIND(&quot;@&quot;;[.H422])-1)" table:style-name="ce4">
            <text:p>miaoness2</text:p>
          </table:table-cell>
          <table:table-cell office:value-type="string" office:string-value="gmail.com" table:formula="of:=RIGHT([.H422];LEN([.H422])-FIND(&quot;@&quot;;[.H422]))" table:style-name="ce1">
            <text:p>gmail.com</text:p>
          </table:table-cell>
          <table:table-cell office:value-type="string" table:style-name="ce1">
            <text:p>miaoness2@gmail.com</text:p>
          </table:table-cell>
          <table:table-cell office:value-type="date" office:date-value="2023-06-01T20:22:10" table:style-name="ce5">
            <text:p>6/1/23 08:22 PM</text:p>
          </table:table-cell>
          <table:table-cell office:value-type="string" table:style-name="ce1">
            <text:p>42.189.199.162</text:p>
          </table:table-cell>
          <table:table-cell table:number-columns-repeated="16374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float" office:value="4462" table:style-name="ce1">
            <text:p>4462</text:p>
          </table:table-cell>
          <table:table-cell table:style-name="ce3"/>
          <table:table-cell office:value-type="string" table:style-name="ce1">
            <text:p>mixx</text:p>
          </table:table-cell>
          <table:table-cell office:value-type="string" table:style-name="ce1">
            <text:p>xiu</text:p>
          </table:table-cell>
          <table:table-cell office:value-type="string" office:string-value="miaoness3" table:formula="of:=LEFT([.H423];FIND(&quot;@&quot;;[.H423])-1)" table:style-name="ce4">
            <text:p>miaoness3</text:p>
          </table:table-cell>
          <table:table-cell office:value-type="string" office:string-value="gmail.com" table:formula="of:=RIGHT([.H423];LEN([.H423])-FIND(&quot;@&quot;;[.H423]))" table:style-name="ce1">
            <text:p>gmail.com</text:p>
          </table:table-cell>
          <table:table-cell office:value-type="string" table:style-name="ce1">
            <text:p>miaoness3@gmail.com</text:p>
          </table:table-cell>
          <table:table-cell office:value-type="date" office:date-value="2023-06-01T20:24:13" table:style-name="ce5">
            <text:p>6/1/23 08:24 PM</text:p>
          </table:table-cell>
          <table:table-cell office:value-type="string" table:style-name="ce1">
            <text:p>42.189.199.162</text:p>
          </table:table-cell>
          <table:table-cell table:number-columns-repeated="16374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float" office:value="4460" table:style-name="ce1">
            <text:p>4460</text:p>
          </table:table-cell>
          <table:table-cell table:style-name="ce3"/>
          <table:table-cell office:value-type="string" table:style-name="ce1">
            <text:p>เสาวภัค</text:p>
          </table:table-cell>
          <table:table-cell office:value-type="string" table:style-name="ce1">
            <text:p>นิตยวรรธนะ</text:p>
          </table:table-cell>
          <table:table-cell office:value-type="string" office:string-value="ted_tw" table:formula="of:=LEFT([.H424];FIND(&quot;@&quot;;[.H424])-1)" table:style-name="ce4">
            <text:p>ted_tw</text:p>
          </table:table-cell>
          <table:table-cell office:value-type="string" office:string-value="hotmail.com" table:formula="of:=RIGHT([.H424];LEN([.H424])-FIND(&quot;@&quot;;[.H424]))" table:style-name="ce1">
            <text:p>hotmail.com</text:p>
          </table:table-cell>
          <table:table-cell office:value-type="string" table:style-name="ce1">
            <text:p>ted_tw@hotmail.com</text:p>
          </table:table-cell>
          <table:table-cell office:value-type="date" office:date-value="2023-06-01T20:24:45" table:style-name="ce5">
            <text:p>6/1/23 08:24 PM</text:p>
          </table:table-cell>
          <table:table-cell office:value-type="string" table:style-name="ce1">
            <text:p>182.232.45.154</text:p>
          </table:table-cell>
          <table:table-cell table:number-columns-repeated="16374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float" office:value="4463" table:style-name="ce1">
            <text:p>4463</text:p>
          </table:table-cell>
          <table:table-cell table:style-name="ce3"/>
          <table:table-cell office:value-type="string" table:style-name="ce1">
            <text:p>Pitsinee</text:p>
          </table:table-cell>
          <table:table-cell office:value-type="string" table:style-name="ce1">
            <text:p>Sillapavanich</text:p>
          </table:table-cell>
          <table:table-cell office:value-type="string" office:string-value="jwmmr301" table:formula="of:=LEFT([.H425];FIND(&quot;@&quot;;[.H425])-1)" table:style-name="ce4">
            <text:p>jwmmr301</text:p>
          </table:table-cell>
          <table:table-cell office:value-type="string" office:string-value="gmail.com" table:formula="of:=RIGHT([.H425];LEN([.H425])-FIND(&quot;@&quot;;[.H425]))" table:style-name="ce1">
            <text:p>gmail.com</text:p>
          </table:table-cell>
          <table:table-cell office:value-type="string" table:style-name="ce1">
            <text:p>jwmmr301@gmail.com</text:p>
          </table:table-cell>
          <table:table-cell office:value-type="date" office:date-value="2023-06-01T20:24:45" table:style-name="ce5">
            <text:p>6/1/23 08:24 PM</text:p>
          </table:table-cell>
          <table:table-cell office:value-type="string" table:style-name="ce1">
            <text:p>171.100.24.124</text:p>
          </table:table-cell>
          <table:table-cell table:number-columns-repeated="16374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float" office:value="4461" table:style-name="ce1">
            <text:p>4461</text:p>
          </table:table-cell>
          <table:table-cell table:style-name="ce3"/>
          <table:table-cell office:value-type="string" table:style-name="ce1">
            <text:p>Khwanruedee</text:p>
          </table:table-cell>
          <table:table-cell office:value-type="string" table:style-name="ce1">
            <text:p>Phosang</text:p>
          </table:table-cell>
          <table:table-cell office:value-type="string" office:string-value="khwanruedeephosarung" table:formula="of:=LEFT([.H426];FIND(&quot;@&quot;;[.H426])-1)" table:style-name="ce4">
            <text:p>khwanruedeephosarung</text:p>
          </table:table-cell>
          <table:table-cell office:value-type="string" office:string-value="gmail.com" table:formula="of:=RIGHT([.H426];LEN([.H426])-FIND(&quot;@&quot;;[.H426]))" table:style-name="ce1">
            <text:p>gmail.com</text:p>
          </table:table-cell>
          <table:table-cell office:value-type="string" table:style-name="ce1">
            <text:p>khwanruedeephosarung@gmail.com</text:p>
          </table:table-cell>
          <table:table-cell office:value-type="date" office:date-value="2023-06-01T20:25:54" table:style-name="ce5">
            <text:p>6/1/23 08:25 PM</text:p>
          </table:table-cell>
          <table:table-cell office:value-type="string" table:style-name="ce1">
            <text:p>171.100.252.24</text:p>
          </table:table-cell>
          <table:table-cell table:number-columns-repeated="16374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float" office:value="4464" table:style-name="ce1">
            <text:p>4464</text:p>
          </table:table-cell>
          <table:table-cell table:style-name="ce3"/>
          <table:table-cell office:value-type="string" table:style-name="ce1">
            <text:p>S</text:p>
          </table:table-cell>
          <table:table-cell office:value-type="string" table:style-name="ce1">
            <text:p>Id</text:p>
          </table:table-cell>
          <table:table-cell office:value-type="string" office:string-value="blackobelisk.84" table:formula="of:=LEFT([.H427];FIND(&quot;@&quot;;[.H427])-1)" table:style-name="ce4">
            <text:p>blackobelisk.84</text:p>
          </table:table-cell>
          <table:table-cell office:value-type="string" office:string-value="gmail.com" table:formula="of:=RIGHT([.H427];LEN([.H427])-FIND(&quot;@&quot;;[.H427]))" table:style-name="ce1">
            <text:p>gmail.com</text:p>
          </table:table-cell>
          <table:table-cell office:value-type="string" table:style-name="ce1">
            <text:p>blackobelisk.84@gmail.com</text:p>
          </table:table-cell>
          <table:table-cell office:value-type="date" office:date-value="2023-06-01T20:26:01" table:style-name="ce5">
            <text:p>6/1/23 08:26 PM</text:p>
          </table:table-cell>
          <table:table-cell office:value-type="string" table:style-name="ce1">
            <text:p>99.230.136.14</text:p>
          </table:table-cell>
          <table:table-cell table:number-columns-repeated="16374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float" office:value="4465" table:style-name="ce1">
            <text:p>4465</text:p>
          </table:table-cell>
          <table:table-cell table:style-name="ce3"/>
          <table:table-cell office:value-type="string" table:style-name="ce1">
            <text:p>xiao</text:p>
          </table:table-cell>
          <table:table-cell office:value-type="string" table:style-name="ce1">
            <text:p>babii</text:p>
          </table:table-cell>
          <table:table-cell office:value-type="string" office:string-value="xiaobabiiwawa" table:formula="of:=LEFT([.H428];FIND(&quot;@&quot;;[.H428])-1)" table:style-name="ce4">
            <text:p>xiaobabiiwawa</text:p>
          </table:table-cell>
          <table:table-cell office:value-type="string" office:string-value="gmail.com" table:formula="of:=RIGHT([.H428];LEN([.H428])-FIND(&quot;@&quot;;[.H428]))" table:style-name="ce1">
            <text:p>gmail.com</text:p>
          </table:table-cell>
          <table:table-cell office:value-type="string" table:style-name="ce1">
            <text:p>xiaobabiiwawa@gmail.com</text:p>
          </table:table-cell>
          <table:table-cell office:value-type="date" office:date-value="2023-06-01T20:26:25" table:style-name="ce5">
            <text:p>6/1/23 08:26 PM</text:p>
          </table:table-cell>
          <table:table-cell office:value-type="string" table:style-name="ce1">
            <text:p>42.189.199.162</text:p>
          </table:table-cell>
          <table:table-cell table:number-columns-repeated="16374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float" office:value="4466" table:style-name="ce1">
            <text:p>4466</text:p>
          </table:table-cell>
          <table:table-cell table:style-name="ce3"/>
          <table:table-cell office:value-type="string" table:style-name="ce1">
            <text:p>ชญาดา</text:p>
          </table:table-cell>
          <table:table-cell office:value-type="string" table:style-name="ce1">
            <text:p>บางสมบูรณ์</text:p>
          </table:table-cell>
          <table:table-cell office:value-type="string" office:string-value="b.chayada" table:formula="of:=LEFT([.H429];FIND(&quot;@&quot;;[.H429])-1)" table:style-name="ce4">
            <text:p>b.chayada</text:p>
          </table:table-cell>
          <table:table-cell office:value-type="string" office:string-value="hotmail.com" table:formula="of:=RIGHT([.H429];LEN([.H429])-FIND(&quot;@&quot;;[.H429]))" table:style-name="ce1">
            <text:p>hotmail.com</text:p>
          </table:table-cell>
          <table:table-cell office:value-type="string" table:style-name="ce1">
            <text:p>b.chayada@hotmail.com</text:p>
          </table:table-cell>
          <table:table-cell office:value-type="date" office:date-value="2023-06-01T20:27:42" table:style-name="ce5">
            <text:p>6/1/23 08:27 PM</text:p>
          </table:table-cell>
          <table:table-cell office:value-type="string" table:style-name="ce1">
            <text:p>1.46.84.171</text:p>
          </table:table-cell>
          <table:table-cell table:number-columns-repeated="16374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float" office:value="4467" table:style-name="ce1">
            <text:p>4467</text:p>
          </table:table-cell>
          <table:table-cell table:style-name="ce3"/>
          <table:table-cell office:value-type="string" table:style-name="ce1">
            <text:p>นภัสรพี</text:p>
          </table:table-cell>
          <table:table-cell office:value-type="string" table:style-name="ce1">
            <text:p>สินธิ์ภมร</text:p>
          </table:table-cell>
          <table:table-cell office:value-type="string" office:string-value="meeimposs" table:formula="of:=LEFT([.H430];FIND(&quot;@&quot;;[.H430])-1)" table:style-name="ce4">
            <text:p>meeimposs</text:p>
          </table:table-cell>
          <table:table-cell office:value-type="string" office:string-value="gmail.com" table:formula="of:=RIGHT([.H430];LEN([.H430])-FIND(&quot;@&quot;;[.H430]))" table:style-name="ce1">
            <text:p>gmail.com</text:p>
          </table:table-cell>
          <table:table-cell office:value-type="string" table:style-name="ce1">
            <text:p>meeimposs@gmail.com</text:p>
          </table:table-cell>
          <table:table-cell office:value-type="date" office:date-value="2023-06-01T20:27:58" table:style-name="ce5">
            <text:p>6/1/23 08:27 PM</text:p>
          </table:table-cell>
          <table:table-cell office:value-type="string" table:style-name="ce1">
            <text:p>171.5.216.23</text:p>
          </table:table-cell>
          <table:table-cell table:number-columns-repeated="16374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float" office:value="4469" table:style-name="ce1">
            <text:p>4469</text:p>
          </table:table-cell>
          <table:table-cell table:style-name="ce3"/>
          <table:table-cell office:value-type="string" table:style-name="ce1">
            <text:p>bee</text:p>
          </table:table-cell>
          <table:table-cell office:value-type="string" table:style-name="ce1">
            <text:p>ng</text:p>
          </table:table-cell>
          <table:table-cell office:value-type="string" office:string-value="miaonessother" table:formula="of:=LEFT([.H431];FIND(&quot;@&quot;;[.H431])-1)" table:style-name="ce4">
            <text:p>miaonessother</text:p>
          </table:table-cell>
          <table:table-cell office:value-type="string" office:string-value="gmail.com" table:formula="of:=RIGHT([.H431];LEN([.H431])-FIND(&quot;@&quot;;[.H431]))" table:style-name="ce1">
            <text:p>gmail.com</text:p>
          </table:table-cell>
          <table:table-cell office:value-type="string" table:style-name="ce1">
            <text:p>miaonessother@gmail.com</text:p>
          </table:table-cell>
          <table:table-cell office:value-type="date" office:date-value="2023-06-01T20:28:52" table:style-name="ce5">
            <text:p>6/1/23 08:28 PM</text:p>
          </table:table-cell>
          <table:table-cell office:value-type="string" table:style-name="ce1">
            <text:p>42.189.199.162</text:p>
          </table:table-cell>
          <table:table-cell table:number-columns-repeated="16374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float" office:value="4474" table:style-name="ce1">
            <text:p>4474</text:p>
          </table:table-cell>
          <table:table-cell table:style-name="ce3"/>
          <table:table-cell office:value-type="string" table:style-name="ce1">
            <text:p>miao</text:p>
          </table:table-cell>
          <table:table-cell office:value-type="string" table:style-name="ce1">
            <text:p>bee</text:p>
          </table:table-cell>
          <table:table-cell office:value-type="string" office:string-value="miaoness4" table:formula="of:=LEFT([.H432];FIND(&quot;@&quot;;[.H432])-1)" table:style-name="ce4">
            <text:p>miaoness4</text:p>
          </table:table-cell>
          <table:table-cell office:value-type="string" office:string-value="gmail.com" table:formula="of:=RIGHT([.H432];LEN([.H432])-FIND(&quot;@&quot;;[.H432]))" table:style-name="ce1">
            <text:p>gmail.com</text:p>
          </table:table-cell>
          <table:table-cell office:value-type="string" table:style-name="ce1">
            <text:p>miaoness4@gmail.com</text:p>
          </table:table-cell>
          <table:table-cell office:value-type="date" office:date-value="2023-06-01T20:33:18" table:style-name="ce5">
            <text:p>6/1/23 08:33 PM</text:p>
          </table:table-cell>
          <table:table-cell office:value-type="string" table:style-name="ce1">
            <text:p>42.189.199.162</text:p>
          </table:table-cell>
          <table:table-cell table:number-columns-repeated="16374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float" office:value="4470" table:style-name="ce1">
            <text:p>4470</text:p>
          </table:table-cell>
          <table:table-cell table:style-name="ce3"/>
          <table:table-cell office:value-type="string" table:style-name="ce1">
            <text:p>Mar</text:p>
          </table:table-cell>
          <table:table-cell office:value-type="string" table:style-name="ce1">
            <text:p>Sea</text:p>
          </table:table-cell>
          <table:table-cell office:value-type="string" office:string-value="flwme99" table:formula="of:=LEFT([.H433];FIND(&quot;@&quot;;[.H433])-1)" table:style-name="ce4">
            <text:p>flwme99</text:p>
          </table:table-cell>
          <table:table-cell office:value-type="string" office:string-value="gmail.com" table:formula="of:=RIGHT([.H433];LEN([.H433])-FIND(&quot;@&quot;;[.H433]))" table:style-name="ce1">
            <text:p>gmail.com</text:p>
          </table:table-cell>
          <table:table-cell office:value-type="string" table:style-name="ce1">
            <text:p>flwme99@gmail.com</text:p>
          </table:table-cell>
          <table:table-cell office:value-type="date" office:date-value="2023-06-01T20:33:26" table:style-name="ce5">
            <text:p>6/1/23 08:33 PM</text:p>
          </table:table-cell>
          <table:table-cell office:value-type="string" table:style-name="ce1">
            <text:p>186.138.119.217</text:p>
          </table:table-cell>
          <table:table-cell table:number-columns-repeated="16374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float" office:value="4473" table:style-name="ce1">
            <text:p>4473</text:p>
          </table:table-cell>
          <table:table-cell table:style-name="ce3"/>
          <table:table-cell office:value-type="string" table:style-name="ce1">
            <text:p>Rebeka</text:p>
          </table:table-cell>
          <table:table-cell office:value-type="string" table:style-name="ce1">
            <text:p>Delgado</text:p>
          </table:table-cell>
          <table:table-cell office:value-type="string" office:string-value="delgadorebekagarcia" table:formula="of:=LEFT([.H434];FIND(&quot;@&quot;;[.H434])-1)" table:style-name="ce4">
            <text:p>delgadorebekagarcia</text:p>
          </table:table-cell>
          <table:table-cell office:value-type="string" office:string-value="gmail.com" table:formula="of:=RIGHT([.H434];LEN([.H434])-FIND(&quot;@&quot;;[.H434]))" table:style-name="ce1">
            <text:p>gmail.com</text:p>
          </table:table-cell>
          <table:table-cell office:value-type="string" table:style-name="ce1">
            <text:p>delgadorebekagarcia@gmail.com</text:p>
          </table:table-cell>
          <table:table-cell office:value-type="date" office:date-value="2023-06-01T20:33:38" table:style-name="ce5">
            <text:p>6/1/23 08:33 PM</text:p>
          </table:table-cell>
          <table:table-cell office:value-type="string" table:style-name="ce1">
            <text:p>190.89.30.158</text:p>
          </table:table-cell>
          <table:table-cell table:number-columns-repeated="16374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float" office:value="4475" table:style-name="ce1">
            <text:p>4475</text:p>
          </table:table-cell>
          <table:table-cell table:style-name="ce3"/>
          <table:table-cell office:value-type="string" table:style-name="ce1">
            <text:p>Charcriyar</text:p>
          </table:table-cell>
          <table:table-cell office:value-type="string" table:style-name="ce1">
            <text:p>Samutkere</text:p>
          </table:table-cell>
          <table:table-cell office:value-type="string" office:string-value="Charcriyar" table:formula="of:=LEFT([.H435];FIND(&quot;@&quot;;[.H435])-1)" table:style-name="ce4">
            <text:p>Charcriyar</text:p>
          </table:table-cell>
          <table:table-cell office:value-type="string" office:string-value="gmail.com" table:formula="of:=RIGHT([.H435];LEN([.H435])-FIND(&quot;@&quot;;[.H435]))" table:style-name="ce1">
            <text:p>gmail.com</text:p>
          </table:table-cell>
          <table:table-cell office:value-type="string" table:style-name="ce1">
            <text:p>Charcriyar@gmail.com</text:p>
          </table:table-cell>
          <table:table-cell office:value-type="date" office:date-value="2023-06-01T20:34:48" table:style-name="ce5">
            <text:p>6/1/23 08:34 PM</text:p>
          </table:table-cell>
          <table:table-cell office:value-type="string" table:style-name="ce1">
            <text:p>49.228.234.61</text:p>
          </table:table-cell>
          <table:table-cell table:number-columns-repeated="16374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float" office:value="4478" table:style-name="ce1">
            <text:p>4478</text:p>
          </table:table-cell>
          <table:table-cell table:style-name="ce3"/>
          <table:table-cell office:value-type="string" table:style-name="ce1">
            <text:p>Sin</text:p>
          </table:table-cell>
          <table:table-cell office:value-type="string" table:style-name="ce1">
            <text:p>Nayoung</text:p>
          </table:table-cell>
          <table:table-cell office:value-type="string" office:string-value="xidfalse357" table:formula="of:=LEFT([.H436];FIND(&quot;@&quot;;[.H436])-1)" table:style-name="ce4">
            <text:p>xidfalse357</text:p>
          </table:table-cell>
          <table:table-cell office:value-type="string" office:string-value="gmail.com" table:formula="of:=RIGHT([.H436];LEN([.H436])-FIND(&quot;@&quot;;[.H436]))" table:style-name="ce1">
            <text:p>gmail.com</text:p>
          </table:table-cell>
          <table:table-cell office:value-type="string" table:style-name="ce1">
            <text:p>xidfalse357@gmail.com</text:p>
          </table:table-cell>
          <table:table-cell office:value-type="date" office:date-value="2023-06-01T20:37:47" table:style-name="ce5">
            <text:p>6/1/23 08:37 PM</text:p>
          </table:table-cell>
          <table:table-cell office:value-type="string" table:style-name="ce1">
            <text:p>39.122.211.14</text:p>
          </table:table-cell>
          <table:table-cell table:number-columns-repeated="16374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float" office:value="4481" table:style-name="ce1">
            <text:p>4481</text:p>
          </table:table-cell>
          <table:table-cell table:style-name="ce3"/>
          <table:table-cell office:value-type="string" table:style-name="ce1">
            <text:p>Peerasak</text:p>
          </table:table-cell>
          <table:table-cell office:value-type="string" table:style-name="ce1">
            <text:p>Ratanawachirin</text:p>
          </table:table-cell>
          <table:table-cell office:value-type="string" office:string-value="Dome0910" table:formula="of:=LEFT([.H437];FIND(&quot;@&quot;;[.H437])-1)" table:style-name="ce4">
            <text:p>Dome0910</text:p>
          </table:table-cell>
          <table:table-cell office:value-type="string" office:string-value="gmail.com" table:formula="of:=RIGHT([.H437];LEN([.H437])-FIND(&quot;@&quot;;[.H437]))" table:style-name="ce1">
            <text:p>gmail.com</text:p>
          </table:table-cell>
          <table:table-cell office:value-type="string" table:style-name="ce1">
            <text:p>Dome0910@gmail.com</text:p>
          </table:table-cell>
          <table:table-cell office:value-type="date" office:date-value="2023-06-01T20:38:14" table:style-name="ce5">
            <text:p>6/1/23 08:38 PM</text:p>
          </table:table-cell>
          <table:table-cell office:value-type="string" table:style-name="ce1">
            <text:p>223.24.154.73</text:p>
          </table:table-cell>
          <table:table-cell table:number-columns-repeated="16374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float" office:value="4483" table:style-name="ce1">
            <text:p>4483</text:p>
          </table:table-cell>
          <table:table-cell table:style-name="ce3"/>
          <table:table-cell office:value-type="string" table:style-name="ce1">
            <text:p>bean</text:p>
          </table:table-cell>
          <table:table-cell office:value-type="string" table:style-name="ce1">
            <text:p>lee</text:p>
          </table:table-cell>
          <table:table-cell office:value-type="string" office:string-value="miaoness6.2023" table:formula="of:=LEFT([.H438];FIND(&quot;@&quot;;[.H438])-1)" table:style-name="ce4">
            <text:p>miaoness6.2023</text:p>
          </table:table-cell>
          <table:table-cell office:value-type="string" office:string-value="gmail.com" table:formula="of:=RIGHT([.H438];LEN([.H438])-FIND(&quot;@&quot;;[.H438]))" table:style-name="ce1">
            <text:p>gmail.com</text:p>
          </table:table-cell>
          <table:table-cell office:value-type="string" table:style-name="ce1">
            <text:p>miaoness6.2023@gmail.com</text:p>
          </table:table-cell>
          <table:table-cell office:value-type="date" office:date-value="2023-06-01T20:39:14" table:style-name="ce5">
            <text:p>6/1/23 08:39 PM</text:p>
          </table:table-cell>
          <table:table-cell office:value-type="string" table:style-name="ce1">
            <text:p>42.189.199.162</text:p>
          </table:table-cell>
          <table:table-cell table:number-columns-repeated="16374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float" office:value="4484" table:style-name="ce1">
            <text:p>4484</text:p>
          </table:table-cell>
          <table:table-cell table:style-name="ce3"/>
          <table:table-cell office:value-type="string" table:style-name="ce1">
            <text:p>mumu</text:p>
          </table:table-cell>
          <table:table-cell office:value-type="string" table:style-name="ce1">
            <text:p>ng</text:p>
          </table:table-cell>
          <table:table-cell office:value-type="string" office:string-value="beanmumu" table:formula="of:=LEFT([.H439];FIND(&quot;@&quot;;[.H439])-1)" table:style-name="ce4">
            <text:p>beanmumu</text:p>
          </table:table-cell>
          <table:table-cell office:value-type="string" office:string-value="gmail.com" table:formula="of:=RIGHT([.H439];LEN([.H439])-FIND(&quot;@&quot;;[.H439]))" table:style-name="ce1">
            <text:p>gmail.com</text:p>
          </table:table-cell>
          <table:table-cell office:value-type="string" table:style-name="ce1">
            <text:p>beanmumu@gmail.com</text:p>
          </table:table-cell>
          <table:table-cell office:value-type="date" office:date-value="2023-06-01T20:41:18" table:style-name="ce5">
            <text:p>6/1/23 08:41 PM</text:p>
          </table:table-cell>
          <table:table-cell office:value-type="string" table:style-name="ce1">
            <text:p>42.189.199.162</text:p>
          </table:table-cell>
          <table:table-cell table:number-columns-repeated="16374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float" office:value="4485" table:style-name="ce1">
            <text:p>4485</text:p>
          </table:table-cell>
          <table:table-cell table:style-name="ce3"/>
          <table:table-cell office:value-type="string" table:style-name="ce1">
            <text:p>Thanapoom</text:p>
          </table:table-cell>
          <table:table-cell office:value-type="string" table:style-name="ce1">
            <text:p>Sillapavanich</text:p>
          </table:table-cell>
          <table:table-cell office:value-type="string" office:string-value="thanapoom007" table:formula="of:=LEFT([.H440];FIND(&quot;@&quot;;[.H440])-1)" table:style-name="ce4">
            <text:p>thanapoom007</text:p>
          </table:table-cell>
          <table:table-cell office:value-type="string" office:string-value="gmail.com" table:formula="of:=RIGHT([.H440];LEN([.H440])-FIND(&quot;@&quot;;[.H440]))" table:style-name="ce1">
            <text:p>gmail.com</text:p>
          </table:table-cell>
          <table:table-cell office:value-type="string" table:style-name="ce1">
            <text:p>thanapoom007@gmail.com</text:p>
          </table:table-cell>
          <table:table-cell office:value-type="date" office:date-value="2023-06-01T20:42:50" table:style-name="ce5">
            <text:p>6/1/23 08:42 PM</text:p>
          </table:table-cell>
          <table:table-cell office:value-type="string" table:style-name="ce1">
            <text:p>171.100.24.124</text:p>
          </table:table-cell>
          <table:table-cell table:number-columns-repeated="16374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float" office:value="4486" table:style-name="ce1">
            <text:p>4486</text:p>
          </table:table-cell>
          <table:table-cell table:style-name="ce3"/>
          <table:table-cell office:value-type="string" table:style-name="ce1">
            <text:p>Voravit</text:p>
          </table:table-cell>
          <table:table-cell office:value-type="string" table:style-name="ce1">
            <text:p>Chonpachaya</text:p>
          </table:table-cell>
          <table:table-cell office:value-type="string" office:string-value="gorillagreenfoot" table:formula="of:=LEFT([.H441];FIND(&quot;@&quot;;[.H441])-1)" table:style-name="ce4">
            <text:p>gorillagreenfoot</text:p>
          </table:table-cell>
          <table:table-cell office:value-type="string" office:string-value="gmail.com" table:formula="of:=RIGHT([.H441];LEN([.H441])-FIND(&quot;@&quot;;[.H441]))" table:style-name="ce1">
            <text:p>gmail.com</text:p>
          </table:table-cell>
          <table:table-cell office:value-type="string" table:style-name="ce1">
            <text:p>gorillagreenfoot@gmail.com</text:p>
          </table:table-cell>
          <table:table-cell office:value-type="date" office:date-value="2023-06-01T20:43:29" table:style-name="ce5">
            <text:p>6/1/23 08:43 PM</text:p>
          </table:table-cell>
          <table:table-cell office:value-type="string" table:style-name="ce1">
            <text:p>125.26.173.162</text:p>
          </table:table-cell>
          <table:table-cell table:number-columns-repeated="16374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float" office:value="4487" table:style-name="ce1">
            <text:p>4487</text:p>
          </table:table-cell>
          <table:table-cell table:style-name="ce3"/>
          <table:table-cell office:value-type="string" table:style-name="ce1">
            <text:p>ณฐนพ</text:p>
          </table:table-cell>
          <table:table-cell office:value-type="string" table:style-name="ce1">
            <text:p>พิมลเสถียร</text:p>
          </table:table-cell>
          <table:table-cell office:value-type="string" office:string-value="nattanop" table:formula="of:=LEFT([.H442];FIND(&quot;@&quot;;[.H442])-1)" table:style-name="ce4">
            <text:p>nattanop</text:p>
          </table:table-cell>
          <table:table-cell office:value-type="string" office:string-value="gmail.com" table:formula="of:=RIGHT([.H442];LEN([.H442])-FIND(&quot;@&quot;;[.H442]))" table:style-name="ce1">
            <text:p>gmail.com</text:p>
          </table:table-cell>
          <table:table-cell office:value-type="string" table:style-name="ce1">
            <text:p>nattanop@gmail.com</text:p>
          </table:table-cell>
          <table:table-cell office:value-type="date" office:date-value="2023-06-01T20:44:58" table:style-name="ce5">
            <text:p>6/1/23 08:44 PM</text:p>
          </table:table-cell>
          <table:table-cell office:value-type="string" table:style-name="ce1">
            <text:p>182.232.59.236</text:p>
          </table:table-cell>
          <table:table-cell table:number-columns-repeated="16374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float" office:value="4488" table:style-name="ce1">
            <text:p>4488</text:p>
          </table:table-cell>
          <table:table-cell table:style-name="ce3"/>
          <table:table-cell office:value-type="string" table:style-name="ce1">
            <text:p>วรรณพล</text:p>
          </table:table-cell>
          <table:table-cell office:value-type="string" table:style-name="ce1">
            <text:p>สิงหโต</text:p>
          </table:table-cell>
          <table:table-cell office:value-type="string" office:string-value="wannapon.st" table:formula="of:=LEFT([.H443];FIND(&quot;@&quot;;[.H443])-1)" table:style-name="ce4">
            <text:p>wannapon.st</text:p>
          </table:table-cell>
          <table:table-cell office:value-type="string" office:string-value="gmail.com" table:formula="of:=RIGHT([.H443];LEN([.H443])-FIND(&quot;@&quot;;[.H443]))" table:style-name="ce1">
            <text:p>gmail.com</text:p>
          </table:table-cell>
          <table:table-cell office:value-type="string" table:style-name="ce1">
            <text:p>wannapon.st@gmail.com</text:p>
          </table:table-cell>
          <table:table-cell office:value-type="date" office:date-value="2023-06-01T20:45:16" table:style-name="ce5">
            <text:p>6/1/23 08:45 PM</text:p>
          </table:table-cell>
          <table:table-cell office:value-type="string" table:style-name="ce1">
            <text:p>49.228.148.213</text:p>
          </table:table-cell>
          <table:table-cell table:number-columns-repeated="16374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float" office:value="4491" table:style-name="ce1">
            <text:p>4491</text:p>
          </table:table-cell>
          <table:table-cell table:style-name="ce3"/>
          <table:table-cell office:value-type="string" table:style-name="ce1">
            <text:p>ขวัญภิรมณ์</text:p>
          </table:table-cell>
          <table:table-cell office:value-type="string" table:style-name="ce1">
            <text:p>คำยงค์</text:p>
          </table:table-cell>
          <table:table-cell office:value-type="string" office:string-value="hollkittee2544" table:formula="of:=LEFT([.H444];FIND(&quot;@&quot;;[.H444])-1)" table:style-name="ce4">
            <text:p>hollkittee2544</text:p>
          </table:table-cell>
          <table:table-cell office:value-type="string" office:string-value="gmail.com" table:formula="of:=RIGHT([.H444];LEN([.H444])-FIND(&quot;@&quot;;[.H444]))" table:style-name="ce1">
            <text:p>gmail.com</text:p>
          </table:table-cell>
          <table:table-cell office:value-type="string" table:style-name="ce1">
            <text:p>hollkittee2544@gmail.com</text:p>
          </table:table-cell>
          <table:table-cell office:value-type="date" office:date-value="2023-06-01T20:48:30" table:style-name="ce5">
            <text:p>6/1/23 08:48 PM</text:p>
          </table:table-cell>
          <table:table-cell office:value-type="string" table:style-name="ce1">
            <text:p>223.24.62.121</text:p>
          </table:table-cell>
          <table:table-cell table:number-columns-repeated="16374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float" office:value="4493" table:style-name="ce1">
            <text:p>4493</text:p>
          </table:table-cell>
          <table:table-cell table:style-name="ce3"/>
          <table:table-cell office:value-type="string" table:style-name="ce1">
            <text:p>Kedkanda</text:p>
          </table:table-cell>
          <table:table-cell office:value-type="string" table:style-name="ce1">
            <text:p>Sillapavanich</text:p>
          </table:table-cell>
          <table:table-cell office:value-type="string" office:string-value="kedkanda.s" table:formula="of:=LEFT([.H445];FIND(&quot;@&quot;;[.H445])-1)" table:style-name="ce4">
            <text:p>kedkanda.s</text:p>
          </table:table-cell>
          <table:table-cell office:value-type="string" office:string-value="hotmail.com" table:formula="of:=RIGHT([.H445];LEN([.H445])-FIND(&quot;@&quot;;[.H445]))" table:style-name="ce1">
            <text:p>hotmail.com</text:p>
          </table:table-cell>
          <table:table-cell office:value-type="string" table:style-name="ce1">
            <text:p>kedkanda.s@hotmail.com</text:p>
          </table:table-cell>
          <table:table-cell office:value-type="date" office:date-value="2023-06-01T20:48:50" table:style-name="ce5">
            <text:p>6/1/23 08:48 PM</text:p>
          </table:table-cell>
          <table:table-cell office:value-type="string" table:style-name="ce1">
            <text:p>171.100.24.124</text:p>
          </table:table-cell>
          <table:table-cell table:number-columns-repeated="16374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float" office:value="4495" table:style-name="ce1">
            <text:p>4495</text:p>
          </table:table-cell>
          <table:table-cell table:style-name="ce3"/>
          <table:table-cell office:value-type="string" table:style-name="ce1">
            <text:p>Lavittra</text:p>
          </table:table-cell>
          <table:table-cell office:value-type="string" table:style-name="ce1">
            <text:p>Rattanachaya</text:p>
          </table:table-cell>
          <table:table-cell office:value-type="string" office:string-value="lavittra" table:formula="of:=LEFT([.H446];FIND(&quot;@&quot;;[.H446])-1)" table:style-name="ce4">
            <text:p>lavittra</text:p>
          </table:table-cell>
          <table:table-cell office:value-type="string" office:string-value="gmail.com" table:formula="of:=RIGHT([.H446];LEN([.H446])-FIND(&quot;@&quot;;[.H446]))" table:style-name="ce1">
            <text:p>gmail.com</text:p>
          </table:table-cell>
          <table:table-cell office:value-type="string" table:style-name="ce1">
            <text:p>lavittra@gmail.com</text:p>
          </table:table-cell>
          <table:table-cell office:value-type="date" office:date-value="2023-06-01T20:52:10" table:style-name="ce5">
            <text:p>6/1/23 08:52 PM</text:p>
          </table:table-cell>
          <table:table-cell office:value-type="string" table:style-name="ce1">
            <text:p>49.230.11.176</text:p>
          </table:table-cell>
          <table:table-cell table:number-columns-repeated="16374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float" office:value="4494" table:style-name="ce1">
            <text:p>4494</text:p>
          </table:table-cell>
          <table:table-cell table:style-name="ce3"/>
          <table:table-cell office:value-type="string" table:style-name="ce1">
            <text:p>นรกมล</text:p>
          </table:table-cell>
          <table:table-cell office:value-type="string" table:style-name="ce1">
            <text:p>คำทอง</text:p>
          </table:table-cell>
          <table:table-cell office:value-type="string" office:string-value="ppingggg0" table:formula="of:=LEFT([.H447];FIND(&quot;@&quot;;[.H447])-1)" table:style-name="ce4">
            <text:p>ppingggg0</text:p>
          </table:table-cell>
          <table:table-cell office:value-type="string" office:string-value="gmail.com" table:formula="of:=RIGHT([.H447];LEN([.H447])-FIND(&quot;@&quot;;[.H447]))" table:style-name="ce1">
            <text:p>gmail.com</text:p>
          </table:table-cell>
          <table:table-cell office:value-type="string" table:style-name="ce1">
            <text:p>ppingggg0@gmail.com</text:p>
          </table:table-cell>
          <table:table-cell office:value-type="date" office:date-value="2023-06-01T20:52:13" table:style-name="ce5">
            <text:p>6/1/23 08:52 PM</text:p>
          </table:table-cell>
          <table:table-cell office:value-type="string" table:style-name="ce1">
            <text:p>171.4.247.41</text:p>
          </table:table-cell>
          <table:table-cell table:number-columns-repeated="16374"/>
        </table:table-row>
        <table:table-row table:style-name="ro2">
          <table:table-cell office:value-type="float" office:value="489" table:style-name="ce1">
            <text:p>489</text:p>
          </table:table-cell>
          <table:table-cell office:value-type="float" office:value="4496" table:style-name="ce1">
            <text:p>4496</text:p>
          </table:table-cell>
          <table:table-cell table:style-name="ce3"/>
          <table:table-cell office:value-type="string" table:style-name="ce1">
            <text:p>Arisara</text:p>
          </table:table-cell>
          <table:table-cell office:value-type="string" table:style-name="ce1">
            <text:p>Boonterm</text:p>
          </table:table-cell>
          <table:table-cell office:value-type="string" office:string-value="Joypimporn09" table:formula="of:=LEFT([.H448];FIND(&quot;@&quot;;[.H448])-1)" table:style-name="ce4">
            <text:p>Joypimporn09</text:p>
          </table:table-cell>
          <table:table-cell office:value-type="string" office:string-value="gmail.com" table:formula="of:=RIGHT([.H448];LEN([.H448])-FIND(&quot;@&quot;;[.H448]))" table:style-name="ce1">
            <text:p>gmail.com</text:p>
          </table:table-cell>
          <table:table-cell office:value-type="string" table:style-name="ce1">
            <text:p>Joypimporn09@gmail.com</text:p>
          </table:table-cell>
          <table:table-cell office:value-type="date" office:date-value="2023-06-01T20:53:42" table:style-name="ce5">
            <text:p>6/1/23 08:53 PM</text:p>
          </table:table-cell>
          <table:table-cell office:value-type="string" table:style-name="ce1">
            <text:p>182.232.186.82</text:p>
          </table:table-cell>
          <table:table-cell table:number-columns-repeated="16374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float" office:value="4497" table:style-name="ce1">
            <text:p>4497</text:p>
          </table:table-cell>
          <table:table-cell table:style-name="ce3"/>
          <table:table-cell office:value-type="string" table:style-name="ce1">
            <text:p>Leticia</text:p>
          </table:table-cell>
          <table:table-cell office:value-type="string" table:style-name="ce1">
            <text:p>Costa</text:p>
          </table:table-cell>
          <table:table-cell office:value-type="string" office:string-value="perdigaoleticia56" table:formula="of:=LEFT([.H449];FIND(&quot;@&quot;;[.H449])-1)" table:style-name="ce4">
            <text:p>perdigaoleticia56</text:p>
          </table:table-cell>
          <table:table-cell office:value-type="string" office:string-value="gmail.com" table:formula="of:=RIGHT([.H449];LEN([.H449])-FIND(&quot;@&quot;;[.H449]))" table:style-name="ce1">
            <text:p>gmail.com</text:p>
          </table:table-cell>
          <table:table-cell office:value-type="string" table:style-name="ce1">
            <text:p>perdigaoleticia56@gmail.com</text:p>
          </table:table-cell>
          <table:table-cell office:value-type="date" office:date-value="2023-06-01T20:54:18" table:style-name="ce5">
            <text:p>6/1/23 08:54 PM</text:p>
          </table:table-cell>
          <table:table-cell office:value-type="string" table:style-name="ce1">
            <text:p>131.221.143.178</text:p>
          </table:table-cell>
          <table:table-cell table:number-columns-repeated="16374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float" office:value="4498" table:style-name="ce1">
            <text:p>4498</text:p>
          </table:table-cell>
          <table:table-cell table:style-name="ce3"/>
          <table:table-cell office:value-type="string" table:style-name="ce1">
            <text:p>ธิดารัตน์</text:p>
          </table:table-cell>
          <table:table-cell office:value-type="string" table:style-name="ce1">
            <text:p>พันธุ์พยอม</text:p>
          </table:table-cell>
          <table:table-cell office:value-type="string" office:string-value="Thidarat121143" table:formula="of:=LEFT([.H450];FIND(&quot;@&quot;;[.H450])-1)" table:style-name="ce4">
            <text:p>Thidarat121143</text:p>
          </table:table-cell>
          <table:table-cell office:value-type="string" office:string-value="gmail.com" table:formula="of:=RIGHT([.H450];LEN([.H450])-FIND(&quot;@&quot;;[.H450]))" table:style-name="ce1">
            <text:p>gmail.com</text:p>
          </table:table-cell>
          <table:table-cell office:value-type="string" table:style-name="ce1">
            <text:p>Thidarat121143@gmail.com</text:p>
          </table:table-cell>
          <table:table-cell office:value-type="date" office:date-value="2023-06-01T20:54:46" table:style-name="ce5">
            <text:p>6/1/23 08:54 PM</text:p>
          </table:table-cell>
          <table:table-cell office:value-type="string" table:style-name="ce1">
            <text:p>223.24.93.235</text:p>
          </table:table-cell>
          <table:table-cell table:number-columns-repeated="16374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float" office:value="4499" table:style-name="ce1">
            <text:p>4499</text:p>
          </table:table-cell>
          <table:table-cell table:style-name="ce3"/>
          <table:table-cell office:value-type="string" table:style-name="ce1">
            <text:p>นายจรัญ</text:p>
          </table:table-cell>
          <table:table-cell office:value-type="string" table:style-name="ce1">
            <text:p>ตันติวราพันธ์</text:p>
          </table:table-cell>
          <table:table-cell office:value-type="string" office:string-value="jrt1999" table:formula="of:=LEFT([.H451];FIND(&quot;@&quot;;[.H451])-1)" table:style-name="ce4">
            <text:p>jrt1999</text:p>
          </table:table-cell>
          <table:table-cell office:value-type="string" office:string-value="hotmail.com" table:formula="of:=RIGHT([.H451];LEN([.H451])-FIND(&quot;@&quot;;[.H451]))" table:style-name="ce1">
            <text:p>hotmail.com</text:p>
          </table:table-cell>
          <table:table-cell office:value-type="string" table:style-name="ce1">
            <text:p>jrt1999@hotmail.com</text:p>
          </table:table-cell>
          <table:table-cell office:value-type="date" office:date-value="2023-06-01T20:56:17" table:style-name="ce5">
            <text:p>6/1/23 08:56 PM</text:p>
          </table:table-cell>
          <table:table-cell office:value-type="string" table:style-name="ce1">
            <text:p>1.46.29.46</text:p>
          </table:table-cell>
          <table:table-cell table:number-columns-repeated="16374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float" office:value="4502" table:style-name="ce1">
            <text:p>4502</text:p>
          </table:table-cell>
          <table:table-cell table:style-name="ce3"/>
          <table:table-cell office:value-type="string" table:style-name="ce1">
            <text:p>Noppawan</text:p>
          </table:table-cell>
          <table:table-cell office:value-type="string" table:style-name="ce1">
            <text:p>Wongsawasd</text:p>
          </table:table-cell>
          <table:table-cell office:value-type="string" office:string-value="Noppawan.pongpang" table:formula="of:=LEFT([.H452];FIND(&quot;@&quot;;[.H452])-1)" table:style-name="ce4">
            <text:p>Noppawan.pongpang</text:p>
          </table:table-cell>
          <table:table-cell office:value-type="string" office:string-value="gmail.com" table:formula="of:=RIGHT([.H452];LEN([.H452])-FIND(&quot;@&quot;;[.H452]))" table:style-name="ce1">
            <text:p>gmail.com</text:p>
          </table:table-cell>
          <table:table-cell office:value-type="string" table:style-name="ce1">
            <text:p>Noppawan.pongpang@gmail.com</text:p>
          </table:table-cell>
          <table:table-cell office:value-type="date" office:date-value="2023-06-01T20:56:56" table:style-name="ce5">
            <text:p>6/1/23 08:56 PM</text:p>
          </table:table-cell>
          <table:table-cell office:value-type="string" table:style-name="ce1">
            <text:p>223.24.189.2</text:p>
          </table:table-cell>
          <table:table-cell table:number-columns-repeated="16374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float" office:value="4503" table:style-name="ce1">
            <text:p>4503</text:p>
          </table:table-cell>
          <table:table-cell table:style-name="ce3"/>
          <table:table-cell office:value-type="string" table:style-name="ce1">
            <text:p>ปารีณา</text:p>
          </table:table-cell>
          <table:table-cell office:value-type="string" table:style-name="ce1">
            <text:p>ขจร</text:p>
          </table:table-cell>
          <table:table-cell office:value-type="string" office:string-value="Llt913" table:formula="of:=LEFT([.H453];FIND(&quot;@&quot;;[.H453])-1)" table:style-name="ce4">
            <text:p>Llt913</text:p>
          </table:table-cell>
          <table:table-cell office:value-type="string" office:string-value="gmail.com" table:formula="of:=RIGHT([.H453];LEN([.H453])-FIND(&quot;@&quot;;[.H453]))" table:style-name="ce1">
            <text:p>gmail.com</text:p>
          </table:table-cell>
          <table:table-cell office:value-type="string" table:style-name="ce1">
            <text:p>Llt913@gmail.com</text:p>
          </table:table-cell>
          <table:table-cell office:value-type="date" office:date-value="2023-06-01T20:57:48" table:style-name="ce5">
            <text:p>6/1/23 08:57 PM</text:p>
          </table:table-cell>
          <table:table-cell office:value-type="string" table:style-name="ce1">
            <text:p>115.87.79.75</text:p>
          </table:table-cell>
          <table:table-cell table:number-columns-repeated="16374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float" office:value="4501" table:style-name="ce1">
            <text:p>4501</text:p>
          </table:table-cell>
          <table:table-cell table:style-name="ce3"/>
          <table:table-cell office:value-type="string" table:style-name="ce1">
            <text:p>mala1</text:p>
          </table:table-cell>
          <table:table-cell office:value-type="string" table:style-name="ce1">
            <text:p>tang</text:p>
          </table:table-cell>
          <table:table-cell office:value-type="string" office:string-value="nakaiyou" table:formula="of:=LEFT([.H454];FIND(&quot;@&quot;;[.H454])-1)" table:style-name="ce4">
            <text:p>nakaiyou</text:p>
          </table:table-cell>
          <table:table-cell office:value-type="string" office:string-value="126.com" table:formula="of:=RIGHT([.H454];LEN([.H454])-FIND(&quot;@&quot;;[.H454]))" table:style-name="ce1">
            <text:p>126.com</text:p>
          </table:table-cell>
          <table:table-cell office:value-type="string" table:style-name="ce1">
            <text:p>nakaiyou@126.com</text:p>
          </table:table-cell>
          <table:table-cell office:value-type="date" office:date-value="2023-06-01T20:58:17" table:style-name="ce5">
            <text:p>6/1/23 08:58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float" office:value="4444" table:style-name="ce1">
            <text:p>4444</text:p>
          </table:table-cell>
          <table:table-cell table:style-name="ce3"/>
          <table:table-cell office:value-type="string" table:style-name="ce1">
            <text:p>ภัทรวดี</text:p>
          </table:table-cell>
          <table:table-cell office:value-type="string" table:style-name="ce1">
            <text:p>สังข์ทอง</text:p>
          </table:table-cell>
          <table:table-cell office:value-type="string" office:string-value="phat26987" table:formula="of:=LEFT([.H455];FIND(&quot;@&quot;;[.H455])-1)" table:style-name="ce4">
            <text:p>phat26987</text:p>
          </table:table-cell>
          <table:table-cell office:value-type="string" office:string-value="gmail.com" table:formula="of:=RIGHT([.H455];LEN([.H455])-FIND(&quot;@&quot;;[.H455]))" table:style-name="ce1">
            <text:p>gmail.com</text:p>
          </table:table-cell>
          <table:table-cell office:value-type="string" table:style-name="ce1">
            <text:p>phat26987@gmail.com</text:p>
          </table:table-cell>
          <table:table-cell office:value-type="date" office:date-value="2023-06-01T20:59:14" table:style-name="ce5">
            <text:p>6/1/23 08:59 PM</text:p>
          </table:table-cell>
          <table:table-cell office:value-type="string" table:style-name="ce1">
            <text:p>124.120.63.137</text:p>
          </table:table-cell>
          <table:table-cell table:number-columns-repeated="16374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float" office:value="4489" table:style-name="ce1">
            <text:p>4489</text:p>
          </table:table-cell>
          <table:table-cell table:style-name="ce3"/>
          <table:table-cell office:value-type="string" table:style-name="ce1">
            <text:p>Rose</text:p>
          </table:table-cell>
          <table:table-cell office:value-type="string" table:style-name="ce1">
            <text:p>Stone</text:p>
          </table:table-cell>
          <table:table-cell office:value-type="string" office:string-value="pfantasy388" table:formula="of:=LEFT([.H456];FIND(&quot;@&quot;;[.H456])-1)" table:style-name="ce4">
            <text:p>pfantasy388</text:p>
          </table:table-cell>
          <table:table-cell office:value-type="string" office:string-value="gmail.com" table:formula="of:=RIGHT([.H456];LEN([.H456])-FIND(&quot;@&quot;;[.H456]))" table:style-name="ce1">
            <text:p>gmail.com</text:p>
          </table:table-cell>
          <table:table-cell office:value-type="string" table:style-name="ce1">
            <text:p>pfantasy388@gmail.com</text:p>
          </table:table-cell>
          <table:table-cell office:value-type="date" office:date-value="2023-06-01T20:59:43" table:style-name="ce5">
            <text:p>6/1/23 08:59 PM</text:p>
          </table:table-cell>
          <table:table-cell office:value-type="string" table:style-name="ce1">
            <text:p>186.138.119.217</text:p>
          </table:table-cell>
          <table:table-cell table:number-columns-repeated="16374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4507" table:style-name="ce1">
            <text:p>4507</text:p>
          </table:table-cell>
          <table:table-cell table:style-name="ce3"/>
          <table:table-cell office:value-type="string" table:style-name="ce1">
            <text:p>บาวัน</text:p>
          </table:table-cell>
          <table:table-cell office:value-type="string" table:style-name="ce1">
            <text:p>ยันนา</text:p>
          </table:table-cell>
          <table:table-cell office:value-type="string" office:string-value="Bb913" table:formula="of:=LEFT([.H457];FIND(&quot;@&quot;;[.H457])-1)" table:style-name="ce4">
            <text:p>Bb913</text:p>
          </table:table-cell>
          <table:table-cell office:value-type="string" office:string-value="gmail.com" table:formula="of:=RIGHT([.H457];LEN([.H457])-FIND(&quot;@&quot;;[.H457]))" table:style-name="ce1">
            <text:p>gmail.com</text:p>
          </table:table-cell>
          <table:table-cell office:value-type="string" table:style-name="ce1">
            <text:p>Bb913@gmail.com</text:p>
          </table:table-cell>
          <table:table-cell office:value-type="date" office:date-value="2023-06-01T21:00:05" table:style-name="ce5">
            <text:p>6/1/23 09:00 PM</text:p>
          </table:table-cell>
          <table:table-cell office:value-type="string" table:style-name="ce1">
            <text:p>115.87.79.75</text:p>
          </table:table-cell>
          <table:table-cell table:number-columns-repeated="16374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float" office:value="4504" table:style-name="ce1">
            <text:p>4504</text:p>
          </table:table-cell>
          <table:table-cell table:style-name="ce3"/>
          <table:table-cell office:value-type="string" table:style-name="ce1">
            <text:p>ณัฐชา</text:p>
          </table:table-cell>
          <table:table-cell office:value-type="string" table:style-name="ce1">
            <text:p>ใจรักหลวง</text:p>
          </table:table-cell>
          <table:table-cell office:value-type="string" office:string-value="Hello_nutcha" table:formula="of:=LEFT([.H458];FIND(&quot;@&quot;;[.H458])-1)" table:style-name="ce4">
            <text:p>Hello_nutcha</text:p>
          </table:table-cell>
          <table:table-cell office:value-type="string" office:string-value="hotmail.com" table:formula="of:=RIGHT([.H458];LEN([.H458])-FIND(&quot;@&quot;;[.H458]))" table:style-name="ce1">
            <text:p>hotmail.com</text:p>
          </table:table-cell>
          <table:table-cell office:value-type="string" table:style-name="ce1">
            <text:p>Hello_nutcha@hotmail.com</text:p>
          </table:table-cell>
          <table:table-cell office:value-type="date" office:date-value="2023-06-01T21:00:07" table:style-name="ce5">
            <text:p>6/1/23 09:00 PM</text:p>
          </table:table-cell>
          <table:table-cell office:value-type="string" table:style-name="ce1">
            <text:p>101.109.204.48</text:p>
          </table:table-cell>
          <table:table-cell table:number-columns-repeated="16374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float" office:value="4506" table:style-name="ce1">
            <text:p>4506</text:p>
          </table:table-cell>
          <table:table-cell table:style-name="ce3"/>
          <table:table-cell office:value-type="string" table:style-name="ce1">
            <text:p>XIUJUAN</text:p>
          </table:table-cell>
          <table:table-cell office:value-type="string" table:style-name="ce1">
            <text:p>LU</text:p>
          </table:table-cell>
          <table:table-cell office:value-type="string" office:string-value="rainday429" table:formula="of:=LEFT([.H459];FIND(&quot;@&quot;;[.H459])-1)" table:style-name="ce4">
            <text:p>rainday429</text:p>
          </table:table-cell>
          <table:table-cell office:value-type="string" office:string-value="gmail.com" table:formula="of:=RIGHT([.H459];LEN([.H459])-FIND(&quot;@&quot;;[.H459]))" table:style-name="ce1">
            <text:p>gmail.com</text:p>
          </table:table-cell>
          <table:table-cell office:value-type="string" table:style-name="ce1">
            <text:p>rainday429@gmail.com</text:p>
          </table:table-cell>
          <table:table-cell office:value-type="date" office:date-value="2023-06-01T21:01:24" table:style-name="ce5">
            <text:p>6/1/23 09:01 PM</text:p>
          </table:table-cell>
          <table:table-cell office:value-type="string" table:style-name="ce1">
            <text:p>27.105.96.185</text:p>
          </table:table-cell>
          <table:table-cell table:number-columns-repeated="16374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float" office:value="4509" table:style-name="ce1">
            <text:p>4509</text:p>
          </table:table-cell>
          <table:table-cell table:style-name="ce3"/>
          <table:table-cell office:value-type="string" table:style-name="ce1">
            <text:p>ลลิต</text:p>
          </table:table-cell>
          <table:table-cell office:value-type="string" table:style-name="ce1">
            <text:p>สวัสดี</text:p>
          </table:table-cell>
          <table:table-cell office:value-type="string" office:string-value="CC913" table:formula="of:=LEFT([.H460];FIND(&quot;@&quot;;[.H460])-1)" table:style-name="ce4">
            <text:p>CC913</text:p>
          </table:table-cell>
          <table:table-cell office:value-type="string" office:string-value="gmail.com" table:formula="of:=RIGHT([.H460];LEN([.H460])-FIND(&quot;@&quot;;[.H460]))" table:style-name="ce1">
            <text:p>gmail.com</text:p>
          </table:table-cell>
          <table:table-cell office:value-type="string" table:style-name="ce1">
            <text:p>CC913@gmail.com</text:p>
          </table:table-cell>
          <table:table-cell office:value-type="date" office:date-value="2023-06-01T21:02:01" table:style-name="ce5">
            <text:p>6/1/23 09:02 PM</text:p>
          </table:table-cell>
          <table:table-cell office:value-type="string" table:style-name="ce1">
            <text:p>115.87.79.75</text:p>
          </table:table-cell>
          <table:table-cell table:number-columns-repeated="16374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float" office:value="4508" table:style-name="ce1">
            <text:p>4508</text:p>
          </table:table-cell>
          <table:table-cell table:style-name="ce3"/>
          <table:table-cell office:value-type="string" table:style-name="ce1">
            <text:p>Khanistha</text:p>
          </table:table-cell>
          <table:table-cell office:value-type="string" table:style-name="ce1">
            <text:p>Boonthan</text:p>
          </table:table-cell>
          <table:table-cell office:value-type="string" office:string-value="Khanisthawhan" table:formula="of:=LEFT([.H461];FIND(&quot;@&quot;;[.H461])-1)" table:style-name="ce4">
            <text:p>Khanisthawhan</text:p>
          </table:table-cell>
          <table:table-cell office:value-type="string" office:string-value="gmail.com" table:formula="of:=RIGHT([.H461];LEN([.H461])-FIND(&quot;@&quot;;[.H461]))" table:style-name="ce1">
            <text:p>gmail.com</text:p>
          </table:table-cell>
          <table:table-cell office:value-type="string" table:style-name="ce1">
            <text:p>Khanisthawhan@gmail.com</text:p>
          </table:table-cell>
          <table:table-cell office:value-type="date" office:date-value="2023-06-01T21:02:07" table:style-name="ce5">
            <text:p>6/1/23 09:02 PM</text:p>
          </table:table-cell>
          <table:table-cell office:value-type="string" table:style-name="ce1">
            <text:p>171.99.154.235</text:p>
          </table:table-cell>
          <table:table-cell table:number-columns-repeated="16374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float" office:value="4510" table:style-name="ce1">
            <text:p>4510</text:p>
          </table:table-cell>
          <table:table-cell table:style-name="ce3"/>
          <table:table-cell office:value-type="string" table:style-name="ce1">
            <text:p>Ulifa</text:p>
          </table:table-cell>
          <table:table-cell office:value-type="string" table:style-name="ce1">
            <text:p>Syamsiatul Nadia</text:p>
          </table:table-cell>
          <table:table-cell office:value-type="string" office:string-value="ulifanadia.mail" table:formula="of:=LEFT([.H462];FIND(&quot;@&quot;;[.H462])-1)" table:style-name="ce4">
            <text:p>ulifanadia.mail</text:p>
          </table:table-cell>
          <table:table-cell office:value-type="string" office:string-value="gmail.com" table:formula="of:=RIGHT([.H462];LEN([.H462])-FIND(&quot;@&quot;;[.H462]))" table:style-name="ce1">
            <text:p>gmail.com</text:p>
          </table:table-cell>
          <table:table-cell office:value-type="string" table:style-name="ce1">
            <text:p>ulifanadia.mail@gmail.com</text:p>
          </table:table-cell>
          <table:table-cell office:value-type="date" office:date-value="2023-06-01T21:02:29" table:style-name="ce5">
            <text:p>6/1/23 09:02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float" office:value="4511" table:style-name="ce1">
            <text:p>4511</text:p>
          </table:table-cell>
          <table:table-cell table:style-name="ce3"/>
          <table:table-cell office:value-type="string" table:style-name="ce1">
            <text:p>ธันวลัย</text:p>
          </table:table-cell>
          <table:table-cell office:value-type="string" table:style-name="ce1">
            <text:p>สายหยุด</text:p>
          </table:table-cell>
          <table:table-cell office:value-type="string" office:string-value="tanwalai2558" table:formula="of:=LEFT([.H463];FIND(&quot;@&quot;;[.H463])-1)" table:style-name="ce4">
            <text:p>tanwalai2558</text:p>
          </table:table-cell>
          <table:table-cell office:value-type="string" office:string-value="gmail.com" table:formula="of:=RIGHT([.H463];LEN([.H463])-FIND(&quot;@&quot;;[.H463]))" table:style-name="ce1">
            <text:p>gmail.com</text:p>
          </table:table-cell>
          <table:table-cell office:value-type="string" table:style-name="ce1">
            <text:p>tanwalai2558@gmail.com</text:p>
          </table:table-cell>
          <table:table-cell office:value-type="date" office:date-value="2023-06-01T21:02:44" table:style-name="ce5">
            <text:p>6/1/23 09:02 PM</text:p>
          </table:table-cell>
          <table:table-cell office:value-type="string" table:style-name="ce1">
            <text:p>223.207.229.219</text:p>
          </table:table-cell>
          <table:table-cell table:number-columns-repeated="16374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float" office:value="4513" table:style-name="ce1">
            <text:p>4513</text:p>
          </table:table-cell>
          <table:table-cell table:style-name="ce3"/>
          <table:table-cell office:value-type="string" table:style-name="ce1">
            <text:p>Iesha</text:p>
          </table:table-cell>
          <table:table-cell office:value-type="string" table:style-name="ce1">
            <text:p>Stottwilson</text:p>
          </table:table-cell>
          <table:table-cell office:value-type="string" office:string-value="Istottwilson" table:formula="of:=LEFT([.H464];FIND(&quot;@&quot;;[.H464])-1)" table:style-name="ce4">
            <text:p>Istottwilson</text:p>
          </table:table-cell>
          <table:table-cell office:value-type="string" office:string-value="gmail.com" table:formula="of:=RIGHT([.H464];LEN([.H464])-FIND(&quot;@&quot;;[.H464]))" table:style-name="ce1">
            <text:p>gmail.com</text:p>
          </table:table-cell>
          <table:table-cell office:value-type="string" table:style-name="ce1">
            <text:p>Istottwilson@gmail.com</text:p>
          </table:table-cell>
          <table:table-cell office:value-type="date" office:date-value="2023-06-01T21:04:30" table:style-name="ce5">
            <text:p>6/1/23 09:04 PM</text:p>
          </table:table-cell>
          <table:table-cell office:value-type="string" table:style-name="ce1">
            <text:p>76.34.19.30</text:p>
          </table:table-cell>
          <table:table-cell table:number-columns-repeated="16374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float" office:value="4514" table:style-name="ce1">
            <text:p>4514</text:p>
          </table:table-cell>
          <table:table-cell table:style-name="ce3"/>
          <table:table-cell office:value-type="string" table:style-name="ce1">
            <text:p>กาเบรียล</text:p>
          </table:table-cell>
          <table:table-cell office:value-type="string" table:style-name="ce1">
            <text:p>เออบิเกล</text:p>
          </table:table-cell>
          <table:table-cell office:value-type="string" office:string-value="Dd913" table:formula="of:=LEFT([.H465];FIND(&quot;@&quot;;[.H465])-1)" table:style-name="ce4">
            <text:p>Dd913</text:p>
          </table:table-cell>
          <table:table-cell office:value-type="string" office:string-value="gmail.com" table:formula="of:=RIGHT([.H465];LEN([.H465])-FIND(&quot;@&quot;;[.H465]))" table:style-name="ce1">
            <text:p>gmail.com</text:p>
          </table:table-cell>
          <table:table-cell office:value-type="string" table:style-name="ce1">
            <text:p>Dd913@gmail.com</text:p>
          </table:table-cell>
          <table:table-cell office:value-type="date" office:date-value="2023-06-01T21:05:42" table:style-name="ce5">
            <text:p>6/1/23 09:05 PM</text:p>
          </table:table-cell>
          <table:table-cell office:value-type="string" table:style-name="ce1">
            <text:p>115.87.79.75</text:p>
          </table:table-cell>
          <table:table-cell table:number-columns-repeated="16374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float" office:value="4259" table:style-name="ce1">
            <text:p>4259</text:p>
          </table:table-cell>
          <table:table-cell table:style-name="ce3"/>
          <table:table-cell office:value-type="string" table:style-name="ce1">
            <text:p>Phitsinee</text:p>
          </table:table-cell>
          <table:table-cell office:value-type="string" table:style-name="ce1">
            <text:p>Mongkhonnat</text:p>
          </table:table-cell>
          <table:table-cell office:value-type="string" office:string-value="Phitsi.m6" table:formula="of:=LEFT([.H466];FIND(&quot;@&quot;;[.H466])-1)" table:style-name="ce4">
            <text:p>Phitsi.m6</text:p>
          </table:table-cell>
          <table:table-cell office:value-type="string" office:string-value="gmail.com" table:formula="of:=RIGHT([.H466];LEN([.H466])-FIND(&quot;@&quot;;[.H466]))" table:style-name="ce1">
            <text:p>gmail.com</text:p>
          </table:table-cell>
          <table:table-cell office:value-type="string" table:style-name="ce1">
            <text:p>Phitsi.m6@gmail.com</text:p>
          </table:table-cell>
          <table:table-cell office:value-type="date" office:date-value="2023-06-01T21:07:01" table:style-name="ce5">
            <text:p>6/1/23 09:07 PM</text:p>
          </table:table-cell>
          <table:table-cell office:value-type="string" table:style-name="ce1">
            <text:p>115.87.124.223</text:p>
          </table:table-cell>
          <table:table-cell table:number-columns-repeated="16374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float" office:value="4515" table:style-name="ce1">
            <text:p>4515</text:p>
          </table:table-cell>
          <table:table-cell table:style-name="ce3"/>
          <table:table-cell office:value-type="string" table:style-name="ce1">
            <text:p>อังคณา</text:p>
          </table:table-cell>
          <table:table-cell office:value-type="string" table:style-name="ce1">
            <text:p>เลิศการค้าสุข</text:p>
          </table:table-cell>
          <table:table-cell office:value-type="string" office:string-value="marknun215" table:formula="of:=LEFT([.H467];FIND(&quot;@&quot;;[.H467])-1)" table:style-name="ce4">
            <text:p>marknun215</text:p>
          </table:table-cell>
          <table:table-cell office:value-type="string" office:string-value="gmail.com" table:formula="of:=RIGHT([.H467];LEN([.H467])-FIND(&quot;@&quot;;[.H467]))" table:style-name="ce1">
            <text:p>gmail.com</text:p>
          </table:table-cell>
          <table:table-cell office:value-type="string" table:style-name="ce1">
            <text:p>marknun215@gmail.com</text:p>
          </table:table-cell>
          <table:table-cell office:value-type="date" office:date-value="2023-06-01T21:07:55" table:style-name="ce5">
            <text:p>6/1/23 09:07 PM</text:p>
          </table:table-cell>
          <table:table-cell office:value-type="string" table:style-name="ce1">
            <text:p>184.22.116.213</text:p>
          </table:table-cell>
          <table:table-cell table:number-columns-repeated="16374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float" office:value="4517" table:style-name="ce1">
            <text:p>4517</text:p>
          </table:table-cell>
          <table:table-cell table:style-name="ce3"/>
          <table:table-cell office:value-type="string" table:style-name="ce1">
            <text:p>เฟอร์ล์</text:p>
          </table:table-cell>
          <table:table-cell office:value-type="string" table:style-name="ce1">
            <text:p>เดอลากูล</text:p>
          </table:table-cell>
          <table:table-cell office:value-type="string" office:string-value="ee913" table:formula="of:=LEFT([.H468];FIND(&quot;@&quot;;[.H468])-1)" table:style-name="ce4">
            <text:p>ee913</text:p>
          </table:table-cell>
          <table:table-cell office:value-type="string" office:string-value="gmail.com" table:formula="of:=RIGHT([.H468];LEN([.H468])-FIND(&quot;@&quot;;[.H468]))" table:style-name="ce1">
            <text:p>gmail.com</text:p>
          </table:table-cell>
          <table:table-cell office:value-type="string" table:style-name="ce1">
            <text:p>ee913@gmail.com</text:p>
          </table:table-cell>
          <table:table-cell office:value-type="date" office:date-value="2023-06-01T21:08:46" table:style-name="ce5">
            <text:p>6/1/23 09:08 PM</text:p>
          </table:table-cell>
          <table:table-cell office:value-type="string" table:style-name="ce1">
            <text:p>115.87.79.75</text:p>
          </table:table-cell>
          <table:table-cell table:number-columns-repeated="16374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float" office:value="4520" table:style-name="ce1">
            <text:p>4520</text:p>
          </table:table-cell>
          <table:table-cell table:style-name="ce3"/>
          <table:table-cell office:value-type="string" table:style-name="ce1">
            <text:p>Nicol</text:p>
          </table:table-cell>
          <table:table-cell office:value-type="string" table:style-name="ce1">
            <text:p>Quintero</text:p>
          </table:table-cell>
          <table:table-cell office:value-type="string" office:string-value="dielgis119nicol" table:formula="of:=LEFT([.H469];FIND(&quot;@&quot;;[.H469])-1)" table:style-name="ce4">
            <text:p>dielgis119nicol</text:p>
          </table:table-cell>
          <table:table-cell office:value-type="string" office:string-value="gmail.com" table:formula="of:=RIGHT([.H469];LEN([.H469])-FIND(&quot;@&quot;;[.H469]))" table:style-name="ce1">
            <text:p>gmail.com</text:p>
          </table:table-cell>
          <table:table-cell office:value-type="string" table:style-name="ce1">
            <text:p>dielgis119nicol@gmail.com</text:p>
          </table:table-cell>
          <table:table-cell office:value-type="date" office:date-value="2023-06-01T21:15:39" table:style-name="ce5">
            <text:p>6/1/23 09:15 PM</text:p>
          </table:table-cell>
          <table:table-cell office:value-type="string" table:style-name="ce1">
            <text:p>38.166.143.168</text:p>
          </table:table-cell>
          <table:table-cell table:number-columns-repeated="16374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float" office:value="4521" table:style-name="ce1">
            <text:p>4521</text:p>
          </table:table-cell>
          <table:table-cell table:style-name="ce3"/>
          <table:table-cell office:value-type="string" table:style-name="ce1">
            <text:p>Koizumi</text:p>
          </table:table-cell>
          <table:table-cell office:value-type="string" table:style-name="ce1">
            <text:p>Chiba</text:p>
          </table:table-cell>
          <table:table-cell office:value-type="string" office:string-value="koizumi.chiba" table:formula="of:=LEFT([.H470];FIND(&quot;@&quot;;[.H470])-1)" table:style-name="ce4">
            <text:p>koizumi.chiba</text:p>
          </table:table-cell>
          <table:table-cell office:value-type="string" office:string-value="gmail.com" table:formula="of:=RIGHT([.H470];LEN([.H470])-FIND(&quot;@&quot;;[.H470]))" table:style-name="ce1">
            <text:p>gmail.com</text:p>
          </table:table-cell>
          <table:table-cell office:value-type="string" table:style-name="ce1">
            <text:p>koizumi.chiba@gmail.com</text:p>
          </table:table-cell>
          <table:table-cell office:value-type="date" office:date-value="2023-06-01T21:15:50" table:style-name="ce5">
            <text:p>6/1/23 09:15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float" office:value="4522" table:style-name="ce1">
            <text:p>4522</text:p>
          </table:table-cell>
          <table:table-cell table:style-name="ce3"/>
          <table:table-cell office:value-type="string" table:style-name="ce1">
            <text:p>Yamila</text:p>
          </table:table-cell>
          <table:table-cell office:value-type="string" table:style-name="ce1">
            <text:p>Giordano</text:p>
          </table:table-cell>
          <table:table-cell office:value-type="string" office:string-value="yamiletgiordano" table:formula="of:=LEFT([.H471];FIND(&quot;@&quot;;[.H471])-1)" table:style-name="ce4">
            <text:p>yamiletgiordano</text:p>
          </table:table-cell>
          <table:table-cell office:value-type="string" office:string-value="gmail.com" table:formula="of:=RIGHT([.H471];LEN([.H471])-FIND(&quot;@&quot;;[.H471]))" table:style-name="ce1">
            <text:p>gmail.com</text:p>
          </table:table-cell>
          <table:table-cell office:value-type="string" table:style-name="ce1">
            <text:p>yamiletgiordano@gmail.com</text:p>
          </table:table-cell>
          <table:table-cell office:value-type="date" office:date-value="2023-06-01T21:16:03" table:style-name="ce5">
            <text:p>6/1/23 09:16 PM</text:p>
          </table:table-cell>
          <table:table-cell office:value-type="string" table:style-name="ce1">
            <text:p>190.18.247.183</text:p>
          </table:table-cell>
          <table:table-cell table:number-columns-repeated="16374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float" office:value="4524" table:style-name="ce1">
            <text:p>4524</text:p>
          </table:table-cell>
          <table:table-cell table:style-name="ce3"/>
          <table:table-cell office:value-type="string" table:style-name="ce1">
            <text:p>อักษราภัค</text:p>
          </table:table-cell>
          <table:table-cell office:value-type="string" table:style-name="ce1">
            <text:p>กาญจนางกูรพันธุ์</text:p>
          </table:table-cell>
          <table:table-cell office:value-type="string" office:string-value="Aksaraphakjune" table:formula="of:=LEFT([.H472];FIND(&quot;@&quot;;[.H472])-1)" table:style-name="ce4">
            <text:p>Aksaraphakjune</text:p>
          </table:table-cell>
          <table:table-cell office:value-type="string" office:string-value="gmail.com" table:formula="of:=RIGHT([.H472];LEN([.H472])-FIND(&quot;@&quot;;[.H472]))" table:style-name="ce1">
            <text:p>gmail.com</text:p>
          </table:table-cell>
          <table:table-cell office:value-type="string" table:style-name="ce1">
            <text:p>Aksaraphakjune@gmail.com</text:p>
          </table:table-cell>
          <table:table-cell office:value-type="date" office:date-value="2023-06-01T21:16:39" table:style-name="ce5">
            <text:p>6/1/23 09:16 PM</text:p>
          </table:table-cell>
          <table:table-cell office:value-type="string" table:style-name="ce1">
            <text:p>171.100.251.48</text:p>
          </table:table-cell>
          <table:table-cell table:number-columns-repeated="16374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float" office:value="4525" table:style-name="ce1">
            <text:p>4525</text:p>
          </table:table-cell>
          <table:table-cell table:style-name="ce3"/>
          <table:table-cell office:value-type="string" table:style-name="ce1">
            <text:p>Nut</text:p>
          </table:table-cell>
          <table:table-cell office:value-type="string" table:style-name="ce1">
            <text:p>Sillapavanich</text:p>
          </table:table-cell>
          <table:table-cell office:value-type="string" office:string-value="englishvocabuaryeng" table:formula="of:=LEFT([.H473];FIND(&quot;@&quot;;[.H473])-1)" table:style-name="ce4">
            <text:p>englishvocabuaryeng</text:p>
          </table:table-cell>
          <table:table-cell office:value-type="string" office:string-value="gmail.com" table:formula="of:=RIGHT([.H473];LEN([.H473])-FIND(&quot;@&quot;;[.H473]))" table:style-name="ce1">
            <text:p>gmail.com</text:p>
          </table:table-cell>
          <table:table-cell office:value-type="string" table:style-name="ce1">
            <text:p>englishvocabuaryeng@gmail.com</text:p>
          </table:table-cell>
          <table:table-cell office:value-type="date" office:date-value="2023-06-01T21:17:32" table:style-name="ce5">
            <text:p>6/1/23 09:17 PM</text:p>
          </table:table-cell>
          <table:table-cell office:value-type="string" table:style-name="ce1">
            <text:p>171.100.24.124</text:p>
          </table:table-cell>
          <table:table-cell table:number-columns-repeated="16374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float" office:value="4523" table:style-name="ce1">
            <text:p>4523</text:p>
          </table:table-cell>
          <table:table-cell table:style-name="ce3"/>
          <table:table-cell office:value-type="string" table:style-name="ce1">
            <text:p>พูนศิริ</text:p>
          </table:table-cell>
          <table:table-cell office:value-type="string" table:style-name="ce1">
            <text:p>ลือคุณา</text:p>
          </table:table-cell>
          <table:table-cell office:value-type="string" office:string-value="noppakaotrd" table:formula="of:=LEFT([.H474];FIND(&quot;@&quot;;[.H474])-1)" table:style-name="ce4">
            <text:p>noppakaotrd</text:p>
          </table:table-cell>
          <table:table-cell office:value-type="string" office:string-value="gmail.com" table:formula="of:=RIGHT([.H474];LEN([.H474])-FIND(&quot;@&quot;;[.H474]))" table:style-name="ce1">
            <text:p>gmail.com</text:p>
          </table:table-cell>
          <table:table-cell office:value-type="string" table:style-name="ce1">
            <text:p>noppakaotrd@gmail.com</text:p>
          </table:table-cell>
          <table:table-cell office:value-type="date" office:date-value="2023-06-01T21:17:40" table:style-name="ce5">
            <text:p>6/1/23 09:17 PM</text:p>
          </table:table-cell>
          <table:table-cell office:value-type="string" table:style-name="ce1">
            <text:p>110.169.128.163</text:p>
          </table:table-cell>
          <table:table-cell table:number-columns-repeated="16374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float" office:value="4526" table:style-name="ce1">
            <text:p>4526</text:p>
          </table:table-cell>
          <table:table-cell table:style-name="ce3"/>
          <table:table-cell office:value-type="string" table:style-name="ce1">
            <text:p>Safa</text:p>
          </table:table-cell>
          <table:table-cell office:value-type="string" table:style-name="ce1">
            <text:p>Lilla</text:p>
          </table:table-cell>
          <table:table-cell office:value-type="string" office:string-value="safalilla.home" table:formula="of:=LEFT([.H475];FIND(&quot;@&quot;;[.H475])-1)" table:style-name="ce4">
            <text:p>safalilla.home</text:p>
          </table:table-cell>
          <table:table-cell office:value-type="string" office:string-value="gmail.com" table:formula="of:=RIGHT([.H475];LEN([.H475])-FIND(&quot;@&quot;;[.H475]))" table:style-name="ce1">
            <text:p>gmail.com</text:p>
          </table:table-cell>
          <table:table-cell office:value-type="string" table:style-name="ce1">
            <text:p>safalilla.home@gmail.com</text:p>
          </table:table-cell>
          <table:table-cell office:value-type="date" office:date-value="2023-06-01T21:20:15" table:style-name="ce5">
            <text:p>6/1/23 09:20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float" office:value="4527" table:style-name="ce1">
            <text:p>4527</text:p>
          </table:table-cell>
          <table:table-cell table:style-name="ce3"/>
          <table:table-cell office:value-type="string" table:style-name="ce1">
            <text:p>ศุภิสรา</text:p>
          </table:table-cell>
          <table:table-cell office:value-type="string" table:style-name="ce1">
            <text:p>สิทธิสุทธิ์</text:p>
          </table:table-cell>
          <table:table-cell office:value-type="string" office:string-value="supisarasittisut" table:formula="of:=LEFT([.H476];FIND(&quot;@&quot;;[.H476])-1)" table:style-name="ce4">
            <text:p>supisarasittisut</text:p>
          </table:table-cell>
          <table:table-cell office:value-type="string" office:string-value="yahoo.com" table:formula="of:=RIGHT([.H476];LEN([.H476])-FIND(&quot;@&quot;;[.H476]))" table:style-name="ce1">
            <text:p>yahoo.com</text:p>
          </table:table-cell>
          <table:table-cell office:value-type="string" table:style-name="ce1">
            <text:p>supisarasittisut@yahoo.com</text:p>
          </table:table-cell>
          <table:table-cell office:value-type="date" office:date-value="2023-06-01T21:21:03" table:style-name="ce5">
            <text:p>6/1/23 09:21 PM</text:p>
          </table:table-cell>
          <table:table-cell office:value-type="string" table:style-name="ce1">
            <text:p>49.229.168.99</text:p>
          </table:table-cell>
          <table:table-cell table:number-columns-repeated="16374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float" office:value="4528" table:style-name="ce1">
            <text:p>4528</text:p>
          </table:table-cell>
          <table:table-cell table:style-name="ce3"/>
          <table:table-cell office:value-type="string" table:style-name="ce1">
            <text:p>Nutt</text:p>
          </table:table-cell>
          <table:table-cell office:value-type="string" table:style-name="ce1">
            <text:p>Sillapavanich</text:p>
          </table:table-cell>
          <table:table-cell office:value-type="string" office:string-value="thanapoomgoodjob" table:formula="of:=LEFT([.H477];FIND(&quot;@&quot;;[.H477])-1)" table:style-name="ce4">
            <text:p>thanapoomgoodjob</text:p>
          </table:table-cell>
          <table:table-cell office:value-type="string" office:string-value="gmail.com" table:formula="of:=RIGHT([.H477];LEN([.H477])-FIND(&quot;@&quot;;[.H477]))" table:style-name="ce1">
            <text:p>gmail.com</text:p>
          </table:table-cell>
          <table:table-cell office:value-type="string" table:style-name="ce1">
            <text:p>thanapoomgoodjob@gmail.com</text:p>
          </table:table-cell>
          <table:table-cell office:value-type="date" office:date-value="2023-06-01T21:21:05" table:style-name="ce5">
            <text:p>6/1/23 09:21 PM</text:p>
          </table:table-cell>
          <table:table-cell office:value-type="string" table:style-name="ce1">
            <text:p>171.100.24.124</text:p>
          </table:table-cell>
          <table:table-cell table:number-columns-repeated="16374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float" office:value="4530" table:style-name="ce1">
            <text:p>4530</text:p>
          </table:table-cell>
          <table:table-cell table:style-name="ce3"/>
          <table:table-cell office:value-type="string" table:style-name="ce1">
            <text:p>วรัษฎาภา</text:p>
          </table:table-cell>
          <table:table-cell office:value-type="string" table:style-name="ce1">
            <text:p>เพชรกันหา</text:p>
          </table:table-cell>
          <table:table-cell office:value-type="string" office:string-value="fayelyn.tinn" table:formula="of:=LEFT([.H478];FIND(&quot;@&quot;;[.H478])-1)" table:style-name="ce4">
            <text:p>fayelyn.tinn</text:p>
          </table:table-cell>
          <table:table-cell office:value-type="string" office:string-value="gmail.com" table:formula="of:=RIGHT([.H478];LEN([.H478])-FIND(&quot;@&quot;;[.H478]))" table:style-name="ce1">
            <text:p>gmail.com</text:p>
          </table:table-cell>
          <table:table-cell office:value-type="string" table:style-name="ce1">
            <text:p>fayelyn.tinn@gmail.com</text:p>
          </table:table-cell>
          <table:table-cell office:value-type="date" office:date-value="2023-06-01T21:22:05" table:style-name="ce5">
            <text:p>6/1/23 09:22 PM</text:p>
          </table:table-cell>
          <table:table-cell office:value-type="string" table:style-name="ce1">
            <text:p>182.53.37.14</text:p>
          </table:table-cell>
          <table:table-cell table:number-columns-repeated="16374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float" office:value="4529" table:style-name="ce1">
            <text:p>4529</text:p>
          </table:table-cell>
          <table:table-cell table:style-name="ce3"/>
          <table:table-cell office:value-type="string" table:style-name="ce1">
            <text:p>ธีรานุช</text:p>
          </table:table-cell>
          <table:table-cell office:value-type="string" table:style-name="ce1">
            <text:p>รัตนสินเกล้า</text:p>
          </table:table-cell>
          <table:table-cell office:value-type="string" office:string-value="Teeranuch.kad2525" table:formula="of:=LEFT([.H479];FIND(&quot;@&quot;;[.H479])-1)" table:style-name="ce4">
            <text:p>Teeranuch.kad2525</text:p>
          </table:table-cell>
          <table:table-cell office:value-type="string" office:string-value="gmail.com" table:formula="of:=RIGHT([.H479];LEN([.H479])-FIND(&quot;@&quot;;[.H479]))" table:style-name="ce1">
            <text:p>gmail.com</text:p>
          </table:table-cell>
          <table:table-cell office:value-type="string" table:style-name="ce1">
            <text:p>Teeranuch.kad2525@gmail.com</text:p>
          </table:table-cell>
          <table:table-cell office:value-type="date" office:date-value="2023-06-01T21:22:10" table:style-name="ce5">
            <text:p>6/1/23 09:22 PM</text:p>
          </table:table-cell>
          <table:table-cell office:value-type="string" table:style-name="ce1">
            <text:p>49.49.229.31</text:p>
          </table:table-cell>
          <table:table-cell table:number-columns-repeated="16374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float" office:value="4532" table:style-name="ce1">
            <text:p>4532</text:p>
          </table:table-cell>
          <table:table-cell table:style-name="ce3"/>
          <table:table-cell office:value-type="string" table:style-name="ce1">
            <text:p>ฉัตริน</text:p>
          </table:table-cell>
          <table:table-cell office:value-type="string" table:style-name="ce1">
            <text:p>โชติทิฆัมพร</text:p>
          </table:table-cell>
          <table:table-cell office:value-type="string" office:string-value="Plai.chattrin" table:formula="of:=LEFT([.H480];FIND(&quot;@&quot;;[.H480])-1)" table:style-name="ce4">
            <text:p>Plai.chattrin</text:p>
          </table:table-cell>
          <table:table-cell office:value-type="string" office:string-value="gmail.com" table:formula="of:=RIGHT([.H480];LEN([.H480])-FIND(&quot;@&quot;;[.H480]))" table:style-name="ce1">
            <text:p>gmail.com</text:p>
          </table:table-cell>
          <table:table-cell office:value-type="string" table:style-name="ce1">
            <text:p>Plai.chattrin@gmail.com</text:p>
          </table:table-cell>
          <table:table-cell office:value-type="date" office:date-value="2023-06-01T21:24:37" table:style-name="ce5">
            <text:p>6/1/23 09:24 PM</text:p>
          </table:table-cell>
          <table:table-cell office:value-type="string" table:style-name="ce1">
            <text:p>49.228.197.170</text:p>
          </table:table-cell>
          <table:table-cell table:number-columns-repeated="16374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float" office:value="4534" table:style-name="ce1">
            <text:p>4534</text:p>
          </table:table-cell>
          <table:table-cell table:style-name="ce3"/>
          <table:table-cell office:value-type="string" table:style-name="ce1">
            <text:p>วราภัสร์</text:p>
          </table:table-cell>
          <table:table-cell office:value-type="string" table:style-name="ce1">
            <text:p>ประชาเจริญกาญจน์</text:p>
          </table:table-cell>
          <table:table-cell office:value-type="string" office:string-value="Stammm755" table:formula="of:=LEFT([.H481];FIND(&quot;@&quot;;[.H481])-1)" table:style-name="ce4">
            <text:p>Stammm755</text:p>
          </table:table-cell>
          <table:table-cell office:value-type="string" office:string-value="gmail.com" table:formula="of:=RIGHT([.H481];LEN([.H481])-FIND(&quot;@&quot;;[.H481]))" table:style-name="ce1">
            <text:p>gmail.com</text:p>
          </table:table-cell>
          <table:table-cell office:value-type="string" table:style-name="ce1">
            <text:p>Stammm755@gmail.com</text:p>
          </table:table-cell>
          <table:table-cell office:value-type="date" office:date-value="2023-06-01T21:28:03" table:style-name="ce5">
            <text:p>6/1/23 09:28 PM</text:p>
          </table:table-cell>
          <table:table-cell office:value-type="string" table:style-name="ce1">
            <text:p>58.8.224.5</text:p>
          </table:table-cell>
          <table:table-cell table:number-columns-repeated="16374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float" office:value="4533" table:style-name="ce1">
            <text:p>4533</text:p>
          </table:table-cell>
          <table:table-cell table:style-name="ce3"/>
          <table:table-cell office:value-type="string" table:style-name="ce1">
            <text:p>nim</text:p>
          </table:table-cell>
          <table:table-cell office:value-type="string" table:style-name="ce1">
            <text:p>jung</text:p>
          </table:table-cell>
          <table:table-cell office:value-type="string" office:string-value="hoaiphuongrd13" table:formula="of:=LEFT([.H482];FIND(&quot;@&quot;;[.H482])-1)" table:style-name="ce4">
            <text:p>hoaiphuongrd13</text:p>
          </table:table-cell>
          <table:table-cell office:value-type="string" office:string-value="gmail.com" table:formula="of:=RIGHT([.H482];LEN([.H482])-FIND(&quot;@&quot;;[.H482]))" table:style-name="ce1">
            <text:p>gmail.com</text:p>
          </table:table-cell>
          <table:table-cell office:value-type="string" table:style-name="ce1">
            <text:p>hoaiphuongrd13@gmail.com</text:p>
          </table:table-cell>
          <table:table-cell office:value-type="date" office:date-value="2023-06-01T21:28:52" table:style-name="ce5">
            <text:p>6/1/23 09:28 PM</text:p>
          </table:table-cell>
          <table:table-cell office:value-type="string" table:style-name="ce1">
            <text:p>115.79.213.32</text:p>
          </table:table-cell>
          <table:table-cell table:number-columns-repeated="16374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float" office:value="4535" table:style-name="ce1">
            <text:p>4535</text:p>
          </table:table-cell>
          <table:table-cell table:style-name="ce3"/>
          <table:table-cell office:value-type="string" table:style-name="ce1">
            <text:p>Priya</text:p>
          </table:table-cell>
          <table:table-cell office:value-type="string" table:style-name="ce1">
            <text:p>M</text:p>
          </table:table-cell>
          <table:table-cell office:value-type="string" office:string-value="priya.mahto251230" table:formula="of:=LEFT([.H483];FIND(&quot;@&quot;;[.H483])-1)" table:style-name="ce4">
            <text:p>priya.mahto251230</text:p>
          </table:table-cell>
          <table:table-cell office:value-type="string" office:string-value="gmail.com" table:formula="of:=RIGHT([.H483];LEN([.H483])-FIND(&quot;@&quot;;[.H483]))" table:style-name="ce1">
            <text:p>gmail.com</text:p>
          </table:table-cell>
          <table:table-cell office:value-type="string" table:style-name="ce1">
            <text:p>priya.mahto251230@gmail.com</text:p>
          </table:table-cell>
          <table:table-cell office:value-type="date" office:date-value="2023-06-01T21:29:47" table:style-name="ce5">
            <text:p>6/1/23 09:29 PM</text:p>
          </table:table-cell>
          <table:table-cell office:value-type="string" table:style-name="ce1">
            <text:p>157.34.101.25</text:p>
          </table:table-cell>
          <table:table-cell table:number-columns-repeated="16374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float" office:value="4537" table:style-name="ce1">
            <text:p>4537</text:p>
          </table:table-cell>
          <table:table-cell table:style-name="ce3"/>
          <table:table-cell office:value-type="string" table:style-name="ce1">
            <text:p>กฤษฏิ์ชพล</text:p>
          </table:table-cell>
          <table:table-cell office:value-type="string" table:style-name="ce1">
            <text:p>พรมรักษา</text:p>
          </table:table-cell>
          <table:table-cell office:value-type="string" office:string-value="kritchapon54" table:formula="of:=LEFT([.H484];FIND(&quot;@&quot;;[.H484])-1)" table:style-name="ce4">
            <text:p>kritchapon54</text:p>
          </table:table-cell>
          <table:table-cell office:value-type="string" office:string-value="gmail.com" table:formula="of:=RIGHT([.H484];LEN([.H484])-FIND(&quot;@&quot;;[.H484]))" table:style-name="ce1">
            <text:p>gmail.com</text:p>
          </table:table-cell>
          <table:table-cell office:value-type="string" table:style-name="ce1">
            <text:p>kritchapon54@gmail.com</text:p>
          </table:table-cell>
          <table:table-cell office:value-type="date" office:date-value="2023-06-01T21:33:45" table:style-name="ce5">
            <text:p>6/1/23 09:33 PM</text:p>
          </table:table-cell>
          <table:table-cell office:value-type="string" table:style-name="ce1">
            <text:p>171.101.96.142</text:p>
          </table:table-cell>
          <table:table-cell table:number-columns-repeated="16374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float" office:value="4539" table:style-name="ce1">
            <text:p>4539</text:p>
          </table:table-cell>
          <table:table-cell table:style-name="ce3"/>
          <table:table-cell office:value-type="string" table:style-name="ce1">
            <text:p>Kitrawee</text:p>
          </table:table-cell>
          <table:table-cell office:value-type="string" table:style-name="ce1">
            <text:p>Jiangthanaroj</text:p>
          </table:table-cell>
          <table:table-cell office:value-type="string" office:string-value="kitrawee0984630234" table:formula="of:=LEFT([.H485];FIND(&quot;@&quot;;[.H485])-1)" table:style-name="ce4">
            <text:p>kitrawee0984630234</text:p>
          </table:table-cell>
          <table:table-cell office:value-type="string" office:string-value="gmail.com" table:formula="of:=RIGHT([.H485];LEN([.H485])-FIND(&quot;@&quot;;[.H485]))" table:style-name="ce1">
            <text:p>gmail.com</text:p>
          </table:table-cell>
          <table:table-cell office:value-type="string" table:style-name="ce1">
            <text:p>kitrawee0984630234@gmail.com</text:p>
          </table:table-cell>
          <table:table-cell office:value-type="date" office:date-value="2023-06-01T21:34:16" table:style-name="ce5">
            <text:p>6/1/23 09:34 PM</text:p>
          </table:table-cell>
          <table:table-cell office:value-type="string" table:style-name="ce1">
            <text:p>49.228.100.136</text:p>
          </table:table-cell>
          <table:table-cell table:number-columns-repeated="16374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float" office:value="4540" table:style-name="ce1">
            <text:p>4540</text:p>
          </table:table-cell>
          <table:table-cell table:style-name="ce3"/>
          <table:table-cell office:value-type="string" table:style-name="ce1">
            <text:p>Jenjiraporn</text:p>
          </table:table-cell>
          <table:table-cell office:value-type="string" table:style-name="ce1">
            <text:p>Srisumart</text:p>
          </table:table-cell>
          <table:table-cell office:value-type="string" office:string-value="kiimjanehelloplm" table:formula="of:=LEFT([.H486];FIND(&quot;@&quot;;[.H486])-1)" table:style-name="ce4">
            <text:p>kiimjanehelloplm</text:p>
          </table:table-cell>
          <table:table-cell office:value-type="string" office:string-value="gmail.com" table:formula="of:=RIGHT([.H486];LEN([.H486])-FIND(&quot;@&quot;;[.H486]))" table:style-name="ce1">
            <text:p>gmail.com</text:p>
          </table:table-cell>
          <table:table-cell office:value-type="string" table:style-name="ce1">
            <text:p>kiimjanehelloplm@gmail.com</text:p>
          </table:table-cell>
          <table:table-cell office:value-type="date" office:date-value="2023-06-01T21:36:45" table:style-name="ce5">
            <text:p>6/1/23 09:36 PM</text:p>
          </table:table-cell>
          <table:table-cell office:value-type="string" table:style-name="ce1">
            <text:p>49.49.248.171</text:p>
          </table:table-cell>
          <table:table-cell table:number-columns-repeated="16374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float" office:value="4541" table:style-name="ce1">
            <text:p>4541</text:p>
          </table:table-cell>
          <table:table-cell table:style-name="ce3"/>
          <table:table-cell office:value-type="string" table:style-name="ce1">
            <text:p>Amor</text:p>
          </table:table-cell>
          <table:table-cell office:value-type="string" table:style-name="ce1">
            <text:p>Panuwat</text:p>
          </table:table-cell>
          <table:table-cell office:value-type="string" office:string-value="deamor.stuff" table:formula="of:=LEFT([.H487];FIND(&quot;@&quot;;[.H487])-1)" table:style-name="ce4">
            <text:p>deamor.stuff</text:p>
          </table:table-cell>
          <table:table-cell office:value-type="string" office:string-value="gmail.com" table:formula="of:=RIGHT([.H487];LEN([.H487])-FIND(&quot;@&quot;;[.H487]))" table:style-name="ce1">
            <text:p>gmail.com</text:p>
          </table:table-cell>
          <table:table-cell office:value-type="string" table:style-name="ce1">
            <text:p>deamor.stuff@gmail.com</text:p>
          </table:table-cell>
          <table:table-cell office:value-type="date" office:date-value="2023-06-01T21:37:13" table:style-name="ce5">
            <text:p>6/1/23 09:37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float" office:value="4543" table:style-name="ce1">
            <text:p>4543</text:p>
          </table:table-cell>
          <table:table-cell table:style-name="ce3"/>
          <table:table-cell office:value-type="string" table:style-name="ce1">
            <text:p>Pei-Ting</text:p>
          </table:table-cell>
          <table:table-cell office:value-type="string" table:style-name="ce1">
            <text:p>Hsieh</text:p>
          </table:table-cell>
          <table:table-cell office:value-type="string" office:string-value="pat147254" table:formula="of:=LEFT([.H488];FIND(&quot;@&quot;;[.H488])-1)" table:style-name="ce4">
            <text:p>pat147254</text:p>
          </table:table-cell>
          <table:table-cell office:value-type="string" office:string-value="gmail.com" table:formula="of:=RIGHT([.H488];LEN([.H488])-FIND(&quot;@&quot;;[.H488]))" table:style-name="ce1">
            <text:p>gmail.com</text:p>
          </table:table-cell>
          <table:table-cell office:value-type="string" table:style-name="ce1">
            <text:p>pat147254@gmail.com</text:p>
          </table:table-cell>
          <table:table-cell office:value-type="date" office:date-value="2023-06-01T21:41:04" table:style-name="ce5">
            <text:p>6/1/23 09:41 PM</text:p>
          </table:table-cell>
          <table:table-cell office:value-type="string" table:style-name="ce1">
            <text:p>223.136.196.182</text:p>
          </table:table-cell>
          <table:table-cell table:number-columns-repeated="16374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float" office:value="4545" table:style-name="ce1">
            <text:p>4545</text:p>
          </table:table-cell>
          <table:table-cell table:style-name="ce3"/>
          <table:table-cell office:value-type="string" table:style-name="ce1">
            <text:p>Krit</text:p>
          </table:table-cell>
          <table:table-cell office:value-type="string" table:style-name="ce1">
            <text:p>Mill</text:p>
          </table:table-cell>
          <table:table-cell office:value-type="string" office:string-value="dekrimil" table:formula="of:=LEFT([.H489];FIND(&quot;@&quot;;[.H489])-1)" table:style-name="ce4">
            <text:p>dekrimil</text:p>
          </table:table-cell>
          <table:table-cell office:value-type="string" office:string-value="gmail.com" table:formula="of:=RIGHT([.H489];LEN([.H489])-FIND(&quot;@&quot;;[.H489]))" table:style-name="ce1">
            <text:p>gmail.com</text:p>
          </table:table-cell>
          <table:table-cell office:value-type="string" table:style-name="ce1">
            <text:p>dekrimil@gmail.com</text:p>
          </table:table-cell>
          <table:table-cell office:value-type="date" office:date-value="2023-06-01T21:42:19" table:style-name="ce5">
            <text:p>6/1/23 09:42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float" office:value="4547" table:style-name="ce1">
            <text:p>4547</text:p>
          </table:table-cell>
          <table:table-cell table:style-name="ce3"/>
          <table:table-cell office:value-type="string" table:style-name="ce1">
            <text:p>Yue</text:p>
          </table:table-cell>
          <table:table-cell office:value-type="string" table:style-name="ce1">
            <text:p>Chu</text:p>
          </table:table-cell>
          <table:table-cell office:value-type="string" office:string-value="1046098515" table:formula="of:=LEFT([.H490];FIND(&quot;@&quot;;[.H490])-1)" table:style-name="ce4">
            <text:p>1046098515</text:p>
          </table:table-cell>
          <table:table-cell office:value-type="string" office:string-value="qq.com" table:formula="of:=RIGHT([.H490];LEN([.H490])-FIND(&quot;@&quot;;[.H490]))" table:style-name="ce1">
            <text:p>qq.com</text:p>
          </table:table-cell>
          <table:table-cell office:value-type="string" table:style-name="ce1">
            <text:p>1046098515@qq.com</text:p>
          </table:table-cell>
          <table:table-cell office:value-type="date" office:date-value="2023-06-01T21:42:59" table:style-name="ce5">
            <text:p>6/1/23 09:42 PM</text:p>
          </table:table-cell>
          <table:table-cell office:value-type="string" table:style-name="ce1">
            <text:p>112.23.115.126</text:p>
          </table:table-cell>
          <table:table-cell table:number-columns-repeated="16374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float" office:value="4546" table:style-name="ce1">
            <text:p>4546</text:p>
          </table:table-cell>
          <table:table-cell table:style-name="ce3"/>
          <table:table-cell office:value-type="string" table:style-name="ce1">
            <text:p>ชุติมา</text:p>
          </table:table-cell>
          <table:table-cell office:value-type="string" table:style-name="ce1">
            <text:p>อรุณศรี</text:p>
          </table:table-cell>
          <table:table-cell office:value-type="string" office:string-value="mimi.ntnttn" table:formula="of:=LEFT([.H491];FIND(&quot;@&quot;;[.H491])-1)" table:style-name="ce4">
            <text:p>mimi.ntnttn</text:p>
          </table:table-cell>
          <table:table-cell office:value-type="string" office:string-value="gmail.com" table:formula="of:=RIGHT([.H491];LEN([.H491])-FIND(&quot;@&quot;;[.H491]))" table:style-name="ce1">
            <text:p>gmail.com</text:p>
          </table:table-cell>
          <table:table-cell office:value-type="string" table:style-name="ce1">
            <text:p>mimi.ntnttn@gmail.com</text:p>
          </table:table-cell>
          <table:table-cell office:value-type="date" office:date-value="2023-06-01T21:43:01" table:style-name="ce5">
            <text:p>6/1/23 09:43 PM</text:p>
          </table:table-cell>
          <table:table-cell office:value-type="string" table:style-name="ce1">
            <text:p>49.228.166.153</text:p>
          </table:table-cell>
          <table:table-cell table:number-columns-repeated="16374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float" office:value="4551" table:style-name="ce1">
            <text:p>4551</text:p>
          </table:table-cell>
          <table:table-cell table:style-name="ce3"/>
          <table:table-cell office:value-type="string" table:style-name="ce1">
            <text:p>phannaphatsara</text:p>
          </table:table-cell>
          <table:table-cell office:value-type="string" table:style-name="ce1">
            <text:p>somjintanakul</text:p>
          </table:table-cell>
          <table:table-cell office:value-type="string" office:string-value="missis_medusa" table:formula="of:=LEFT([.H492];FIND(&quot;@&quot;;[.H492])-1)" table:style-name="ce4">
            <text:p>missis_medusa</text:p>
          </table:table-cell>
          <table:table-cell office:value-type="string" office:string-value="hotmail.com" table:formula="of:=RIGHT([.H492];LEN([.H492])-FIND(&quot;@&quot;;[.H492]))" table:style-name="ce1">
            <text:p>hotmail.com</text:p>
          </table:table-cell>
          <table:table-cell office:value-type="string" table:style-name="ce1">
            <text:p>missis_medusa@hotmail.com</text:p>
          </table:table-cell>
          <table:table-cell office:value-type="date" office:date-value="2023-06-01T21:51:27" table:style-name="ce5">
            <text:p>6/1/23 09:51 PM</text:p>
          </table:table-cell>
          <table:table-cell office:value-type="string" table:style-name="ce1">
            <text:p>49.228.96.25</text:p>
          </table:table-cell>
          <table:table-cell table:number-columns-repeated="16374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float" office:value="4554" table:style-name="ce1">
            <text:p>4554</text:p>
          </table:table-cell>
          <table:table-cell table:style-name="ce3"/>
          <table:table-cell office:value-type="string" table:style-name="ce1">
            <text:p>หนึ่งฤทัย</text:p>
          </table:table-cell>
          <table:table-cell office:value-type="string" table:style-name="ce1">
            <text:p>พันธ์พงษ์</text:p>
          </table:table-cell>
          <table:table-cell office:value-type="string" office:string-value="halfprincemta" table:formula="of:=LEFT([.H493];FIND(&quot;@&quot;;[.H493])-1)" table:style-name="ce4">
            <text:p>halfprincemta</text:p>
          </table:table-cell>
          <table:table-cell office:value-type="string" office:string-value="gmail.com" table:formula="of:=RIGHT([.H493];LEN([.H493])-FIND(&quot;@&quot;;[.H493]))" table:style-name="ce1">
            <text:p>gmail.com</text:p>
          </table:table-cell>
          <table:table-cell office:value-type="string" table:style-name="ce1">
            <text:p>halfprincemta@gmail.com</text:p>
          </table:table-cell>
          <table:table-cell office:value-type="date" office:date-value="2023-06-01T22:05:10" table:style-name="ce5">
            <text:p>6/1/23 10:05 PM</text:p>
          </table:table-cell>
          <table:table-cell office:value-type="string" table:style-name="ce1">
            <text:p>125.24.117.244</text:p>
          </table:table-cell>
          <table:table-cell table:number-columns-repeated="16374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float" office:value="4555" table:style-name="ce1">
            <text:p>4555</text:p>
          </table:table-cell>
          <table:table-cell table:style-name="ce3"/>
          <table:table-cell office:value-type="string" table:style-name="ce1">
            <text:p>Fafine</text:p>
          </table:table-cell>
          <table:table-cell office:value-type="string" table:style-name="ce1">
            <text:p>Zyer</text:p>
          </table:table-cell>
          <table:table-cell office:value-type="string" office:string-value="Marthacat23" table:formula="of:=LEFT([.H494];FIND(&quot;@&quot;;[.H494])-1)" table:style-name="ce4">
            <text:p>Marthacat23</text:p>
          </table:table-cell>
          <table:table-cell office:value-type="string" office:string-value="gmail.com" table:formula="of:=RIGHT([.H494];LEN([.H494])-FIND(&quot;@&quot;;[.H494]))" table:style-name="ce1">
            <text:p>gmail.com</text:p>
          </table:table-cell>
          <table:table-cell office:value-type="string" table:style-name="ce1">
            <text:p>Marthacat23@gmail.com</text:p>
          </table:table-cell>
          <table:table-cell office:value-type="date" office:date-value="2023-06-01T22:09:37" table:style-name="ce5">
            <text:p>6/1/23 10:09 PM</text:p>
          </table:table-cell>
          <table:table-cell office:value-type="string" table:style-name="ce1">
            <text:p>184.22.91.250</text:p>
          </table:table-cell>
          <table:table-cell table:number-columns-repeated="16374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float" office:value="4560" table:style-name="ce1">
            <text:p>4560</text:p>
          </table:table-cell>
          <table:table-cell table:style-name="ce3"/>
          <table:table-cell office:value-type="string" table:style-name="ce1">
            <text:p>sketchw58@gmail.com</text:p>
          </table:table-cell>
          <table:table-cell office:value-type="string" table:style-name="ce1">
            <text:p>sketchw58@gmail.com</text:p>
          </table:table-cell>
          <table:table-cell office:value-type="string" office:string-value="sketchw58" table:formula="of:=LEFT([.H495];FIND(&quot;@&quot;;[.H495])-1)" table:style-name="ce4">
            <text:p>sketchw58</text:p>
          </table:table-cell>
          <table:table-cell office:value-type="string" office:string-value="gmail.com" table:formula="of:=RIGHT([.H495];LEN([.H495])-FIND(&quot;@&quot;;[.H495]))" table:style-name="ce1">
            <text:p>gmail.com</text:p>
          </table:table-cell>
          <table:table-cell office:value-type="string" table:style-name="ce1">
            <text:p>sketchw58@gmail.com</text:p>
          </table:table-cell>
          <table:table-cell office:value-type="date" office:date-value="2023-06-01T22:17:06" table:style-name="ce5">
            <text:p>6/1/23 10:17 PM</text:p>
          </table:table-cell>
          <table:table-cell office:value-type="string" table:style-name="ce1">
            <text:p>171.100.24.124</text:p>
          </table:table-cell>
          <table:table-cell table:number-columns-repeated="16374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float" office:value="4559" table:style-name="ce1">
            <text:p>4559</text:p>
          </table:table-cell>
          <table:table-cell table:style-name="ce3"/>
          <table:table-cell office:value-type="string" table:style-name="ce1">
            <text:p>เคธี่</text:p>
          </table:table-cell>
          <table:table-cell office:value-type="string" table:style-name="ce1">
            <text:p>หวัง</text:p>
          </table:table-cell>
          <table:table-cell office:value-type="string" office:string-value="pcxqup" table:formula="of:=LEFT([.H496];FIND(&quot;@&quot;;[.H496])-1)" table:style-name="ce4">
            <text:p>pcxqup</text:p>
          </table:table-cell>
          <table:table-cell office:value-type="string" office:string-value="gmail.com" table:formula="of:=RIGHT([.H496];LEN([.H496])-FIND(&quot;@&quot;;[.H496]))" table:style-name="ce1">
            <text:p>gmail.com</text:p>
          </table:table-cell>
          <table:table-cell office:value-type="string" table:style-name="ce1">
            <text:p>pcxqup@gmail.com</text:p>
          </table:table-cell>
          <table:table-cell office:value-type="date" office:date-value="2023-06-01T22:17:34" table:style-name="ce5">
            <text:p>6/1/23 10:17 PM</text:p>
          </table:table-cell>
          <table:table-cell office:value-type="string" table:style-name="ce1">
            <text:p>171.97.153.189</text:p>
          </table:table-cell>
          <table:table-cell table:number-columns-repeated="16374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float" office:value="4563" table:style-name="ce1">
            <text:p>4563</text:p>
          </table:table-cell>
          <table:table-cell table:style-name="ce3"/>
          <table:table-cell office:value-type="string" table:style-name="ce1">
            <text:p>เชร์ริช</text:p>
          </table:table-cell>
          <table:table-cell office:value-type="string" table:style-name="ce1">
            <text:p>สร้างผล</text:p>
          </table:table-cell>
          <table:table-cell office:value-type="string" office:string-value="pcxqup2" table:formula="of:=LEFT([.H497];FIND(&quot;@&quot;;[.H497])-1)" table:style-name="ce4">
            <text:p>pcxqup2</text:p>
          </table:table-cell>
          <table:table-cell office:value-type="string" office:string-value="gmail.com" table:formula="of:=RIGHT([.H497];LEN([.H497])-FIND(&quot;@&quot;;[.H497]))" table:style-name="ce1">
            <text:p>gmail.com</text:p>
          </table:table-cell>
          <table:table-cell office:value-type="string" table:style-name="ce1">
            <text:p>pcxqup2@gmail.com</text:p>
          </table:table-cell>
          <table:table-cell office:value-type="date" office:date-value="2023-06-01T22:22:18" table:style-name="ce5">
            <text:p>6/1/23 10:22 PM</text:p>
          </table:table-cell>
          <table:table-cell office:value-type="string" table:style-name="ce1">
            <text:p>171.97.153.189</text:p>
          </table:table-cell>
          <table:table-cell table:number-columns-repeated="16374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float" office:value="4567" table:style-name="ce1">
            <text:p>4567</text:p>
          </table:table-cell>
          <table:table-cell table:style-name="ce3"/>
          <table:table-cell office:value-type="string" table:style-name="ce1">
            <text:p>Kathy</text:p>
          </table:table-cell>
          <table:table-cell office:value-type="string" table:style-name="ce1">
            <text:p>Wang</text:p>
          </table:table-cell>
          <table:table-cell office:value-type="string" office:string-value="Kasijell" table:formula="of:=LEFT([.H498];FIND(&quot;@&quot;;[.H498])-1)" table:style-name="ce4">
            <text:p>Kasijell</text:p>
          </table:table-cell>
          <table:table-cell office:value-type="string" office:string-value="gmail.com" table:formula="of:=RIGHT([.H498];LEN([.H498])-FIND(&quot;@&quot;;[.H498]))" table:style-name="ce1">
            <text:p>gmail.com</text:p>
          </table:table-cell>
          <table:table-cell office:value-type="string" table:style-name="ce1">
            <text:p>Kasijell@gmail.com</text:p>
          </table:table-cell>
          <table:table-cell office:value-type="date" office:date-value="2023-06-01T22:25:06" table:style-name="ce5">
            <text:p>6/1/23 10:25 PM</text:p>
          </table:table-cell>
          <table:table-cell office:value-type="string" table:style-name="ce1">
            <text:p>171.97.153.189</text:p>
          </table:table-cell>
          <table:table-cell table:number-columns-repeated="16374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float" office:value="4570" table:style-name="ce1">
            <text:p>4570</text:p>
          </table:table-cell>
          <table:table-cell table:style-name="ce3"/>
          <table:table-cell office:value-type="string" table:style-name="ce1">
            <text:p>ske.tchw58@gmail.com</text:p>
          </table:table-cell>
          <table:table-cell office:value-type="string" table:style-name="ce1">
            <text:p>ske.tchw58@gmail.com</text:p>
          </table:table-cell>
          <table:table-cell office:value-type="string" office:string-value="ske.tchw58" table:formula="of:=LEFT([.H499];FIND(&quot;@&quot;;[.H499])-1)" table:style-name="ce4">
            <text:p>ske.tchw58</text:p>
          </table:table-cell>
          <table:table-cell office:value-type="string" office:string-value="gmail.com" table:formula="of:=RIGHT([.H499];LEN([.H499])-FIND(&quot;@&quot;;[.H499]))" table:style-name="ce1">
            <text:p>gmail.com</text:p>
          </table:table-cell>
          <table:table-cell office:value-type="string" table:style-name="ce1">
            <text:p>ske.tchw58@gmail.com</text:p>
          </table:table-cell>
          <table:table-cell office:value-type="date" office:date-value="2023-06-01T22:26:23" table:style-name="ce5">
            <text:p>6/1/23 10:26 PM</text:p>
          </table:table-cell>
          <table:table-cell office:value-type="string" table:style-name="ce1">
            <text:p>171.100.24.124</text:p>
          </table:table-cell>
          <table:table-cell table:number-columns-repeated="16374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float" office:value="4569" table:style-name="ce1">
            <text:p>4569</text:p>
          </table:table-cell>
          <table:table-cell table:style-name="ce3"/>
          <table:table-cell office:value-type="string" table:style-name="ce1">
            <text:p>กัญญา</text:p>
          </table:table-cell>
          <table:table-cell office:value-type="string" table:style-name="ce1">
            <text:p>จิระวัฒนานันนท์</text:p>
          </table:table-cell>
          <table:table-cell office:value-type="string" office:string-value="ms.gippu" table:formula="of:=LEFT([.H500];FIND(&quot;@&quot;;[.H500])-1)" table:style-name="ce4">
            <text:p>ms.gippu</text:p>
          </table:table-cell>
          <table:table-cell office:value-type="string" office:string-value="gmail.com" table:formula="of:=RIGHT([.H500];LEN([.H500])-FIND(&quot;@&quot;;[.H500]))" table:style-name="ce1">
            <text:p>gmail.com</text:p>
          </table:table-cell>
          <table:table-cell office:value-type="string" table:style-name="ce1">
            <text:p>ms.gippu@gmail.com</text:p>
          </table:table-cell>
          <table:table-cell office:value-type="date" office:date-value="2023-06-01T22:26:25" table:style-name="ce5">
            <text:p>6/1/23 10:26 PM</text:p>
          </table:table-cell>
          <table:table-cell office:value-type="string" table:style-name="ce1">
            <text:p>124.120.8.184</text:p>
          </table:table-cell>
          <table:table-cell table:number-columns-repeated="16374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float" office:value="4566" table:style-name="ce1">
            <text:p>4566</text:p>
          </table:table-cell>
          <table:table-cell table:style-name="ce3"/>
          <table:table-cell office:value-type="string" table:style-name="ce1">
            <text:p>sk.etchw58@gmail.com</text:p>
          </table:table-cell>
          <table:table-cell office:value-type="string" table:style-name="ce1">
            <text:p>sk.etchw58@gmail.com</text:p>
          </table:table-cell>
          <table:table-cell office:value-type="string" office:string-value="sk.etchw58" table:formula="of:=LEFT([.H501];FIND(&quot;@&quot;;[.H501])-1)" table:style-name="ce4">
            <text:p>sk.etchw58</text:p>
          </table:table-cell>
          <table:table-cell office:value-type="string" office:string-value="gmail.com" table:formula="of:=RIGHT([.H501];LEN([.H501])-FIND(&quot;@&quot;;[.H501]))" table:style-name="ce1">
            <text:p>gmail.com</text:p>
          </table:table-cell>
          <table:table-cell office:value-type="string" table:style-name="ce1">
            <text:p>sk.etchw58@gmail.com</text:p>
          </table:table-cell>
          <table:table-cell office:value-type="date" office:date-value="2023-06-01T22:27:05" table:style-name="ce5">
            <text:p>6/1/23 10:27 PM</text:p>
          </table:table-cell>
          <table:table-cell office:value-type="string" table:style-name="ce1">
            <text:p>171.100.24.124</text:p>
          </table:table-cell>
          <table:table-cell table:number-columns-repeated="16374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float" office:value="4571" table:style-name="ce1">
            <text:p>4571</text:p>
          </table:table-cell>
          <table:table-cell table:style-name="ce3"/>
          <table:table-cell office:value-type="string" table:style-name="ce1">
            <text:p>Tipprapa</text:p>
          </table:table-cell>
          <table:table-cell office:value-type="string" table:style-name="ce1">
            <text:p>Anuson</text:p>
          </table:table-cell>
          <table:table-cell office:value-type="string" office:string-value="khunpienasiri" table:formula="of:=LEFT([.H502];FIND(&quot;@&quot;;[.H502])-1)" table:style-name="ce4">
            <text:p>khunpienasiri</text:p>
          </table:table-cell>
          <table:table-cell office:value-type="string" office:string-value="hotmail.com" table:formula="of:=RIGHT([.H502];LEN([.H502])-FIND(&quot;@&quot;;[.H502]))" table:style-name="ce1">
            <text:p>hotmail.com</text:p>
          </table:table-cell>
          <table:table-cell office:value-type="string" table:style-name="ce1">
            <text:p>khunpienasiri@hotmail.com</text:p>
          </table:table-cell>
          <table:table-cell office:value-type="date" office:date-value="2023-06-01T22:27:05" table:style-name="ce5">
            <text:p>6/1/23 10:27 PM</text:p>
          </table:table-cell>
          <table:table-cell office:value-type="string" table:style-name="ce1">
            <text:p>49.228.104.0</text:p>
          </table:table-cell>
          <table:table-cell table:number-columns-repeated="16374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float" office:value="4572" table:style-name="ce1">
            <text:p>4572</text:p>
          </table:table-cell>
          <table:table-cell table:style-name="ce3"/>
          <table:table-cell office:value-type="string" table:style-name="ce1">
            <text:p>Gale</text:p>
          </table:table-cell>
          <table:table-cell office:value-type="string" table:style-name="ce1">
            <text:p>Delan</text:p>
          </table:table-cell>
          <table:table-cell office:value-type="string" office:string-value="Gale.16" table:formula="of:=LEFT([.H503];FIND(&quot;@&quot;;[.H503])-1)" table:style-name="ce4">
            <text:p>Gale.16</text:p>
          </table:table-cell>
          <table:table-cell office:value-type="string" office:string-value="gmail.com" table:formula="of:=RIGHT([.H503];LEN([.H503])-FIND(&quot;@&quot;;[.H503]))" table:style-name="ce1">
            <text:p>gmail.com</text:p>
          </table:table-cell>
          <table:table-cell office:value-type="string" table:style-name="ce1">
            <text:p>Gale.16@gmail.com</text:p>
          </table:table-cell>
          <table:table-cell office:value-type="date" office:date-value="2023-06-01T22:28:37" table:style-name="ce5">
            <text:p>6/1/23 10:28 PM</text:p>
          </table:table-cell>
          <table:table-cell office:value-type="string" table:style-name="ce1">
            <text:p>171.97.153.189</text:p>
          </table:table-cell>
          <table:table-cell table:number-columns-repeated="16374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float" office:value="4578" table:style-name="ce1">
            <text:p>4578</text:p>
          </table:table-cell>
          <table:table-cell table:style-name="ce3"/>
          <table:table-cell office:value-type="string" table:style-name="ce1">
            <text:p>ธัญกร</text:p>
          </table:table-cell>
          <table:table-cell office:value-type="string" table:style-name="ce1">
            <text:p>จอมพงษ์รื่น</text:p>
          </table:table-cell>
          <table:table-cell office:value-type="string" office:string-value="xxxyyy3399" table:formula="of:=LEFT([.H504];FIND(&quot;@&quot;;[.H504])-1)" table:style-name="ce4">
            <text:p>xxxyyy3399</text:p>
          </table:table-cell>
          <table:table-cell office:value-type="string" office:string-value="gmail.com" table:formula="of:=RIGHT([.H504];LEN([.H504])-FIND(&quot;@&quot;;[.H504]))" table:style-name="ce1">
            <text:p>gmail.com</text:p>
          </table:table-cell>
          <table:table-cell office:value-type="string" table:style-name="ce1">
            <text:p>xxxyyy3399@gmail.com</text:p>
          </table:table-cell>
          <table:table-cell office:value-type="date" office:date-value="2023-06-01T22:31:26" table:style-name="ce5">
            <text:p>6/1/23 10:31 PM</text:p>
          </table:table-cell>
          <table:table-cell office:value-type="string" table:style-name="ce1">
            <text:p>1.10.182.194</text:p>
          </table:table-cell>
          <table:table-cell table:number-columns-repeated="16374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float" office:value="4577" table:style-name="ce1">
            <text:p>4577</text:p>
          </table:table-cell>
          <table:table-cell table:style-name="ce3"/>
          <table:table-cell office:value-type="string" table:style-name="ce1">
            <text:p>ปิยะพร</text:p>
          </table:table-cell>
          <table:table-cell office:value-type="string" table:style-name="ce1">
            <text:p>ใสสะอาด</text:p>
          </table:table-cell>
          <table:table-cell office:value-type="string" office:string-value="minozkik" table:formula="of:=LEFT([.H505];FIND(&quot;@&quot;;[.H505])-1)" table:style-name="ce4">
            <text:p>minozkik</text:p>
          </table:table-cell>
          <table:table-cell office:value-type="string" office:string-value="gmail.com" table:formula="of:=RIGHT([.H505];LEN([.H505])-FIND(&quot;@&quot;;[.H505]))" table:style-name="ce1">
            <text:p>gmail.com</text:p>
          </table:table-cell>
          <table:table-cell office:value-type="string" table:style-name="ce1">
            <text:p>minozkik@gmail.com</text:p>
          </table:table-cell>
          <table:table-cell office:value-type="date" office:date-value="2023-06-01T22:31:37" table:style-name="ce5">
            <text:p>6/1/23 10:31 PM</text:p>
          </table:table-cell>
          <table:table-cell office:value-type="string" table:style-name="ce1">
            <text:p>1.46.208.24</text:p>
          </table:table-cell>
          <table:table-cell table:number-columns-repeated="16374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float" office:value="4579" table:style-name="ce1">
            <text:p>4579</text:p>
          </table:table-cell>
          <table:table-cell table:style-name="ce3"/>
          <table:table-cell office:value-type="string" table:style-name="ce1">
            <text:p>นุสรา</text:p>
          </table:table-cell>
          <table:table-cell office:value-type="string" table:style-name="ce1">
            <text:p>บุตรลบ</text:p>
          </table:table-cell>
          <table:table-cell office:value-type="string" office:string-value="kkn5995" table:formula="of:=LEFT([.H506];FIND(&quot;@&quot;;[.H506])-1)" table:style-name="ce4">
            <text:p>kkn5995</text:p>
          </table:table-cell>
          <table:table-cell office:value-type="string" office:string-value="gmail.com" table:formula="of:=RIGHT([.H506];LEN([.H506])-FIND(&quot;@&quot;;[.H506]))" table:style-name="ce1">
            <text:p>gmail.com</text:p>
          </table:table-cell>
          <table:table-cell office:value-type="string" table:style-name="ce1">
            <text:p>kkn5995@gmail.com</text:p>
          </table:table-cell>
          <table:table-cell office:value-type="date" office:date-value="2023-06-01T22:31:54" table:style-name="ce5">
            <text:p>6/1/23 10:31 PM</text:p>
          </table:table-cell>
          <table:table-cell office:value-type="string" table:style-name="ce1">
            <text:p>182.232.192.196</text:p>
          </table:table-cell>
          <table:table-cell table:number-columns-repeated="16374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float" office:value="4580" table:style-name="ce1">
            <text:p>4580</text:p>
          </table:table-cell>
          <table:table-cell table:style-name="ce3"/>
          <table:table-cell office:value-type="string" table:style-name="ce1">
            <text:p>White</text:p>
          </table:table-cell>
          <table:table-cell office:value-type="string" table:style-name="ce1">
            <text:p>Captain</text:p>
          </table:table-cell>
          <table:table-cell office:value-type="string" office:string-value="wwct.01" table:formula="of:=LEFT([.H507];FIND(&quot;@&quot;;[.H507])-1)" table:style-name="ce4">
            <text:p>wwct.01</text:p>
          </table:table-cell>
          <table:table-cell office:value-type="string" office:string-value="gmail.com" table:formula="of:=RIGHT([.H507];LEN([.H507])-FIND(&quot;@&quot;;[.H507]))" table:style-name="ce1">
            <text:p>gmail.com</text:p>
          </table:table-cell>
          <table:table-cell office:value-type="string" table:style-name="ce1">
            <text:p>wwct.01@gmail.com</text:p>
          </table:table-cell>
          <table:table-cell office:value-type="date" office:date-value="2023-06-01T22:33:41" table:style-name="ce5">
            <text:p>6/1/23 10:33 PM</text:p>
          </table:table-cell>
          <table:table-cell office:value-type="string" table:style-name="ce1">
            <text:p>49.228.104.193</text:p>
          </table:table-cell>
          <table:table-cell table:number-columns-repeated="16374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float" office:value="3346" table:style-name="ce1">
            <text:p>3346</text:p>
          </table:table-cell>
          <table:table-cell table:style-name="ce3"/>
          <table:table-cell office:value-type="string" table:style-name="ce1">
            <text:p>นนทพันธ์</text:p>
          </table:table-cell>
          <table:table-cell office:value-type="string" table:style-name="ce1">
            <text:p>เทศวัง</text:p>
          </table:table-cell>
          <table:table-cell office:value-type="string" office:string-value="nontaphan.tw" table:formula="of:=LEFT([.H508];FIND(&quot;@&quot;;[.H508])-1)" table:style-name="ce4">
            <text:p>nontaphan.tw</text:p>
          </table:table-cell>
          <table:table-cell office:value-type="string" office:string-value="gmail.com" table:formula="of:=RIGHT([.H508];LEN([.H508])-FIND(&quot;@&quot;;[.H508]))" table:style-name="ce1">
            <text:p>gmail.com</text:p>
          </table:table-cell>
          <table:table-cell office:value-type="string" table:style-name="ce1">
            <text:p>nontaphan.tw@gmail.com</text:p>
          </table:table-cell>
          <table:table-cell office:value-type="date" office:date-value="2023-06-01T22:36:15" table:style-name="ce5">
            <text:p>6/1/23 10:36 PM</text:p>
          </table:table-cell>
          <table:table-cell office:value-type="string" table:style-name="ce1">
            <text:p>58.8.88.216</text:p>
          </table:table-cell>
          <table:table-cell table:number-columns-repeated="16374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float" office:value="4588" table:style-name="ce1">
            <text:p>4588</text:p>
          </table:table-cell>
          <table:table-cell table:style-name="ce3"/>
          <table:table-cell office:value-type="string" table:style-name="ce1">
            <text:p>ฐิตารีย์</text:p>
          </table:table-cell>
          <table:table-cell office:value-type="string" table:style-name="ce1">
            <text:p>ห่วงศร</text:p>
          </table:table-cell>
          <table:table-cell office:value-type="string" office:string-value="Thitaree.huang" table:formula="of:=LEFT([.H509];FIND(&quot;@&quot;;[.H509])-1)" table:style-name="ce4">
            <text:p>Thitaree.huang</text:p>
          </table:table-cell>
          <table:table-cell office:value-type="string" office:string-value="gmail.com" table:formula="of:=RIGHT([.H509];LEN([.H509])-FIND(&quot;@&quot;;[.H509]))" table:style-name="ce1">
            <text:p>gmail.com</text:p>
          </table:table-cell>
          <table:table-cell office:value-type="string" table:style-name="ce1">
            <text:p>Thitaree.huang@gmail.com</text:p>
          </table:table-cell>
          <table:table-cell office:value-type="date" office:date-value="2023-06-01T22:37:03" table:style-name="ce5">
            <text:p>6/1/23 10:37 PM</text:p>
          </table:table-cell>
          <table:table-cell office:value-type="string" table:style-name="ce1">
            <text:p>49.228.107.184</text:p>
          </table:table-cell>
          <table:table-cell table:number-columns-repeated="16374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float" office:value="4590" table:style-name="ce1">
            <text:p>4590</text:p>
          </table:table-cell>
          <table:table-cell table:style-name="ce3"/>
          <table:table-cell office:value-type="string" table:style-name="ce1">
            <text:p>sketch85@gmail.com</text:p>
          </table:table-cell>
          <table:table-cell office:value-type="string" table:style-name="ce1">
            <text:p>sketch85@gmail.com</text:p>
          </table:table-cell>
          <table:table-cell office:value-type="string" office:string-value="sketch85" table:formula="of:=LEFT([.H510];FIND(&quot;@&quot;;[.H510])-1)" table:style-name="ce4">
            <text:p>sketch85</text:p>
          </table:table-cell>
          <table:table-cell office:value-type="string" office:string-value="gmail.com" table:formula="of:=RIGHT([.H510];LEN([.H510])-FIND(&quot;@&quot;;[.H510]))" table:style-name="ce1">
            <text:p>gmail.com</text:p>
          </table:table-cell>
          <table:table-cell office:value-type="string" table:style-name="ce1">
            <text:p>sketch85@gmail.com</text:p>
          </table:table-cell>
          <table:table-cell office:value-type="date" office:date-value="2023-06-01T22:37:45" table:style-name="ce5">
            <text:p>6/1/23 10:37 PM</text:p>
          </table:table-cell>
          <table:table-cell office:value-type="string" table:style-name="ce1">
            <text:p>171.100.24.124</text:p>
          </table:table-cell>
          <table:table-cell table:number-columns-repeated="16374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float" office:value="4589" table:style-name="ce1">
            <text:p>4589</text:p>
          </table:table-cell>
          <table:table-cell table:style-name="ce3"/>
          <table:table-cell office:value-type="string" table:style-name="ce1">
            <text:p>Surasit</text:p>
          </table:table-cell>
          <table:table-cell office:value-type="string" table:style-name="ce1">
            <text:p>Kwiansungnern</text:p>
          </table:table-cell>
          <table:table-cell office:value-type="string" office:string-value="louishorm2602" table:formula="of:=LEFT([.H511];FIND(&quot;@&quot;;[.H511])-1)" table:style-name="ce4">
            <text:p>louishorm2602</text:p>
          </table:table-cell>
          <table:table-cell office:value-type="string" office:string-value="gmail.com" table:formula="of:=RIGHT([.H511];LEN([.H511])-FIND(&quot;@&quot;;[.H511]))" table:style-name="ce1">
            <text:p>gmail.com</text:p>
          </table:table-cell>
          <table:table-cell office:value-type="string" table:style-name="ce1">
            <text:p>louishorm2602@gmail.com</text:p>
          </table:table-cell>
          <table:table-cell office:value-type="date" office:date-value="2023-06-01T22:38:09" table:style-name="ce5">
            <text:p>6/1/23 10:38 PM</text:p>
          </table:table-cell>
          <table:table-cell office:value-type="string" table:style-name="ce1">
            <text:p>171.96.190.166</text:p>
          </table:table-cell>
          <table:table-cell table:number-columns-repeated="16374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float" office:value="4574" table:style-name="ce1">
            <text:p>4574</text:p>
          </table:table-cell>
          <table:table-cell table:style-name="ce3"/>
          <table:table-cell office:value-type="string" table:style-name="ce1">
            <text:p>sket.chw58@gmail.com</text:p>
          </table:table-cell>
          <table:table-cell office:value-type="string" table:style-name="ce1">
            <text:p>sket.chw58@gmail.com</text:p>
          </table:table-cell>
          <table:table-cell office:value-type="string" office:string-value="sket.chw58" table:formula="of:=LEFT([.H512];FIND(&quot;@&quot;;[.H512])-1)" table:style-name="ce4">
            <text:p>sket.chw58</text:p>
          </table:table-cell>
          <table:table-cell office:value-type="string" office:string-value="gmail.com" table:formula="of:=RIGHT([.H512];LEN([.H512])-FIND(&quot;@&quot;;[.H512]))" table:style-name="ce1">
            <text:p>gmail.com</text:p>
          </table:table-cell>
          <table:table-cell office:value-type="string" table:style-name="ce1">
            <text:p>sket.chw58@gmail.com</text:p>
          </table:table-cell>
          <table:table-cell office:value-type="date" office:date-value="2023-06-01T22:40:39" table:style-name="ce5">
            <text:p>6/1/23 10:40 PM</text:p>
          </table:table-cell>
          <table:table-cell office:value-type="string" table:style-name="ce1">
            <text:p>171.100.24.124</text:p>
          </table:table-cell>
          <table:table-cell table:number-columns-repeated="16374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float" office:value="4596" table:style-name="ce1">
            <text:p>4596</text:p>
          </table:table-cell>
          <table:table-cell table:style-name="ce3"/>
          <table:table-cell office:value-type="string" table:style-name="ce1">
            <text:p>natnaree</text:p>
          </table:table-cell>
          <table:table-cell office:value-type="string" table:style-name="ce1">
            <text:p>mayang</text:p>
          </table:table-cell>
          <table:table-cell office:value-type="string" office:string-value="natnaree.nik" table:formula="of:=LEFT([.H513];FIND(&quot;@&quot;;[.H513])-1)" table:style-name="ce4">
            <text:p>natnaree.nik</text:p>
          </table:table-cell>
          <table:table-cell office:value-type="string" office:string-value="gmail.com" table:formula="of:=RIGHT([.H513];LEN([.H513])-FIND(&quot;@&quot;;[.H513]))" table:style-name="ce1">
            <text:p>gmail.com</text:p>
          </table:table-cell>
          <table:table-cell office:value-type="string" table:style-name="ce1">
            <text:p>natnaree.nik@gmail.com</text:p>
          </table:table-cell>
          <table:table-cell office:value-type="date" office:date-value="2023-06-01T22:42:06" table:style-name="ce5">
            <text:p>6/1/23 10:42 PM</text:p>
          </table:table-cell>
          <table:table-cell office:value-type="string" table:style-name="ce1">
            <text:p>184.22.147.4</text:p>
          </table:table-cell>
          <table:table-cell table:number-columns-repeated="16374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float" office:value="4597" table:style-name="ce1">
            <text:p>4597</text:p>
          </table:table-cell>
          <table:table-cell table:style-name="ce3"/>
          <table:table-cell office:value-type="string" table:style-name="ce1">
            <text:p>กฤชนันท์</text:p>
          </table:table-cell>
          <table:table-cell office:value-type="string" table:style-name="ce1">
            <text:p>กลินทะ</text:p>
          </table:table-cell>
          <table:table-cell office:value-type="string" office:string-value="palmmybeauty" table:formula="of:=LEFT([.H514];FIND(&quot;@&quot;;[.H514])-1)" table:style-name="ce4">
            <text:p>palmmybeauty</text:p>
          </table:table-cell>
          <table:table-cell office:value-type="string" office:string-value="hotmail.com" table:formula="of:=RIGHT([.H514];LEN([.H514])-FIND(&quot;@&quot;;[.H514]))" table:style-name="ce1">
            <text:p>hotmail.com</text:p>
          </table:table-cell>
          <table:table-cell office:value-type="string" table:style-name="ce1">
            <text:p>palmmybeauty@hotmail.com</text:p>
          </table:table-cell>
          <table:table-cell office:value-type="date" office:date-value="2023-06-01T22:42:20" table:style-name="ce5">
            <text:p>6/1/23 10:42 PM</text:p>
          </table:table-cell>
          <table:table-cell office:value-type="string" table:style-name="ce1">
            <text:p>182.232.20.194</text:p>
          </table:table-cell>
          <table:table-cell table:number-columns-repeated="16374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float" office:value="4600" table:style-name="ce1">
            <text:p>4600</text:p>
          </table:table-cell>
          <table:table-cell table:style-name="ce3"/>
          <table:table-cell office:value-type="string" table:style-name="ce1">
            <text:p>sketc.hw58@gmail.com</text:p>
          </table:table-cell>
          <table:table-cell office:value-type="string" table:style-name="ce1">
            <text:p>sketc.hw58@gmail.com</text:p>
          </table:table-cell>
          <table:table-cell office:value-type="string" office:string-value="sketc.hw58" table:formula="of:=LEFT([.H515];FIND(&quot;@&quot;;[.H515])-1)" table:style-name="ce4">
            <text:p>sketc.hw58</text:p>
          </table:table-cell>
          <table:table-cell office:value-type="string" office:string-value="gmail.com" table:formula="of:=RIGHT([.H515];LEN([.H515])-FIND(&quot;@&quot;;[.H515]))" table:style-name="ce1">
            <text:p>gmail.com</text:p>
          </table:table-cell>
          <table:table-cell office:value-type="string" table:style-name="ce1">
            <text:p>sketc.hw58@gmail.com</text:p>
          </table:table-cell>
          <table:table-cell office:value-type="date" office:date-value="2023-06-01T22:46:23" table:style-name="ce5">
            <text:p>6/1/23 10:46 PM</text:p>
          </table:table-cell>
          <table:table-cell office:value-type="string" table:style-name="ce1">
            <text:p>171.100.24.124</text:p>
          </table:table-cell>
          <table:table-cell table:number-columns-repeated="16374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float" office:value="4606" table:style-name="ce1">
            <text:p>4606</text:p>
          </table:table-cell>
          <table:table-cell table:style-name="ce3"/>
          <table:table-cell office:value-type="string" table:style-name="ce1">
            <text:p>phuong</text:p>
          </table:table-cell>
          <table:table-cell office:value-type="string" table:style-name="ce1">
            <text:p>anh</text:p>
          </table:table-cell>
          <table:table-cell office:value-type="string" office:string-value="phuonganh30k14b" table:formula="of:=LEFT([.H516];FIND(&quot;@&quot;;[.H516])-1)" table:style-name="ce4">
            <text:p>phuonganh30k14b</text:p>
          </table:table-cell>
          <table:table-cell office:value-type="string" office:string-value="gmail.com" table:formula="of:=RIGHT([.H516];LEN([.H516])-FIND(&quot;@&quot;;[.H516]))" table:style-name="ce1">
            <text:p>gmail.com</text:p>
          </table:table-cell>
          <table:table-cell office:value-type="string" table:style-name="ce1">
            <text:p>phuonganh30k14b@gmail.com</text:p>
          </table:table-cell>
          <table:table-cell office:value-type="date" office:date-value="2023-06-01T22:57:07" table:style-name="ce5">
            <text:p>6/1/23 10:57 PM</text:p>
          </table:table-cell>
          <table:table-cell office:value-type="string" table:style-name="ce1">
            <text:p>14.179.204.161</text:p>
          </table:table-cell>
          <table:table-cell table:number-columns-repeated="16374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float" office:value="4607" table:style-name="ce1">
            <text:p>4607</text:p>
          </table:table-cell>
          <table:table-cell table:style-name="ce3"/>
          <table:table-cell office:value-type="string" table:style-name="ce1">
            <text:p>ชาคร</text:p>
          </table:table-cell>
          <table:table-cell office:value-type="string" table:style-name="ce1">
            <text:p>แจ่มจำรัส</text:p>
          </table:table-cell>
          <table:table-cell office:value-type="string" office:string-value="chjunebear" table:formula="of:=LEFT([.H517];FIND(&quot;@&quot;;[.H517])-1)" table:style-name="ce4">
            <text:p>chjunebear</text:p>
          </table:table-cell>
          <table:table-cell office:value-type="string" office:string-value="gmail.com" table:formula="of:=RIGHT([.H517];LEN([.H517])-FIND(&quot;@&quot;;[.H517]))" table:style-name="ce1">
            <text:p>gmail.com</text:p>
          </table:table-cell>
          <table:table-cell office:value-type="string" table:style-name="ce1">
            <text:p>chjunebear@gmail.com</text:p>
          </table:table-cell>
          <table:table-cell office:value-type="date" office:date-value="2023-06-01T22:58:56" table:style-name="ce5">
            <text:p>6/1/23 10:58 PM</text:p>
          </table:table-cell>
          <table:table-cell office:value-type="string" table:style-name="ce1">
            <text:p>49.228.104.76</text:p>
          </table:table-cell>
          <table:table-cell table:number-columns-repeated="16374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float" office:value="4614" table:style-name="ce1">
            <text:p>4614</text:p>
          </table:table-cell>
          <table:table-cell table:style-name="ce3"/>
          <table:table-cell office:value-type="string" table:style-name="ce1">
            <text:p>รณิดา</text:p>
          </table:table-cell>
          <table:table-cell office:value-type="string" table:style-name="ce1">
            <text:p>สืบโถพงษ์</text:p>
          </table:table-cell>
          <table:table-cell office:value-type="string" office:string-value="suebthopongranida" table:formula="of:=LEFT([.H518];FIND(&quot;@&quot;;[.H518])-1)" table:style-name="ce4">
            <text:p>suebthopongranida</text:p>
          </table:table-cell>
          <table:table-cell office:value-type="string" office:string-value="gmail.com" table:formula="of:=RIGHT([.H518];LEN([.H518])-FIND(&quot;@&quot;;[.H518]))" table:style-name="ce1">
            <text:p>gmail.com</text:p>
          </table:table-cell>
          <table:table-cell office:value-type="string" table:style-name="ce1">
            <text:p>suebthopongranida@gmail.com</text:p>
          </table:table-cell>
          <table:table-cell office:value-type="date" office:date-value="2023-06-01T23:00:36" table:style-name="ce5">
            <text:p>6/1/23 11:00 PM</text:p>
          </table:table-cell>
          <table:table-cell office:value-type="string" table:style-name="ce1">
            <text:p>27.55.80.167</text:p>
          </table:table-cell>
          <table:table-cell table:number-columns-repeated="16374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float" office:value="4610" table:style-name="ce1">
            <text:p>4610</text:p>
          </table:table-cell>
          <table:table-cell table:style-name="ce3"/>
          <table:table-cell office:value-type="string" table:style-name="ce1">
            <text:p>son</text:p>
          </table:table-cell>
          <table:table-cell office:value-type="string" table:style-name="ce1">
            <text:p>ly</text:p>
          </table:table-cell>
          <table:table-cell office:value-type="string" office:string-value="lyson0819" table:formula="of:=LEFT([.H519];FIND(&quot;@&quot;;[.H519])-1)" table:style-name="ce4">
            <text:p>lyson0819</text:p>
          </table:table-cell>
          <table:table-cell office:value-type="string" office:string-value="gmail.com" table:formula="of:=RIGHT([.H519];LEN([.H519])-FIND(&quot;@&quot;;[.H519]))" table:style-name="ce1">
            <text:p>gmail.com</text:p>
          </table:table-cell>
          <table:table-cell office:value-type="string" table:style-name="ce1">
            <text:p>lyson0819@gmail.com</text:p>
          </table:table-cell>
          <table:table-cell office:value-type="date" office:date-value="2023-06-01T23:07:35" table:style-name="ce5">
            <text:p>6/1/23 11:07 PM</text:p>
          </table:table-cell>
          <table:table-cell office:value-type="string" table:style-name="ce1">
            <text:p>112.197.118.54</text:p>
          </table:table-cell>
          <table:table-cell table:number-columns-repeated="16374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float" office:value="4629" table:style-name="ce1">
            <text:p>4629</text:p>
          </table:table-cell>
          <table:table-cell table:style-name="ce3"/>
          <table:table-cell office:value-type="string" table:style-name="ce1">
            <text:p>Onphalin</text:p>
          </table:table-cell>
          <table:table-cell office:value-type="string" table:style-name="ce1">
            <text:p>Tor-On</text:p>
          </table:table-cell>
          <table:table-cell office:value-type="string" office:string-value="onphalintoron" table:formula="of:=LEFT([.H520];FIND(&quot;@&quot;;[.H520])-1)" table:style-name="ce4">
            <text:p>onphalintoron</text:p>
          </table:table-cell>
          <table:table-cell office:value-type="string" office:string-value="gmail.com" table:formula="of:=RIGHT([.H520];LEN([.H520])-FIND(&quot;@&quot;;[.H520]))" table:style-name="ce1">
            <text:p>gmail.com</text:p>
          </table:table-cell>
          <table:table-cell office:value-type="string" table:style-name="ce1">
            <text:p>onphalintoron@gmail.com</text:p>
          </table:table-cell>
          <table:table-cell office:value-type="date" office:date-value="2023-06-01T23:14:19" table:style-name="ce5">
            <text:p>6/1/23 11:14 PM</text:p>
          </table:table-cell>
          <table:table-cell office:value-type="string" table:style-name="ce1">
            <text:p>182.232.187.114</text:p>
          </table:table-cell>
          <table:table-cell table:number-columns-repeated="16374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float" office:value="4631" table:style-name="ce1">
            <text:p>4631</text:p>
          </table:table-cell>
          <table:table-cell table:style-name="ce3"/>
          <table:table-cell office:value-type="string" table:style-name="ce1">
            <text:p>อาทิมา</text:p>
          </table:table-cell>
          <table:table-cell office:value-type="string" table:style-name="ce1">
            <text:p>วิจิตรวงษ์</text:p>
          </table:table-cell>
          <table:table-cell office:value-type="string" office:string-value="artima1450" table:formula="of:=LEFT([.H521];FIND(&quot;@&quot;;[.H521])-1)" table:style-name="ce4">
            <text:p>artima1450</text:p>
          </table:table-cell>
          <table:table-cell office:value-type="string" office:string-value="gmail.com" table:formula="of:=RIGHT([.H521];LEN([.H521])-FIND(&quot;@&quot;;[.H521]))" table:style-name="ce1">
            <text:p>gmail.com</text:p>
          </table:table-cell>
          <table:table-cell office:value-type="string" table:style-name="ce1">
            <text:p>artima1450@gmail.com</text:p>
          </table:table-cell>
          <table:table-cell office:value-type="date" office:date-value="2023-06-01T23:18:46" table:style-name="ce5">
            <text:p>6/1/23 11:18 PM</text:p>
          </table:table-cell>
          <table:table-cell office:value-type="string" table:style-name="ce1">
            <text:p>49.237.35.243</text:p>
          </table:table-cell>
          <table:table-cell table:number-columns-repeated="16374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float" office:value="4633" table:style-name="ce1">
            <text:p>4633</text:p>
          </table:table-cell>
          <table:table-cell table:style-name="ce3"/>
          <table:table-cell office:value-type="string" table:style-name="ce1">
            <text:p>Ana</text:p>
          </table:table-cell>
          <table:table-cell office:value-type="string" table:style-name="ce1">
            <text:p>Flavia</text:p>
          </table:table-cell>
          <table:table-cell office:value-type="string" office:string-value="flaviamochibtx" table:formula="of:=LEFT([.H522];FIND(&quot;@&quot;;[.H522])-1)" table:style-name="ce4">
            <text:p>flaviamochibtx</text:p>
          </table:table-cell>
          <table:table-cell office:value-type="string" office:string-value="gmail.com" table:formula="of:=RIGHT([.H522];LEN([.H522])-FIND(&quot;@&quot;;[.H522]))" table:style-name="ce1">
            <text:p>gmail.com</text:p>
          </table:table-cell>
          <table:table-cell office:value-type="string" table:style-name="ce1">
            <text:p>flaviamochibtx@gmail.com</text:p>
          </table:table-cell>
          <table:table-cell office:value-type="date" office:date-value="2023-06-01T23:20:44" table:style-name="ce5">
            <text:p>6/1/23 11:20 PM</text:p>
          </table:table-cell>
          <table:table-cell office:value-type="string" table:style-name="ce1">
            <text:p>138.185.57.38</text:p>
          </table:table-cell>
          <table:table-cell table:number-columns-repeated="16374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float" office:value="4636" table:style-name="ce1">
            <text:p>4636</text:p>
          </table:table-cell>
          <table:table-cell table:style-name="ce3"/>
          <table:table-cell office:value-type="string" table:style-name="ce1">
            <text:p>marc</text:p>
          </table:table-cell>
          <table:table-cell office:value-type="string" table:style-name="ce1">
            <text:p>rocha</text:p>
          </table:table-cell>
          <table:table-cell office:value-type="string" office:string-value="manurmb123" table:formula="of:=LEFT([.H523];FIND(&quot;@&quot;;[.H523])-1)" table:style-name="ce4">
            <text:p>manurmb123</text:p>
          </table:table-cell>
          <table:table-cell office:value-type="string" office:string-value="gmail.com" table:formula="of:=RIGHT([.H523];LEN([.H523])-FIND(&quot;@&quot;;[.H523]))" table:style-name="ce1">
            <text:p>gmail.com</text:p>
          </table:table-cell>
          <table:table-cell office:value-type="string" table:style-name="ce1">
            <text:p>manurmb123@gmail.com</text:p>
          </table:table-cell>
          <table:table-cell office:value-type="date" office:date-value="2023-06-01T23:24:31" table:style-name="ce5">
            <text:p>6/1/23 11:24 PM</text:p>
          </table:table-cell>
          <table:table-cell office:value-type="string" table:style-name="ce1">
            <text:p>189.60.224.129</text:p>
          </table:table-cell>
          <table:table-cell table:number-columns-repeated="16374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float" office:value="4639" table:style-name="ce1">
            <text:p>4639</text:p>
          </table:table-cell>
          <table:table-cell table:style-name="ce3"/>
          <table:table-cell office:value-type="string" table:style-name="ce1">
            <text:p>ชนิสร</text:p>
          </table:table-cell>
          <table:table-cell office:value-type="string" table:style-name="ce1">
            <text:p>ถึกสกุล</text:p>
          </table:table-cell>
          <table:table-cell office:value-type="string" office:string-value="Chanisorn.noey" table:formula="of:=LEFT([.H524];FIND(&quot;@&quot;;[.H524])-1)" table:style-name="ce4">
            <text:p>Chanisorn.noey</text:p>
          </table:table-cell>
          <table:table-cell office:value-type="string" office:string-value="gmail.com" table:formula="of:=RIGHT([.H524];LEN([.H524])-FIND(&quot;@&quot;;[.H524]))" table:style-name="ce1">
            <text:p>gmail.com</text:p>
          </table:table-cell>
          <table:table-cell office:value-type="string" table:style-name="ce1">
            <text:p>Chanisorn.noey@gmail.com</text:p>
          </table:table-cell>
          <table:table-cell office:value-type="date" office:date-value="2023-06-01T23:27:14" table:style-name="ce5">
            <text:p>6/1/23 11:27 PM</text:p>
          </table:table-cell>
          <table:table-cell office:value-type="string" table:style-name="ce1">
            <text:p>27.145.149.1</text:p>
          </table:table-cell>
          <table:table-cell table:number-columns-repeated="16374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float" office:value="4642" table:style-name="ce1">
            <text:p>4642</text:p>
          </table:table-cell>
          <table:table-cell table:style-name="ce3"/>
          <table:table-cell office:value-type="string" table:style-name="ce1">
            <text:p>สุภนิช</text:p>
          </table:table-cell>
          <table:table-cell office:value-type="string" table:style-name="ce1">
            <text:p>งามวงศ์ไพบูลย์</text:p>
          </table:table-cell>
          <table:table-cell office:value-type="string" office:string-value="supanichfoam" table:formula="of:=LEFT([.H525];FIND(&quot;@&quot;;[.H525])-1)" table:style-name="ce4">
            <text:p>supanichfoam</text:p>
          </table:table-cell>
          <table:table-cell office:value-type="string" office:string-value="gmail.com" table:formula="of:=RIGHT([.H525];LEN([.H525])-FIND(&quot;@&quot;;[.H525]))" table:style-name="ce1">
            <text:p>gmail.com</text:p>
          </table:table-cell>
          <table:table-cell office:value-type="string" table:style-name="ce1">
            <text:p>supanichfoam@gmail.com</text:p>
          </table:table-cell>
          <table:table-cell office:value-type="date" office:date-value="2023-06-01T23:32:34" table:style-name="ce5">
            <text:p>6/1/23 11:32 PM</text:p>
          </table:table-cell>
          <table:table-cell office:value-type="string" table:style-name="ce1">
            <text:p>171.96.190.20</text:p>
          </table:table-cell>
          <table:table-cell table:number-columns-repeated="16374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float" office:value="4646" table:style-name="ce1">
            <text:p>4646</text:p>
          </table:table-cell>
          <table:table-cell table:style-name="ce3"/>
          <table:table-cell office:value-type="string" table:style-name="ce1">
            <text:p>Natnaree</text:p>
          </table:table-cell>
          <table:table-cell office:value-type="string" table:style-name="ce1">
            <text:p>Sontichai</text:p>
          </table:table-cell>
          <table:table-cell office:value-type="string" office:string-value="S.natnaree91" table:formula="of:=LEFT([.H526];FIND(&quot;@&quot;;[.H526])-1)" table:style-name="ce4">
            <text:p>S.natnaree91</text:p>
          </table:table-cell>
          <table:table-cell office:value-type="string" office:string-value="gmail.com" table:formula="of:=RIGHT([.H526];LEN([.H526])-FIND(&quot;@&quot;;[.H526]))" table:style-name="ce1">
            <text:p>gmail.com</text:p>
          </table:table-cell>
          <table:table-cell office:value-type="string" table:style-name="ce1">
            <text:p>S.natnaree91@gmail.com</text:p>
          </table:table-cell>
          <table:table-cell office:value-type="date" office:date-value="2023-06-01T23:37:00" table:style-name="ce5">
            <text:p>6/1/23 11:37 PM</text:p>
          </table:table-cell>
          <table:table-cell office:value-type="string" table:style-name="ce1">
            <text:p>49.228.147.243</text:p>
          </table:table-cell>
          <table:table-cell table:number-columns-repeated="16374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float" office:value="4647" table:style-name="ce1">
            <text:p>4647</text:p>
          </table:table-cell>
          <table:table-cell table:style-name="ce3"/>
          <table:table-cell office:value-type="string" table:style-name="ce1">
            <text:p>Jennifer</text:p>
          </table:table-cell>
          <table:table-cell office:value-type="string" table:style-name="ce1">
            <text:p>Tang</text:p>
          </table:table-cell>
          <table:table-cell office:value-type="string" office:string-value="jennifert3353" table:formula="of:=LEFT([.H527];FIND(&quot;@&quot;;[.H527])-1)" table:style-name="ce4">
            <text:p>jennifert3353</text:p>
          </table:table-cell>
          <table:table-cell office:value-type="string" office:string-value="gmail.com" table:formula="of:=RIGHT([.H527];LEN([.H527])-FIND(&quot;@&quot;;[.H527]))" table:style-name="ce1">
            <text:p>gmail.com</text:p>
          </table:table-cell>
          <table:table-cell office:value-type="string" table:style-name="ce1">
            <text:p>jennifert3353@gmail.com</text:p>
          </table:table-cell>
          <table:table-cell office:value-type="date" office:date-value="2023-06-01T23:41:15" table:style-name="ce5">
            <text:p>6/1/23 11:41 PM</text:p>
          </table:table-cell>
          <table:table-cell office:value-type="string" table:style-name="ce1">
            <text:p>171.6.48.131</text:p>
          </table:table-cell>
          <table:table-cell table:number-columns-repeated="16374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float" office:value="4648" table:style-name="ce1">
            <text:p>4648</text:p>
          </table:table-cell>
          <table:table-cell table:style-name="ce3"/>
          <table:table-cell office:value-type="string" table:style-name="ce1">
            <text:p>ณัฐธิดา</text:p>
          </table:table-cell>
          <table:table-cell office:value-type="string" table:style-name="ce1">
            <text:p>เนติเวชวิทยา</text:p>
          </table:table-cell>
          <table:table-cell office:value-type="string" office:string-value="nattida140529" table:formula="of:=LEFT([.H528];FIND(&quot;@&quot;;[.H528])-1)" table:style-name="ce4">
            <text:p>nattida140529</text:p>
          </table:table-cell>
          <table:table-cell office:value-type="string" office:string-value="gmail.com" table:formula="of:=RIGHT([.H528];LEN([.H528])-FIND(&quot;@&quot;;[.H528]))" table:style-name="ce1">
            <text:p>gmail.com</text:p>
          </table:table-cell>
          <table:table-cell office:value-type="string" table:style-name="ce1">
            <text:p>nattida140529@gmail.com</text:p>
          </table:table-cell>
          <table:table-cell office:value-type="date" office:date-value="2023-06-01T23:43:25" table:style-name="ce5">
            <text:p>6/1/23 11:43 PM</text:p>
          </table:table-cell>
          <table:table-cell office:value-type="string" table:style-name="ce1">
            <text:p>124.120.17.44</text:p>
          </table:table-cell>
          <table:table-cell table:number-columns-repeated="16374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float" office:value="4650" table:style-name="ce1">
            <text:p>4650</text:p>
          </table:table-cell>
          <table:table-cell table:style-name="ce3"/>
          <table:table-cell office:value-type="string" table:style-name="ce1">
            <text:p>Itsaree</text:p>
          </table:table-cell>
          <table:table-cell office:value-type="string" table:style-name="ce1">
            <text:p>Ruenpenge</text:p>
          </table:table-cell>
          <table:table-cell office:value-type="string" office:string-value="itsaree160" table:formula="of:=LEFT([.H529];FIND(&quot;@&quot;;[.H529])-1)" table:style-name="ce4">
            <text:p>itsaree160</text:p>
          </table:table-cell>
          <table:table-cell office:value-type="string" office:string-value="gmail.com" table:formula="of:=RIGHT([.H529];LEN([.H529])-FIND(&quot;@&quot;;[.H529]))" table:style-name="ce1">
            <text:p>gmail.com</text:p>
          </table:table-cell>
          <table:table-cell office:value-type="string" table:style-name="ce1">
            <text:p>itsaree160@gmail.com</text:p>
          </table:table-cell>
          <table:table-cell office:value-type="date" office:date-value="2023-06-01T23:44:15" table:style-name="ce5">
            <text:p>6/1/23 11:44 PM</text:p>
          </table:table-cell>
          <table:table-cell office:value-type="string" table:style-name="ce1">
            <text:p>1.47.218.104</text:p>
          </table:table-cell>
          <table:table-cell table:number-columns-repeated="16374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float" office:value="4655" table:style-name="ce1">
            <text:p>4655</text:p>
          </table:table-cell>
          <table:table-cell table:style-name="ce3"/>
          <table:table-cell office:value-type="string" table:style-name="ce1">
            <text:p>Treerapot</text:p>
          </table:table-cell>
          <table:table-cell office:value-type="string" table:style-name="ce1">
            <text:p>Kongtoranin</text:p>
          </table:table-cell>
          <table:table-cell office:value-type="string" office:string-value="treerapot" table:formula="of:=LEFT([.H530];FIND(&quot;@&quot;;[.H530])-1)" table:style-name="ce4">
            <text:p>treerapot</text:p>
          </table:table-cell>
          <table:table-cell office:value-type="string" office:string-value="gmail.com" table:formula="of:=RIGHT([.H530];LEN([.H530])-FIND(&quot;@&quot;;[.H530]))" table:style-name="ce1">
            <text:p>gmail.com</text:p>
          </table:table-cell>
          <table:table-cell office:value-type="string" table:style-name="ce1">
            <text:p>treerapot@gmail.com</text:p>
          </table:table-cell>
          <table:table-cell office:value-type="date" office:date-value="2023-06-01T23:51:50" table:style-name="ce5">
            <text:p>6/1/23 11:51 PM</text:p>
          </table:table-cell>
          <table:table-cell office:value-type="string" table:style-name="ce1">
            <text:p>110.171.20.220</text:p>
          </table:table-cell>
          <table:table-cell table:number-columns-repeated="16374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float" office:value="4657" table:style-name="ce1">
            <text:p>4657</text:p>
          </table:table-cell>
          <table:table-cell table:style-name="ce3"/>
          <table:table-cell office:value-type="string" table:style-name="ce1">
            <text:p>jirawut</text:p>
          </table:table-cell>
          <table:table-cell office:value-type="string" table:style-name="ce1">
            <text:p>yasaka</text:p>
          </table:table-cell>
          <table:table-cell office:value-type="string" office:string-value="jirawut.yasaka" table:formula="of:=LEFT([.H531];FIND(&quot;@&quot;;[.H531])-1)" table:style-name="ce4">
            <text:p>jirawut.yasaka</text:p>
          </table:table-cell>
          <table:table-cell office:value-type="string" office:string-value="yahoo.com" table:formula="of:=RIGHT([.H531];LEN([.H531])-FIND(&quot;@&quot;;[.H531]))" table:style-name="ce1">
            <text:p>yahoo.com</text:p>
          </table:table-cell>
          <table:table-cell office:value-type="string" table:style-name="ce1">
            <text:p>jirawut.yasaka@yahoo.com</text:p>
          </table:table-cell>
          <table:table-cell office:value-type="date" office:date-value="2023-06-01T23:55:23" table:style-name="ce5">
            <text:p>6/1/23 11:55 PM</text:p>
          </table:table-cell>
          <table:table-cell office:value-type="string" table:style-name="ce1">
            <text:p>171.4.199.88</text:p>
          </table:table-cell>
          <table:table-cell table:number-columns-repeated="16374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float" office:value="4658" table:style-name="ce1">
            <text:p>4658</text:p>
          </table:table-cell>
          <table:table-cell table:style-name="ce3"/>
          <table:table-cell office:value-type="string" table:style-name="ce1">
            <text:p>Pantita</text:p>
          </table:table-cell>
          <table:table-cell office:value-type="string" table:style-name="ce1">
            <text:p>Hussarungsee</text:p>
          </table:table-cell>
          <table:table-cell office:value-type="string" office:string-value="pantita20723" table:formula="of:=LEFT([.H532];FIND(&quot;@&quot;;[.H532])-1)" table:style-name="ce4">
            <text:p>pantita20723</text:p>
          </table:table-cell>
          <table:table-cell office:value-type="string" office:string-value="gmail.com" table:formula="of:=RIGHT([.H532];LEN([.H532])-FIND(&quot;@&quot;;[.H532]))" table:style-name="ce1">
            <text:p>gmail.com</text:p>
          </table:table-cell>
          <table:table-cell office:value-type="string" table:style-name="ce1">
            <text:p>pantita20723@gmail.com</text:p>
          </table:table-cell>
          <table:table-cell office:value-type="date" office:date-value="2023-06-02T00:09:31" table:style-name="ce5">
            <text:p>6/2/23 12:09 AM</text:p>
          </table:table-cell>
          <table:table-cell office:value-type="string" table:style-name="ce1">
            <text:p>1.46.133.0</text:p>
          </table:table-cell>
          <table:table-cell table:number-columns-repeated="16374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float" office:value="4659" table:style-name="ce1">
            <text:p>4659</text:p>
          </table:table-cell>
          <table:table-cell table:style-name="ce3"/>
          <table:table-cell office:value-type="string" table:style-name="ce1">
            <text:p>ณัฐชยา</text:p>
          </table:table-cell>
          <table:table-cell office:value-type="string" table:style-name="ce1">
            <text:p>พนานุรัตน์</text:p>
          </table:table-cell>
          <table:table-cell office:value-type="string" office:string-value="wannatchaya321" table:formula="of:=LEFT([.H533];FIND(&quot;@&quot;;[.H533])-1)" table:style-name="ce4">
            <text:p>wannatchaya321</text:p>
          </table:table-cell>
          <table:table-cell office:value-type="string" office:string-value="gmail.com" table:formula="of:=RIGHT([.H533];LEN([.H533])-FIND(&quot;@&quot;;[.H533]))" table:style-name="ce1">
            <text:p>gmail.com</text:p>
          </table:table-cell>
          <table:table-cell office:value-type="string" table:style-name="ce1">
            <text:p>wannatchaya321@gmail.com</text:p>
          </table:table-cell>
          <table:table-cell office:value-type="date" office:date-value="2023-06-02T00:12:48" table:style-name="ce5">
            <text:p>6/2/23 12:12 AM</text:p>
          </table:table-cell>
          <table:table-cell office:value-type="string" table:style-name="ce1">
            <text:p>63.224.126.162</text:p>
          </table:table-cell>
          <table:table-cell table:number-columns-repeated="16374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float" office:value="4660" table:style-name="ce1">
            <text:p>4660</text:p>
          </table:table-cell>
          <table:table-cell table:style-name="ce3"/>
          <table:table-cell office:value-type="string" table:style-name="ce1">
            <text:p>Sonianyeli</text:p>
          </table:table-cell>
          <table:table-cell office:value-type="string" table:style-name="ce1">
            <text:p>guerra</text:p>
          </table:table-cell>
          <table:table-cell office:value-type="string" office:string-value="sonianyelig" table:formula="of:=LEFT([.H534];FIND(&quot;@&quot;;[.H534])-1)" table:style-name="ce4">
            <text:p>sonianyelig</text:p>
          </table:table-cell>
          <table:table-cell office:value-type="string" office:string-value="gmail.com" table:formula="of:=RIGHT([.H534];LEN([.H534])-FIND(&quot;@&quot;;[.H534]))" table:style-name="ce1">
            <text:p>gmail.com</text:p>
          </table:table-cell>
          <table:table-cell office:value-type="string" table:style-name="ce1">
            <text:p>sonianyelig@gmail.com</text:p>
          </table:table-cell>
          <table:table-cell office:value-type="date" office:date-value="2023-06-02T00:17:18" table:style-name="ce5">
            <text:p>6/2/23 12:17 AM</text:p>
          </table:table-cell>
          <table:table-cell office:value-type="string" table:style-name="ce1">
            <text:p>190.233.236.75</text:p>
          </table:table-cell>
          <table:table-cell table:number-columns-repeated="16374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float" office:value="4662" table:style-name="ce1">
            <text:p>4662</text:p>
          </table:table-cell>
          <table:table-cell table:style-name="ce3"/>
          <table:table-cell office:value-type="string" table:style-name="ce1">
            <text:p>กัณภิรมย์</text:p>
          </table:table-cell>
          <table:table-cell office:value-type="string" table:style-name="ce1">
            <text:p>เจียงธนาโรจน์</text:p>
          </table:table-cell>
          <table:table-cell office:value-type="string" office:string-value="khowfange062" table:formula="of:=LEFT([.H535];FIND(&quot;@&quot;;[.H535])-1)" table:style-name="ce4">
            <text:p>khowfange062</text:p>
          </table:table-cell>
          <table:table-cell office:value-type="string" office:string-value="gmail.com" table:formula="of:=RIGHT([.H535];LEN([.H535])-FIND(&quot;@&quot;;[.H535]))" table:style-name="ce1">
            <text:p>gmail.com</text:p>
          </table:table-cell>
          <table:table-cell office:value-type="string" table:style-name="ce1">
            <text:p>khowfange062@gmail.com</text:p>
          </table:table-cell>
          <table:table-cell office:value-type="date" office:date-value="2023-06-02T00:18:12" table:style-name="ce5">
            <text:p>6/2/23 12:18 AM</text:p>
          </table:table-cell>
          <table:table-cell office:value-type="string" table:style-name="ce1">
            <text:p>223.207.217.120</text:p>
          </table:table-cell>
          <table:table-cell table:number-columns-repeated="16374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float" office:value="4661" table:style-name="ce1">
            <text:p>4661</text:p>
          </table:table-cell>
          <table:table-cell table:style-name="ce3"/>
          <table:table-cell office:value-type="string" table:style-name="ce1">
            <text:p>นรภัทร</text:p>
          </table:table-cell>
          <table:table-cell office:value-type="string" table:style-name="ce1">
            <text:p>เสริมผล</text:p>
          </table:table-cell>
          <table:table-cell office:value-type="string" office:string-value="nile3017" table:formula="of:=LEFT([.H536];FIND(&quot;@&quot;;[.H536])-1)" table:style-name="ce4">
            <text:p>nile3017</text:p>
          </table:table-cell>
          <table:table-cell office:value-type="string" office:string-value="gmail.com" table:formula="of:=RIGHT([.H536];LEN([.H536])-FIND(&quot;@&quot;;[.H536]))" table:style-name="ce1">
            <text:p>gmail.com</text:p>
          </table:table-cell>
          <table:table-cell office:value-type="string" table:style-name="ce1">
            <text:p>nile3017@gmail.com</text:p>
          </table:table-cell>
          <table:table-cell office:value-type="date" office:date-value="2023-06-02T00:18:15" table:style-name="ce5">
            <text:p>6/2/23 12:18 AM</text:p>
          </table:table-cell>
          <table:table-cell office:value-type="string" table:style-name="ce1">
            <text:p>182.232.187.18</text:p>
          </table:table-cell>
          <table:table-cell table:number-columns-repeated="16374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float" office:value="4663" table:style-name="ce1">
            <text:p>4663</text:p>
          </table:table-cell>
          <table:table-cell table:style-name="ce3"/>
          <table:table-cell office:value-type="string" table:style-name="ce1">
            <text:p>วิรัณยุพา</text:p>
          </table:table-cell>
          <table:table-cell office:value-type="string" table:style-name="ce1">
            <text:p>เต็ม​อมร​ทิพย์​</text:p>
          </table:table-cell>
          <table:table-cell office:value-type="string" office:string-value="Vr.symbol" table:formula="of:=LEFT([.H537];FIND(&quot;@&quot;;[.H537])-1)" table:style-name="ce4">
            <text:p>Vr.symbol</text:p>
          </table:table-cell>
          <table:table-cell office:value-type="string" office:string-value="gmail.com​" table:formula="of:=RIGHT([.H537];LEN([.H537])-FIND(&quot;@&quot;;[.H537]))" table:style-name="ce1">
            <text:p>gmail.com​</text:p>
          </table:table-cell>
          <table:table-cell office:value-type="string" table:style-name="ce1">
            <text:p>Vr.symbol@gmail.com​</text:p>
          </table:table-cell>
          <table:table-cell office:value-type="date" office:date-value="2023-06-02T00:21:54" table:style-name="ce5">
            <text:p>6/2/23 12:21 AM</text:p>
          </table:table-cell>
          <table:table-cell office:value-type="string" table:style-name="ce1">
            <text:p>115.87.201.160</text:p>
          </table:table-cell>
          <table:table-cell table:number-columns-repeated="16374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float" office:value="4665" table:style-name="ce1">
            <text:p>4665</text:p>
          </table:table-cell>
          <table:table-cell table:style-name="ce3"/>
          <table:table-cell office:value-type="string" table:style-name="ce1">
            <text:p>ETHAN</text:p>
          </table:table-cell>
          <table:table-cell office:value-type="string" table:style-name="ce1">
            <text:p>MAGALHAES</text:p>
          </table:table-cell>
          <table:table-cell office:value-type="string" office:string-value="analuisa56709" table:formula="of:=LEFT([.H538];FIND(&quot;@&quot;;[.H538])-1)" table:style-name="ce4">
            <text:p>analuisa56709</text:p>
          </table:table-cell>
          <table:table-cell office:value-type="string" office:string-value="gmail.com" table:formula="of:=RIGHT([.H538];LEN([.H538])-FIND(&quot;@&quot;;[.H538]))" table:style-name="ce1">
            <text:p>gmail.com</text:p>
          </table:table-cell>
          <table:table-cell office:value-type="string" table:style-name="ce1">
            <text:p>analuisa56709@gmail.com</text:p>
          </table:table-cell>
          <table:table-cell office:value-type="date" office:date-value="2023-06-02T00:26:50" table:style-name="ce5">
            <text:p>6/2/23 12:26 AM</text:p>
          </table:table-cell>
          <table:table-cell office:value-type="string" table:style-name="ce1">
            <text:p>201.162.118.113</text:p>
          </table:table-cell>
          <table:table-cell table:number-columns-repeated="16374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float" office:value="4664" table:style-name="ce1">
            <text:p>4664</text:p>
          </table:table-cell>
          <table:table-cell table:style-name="ce3"/>
          <table:table-cell office:value-type="string" table:style-name="ce1">
            <text:p>Rawinporn</text:p>
          </table:table-cell>
          <table:table-cell office:value-type="string" table:style-name="ce1">
            <text:p>Thanitsorn</text:p>
          </table:table-cell>
          <table:table-cell office:value-type="string" office:string-value="Rawinporn1998" table:formula="of:=LEFT([.H539];FIND(&quot;@&quot;;[.H539])-1)" table:style-name="ce4">
            <text:p>Rawinporn1998</text:p>
          </table:table-cell>
          <table:table-cell office:value-type="string" office:string-value="gmail.com" table:formula="of:=RIGHT([.H539];LEN([.H539])-FIND(&quot;@&quot;;[.H539]))" table:style-name="ce1">
            <text:p>gmail.com</text:p>
          </table:table-cell>
          <table:table-cell office:value-type="string" table:style-name="ce1">
            <text:p>Rawinporn1998@gmail.com</text:p>
          </table:table-cell>
          <table:table-cell office:value-type="date" office:date-value="2023-06-02T00:27:11" table:style-name="ce5">
            <text:p>6/2/23 12:27 AM</text:p>
          </table:table-cell>
          <table:table-cell office:value-type="string" table:style-name="ce1">
            <text:p>1.46.14.216</text:p>
          </table:table-cell>
          <table:table-cell table:number-columns-repeated="16374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float" office:value="4666" table:style-name="ce1">
            <text:p>4666</text:p>
          </table:table-cell>
          <table:table-cell table:style-name="ce3"/>
          <table:table-cell office:value-type="string" table:style-name="ce1">
            <text:p>im</text:p>
          </table:table-cell>
          <table:table-cell office:value-type="string" table:style-name="ce1">
            <text:p>gidle</text:p>
          </table:table-cell>
          <table:table-cell office:value-type="string" office:string-value="imgidle" table:formula="of:=LEFT([.H540];FIND(&quot;@&quot;;[.H540])-1)" table:style-name="ce4">
            <text:p>imgidle</text:p>
          </table:table-cell>
          <table:table-cell office:value-type="string" office:string-value="gmail.com" table:formula="of:=RIGHT([.H540];LEN([.H540])-FIND(&quot;@&quot;;[.H540]))" table:style-name="ce1">
            <text:p>gmail.com</text:p>
          </table:table-cell>
          <table:table-cell office:value-type="string" table:style-name="ce1">
            <text:p>imgidle@gmail.com</text:p>
          </table:table-cell>
          <table:table-cell office:value-type="date" office:date-value="2023-06-02T00:35:19" table:style-name="ce5">
            <text:p>6/2/23 12:35 AM</text:p>
          </table:table-cell>
          <table:table-cell office:value-type="string" table:style-name="ce1">
            <text:p>115.164.78.56</text:p>
          </table:table-cell>
          <table:table-cell table:number-columns-repeated="16374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float" office:value="4667" table:style-name="ce1">
            <text:p>4667</text:p>
          </table:table-cell>
          <table:table-cell table:style-name="ce3"/>
          <table:table-cell office:value-type="string" table:style-name="ce1">
            <text:p>Polet</text:p>
          </table:table-cell>
          <table:table-cell office:value-type="string" table:style-name="ce1">
            <text:p>Suppawut</text:p>
          </table:table-cell>
          <table:table-cell office:value-type="string" office:string-value="polet.dy.young" table:formula="of:=LEFT([.H541];FIND(&quot;@&quot;;[.H541])-1)" table:style-name="ce4">
            <text:p>polet.dy.young</text:p>
          </table:table-cell>
          <table:table-cell office:value-type="string" office:string-value="gmail.com" table:formula="of:=RIGHT([.H541];LEN([.H541])-FIND(&quot;@&quot;;[.H541]))" table:style-name="ce1">
            <text:p>gmail.com</text:p>
          </table:table-cell>
          <table:table-cell office:value-type="string" table:style-name="ce1">
            <text:p>polet.dy.young@gmail.com</text:p>
          </table:table-cell>
          <table:table-cell office:value-type="date" office:date-value="2023-06-02T00:40:04" table:style-name="ce5">
            <text:p>6/2/23 12:40 AM</text:p>
          </table:table-cell>
          <table:table-cell office:value-type="string" table:style-name="ce1">
            <text:p>168.196.203.118</text:p>
          </table:table-cell>
          <table:table-cell table:number-columns-repeated="16374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float" office:value="4668" table:style-name="ce1">
            <text:p>4668</text:p>
          </table:table-cell>
          <table:table-cell table:style-name="ce3"/>
          <table:table-cell office:value-type="string" table:style-name="ce1">
            <text:p>Nikdoem</text:p>
          </table:table-cell>
          <table:table-cell office:value-type="string" table:style-name="ce1">
            <text:p>Mrowiec</text:p>
          </table:table-cell>
          <table:table-cell office:value-type="string" office:string-value="nikodemzbd1" table:formula="of:=LEFT([.H542];FIND(&quot;@&quot;;[.H542])-1)" table:style-name="ce4">
            <text:p>nikodemzbd1</text:p>
          </table:table-cell>
          <table:table-cell office:value-type="string" office:string-value="gmail.com" table:formula="of:=RIGHT([.H542];LEN([.H542])-FIND(&quot;@&quot;;[.H542]))" table:style-name="ce1">
            <text:p>gmail.com</text:p>
          </table:table-cell>
          <table:table-cell office:value-type="string" table:style-name="ce1">
            <text:p>nikodemzbd1@gmail.com</text:p>
          </table:table-cell>
          <table:table-cell office:value-type="date" office:date-value="2023-06-02T00:41:03" table:style-name="ce5">
            <text:p>6/2/23 12:41 AM</text:p>
          </table:table-cell>
          <table:table-cell office:value-type="string" table:style-name="ce1">
            <text:p>46.204.8.101</text:p>
          </table:table-cell>
          <table:table-cell table:number-columns-repeated="16374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float" office:value="4669" table:style-name="ce1">
            <text:p>4669</text:p>
          </table:table-cell>
          <table:table-cell table:style-name="ce3"/>
          <table:table-cell office:value-type="string" table:style-name="ce1">
            <text:p>Sutthipat</text:p>
          </table:table-cell>
          <table:table-cell office:value-type="string" table:style-name="ce1">
            <text:p>Thaunthong</text:p>
          </table:table-cell>
          <table:table-cell office:value-type="string" office:string-value="st.bosu" table:formula="of:=LEFT([.H543];FIND(&quot;@&quot;;[.H543])-1)" table:style-name="ce4">
            <text:p>st.bosu</text:p>
          </table:table-cell>
          <table:table-cell office:value-type="string" office:string-value="live.com" table:formula="of:=RIGHT([.H543];LEN([.H543])-FIND(&quot;@&quot;;[.H543]))" table:style-name="ce1">
            <text:p>live.com</text:p>
          </table:table-cell>
          <table:table-cell office:value-type="string" table:style-name="ce1">
            <text:p>st.bosu@live.com</text:p>
          </table:table-cell>
          <table:table-cell office:value-type="date" office:date-value="2023-06-02T00:41:54" table:style-name="ce5">
            <text:p>6/2/23 12:41 AM</text:p>
          </table:table-cell>
          <table:table-cell office:value-type="string" table:style-name="ce1">
            <text:p>124.121.138.128</text:p>
          </table:table-cell>
          <table:table-cell table:number-columns-repeated="16374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float" office:value="4674" table:style-name="ce1">
            <text:p>4674</text:p>
          </table:table-cell>
          <table:table-cell table:style-name="ce3"/>
          <table:table-cell office:value-type="string" table:style-name="ce1">
            <text:p>JESUSA</text:p>
          </table:table-cell>
          <table:table-cell office:value-type="string" table:style-name="ce1">
            <text:p>VASQUEZ</text:p>
          </table:table-cell>
          <table:table-cell office:value-type="string" office:string-value="fersopeirl" table:formula="of:=LEFT([.H544];FIND(&quot;@&quot;;[.H544])-1)" table:style-name="ce4">
            <text:p>fersopeirl</text:p>
          </table:table-cell>
          <table:table-cell office:value-type="string" office:string-value="gmail.com" table:formula="of:=RIGHT([.H544];LEN([.H544])-FIND(&quot;@&quot;;[.H544]))" table:style-name="ce1">
            <text:p>gmail.com</text:p>
          </table:table-cell>
          <table:table-cell office:value-type="string" table:style-name="ce1">
            <text:p>fersopeirl@gmail.com</text:p>
          </table:table-cell>
          <table:table-cell office:value-type="date" office:date-value="2023-06-02T01:11:16" table:style-name="ce5">
            <text:p>6/2/23 01:11 AM</text:p>
          </table:table-cell>
          <table:table-cell office:value-type="string" table:style-name="ce1">
            <text:p>38.25.30.39</text:p>
          </table:table-cell>
          <table:table-cell table:number-columns-repeated="16374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float" office:value="4686" table:style-name="ce1">
            <text:p>4686</text:p>
          </table:table-cell>
          <table:table-cell table:style-name="ce3"/>
          <table:table-cell office:value-type="string" table:style-name="ce1">
            <text:p>Evelia</text:p>
          </table:table-cell>
          <table:table-cell office:value-type="string" table:style-name="ce1">
            <text:p>Laina</text:p>
          </table:table-cell>
          <table:table-cell office:value-type="string" office:string-value="naenevelia" table:formula="of:=LEFT([.H545];FIND(&quot;@&quot;;[.H545])-1)" table:style-name="ce4">
            <text:p>naenevelia</text:p>
          </table:table-cell>
          <table:table-cell office:value-type="string" office:string-value="gmail.com" table:formula="of:=RIGHT([.H545];LEN([.H545])-FIND(&quot;@&quot;;[.H545]))" table:style-name="ce1">
            <text:p>gmail.com</text:p>
          </table:table-cell>
          <table:table-cell office:value-type="string" table:style-name="ce1">
            <text:p>naenevelia@gmail.com</text:p>
          </table:table-cell>
          <table:table-cell office:value-type="date" office:date-value="2023-06-02T01:34:49" table:style-name="ce5">
            <text:p>6/2/23 01:34 AM</text:p>
          </table:table-cell>
          <table:table-cell office:value-type="string" table:style-name="ce1">
            <text:p>101.128.102.1</text:p>
          </table:table-cell>
          <table:table-cell table:number-columns-repeated="16374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float" office:value="4690" table:style-name="ce1">
            <text:p>4690</text:p>
          </table:table-cell>
          <table:table-cell table:style-name="ce3"/>
          <table:table-cell office:value-type="string" table:style-name="ce1">
            <text:p>รัชดาพร</text:p>
          </table:table-cell>
          <table:table-cell office:value-type="string" table:style-name="ce1">
            <text:p>ธำรงศิริ</text:p>
          </table:table-cell>
          <table:table-cell office:value-type="string" office:string-value="t.ratchadabhorn" table:formula="of:=LEFT([.H546];FIND(&quot;@&quot;;[.H546])-1)" table:style-name="ce4">
            <text:p>t.ratchadabhorn</text:p>
          </table:table-cell>
          <table:table-cell office:value-type="string" office:string-value="hotmail.com" table:formula="of:=RIGHT([.H546];LEN([.H546])-FIND(&quot;@&quot;;[.H546]))" table:style-name="ce1">
            <text:p>hotmail.com</text:p>
          </table:table-cell>
          <table:table-cell office:value-type="string" table:style-name="ce1">
            <text:p>t.ratchadabhorn@hotmail.com</text:p>
          </table:table-cell>
          <table:table-cell office:value-type="date" office:date-value="2023-06-02T01:37:01" table:style-name="ce5">
            <text:p>6/2/23 01:37 AM</text:p>
          </table:table-cell>
          <table:table-cell office:value-type="string" table:style-name="ce1">
            <text:p>49.228.227.87</text:p>
          </table:table-cell>
          <table:table-cell table:number-columns-repeated="16374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float" office:value="4689" table:style-name="ce1">
            <text:p>4689</text:p>
          </table:table-cell>
          <table:table-cell table:style-name="ce3"/>
          <table:table-cell office:value-type="string" table:style-name="ce1">
            <text:p>Soffy</text:p>
          </table:table-cell>
          <table:table-cell office:value-type="string" table:style-name="ce1">
            <text:p>Wichai</text:p>
          </table:table-cell>
          <table:table-cell office:value-type="string" office:string-value="soffy80s" table:formula="of:=LEFT([.H547];FIND(&quot;@&quot;;[.H547])-1)" table:style-name="ce4">
            <text:p>soffy80s</text:p>
          </table:table-cell>
          <table:table-cell office:value-type="string" office:string-value="gmail.com" table:formula="of:=RIGHT([.H547];LEN([.H547])-FIND(&quot;@&quot;;[.H547]))" table:style-name="ce1">
            <text:p>gmail.com</text:p>
          </table:table-cell>
          <table:table-cell office:value-type="string" table:style-name="ce1">
            <text:p>soffy80s@gmail.com</text:p>
          </table:table-cell>
          <table:table-cell office:value-type="date" office:date-value="2023-06-02T01:37:46" table:style-name="ce5">
            <text:p>6/2/23 01:37 AM</text:p>
          </table:table-cell>
          <table:table-cell office:value-type="string" table:style-name="ce1">
            <text:p>147.235.193.166</text:p>
          </table:table-cell>
          <table:table-cell table:number-columns-repeated="16374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float" office:value="4708" table:style-name="ce1">
            <text:p>4708</text:p>
          </table:table-cell>
          <table:table-cell table:style-name="ce3"/>
          <table:table-cell office:value-type="string" table:style-name="ce1">
            <text:p>Wang</text:p>
          </table:table-cell>
          <table:table-cell office:value-type="string" table:style-name="ce1">
            <text:p>Chen</text:p>
          </table:table-cell>
          <table:table-cell office:value-type="string" office:string-value="hotbluelove" table:formula="of:=LEFT([.H548];FIND(&quot;@&quot;;[.H548])-1)" table:style-name="ce4">
            <text:p>hotbluelove</text:p>
          </table:table-cell>
          <table:table-cell office:value-type="string" office:string-value="gmail.com" table:formula="of:=RIGHT([.H548];LEN([.H548])-FIND(&quot;@&quot;;[.H548]))" table:style-name="ce1">
            <text:p>gmail.com</text:p>
          </table:table-cell>
          <table:table-cell office:value-type="string" table:style-name="ce1">
            <text:p>hotbluelove@gmail.com</text:p>
          </table:table-cell>
          <table:table-cell office:value-type="date" office:date-value="2023-06-02T01:51:46" table:style-name="ce5">
            <text:p>6/2/23 01:51 A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float" office:value="4707" table:style-name="ce1">
            <text:p>4707</text:p>
          </table:table-cell>
          <table:table-cell table:style-name="ce3"/>
          <table:table-cell office:value-type="string" table:style-name="ce1">
            <text:p>Little</text:p>
          </table:table-cell>
          <table:table-cell office:value-type="string" table:style-name="ce1">
            <text:p>Elf</text:p>
          </table:table-cell>
          <table:table-cell office:value-type="string" office:string-value="littleelf959" table:formula="of:=LEFT([.H549];FIND(&quot;@&quot;;[.H549])-1)" table:style-name="ce4">
            <text:p>littleelf959</text:p>
          </table:table-cell>
          <table:table-cell office:value-type="string" office:string-value="gmail.com" table:formula="of:=RIGHT([.H549];LEN([.H549])-FIND(&quot;@&quot;;[.H549]))" table:style-name="ce1">
            <text:p>gmail.com</text:p>
          </table:table-cell>
          <table:table-cell office:value-type="string" table:style-name="ce1">
            <text:p>littleelf959@gmail.com</text:p>
          </table:table-cell>
          <table:table-cell office:value-type="date" office:date-value="2023-06-02T01:52:42" table:style-name="ce5">
            <text:p>6/2/23 01:52 AM</text:p>
          </table:table-cell>
          <table:table-cell office:value-type="string" table:style-name="ce1">
            <text:p>73.111.120.20</text:p>
          </table:table-cell>
          <table:table-cell table:number-columns-repeated="16374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float" office:value="4719" table:style-name="ce1">
            <text:p>4719</text:p>
          </table:table-cell>
          <table:table-cell table:style-name="ce3"/>
          <table:table-cell office:value-type="string" table:style-name="ce1">
            <text:p>Julieta</text:p>
          </table:table-cell>
          <table:table-cell office:value-type="string" table:style-name="ce1">
            <text:p>Sarchi</text:p>
          </table:table-cell>
          <table:table-cell office:value-type="string" office:string-value="julietacorreasarchi" table:formula="of:=LEFT([.H550];FIND(&quot;@&quot;;[.H550])-1)" table:style-name="ce4">
            <text:p>julietacorreasarchi</text:p>
          </table:table-cell>
          <table:table-cell office:value-type="string" office:string-value="gmail.com" table:formula="of:=RIGHT([.H550];LEN([.H550])-FIND(&quot;@&quot;;[.H550]))" table:style-name="ce1">
            <text:p>gmail.com</text:p>
          </table:table-cell>
          <table:table-cell office:value-type="string" table:style-name="ce1">
            <text:p>julietacorreasarchi@gmail.com</text:p>
          </table:table-cell>
          <table:table-cell office:value-type="date" office:date-value="2023-06-02T01:59:53" table:style-name="ce5">
            <text:p>6/2/23 01:59 AM</text:p>
          </table:table-cell>
          <table:table-cell office:value-type="string" table:style-name="ce1">
            <text:p>186.22.17.169</text:p>
          </table:table-cell>
          <table:table-cell table:number-columns-repeated="16374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float" office:value="4724" table:style-name="ce1">
            <text:p>4724</text:p>
          </table:table-cell>
          <table:table-cell table:style-name="ce3"/>
          <table:table-cell office:value-type="string" table:style-name="ce1">
            <text:p>Josw</text:p>
          </table:table-cell>
          <table:table-cell office:value-type="string" table:style-name="ce1">
            <text:p>Olivares</text:p>
          </table:table-cell>
          <table:table-cell office:value-type="string" office:string-value="Jesucontadora" table:formula="of:=LEFT([.H551];FIND(&quot;@&quot;;[.H551])-1)" table:style-name="ce4">
            <text:p>Jesucontadora</text:p>
          </table:table-cell>
          <table:table-cell office:value-type="string" office:string-value="gmail.com" table:formula="of:=RIGHT([.H551];LEN([.H551])-FIND(&quot;@&quot;;[.H551]))" table:style-name="ce1">
            <text:p>gmail.com</text:p>
          </table:table-cell>
          <table:table-cell office:value-type="string" table:style-name="ce1">
            <text:p>Jesucontadora@gmail.com</text:p>
          </table:table-cell>
          <table:table-cell office:value-type="date" office:date-value="2023-06-02T02:04:28" table:style-name="ce5">
            <text:p>6/2/23 02:04 AM</text:p>
          </table:table-cell>
          <table:table-cell office:value-type="string" table:style-name="ce1">
            <text:p>38.25.30.39</text:p>
          </table:table-cell>
          <table:table-cell table:number-columns-repeated="16374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float" office:value="4725" table:style-name="ce1">
            <text:p>4725</text:p>
          </table:table-cell>
          <table:table-cell table:style-name="ce3"/>
          <table:table-cell office:value-type="string" table:style-name="ce1">
            <text:p>Mayara</text:p>
          </table:table-cell>
          <table:table-cell office:value-type="string" table:style-name="ce1">
            <text:p>Andrade Ferreira</text:p>
          </table:table-cell>
          <table:table-cell office:value-type="string" office:string-value="Mayaraferreira.pva" table:formula="of:=LEFT([.H552];FIND(&quot;@&quot;;[.H552])-1)" table:style-name="ce4">
            <text:p>Mayaraferreira.pva</text:p>
          </table:table-cell>
          <table:table-cell office:value-type="string" office:string-value="gmail.com" table:formula="of:=RIGHT([.H552];LEN([.H552])-FIND(&quot;@&quot;;[.H552]))" table:style-name="ce1">
            <text:p>gmail.com</text:p>
          </table:table-cell>
          <table:table-cell office:value-type="string" table:style-name="ce1">
            <text:p>Mayaraferreira.pva@gmail.com</text:p>
          </table:table-cell>
          <table:table-cell office:value-type="date" office:date-value="2023-06-02T02:05:14" table:style-name="ce5">
            <text:p>6/2/23 02:05 AM</text:p>
          </table:table-cell>
          <table:table-cell office:value-type="string" table:style-name="ce1">
            <text:p>177.152.180.53</text:p>
          </table:table-cell>
          <table:table-cell table:number-columns-repeated="16374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float" office:value="4732" table:style-name="ce1">
            <text:p>4732</text:p>
          </table:table-cell>
          <table:table-cell table:style-name="ce3"/>
          <table:table-cell office:value-type="string" table:style-name="ce1">
            <text:p>สอง</text:p>
          </table:table-cell>
          <table:table-cell office:value-type="string" table:style-name="ce1">
            <text:p>ธัญญเจริญ</text:p>
          </table:table-cell>
          <table:table-cell office:value-type="string" office:string-value="Senkung1412" table:formula="of:=LEFT([.H553];FIND(&quot;@&quot;;[.H553])-1)" table:style-name="ce4">
            <text:p>Senkung1412</text:p>
          </table:table-cell>
          <table:table-cell office:value-type="string" office:string-value="gmail.com" table:formula="of:=RIGHT([.H553];LEN([.H553])-FIND(&quot;@&quot;;[.H553]))" table:style-name="ce1">
            <text:p>gmail.com</text:p>
          </table:table-cell>
          <table:table-cell office:value-type="string" table:style-name="ce1">
            <text:p>Senkung1412@gmail.com</text:p>
          </table:table-cell>
          <table:table-cell office:value-type="date" office:date-value="2023-06-02T02:20:35" table:style-name="ce5">
            <text:p>6/2/23 02:20 AM</text:p>
          </table:table-cell>
          <table:table-cell office:value-type="string" table:style-name="ce1">
            <text:p>182.232.234.1</text:p>
          </table:table-cell>
          <table:table-cell table:number-columns-repeated="16374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float" office:value="4745" table:style-name="ce1">
            <text:p>4745</text:p>
          </table:table-cell>
          <table:table-cell table:style-name="ce3"/>
          <table:table-cell office:value-type="string" table:style-name="ce1">
            <text:p>Pooja</text:p>
          </table:table-cell>
          <table:table-cell office:value-type="string" table:style-name="ce1">
            <text:p>Mahto</text:p>
          </table:table-cell>
          <table:table-cell office:value-type="string" office:string-value="poojamahto2000" table:formula="of:=LEFT([.H554];FIND(&quot;@&quot;;[.H554])-1)" table:style-name="ce4">
            <text:p>poojamahto2000</text:p>
          </table:table-cell>
          <table:table-cell office:value-type="string" office:string-value="gmail.com" table:formula="of:=RIGHT([.H554];LEN([.H554])-FIND(&quot;@&quot;;[.H554]))" table:style-name="ce1">
            <text:p>gmail.com</text:p>
          </table:table-cell>
          <table:table-cell office:value-type="string" table:style-name="ce1">
            <text:p>poojamahto2000@gmail.com</text:p>
          </table:table-cell>
          <table:table-cell office:value-type="date" office:date-value="2023-06-02T02:32:50" table:style-name="ce5">
            <text:p>6/2/23 02:32 AM</text:p>
          </table:table-cell>
          <table:table-cell office:value-type="string" table:style-name="ce1">
            <text:p>157.34.101.195</text:p>
          </table:table-cell>
          <table:table-cell table:number-columns-repeated="16374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float" office:value="4748" table:style-name="ce1">
            <text:p>4748</text:p>
          </table:table-cell>
          <table:table-cell table:style-name="ce3"/>
          <table:table-cell office:value-type="string" table:style-name="ce1">
            <text:p>Mark</text:p>
          </table:table-cell>
          <table:table-cell office:value-type="string" table:style-name="ce1">
            <text:p>Song</text:p>
          </table:table-cell>
          <table:table-cell office:value-type="string" office:string-value="conloslibrosenlasnubes" table:formula="of:=LEFT([.H555];FIND(&quot;@&quot;;[.H555])-1)" table:style-name="ce4">
            <text:p>conloslibrosenlasnubes</text:p>
          </table:table-cell>
          <table:table-cell office:value-type="string" office:string-value="gmail.com" table:formula="of:=RIGHT([.H555];LEN([.H555])-FIND(&quot;@&quot;;[.H555]))" table:style-name="ce1">
            <text:p>gmail.com</text:p>
          </table:table-cell>
          <table:table-cell office:value-type="string" table:style-name="ce1">
            <text:p>conloslibrosenlasnubes@gmail.com</text:p>
          </table:table-cell>
          <table:table-cell office:value-type="date" office:date-value="2023-06-02T02:34:57" table:style-name="ce5">
            <text:p>6/2/23 02:34 AM</text:p>
          </table:table-cell>
          <table:table-cell office:value-type="string" table:style-name="ce1">
            <text:p>186.138.119.217</text:p>
          </table:table-cell>
          <table:table-cell table:number-columns-repeated="16374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float" office:value="4803" table:style-name="ce1">
            <text:p>4803</text:p>
          </table:table-cell>
          <table:table-cell table:style-name="ce3"/>
          <table:table-cell office:value-type="string" table:style-name="ce1">
            <text:p>Yuri</text:p>
          </table:table-cell>
          <table:table-cell office:value-type="string" table:style-name="ce1">
            <text:p>Scarnera</text:p>
          </table:table-cell>
          <table:table-cell office:value-type="string" office:string-value="Anastadia3scarnera" table:formula="of:=LEFT([.H556];FIND(&quot;@&quot;;[.H556])-1)" table:style-name="ce4">
            <text:p>Anastadia3scarnera</text:p>
          </table:table-cell>
          <table:table-cell office:value-type="string" office:string-value="gmail.com" table:formula="of:=RIGHT([.H556];LEN([.H556])-FIND(&quot;@&quot;;[.H556]))" table:style-name="ce1">
            <text:p>gmail.com</text:p>
          </table:table-cell>
          <table:table-cell office:value-type="string" table:style-name="ce1">
            <text:p>Anastadia3scarnera@gmail.com</text:p>
          </table:table-cell>
          <table:table-cell office:value-type="date" office:date-value="2023-06-02T03:35:25" table:style-name="ce5">
            <text:p>6/2/23 03:35 AM</text:p>
          </table:table-cell>
          <table:table-cell office:value-type="string" table:style-name="ce1">
            <text:p>176.201.42.88</text:p>
          </table:table-cell>
          <table:table-cell table:number-columns-repeated="16374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float" office:value="4805" table:style-name="ce1">
            <text:p>4805</text:p>
          </table:table-cell>
          <table:table-cell table:style-name="ce3"/>
          <table:table-cell office:value-type="string" table:style-name="ce1">
            <text:p>belinda</text:p>
          </table:table-cell>
          <table:table-cell office:value-type="string" table:style-name="ce1">
            <text:p>rodriguez</text:p>
          </table:table-cell>
          <table:table-cell office:value-type="string" office:string-value="belinda.rodriguezanay" table:formula="of:=LEFT([.H557];FIND(&quot;@&quot;;[.H557])-1)" table:style-name="ce4">
            <text:p>belinda.rodriguezanay</text:p>
          </table:table-cell>
          <table:table-cell office:value-type="string" office:string-value="gmail.com" table:formula="of:=RIGHT([.H557];LEN([.H557])-FIND(&quot;@&quot;;[.H557]))" table:style-name="ce1">
            <text:p>gmail.com</text:p>
          </table:table-cell>
          <table:table-cell office:value-type="string" table:style-name="ce1">
            <text:p>belinda.rodriguezanay@gmail.com</text:p>
          </table:table-cell>
          <table:table-cell office:value-type="date" office:date-value="2023-06-02T03:36:13" table:style-name="ce5">
            <text:p>6/2/23 03:36 AM</text:p>
          </table:table-cell>
          <table:table-cell office:value-type="string" table:style-name="ce1">
            <text:p>38.25.30.39</text:p>
          </table:table-cell>
          <table:table-cell table:number-columns-repeated="16374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float" office:value="4815" table:style-name="ce1">
            <text:p>4815</text:p>
          </table:table-cell>
          <table:table-cell table:style-name="ce3"/>
          <table:table-cell office:value-type="string" table:style-name="ce1">
            <text:p>Sam</text:p>
          </table:table-cell>
          <table:table-cell office:value-type="string" table:style-name="ce1">
            <text:p>Harl</text:p>
          </table:table-cell>
          <table:table-cell office:value-type="string" office:string-value="s35318209" table:formula="of:=LEFT([.H558];FIND(&quot;@&quot;;[.H558])-1)" table:style-name="ce4">
            <text:p>s35318209</text:p>
          </table:table-cell>
          <table:table-cell office:value-type="string" office:string-value="gmail.com" table:formula="of:=RIGHT([.H558];LEN([.H558])-FIND(&quot;@&quot;;[.H558]))" table:style-name="ce1">
            <text:p>gmail.com</text:p>
          </table:table-cell>
          <table:table-cell office:value-type="string" table:style-name="ce1">
            <text:p>s35318209@gmail.com</text:p>
          </table:table-cell>
          <table:table-cell office:value-type="date" office:date-value="2023-06-02T04:16:26" table:style-name="ce5">
            <text:p>6/2/23 04:16 AM</text:p>
          </table:table-cell>
          <table:table-cell office:value-type="string" table:style-name="ce1">
            <text:p>186.138.119.217</text:p>
          </table:table-cell>
          <table:table-cell table:number-columns-repeated="16374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float" office:value="4816" table:style-name="ce1">
            <text:p>4816</text:p>
          </table:table-cell>
          <table:table-cell table:style-name="ce3"/>
          <table:table-cell office:value-type="string" table:style-name="ce1">
            <text:p>francisco</text:p>
          </table:table-cell>
          <table:table-cell office:value-type="string" table:style-name="ce1">
            <text:p>olivares</text:p>
          </table:table-cell>
          <table:table-cell office:value-type="string" office:string-value="francisco.olivares.luna" table:formula="of:=LEFT([.H559];FIND(&quot;@&quot;;[.H559])-1)" table:style-name="ce4">
            <text:p>francisco.olivares.luna</text:p>
          </table:table-cell>
          <table:table-cell office:value-type="string" office:string-value="gmail.com" table:formula="of:=RIGHT([.H559];LEN([.H559])-FIND(&quot;@&quot;;[.H559]))" table:style-name="ce1">
            <text:p>gmail.com</text:p>
          </table:table-cell>
          <table:table-cell office:value-type="string" table:style-name="ce1">
            <text:p>francisco.olivares.luna@gmail.com</text:p>
          </table:table-cell>
          <table:table-cell office:value-type="date" office:date-value="2023-06-02T04:16:39" table:style-name="ce5">
            <text:p>6/2/23 04:16 AM</text:p>
          </table:table-cell>
          <table:table-cell office:value-type="string" table:style-name="ce1">
            <text:p>38.25.30.39</text:p>
          </table:table-cell>
          <table:table-cell table:number-columns-repeated="16374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float" office:value="4817" table:style-name="ce1">
            <text:p>4817</text:p>
          </table:table-cell>
          <table:table-cell table:style-name="ce3"/>
          <table:table-cell office:value-type="string" table:style-name="ce1">
            <text:p>jesu</text:p>
          </table:table-cell>
          <table:table-cell office:value-type="string" table:style-name="ce1">
            <text:p>condori</text:p>
          </table:table-cell>
          <table:table-cell office:value-type="string" office:string-value="jesusa_Vasquez" table:formula="of:=LEFT([.H560];FIND(&quot;@&quot;;[.H560])-1)" table:style-name="ce4">
            <text:p>jesusa_Vasquez</text:p>
          </table:table-cell>
          <table:table-cell office:value-type="string" office:string-value="hotmail.com" table:formula="of:=RIGHT([.H560];LEN([.H560])-FIND(&quot;@&quot;;[.H560]))" table:style-name="ce1">
            <text:p>hotmail.com</text:p>
          </table:table-cell>
          <table:table-cell office:value-type="string" table:style-name="ce1">
            <text:p>jesusa_Vasquez@hotmail.com</text:p>
          </table:table-cell>
          <table:table-cell office:value-type="date" office:date-value="2023-06-02T04:20:26" table:style-name="ce5">
            <text:p>6/2/23 04:20 AM</text:p>
          </table:table-cell>
          <table:table-cell office:value-type="string" table:style-name="ce1">
            <text:p>38.25.30.39</text:p>
          </table:table-cell>
          <table:table-cell table:number-columns-repeated="16374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float" office:value="4818" table:style-name="ce1">
            <text:p>4818</text:p>
          </table:table-cell>
          <table:table-cell table:style-name="ce3"/>
          <table:table-cell office:value-type="string" table:style-name="ce1">
            <text:p>medardo</text:p>
          </table:table-cell>
          <table:table-cell office:value-type="string" table:style-name="ce1">
            <text:p>luna</text:p>
          </table:table-cell>
          <table:table-cell office:value-type="string" office:string-value="aciterm" table:formula="of:=LEFT([.H561];FIND(&quot;@&quot;;[.H561])-1)" table:style-name="ce4">
            <text:p>aciterm</text:p>
          </table:table-cell>
          <table:table-cell office:value-type="string" office:string-value="hotmail.com" table:formula="of:=RIGHT([.H561];LEN([.H561])-FIND(&quot;@&quot;;[.H561]))" table:style-name="ce1">
            <text:p>hotmail.com</text:p>
          </table:table-cell>
          <table:table-cell office:value-type="string" table:style-name="ce1">
            <text:p>aciterm@hotmail.com</text:p>
          </table:table-cell>
          <table:table-cell office:value-type="date" office:date-value="2023-06-02T04:23:36" table:style-name="ce5">
            <text:p>6/2/23 04:23 AM</text:p>
          </table:table-cell>
          <table:table-cell office:value-type="string" table:style-name="ce1">
            <text:p>38.25.30.39</text:p>
          </table:table-cell>
          <table:table-cell table:number-columns-repeated="16374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float" office:value="4819" table:style-name="ce1">
            <text:p>4819</text:p>
          </table:table-cell>
          <table:table-cell table:style-name="ce3"/>
          <table:table-cell office:value-type="string" table:style-name="ce1">
            <text:p>Sirav</text:p>
          </table:table-cell>
          <table:table-cell office:value-type="string" table:style-name="ce1">
            <text:p>Os</text:p>
          </table:table-cell>
          <table:table-cell office:value-type="string" office:string-value="siravoswal3" table:formula="of:=LEFT([.H562];FIND(&quot;@&quot;;[.H562])-1)" table:style-name="ce4">
            <text:p>siravoswal3</text:p>
          </table:table-cell>
          <table:table-cell office:value-type="string" office:string-value="gmail.com" table:formula="of:=RIGHT([.H562];LEN([.H562])-FIND(&quot;@&quot;;[.H562]))" table:style-name="ce1">
            <text:p>gmail.com</text:p>
          </table:table-cell>
          <table:table-cell office:value-type="string" table:style-name="ce1">
            <text:p>siravoswal3@gmail.com</text:p>
          </table:table-cell>
          <table:table-cell office:value-type="date" office:date-value="2023-06-02T04:29:40" table:style-name="ce5">
            <text:p>6/2/23 04:29 AM</text:p>
          </table:table-cell>
          <table:table-cell office:value-type="string" table:style-name="ce1">
            <text:p>157.34.98.233</text:p>
          </table:table-cell>
          <table:table-cell table:number-columns-repeated="16374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float" office:value="4820" table:style-name="ce1">
            <text:p>4820</text:p>
          </table:table-cell>
          <table:table-cell table:style-name="ce3"/>
          <table:table-cell office:value-type="string" table:style-name="ce1">
            <text:p>nancy</text:p>
          </table:table-cell>
          <table:table-cell office:value-type="string" table:style-name="ce1">
            <text:p>ramos</text:p>
          </table:table-cell>
          <table:table-cell office:value-type="string" office:string-value="nancy-ramosa" table:formula="of:=LEFT([.H563];FIND(&quot;@&quot;;[.H563])-1)" table:style-name="ce4">
            <text:p>nancy-ramosa</text:p>
          </table:table-cell>
          <table:table-cell office:value-type="string" office:string-value="hotmail.com" table:formula="of:=RIGHT([.H563];LEN([.H563])-FIND(&quot;@&quot;;[.H563]))" table:style-name="ce1">
            <text:p>hotmail.com</text:p>
          </table:table-cell>
          <table:table-cell office:value-type="string" table:style-name="ce1">
            <text:p>nancy-ramosa@hotmail.com</text:p>
          </table:table-cell>
          <table:table-cell office:value-type="date" office:date-value="2023-06-02T04:30:00" table:style-name="ce5">
            <text:p>6/2/23 04:30 AM</text:p>
          </table:table-cell>
          <table:table-cell office:value-type="string" table:style-name="ce1">
            <text:p>38.25.30.39</text:p>
          </table:table-cell>
          <table:table-cell table:number-columns-repeated="16374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float" office:value="4822" table:style-name="ce1">
            <text:p>4822</text:p>
          </table:table-cell>
          <table:table-cell table:style-name="ce3"/>
          <table:table-cell office:value-type="string" table:style-name="ce1">
            <text:p>rasha</text:p>
          </table:table-cell>
          <table:table-cell office:value-type="string" table:style-name="ce1">
            <text:p>Elsharpiny</text:p>
          </table:table-cell>
          <table:table-cell office:value-type="string" office:string-value="mostafa.marim.rahma" table:formula="of:=LEFT([.H564];FIND(&quot;@&quot;;[.H564])-1)" table:style-name="ce4">
            <text:p>mostafa.marim.rahma</text:p>
          </table:table-cell>
          <table:table-cell office:value-type="string" office:string-value="gmail.com" table:formula="of:=RIGHT([.H564];LEN([.H564])-FIND(&quot;@&quot;;[.H564]))" table:style-name="ce1">
            <text:p>gmail.com</text:p>
          </table:table-cell>
          <table:table-cell office:value-type="string" table:style-name="ce1">
            <text:p>mostafa.marim.rahma@gmail.com</text:p>
          </table:table-cell>
          <table:table-cell office:value-type="date" office:date-value="2023-06-02T04:36:38" table:style-name="ce5">
            <text:p>6/2/23 04:36 AM</text:p>
          </table:table-cell>
          <table:table-cell office:value-type="string" table:style-name="ce1">
            <text:p>41.235.221.107</text:p>
          </table:table-cell>
          <table:table-cell table:number-columns-repeated="16374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float" office:value="4823" table:style-name="ce1">
            <text:p>4823</text:p>
          </table:table-cell>
          <table:table-cell table:style-name="ce3"/>
          <table:table-cell office:value-type="string" table:style-name="ce1">
            <text:p>Myllena</text:p>
          </table:table-cell>
          <table:table-cell office:value-type="string" table:style-name="ce1">
            <text:p>Lee</text:p>
          </table:table-cell>
          <table:table-cell office:value-type="string" office:string-value="myllenalee.jl" table:formula="of:=LEFT([.H565];FIND(&quot;@&quot;;[.H565])-1)" table:style-name="ce4">
            <text:p>myllenalee.jl</text:p>
          </table:table-cell>
          <table:table-cell office:value-type="string" office:string-value="gmail.com" table:formula="of:=RIGHT([.H565];LEN([.H565])-FIND(&quot;@&quot;;[.H565]))" table:style-name="ce1">
            <text:p>gmail.com</text:p>
          </table:table-cell>
          <table:table-cell office:value-type="string" table:style-name="ce1">
            <text:p>myllenalee.jl@gmail.com</text:p>
          </table:table-cell>
          <table:table-cell office:value-type="date" office:date-value="2023-06-02T04:49:57" table:style-name="ce5">
            <text:p>6/2/23 04:49 AM</text:p>
          </table:table-cell>
          <table:table-cell office:value-type="string" table:style-name="ce1">
            <text:p>201.71.134.13</text:p>
          </table:table-cell>
          <table:table-cell table:number-columns-repeated="16374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float" office:value="4825" table:style-name="ce1">
            <text:p>4825</text:p>
          </table:table-cell>
          <table:table-cell table:style-name="ce3"/>
          <table:table-cell office:value-type="string" table:style-name="ce1">
            <text:p>Manuela</text:p>
          </table:table-cell>
          <table:table-cell office:value-type="string" table:style-name="ce1">
            <text:p>Mathausová</text:p>
          </table:table-cell>
          <table:table-cell office:value-type="string" office:string-value="whiskaska111" table:formula="of:=LEFT([.H566];FIND(&quot;@&quot;;[.H566])-1)" table:style-name="ce4">
            <text:p>whiskaska111</text:p>
          </table:table-cell>
          <table:table-cell office:value-type="string" office:string-value="gmail.com" table:formula="of:=RIGHT([.H566];LEN([.H566])-FIND(&quot;@&quot;;[.H566]))" table:style-name="ce1">
            <text:p>gmail.com</text:p>
          </table:table-cell>
          <table:table-cell office:value-type="string" table:style-name="ce1">
            <text:p>whiskaska111@gmail.com</text:p>
          </table:table-cell>
          <table:table-cell office:value-type="date" office:date-value="2023-06-02T04:53:36" table:style-name="ce5">
            <text:p>6/2/23 04:53 A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float" office:value="4826" table:style-name="ce1">
            <text:p>4826</text:p>
          </table:table-cell>
          <table:table-cell table:style-name="ce3"/>
          <table:table-cell office:value-type="string" table:style-name="ce1">
            <text:p>Lia</text:p>
          </table:table-cell>
          <table:table-cell office:value-type="string" table:style-name="ce1">
            <text:p>Ana</text:p>
          </table:table-cell>
          <table:table-cell office:value-type="string" office:string-value="ezabellhutch" table:formula="of:=LEFT([.H567];FIND(&quot;@&quot;;[.H567])-1)" table:style-name="ce4">
            <text:p>ezabellhutch</text:p>
          </table:table-cell>
          <table:table-cell office:value-type="string" office:string-value="gmail.com" table:formula="of:=RIGHT([.H567];LEN([.H567])-FIND(&quot;@&quot;;[.H567]))" table:style-name="ce1">
            <text:p>gmail.com</text:p>
          </table:table-cell>
          <table:table-cell office:value-type="string" table:style-name="ce1">
            <text:p>ezabellhutch@gmail.com</text:p>
          </table:table-cell>
          <table:table-cell office:value-type="date" office:date-value="2023-06-02T04:56:49" table:style-name="ce5">
            <text:p>6/2/23 04:56 A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float" office:value="4828" table:style-name="ce1">
            <text:p>4828</text:p>
          </table:table-cell>
          <table:table-cell table:style-name="ce3"/>
          <table:table-cell office:value-type="string" table:style-name="ce1">
            <text:p>นนณิชา</text:p>
          </table:table-cell>
          <table:table-cell office:value-type="string" table:style-name="ce1">
            <text:p>ทองเเซ</text:p>
          </table:table-cell>
          <table:table-cell office:value-type="string" office:string-value="nonnicha06" table:formula="of:=LEFT([.H568];FIND(&quot;@&quot;;[.H568])-1)" table:style-name="ce4">
            <text:p>nonnicha06</text:p>
          </table:table-cell>
          <table:table-cell office:value-type="string" office:string-value="gmail.com" table:formula="of:=RIGHT([.H568];LEN([.H568])-FIND(&quot;@&quot;;[.H568]))" table:style-name="ce1">
            <text:p>gmail.com</text:p>
          </table:table-cell>
          <table:table-cell office:value-type="string" table:style-name="ce1">
            <text:p>nonnicha06@gmail.com</text:p>
          </table:table-cell>
          <table:table-cell office:value-type="date" office:date-value="2023-06-02T05:05:31" table:style-name="ce5">
            <text:p>6/2/23 05:05 AM</text:p>
          </table:table-cell>
          <table:table-cell office:value-type="string" table:style-name="ce1">
            <text:p>49.228.240.117</text:p>
          </table:table-cell>
          <table:table-cell table:number-columns-repeated="16374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float" office:value="4835" table:style-name="ce1">
            <text:p>4835</text:p>
          </table:table-cell>
          <table:table-cell table:style-name="ce3"/>
          <table:table-cell office:value-type="string" table:style-name="ce1">
            <text:p>Rose</text:p>
          </table:table-cell>
          <table:table-cell office:value-type="string" table:style-name="ce1">
            <text:p>St</text:p>
          </table:table-cell>
          <table:table-cell office:value-type="string" office:string-value="pfantasy388" table:formula="of:=LEFT([.H569];FIND(&quot;@&quot;;[.H569])-1)" table:style-name="ce4">
            <text:p>pfantasy388</text:p>
          </table:table-cell>
          <table:table-cell office:value-type="string" office:string-value="hotmail.com" table:formula="of:=RIGHT([.H569];LEN([.H569])-FIND(&quot;@&quot;;[.H569]))" table:style-name="ce1">
            <text:p>hotmail.com</text:p>
          </table:table-cell>
          <table:table-cell office:value-type="string" table:style-name="ce1">
            <text:p>pfantasy388@hotmail.com</text:p>
          </table:table-cell>
          <table:table-cell office:value-type="date" office:date-value="2023-06-02T05:38:19" table:style-name="ce5">
            <text:p>6/2/23 05:38 AM</text:p>
          </table:table-cell>
          <table:table-cell office:value-type="string" table:style-name="ce1">
            <text:p>186.138.119.217</text:p>
          </table:table-cell>
          <table:table-cell table:number-columns-repeated="16374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float" office:value="4836" table:style-name="ce1">
            <text:p>4836</text:p>
          </table:table-cell>
          <table:table-cell table:style-name="ce3"/>
          <table:table-cell office:value-type="string" table:style-name="ce1">
            <text:p>Sopida</text:p>
          </table:table-cell>
          <table:table-cell office:value-type="string" table:style-name="ce1">
            <text:p>Wiriyasatta</text:p>
          </table:table-cell>
          <table:table-cell office:value-type="string" office:string-value="pimsopida" table:formula="of:=LEFT([.H570];FIND(&quot;@&quot;;[.H570])-1)" table:style-name="ce4">
            <text:p>pimsopida</text:p>
          </table:table-cell>
          <table:table-cell office:value-type="string" office:string-value="hotmail.com" table:formula="of:=RIGHT([.H570];LEN([.H570])-FIND(&quot;@&quot;;[.H570]))" table:style-name="ce1">
            <text:p>hotmail.com</text:p>
          </table:table-cell>
          <table:table-cell office:value-type="string" table:style-name="ce1">
            <text:p>pimsopida@hotmail.com</text:p>
          </table:table-cell>
          <table:table-cell office:value-type="date" office:date-value="2023-06-02T05:44:41" table:style-name="ce5">
            <text:p>6/2/23 05:44 AM</text:p>
          </table:table-cell>
          <table:table-cell office:value-type="string" table:style-name="ce1">
            <text:p>1.46.148.224</text:p>
          </table:table-cell>
          <table:table-cell table:number-columns-repeated="16374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float" office:value="4838" table:style-name="ce1">
            <text:p>4838</text:p>
          </table:table-cell>
          <table:table-cell table:style-name="ce3"/>
          <table:table-cell office:value-type="string" table:style-name="ce1">
            <text:p>Esther</text:p>
          </table:table-cell>
          <table:table-cell office:value-type="string" table:style-name="ce1">
            <text:p>Gray</text:p>
          </table:table-cell>
          <table:table-cell office:value-type="string" office:string-value="Rosegrl901" table:formula="of:=LEFT([.H571];FIND(&quot;@&quot;;[.H571])-1)" table:style-name="ce4">
            <text:p>Rosegrl901</text:p>
          </table:table-cell>
          <table:table-cell office:value-type="string" office:string-value="hotmail.com" table:formula="of:=RIGHT([.H571];LEN([.H571])-FIND(&quot;@&quot;;[.H571]))" table:style-name="ce1">
            <text:p>hotmail.com</text:p>
          </table:table-cell>
          <table:table-cell office:value-type="string" table:style-name="ce1">
            <text:p>Rosegrl901@hotmail.com</text:p>
          </table:table-cell>
          <table:table-cell office:value-type="date" office:date-value="2023-06-02T05:55:37" table:style-name="ce5">
            <text:p>6/2/23 05:55 AM</text:p>
          </table:table-cell>
          <table:table-cell office:value-type="string" table:style-name="ce1">
            <text:p>186.138.119.217</text:p>
          </table:table-cell>
          <table:table-cell table:number-columns-repeated="16374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float" office:value="4839" table:style-name="ce1">
            <text:p>4839</text:p>
          </table:table-cell>
          <table:table-cell table:style-name="ce3"/>
          <table:table-cell office:value-type="string" table:style-name="ce1">
            <text:p>ทิพรัตน์</text:p>
          </table:table-cell>
          <table:table-cell office:value-type="string" table:style-name="ce1">
            <text:p>อาจธัญกรณ์</text:p>
          </table:table-cell>
          <table:table-cell office:value-type="string" office:string-value="namtpr" table:formula="of:=LEFT([.H572];FIND(&quot;@&quot;;[.H572])-1)" table:style-name="ce4">
            <text:p>namtpr</text:p>
          </table:table-cell>
          <table:table-cell office:value-type="string" office:string-value="gmail.com" table:formula="of:=RIGHT([.H572];LEN([.H572])-FIND(&quot;@&quot;;[.H572]))" table:style-name="ce1">
            <text:p>gmail.com</text:p>
          </table:table-cell>
          <table:table-cell office:value-type="string" table:style-name="ce1">
            <text:p>namtpr@gmail.com</text:p>
          </table:table-cell>
          <table:table-cell office:value-type="date" office:date-value="2023-06-02T06:02:08" table:style-name="ce5">
            <text:p>6/2/23 06:02 AM</text:p>
          </table:table-cell>
          <table:table-cell office:value-type="string" table:style-name="ce1">
            <text:p>49.230.13.255</text:p>
          </table:table-cell>
          <table:table-cell table:number-columns-repeated="16374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float" office:value="4843" table:style-name="ce1">
            <text:p>4843</text:p>
          </table:table-cell>
          <table:table-cell table:style-name="ce3"/>
          <table:table-cell office:value-type="string" table:style-name="ce1">
            <text:p>luis</text:p>
          </table:table-cell>
          <table:table-cell office:value-type="string" table:style-name="ce1">
            <text:p>delfin</text:p>
          </table:table-cell>
          <table:table-cell office:value-type="string" office:string-value="transportesluis_24" table:formula="of:=LEFT([.H573];FIND(&quot;@&quot;;[.H573])-1)" table:style-name="ce4">
            <text:p>transportesluis_24</text:p>
          </table:table-cell>
          <table:table-cell office:value-type="string" office:string-value="hotmail.com" table:formula="of:=RIGHT([.H573];LEN([.H573])-FIND(&quot;@&quot;;[.H573]))" table:style-name="ce1">
            <text:p>hotmail.com</text:p>
          </table:table-cell>
          <table:table-cell office:value-type="string" table:style-name="ce1">
            <text:p>transportesluis_24@hotmail.com</text:p>
          </table:table-cell>
          <table:table-cell office:value-type="date" office:date-value="2023-06-02T06:20:15" table:style-name="ce5">
            <text:p>6/2/23 06:20 AM</text:p>
          </table:table-cell>
          <table:table-cell office:value-type="string" table:style-name="ce1">
            <text:p>38.25.30.39</text:p>
          </table:table-cell>
          <table:table-cell table:number-columns-repeated="16374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float" office:value="4844" table:style-name="ce1">
            <text:p>4844</text:p>
          </table:table-cell>
          <table:table-cell table:style-name="ce3"/>
          <table:table-cell office:value-type="string" table:style-name="ce1">
            <text:p>jhonny</text:p>
          </table:table-cell>
          <table:table-cell office:value-type="string" table:style-name="ce1">
            <text:p>calle</text:p>
          </table:table-cell>
          <table:table-cell office:value-type="string" office:string-value="johnnycallepe2023" table:formula="of:=LEFT([.H574];FIND(&quot;@&quot;;[.H574])-1)" table:style-name="ce4">
            <text:p>johnnycallepe2023</text:p>
          </table:table-cell>
          <table:table-cell office:value-type="string" office:string-value="gmail.com" table:formula="of:=RIGHT([.H574];LEN([.H574])-FIND(&quot;@&quot;;[.H574]))" table:style-name="ce1">
            <text:p>gmail.com</text:p>
          </table:table-cell>
          <table:table-cell office:value-type="string" table:style-name="ce1">
            <text:p>johnnycallepe2023@gmail.com</text:p>
          </table:table-cell>
          <table:table-cell office:value-type="date" office:date-value="2023-06-02T06:23:04" table:style-name="ce5">
            <text:p>6/2/23 06:23 AM</text:p>
          </table:table-cell>
          <table:table-cell office:value-type="string" table:style-name="ce1">
            <text:p>38.25.30.39</text:p>
          </table:table-cell>
          <table:table-cell table:number-columns-repeated="16374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float" office:value="4846" table:style-name="ce1">
            <text:p>4846</text:p>
          </table:table-cell>
          <table:table-cell table:style-name="ce3"/>
          <table:table-cell office:value-type="string" table:style-name="ce1">
            <text:p>ROCIO</text:p>
          </table:table-cell>
          <table:table-cell office:value-type="string" table:style-name="ce1">
            <text:p>POSDS</text:p>
          </table:table-cell>
          <table:table-cell office:value-type="string" office:string-value="climafrioeirl" table:formula="of:=LEFT([.H575];FIND(&quot;@&quot;;[.H575])-1)" table:style-name="ce4">
            <text:p>climafrioeirl</text:p>
          </table:table-cell>
          <table:table-cell office:value-type="string" office:string-value="hotmail.com" table:formula="of:=RIGHT([.H575];LEN([.H575])-FIND(&quot;@&quot;;[.H575]))" table:style-name="ce1">
            <text:p>hotmail.com</text:p>
          </table:table-cell>
          <table:table-cell office:value-type="string" table:style-name="ce1">
            <text:p>climafrioeirl@hotmail.com</text:p>
          </table:table-cell>
          <table:table-cell office:value-type="date" office:date-value="2023-06-02T06:28:39" table:style-name="ce5">
            <text:p>6/2/23 06:28 AM</text:p>
          </table:table-cell>
          <table:table-cell office:value-type="string" table:style-name="ce1">
            <text:p>38.25.30.39</text:p>
          </table:table-cell>
          <table:table-cell table:number-columns-repeated="16374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float" office:value="4848" table:style-name="ce1">
            <text:p>4848</text:p>
          </table:table-cell>
          <table:table-cell table:style-name="ce3"/>
          <table:table-cell office:value-type="string" table:style-name="ce1">
            <text:p>RICO</text:p>
          </table:table-cell>
          <table:table-cell office:value-type="string" table:style-name="ce1">
            <text:p>PUI</text:p>
          </table:table-cell>
          <table:table-cell office:value-type="string" office:string-value="afril" table:formula="of:=LEFT([.H576];FIND(&quot;@&quot;;[.H576])-1)" table:style-name="ce4">
            <text:p>afril</text:p>
          </table:table-cell>
          <table:table-cell office:value-type="string" office:string-value="hotmail.com" table:formula="of:=RIGHT([.H576];LEN([.H576])-FIND(&quot;@&quot;;[.H576]))" table:style-name="ce1">
            <text:p>hotmail.com</text:p>
          </table:table-cell>
          <table:table-cell office:value-type="string" table:style-name="ce1">
            <text:p>afril@hotmail.com</text:p>
          </table:table-cell>
          <table:table-cell office:value-type="date" office:date-value="2023-06-02T06:31:11" table:style-name="ce5">
            <text:p>6/2/23 06:31 AM</text:p>
          </table:table-cell>
          <table:table-cell office:value-type="string" table:style-name="ce1">
            <text:p>38.25.30.39</text:p>
          </table:table-cell>
          <table:table-cell table:number-columns-repeated="16374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float" office:value="4852" table:style-name="ce1">
            <text:p>4852</text:p>
          </table:table-cell>
          <table:table-cell table:style-name="ce3"/>
          <table:table-cell office:value-type="string" table:style-name="ce1">
            <text:p>김</text:p>
          </table:table-cell>
          <table:table-cell office:value-type="string" table:style-name="ce1">
            <text:p>은숙</text:p>
          </table:table-cell>
          <table:table-cell office:value-type="string" office:string-value="kisskej7" table:formula="of:=LEFT([.H577];FIND(&quot;@&quot;;[.H577])-1)" table:style-name="ce4">
            <text:p>kisskej7</text:p>
          </table:table-cell>
          <table:table-cell office:value-type="string" office:string-value="kakao.com" table:formula="of:=RIGHT([.H577];LEN([.H577])-FIND(&quot;@&quot;;[.H577]))" table:style-name="ce1">
            <text:p>kakao.com</text:p>
          </table:table-cell>
          <table:table-cell office:value-type="string" table:style-name="ce1">
            <text:p>kisskej7@kakao.com</text:p>
          </table:table-cell>
          <table:table-cell office:value-type="date" office:date-value="2023-06-02T06:37:41" table:style-name="ce5">
            <text:p>6/2/23 06:37 AM</text:p>
          </table:table-cell>
          <table:table-cell office:value-type="string" table:style-name="ce1">
            <text:p>125.249.228.112</text:p>
          </table:table-cell>
          <table:table-cell table:number-columns-repeated="16374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float" office:value="4857" table:style-name="ce1">
            <text:p>4857</text:p>
          </table:table-cell>
          <table:table-cell table:style-name="ce3"/>
          <table:table-cell office:value-type="string" table:style-name="ce1">
            <text:p>ชยุตรา</text:p>
          </table:table-cell>
          <table:table-cell office:value-type="string" table:style-name="ce1">
            <text:p>ศิริสาคร</text:p>
          </table:table-cell>
          <table:table-cell office:value-type="string" office:string-value="chojae825" table:formula="of:=LEFT([.H578];FIND(&quot;@&quot;;[.H578])-1)" table:style-name="ce4">
            <text:p>chojae825</text:p>
          </table:table-cell>
          <table:table-cell office:value-type="string" office:string-value="gmail.com" table:formula="of:=RIGHT([.H578];LEN([.H578])-FIND(&quot;@&quot;;[.H578]))" table:style-name="ce1">
            <text:p>gmail.com</text:p>
          </table:table-cell>
          <table:table-cell office:value-type="string" table:style-name="ce1">
            <text:p>chojae825@gmail.com</text:p>
          </table:table-cell>
          <table:table-cell office:value-type="date" office:date-value="2023-06-02T06:41:32" table:style-name="ce5">
            <text:p>6/2/23 06:41 A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float" office:value="4855" table:style-name="ce1">
            <text:p>4855</text:p>
          </table:table-cell>
          <table:table-cell table:style-name="ce3"/>
          <table:table-cell office:value-type="string" table:style-name="ce1">
            <text:p>Rosangela</text:p>
          </table:table-cell>
          <table:table-cell office:value-type="string" table:style-name="ce1">
            <text:p>Tablera</text:p>
          </table:table-cell>
          <table:table-cell office:value-type="string" office:string-value="rtablera" table:formula="of:=LEFT([.H579];FIND(&quot;@&quot;;[.H579])-1)" table:style-name="ce4">
            <text:p>rtablera</text:p>
          </table:table-cell>
          <table:table-cell office:value-type="string" office:string-value="gmail.com" table:formula="of:=RIGHT([.H579];LEN([.H579])-FIND(&quot;@&quot;;[.H579]))" table:style-name="ce1">
            <text:p>gmail.com</text:p>
          </table:table-cell>
          <table:table-cell office:value-type="string" table:style-name="ce1">
            <text:p>rtablera@gmail.com</text:p>
          </table:table-cell>
          <table:table-cell office:value-type="date" office:date-value="2023-06-02T06:41:48" table:style-name="ce5">
            <text:p>6/2/23 06:41 AM</text:p>
          </table:table-cell>
          <table:table-cell office:value-type="string" table:style-name="ce1">
            <text:p>186.167.200.167</text:p>
          </table:table-cell>
          <table:table-cell table:number-columns-repeated="16374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float" office:value="4860" table:style-name="ce1">
            <text:p>4860</text:p>
          </table:table-cell>
          <table:table-cell table:style-name="ce3"/>
          <table:table-cell office:value-type="string" table:style-name="ce1">
            <text:p>สุคนธ์ทิพย์</text:p>
          </table:table-cell>
          <table:table-cell office:value-type="string" table:style-name="ce1">
            <text:p>ห้องติ๊ด</text:p>
          </table:table-cell>
          <table:table-cell office:value-type="string" office:string-value="nakayoshi_aiza" table:formula="of:=LEFT([.H580];FIND(&quot;@&quot;;[.H580])-1)" table:style-name="ce4">
            <text:p>nakayoshi_aiza</text:p>
          </table:table-cell>
          <table:table-cell office:value-type="string" office:string-value="hotmail.com" table:formula="of:=RIGHT([.H580];LEN([.H580])-FIND(&quot;@&quot;;[.H580]))" table:style-name="ce1">
            <text:p>hotmail.com</text:p>
          </table:table-cell>
          <table:table-cell office:value-type="string" table:style-name="ce1">
            <text:p>nakayoshi_aiza@hotmail.com</text:p>
          </table:table-cell>
          <table:table-cell office:value-type="date" office:date-value="2023-06-02T06:49:51" table:style-name="ce5">
            <text:p>6/2/23 06:49 AM</text:p>
          </table:table-cell>
          <table:table-cell office:value-type="string" table:style-name="ce1">
            <text:p>49.229.229.211</text:p>
          </table:table-cell>
          <table:table-cell table:number-columns-repeated="16374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float" office:value="4862" table:style-name="ce1">
            <text:p>4862</text:p>
          </table:table-cell>
          <table:table-cell table:style-name="ce3"/>
          <table:table-cell office:value-type="string" table:style-name="ce1">
            <text:p>ธนินท์ณัฐ</text:p>
          </table:table-cell>
          <table:table-cell office:value-type="string" table:style-name="ce1">
            <text:p>เทศสิตานนท์</text:p>
          </table:table-cell>
          <table:table-cell office:value-type="string" office:string-value="thaninnut.toy" table:formula="of:=LEFT([.H581];FIND(&quot;@&quot;;[.H581])-1)" table:style-name="ce4">
            <text:p>thaninnut.toy</text:p>
          </table:table-cell>
          <table:table-cell office:value-type="string" office:string-value="gmail.com" table:formula="of:=RIGHT([.H581];LEN([.H581])-FIND(&quot;@&quot;;[.H581]))" table:style-name="ce1">
            <text:p>gmail.com</text:p>
          </table:table-cell>
          <table:table-cell office:value-type="string" table:style-name="ce1">
            <text:p>thaninnut.toy@gmail.com</text:p>
          </table:table-cell>
          <table:table-cell office:value-type="date" office:date-value="2023-06-02T06:53:12" table:style-name="ce5">
            <text:p>6/2/23 06:53 AM</text:p>
          </table:table-cell>
          <table:table-cell office:value-type="string" table:style-name="ce1">
            <text:p>223.24.167.19</text:p>
          </table:table-cell>
          <table:table-cell table:number-columns-repeated="16374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float" office:value="4865" table:style-name="ce1">
            <text:p>4865</text:p>
          </table:table-cell>
          <table:table-cell table:style-name="ce3"/>
          <table:table-cell office:value-type="string" table:style-name="ce1">
            <text:p>กนกอร</text:p>
          </table:table-cell>
          <table:table-cell office:value-type="string" table:style-name="ce1">
            <text:p>อนุพันธ?</text:p>
          </table:table-cell>
          <table:table-cell office:value-type="string" office:string-value="Kanokonn.a13" table:formula="of:=LEFT([.H582];FIND(&quot;@&quot;;[.H582])-1)" table:style-name="ce4">
            <text:p>Kanokonn.a13</text:p>
          </table:table-cell>
          <table:table-cell office:value-type="string" office:string-value="gmail.com" table:formula="of:=RIGHT([.H582];LEN([.H582])-FIND(&quot;@&quot;;[.H582]))" table:style-name="ce1">
            <text:p>gmail.com</text:p>
          </table:table-cell>
          <table:table-cell office:value-type="string" table:style-name="ce1">
            <text:p>Kanokonn.a13@gmail.com</text:p>
          </table:table-cell>
          <table:table-cell office:value-type="date" office:date-value="2023-06-02T06:58:32" table:style-name="ce5">
            <text:p>6/2/23 06:58 AM</text:p>
          </table:table-cell>
          <table:table-cell office:value-type="string" table:style-name="ce1">
            <text:p>223.206.245.18</text:p>
          </table:table-cell>
          <table:table-cell table:number-columns-repeated="16374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float" office:value="4868" table:style-name="ce1">
            <text:p>4868</text:p>
          </table:table-cell>
          <table:table-cell table:style-name="ce3"/>
          <table:table-cell office:value-type="string" table:style-name="ce1">
            <text:p>Harry</text:p>
          </table:table-cell>
          <table:table-cell office:value-type="string" table:style-name="ce1">
            <text:p>Potter</text:p>
          </table:table-cell>
          <table:table-cell office:value-type="string" office:string-value="Fff913" table:formula="of:=LEFT([.H583];FIND(&quot;@&quot;;[.H583])-1)" table:style-name="ce4">
            <text:p>Fff913</text:p>
          </table:table-cell>
          <table:table-cell office:value-type="string" office:string-value="gmail.com" table:formula="of:=RIGHT([.H583];LEN([.H583])-FIND(&quot;@&quot;;[.H583]))" table:style-name="ce1">
            <text:p>gmail.com</text:p>
          </table:table-cell>
          <table:table-cell office:value-type="string" table:style-name="ce1">
            <text:p>Fff913@gmail.com</text:p>
          </table:table-cell>
          <table:table-cell office:value-type="date" office:date-value="2023-06-02T07:09:41" table:style-name="ce5">
            <text:p>6/2/23 07:09 AM</text:p>
          </table:table-cell>
          <table:table-cell office:value-type="string" table:style-name="ce1">
            <text:p>115.87.79.75</text:p>
          </table:table-cell>
          <table:table-cell table:number-columns-repeated="16374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float" office:value="4870" table:style-name="ce1">
            <text:p>4870</text:p>
          </table:table-cell>
          <table:table-cell table:style-name="ce3"/>
          <table:table-cell office:value-type="string" table:style-name="ce1">
            <text:p>Ron</text:p>
          </table:table-cell>
          <table:table-cell office:value-type="string" table:style-name="ce1">
            <text:p>Wisley</text:p>
          </table:table-cell>
          <table:table-cell office:value-type="string" office:string-value="Gg913" table:formula="of:=LEFT([.H584];FIND(&quot;@&quot;;[.H584])-1)" table:style-name="ce4">
            <text:p>Gg913</text:p>
          </table:table-cell>
          <table:table-cell office:value-type="string" office:string-value="gmail.com" table:formula="of:=RIGHT([.H584];LEN([.H584])-FIND(&quot;@&quot;;[.H584]))" table:style-name="ce1">
            <text:p>gmail.com</text:p>
          </table:table-cell>
          <table:table-cell office:value-type="string" table:style-name="ce1">
            <text:p>Gg913@gmail.com</text:p>
          </table:table-cell>
          <table:table-cell office:value-type="date" office:date-value="2023-06-02T07:10:19" table:style-name="ce5">
            <text:p>6/2/23 07:10 AM</text:p>
          </table:table-cell>
          <table:table-cell office:value-type="string" table:style-name="ce1">
            <text:p>115.87.79.75</text:p>
          </table:table-cell>
          <table:table-cell table:number-columns-repeated="16374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float" office:value="4874" table:style-name="ce1">
            <text:p>4874</text:p>
          </table:table-cell>
          <table:table-cell table:style-name="ce3"/>
          <table:table-cell office:value-type="string" table:style-name="ce1">
            <text:p>นิสานารถ</text:p>
          </table:table-cell>
          <table:table-cell office:value-type="string" table:style-name="ce1">
            <text:p>วงระคร</text:p>
          </table:table-cell>
          <table:table-cell office:value-type="string" office:string-value="nisanat22240840" table:formula="of:=LEFT([.H585];FIND(&quot;@&quot;;[.H585])-1)" table:style-name="ce4">
            <text:p>nisanat22240840</text:p>
          </table:table-cell>
          <table:table-cell office:value-type="string" office:string-value="gmail.com" table:formula="of:=RIGHT([.H585];LEN([.H585])-FIND(&quot;@&quot;;[.H585]))" table:style-name="ce1">
            <text:p>gmail.com</text:p>
          </table:table-cell>
          <table:table-cell office:value-type="string" table:style-name="ce1">
            <text:p>nisanat22240840@gmail.com</text:p>
          </table:table-cell>
          <table:table-cell office:value-type="date" office:date-value="2023-06-02T07:12:11" table:style-name="ce5">
            <text:p>6/2/23 07:12 AM</text:p>
          </table:table-cell>
          <table:table-cell office:value-type="string" table:style-name="ce1">
            <text:p>1.46.2.52</text:p>
          </table:table-cell>
          <table:table-cell table:number-columns-repeated="16374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float" office:value="4877" table:style-name="ce1">
            <text:p>4877</text:p>
          </table:table-cell>
          <table:table-cell table:style-name="ce3"/>
          <table:table-cell office:value-type="string" table:style-name="ce1">
            <text:p>Kasib</text:p>
          </table:table-cell>
          <table:table-cell office:value-type="string" table:style-name="ce1">
            <text:p>Ple</text:p>
          </table:table-cell>
          <table:table-cell office:value-type="string" office:string-value="Kasib" table:formula="of:=LEFT([.H586];FIND(&quot;@&quot;;[.H586])-1)" table:style-name="ce4">
            <text:p>Kasib</text:p>
          </table:table-cell>
          <table:table-cell office:value-type="string" office:string-value="gmail.com" table:formula="of:=RIGHT([.H586];LEN([.H586])-FIND(&quot;@&quot;;[.H586]))" table:style-name="ce1">
            <text:p>gmail.com</text:p>
          </table:table-cell>
          <table:table-cell office:value-type="string" table:style-name="ce1">
            <text:p>Kasib@gmail.com</text:p>
          </table:table-cell>
          <table:table-cell office:value-type="date" office:date-value="2023-06-02T07:17:17" table:style-name="ce5">
            <text:p>6/2/23 07:17 AM</text:p>
          </table:table-cell>
          <table:table-cell office:value-type="string" table:style-name="ce1">
            <text:p>171.97.153.189</text:p>
          </table:table-cell>
          <table:table-cell table:number-columns-repeated="16374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float" office:value="4881" table:style-name="ce1">
            <text:p>4881</text:p>
          </table:table-cell>
          <table:table-cell table:style-name="ce3"/>
          <table:table-cell office:value-type="string" table:style-name="ce1">
            <text:p>Jiachi</text:p>
          </table:table-cell>
          <table:table-cell office:value-type="string" table:style-name="ce1">
            <text:p>Lin</text:p>
          </table:table-cell>
          <table:table-cell office:value-type="string" office:string-value="jiachi577" table:formula="of:=LEFT([.H587];FIND(&quot;@&quot;;[.H587])-1)" table:style-name="ce4">
            <text:p>jiachi577</text:p>
          </table:table-cell>
          <table:table-cell office:value-type="string" office:string-value="gmail.com" table:formula="of:=RIGHT([.H587];LEN([.H587])-FIND(&quot;@&quot;;[.H587]))" table:style-name="ce1">
            <text:p>gmail.com</text:p>
          </table:table-cell>
          <table:table-cell office:value-type="string" table:style-name="ce1">
            <text:p>jiachi577@gmail.com</text:p>
          </table:table-cell>
          <table:table-cell office:value-type="date" office:date-value="2023-06-02T07:26:50" table:style-name="ce5">
            <text:p>6/2/23 07:26 AM</text:p>
          </table:table-cell>
          <table:table-cell office:value-type="string" table:style-name="ce1">
            <text:p>61.61.94.156</text:p>
          </table:table-cell>
          <table:table-cell table:number-columns-repeated="16374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float" office:value="4884" table:style-name="ce1">
            <text:p>4884</text:p>
          </table:table-cell>
          <table:table-cell table:style-name="ce3"/>
          <table:table-cell office:value-type="string" table:style-name="ce1">
            <text:p>Ngan</text:p>
          </table:table-cell>
          <table:table-cell office:value-type="string" table:style-name="ce1">
            <text:p>Doan</text:p>
          </table:table-cell>
          <table:table-cell office:value-type="string" office:string-value="Kimdoan8320" table:formula="of:=LEFT([.H588];FIND(&quot;@&quot;;[.H588])-1)" table:style-name="ce4">
            <text:p>Kimdoan8320</text:p>
          </table:table-cell>
          <table:table-cell office:value-type="string" office:string-value="gmail.com" table:formula="of:=RIGHT([.H588];LEN([.H588])-FIND(&quot;@&quot;;[.H588]))" table:style-name="ce1">
            <text:p>gmail.com</text:p>
          </table:table-cell>
          <table:table-cell office:value-type="string" table:style-name="ce1">
            <text:p>Kimdoan8320@gmail.com</text:p>
          </table:table-cell>
          <table:table-cell office:value-type="date" office:date-value="2023-06-02T07:29:29" table:style-name="ce5">
            <text:p>6/2/23 07:29 AM</text:p>
          </table:table-cell>
          <table:table-cell office:value-type="string" table:style-name="ce1">
            <text:p>103.249.23.54</text:p>
          </table:table-cell>
          <table:table-cell table:number-columns-repeated="16374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float" office:value="4883" table:style-name="ce1">
            <text:p>4883</text:p>
          </table:table-cell>
          <table:table-cell table:style-name="ce3"/>
          <table:table-cell office:value-type="string" table:style-name="ce1">
            <text:p>นราพร</text:p>
          </table:table-cell>
          <table:table-cell office:value-type="string" table:style-name="ce1">
            <text:p>หอสุระพิทักษ์</text:p>
          </table:table-cell>
          <table:table-cell office:value-type="string" office:string-value="narapithak" table:formula="of:=LEFT([.H589];FIND(&quot;@&quot;;[.H589])-1)" table:style-name="ce4">
            <text:p>narapithak</text:p>
          </table:table-cell>
          <table:table-cell office:value-type="string" office:string-value="gmail.com" table:formula="of:=RIGHT([.H589];LEN([.H589])-FIND(&quot;@&quot;;[.H589]))" table:style-name="ce1">
            <text:p>gmail.com</text:p>
          </table:table-cell>
          <table:table-cell office:value-type="string" table:style-name="ce1">
            <text:p>narapithak@gmail.com</text:p>
          </table:table-cell>
          <table:table-cell office:value-type="date" office:date-value="2023-06-02T07:31:18" table:style-name="ce5">
            <text:p>6/2/23 07:31 AM</text:p>
          </table:table-cell>
          <table:table-cell office:value-type="string" table:style-name="ce1">
            <text:p>223.206.229.67</text:p>
          </table:table-cell>
          <table:table-cell table:number-columns-repeated="16374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float" office:value="4889" table:style-name="ce1">
            <text:p>4889</text:p>
          </table:table-cell>
          <table:table-cell table:style-name="ce3"/>
          <table:table-cell office:value-type="string" table:style-name="ce1">
            <text:p>sora</text:p>
          </table:table-cell>
          <table:table-cell office:value-type="string" table:style-name="ce1">
            <text:p>kim</text:p>
          </table:table-cell>
          <table:table-cell office:value-type="string" office:string-value="ssonykim82" table:formula="of:=LEFT([.H590];FIND(&quot;@&quot;;[.H590])-1)" table:style-name="ce4">
            <text:p>ssonykim82</text:p>
          </table:table-cell>
          <table:table-cell office:value-type="string" office:string-value="gmail.com" table:formula="of:=RIGHT([.H590];LEN([.H590])-FIND(&quot;@&quot;;[.H590]))" table:style-name="ce1">
            <text:p>gmail.com</text:p>
          </table:table-cell>
          <table:table-cell office:value-type="string" table:style-name="ce1">
            <text:p>ssonykim82@gmail.com</text:p>
          </table:table-cell>
          <table:table-cell office:value-type="date" office:date-value="2023-06-02T07:43:49" table:style-name="ce5">
            <text:p>6/2/23 07:43 AM</text:p>
          </table:table-cell>
          <table:table-cell office:value-type="string" table:style-name="ce1">
            <text:p>121.171.81.102</text:p>
          </table:table-cell>
          <table:table-cell table:number-columns-repeated="16374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float" office:value="4891" table:style-name="ce1">
            <text:p>4891</text:p>
          </table:table-cell>
          <table:table-cell table:style-name="ce3"/>
          <table:table-cell office:value-type="string" table:style-name="ce1">
            <text:p>sua</text:p>
          </table:table-cell>
          <table:table-cell office:value-type="string" table:style-name="ce1">
            <text:p>kim</text:p>
          </table:table-cell>
          <table:table-cell office:value-type="string" office:string-value="dotory4ever" table:formula="of:=LEFT([.H591];FIND(&quot;@&quot;;[.H591])-1)" table:style-name="ce4">
            <text:p>dotory4ever</text:p>
          </table:table-cell>
          <table:table-cell office:value-type="string" office:string-value="gmail.com" table:formula="of:=RIGHT([.H591];LEN([.H591])-FIND(&quot;@&quot;;[.H591]))" table:style-name="ce1">
            <text:p>gmail.com</text:p>
          </table:table-cell>
          <table:table-cell office:value-type="string" table:style-name="ce1">
            <text:p>dotory4ever@gmail.com</text:p>
          </table:table-cell>
          <table:table-cell office:value-type="date" office:date-value="2023-06-02T07:46:51" table:style-name="ce5">
            <text:p>6/2/23 07:46 AM</text:p>
          </table:table-cell>
          <table:table-cell office:value-type="string" table:style-name="ce1">
            <text:p>121.171.81.102</text:p>
          </table:table-cell>
          <table:table-cell table:number-columns-repeated="16374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float" office:value="4896" table:style-name="ce1">
            <text:p>4896</text:p>
          </table:table-cell>
          <table:table-cell table:style-name="ce3"/>
          <table:table-cell office:value-type="string" table:style-name="ce1">
            <text:p>ssoun</text:p>
          </table:table-cell>
          <table:table-cell office:value-type="string" table:style-name="ce1">
            <text:p>kim</text:p>
          </table:table-cell>
          <table:table-cell office:value-type="string" office:string-value="soeunkim82" table:formula="of:=LEFT([.H592];FIND(&quot;@&quot;;[.H592])-1)" table:style-name="ce4">
            <text:p>soeunkim82</text:p>
          </table:table-cell>
          <table:table-cell office:value-type="string" office:string-value="gmail.com" table:formula="of:=RIGHT([.H592];LEN([.H592])-FIND(&quot;@&quot;;[.H592]))" table:style-name="ce1">
            <text:p>gmail.com</text:p>
          </table:table-cell>
          <table:table-cell office:value-type="string" table:style-name="ce1">
            <text:p>soeunkim82@gmail.com</text:p>
          </table:table-cell>
          <table:table-cell office:value-type="date" office:date-value="2023-06-02T07:55:55" table:style-name="ce5">
            <text:p>6/2/23 07:55 AM</text:p>
          </table:table-cell>
          <table:table-cell office:value-type="string" table:style-name="ce1">
            <text:p>121.171.81.102</text:p>
          </table:table-cell>
          <table:table-cell table:number-columns-repeated="16374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float" office:value="4905" table:style-name="ce1">
            <text:p>4905</text:p>
          </table:table-cell>
          <table:table-cell table:style-name="ce3"/>
          <table:table-cell office:value-type="string" table:style-name="ce1">
            <text:p>Ryoko</text:p>
          </table:table-cell>
          <table:table-cell office:value-type="string" table:style-name="ce1">
            <text:p>Kawashima</text:p>
          </table:table-cell>
          <table:table-cell office:value-type="string" office:string-value="ryoko.uepm" table:formula="of:=LEFT([.H593];FIND(&quot;@&quot;;[.H593])-1)" table:style-name="ce4">
            <text:p>ryoko.uepm</text:p>
          </table:table-cell>
          <table:table-cell office:value-type="string" office:string-value="gmail.com" table:formula="of:=RIGHT([.H593];LEN([.H593])-FIND(&quot;@&quot;;[.H593]))" table:style-name="ce1">
            <text:p>gmail.com</text:p>
          </table:table-cell>
          <table:table-cell office:value-type="string" table:style-name="ce1">
            <text:p>ryoko.uepm@gmail.com</text:p>
          </table:table-cell>
          <table:table-cell office:value-type="date" office:date-value="2023-06-02T08:07:29" table:style-name="ce5">
            <text:p>6/2/23 08:07 AM</text:p>
          </table:table-cell>
          <table:table-cell office:value-type="string" table:style-name="ce1">
            <text:p>49.230.144.149</text:p>
          </table:table-cell>
          <table:table-cell table:number-columns-repeated="16374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float" office:value="4895" table:style-name="ce1">
            <text:p>4895</text:p>
          </table:table-cell>
          <table:table-cell table:style-name="ce3"/>
          <table:table-cell office:value-type="string" table:style-name="ce1">
            <text:p>tuyen</text:p>
          </table:table-cell>
          <table:table-cell office:value-type="string" table:style-name="ce1">
            <text:p>th</text:p>
          </table:table-cell>
          <table:table-cell office:value-type="string" office:string-value="Ngutuyen12345" table:formula="of:=LEFT([.H594];FIND(&quot;@&quot;;[.H594])-1)" table:style-name="ce4">
            <text:p>Ngutuyen12345</text:p>
          </table:table-cell>
          <table:table-cell office:value-type="string" office:string-value="gmail.com" table:formula="of:=RIGHT([.H594];LEN([.H594])-FIND(&quot;@&quot;;[.H594]))" table:style-name="ce1">
            <text:p>gmail.com</text:p>
          </table:table-cell>
          <table:table-cell office:value-type="string" table:style-name="ce1">
            <text:p>Ngutuyen12345@gmail.com</text:p>
          </table:table-cell>
          <table:table-cell office:value-type="date" office:date-value="2023-06-02T08:08:05" table:style-name="ce5">
            <text:p>6/2/23 08:08 AM</text:p>
          </table:table-cell>
          <table:table-cell office:value-type="string" table:style-name="ce1">
            <text:p>125.235.236.174</text:p>
          </table:table-cell>
          <table:table-cell table:number-columns-repeated="16374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float" office:value="4910" table:style-name="ce1">
            <text:p>4910</text:p>
          </table:table-cell>
          <table:table-cell table:style-name="ce3"/>
          <table:table-cell office:value-type="string" table:style-name="ce1">
            <text:p>ชัญญา</text:p>
          </table:table-cell>
          <table:table-cell office:value-type="string" table:style-name="ce1">
            <text:p>จำปาผา</text:p>
          </table:table-cell>
          <table:table-cell office:value-type="string" office:string-value="chanya.j2346" table:formula="of:=LEFT([.H595];FIND(&quot;@&quot;;[.H595])-1)" table:style-name="ce4">
            <text:p>chanya.j2346</text:p>
          </table:table-cell>
          <table:table-cell office:value-type="string" office:string-value="gmail.com" table:formula="of:=RIGHT([.H595];LEN([.H595])-FIND(&quot;@&quot;;[.H595]))" table:style-name="ce1">
            <text:p>gmail.com</text:p>
          </table:table-cell>
          <table:table-cell office:value-type="string" table:style-name="ce1">
            <text:p>chanya.j2346@gmail.com</text:p>
          </table:table-cell>
          <table:table-cell office:value-type="date" office:date-value="2023-06-02T08:14:20" table:style-name="ce5">
            <text:p>6/2/23 08:14 AM</text:p>
          </table:table-cell>
          <table:table-cell office:value-type="string" table:style-name="ce1">
            <text:p>182.232.196.241</text:p>
          </table:table-cell>
          <table:table-cell table:number-columns-repeated="16374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float" office:value="4915" table:style-name="ce1">
            <text:p>4915</text:p>
          </table:table-cell>
          <table:table-cell table:style-name="ce3"/>
          <table:table-cell office:value-type="string" table:style-name="ce1">
            <text:p>Supansa</text:p>
          </table:table-cell>
          <table:table-cell office:value-type="string" table:style-name="ce1">
            <text:p>Muensakda</text:p>
          </table:table-cell>
          <table:table-cell office:value-type="string" office:string-value="Krataysupansa2530" table:formula="of:=LEFT([.H596];FIND(&quot;@&quot;;[.H596])-1)" table:style-name="ce4">
            <text:p>Krataysupansa2530</text:p>
          </table:table-cell>
          <table:table-cell office:value-type="string" office:string-value="gmail.com" table:formula="of:=RIGHT([.H596];LEN([.H596])-FIND(&quot;@&quot;;[.H596]))" table:style-name="ce1">
            <text:p>gmail.com</text:p>
          </table:table-cell>
          <table:table-cell office:value-type="string" table:style-name="ce1">
            <text:p>Krataysupansa2530@gmail.com</text:p>
          </table:table-cell>
          <table:table-cell office:value-type="date" office:date-value="2023-06-02T08:26:05" table:style-name="ce5">
            <text:p>6/2/23 08:26 AM</text:p>
          </table:table-cell>
          <table:table-cell office:value-type="string" table:style-name="ce1">
            <text:p>118.173.135.121</text:p>
          </table:table-cell>
          <table:table-cell table:number-columns-repeated="16374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float" office:value="4064" table:style-name="ce1">
            <text:p>4064</text:p>
          </table:table-cell>
          <table:table-cell table:style-name="ce3"/>
          <table:table-cell office:value-type="string" table:style-name="ce1">
            <text:p>Patcharyuth</text:p>
          </table:table-cell>
          <table:table-cell office:value-type="string" table:style-name="ce1">
            <text:p>Saransiri</text:p>
          </table:table-cell>
          <table:table-cell office:value-type="string" office:string-value="patcharyuth" table:formula="of:=LEFT([.H597];FIND(&quot;@&quot;;[.H597])-1)" table:style-name="ce4">
            <text:p>patcharyuth</text:p>
          </table:table-cell>
          <table:table-cell office:value-type="string" office:string-value="gmail.com" table:formula="of:=RIGHT([.H597];LEN([.H597])-FIND(&quot;@&quot;;[.H597]))" table:style-name="ce1">
            <text:p>gmail.com</text:p>
          </table:table-cell>
          <table:table-cell office:value-type="string" table:style-name="ce1">
            <text:p>patcharyuth@gmail.com</text:p>
          </table:table-cell>
          <table:table-cell office:value-type="date" office:date-value="2023-06-02T08:32:00" table:style-name="ce5">
            <text:p>6/2/23 08:32 AM</text:p>
          </table:table-cell>
          <table:table-cell office:value-type="string" table:style-name="ce1">
            <text:p>202.176.110.74</text:p>
          </table:table-cell>
          <table:table-cell table:number-columns-repeated="16374"/>
        </table:table-row>
        <table:table-row table:style-name="ro2">
          <table:table-cell office:value-type="float" office:value="775" table:style-name="ce1">
            <text:p>775</text:p>
          </table:table-cell>
          <table:table-cell office:value-type="float" office:value="4917" table:style-name="ce1">
            <text:p>4917</text:p>
          </table:table-cell>
          <table:table-cell table:style-name="ce3"/>
          <table:table-cell office:value-type="string" table:style-name="ce1">
            <text:p>วัชพล</text:p>
          </table:table-cell>
          <table:table-cell office:value-type="string" table:style-name="ce1">
            <text:p>ตันติไพจิตร</text:p>
          </table:table-cell>
          <table:table-cell office:value-type="string" office:string-value="pumpwatchapon" table:formula="of:=LEFT([.H598];FIND(&quot;@&quot;;[.H598])-1)" table:style-name="ce4">
            <text:p>pumpwatchapon</text:p>
          </table:table-cell>
          <table:table-cell office:value-type="string" office:string-value="gmail.com" table:formula="of:=RIGHT([.H598];LEN([.H598])-FIND(&quot;@&quot;;[.H598]))" table:style-name="ce1">
            <text:p>gmail.com</text:p>
          </table:table-cell>
          <table:table-cell office:value-type="string" table:style-name="ce1">
            <text:p>pumpwatchapon@gmail.com</text:p>
          </table:table-cell>
          <table:table-cell office:value-type="date" office:date-value="2023-06-02T08:34:51" table:style-name="ce5">
            <text:p>6/2/23 08:34 AM</text:p>
          </table:table-cell>
          <table:table-cell office:value-type="string" table:style-name="ce1">
            <text:p>1.47.145.200</text:p>
          </table:table-cell>
          <table:table-cell table:number-columns-repeated="16374"/>
        </table:table-row>
        <table:table-row table:style-name="ro2">
          <table:table-cell office:value-type="float" office:value="776" table:style-name="ce1">
            <text:p>776</text:p>
          </table:table-cell>
          <table:table-cell office:value-type="float" office:value="4918" table:style-name="ce1">
            <text:p>4918</text:p>
          </table:table-cell>
          <table:table-cell table:style-name="ce3"/>
          <table:table-cell office:value-type="string" table:style-name="ce1">
            <text:p>หัสดินทร์</text:p>
          </table:table-cell>
          <table:table-cell office:value-type="string" table:style-name="ce1">
            <text:p>คงขน</text:p>
          </table:table-cell>
          <table:table-cell office:value-type="string" office:string-value="้hassadin.ggg" table:formula="of:=LEFT([.H599];FIND(&quot;@&quot;;[.H599])-1)" table:style-name="ce4">
            <text:p>้hassadin.ggg</text:p>
          </table:table-cell>
          <table:table-cell office:value-type="string" office:string-value="gmail.com" table:formula="of:=RIGHT([.H599];LEN([.H599])-FIND(&quot;@&quot;;[.H599]))" table:style-name="ce1">
            <text:p>gmail.com</text:p>
          </table:table-cell>
          <table:table-cell office:value-type="string" table:style-name="ce1">
            <text:p>้hassadin.ggg@gmail.com</text:p>
          </table:table-cell>
          <table:table-cell office:value-type="date" office:date-value="2023-06-02T08:35:37" table:style-name="ce5">
            <text:p>6/2/23 08:35 AM</text:p>
          </table:table-cell>
          <table:table-cell office:value-type="string" table:style-name="ce1">
            <text:p>49.228.232.62</text:p>
          </table:table-cell>
          <table:table-cell table:number-columns-repeated="16374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float" office:value="4921" table:style-name="ce1">
            <text:p>4921</text:p>
          </table:table-cell>
          <table:table-cell table:style-name="ce3"/>
          <table:table-cell office:value-type="string" table:style-name="ce1">
            <text:p>อัจฉรา</text:p>
          </table:table-cell>
          <table:table-cell office:value-type="string" table:style-name="ce1">
            <text:p>แซ่อ๋อง</text:p>
          </table:table-cell>
          <table:table-cell office:value-type="string" office:string-value="0407dew" table:formula="of:=LEFT([.H600];FIND(&quot;@&quot;;[.H600])-1)" table:style-name="ce4">
            <text:p>0407dew</text:p>
          </table:table-cell>
          <table:table-cell office:value-type="string" office:string-value="gmail.com" table:formula="of:=RIGHT([.H600];LEN([.H600])-FIND(&quot;@&quot;;[.H600]))" table:style-name="ce1">
            <text:p>gmail.com</text:p>
          </table:table-cell>
          <table:table-cell office:value-type="string" table:style-name="ce1">
            <text:p>0407dew@gmail.com</text:p>
          </table:table-cell>
          <table:table-cell office:value-type="date" office:date-value="2023-06-02T08:38:22" table:style-name="ce5">
            <text:p>6/2/23 08:38 AM</text:p>
          </table:table-cell>
          <table:table-cell office:value-type="string" table:style-name="ce1">
            <text:p>49.229.225.227</text:p>
          </table:table-cell>
          <table:table-cell table:number-columns-repeated="16374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float" office:value="4925" table:style-name="ce1">
            <text:p>4925</text:p>
          </table:table-cell>
          <table:table-cell table:style-name="ce3"/>
          <table:table-cell office:value-type="string" table:style-name="ce1">
            <text:p>ALISON</text:p>
          </table:table-cell>
          <table:table-cell office:value-type="string" table:style-name="ce1">
            <text:p>DURY</text:p>
          </table:table-cell>
          <table:table-cell office:value-type="string" office:string-value="alisondury" table:formula="of:=LEFT([.H601];FIND(&quot;@&quot;;[.H601])-1)" table:style-name="ce4">
            <text:p>alisondury</text:p>
          </table:table-cell>
          <table:table-cell office:value-type="string" office:string-value="gmail.com" table:formula="of:=RIGHT([.H601];LEN([.H601])-FIND(&quot;@&quot;;[.H601]))" table:style-name="ce1">
            <text:p>gmail.com</text:p>
          </table:table-cell>
          <table:table-cell office:value-type="string" table:style-name="ce1">
            <text:p>alisondury@gmail.com</text:p>
          </table:table-cell>
          <table:table-cell office:value-type="date" office:date-value="2023-06-02T08:41:26" table:style-name="ce5">
            <text:p>6/2/23 08:41 AM</text:p>
          </table:table-cell>
          <table:table-cell office:value-type="string" table:style-name="ce1">
            <text:p>31.36.175.0</text:p>
          </table:table-cell>
          <table:table-cell table:number-columns-repeated="16374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float" office:value="4931" table:style-name="ce1">
            <text:p>4931</text:p>
          </table:table-cell>
          <table:table-cell table:style-name="ce3"/>
          <table:table-cell office:value-type="string" table:style-name="ce1">
            <text:p>ธัญสิตา</text:p>
          </table:table-cell>
          <table:table-cell office:value-type="string" table:style-name="ce1">
            <text:p>คำลา</text:p>
          </table:table-cell>
          <table:table-cell office:value-type="string" office:string-value="bobo7559869" table:formula="of:=LEFT([.H602];FIND(&quot;@&quot;;[.H602])-1)" table:style-name="ce4">
            <text:p>bobo7559869</text:p>
          </table:table-cell>
          <table:table-cell office:value-type="string" office:string-value="gmail.com" table:formula="of:=RIGHT([.H602];LEN([.H602])-FIND(&quot;@&quot;;[.H602]))" table:style-name="ce1">
            <text:p>gmail.com</text:p>
          </table:table-cell>
          <table:table-cell office:value-type="string" table:style-name="ce1">
            <text:p>bobo7559869@gmail.com</text:p>
          </table:table-cell>
          <table:table-cell office:value-type="date" office:date-value="2023-06-02T08:52:13" table:style-name="ce5">
            <text:p>6/2/23 08:52 AM</text:p>
          </table:table-cell>
          <table:table-cell office:value-type="string" table:style-name="ce1">
            <text:p>171.5.245.72</text:p>
          </table:table-cell>
          <table:table-cell table:number-columns-repeated="16374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float" office:value="4934" table:style-name="ce1">
            <text:p>4934</text:p>
          </table:table-cell>
          <table:table-cell table:style-name="ce3"/>
          <table:table-cell office:value-type="string" table:style-name="ce1">
            <text:p>วีราภา</text:p>
          </table:table-cell>
          <table:table-cell office:value-type="string" table:style-name="ce1">
            <text:p>จันทรสุพิศ</text:p>
          </table:table-cell>
          <table:table-cell office:value-type="string" office:string-value="weerapajuntarasupit" table:formula="of:=LEFT([.H603];FIND(&quot;@&quot;;[.H603])-1)" table:style-name="ce4">
            <text:p>weerapajuntarasupit</text:p>
          </table:table-cell>
          <table:table-cell office:value-type="string" office:string-value="gmail.com" table:formula="of:=RIGHT([.H603];LEN([.H603])-FIND(&quot;@&quot;;[.H603]))" table:style-name="ce1">
            <text:p>gmail.com</text:p>
          </table:table-cell>
          <table:table-cell office:value-type="string" table:style-name="ce1">
            <text:p>weerapajuntarasupit@gmail.com</text:p>
          </table:table-cell>
          <table:table-cell office:value-type="date" office:date-value="2023-06-02T09:02:24" table:style-name="ce5">
            <text:p>6/2/23 09:02 AM</text:p>
          </table:table-cell>
          <table:table-cell office:value-type="string" table:style-name="ce1">
            <text:p>110.164.95.136</text:p>
          </table:table-cell>
          <table:table-cell table:number-columns-repeated="16374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float" office:value="4937" table:style-name="ce1">
            <text:p>4937</text:p>
          </table:table-cell>
          <table:table-cell table:style-name="ce3"/>
          <table:table-cell office:value-type="string" table:style-name="ce1">
            <text:p>วรพิชชา</text:p>
          </table:table-cell>
          <table:table-cell office:value-type="string" table:style-name="ce1">
            <text:p>เพ็ชรหลำ</text:p>
          </table:table-cell>
          <table:table-cell office:value-type="string" office:string-value="duanggjai.dpp" table:formula="of:=LEFT([.H604];FIND(&quot;@&quot;;[.H604])-1)" table:style-name="ce4">
            <text:p>duanggjai.dpp</text:p>
          </table:table-cell>
          <table:table-cell office:value-type="string" office:string-value="gmail.com" table:formula="of:=RIGHT([.H604];LEN([.H604])-FIND(&quot;@&quot;;[.H604]))" table:style-name="ce1">
            <text:p>gmail.com</text:p>
          </table:table-cell>
          <table:table-cell office:value-type="string" table:style-name="ce1">
            <text:p>duanggjai.dpp@gmail.com</text:p>
          </table:table-cell>
          <table:table-cell office:value-type="date" office:date-value="2023-06-02T09:03:45" table:style-name="ce5">
            <text:p>6/2/23 09:03 AM</text:p>
          </table:table-cell>
          <table:table-cell office:value-type="string" table:style-name="ce1">
            <text:p>183.88.250.120</text:p>
          </table:table-cell>
          <table:table-cell table:number-columns-repeated="16374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float" office:value="4958" table:style-name="ce1">
            <text:p>4958</text:p>
          </table:table-cell>
          <table:table-cell table:style-name="ce3"/>
          <table:table-cell office:value-type="string" table:style-name="ce1">
            <text:p>ทิพย์สุดา</text:p>
          </table:table-cell>
          <table:table-cell office:value-type="string" table:style-name="ce1">
            <text:p>พวงจำปี</text:p>
          </table:table-cell>
          <table:table-cell office:value-type="string" office:string-value="nantaka.bank" table:formula="of:=LEFT([.H605];FIND(&quot;@&quot;;[.H605])-1)" table:style-name="ce4">
            <text:p>nantaka.bank</text:p>
          </table:table-cell>
          <table:table-cell office:value-type="string" office:string-value="gmail.com" table:formula="of:=RIGHT([.H605];LEN([.H605])-FIND(&quot;@&quot;;[.H605]))" table:style-name="ce1">
            <text:p>gmail.com</text:p>
          </table:table-cell>
          <table:table-cell office:value-type="string" table:style-name="ce1">
            <text:p>nantaka.bank@gmail.com</text:p>
          </table:table-cell>
          <table:table-cell office:value-type="date" office:date-value="2023-06-02T09:18:23" table:style-name="ce5">
            <text:p>6/2/23 09:18 AM</text:p>
          </table:table-cell>
          <table:table-cell office:value-type="string" table:style-name="ce1">
            <text:p>61.7.154.224</text:p>
          </table:table-cell>
          <table:table-cell table:number-columns-repeated="16374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float" office:value="4968" table:style-name="ce1">
            <text:p>4968</text:p>
          </table:table-cell>
          <table:table-cell table:style-name="ce3"/>
          <table:table-cell office:value-type="string" table:style-name="ce1">
            <text:p>Raksina</text:p>
          </table:table-cell>
          <table:table-cell office:value-type="string" table:style-name="ce1">
            <text:p>Pimonrat</text:p>
          </table:table-cell>
          <table:table-cell office:value-type="string" office:string-value="pang.raksina2545" table:formula="of:=LEFT([.H606];FIND(&quot;@&quot;;[.H606])-1)" table:style-name="ce4">
            <text:p>pang.raksina2545</text:p>
          </table:table-cell>
          <table:table-cell office:value-type="string" office:string-value="gmail.com" table:formula="of:=RIGHT([.H606];LEN([.H606])-FIND(&quot;@&quot;;[.H606]))" table:style-name="ce1">
            <text:p>gmail.com</text:p>
          </table:table-cell>
          <table:table-cell office:value-type="string" table:style-name="ce1">
            <text:p>pang.raksina2545@gmail.com</text:p>
          </table:table-cell>
          <table:table-cell office:value-type="date" office:date-value="2023-06-02T09:24:09" table:style-name="ce5">
            <text:p>6/2/23 09:24 AM</text:p>
          </table:table-cell>
          <table:table-cell office:value-type="string" table:style-name="ce1">
            <text:p>49.237.32.189</text:p>
          </table:table-cell>
          <table:table-cell table:number-columns-repeated="16374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float" office:value="4977" table:style-name="ce1">
            <text:p>4977</text:p>
          </table:table-cell>
          <table:table-cell table:style-name="ce3"/>
          <table:table-cell office:value-type="string" table:style-name="ce1">
            <text:p>Mari</text:p>
          </table:table-cell>
          <table:table-cell office:value-type="string" table:style-name="ce1">
            <text:p>klap</text:p>
          </table:table-cell>
          <table:table-cell office:value-type="string" office:string-value="userklap123" table:formula="of:=LEFT([.H607];FIND(&quot;@&quot;;[.H607])-1)" table:style-name="ce4">
            <text:p>userklap123</text:p>
          </table:table-cell>
          <table:table-cell office:value-type="string" office:string-value="hotmail.com" table:formula="of:=RIGHT([.H607];LEN([.H607])-FIND(&quot;@&quot;;[.H607]))" table:style-name="ce1">
            <text:p>hotmail.com</text:p>
          </table:table-cell>
          <table:table-cell office:value-type="string" table:style-name="ce1">
            <text:p>userklap123@hotmail.com</text:p>
          </table:table-cell>
          <table:table-cell office:value-type="date" office:date-value="2023-06-02T09:28:28" table:style-name="ce5">
            <text:p>6/2/23 09:28 AM</text:p>
          </table:table-cell>
          <table:table-cell office:value-type="string" table:style-name="ce1">
            <text:p>186.138.119.217</text:p>
          </table:table-cell>
          <table:table-cell table:number-columns-repeated="16374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float" office:value="4985" table:style-name="ce1">
            <text:p>4985</text:p>
          </table:table-cell>
          <table:table-cell table:style-name="ce3"/>
          <table:table-cell office:value-type="string" table:style-name="ce1">
            <text:p>นพฤทธิ์</text:p>
          </table:table-cell>
          <table:table-cell office:value-type="string" table:style-name="ce1">
            <text:p>ฤกษ์มงคลวิทย์</text:p>
          </table:table-cell>
          <table:table-cell office:value-type="string" office:string-value="nopparitl1" table:formula="of:=LEFT([.H608];FIND(&quot;@&quot;;[.H608])-1)" table:style-name="ce4">
            <text:p>nopparitl1</text:p>
          </table:table-cell>
          <table:table-cell office:value-type="string" office:string-value="gmail.com" table:formula="of:=RIGHT([.H608];LEN([.H608])-FIND(&quot;@&quot;;[.H608]))" table:style-name="ce1">
            <text:p>gmail.com</text:p>
          </table:table-cell>
          <table:table-cell office:value-type="string" table:style-name="ce1">
            <text:p>nopparitl1@gmail.com</text:p>
          </table:table-cell>
          <table:table-cell office:value-type="date" office:date-value="2023-06-02T09:32:20" table:style-name="ce5">
            <text:p>6/2/23 09:32 AM</text:p>
          </table:table-cell>
          <table:table-cell office:value-type="string" table:style-name="ce1">
            <text:p>1.47.145.14</text:p>
          </table:table-cell>
          <table:table-cell table:number-columns-repeated="16374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float" office:value="4988" table:style-name="ce1">
            <text:p>4988</text:p>
          </table:table-cell>
          <table:table-cell table:style-name="ce3"/>
          <table:table-cell office:value-type="string" table:style-name="ce1">
            <text:p>Sol</text:p>
          </table:table-cell>
          <table:table-cell office:value-type="string" table:style-name="ce1">
            <text:p>Mant</text:p>
          </table:table-cell>
          <table:table-cell office:value-type="string" office:string-value="solmant25" table:formula="of:=LEFT([.H609];FIND(&quot;@&quot;;[.H609])-1)" table:style-name="ce4">
            <text:p>solmant25</text:p>
          </table:table-cell>
          <table:table-cell office:value-type="string" office:string-value="hotmail.com" table:formula="of:=RIGHT([.H609];LEN([.H609])-FIND(&quot;@&quot;;[.H609]))" table:style-name="ce1">
            <text:p>hotmail.com</text:p>
          </table:table-cell>
          <table:table-cell office:value-type="string" table:style-name="ce1">
            <text:p>solmant25@hotmail.com</text:p>
          </table:table-cell>
          <table:table-cell office:value-type="date" office:date-value="2023-06-02T09:32:22" table:style-name="ce5">
            <text:p>6/2/23 09:32 AM</text:p>
          </table:table-cell>
          <table:table-cell office:value-type="string" table:style-name="ce1">
            <text:p>186.138.119.217</text:p>
          </table:table-cell>
          <table:table-cell table:number-columns-repeated="16374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float" office:value="4995" table:style-name="ce1">
            <text:p>4995</text:p>
          </table:table-cell>
          <table:table-cell table:style-name="ce3"/>
          <table:table-cell office:value-type="string" table:style-name="ce1">
            <text:p>El</text:p>
          </table:table-cell>
          <table:table-cell office:value-type="string" table:style-name="ce1">
            <text:p>Aki</text:p>
          </table:table-cell>
          <table:table-cell office:value-type="string" office:string-value="machukugengen" table:formula="of:=LEFT([.H610];FIND(&quot;@&quot;;[.H610])-1)" table:style-name="ce4">
            <text:p>machukugengen</text:p>
          </table:table-cell>
          <table:table-cell office:value-type="string" office:string-value="yahoo.co.jp" table:formula="of:=RIGHT([.H610];LEN([.H610])-FIND(&quot;@&quot;;[.H610]))" table:style-name="ce1">
            <text:p>yahoo.co.jp</text:p>
          </table:table-cell>
          <table:table-cell office:value-type="string" table:style-name="ce1">
            <text:p>machukugengen@yahoo.co.jp</text:p>
          </table:table-cell>
          <table:table-cell office:value-type="date" office:date-value="2023-06-02T09:34:09" table:style-name="ce5">
            <text:p>6/2/23 09:34 AM</text:p>
          </table:table-cell>
          <table:table-cell office:value-type="string" table:style-name="ce1">
            <text:p>122.11.245.142</text:p>
          </table:table-cell>
          <table:table-cell table:number-columns-repeated="16374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float" office:value="4998" table:style-name="ce1">
            <text:p>4998</text:p>
          </table:table-cell>
          <table:table-cell table:style-name="ce3"/>
          <table:table-cell office:value-type="string" table:style-name="ce1">
            <text:p>รวีวรรณ</text:p>
          </table:table-cell>
          <table:table-cell office:value-type="string" table:style-name="ce1">
            <text:p>กว้างกลาง</text:p>
          </table:table-cell>
          <table:table-cell office:value-type="string" office:string-value="sone4live" table:formula="of:=LEFT([.H611];FIND(&quot;@&quot;;[.H611])-1)" table:style-name="ce4">
            <text:p>sone4live</text:p>
          </table:table-cell>
          <table:table-cell office:value-type="string" office:string-value="gmail.com" table:formula="of:=RIGHT([.H611];LEN([.H611])-FIND(&quot;@&quot;;[.H611]))" table:style-name="ce1">
            <text:p>gmail.com</text:p>
          </table:table-cell>
          <table:table-cell office:value-type="string" table:style-name="ce1">
            <text:p>sone4live@gmail.com</text:p>
          </table:table-cell>
          <table:table-cell office:value-type="date" office:date-value="2023-06-02T09:35:55" table:style-name="ce5">
            <text:p>6/2/23 09:35 AM</text:p>
          </table:table-cell>
          <table:table-cell office:value-type="string" table:style-name="ce1">
            <text:p>202.183.201.116</text:p>
          </table:table-cell>
          <table:table-cell table:number-columns-repeated="16374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float" office:value="4999" table:style-name="ce1">
            <text:p>4999</text:p>
          </table:table-cell>
          <table:table-cell table:style-name="ce3"/>
          <table:table-cell office:value-type="string" table:style-name="ce1">
            <text:p>Parril</text:p>
          </table:table-cell>
          <table:table-cell office:value-type="string" table:style-name="ce1">
            <text:p>Lomp</text:p>
          </table:table-cell>
          <table:table-cell office:value-type="string" office:string-value="parrilomp123" table:formula="of:=LEFT([.H612];FIND(&quot;@&quot;;[.H612])-1)" table:style-name="ce4">
            <text:p>parrilomp123</text:p>
          </table:table-cell>
          <table:table-cell office:value-type="string" office:string-value="hotmail.com" table:formula="of:=RIGHT([.H612];LEN([.H612])-FIND(&quot;@&quot;;[.H612]))" table:style-name="ce1">
            <text:p>hotmail.com</text:p>
          </table:table-cell>
          <table:table-cell office:value-type="string" table:style-name="ce1">
            <text:p>parrilomp123@hotmail.com</text:p>
          </table:table-cell>
          <table:table-cell office:value-type="date" office:date-value="2023-06-02T09:36:19" table:style-name="ce5">
            <text:p>6/2/23 09:36 AM</text:p>
          </table:table-cell>
          <table:table-cell office:value-type="string" table:style-name="ce1">
            <text:p>186.138.119.217</text:p>
          </table:table-cell>
          <table:table-cell table:number-columns-repeated="16374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float" office:value="5003" table:style-name="ce1">
            <text:p>5003</text:p>
          </table:table-cell>
          <table:table-cell table:style-name="ce3"/>
          <table:table-cell office:value-type="string" table:style-name="ce1">
            <text:p>Aki</text:p>
          </table:table-cell>
          <table:table-cell office:value-type="string" table:style-name="ce1">
            <text:p>M</text:p>
          </table:table-cell>
          <table:table-cell office:value-type="string" office:string-value="akitjtj" table:formula="of:=LEFT([.H613];FIND(&quot;@&quot;;[.H613])-1)" table:style-name="ce4">
            <text:p>akitjtj</text:p>
          </table:table-cell>
          <table:table-cell office:value-type="string" office:string-value="gmail.com" table:formula="of:=RIGHT([.H613];LEN([.H613])-FIND(&quot;@&quot;;[.H613]))" table:style-name="ce1">
            <text:p>gmail.com</text:p>
          </table:table-cell>
          <table:table-cell office:value-type="string" table:style-name="ce1">
            <text:p>akitjtj@gmail.com</text:p>
          </table:table-cell>
          <table:table-cell office:value-type="date" office:date-value="2023-06-02T09:37:09" table:style-name="ce5">
            <text:p>6/2/23 09:37 AM</text:p>
          </table:table-cell>
          <table:table-cell office:value-type="string" table:style-name="ce1">
            <text:p>122.11.245.142</text:p>
          </table:table-cell>
          <table:table-cell table:number-columns-repeated="16374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float" office:value="5005" table:style-name="ce1">
            <text:p>5005</text:p>
          </table:table-cell>
          <table:table-cell table:style-name="ce3"/>
          <table:table-cell office:value-type="string" table:style-name="ce1">
            <text:p>Ema</text:p>
          </table:table-cell>
          <table:table-cell office:value-type="string" table:style-name="ce1">
            <text:p>Warson</text:p>
          </table:table-cell>
          <table:table-cell office:value-type="string" office:string-value="Fujemotaku" table:formula="of:=LEFT([.H614];FIND(&quot;@&quot;;[.H614])-1)" table:style-name="ce4">
            <text:p>Fujemotaku</text:p>
          </table:table-cell>
          <table:table-cell office:value-type="string" office:string-value="gmail.com" table:formula="of:=RIGHT([.H614];LEN([.H614])-FIND(&quot;@&quot;;[.H614]))" table:style-name="ce1">
            <text:p>gmail.com</text:p>
          </table:table-cell>
          <table:table-cell office:value-type="string" table:style-name="ce1">
            <text:p>Fujemotaku@gmail.com</text:p>
          </table:table-cell>
          <table:table-cell office:value-type="date" office:date-value="2023-06-02T09:39:20" table:style-name="ce5">
            <text:p>6/2/23 09:39 AM</text:p>
          </table:table-cell>
          <table:table-cell office:value-type="string" table:style-name="ce1">
            <text:p>183.171.116.138</text:p>
          </table:table-cell>
          <table:table-cell table:number-columns-repeated="16374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float" office:value="5007" table:style-name="ce1">
            <text:p>5007</text:p>
          </table:table-cell>
          <table:table-cell table:style-name="ce3"/>
          <table:table-cell office:value-type="string" table:style-name="ce1">
            <text:p>Chalida</text:p>
          </table:table-cell>
          <table:table-cell office:value-type="string" table:style-name="ce1">
            <text:p>KAMSAI</text:p>
          </table:table-cell>
          <table:table-cell office:value-type="string" office:string-value="Jayjaycb12" table:formula="of:=LEFT([.H615];FIND(&quot;@&quot;;[.H615])-1)" table:style-name="ce4">
            <text:p>Jayjaycb12</text:p>
          </table:table-cell>
          <table:table-cell office:value-type="string" office:string-value="gmail.com" table:formula="of:=RIGHT([.H615];LEN([.H615])-FIND(&quot;@&quot;;[.H615]))" table:style-name="ce1">
            <text:p>gmail.com</text:p>
          </table:table-cell>
          <table:table-cell office:value-type="string" table:style-name="ce1">
            <text:p>Jayjaycb12@gmail.com</text:p>
          </table:table-cell>
          <table:table-cell office:value-type="date" office:date-value="2023-06-02T09:40:14" table:style-name="ce5">
            <text:p>6/2/23 09:40 AM</text:p>
          </table:table-cell>
          <table:table-cell office:value-type="string" table:style-name="ce1">
            <text:p>184.22.149.102</text:p>
          </table:table-cell>
          <table:table-cell table:number-columns-repeated="16374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float" office:value="5020" table:style-name="ce1">
            <text:p>5020</text:p>
          </table:table-cell>
          <table:table-cell table:style-name="ce3"/>
          <table:table-cell office:value-type="string" table:style-name="ce1">
            <text:p>Chau</text:p>
          </table:table-cell>
          <table:table-cell office:value-type="string" table:style-name="ce1">
            <text:p>Doan</text:p>
          </table:table-cell>
          <table:table-cell office:value-type="string" office:string-value="mewgulf.vng" table:formula="of:=LEFT([.H616];FIND(&quot;@&quot;;[.H616])-1)" table:style-name="ce4">
            <text:p>mewgulf.vng</text:p>
          </table:table-cell>
          <table:table-cell office:value-type="string" office:string-value="gmail.com" table:formula="of:=RIGHT([.H616];LEN([.H616])-FIND(&quot;@&quot;;[.H616]))" table:style-name="ce1">
            <text:p>gmail.com</text:p>
          </table:table-cell>
          <table:table-cell office:value-type="string" table:style-name="ce1">
            <text:p>mewgulf.vng@gmail.com</text:p>
          </table:table-cell>
          <table:table-cell office:value-type="date" office:date-value="2023-06-02T09:53:28" table:style-name="ce5">
            <text:p>6/2/23 09:53 AM</text:p>
          </table:table-cell>
          <table:table-cell office:value-type="string" table:style-name="ce1">
            <text:p>14.191.191.91</text:p>
          </table:table-cell>
          <table:table-cell table:number-columns-repeated="16374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float" office:value="5021" table:style-name="ce1">
            <text:p>5021</text:p>
          </table:table-cell>
          <table:table-cell table:style-name="ce3"/>
          <table:table-cell office:value-type="string" table:style-name="ce1">
            <text:p>Nara</text:p>
          </table:table-cell>
          <table:table-cell office:value-type="string" table:style-name="ce1">
            <text:p>Lam</text:p>
          </table:table-cell>
          <table:table-cell office:value-type="string" office:string-value="narauser555" table:formula="of:=LEFT([.H617];FIND(&quot;@&quot;;[.H617])-1)" table:style-name="ce4">
            <text:p>narauser555</text:p>
          </table:table-cell>
          <table:table-cell office:value-type="string" office:string-value="hotmail.com" table:formula="of:=RIGHT([.H617];LEN([.H617])-FIND(&quot;@&quot;;[.H617]))" table:style-name="ce1">
            <text:p>hotmail.com</text:p>
          </table:table-cell>
          <table:table-cell office:value-type="string" table:style-name="ce1">
            <text:p>narauser555@hotmail.com</text:p>
          </table:table-cell>
          <table:table-cell office:value-type="date" office:date-value="2023-06-02T09:54:28" table:style-name="ce5">
            <text:p>6/2/23 09:54 AM</text:p>
          </table:table-cell>
          <table:table-cell office:value-type="string" table:style-name="ce1">
            <text:p>186.138.119.217</text:p>
          </table:table-cell>
          <table:table-cell table:number-columns-repeated="16374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float" office:value="5023" table:style-name="ce1">
            <text:p>5023</text:p>
          </table:table-cell>
          <table:table-cell table:style-name="ce3"/>
          <table:table-cell office:value-type="string" table:style-name="ce1">
            <text:p>ชนกานต์</text:p>
          </table:table-cell>
          <table:table-cell office:value-type="string" table:style-name="ce1">
            <text:p>เส้งสุย</text:p>
          </table:table-cell>
          <table:table-cell office:value-type="string" office:string-value="ploychonakarnsengsui" table:formula="of:=LEFT([.H618];FIND(&quot;@&quot;;[.H618])-1)" table:style-name="ce4">
            <text:p>ploychonakarnsengsui</text:p>
          </table:table-cell>
          <table:table-cell office:value-type="string" office:string-value="gmail.com" table:formula="of:=RIGHT([.H618];LEN([.H618])-FIND(&quot;@&quot;;[.H618]))" table:style-name="ce1">
            <text:p>gmail.com</text:p>
          </table:table-cell>
          <table:table-cell office:value-type="string" table:style-name="ce1">
            <text:p>ploychonakarnsengsui@gmail.com</text:p>
          </table:table-cell>
          <table:table-cell office:value-type="date" office:date-value="2023-06-02T09:55:52" table:style-name="ce5">
            <text:p>6/2/23 09:55 AM</text:p>
          </table:table-cell>
          <table:table-cell office:value-type="string" table:style-name="ce1">
            <text:p>203.158.248.11</text:p>
          </table:table-cell>
          <table:table-cell table:number-columns-repeated="16374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float" office:value="5024" table:style-name="ce1">
            <text:p>5024</text:p>
          </table:table-cell>
          <table:table-cell table:style-name="ce3"/>
          <table:table-cell office:value-type="string" table:style-name="ce1">
            <text:p>kai</text:p>
          </table:table-cell>
          <table:table-cell office:value-type="string" table:style-name="ce1">
            <text:p>xin</text:p>
          </table:table-cell>
          <table:table-cell office:value-type="string" office:string-value="gudan" table:formula="of:=LEFT([.H619];FIND(&quot;@&quot;;[.H619])-1)" table:style-name="ce4">
            <text:p>gudan</text:p>
          </table:table-cell>
          <table:table-cell office:value-type="string" office:string-value="gmail.com" table:formula="of:=RIGHT([.H619];LEN([.H619])-FIND(&quot;@&quot;;[.H619]))" table:style-name="ce1">
            <text:p>gmail.com</text:p>
          </table:table-cell>
          <table:table-cell office:value-type="string" table:style-name="ce1">
            <text:p>gudan@gmail.com</text:p>
          </table:table-cell>
          <table:table-cell office:value-type="date" office:date-value="2023-06-02T09:57:08" table:style-name="ce5">
            <text:p>6/2/23 09:57 AM</text:p>
          </table:table-cell>
          <table:table-cell office:value-type="string" table:style-name="ce1">
            <text:p>103.43.162.133</text:p>
          </table:table-cell>
          <table:table-cell table:number-columns-repeated="16374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float" office:value="5025" table:style-name="ce1">
            <text:p>5025</text:p>
          </table:table-cell>
          <table:table-cell table:style-name="ce3"/>
          <table:table-cell office:value-type="string" table:style-name="ce1">
            <text:p>Roma</text:p>
          </table:table-cell>
          <table:table-cell office:value-type="string" table:style-name="ce1">
            <text:p>Llor</text:p>
          </table:table-cell>
          <table:table-cell office:value-type="string" office:string-value="Rosegrlw" table:formula="of:=LEFT([.H620];FIND(&quot;@&quot;;[.H620])-1)" table:style-name="ce4">
            <text:p>Rosegrlw</text:p>
          </table:table-cell>
          <table:table-cell office:value-type="string" office:string-value="hotmail.com" table:formula="of:=RIGHT([.H620];LEN([.H620])-FIND(&quot;@&quot;;[.H620]))" table:style-name="ce1">
            <text:p>hotmail.com</text:p>
          </table:table-cell>
          <table:table-cell office:value-type="string" table:style-name="ce1">
            <text:p>Rosegrlw@hotmail.com</text:p>
          </table:table-cell>
          <table:table-cell office:value-type="date" office:date-value="2023-06-02T09:58:25" table:style-name="ce5">
            <text:p>6/2/23 09:58 AM</text:p>
          </table:table-cell>
          <table:table-cell office:value-type="string" table:style-name="ce1">
            <text:p>186.138.119.217</text:p>
          </table:table-cell>
          <table:table-cell table:number-columns-repeated="16374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float" office:value="5029" table:style-name="ce1">
            <text:p>5029</text:p>
          </table:table-cell>
          <table:table-cell table:style-name="ce3"/>
          <table:table-cell office:value-type="string" table:style-name="ce1">
            <text:p>Machu</text:p>
          </table:table-cell>
          <table:table-cell office:value-type="string" table:style-name="ce1">
            <text:p>Hia</text:p>
          </table:table-cell>
          <table:table-cell office:value-type="string" office:string-value="torajasekai" table:formula="of:=LEFT([.H621];FIND(&quot;@&quot;;[.H621])-1)" table:style-name="ce4">
            <text:p>torajasekai</text:p>
          </table:table-cell>
          <table:table-cell office:value-type="string" office:string-value="gmail.com" table:formula="of:=RIGHT([.H621];LEN([.H621])-FIND(&quot;@&quot;;[.H621]))" table:style-name="ce1">
            <text:p>gmail.com</text:p>
          </table:table-cell>
          <table:table-cell office:value-type="string" table:style-name="ce1">
            <text:p>torajasekai@gmail.com</text:p>
          </table:table-cell>
          <table:table-cell office:value-type="date" office:date-value="2023-06-02T10:00:47" table:style-name="ce5">
            <text:p>6/2/23 10:00 AM</text:p>
          </table:table-cell>
          <table:table-cell office:value-type="string" table:style-name="ce1">
            <text:p>122.11.245.142</text:p>
          </table:table-cell>
          <table:table-cell table:number-columns-repeated="16374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float" office:value="5028" table:style-name="ce1">
            <text:p>5028</text:p>
          </table:table-cell>
          <table:table-cell table:style-name="ce3"/>
          <table:table-cell office:value-type="string" table:style-name="ce1">
            <text:p>kuai</text:p>
          </table:table-cell>
          <table:table-cell office:value-type="string" table:style-name="ce1">
            <text:p>le</text:p>
          </table:table-cell>
          <table:table-cell office:value-type="string" office:string-value="kuaile" table:formula="of:=LEFT([.H622];FIND(&quot;@&quot;;[.H622])-1)" table:style-name="ce4">
            <text:p>kuaile</text:p>
          </table:table-cell>
          <table:table-cell office:value-type="string" office:string-value="gmail.com" table:formula="of:=RIGHT([.H622];LEN([.H622])-FIND(&quot;@&quot;;[.H622]))" table:style-name="ce1">
            <text:p>gmail.com</text:p>
          </table:table-cell>
          <table:table-cell office:value-type="string" table:style-name="ce1">
            <text:p>kuaile@gmail.com</text:p>
          </table:table-cell>
          <table:table-cell office:value-type="date" office:date-value="2023-06-02T10:01:40" table:style-name="ce5">
            <text:p>6/2/23 10:01 AM</text:p>
          </table:table-cell>
          <table:table-cell office:value-type="string" table:style-name="ce1">
            <text:p>103.43.162.133</text:p>
          </table:table-cell>
          <table:table-cell table:number-columns-repeated="16374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float" office:value="5031" table:style-name="ce1">
            <text:p>5031</text:p>
          </table:table-cell>
          <table:table-cell table:style-name="ce3"/>
          <table:table-cell office:value-type="string" table:style-name="ce1">
            <text:p>Daniela</text:p>
          </table:table-cell>
          <table:table-cell office:value-type="string" table:style-name="ce1">
            <text:p>Gómez</text:p>
          </table:table-cell>
          <table:table-cell office:value-type="string" office:string-value="ovalletaty" table:formula="of:=LEFT([.H623];FIND(&quot;@&quot;;[.H623])-1)" table:style-name="ce4">
            <text:p>ovalletaty</text:p>
          </table:table-cell>
          <table:table-cell office:value-type="string" office:string-value="gmail.com" table:formula="of:=RIGHT([.H623];LEN([.H623])-FIND(&quot;@&quot;;[.H623]))" table:style-name="ce1">
            <text:p>gmail.com</text:p>
          </table:table-cell>
          <table:table-cell office:value-type="string" table:style-name="ce1">
            <text:p>ovalletaty@gmail.com</text:p>
          </table:table-cell>
          <table:table-cell office:value-type="date" office:date-value="2023-06-02T10:02:31" table:style-name="ce5">
            <text:p>6/2/23 10:02 AM</text:p>
          </table:table-cell>
          <table:table-cell office:value-type="string" table:style-name="ce1">
            <text:p>190.56.50.149</text:p>
          </table:table-cell>
          <table:table-cell table:number-columns-repeated="16374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float" office:value="5041" table:style-name="ce1">
            <text:p>5041</text:p>
          </table:table-cell>
          <table:table-cell table:style-name="ce3"/>
          <table:table-cell office:value-type="string" table:style-name="ce1">
            <text:p>kan</text:p>
          </table:table-cell>
          <table:table-cell office:value-type="string" table:style-name="ce1">
            <text:p>vajaranant</text:p>
          </table:table-cell>
          <table:table-cell office:value-type="string" office:string-value="cloudy321" table:formula="of:=LEFT([.H624];FIND(&quot;@&quot;;[.H624])-1)" table:style-name="ce4">
            <text:p>cloudy321</text:p>
          </table:table-cell>
          <table:table-cell office:value-type="string" office:string-value="hotmail.com" table:formula="of:=RIGHT([.H624];LEN([.H624])-FIND(&quot;@&quot;;[.H624]))" table:style-name="ce1">
            <text:p>hotmail.com</text:p>
          </table:table-cell>
          <table:table-cell office:value-type="string" table:style-name="ce1">
            <text:p>cloudy321@hotmail.com</text:p>
          </table:table-cell>
          <table:table-cell office:value-type="date" office:date-value="2023-06-02T10:07:43" table:style-name="ce5">
            <text:p>6/2/23 10:07 AM</text:p>
          </table:table-cell>
          <table:table-cell office:value-type="string" table:style-name="ce1">
            <text:p>223.24.95.6</text:p>
          </table:table-cell>
          <table:table-cell table:number-columns-repeated="16374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float" office:value="3850" table:style-name="ce1">
            <text:p>3850</text:p>
          </table:table-cell>
          <table:table-cell table:style-name="ce3"/>
          <table:table-cell office:value-type="string" table:style-name="ce1">
            <text:p>เสาวคนธ์</text:p>
          </table:table-cell>
          <table:table-cell office:value-type="string" table:style-name="ce1">
            <text:p>สุวิทย์วรกุล</text:p>
          </table:table-cell>
          <table:table-cell office:value-type="string" office:string-value="Gibgob05" table:formula="of:=LEFT([.H625];FIND(&quot;@&quot;;[.H625])-1)" table:style-name="ce4">
            <text:p>Gibgob05</text:p>
          </table:table-cell>
          <table:table-cell office:value-type="string" office:string-value="hotmail.com" table:formula="of:=RIGHT([.H625];LEN([.H625])-FIND(&quot;@&quot;;[.H625]))" table:style-name="ce1">
            <text:p>hotmail.com</text:p>
          </table:table-cell>
          <table:table-cell office:value-type="string" table:style-name="ce1">
            <text:p>Gibgob05@hotmail.com</text:p>
          </table:table-cell>
          <table:table-cell office:value-type="date" office:date-value="2023-06-02T10:07:45" table:style-name="ce5">
            <text:p>6/2/23 10:07 AM</text:p>
          </table:table-cell>
          <table:table-cell office:value-type="string" table:style-name="ce1">
            <text:p>223.24.162.129</text:p>
          </table:table-cell>
          <table:table-cell table:number-columns-repeated="16374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float" office:value="5049" table:style-name="ce1">
            <text:p>5049</text:p>
          </table:table-cell>
          <table:table-cell table:style-name="ce3"/>
          <table:table-cell office:value-type="string" table:style-name="ce1">
            <text:p>วิบูลย์</text:p>
          </table:table-cell>
          <table:table-cell office:value-type="string" table:style-name="ce1">
            <text:p>อดุลศิริสวัสดิ์</text:p>
          </table:table-cell>
          <table:table-cell office:value-type="string" office:string-value="vibul_123" table:formula="of:=LEFT([.H626];FIND(&quot;@&quot;;[.H626])-1)" table:style-name="ce4">
            <text:p>vibul_123</text:p>
          </table:table-cell>
          <table:table-cell office:value-type="string" office:string-value="gmail.com" table:formula="of:=RIGHT([.H626];LEN([.H626])-FIND(&quot;@&quot;;[.H626]))" table:style-name="ce1">
            <text:p>gmail.com</text:p>
          </table:table-cell>
          <table:table-cell office:value-type="string" table:style-name="ce1">
            <text:p>vibul_123@gmail.com</text:p>
          </table:table-cell>
          <table:table-cell office:value-type="date" office:date-value="2023-06-02T10:12:31" table:style-name="ce5">
            <text:p>6/2/23 10:12 AM</text:p>
          </table:table-cell>
          <table:table-cell office:value-type="string" table:style-name="ce1">
            <text:p>171.101.112.22</text:p>
          </table:table-cell>
          <table:table-cell table:number-columns-repeated="16374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float" office:value="5059" table:style-name="ce1">
            <text:p>5059</text:p>
          </table:table-cell>
          <table:table-cell table:style-name="ce3"/>
          <table:table-cell office:value-type="string" table:style-name="ce1">
            <text:p>Aki</text:p>
          </table:table-cell>
          <table:table-cell office:value-type="string" table:style-name="ce1">
            <text:p>Shipper</text:p>
          </table:table-cell>
          <table:table-cell office:value-type="string" office:string-value="xoakishipperxo" table:formula="of:=LEFT([.H627];FIND(&quot;@&quot;;[.H627])-1)" table:style-name="ce4">
            <text:p>xoakishipperxo</text:p>
          </table:table-cell>
          <table:table-cell office:value-type="string" office:string-value="gmail.com" table:formula="of:=RIGHT([.H627];LEN([.H627])-FIND(&quot;@&quot;;[.H627]))" table:style-name="ce1">
            <text:p>gmail.com</text:p>
          </table:table-cell>
          <table:table-cell office:value-type="string" table:style-name="ce1">
            <text:p>xoakishipperxo@gmail.com</text:p>
          </table:table-cell>
          <table:table-cell office:value-type="date" office:date-value="2023-06-02T10:15:25" table:style-name="ce5">
            <text:p>6/2/23 10:15 AM</text:p>
          </table:table-cell>
          <table:table-cell office:value-type="string" table:style-name="ce1">
            <text:p>122.11.245.142</text:p>
          </table:table-cell>
          <table:table-cell table:number-columns-repeated="16374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float" office:value="5067" table:style-name="ce1">
            <text:p>5067</text:p>
          </table:table-cell>
          <table:table-cell table:style-name="ce3"/>
          <table:table-cell office:value-type="string" table:style-name="ce1">
            <text:p>Aki</text:p>
          </table:table-cell>
          <table:table-cell office:value-type="string" table:style-name="ce1">
            <text:p>Shaun</text:p>
          </table:table-cell>
          <table:table-cell office:value-type="string" office:string-value="mk14mg19" table:formula="of:=LEFT([.H628];FIND(&quot;@&quot;;[.H628])-1)" table:style-name="ce4">
            <text:p>mk14mg19</text:p>
          </table:table-cell>
          <table:table-cell office:value-type="string" office:string-value="gmail.com" table:formula="of:=RIGHT([.H628];LEN([.H628])-FIND(&quot;@&quot;;[.H628]))" table:style-name="ce1">
            <text:p>gmail.com</text:p>
          </table:table-cell>
          <table:table-cell office:value-type="string" table:style-name="ce1">
            <text:p>mk14mg19@gmail.com</text:p>
          </table:table-cell>
          <table:table-cell office:value-type="date" office:date-value="2023-06-02T10:18:40" table:style-name="ce5">
            <text:p>6/2/23 10:18 AM</text:p>
          </table:table-cell>
          <table:table-cell office:value-type="string" table:style-name="ce1">
            <text:p>122.11.245.142</text:p>
          </table:table-cell>
          <table:table-cell table:number-columns-repeated="16374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float" office:value="5070" table:style-name="ce1">
            <text:p>5070</text:p>
          </table:table-cell>
          <table:table-cell table:style-name="ce3"/>
          <table:table-cell office:value-type="string" table:style-name="ce1">
            <text:p>子茵</text:p>
          </table:table-cell>
          <table:table-cell office:value-type="string" table:style-name="ce1">
            <text:p>徐</text:p>
          </table:table-cell>
          <table:table-cell office:value-type="string" office:string-value="ziyinxu8" table:formula="of:=LEFT([.H629];FIND(&quot;@&quot;;[.H629])-1)" table:style-name="ce4">
            <text:p>ziyinxu8</text:p>
          </table:table-cell>
          <table:table-cell office:value-type="string" office:string-value="gmail.com" table:formula="of:=RIGHT([.H629];LEN([.H629])-FIND(&quot;@&quot;;[.H629]))" table:style-name="ce1">
            <text:p>gmail.com</text:p>
          </table:table-cell>
          <table:table-cell office:value-type="string" table:style-name="ce1">
            <text:p>ziyinxu8@gmail.com</text:p>
          </table:table-cell>
          <table:table-cell office:value-type="date" office:date-value="2023-06-02T10:21:11" table:style-name="ce5">
            <text:p>6/2/23 10:21 AM</text:p>
          </table:table-cell>
          <table:table-cell office:value-type="string" table:style-name="ce1">
            <text:p>49.215.37.208</text:p>
          </table:table-cell>
          <table:table-cell table:number-columns-repeated="16374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float" office:value="5076" table:style-name="ce1">
            <text:p>5076</text:p>
          </table:table-cell>
          <table:table-cell table:style-name="ce3"/>
          <table:table-cell office:value-type="string" table:style-name="ce1">
            <text:p>พชร</text:p>
          </table:table-cell>
          <table:table-cell office:value-type="string" table:style-name="ce1">
            <text:p>วงศ์เกย</text:p>
          </table:table-cell>
          <table:table-cell office:value-type="string" office:string-value="pwongkoei" table:formula="of:=LEFT([.H630];FIND(&quot;@&quot;;[.H630])-1)" table:style-name="ce4">
            <text:p>pwongkoei</text:p>
          </table:table-cell>
          <table:table-cell office:value-type="string" office:string-value="gmail.com" table:formula="of:=RIGHT([.H630];LEN([.H630])-FIND(&quot;@&quot;;[.H630]))" table:style-name="ce1">
            <text:p>gmail.com</text:p>
          </table:table-cell>
          <table:table-cell office:value-type="string" table:style-name="ce1">
            <text:p>pwongkoei@gmail.com</text:p>
          </table:table-cell>
          <table:table-cell office:value-type="date" office:date-value="2023-06-02T10:23:47" table:style-name="ce5">
            <text:p>6/2/23 10:23 AM</text:p>
          </table:table-cell>
          <table:table-cell office:value-type="string" table:style-name="ce1">
            <text:p>1.46.128.129</text:p>
          </table:table-cell>
          <table:table-cell table:number-columns-repeated="16374"/>
        </table:table-row>
        <table:table-row table:style-name="ro2">
          <table:table-cell office:value-type="float" office:value="842" table:style-name="ce1">
            <text:p>842</text:p>
          </table:table-cell>
          <table:table-cell office:value-type="float" office:value="5084" table:style-name="ce1">
            <text:p>5084</text:p>
          </table:table-cell>
          <table:table-cell table:style-name="ce3"/>
          <table:table-cell office:value-type="string" table:style-name="ce1">
            <text:p>Piyaparn</text:p>
          </table:table-cell>
          <table:table-cell office:value-type="string" table:style-name="ce1">
            <text:p>Kongtoranin</text:p>
          </table:table-cell>
          <table:table-cell office:value-type="string" office:string-value="Tbk_works" table:formula="of:=LEFT([.H631];FIND(&quot;@&quot;;[.H631])-1)" table:style-name="ce4">
            <text:p>Tbk_works</text:p>
          </table:table-cell>
          <table:table-cell office:value-type="string" office:string-value="gmail.com" table:formula="of:=RIGHT([.H631];LEN([.H631])-FIND(&quot;@&quot;;[.H631]))" table:style-name="ce1">
            <text:p>gmail.com</text:p>
          </table:table-cell>
          <table:table-cell office:value-type="string" table:style-name="ce1">
            <text:p>Tbk_works@gmail.com</text:p>
          </table:table-cell>
          <table:table-cell office:value-type="date" office:date-value="2023-06-02T10:37:06" table:style-name="ce5">
            <text:p>6/2/23 10:37 AM</text:p>
          </table:table-cell>
          <table:table-cell office:value-type="string" table:style-name="ce1">
            <text:p>124.121.192.35</text:p>
          </table:table-cell>
          <table:table-cell table:number-columns-repeated="16374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float" office:value="5089" table:style-name="ce1">
            <text:p>5089</text:p>
          </table:table-cell>
          <table:table-cell table:style-name="ce3"/>
          <table:table-cell office:value-type="string" table:style-name="ce1">
            <text:p>อัญชิสา</text:p>
          </table:table-cell>
          <table:table-cell office:value-type="string" table:style-name="ce1">
            <text:p>ตรีมหาวงศ์</text:p>
          </table:table-cell>
          <table:table-cell office:value-type="string" office:string-value="anchisapleum" table:formula="of:=LEFT([.H632];FIND(&quot;@&quot;;[.H632])-1)" table:style-name="ce4">
            <text:p>anchisapleum</text:p>
          </table:table-cell>
          <table:table-cell office:value-type="string" office:string-value="gmail.com" table:formula="of:=RIGHT([.H632];LEN([.H632])-FIND(&quot;@&quot;;[.H632]))" table:style-name="ce1">
            <text:p>gmail.com</text:p>
          </table:table-cell>
          <table:table-cell office:value-type="string" table:style-name="ce1">
            <text:p>anchisapleum@gmail.com</text:p>
          </table:table-cell>
          <table:table-cell office:value-type="date" office:date-value="2023-06-02T10:42:46" table:style-name="ce5">
            <text:p>6/2/23 10:42 AM</text:p>
          </table:table-cell>
          <table:table-cell office:value-type="string" table:style-name="ce1">
            <text:p>27.55.89.26</text:p>
          </table:table-cell>
          <table:table-cell table:number-columns-repeated="16374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float" office:value="5091" table:style-name="ce1">
            <text:p>5091</text:p>
          </table:table-cell>
          <table:table-cell table:style-name="ce3"/>
          <table:table-cell office:value-type="string" table:style-name="ce1">
            <text:p>Pitit</text:p>
          </table:table-cell>
          <table:table-cell office:value-type="string" table:style-name="ce1">
            <text:p>Saen-in</text:p>
          </table:table-cell>
          <table:table-cell office:value-type="string" office:string-value="Bassgador" table:formula="of:=LEFT([.H633];FIND(&quot;@&quot;;[.H633])-1)" table:style-name="ce4">
            <text:p>Bassgador</text:p>
          </table:table-cell>
          <table:table-cell office:value-type="string" office:string-value="gmail.com" table:formula="of:=RIGHT([.H633];LEN([.H633])-FIND(&quot;@&quot;;[.H633]))" table:style-name="ce1">
            <text:p>gmail.com</text:p>
          </table:table-cell>
          <table:table-cell office:value-type="string" table:style-name="ce1">
            <text:p>Bassgador@gmail.com</text:p>
          </table:table-cell>
          <table:table-cell office:value-type="date" office:date-value="2023-06-02T10:46:25" table:style-name="ce5">
            <text:p>6/2/23 10:46 AM</text:p>
          </table:table-cell>
          <table:table-cell office:value-type="string" table:style-name="ce1">
            <text:p>49.237.14.55</text:p>
          </table:table-cell>
          <table:table-cell table:number-columns-repeated="16374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float" office:value="5094" table:style-name="ce1">
            <text:p>5094</text:p>
          </table:table-cell>
          <table:table-cell table:style-name="ce3"/>
          <table:table-cell office:value-type="string" table:style-name="ce1">
            <text:p>mini</text:p>
          </table:table-cell>
          <table:table-cell office:value-type="string" table:style-name="ce1">
            <text:p>abi</text:p>
          </table:table-cell>
          <table:table-cell office:value-type="string" office:string-value="thanikasaras" table:formula="of:=LEFT([.H634];FIND(&quot;@&quot;;[.H634])-1)" table:style-name="ce4">
            <text:p>thanikasaras</text:p>
          </table:table-cell>
          <table:table-cell office:value-type="string" office:string-value="gmail.com" table:formula="of:=RIGHT([.H634];LEN([.H634])-FIND(&quot;@&quot;;[.H634]))" table:style-name="ce1">
            <text:p>gmail.com</text:p>
          </table:table-cell>
          <table:table-cell office:value-type="string" table:style-name="ce1">
            <text:p>thanikasaras@gmail.com</text:p>
          </table:table-cell>
          <table:table-cell office:value-type="date" office:date-value="2023-06-02T10:50:33" table:style-name="ce5">
            <text:p>6/2/23 10:50 AM</text:p>
          </table:table-cell>
          <table:table-cell office:value-type="string" table:style-name="ce1">
            <text:p>49.37.208.174</text:p>
          </table:table-cell>
          <table:table-cell table:number-columns-repeated="16374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float" office:value="5095" table:style-name="ce1">
            <text:p>5095</text:p>
          </table:table-cell>
          <table:table-cell table:style-name="ce3"/>
          <table:table-cell office:value-type="string" table:style-name="ce1">
            <text:p>life</text:p>
          </table:table-cell>
          <table:table-cell office:value-type="string" table:style-name="ce1">
            <text:p>planck</text:p>
          </table:table-cell>
          <table:table-cell office:value-type="string" office:string-value="lifeplanck" table:formula="of:=LEFT([.H635];FIND(&quot;@&quot;;[.H635])-1)" table:style-name="ce4">
            <text:p>lifeplanck</text:p>
          </table:table-cell>
          <table:table-cell office:value-type="string" office:string-value="gmail.com" table:formula="of:=RIGHT([.H635];LEN([.H635])-FIND(&quot;@&quot;;[.H635]))" table:style-name="ce1">
            <text:p>gmail.com</text:p>
          </table:table-cell>
          <table:table-cell office:value-type="string" table:style-name="ce1">
            <text:p>lifeplanck@gmail.com</text:p>
          </table:table-cell>
          <table:table-cell office:value-type="date" office:date-value="2023-06-02T10:52:08" table:style-name="ce5">
            <text:p>6/2/23 10:52 A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float" office:value="5098" table:style-name="ce1">
            <text:p>5098</text:p>
          </table:table-cell>
          <table:table-cell table:style-name="ce3"/>
          <table:table-cell office:value-type="string" table:style-name="ce1">
            <text:p>Kamal</text:p>
          </table:table-cell>
          <table:table-cell office:value-type="string" table:style-name="ce1">
            <text:p>Shergill</text:p>
          </table:table-cell>
          <table:table-cell office:value-type="string" office:string-value="kamal.uppal57" table:formula="of:=LEFT([.H636];FIND(&quot;@&quot;;[.H636])-1)" table:style-name="ce4">
            <text:p>kamal.uppal57</text:p>
          </table:table-cell>
          <table:table-cell office:value-type="string" office:string-value="gmail.com" table:formula="of:=RIGHT([.H636];LEN([.H636])-FIND(&quot;@&quot;;[.H636]))" table:style-name="ce1">
            <text:p>gmail.com</text:p>
          </table:table-cell>
          <table:table-cell office:value-type="string" table:style-name="ce1">
            <text:p>kamal.uppal57@gmail.com</text:p>
          </table:table-cell>
          <table:table-cell office:value-type="date" office:date-value="2023-06-02T10:57:38" table:style-name="ce5">
            <text:p>6/2/23 10:57 A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float" office:value="79" table:style-name="ce1">
            <text:p>79</text:p>
          </table:table-cell>
          <table:table-cell table:style-name="ce3"/>
          <table:table-cell office:value-type="string" table:style-name="ce1">
            <text:p>Prathana</text:p>
          </table:table-cell>
          <table:table-cell office:value-type="string" table:style-name="ce1">
            <text:p>Panitchewakul</text:p>
          </table:table-cell>
          <table:table-cell office:value-type="string" office:string-value="mho_pae" table:formula="of:=LEFT([.H637];FIND(&quot;@&quot;;[.H637])-1)" table:style-name="ce4">
            <text:p>mho_pae</text:p>
          </table:table-cell>
          <table:table-cell office:value-type="string" office:string-value="hotmail.com" table:formula="of:=RIGHT([.H637];LEN([.H637])-FIND(&quot;@&quot;;[.H637]))" table:style-name="ce1">
            <text:p>hotmail.com</text:p>
          </table:table-cell>
          <table:table-cell office:value-type="string" table:style-name="ce1">
            <text:p>mho_pae@hotmail.com</text:p>
          </table:table-cell>
          <table:table-cell office:value-type="date" office:date-value="2023-06-02T10:59:40" table:style-name="ce5">
            <text:p>6/2/23 10:59 AM</text:p>
          </table:table-cell>
          <table:table-cell office:value-type="string" table:style-name="ce1">
            <text:p>202.183.201.116</text:p>
          </table:table-cell>
          <table:table-cell table:number-columns-repeated="16374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float" office:value="5101" table:style-name="ce1">
            <text:p>5101</text:p>
          </table:table-cell>
          <table:table-cell table:style-name="ce3"/>
          <table:table-cell office:value-type="string" table:style-name="ce1">
            <text:p>vanya</text:p>
          </table:table-cell>
          <table:table-cell office:value-type="string" table:style-name="ce1">
            <text:p>v</text:p>
          </table:table-cell>
          <table:table-cell office:value-type="string" office:string-value="vanyav5711" table:formula="of:=LEFT([.H638];FIND(&quot;@&quot;;[.H638])-1)" table:style-name="ce4">
            <text:p>vanyav5711</text:p>
          </table:table-cell>
          <table:table-cell office:value-type="string" office:string-value="gmail.com" table:formula="of:=RIGHT([.H638];LEN([.H638])-FIND(&quot;@&quot;;[.H638]))" table:style-name="ce1">
            <text:p>gmail.com</text:p>
          </table:table-cell>
          <table:table-cell office:value-type="string" table:style-name="ce1">
            <text:p>vanyav5711@gmail.com</text:p>
          </table:table-cell>
          <table:table-cell office:value-type="date" office:date-value="2023-06-02T11:00:52" table:style-name="ce5">
            <text:p>6/2/23 11:00 A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float" office:value="5107" table:style-name="ce1">
            <text:p>5107</text:p>
          </table:table-cell>
          <table:table-cell table:style-name="ce3"/>
          <table:table-cell office:value-type="string" table:style-name="ce1">
            <text:p>lifein</text:p>
          </table:table-cell>
          <table:table-cell office:value-type="string" table:style-name="ce1">
            <text:p>planck</text:p>
          </table:table-cell>
          <table:table-cell office:value-type="string" office:string-value="Chaisaefant" table:formula="of:=LEFT([.H639];FIND(&quot;@&quot;;[.H639])-1)" table:style-name="ce4">
            <text:p>Chaisaefant</text:p>
          </table:table-cell>
          <table:table-cell office:value-type="string" office:string-value="gmail.com" table:formula="of:=RIGHT([.H639];LEN([.H639])-FIND(&quot;@&quot;;[.H639]))" table:style-name="ce1">
            <text:p>gmail.com</text:p>
          </table:table-cell>
          <table:table-cell office:value-type="string" table:style-name="ce1">
            <text:p>Chaisaefant@gmail.com</text:p>
          </table:table-cell>
          <table:table-cell office:value-type="date" office:date-value="2023-06-02T11:09:34" table:style-name="ce5">
            <text:p>6/2/23 11:09 A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float" office:value="5115" table:style-name="ce1">
            <text:p>5115</text:p>
          </table:table-cell>
          <table:table-cell table:style-name="ce3"/>
          <table:table-cell office:value-type="string" table:style-name="ce1">
            <text:p>hngz</text:p>
          </table:table-cell>
          <table:table-cell office:value-type="string" table:style-name="ce1">
            <text:p>hz</text:p>
          </table:table-cell>
          <table:table-cell office:value-type="string" office:string-value="hongvann2006" table:formula="of:=LEFT([.H640];FIND(&quot;@&quot;;[.H640])-1)" table:style-name="ce4">
            <text:p>hongvann2006</text:p>
          </table:table-cell>
          <table:table-cell office:value-type="string" office:string-value="gmail.com" table:formula="of:=RIGHT([.H640];LEN([.H640])-FIND(&quot;@&quot;;[.H640]))" table:style-name="ce1">
            <text:p>gmail.com</text:p>
          </table:table-cell>
          <table:table-cell office:value-type="string" table:style-name="ce1">
            <text:p>hongvann2006@gmail.com</text:p>
          </table:table-cell>
          <table:table-cell office:value-type="date" office:date-value="2023-06-02T11:14:07" table:style-name="ce5">
            <text:p>6/2/23 11:14 AM</text:p>
          </table:table-cell>
          <table:table-cell office:value-type="string" table:style-name="ce1">
            <text:p>171.250.165.71</text:p>
          </table:table-cell>
          <table:table-cell table:number-columns-repeated="16374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float" office:value="5118" table:style-name="ce1">
            <text:p>5118</text:p>
          </table:table-cell>
          <table:table-cell table:style-name="ce3"/>
          <table:table-cell office:value-type="string" table:style-name="ce1">
            <text:p>สาริน</text:p>
          </table:table-cell>
          <table:table-cell office:value-type="string" table:style-name="ce1">
            <text:p>อุทัยเรือง</text:p>
          </table:table-cell>
          <table:table-cell office:value-type="string" office:string-value="mixgy27" table:formula="of:=LEFT([.H641];FIND(&quot;@&quot;;[.H641])-1)" table:style-name="ce4">
            <text:p>mixgy27</text:p>
          </table:table-cell>
          <table:table-cell office:value-type="string" office:string-value="gmail.com" table:formula="of:=RIGHT([.H641];LEN([.H641])-FIND(&quot;@&quot;;[.H641]))" table:style-name="ce1">
            <text:p>gmail.com</text:p>
          </table:table-cell>
          <table:table-cell office:value-type="string" table:style-name="ce1">
            <text:p>mixgy27@gmail.com</text:p>
          </table:table-cell>
          <table:table-cell office:value-type="date" office:date-value="2023-06-02T11:16:28" table:style-name="ce5">
            <text:p>6/2/23 11:16 AM</text:p>
          </table:table-cell>
          <table:table-cell office:value-type="string" table:style-name="ce1">
            <text:p>171.101.94.53</text:p>
          </table:table-cell>
          <table:table-cell table:number-columns-repeated="16374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float" office:value="5119" table:style-name="ce1">
            <text:p>5119</text:p>
          </table:table-cell>
          <table:table-cell table:style-name="ce3"/>
          <table:table-cell office:value-type="string" table:style-name="ce1">
            <text:p>vasana</text:p>
          </table:table-cell>
          <table:table-cell office:value-type="string" table:style-name="ce1">
            <text:p>jomphongruen</text:p>
          </table:table-cell>
          <table:table-cell office:value-type="string" office:string-value="vsnjpr" table:formula="of:=LEFT([.H642];FIND(&quot;@&quot;;[.H642])-1)" table:style-name="ce4">
            <text:p>vsnjpr</text:p>
          </table:table-cell>
          <table:table-cell office:value-type="string" office:string-value="gmail.com" table:formula="of:=RIGHT([.H642];LEN([.H642])-FIND(&quot;@&quot;;[.H642]))" table:style-name="ce1">
            <text:p>gmail.com</text:p>
          </table:table-cell>
          <table:table-cell office:value-type="string" table:style-name="ce1">
            <text:p>vsnjpr@gmail.com</text:p>
          </table:table-cell>
          <table:table-cell office:value-type="date" office:date-value="2023-06-02T11:18:06" table:style-name="ce5">
            <text:p>6/2/23 11:18 AM</text:p>
          </table:table-cell>
          <table:table-cell office:value-type="string" table:style-name="ce1">
            <text:p>1.10.182.194</text:p>
          </table:table-cell>
          <table:table-cell table:number-columns-repeated="16374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float" office:value="4960" table:style-name="ce1">
            <text:p>4960</text:p>
          </table:table-cell>
          <table:table-cell table:style-name="ce3"/>
          <table:table-cell office:value-type="string" table:style-name="ce1">
            <text:p>New</text:p>
          </table:table-cell>
          <table:table-cell office:value-type="string" table:style-name="ce1">
            <text:p>Newme</text:p>
          </table:table-cell>
          <table:table-cell office:value-type="string" office:string-value="gqmen01" table:formula="of:=LEFT([.H643];FIND(&quot;@&quot;;[.H643])-1)" table:style-name="ce4">
            <text:p>gqmen01</text:p>
          </table:table-cell>
          <table:table-cell office:value-type="string" office:string-value="gmail.com" table:formula="of:=RIGHT([.H643];LEN([.H643])-FIND(&quot;@&quot;;[.H643]))" table:style-name="ce1">
            <text:p>gmail.com</text:p>
          </table:table-cell>
          <table:table-cell office:value-type="string" table:style-name="ce1">
            <text:p>gqmen01@gmail.com</text:p>
          </table:table-cell>
          <table:table-cell office:value-type="date" office:date-value="2023-06-02T11:18:49" table:style-name="ce5">
            <text:p>6/2/23 11:18 AM</text:p>
          </table:table-cell>
          <table:table-cell office:value-type="string" table:style-name="ce1">
            <text:p>103.216.96.26</text:p>
          </table:table-cell>
          <table:table-cell table:number-columns-repeated="16374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float" office:value="5121" table:style-name="ce1">
            <text:p>5121</text:p>
          </table:table-cell>
          <table:table-cell table:style-name="ce3"/>
          <table:table-cell office:value-type="string" table:style-name="ce1">
            <text:p>loveletters</text:p>
          </table:table-cell>
          <table:table-cell office:value-type="string" table:style-name="ce1">
            <text:p>toseng</text:p>
          </table:table-cell>
          <table:table-cell office:value-type="string" office:string-value="Loveletters2seng" table:formula="of:=LEFT([.H644];FIND(&quot;@&quot;;[.H644])-1)" table:style-name="ce4">
            <text:p>Loveletters2seng</text:p>
          </table:table-cell>
          <table:table-cell office:value-type="string" office:string-value="gmail.com" table:formula="of:=RIGHT([.H644];LEN([.H644])-FIND(&quot;@&quot;;[.H644]))" table:style-name="ce1">
            <text:p>gmail.com</text:p>
          </table:table-cell>
          <table:table-cell office:value-type="string" table:style-name="ce1">
            <text:p>Loveletters2seng@gmail.com</text:p>
          </table:table-cell>
          <table:table-cell office:value-type="date" office:date-value="2023-06-02T11:20:10" table:style-name="ce5">
            <text:p>6/2/23 11:20 A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float" office:value="5124" table:style-name="ce1">
            <text:p>5124</text:p>
          </table:table-cell>
          <table:table-cell table:style-name="ce3"/>
          <table:table-cell office:value-type="string" table:style-name="ce1">
            <text:p>วีรัฐ</text:p>
          </table:table-cell>
          <table:table-cell office:value-type="string" table:style-name="ce1">
            <text:p>กาญจนวิไล</text:p>
          </table:table-cell>
          <table:table-cell office:value-type="string" office:string-value="veeraht" table:formula="of:=LEFT([.H645];FIND(&quot;@&quot;;[.H645])-1)" table:style-name="ce4">
            <text:p>veeraht</text:p>
          </table:table-cell>
          <table:table-cell office:value-type="string" office:string-value="gmail.com" table:formula="of:=RIGHT([.H645];LEN([.H645])-FIND(&quot;@&quot;;[.H645]))" table:style-name="ce1">
            <text:p>gmail.com</text:p>
          </table:table-cell>
          <table:table-cell office:value-type="string" table:style-name="ce1">
            <text:p>veeraht@gmail.com</text:p>
          </table:table-cell>
          <table:table-cell office:value-type="date" office:date-value="2023-06-02T11:22:46" table:style-name="ce5">
            <text:p>6/2/23 11:22 AM</text:p>
          </table:table-cell>
          <table:table-cell office:value-type="string" table:style-name="ce1">
            <text:p>171.97.34.200</text:p>
          </table:table-cell>
          <table:table-cell table:number-columns-repeated="16374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float" office:value="5129" table:style-name="ce1">
            <text:p>5129</text:p>
          </table:table-cell>
          <table:table-cell table:style-name="ce3"/>
          <table:table-cell office:value-type="string" table:style-name="ce1">
            <text:p>ry</text:p>
          </table:table-cell>
          <table:table-cell office:value-type="string" table:style-name="ce1">
            <text:p>seng</text:p>
          </table:table-cell>
          <table:table-cell office:value-type="string" office:string-value="billyseng.9499" table:formula="of:=LEFT([.H646];FIND(&quot;@&quot;;[.H646])-1)" table:style-name="ce4">
            <text:p>billyseng.9499</text:p>
          </table:table-cell>
          <table:table-cell office:value-type="string" office:string-value="gmail.com" table:formula="of:=RIGHT([.H646];LEN([.H646])-FIND(&quot;@&quot;;[.H646]))" table:style-name="ce1">
            <text:p>gmail.com</text:p>
          </table:table-cell>
          <table:table-cell office:value-type="string" table:style-name="ce1">
            <text:p>billyseng.9499@gmail.com</text:p>
          </table:table-cell>
          <table:table-cell office:value-type="date" office:date-value="2023-06-02T11:32:43" table:style-name="ce5">
            <text:p>6/2/23 11:32 AM</text:p>
          </table:table-cell>
          <table:table-cell office:value-type="string" table:style-name="ce1">
            <text:p>14.164.94.137</text:p>
          </table:table-cell>
          <table:table-cell table:number-columns-repeated="16374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float" office:value="5134" table:style-name="ce1">
            <text:p>5134</text:p>
          </table:table-cell>
          <table:table-cell table:style-name="ce3"/>
          <table:table-cell office:value-type="string" table:style-name="ce1">
            <text:p>daily</text:p>
          </table:table-cell>
          <table:table-cell office:value-type="string" table:style-name="ce1">
            <text:p>seng</text:p>
          </table:table-cell>
          <table:table-cell office:value-type="string" office:string-value="dailyseng" table:formula="of:=LEFT([.H647];FIND(&quot;@&quot;;[.H647])-1)" table:style-name="ce4">
            <text:p>dailyseng</text:p>
          </table:table-cell>
          <table:table-cell office:value-type="string" office:string-value="gmail.com" table:formula="of:=RIGHT([.H647];LEN([.H647])-FIND(&quot;@&quot;;[.H647]))" table:style-name="ce1">
            <text:p>gmail.com</text:p>
          </table:table-cell>
          <table:table-cell office:value-type="string" table:style-name="ce1">
            <text:p>dailyseng@gmail.com</text:p>
          </table:table-cell>
          <table:table-cell office:value-type="date" office:date-value="2023-06-02T11:34:42" table:style-name="ce5">
            <text:p>6/2/23 11:34 A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float" office:value="5139" table:style-name="ce1">
            <text:p>5139</text:p>
          </table:table-cell>
          <table:table-cell table:style-name="ce3"/>
          <table:table-cell office:value-type="string" table:style-name="ce1">
            <text:p>loveisan</text:p>
          </table:table-cell>
          <table:table-cell office:value-type="string" table:style-name="ce1">
            <text:p>illusion</text:p>
          </table:table-cell>
          <table:table-cell office:value-type="string" office:string-value="loveisanillusion" table:formula="of:=LEFT([.H648];FIND(&quot;@&quot;;[.H648])-1)" table:style-name="ce4">
            <text:p>loveisanillusion</text:p>
          </table:table-cell>
          <table:table-cell office:value-type="string" office:string-value="gmail.com" table:formula="of:=RIGHT([.H648];LEN([.H648])-FIND(&quot;@&quot;;[.H648]))" table:style-name="ce1">
            <text:p>gmail.com</text:p>
          </table:table-cell>
          <table:table-cell office:value-type="string" table:style-name="ce1">
            <text:p>loveisanillusion@gmail.com</text:p>
          </table:table-cell>
          <table:table-cell office:value-type="date" office:date-value="2023-06-02T11:39:14" table:style-name="ce5">
            <text:p>6/2/23 11:39 A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float" office:value="5142" table:style-name="ce1">
            <text:p>5142</text:p>
          </table:table-cell>
          <table:table-cell table:style-name="ce3"/>
          <table:table-cell office:value-type="string" table:style-name="ce1">
            <text:p>รอด</text:p>
          </table:table-cell>
          <table:table-cell office:value-type="string" table:style-name="ce1">
            <text:p>ตุ้ยดา</text:p>
          </table:table-cell>
          <table:table-cell office:value-type="string" office:string-value="aomeko" table:formula="of:=LEFT([.H649];FIND(&quot;@&quot;;[.H649])-1)" table:style-name="ce4">
            <text:p>aomeko</text:p>
          </table:table-cell>
          <table:table-cell office:value-type="string" office:string-value="hotmail.com" table:formula="of:=RIGHT([.H649];LEN([.H649])-FIND(&quot;@&quot;;[.H649]))" table:style-name="ce1">
            <text:p>hotmail.com</text:p>
          </table:table-cell>
          <table:table-cell office:value-type="string" table:style-name="ce1">
            <text:p>aomeko@hotmail.com</text:p>
          </table:table-cell>
          <table:table-cell office:value-type="date" office:date-value="2023-06-02T11:41:59" table:style-name="ce5">
            <text:p>6/2/23 11:41 AM</text:p>
          </table:table-cell>
          <table:table-cell office:value-type="string" table:style-name="ce1">
            <text:p>61.7.154.224</text:p>
          </table:table-cell>
          <table:table-cell table:number-columns-repeated="16374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float" office:value="5144" table:style-name="ce1">
            <text:p>5144</text:p>
          </table:table-cell>
          <table:table-cell table:style-name="ce3"/>
          <table:table-cell office:value-type="string" table:style-name="ce1">
            <text:p>มยุรี</text:p>
          </table:table-cell>
          <table:table-cell office:value-type="string" table:style-name="ce1">
            <text:p>โอษคลัง</text:p>
          </table:table-cell>
          <table:table-cell office:value-type="string" office:string-value="taymayuu" table:formula="of:=LEFT([.H650];FIND(&quot;@&quot;;[.H650])-1)" table:style-name="ce4">
            <text:p>taymayuu</text:p>
          </table:table-cell>
          <table:table-cell office:value-type="string" office:string-value="gmail.com" table:formula="of:=RIGHT([.H650];LEN([.H650])-FIND(&quot;@&quot;;[.H650]))" table:style-name="ce1">
            <text:p>gmail.com</text:p>
          </table:table-cell>
          <table:table-cell office:value-type="string" table:style-name="ce1">
            <text:p>taymayuu@gmail.com</text:p>
          </table:table-cell>
          <table:table-cell office:value-type="date" office:date-value="2023-06-02T11:43:00" table:style-name="ce5">
            <text:p>6/2/23 11:43 AM</text:p>
          </table:table-cell>
          <table:table-cell office:value-type="string" table:style-name="ce1">
            <text:p>1.47.17.98</text:p>
          </table:table-cell>
          <table:table-cell table:number-columns-repeated="16374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float" office:value="5151" table:style-name="ce1">
            <text:p>5151</text:p>
          </table:table-cell>
          <table:table-cell table:style-name="ce3"/>
          <table:table-cell office:value-type="string" table:style-name="ce1">
            <text:p>billy</text:p>
          </table:table-cell>
          <table:table-cell office:value-type="string" table:style-name="ce1">
            <text:p>seng</text:p>
          </table:table-cell>
          <table:table-cell office:value-type="string" office:string-value="billyseng" table:formula="of:=LEFT([.H651];FIND(&quot;@&quot;;[.H651])-1)" table:style-name="ce4">
            <text:p>billyseng</text:p>
          </table:table-cell>
          <table:table-cell office:value-type="string" office:string-value="gmail.com" table:formula="of:=RIGHT([.H651];LEN([.H651])-FIND(&quot;@&quot;;[.H651]))" table:style-name="ce1">
            <text:p>gmail.com</text:p>
          </table:table-cell>
          <table:table-cell office:value-type="string" table:style-name="ce1">
            <text:p>billyseng@gmail.com</text:p>
          </table:table-cell>
          <table:table-cell office:value-type="date" office:date-value="2023-06-02T11:49:57" table:style-name="ce5">
            <text:p>6/2/23 11:49 A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float" office:value="5154" table:style-name="ce1">
            <text:p>5154</text:p>
          </table:table-cell>
          <table:table-cell table:style-name="ce3"/>
          <table:table-cell office:value-type="string" table:style-name="ce1">
            <text:p>เรือนจันทร์</text:p>
          </table:table-cell>
          <table:table-cell office:value-type="string" table:style-name="ce1">
            <text:p>ตุ้ยดา</text:p>
          </table:table-cell>
          <table:table-cell office:value-type="string" office:string-value="nantaka_aom" table:formula="of:=LEFT([.H652];FIND(&quot;@&quot;;[.H652])-1)" table:style-name="ce4">
            <text:p>nantaka_aom</text:p>
          </table:table-cell>
          <table:table-cell office:value-type="string" office:string-value="hotmail.com" table:formula="of:=RIGHT([.H652];LEN([.H652])-FIND(&quot;@&quot;;[.H652]))" table:style-name="ce1">
            <text:p>hotmail.com</text:p>
          </table:table-cell>
          <table:table-cell office:value-type="string" table:style-name="ce1">
            <text:p>nantaka_aom@hotmail.com</text:p>
          </table:table-cell>
          <table:table-cell office:value-type="date" office:date-value="2023-06-02T11:52:03" table:style-name="ce5">
            <text:p>6/2/23 11:52 AM</text:p>
          </table:table-cell>
          <table:table-cell office:value-type="string" table:style-name="ce1">
            <text:p>61.7.154.224</text:p>
          </table:table-cell>
          <table:table-cell table:number-columns-repeated="16374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float" office:value="5157" table:style-name="ce1">
            <text:p>5157</text:p>
          </table:table-cell>
          <table:table-cell table:style-name="ce3"/>
          <table:table-cell office:value-type="string" table:style-name="ce1">
            <text:p>ธวัชชัย</text:p>
          </table:table-cell>
          <table:table-cell office:value-type="string" table:style-name="ce1">
            <text:p>เอื่ยมศิรินุกูล</text:p>
          </table:table-cell>
          <table:table-cell office:value-type="string" office:string-value="vannaphan" table:formula="of:=LEFT([.H653];FIND(&quot;@&quot;;[.H653])-1)" table:style-name="ce4">
            <text:p>vannaphan</text:p>
          </table:table-cell>
          <table:table-cell office:value-type="string" office:string-value="gmail.com" table:formula="of:=RIGHT([.H653];LEN([.H653])-FIND(&quot;@&quot;;[.H653]))" table:style-name="ce1">
            <text:p>gmail.com</text:p>
          </table:table-cell>
          <table:table-cell office:value-type="string" table:style-name="ce1">
            <text:p>vannaphan@gmail.com</text:p>
          </table:table-cell>
          <table:table-cell office:value-type="date" office:date-value="2023-06-02T11:57:27" table:style-name="ce5">
            <text:p>6/2/23 11:57 AM</text:p>
          </table:table-cell>
          <table:table-cell office:value-type="string" table:style-name="ce1">
            <text:p>180.183.164.95</text:p>
          </table:table-cell>
          <table:table-cell table:number-columns-repeated="16374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float" office:value="5160" table:style-name="ce1">
            <text:p>5160</text:p>
          </table:table-cell>
          <table:table-cell table:style-name="ce3"/>
          <table:table-cell office:value-type="string" table:style-name="ce1">
            <text:p>ลัดาพร</text:p>
          </table:table-cell>
          <table:table-cell office:value-type="string" table:style-name="ce1">
            <text:p>แซ่กง</text:p>
          </table:table-cell>
          <table:table-cell office:value-type="string" office:string-value="gusbylovely" table:formula="of:=LEFT([.H654];FIND(&quot;@&quot;;[.H654])-1)" table:style-name="ce4">
            <text:p>gusbylovely</text:p>
          </table:table-cell>
          <table:table-cell office:value-type="string" office:string-value="gmail.com" table:formula="of:=RIGHT([.H654];LEN([.H654])-FIND(&quot;@&quot;;[.H654]))" table:style-name="ce1">
            <text:p>gmail.com</text:p>
          </table:table-cell>
          <table:table-cell office:value-type="string" table:style-name="ce1">
            <text:p>gusbylovely@gmail.com</text:p>
          </table:table-cell>
          <table:table-cell office:value-type="date" office:date-value="2023-06-02T12:00:19" table:style-name="ce5">
            <text:p>6/2/23 12:00 PM</text:p>
          </table:table-cell>
          <table:table-cell office:value-type="string" table:style-name="ce1">
            <text:p>183.88.250.120</text:p>
          </table:table-cell>
          <table:table-cell table:number-columns-repeated="16374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float" office:value="5161" table:style-name="ce1">
            <text:p>5161</text:p>
          </table:table-cell>
          <table:table-cell table:style-name="ce3"/>
          <table:table-cell office:value-type="string" table:style-name="ce1">
            <text:p>sasa</text:p>
          </table:table-cell>
          <table:table-cell office:value-type="string" table:style-name="ce1">
            <text:p>Shan</text:p>
          </table:table-cell>
          <table:table-cell office:value-type="string" office:string-value="Lilishan306" table:formula="of:=LEFT([.H655];FIND(&quot;@&quot;;[.H655])-1)" table:style-name="ce4">
            <text:p>Lilishan306</text:p>
          </table:table-cell>
          <table:table-cell office:value-type="string" office:string-value="gmail.com" table:formula="of:=RIGHT([.H655];LEN([.H655])-FIND(&quot;@&quot;;[.H655]))" table:style-name="ce1">
            <text:p>gmail.com</text:p>
          </table:table-cell>
          <table:table-cell office:value-type="string" table:style-name="ce1">
            <text:p>Lilishan306@gmail.com</text:p>
          </table:table-cell>
          <table:table-cell office:value-type="date" office:date-value="2023-06-02T12:01:16" table:style-name="ce5">
            <text:p>6/2/23 12:01 PM</text:p>
          </table:table-cell>
          <table:table-cell office:value-type="string" table:style-name="ce1">
            <text:p>43.249.50.148</text:p>
          </table:table-cell>
          <table:table-cell table:number-columns-repeated="16374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float" office:value="5163" table:style-name="ce1">
            <text:p>5163</text:p>
          </table:table-cell>
          <table:table-cell table:style-name="ce3"/>
          <table:table-cell office:value-type="string" table:style-name="ce1">
            <text:p>Chasit</text:p>
          </table:table-cell>
          <table:table-cell office:value-type="string" table:style-name="ce1">
            <text:p>Thaitrong</text:p>
          </table:table-cell>
          <table:table-cell office:value-type="string" office:string-value="mfu123456789" table:formula="of:=LEFT([.H656];FIND(&quot;@&quot;;[.H656])-1)" table:style-name="ce4">
            <text:p>mfu123456789</text:p>
          </table:table-cell>
          <table:table-cell office:value-type="string" office:string-value="hotmail.com" table:formula="of:=RIGHT([.H656];LEN([.H656])-FIND(&quot;@&quot;;[.H656]))" table:style-name="ce1">
            <text:p>hotmail.com</text:p>
          </table:table-cell>
          <table:table-cell office:value-type="string" table:style-name="ce1">
            <text:p>mfu123456789@hotmail.com</text:p>
          </table:table-cell>
          <table:table-cell office:value-type="date" office:date-value="2023-06-02T12:02:37" table:style-name="ce5">
            <text:p>6/2/23 12:02 PM</text:p>
          </table:table-cell>
          <table:table-cell office:value-type="string" table:style-name="ce1">
            <text:p>171.4.232.32</text:p>
          </table:table-cell>
          <table:table-cell table:number-columns-repeated="16374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float" office:value="5164" table:style-name="ce1">
            <text:p>5164</text:p>
          </table:table-cell>
          <table:table-cell table:style-name="ce3"/>
          <table:table-cell office:value-type="string" table:style-name="ce1">
            <text:p>Pari</text:p>
          </table:table-cell>
          <table:table-cell office:value-type="string" table:style-name="ce1">
            <text:p>Chai</text:p>
          </table:table-cell>
          <table:table-cell office:value-type="string" office:string-value="parichat.19921997" table:formula="of:=LEFT([.H657];FIND(&quot;@&quot;;[.H657])-1)" table:style-name="ce4">
            <text:p>parichat.19921997</text:p>
          </table:table-cell>
          <table:table-cell office:value-type="string" office:string-value="gmail.com" table:formula="of:=RIGHT([.H657];LEN([.H657])-FIND(&quot;@&quot;;[.H657]))" table:style-name="ce1">
            <text:p>gmail.com</text:p>
          </table:table-cell>
          <table:table-cell office:value-type="string" table:style-name="ce1">
            <text:p>parichat.19921997@gmail.com</text:p>
          </table:table-cell>
          <table:table-cell office:value-type="date" office:date-value="2023-06-02T12:02:57" table:style-name="ce5">
            <text:p>6/2/23 12:02 PM</text:p>
          </table:table-cell>
          <table:table-cell office:value-type="string" table:style-name="ce1">
            <text:p>125.25.247.137</text:p>
          </table:table-cell>
          <table:table-cell table:number-columns-repeated="16374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float" office:value="5165" table:style-name="ce1">
            <text:p>5165</text:p>
          </table:table-cell>
          <table:table-cell table:style-name="ce3"/>
          <table:table-cell office:value-type="string" table:style-name="ce1">
            <text:p>Supitcha</text:p>
          </table:table-cell>
          <table:table-cell office:value-type="string" table:style-name="ce1">
            <text:p>Leangcharoen</text:p>
          </table:table-cell>
          <table:table-cell office:value-type="string" office:string-value="phone3girl" table:formula="of:=LEFT([.H658];FIND(&quot;@&quot;;[.H658])-1)" table:style-name="ce4">
            <text:p>phone3girl</text:p>
          </table:table-cell>
          <table:table-cell office:value-type="string" office:string-value="gmail.com" table:formula="of:=RIGHT([.H658];LEN([.H658])-FIND(&quot;@&quot;;[.H658]))" table:style-name="ce1">
            <text:p>gmail.com</text:p>
          </table:table-cell>
          <table:table-cell office:value-type="string" table:style-name="ce1">
            <text:p>phone3girl@gmail.com</text:p>
          </table:table-cell>
          <table:table-cell office:value-type="date" office:date-value="2023-06-02T12:03:48" table:style-name="ce5">
            <text:p>6/2/23 12:03 PM</text:p>
          </table:table-cell>
          <table:table-cell office:value-type="string" table:style-name="ce1">
            <text:p>223.24.61.103</text:p>
          </table:table-cell>
          <table:table-cell table:number-columns-repeated="16374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float" office:value="5166" table:style-name="ce1">
            <text:p>5166</text:p>
          </table:table-cell>
          <table:table-cell table:style-name="ce3"/>
          <table:table-cell office:value-type="string" table:style-name="ce1">
            <text:p>วรนิต</text:p>
          </table:table-cell>
          <table:table-cell office:value-type="string" table:style-name="ce1">
            <text:p>อภิกุลประภา</text:p>
          </table:table-cell>
          <table:table-cell office:value-type="string" office:string-value="id.2540" table:formula="of:=LEFT([.H659];FIND(&quot;@&quot;;[.H659])-1)" table:style-name="ce4">
            <text:p>id.2540</text:p>
          </table:table-cell>
          <table:table-cell office:value-type="string" office:string-value="hotmail.com" table:formula="of:=RIGHT([.H659];LEN([.H659])-FIND(&quot;@&quot;;[.H659]))" table:style-name="ce1">
            <text:p>hotmail.com</text:p>
          </table:table-cell>
          <table:table-cell office:value-type="string" table:style-name="ce1">
            <text:p>id.2540@hotmail.com</text:p>
          </table:table-cell>
          <table:table-cell office:value-type="date" office:date-value="2023-06-02T12:04:25" table:style-name="ce5">
            <text:p>6/2/23 12:04 PM</text:p>
          </table:table-cell>
          <table:table-cell office:value-type="string" table:style-name="ce1">
            <text:p>159.192.143.54</text:p>
          </table:table-cell>
          <table:table-cell table:number-columns-repeated="16374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float" office:value="5173" table:style-name="ce1">
            <text:p>5173</text:p>
          </table:table-cell>
          <table:table-cell table:style-name="ce3"/>
          <table:table-cell office:value-type="string" table:style-name="ce1">
            <text:p>Soratat</text:p>
          </table:table-cell>
          <table:table-cell office:value-type="string" table:style-name="ce1">
            <text:p>Pungsiricharoen</text:p>
          </table:table-cell>
          <table:table-cell office:value-type="string" office:string-value="n.soratat" table:formula="of:=LEFT([.H660];FIND(&quot;@&quot;;[.H660])-1)" table:style-name="ce4">
            <text:p>n.soratat</text:p>
          </table:table-cell>
          <table:table-cell office:value-type="string" office:string-value="gmail.com" table:formula="of:=RIGHT([.H660];LEN([.H660])-FIND(&quot;@&quot;;[.H660]))" table:style-name="ce1">
            <text:p>gmail.com</text:p>
          </table:table-cell>
          <table:table-cell office:value-type="string" table:style-name="ce1">
            <text:p>n.soratat@gmail.com</text:p>
          </table:table-cell>
          <table:table-cell office:value-type="date" office:date-value="2023-06-02T12:10:00" table:style-name="ce5">
            <text:p>6/2/23 12:10 PM</text:p>
          </table:table-cell>
          <table:table-cell office:value-type="string" table:style-name="ce1">
            <text:p>171.101.110.242</text:p>
          </table:table-cell>
          <table:table-cell table:number-columns-repeated="16374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float" office:value="5175" table:style-name="ce1">
            <text:p>5175</text:p>
          </table:table-cell>
          <table:table-cell table:style-name="ce3"/>
          <table:table-cell office:value-type="string" table:style-name="ce1">
            <text:p>นพวรรณ</text:p>
          </table:table-cell>
          <table:table-cell office:value-type="string" table:style-name="ce1">
            <text:p>ชำนาญช่าง</text:p>
          </table:table-cell>
          <table:table-cell office:value-type="string" office:string-value="vivace_nok" table:formula="of:=LEFT([.H661];FIND(&quot;@&quot;;[.H661])-1)" table:style-name="ce4">
            <text:p>vivace_nok</text:p>
          </table:table-cell>
          <table:table-cell office:value-type="string" office:string-value="hotmail.com" table:formula="of:=RIGHT([.H661];LEN([.H661])-FIND(&quot;@&quot;;[.H661]))" table:style-name="ce1">
            <text:p>hotmail.com</text:p>
          </table:table-cell>
          <table:table-cell office:value-type="string" table:style-name="ce1">
            <text:p>vivace_nok@hotmail.com</text:p>
          </table:table-cell>
          <table:table-cell office:value-type="date" office:date-value="2023-06-02T12:11:58" table:style-name="ce5">
            <text:p>6/2/23 12:11 PM</text:p>
          </table:table-cell>
          <table:table-cell office:value-type="string" table:style-name="ce1">
            <text:p>49.228.16.219</text:p>
          </table:table-cell>
          <table:table-cell table:number-columns-repeated="16374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float" office:value="5177" table:style-name="ce1">
            <text:p>5177</text:p>
          </table:table-cell>
          <table:table-cell table:style-name="ce3"/>
          <table:table-cell office:value-type="string" table:style-name="ce1">
            <text:p>ธงชัย</text:p>
          </table:table-cell>
          <table:table-cell office:value-type="string" table:style-name="ce1">
            <text:p>แซ่ตั้ง</text:p>
          </table:table-cell>
          <table:table-cell office:value-type="string" office:string-value="tongtong" table:formula="of:=LEFT([.H662];FIND(&quot;@&quot;;[.H662])-1)" table:style-name="ce4">
            <text:p>tongtong</text:p>
          </table:table-cell>
          <table:table-cell office:value-type="string" office:string-value="gmail.com" table:formula="of:=RIGHT([.H662];LEN([.H662])-FIND(&quot;@&quot;;[.H662]))" table:style-name="ce1">
            <text:p>gmail.com</text:p>
          </table:table-cell>
          <table:table-cell office:value-type="string" table:style-name="ce1">
            <text:p>tongtong@gmail.com</text:p>
          </table:table-cell>
          <table:table-cell office:value-type="date" office:date-value="2023-06-02T12:13:10" table:style-name="ce5">
            <text:p>6/2/23 12:13 PM</text:p>
          </table:table-cell>
          <table:table-cell office:value-type="string" table:style-name="ce1">
            <text:p>171.101.112.22</text:p>
          </table:table-cell>
          <table:table-cell table:number-columns-repeated="16374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float" office:value="4492" table:style-name="ce1">
            <text:p>4492</text:p>
          </table:table-cell>
          <table:table-cell table:style-name="ce3"/>
          <table:table-cell office:value-type="string" table:style-name="ce1">
            <text:p>ดวงเดือน</text:p>
          </table:table-cell>
          <table:table-cell office:value-type="string" table:style-name="ce1">
            <text:p>พัฒนวิริยะวาณิช</text:p>
          </table:table-cell>
          <table:table-cell office:value-type="string" office:string-value="jiabsasa" table:formula="of:=LEFT([.H663];FIND(&quot;@&quot;;[.H663])-1)" table:style-name="ce4">
            <text:p>jiabsasa</text:p>
          </table:table-cell>
          <table:table-cell office:value-type="string" office:string-value="hotmail.com" table:formula="of:=RIGHT([.H663];LEN([.H663])-FIND(&quot;@&quot;;[.H663]))" table:style-name="ce1">
            <text:p>hotmail.com</text:p>
          </table:table-cell>
          <table:table-cell office:value-type="string" table:style-name="ce1">
            <text:p>jiabsasa@hotmail.com</text:p>
          </table:table-cell>
          <table:table-cell office:value-type="date" office:date-value="2023-06-02T12:17:00" table:style-name="ce5">
            <text:p>6/2/23 12:17 PM</text:p>
          </table:table-cell>
          <table:table-cell office:value-type="string" table:style-name="ce1">
            <text:p>184.22.15.66</text:p>
          </table:table-cell>
          <table:table-cell table:number-columns-repeated="16374"/>
        </table:table-row>
        <table:table-row table:style-name="ro2">
          <table:table-cell office:value-type="float" office:value="933" table:style-name="ce1">
            <text:p>933</text:p>
          </table:table-cell>
          <table:table-cell office:value-type="float" office:value="5178" table:style-name="ce1">
            <text:p>5178</text:p>
          </table:table-cell>
          <table:table-cell table:style-name="ce3"/>
          <table:table-cell office:value-type="string" table:style-name="ce1">
            <text:p>beside</text:p>
          </table:table-cell>
          <table:table-cell office:value-type="string" table:style-name="ce1">
            <text:p>seng</text:p>
          </table:table-cell>
          <table:table-cell office:value-type="string" office:string-value="besideseng" table:formula="of:=LEFT([.H664];FIND(&quot;@&quot;;[.H664])-1)" table:style-name="ce4">
            <text:p>besideseng</text:p>
          </table:table-cell>
          <table:table-cell office:value-type="string" office:string-value="gmail.com" table:formula="of:=RIGHT([.H664];LEN([.H664])-FIND(&quot;@&quot;;[.H664]))" table:style-name="ce1">
            <text:p>gmail.com</text:p>
          </table:table-cell>
          <table:table-cell office:value-type="string" table:style-name="ce1">
            <text:p>besideseng@gmail.com</text:p>
          </table:table-cell>
          <table:table-cell office:value-type="date" office:date-value="2023-06-02T12:17:01" table:style-name="ce5">
            <text:p>6/2/23 12:17 P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934" table:style-name="ce1">
            <text:p>934</text:p>
          </table:table-cell>
          <table:table-cell office:value-type="float" office:value="5183" table:style-name="ce1">
            <text:p>5183</text:p>
          </table:table-cell>
          <table:table-cell table:style-name="ce3"/>
          <table:table-cell office:value-type="string" table:style-name="ce1">
            <text:p>จารุณี</text:p>
          </table:table-cell>
          <table:table-cell office:value-type="string" table:style-name="ce1">
            <text:p>ช่มใข</text:p>
          </table:table-cell>
          <table:table-cell office:value-type="string" office:string-value="isbanky.a08" table:formula="of:=LEFT([.H665];FIND(&quot;@&quot;;[.H665])-1)" table:style-name="ce4">
            <text:p>isbanky.a08</text:p>
          </table:table-cell>
          <table:table-cell office:value-type="string" office:string-value="gmail.com" table:formula="of:=RIGHT([.H665];LEN([.H665])-FIND(&quot;@&quot;;[.H665]))" table:style-name="ce1">
            <text:p>gmail.com</text:p>
          </table:table-cell>
          <table:table-cell office:value-type="string" table:style-name="ce1">
            <text:p>isbanky.a08@gmail.com</text:p>
          </table:table-cell>
          <table:table-cell office:value-type="date" office:date-value="2023-06-02T12:21:52" table:style-name="ce5">
            <text:p>6/2/23 12:21 PM</text:p>
          </table:table-cell>
          <table:table-cell office:value-type="string" table:style-name="ce1">
            <text:p>49.237.43.217</text:p>
          </table:table-cell>
          <table:table-cell table:number-columns-repeated="16374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float" office:value="5185" table:style-name="ce1">
            <text:p>5185</text:p>
          </table:table-cell>
          <table:table-cell table:style-name="ce3"/>
          <table:table-cell office:value-type="string" table:style-name="ce1">
            <text:p>พัชรี</text:p>
          </table:table-cell>
          <table:table-cell office:value-type="string" table:style-name="ce1">
            <text:p>ตรองวิเชียร</text:p>
          </table:table-cell>
          <table:table-cell office:value-type="string" office:string-value="ann.patcharee" table:formula="of:=LEFT([.H666];FIND(&quot;@&quot;;[.H666])-1)" table:style-name="ce4">
            <text:p>ann.patcharee</text:p>
          </table:table-cell>
          <table:table-cell office:value-type="string" office:string-value="outlook.com" table:formula="of:=RIGHT([.H666];LEN([.H666])-FIND(&quot;@&quot;;[.H666]))" table:style-name="ce1">
            <text:p>outlook.com</text:p>
          </table:table-cell>
          <table:table-cell office:value-type="string" table:style-name="ce1">
            <text:p>ann.patcharee@outlook.com</text:p>
          </table:table-cell>
          <table:table-cell office:value-type="date" office:date-value="2023-06-02T12:24:57" table:style-name="ce5">
            <text:p>6/2/23 12:24 PM</text:p>
          </table:table-cell>
          <table:table-cell office:value-type="string" table:style-name="ce1">
            <text:p>1.46.22.83</text:p>
          </table:table-cell>
          <table:table-cell table:number-columns-repeated="16374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float" office:value="5188" table:style-name="ce1">
            <text:p>5188</text:p>
          </table:table-cell>
          <table:table-cell table:style-name="ce3"/>
          <table:table-cell office:value-type="string" table:style-name="ce1">
            <text:p>Nitiwit</text:p>
          </table:table-cell>
          <table:table-cell office:value-type="string" table:style-name="ce1">
            <text:p>Boonmee</text:p>
          </table:table-cell>
          <table:table-cell office:value-type="string" office:string-value="Timenitiwitb" table:formula="of:=LEFT([.H667];FIND(&quot;@&quot;;[.H667])-1)" table:style-name="ce4">
            <text:p>Timenitiwitb</text:p>
          </table:table-cell>
          <table:table-cell office:value-type="string" office:string-value="gmail.com" table:formula="of:=RIGHT([.H667];LEN([.H667])-FIND(&quot;@&quot;;[.H667]))" table:style-name="ce1">
            <text:p>gmail.com</text:p>
          </table:table-cell>
          <table:table-cell office:value-type="string" table:style-name="ce1">
            <text:p>Timenitiwitb@gmail.com</text:p>
          </table:table-cell>
          <table:table-cell office:value-type="date" office:date-value="2023-06-02T12:30:27" table:style-name="ce5">
            <text:p>6/2/23 12:30 PM</text:p>
          </table:table-cell>
          <table:table-cell office:value-type="string" table:style-name="ce1">
            <text:p>49.230.132.198</text:p>
          </table:table-cell>
          <table:table-cell table:number-columns-repeated="16374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float" office:value="5189" table:style-name="ce1">
            <text:p>5189</text:p>
          </table:table-cell>
          <table:table-cell table:style-name="ce3"/>
          <table:table-cell office:value-type="string" table:style-name="ce1">
            <text:p>อาร์ม</text:p>
          </table:table-cell>
          <table:table-cell office:value-type="string" table:style-name="ce1">
            <text:p>นวลแข</text:p>
          </table:table-cell>
          <table:table-cell office:value-type="string" office:string-value="nongarm.nualkhae.myson" table:formula="of:=LEFT([.H668];FIND(&quot;@&quot;;[.H668])-1)" table:style-name="ce4">
            <text:p>nongarm.nualkhae.myson</text:p>
          </table:table-cell>
          <table:table-cell office:value-type="string" office:string-value="gmail.com" table:formula="of:=RIGHT([.H668];LEN([.H668])-FIND(&quot;@&quot;;[.H668]))" table:style-name="ce1">
            <text:p>gmail.com</text:p>
          </table:table-cell>
          <table:table-cell office:value-type="string" table:style-name="ce1">
            <text:p>nongarm.nualkhae.myson@gmail.com</text:p>
          </table:table-cell>
          <table:table-cell office:value-type="date" office:date-value="2023-06-02T12:33:52" table:style-name="ce5">
            <text:p>6/2/23 12:33 PM</text:p>
          </table:table-cell>
          <table:table-cell office:value-type="string" table:style-name="ce1">
            <text:p>61.7.154.224</text:p>
          </table:table-cell>
          <table:table-cell table:number-columns-repeated="16374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float" office:value="5192" table:style-name="ce1">
            <text:p>5192</text:p>
          </table:table-cell>
          <table:table-cell table:style-name="ce3"/>
          <table:table-cell office:value-type="string" table:style-name="ce1">
            <text:p>Dongying</text:p>
          </table:table-cell>
          <table:table-cell office:value-type="string" table:style-name="ce1">
            <text:p>Xu</text:p>
          </table:table-cell>
          <table:table-cell office:value-type="string" office:string-value="dongyingxu3" table:formula="of:=LEFT([.H669];FIND(&quot;@&quot;;[.H669])-1)" table:style-name="ce4">
            <text:p>dongyingxu3</text:p>
          </table:table-cell>
          <table:table-cell office:value-type="string" office:string-value="gmail.com" table:formula="of:=RIGHT([.H669];LEN([.H669])-FIND(&quot;@&quot;;[.H669]))" table:style-name="ce1">
            <text:p>gmail.com</text:p>
          </table:table-cell>
          <table:table-cell office:value-type="string" table:style-name="ce1">
            <text:p>dongyingxu3@gmail.com</text:p>
          </table:table-cell>
          <table:table-cell office:value-type="date" office:date-value="2023-06-02T12:35:01" table:style-name="ce5">
            <text:p>6/2/23 12:35 PM</text:p>
          </table:table-cell>
          <table:table-cell office:value-type="string" table:style-name="ce1">
            <text:p>49.237.20.104</text:p>
          </table:table-cell>
          <table:table-cell table:number-columns-repeated="16374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float" office:value="5197" table:style-name="ce1">
            <text:p>5197</text:p>
          </table:table-cell>
          <table:table-cell table:style-name="ce3"/>
          <table:table-cell office:value-type="string" table:style-name="ce1">
            <text:p>ศรีลา</text:p>
          </table:table-cell>
          <table:table-cell office:value-type="string" table:style-name="ce1">
            <text:p>วงศ์ราษฎร์</text:p>
          </table:table-cell>
          <table:table-cell office:value-type="string" office:string-value="Memories_aom" table:formula="of:=LEFT([.H670];FIND(&quot;@&quot;;[.H670])-1)" table:style-name="ce4">
            <text:p>Memories_aom</text:p>
          </table:table-cell>
          <table:table-cell office:value-type="string" office:string-value="hotmail.com" table:formula="of:=RIGHT([.H670];LEN([.H670])-FIND(&quot;@&quot;;[.H670]))" table:style-name="ce1">
            <text:p>hotmail.com</text:p>
          </table:table-cell>
          <table:table-cell office:value-type="string" table:style-name="ce1">
            <text:p>Memories_aom@hotmail.com</text:p>
          </table:table-cell>
          <table:table-cell office:value-type="date" office:date-value="2023-06-02T12:42:03" table:style-name="ce5">
            <text:p>6/2/23 12:42 PM</text:p>
          </table:table-cell>
          <table:table-cell office:value-type="string" table:style-name="ce1">
            <text:p>61.7.154.224</text:p>
          </table:table-cell>
          <table:table-cell table:number-columns-repeated="16374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float" office:value="5199" table:style-name="ce1">
            <text:p>5199</text:p>
          </table:table-cell>
          <table:table-cell table:style-name="ce3"/>
          <table:table-cell office:value-type="string" table:style-name="ce1">
            <text:p>Vanya</text:p>
          </table:table-cell>
          <table:table-cell office:value-type="string" table:style-name="ce1">
            <text:p>Shergill</text:p>
          </table:table-cell>
          <table:table-cell office:value-type="string" office:string-value="Vanyashergill" table:formula="of:=LEFT([.H671];FIND(&quot;@&quot;;[.H671])-1)" table:style-name="ce4">
            <text:p>Vanyashergill</text:p>
          </table:table-cell>
          <table:table-cell office:value-type="string" office:string-value="gmail.com" table:formula="of:=RIGHT([.H671];LEN([.H671])-FIND(&quot;@&quot;;[.H671]))" table:style-name="ce1">
            <text:p>gmail.com</text:p>
          </table:table-cell>
          <table:table-cell office:value-type="string" table:style-name="ce1">
            <text:p>Vanyashergill@gmail.com</text:p>
          </table:table-cell>
          <table:table-cell office:value-type="date" office:date-value="2023-06-02T12:43:56" table:style-name="ce5">
            <text:p>6/2/23 12:43 P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float" office:value="5196" table:style-name="ce1">
            <text:p>5196</text:p>
          </table:table-cell>
          <table:table-cell table:style-name="ce3"/>
          <table:table-cell office:value-type="string" table:style-name="ce1">
            <text:p>李四</text:p>
          </table:table-cell>
          <table:table-cell office:value-type="string" table:style-name="ce1">
            <text:p>李</text:p>
          </table:table-cell>
          <table:table-cell office:value-type="string" office:string-value="lishi" table:formula="of:=LEFT([.H672];FIND(&quot;@&quot;;[.H672])-1)" table:style-name="ce4">
            <text:p>lishi</text:p>
          </table:table-cell>
          <table:table-cell office:value-type="string" office:string-value="gmail.com" table:formula="of:=RIGHT([.H672];LEN([.H672])-FIND(&quot;@&quot;;[.H672]))" table:style-name="ce1">
            <text:p>gmail.com</text:p>
          </table:table-cell>
          <table:table-cell office:value-type="string" table:style-name="ce1">
            <text:p>lishi@gmail.com</text:p>
          </table:table-cell>
          <table:table-cell office:value-type="date" office:date-value="2023-06-02T12:44:35" table:style-name="ce5">
            <text:p>6/2/23 12:44 PM</text:p>
          </table:table-cell>
          <table:table-cell office:value-type="string" table:style-name="ce1">
            <text:p>141.147.109.52</text:p>
          </table:table-cell>
          <table:table-cell table:number-columns-repeated="16374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float" office:value="5204" table:style-name="ce1">
            <text:p>5204</text:p>
          </table:table-cell>
          <table:table-cell table:style-name="ce3"/>
          <table:table-cell office:value-type="string" table:style-name="ce1">
            <text:p>เด่น</text:p>
          </table:table-cell>
          <table:table-cell office:value-type="string" table:style-name="ce1">
            <text:p>ตุ้ยดา</text:p>
          </table:table-cell>
          <table:table-cell office:value-type="string" office:string-value="nantaka.mosbank" table:formula="of:=LEFT([.H673];FIND(&quot;@&quot;;[.H673])-1)" table:style-name="ce4">
            <text:p>nantaka.mosbank</text:p>
          </table:table-cell>
          <table:table-cell office:value-type="string" office:string-value="gmail.com" table:formula="of:=RIGHT([.H673];LEN([.H673])-FIND(&quot;@&quot;;[.H673]))" table:style-name="ce1">
            <text:p>gmail.com</text:p>
          </table:table-cell>
          <table:table-cell office:value-type="string" table:style-name="ce1">
            <text:p>nantaka.mosbank@gmail.com</text:p>
          </table:table-cell>
          <table:table-cell office:value-type="date" office:date-value="2023-06-02T12:51:34" table:style-name="ce5">
            <text:p>6/2/23 12:51 PM</text:p>
          </table:table-cell>
          <table:table-cell office:value-type="string" table:style-name="ce1">
            <text:p>61.7.154.224</text:p>
          </table:table-cell>
          <table:table-cell table:number-columns-repeated="16374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float" office:value="5207" table:style-name="ce1">
            <text:p>5207</text:p>
          </table:table-cell>
          <table:table-cell table:style-name="ce3"/>
          <table:table-cell office:value-type="string" table:style-name="ce1">
            <text:p>ATTAYA</text:p>
          </table:table-cell>
          <table:table-cell office:value-type="string" table:style-name="ce1">
            <text:p>VECH</text:p>
          </table:table-cell>
          <table:table-cell office:value-type="string" office:string-value="attaya.ch" table:formula="of:=LEFT([.H674];FIND(&quot;@&quot;;[.H674])-1)" table:style-name="ce4">
            <text:p>attaya.ch</text:p>
          </table:table-cell>
          <table:table-cell office:value-type="string" office:string-value="gmail.com" table:formula="of:=RIGHT([.H674];LEN([.H674])-FIND(&quot;@&quot;;[.H674]))" table:style-name="ce1">
            <text:p>gmail.com</text:p>
          </table:table-cell>
          <table:table-cell office:value-type="string" table:style-name="ce1">
            <text:p>attaya.ch@gmail.com</text:p>
          </table:table-cell>
          <table:table-cell office:value-type="date" office:date-value="2023-06-02T12:56:42" table:style-name="ce5">
            <text:p>6/2/23 12:56 PM</text:p>
          </table:table-cell>
          <table:table-cell office:value-type="string" table:style-name="ce1">
            <text:p>124.120.6.210</text:p>
          </table:table-cell>
          <table:table-cell table:number-columns-repeated="16374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float" office:value="5210" table:style-name="ce1">
            <text:p>5210</text:p>
          </table:table-cell>
          <table:table-cell table:style-name="ce3"/>
          <table:table-cell office:value-type="string" table:style-name="ce1">
            <text:p>sosura</text:p>
          </table:table-cell>
          <table:table-cell office:value-type="string" table:style-name="ce1">
            <text:p>kim</text:p>
          </table:table-cell>
          <table:table-cell office:value-type="string" office:string-value="ssony38311" table:formula="of:=LEFT([.H675];FIND(&quot;@&quot;;[.H675])-1)" table:style-name="ce4">
            <text:p>ssony38311</text:p>
          </table:table-cell>
          <table:table-cell office:value-type="string" office:string-value="gmail.com" table:formula="of:=RIGHT([.H675];LEN([.H675])-FIND(&quot;@&quot;;[.H675]))" table:style-name="ce1">
            <text:p>gmail.com</text:p>
          </table:table-cell>
          <table:table-cell office:value-type="string" table:style-name="ce1">
            <text:p>ssony38311@gmail.com</text:p>
          </table:table-cell>
          <table:table-cell office:value-type="date" office:date-value="2023-06-02T12:59:35" table:style-name="ce5">
            <text:p>6/2/23 12:59 PM</text:p>
          </table:table-cell>
          <table:table-cell office:value-type="string" table:style-name="ce1">
            <text:p>121.171.81.102</text:p>
          </table:table-cell>
          <table:table-cell table:number-columns-repeated="16374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float" office:value="5212" table:style-name="ce1">
            <text:p>5212</text:p>
          </table:table-cell>
          <table:table-cell table:style-name="ce3"/>
          <table:table-cell office:value-type="string" table:style-name="ce1">
            <text:p>อัครพล</text:p>
          </table:table-cell>
          <table:table-cell office:value-type="string" table:style-name="ce1">
            <text:p>รุ่งระวี</text:p>
          </table:table-cell>
          <table:table-cell office:value-type="string" office:string-value="Akrapol1245" table:formula="of:=LEFT([.H676];FIND(&quot;@&quot;;[.H676])-1)" table:style-name="ce4">
            <text:p>Akrapol1245</text:p>
          </table:table-cell>
          <table:table-cell office:value-type="string" office:string-value="gmail.com" table:formula="of:=RIGHT([.H676];LEN([.H676])-FIND(&quot;@&quot;;[.H676]))" table:style-name="ce1">
            <text:p>gmail.com</text:p>
          </table:table-cell>
          <table:table-cell office:value-type="string" table:style-name="ce1">
            <text:p>Akrapol1245@gmail.com</text:p>
          </table:table-cell>
          <table:table-cell office:value-type="date" office:date-value="2023-06-02T13:05:27" table:style-name="ce5">
            <text:p>6/2/23 01:05 PM</text:p>
          </table:table-cell>
          <table:table-cell office:value-type="string" table:style-name="ce1">
            <text:p>61.7.154.224</text:p>
          </table:table-cell>
          <table:table-cell table:number-columns-repeated="16374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float" office:value="5216" table:style-name="ce1">
            <text:p>5216</text:p>
          </table:table-cell>
          <table:table-cell table:style-name="ce3"/>
          <table:table-cell office:value-type="string" table:style-name="ce1">
            <text:p>มณี</text:p>
          </table:table-cell>
          <table:table-cell office:value-type="string" table:style-name="ce1">
            <text:p>อุปทาน</text:p>
          </table:table-cell>
          <table:table-cell office:value-type="string" office:string-value="bossofmb" table:formula="of:=LEFT([.H677];FIND(&quot;@&quot;;[.H677])-1)" table:style-name="ce4">
            <text:p>bossofmb</text:p>
          </table:table-cell>
          <table:table-cell office:value-type="string" office:string-value="gmail.com" table:formula="of:=RIGHT([.H677];LEN([.H677])-FIND(&quot;@&quot;;[.H677]))" table:style-name="ce1">
            <text:p>gmail.com</text:p>
          </table:table-cell>
          <table:table-cell office:value-type="string" table:style-name="ce1">
            <text:p>bossofmb@gmail.com</text:p>
          </table:table-cell>
          <table:table-cell office:value-type="date" office:date-value="2023-06-02T13:13:06" table:style-name="ce5">
            <text:p>6/2/23 01:13 PM</text:p>
          </table:table-cell>
          <table:table-cell office:value-type="string" table:style-name="ce1">
            <text:p>61.7.154.224</text:p>
          </table:table-cell>
          <table:table-cell table:number-columns-repeated="16374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float" office:value="5217" table:style-name="ce1">
            <text:p>5217</text:p>
          </table:table-cell>
          <table:table-cell table:style-name="ce3"/>
          <table:table-cell office:value-type="string" table:style-name="ce1">
            <text:p>Akkarapon</text:p>
          </table:table-cell>
          <table:table-cell office:value-type="string" table:style-name="ce1">
            <text:p>Sawasdee</text:p>
          </table:table-cell>
          <table:table-cell office:value-type="string" office:string-value="Akkarapon2530" table:formula="of:=LEFT([.H678];FIND(&quot;@&quot;;[.H678])-1)" table:style-name="ce4">
            <text:p>Akkarapon2530</text:p>
          </table:table-cell>
          <table:table-cell office:value-type="string" office:string-value="icloud.com" table:formula="of:=RIGHT([.H678];LEN([.H678])-FIND(&quot;@&quot;;[.H678]))" table:style-name="ce1">
            <text:p>icloud.com</text:p>
          </table:table-cell>
          <table:table-cell office:value-type="string" table:style-name="ce1">
            <text:p>Akkarapon2530@icloud.com</text:p>
          </table:table-cell>
          <table:table-cell office:value-type="date" office:date-value="2023-06-02T13:13:56" table:style-name="ce5">
            <text:p>6/2/23 01:13 PM</text:p>
          </table:table-cell>
          <table:table-cell office:value-type="string" table:style-name="ce1">
            <text:p>171.101.93.121</text:p>
          </table:table-cell>
          <table:table-cell table:number-columns-repeated="16374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float" office:value="5218" table:style-name="ce1">
            <text:p>5218</text:p>
          </table:table-cell>
          <table:table-cell table:style-name="ce3"/>
          <table:table-cell office:value-type="string" table:style-name="ce1">
            <text:p>อัศวิน</text:p>
          </table:table-cell>
          <table:table-cell office:value-type="string" table:style-name="ce1">
            <text:p>สุขเพ็ชรี</text:p>
          </table:table-cell>
          <table:table-cell office:value-type="string" office:string-value="pkasawin1983" table:formula="of:=LEFT([.H679];FIND(&quot;@&quot;;[.H679])-1)" table:style-name="ce4">
            <text:p>pkasawin1983</text:p>
          </table:table-cell>
          <table:table-cell office:value-type="string" office:string-value="gmail.com" table:formula="of:=RIGHT([.H679];LEN([.H679])-FIND(&quot;@&quot;;[.H679]))" table:style-name="ce1">
            <text:p>gmail.com</text:p>
          </table:table-cell>
          <table:table-cell office:value-type="string" table:style-name="ce1">
            <text:p>pkasawin1983@gmail.com</text:p>
          </table:table-cell>
          <table:table-cell office:value-type="date" office:date-value="2023-06-02T13:14:14" table:style-name="ce5">
            <text:p>6/2/23 01:14 PM</text:p>
          </table:table-cell>
          <table:table-cell office:value-type="string" table:style-name="ce1">
            <text:p>49.49.230.79</text:p>
          </table:table-cell>
          <table:table-cell table:number-columns-repeated="16374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float" office:value="5220" table:style-name="ce1">
            <text:p>5220</text:p>
          </table:table-cell>
          <table:table-cell table:style-name="ce3"/>
          <table:table-cell office:value-type="string" table:style-name="ce1">
            <text:p>Viridiana</text:p>
          </table:table-cell>
          <table:table-cell office:value-type="string" table:style-name="ce1">
            <text:p>Zúñiga</text:p>
          </table:table-cell>
          <table:table-cell office:value-type="string" office:string-value="viridiana02_chavez" table:formula="of:=LEFT([.H680];FIND(&quot;@&quot;;[.H680])-1)" table:style-name="ce4">
            <text:p>viridiana02_chavez</text:p>
          </table:table-cell>
          <table:table-cell office:value-type="string" office:string-value="hotmail.com" table:formula="of:=RIGHT([.H680];LEN([.H680])-FIND(&quot;@&quot;;[.H680]))" table:style-name="ce1">
            <text:p>hotmail.com</text:p>
          </table:table-cell>
          <table:table-cell office:value-type="string" table:style-name="ce1">
            <text:p>viridiana02_chavez@hotmail.com</text:p>
          </table:table-cell>
          <table:table-cell office:value-type="date" office:date-value="2023-06-02T13:17:05" table:style-name="ce5">
            <text:p>6/2/23 01:17 PM</text:p>
          </table:table-cell>
          <table:table-cell office:value-type="string" table:style-name="ce1">
            <text:p>187.189.102.13</text:p>
          </table:table-cell>
          <table:table-cell table:number-columns-repeated="16374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float" office:value="5222" table:style-name="ce1">
            <text:p>5222</text:p>
          </table:table-cell>
          <table:table-cell table:style-name="ce3"/>
          <table:table-cell office:value-type="string" table:style-name="ce1">
            <text:p>Aomeko</text:p>
          </table:table-cell>
          <table:table-cell office:value-type="string" table:style-name="ce1">
            <text:p>Tuida</text:p>
          </table:table-cell>
          <table:table-cell office:value-type="string" office:string-value="Aomeko.mos" table:formula="of:=LEFT([.H681];FIND(&quot;@&quot;;[.H681])-1)" table:style-name="ce4">
            <text:p>Aomeko.mos</text:p>
          </table:table-cell>
          <table:table-cell office:value-type="string" office:string-value="gmail.com" table:formula="of:=RIGHT([.H681];LEN([.H681])-FIND(&quot;@&quot;;[.H681]))" table:style-name="ce1">
            <text:p>gmail.com</text:p>
          </table:table-cell>
          <table:table-cell office:value-type="string" table:style-name="ce1">
            <text:p>Aomeko.mos@gmail.com</text:p>
          </table:table-cell>
          <table:table-cell office:value-type="date" office:date-value="2023-06-02T13:19:32" table:style-name="ce5">
            <text:p>6/2/23 01:19 PM</text:p>
          </table:table-cell>
          <table:table-cell office:value-type="string" table:style-name="ce1">
            <text:p>61.7.154.224</text:p>
          </table:table-cell>
          <table:table-cell table:number-columns-repeated="16374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float" office:value="5225" table:style-name="ce1">
            <text:p>5225</text:p>
          </table:table-cell>
          <table:table-cell table:style-name="ce3"/>
          <table:table-cell office:value-type="string" table:style-name="ce1">
            <text:p>Kereepat</text:p>
          </table:table-cell>
          <table:table-cell office:value-type="string" table:style-name="ce1">
            <text:p>Supasinprapapong</text:p>
          </table:table-cell>
          <table:table-cell office:value-type="string" office:string-value="kereepat_ming" table:formula="of:=LEFT([.H682];FIND(&quot;@&quot;;[.H682])-1)" table:style-name="ce4">
            <text:p>kereepat_ming</text:p>
          </table:table-cell>
          <table:table-cell office:value-type="string" office:string-value="hotmail.com" table:formula="of:=RIGHT([.H682];LEN([.H682])-FIND(&quot;@&quot;;[.H682]))" table:style-name="ce1">
            <text:p>hotmail.com</text:p>
          </table:table-cell>
          <table:table-cell office:value-type="string" table:style-name="ce1">
            <text:p>kereepat_ming@hotmail.com</text:p>
          </table:table-cell>
          <table:table-cell office:value-type="date" office:date-value="2023-06-02T13:22:28" table:style-name="ce5">
            <text:p>6/2/23 01:22 PM</text:p>
          </table:table-cell>
          <table:table-cell office:value-type="string" table:style-name="ce1">
            <text:p>124.121.117.88</text:p>
          </table:table-cell>
          <table:table-cell table:number-columns-repeated="16374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float" office:value="5229" table:style-name="ce1">
            <text:p>5229</text:p>
          </table:table-cell>
          <table:table-cell table:style-name="ce3"/>
          <table:table-cell office:value-type="string" table:style-name="ce1">
            <text:p>ศิริขวัญ</text:p>
          </table:table-cell>
          <table:table-cell office:value-type="string" table:style-name="ce1">
            <text:p>เตชะพัฒนารัตน์</text:p>
          </table:table-cell>
          <table:table-cell office:value-type="string" office:string-value="Ikwann124" table:formula="of:=LEFT([.H683];FIND(&quot;@&quot;;[.H683])-1)" table:style-name="ce4">
            <text:p>Ikwann124</text:p>
          </table:table-cell>
          <table:table-cell office:value-type="string" office:string-value="gmail.com" table:formula="of:=RIGHT([.H683];LEN([.H683])-FIND(&quot;@&quot;;[.H683]))" table:style-name="ce1">
            <text:p>gmail.com</text:p>
          </table:table-cell>
          <table:table-cell office:value-type="string" table:style-name="ce1">
            <text:p>Ikwann124@gmail.com</text:p>
          </table:table-cell>
          <table:table-cell office:value-type="date" office:date-value="2023-06-02T13:26:26" table:style-name="ce5">
            <text:p>6/2/23 01:26 PM</text:p>
          </table:table-cell>
          <table:table-cell office:value-type="string" table:style-name="ce1">
            <text:p>49.230.144.140</text:p>
          </table:table-cell>
          <table:table-cell table:number-columns-repeated="16374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float" office:value="5233" table:style-name="ce1">
            <text:p>5233</text:p>
          </table:table-cell>
          <table:table-cell table:style-name="ce3"/>
          <table:table-cell office:value-type="string" table:style-name="ce1">
            <text:p>Sirakupe</text:p>
          </table:table-cell>
          <table:table-cell office:value-type="string" table:style-name="ce1">
            <text:p>Kaewdee</text:p>
          </table:table-cell>
          <table:table-cell office:value-type="string" office:string-value="olove42752" table:formula="of:=LEFT([.H684];FIND(&quot;@&quot;;[.H684])-1)" table:style-name="ce4">
            <text:p>olove42752</text:p>
          </table:table-cell>
          <table:table-cell office:value-type="string" office:string-value="gmail.com" table:formula="of:=RIGHT([.H684];LEN([.H684])-FIND(&quot;@&quot;;[.H684]))" table:style-name="ce1">
            <text:p>gmail.com</text:p>
          </table:table-cell>
          <table:table-cell office:value-type="string" table:style-name="ce1">
            <text:p>olove42752@gmail.com</text:p>
          </table:table-cell>
          <table:table-cell office:value-type="date" office:date-value="2023-06-02T13:28:42" table:style-name="ce5">
            <text:p>6/2/23 01:28 PM</text:p>
          </table:table-cell>
          <table:table-cell office:value-type="string" table:style-name="ce1">
            <text:p>96.30.106.210</text:p>
          </table:table-cell>
          <table:table-cell table:number-columns-repeated="16374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float" office:value="5227" table:style-name="ce1">
            <text:p>5227</text:p>
          </table:table-cell>
          <table:table-cell table:style-name="ce3"/>
          <table:table-cell office:value-type="string" table:style-name="ce1">
            <text:p>มณฑป</text:p>
          </table:table-cell>
          <table:table-cell office:value-type="string" table:style-name="ce1">
            <text:p>ตันมา</text:p>
          </table:table-cell>
          <table:table-cell office:value-type="string" office:string-value="Aomeko.bank" table:formula="of:=LEFT([.H685];FIND(&quot;@&quot;;[.H685])-1)" table:style-name="ce4">
            <text:p>Aomeko.bank</text:p>
          </table:table-cell>
          <table:table-cell office:value-type="string" office:string-value="gmail.com" table:formula="of:=RIGHT([.H685];LEN([.H685])-FIND(&quot;@&quot;;[.H685]))" table:style-name="ce1">
            <text:p>gmail.com</text:p>
          </table:table-cell>
          <table:table-cell office:value-type="string" table:style-name="ce1">
            <text:p>Aomeko.bank@gmail.com</text:p>
          </table:table-cell>
          <table:table-cell office:value-type="date" office:date-value="2023-06-02T13:29:07" table:style-name="ce5">
            <text:p>6/2/23 01:29 PM</text:p>
          </table:table-cell>
          <table:table-cell office:value-type="string" table:style-name="ce1">
            <text:p>61.7.154.224</text:p>
          </table:table-cell>
          <table:table-cell table:number-columns-repeated="16374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float" office:value="5236" table:style-name="ce1">
            <text:p>5236</text:p>
          </table:table-cell>
          <table:table-cell table:style-name="ce3"/>
          <table:table-cell office:value-type="string" table:style-name="ce1">
            <text:p>Sev</text:p>
          </table:table-cell>
          <table:table-cell office:value-type="string" table:style-name="ce1">
            <text:p>Mosbank</text:p>
          </table:table-cell>
          <table:table-cell office:value-type="string" office:string-value="sevmosbank" table:formula="of:=LEFT([.H686];FIND(&quot;@&quot;;[.H686])-1)" table:style-name="ce4">
            <text:p>sevmosbank</text:p>
          </table:table-cell>
          <table:table-cell office:value-type="string" office:string-value="gmail.com" table:formula="of:=RIGHT([.H686];LEN([.H686])-FIND(&quot;@&quot;;[.H686]))" table:style-name="ce1">
            <text:p>gmail.com</text:p>
          </table:table-cell>
          <table:table-cell office:value-type="string" table:style-name="ce1">
            <text:p>sevmosbank@gmail.com</text:p>
          </table:table-cell>
          <table:table-cell office:value-type="date" office:date-value="2023-06-02T13:33:03" table:style-name="ce5">
            <text:p>6/2/23 01:33 PM</text:p>
          </table:table-cell>
          <table:table-cell office:value-type="string" table:style-name="ce1">
            <text:p>124.106.105.231</text:p>
          </table:table-cell>
          <table:table-cell table:number-columns-repeated="16374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float" office:value="5238" table:style-name="ce1">
            <text:p>5238</text:p>
          </table:table-cell>
          <table:table-cell table:style-name="ce3"/>
          <table:table-cell office:value-type="string" table:style-name="ce1">
            <text:p>ธนกฤต</text:p>
          </table:table-cell>
          <table:table-cell office:value-type="string" table:style-name="ce1">
            <text:p>นาวีระ</text:p>
          </table:table-cell>
          <table:table-cell office:value-type="string" office:string-value="Dhanakrit.navyra" table:formula="of:=LEFT([.H687];FIND(&quot;@&quot;;[.H687])-1)" table:style-name="ce4">
            <text:p>Dhanakrit.navyra</text:p>
          </table:table-cell>
          <table:table-cell office:value-type="string" office:string-value="gmail.com" table:formula="of:=RIGHT([.H687];LEN([.H687])-FIND(&quot;@&quot;;[.H687]))" table:style-name="ce1">
            <text:p>gmail.com</text:p>
          </table:table-cell>
          <table:table-cell office:value-type="string" table:style-name="ce1">
            <text:p>Dhanakrit.navyra@gmail.com</text:p>
          </table:table-cell>
          <table:table-cell office:value-type="date" office:date-value="2023-06-02T13:35:59" table:style-name="ce5">
            <text:p>6/2/23 01:35 PM</text:p>
          </table:table-cell>
          <table:table-cell office:value-type="string" table:style-name="ce1">
            <text:p>49.230.248.129</text:p>
          </table:table-cell>
          <table:table-cell table:number-columns-repeated="16374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float" office:value="5239" table:style-name="ce1">
            <text:p>5239</text:p>
          </table:table-cell>
          <table:table-cell table:style-name="ce3"/>
          <table:table-cell office:value-type="string" table:style-name="ce1">
            <text:p>Ash</text:p>
          </table:table-cell>
          <table:table-cell office:value-type="string" table:style-name="ce1">
            <text:p>Lemonade</text:p>
          </table:table-cell>
          <table:table-cell office:value-type="string" office:string-value="godyeahdamn" table:formula="of:=LEFT([.H688];FIND(&quot;@&quot;;[.H688])-1)" table:style-name="ce4">
            <text:p>godyeahdamn</text:p>
          </table:table-cell>
          <table:table-cell office:value-type="string" office:string-value="gmail.com" table:formula="of:=RIGHT([.H688];LEN([.H688])-FIND(&quot;@&quot;;[.H688]))" table:style-name="ce1">
            <text:p>gmail.com</text:p>
          </table:table-cell>
          <table:table-cell office:value-type="string" table:style-name="ce1">
            <text:p>godyeahdamn@gmail.com</text:p>
          </table:table-cell>
          <table:table-cell office:value-type="date" office:date-value="2023-06-02T13:37:53" table:style-name="ce5">
            <text:p>6/2/23 01:37 PM</text:p>
          </table:table-cell>
          <table:table-cell office:value-type="string" table:style-name="ce1">
            <text:p>124.106.105.231</text:p>
          </table:table-cell>
          <table:table-cell table:number-columns-repeated="16374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float" office:value="5242" table:style-name="ce1">
            <text:p>5242</text:p>
          </table:table-cell>
          <table:table-cell table:style-name="ce3"/>
          <table:table-cell office:value-type="string" table:style-name="ce1">
            <text:p>Erin</text:p>
          </table:table-cell>
          <table:table-cell office:value-type="string" table:style-name="ce1">
            <text:p>Marqueses</text:p>
          </table:table-cell>
          <table:table-cell office:value-type="string" office:string-value="jhoily3nity" table:formula="of:=LEFT([.H689];FIND(&quot;@&quot;;[.H689])-1)" table:style-name="ce4">
            <text:p>jhoily3nity</text:p>
          </table:table-cell>
          <table:table-cell office:value-type="string" office:string-value="gmail.com" table:formula="of:=RIGHT([.H689];LEN([.H689])-FIND(&quot;@&quot;;[.H689]))" table:style-name="ce1">
            <text:p>gmail.com</text:p>
          </table:table-cell>
          <table:table-cell office:value-type="string" table:style-name="ce1">
            <text:p>jhoily3nity@gmail.com</text:p>
          </table:table-cell>
          <table:table-cell office:value-type="date" office:date-value="2023-06-02T13:44:20" table:style-name="ce5">
            <text:p>6/2/23 01:44 PM</text:p>
          </table:table-cell>
          <table:table-cell office:value-type="string" table:style-name="ce1">
            <text:p>122.52.219.190</text:p>
          </table:table-cell>
          <table:table-cell table:number-columns-repeated="16374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float" office:value="5244" table:style-name="ce1">
            <text:p>5244</text:p>
          </table:table-cell>
          <table:table-cell table:style-name="ce3"/>
          <table:table-cell office:value-type="string" table:style-name="ce1">
            <text:p>Kai</text:p>
          </table:table-cell>
          <table:table-cell office:value-type="string" table:style-name="ce1">
            <text:p>Saldever</text:p>
          </table:table-cell>
          <table:table-cell office:value-type="string" office:string-value="jhmestilles" table:formula="of:=LEFT([.H690];FIND(&quot;@&quot;;[.H690])-1)" table:style-name="ce4">
            <text:p>jhmestilles</text:p>
          </table:table-cell>
          <table:table-cell office:value-type="string" office:string-value="gmail.com" table:formula="of:=RIGHT([.H690];LEN([.H690])-FIND(&quot;@&quot;;[.H690]))" table:style-name="ce1">
            <text:p>gmail.com</text:p>
          </table:table-cell>
          <table:table-cell office:value-type="string" table:style-name="ce1">
            <text:p>jhmestilles@gmail.com</text:p>
          </table:table-cell>
          <table:table-cell office:value-type="date" office:date-value="2023-06-02T13:46:34" table:style-name="ce5">
            <text:p>6/2/23 01:46 PM</text:p>
          </table:table-cell>
          <table:table-cell office:value-type="string" table:style-name="ce1">
            <text:p>180.191.22.31</text:p>
          </table:table-cell>
          <table:table-cell table:number-columns-repeated="16374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float" office:value="5246" table:style-name="ce1">
            <text:p>5246</text:p>
          </table:table-cell>
          <table:table-cell table:style-name="ce3"/>
          <table:table-cell office:value-type="string" table:style-name="ce1">
            <text:p>Summer</text:p>
          </table:table-cell>
          <table:table-cell office:value-type="string" table:style-name="ce1">
            <text:p>Eloi</text:p>
          </table:table-cell>
          <table:table-cell office:value-type="string" office:string-value="sevmosbank01" table:formula="of:=LEFT([.H691];FIND(&quot;@&quot;;[.H691])-1)" table:style-name="ce4">
            <text:p>sevmosbank01</text:p>
          </table:table-cell>
          <table:table-cell office:value-type="string" office:string-value="gmail.com" table:formula="of:=RIGHT([.H691];LEN([.H691])-FIND(&quot;@&quot;;[.H691]))" table:style-name="ce1">
            <text:p>gmail.com</text:p>
          </table:table-cell>
          <table:table-cell office:value-type="string" table:style-name="ce1">
            <text:p>sevmosbank01@gmail.com</text:p>
          </table:table-cell>
          <table:table-cell office:value-type="date" office:date-value="2023-06-02T13:49:01" table:style-name="ce5">
            <text:p>6/2/23 01:49 PM</text:p>
          </table:table-cell>
          <table:table-cell office:value-type="string" table:style-name="ce1">
            <text:p>180.191.22.252</text:p>
          </table:table-cell>
          <table:table-cell table:number-columns-repeated="16374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float" office:value="5249" table:style-name="ce1">
            <text:p>5249</text:p>
          </table:table-cell>
          <table:table-cell table:style-name="ce3"/>
          <table:table-cell office:value-type="string" table:style-name="ce1">
            <text:p>Rozwald</text:p>
          </table:table-cell>
          <table:table-cell office:value-type="string" table:style-name="ce1">
            <text:p>Alegre</text:p>
          </table:table-cell>
          <table:table-cell office:value-type="string" office:string-value="sevmosbank02" table:formula="of:=LEFT([.H692];FIND(&quot;@&quot;;[.H692])-1)" table:style-name="ce4">
            <text:p>sevmosbank02</text:p>
          </table:table-cell>
          <table:table-cell office:value-type="string" office:string-value="gmail.com" table:formula="of:=RIGHT([.H692];LEN([.H692])-FIND(&quot;@&quot;;[.H692]))" table:style-name="ce1">
            <text:p>gmail.com</text:p>
          </table:table-cell>
          <table:table-cell office:value-type="string" table:style-name="ce1">
            <text:p>sevmosbank02@gmail.com</text:p>
          </table:table-cell>
          <table:table-cell office:value-type="date" office:date-value="2023-06-02T13:50:57" table:style-name="ce5">
            <text:p>6/2/23 01:50 PM</text:p>
          </table:table-cell>
          <table:table-cell office:value-type="string" table:style-name="ce1">
            <text:p>124.106.104.185</text:p>
          </table:table-cell>
          <table:table-cell table:number-columns-repeated="16374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5250" table:style-name="ce1">
            <text:p>5250</text:p>
          </table:table-cell>
          <table:table-cell table:style-name="ce3"/>
          <table:table-cell office:value-type="string" table:style-name="ce1">
            <text:p>Miracle</text:p>
          </table:table-cell>
          <table:table-cell office:value-type="string" table:style-name="ce1">
            <text:p>Alegre</text:p>
          </table:table-cell>
          <table:table-cell office:value-type="string" office:string-value="treasurevotee01" table:formula="of:=LEFT([.H693];FIND(&quot;@&quot;;[.H693])-1)" table:style-name="ce4">
            <text:p>treasurevotee01</text:p>
          </table:table-cell>
          <table:table-cell office:value-type="string" office:string-value="gmail.com" table:formula="of:=RIGHT([.H693];LEN([.H693])-FIND(&quot;@&quot;;[.H693]))" table:style-name="ce1">
            <text:p>gmail.com</text:p>
          </table:table-cell>
          <table:table-cell office:value-type="string" table:style-name="ce1">
            <text:p>treasurevotee01@gmail.com</text:p>
          </table:table-cell>
          <table:table-cell office:value-type="date" office:date-value="2023-06-02T13:54:32" table:style-name="ce5">
            <text:p>6/2/23 01:54 PM</text:p>
          </table:table-cell>
          <table:table-cell office:value-type="string" table:style-name="ce1">
            <text:p>180.191.23.27</text:p>
          </table:table-cell>
          <table:table-cell table:number-columns-repeated="16374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float" office:value="5251" table:style-name="ce1">
            <text:p>5251</text:p>
          </table:table-cell>
          <table:table-cell table:style-name="ce3"/>
          <table:table-cell office:value-type="string" table:style-name="ce1">
            <text:p>Rachaneekorn</text:p>
          </table:table-cell>
          <table:table-cell office:value-type="string" table:style-name="ce1">
            <text:p>Phrasawang</text:p>
          </table:table-cell>
          <table:table-cell office:value-type="string" office:string-value="Pimi.prp" table:formula="of:=LEFT([.H694];FIND(&quot;@&quot;;[.H694])-1)" table:style-name="ce4">
            <text:p>Pimi.prp</text:p>
          </table:table-cell>
          <table:table-cell office:value-type="string" office:string-value="gmail.com" table:formula="of:=RIGHT([.H694];LEN([.H694])-FIND(&quot;@&quot;;[.H694]))" table:style-name="ce1">
            <text:p>gmail.com</text:p>
          </table:table-cell>
          <table:table-cell office:value-type="string" table:style-name="ce1">
            <text:p>Pimi.prp@gmail.com</text:p>
          </table:table-cell>
          <table:table-cell office:value-type="date" office:date-value="2023-06-02T13:54:57" table:style-name="ce5">
            <text:p>6/2/23 01:54 PM</text:p>
          </table:table-cell>
          <table:table-cell office:value-type="string" table:style-name="ce1">
            <text:p>1.46.150.122</text:p>
          </table:table-cell>
          <table:table-cell table:number-columns-repeated="16374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float" office:value="5253" table:style-name="ce1">
            <text:p>5253</text:p>
          </table:table-cell>
          <table:table-cell table:style-name="ce3"/>
          <table:table-cell office:value-type="string" table:style-name="ce1">
            <text:p>Claire</text:p>
          </table:table-cell>
          <table:table-cell office:value-type="string" table:style-name="ce1">
            <text:p>Devont</text:p>
          </table:table-cell>
          <table:table-cell office:value-type="string" office:string-value="julliestilles" table:formula="of:=LEFT([.H695];FIND(&quot;@&quot;;[.H695])-1)" table:style-name="ce4">
            <text:p>julliestilles</text:p>
          </table:table-cell>
          <table:table-cell office:value-type="string" office:string-value="gmail.com" table:formula="of:=RIGHT([.H695];LEN([.H695])-FIND(&quot;@&quot;;[.H695]))" table:style-name="ce1">
            <text:p>gmail.com</text:p>
          </table:table-cell>
          <table:table-cell office:value-type="string" table:style-name="ce1">
            <text:p>julliestilles@gmail.com</text:p>
          </table:table-cell>
          <table:table-cell office:value-type="date" office:date-value="2023-06-02T13:57:24" table:style-name="ce5">
            <text:p>6/2/23 01:57 PM</text:p>
          </table:table-cell>
          <table:table-cell office:value-type="string" table:style-name="ce1">
            <text:p>122.52.219.190</text:p>
          </table:table-cell>
          <table:table-cell table:number-columns-repeated="16374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float" office:value="5254" table:style-name="ce1">
            <text:p>5254</text:p>
          </table:table-cell>
          <table:table-cell table:style-name="ce3"/>
          <table:table-cell office:value-type="string" table:style-name="ce1">
            <text:p>พัชรา</text:p>
          </table:table-cell>
          <table:table-cell office:value-type="string" table:style-name="ce1">
            <text:p>ใจสะอาด</text:p>
          </table:table-cell>
          <table:table-cell office:value-type="string" office:string-value="annsfc" table:formula="of:=LEFT([.H696];FIND(&quot;@&quot;;[.H696])-1)" table:style-name="ce4">
            <text:p>annsfc</text:p>
          </table:table-cell>
          <table:table-cell office:value-type="string" office:string-value="hotmail.com" table:formula="of:=RIGHT([.H696];LEN([.H696])-FIND(&quot;@&quot;;[.H696]))" table:style-name="ce1">
            <text:p>hotmail.com</text:p>
          </table:table-cell>
          <table:table-cell office:value-type="string" table:style-name="ce1">
            <text:p>annsfc@hotmail.com</text:p>
          </table:table-cell>
          <table:table-cell office:value-type="date" office:date-value="2023-06-02T13:57:55" table:style-name="ce5">
            <text:p>6/2/23 01:57 PM</text:p>
          </table:table-cell>
          <table:table-cell office:value-type="string" table:style-name="ce1">
            <text:p>1.46.147.91</text:p>
          </table:table-cell>
          <table:table-cell table:number-columns-repeated="16374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float" office:value="5252" table:style-name="ce1">
            <text:p>5252</text:p>
          </table:table-cell>
          <table:table-cell table:style-name="ce3"/>
          <table:table-cell office:value-type="string" table:style-name="ce1">
            <text:p>akilla</text:p>
          </table:table-cell>
          <table:table-cell office:value-type="string" table:style-name="ce1">
            <text:p>fathurasyif</text:p>
          </table:table-cell>
          <table:table-cell office:value-type="string" office:string-value="afathurasyif" table:formula="of:=LEFT([.H697];FIND(&quot;@&quot;;[.H697])-1)" table:style-name="ce4">
            <text:p>afathurasyif</text:p>
          </table:table-cell>
          <table:table-cell office:value-type="string" office:string-value="gmail.com" table:formula="of:=RIGHT([.H697];LEN([.H697])-FIND(&quot;@&quot;;[.H697]))" table:style-name="ce1">
            <text:p>gmail.com</text:p>
          </table:table-cell>
          <table:table-cell office:value-type="string" table:style-name="ce1">
            <text:p>afathurasyif@gmail.com</text:p>
          </table:table-cell>
          <table:table-cell office:value-type="date" office:date-value="2023-06-02T13:58:10" table:style-name="ce5">
            <text:p>6/2/23 01:58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float" office:value="5255" table:style-name="ce1">
            <text:p>5255</text:p>
          </table:table-cell>
          <table:table-cell table:style-name="ce3"/>
          <table:table-cell office:value-type="string" table:style-name="ce1">
            <text:p>阡育</text:p>
          </table:table-cell>
          <table:table-cell office:value-type="string" table:style-name="ce1">
            <text:p>徐</text:p>
          </table:table-cell>
          <table:table-cell office:value-type="string" office:string-value="lsps6429" table:formula="of:=LEFT([.H698];FIND(&quot;@&quot;;[.H698])-1)" table:style-name="ce4">
            <text:p>lsps6429</text:p>
          </table:table-cell>
          <table:table-cell office:value-type="string" office:string-value="yahoo.com.tw" table:formula="of:=RIGHT([.H698];LEN([.H698])-FIND(&quot;@&quot;;[.H698]))" table:style-name="ce1">
            <text:p>yahoo.com.tw</text:p>
          </table:table-cell>
          <table:table-cell office:value-type="string" table:style-name="ce1">
            <text:p>lsps6429@yahoo.com.tw</text:p>
          </table:table-cell>
          <table:table-cell office:value-type="date" office:date-value="2023-06-02T14:00:59" table:style-name="ce5">
            <text:p>6/2/23 02:00 PM</text:p>
          </table:table-cell>
          <table:table-cell office:value-type="string" table:style-name="ce1">
            <text:p>180.218.163.136</text:p>
          </table:table-cell>
          <table:table-cell table:number-columns-repeated="16374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float" office:value="5256" table:style-name="ce1">
            <text:p>5256</text:p>
          </table:table-cell>
          <table:table-cell table:style-name="ce3"/>
          <table:table-cell office:value-type="string" table:style-name="ce1">
            <text:p>อมรรัตน์</text:p>
          </table:table-cell>
          <table:table-cell office:value-type="string" table:style-name="ce1">
            <text:p>ยอดสุรางค์</text:p>
          </table:table-cell>
          <table:table-cell office:value-type="string" office:string-value="4feb.february" table:formula="of:=LEFT([.H699];FIND(&quot;@&quot;;[.H699])-1)" table:style-name="ce4">
            <text:p>4feb.february</text:p>
          </table:table-cell>
          <table:table-cell office:value-type="string" office:string-value="gmail.com" table:formula="of:=RIGHT([.H699];LEN([.H699])-FIND(&quot;@&quot;;[.H699]))" table:style-name="ce1">
            <text:p>gmail.com</text:p>
          </table:table-cell>
          <table:table-cell office:value-type="string" table:style-name="ce1">
            <text:p>4feb.february@gmail.com</text:p>
          </table:table-cell>
          <table:table-cell office:value-type="date" office:date-value="2023-06-02T14:01:20" table:style-name="ce5">
            <text:p>6/2/23 02:01 PM</text:p>
          </table:table-cell>
          <table:table-cell office:value-type="string" table:style-name="ce1">
            <text:p>101.109.84.156</text:p>
          </table:table-cell>
          <table:table-cell table:number-columns-repeated="16374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float" office:value="5258" table:style-name="ce1">
            <text:p>5258</text:p>
          </table:table-cell>
          <table:table-cell table:style-name="ce3"/>
          <table:table-cell office:value-type="string" table:style-name="ce1">
            <text:p>วรรณพร</text:p>
          </table:table-cell>
          <table:table-cell office:value-type="string" table:style-name="ce1">
            <text:p>ไทยภักดี</text:p>
          </table:table-cell>
          <table:table-cell office:value-type="string" office:string-value="060541anantaya" table:formula="of:=LEFT([.H700];FIND(&quot;@&quot;;[.H700])-1)" table:style-name="ce4">
            <text:p>060541anantaya</text:p>
          </table:table-cell>
          <table:table-cell office:value-type="string" office:string-value="gmail.com" table:formula="of:=RIGHT([.H700];LEN([.H700])-FIND(&quot;@&quot;;[.H700]))" table:style-name="ce1">
            <text:p>gmail.com</text:p>
          </table:table-cell>
          <table:table-cell office:value-type="string" table:style-name="ce1">
            <text:p>060541anantaya@gmail.com</text:p>
          </table:table-cell>
          <table:table-cell office:value-type="date" office:date-value="2023-06-02T14:02:49" table:style-name="ce5">
            <text:p>6/2/23 02:02 PM</text:p>
          </table:table-cell>
          <table:table-cell office:value-type="string" table:style-name="ce1">
            <text:p>96.30.106.210</text:p>
          </table:table-cell>
          <table:table-cell table:number-columns-repeated="16374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float" office:value="5269" table:style-name="ce1">
            <text:p>5269</text:p>
          </table:table-cell>
          <table:table-cell table:style-name="ce3"/>
          <table:table-cell office:value-type="string" table:style-name="ce1">
            <text:p>ดรีม</text:p>
          </table:table-cell>
          <table:table-cell office:value-type="string" table:style-name="ce1">
            <text:p>ดรีม</text:p>
          </table:table-cell>
          <table:table-cell office:value-type="string" office:string-value="nattamonchaiyasit" table:formula="of:=LEFT([.H701];FIND(&quot;@&quot;;[.H701])-1)" table:style-name="ce4">
            <text:p>nattamonchaiyasit</text:p>
          </table:table-cell>
          <table:table-cell office:value-type="string" office:string-value="gmail.com" table:formula="of:=RIGHT([.H701];LEN([.H701])-FIND(&quot;@&quot;;[.H701]))" table:style-name="ce1">
            <text:p>gmail.com</text:p>
          </table:table-cell>
          <table:table-cell office:value-type="string" table:style-name="ce1">
            <text:p>nattamonchaiyasit@gmail.com</text:p>
          </table:table-cell>
          <table:table-cell office:value-type="date" office:date-value="2023-06-02T14:17:52" table:style-name="ce5">
            <text:p>6/2/23 02:17 PM</text:p>
          </table:table-cell>
          <table:table-cell office:value-type="string" table:style-name="ce1">
            <text:p>182.232.193.133</text:p>
          </table:table-cell>
          <table:table-cell table:number-columns-repeated="16374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float" office:value="5267" table:style-name="ce1">
            <text:p>5267</text:p>
          </table:table-cell>
          <table:table-cell table:style-name="ce3"/>
          <table:table-cell office:value-type="string" table:style-name="ce1">
            <text:p>Parinda</text:p>
          </table:table-cell>
          <table:table-cell office:value-type="string" table:style-name="ce1">
            <text:p>Padungpote</text:p>
          </table:table-cell>
          <table:table-cell office:value-type="string" office:string-value="portyinlove12" table:formula="of:=LEFT([.H702];FIND(&quot;@&quot;;[.H702])-1)" table:style-name="ce4">
            <text:p>portyinlove12</text:p>
          </table:table-cell>
          <table:table-cell office:value-type="string" office:string-value="icloud.com" table:formula="of:=RIGHT([.H702];LEN([.H702])-FIND(&quot;@&quot;;[.H702]))" table:style-name="ce1">
            <text:p>icloud.com</text:p>
          </table:table-cell>
          <table:table-cell office:value-type="string" table:style-name="ce1">
            <text:p>portyinlove12@icloud.com</text:p>
          </table:table-cell>
          <table:table-cell office:value-type="date" office:date-value="2023-06-02T14:36:33" table:style-name="ce5">
            <text:p>6/2/23 02:36 PM</text:p>
          </table:table-cell>
          <table:table-cell office:value-type="string" table:style-name="ce1">
            <text:p>124.120.62.219</text:p>
          </table:table-cell>
          <table:table-cell table:number-columns-repeated="16374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float" office:value="5273" table:style-name="ce1">
            <text:p>5273</text:p>
          </table:table-cell>
          <table:table-cell table:style-name="ce3"/>
          <table:table-cell office:value-type="string" table:style-name="ce1">
            <text:p>Cherry</text:p>
          </table:table-cell>
          <table:table-cell office:value-type="string" table:style-name="ce1">
            <text:p>Cheng</text:p>
          </table:table-cell>
          <table:table-cell office:value-type="string" office:string-value="Cherrysuu" table:formula="of:=LEFT([.H703];FIND(&quot;@&quot;;[.H703])-1)" table:style-name="ce4">
            <text:p>Cherrysuu</text:p>
          </table:table-cell>
          <table:table-cell office:value-type="string" office:string-value="yahoo.com.tw" table:formula="of:=RIGHT([.H703];LEN([.H703])-FIND(&quot;@&quot;;[.H703]))" table:style-name="ce1">
            <text:p>yahoo.com.tw</text:p>
          </table:table-cell>
          <table:table-cell office:value-type="string" table:style-name="ce1">
            <text:p>Cherrysuu@yahoo.com.tw</text:p>
          </table:table-cell>
          <table:table-cell office:value-type="date" office:date-value="2023-06-02T14:40:16" table:style-name="ce5">
            <text:p>6/2/23 02:40 PM</text:p>
          </table:table-cell>
          <table:table-cell office:value-type="string" table:style-name="ce1">
            <text:p>101.12.101.170</text:p>
          </table:table-cell>
          <table:table-cell table:number-columns-repeated="16374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float" office:value="5282" table:style-name="ce1">
            <text:p>5282</text:p>
          </table:table-cell>
          <table:table-cell table:style-name="ce3"/>
          <table:table-cell office:value-type="string" table:style-name="ce1">
            <text:p>จิรภัทร</text:p>
          </table:table-cell>
          <table:table-cell office:value-type="string" table:style-name="ce1">
            <text:p>จันทราวิภาต</text:p>
          </table:table-cell>
          <table:table-cell office:value-type="string" office:string-value="Pond_hit" table:formula="of:=LEFT([.H704];FIND(&quot;@&quot;;[.H704])-1)" table:style-name="ce4">
            <text:p>Pond_hit</text:p>
          </table:table-cell>
          <table:table-cell office:value-type="string" office:string-value="hotmail.com" table:formula="of:=RIGHT([.H704];LEN([.H704])-FIND(&quot;@&quot;;[.H704]))" table:style-name="ce1">
            <text:p>hotmail.com</text:p>
          </table:table-cell>
          <table:table-cell office:value-type="string" table:style-name="ce1">
            <text:p>Pond_hit@hotmail.com</text:p>
          </table:table-cell>
          <table:table-cell office:value-type="date" office:date-value="2023-06-02T14:55:12" table:style-name="ce5">
            <text:p>6/2/23 02:55 PM</text:p>
          </table:table-cell>
          <table:table-cell office:value-type="string" table:style-name="ce1">
            <text:p>124.122.95.248</text:p>
          </table:table-cell>
          <table:table-cell table:number-columns-repeated="16374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float" office:value="5294" table:style-name="ce1">
            <text:p>5294</text:p>
          </table:table-cell>
          <table:table-cell table:style-name="ce3"/>
          <table:table-cell office:value-type="string" table:style-name="ce1">
            <text:p>Ruechaphat</text:p>
          </table:table-cell>
          <table:table-cell office:value-type="string" table:style-name="ce1">
            <text:p>Kingjuntrasin</text:p>
          </table:table-cell>
          <table:table-cell office:value-type="string" office:string-value="sunday.rcp" table:formula="of:=LEFT([.H705];FIND(&quot;@&quot;;[.H705])-1)" table:style-name="ce4">
            <text:p>sunday.rcp</text:p>
          </table:table-cell>
          <table:table-cell office:value-type="string" office:string-value="gmail.com" table:formula="of:=RIGHT([.H705];LEN([.H705])-FIND(&quot;@&quot;;[.H705]))" table:style-name="ce1">
            <text:p>gmail.com</text:p>
          </table:table-cell>
          <table:table-cell office:value-type="string" table:style-name="ce1">
            <text:p>sunday.rcp@gmail.com</text:p>
          </table:table-cell>
          <table:table-cell office:value-type="date" office:date-value="2023-06-02T15:08:07" table:style-name="ce5">
            <text:p>6/2/23 03:08 PM</text:p>
          </table:table-cell>
          <table:table-cell office:value-type="string" table:style-name="ce1">
            <text:p>171.4.229.32</text:p>
          </table:table-cell>
          <table:table-cell table:number-columns-repeated="16374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float" office:value="5313" table:style-name="ce1">
            <text:p>5313</text:p>
          </table:table-cell>
          <table:table-cell table:style-name="ce3"/>
          <table:table-cell office:value-type="string" table:style-name="ce1">
            <text:p>Mondop</text:p>
          </table:table-cell>
          <table:table-cell office:value-type="string" table:style-name="ce1">
            <text:p>Heamtan</text:p>
          </table:table-cell>
          <table:table-cell office:value-type="string" office:string-value="Isbanky.club" table:formula="of:=LEFT([.H706];FIND(&quot;@&quot;;[.H706])-1)" table:style-name="ce4">
            <text:p>Isbanky.club</text:p>
          </table:table-cell>
          <table:table-cell office:value-type="string" office:string-value="gmail.com" table:formula="of:=RIGHT([.H706];LEN([.H706])-FIND(&quot;@&quot;;[.H706]))" table:style-name="ce1">
            <text:p>gmail.com</text:p>
          </table:table-cell>
          <table:table-cell office:value-type="string" table:style-name="ce1">
            <text:p>Isbanky.club@gmail.com</text:p>
          </table:table-cell>
          <table:table-cell office:value-type="date" office:date-value="2023-06-02T15:36:46" table:style-name="ce5">
            <text:p>6/2/23 03:36 PM</text:p>
          </table:table-cell>
          <table:table-cell office:value-type="string" table:style-name="ce1">
            <text:p>49.229.160.246</text:p>
          </table:table-cell>
          <table:table-cell table:number-columns-repeated="16374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float" office:value="5331" table:style-name="ce1">
            <text:p>5331</text:p>
          </table:table-cell>
          <table:table-cell table:style-name="ce3"/>
          <table:table-cell office:value-type="string" table:style-name="ce1">
            <text:p>วศิณี</text:p>
          </table:table-cell>
          <table:table-cell office:value-type="string" table:style-name="ce1">
            <text:p>อุ่ยตระกูล</text:p>
          </table:table-cell>
          <table:table-cell office:value-type="string" office:string-value="vasinee.ouitrakul" table:formula="of:=LEFT([.H707];FIND(&quot;@&quot;;[.H707])-1)" table:style-name="ce4">
            <text:p>vasinee.ouitrakul</text:p>
          </table:table-cell>
          <table:table-cell office:value-type="string" office:string-value="gmail.com" table:formula="of:=RIGHT([.H707];LEN([.H707])-FIND(&quot;@&quot;;[.H707]))" table:style-name="ce1">
            <text:p>gmail.com</text:p>
          </table:table-cell>
          <table:table-cell office:value-type="string" table:style-name="ce1">
            <text:p>vasinee.ouitrakul@gmail.com</text:p>
          </table:table-cell>
          <table:table-cell office:value-type="date" office:date-value="2023-06-02T15:54:06" table:style-name="ce5">
            <text:p>6/2/23 03:54 PM</text:p>
          </table:table-cell>
          <table:table-cell office:value-type="string" table:style-name="ce1">
            <text:p>27.55.89.213</text:p>
          </table:table-cell>
          <table:table-cell table:number-columns-repeated="16374"/>
        </table:table-row>
        <table:table-row table:style-name="ro2">
          <table:table-cell office:value-type="float" office:value="1058" table:style-name="ce1">
            <text:p>1058</text:p>
          </table:table-cell>
          <table:table-cell office:value-type="float" office:value="5334" table:style-name="ce1">
            <text:p>5334</text:p>
          </table:table-cell>
          <table:table-cell table:style-name="ce3"/>
          <table:table-cell office:value-type="string" table:style-name="ce1">
            <text:p>BB</text:p>
          </table:table-cell>
          <table:table-cell office:value-type="string" table:style-name="ce1">
            <text:p>TT</text:p>
          </table:table-cell>
          <table:table-cell office:value-type="string" office:string-value="aha_freedomja" table:formula="of:=LEFT([.H708];FIND(&quot;@&quot;;[.H708])-1)" table:style-name="ce4">
            <text:p>aha_freedomja</text:p>
          </table:table-cell>
          <table:table-cell office:value-type="string" office:string-value="hotmail.com" table:formula="of:=RIGHT([.H708];LEN([.H708])-FIND(&quot;@&quot;;[.H708]))" table:style-name="ce1">
            <text:p>hotmail.com</text:p>
          </table:table-cell>
          <table:table-cell office:value-type="string" table:style-name="ce1">
            <text:p>aha_freedomja@hotmail.com</text:p>
          </table:table-cell>
          <table:table-cell office:value-type="date" office:date-value="2023-06-02T15:54:08" table:style-name="ce5">
            <text:p>6/2/23 03:54 PM</text:p>
          </table:table-cell>
          <table:table-cell office:value-type="string" table:style-name="ce1">
            <text:p>110.171.227.13</text:p>
          </table:table-cell>
          <table:table-cell table:number-columns-repeated="16374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float" office:value="5345" table:style-name="ce1">
            <text:p>5345</text:p>
          </table:table-cell>
          <table:table-cell table:style-name="ce3"/>
          <table:table-cell office:value-type="string" table:style-name="ce1">
            <text:p>ปัณฑิตา</text:p>
          </table:table-cell>
          <table:table-cell office:value-type="string" table:style-name="ce1">
            <text:p>ทองศิริ</text:p>
          </table:table-cell>
          <table:table-cell office:value-type="string" office:string-value="panthita180351" table:formula="of:=LEFT([.H709];FIND(&quot;@&quot;;[.H709])-1)" table:style-name="ce4">
            <text:p>panthita180351</text:p>
          </table:table-cell>
          <table:table-cell office:value-type="string" office:string-value="gmail.com" table:formula="of:=RIGHT([.H709];LEN([.H709])-FIND(&quot;@&quot;;[.H709]))" table:style-name="ce1">
            <text:p>gmail.com</text:p>
          </table:table-cell>
          <table:table-cell office:value-type="string" table:style-name="ce1">
            <text:p>panthita180351@gmail.com</text:p>
          </table:table-cell>
          <table:table-cell office:value-type="date" office:date-value="2023-06-02T16:04:25" table:style-name="ce5">
            <text:p>6/2/23 04:04 PM</text:p>
          </table:table-cell>
          <table:table-cell office:value-type="string" table:style-name="ce1">
            <text:p>223.24.191.7</text:p>
          </table:table-cell>
          <table:table-cell table:number-columns-repeated="16374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float" office:value="5354" table:style-name="ce1">
            <text:p>5354</text:p>
          </table:table-cell>
          <table:table-cell table:style-name="ce3"/>
          <table:table-cell office:value-type="string" table:style-name="ce1">
            <text:p>นายธารณ</text:p>
          </table:table-cell>
          <table:table-cell office:value-type="string" table:style-name="ce1">
            <text:p>วลัยวรกนก</text:p>
          </table:table-cell>
          <table:table-cell office:value-type="string" office:string-value="tharon.ww" table:formula="of:=LEFT([.H710];FIND(&quot;@&quot;;[.H710])-1)" table:style-name="ce4">
            <text:p>tharon.ww</text:p>
          </table:table-cell>
          <table:table-cell office:value-type="string" office:string-value="gmail.com" table:formula="of:=RIGHT([.H710];LEN([.H710])-FIND(&quot;@&quot;;[.H710]))" table:style-name="ce1">
            <text:p>gmail.com</text:p>
          </table:table-cell>
          <table:table-cell office:value-type="string" table:style-name="ce1">
            <text:p>tharon.ww@gmail.com</text:p>
          </table:table-cell>
          <table:table-cell office:value-type="date" office:date-value="2023-06-02T16:10:05" table:style-name="ce5">
            <text:p>6/2/23 04:10 PM</text:p>
          </table:table-cell>
          <table:table-cell office:value-type="string" table:style-name="ce1">
            <text:p>49.228.226.0</text:p>
          </table:table-cell>
          <table:table-cell table:number-columns-repeated="16374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float" office:value="5379" table:style-name="ce1">
            <text:p>5379</text:p>
          </table:table-cell>
          <table:table-cell table:style-name="ce3"/>
          <table:table-cell office:value-type="string" table:style-name="ce1">
            <text:p>Miki</text:p>
          </table:table-cell>
          <table:table-cell office:value-type="string" table:style-name="ce1">
            <text:p>Tanaka</text:p>
          </table:table-cell>
          <table:table-cell office:value-type="string" office:string-value="mta7796" table:formula="of:=LEFT([.H711];FIND(&quot;@&quot;;[.H711])-1)" table:style-name="ce4">
            <text:p>mta7796</text:p>
          </table:table-cell>
          <table:table-cell office:value-type="string" office:string-value="gmail.com" table:formula="of:=RIGHT([.H711];LEN([.H711])-FIND(&quot;@&quot;;[.H711]))" table:style-name="ce1">
            <text:p>gmail.com</text:p>
          </table:table-cell>
          <table:table-cell office:value-type="string" table:style-name="ce1">
            <text:p>mta7796@gmail.com</text:p>
          </table:table-cell>
          <table:table-cell office:value-type="date" office:date-value="2023-06-02T16:37:51" table:style-name="ce5">
            <text:p>6/2/23 04:37 PM</text:p>
          </table:table-cell>
          <table:table-cell office:value-type="string" table:style-name="ce1">
            <text:p>180.145.102.100</text:p>
          </table:table-cell>
          <table:table-cell table:number-columns-repeated="16374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float" office:value="5391" table:style-name="ce1">
            <text:p>5391</text:p>
          </table:table-cell>
          <table:table-cell table:style-name="ce3"/>
          <table:table-cell office:value-type="string" table:style-name="ce1">
            <text:p>Nico</text:p>
          </table:table-cell>
          <table:table-cell office:value-type="string" table:style-name="ce1">
            <text:p>Suzuki</text:p>
          </table:table-cell>
          <table:table-cell office:value-type="string" office:string-value="stay" table:formula="of:=LEFT([.H712];FIND(&quot;@&quot;;[.H712])-1)" table:style-name="ce4">
            <text:p>stay</text:p>
          </table:table-cell>
          <table:table-cell office:value-type="string" office:string-value="gmail.com" table:formula="of:=RIGHT([.H712];LEN([.H712])-FIND(&quot;@&quot;;[.H712]))" table:style-name="ce1">
            <text:p>gmail.com</text:p>
          </table:table-cell>
          <table:table-cell office:value-type="string" table:style-name="ce1">
            <text:p>stay@gmail.com</text:p>
          </table:table-cell>
          <table:table-cell office:value-type="date" office:date-value="2023-06-02T16:48:54" table:style-name="ce5">
            <text:p>6/2/23 04:48 PM</text:p>
          </table:table-cell>
          <table:table-cell office:value-type="string" table:style-name="ce1">
            <text:p>180.145.102.100</text:p>
          </table:table-cell>
          <table:table-cell table:number-columns-repeated="16374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float" office:value="5397" table:style-name="ce1">
            <text:p>5397</text:p>
          </table:table-cell>
          <table:table-cell table:style-name="ce3"/>
          <table:table-cell office:value-type="string" table:style-name="ce1">
            <text:p>Melly</text:p>
          </table:table-cell>
          <table:table-cell office:value-type="string" table:style-name="ce1">
            <text:p>Cass</text:p>
          </table:table-cell>
          <table:table-cell office:value-type="string" office:string-value="mellycass" table:formula="of:=LEFT([.H713];FIND(&quot;@&quot;;[.H713])-1)" table:style-name="ce4">
            <text:p>mellycass</text:p>
          </table:table-cell>
          <table:table-cell office:value-type="string" office:string-value="gmail.com" table:formula="of:=RIGHT([.H713];LEN([.H713])-FIND(&quot;@&quot;;[.H713]))" table:style-name="ce1">
            <text:p>gmail.com</text:p>
          </table:table-cell>
          <table:table-cell office:value-type="string" table:style-name="ce1">
            <text:p>mellycass@gmail.com</text:p>
          </table:table-cell>
          <table:table-cell office:value-type="date" office:date-value="2023-06-02T16:50:20" table:style-name="ce5">
            <text:p>6/2/23 04:50 PM</text:p>
          </table:table-cell>
          <table:table-cell office:value-type="string" table:style-name="ce1">
            <text:p>183.171.191.208</text:p>
          </table:table-cell>
          <table:table-cell table:number-columns-repeated="16374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float" office:value="5398" table:style-name="ce1">
            <text:p>5398</text:p>
          </table:table-cell>
          <table:table-cell table:style-name="ce3"/>
          <table:table-cell office:value-type="string" table:style-name="ce1">
            <text:p>tang</text:p>
          </table:table-cell>
          <table:table-cell office:value-type="string" table:style-name="ce1">
            <text:p>liyu</text:p>
          </table:table-cell>
          <table:table-cell office:value-type="string" office:string-value="22330" table:formula="of:=LEFT([.H714];FIND(&quot;@&quot;;[.H714])-1)" table:style-name="ce4">
            <text:p>22330</text:p>
          </table:table-cell>
          <table:table-cell office:value-type="string" office:string-value="yeah.net" table:formula="of:=RIGHT([.H714];LEN([.H714])-FIND(&quot;@&quot;;[.H714]))" table:style-name="ce1">
            <text:p>yeah.net</text:p>
          </table:table-cell>
          <table:table-cell office:value-type="string" table:style-name="ce1">
            <text:p>22330@yeah.net</text:p>
          </table:table-cell>
          <table:table-cell office:value-type="date" office:date-value="2023-06-02T16:52:17" table:style-name="ce5">
            <text:p>6/2/23 04:52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float" office:value="5415" table:style-name="ce1">
            <text:p>5415</text:p>
          </table:table-cell>
          <table:table-cell table:style-name="ce3"/>
          <table:table-cell office:value-type="string" table:style-name="ce1">
            <text:p>风姿</text:p>
          </table:table-cell>
          <table:table-cell office:value-type="string" table:style-name="ce1">
            <text:p>卓越</text:p>
          </table:table-cell>
          <table:table-cell office:value-type="string" office:string-value="sengbao" table:formula="of:=LEFT([.H715];FIND(&quot;@&quot;;[.H715])-1)" table:style-name="ce4">
            <text:p>sengbao</text:p>
          </table:table-cell>
          <table:table-cell office:value-type="string" office:string-value="126.com" table:formula="of:=RIGHT([.H715];LEN([.H715])-FIND(&quot;@&quot;;[.H715]))" table:style-name="ce1">
            <text:p>126.com</text:p>
          </table:table-cell>
          <table:table-cell office:value-type="string" table:style-name="ce1">
            <text:p>sengbao@126.com</text:p>
          </table:table-cell>
          <table:table-cell office:value-type="date" office:date-value="2023-06-02T17:09:19" table:style-name="ce5">
            <text:p>6/2/23 05:09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float" office:value="5419" table:style-name="ce1">
            <text:p>5419</text:p>
          </table:table-cell>
          <table:table-cell table:style-name="ce3"/>
          <table:table-cell office:value-type="string" table:style-name="ce1">
            <text:p>กัญญาภัค</text:p>
          </table:table-cell>
          <table:table-cell office:value-type="string" table:style-name="ce1">
            <text:p>เวสารัตน์</text:p>
          </table:table-cell>
          <table:table-cell office:value-type="string" office:string-value="sarocha.wes" table:formula="of:=LEFT([.H716];FIND(&quot;@&quot;;[.H716])-1)" table:style-name="ce4">
            <text:p>sarocha.wes</text:p>
          </table:table-cell>
          <table:table-cell office:value-type="string" office:string-value="gmail.com" table:formula="of:=RIGHT([.H716];LEN([.H716])-FIND(&quot;@&quot;;[.H716]))" table:style-name="ce1">
            <text:p>gmail.com</text:p>
          </table:table-cell>
          <table:table-cell office:value-type="string" table:style-name="ce1">
            <text:p>sarocha.wes@gmail.com</text:p>
          </table:table-cell>
          <table:table-cell office:value-type="date" office:date-value="2023-06-02T17:12:19" table:style-name="ce5">
            <text:p>6/2/23 05:12 PM</text:p>
          </table:table-cell>
          <table:table-cell office:value-type="string" table:style-name="ce1">
            <text:p>1.2.184.252</text:p>
          </table:table-cell>
          <table:table-cell table:number-columns-repeated="16374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float" office:value="5420" table:style-name="ce1">
            <text:p>5420</text:p>
          </table:table-cell>
          <table:table-cell table:style-name="ce3"/>
          <table:table-cell office:value-type="string" table:style-name="ce1">
            <text:p>ererere</text:p>
          </table:table-cell>
          <table:table-cell office:value-type="string" table:style-name="ce1">
            <text:p>tangyan</text:p>
          </table:table-cell>
          <table:table-cell office:value-type="string" office:string-value="tangyan" table:formula="of:=LEFT([.H717];FIND(&quot;@&quot;;[.H717])-1)" table:style-name="ce4">
            <text:p>tangyan</text:p>
          </table:table-cell>
          <table:table-cell office:value-type="string" office:string-value="yeah.net" table:formula="of:=RIGHT([.H717];LEN([.H717])-FIND(&quot;@&quot;;[.H717]))" table:style-name="ce1">
            <text:p>yeah.net</text:p>
          </table:table-cell>
          <table:table-cell office:value-type="string" table:style-name="ce1">
            <text:p>tangyan@yeah.net</text:p>
          </table:table-cell>
          <table:table-cell office:value-type="date" office:date-value="2023-06-02T17:13:10" table:style-name="ce5">
            <text:p>6/2/23 05:13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float" office:value="5421" table:style-name="ce1">
            <text:p>5421</text:p>
          </table:table-cell>
          <table:table-cell table:style-name="ce3"/>
          <table:table-cell office:value-type="string" table:style-name="ce1">
            <text:p>ปรียา</text:p>
          </table:table-cell>
          <table:table-cell office:value-type="string" table:style-name="ce1">
            <text:p>อุ่นวิเศษ</text:p>
          </table:table-cell>
          <table:table-cell office:value-type="string" office:string-value="Wonza.nik" table:formula="of:=LEFT([.H718];FIND(&quot;@&quot;;[.H718])-1)" table:style-name="ce4">
            <text:p>Wonza.nik</text:p>
          </table:table-cell>
          <table:table-cell office:value-type="string" office:string-value="gmail.com" table:formula="of:=RIGHT([.H718];LEN([.H718])-FIND(&quot;@&quot;;[.H718]))" table:style-name="ce1">
            <text:p>gmail.com</text:p>
          </table:table-cell>
          <table:table-cell office:value-type="string" table:style-name="ce1">
            <text:p>Wonza.nik@gmail.com</text:p>
          </table:table-cell>
          <table:table-cell office:value-type="date" office:date-value="2023-06-02T17:14:22" table:style-name="ce5">
            <text:p>6/2/23 05:14 PM</text:p>
          </table:table-cell>
          <table:table-cell office:value-type="string" table:style-name="ce1">
            <text:p>223.24.93.15</text:p>
          </table:table-cell>
          <table:table-cell table:number-columns-repeated="16374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float" office:value="5425" table:style-name="ce1">
            <text:p>5425</text:p>
          </table:table-cell>
          <table:table-cell table:style-name="ce3"/>
          <table:table-cell office:value-type="string" table:style-name="ce1">
            <text:p>ชุติภาส</text:p>
          </table:table-cell>
          <table:table-cell office:value-type="string" table:style-name="ce1">
            <text:p>วงค์บุญธรรม</text:p>
          </table:table-cell>
          <table:table-cell office:value-type="string" office:string-value="ppkk42741" table:formula="of:=LEFT([.H719];FIND(&quot;@&quot;;[.H719])-1)" table:style-name="ce4">
            <text:p>ppkk42741</text:p>
          </table:table-cell>
          <table:table-cell office:value-type="string" office:string-value="gmail.com" table:formula="of:=RIGHT([.H719];LEN([.H719])-FIND(&quot;@&quot;;[.H719]))" table:style-name="ce1">
            <text:p>gmail.com</text:p>
          </table:table-cell>
          <table:table-cell office:value-type="string" table:style-name="ce1">
            <text:p>ppkk42741@gmail.com</text:p>
          </table:table-cell>
          <table:table-cell office:value-type="date" office:date-value="2023-06-02T17:21:21" table:style-name="ce5">
            <text:p>6/2/23 05:21 PM</text:p>
          </table:table-cell>
          <table:table-cell office:value-type="string" table:style-name="ce1">
            <text:p>182.232.122.29</text:p>
          </table:table-cell>
          <table:table-cell table:number-columns-repeated="16374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float" office:value="5426" table:style-name="ce1">
            <text:p>5426</text:p>
          </table:table-cell>
          <table:table-cell table:style-name="ce3"/>
          <table:table-cell office:value-type="string" table:style-name="ce1">
            <text:p>stata</text:p>
          </table:table-cell>
          <table:table-cell office:value-type="string" table:style-name="ce1">
            <text:p>fang</text:p>
          </table:table-cell>
          <table:table-cell office:value-type="string" office:string-value="fang" table:formula="of:=LEFT([.H720];FIND(&quot;@&quot;;[.H720])-1)" table:style-name="ce4">
            <text:p>fang</text:p>
          </table:table-cell>
          <table:table-cell office:value-type="string" office:string-value="gmail.com" table:formula="of:=RIGHT([.H720];LEN([.H720])-FIND(&quot;@&quot;;[.H720]))" table:style-name="ce1">
            <text:p>gmail.com</text:p>
          </table:table-cell>
          <table:table-cell office:value-type="string" table:style-name="ce1">
            <text:p>fang@gmail.com</text:p>
          </table:table-cell>
          <table:table-cell office:value-type="date" office:date-value="2023-06-02T17:22:00" table:style-name="ce5">
            <text:p>6/2/23 05:22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float" office:value="5429" table:style-name="ce1">
            <text:p>5429</text:p>
          </table:table-cell>
          <table:table-cell table:style-name="ce3"/>
          <table:table-cell office:value-type="string" table:style-name="ce1">
            <text:p>Anny</text:p>
          </table:table-cell>
          <table:table-cell office:value-type="string" table:style-name="ce1">
            <text:p>Wang</text:p>
          </table:table-cell>
          <table:table-cell office:value-type="string" office:string-value="redakung0" table:formula="of:=LEFT([.H721];FIND(&quot;@&quot;;[.H721])-1)" table:style-name="ce4">
            <text:p>redakung0</text:p>
          </table:table-cell>
          <table:table-cell office:value-type="string" office:string-value="gmail.com" table:formula="of:=RIGHT([.H721];LEN([.H721])-FIND(&quot;@&quot;;[.H721]))" table:style-name="ce1">
            <text:p>gmail.com</text:p>
          </table:table-cell>
          <table:table-cell office:value-type="string" table:style-name="ce1">
            <text:p>redakung0@gmail.com</text:p>
          </table:table-cell>
          <table:table-cell office:value-type="date" office:date-value="2023-06-02T17:27:17" table:style-name="ce5">
            <text:p>6/2/23 05:27 PM</text:p>
          </table:table-cell>
          <table:table-cell office:value-type="string" table:style-name="ce1">
            <text:p>223.206.245.18</text:p>
          </table:table-cell>
          <table:table-cell table:number-columns-repeated="16374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float" office:value="5431" table:style-name="ce1">
            <text:p>5431</text:p>
          </table:table-cell>
          <table:table-cell table:style-name="ce3"/>
          <table:table-cell office:value-type="string" table:style-name="ce1">
            <text:p>sakura</text:p>
          </table:table-cell>
          <table:table-cell office:value-type="string" table:style-name="ce1">
            <text:p>natali</text:p>
          </table:table-cell>
          <table:table-cell office:value-type="string" office:string-value="sms1999" table:formula="of:=LEFT([.H722];FIND(&quot;@&quot;;[.H722])-1)" table:style-name="ce4">
            <text:p>sms1999</text:p>
          </table:table-cell>
          <table:table-cell office:value-type="string" office:string-value="hotmail.com" table:formula="of:=RIGHT([.H722];LEN([.H722])-FIND(&quot;@&quot;;[.H722]))" table:style-name="ce1">
            <text:p>hotmail.com</text:p>
          </table:table-cell>
          <table:table-cell office:value-type="string" table:style-name="ce1">
            <text:p>sms1999@hotmail.com</text:p>
          </table:table-cell>
          <table:table-cell office:value-type="date" office:date-value="2023-06-02T17:28:45" table:style-name="ce5">
            <text:p>6/2/23 05:28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float" office:value="5437" table:style-name="ce1">
            <text:p>5437</text:p>
          </table:table-cell>
          <table:table-cell table:style-name="ce3"/>
          <table:table-cell office:value-type="string" table:style-name="ce1">
            <text:p>sorn</text:p>
          </table:table-cell>
          <table:table-cell office:value-type="string" table:style-name="ce1">
            <text:p>mar</text:p>
          </table:table-cell>
          <table:table-cell office:value-type="string" office:string-value="moslhong1" table:formula="of:=LEFT([.H723];FIND(&quot;@&quot;;[.H723])-1)" table:style-name="ce4">
            <text:p>moslhong1</text:p>
          </table:table-cell>
          <table:table-cell office:value-type="string" office:string-value="gmail.com" table:formula="of:=RIGHT([.H723];LEN([.H723])-FIND(&quot;@&quot;;[.H723]))" table:style-name="ce1">
            <text:p>gmail.com</text:p>
          </table:table-cell>
          <table:table-cell office:value-type="string" table:style-name="ce1">
            <text:p>moslhong1@gmail.com</text:p>
          </table:table-cell>
          <table:table-cell office:value-type="date" office:date-value="2023-06-02T17:31:26" table:style-name="ce5">
            <text:p>6/2/23 05:31 PM</text:p>
          </table:table-cell>
          <table:table-cell office:value-type="string" table:style-name="ce1">
            <text:p>125.25.145.221</text:p>
          </table:table-cell>
          <table:table-cell table:number-columns-repeated="16374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float" office:value="5439" table:style-name="ce1">
            <text:p>5439</text:p>
          </table:table-cell>
          <table:table-cell table:style-name="ce3"/>
          <table:table-cell office:value-type="string" table:style-name="ce1">
            <text:p>จารุณี</text:p>
          </table:table-cell>
          <table:table-cell office:value-type="string" table:style-name="ce1">
            <text:p>ชุ่มใจ</text:p>
          </table:table-cell>
          <table:table-cell office:value-type="string" office:string-value="1986neung" table:formula="of:=LEFT([.H724];FIND(&quot;@&quot;;[.H724])-1)" table:style-name="ce4">
            <text:p>1986neung</text:p>
          </table:table-cell>
          <table:table-cell office:value-type="string" office:string-value="gmail.com" table:formula="of:=RIGHT([.H724];LEN([.H724])-FIND(&quot;@&quot;;[.H724]))" table:style-name="ce1">
            <text:p>gmail.com</text:p>
          </table:table-cell>
          <table:table-cell office:value-type="string" table:style-name="ce1">
            <text:p>1986neung@gmail.com</text:p>
          </table:table-cell>
          <table:table-cell office:value-type="date" office:date-value="2023-06-02T17:31:56" table:style-name="ce5">
            <text:p>6/2/23 05:31 PM</text:p>
          </table:table-cell>
          <table:table-cell office:value-type="string" table:style-name="ce1">
            <text:p>49.237.14.186</text:p>
          </table:table-cell>
          <table:table-cell table:number-columns-repeated="16374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float" office:value="5443" table:style-name="ce1">
            <text:p>5443</text:p>
          </table:table-cell>
          <table:table-cell table:style-name="ce3"/>
          <table:table-cell office:value-type="string" table:style-name="ce1">
            <text:p>วิสุทธินี</text:p>
          </table:table-cell>
          <table:table-cell office:value-type="string" table:style-name="ce1">
            <text:p>จันทวงษ์</text:p>
          </table:table-cell>
          <table:table-cell office:value-type="string" office:string-value="tsukiyawa.hideyashi" table:formula="of:=LEFT([.H725];FIND(&quot;@&quot;;[.H725])-1)" table:style-name="ce4">
            <text:p>tsukiyawa.hideyashi</text:p>
          </table:table-cell>
          <table:table-cell office:value-type="string" office:string-value="gmail.com" table:formula="of:=RIGHT([.H725];LEN([.H725])-FIND(&quot;@&quot;;[.H725]))" table:style-name="ce1">
            <text:p>gmail.com</text:p>
          </table:table-cell>
          <table:table-cell office:value-type="string" table:style-name="ce1">
            <text:p>tsukiyawa.hideyashi@gmail.com</text:p>
          </table:table-cell>
          <table:table-cell office:value-type="date" office:date-value="2023-06-02T17:34:59" table:style-name="ce5">
            <text:p>6/2/23 05:34 PM</text:p>
          </table:table-cell>
          <table:table-cell office:value-type="string" table:style-name="ce1">
            <text:p>101.109.232.128</text:p>
          </table:table-cell>
          <table:table-cell table:number-columns-repeated="16374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float" office:value="5448" table:style-name="ce1">
            <text:p>5448</text:p>
          </table:table-cell>
          <table:table-cell table:style-name="ce3"/>
          <table:table-cell office:value-type="string" table:style-name="ce1">
            <text:p>Coco</text:p>
          </table:table-cell>
          <table:table-cell office:value-type="string" table:style-name="ce1">
            <text:p>Ii</text:p>
          </table:table-cell>
          <table:table-cell office:value-type="string" office:string-value="asic" table:formula="of:=LEFT([.H726];FIND(&quot;@&quot;;[.H726])-1)" table:style-name="ce4">
            <text:p>asic</text:p>
          </table:table-cell>
          <table:table-cell office:value-type="string" office:string-value="gmail.com" table:formula="of:=RIGHT([.H726];LEN([.H726])-FIND(&quot;@&quot;;[.H726]))" table:style-name="ce1">
            <text:p>gmail.com</text:p>
          </table:table-cell>
          <table:table-cell office:value-type="string" table:style-name="ce1">
            <text:p>asic@gmail.com</text:p>
          </table:table-cell>
          <table:table-cell office:value-type="date" office:date-value="2023-06-02T17:41:02" table:style-name="ce5">
            <text:p>6/2/23 05:41 PM</text:p>
          </table:table-cell>
          <table:table-cell office:value-type="string" table:style-name="ce1">
            <text:p>180.145.102.100</text:p>
          </table:table-cell>
          <table:table-cell table:number-columns-repeated="16374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float" office:value="5453" table:style-name="ce1">
            <text:p>5453</text:p>
          </table:table-cell>
          <table:table-cell table:style-name="ce3"/>
          <table:table-cell office:value-type="string" table:style-name="ce1">
            <text:p>hot</text:p>
          </table:table-cell>
          <table:table-cell office:value-type="string" table:style-name="ce1">
            <text:p>baby</text:p>
          </table:table-cell>
          <table:table-cell office:value-type="string" office:string-value="loveme" table:formula="of:=LEFT([.H727];FIND(&quot;@&quot;;[.H727])-1)" table:style-name="ce4">
            <text:p>loveme</text:p>
          </table:table-cell>
          <table:table-cell office:value-type="string" office:string-value="126.com" table:formula="of:=RIGHT([.H727];LEN([.H727])-FIND(&quot;@&quot;;[.H727]))" table:style-name="ce1">
            <text:p>126.com</text:p>
          </table:table-cell>
          <table:table-cell office:value-type="string" table:style-name="ce1">
            <text:p>loveme@126.com</text:p>
          </table:table-cell>
          <table:table-cell office:value-type="date" office:date-value="2023-06-02T17:41:49" table:style-name="ce5">
            <text:p>6/2/23 05:41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float" office:value="5461" table:style-name="ce1">
            <text:p>5461</text:p>
          </table:table-cell>
          <table:table-cell table:style-name="ce3"/>
          <table:table-cell office:value-type="string" table:style-name="ce1">
            <text:p>ณัฐฐิญา</text:p>
          </table:table-cell>
          <table:table-cell office:value-type="string" table:style-name="ce1">
            <text:p>เปรมธีรวัฒน์ชัย</text:p>
          </table:table-cell>
          <table:table-cell office:value-type="string" office:string-value="hippo.noi5150" table:formula="of:=LEFT([.H728];FIND(&quot;@&quot;;[.H728])-1)" table:style-name="ce4">
            <text:p>hippo.noi5150</text:p>
          </table:table-cell>
          <table:table-cell office:value-type="string" office:string-value="gmail.com" table:formula="of:=RIGHT([.H728];LEN([.H728])-FIND(&quot;@&quot;;[.H728]))" table:style-name="ce1">
            <text:p>gmail.com</text:p>
          </table:table-cell>
          <table:table-cell office:value-type="string" table:style-name="ce1">
            <text:p>hippo.noi5150@gmail.com</text:p>
          </table:table-cell>
          <table:table-cell office:value-type="date" office:date-value="2023-06-02T17:47:12" table:style-name="ce5">
            <text:p>6/2/23 05:47 PM</text:p>
          </table:table-cell>
          <table:table-cell office:value-type="string" table:style-name="ce1">
            <text:p>182.232.19.14</text:p>
          </table:table-cell>
          <table:table-cell table:number-columns-repeated="16374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float" office:value="5469" table:style-name="ce1">
            <text:p>5469</text:p>
          </table:table-cell>
          <table:table-cell table:style-name="ce3"/>
          <table:table-cell office:value-type="string" table:style-name="ce1">
            <text:p>กิ่งแก้ว</text:p>
          </table:table-cell>
          <table:table-cell office:value-type="string" table:style-name="ce1">
            <text:p>บุญสุข</text:p>
          </table:table-cell>
          <table:table-cell office:value-type="string" office:string-value="gmuang" table:formula="of:=LEFT([.H729];FIND(&quot;@&quot;;[.H729])-1)" table:style-name="ce4">
            <text:p>gmuang</text:p>
          </table:table-cell>
          <table:table-cell office:value-type="string" office:string-value="yahoo.com" table:formula="of:=RIGHT([.H729];LEN([.H729])-FIND(&quot;@&quot;;[.H729]))" table:style-name="ce1">
            <text:p>yahoo.com</text:p>
          </table:table-cell>
          <table:table-cell office:value-type="string" table:style-name="ce1">
            <text:p>gmuang@yahoo.com</text:p>
          </table:table-cell>
          <table:table-cell office:value-type="date" office:date-value="2023-06-02T17:52:43" table:style-name="ce5">
            <text:p>6/2/23 05:52 PM</text:p>
          </table:table-cell>
          <table:table-cell office:value-type="string" table:style-name="ce1">
            <text:p>180.183.164.95</text:p>
          </table:table-cell>
          <table:table-cell table:number-columns-repeated="16374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float" office:value="5478" table:style-name="ce1">
            <text:p>5478</text:p>
          </table:table-cell>
          <table:table-cell table:style-name="ce3"/>
          <table:table-cell office:value-type="string" table:style-name="ce1">
            <text:p>Britney</text:p>
          </table:table-cell>
          <table:table-cell office:value-type="string" table:style-name="ce1">
            <text:p>Lou</text:p>
          </table:table-cell>
          <table:table-cell office:value-type="string" office:string-value="britney07" table:formula="of:=LEFT([.H730];FIND(&quot;@&quot;;[.H730])-1)" table:style-name="ce4">
            <text:p>britney07</text:p>
          </table:table-cell>
          <table:table-cell office:value-type="string" office:string-value="centrum.cz" table:formula="of:=RIGHT([.H730];LEN([.H730])-FIND(&quot;@&quot;;[.H730]))" table:style-name="ce1">
            <text:p>centrum.cz</text:p>
          </table:table-cell>
          <table:table-cell office:value-type="string" table:style-name="ce1">
            <text:p>britney07@centrum.cz</text:p>
          </table:table-cell>
          <table:table-cell office:value-type="date" office:date-value="2023-06-02T17:58:02" table:style-name="ce5">
            <text:p>6/2/23 05:58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float" office:value="5477" table:style-name="ce1">
            <text:p>5477</text:p>
          </table:table-cell>
          <table:table-cell table:style-name="ce3"/>
          <table:table-cell office:value-type="string" table:style-name="ce1">
            <text:p>vivi</text:p>
          </table:table-cell>
          <table:table-cell office:value-type="string" table:style-name="ce1">
            <text:p>子</text:p>
          </table:table-cell>
          <table:table-cell office:value-type="string" office:string-value="sakura" table:formula="of:=LEFT([.H731];FIND(&quot;@&quot;;[.H731])-1)" table:style-name="ce4">
            <text:p>sakura</text:p>
          </table:table-cell>
          <table:table-cell office:value-type="string" office:string-value="hotmail.com" table:formula="of:=RIGHT([.H731];LEN([.H731])-FIND(&quot;@&quot;;[.H731]))" table:style-name="ce1">
            <text:p>hotmail.com</text:p>
          </table:table-cell>
          <table:table-cell office:value-type="string" table:style-name="ce1">
            <text:p>sakura@hotmail.com</text:p>
          </table:table-cell>
          <table:table-cell office:value-type="date" office:date-value="2023-06-02T18:00:56" table:style-name="ce5">
            <text:p>6/2/23 06:00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float" office:value="5488" table:style-name="ce1">
            <text:p>5488</text:p>
          </table:table-cell>
          <table:table-cell table:style-name="ce3"/>
          <table:table-cell office:value-type="string" table:style-name="ce1">
            <text:p>Nat</text:p>
          </table:table-cell>
          <table:table-cell office:value-type="string" table:style-name="ce1">
            <text:p>Norrasts</text:p>
          </table:table-cell>
          <table:table-cell office:value-type="string" office:string-value="lostdog" table:formula="of:=LEFT([.H732];FIND(&quot;@&quot;;[.H732])-1)" table:style-name="ce4">
            <text:p>lostdog</text:p>
          </table:table-cell>
          <table:table-cell office:value-type="string" office:string-value="hotmail.com" table:formula="of:=RIGHT([.H732];LEN([.H732])-FIND(&quot;@&quot;;[.H732]))" table:style-name="ce1">
            <text:p>hotmail.com</text:p>
          </table:table-cell>
          <table:table-cell office:value-type="string" table:style-name="ce1">
            <text:p>lostdog@hotmail.com</text:p>
          </table:table-cell>
          <table:table-cell office:value-type="date" office:date-value="2023-06-02T18:03:15" table:style-name="ce5">
            <text:p>6/2/23 06:03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float" office:value="5492" table:style-name="ce1">
            <text:p>5492</text:p>
          </table:table-cell>
          <table:table-cell table:style-name="ce3"/>
          <table:table-cell office:value-type="string" table:style-name="ce1">
            <text:p>Leo</text:p>
          </table:table-cell>
          <table:table-cell office:value-type="string" table:style-name="ce1">
            <text:p>Nakai</text:p>
          </table:table-cell>
          <table:table-cell office:value-type="string" office:string-value="zxcv" table:formula="of:=LEFT([.H733];FIND(&quot;@&quot;;[.H733])-1)" table:style-name="ce4">
            <text:p>zxcv</text:p>
          </table:table-cell>
          <table:table-cell office:value-type="string" office:string-value="gmail.com" table:formula="of:=RIGHT([.H733];LEN([.H733])-FIND(&quot;@&quot;;[.H733]))" table:style-name="ce1">
            <text:p>gmail.com</text:p>
          </table:table-cell>
          <table:table-cell office:value-type="string" table:style-name="ce1">
            <text:p>zxcv@gmail.com</text:p>
          </table:table-cell>
          <table:table-cell office:value-type="date" office:date-value="2023-06-02T18:04:57" table:style-name="ce5">
            <text:p>6/2/23 06:04 PM</text:p>
          </table:table-cell>
          <table:table-cell office:value-type="string" table:style-name="ce1">
            <text:p>180.145.102.100</text:p>
          </table:table-cell>
          <table:table-cell table:number-columns-repeated="16374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float" office:value="5496" table:style-name="ce1">
            <text:p>5496</text:p>
          </table:table-cell>
          <table:table-cell table:style-name="ce3"/>
          <table:table-cell office:value-type="string" table:style-name="ce1">
            <text:p>Phatthiya</text:p>
          </table:table-cell>
          <table:table-cell office:value-type="string" table:style-name="ce1">
            <text:p>wongnak</text:p>
          </table:table-cell>
          <table:table-cell office:value-type="string" office:string-value="moopippo" table:formula="of:=LEFT([.H734];FIND(&quot;@&quot;;[.H734])-1)" table:style-name="ce4">
            <text:p>moopippo</text:p>
          </table:table-cell>
          <table:table-cell office:value-type="string" office:string-value="gmail.com" table:formula="of:=RIGHT([.H734];LEN([.H734])-FIND(&quot;@&quot;;[.H734]))" table:style-name="ce1">
            <text:p>gmail.com</text:p>
          </table:table-cell>
          <table:table-cell office:value-type="string" table:style-name="ce1">
            <text:p>moopippo@gmail.com</text:p>
          </table:table-cell>
          <table:table-cell office:value-type="date" office:date-value="2023-06-02T18:05:45" table:style-name="ce5">
            <text:p>6/2/23 06:05 PM</text:p>
          </table:table-cell>
          <table:table-cell office:value-type="string" table:style-name="ce1">
            <text:p>49.228.105.90</text:p>
          </table:table-cell>
          <table:table-cell table:number-columns-repeated="16374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float" office:value="5497" table:style-name="ce1">
            <text:p>5497</text:p>
          </table:table-cell>
          <table:table-cell table:style-name="ce3"/>
          <table:table-cell office:value-type="string" table:style-name="ce1">
            <text:p>Netta</text:p>
          </table:table-cell>
          <table:table-cell office:value-type="string" table:style-name="ce1">
            <text:p>Att</text:p>
          </table:table-cell>
          <table:table-cell office:value-type="string" office:string-value="aneta8467" table:formula="of:=LEFT([.H735];FIND(&quot;@&quot;;[.H735])-1)" table:style-name="ce4">
            <text:p>aneta8467</text:p>
          </table:table-cell>
          <table:table-cell office:value-type="string" office:string-value="gmail.com" table:formula="of:=RIGHT([.H735];LEN([.H735])-FIND(&quot;@&quot;;[.H735]))" table:style-name="ce1">
            <text:p>gmail.com</text:p>
          </table:table-cell>
          <table:table-cell office:value-type="string" table:style-name="ce1">
            <text:p>aneta8467@gmail.com</text:p>
          </table:table-cell>
          <table:table-cell office:value-type="date" office:date-value="2023-06-02T18:06:38" table:style-name="ce5">
            <text:p>6/2/23 06:06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float" office:value="5498" table:style-name="ce1">
            <text:p>5498</text:p>
          </table:table-cell>
          <table:table-cell table:style-name="ce3"/>
          <table:table-cell office:value-type="string" table:style-name="ce1">
            <text:p>ธัญญภรณ์</text:p>
          </table:table-cell>
          <table:table-cell office:value-type="string" table:style-name="ce1">
            <text:p>ปลิงกระโทก</text:p>
          </table:table-cell>
          <table:table-cell office:value-type="string" office:string-value="Kaowfang2543" table:formula="of:=LEFT([.H736];FIND(&quot;@&quot;;[.H736])-1)" table:style-name="ce4">
            <text:p>Kaowfang2543</text:p>
          </table:table-cell>
          <table:table-cell office:value-type="string" office:string-value="gmail.com" table:formula="of:=RIGHT([.H736];LEN([.H736])-FIND(&quot;@&quot;;[.H736]))" table:style-name="ce1">
            <text:p>gmail.com</text:p>
          </table:table-cell>
          <table:table-cell office:value-type="string" table:style-name="ce1">
            <text:p>Kaowfang2543@gmail.com</text:p>
          </table:table-cell>
          <table:table-cell office:value-type="date" office:date-value="2023-06-02T18:10:24" table:style-name="ce5">
            <text:p>6/2/23 06:10 PM</text:p>
          </table:table-cell>
          <table:table-cell office:value-type="string" table:style-name="ce1">
            <text:p>223.24.162.12</text:p>
          </table:table-cell>
          <table:table-cell table:number-columns-repeated="16374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float" office:value="5499" table:style-name="ce1">
            <text:p>5499</text:p>
          </table:table-cell>
          <table:table-cell table:style-name="ce3"/>
          <table:table-cell office:value-type="string" table:style-name="ce1">
            <text:p>Gia</text:p>
          </table:table-cell>
          <table:table-cell office:value-type="string" table:style-name="ce1">
            <text:p>Nu</text:p>
          </table:table-cell>
          <table:table-cell office:value-type="string" office:string-value="guelope11" table:formula="of:=LEFT([.H737];FIND(&quot;@&quot;;[.H737])-1)" table:style-name="ce4">
            <text:p>guelope11</text:p>
          </table:table-cell>
          <table:table-cell office:value-type="string" office:string-value="gmail.com" table:formula="of:=RIGHT([.H737];LEN([.H737])-FIND(&quot;@&quot;;[.H737]))" table:style-name="ce1">
            <text:p>gmail.com</text:p>
          </table:table-cell>
          <table:table-cell office:value-type="string" table:style-name="ce1">
            <text:p>guelope11@gmail.com</text:p>
          </table:table-cell>
          <table:table-cell office:value-type="date" office:date-value="2023-06-02T18:10:27" table:style-name="ce5">
            <text:p>6/2/23 06:10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float" office:value="5501" table:style-name="ce1">
            <text:p>5501</text:p>
          </table:table-cell>
          <table:table-cell table:style-name="ce3"/>
          <table:table-cell office:value-type="string" table:style-name="ce1">
            <text:p>Aen</text:p>
          </table:table-cell>
          <table:table-cell office:value-type="string" table:style-name="ce1">
            <text:p>Mudchima</text:p>
          </table:table-cell>
          <table:table-cell office:value-type="string" office:string-value="oneeyeeagle" table:formula="of:=LEFT([.H738];FIND(&quot;@&quot;;[.H738])-1)" table:style-name="ce4">
            <text:p>oneeyeeagle</text:p>
          </table:table-cell>
          <table:table-cell office:value-type="string" office:string-value="gmail.com" table:formula="of:=RIGHT([.H738];LEN([.H738])-FIND(&quot;@&quot;;[.H738]))" table:style-name="ce1">
            <text:p>gmail.com</text:p>
          </table:table-cell>
          <table:table-cell office:value-type="string" table:style-name="ce1">
            <text:p>oneeyeeagle@gmail.com</text:p>
          </table:table-cell>
          <table:table-cell office:value-type="date" office:date-value="2023-06-02T18:17:07" table:style-name="ce5">
            <text:p>6/2/23 06:17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float" office:value="5503" table:style-name="ce1">
            <text:p>5503</text:p>
          </table:table-cell>
          <table:table-cell table:style-name="ce3"/>
          <table:table-cell office:value-type="string" table:style-name="ce1">
            <text:p>Nink</text:p>
          </table:table-cell>
          <table:table-cell office:value-type="string" table:style-name="ce1">
            <text:p>Tanachaat</text:p>
          </table:table-cell>
          <table:table-cell office:value-type="string" office:string-value="zazzo490" table:formula="of:=LEFT([.H739];FIND(&quot;@&quot;;[.H739])-1)" table:style-name="ce4">
            <text:p>zazzo490</text:p>
          </table:table-cell>
          <table:table-cell office:value-type="string" office:string-value="gmail.com" table:formula="of:=RIGHT([.H739];LEN([.H739])-FIND(&quot;@&quot;;[.H739]))" table:style-name="ce1">
            <text:p>gmail.com</text:p>
          </table:table-cell>
          <table:table-cell office:value-type="string" table:style-name="ce1">
            <text:p>zazzo490@gmail.com</text:p>
          </table:table-cell>
          <table:table-cell office:value-type="date" office:date-value="2023-06-02T18:19:09" table:style-name="ce5">
            <text:p>6/2/23 06:19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float" office:value="5504" table:style-name="ce1">
            <text:p>5504</text:p>
          </table:table-cell>
          <table:table-cell table:style-name="ce3"/>
          <table:table-cell office:value-type="string" table:style-name="ce1">
            <text:p>วัชรี</text:p>
          </table:table-cell>
          <table:table-cell office:value-type="string" table:style-name="ce1">
            <text:p>ชาญนอก</text:p>
          </table:table-cell>
          <table:table-cell office:value-type="string" office:string-value="Pimwatchari1995" table:formula="of:=LEFT([.H740];FIND(&quot;@&quot;;[.H740])-1)" table:style-name="ce4">
            <text:p>Pimwatchari1995</text:p>
          </table:table-cell>
          <table:table-cell office:value-type="string" office:string-value="gmail.com" table:formula="of:=RIGHT([.H740];LEN([.H740])-FIND(&quot;@&quot;;[.H740]))" table:style-name="ce1">
            <text:p>gmail.com</text:p>
          </table:table-cell>
          <table:table-cell office:value-type="string" table:style-name="ce1">
            <text:p>Pimwatchari1995@gmail.com</text:p>
          </table:table-cell>
          <table:table-cell office:value-type="date" office:date-value="2023-06-02T18:20:34" table:style-name="ce5">
            <text:p>6/2/23 06:20 PM</text:p>
          </table:table-cell>
          <table:table-cell office:value-type="string" table:style-name="ce1">
            <text:p>27.55.83.239</text:p>
          </table:table-cell>
          <table:table-cell table:number-columns-repeated="16374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float" office:value="5512" table:style-name="ce1">
            <text:p>5512</text:p>
          </table:table-cell>
          <table:table-cell table:style-name="ce3"/>
          <table:table-cell office:value-type="string" table:style-name="ce1">
            <text:p>Zara</text:p>
          </table:table-cell>
          <table:table-cell office:value-type="string" table:style-name="ce1">
            <text:p>Kattiswas</text:p>
          </table:table-cell>
          <table:table-cell office:value-type="string" office:string-value="zzzobi" table:formula="of:=LEFT([.H741];FIND(&quot;@&quot;;[.H741])-1)" table:style-name="ce4">
            <text:p>zzzobi</text:p>
          </table:table-cell>
          <table:table-cell office:value-type="string" office:string-value="gmail.com" table:formula="of:=RIGHT([.H741];LEN([.H741])-FIND(&quot;@&quot;;[.H741]))" table:style-name="ce1">
            <text:p>gmail.com</text:p>
          </table:table-cell>
          <table:table-cell office:value-type="string" table:style-name="ce1">
            <text:p>zzzobi@gmail.com</text:p>
          </table:table-cell>
          <table:table-cell office:value-type="date" office:date-value="2023-06-02T18:25:00" table:style-name="ce5">
            <text:p>6/2/23 06:25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float" office:value="5516" table:style-name="ce1">
            <text:p>5516</text:p>
          </table:table-cell>
          <table:table-cell table:style-name="ce3"/>
          <table:table-cell office:value-type="string" table:style-name="ce1">
            <text:p>Henri</text:p>
          </table:table-cell>
          <table:table-cell office:value-type="string" table:style-name="ce1">
            <text:p>Ttari</text:p>
          </table:table-cell>
          <table:table-cell office:value-type="string" office:string-value="henriettagt" table:formula="of:=LEFT([.H742];FIND(&quot;@&quot;;[.H742])-1)" table:style-name="ce4">
            <text:p>henriettagt</text:p>
          </table:table-cell>
          <table:table-cell office:value-type="string" office:string-value="gmail.com" table:formula="of:=RIGHT([.H742];LEN([.H742])-FIND(&quot;@&quot;;[.H742]))" table:style-name="ce1">
            <text:p>gmail.com</text:p>
          </table:table-cell>
          <table:table-cell office:value-type="string" table:style-name="ce1">
            <text:p>henriettagt@gmail.com</text:p>
          </table:table-cell>
          <table:table-cell office:value-type="date" office:date-value="2023-06-02T18:27:29" table:style-name="ce5">
            <text:p>6/2/23 06:27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float" office:value="5520" table:style-name="ce1">
            <text:p>5520</text:p>
          </table:table-cell>
          <table:table-cell table:style-name="ce3"/>
          <table:table-cell office:value-type="string" table:style-name="ce1">
            <text:p>eggie</text:p>
          </table:table-cell>
          <table:table-cell office:value-type="string" table:style-name="ce1">
            <text:p>wersey</text:p>
          </table:table-cell>
          <table:table-cell office:value-type="string" office:string-value="egwere215" table:formula="of:=LEFT([.H743];FIND(&quot;@&quot;;[.H743])-1)" table:style-name="ce4">
            <text:p>egwere215</text:p>
          </table:table-cell>
          <table:table-cell office:value-type="string" office:string-value="gmail.com" table:formula="of:=RIGHT([.H743];LEN([.H743])-FIND(&quot;@&quot;;[.H743]))" table:style-name="ce1">
            <text:p>gmail.com</text:p>
          </table:table-cell>
          <table:table-cell office:value-type="string" table:style-name="ce1">
            <text:p>egwere215@gmail.com</text:p>
          </table:table-cell>
          <table:table-cell office:value-type="date" office:date-value="2023-06-02T18:30:38" table:style-name="ce5">
            <text:p>6/2/23 06:30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float" office:value="5523" table:style-name="ce1">
            <text:p>5523</text:p>
          </table:table-cell>
          <table:table-cell table:style-name="ce3"/>
          <table:table-cell office:value-type="string" table:style-name="ce1">
            <text:p>marie</text:p>
          </table:table-cell>
          <table:table-cell office:value-type="string" table:style-name="ce1">
            <text:p>anne</text:p>
          </table:table-cell>
          <table:table-cell office:value-type="string" office:string-value="fgerewr1346" table:formula="of:=LEFT([.H744];FIND(&quot;@&quot;;[.H744])-1)" table:style-name="ce4">
            <text:p>fgerewr1346</text:p>
          </table:table-cell>
          <table:table-cell office:value-type="string" office:string-value="gmail.com" table:formula="of:=RIGHT([.H744];LEN([.H744])-FIND(&quot;@&quot;;[.H744]))" table:style-name="ce1">
            <text:p>gmail.com</text:p>
          </table:table-cell>
          <table:table-cell office:value-type="string" table:style-name="ce1">
            <text:p>fgerewr1346@gmail.com</text:p>
          </table:table-cell>
          <table:table-cell office:value-type="date" office:date-value="2023-06-02T18:34:08" table:style-name="ce5">
            <text:p>6/2/23 06:34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float" office:value="5525" table:style-name="ce1">
            <text:p>5525</text:p>
          </table:table-cell>
          <table:table-cell table:style-name="ce3"/>
          <table:table-cell office:value-type="string" table:style-name="ce1">
            <text:p>jason</text:p>
          </table:table-cell>
          <table:table-cell office:value-type="string" table:style-name="ce1">
            <text:p>banil</text:p>
          </table:table-cell>
          <table:table-cell office:value-type="string" office:string-value="b01jasonabanil" table:formula="of:=LEFT([.H745];FIND(&quot;@&quot;;[.H745])-1)" table:style-name="ce4">
            <text:p>b01jasonabanil</text:p>
          </table:table-cell>
          <table:table-cell office:value-type="string" office:string-value="gmail.com" table:formula="of:=RIGHT([.H745];LEN([.H745])-FIND(&quot;@&quot;;[.H745]))" table:style-name="ce1">
            <text:p>gmail.com</text:p>
          </table:table-cell>
          <table:table-cell office:value-type="string" table:style-name="ce1">
            <text:p>b01jasonabanil@gmail.com</text:p>
          </table:table-cell>
          <table:table-cell office:value-type="date" office:date-value="2023-06-02T18:38:06" table:style-name="ce5">
            <text:p>6/2/23 06:38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float" office:value="5549" table:style-name="ce1">
            <text:p>5549</text:p>
          </table:table-cell>
          <table:table-cell table:style-name="ce3"/>
          <table:table-cell office:value-type="string" table:style-name="ce1">
            <text:p>timmy</text:p>
          </table:table-cell>
          <table:table-cell office:value-type="string" table:style-name="ce1">
            <text:p>zee</text:p>
          </table:table-cell>
          <table:table-cell office:value-type="string" office:string-value="timmyz1278" table:formula="of:=LEFT([.H746];FIND(&quot;@&quot;;[.H746])-1)" table:style-name="ce4">
            <text:p>timmyz1278</text:p>
          </table:table-cell>
          <table:table-cell office:value-type="string" office:string-value="gmail.com" table:formula="of:=RIGHT([.H746];LEN([.H746])-FIND(&quot;@&quot;;[.H746]))" table:style-name="ce1">
            <text:p>gmail.com</text:p>
          </table:table-cell>
          <table:table-cell office:value-type="string" table:style-name="ce1">
            <text:p>timmyz1278@gmail.com</text:p>
          </table:table-cell>
          <table:table-cell office:value-type="date" office:date-value="2023-06-02T18:58:56" table:style-name="ce5">
            <text:p>6/2/23 06:58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float" office:value="5567" table:style-name="ce1">
            <text:p>5567</text:p>
          </table:table-cell>
          <table:table-cell table:style-name="ce3"/>
          <table:table-cell office:value-type="string" table:style-name="ce1">
            <text:p>katerina</text:p>
          </table:table-cell>
          <table:table-cell office:value-type="string" table:style-name="ce1">
            <text:p>yatut</text:p>
          </table:table-cell>
          <table:table-cell office:value-type="string" office:string-value="ekaterinayatut" table:formula="of:=LEFT([.H747];FIND(&quot;@&quot;;[.H747])-1)" table:style-name="ce4">
            <text:p>ekaterinayatut</text:p>
          </table:table-cell>
          <table:table-cell office:value-type="string" office:string-value="gmail.com" table:formula="of:=RIGHT([.H747];LEN([.H747])-FIND(&quot;@&quot;;[.H747]))" table:style-name="ce1">
            <text:p>gmail.com</text:p>
          </table:table-cell>
          <table:table-cell office:value-type="string" table:style-name="ce1">
            <text:p>ekaterinayatut@gmail.com</text:p>
          </table:table-cell>
          <table:table-cell office:value-type="date" office:date-value="2023-06-02T19:10:08" table:style-name="ce5">
            <text:p>6/2/23 07:10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float" office:value="5571" table:style-name="ce1">
            <text:p>5571</text:p>
          </table:table-cell>
          <table:table-cell table:style-name="ce3"/>
          <table:table-cell office:value-type="string" table:style-name="ce1">
            <text:p>ปพิชญา</text:p>
          </table:table-cell>
          <table:table-cell office:value-type="string" table:style-name="ce1">
            <text:p>เจริญเกียรติก้อง</text:p>
          </table:table-cell>
          <table:table-cell office:value-type="string" office:string-value="Greatpapitchaya" table:formula="of:=LEFT([.H748];FIND(&quot;@&quot;;[.H748])-1)" table:style-name="ce4">
            <text:p>Greatpapitchaya</text:p>
          </table:table-cell>
          <table:table-cell office:value-type="string" office:string-value="gmail.com" table:formula="of:=RIGHT([.H748];LEN([.H748])-FIND(&quot;@&quot;;[.H748]))" table:style-name="ce1">
            <text:p>gmail.com</text:p>
          </table:table-cell>
          <table:table-cell office:value-type="string" table:style-name="ce1">
            <text:p>Greatpapitchaya@gmail.com</text:p>
          </table:table-cell>
          <table:table-cell office:value-type="date" office:date-value="2023-06-02T19:10:33" table:style-name="ce5">
            <text:p>6/2/23 07:10 PM</text:p>
          </table:table-cell>
          <table:table-cell office:value-type="string" table:style-name="ce1">
            <text:p>124.120.15.57</text:p>
          </table:table-cell>
          <table:table-cell table:number-columns-repeated="16374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float" office:value="5573" table:style-name="ce1">
            <text:p>5573</text:p>
          </table:table-cell>
          <table:table-cell table:style-name="ce3"/>
          <table:table-cell office:value-type="string" table:style-name="ce1">
            <text:p>Supapit</text:p>
          </table:table-cell>
          <table:table-cell office:value-type="string" table:style-name="ce1">
            <text:p>Chirattikanon</text:p>
          </table:table-cell>
          <table:table-cell office:value-type="string" office:string-value="Supapit.tle" table:formula="of:=LEFT([.H749];FIND(&quot;@&quot;;[.H749])-1)" table:style-name="ce4">
            <text:p>Supapit.tle</text:p>
          </table:table-cell>
          <table:table-cell office:value-type="string" office:string-value="gmail.com" table:formula="of:=RIGHT([.H749];LEN([.H749])-FIND(&quot;@&quot;;[.H749]))" table:style-name="ce1">
            <text:p>gmail.com</text:p>
          </table:table-cell>
          <table:table-cell office:value-type="string" table:style-name="ce1">
            <text:p>Supapit.tle@gmail.com</text:p>
          </table:table-cell>
          <table:table-cell office:value-type="date" office:date-value="2023-06-02T19:12:15" table:style-name="ce5">
            <text:p>6/2/23 07:12 PM</text:p>
          </table:table-cell>
          <table:table-cell office:value-type="string" table:style-name="ce1">
            <text:p>124.121.4.6</text:p>
          </table:table-cell>
          <table:table-cell table:number-columns-repeated="16374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float" office:value="5578" table:style-name="ce1">
            <text:p>5578</text:p>
          </table:table-cell>
          <table:table-cell table:style-name="ce3"/>
          <table:table-cell office:value-type="string" table:style-name="ce1">
            <text:p>kristin</text:p>
          </table:table-cell>
          <table:table-cell office:value-type="string" table:style-name="ce1">
            <text:p>jane</text:p>
          </table:table-cell>
          <table:table-cell office:value-type="string" office:string-value="39kristin82" table:formula="of:=LEFT([.H750];FIND(&quot;@&quot;;[.H750])-1)" table:style-name="ce4">
            <text:p>39kristin82</text:p>
          </table:table-cell>
          <table:table-cell office:value-type="string" office:string-value="gmail.com" table:formula="of:=RIGHT([.H750];LEN([.H750])-FIND(&quot;@&quot;;[.H750]))" table:style-name="ce1">
            <text:p>gmail.com</text:p>
          </table:table-cell>
          <table:table-cell office:value-type="string" table:style-name="ce1">
            <text:p>39kristin82@gmail.com</text:p>
          </table:table-cell>
          <table:table-cell office:value-type="date" office:date-value="2023-06-02T19:13:50" table:style-name="ce5">
            <text:p>6/2/23 07:13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float" office:value="5592" table:style-name="ce1">
            <text:p>5592</text:p>
          </table:table-cell>
          <table:table-cell table:style-name="ce3"/>
          <table:table-cell office:value-type="string" table:style-name="ce1">
            <text:p>miya</text:p>
          </table:table-cell>
          <table:table-cell office:value-type="string" table:style-name="ce1">
            <text:p>hasigawa</text:p>
          </table:table-cell>
          <table:table-cell office:value-type="string" office:string-value="xiuyou13" table:formula="of:=LEFT([.H751];FIND(&quot;@&quot;;[.H751])-1)" table:style-name="ce4">
            <text:p>xiuyou13</text:p>
          </table:table-cell>
          <table:table-cell office:value-type="string" office:string-value="sina.com" table:formula="of:=RIGHT([.H751];LEN([.H751])-FIND(&quot;@&quot;;[.H751]))" table:style-name="ce1">
            <text:p>sina.com</text:p>
          </table:table-cell>
          <table:table-cell office:value-type="string" table:style-name="ce1">
            <text:p>xiuyou13@sina.com</text:p>
          </table:table-cell>
          <table:table-cell office:value-type="date" office:date-value="2023-06-02T19:22:36" table:style-name="ce5">
            <text:p>6/2/23 07:22 PM</text:p>
          </table:table-cell>
          <table:table-cell office:value-type="string" table:style-name="ce1">
            <text:p>45.255.126.86</text:p>
          </table:table-cell>
          <table:table-cell table:number-columns-repeated="16374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float" office:value="5590" table:style-name="ce1">
            <text:p>5590</text:p>
          </table:table-cell>
          <table:table-cell table:style-name="ce3"/>
          <table:table-cell office:value-type="string" table:style-name="ce1">
            <text:p>karen</text:p>
          </table:table-cell>
          <table:table-cell office:value-type="string" table:style-name="ce1">
            <text:p>hester</text:p>
          </table:table-cell>
          <table:table-cell office:value-type="string" office:string-value="hesterkaren711" table:formula="of:=LEFT([.H752];FIND(&quot;@&quot;;[.H752])-1)" table:style-name="ce4">
            <text:p>hesterkaren711</text:p>
          </table:table-cell>
          <table:table-cell office:value-type="string" office:string-value="gmail.com" table:formula="of:=RIGHT([.H752];LEN([.H752])-FIND(&quot;@&quot;;[.H752]))" table:style-name="ce1">
            <text:p>gmail.com</text:p>
          </table:table-cell>
          <table:table-cell office:value-type="string" table:style-name="ce1">
            <text:p>hesterkaren711@gmail.com</text:p>
          </table:table-cell>
          <table:table-cell office:value-type="date" office:date-value="2023-06-02T19:22:49" table:style-name="ce5">
            <text:p>6/2/23 07:22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float" office:value="5604" table:style-name="ce1">
            <text:p>5604</text:p>
          </table:table-cell>
          <table:table-cell table:style-name="ce3"/>
          <table:table-cell office:value-type="string" table:style-name="ce1">
            <text:p>悠宝</text:p>
          </table:table-cell>
          <table:table-cell office:value-type="string" table:style-name="ce1">
            <text:p>李</text:p>
          </table:table-cell>
          <table:table-cell office:value-type="string" office:string-value="lw38373238dangji" table:formula="of:=LEFT([.H753];FIND(&quot;@&quot;;[.H753])-1)" table:style-name="ce4">
            <text:p>lw38373238dangji</text:p>
          </table:table-cell>
          <table:table-cell office:value-type="string" office:string-value="163.com" table:formula="of:=RIGHT([.H753];LEN([.H753])-FIND(&quot;@&quot;;[.H753]))" table:style-name="ce1">
            <text:p>163.com</text:p>
          </table:table-cell>
          <table:table-cell office:value-type="string" table:style-name="ce1">
            <text:p>lw38373238dangji@163.com</text:p>
          </table:table-cell>
          <table:table-cell office:value-type="date" office:date-value="2023-06-02T19:28:02" table:style-name="ce5">
            <text:p>6/2/23 07:28 PM</text:p>
          </table:table-cell>
          <table:table-cell office:value-type="string" table:style-name="ce1">
            <text:p>45.255.126.86</text:p>
          </table:table-cell>
          <table:table-cell table:number-columns-repeated="16374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float" office:value="5607" table:style-name="ce1">
            <text:p>5607</text:p>
          </table:table-cell>
          <table:table-cell table:style-name="ce3"/>
          <table:table-cell office:value-type="string" table:style-name="ce1">
            <text:p>erica</text:p>
          </table:table-cell>
          <table:table-cell office:value-type="string" table:style-name="ce1">
            <text:p>holding</text:p>
          </table:table-cell>
          <table:table-cell office:value-type="string" office:string-value="ericaholding1" table:formula="of:=LEFT([.H754];FIND(&quot;@&quot;;[.H754])-1)" table:style-name="ce4">
            <text:p>ericaholding1</text:p>
          </table:table-cell>
          <table:table-cell office:value-type="string" office:string-value="gmail.com" table:formula="of:=RIGHT([.H754];LEN([.H754])-FIND(&quot;@&quot;;[.H754]))" table:style-name="ce1">
            <text:p>gmail.com</text:p>
          </table:table-cell>
          <table:table-cell office:value-type="string" table:style-name="ce1">
            <text:p>ericaholding1@gmail.com</text:p>
          </table:table-cell>
          <table:table-cell office:value-type="date" office:date-value="2023-06-02T19:28:48" table:style-name="ce5">
            <text:p>6/2/23 07:28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float" office:value="5617" table:style-name="ce1">
            <text:p>5617</text:p>
          </table:table-cell>
          <table:table-cell table:style-name="ce3"/>
          <table:table-cell office:value-type="string" table:style-name="ce1">
            <text:p>white</text:p>
          </table:table-cell>
          <table:table-cell office:value-type="string" table:style-name="ce1">
            <text:p>dior</text:p>
          </table:table-cell>
          <table:table-cell office:value-type="string" office:string-value="whitedior66" table:formula="of:=LEFT([.H755];FIND(&quot;@&quot;;[.H755])-1)" table:style-name="ce4">
            <text:p>whitedior66</text:p>
          </table:table-cell>
          <table:table-cell office:value-type="string" office:string-value="gmail.com" table:formula="of:=RIGHT([.H755];LEN([.H755])-FIND(&quot;@&quot;;[.H755]))" table:style-name="ce1">
            <text:p>gmail.com</text:p>
          </table:table-cell>
          <table:table-cell office:value-type="string" table:style-name="ce1">
            <text:p>whitedior66@gmail.com</text:p>
          </table:table-cell>
          <table:table-cell office:value-type="date" office:date-value="2023-06-02T19:32:17" table:style-name="ce5">
            <text:p>6/2/23 07:32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float" office:value="5613" table:style-name="ce1">
            <text:p>5613</text:p>
          </table:table-cell>
          <table:table-cell table:style-name="ce3"/>
          <table:table-cell office:value-type="string" table:style-name="ce1">
            <text:p>ประภาพร</text:p>
          </table:table-cell>
          <table:table-cell office:value-type="string" table:style-name="ce1">
            <text:p>ขันทพันธ์</text:p>
          </table:table-cell>
          <table:table-cell office:value-type="string" office:string-value="you_or_me_mine" table:formula="of:=LEFT([.H756];FIND(&quot;@&quot;;[.H756])-1)" table:style-name="ce4">
            <text:p>you_or_me_mine</text:p>
          </table:table-cell>
          <table:table-cell office:value-type="string" office:string-value="hotmail.com" table:formula="of:=RIGHT([.H756];LEN([.H756])-FIND(&quot;@&quot;;[.H756]))" table:style-name="ce1">
            <text:p>hotmail.com</text:p>
          </table:table-cell>
          <table:table-cell office:value-type="string" table:style-name="ce1">
            <text:p>you_or_me_mine@hotmail.com</text:p>
          </table:table-cell>
          <table:table-cell office:value-type="date" office:date-value="2023-06-02T19:32:26" table:style-name="ce5">
            <text:p>6/2/23 07:32 PM</text:p>
          </table:table-cell>
          <table:table-cell office:value-type="string" table:style-name="ce1">
            <text:p>223.24.169.119</text:p>
          </table:table-cell>
          <table:table-cell table:number-columns-repeated="16374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float" office:value="5625" table:style-name="ce1">
            <text:p>5625</text:p>
          </table:table-cell>
          <table:table-cell table:style-name="ce3"/>
          <table:table-cell office:value-type="string" table:style-name="ce1">
            <text:p>egger</text:p>
          </table:table-cell>
          <table:table-cell office:value-type="string" table:style-name="ce1">
            <text:p>john</text:p>
          </table:table-cell>
          <table:table-cell office:value-type="string" office:string-value="egjop31" table:formula="of:=LEFT([.H757];FIND(&quot;@&quot;;[.H757])-1)" table:style-name="ce4">
            <text:p>egjop31</text:p>
          </table:table-cell>
          <table:table-cell office:value-type="string" office:string-value="gmail.com" table:formula="of:=RIGHT([.H757];LEN([.H757])-FIND(&quot;@&quot;;[.H757]))" table:style-name="ce1">
            <text:p>gmail.com</text:p>
          </table:table-cell>
          <table:table-cell office:value-type="string" table:style-name="ce1">
            <text:p>egjop31@gmail.com</text:p>
          </table:table-cell>
          <table:table-cell office:value-type="date" office:date-value="2023-06-02T19:35:25" table:style-name="ce5">
            <text:p>6/2/23 07:35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float" office:value="5628" table:style-name="ce1">
            <text:p>5628</text:p>
          </table:table-cell>
          <table:table-cell table:style-name="ce3"/>
          <table:table-cell office:value-type="string" table:style-name="ce1">
            <text:p>兮兮</text:p>
          </table:table-cell>
          <table:table-cell office:value-type="string" table:style-name="ce1">
            <text:p>郑</text:p>
          </table:table-cell>
          <table:table-cell office:value-type="string" office:string-value="oko7190962ta" table:formula="of:=LEFT([.H758];FIND(&quot;@&quot;;[.H758])-1)" table:style-name="ce4">
            <text:p>oko7190962ta</text:p>
          </table:table-cell>
          <table:table-cell office:value-type="string" office:string-value="163.com" table:formula="of:=RIGHT([.H758];LEN([.H758])-FIND(&quot;@&quot;;[.H758]))" table:style-name="ce1">
            <text:p>163.com</text:p>
          </table:table-cell>
          <table:table-cell office:value-type="string" table:style-name="ce1">
            <text:p>oko7190962ta@163.com</text:p>
          </table:table-cell>
          <table:table-cell office:value-type="date" office:date-value="2023-06-02T19:37:17" table:style-name="ce5">
            <text:p>6/2/23 07:37 PM</text:p>
          </table:table-cell>
          <table:table-cell office:value-type="string" table:style-name="ce1">
            <text:p>45.255.126.86</text:p>
          </table:table-cell>
          <table:table-cell table:number-columns-repeated="16374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float" office:value="5631" table:style-name="ce1">
            <text:p>5631</text:p>
          </table:table-cell>
          <table:table-cell table:style-name="ce3"/>
          <table:table-cell office:value-type="string" table:style-name="ce1">
            <text:p>สโรชา</text:p>
          </table:table-cell>
          <table:table-cell office:value-type="string" table:style-name="ce1">
            <text:p>เวสารัตน์</text:p>
          </table:table-cell>
          <table:table-cell office:value-type="string" office:string-value="kunya.wes" table:formula="of:=LEFT([.H759];FIND(&quot;@&quot;;[.H759])-1)" table:style-name="ce4">
            <text:p>kunya.wes</text:p>
          </table:table-cell>
          <table:table-cell office:value-type="string" office:string-value="gmail.com" table:formula="of:=RIGHT([.H759];LEN([.H759])-FIND(&quot;@&quot;;[.H759]))" table:style-name="ce1">
            <text:p>gmail.com</text:p>
          </table:table-cell>
          <table:table-cell office:value-type="string" table:style-name="ce1">
            <text:p>kunya.wes@gmail.com</text:p>
          </table:table-cell>
          <table:table-cell office:value-type="date" office:date-value="2023-06-02T19:38:11" table:style-name="ce5">
            <text:p>6/2/23 07:38 PM</text:p>
          </table:table-cell>
          <table:table-cell office:value-type="string" table:style-name="ce1">
            <text:p>1.2.184.252</text:p>
          </table:table-cell>
          <table:table-cell table:number-columns-repeated="16374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float" office:value="5637" table:style-name="ce1">
            <text:p>5637</text:p>
          </table:table-cell>
          <table:table-cell table:style-name="ce3"/>
          <table:table-cell office:value-type="string" table:style-name="ce1">
            <text:p>yuki</text:p>
          </table:table-cell>
          <table:table-cell office:value-type="string" table:style-name="ce1">
            <text:p>hoshino</text:p>
          </table:table-cell>
          <table:table-cell office:value-type="string" office:string-value="zd0746263yuem" table:formula="of:=LEFT([.H760];FIND(&quot;@&quot;;[.H760])-1)" table:style-name="ce4">
            <text:p>zd0746263yuem</text:p>
          </table:table-cell>
          <table:table-cell office:value-type="string" office:string-value="163.com" table:formula="of:=RIGHT([.H760];LEN([.H760])-FIND(&quot;@&quot;;[.H760]))" table:style-name="ce1">
            <text:p>163.com</text:p>
          </table:table-cell>
          <table:table-cell office:value-type="string" table:style-name="ce1">
            <text:p>zd0746263yuem@163.com</text:p>
          </table:table-cell>
          <table:table-cell office:value-type="date" office:date-value="2023-06-02T19:40:46" table:style-name="ce5">
            <text:p>6/2/23 07:40 PM</text:p>
          </table:table-cell>
          <table:table-cell office:value-type="string" table:style-name="ce1">
            <text:p>45.255.126.86</text:p>
          </table:table-cell>
          <table:table-cell table:number-columns-repeated="16374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float" office:value="5640" table:style-name="ce1">
            <text:p>5640</text:p>
          </table:table-cell>
          <table:table-cell table:style-name="ce3"/>
          <table:table-cell office:value-type="string" table:style-name="ce1">
            <text:p>ailyn</text:p>
          </table:table-cell>
          <table:table-cell office:value-type="string" table:style-name="ce1">
            <text:p>rose</text:p>
          </table:table-cell>
          <table:table-cell office:value-type="string" office:string-value="ailynrosesabanmagdayao" table:formula="of:=LEFT([.H761];FIND(&quot;@&quot;;[.H761])-1)" table:style-name="ce4">
            <text:p>ailynrosesabanmagdayao</text:p>
          </table:table-cell>
          <table:table-cell office:value-type="string" office:string-value="gmail.com" table:formula="of:=RIGHT([.H761];LEN([.H761])-FIND(&quot;@&quot;;[.H761]))" table:style-name="ce1">
            <text:p>gmail.com</text:p>
          </table:table-cell>
          <table:table-cell office:value-type="string" table:style-name="ce1">
            <text:p>ailynrosesabanmagdayao@gmail.com</text:p>
          </table:table-cell>
          <table:table-cell office:value-type="date" office:date-value="2023-06-02T19:42:37" table:style-name="ce5">
            <text:p>6/2/23 07:42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float" office:value="5642" table:style-name="ce1">
            <text:p>5642</text:p>
          </table:table-cell>
          <table:table-cell table:style-name="ce3"/>
          <table:table-cell office:value-type="string" table:style-name="ce1">
            <text:p>BamBam</text:p>
          </table:table-cell>
          <table:table-cell office:value-type="string" table:style-name="ce1">
            <text:p>Wang</text:p>
          </table:table-cell>
          <table:table-cell office:value-type="string" office:string-value="bunsukhs748" table:formula="of:=LEFT([.H762];FIND(&quot;@&quot;;[.H762])-1)" table:style-name="ce4">
            <text:p>bunsukhs748</text:p>
          </table:table-cell>
          <table:table-cell office:value-type="string" office:string-value="gmail.com" table:formula="of:=RIGHT([.H762];LEN([.H762])-FIND(&quot;@&quot;;[.H762]))" table:style-name="ce1">
            <text:p>gmail.com</text:p>
          </table:table-cell>
          <table:table-cell office:value-type="string" table:style-name="ce1">
            <text:p>bunsukhs748@gmail.com</text:p>
          </table:table-cell>
          <table:table-cell office:value-type="date" office:date-value="2023-06-02T19:42:56" table:style-name="ce5">
            <text:p>6/2/23 07:42 PM</text:p>
          </table:table-cell>
          <table:table-cell office:value-type="string" table:style-name="ce1">
            <text:p>223.206.245.18</text:p>
          </table:table-cell>
          <table:table-cell table:number-columns-repeated="16374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float" office:value="5643" table:style-name="ce1">
            <text:p>5643</text:p>
          </table:table-cell>
          <table:table-cell table:style-name="ce3"/>
          <table:table-cell office:value-type="string" table:style-name="ce1">
            <text:p>yunxi</text:p>
          </table:table-cell>
          <table:table-cell office:value-type="string" table:style-name="ce1">
            <text:p>zhou</text:p>
          </table:table-cell>
          <table:table-cell office:value-type="string" office:string-value="oll6907573taoy" table:formula="of:=LEFT([.H763];FIND(&quot;@&quot;;[.H763])-1)" table:style-name="ce4">
            <text:p>oll6907573taoy</text:p>
          </table:table-cell>
          <table:table-cell office:value-type="string" office:string-value="163.com" table:formula="of:=RIGHT([.H763];LEN([.H763])-FIND(&quot;@&quot;;[.H763]))" table:style-name="ce1">
            <text:p>163.com</text:p>
          </table:table-cell>
          <table:table-cell office:value-type="string" table:style-name="ce1">
            <text:p>oll6907573taoy@163.com</text:p>
          </table:table-cell>
          <table:table-cell office:value-type="date" office:date-value="2023-06-02T19:43:40" table:style-name="ce5">
            <text:p>6/2/23 07:43 PM</text:p>
          </table:table-cell>
          <table:table-cell office:value-type="string" table:style-name="ce1">
            <text:p>45.255.126.86</text:p>
          </table:table-cell>
          <table:table-cell table:number-columns-repeated="16374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float" office:value="5646" table:style-name="ce1">
            <text:p>5646</text:p>
          </table:table-cell>
          <table:table-cell table:style-name="ce3"/>
          <table:table-cell office:value-type="string" table:style-name="ce1">
            <text:p>Jack</text:p>
          </table:table-cell>
          <table:table-cell office:value-type="string" table:style-name="ce1">
            <text:p>Edwards</text:p>
          </table:table-cell>
          <table:table-cell office:value-type="string" office:string-value="jackedwards" table:formula="of:=LEFT([.H764];FIND(&quot;@&quot;;[.H764])-1)" table:style-name="ce4">
            <text:p>jackedwards</text:p>
          </table:table-cell>
          <table:table-cell office:value-type="string" office:string-value="gmail.com" table:formula="of:=RIGHT([.H764];LEN([.H764])-FIND(&quot;@&quot;;[.H764]))" table:style-name="ce1">
            <text:p>gmail.com</text:p>
          </table:table-cell>
          <table:table-cell office:value-type="string" table:style-name="ce1">
            <text:p>jackedwards@gmail.com</text:p>
          </table:table-cell>
          <table:table-cell office:value-type="date" office:date-value="2023-06-02T19:47:29" table:style-name="ce5">
            <text:p>6/2/23 07:47 P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float" office:value="5647" table:style-name="ce1">
            <text:p>5647</text:p>
          </table:table-cell>
          <table:table-cell table:style-name="ce3"/>
          <table:table-cell office:value-type="string" table:style-name="ce1">
            <text:p>meiguo</text:p>
          </table:table-cell>
          <table:table-cell office:value-type="string" table:style-name="ce1">
            <text:p>fang</text:p>
          </table:table-cell>
          <table:table-cell office:value-type="string" office:string-value="skxs55899248che" table:formula="of:=LEFT([.H765];FIND(&quot;@&quot;;[.H765])-1)" table:style-name="ce4">
            <text:p>skxs55899248che</text:p>
          </table:table-cell>
          <table:table-cell office:value-type="string" office:string-value="163.com" table:formula="of:=RIGHT([.H765];LEN([.H765])-FIND(&quot;@&quot;;[.H765]))" table:style-name="ce1">
            <text:p>163.com</text:p>
          </table:table-cell>
          <table:table-cell office:value-type="string" table:style-name="ce1">
            <text:p>skxs55899248che@163.com</text:p>
          </table:table-cell>
          <table:table-cell office:value-type="date" office:date-value="2023-06-02T19:47:35" table:style-name="ce5">
            <text:p>6/2/23 07:47 PM</text:p>
          </table:table-cell>
          <table:table-cell office:value-type="string" table:style-name="ce1">
            <text:p>45.255.126.86</text:p>
          </table:table-cell>
          <table:table-cell table:number-columns-repeated="16374"/>
        </table:table-row>
        <table:table-row table:style-name="ro2">
          <table:table-cell office:value-type="float" office:value="1282" table:style-name="ce1">
            <text:p>1282</text:p>
          </table:table-cell>
          <table:table-cell office:value-type="float" office:value="5650" table:style-name="ce1">
            <text:p>5650</text:p>
          </table:table-cell>
          <table:table-cell table:style-name="ce3"/>
          <table:table-cell office:value-type="string" table:style-name="ce1">
            <text:p>livia</text:p>
          </table:table-cell>
          <table:table-cell office:value-type="string" table:style-name="ce1">
            <text:p>heart</text:p>
          </table:table-cell>
          <table:table-cell office:value-type="string" office:string-value="lifeheartlive16" table:formula="of:=LEFT([.H766];FIND(&quot;@&quot;;[.H766])-1)" table:style-name="ce4">
            <text:p>lifeheartlive16</text:p>
          </table:table-cell>
          <table:table-cell office:value-type="string" office:string-value="gmail.com" table:formula="of:=RIGHT([.H766];LEN([.H766])-FIND(&quot;@&quot;;[.H766]))" table:style-name="ce1">
            <text:p>gmail.com</text:p>
          </table:table-cell>
          <table:table-cell office:value-type="string" table:style-name="ce1">
            <text:p>lifeheartlive16@gmail.com</text:p>
          </table:table-cell>
          <table:table-cell office:value-type="date" office:date-value="2023-06-02T19:48:40" table:style-name="ce5">
            <text:p>6/2/23 07:48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283" table:style-name="ce1">
            <text:p>1283</text:p>
          </table:table-cell>
          <table:table-cell office:value-type="float" office:value="5652" table:style-name="ce1">
            <text:p>5652</text:p>
          </table:table-cell>
          <table:table-cell table:style-name="ce3"/>
          <table:table-cell office:value-type="string" table:style-name="ce1">
            <text:p>Pattranit</text:p>
          </table:table-cell>
          <table:table-cell office:value-type="string" table:style-name="ce1">
            <text:p>Lerdsinapaporn</text:p>
          </table:table-cell>
          <table:table-cell office:value-type="string" office:string-value="mokojuno" table:formula="of:=LEFT([.H767];FIND(&quot;@&quot;;[.H767])-1)" table:style-name="ce4">
            <text:p>mokojuno</text:p>
          </table:table-cell>
          <table:table-cell office:value-type="string" office:string-value="hotmail.com" table:formula="of:=RIGHT([.H767];LEN([.H767])-FIND(&quot;@&quot;;[.H767]))" table:style-name="ce1">
            <text:p>hotmail.com</text:p>
          </table:table-cell>
          <table:table-cell office:value-type="string" table:style-name="ce1">
            <text:p>mokojuno@hotmail.com</text:p>
          </table:table-cell>
          <table:table-cell office:value-type="date" office:date-value="2023-06-02T19:49:22" table:style-name="ce5">
            <text:p>6/2/23 07:49 PM</text:p>
          </table:table-cell>
          <table:table-cell office:value-type="string" table:style-name="ce1">
            <text:p>1.10.194.162</text:p>
          </table:table-cell>
          <table:table-cell table:number-columns-repeated="16374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float" office:value="5655" table:style-name="ce1">
            <text:p>5655</text:p>
          </table:table-cell>
          <table:table-cell table:style-name="ce3"/>
          <table:table-cell office:value-type="string" table:style-name="ce1">
            <text:p>caicaii</text:p>
          </table:table-cell>
          <table:table-cell office:value-type="string" table:style-name="ce1">
            <text:p>JHUANG</text:p>
          </table:table-cell>
          <table:table-cell office:value-type="string" office:string-value="sojc9545341shansi" table:formula="of:=LEFT([.H768];FIND(&quot;@&quot;;[.H768])-1)" table:style-name="ce4">
            <text:p>sojc9545341shansi</text:p>
          </table:table-cell>
          <table:table-cell office:value-type="string" office:string-value="163.com" table:formula="of:=RIGHT([.H768];LEN([.H768])-FIND(&quot;@&quot;;[.H768]))" table:style-name="ce1">
            <text:p>163.com</text:p>
          </table:table-cell>
          <table:table-cell office:value-type="string" table:style-name="ce1">
            <text:p>sojc9545341shansi@163.com</text:p>
          </table:table-cell>
          <table:table-cell office:value-type="date" office:date-value="2023-06-02T19:50:10" table:style-name="ce5">
            <text:p>6/2/23 07:50 PM</text:p>
          </table:table-cell>
          <table:table-cell office:value-type="string" table:style-name="ce1">
            <text:p>45.255.126.86</text:p>
          </table:table-cell>
          <table:table-cell table:number-columns-repeated="16374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float" office:value="5656" table:style-name="ce1">
            <text:p>5656</text:p>
          </table:table-cell>
          <table:table-cell table:style-name="ce3"/>
          <table:table-cell office:value-type="string" table:style-name="ce1">
            <text:p>Aman</text:p>
          </table:table-cell>
          <table:table-cell office:value-type="string" table:style-name="ce1">
            <text:p>dhaliwal</text:p>
          </table:table-cell>
          <table:table-cell office:value-type="string" office:string-value="amandhaliwal" table:formula="of:=LEFT([.H769];FIND(&quot;@&quot;;[.H769])-1)" table:style-name="ce4">
            <text:p>amandhaliwal</text:p>
          </table:table-cell>
          <table:table-cell office:value-type="string" office:string-value="gmail.com" table:formula="of:=RIGHT([.H769];LEN([.H769])-FIND(&quot;@&quot;;[.H769]))" table:style-name="ce1">
            <text:p>gmail.com</text:p>
          </table:table-cell>
          <table:table-cell office:value-type="string" table:style-name="ce1">
            <text:p>amandhaliwal@gmail.com</text:p>
          </table:table-cell>
          <table:table-cell office:value-type="date" office:date-value="2023-06-02T19:50:53" table:style-name="ce5">
            <text:p>6/2/23 07:50 P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float" office:value="5659" table:style-name="ce1">
            <text:p>5659</text:p>
          </table:table-cell>
          <table:table-cell table:style-name="ce3"/>
          <table:table-cell office:value-type="string" table:style-name="ce1">
            <text:p>jamie</text:p>
          </table:table-cell>
          <table:table-cell office:value-type="string" table:style-name="ce1">
            <text:p>nawt</text:p>
          </table:table-cell>
          <table:table-cell office:value-type="string" office:string-value="jamnawty17" table:formula="of:=LEFT([.H770];FIND(&quot;@&quot;;[.H770])-1)" table:style-name="ce4">
            <text:p>jamnawty17</text:p>
          </table:table-cell>
          <table:table-cell office:value-type="string" office:string-value="gmail.com" table:formula="of:=RIGHT([.H770];LEN([.H770])-FIND(&quot;@&quot;;[.H770]))" table:style-name="ce1">
            <text:p>gmail.com</text:p>
          </table:table-cell>
          <table:table-cell office:value-type="string" table:style-name="ce1">
            <text:p>jamnawty17@gmail.com</text:p>
          </table:table-cell>
          <table:table-cell office:value-type="date" office:date-value="2023-06-02T19:51:52" table:style-name="ce5">
            <text:p>6/2/23 07:51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float" office:value="5662" table:style-name="ce1">
            <text:p>5662</text:p>
          </table:table-cell>
          <table:table-cell table:style-name="ce3"/>
          <table:table-cell office:value-type="string" table:style-name="ce1">
            <text:p>jiayun</text:p>
          </table:table-cell>
          <table:table-cell office:value-type="string" table:style-name="ce1">
            <text:p>zhou</text:p>
          </table:table-cell>
          <table:table-cell office:value-type="string" office:string-value="y53677311luboxio" table:formula="of:=LEFT([.H771];FIND(&quot;@&quot;;[.H771])-1)" table:style-name="ce4">
            <text:p>y53677311luboxio</text:p>
          </table:table-cell>
          <table:table-cell office:value-type="string" office:string-value="163.com" table:formula="of:=RIGHT([.H771];LEN([.H771])-FIND(&quot;@&quot;;[.H771]))" table:style-name="ce1">
            <text:p>163.com</text:p>
          </table:table-cell>
          <table:table-cell office:value-type="string" table:style-name="ce1">
            <text:p>y53677311luboxio@163.com</text:p>
          </table:table-cell>
          <table:table-cell office:value-type="date" office:date-value="2023-06-02T19:53:19" table:style-name="ce5">
            <text:p>6/2/23 07:53 PM</text:p>
          </table:table-cell>
          <table:table-cell office:value-type="string" table:style-name="ce1">
            <text:p>45.255.126.86</text:p>
          </table:table-cell>
          <table:table-cell table:number-columns-repeated="16374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float" office:value="5664" table:style-name="ce1">
            <text:p>5664</text:p>
          </table:table-cell>
          <table:table-cell table:style-name="ce3"/>
          <table:table-cell office:value-type="string" table:style-name="ce1">
            <text:p>Raman</text:p>
          </table:table-cell>
          <table:table-cell office:value-type="string" table:style-name="ce1">
            <text:p>dhaliwal</text:p>
          </table:table-cell>
          <table:table-cell office:value-type="string" office:string-value="Ramandhaliwal" table:formula="of:=LEFT([.H772];FIND(&quot;@&quot;;[.H772])-1)" table:style-name="ce4">
            <text:p>Ramandhaliwal</text:p>
          </table:table-cell>
          <table:table-cell office:value-type="string" office:string-value="gmail.com" table:formula="of:=RIGHT([.H772];LEN([.H772])-FIND(&quot;@&quot;;[.H772]))" table:style-name="ce1">
            <text:p>gmail.com</text:p>
          </table:table-cell>
          <table:table-cell office:value-type="string" table:style-name="ce1">
            <text:p>Ramandhaliwal@gmail.com</text:p>
          </table:table-cell>
          <table:table-cell office:value-type="date" office:date-value="2023-06-02T19:53:42" table:style-name="ce5">
            <text:p>6/2/23 07:53 P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float" office:value="5666" table:style-name="ce1">
            <text:p>5666</text:p>
          </table:table-cell>
          <table:table-cell table:style-name="ce3"/>
          <table:table-cell office:value-type="string" table:style-name="ce1">
            <text:p>Many</text:p>
          </table:table-cell>
          <table:table-cell office:value-type="string" table:style-name="ce1">
            <text:p>Wang</text:p>
          </table:table-cell>
          <table:table-cell office:value-type="string" office:string-value="danai.udomsil44" table:formula="of:=LEFT([.H773];FIND(&quot;@&quot;;[.H773])-1)" table:style-name="ce4">
            <text:p>danai.udomsil44</text:p>
          </table:table-cell>
          <table:table-cell office:value-type="string" office:string-value="gmail.com" table:formula="of:=RIGHT([.H773];LEN([.H773])-FIND(&quot;@&quot;;[.H773]))" table:style-name="ce1">
            <text:p>gmail.com</text:p>
          </table:table-cell>
          <table:table-cell office:value-type="string" table:style-name="ce1">
            <text:p>danai.udomsil44@gmail.com</text:p>
          </table:table-cell>
          <table:table-cell office:value-type="date" office:date-value="2023-06-02T19:54:30" table:style-name="ce5">
            <text:p>6/2/23 07:54 PM</text:p>
          </table:table-cell>
          <table:table-cell office:value-type="string" table:style-name="ce1">
            <text:p>223.206.245.18</text:p>
          </table:table-cell>
          <table:table-cell table:number-columns-repeated="16374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float" office:value="5665" table:style-name="ce1">
            <text:p>5665</text:p>
          </table:table-cell>
          <table:table-cell table:style-name="ce3"/>
          <table:table-cell office:value-type="string" table:style-name="ce1">
            <text:p>jenny</text:p>
          </table:table-cell>
          <table:table-cell office:value-type="string" table:style-name="ce1">
            <text:p>smith</text:p>
          </table:table-cell>
          <table:table-cell office:value-type="string" office:string-value="smithjenny160" table:formula="of:=LEFT([.H774];FIND(&quot;@&quot;;[.H774])-1)" table:style-name="ce4">
            <text:p>smithjenny160</text:p>
          </table:table-cell>
          <table:table-cell office:value-type="string" office:string-value="gmail.com" table:formula="of:=RIGHT([.H774];LEN([.H774])-FIND(&quot;@&quot;;[.H774]))" table:style-name="ce1">
            <text:p>gmail.com</text:p>
          </table:table-cell>
          <table:table-cell office:value-type="string" table:style-name="ce1">
            <text:p>smithjenny160@gmail.com</text:p>
          </table:table-cell>
          <table:table-cell office:value-type="date" office:date-value="2023-06-02T19:54:45" table:style-name="ce5">
            <text:p>6/2/23 07:54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float" office:value="5668" table:style-name="ce1">
            <text:p>5668</text:p>
          </table:table-cell>
          <table:table-cell table:style-name="ce3"/>
          <table:table-cell office:value-type="string" table:style-name="ce1">
            <text:p>aibao</text:p>
          </table:table-cell>
          <table:table-cell office:value-type="string" table:style-name="ce1">
            <text:p>jiang</text:p>
          </table:table-cell>
          <table:table-cell office:value-type="string" office:string-value="bxpq3831507yishao" table:formula="of:=LEFT([.H775];FIND(&quot;@&quot;;[.H775])-1)" table:style-name="ce4">
            <text:p>bxpq3831507yishao</text:p>
          </table:table-cell>
          <table:table-cell office:value-type="string" office:string-value="163.com" table:formula="of:=RIGHT([.H775];LEN([.H775])-FIND(&quot;@&quot;;[.H775]))" table:style-name="ce1">
            <text:p>163.com</text:p>
          </table:table-cell>
          <table:table-cell office:value-type="string" table:style-name="ce1">
            <text:p>bxpq3831507yishao@163.com</text:p>
          </table:table-cell>
          <table:table-cell office:value-type="date" office:date-value="2023-06-02T19:55:31" table:style-name="ce5">
            <text:p>6/2/23 07:55 PM</text:p>
          </table:table-cell>
          <table:table-cell office:value-type="string" table:style-name="ce1">
            <text:p>45.255.126.86</text:p>
          </table:table-cell>
          <table:table-cell table:number-columns-repeated="16374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float" office:value="5671" table:style-name="ce1">
            <text:p>5671</text:p>
          </table:table-cell>
          <table:table-cell table:style-name="ce3"/>
          <table:table-cell office:value-type="string" table:style-name="ce1">
            <text:p>fubao</text:p>
          </table:table-cell>
          <table:table-cell office:value-type="string" table:style-name="ce1">
            <text:p>jiang</text:p>
          </table:table-cell>
          <table:table-cell office:value-type="string" office:string-value="dnkw45915878ken" table:formula="of:=LEFT([.H776];FIND(&quot;@&quot;;[.H776])-1)" table:style-name="ce4">
            <text:p>dnkw45915878ken</text:p>
          </table:table-cell>
          <table:table-cell office:value-type="string" office:string-value="163.com" table:formula="of:=RIGHT([.H776];LEN([.H776])-FIND(&quot;@&quot;;[.H776]))" table:style-name="ce1">
            <text:p>163.com</text:p>
          </table:table-cell>
          <table:table-cell office:value-type="string" table:style-name="ce1">
            <text:p>dnkw45915878ken@163.com</text:p>
          </table:table-cell>
          <table:table-cell office:value-type="date" office:date-value="2023-06-02T19:57:31" table:style-name="ce5">
            <text:p>6/2/23 07:57 PM</text:p>
          </table:table-cell>
          <table:table-cell office:value-type="string" table:style-name="ce1">
            <text:p>45.255.126.86</text:p>
          </table:table-cell>
          <table:table-cell table:number-columns-repeated="16374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float" office:value="5672" table:style-name="ce1">
            <text:p>5672</text:p>
          </table:table-cell>
          <table:table-cell table:style-name="ce3"/>
          <table:table-cell office:value-type="string" table:style-name="ce1">
            <text:p>daniella</text:p>
          </table:table-cell>
          <table:table-cell office:value-type="string" table:style-name="ce1">
            <text:p>donald</text:p>
          </table:table-cell>
          <table:table-cell office:value-type="string" office:string-value="daniellamcdonald1989" table:formula="of:=LEFT([.H777];FIND(&quot;@&quot;;[.H777])-1)" table:style-name="ce4">
            <text:p>daniellamcdonald1989</text:p>
          </table:table-cell>
          <table:table-cell office:value-type="string" office:string-value="gmail.com" table:formula="of:=RIGHT([.H777];LEN([.H777])-FIND(&quot;@&quot;;[.H777]))" table:style-name="ce1">
            <text:p>gmail.com</text:p>
          </table:table-cell>
          <table:table-cell office:value-type="string" table:style-name="ce1">
            <text:p>daniellamcdonald1989@gmail.com</text:p>
          </table:table-cell>
          <table:table-cell office:value-type="date" office:date-value="2023-06-02T19:58:57" table:style-name="ce5">
            <text:p>6/2/23 07:58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float" office:value="5674" table:style-name="ce1">
            <text:p>5674</text:p>
          </table:table-cell>
          <table:table-cell table:style-name="ce3"/>
          <table:table-cell office:value-type="string" table:style-name="ce1">
            <text:p>haojie</text:p>
          </table:table-cell>
          <table:table-cell office:value-type="string" table:style-name="ce1">
            <text:p>zhou</text:p>
          </table:table-cell>
          <table:table-cell office:value-type="string" office:string-value="hoaf1755657huang3" table:formula="of:=LEFT([.H778];FIND(&quot;@&quot;;[.H778])-1)" table:style-name="ce4">
            <text:p>hoaf1755657huang3</text:p>
          </table:table-cell>
          <table:table-cell office:value-type="string" office:string-value="163.com" table:formula="of:=RIGHT([.H778];LEN([.H778])-FIND(&quot;@&quot;;[.H778]))" table:style-name="ce1">
            <text:p>163.com</text:p>
          </table:table-cell>
          <table:table-cell office:value-type="string" table:style-name="ce1">
            <text:p>hoaf1755657huang3@163.com</text:p>
          </table:table-cell>
          <table:table-cell office:value-type="date" office:date-value="2023-06-02T20:00:00" table:style-name="ce5">
            <text:p>6/2/23 08:00 PM</text:p>
          </table:table-cell>
          <table:table-cell office:value-type="string" table:style-name="ce1">
            <text:p>45.255.126.86</text:p>
          </table:table-cell>
          <table:table-cell table:number-columns-repeated="16374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float" office:value="5675" table:style-name="ce1">
            <text:p>5675</text:p>
          </table:table-cell>
          <table:table-cell table:style-name="ce3"/>
          <table:table-cell office:value-type="string" table:style-name="ce1">
            <text:p>Amar</text:p>
          </table:table-cell>
          <table:table-cell office:value-type="string" table:style-name="ce1">
            <text:p>Uppal</text:p>
          </table:table-cell>
          <table:table-cell office:value-type="string" office:string-value="amaruppal" table:formula="of:=LEFT([.H779];FIND(&quot;@&quot;;[.H779])-1)" table:style-name="ce4">
            <text:p>amaruppal</text:p>
          </table:table-cell>
          <table:table-cell office:value-type="string" office:string-value="gmail.com" table:formula="of:=RIGHT([.H779];LEN([.H779])-FIND(&quot;@&quot;;[.H779]))" table:style-name="ce1">
            <text:p>gmail.com</text:p>
          </table:table-cell>
          <table:table-cell office:value-type="string" table:style-name="ce1">
            <text:p>amaruppal@gmail.com</text:p>
          </table:table-cell>
          <table:table-cell office:value-type="date" office:date-value="2023-06-02T20:01:40" table:style-name="ce5">
            <text:p>6/2/23 08:01 P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float" office:value="5679" table:style-name="ce1">
            <text:p>5679</text:p>
          </table:table-cell>
          <table:table-cell table:style-name="ce3"/>
          <table:table-cell office:value-type="string" table:style-name="ce1">
            <text:p>honesty</text:p>
          </table:table-cell>
          <table:table-cell office:value-type="string" table:style-name="ce1">
            <text:p>queen</text:p>
          </table:table-cell>
          <table:table-cell office:value-type="string" office:string-value="honestyq0" table:formula="of:=LEFT([.H780];FIND(&quot;@&quot;;[.H780])-1)" table:style-name="ce4">
            <text:p>honestyq0</text:p>
          </table:table-cell>
          <table:table-cell office:value-type="string" office:string-value="gmail.com" table:formula="of:=RIGHT([.H780];LEN([.H780])-FIND(&quot;@&quot;;[.H780]))" table:style-name="ce1">
            <text:p>gmail.com</text:p>
          </table:table-cell>
          <table:table-cell office:value-type="string" table:style-name="ce1">
            <text:p>honestyq0@gmail.com</text:p>
          </table:table-cell>
          <table:table-cell office:value-type="date" office:date-value="2023-06-02T20:02:30" table:style-name="ce5">
            <text:p>6/2/23 08:02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float" office:value="5682" table:style-name="ce1">
            <text:p>5682</text:p>
          </table:table-cell>
          <table:table-cell table:style-name="ce3"/>
          <table:table-cell office:value-type="string" table:style-name="ce1">
            <text:p>harchet</text:p>
          </table:table-cell>
          <table:table-cell office:value-type="string" table:style-name="ce1">
            <text:p>singh</text:p>
          </table:table-cell>
          <table:table-cell office:value-type="string" office:string-value="harchetsingh" table:formula="of:=LEFT([.H781];FIND(&quot;@&quot;;[.H781])-1)" table:style-name="ce4">
            <text:p>harchetsingh</text:p>
          </table:table-cell>
          <table:table-cell office:value-type="string" office:string-value="gmail.com" table:formula="of:=RIGHT([.H781];LEN([.H781])-FIND(&quot;@&quot;;[.H781]))" table:style-name="ce1">
            <text:p>gmail.com</text:p>
          </table:table-cell>
          <table:table-cell office:value-type="string" table:style-name="ce1">
            <text:p>harchetsingh@gmail.com</text:p>
          </table:table-cell>
          <table:table-cell office:value-type="date" office:date-value="2023-06-02T20:06:11" table:style-name="ce5">
            <text:p>6/2/23 08:06 P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float" office:value="5683" table:style-name="ce1">
            <text:p>5683</text:p>
          </table:table-cell>
          <table:table-cell table:style-name="ce3"/>
          <table:table-cell office:value-type="string" table:style-name="ce1">
            <text:p>สุชาดา</text:p>
          </table:table-cell>
          <table:table-cell office:value-type="string" table:style-name="ce1">
            <text:p>แซกพุทรา</text:p>
          </table:table-cell>
          <table:table-cell office:value-type="string" office:string-value="vangsamon" table:formula="of:=LEFT([.H782];FIND(&quot;@&quot;;[.H782])-1)" table:style-name="ce4">
            <text:p>vangsamon</text:p>
          </table:table-cell>
          <table:table-cell office:value-type="string" office:string-value="hotmail.com" table:formula="of:=RIGHT([.H782];LEN([.H782])-FIND(&quot;@&quot;;[.H782]))" table:style-name="ce1">
            <text:p>hotmail.com</text:p>
          </table:table-cell>
          <table:table-cell office:value-type="string" table:style-name="ce1">
            <text:p>vangsamon@hotmail.com</text:p>
          </table:table-cell>
          <table:table-cell office:value-type="date" office:date-value="2023-06-02T20:08:17" table:style-name="ce5">
            <text:p>6/2/23 08:08 PM</text:p>
          </table:table-cell>
          <table:table-cell office:value-type="string" table:style-name="ce1">
            <text:p>1.10.206.23</text:p>
          </table:table-cell>
          <table:table-cell table:number-columns-repeated="16374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float" office:value="5685" table:style-name="ce1">
            <text:p>5685</text:p>
          </table:table-cell>
          <table:table-cell table:style-name="ce3"/>
          <table:table-cell office:value-type="string" table:style-name="ce1">
            <text:p>Das</text:p>
          </table:table-cell>
          <table:table-cell office:value-type="string" table:style-name="ce1">
            <text:p>Bisheshwar</text:p>
          </table:table-cell>
          <table:table-cell office:value-type="string" office:string-value="dasbisheswar4" table:formula="of:=LEFT([.H783];FIND(&quot;@&quot;;[.H783])-1)" table:style-name="ce4">
            <text:p>dasbisheswar4</text:p>
          </table:table-cell>
          <table:table-cell office:value-type="string" office:string-value="gmail.com" table:formula="of:=RIGHT([.H783];LEN([.H783])-FIND(&quot;@&quot;;[.H783]))" table:style-name="ce1">
            <text:p>gmail.com</text:p>
          </table:table-cell>
          <table:table-cell office:value-type="string" table:style-name="ce1">
            <text:p>dasbisheswar4@gmail.com</text:p>
          </table:table-cell>
          <table:table-cell office:value-type="date" office:date-value="2023-06-02T20:09:25" table:style-name="ce5">
            <text:p>6/2/23 08:09 PM</text:p>
          </table:table-cell>
          <table:table-cell office:value-type="string" table:style-name="ce1">
            <text:p>157.34.70.110</text:p>
          </table:table-cell>
          <table:table-cell table:number-columns-repeated="16374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float" office:value="5692" table:style-name="ce1">
            <text:p>5692</text:p>
          </table:table-cell>
          <table:table-cell table:style-name="ce3"/>
          <table:table-cell office:value-type="string" table:style-name="ce1">
            <text:p>Ajoy</text:p>
          </table:table-cell>
          <table:table-cell office:value-type="string" table:style-name="ce1">
            <text:p>Kumar</text:p>
          </table:table-cell>
          <table:table-cell office:value-type="string" office:string-value="ajoykumar20" table:formula="of:=LEFT([.H784];FIND(&quot;@&quot;;[.H784])-1)" table:style-name="ce4">
            <text:p>ajoykumar20</text:p>
          </table:table-cell>
          <table:table-cell office:value-type="string" office:string-value="gmail.com" table:formula="of:=RIGHT([.H784];LEN([.H784])-FIND(&quot;@&quot;;[.H784]))" table:style-name="ce1">
            <text:p>gmail.com</text:p>
          </table:table-cell>
          <table:table-cell office:value-type="string" table:style-name="ce1">
            <text:p>ajoykumar20@gmail.com</text:p>
          </table:table-cell>
          <table:table-cell office:value-type="date" office:date-value="2023-06-02T20:12:55" table:style-name="ce5">
            <text:p>6/2/23 08:12 PM</text:p>
          </table:table-cell>
          <table:table-cell office:value-type="string" table:style-name="ce1">
            <text:p>157.34.70.110</text:p>
          </table:table-cell>
          <table:table-cell table:number-columns-repeated="16374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float" office:value="5693" table:style-name="ce1">
            <text:p>5693</text:p>
          </table:table-cell>
          <table:table-cell table:style-name="ce3"/>
          <table:table-cell office:value-type="string" table:style-name="ce1">
            <text:p>Himawari</text:p>
          </table:table-cell>
          <table:table-cell office:value-type="string" table:style-name="ce1">
            <text:p>Vu</text:p>
          </table:table-cell>
          <table:table-cell office:value-type="string" office:string-value="himawarivu" table:formula="of:=LEFT([.H785];FIND(&quot;@&quot;;[.H785])-1)" table:style-name="ce4">
            <text:p>himawarivu</text:p>
          </table:table-cell>
          <table:table-cell office:value-type="string" office:string-value="yahoo.com" table:formula="of:=RIGHT([.H785];LEN([.H785])-FIND(&quot;@&quot;;[.H785]))" table:style-name="ce1">
            <text:p>yahoo.com</text:p>
          </table:table-cell>
          <table:table-cell office:value-type="string" table:style-name="ce1">
            <text:p>himawarivu@yahoo.com</text:p>
          </table:table-cell>
          <table:table-cell office:value-type="date" office:date-value="2023-06-02T20:13:06" table:style-name="ce5">
            <text:p>6/2/23 08:13 PM</text:p>
          </table:table-cell>
          <table:table-cell office:value-type="string" table:style-name="ce1">
            <text:p>27.3.88.35</text:p>
          </table:table-cell>
          <table:table-cell table:number-columns-repeated="16374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float" office:value="5699" table:style-name="ce1">
            <text:p>5699</text:p>
          </table:table-cell>
          <table:table-cell table:style-name="ce3"/>
          <table:table-cell office:value-type="string" table:style-name="ce1">
            <text:p>Praveen</text:p>
          </table:table-cell>
          <table:table-cell office:value-type="string" table:style-name="ce1">
            <text:p>Mahat</text:p>
          </table:table-cell>
          <table:table-cell office:value-type="string" office:string-value="mpraveen413" table:formula="of:=LEFT([.H786];FIND(&quot;@&quot;;[.H786])-1)" table:style-name="ce4">
            <text:p>mpraveen413</text:p>
          </table:table-cell>
          <table:table-cell office:value-type="string" office:string-value="gmail.com" table:formula="of:=RIGHT([.H786];LEN([.H786])-FIND(&quot;@&quot;;[.H786]))" table:style-name="ce1">
            <text:p>gmail.com</text:p>
          </table:table-cell>
          <table:table-cell office:value-type="string" table:style-name="ce1">
            <text:p>mpraveen413@gmail.com</text:p>
          </table:table-cell>
          <table:table-cell office:value-type="date" office:date-value="2023-06-02T20:16:19" table:style-name="ce5">
            <text:p>6/2/23 08:16 PM</text:p>
          </table:table-cell>
          <table:table-cell office:value-type="string" table:style-name="ce1">
            <text:p>157.34.70.110</text:p>
          </table:table-cell>
          <table:table-cell table:number-columns-repeated="16374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float" office:value="5704" table:style-name="ce1">
            <text:p>5704</text:p>
          </table:table-cell>
          <table:table-cell table:style-name="ce3"/>
          <table:table-cell office:value-type="string" table:style-name="ce1">
            <text:p>melissa</text:p>
          </table:table-cell>
          <table:table-cell office:value-type="string" table:style-name="ce1">
            <text:p>john</text:p>
          </table:table-cell>
          <table:table-cell office:value-type="string" office:string-value="johnmelissa354" table:formula="of:=LEFT([.H787];FIND(&quot;@&quot;;[.H787])-1)" table:style-name="ce4">
            <text:p>johnmelissa354</text:p>
          </table:table-cell>
          <table:table-cell office:value-type="string" office:string-value="gmail.com" table:formula="of:=RIGHT([.H787];LEN([.H787])-FIND(&quot;@&quot;;[.H787]))" table:style-name="ce1">
            <text:p>gmail.com</text:p>
          </table:table-cell>
          <table:table-cell office:value-type="string" table:style-name="ce1">
            <text:p>johnmelissa354@gmail.com</text:p>
          </table:table-cell>
          <table:table-cell office:value-type="date" office:date-value="2023-06-02T20:19:56" table:style-name="ce5">
            <text:p>6/2/23 08:19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float" office:value="5706" table:style-name="ce1">
            <text:p>5706</text:p>
          </table:table-cell>
          <table:table-cell table:style-name="ce3"/>
          <table:table-cell office:value-type="string" table:style-name="ce1">
            <text:p>Sujit</text:p>
          </table:table-cell>
          <table:table-cell office:value-type="string" table:style-name="ce1">
            <text:p>Kumar</text:p>
          </table:table-cell>
          <table:table-cell office:value-type="string" office:string-value="sujitkumar465" table:formula="of:=LEFT([.H788];FIND(&quot;@&quot;;[.H788])-1)" table:style-name="ce4">
            <text:p>sujitkumar465</text:p>
          </table:table-cell>
          <table:table-cell office:value-type="string" office:string-value="gmail.com" table:formula="of:=RIGHT([.H788];LEN([.H788])-FIND(&quot;@&quot;;[.H788]))" table:style-name="ce1">
            <text:p>gmail.com</text:p>
          </table:table-cell>
          <table:table-cell office:value-type="string" table:style-name="ce1">
            <text:p>sujitkumar465@gmail.com</text:p>
          </table:table-cell>
          <table:table-cell office:value-type="date" office:date-value="2023-06-02T20:22:11" table:style-name="ce5">
            <text:p>6/2/23 08:22 PM</text:p>
          </table:table-cell>
          <table:table-cell office:value-type="string" table:style-name="ce1">
            <text:p>157.34.70.110</text:p>
          </table:table-cell>
          <table:table-cell table:number-columns-repeated="16374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float" office:value="5708" table:style-name="ce1">
            <text:p>5708</text:p>
          </table:table-cell>
          <table:table-cell table:style-name="ce3"/>
          <table:table-cell office:value-type="string" table:style-name="ce1">
            <text:p>khloe</text:p>
          </table:table-cell>
          <table:table-cell office:value-type="string" table:style-name="ce1">
            <text:p>webb</text:p>
          </table:table-cell>
          <table:table-cell office:value-type="string" office:string-value="kloewebb166" table:formula="of:=LEFT([.H789];FIND(&quot;@&quot;;[.H789])-1)" table:style-name="ce4">
            <text:p>kloewebb166</text:p>
          </table:table-cell>
          <table:table-cell office:value-type="string" office:string-value="gmail.com" table:formula="of:=RIGHT([.H789];LEN([.H789])-FIND(&quot;@&quot;;[.H789]))" table:style-name="ce1">
            <text:p>gmail.com</text:p>
          </table:table-cell>
          <table:table-cell office:value-type="string" table:style-name="ce1">
            <text:p>kloewebb166@gmail.com</text:p>
          </table:table-cell>
          <table:table-cell office:value-type="date" office:date-value="2023-06-02T20:22:43" table:style-name="ce5">
            <text:p>6/2/23 08:22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float" office:value="5713" table:style-name="ce1">
            <text:p>5713</text:p>
          </table:table-cell>
          <table:table-cell table:style-name="ce3"/>
          <table:table-cell office:value-type="string" table:style-name="ce1">
            <text:p>Amit</text:p>
          </table:table-cell>
          <table:table-cell office:value-type="string" table:style-name="ce1">
            <text:p>Rana</text:p>
          </table:table-cell>
          <table:table-cell office:value-type="string" office:string-value="amitrana.rana077" table:formula="of:=LEFT([.H790];FIND(&quot;@&quot;;[.H790])-1)" table:style-name="ce4">
            <text:p>amitrana.rana077</text:p>
          </table:table-cell>
          <table:table-cell office:value-type="string" office:string-value="gmail.com" table:formula="of:=RIGHT([.H790];LEN([.H790])-FIND(&quot;@&quot;;[.H790]))" table:style-name="ce1">
            <text:p>gmail.com</text:p>
          </table:table-cell>
          <table:table-cell office:value-type="string" table:style-name="ce1">
            <text:p>amitrana.rana077@gmail.com</text:p>
          </table:table-cell>
          <table:table-cell office:value-type="date" office:date-value="2023-06-02T20:25:03" table:style-name="ce5">
            <text:p>6/2/23 08:25 PM</text:p>
          </table:table-cell>
          <table:table-cell office:value-type="string" table:style-name="ce1">
            <text:p>157.34.70.110</text:p>
          </table:table-cell>
          <table:table-cell table:number-columns-repeated="16374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float" office:value="5714" table:style-name="ce1">
            <text:p>5714</text:p>
          </table:table-cell>
          <table:table-cell table:style-name="ce3"/>
          <table:table-cell office:value-type="string" table:style-name="ce1">
            <text:p>สุพิชฌาย์</text:p>
          </table:table-cell>
          <table:table-cell office:value-type="string" table:style-name="ce1">
            <text:p>ฉันทวิเชียร</text:p>
          </table:table-cell>
          <table:table-cell office:value-type="string" office:string-value="supitcha.cs" table:formula="of:=LEFT([.H791];FIND(&quot;@&quot;;[.H791])-1)" table:style-name="ce4">
            <text:p>supitcha.cs</text:p>
          </table:table-cell>
          <table:table-cell office:value-type="string" office:string-value="gmail.com" table:formula="of:=RIGHT([.H791];LEN([.H791])-FIND(&quot;@&quot;;[.H791]))" table:style-name="ce1">
            <text:p>gmail.com</text:p>
          </table:table-cell>
          <table:table-cell office:value-type="string" table:style-name="ce1">
            <text:p>supitcha.cs@gmail.com</text:p>
          </table:table-cell>
          <table:table-cell office:value-type="date" office:date-value="2023-06-02T20:25:48" table:style-name="ce5">
            <text:p>6/2/23 08:25 PM</text:p>
          </table:table-cell>
          <table:table-cell office:value-type="string" table:style-name="ce1">
            <text:p>178.153.60.168</text:p>
          </table:table-cell>
          <table:table-cell table:number-columns-repeated="16374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float" office:value="5717" table:style-name="ce1">
            <text:p>5717</text:p>
          </table:table-cell>
          <table:table-cell table:style-name="ce3"/>
          <table:table-cell office:value-type="string" table:style-name="ce1">
            <text:p>harris</text:p>
          </table:table-cell>
          <table:table-cell office:value-type="string" table:style-name="ce1">
            <text:p>bradley</text:p>
          </table:table-cell>
          <table:table-cell office:value-type="string" office:string-value="harrisbraddlee" table:formula="of:=LEFT([.H792];FIND(&quot;@&quot;;[.H792])-1)" table:style-name="ce4">
            <text:p>harrisbraddlee</text:p>
          </table:table-cell>
          <table:table-cell office:value-type="string" office:string-value="gmail.com" table:formula="of:=RIGHT([.H792];LEN([.H792])-FIND(&quot;@&quot;;[.H792]))" table:style-name="ce1">
            <text:p>gmail.com</text:p>
          </table:table-cell>
          <table:table-cell office:value-type="string" table:style-name="ce1">
            <text:p>harrisbraddlee@gmail.com</text:p>
          </table:table-cell>
          <table:table-cell office:value-type="date" office:date-value="2023-06-02T20:26:45" table:style-name="ce5">
            <text:p>6/2/23 08:26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float" office:value="5722" table:style-name="ce1">
            <text:p>5722</text:p>
          </table:table-cell>
          <table:table-cell table:style-name="ce3"/>
          <table:table-cell office:value-type="string" table:style-name="ce1">
            <text:p>danny</text:p>
          </table:table-cell>
          <table:table-cell office:value-type="string" table:style-name="ce1">
            <text:p>chad</text:p>
          </table:table-cell>
          <table:table-cell office:value-type="string" office:string-value="dannychidny" table:formula="of:=LEFT([.H793];FIND(&quot;@&quot;;[.H793])-1)" table:style-name="ce4">
            <text:p>dannychidny</text:p>
          </table:table-cell>
          <table:table-cell office:value-type="string" office:string-value="gmail.com" table:formula="of:=RIGHT([.H793];LEN([.H793])-FIND(&quot;@&quot;;[.H793]))" table:style-name="ce1">
            <text:p>gmail.com</text:p>
          </table:table-cell>
          <table:table-cell office:value-type="string" table:style-name="ce1">
            <text:p>dannychidny@gmail.com</text:p>
          </table:table-cell>
          <table:table-cell office:value-type="date" office:date-value="2023-06-02T20:29:41" table:style-name="ce5">
            <text:p>6/2/23 08:29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float" office:value="5725" table:style-name="ce1">
            <text:p>5725</text:p>
          </table:table-cell>
          <table:table-cell table:style-name="ce3"/>
          <table:table-cell office:value-type="string" table:style-name="ce1">
            <text:p>Ankit</text:p>
          </table:table-cell>
          <table:table-cell office:value-type="string" table:style-name="ce1">
            <text:p>M</text:p>
          </table:table-cell>
          <table:table-cell office:value-type="string" office:string-value="ankitmahto1111990" table:formula="of:=LEFT([.H794];FIND(&quot;@&quot;;[.H794])-1)" table:style-name="ce4">
            <text:p>ankitmahto1111990</text:p>
          </table:table-cell>
          <table:table-cell office:value-type="string" office:string-value="gmail.com" table:formula="of:=RIGHT([.H794];LEN([.H794])-FIND(&quot;@&quot;;[.H794]))" table:style-name="ce1">
            <text:p>gmail.com</text:p>
          </table:table-cell>
          <table:table-cell office:value-type="string" table:style-name="ce1">
            <text:p>ankitmahto1111990@gmail.com</text:p>
          </table:table-cell>
          <table:table-cell office:value-type="date" office:date-value="2023-06-02T20:31:28" table:style-name="ce5">
            <text:p>6/2/23 08:31 PM</text:p>
          </table:table-cell>
          <table:table-cell office:value-type="string" table:style-name="ce1">
            <text:p>157.34.70.110</text:p>
          </table:table-cell>
          <table:table-cell table:number-columns-repeated="16374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float" office:value="5732" table:style-name="ce1">
            <text:p>5732</text:p>
          </table:table-cell>
          <table:table-cell table:style-name="ce3"/>
          <table:table-cell office:value-type="string" table:style-name="ce1">
            <text:p>Arjun</text:p>
          </table:table-cell>
          <table:table-cell office:value-type="string" table:style-name="ce1">
            <text:p>Yadav</text:p>
          </table:table-cell>
          <table:table-cell office:value-type="string" office:string-value="mrarjunyadav0001" table:formula="of:=LEFT([.H795];FIND(&quot;@&quot;;[.H795])-1)" table:style-name="ce4">
            <text:p>mrarjunyadav0001</text:p>
          </table:table-cell>
          <table:table-cell office:value-type="string" office:string-value="gmail.com" table:formula="of:=RIGHT([.H795];LEN([.H795])-FIND(&quot;@&quot;;[.H795]))" table:style-name="ce1">
            <text:p>gmail.com</text:p>
          </table:table-cell>
          <table:table-cell office:value-type="string" table:style-name="ce1">
            <text:p>mrarjunyadav0001@gmail.com</text:p>
          </table:table-cell>
          <table:table-cell office:value-type="date" office:date-value="2023-06-02T20:35:56" table:style-name="ce5">
            <text:p>6/2/23 08:35 PM</text:p>
          </table:table-cell>
          <table:table-cell office:value-type="string" table:style-name="ce1">
            <text:p>157.34.70.110</text:p>
          </table:table-cell>
          <table:table-cell table:number-columns-repeated="16374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float" office:value="5733" table:style-name="ce1">
            <text:p>5733</text:p>
          </table:table-cell>
          <table:table-cell table:style-name="ce3"/>
          <table:table-cell office:value-type="string" table:style-name="ce1">
            <text:p>shaleen</text:p>
          </table:table-cell>
          <table:table-cell office:value-type="string" table:style-name="ce1">
            <text:p>lian</text:p>
          </table:table-cell>
          <table:table-cell office:value-type="string" office:string-value="wuyihimezwei" table:formula="of:=LEFT([.H796];FIND(&quot;@&quot;;[.H796])-1)" table:style-name="ce4">
            <text:p>wuyihimezwei</text:p>
          </table:table-cell>
          <table:table-cell office:value-type="string" office:string-value="gmail.com" table:formula="of:=RIGHT([.H796];LEN([.H796])-FIND(&quot;@&quot;;[.H796]))" table:style-name="ce1">
            <text:p>gmail.com</text:p>
          </table:table-cell>
          <table:table-cell office:value-type="string" table:style-name="ce1">
            <text:p>wuyihimezwei@gmail.com</text:p>
          </table:table-cell>
          <table:table-cell office:value-type="date" office:date-value="2023-06-02T20:39:03" table:style-name="ce5">
            <text:p>6/2/23 08:39 PM</text:p>
          </table:table-cell>
          <table:table-cell office:value-type="string" table:style-name="ce1">
            <text:p>101.88.79.142</text:p>
          </table:table-cell>
          <table:table-cell table:number-columns-repeated="16374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float" office:value="5735" table:style-name="ce1">
            <text:p>5735</text:p>
          </table:table-cell>
          <table:table-cell table:style-name="ce3"/>
          <table:table-cell office:value-type="string" table:style-name="ce1">
            <text:p>Aruna</text:p>
          </table:table-cell>
          <table:table-cell office:value-type="string" table:style-name="ce1">
            <text:p>Yadav</text:p>
          </table:table-cell>
          <table:table-cell office:value-type="string" office:string-value="arunayadav1999" table:formula="of:=LEFT([.H797];FIND(&quot;@&quot;;[.H797])-1)" table:style-name="ce4">
            <text:p>arunayadav1999</text:p>
          </table:table-cell>
          <table:table-cell office:value-type="string" office:string-value="gmail.com" table:formula="of:=RIGHT([.H797];LEN([.H797])-FIND(&quot;@&quot;;[.H797]))" table:style-name="ce1">
            <text:p>gmail.com</text:p>
          </table:table-cell>
          <table:table-cell office:value-type="string" table:style-name="ce1">
            <text:p>arunayadav1999@gmail.com</text:p>
          </table:table-cell>
          <table:table-cell office:value-type="date" office:date-value="2023-06-02T20:39:15" table:style-name="ce5">
            <text:p>6/2/23 08:39 PM</text:p>
          </table:table-cell>
          <table:table-cell office:value-type="string" table:style-name="ce1">
            <text:p>157.34.70.110</text:p>
          </table:table-cell>
          <table:table-cell table:number-columns-repeated="16374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float" office:value="5737" table:style-name="ce1">
            <text:p>5737</text:p>
          </table:table-cell>
          <table:table-cell table:style-name="ce3"/>
          <table:table-cell office:value-type="string" table:style-name="ce1">
            <text:p>kane</text:p>
          </table:table-cell>
          <table:table-cell office:value-type="string" table:style-name="ce1">
            <text:p>kamisato</text:p>
          </table:table-cell>
          <table:table-cell office:value-type="string" office:string-value="uchikadoyuukisan" table:formula="of:=LEFT([.H798];FIND(&quot;@&quot;;[.H798])-1)" table:style-name="ce4">
            <text:p>uchikadoyuukisan</text:p>
          </table:table-cell>
          <table:table-cell office:value-type="string" office:string-value="gmail.com" table:formula="of:=RIGHT([.H798];LEN([.H798])-FIND(&quot;@&quot;;[.H798]))" table:style-name="ce1">
            <text:p>gmail.com</text:p>
          </table:table-cell>
          <table:table-cell office:value-type="string" table:style-name="ce1">
            <text:p>uchikadoyuukisan@gmail.com</text:p>
          </table:table-cell>
          <table:table-cell office:value-type="date" office:date-value="2023-06-02T20:42:52" table:style-name="ce5">
            <text:p>6/2/23 08:42 PM</text:p>
          </table:table-cell>
          <table:table-cell office:value-type="string" table:style-name="ce1">
            <text:p>101.88.79.142</text:p>
          </table:table-cell>
          <table:table-cell table:number-columns-repeated="16374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float" office:value="5741" table:style-name="ce1">
            <text:p>5741</text:p>
          </table:table-cell>
          <table:table-cell table:style-name="ce3"/>
          <table:table-cell office:value-type="string" table:style-name="ce1">
            <text:p>Avinash</text:p>
          </table:table-cell>
          <table:table-cell office:value-type="string" table:style-name="ce1">
            <text:p>Sha</text:p>
          </table:table-cell>
          <table:table-cell office:value-type="string" office:string-value="a1997avinashsharma" table:formula="of:=LEFT([.H799];FIND(&quot;@&quot;;[.H799])-1)" table:style-name="ce4">
            <text:p>a1997avinashsharma</text:p>
          </table:table-cell>
          <table:table-cell office:value-type="string" office:string-value="gmail.com" table:formula="of:=RIGHT([.H799];LEN([.H799])-FIND(&quot;@&quot;;[.H799]))" table:style-name="ce1">
            <text:p>gmail.com</text:p>
          </table:table-cell>
          <table:table-cell office:value-type="string" table:style-name="ce1">
            <text:p>a1997avinashsharma@gmail.com</text:p>
          </table:table-cell>
          <table:table-cell office:value-type="date" office:date-value="2023-06-02T20:44:25" table:style-name="ce5">
            <text:p>6/2/23 08:44 PM</text:p>
          </table:table-cell>
          <table:table-cell office:value-type="string" table:style-name="ce1">
            <text:p>157.34.70.110</text:p>
          </table:table-cell>
          <table:table-cell table:number-columns-repeated="16374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float" office:value="5750" table:style-name="ce1">
            <text:p>5750</text:p>
          </table:table-cell>
          <table:table-cell table:style-name="ce3"/>
          <table:table-cell office:value-type="string" table:style-name="ce1">
            <text:p>Nanii</text:p>
          </table:table-cell>
          <table:table-cell office:value-type="string" table:style-name="ce1">
            <text:p>Wang</text:p>
          </table:table-cell>
          <table:table-cell office:value-type="string" office:string-value="moslhong2" table:formula="of:=LEFT([.H800];FIND(&quot;@&quot;;[.H800])-1)" table:style-name="ce4">
            <text:p>moslhong2</text:p>
          </table:table-cell>
          <table:table-cell office:value-type="string" office:string-value="gmail.com" table:formula="of:=RIGHT([.H800];LEN([.H800])-FIND(&quot;@&quot;;[.H800]))" table:style-name="ce1">
            <text:p>gmail.com</text:p>
          </table:table-cell>
          <table:table-cell office:value-type="string" table:style-name="ce1">
            <text:p>moslhong2@gmail.com</text:p>
          </table:table-cell>
          <table:table-cell office:value-type="date" office:date-value="2023-06-02T20:48:04" table:style-name="ce5">
            <text:p>6/2/23 08:48 PM</text:p>
          </table:table-cell>
          <table:table-cell office:value-type="string" table:style-name="ce1">
            <text:p>223.206.245.18</text:p>
          </table:table-cell>
          <table:table-cell table:number-columns-repeated="16374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float" office:value="5756" table:style-name="ce1">
            <text:p>5756</text:p>
          </table:table-cell>
          <table:table-cell table:style-name="ce3"/>
          <table:table-cell office:value-type="string" table:style-name="ce1">
            <text:p>Bhanu</text:p>
          </table:table-cell>
          <table:table-cell office:value-type="string" table:style-name="ce1">
            <text:p>Sha</text:p>
          </table:table-cell>
          <table:table-cell office:value-type="string" office:string-value="bs4305311" table:formula="of:=LEFT([.H801];FIND(&quot;@&quot;;[.H801])-1)" table:style-name="ce4">
            <text:p>bs4305311</text:p>
          </table:table-cell>
          <table:table-cell office:value-type="string" office:string-value="gmail.com" table:formula="of:=RIGHT([.H801];LEN([.H801])-FIND(&quot;@&quot;;[.H801]))" table:style-name="ce1">
            <text:p>gmail.com</text:p>
          </table:table-cell>
          <table:table-cell office:value-type="string" table:style-name="ce1">
            <text:p>bs4305311@gmail.com</text:p>
          </table:table-cell>
          <table:table-cell office:value-type="date" office:date-value="2023-06-02T20:50:45" table:style-name="ce5">
            <text:p>6/2/23 08:50 PM</text:p>
          </table:table-cell>
          <table:table-cell office:value-type="string" table:style-name="ce1">
            <text:p>157.34.70.110</text:p>
          </table:table-cell>
          <table:table-cell table:number-columns-repeated="16374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float" office:value="5758" table:style-name="ce1">
            <text:p>5758</text:p>
          </table:table-cell>
          <table:table-cell table:style-name="ce3"/>
          <table:table-cell office:value-type="string" table:style-name="ce1">
            <text:p>love</text:p>
          </table:table-cell>
          <table:table-cell office:value-type="string" table:style-name="ce1">
            <text:p>purk</text:p>
          </table:table-cell>
          <table:table-cell office:value-type="string" office:string-value="love143" table:formula="of:=LEFT([.H802];FIND(&quot;@&quot;;[.H802])-1)" table:style-name="ce4">
            <text:p>love143</text:p>
          </table:table-cell>
          <table:table-cell office:value-type="string" office:string-value="gmail.com" table:formula="of:=RIGHT([.H802];LEN([.H802])-FIND(&quot;@&quot;;[.H802]))" table:style-name="ce1">
            <text:p>gmail.com</text:p>
          </table:table-cell>
          <table:table-cell office:value-type="string" table:style-name="ce1">
            <text:p>love143@gmail.com</text:p>
          </table:table-cell>
          <table:table-cell office:value-type="date" office:date-value="2023-06-02T20:52:45" table:style-name="ce5">
            <text:p>6/2/23 08:52 PM</text:p>
          </table:table-cell>
          <table:table-cell office:value-type="string" table:style-name="ce1">
            <text:p>49.37.208.174</text:p>
          </table:table-cell>
          <table:table-cell table:number-columns-repeated="16374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float" office:value="5768" table:style-name="ce1">
            <text:p>5768</text:p>
          </table:table-cell>
          <table:table-cell table:style-name="ce3"/>
          <table:table-cell office:value-type="string" table:style-name="ce1">
            <text:p>Maybe</text:p>
          </table:table-cell>
          <table:table-cell office:value-type="string" table:style-name="ce1">
            <text:p>Wang</text:p>
          </table:table-cell>
          <table:table-cell office:value-type="string" office:string-value="moslhong9" table:formula="of:=LEFT([.H803];FIND(&quot;@&quot;;[.H803])-1)" table:style-name="ce4">
            <text:p>moslhong9</text:p>
          </table:table-cell>
          <table:table-cell office:value-type="string" office:string-value="gmail.com" table:formula="of:=RIGHT([.H803];LEN([.H803])-FIND(&quot;@&quot;;[.H803]))" table:style-name="ce1">
            <text:p>gmail.com</text:p>
          </table:table-cell>
          <table:table-cell office:value-type="string" table:style-name="ce1">
            <text:p>moslhong9@gmail.com</text:p>
          </table:table-cell>
          <table:table-cell office:value-type="date" office:date-value="2023-06-02T20:55:26" table:style-name="ce5">
            <text:p>6/2/23 08:55 PM</text:p>
          </table:table-cell>
          <table:table-cell office:value-type="string" table:style-name="ce1">
            <text:p>223.206.245.18</text:p>
          </table:table-cell>
          <table:table-cell table:number-columns-repeated="16374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float" office:value="5781" table:style-name="ce1">
            <text:p>5781</text:p>
          </table:table-cell>
          <table:table-cell table:style-name="ce3"/>
          <table:table-cell office:value-type="string" table:style-name="ce1">
            <text:p>poppy</text:p>
          </table:table-cell>
          <table:table-cell office:value-type="string" table:style-name="ce1">
            <text:p>honey</text:p>
          </table:table-cell>
          <table:table-cell office:value-type="string" office:string-value="puppysheaven13" table:formula="of:=LEFT([.H804];FIND(&quot;@&quot;;[.H804])-1)" table:style-name="ce4">
            <text:p>puppysheaven13</text:p>
          </table:table-cell>
          <table:table-cell office:value-type="string" office:string-value="gmail.com" table:formula="of:=RIGHT([.H804];LEN([.H804])-FIND(&quot;@&quot;;[.H804]))" table:style-name="ce1">
            <text:p>gmail.com</text:p>
          </table:table-cell>
          <table:table-cell office:value-type="string" table:style-name="ce1">
            <text:p>puppysheaven13@gmail.com</text:p>
          </table:table-cell>
          <table:table-cell office:value-type="date" office:date-value="2023-06-02T21:03:24" table:style-name="ce5">
            <text:p>6/2/23 09:03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float" office:value="5800" table:style-name="ce1">
            <text:p>5800</text:p>
          </table:table-cell>
          <table:table-cell table:style-name="ce3"/>
          <table:table-cell office:value-type="string" table:style-name="ce1">
            <text:p>Wannaporn</text:p>
          </table:table-cell>
          <table:table-cell office:value-type="string" table:style-name="ce1">
            <text:p>Thaipakdee</text:p>
          </table:table-cell>
          <table:table-cell office:value-type="string" office:string-value="aeyyyy001234e" table:formula="of:=LEFT([.H805];FIND(&quot;@&quot;;[.H805])-1)" table:style-name="ce4">
            <text:p>aeyyyy001234e</text:p>
          </table:table-cell>
          <table:table-cell office:value-type="string" office:string-value="gmail.com" table:formula="of:=RIGHT([.H805];LEN([.H805])-FIND(&quot;@&quot;;[.H805]))" table:style-name="ce1">
            <text:p>gmail.com</text:p>
          </table:table-cell>
          <table:table-cell office:value-type="string" table:style-name="ce1">
            <text:p>aeyyyy001234e@gmail.com</text:p>
          </table:table-cell>
          <table:table-cell office:value-type="date" office:date-value="2023-06-02T21:17:15" table:style-name="ce5">
            <text:p>6/2/23 09:17 PM</text:p>
          </table:table-cell>
          <table:table-cell office:value-type="string" table:style-name="ce1">
            <text:p>124.120.203.5</text:p>
          </table:table-cell>
          <table:table-cell table:number-columns-repeated="16374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float" office:value="5805" table:style-name="ce1">
            <text:p>5805</text:p>
          </table:table-cell>
          <table:table-cell table:style-name="ce3"/>
          <table:table-cell office:value-type="string" table:style-name="ce1">
            <text:p>Bell</text:p>
          </table:table-cell>
          <table:table-cell office:value-type="string" table:style-name="ce1">
            <text:p>Calize</text:p>
          </table:table-cell>
          <table:table-cell office:value-type="string" office:string-value="bclifford133" table:formula="of:=LEFT([.H806];FIND(&quot;@&quot;;[.H806])-1)" table:style-name="ce4">
            <text:p>bclifford133</text:p>
          </table:table-cell>
          <table:table-cell office:value-type="string" office:string-value="gmail.com" table:formula="of:=RIGHT([.H806];LEN([.H806])-FIND(&quot;@&quot;;[.H806]))" table:style-name="ce1">
            <text:p>gmail.com</text:p>
          </table:table-cell>
          <table:table-cell office:value-type="string" table:style-name="ce1">
            <text:p>bclifford133@gmail.com</text:p>
          </table:table-cell>
          <table:table-cell office:value-type="date" office:date-value="2023-06-02T21:22:30" table:style-name="ce5">
            <text:p>6/2/23 09:22 PM</text:p>
          </table:table-cell>
          <table:table-cell office:value-type="string" table:style-name="ce1">
            <text:p>125.163.145.151</text:p>
          </table:table-cell>
          <table:table-cell table:number-columns-repeated="16374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float" office:value="5807" table:style-name="ce1">
            <text:p>5807</text:p>
          </table:table-cell>
          <table:table-cell table:style-name="ce3"/>
          <table:table-cell office:value-type="string" table:style-name="ce1">
            <text:p>Sea</text:p>
          </table:table-cell>
          <table:table-cell office:value-type="string" table:style-name="ce1">
            <text:p>Jim</text:p>
          </table:table-cell>
          <table:table-cell office:value-type="string" office:string-value="Seajim123" table:formula="of:=LEFT([.H807];FIND(&quot;@&quot;;[.H807])-1)" table:style-name="ce4">
            <text:p>Seajim123</text:p>
          </table:table-cell>
          <table:table-cell office:value-type="string" office:string-value="gmail.com" table:formula="of:=RIGHT([.H807];LEN([.H807])-FIND(&quot;@&quot;;[.H807]))" table:style-name="ce1">
            <text:p>gmail.com</text:p>
          </table:table-cell>
          <table:table-cell office:value-type="string" table:style-name="ce1">
            <text:p>Seajim123@gmail.com</text:p>
          </table:table-cell>
          <table:table-cell office:value-type="date" office:date-value="2023-06-02T21:23:04" table:style-name="ce5">
            <text:p>6/2/23 09:23 PM</text:p>
          </table:table-cell>
          <table:table-cell office:value-type="string" table:style-name="ce1">
            <text:p>49.37.208.174</text:p>
          </table:table-cell>
          <table:table-cell table:number-columns-repeated="16374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float" office:value="5804" table:style-name="ce1">
            <text:p>5804</text:p>
          </table:table-cell>
          <table:table-cell table:style-name="ce3"/>
          <table:table-cell office:value-type="string" table:style-name="ce1">
            <text:p>ภัสส์ศา</text:p>
          </table:table-cell>
          <table:table-cell office:value-type="string" table:style-name="ce1">
            <text:p>วงค์ศรีทา</text:p>
          </table:table-cell>
          <table:table-cell office:value-type="string" office:string-value="phassa2456" table:formula="of:=LEFT([.H808];FIND(&quot;@&quot;;[.H808])-1)" table:style-name="ce4">
            <text:p>phassa2456</text:p>
          </table:table-cell>
          <table:table-cell office:value-type="string" office:string-value="gmail.com" table:formula="of:=RIGHT([.H808];LEN([.H808])-FIND(&quot;@&quot;;[.H808]))" table:style-name="ce1">
            <text:p>gmail.com</text:p>
          </table:table-cell>
          <table:table-cell office:value-type="string" table:style-name="ce1">
            <text:p>phassa2456@gmail.com</text:p>
          </table:table-cell>
          <table:table-cell office:value-type="date" office:date-value="2023-06-02T21:23:48" table:style-name="ce5">
            <text:p>6/2/23 09:23 PM</text:p>
          </table:table-cell>
          <table:table-cell office:value-type="string" table:style-name="ce1">
            <text:p>27.55.92.103</text:p>
          </table:table-cell>
          <table:table-cell table:number-columns-repeated="16374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float" office:value="5819" table:style-name="ce1">
            <text:p>5819</text:p>
          </table:table-cell>
          <table:table-cell table:style-name="ce3"/>
          <table:table-cell office:value-type="string" table:style-name="ce1">
            <text:p>fatma</text:p>
          </table:table-cell>
          <table:table-cell office:value-type="string" table:style-name="ce1">
            <text:p>nisa</text:p>
          </table:table-cell>
          <table:table-cell office:value-type="string" office:string-value="atmazahrotunnisa" table:formula="of:=LEFT([.H809];FIND(&quot;@&quot;;[.H809])-1)" table:style-name="ce4">
            <text:p>atmazahrotunnisa</text:p>
          </table:table-cell>
          <table:table-cell office:value-type="string" office:string-value="gmail.com" table:formula="of:=RIGHT([.H809];LEN([.H809])-FIND(&quot;@&quot;;[.H809]))" table:style-name="ce1">
            <text:p>gmail.com</text:p>
          </table:table-cell>
          <table:table-cell office:value-type="string" table:style-name="ce1">
            <text:p>atmazahrotunnisa@gmail.com</text:p>
          </table:table-cell>
          <table:table-cell office:value-type="date" office:date-value="2023-06-02T21:41:33" table:style-name="ce5">
            <text:p>6/2/23 09:41 PM</text:p>
          </table:table-cell>
          <table:table-cell office:value-type="string" table:style-name="ce1">
            <text:p>114.4.216.19</text:p>
          </table:table-cell>
          <table:table-cell table:number-columns-repeated="16374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float" office:value="5823" table:style-name="ce1">
            <text:p>5823</text:p>
          </table:table-cell>
          <table:table-cell table:style-name="ce3"/>
          <table:table-cell office:value-type="string" table:style-name="ce1">
            <text:p>EDLAINE</text:p>
          </table:table-cell>
          <table:table-cell office:value-type="string" table:style-name="ce1">
            <text:p>DA SILVA</text:p>
          </table:table-cell>
          <table:table-cell office:value-type="string" office:string-value="edlainegaldino7" table:formula="of:=LEFT([.H810];FIND(&quot;@&quot;;[.H810])-1)" table:style-name="ce4">
            <text:p>edlainegaldino7</text:p>
          </table:table-cell>
          <table:table-cell office:value-type="string" office:string-value="gmail.com" table:formula="of:=RIGHT([.H810];LEN([.H810])-FIND(&quot;@&quot;;[.H810]))" table:style-name="ce1">
            <text:p>gmail.com</text:p>
          </table:table-cell>
          <table:table-cell office:value-type="string" table:style-name="ce1">
            <text:p>edlainegaldino7@gmail.com</text:p>
          </table:table-cell>
          <table:table-cell office:value-type="date" office:date-value="2023-06-02T21:44:19" table:style-name="ce5">
            <text:p>6/2/23 09:44 PM</text:p>
          </table:table-cell>
          <table:table-cell office:value-type="string" table:style-name="ce1">
            <text:p>177.76.106.202</text:p>
          </table:table-cell>
          <table:table-cell table:number-columns-repeated="16374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float" office:value="5826" table:style-name="ce1">
            <text:p>5826</text:p>
          </table:table-cell>
          <table:table-cell table:style-name="ce3"/>
          <table:table-cell office:value-type="string" table:style-name="ce1">
            <text:p>haya</text:p>
          </table:table-cell>
          <table:table-cell office:value-type="string" table:style-name="ce1">
            <text:p>nisa</text:p>
          </table:table-cell>
          <table:table-cell office:value-type="string" office:string-value="haynadb" table:formula="of:=LEFT([.H811];FIND(&quot;@&quot;;[.H811])-1)" table:style-name="ce4">
            <text:p>haynadb</text:p>
          </table:table-cell>
          <table:table-cell office:value-type="string" office:string-value="gmail.com" table:formula="of:=RIGHT([.H811];LEN([.H811])-FIND(&quot;@&quot;;[.H811]))" table:style-name="ce1">
            <text:p>gmail.com</text:p>
          </table:table-cell>
          <table:table-cell office:value-type="string" table:style-name="ce1">
            <text:p>haynadb@gmail.com</text:p>
          </table:table-cell>
          <table:table-cell office:value-type="date" office:date-value="2023-06-02T21:45:31" table:style-name="ce5">
            <text:p>6/2/23 09:45 PM</text:p>
          </table:table-cell>
          <table:table-cell office:value-type="string" table:style-name="ce1">
            <text:p>114.4.216.19</text:p>
          </table:table-cell>
          <table:table-cell table:number-columns-repeated="16374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float" office:value="5836" table:style-name="ce1">
            <text:p>5836</text:p>
          </table:table-cell>
          <table:table-cell table:style-name="ce3"/>
          <table:table-cell office:value-type="string" table:style-name="ce1">
            <text:p>Debashish</text:p>
          </table:table-cell>
          <table:table-cell office:value-type="string" table:style-name="ce1">
            <text:p>Kor</text:p>
          </table:table-cell>
          <table:table-cell office:value-type="string" office:string-value="debasishk605" table:formula="of:=LEFT([.H812];FIND(&quot;@&quot;;[.H812])-1)" table:style-name="ce4">
            <text:p>debasishk605</text:p>
          </table:table-cell>
          <table:table-cell office:value-type="string" office:string-value="gmail.com" table:formula="of:=RIGHT([.H812];LEN([.H812])-FIND(&quot;@&quot;;[.H812]))" table:style-name="ce1">
            <text:p>gmail.com</text:p>
          </table:table-cell>
          <table:table-cell office:value-type="string" table:style-name="ce1">
            <text:p>debasishk605@gmail.com</text:p>
          </table:table-cell>
          <table:table-cell office:value-type="date" office:date-value="2023-06-02T21:51:05" table:style-name="ce5">
            <text:p>6/2/23 09:51 PM</text:p>
          </table:table-cell>
          <table:table-cell office:value-type="string" table:style-name="ce1">
            <text:p>157.34.85.246</text:p>
          </table:table-cell>
          <table:table-cell table:number-columns-repeated="16374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float" office:value="5844" table:style-name="ce1">
            <text:p>5844</text:p>
          </table:table-cell>
          <table:table-cell table:style-name="ce3"/>
          <table:table-cell office:value-type="string" table:style-name="ce1">
            <text:p>Deepak</text:p>
          </table:table-cell>
          <table:table-cell office:value-type="string" table:style-name="ce1">
            <text:p>Cha</text:p>
          </table:table-cell>
          <table:table-cell office:value-type="string" office:string-value="deepakchauhan1005" table:formula="of:=LEFT([.H813];FIND(&quot;@&quot;;[.H813])-1)" table:style-name="ce4">
            <text:p>deepakchauhan1005</text:p>
          </table:table-cell>
          <table:table-cell office:value-type="string" office:string-value="gmail.com" table:formula="of:=RIGHT([.H813];LEN([.H813])-FIND(&quot;@&quot;;[.H813]))" table:style-name="ce1">
            <text:p>gmail.com</text:p>
          </table:table-cell>
          <table:table-cell office:value-type="string" table:style-name="ce1">
            <text:p>deepakchauhan1005@gmail.com</text:p>
          </table:table-cell>
          <table:table-cell office:value-type="date" office:date-value="2023-06-02T21:54:46" table:style-name="ce5">
            <text:p>6/2/23 09:54 PM</text:p>
          </table:table-cell>
          <table:table-cell office:value-type="string" table:style-name="ce1">
            <text:p>157.34.85.246</text:p>
          </table:table-cell>
          <table:table-cell table:number-columns-repeated="16374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float" office:value="5853" table:style-name="ce1">
            <text:p>5853</text:p>
          </table:table-cell>
          <table:table-cell table:style-name="ce3"/>
          <table:table-cell office:value-type="string" table:style-name="ce1">
            <text:p>Naina</text:p>
          </table:table-cell>
          <table:table-cell office:value-type="string" table:style-name="ce1">
            <text:p>Vat</text:p>
          </table:table-cell>
          <table:table-cell office:value-type="string" office:string-value="nainav147" table:formula="of:=LEFT([.H814];FIND(&quot;@&quot;;[.H814])-1)" table:style-name="ce4">
            <text:p>nainav147</text:p>
          </table:table-cell>
          <table:table-cell office:value-type="string" office:string-value="gmail.com" table:formula="of:=RIGHT([.H814];LEN([.H814])-FIND(&quot;@&quot;;[.H814]))" table:style-name="ce1">
            <text:p>gmail.com</text:p>
          </table:table-cell>
          <table:table-cell office:value-type="string" table:style-name="ce1">
            <text:p>nainav147@gmail.com</text:p>
          </table:table-cell>
          <table:table-cell office:value-type="date" office:date-value="2023-06-02T21:59:33" table:style-name="ce5">
            <text:p>6/2/23 09:59 PM</text:p>
          </table:table-cell>
          <table:table-cell office:value-type="string" table:style-name="ce1">
            <text:p>157.34.85.246</text:p>
          </table:table-cell>
          <table:table-cell table:number-columns-repeated="16374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float" office:value="5857" table:style-name="ce1">
            <text:p>5857</text:p>
          </table:table-cell>
          <table:table-cell table:style-name="ce3"/>
          <table:table-cell office:value-type="string" table:style-name="ce1">
            <text:p>heart</text:p>
          </table:table-cell>
          <table:table-cell office:value-type="string" table:style-name="ce1">
            <text:p>Katelyn</text:p>
          </table:table-cell>
          <table:table-cell office:value-type="string" office:string-value="Katelyn1063400" table:formula="of:=LEFT([.H815];FIND(&quot;@&quot;;[.H815])-1)" table:style-name="ce4">
            <text:p>Katelyn1063400</text:p>
          </table:table-cell>
          <table:table-cell office:value-type="string" office:string-value="gmail.com" table:formula="of:=RIGHT([.H815];LEN([.H815])-FIND(&quot;@&quot;;[.H815]))" table:style-name="ce1">
            <text:p>gmail.com</text:p>
          </table:table-cell>
          <table:table-cell office:value-type="string" table:style-name="ce1">
            <text:p>Katelyn1063400@gmail.com</text:p>
          </table:table-cell>
          <table:table-cell office:value-type="date" office:date-value="2023-06-02T22:01:48" table:style-name="ce5">
            <text:p>6/2/23 10:01 PM</text:p>
          </table:table-cell>
          <table:table-cell office:value-type="string" table:style-name="ce1">
            <text:p>174.137.50.138</text:p>
          </table:table-cell>
          <table:table-cell table:number-columns-repeated="16374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float" office:value="5859" table:style-name="ce1">
            <text:p>5859</text:p>
          </table:table-cell>
          <table:table-cell table:style-name="ce3"/>
          <table:table-cell office:value-type="string" table:style-name="ce1">
            <text:p>Diksha</text:p>
          </table:table-cell>
          <table:table-cell office:value-type="string" table:style-name="ce1">
            <text:p>Sahu</text:p>
          </table:table-cell>
          <table:table-cell office:value-type="string" office:string-value="dikshasahu1837" table:formula="of:=LEFT([.H816];FIND(&quot;@&quot;;[.H816])-1)" table:style-name="ce4">
            <text:p>dikshasahu1837</text:p>
          </table:table-cell>
          <table:table-cell office:value-type="string" office:string-value="gmail.com" table:formula="of:=RIGHT([.H816];LEN([.H816])-FIND(&quot;@&quot;;[.H816]))" table:style-name="ce1">
            <text:p>gmail.com</text:p>
          </table:table-cell>
          <table:table-cell office:value-type="string" table:style-name="ce1">
            <text:p>dikshasahu1837@gmail.com</text:p>
          </table:table-cell>
          <table:table-cell office:value-type="date" office:date-value="2023-06-02T22:02:09" table:style-name="ce5">
            <text:p>6/2/23 10:02 PM</text:p>
          </table:table-cell>
          <table:table-cell office:value-type="string" table:style-name="ce1">
            <text:p>157.34.85.246</text:p>
          </table:table-cell>
          <table:table-cell table:number-columns-repeated="16374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float" office:value="5863" table:style-name="ce1">
            <text:p>5863</text:p>
          </table:table-cell>
          <table:table-cell table:style-name="ce3"/>
          <table:table-cell office:value-type="string" table:style-name="ce1">
            <text:p>Dhara</text:p>
          </table:table-cell>
          <table:table-cell office:value-type="string" table:style-name="ce1">
            <text:p>Nal</text:p>
          </table:table-cell>
          <table:table-cell office:value-type="string" office:string-value="ndhara925" table:formula="of:=LEFT([.H817];FIND(&quot;@&quot;;[.H817])-1)" table:style-name="ce4">
            <text:p>ndhara925</text:p>
          </table:table-cell>
          <table:table-cell office:value-type="string" office:string-value="gmail.com" table:formula="of:=RIGHT([.H817];LEN([.H817])-FIND(&quot;@&quot;;[.H817]))" table:style-name="ce1">
            <text:p>gmail.com</text:p>
          </table:table-cell>
          <table:table-cell office:value-type="string" table:style-name="ce1">
            <text:p>ndhara925@gmail.com</text:p>
          </table:table-cell>
          <table:table-cell office:value-type="date" office:date-value="2023-06-02T22:05:28" table:style-name="ce5">
            <text:p>6/2/23 10:05 PM</text:p>
          </table:table-cell>
          <table:table-cell office:value-type="string" table:style-name="ce1">
            <text:p>157.34.85.246</text:p>
          </table:table-cell>
          <table:table-cell table:number-columns-repeated="16374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float" office:value="5874" table:style-name="ce1">
            <text:p>5874</text:p>
          </table:table-cell>
          <table:table-cell table:style-name="ce3"/>
          <table:table-cell office:value-type="string" table:style-name="ce1">
            <text:p>Nitimon</text:p>
          </table:table-cell>
          <table:table-cell office:value-type="string" table:style-name="ce1">
            <text:p>Suthavivat</text:p>
          </table:table-cell>
          <table:table-cell office:value-type="string" office:string-value="Nitimon_s" table:formula="of:=LEFT([.H818];FIND(&quot;@&quot;;[.H818])-1)" table:style-name="ce4">
            <text:p>Nitimon_s</text:p>
          </table:table-cell>
          <table:table-cell office:value-type="string" office:string-value="hotmail.com" table:formula="of:=RIGHT([.H818];LEN([.H818])-FIND(&quot;@&quot;;[.H818]))" table:style-name="ce1">
            <text:p>hotmail.com</text:p>
          </table:table-cell>
          <table:table-cell office:value-type="string" table:style-name="ce1">
            <text:p>Nitimon_s@hotmail.com</text:p>
          </table:table-cell>
          <table:table-cell office:value-type="date" office:date-value="2023-06-02T22:19:18" table:style-name="ce5">
            <text:p>6/2/23 10:19 PM</text:p>
          </table:table-cell>
          <table:table-cell office:value-type="string" table:style-name="ce1">
            <text:p>27.55.79.176</text:p>
          </table:table-cell>
          <table:table-cell table:number-columns-repeated="16374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float" office:value="5877" table:style-name="ce1">
            <text:p>5877</text:p>
          </table:table-cell>
          <table:table-cell table:style-name="ce3"/>
          <table:table-cell office:value-type="string" table:style-name="ce1">
            <text:p>Ivy</text:p>
          </table:table-cell>
          <table:table-cell office:value-type="string" table:style-name="ce1">
            <text:p>Song</text:p>
          </table:table-cell>
          <table:table-cell office:value-type="string" office:string-value="chikasongjoonki" table:formula="of:=LEFT([.H819];FIND(&quot;@&quot;;[.H819])-1)" table:style-name="ce4">
            <text:p>chikasongjoonki</text:p>
          </table:table-cell>
          <table:table-cell office:value-type="string" office:string-value="gmail.com" table:formula="of:=RIGHT([.H819];LEN([.H819])-FIND(&quot;@&quot;;[.H819]))" table:style-name="ce1">
            <text:p>gmail.com</text:p>
          </table:table-cell>
          <table:table-cell office:value-type="string" table:style-name="ce1">
            <text:p>chikasongjoonki@gmail.com</text:p>
          </table:table-cell>
          <table:table-cell office:value-type="date" office:date-value="2023-06-02T22:20:29" table:style-name="ce5">
            <text:p>6/2/23 10:20 PM</text:p>
          </table:table-cell>
          <table:table-cell office:value-type="string" table:style-name="ce1">
            <text:p>81.109.185.243</text:p>
          </table:table-cell>
          <table:table-cell table:number-columns-repeated="16374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float" office:value="5897" table:style-name="ce1">
            <text:p>5897</text:p>
          </table:table-cell>
          <table:table-cell table:style-name="ce3"/>
          <table:table-cell office:value-type="string" table:style-name="ce1">
            <text:p>Piyachai</text:p>
          </table:table-cell>
          <table:table-cell office:value-type="string" table:style-name="ce1">
            <text:p>Kulsumphan</text:p>
          </table:table-cell>
          <table:table-cell office:value-type="string" office:string-value="piniranam" table:formula="of:=LEFT([.H820];FIND(&quot;@&quot;;[.H820])-1)" table:style-name="ce4">
            <text:p>piniranam</text:p>
          </table:table-cell>
          <table:table-cell office:value-type="string" office:string-value="gmail.com" table:formula="of:=RIGHT([.H820];LEN([.H820])-FIND(&quot;@&quot;;[.H820]))" table:style-name="ce1">
            <text:p>gmail.com</text:p>
          </table:table-cell>
          <table:table-cell office:value-type="string" table:style-name="ce1">
            <text:p>piniranam@gmail.com</text:p>
          </table:table-cell>
          <table:table-cell office:value-type="date" office:date-value="2023-06-02T22:35:08" table:style-name="ce5">
            <text:p>6/2/23 10:35 PM</text:p>
          </table:table-cell>
          <table:table-cell office:value-type="string" table:style-name="ce1">
            <text:p>184.22.118.118</text:p>
          </table:table-cell>
          <table:table-cell table:number-columns-repeated="16374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float" office:value="5904" table:style-name="ce1">
            <text:p>5904</text:p>
          </table:table-cell>
          <table:table-cell table:style-name="ce3"/>
          <table:table-cell office:value-type="string" table:style-name="ce1">
            <text:p>수경</text:p>
          </table:table-cell>
          <table:table-cell office:value-type="string" table:style-name="ce1">
            <text:p>이</text:p>
          </table:table-cell>
          <table:table-cell office:value-type="string" office:string-value="tnrud16" table:formula="of:=LEFT([.H821];FIND(&quot;@&quot;;[.H821])-1)" table:style-name="ce4">
            <text:p>tnrud16</text:p>
          </table:table-cell>
          <table:table-cell office:value-type="string" office:string-value="naver.com" table:formula="of:=RIGHT([.H821];LEN([.H821])-FIND(&quot;@&quot;;[.H821]))" table:style-name="ce1">
            <text:p>naver.com</text:p>
          </table:table-cell>
          <table:table-cell office:value-type="string" table:style-name="ce1">
            <text:p>tnrud16@naver.com</text:p>
          </table:table-cell>
          <table:table-cell office:value-type="date" office:date-value="2023-06-02T22:38:37" table:style-name="ce5">
            <text:p>6/2/23 10:38 PM</text:p>
          </table:table-cell>
          <table:table-cell office:value-type="string" table:style-name="ce1">
            <text:p>220.79.97.49</text:p>
          </table:table-cell>
          <table:table-cell table:number-columns-repeated="16374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float" office:value="5923" table:style-name="ce1">
            <text:p>5923</text:p>
          </table:table-cell>
          <table:table-cell table:style-name="ce3"/>
          <table:table-cell office:value-type="string" table:style-name="ce1">
            <text:p>Preeti</text:p>
          </table:table-cell>
          <table:table-cell office:value-type="string" table:style-name="ce1">
            <text:p>Mah</text:p>
          </table:table-cell>
          <table:table-cell office:value-type="string" office:string-value="preetimahto2431" table:formula="of:=LEFT([.H822];FIND(&quot;@&quot;;[.H822])-1)" table:style-name="ce4">
            <text:p>preetimahto2431</text:p>
          </table:table-cell>
          <table:table-cell office:value-type="string" office:string-value="gmail.com" table:formula="of:=RIGHT([.H822];LEN([.H822])-FIND(&quot;@&quot;;[.H822]))" table:style-name="ce1">
            <text:p>gmail.com</text:p>
          </table:table-cell>
          <table:table-cell office:value-type="string" table:style-name="ce1">
            <text:p>preetimahto2431@gmail.com</text:p>
          </table:table-cell>
          <table:table-cell office:value-type="date" office:date-value="2023-06-02T22:47:48" table:style-name="ce5">
            <text:p>6/2/23 10:47 PM</text:p>
          </table:table-cell>
          <table:table-cell office:value-type="string" table:style-name="ce1">
            <text:p>157.34.85.246</text:p>
          </table:table-cell>
          <table:table-cell table:number-columns-repeated="16374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float" office:value="5930" table:style-name="ce1">
            <text:p>5930</text:p>
          </table:table-cell>
          <table:table-cell table:style-name="ce3"/>
          <table:table-cell office:value-type="string" table:style-name="ce1">
            <text:p>Harshit</text:p>
          </table:table-cell>
          <table:table-cell office:value-type="string" table:style-name="ce1">
            <text:p>Mat</text:p>
          </table:table-cell>
          <table:table-cell office:value-type="string" office:string-value="hrstmahto" table:formula="of:=LEFT([.H823];FIND(&quot;@&quot;;[.H823])-1)" table:style-name="ce4">
            <text:p>hrstmahto</text:p>
          </table:table-cell>
          <table:table-cell office:value-type="string" office:string-value="gmail.com" table:formula="of:=RIGHT([.H823];LEN([.H823])-FIND(&quot;@&quot;;[.H823]))" table:style-name="ce1">
            <text:p>gmail.com</text:p>
          </table:table-cell>
          <table:table-cell office:value-type="string" table:style-name="ce1">
            <text:p>hrstmahto@gmail.com</text:p>
          </table:table-cell>
          <table:table-cell office:value-type="date" office:date-value="2023-06-02T22:50:30" table:style-name="ce5">
            <text:p>6/2/23 10:50 PM</text:p>
          </table:table-cell>
          <table:table-cell office:value-type="string" table:style-name="ce1">
            <text:p>157.34.85.246</text:p>
          </table:table-cell>
          <table:table-cell table:number-columns-repeated="16374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float" office:value="5934" table:style-name="ce1">
            <text:p>5934</text:p>
          </table:table-cell>
          <table:table-cell table:style-name="ce3"/>
          <table:table-cell office:value-type="string" table:style-name="ce1">
            <text:p>Jyoti</text:p>
          </table:table-cell>
          <table:table-cell office:value-type="string" table:style-name="ce1">
            <text:p>Bhas</text:p>
          </table:table-cell>
          <table:table-cell office:value-type="string" office:string-value="jyoti27178" table:formula="of:=LEFT([.H824];FIND(&quot;@&quot;;[.H824])-1)" table:style-name="ce4">
            <text:p>jyoti27178</text:p>
          </table:table-cell>
          <table:table-cell office:value-type="string" office:string-value="gmail.com" table:formula="of:=RIGHT([.H824];LEN([.H824])-FIND(&quot;@&quot;;[.H824]))" table:style-name="ce1">
            <text:p>gmail.com</text:p>
          </table:table-cell>
          <table:table-cell office:value-type="string" table:style-name="ce1">
            <text:p>jyoti27178@gmail.com</text:p>
          </table:table-cell>
          <table:table-cell office:value-type="date" office:date-value="2023-06-02T22:53:19" table:style-name="ce5">
            <text:p>6/2/23 10:53 PM</text:p>
          </table:table-cell>
          <table:table-cell office:value-type="string" table:style-name="ce1">
            <text:p>157.34.85.246</text:p>
          </table:table-cell>
          <table:table-cell table:number-columns-repeated="16374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float" office:value="1756" table:style-name="ce1">
            <text:p>1756</text:p>
          </table:table-cell>
          <table:table-cell table:style-name="ce3"/>
          <table:table-cell office:value-type="string" table:style-name="ce1">
            <text:p>จินห์จุฑา</text:p>
          </table:table-cell>
          <table:table-cell office:value-type="string" table:style-name="ce1">
            <text:p>จุลเมตต์</text:p>
          </table:table-cell>
          <table:table-cell office:value-type="string" office:string-value="Jinjinfh" table:formula="of:=LEFT([.H825];FIND(&quot;@&quot;;[.H825])-1)" table:style-name="ce4">
            <text:p>Jinjinfh</text:p>
          </table:table-cell>
          <table:table-cell office:value-type="string" office:string-value="hotmail.com" table:formula="of:=RIGHT([.H825];LEN([.H825])-FIND(&quot;@&quot;;[.H825]))" table:style-name="ce1">
            <text:p>hotmail.com</text:p>
          </table:table-cell>
          <table:table-cell office:value-type="string" table:style-name="ce1">
            <text:p>Jinjinfh@hotmail.com</text:p>
          </table:table-cell>
          <table:table-cell office:value-type="date" office:date-value="2023-06-02T22:54:06" table:style-name="ce5">
            <text:p>6/2/23 10:54 PM</text:p>
          </table:table-cell>
          <table:table-cell office:value-type="string" table:style-name="ce1">
            <text:p>183.88.34.51</text:p>
          </table:table-cell>
          <table:table-cell table:number-columns-repeated="16374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float" office:value="5942" table:style-name="ce1">
            <text:p>5942</text:p>
          </table:table-cell>
          <table:table-cell table:style-name="ce3"/>
          <table:table-cell office:value-type="string" table:style-name="ce1">
            <text:p>Cat</text:p>
          </table:table-cell>
          <table:table-cell office:value-type="string" table:style-name="ce1">
            <text:p>Tare</text:p>
          </table:table-cell>
          <table:table-cell office:value-type="string" office:string-value="cattareeyn" table:formula="of:=LEFT([.H826];FIND(&quot;@&quot;;[.H826])-1)" table:style-name="ce4">
            <text:p>cattareeyn</text:p>
          </table:table-cell>
          <table:table-cell office:value-type="string" office:string-value="hotmail.com" table:formula="of:=RIGHT([.H826];LEN([.H826])-FIND(&quot;@&quot;;[.H826]))" table:style-name="ce1">
            <text:p>hotmail.com</text:p>
          </table:table-cell>
          <table:table-cell office:value-type="string" table:style-name="ce1">
            <text:p>cattareeyn@hotmail.com</text:p>
          </table:table-cell>
          <table:table-cell office:value-type="date" office:date-value="2023-06-02T22:56:05" table:style-name="ce5">
            <text:p>6/2/23 10:56 PM</text:p>
          </table:table-cell>
          <table:table-cell office:value-type="string" table:style-name="ce1">
            <text:p>1.47.25.90</text:p>
          </table:table-cell>
          <table:table-cell table:number-columns-repeated="16374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float" office:value="5940" table:style-name="ce1">
            <text:p>5940</text:p>
          </table:table-cell>
          <table:table-cell table:style-name="ce3"/>
          <table:table-cell office:value-type="string" table:style-name="ce1">
            <text:p>Ram</text:p>
          </table:table-cell>
          <table:table-cell office:value-type="string" table:style-name="ce1">
            <text:p>Baran</text:p>
          </table:table-cell>
          <table:table-cell office:value-type="string" office:string-value="rambaran11281" table:formula="of:=LEFT([.H827];FIND(&quot;@&quot;;[.H827])-1)" table:style-name="ce4">
            <text:p>rambaran11281</text:p>
          </table:table-cell>
          <table:table-cell office:value-type="string" office:string-value="gmail.com" table:formula="of:=RIGHT([.H827];LEN([.H827])-FIND(&quot;@&quot;;[.H827]))" table:style-name="ce1">
            <text:p>gmail.com</text:p>
          </table:table-cell>
          <table:table-cell office:value-type="string" table:style-name="ce1">
            <text:p>rambaran11281@gmail.com</text:p>
          </table:table-cell>
          <table:table-cell office:value-type="date" office:date-value="2023-06-02T22:56:13" table:style-name="ce5">
            <text:p>6/2/23 10:56 PM</text:p>
          </table:table-cell>
          <table:table-cell office:value-type="string" table:style-name="ce1">
            <text:p>157.34.85.246</text:p>
          </table:table-cell>
          <table:table-cell table:number-columns-repeated="16374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float" office:value="5946" table:style-name="ce1">
            <text:p>5946</text:p>
          </table:table-cell>
          <table:table-cell table:style-name="ce3"/>
          <table:table-cell office:value-type="string" table:style-name="ce1">
            <text:p>Khushboo</text:p>
          </table:table-cell>
          <table:table-cell office:value-type="string" table:style-name="ce1">
            <text:p>Ran</text:p>
          </table:table-cell>
          <table:table-cell office:value-type="string" office:string-value="khusbooranimahto" table:formula="of:=LEFT([.H828];FIND(&quot;@&quot;;[.H828])-1)" table:style-name="ce4">
            <text:p>khusbooranimahto</text:p>
          </table:table-cell>
          <table:table-cell office:value-type="string" office:string-value="gmail.com" table:formula="of:=RIGHT([.H828];LEN([.H828])-FIND(&quot;@&quot;;[.H828]))" table:style-name="ce1">
            <text:p>gmail.com</text:p>
          </table:table-cell>
          <table:table-cell office:value-type="string" table:style-name="ce1">
            <text:p>khusbooranimahto@gmail.com</text:p>
          </table:table-cell>
          <table:table-cell office:value-type="date" office:date-value="2023-06-02T22:59:19" table:style-name="ce5">
            <text:p>6/2/23 10:59 PM</text:p>
          </table:table-cell>
          <table:table-cell office:value-type="string" table:style-name="ce1">
            <text:p>157.34.85.246</text:p>
          </table:table-cell>
          <table:table-cell table:number-columns-repeated="16374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float" office:value="5953" table:style-name="ce1">
            <text:p>5953</text:p>
          </table:table-cell>
          <table:table-cell table:style-name="ce3"/>
          <table:table-cell office:value-type="string" table:style-name="ce1">
            <text:p>Kumkum</text:p>
          </table:table-cell>
          <table:table-cell office:value-type="string" table:style-name="ce1">
            <text:p>Loh</text:p>
          </table:table-cell>
          <table:table-cell office:value-type="string" office:string-value="loharkumkum56" table:formula="of:=LEFT([.H829];FIND(&quot;@&quot;;[.H829])-1)" table:style-name="ce4">
            <text:p>loharkumkum56</text:p>
          </table:table-cell>
          <table:table-cell office:value-type="string" office:string-value="gmail.com" table:formula="of:=RIGHT([.H829];LEN([.H829])-FIND(&quot;@&quot;;[.H829]))" table:style-name="ce1">
            <text:p>gmail.com</text:p>
          </table:table-cell>
          <table:table-cell office:value-type="string" table:style-name="ce1">
            <text:p>loharkumkum56@gmail.com</text:p>
          </table:table-cell>
          <table:table-cell office:value-type="date" office:date-value="2023-06-02T23:01:59" table:style-name="ce5">
            <text:p>6/2/23 11:01 PM</text:p>
          </table:table-cell>
          <table:table-cell office:value-type="string" table:style-name="ce1">
            <text:p>157.34.85.246</text:p>
          </table:table-cell>
          <table:table-cell table:number-columns-repeated="16374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float" office:value="5955" table:style-name="ce1">
            <text:p>5955</text:p>
          </table:table-cell>
          <table:table-cell table:style-name="ce3"/>
          <table:table-cell office:value-type="string" table:style-name="ce1">
            <text:p>นุสรพร</text:p>
          </table:table-cell>
          <table:table-cell office:value-type="string" table:style-name="ce1">
            <text:p>นัสบุสย์</text:p>
          </table:table-cell>
          <table:table-cell office:value-type="string" office:string-value="ar5516680583" table:formula="of:=LEFT([.H830];FIND(&quot;@&quot;;[.H830])-1)" table:style-name="ce4">
            <text:p>ar5516680583</text:p>
          </table:table-cell>
          <table:table-cell office:value-type="string" office:string-value="gmail.com" table:formula="of:=RIGHT([.H830];LEN([.H830])-FIND(&quot;@&quot;;[.H830]))" table:style-name="ce1">
            <text:p>gmail.com</text:p>
          </table:table-cell>
          <table:table-cell office:value-type="string" table:style-name="ce1">
            <text:p>ar5516680583@gmail.com</text:p>
          </table:table-cell>
          <table:table-cell office:value-type="date" office:date-value="2023-06-02T23:02:24" table:style-name="ce5">
            <text:p>6/2/23 11:02 PM</text:p>
          </table:table-cell>
          <table:table-cell office:value-type="string" table:style-name="ce1">
            <text:p>49.230.188.188</text:p>
          </table:table-cell>
          <table:table-cell table:number-columns-repeated="16374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float" office:value="5957" table:style-name="ce1">
            <text:p>5957</text:p>
          </table:table-cell>
          <table:table-cell table:style-name="ce3"/>
          <table:table-cell office:value-type="string" table:style-name="ce1">
            <text:p>Lata</text:p>
          </table:table-cell>
          <table:table-cell office:value-type="string" table:style-name="ce1">
            <text:p>Man</text:p>
          </table:table-cell>
          <table:table-cell office:value-type="string" office:string-value="manrallata3" table:formula="of:=LEFT([.H831];FIND(&quot;@&quot;;[.H831])-1)" table:style-name="ce4">
            <text:p>manrallata3</text:p>
          </table:table-cell>
          <table:table-cell office:value-type="string" office:string-value="gmail.com" table:formula="of:=RIGHT([.H831];LEN([.H831])-FIND(&quot;@&quot;;[.H831]))" table:style-name="ce1">
            <text:p>gmail.com</text:p>
          </table:table-cell>
          <table:table-cell office:value-type="string" table:style-name="ce1">
            <text:p>manrallata3@gmail.com</text:p>
          </table:table-cell>
          <table:table-cell office:value-type="date" office:date-value="2023-06-02T23:05:26" table:style-name="ce5">
            <text:p>6/2/23 11:05 PM</text:p>
          </table:table-cell>
          <table:table-cell office:value-type="string" table:style-name="ce1">
            <text:p>157.34.85.246</text:p>
          </table:table-cell>
          <table:table-cell table:number-columns-repeated="16374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float" office:value="5960" table:style-name="ce1">
            <text:p>5960</text:p>
          </table:table-cell>
          <table:table-cell table:style-name="ce3"/>
          <table:table-cell office:value-type="string" table:style-name="ce1">
            <text:p>วณ</text:p>
          </table:table-cell>
          <table:table-cell office:value-type="string" table:style-name="ce1">
            <text:p>ต้อ</text:p>
          </table:table-cell>
          <table:table-cell office:value-type="string" office:string-value="nenenunu1" table:formula="of:=LEFT([.H832];FIND(&quot;@&quot;;[.H832])-1)" table:style-name="ce4">
            <text:p>nenenunu1</text:p>
          </table:table-cell>
          <table:table-cell office:value-type="string" office:string-value="hotmail.com" table:formula="of:=RIGHT([.H832];LEN([.H832])-FIND(&quot;@&quot;;[.H832]))" table:style-name="ce1">
            <text:p>hotmail.com</text:p>
          </table:table-cell>
          <table:table-cell office:value-type="string" table:style-name="ce1">
            <text:p>nenenunu1@hotmail.com</text:p>
          </table:table-cell>
          <table:table-cell office:value-type="date" office:date-value="2023-06-02T23:06:15" table:style-name="ce5">
            <text:p>6/2/23 11:06 PM</text:p>
          </table:table-cell>
          <table:table-cell office:value-type="string" table:style-name="ce1">
            <text:p>1.47.25.90</text:p>
          </table:table-cell>
          <table:table-cell table:number-columns-repeated="16374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float" office:value="5961" table:style-name="ce1">
            <text:p>5961</text:p>
          </table:table-cell>
          <table:table-cell table:style-name="ce3"/>
          <table:table-cell office:value-type="string" table:style-name="ce1">
            <text:p>Hj</text:p>
          </table:table-cell>
          <table:table-cell office:value-type="string" table:style-name="ce1">
            <text:p>Fhh</text:p>
          </table:table-cell>
          <table:table-cell office:value-type="string" office:string-value="janejiraboonhom1" table:formula="of:=LEFT([.H833];FIND(&quot;@&quot;;[.H833])-1)" table:style-name="ce4">
            <text:p>janejiraboonhom1</text:p>
          </table:table-cell>
          <table:table-cell office:value-type="string" office:string-value="hotmail.com" table:formula="of:=RIGHT([.H833];LEN([.H833])-FIND(&quot;@&quot;;[.H833]))" table:style-name="ce1">
            <text:p>hotmail.com</text:p>
          </table:table-cell>
          <table:table-cell office:value-type="string" table:style-name="ce1">
            <text:p>janejiraboonhom1@hotmail.com</text:p>
          </table:table-cell>
          <table:table-cell office:value-type="date" office:date-value="2023-06-02T23:09:10" table:style-name="ce5">
            <text:p>6/2/23 11:09 PM</text:p>
          </table:table-cell>
          <table:table-cell office:value-type="string" table:style-name="ce1">
            <text:p>1.47.25.90</text:p>
          </table:table-cell>
          <table:table-cell table:number-columns-repeated="16374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float" office:value="5963" table:style-name="ce1">
            <text:p>5963</text:p>
          </table:table-cell>
          <table:table-cell table:style-name="ce3"/>
          <table:table-cell office:value-type="string" table:style-name="ce1">
            <text:p>Mahaveer</text:p>
          </table:table-cell>
          <table:table-cell office:value-type="string" table:style-name="ce1">
            <text:p>Mahto</text:p>
          </table:table-cell>
          <table:table-cell office:value-type="string" office:string-value="mahaveermahto043" table:formula="of:=LEFT([.H834];FIND(&quot;@&quot;;[.H834])-1)" table:style-name="ce4">
            <text:p>mahaveermahto043</text:p>
          </table:table-cell>
          <table:table-cell office:value-type="string" office:string-value="gmail.com" table:formula="of:=RIGHT([.H834];LEN([.H834])-FIND(&quot;@&quot;;[.H834]))" table:style-name="ce1">
            <text:p>gmail.com</text:p>
          </table:table-cell>
          <table:table-cell office:value-type="string" table:style-name="ce1">
            <text:p>mahaveermahto043@gmail.com</text:p>
          </table:table-cell>
          <table:table-cell office:value-type="date" office:date-value="2023-06-02T23:10:08" table:style-name="ce5">
            <text:p>6/2/23 11:10 PM</text:p>
          </table:table-cell>
          <table:table-cell office:value-type="string" table:style-name="ce1">
            <text:p>157.34.85.246</text:p>
          </table:table-cell>
          <table:table-cell table:number-columns-repeated="16374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float" office:value="5965" table:style-name="ce1">
            <text:p>5965</text:p>
          </table:table-cell>
          <table:table-cell table:style-name="ce3"/>
          <table:table-cell office:value-type="string" table:style-name="ce1">
            <text:p>อ</text:p>
          </table:table-cell>
          <table:table-cell office:value-type="string" table:style-name="ce1">
            <text:p>ัาย</text:p>
          </table:table-cell>
          <table:table-cell office:value-type="string" office:string-value="nenunune" table:formula="of:=LEFT([.H835];FIND(&quot;@&quot;;[.H835])-1)" table:style-name="ce4">
            <text:p>nenunune</text:p>
          </table:table-cell>
          <table:table-cell office:value-type="string" office:string-value="hotmail.com" table:formula="of:=RIGHT([.H835];LEN([.H835])-FIND(&quot;@&quot;;[.H835]))" table:style-name="ce1">
            <text:p>hotmail.com</text:p>
          </table:table-cell>
          <table:table-cell office:value-type="string" table:style-name="ce1">
            <text:p>nenunune@hotmail.com</text:p>
          </table:table-cell>
          <table:table-cell office:value-type="date" office:date-value="2023-06-02T23:19:10" table:style-name="ce5">
            <text:p>6/2/23 11:19 PM</text:p>
          </table:table-cell>
          <table:table-cell office:value-type="string" table:style-name="ce1">
            <text:p>1.47.25.90</text:p>
          </table:table-cell>
          <table:table-cell table:number-columns-repeated="16374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float" office:value="5967" table:style-name="ce1">
            <text:p>5967</text:p>
          </table:table-cell>
          <table:table-cell table:style-name="ce3"/>
          <table:table-cell office:value-type="string" table:style-name="ce1">
            <text:p>นยสว</text:p>
          </table:table-cell>
          <table:table-cell office:value-type="string" table:style-name="ce1">
            <text:p>ำะดดเ</text:p>
          </table:table-cell>
          <table:table-cell office:value-type="string" office:string-value="nidaaaa1" table:formula="of:=LEFT([.H836];FIND(&quot;@&quot;;[.H836])-1)" table:style-name="ce4">
            <text:p>nidaaaa1</text:p>
          </table:table-cell>
          <table:table-cell office:value-type="string" office:string-value="hotmail.com" table:formula="of:=RIGHT([.H836];LEN([.H836])-FIND(&quot;@&quot;;[.H836]))" table:style-name="ce1">
            <text:p>hotmail.com</text:p>
          </table:table-cell>
          <table:table-cell office:value-type="string" table:style-name="ce1">
            <text:p>nidaaaa1@hotmail.com</text:p>
          </table:table-cell>
          <table:table-cell office:value-type="date" office:date-value="2023-06-02T23:22:14" table:style-name="ce5">
            <text:p>6/2/23 11:22 PM</text:p>
          </table:table-cell>
          <table:table-cell office:value-type="string" table:style-name="ce1">
            <text:p>182.232.131.235</text:p>
          </table:table-cell>
          <table:table-cell table:number-columns-repeated="16374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float" office:value="5969" table:style-name="ce1">
            <text:p>5969</text:p>
          </table:table-cell>
          <table:table-cell table:style-name="ce3"/>
          <table:table-cell office:value-type="string" table:style-name="ce1">
            <text:p>วดส</text:p>
          </table:table-cell>
          <table:table-cell office:value-type="string" table:style-name="ce1">
            <text:p>ดสดส</text:p>
          </table:table-cell>
          <table:table-cell office:value-type="string" office:string-value="nidaatiom" table:formula="of:=LEFT([.H837];FIND(&quot;@&quot;;[.H837])-1)" table:style-name="ce4">
            <text:p>nidaatiom</text:p>
          </table:table-cell>
          <table:table-cell office:value-type="string" office:string-value="hotmail.com" table:formula="of:=RIGHT([.H837];LEN([.H837])-FIND(&quot;@&quot;;[.H837]))" table:style-name="ce1">
            <text:p>hotmail.com</text:p>
          </table:table-cell>
          <table:table-cell office:value-type="string" table:style-name="ce1">
            <text:p>nidaatiom@hotmail.com</text:p>
          </table:table-cell>
          <table:table-cell office:value-type="date" office:date-value="2023-06-02T23:25:11" table:style-name="ce5">
            <text:p>6/2/23 11:25 PM</text:p>
          </table:table-cell>
          <table:table-cell office:value-type="string" table:style-name="ce1">
            <text:p>182.232.131.235</text:p>
          </table:table-cell>
          <table:table-cell table:number-columns-repeated="16374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float" office:value="5971" table:style-name="ce1">
            <text:p>5971</text:p>
          </table:table-cell>
          <table:table-cell table:style-name="ce3"/>
          <table:table-cell office:value-type="string" table:style-name="ce1">
            <text:p>าาาา</text:p>
          </table:table-cell>
          <table:table-cell office:value-type="string" table:style-name="ce1">
            <text:p>นสส</text:p>
          </table:table-cell>
          <table:table-cell office:value-type="string" office:string-value="ninidada2" table:formula="of:=LEFT([.H838];FIND(&quot;@&quot;;[.H838])-1)" table:style-name="ce4">
            <text:p>ninidada2</text:p>
          </table:table-cell>
          <table:table-cell office:value-type="string" office:string-value="hotmail.com" table:formula="of:=RIGHT([.H838];LEN([.H838])-FIND(&quot;@&quot;;[.H838]))" table:style-name="ce1">
            <text:p>hotmail.com</text:p>
          </table:table-cell>
          <table:table-cell office:value-type="string" table:style-name="ce1">
            <text:p>ninidada2@hotmail.com</text:p>
          </table:table-cell>
          <table:table-cell office:value-type="date" office:date-value="2023-06-02T23:27:30" table:style-name="ce5">
            <text:p>6/2/23 11:27 PM</text:p>
          </table:table-cell>
          <table:table-cell office:value-type="string" table:style-name="ce1">
            <text:p>182.232.131.235</text:p>
          </table:table-cell>
          <table:table-cell table:number-columns-repeated="16374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float" office:value="5973" table:style-name="ce1">
            <text:p>5973</text:p>
          </table:table-cell>
          <table:table-cell table:style-name="ce3"/>
          <table:table-cell office:value-type="string" table:style-name="ce1">
            <text:p>เพพ</text:p>
          </table:table-cell>
          <table:table-cell office:value-type="string" table:style-name="ce1">
            <text:p>ววร</text:p>
          </table:table-cell>
          <table:table-cell office:value-type="string" office:string-value="ninuninuna1" table:formula="of:=LEFT([.H839];FIND(&quot;@&quot;;[.H839])-1)" table:style-name="ce4">
            <text:p>ninuninuna1</text:p>
          </table:table-cell>
          <table:table-cell office:value-type="string" office:string-value="hotmail.com" table:formula="of:=RIGHT([.H839];LEN([.H839])-FIND(&quot;@&quot;;[.H839]))" table:style-name="ce1">
            <text:p>hotmail.com</text:p>
          </table:table-cell>
          <table:table-cell office:value-type="string" table:style-name="ce1">
            <text:p>ninuninuna1@hotmail.com</text:p>
          </table:table-cell>
          <table:table-cell office:value-type="date" office:date-value="2023-06-02T23:31:24" table:style-name="ce5">
            <text:p>6/2/23 11:31 PM</text:p>
          </table:table-cell>
          <table:table-cell office:value-type="string" table:style-name="ce1">
            <text:p>182.232.131.235</text:p>
          </table:table-cell>
          <table:table-cell table:number-columns-repeated="16374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float" office:value="5974" table:style-name="ce1">
            <text:p>5974</text:p>
          </table:table-cell>
          <table:table-cell table:style-name="ce3"/>
          <table:table-cell office:value-type="string" table:style-name="ce1">
            <text:p>้เืเหแอ</text:p>
          </table:table-cell>
          <table:table-cell office:value-type="string" table:style-name="ce1">
            <text:p>้อกด</text:p>
          </table:table-cell>
          <table:table-cell office:value-type="string" office:string-value="nununene2" table:formula="of:=LEFT([.H840];FIND(&quot;@&quot;;[.H840])-1)" table:style-name="ce4">
            <text:p>nununene2</text:p>
          </table:table-cell>
          <table:table-cell office:value-type="string" office:string-value="hotmail.com" table:formula="of:=RIGHT([.H840];LEN([.H840])-FIND(&quot;@&quot;;[.H840]))" table:style-name="ce1">
            <text:p>hotmail.com</text:p>
          </table:table-cell>
          <table:table-cell office:value-type="string" table:style-name="ce1">
            <text:p>nununene2@hotmail.com</text:p>
          </table:table-cell>
          <table:table-cell office:value-type="date" office:date-value="2023-06-02T23:33:30" table:style-name="ce5">
            <text:p>6/2/23 11:33 PM</text:p>
          </table:table-cell>
          <table:table-cell office:value-type="string" table:style-name="ce1">
            <text:p>182.232.131.235</text:p>
          </table:table-cell>
          <table:table-cell table:number-columns-repeated="16374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float" office:value="5976" table:style-name="ce1">
            <text:p>5976</text:p>
          </table:table-cell>
          <table:table-cell table:style-name="ce3"/>
          <table:table-cell office:value-type="string" table:style-name="ce1">
            <text:p>ด้่้าา</text:p>
          </table:table-cell>
          <table:table-cell office:value-type="string" table:style-name="ce1">
            <text:p>สขาา</text:p>
          </table:table-cell>
          <table:table-cell office:value-type="string" office:string-value="nunununene" table:formula="of:=LEFT([.H841];FIND(&quot;@&quot;;[.H841])-1)" table:style-name="ce4">
            <text:p>nunununene</text:p>
          </table:table-cell>
          <table:table-cell office:value-type="string" office:string-value="hotmail.com" table:formula="of:=RIGHT([.H841];LEN([.H841])-FIND(&quot;@&quot;;[.H841]))" table:style-name="ce1">
            <text:p>hotmail.com</text:p>
          </table:table-cell>
          <table:table-cell office:value-type="string" table:style-name="ce1">
            <text:p>nunununene@hotmail.com</text:p>
          </table:table-cell>
          <table:table-cell office:value-type="date" office:date-value="2023-06-02T23:35:50" table:style-name="ce5">
            <text:p>6/2/23 11:35 PM</text:p>
          </table:table-cell>
          <table:table-cell office:value-type="string" table:style-name="ce1">
            <text:p>182.232.131.235</text:p>
          </table:table-cell>
          <table:table-cell table:number-columns-repeated="16374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float" office:value="5983" table:style-name="ce1">
            <text:p>5983</text:p>
          </table:table-cell>
          <table:table-cell table:style-name="ce3"/>
          <table:table-cell office:value-type="string" table:style-name="ce1">
            <text:p>วรารัตน์</text:p>
          </table:table-cell>
          <table:table-cell office:value-type="string" table:style-name="ce1">
            <text:p>เอื้ออำนวยชัย</text:p>
          </table:table-cell>
          <table:table-cell office:value-type="string" office:string-value="Vararut237" table:formula="of:=LEFT([.H842];FIND(&quot;@&quot;;[.H842])-1)" table:style-name="ce4">
            <text:p>Vararut237</text:p>
          </table:table-cell>
          <table:table-cell office:value-type="string" office:string-value="hotmail.com" table:formula="of:=RIGHT([.H842];LEN([.H842])-FIND(&quot;@&quot;;[.H842]))" table:style-name="ce1">
            <text:p>hotmail.com</text:p>
          </table:table-cell>
          <table:table-cell office:value-type="string" table:style-name="ce1">
            <text:p>Vararut237@hotmail.com</text:p>
          </table:table-cell>
          <table:table-cell office:value-type="date" office:date-value="2023-06-02T23:52:55" table:style-name="ce5">
            <text:p>6/2/23 11:52 PM</text:p>
          </table:table-cell>
          <table:table-cell office:value-type="string" table:style-name="ce1">
            <text:p>223.24.159.171</text:p>
          </table:table-cell>
          <table:table-cell table:number-columns-repeated="16374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float" office:value="6009" table:style-name="ce1">
            <text:p>6009</text:p>
          </table:table-cell>
          <table:table-cell table:style-name="ce3"/>
          <table:table-cell office:value-type="string" table:style-name="ce1">
            <text:p>Hye</text:p>
          </table:table-cell>
          <table:table-cell office:value-type="string" table:style-name="ce1">
            <text:p>Lim</text:p>
          </table:table-cell>
          <table:table-cell office:value-type="string" office:string-value="sunkura" table:formula="of:=LEFT([.H843];FIND(&quot;@&quot;;[.H843])-1)" table:style-name="ce4">
            <text:p>sunkura</text:p>
          </table:table-cell>
          <table:table-cell office:value-type="string" office:string-value="naver.com" table:formula="of:=RIGHT([.H843];LEN([.H843])-FIND(&quot;@&quot;;[.H843]))" table:style-name="ce1">
            <text:p>naver.com</text:p>
          </table:table-cell>
          <table:table-cell office:value-type="string" table:style-name="ce1">
            <text:p>sunkura@naver.com</text:p>
          </table:table-cell>
          <table:table-cell office:value-type="date" office:date-value="2023-06-03T00:47:44" table:style-name="ce5">
            <text:p>6/3/23 12:47 AM</text:p>
          </table:table-cell>
          <table:table-cell office:value-type="string" table:style-name="ce1">
            <text:p>122.155.174.78</text:p>
          </table:table-cell>
          <table:table-cell table:number-columns-repeated="16374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float" office:value="6018" table:style-name="ce1">
            <text:p>6018</text:p>
          </table:table-cell>
          <table:table-cell table:style-name="ce3"/>
          <table:table-cell office:value-type="string" table:style-name="ce1">
            <text:p>sam</text:p>
          </table:table-cell>
          <table:table-cell office:value-type="string" table:style-name="ce1">
            <text:p>wilson</text:p>
          </table:table-cell>
          <table:table-cell office:value-type="string" office:string-value="samwilson5711" table:formula="of:=LEFT([.H844];FIND(&quot;@&quot;;[.H844])-1)" table:style-name="ce4">
            <text:p>samwilson5711</text:p>
          </table:table-cell>
          <table:table-cell office:value-type="string" office:string-value="gmail.com" table:formula="of:=RIGHT([.H844];LEN([.H844])-FIND(&quot;@&quot;;[.H844]))" table:style-name="ce1">
            <text:p>gmail.com</text:p>
          </table:table-cell>
          <table:table-cell office:value-type="string" table:style-name="ce1">
            <text:p>samwilson5711@gmail.com</text:p>
          </table:table-cell>
          <table:table-cell office:value-type="date" office:date-value="2023-06-03T01:02:06" table:style-name="ce5">
            <text:p>6/3/23 01:02 A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float" office:value="5988" table:style-name="ce1">
            <text:p>5988</text:p>
          </table:table-cell>
          <table:table-cell table:style-name="ce3"/>
          <table:table-cell office:value-type="string" table:style-name="ce1">
            <text:p>ศุภณัฐ</text:p>
          </table:table-cell>
          <table:table-cell office:value-type="string" table:style-name="ce1">
            <text:p>ภูศรีฐาน</text:p>
          </table:table-cell>
          <table:table-cell office:value-type="string" office:string-value="lubellus_nud" table:formula="of:=LEFT([.H845];FIND(&quot;@&quot;;[.H845])-1)" table:style-name="ce4">
            <text:p>lubellus_nud</text:p>
          </table:table-cell>
          <table:table-cell office:value-type="string" office:string-value="msn.com" table:formula="of:=RIGHT([.H845];LEN([.H845])-FIND(&quot;@&quot;;[.H845]))" table:style-name="ce1">
            <text:p>msn.com</text:p>
          </table:table-cell>
          <table:table-cell office:value-type="string" table:style-name="ce1">
            <text:p>lubellus_nud@msn.com</text:p>
          </table:table-cell>
          <table:table-cell office:value-type="date" office:date-value="2023-06-03T01:04:54" table:style-name="ce5">
            <text:p>6/3/23 01:04 AM</text:p>
          </table:table-cell>
          <table:table-cell office:value-type="string" table:style-name="ce1">
            <text:p>58.8.214.141</text:p>
          </table:table-cell>
          <table:table-cell table:number-columns-repeated="16374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float" office:value="6021" table:style-name="ce1">
            <text:p>6021</text:p>
          </table:table-cell>
          <table:table-cell table:style-name="ce3"/>
          <table:table-cell office:value-type="string" table:style-name="ce1">
            <text:p>Kay</text:p>
          </table:table-cell>
          <table:table-cell office:value-type="string" table:style-name="ce1">
            <text:p>uppal</text:p>
          </table:table-cell>
          <table:table-cell office:value-type="string" office:string-value="kayuppal11" table:formula="of:=LEFT([.H846];FIND(&quot;@&quot;;[.H846])-1)" table:style-name="ce4">
            <text:p>kayuppal11</text:p>
          </table:table-cell>
          <table:table-cell office:value-type="string" office:string-value="gmail.com" table:formula="of:=RIGHT([.H846];LEN([.H846])-FIND(&quot;@&quot;;[.H846]))" table:style-name="ce1">
            <text:p>gmail.com</text:p>
          </table:table-cell>
          <table:table-cell office:value-type="string" table:style-name="ce1">
            <text:p>kayuppal11@gmail.com</text:p>
          </table:table-cell>
          <table:table-cell office:value-type="date" office:date-value="2023-06-03T01:21:24" table:style-name="ce5">
            <text:p>6/3/23 01:21 A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float" office:value="6047" table:style-name="ce1">
            <text:p>6047</text:p>
          </table:table-cell>
          <table:table-cell table:style-name="ce3"/>
          <table:table-cell office:value-type="string" table:style-name="ce1">
            <text:p>wiwi</text:p>
          </table:table-cell>
          <table:table-cell office:value-type="string" table:style-name="ce1">
            <text:p>saefant</text:p>
          </table:table-cell>
          <table:table-cell office:value-type="string" office:string-value="wiwisaefant" table:formula="of:=LEFT([.H847];FIND(&quot;@&quot;;[.H847])-1)" table:style-name="ce4">
            <text:p>wiwisaefant</text:p>
          </table:table-cell>
          <table:table-cell office:value-type="string" office:string-value="gmail.com" table:formula="of:=RIGHT([.H847];LEN([.H847])-FIND(&quot;@&quot;;[.H847]))" table:style-name="ce1">
            <text:p>gmail.com</text:p>
          </table:table-cell>
          <table:table-cell office:value-type="string" table:style-name="ce1">
            <text:p>wiwisaefant@gmail.com</text:p>
          </table:table-cell>
          <table:table-cell office:value-type="date" office:date-value="2023-06-03T02:07:00" table:style-name="ce5">
            <text:p>6/3/23 02:07 A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float" office:value="6050" table:style-name="ce1">
            <text:p>6050</text:p>
          </table:table-cell>
          <table:table-cell table:style-name="ce3"/>
          <table:table-cell office:value-type="string" table:style-name="ce1">
            <text:p>seng</text:p>
          </table:table-cell>
          <table:table-cell office:value-type="string" table:style-name="ce1">
            <text:p>chronicles</text:p>
          </table:table-cell>
          <table:table-cell office:value-type="string" office:string-value="seng.chronicles55" table:formula="of:=LEFT([.H848];FIND(&quot;@&quot;;[.H848])-1)" table:style-name="ce4">
            <text:p>seng.chronicles55</text:p>
          </table:table-cell>
          <table:table-cell office:value-type="string" office:string-value="gmail.com" table:formula="of:=RIGHT([.H848];LEN([.H848])-FIND(&quot;@&quot;;[.H848]))" table:style-name="ce1">
            <text:p>gmail.com</text:p>
          </table:table-cell>
          <table:table-cell office:value-type="string" table:style-name="ce1">
            <text:p>seng.chronicles55@gmail.com</text:p>
          </table:table-cell>
          <table:table-cell office:value-type="date" office:date-value="2023-06-03T02:17:08" table:style-name="ce5">
            <text:p>6/3/23 02:17 AM</text:p>
          </table:table-cell>
          <table:table-cell office:value-type="string" table:style-name="ce1">
            <text:p>76.69.149.104</text:p>
          </table:table-cell>
          <table:table-cell table:number-columns-repeated="16374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float" office:value="6170" table:style-name="ce1">
            <text:p>6170</text:p>
          </table:table-cell>
          <table:table-cell table:style-name="ce3"/>
          <table:table-cell office:value-type="string" table:style-name="ce1">
            <text:p>ประเสริฐ</text:p>
          </table:table-cell>
          <table:table-cell office:value-type="string" table:style-name="ce1">
            <text:p>อุทารวุฒิพงศ์</text:p>
          </table:table-cell>
          <table:table-cell office:value-type="string" office:string-value="utarj3" table:formula="of:=LEFT([.H849];FIND(&quot;@&quot;;[.H849])-1)" table:style-name="ce4">
            <text:p>utarj3</text:p>
          </table:table-cell>
          <table:table-cell office:value-type="string" office:string-value="gmail.com" table:formula="of:=RIGHT([.H849];LEN([.H849])-FIND(&quot;@&quot;;[.H849]))" table:style-name="ce1">
            <text:p>gmail.com</text:p>
          </table:table-cell>
          <table:table-cell office:value-type="string" table:style-name="ce1">
            <text:p>utarj3@gmail.com</text:p>
          </table:table-cell>
          <table:table-cell office:value-type="date" office:date-value="2023-06-03T07:08:26" table:style-name="ce5">
            <text:p>6/3/23 07:08 AM</text:p>
          </table:table-cell>
          <table:table-cell office:value-type="string" table:style-name="ce1">
            <text:p>27.55.82.27</text:p>
          </table:table-cell>
          <table:table-cell table:number-columns-repeated="16374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float" office:value="6185" table:style-name="ce1">
            <text:p>6185</text:p>
          </table:table-cell>
          <table:table-cell table:style-name="ce3"/>
          <table:table-cell office:value-type="string" table:style-name="ce1">
            <text:p>Thaibee</text:p>
          </table:table-cell>
          <table:table-cell office:value-type="string" table:style-name="ce1">
            <text:p>Lapis</text:p>
          </table:table-cell>
          <table:table-cell office:value-type="string" office:string-value="heroesap19" table:formula="of:=LEFT([.H850];FIND(&quot;@&quot;;[.H850])-1)" table:style-name="ce4">
            <text:p>heroesap19</text:p>
          </table:table-cell>
          <table:table-cell office:value-type="string" office:string-value="gmail.com" table:formula="of:=RIGHT([.H850];LEN([.H850])-FIND(&quot;@&quot;;[.H850]))" table:style-name="ce1">
            <text:p>gmail.com</text:p>
          </table:table-cell>
          <table:table-cell office:value-type="string" table:style-name="ce1">
            <text:p>heroesap19@gmail.com</text:p>
          </table:table-cell>
          <table:table-cell office:value-type="date" office:date-value="2023-06-03T07:46:14" table:style-name="ce5">
            <text:p>6/3/23 07:46 AM</text:p>
          </table:table-cell>
          <table:table-cell office:value-type="string" table:style-name="ce1">
            <text:p>49.228.231.163</text:p>
          </table:table-cell>
          <table:table-cell table:number-columns-repeated="16374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float" office:value="5978" table:style-name="ce1">
            <text:p>5978</text:p>
          </table:table-cell>
          <table:table-cell table:style-name="ce3"/>
          <table:table-cell office:value-type="string" table:style-name="ce1">
            <text:p>นาาา</text:p>
          </table:table-cell>
          <table:table-cell office:value-type="string" table:style-name="ce1">
            <text:p>วาาา</text:p>
          </table:table-cell>
          <table:table-cell office:value-type="string" office:string-value="tonlai2" table:formula="of:=LEFT([.H851];FIND(&quot;@&quot;;[.H851])-1)" table:style-name="ce4">
            <text:p>tonlai2</text:p>
          </table:table-cell>
          <table:table-cell office:value-type="string" office:string-value="hotmail.com" table:formula="of:=RIGHT([.H851];LEN([.H851])-FIND(&quot;@&quot;;[.H851]))" table:style-name="ce1">
            <text:p>hotmail.com</text:p>
          </table:table-cell>
          <table:table-cell office:value-type="string" table:style-name="ce1">
            <text:p>tonlai2@hotmail.com</text:p>
          </table:table-cell>
          <table:table-cell office:value-type="date" office:date-value="2023-06-03T07:53:20" table:style-name="ce5">
            <text:p>6/3/23 07:53 AM</text:p>
          </table:table-cell>
          <table:table-cell office:value-type="string" table:style-name="ce1">
            <text:p>223.204.220.132</text:p>
          </table:table-cell>
          <table:table-cell table:number-columns-repeated="16374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float" office:value="6196" table:style-name="ce1">
            <text:p>6196</text:p>
          </table:table-cell>
          <table:table-cell table:style-name="ce3"/>
          <table:table-cell office:value-type="string" table:style-name="ce1">
            <text:p>Lapis</text:p>
          </table:table-cell>
          <table:table-cell office:value-type="string" table:style-name="ce1">
            <text:p>Lazuri</text:p>
          </table:table-cell>
          <table:table-cell office:value-type="string" office:string-value="fewaazryo" table:formula="of:=LEFT([.H852];FIND(&quot;@&quot;;[.H852])-1)" table:style-name="ce4">
            <text:p>fewaazryo</text:p>
          </table:table-cell>
          <table:table-cell office:value-type="string" office:string-value="gmail.com" table:formula="of:=RIGHT([.H852];LEN([.H852])-FIND(&quot;@&quot;;[.H852]))" table:style-name="ce1">
            <text:p>gmail.com</text:p>
          </table:table-cell>
          <table:table-cell office:value-type="string" table:style-name="ce1">
            <text:p>fewaazryo@gmail.com</text:p>
          </table:table-cell>
          <table:table-cell office:value-type="date" office:date-value="2023-06-03T08:07:38" table:style-name="ce5">
            <text:p>6/3/23 08:07 AM</text:p>
          </table:table-cell>
          <table:table-cell office:value-type="string" table:style-name="ce1">
            <text:p>49.228.231.163</text:p>
          </table:table-cell>
          <table:table-cell table:number-columns-repeated="16374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float" office:value="6215" table:style-name="ce1">
            <text:p>6215</text:p>
          </table:table-cell>
          <table:table-cell table:style-name="ce3"/>
          <table:table-cell office:value-type="string" table:style-name="ce1">
            <text:p>Addy</text:p>
          </table:table-cell>
          <table:table-cell office:value-type="string" table:style-name="ce1">
            <text:p>Ahhh</text:p>
          </table:table-cell>
          <table:table-cell office:value-type="string" office:string-value="H.appy24thsengday" table:formula="of:=LEFT([.H853];FIND(&quot;@&quot;;[.H853])-1)" table:style-name="ce4">
            <text:p>H.appy24thsengday</text:p>
          </table:table-cell>
          <table:table-cell office:value-type="string" office:string-value="gmail.com" table:formula="of:=RIGHT([.H853];LEN([.H853])-FIND(&quot;@&quot;;[.H853]))" table:style-name="ce1">
            <text:p>gmail.com</text:p>
          </table:table-cell>
          <table:table-cell office:value-type="string" table:style-name="ce1">
            <text:p>H.appy24thsengday@gmail.com</text:p>
          </table:table-cell>
          <table:table-cell office:value-type="date" office:date-value="2023-06-03T08:11:02" table:style-name="ce5">
            <text:p>6/3/23 08:11 AM</text:p>
          </table:table-cell>
          <table:table-cell office:value-type="string" table:style-name="ce1">
            <text:p>115.87.79.75</text:p>
          </table:table-cell>
          <table:table-cell table:number-columns-repeated="16374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float" office:value="6302" table:style-name="ce1">
            <text:p>6302</text:p>
          </table:table-cell>
          <table:table-cell table:style-name="ce3"/>
          <table:table-cell office:value-type="string" table:style-name="ce1">
            <text:p>ธัญญชล</text:p>
          </table:table-cell>
          <table:table-cell office:value-type="string" table:style-name="ce1">
            <text:p>ธนจิระชัย</text:p>
          </table:table-cell>
          <table:table-cell office:value-type="string" office:string-value="jfei2494" table:formula="of:=LEFT([.H854];FIND(&quot;@&quot;;[.H854])-1)" table:style-name="ce4">
            <text:p>jfei2494</text:p>
          </table:table-cell>
          <table:table-cell office:value-type="string" office:string-value="gmail.com" table:formula="of:=RIGHT([.H854];LEN([.H854])-FIND(&quot;@&quot;;[.H854]))" table:style-name="ce1">
            <text:p>gmail.com</text:p>
          </table:table-cell>
          <table:table-cell office:value-type="string" table:style-name="ce1">
            <text:p>jfei2494@gmail.com</text:p>
          </table:table-cell>
          <table:table-cell office:value-type="date" office:date-value="2023-06-03T09:27:34" table:style-name="ce5">
            <text:p>6/3/23 09:27 AM</text:p>
          </table:table-cell>
          <table:table-cell office:value-type="string" table:style-name="ce1">
            <text:p>171.96.38.219</text:p>
          </table:table-cell>
          <table:table-cell table:number-columns-repeated="16374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float" office:value="6311" table:style-name="ce1">
            <text:p>6311</text:p>
          </table:table-cell>
          <table:table-cell table:style-name="ce3"/>
          <table:table-cell office:value-type="string" table:style-name="ce1">
            <text:p>Priya</text:p>
          </table:table-cell>
          <table:table-cell office:value-type="string" table:style-name="ce1">
            <text:p>Ma</text:p>
          </table:table-cell>
          <table:table-cell office:value-type="string" office:string-value="priya.mahto89" table:formula="of:=LEFT([.H855];FIND(&quot;@&quot;;[.H855])-1)" table:style-name="ce4">
            <text:p>priya.mahto89</text:p>
          </table:table-cell>
          <table:table-cell office:value-type="string" office:string-value="gmail.com" table:formula="of:=RIGHT([.H855];LEN([.H855])-FIND(&quot;@&quot;;[.H855]))" table:style-name="ce1">
            <text:p>gmail.com</text:p>
          </table:table-cell>
          <table:table-cell office:value-type="string" table:style-name="ce1">
            <text:p>priya.mahto89@gmail.com</text:p>
          </table:table-cell>
          <table:table-cell office:value-type="date" office:date-value="2023-06-03T09:29:01" table:style-name="ce5">
            <text:p>6/3/23 09:29 AM</text:p>
          </table:table-cell>
          <table:table-cell office:value-type="string" table:style-name="ce1">
            <text:p>152.58.59.142</text:p>
          </table:table-cell>
          <table:table-cell table:number-columns-repeated="16374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float" office:value="6316" table:style-name="ce1">
            <text:p>6316</text:p>
          </table:table-cell>
          <table:table-cell table:style-name="ce3"/>
          <table:table-cell office:value-type="string" table:style-name="ce1">
            <text:p>Priyanka</text:p>
          </table:table-cell>
          <table:table-cell office:value-type="string" table:style-name="ce1">
            <text:p>Mah</text:p>
          </table:table-cell>
          <table:table-cell office:value-type="string" office:string-value="priya.mahto890" table:formula="of:=LEFT([.H856];FIND(&quot;@&quot;;[.H856])-1)" table:style-name="ce4">
            <text:p>priya.mahto890</text:p>
          </table:table-cell>
          <table:table-cell office:value-type="string" office:string-value="gmail.com" table:formula="of:=RIGHT([.H856];LEN([.H856])-FIND(&quot;@&quot;;[.H856]))" table:style-name="ce1">
            <text:p>gmail.com</text:p>
          </table:table-cell>
          <table:table-cell office:value-type="string" table:style-name="ce1">
            <text:p>priya.mahto890@gmail.com</text:p>
          </table:table-cell>
          <table:table-cell office:value-type="date" office:date-value="2023-06-03T09:33:59" table:style-name="ce5">
            <text:p>6/3/23 09:33 AM</text:p>
          </table:table-cell>
          <table:table-cell office:value-type="string" table:style-name="ce1">
            <text:p>157.34.4.3</text:p>
          </table:table-cell>
          <table:table-cell table:number-columns-repeated="16374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float" office:value="6355" table:style-name="ce1">
            <text:p>6355</text:p>
          </table:table-cell>
          <table:table-cell table:style-name="ce3"/>
          <table:table-cell office:value-type="string" table:style-name="ce1">
            <text:p>Surasit</text:p>
          </table:table-cell>
          <table:table-cell office:value-type="string" table:style-name="ce1">
            <text:p>Leelaprachakul</text:p>
          </table:table-cell>
          <table:table-cell office:value-type="string" office:string-value="yuaysu" table:formula="of:=LEFT([.H857];FIND(&quot;@&quot;;[.H857])-1)" table:style-name="ce4">
            <text:p>yuaysu</text:p>
          </table:table-cell>
          <table:table-cell office:value-type="string" office:string-value="hotmail.com" table:formula="of:=RIGHT([.H857];LEN([.H857])-FIND(&quot;@&quot;;[.H857]))" table:style-name="ce1">
            <text:p>hotmail.com</text:p>
          </table:table-cell>
          <table:table-cell office:value-type="string" table:style-name="ce1">
            <text:p>yuaysu@hotmail.com</text:p>
          </table:table-cell>
          <table:table-cell office:value-type="date" office:date-value="2023-06-03T10:13:12" table:style-name="ce5">
            <text:p>6/3/23 10:13 AM</text:p>
          </table:table-cell>
          <table:table-cell office:value-type="string" table:style-name="ce1">
            <text:p>171.98.30.162</text:p>
          </table:table-cell>
          <table:table-cell table:number-columns-repeated="16374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float" office:value="6375" table:style-name="ce1">
            <text:p>6375</text:p>
          </table:table-cell>
          <table:table-cell table:style-name="ce3"/>
          <table:table-cell office:value-type="string" table:style-name="ce1">
            <text:p>ธีรวิทย์</text:p>
          </table:table-cell>
          <table:table-cell office:value-type="string" table:style-name="ce1">
            <text:p>วรัตรุจิวงศ์</text:p>
          </table:table-cell>
          <table:table-cell office:value-type="string" office:string-value="T.waratrujiwong" table:formula="of:=LEFT([.H858];FIND(&quot;@&quot;;[.H858])-1)" table:style-name="ce4">
            <text:p>T.waratrujiwong</text:p>
          </table:table-cell>
          <table:table-cell office:value-type="string" office:string-value="gmail.com" table:formula="of:=RIGHT([.H858];LEN([.H858])-FIND(&quot;@&quot;;[.H858]))" table:style-name="ce1">
            <text:p>gmail.com</text:p>
          </table:table-cell>
          <table:table-cell office:value-type="string" table:style-name="ce1">
            <text:p>T.waratrujiwong@gmail.com</text:p>
          </table:table-cell>
          <table:table-cell office:value-type="date" office:date-value="2023-06-03T10:30:19" table:style-name="ce5">
            <text:p>6/3/23 10:30 AM</text:p>
          </table:table-cell>
          <table:table-cell office:value-type="string" table:style-name="ce1">
            <text:p>49.228.231.95</text:p>
          </table:table-cell>
          <table:table-cell table:number-columns-repeated="16374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float" office:value="6003" table:style-name="ce1">
            <text:p>6003</text:p>
          </table:table-cell>
          <table:table-cell table:style-name="ce3"/>
          <table:table-cell office:value-type="string" table:style-name="ce1">
            <text:p>Chinghsin</text:p>
          </table:table-cell>
          <table:table-cell office:value-type="string" table:style-name="ce1">
            <text:p>Huang</text:p>
          </table:table-cell>
          <table:table-cell office:value-type="string" office:string-value="Glowforwichai1999" table:formula="of:=LEFT([.H859];FIND(&quot;@&quot;;[.H859])-1)" table:style-name="ce4">
            <text:p>Glowforwichai1999</text:p>
          </table:table-cell>
          <table:table-cell office:value-type="string" office:string-value="gmail.com" table:formula="of:=RIGHT([.H859];LEN([.H859])-FIND(&quot;@&quot;;[.H859]))" table:style-name="ce1">
            <text:p>gmail.com</text:p>
          </table:table-cell>
          <table:table-cell office:value-type="string" table:style-name="ce1">
            <text:p>Glowforwichai1999@gmail.com</text:p>
          </table:table-cell>
          <table:table-cell office:value-type="date" office:date-value="2023-06-03T11:03:14" table:style-name="ce5">
            <text:p>6/3/23 11:03 AM</text:p>
          </table:table-cell>
          <table:table-cell office:value-type="string" table:style-name="ce1">
            <text:p>150.117.138.68</text:p>
          </table:table-cell>
          <table:table-cell table:number-columns-repeated="16374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float" office:value="6281" table:style-name="ce1">
            <text:p>6281</text:p>
          </table:table-cell>
          <table:table-cell table:style-name="ce3"/>
          <table:table-cell office:value-type="string" table:style-name="ce1">
            <text:p>ดำดี</text:p>
          </table:table-cell>
          <table:table-cell office:value-type="string" table:style-name="ce1">
            <text:p>ดีดำ</text:p>
          </table:table-cell>
          <table:table-cell office:value-type="string" office:string-value="Ha.ppy24thsengday" table:formula="of:=LEFT([.H860];FIND(&quot;@&quot;;[.H860])-1)" table:style-name="ce4">
            <text:p>Ha.ppy24thsengday</text:p>
          </table:table-cell>
          <table:table-cell office:value-type="string" office:string-value="gmail.com" table:formula="of:=RIGHT([.H860];LEN([.H860])-FIND(&quot;@&quot;;[.H860]))" table:style-name="ce1">
            <text:p>gmail.com</text:p>
          </table:table-cell>
          <table:table-cell office:value-type="string" table:style-name="ce1">
            <text:p>Ha.ppy24thsengday@gmail.com</text:p>
          </table:table-cell>
          <table:table-cell office:value-type="date" office:date-value="2023-06-03T11:06:01" table:style-name="ce5">
            <text:p>6/3/23 11:06 AM</text:p>
          </table:table-cell>
          <table:table-cell office:value-type="string" table:style-name="ce1">
            <text:p>223.24.188.124</text:p>
          </table:table-cell>
          <table:table-cell table:number-columns-repeated="16374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float" office:value="6105" table:style-name="ce1">
            <text:p>6105</text:p>
          </table:table-cell>
          <table:table-cell table:style-name="ce3"/>
          <table:table-cell office:value-type="string" table:style-name="ce1">
            <text:p>Mamii</text:p>
          </table:table-cell>
          <table:table-cell office:value-type="string" table:style-name="ce1">
            <text:p>Wang</text:p>
          </table:table-cell>
          <table:table-cell office:value-type="string" office:string-value="moslhong11" table:formula="of:=LEFT([.H861];FIND(&quot;@&quot;;[.H861])-1)" table:style-name="ce4">
            <text:p>moslhong11</text:p>
          </table:table-cell>
          <table:table-cell office:value-type="string" office:string-value="gmail.com" table:formula="of:=RIGHT([.H861];LEN([.H861])-FIND(&quot;@&quot;;[.H861]))" table:style-name="ce1">
            <text:p>gmail.com</text:p>
          </table:table-cell>
          <table:table-cell office:value-type="string" table:style-name="ce1">
            <text:p>moslhong11@gmail.com</text:p>
          </table:table-cell>
          <table:table-cell office:value-type="date" office:date-value="2023-06-03T11:13:46" table:style-name="ce5">
            <text:p>6/3/23 11:13 AM</text:p>
          </table:table-cell>
          <table:table-cell office:value-type="string" table:style-name="ce1">
            <text:p>223.206.245.18</text:p>
          </table:table-cell>
          <table:table-cell table:number-columns-repeated="16374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float" office:value="6447" table:style-name="ce1">
            <text:p>6447</text:p>
          </table:table-cell>
          <table:table-cell table:style-name="ce3"/>
          <table:table-cell office:value-type="string" table:style-name="ce1">
            <text:p>211</text:p>
          </table:table-cell>
          <table:table-cell office:value-type="string" table:style-name="ce1">
            <text:p>222</text:p>
          </table:table-cell>
          <table:table-cell office:value-type="string" office:string-value="s.y.l.via123429" table:formula="of:=LEFT([.H862];FIND(&quot;@&quot;;[.H862])-1)" table:style-name="ce4">
            <text:p>s.y.l.via123429</text:p>
          </table:table-cell>
          <table:table-cell office:value-type="string" office:string-value="gmail.com" table:formula="of:=RIGHT([.H862];LEN([.H862])-FIND(&quot;@&quot;;[.H862]))" table:style-name="ce1">
            <text:p>gmail.com</text:p>
          </table:table-cell>
          <table:table-cell office:value-type="string" table:style-name="ce1">
            <text:p>s.y.l.via123429@gmail.com</text:p>
          </table:table-cell>
          <table:table-cell office:value-type="date" office:date-value="2023-06-03T11:33:35" table:style-name="ce5">
            <text:p>6/3/23 11:33 AM</text:p>
          </table:table-cell>
          <table:table-cell office:value-type="string" table:style-name="ce1">
            <text:p>36.234.201.14</text:p>
          </table:table-cell>
          <table:table-cell table:number-columns-repeated="16374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float" office:value="6454" table:style-name="ce1">
            <text:p>6454</text:p>
          </table:table-cell>
          <table:table-cell table:style-name="ce3"/>
          <table:table-cell office:value-type="string" table:style-name="ce1">
            <text:p>Sirinrat</text:p>
          </table:table-cell>
          <table:table-cell office:value-type="string" table:style-name="ce1">
            <text:p>Chomraka</text:p>
          </table:table-cell>
          <table:table-cell office:value-type="string" office:string-value="jk_kei" table:formula="of:=LEFT([.H863];FIND(&quot;@&quot;;[.H863])-1)" table:style-name="ce4">
            <text:p>jk_kei</text:p>
          </table:table-cell>
          <table:table-cell office:value-type="string" office:string-value="hotmail.com" table:formula="of:=RIGHT([.H863];LEN([.H863])-FIND(&quot;@&quot;;[.H863]))" table:style-name="ce1">
            <text:p>hotmail.com</text:p>
          </table:table-cell>
          <table:table-cell office:value-type="string" table:style-name="ce1">
            <text:p>jk_kei@hotmail.com</text:p>
          </table:table-cell>
          <table:table-cell office:value-type="date" office:date-value="2023-06-03T11:42:47" table:style-name="ce5">
            <text:p>6/3/23 11:42 AM</text:p>
          </table:table-cell>
          <table:table-cell office:value-type="string" table:style-name="ce1">
            <text:p>223.24.94.105</text:p>
          </table:table-cell>
          <table:table-cell table:number-columns-repeated="16374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float" office:value="6277" table:style-name="ce1">
            <text:p>6277</text:p>
          </table:table-cell>
          <table:table-cell table:style-name="ce3"/>
          <table:table-cell office:value-type="string" table:style-name="ce1">
            <text:p>Nidhi</text:p>
          </table:table-cell>
          <table:table-cell office:value-type="string" table:style-name="ce1">
            <text:p>Pandey</text:p>
          </table:table-cell>
          <table:table-cell office:value-type="string" office:string-value="nidhipandey0411" table:formula="of:=LEFT([.H864];FIND(&quot;@&quot;;[.H864])-1)" table:style-name="ce4">
            <text:p>nidhipandey0411</text:p>
          </table:table-cell>
          <table:table-cell office:value-type="string" office:string-value="gmail.com" table:formula="of:=RIGHT([.H864];LEN([.H864])-FIND(&quot;@&quot;;[.H864]))" table:style-name="ce1">
            <text:p>gmail.com</text:p>
          </table:table-cell>
          <table:table-cell office:value-type="string" table:style-name="ce1">
            <text:p>nidhipandey0411@gmail.com</text:p>
          </table:table-cell>
          <table:table-cell office:value-type="date" office:date-value="2023-06-03T12:00:20" table:style-name="ce5">
            <text:p>6/3/23 12:00 PM</text:p>
          </table:table-cell>
          <table:table-cell office:value-type="string" table:style-name="ce1">
            <text:p>152.58.59.236</text:p>
          </table:table-cell>
          <table:table-cell table:number-columns-repeated="16374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float" office:value="6468" table:style-name="ce1">
            <text:p>6468</text:p>
          </table:table-cell>
          <table:table-cell table:style-name="ce3"/>
          <table:table-cell office:value-type="string" table:style-name="ce1">
            <text:p>thuy</text:p>
          </table:table-cell>
          <table:table-cell office:value-type="string" table:style-name="ce1">
            <text:p>vu</text:p>
          </table:table-cell>
          <table:table-cell office:value-type="string" office:string-value="soo291097" table:formula="of:=LEFT([.H865];FIND(&quot;@&quot;;[.H865])-1)" table:style-name="ce4">
            <text:p>soo291097</text:p>
          </table:table-cell>
          <table:table-cell office:value-type="string" office:string-value="gmail.com" table:formula="of:=RIGHT([.H865];LEN([.H865])-FIND(&quot;@&quot;;[.H865]))" table:style-name="ce1">
            <text:p>gmail.com</text:p>
          </table:table-cell>
          <table:table-cell office:value-type="string" table:style-name="ce1">
            <text:p>soo291097@gmail.com</text:p>
          </table:table-cell>
          <table:table-cell office:value-type="date" office:date-value="2023-06-03T12:03:08" table:style-name="ce5">
            <text:p>6/3/23 12:03 PM</text:p>
          </table:table-cell>
          <table:table-cell office:value-type="string" table:style-name="ce1">
            <text:p>113.179.170.37</text:p>
          </table:table-cell>
          <table:table-cell table:number-columns-repeated="16374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float" office:value="6477" table:style-name="ce1">
            <text:p>6477</text:p>
          </table:table-cell>
          <table:table-cell table:style-name="ce3"/>
          <table:table-cell office:value-type="string" table:style-name="ce1">
            <text:p>Naphat</text:p>
          </table:table-cell>
          <table:table-cell office:value-type="string" table:style-name="ce1">
            <text:p>Rattanawichit</text:p>
          </table:table-cell>
          <table:table-cell office:value-type="string" office:string-value="jarupot_9" table:formula="of:=LEFT([.H866];FIND(&quot;@&quot;;[.H866])-1)" table:style-name="ce4">
            <text:p>jarupot_9</text:p>
          </table:table-cell>
          <table:table-cell office:value-type="string" office:string-value="windowslive.com" table:formula="of:=RIGHT([.H866];LEN([.H866])-FIND(&quot;@&quot;;[.H866]))" table:style-name="ce1">
            <text:p>windowslive.com</text:p>
          </table:table-cell>
          <table:table-cell office:value-type="string" table:style-name="ce1">
            <text:p>jarupot_9@windowslive.com</text:p>
          </table:table-cell>
          <table:table-cell office:value-type="date" office:date-value="2023-06-03T12:15:52" table:style-name="ce5">
            <text:p>6/3/23 12:15 PM</text:p>
          </table:table-cell>
          <table:table-cell office:value-type="string" table:style-name="ce1">
            <text:p>49.228.235.138</text:p>
          </table:table-cell>
          <table:table-cell table:number-columns-repeated="16374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float" office:value="6455" table:style-name="ce1">
            <text:p>6455</text:p>
          </table:table-cell>
          <table:table-cell table:style-name="ce3"/>
          <table:table-cell office:value-type="string" table:style-name="ce1">
            <text:p>ฟ้าใส</text:p>
          </table:table-cell>
          <table:table-cell office:value-type="string" table:style-name="ce1">
            <text:p>ใจสะอาด</text:p>
          </table:table-cell>
          <table:table-cell office:value-type="string" office:string-value="L.alilali13th" table:formula="of:=LEFT([.H867];FIND(&quot;@&quot;;[.H867])-1)" table:style-name="ce4">
            <text:p>L.alilali13th</text:p>
          </table:table-cell>
          <table:table-cell office:value-type="string" office:string-value="gmail.com" table:formula="of:=RIGHT([.H867];LEN([.H867])-FIND(&quot;@&quot;;[.H867]))" table:style-name="ce1">
            <text:p>gmail.com</text:p>
          </table:table-cell>
          <table:table-cell office:value-type="string" table:style-name="ce1">
            <text:p>L.alilali13th@gmail.com</text:p>
          </table:table-cell>
          <table:table-cell office:value-type="date" office:date-value="2023-06-03T12:27:58" table:style-name="ce5">
            <text:p>6/3/23 12:27 PM</text:p>
          </table:table-cell>
          <table:table-cell office:value-type="string" table:style-name="ce1">
            <text:p>49.229.201.138</text:p>
          </table:table-cell>
          <table:table-cell table:number-columns-repeated="16374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float" office:value="6456" table:style-name="ce1">
            <text:p>6456</text:p>
          </table:table-cell>
          <table:table-cell table:style-name="ce3"/>
          <table:table-cell office:value-type="string" table:style-name="ce1">
            <text:p>Edwerd</text:p>
          </table:table-cell>
          <table:table-cell office:value-type="string" table:style-name="ce1">
            <text:p>Callen</text:p>
          </table:table-cell>
          <table:table-cell office:value-type="string" office:string-value="La.lilali13th" table:formula="of:=LEFT([.H868];FIND(&quot;@&quot;;[.H868])-1)" table:style-name="ce4">
            <text:p>La.lilali13th</text:p>
          </table:table-cell>
          <table:table-cell office:value-type="string" office:string-value="gmail.com" table:formula="of:=RIGHT([.H868];LEN([.H868])-FIND(&quot;@&quot;;[.H868]))" table:style-name="ce1">
            <text:p>gmail.com</text:p>
          </table:table-cell>
          <table:table-cell office:value-type="string" table:style-name="ce1">
            <text:p>La.lilali13th@gmail.com</text:p>
          </table:table-cell>
          <table:table-cell office:value-type="date" office:date-value="2023-06-03T12:29:50" table:style-name="ce5">
            <text:p>6/3/23 12:29 PM</text:p>
          </table:table-cell>
          <table:table-cell office:value-type="string" table:style-name="ce1">
            <text:p>49.229.201.138</text:p>
          </table:table-cell>
          <table:table-cell table:number-columns-repeated="16374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float" office:value="6494" table:style-name="ce1">
            <text:p>6494</text:p>
          </table:table-cell>
          <table:table-cell table:style-name="ce3"/>
          <table:table-cell office:value-type="string" table:style-name="ce1">
            <text:p>Warunyut</text:p>
          </table:table-cell>
          <table:table-cell office:value-type="string" table:style-name="ce1">
            <text:p>Puttirangsri</text:p>
          </table:table-cell>
          <table:table-cell office:value-type="string" office:string-value="wanjan.wanangkan" table:formula="of:=LEFT([.H869];FIND(&quot;@&quot;;[.H869])-1)" table:style-name="ce4">
            <text:p>wanjan.wanangkan</text:p>
          </table:table-cell>
          <table:table-cell office:value-type="string" office:string-value="gmail.com" table:formula="of:=RIGHT([.H869];LEN([.H869])-FIND(&quot;@&quot;;[.H869]))" table:style-name="ce1">
            <text:p>gmail.com</text:p>
          </table:table-cell>
          <table:table-cell office:value-type="string" table:style-name="ce1">
            <text:p>wanjan.wanangkan@gmail.com</text:p>
          </table:table-cell>
          <table:table-cell office:value-type="date" office:date-value="2023-06-03T12:30:29" table:style-name="ce5">
            <text:p>6/3/23 12:30 PM</text:p>
          </table:table-cell>
          <table:table-cell office:value-type="string" table:style-name="ce1">
            <text:p>14.207.85.168</text:p>
          </table:table-cell>
          <table:table-cell table:number-columns-repeated="16374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float" office:value="6457" table:style-name="ce1">
            <text:p>6457</text:p>
          </table:table-cell>
          <table:table-cell table:style-name="ce3"/>
          <table:table-cell office:value-type="string" table:style-name="ce1">
            <text:p>Hallo</text:p>
          </table:table-cell>
          <table:table-cell office:value-type="string" table:style-name="ce1">
            <text:p>Heloo</text:p>
          </table:table-cell>
          <table:table-cell office:value-type="string" office:string-value="Lal.ilali13th" table:formula="of:=LEFT([.H870];FIND(&quot;@&quot;;[.H870])-1)" table:style-name="ce4">
            <text:p>Lal.ilali13th</text:p>
          </table:table-cell>
          <table:table-cell office:value-type="string" office:string-value="gmail.com" table:formula="of:=RIGHT([.H870];LEN([.H870])-FIND(&quot;@&quot;;[.H870]))" table:style-name="ce1">
            <text:p>gmail.com</text:p>
          </table:table-cell>
          <table:table-cell office:value-type="string" table:style-name="ce1">
            <text:p>Lal.ilali13th@gmail.com</text:p>
          </table:table-cell>
          <table:table-cell office:value-type="date" office:date-value="2023-06-03T12:31:49" table:style-name="ce5">
            <text:p>6/3/23 12:31 PM</text:p>
          </table:table-cell>
          <table:table-cell office:value-type="string" table:style-name="ce1">
            <text:p>49.229.201.138</text:p>
          </table:table-cell>
          <table:table-cell table:number-columns-repeated="16374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float" office:value="6487" table:style-name="ce1">
            <text:p>6487</text:p>
          </table:table-cell>
          <table:table-cell table:style-name="ce3"/>
          <table:table-cell office:value-type="string" table:style-name="ce1">
            <text:p>Nidhi</text:p>
          </table:table-cell>
          <table:table-cell office:value-type="string" table:style-name="ce1">
            <text:p>Panday</text:p>
          </table:table-cell>
          <table:table-cell office:value-type="string" office:string-value="nidhipanday193" table:formula="of:=LEFT([.H871];FIND(&quot;@&quot;;[.H871])-1)" table:style-name="ce4">
            <text:p>nidhipanday193</text:p>
          </table:table-cell>
          <table:table-cell office:value-type="string" office:string-value="gmail.com" table:formula="of:=RIGHT([.H871];LEN([.H871])-FIND(&quot;@&quot;;[.H871]))" table:style-name="ce1">
            <text:p>gmail.com</text:p>
          </table:table-cell>
          <table:table-cell office:value-type="string" table:style-name="ce1">
            <text:p>nidhipanday193@gmail.com</text:p>
          </table:table-cell>
          <table:table-cell office:value-type="date" office:date-value="2023-06-03T12:35:50" table:style-name="ce5">
            <text:p>6/3/23 12:35 PM</text:p>
          </table:table-cell>
          <table:table-cell office:value-type="string" table:style-name="ce1">
            <text:p>157.34.103.217</text:p>
          </table:table-cell>
          <table:table-cell table:number-columns-repeated="16374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float" office:value="6498" table:style-name="ce1">
            <text:p>6498</text:p>
          </table:table-cell>
          <table:table-cell table:style-name="ce3"/>
          <table:table-cell office:value-type="string" table:style-name="ce1">
            <text:p>Thana</text:p>
          </table:table-cell>
          <table:table-cell office:value-type="string" table:style-name="ce1">
            <text:p>Wiyokpan</text:p>
          </table:table-cell>
          <table:table-cell office:value-type="string" office:string-value="hi2thawat" table:formula="of:=LEFT([.H872];FIND(&quot;@&quot;;[.H872])-1)" table:style-name="ce4">
            <text:p>hi2thawat</text:p>
          </table:table-cell>
          <table:table-cell office:value-type="string" office:string-value="gmail.com" table:formula="of:=RIGHT([.H872];LEN([.H872])-FIND(&quot;@&quot;;[.H872]))" table:style-name="ce1">
            <text:p>gmail.com</text:p>
          </table:table-cell>
          <table:table-cell office:value-type="string" table:style-name="ce1">
            <text:p>hi2thawat@gmail.com</text:p>
          </table:table-cell>
          <table:table-cell office:value-type="date" office:date-value="2023-06-03T12:37:19" table:style-name="ce5">
            <text:p>6/3/23 12:37 PM</text:p>
          </table:table-cell>
          <table:table-cell office:value-type="string" table:style-name="ce1">
            <text:p>14.207.85.168</text:p>
          </table:table-cell>
          <table:table-cell table:number-columns-repeated="16374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float" office:value="6501" table:style-name="ce1">
            <text:p>6501</text:p>
          </table:table-cell>
          <table:table-cell table:style-name="ce3"/>
          <table:table-cell office:value-type="string" table:style-name="ce1">
            <text:p>Nirawan</text:p>
          </table:table-cell>
          <table:table-cell office:value-type="string" table:style-name="ce1">
            <text:p>Pantawee</text:p>
          </table:table-cell>
          <table:table-cell office:value-type="string" office:string-value="hi2tphitak" table:formula="of:=LEFT([.H873];FIND(&quot;@&quot;;[.H873])-1)" table:style-name="ce4">
            <text:p>hi2tphitak</text:p>
          </table:table-cell>
          <table:table-cell office:value-type="string" office:string-value="gmail.com" table:formula="of:=RIGHT([.H873];LEN([.H873])-FIND(&quot;@&quot;;[.H873]))" table:style-name="ce1">
            <text:p>gmail.com</text:p>
          </table:table-cell>
          <table:table-cell office:value-type="string" table:style-name="ce1">
            <text:p>hi2tphitak@gmail.com</text:p>
          </table:table-cell>
          <table:table-cell office:value-type="date" office:date-value="2023-06-03T12:40:58" table:style-name="ce5">
            <text:p>6/3/23 12:40 PM</text:p>
          </table:table-cell>
          <table:table-cell office:value-type="string" table:style-name="ce1">
            <text:p>14.207.85.168</text:p>
          </table:table-cell>
          <table:table-cell table:number-columns-repeated="16374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float" office:value="6485" table:style-name="ce1">
            <text:p>6485</text:p>
          </table:table-cell>
          <table:table-cell table:style-name="ce3"/>
          <table:table-cell office:value-type="string" table:style-name="ce1">
            <text:p>ทิวาภรณ์</text:p>
          </table:table-cell>
          <table:table-cell office:value-type="string" table:style-name="ce1">
            <text:p>มากพูน</text:p>
          </table:table-cell>
          <table:table-cell office:value-type="string" office:string-value="mwgm1589" table:formula="of:=LEFT([.H874];FIND(&quot;@&quot;;[.H874])-1)" table:style-name="ce4">
            <text:p>mwgm1589</text:p>
          </table:table-cell>
          <table:table-cell office:value-type="string" office:string-value="gmail.com" table:formula="of:=RIGHT([.H874];LEN([.H874])-FIND(&quot;@&quot;;[.H874]))" table:style-name="ce1">
            <text:p>gmail.com</text:p>
          </table:table-cell>
          <table:table-cell office:value-type="string" table:style-name="ce1">
            <text:p>mwgm1589@gmail.com</text:p>
          </table:table-cell>
          <table:table-cell office:value-type="date" office:date-value="2023-06-03T12:44:37" table:style-name="ce5">
            <text:p>6/3/23 12:44 PM</text:p>
          </table:table-cell>
          <table:table-cell office:value-type="string" table:style-name="ce1">
            <text:p>124.122.29.93</text:p>
          </table:table-cell>
          <table:table-cell table:number-columns-repeated="16374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float" office:value="6515" table:style-name="ce1">
            <text:p>6515</text:p>
          </table:table-cell>
          <table:table-cell table:style-name="ce3"/>
          <table:table-cell office:value-type="string" table:style-name="ce1">
            <text:p>Thawat</text:p>
          </table:table-cell>
          <table:table-cell office:value-type="string" table:style-name="ce1">
            <text:p>Pitak</text:p>
          </table:table-cell>
          <table:table-cell office:value-type="string" office:string-value="jayficial88" table:formula="of:=LEFT([.H875];FIND(&quot;@&quot;;[.H875])-1)" table:style-name="ce4">
            <text:p>jayficial88</text:p>
          </table:table-cell>
          <table:table-cell office:value-type="string" office:string-value="gmail.com" table:formula="of:=RIGHT([.H875];LEN([.H875])-FIND(&quot;@&quot;;[.H875]))" table:style-name="ce1">
            <text:p>gmail.com</text:p>
          </table:table-cell>
          <table:table-cell office:value-type="string" table:style-name="ce1">
            <text:p>jayficial88@gmail.com</text:p>
          </table:table-cell>
          <table:table-cell office:value-type="date" office:date-value="2023-06-03T12:50:05" table:style-name="ce5">
            <text:p>6/3/23 12:50 PM</text:p>
          </table:table-cell>
          <table:table-cell office:value-type="string" table:style-name="ce1">
            <text:p>14.207.85.168</text:p>
          </table:table-cell>
          <table:table-cell table:number-columns-repeated="16374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float" office:value="6535" table:style-name="ce1">
            <text:p>6535</text:p>
          </table:table-cell>
          <table:table-cell table:style-name="ce3"/>
          <table:table-cell office:value-type="string" table:style-name="ce1">
            <text:p>Elaine</text:p>
          </table:table-cell>
          <table:table-cell office:value-type="string" table:style-name="ce1">
            <text:p>Aki</text:p>
          </table:table-cell>
          <table:table-cell office:value-type="string" office:string-value="elaine_oon" table:formula="of:=LEFT([.H876];FIND(&quot;@&quot;;[.H876])-1)" table:style-name="ce4">
            <text:p>elaine_oon</text:p>
          </table:table-cell>
          <table:table-cell office:value-type="string" office:string-value="hotmail.com" table:formula="of:=RIGHT([.H876];LEN([.H876])-FIND(&quot;@&quot;;[.H876]))" table:style-name="ce1">
            <text:p>hotmail.com</text:p>
          </table:table-cell>
          <table:table-cell office:value-type="string" table:style-name="ce1">
            <text:p>elaine_oon@hotmail.com</text:p>
          </table:table-cell>
          <table:table-cell office:value-type="date" office:date-value="2023-06-03T13:05:52" table:style-name="ce5">
            <text:p>6/3/23 01:05 PM</text:p>
          </table:table-cell>
          <table:table-cell office:value-type="string" table:style-name="ce1">
            <text:p>132.147.101.155</text:p>
          </table:table-cell>
          <table:table-cell table:number-columns-repeated="16374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float" office:value="6555" table:style-name="ce1">
            <text:p>6555</text:p>
          </table:table-cell>
          <table:table-cell table:style-name="ce3"/>
          <table:table-cell office:value-type="string" table:style-name="ce1">
            <text:p>นารีรัตน์</text:p>
          </table:table-cell>
          <table:table-cell office:value-type="string" table:style-name="ce1">
            <text:p>สะพู</text:p>
          </table:table-cell>
          <table:table-cell office:value-type="string" office:string-value="g.irlnice555" table:formula="of:=LEFT([.H877];FIND(&quot;@&quot;;[.H877])-1)" table:style-name="ce4">
            <text:p>g.irlnice555</text:p>
          </table:table-cell>
          <table:table-cell office:value-type="string" office:string-value="gmail.com" table:formula="of:=RIGHT([.H877];LEN([.H877])-FIND(&quot;@&quot;;[.H877]))" table:style-name="ce1">
            <text:p>gmail.com</text:p>
          </table:table-cell>
          <table:table-cell office:value-type="string" table:style-name="ce1">
            <text:p>g.irlnice555@gmail.com</text:p>
          </table:table-cell>
          <table:table-cell office:value-type="date" office:date-value="2023-06-03T13:13:14" table:style-name="ce5">
            <text:p>6/3/23 01:13 PM</text:p>
          </table:table-cell>
          <table:table-cell office:value-type="string" table:style-name="ce1">
            <text:p>49.48.217.243</text:p>
          </table:table-cell>
          <table:table-cell table:number-columns-repeated="16374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float" office:value="6480" table:style-name="ce1">
            <text:p>6480</text:p>
          </table:table-cell>
          <table:table-cell table:style-name="ce3"/>
          <table:table-cell office:value-type="string" table:style-name="ce1">
            <text:p>ภัทรานันต์</text:p>
          </table:table-cell>
          <table:table-cell office:value-type="string" table:style-name="ce1">
            <text:p>เส็งหะพันธฺุ์</text:p>
          </table:table-cell>
          <table:table-cell office:value-type="string" office:string-value="phattranan2532" table:formula="of:=LEFT([.H878];FIND(&quot;@&quot;;[.H878])-1)" table:style-name="ce4">
            <text:p>phattranan2532</text:p>
          </table:table-cell>
          <table:table-cell office:value-type="string" office:string-value="gmail.com" table:formula="of:=RIGHT([.H878];LEN([.H878])-FIND(&quot;@&quot;;[.H878]))" table:style-name="ce1">
            <text:p>gmail.com</text:p>
          </table:table-cell>
          <table:table-cell office:value-type="string" table:style-name="ce1">
            <text:p>phattranan2532@gmail.com</text:p>
          </table:table-cell>
          <table:table-cell office:value-type="date" office:date-value="2023-06-03T13:29:56" table:style-name="ce5">
            <text:p>6/3/23 01:29 PM</text:p>
          </table:table-cell>
          <table:table-cell office:value-type="string" table:style-name="ce1">
            <text:p>180.183.63.23</text:p>
          </table:table-cell>
          <table:table-cell table:number-columns-repeated="16374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float" office:value="6572" table:style-name="ce1">
            <text:p>6572</text:p>
          </table:table-cell>
          <table:table-cell table:style-name="ce3"/>
          <table:table-cell office:value-type="string" table:style-name="ce1">
            <text:p>กันต์ธีร์</text:p>
          </table:table-cell>
          <table:table-cell office:value-type="string" table:style-name="ce1">
            <text:p>ประเสริฐพงษ์</text:p>
          </table:table-cell>
          <table:table-cell office:value-type="string" office:string-value="phisan0610" table:formula="of:=LEFT([.H879];FIND(&quot;@&quot;;[.H879])-1)" table:style-name="ce4">
            <text:p>phisan0610</text:p>
          </table:table-cell>
          <table:table-cell office:value-type="string" office:string-value="gmail.com" table:formula="of:=RIGHT([.H879];LEN([.H879])-FIND(&quot;@&quot;;[.H879]))" table:style-name="ce1">
            <text:p>gmail.com</text:p>
          </table:table-cell>
          <table:table-cell office:value-type="string" table:style-name="ce1">
            <text:p>phisan0610@gmail.com</text:p>
          </table:table-cell>
          <table:table-cell office:value-type="date" office:date-value="2023-06-03T13:31:19" table:style-name="ce5">
            <text:p>6/3/23 01:31 PM</text:p>
          </table:table-cell>
          <table:table-cell office:value-type="string" table:style-name="ce1">
            <text:p>27.55.73.79</text:p>
          </table:table-cell>
          <table:table-cell table:number-columns-repeated="16374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float" office:value="6496" table:style-name="ce1">
            <text:p>6496</text:p>
          </table:table-cell>
          <table:table-cell table:style-name="ce3"/>
          <table:table-cell office:value-type="string" table:style-name="ce1">
            <text:p>ภัทรานันต์</text:p>
          </table:table-cell>
          <table:table-cell office:value-type="string" table:style-name="ce1">
            <text:p>เส็งหะพันธุ์</text:p>
          </table:table-cell>
          <table:table-cell office:value-type="string" office:string-value="Sengphatt4909" table:formula="of:=LEFT([.H880];FIND(&quot;@&quot;;[.H880])-1)" table:style-name="ce4">
            <text:p>Sengphatt4909</text:p>
          </table:table-cell>
          <table:table-cell office:value-type="string" office:string-value="gmail.com" table:formula="of:=RIGHT([.H880];LEN([.H880])-FIND(&quot;@&quot;;[.H880]))" table:style-name="ce1">
            <text:p>gmail.com</text:p>
          </table:table-cell>
          <table:table-cell office:value-type="string" table:style-name="ce1">
            <text:p>Sengphatt4909@gmail.com</text:p>
          </table:table-cell>
          <table:table-cell office:value-type="date" office:date-value="2023-06-03T13:34:30" table:style-name="ce5">
            <text:p>6/3/23 01:34 PM</text:p>
          </table:table-cell>
          <table:table-cell office:value-type="string" table:style-name="ce1">
            <text:p>180.183.63.23</text:p>
          </table:table-cell>
          <table:table-cell table:number-columns-repeated="16374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float" office:value="6506" table:style-name="ce1">
            <text:p>6506</text:p>
          </table:table-cell>
          <table:table-cell table:style-name="ce3"/>
          <table:table-cell office:value-type="string" table:style-name="ce1">
            <text:p>Phattranan</text:p>
          </table:table-cell>
          <table:table-cell office:value-type="string" table:style-name="ce1">
            <text:p>Senghaphan</text:p>
          </table:table-cell>
          <table:table-cell office:value-type="string" office:string-value="chobreact88" table:formula="of:=LEFT([.H881];FIND(&quot;@&quot;;[.H881])-1)" table:style-name="ce4">
            <text:p>chobreact88</text:p>
          </table:table-cell>
          <table:table-cell office:value-type="string" office:string-value="gmail.com" table:formula="of:=RIGHT([.H881];LEN([.H881])-FIND(&quot;@&quot;;[.H881]))" table:style-name="ce1">
            <text:p>gmail.com</text:p>
          </table:table-cell>
          <table:table-cell office:value-type="string" table:style-name="ce1">
            <text:p>chobreact88@gmail.com</text:p>
          </table:table-cell>
          <table:table-cell office:value-type="date" office:date-value="2023-06-03T13:38:28" table:style-name="ce5">
            <text:p>6/3/23 01:38 PM</text:p>
          </table:table-cell>
          <table:table-cell office:value-type="string" table:style-name="ce1">
            <text:p>180.183.63.23</text:p>
          </table:table-cell>
          <table:table-cell table:number-columns-repeated="16374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float" office:value="6592" table:style-name="ce1">
            <text:p>6592</text:p>
          </table:table-cell>
          <table:table-cell table:style-name="ce3"/>
          <table:table-cell office:value-type="string" table:style-name="ce1">
            <text:p>soso</text:p>
          </table:table-cell>
          <table:table-cell office:value-type="string" table:style-name="ce1">
            <text:p>kim</text:p>
          </table:table-cell>
          <table:table-cell office:value-type="string" office:string-value="ssony38312" table:formula="of:=LEFT([.H882];FIND(&quot;@&quot;;[.H882])-1)" table:style-name="ce4">
            <text:p>ssony38312</text:p>
          </table:table-cell>
          <table:table-cell office:value-type="string" office:string-value="gmail.com" table:formula="of:=RIGHT([.H882];LEN([.H882])-FIND(&quot;@&quot;;[.H882]))" table:style-name="ce1">
            <text:p>gmail.com</text:p>
          </table:table-cell>
          <table:table-cell office:value-type="string" table:style-name="ce1">
            <text:p>ssony38312@gmail.com</text:p>
          </table:table-cell>
          <table:table-cell office:value-type="date" office:date-value="2023-06-03T13:41:03" table:style-name="ce5">
            <text:p>6/3/23 01:41 PM</text:p>
          </table:table-cell>
          <table:table-cell office:value-type="string" table:style-name="ce1">
            <text:p>121.171.81.102</text:p>
          </table:table-cell>
          <table:table-cell table:number-columns-repeated="16374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float" office:value="6646" table:style-name="ce1">
            <text:p>6646</text:p>
          </table:table-cell>
          <table:table-cell table:style-name="ce3"/>
          <table:table-cell office:value-type="string" table:style-name="ce1">
            <text:p>Monu</text:p>
          </table:table-cell>
          <table:table-cell office:value-type="string" table:style-name="ce1">
            <text:p>Yadav</text:p>
          </table:table-cell>
          <table:table-cell office:value-type="string" office:string-value="anishyadavstar5" table:formula="of:=LEFT([.H883];FIND(&quot;@&quot;;[.H883])-1)" table:style-name="ce4">
            <text:p>anishyadavstar5</text:p>
          </table:table-cell>
          <table:table-cell office:value-type="string" office:string-value="gmail.com" table:formula="of:=RIGHT([.H883];LEN([.H883])-FIND(&quot;@&quot;;[.H883]))" table:style-name="ce1">
            <text:p>gmail.com</text:p>
          </table:table-cell>
          <table:table-cell office:value-type="string" table:style-name="ce1">
            <text:p>anishyadavstar5@gmail.com</text:p>
          </table:table-cell>
          <table:table-cell office:value-type="date" office:date-value="2023-06-03T14:18:51" table:style-name="ce5">
            <text:p>6/3/23 02:18 PM</text:p>
          </table:table-cell>
          <table:table-cell office:value-type="string" table:style-name="ce1">
            <text:p>110.235.218.176</text:p>
          </table:table-cell>
          <table:table-cell table:number-columns-repeated="16374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float" office:value="6668" table:style-name="ce1">
            <text:p>6668</text:p>
          </table:table-cell>
          <table:table-cell table:style-name="ce3"/>
          <table:table-cell office:value-type="string" table:style-name="ce1">
            <text:p>Pawinee</text:p>
          </table:table-cell>
          <table:table-cell office:value-type="string" table:style-name="ce1">
            <text:p>Lumprom</text:p>
          </table:table-cell>
          <table:table-cell office:value-type="string" office:string-value="sundod.chom" table:formula="of:=LEFT([.H884];FIND(&quot;@&quot;;[.H884])-1)" table:style-name="ce4">
            <text:p>sundod.chom</text:p>
          </table:table-cell>
          <table:table-cell office:value-type="string" office:string-value="gmail.com" table:formula="of:=RIGHT([.H884];LEN([.H884])-FIND(&quot;@&quot;;[.H884]))" table:style-name="ce1">
            <text:p>gmail.com</text:p>
          </table:table-cell>
          <table:table-cell office:value-type="string" table:style-name="ce1">
            <text:p>sundod.chom@gmail.com</text:p>
          </table:table-cell>
          <table:table-cell office:value-type="date" office:date-value="2023-06-03T14:23:07" table:style-name="ce5">
            <text:p>6/3/23 02:23 PM</text:p>
          </table:table-cell>
          <table:table-cell office:value-type="string" table:style-name="ce1">
            <text:p>182.232.235.117</text:p>
          </table:table-cell>
          <table:table-cell table:number-columns-repeated="16374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float" office:value="6690" table:style-name="ce1">
            <text:p>6690</text:p>
          </table:table-cell>
          <table:table-cell table:style-name="ce3"/>
          <table:table-cell office:value-type="string" table:style-name="ce1">
            <text:p>Kirti</text:p>
          </table:table-cell>
          <table:table-cell office:value-type="string" table:style-name="ce1">
            <text:p>Sha</text:p>
          </table:table-cell>
          <table:table-cell office:value-type="string" office:string-value="skirti.1998kirti" table:formula="of:=LEFT([.H885];FIND(&quot;@&quot;;[.H885])-1)" table:style-name="ce4">
            <text:p>skirti.1998kirti</text:p>
          </table:table-cell>
          <table:table-cell office:value-type="string" office:string-value="gmail.com" table:formula="of:=RIGHT([.H885];LEN([.H885])-FIND(&quot;@&quot;;[.H885]))" table:style-name="ce1">
            <text:p>gmail.com</text:p>
          </table:table-cell>
          <table:table-cell office:value-type="string" table:style-name="ce1">
            <text:p>skirti.1998kirti@gmail.com</text:p>
          </table:table-cell>
          <table:table-cell office:value-type="date" office:date-value="2023-06-03T14:35:08" table:style-name="ce5">
            <text:p>6/3/23 02:35 PM</text:p>
          </table:table-cell>
          <table:table-cell office:value-type="string" table:style-name="ce1">
            <text:p>157.34.119.93</text:p>
          </table:table-cell>
          <table:table-cell table:number-columns-repeated="16374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float" office:value="6693" table:style-name="ce1">
            <text:p>6693</text:p>
          </table:table-cell>
          <table:table-cell table:style-name="ce3"/>
          <table:table-cell office:value-type="string" table:style-name="ce1">
            <text:p>Roshni</text:p>
          </table:table-cell>
          <table:table-cell office:value-type="string" table:style-name="ce1">
            <text:p>Negi</text:p>
          </table:table-cell>
          <table:table-cell office:value-type="string" office:string-value="negi1998roshni" table:formula="of:=LEFT([.H886];FIND(&quot;@&quot;;[.H886])-1)" table:style-name="ce4">
            <text:p>negi1998roshni</text:p>
          </table:table-cell>
          <table:table-cell office:value-type="string" office:string-value="gmail.com" table:formula="of:=RIGHT([.H886];LEN([.H886])-FIND(&quot;@&quot;;[.H886]))" table:style-name="ce1">
            <text:p>gmail.com</text:p>
          </table:table-cell>
          <table:table-cell office:value-type="string" table:style-name="ce1">
            <text:p>negi1998roshni@gmail.com</text:p>
          </table:table-cell>
          <table:table-cell office:value-type="date" office:date-value="2023-06-03T14:39:17" table:style-name="ce5">
            <text:p>6/3/23 02:39 PM</text:p>
          </table:table-cell>
          <table:table-cell office:value-type="string" table:style-name="ce1">
            <text:p>157.34.119.93</text:p>
          </table:table-cell>
          <table:table-cell table:number-columns-repeated="16374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float" office:value="6692" table:style-name="ce1">
            <text:p>6692</text:p>
          </table:table-cell>
          <table:table-cell table:style-name="ce3"/>
          <table:table-cell office:value-type="string" table:style-name="ce1">
            <text:p>jericho</text:p>
          </table:table-cell>
          <table:table-cell office:value-type="string" table:style-name="ce1">
            <text:p>aoki</text:p>
          </table:table-cell>
          <table:table-cell office:value-type="string" office:string-value="jericho.aoki" table:formula="of:=LEFT([.H887];FIND(&quot;@&quot;;[.H887])-1)" table:style-name="ce4">
            <text:p>jericho.aoki</text:p>
          </table:table-cell>
          <table:table-cell office:value-type="string" office:string-value="gmail.com" table:formula="of:=RIGHT([.H887];LEN([.H887])-FIND(&quot;@&quot;;[.H887]))" table:style-name="ce1">
            <text:p>gmail.com</text:p>
          </table:table-cell>
          <table:table-cell office:value-type="string" table:style-name="ce1">
            <text:p>jericho.aoki@gmail.com</text:p>
          </table:table-cell>
          <table:table-cell office:value-type="date" office:date-value="2023-06-03T14:40:55" table:style-name="ce5">
            <text:p>6/3/23 02:40 PM</text:p>
          </table:table-cell>
          <table:table-cell office:value-type="string" table:style-name="ce1">
            <text:p>114.150.212.6</text:p>
          </table:table-cell>
          <table:table-cell table:number-columns-repeated="16374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float" office:value="6678" table:style-name="ce1">
            <text:p>6678</text:p>
          </table:table-cell>
          <table:table-cell table:style-name="ce3"/>
          <table:table-cell office:value-type="string" table:style-name="ce1">
            <text:p>Hila</text:p>
          </table:table-cell>
          <table:table-cell office:value-type="string" table:style-name="ce1">
            <text:p>Kolg</text:p>
          </table:table-cell>
          <table:table-cell office:value-type="string" office:string-value="B.y.sol913" table:formula="of:=LEFT([.H888];FIND(&quot;@&quot;;[.H888])-1)" table:style-name="ce4">
            <text:p>B.y.sol913</text:p>
          </table:table-cell>
          <table:table-cell office:value-type="string" office:string-value="gmail.com" table:formula="of:=RIGHT([.H888];LEN([.H888])-FIND(&quot;@&quot;;[.H888]))" table:style-name="ce1">
            <text:p>gmail.com</text:p>
          </table:table-cell>
          <table:table-cell office:value-type="string" table:style-name="ce1">
            <text:p>B.y.sol913@gmail.com</text:p>
          </table:table-cell>
          <table:table-cell office:value-type="date" office:date-value="2023-06-03T14:52:03" table:style-name="ce5">
            <text:p>6/3/23 02:52 PM</text:p>
          </table:table-cell>
          <table:table-cell office:value-type="string" table:style-name="ce1">
            <text:p>223.24.188.124</text:p>
          </table:table-cell>
          <table:table-cell table:number-columns-repeated="16374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float" office:value="6654" table:style-name="ce1">
            <text:p>6654</text:p>
          </table:table-cell>
          <table:table-cell table:style-name="ce3"/>
          <table:table-cell office:value-type="string" table:style-name="ce1">
            <text:p>Ak</text:p>
          </table:table-cell>
          <table:table-cell office:value-type="string" table:style-name="ce1">
            <text:p>Ake</text:p>
          </table:table-cell>
          <table:table-cell office:value-type="string" office:string-value="By.sol913" table:formula="of:=LEFT([.H889];FIND(&quot;@&quot;;[.H889])-1)" table:style-name="ce4">
            <text:p>By.sol913</text:p>
          </table:table-cell>
          <table:table-cell office:value-type="string" office:string-value="gmail.com" table:formula="of:=RIGHT([.H889];LEN([.H889])-FIND(&quot;@&quot;;[.H889]))" table:style-name="ce1">
            <text:p>gmail.com</text:p>
          </table:table-cell>
          <table:table-cell office:value-type="string" table:style-name="ce1">
            <text:p>By.sol913@gmail.com</text:p>
          </table:table-cell>
          <table:table-cell office:value-type="date" office:date-value="2023-06-03T14:55:01" table:style-name="ce5">
            <text:p>6/3/23 02:55 PM</text:p>
          </table:table-cell>
          <table:table-cell office:value-type="string" table:style-name="ce1">
            <text:p>223.24.188.124</text:p>
          </table:table-cell>
          <table:table-cell table:number-columns-repeated="16374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float" office:value="6714" table:style-name="ce1">
            <text:p>6714</text:p>
          </table:table-cell>
          <table:table-cell table:style-name="ce3"/>
          <table:table-cell office:value-type="string" table:style-name="ce1">
            <text:p>Dream</text:p>
          </table:table-cell>
          <table:table-cell office:value-type="string" table:style-name="ce1">
            <text:p>ดรีม</text:p>
          </table:table-cell>
          <table:table-cell office:value-type="string" office:string-value="nattamon.dream" table:formula="of:=LEFT([.H890];FIND(&quot;@&quot;;[.H890])-1)" table:style-name="ce4">
            <text:p>nattamon.dream</text:p>
          </table:table-cell>
          <table:table-cell office:value-type="string" office:string-value="hotmail.com" table:formula="of:=RIGHT([.H890];LEN([.H890])-FIND(&quot;@&quot;;[.H890]))" table:style-name="ce1">
            <text:p>hotmail.com</text:p>
          </table:table-cell>
          <table:table-cell office:value-type="string" table:style-name="ce1">
            <text:p>nattamon.dream@hotmail.com</text:p>
          </table:table-cell>
          <table:table-cell office:value-type="date" office:date-value="2023-06-03T14:59:46" table:style-name="ce5">
            <text:p>6/3/23 02:59 PM</text:p>
          </table:table-cell>
          <table:table-cell office:value-type="string" table:style-name="ce1">
            <text:p>184.82.238.158</text:p>
          </table:table-cell>
          <table:table-cell table:number-columns-repeated="16374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float" office:value="6716" table:style-name="ce1">
            <text:p>6716</text:p>
          </table:table-cell>
          <table:table-cell table:style-name="ce3"/>
          <table:table-cell office:value-type="string" table:style-name="ce1">
            <text:p>นิลยากร</text:p>
          </table:table-cell>
          <table:table-cell office:value-type="string" table:style-name="ce1">
            <text:p>สินษ์สอน</text:p>
          </table:table-cell>
          <table:table-cell office:value-type="string" office:string-value="Ninyakon2546" table:formula="of:=LEFT([.H891];FIND(&quot;@&quot;;[.H891])-1)" table:style-name="ce4">
            <text:p>Ninyakon2546</text:p>
          </table:table-cell>
          <table:table-cell office:value-type="string" office:string-value="gmail.com" table:formula="of:=RIGHT([.H891];LEN([.H891])-FIND(&quot;@&quot;;[.H891]))" table:style-name="ce1">
            <text:p>gmail.com</text:p>
          </table:table-cell>
          <table:table-cell office:value-type="string" table:style-name="ce1">
            <text:p>Ninyakon2546@gmail.com</text:p>
          </table:table-cell>
          <table:table-cell office:value-type="date" office:date-value="2023-06-03T15:02:13" table:style-name="ce5">
            <text:p>6/3/23 03:02 PM</text:p>
          </table:table-cell>
          <table:table-cell office:value-type="string" table:style-name="ce1">
            <text:p>49.229.135.50</text:p>
          </table:table-cell>
          <table:table-cell table:number-columns-repeated="16374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float" office:value="6721" table:style-name="ce1">
            <text:p>6721</text:p>
          </table:table-cell>
          <table:table-cell table:style-name="ce3"/>
          <table:table-cell office:value-type="string" table:style-name="ce1">
            <text:p>오효연</text:p>
          </table:table-cell>
          <table:table-cell office:value-type="string" table:style-name="ce1">
            <text:p>오</text:p>
          </table:table-cell>
          <table:table-cell office:value-type="string" office:string-value="aldudsla007" table:formula="of:=LEFT([.H892];FIND(&quot;@&quot;;[.H892])-1)" table:style-name="ce4">
            <text:p>aldudsla007</text:p>
          </table:table-cell>
          <table:table-cell office:value-type="string" office:string-value="naver.com" table:formula="of:=RIGHT([.H892];LEN([.H892])-FIND(&quot;@&quot;;[.H892]))" table:style-name="ce1">
            <text:p>naver.com</text:p>
          </table:table-cell>
          <table:table-cell office:value-type="string" table:style-name="ce1">
            <text:p>aldudsla007@naver.com</text:p>
          </table:table-cell>
          <table:table-cell office:value-type="date" office:date-value="2023-06-03T15:09:49" table:style-name="ce5">
            <text:p>6/3/23 03:09 PM</text:p>
          </table:table-cell>
          <table:table-cell office:value-type="string" table:style-name="ce1">
            <text:p>220.79.97.49</text:p>
          </table:table-cell>
          <table:table-cell table:number-columns-repeated="16374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float" office:value="6627" table:style-name="ce1">
            <text:p>6627</text:p>
          </table:table-cell>
          <table:table-cell table:style-name="ce3"/>
          <table:table-cell office:value-type="string" table:style-name="ce1">
            <text:p>ดอกไม้</text:p>
          </table:table-cell>
          <table:table-cell office:value-type="string" table:style-name="ce1">
            <text:p>เบิกบาน</text:p>
          </table:table-cell>
          <table:table-cell office:value-type="string" office:string-value="baan520jona" table:formula="of:=LEFT([.H893];FIND(&quot;@&quot;;[.H893])-1)" table:style-name="ce4">
            <text:p>baan520jona</text:p>
          </table:table-cell>
          <table:table-cell office:value-type="string" office:string-value="gmail.com" table:formula="of:=RIGHT([.H893];LEN([.H893])-FIND(&quot;@&quot;;[.H893]))" table:style-name="ce1">
            <text:p>gmail.com</text:p>
          </table:table-cell>
          <table:table-cell office:value-type="string" table:style-name="ce1">
            <text:p>baan520jona@gmail.com</text:p>
          </table:table-cell>
          <table:table-cell office:value-type="date" office:date-value="2023-06-03T15:24:29" table:style-name="ce5">
            <text:p>6/3/23 03:24 PM</text:p>
          </table:table-cell>
          <table:table-cell office:value-type="string" table:style-name="ce1">
            <text:p>1.20.215.181</text:p>
          </table:table-cell>
          <table:table-cell table:number-columns-repeated="16374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float" office:value="6728" table:style-name="ce1">
            <text:p>6728</text:p>
          </table:table-cell>
          <table:table-cell table:style-name="ce3"/>
          <table:table-cell office:value-type="string" table:style-name="ce1">
            <text:p>Dream</text:p>
          </table:table-cell>
          <table:table-cell office:value-type="string" table:style-name="ce1">
            <text:p>Nattamon</text:p>
          </table:table-cell>
          <table:table-cell office:value-type="string" office:string-value="dream.180537" table:formula="of:=LEFT([.H894];FIND(&quot;@&quot;;[.H894])-1)" table:style-name="ce4">
            <text:p>dream.180537</text:p>
          </table:table-cell>
          <table:table-cell office:value-type="string" office:string-value="hotmail.com" table:formula="of:=RIGHT([.H894];LEN([.H894])-FIND(&quot;@&quot;;[.H894]))" table:style-name="ce1">
            <text:p>hotmail.com</text:p>
          </table:table-cell>
          <table:table-cell office:value-type="string" table:style-name="ce1">
            <text:p>dream.180537@hotmail.com</text:p>
          </table:table-cell>
          <table:table-cell office:value-type="date" office:date-value="2023-06-03T15:28:43" table:style-name="ce5">
            <text:p>6/3/23 03:28 PM</text:p>
          </table:table-cell>
          <table:table-cell office:value-type="string" table:style-name="ce1">
            <text:p>184.82.238.158</text:p>
          </table:table-cell>
          <table:table-cell table:number-columns-repeated="16374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float" office:value="6739" table:style-name="ce1">
            <text:p>6739</text:p>
          </table:table-cell>
          <table:table-cell table:style-name="ce3"/>
          <table:table-cell office:value-type="string" table:style-name="ce1">
            <text:p>siyanda</text:p>
          </table:table-cell>
          <table:table-cell office:value-type="string" table:style-name="ce1">
            <text:p>buxeka</text:p>
          </table:table-cell>
          <table:table-cell office:value-type="string" office:string-value="siyandabuxeka000" table:formula="of:=LEFT([.H895];FIND(&quot;@&quot;;[.H895])-1)" table:style-name="ce4">
            <text:p>siyandabuxeka000</text:p>
          </table:table-cell>
          <table:table-cell office:value-type="string" office:string-value="gmail.com" table:formula="of:=RIGHT([.H895];LEN([.H895])-FIND(&quot;@&quot;;[.H895]))" table:style-name="ce1">
            <text:p>gmail.com</text:p>
          </table:table-cell>
          <table:table-cell office:value-type="string" table:style-name="ce1">
            <text:p>siyandabuxeka000@gmail.com</text:p>
          </table:table-cell>
          <table:table-cell office:value-type="date" office:date-value="2023-06-03T15:48:11" table:style-name="ce5">
            <text:p>6/3/23 03:48 PM</text:p>
          </table:table-cell>
          <table:table-cell office:value-type="string" table:style-name="ce1">
            <text:p>197.185.114.195</text:p>
          </table:table-cell>
          <table:table-cell table:number-columns-repeated="16374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float" office:value="6760" table:style-name="ce1">
            <text:p>6760</text:p>
          </table:table-cell>
          <table:table-cell table:style-name="ce3"/>
          <table:table-cell office:value-type="string" table:style-name="ce1">
            <text:p>Pimonporn</text:p>
          </table:table-cell>
          <table:table-cell office:value-type="string" table:style-name="ce1">
            <text:p>Phonmakham</text:p>
          </table:table-cell>
          <table:table-cell office:value-type="string" office:string-value="m_koone" table:formula="of:=LEFT([.H896];FIND(&quot;@&quot;;[.H896])-1)" table:style-name="ce4">
            <text:p>m_koone</text:p>
          </table:table-cell>
          <table:table-cell office:value-type="string" office:string-value="hotmail.com" table:formula="of:=RIGHT([.H896];LEN([.H896])-FIND(&quot;@&quot;;[.H896]))" table:style-name="ce1">
            <text:p>hotmail.com</text:p>
          </table:table-cell>
          <table:table-cell office:value-type="string" table:style-name="ce1">
            <text:p>m_koone@hotmail.com</text:p>
          </table:table-cell>
          <table:table-cell office:value-type="date" office:date-value="2023-06-03T16:42:02" table:style-name="ce5">
            <text:p>6/3/23 04:42 PM</text:p>
          </table:table-cell>
          <table:table-cell office:value-type="string" table:style-name="ce1">
            <text:p>182.232.186.71</text:p>
          </table:table-cell>
          <table:table-cell table:number-columns-repeated="16374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float" office:value="6759" table:style-name="ce1">
            <text:p>6759</text:p>
          </table:table-cell>
          <table:table-cell table:style-name="ce3"/>
          <table:table-cell office:value-type="string" table:style-name="ce1">
            <text:p>Kirinube</text:p>
          </table:table-cell>
          <table:table-cell office:value-type="string" table:style-name="ce1">
            <text:p>Nobodyknows</text:p>
          </table:table-cell>
          <table:table-cell office:value-type="string" office:string-value="iamkirinube" table:formula="of:=LEFT([.H897];FIND(&quot;@&quot;;[.H897])-1)" table:style-name="ce4">
            <text:p>iamkirinube</text:p>
          </table:table-cell>
          <table:table-cell office:value-type="string" office:string-value="gmail.com" table:formula="of:=RIGHT([.H897];LEN([.H897])-FIND(&quot;@&quot;;[.H897]))" table:style-name="ce1">
            <text:p>gmail.com</text:p>
          </table:table-cell>
          <table:table-cell office:value-type="string" table:style-name="ce1">
            <text:p>iamkirinube@gmail.com</text:p>
          </table:table-cell>
          <table:table-cell office:value-type="date" office:date-value="2023-06-03T16:42:56" table:style-name="ce5">
            <text:p>6/3/23 04:42 PM</text:p>
          </table:table-cell>
          <table:table-cell office:value-type="string" table:style-name="ce1">
            <text:p>103.186.113.85</text:p>
          </table:table-cell>
          <table:table-cell table:number-columns-repeated="16374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float" office:value="6757" table:style-name="ce1">
            <text:p>6757</text:p>
          </table:table-cell>
          <table:table-cell table:style-name="ce3"/>
          <table:table-cell office:value-type="string" table:style-name="ce1">
            <text:p>LI</text:p>
          </table:table-cell>
          <table:table-cell office:value-type="string" table:style-name="ce1">
            <text:p>MEI</text:p>
          </table:table-cell>
          <table:table-cell office:value-type="string" office:string-value="majia201110" table:formula="of:=LEFT([.H898];FIND(&quot;@&quot;;[.H898])-1)" table:style-name="ce4">
            <text:p>majia201110</text:p>
          </table:table-cell>
          <table:table-cell office:value-type="string" office:string-value="sina.com" table:formula="of:=RIGHT([.H898];LEN([.H898])-FIND(&quot;@&quot;;[.H898]))" table:style-name="ce1">
            <text:p>sina.com</text:p>
          </table:table-cell>
          <table:table-cell office:value-type="string" table:style-name="ce1">
            <text:p>majia201110@sina.com</text:p>
          </table:table-cell>
          <table:table-cell office:value-type="date" office:date-value="2023-06-03T16:43:27" table:style-name="ce5">
            <text:p>6/3/23 04:43 PM</text:p>
          </table:table-cell>
          <table:table-cell office:value-type="string" table:style-name="ce1">
            <text:p>139.5.108.81</text:p>
          </table:table-cell>
          <table:table-cell table:number-columns-repeated="16374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float" office:value="6762" table:style-name="ce1">
            <text:p>6762</text:p>
          </table:table-cell>
          <table:table-cell table:style-name="ce3"/>
          <table:table-cell office:value-type="string" table:style-name="ce1">
            <text:p>yu</text:p>
          </table:table-cell>
          <table:table-cell office:value-type="string" table:style-name="ce1">
            <text:p>j</text:p>
          </table:table-cell>
          <table:table-cell office:value-type="string" office:string-value="wq310630" table:formula="of:=LEFT([.H899];FIND(&quot;@&quot;;[.H899])-1)" table:style-name="ce4">
            <text:p>wq310630</text:p>
          </table:table-cell>
          <table:table-cell office:value-type="string" office:string-value="gmail.com" table:formula="of:=RIGHT([.H899];LEN([.H899])-FIND(&quot;@&quot;;[.H899]))" table:style-name="ce1">
            <text:p>gmail.com</text:p>
          </table:table-cell>
          <table:table-cell office:value-type="string" table:style-name="ce1">
            <text:p>wq310630@gmail.com</text:p>
          </table:table-cell>
          <table:table-cell office:value-type="date" office:date-value="2023-06-03T16:43:47" table:style-name="ce5">
            <text:p>6/3/23 04:43 PM</text:p>
          </table:table-cell>
          <table:table-cell office:value-type="string" table:style-name="ce1">
            <text:p>182.234.108.14</text:p>
          </table:table-cell>
          <table:table-cell table:number-columns-repeated="16374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float" office:value="6763" table:style-name="ce1">
            <text:p>6763</text:p>
          </table:table-cell>
          <table:table-cell table:style-name="ce3"/>
          <table:table-cell office:value-type="string" table:style-name="ce1">
            <text:p>Chong</text:p>
          </table:table-cell>
          <table:table-cell office:value-type="string" table:style-name="ce1">
            <text:p>Huang</text:p>
          </table:table-cell>
          <table:table-cell office:value-type="string" office:string-value="Je.styhuang90531" table:formula="of:=LEFT([.H900];FIND(&quot;@&quot;;[.H900])-1)" table:style-name="ce4">
            <text:p>Je.styhuang90531</text:p>
          </table:table-cell>
          <table:table-cell office:value-type="string" office:string-value="gmail.com" table:formula="of:=RIGHT([.H900];LEN([.H900])-FIND(&quot;@&quot;;[.H900]))" table:style-name="ce1">
            <text:p>gmail.com</text:p>
          </table:table-cell>
          <table:table-cell office:value-type="string" table:style-name="ce1">
            <text:p>Je.styhuang90531@gmail.com</text:p>
          </table:table-cell>
          <table:table-cell office:value-type="date" office:date-value="2023-06-03T16:46:34" table:style-name="ce5">
            <text:p>6/3/23 04:46 PM</text:p>
          </table:table-cell>
          <table:table-cell office:value-type="string" table:style-name="ce1">
            <text:p>223.137.29.16</text:p>
          </table:table-cell>
          <table:table-cell table:number-columns-repeated="16374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float" office:value="6767" table:style-name="ce1">
            <text:p>6767</text:p>
          </table:table-cell>
          <table:table-cell table:style-name="ce3"/>
          <table:table-cell office:value-type="string" table:style-name="ce1">
            <text:p>XUAN</text:p>
          </table:table-cell>
          <table:table-cell office:value-type="string" table:style-name="ce1">
            <text:p>YU</text:p>
          </table:table-cell>
          <table:table-cell office:value-type="string" office:string-value="Xyl13027144788" table:formula="of:=LEFT([.H901];FIND(&quot;@&quot;;[.H901])-1)" table:style-name="ce4">
            <text:p>Xyl13027144788</text:p>
          </table:table-cell>
          <table:table-cell office:value-type="string" office:string-value="sina.com" table:formula="of:=RIGHT([.H901];LEN([.H901])-FIND(&quot;@&quot;;[.H901]))" table:style-name="ce1">
            <text:p>sina.com</text:p>
          </table:table-cell>
          <table:table-cell office:value-type="string" table:style-name="ce1">
            <text:p>Xyl13027144788@sina.com</text:p>
          </table:table-cell>
          <table:table-cell office:value-type="date" office:date-value="2023-06-03T16:50:07" table:style-name="ce5">
            <text:p>6/3/23 04:50 PM</text:p>
          </table:table-cell>
          <table:table-cell office:value-type="string" table:style-name="ce1">
            <text:p>139.5.108.81</text:p>
          </table:table-cell>
          <table:table-cell table:number-columns-repeated="16374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float" office:value="6769" table:style-name="ce1">
            <text:p>6769</text:p>
          </table:table-cell>
          <table:table-cell table:style-name="ce3"/>
          <table:table-cell office:value-type="string" table:style-name="ce1">
            <text:p>Huang</text:p>
          </table:table-cell>
          <table:table-cell office:value-type="string" table:style-name="ce1">
            <text:p>Hsin</text:p>
          </table:table-cell>
          <table:table-cell office:value-type="string" office:string-value="Jes.tyhuang90531" table:formula="of:=LEFT([.H902];FIND(&quot;@&quot;;[.H902])-1)" table:style-name="ce4">
            <text:p>Jes.tyhuang90531</text:p>
          </table:table-cell>
          <table:table-cell office:value-type="string" office:string-value="gmail.com" table:formula="of:=RIGHT([.H902];LEN([.H902])-FIND(&quot;@&quot;;[.H902]))" table:style-name="ce1">
            <text:p>gmail.com</text:p>
          </table:table-cell>
          <table:table-cell office:value-type="string" table:style-name="ce1">
            <text:p>Jes.tyhuang90531@gmail.com</text:p>
          </table:table-cell>
          <table:table-cell office:value-type="date" office:date-value="2023-06-03T16:54:39" table:style-name="ce5">
            <text:p>6/3/23 04:54 PM</text:p>
          </table:table-cell>
          <table:table-cell office:value-type="string" table:style-name="ce1">
            <text:p>223.137.29.16</text:p>
          </table:table-cell>
          <table:table-cell table:number-columns-repeated="16374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float" office:value="6774" table:style-name="ce1">
            <text:p>6774</text:p>
          </table:table-cell>
          <table:table-cell table:style-name="ce3"/>
          <table:table-cell office:value-type="string" table:style-name="ce1">
            <text:p>red</text:p>
          </table:table-cell>
          <table:table-cell office:value-type="string" table:style-name="ce1">
            <text:p>ism</text:p>
          </table:table-cell>
          <table:table-cell office:value-type="string" office:string-value="redism" table:formula="of:=LEFT([.H903];FIND(&quot;@&quot;;[.H903])-1)" table:style-name="ce4">
            <text:p>redism</text:p>
          </table:table-cell>
          <table:table-cell office:value-type="string" office:string-value="126.com" table:formula="of:=RIGHT([.H903];LEN([.H903])-FIND(&quot;@&quot;;[.H903]))" table:style-name="ce1">
            <text:p>126.com</text:p>
          </table:table-cell>
          <table:table-cell office:value-type="string" table:style-name="ce1">
            <text:p>redism@126.com</text:p>
          </table:table-cell>
          <table:table-cell office:value-type="date" office:date-value="2023-06-03T16:59:26" table:style-name="ce5">
            <text:p>6/3/23 04:59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float" office:value="3944" table:style-name="ce1">
            <text:p>3944</text:p>
          </table:table-cell>
          <table:table-cell table:style-name="ce3"/>
          <table:table-cell office:value-type="string" table:style-name="ce1">
            <text:p>Mala</text:p>
          </table:table-cell>
          <table:table-cell office:value-type="string" table:style-name="ce1">
            <text:p>Tang</text:p>
          </table:table-cell>
          <table:table-cell office:value-type="string" office:string-value="tegoshi" table:formula="of:=LEFT([.H904];FIND(&quot;@&quot;;[.H904])-1)" table:style-name="ce4">
            <text:p>tegoshi</text:p>
          </table:table-cell>
          <table:table-cell office:value-type="string" office:string-value="yeah.net" table:formula="of:=RIGHT([.H904];LEN([.H904])-FIND(&quot;@&quot;;[.H904]))" table:style-name="ce1">
            <text:p>yeah.net</text:p>
          </table:table-cell>
          <table:table-cell office:value-type="string" table:style-name="ce1">
            <text:p>tegoshi@yeah.net</text:p>
          </table:table-cell>
          <table:table-cell office:value-type="date" office:date-value="2023-06-03T17:03:09" table:style-name="ce5">
            <text:p>6/3/23 05:03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float" office:value="6781" table:style-name="ce1">
            <text:p>6781</text:p>
          </table:table-cell>
          <table:table-cell table:style-name="ce3"/>
          <table:table-cell office:value-type="string" table:style-name="ce1">
            <text:p>อยาก</text:p>
          </table:table-cell>
          <table:table-cell office:value-type="string" table:style-name="ce1">
            <text:p>พยำวก</text:p>
          </table:table-cell>
          <table:table-cell office:value-type="string" office:string-value="mostimportatly" table:formula="of:=LEFT([.H905];FIND(&quot;@&quot;;[.H905])-1)" table:style-name="ce4">
            <text:p>mostimportatly</text:p>
          </table:table-cell>
          <table:table-cell office:value-type="string" office:string-value="gmail.com" table:formula="of:=RIGHT([.H905];LEN([.H905])-FIND(&quot;@&quot;;[.H905]))" table:style-name="ce1">
            <text:p>gmail.com</text:p>
          </table:table-cell>
          <table:table-cell office:value-type="string" table:style-name="ce1">
            <text:p>mostimportatly@gmail.com</text:p>
          </table:table-cell>
          <table:table-cell office:value-type="date" office:date-value="2023-06-03T17:08:21" table:style-name="ce5">
            <text:p>6/3/23 05:08 PM</text:p>
          </table:table-cell>
          <table:table-cell office:value-type="string" table:style-name="ce1">
            <text:p>146.59.111.197</text:p>
          </table:table-cell>
          <table:table-cell table:number-columns-repeated="16374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float" office:value="6786" table:style-name="ce1">
            <text:p>6786</text:p>
          </table:table-cell>
          <table:table-cell table:style-name="ce3"/>
          <table:table-cell office:value-type="string" table:style-name="ce1">
            <text:p>Thi</text:p>
          </table:table-cell>
          <table:table-cell office:value-type="string" table:style-name="ce1">
            <text:p>Nara</text:p>
          </table:table-cell>
          <table:table-cell office:value-type="string" office:string-value="manuela.mathausova" table:formula="of:=LEFT([.H906];FIND(&quot;@&quot;;[.H906])-1)" table:style-name="ce4">
            <text:p>manuela.mathausova</text:p>
          </table:table-cell>
          <table:table-cell office:value-type="string" office:string-value="gmail.com" table:formula="of:=RIGHT([.H906];LEN([.H906])-FIND(&quot;@&quot;;[.H906]))" table:style-name="ce1">
            <text:p>gmail.com</text:p>
          </table:table-cell>
          <table:table-cell office:value-type="string" table:style-name="ce1">
            <text:p>manuela.mathausova@gmail.com</text:p>
          </table:table-cell>
          <table:table-cell office:value-type="date" office:date-value="2023-06-03T17:17:11" table:style-name="ce5">
            <text:p>6/3/23 05:17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float" office:value="6795" table:style-name="ce1">
            <text:p>6795</text:p>
          </table:table-cell>
          <table:table-cell table:style-name="ce3"/>
          <table:table-cell office:value-type="string" table:style-name="ce1">
            <text:p>XU</text:p>
          </table:table-cell>
          <table:table-cell office:value-type="string" table:style-name="ce1">
            <text:p>HUA</text:p>
          </table:table-cell>
          <table:table-cell office:value-type="string" office:string-value="e.issnatwoodrowcr" table:formula="of:=LEFT([.H907];FIND(&quot;@&quot;;[.H907])-1)" table:style-name="ce4">
            <text:p>e.issnatwoodrowcr</text:p>
          </table:table-cell>
          <table:table-cell office:value-type="string" office:string-value="gmail.com" table:formula="of:=RIGHT([.H907];LEN([.H907])-FIND(&quot;@&quot;;[.H907]))" table:style-name="ce1">
            <text:p>gmail.com</text:p>
          </table:table-cell>
          <table:table-cell office:value-type="string" table:style-name="ce1">
            <text:p>e.issnatwoodrowcr@gmail.com</text:p>
          </table:table-cell>
          <table:table-cell office:value-type="date" office:date-value="2023-06-03T17:50:45" table:style-name="ce5">
            <text:p>6/3/23 05:50 PM</text:p>
          </table:table-cell>
          <table:table-cell office:value-type="string" table:style-name="ce1">
            <text:p>49.0.242.143</text:p>
          </table:table-cell>
          <table:table-cell table:number-columns-repeated="16374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float" office:value="6796" table:style-name="ce1">
            <text:p>6796</text:p>
          </table:table-cell>
          <table:table-cell table:style-name="ce3"/>
          <table:table-cell office:value-type="string" table:style-name="ce1">
            <text:p>Parichat</text:p>
          </table:table-cell>
          <table:table-cell office:value-type="string" table:style-name="ce1">
            <text:p>Tankaew</text:p>
          </table:table-cell>
          <table:table-cell office:value-type="string" office:string-value="aunna1234pt" table:formula="of:=LEFT([.H908];FIND(&quot;@&quot;;[.H908])-1)" table:style-name="ce4">
            <text:p>aunna1234pt</text:p>
          </table:table-cell>
          <table:table-cell office:value-type="string" office:string-value="gmail.com" table:formula="of:=RIGHT([.H908];LEN([.H908])-FIND(&quot;@&quot;;[.H908]))" table:style-name="ce1">
            <text:p>gmail.com</text:p>
          </table:table-cell>
          <table:table-cell office:value-type="string" table:style-name="ce1">
            <text:p>aunna1234pt@gmail.com</text:p>
          </table:table-cell>
          <table:table-cell office:value-type="date" office:date-value="2023-06-03T17:55:49" table:style-name="ce5">
            <text:p>6/3/23 05:55 PM</text:p>
          </table:table-cell>
          <table:table-cell office:value-type="string" table:style-name="ce1">
            <text:p>27.55.92.79</text:p>
          </table:table-cell>
          <table:table-cell table:number-columns-repeated="16374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float" office:value="6590" table:style-name="ce1">
            <text:p>6590</text:p>
          </table:table-cell>
          <table:table-cell table:style-name="ce3"/>
          <table:table-cell office:value-type="string" table:style-name="ce1">
            <text:p>Ching</text:p>
          </table:table-cell>
          <table:table-cell office:value-type="string" table:style-name="ce1">
            <text:p>Hiang</text:p>
          </table:table-cell>
          <table:table-cell office:value-type="string" office:string-value="Va.radise1230" table:formula="of:=LEFT([.H909];FIND(&quot;@&quot;;[.H909])-1)" table:style-name="ce4">
            <text:p>Va.radise1230</text:p>
          </table:table-cell>
          <table:table-cell office:value-type="string" office:string-value="gmail.com" table:formula="of:=RIGHT([.H909];LEN([.H909])-FIND(&quot;@&quot;;[.H909]))" table:style-name="ce1">
            <text:p>gmail.com</text:p>
          </table:table-cell>
          <table:table-cell office:value-type="string" table:style-name="ce1">
            <text:p>Va.radise1230@gmail.com</text:p>
          </table:table-cell>
          <table:table-cell office:value-type="date" office:date-value="2023-06-03T18:37:44" table:style-name="ce5">
            <text:p>6/3/23 06:37 PM</text:p>
          </table:table-cell>
          <table:table-cell office:value-type="string" table:style-name="ce1">
            <text:p>27.247.226.21</text:p>
          </table:table-cell>
          <table:table-cell table:number-columns-repeated="16374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float" office:value="6857" table:style-name="ce1">
            <text:p>6857</text:p>
          </table:table-cell>
          <table:table-cell table:style-name="ce3"/>
          <table:table-cell office:value-type="string" table:style-name="ce1">
            <text:p>BamBam</text:p>
          </table:table-cell>
          <table:table-cell office:value-type="string" table:style-name="ce1">
            <text:p>Save</text:p>
          </table:table-cell>
          <table:table-cell office:value-type="string" office:string-value="mosbank06" table:formula="of:=LEFT([.H910];FIND(&quot;@&quot;;[.H910])-1)" table:style-name="ce4">
            <text:p>mosbank06</text:p>
          </table:table-cell>
          <table:table-cell office:value-type="string" office:string-value="gmail.com" table:formula="of:=RIGHT([.H910];LEN([.H910])-FIND(&quot;@&quot;;[.H910]))" table:style-name="ce1">
            <text:p>gmail.com</text:p>
          </table:table-cell>
          <table:table-cell office:value-type="string" table:style-name="ce1">
            <text:p>mosbank06@gmail.com</text:p>
          </table:table-cell>
          <table:table-cell office:value-type="date" office:date-value="2023-06-03T19:42:39" table:style-name="ce5">
            <text:p>6/3/23 07:42 PM</text:p>
          </table:table-cell>
          <table:table-cell office:value-type="string" table:style-name="ce1">
            <text:p>223.206.245.18</text:p>
          </table:table-cell>
          <table:table-cell table:number-columns-repeated="16374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float" office:value="6864" table:style-name="ce1">
            <text:p>6864</text:p>
          </table:table-cell>
          <table:table-cell table:style-name="ce3"/>
          <table:table-cell office:value-type="string" table:style-name="ce1">
            <text:p>nati</text:p>
          </table:table-cell>
          <table:table-cell office:value-type="string" table:style-name="ce1">
            <text:p>deng</text:p>
          </table:table-cell>
          <table:table-cell office:value-type="string" office:string-value="1048118228" table:formula="of:=LEFT([.H911];FIND(&quot;@&quot;;[.H911])-1)" table:style-name="ce4">
            <text:p>1048118228</text:p>
          </table:table-cell>
          <table:table-cell office:value-type="string" office:string-value="qq.com" table:formula="of:=RIGHT([.H911];LEN([.H911])-FIND(&quot;@&quot;;[.H911]))" table:style-name="ce1">
            <text:p>qq.com</text:p>
          </table:table-cell>
          <table:table-cell office:value-type="string" table:style-name="ce1">
            <text:p>1048118228@qq.com</text:p>
          </table:table-cell>
          <table:table-cell office:value-type="date" office:date-value="2023-06-03T19:50:23" table:style-name="ce5">
            <text:p>6/3/23 07:50 PM</text:p>
          </table:table-cell>
          <table:table-cell office:value-type="string" table:style-name="ce1">
            <text:p>114.93.126.72</text:p>
          </table:table-cell>
          <table:table-cell table:number-columns-repeated="16374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float" office:value="6874" table:style-name="ce1">
            <text:p>6874</text:p>
          </table:table-cell>
          <table:table-cell table:style-name="ce3"/>
          <table:table-cell office:value-type="string" table:style-name="ce1">
            <text:p>Patcharida</text:p>
          </table:table-cell>
          <table:table-cell office:value-type="string" table:style-name="ce1">
            <text:p>Sricome</text:p>
          </table:table-cell>
          <table:table-cell office:value-type="string" office:string-value="poyypatcha" table:formula="of:=LEFT([.H912];FIND(&quot;@&quot;;[.H912])-1)" table:style-name="ce4">
            <text:p>poyypatcha</text:p>
          </table:table-cell>
          <table:table-cell office:value-type="string" office:string-value="gmail.com" table:formula="of:=RIGHT([.H912];LEN([.H912])-FIND(&quot;@&quot;;[.H912]))" table:style-name="ce1">
            <text:p>gmail.com</text:p>
          </table:table-cell>
          <table:table-cell office:value-type="string" table:style-name="ce1">
            <text:p>poyypatcha@gmail.com</text:p>
          </table:table-cell>
          <table:table-cell office:value-type="date" office:date-value="2023-06-03T19:52:44" table:style-name="ce5">
            <text:p>6/3/23 07:52 PM</text:p>
          </table:table-cell>
          <table:table-cell office:value-type="string" table:style-name="ce1">
            <text:p>101.109.189.31</text:p>
          </table:table-cell>
          <table:table-cell table:number-columns-repeated="16374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float" office:value="6878" table:style-name="ce1">
            <text:p>6878</text:p>
          </table:table-cell>
          <table:table-cell table:style-name="ce3"/>
          <table:table-cell office:value-type="string" table:style-name="ce1">
            <text:p>three</text:p>
          </table:table-cell>
          <table:table-cell office:value-type="string" table:style-name="ce1">
            <text:p>body</text:p>
          </table:table-cell>
          <table:table-cell office:value-type="string" office:string-value="seng0327" table:formula="of:=LEFT([.H913];FIND(&quot;@&quot;;[.H913])-1)" table:style-name="ce4">
            <text:p>seng0327</text:p>
          </table:table-cell>
          <table:table-cell office:value-type="string" office:string-value="yeah.net" table:formula="of:=RIGHT([.H913];LEN([.H913])-FIND(&quot;@&quot;;[.H913]))" table:style-name="ce1">
            <text:p>yeah.net</text:p>
          </table:table-cell>
          <table:table-cell office:value-type="string" table:style-name="ce1">
            <text:p>seng0327@yeah.net</text:p>
          </table:table-cell>
          <table:table-cell office:value-type="date" office:date-value="2023-06-03T20:06:34" table:style-name="ce5">
            <text:p>6/3/23 08:06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float" office:value="6912" table:style-name="ce1">
            <text:p>6912</text:p>
          </table:table-cell>
          <table:table-cell table:style-name="ce3"/>
          <table:table-cell office:value-type="string" table:style-name="ce1">
            <text:p>talay</text:p>
          </table:table-cell>
          <table:table-cell office:value-type="string" table:style-name="ce1">
            <text:p>muse</text:p>
          </table:table-cell>
          <table:table-cell office:value-type="string" office:string-value="talaymuse" table:formula="of:=LEFT([.H914];FIND(&quot;@&quot;;[.H914])-1)" table:style-name="ce4">
            <text:p>talaymuse</text:p>
          </table:table-cell>
          <table:table-cell office:value-type="string" office:string-value="yeah.net" table:formula="of:=RIGHT([.H914];LEN([.H914])-FIND(&quot;@&quot;;[.H914]))" table:style-name="ce1">
            <text:p>yeah.net</text:p>
          </table:table-cell>
          <table:table-cell office:value-type="string" table:style-name="ce1">
            <text:p>talaymuse@yeah.net</text:p>
          </table:table-cell>
          <table:table-cell office:value-type="date" office:date-value="2023-06-03T20:22:08" table:style-name="ce5">
            <text:p>6/3/23 08:22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float" office:value="6945" table:style-name="ce1">
            <text:p>6945</text:p>
          </table:table-cell>
          <table:table-cell table:style-name="ce3"/>
          <table:table-cell office:value-type="string" table:style-name="ce1">
            <text:p>CHERRY</text:p>
          </table:table-cell>
          <table:table-cell office:value-type="string" table:style-name="ce1">
            <text:p>SYU</text:p>
          </table:table-cell>
          <table:table-cell office:value-type="string" office:string-value="o.nlye932167" table:formula="of:=LEFT([.H915];FIND(&quot;@&quot;;[.H915])-1)" table:style-name="ce4">
            <text:p>o.nlye932167</text:p>
          </table:table-cell>
          <table:table-cell office:value-type="string" office:string-value="gmail.com" table:formula="of:=RIGHT([.H915];LEN([.H915])-FIND(&quot;@&quot;;[.H915]))" table:style-name="ce1">
            <text:p>gmail.com</text:p>
          </table:table-cell>
          <table:table-cell office:value-type="string" table:style-name="ce1">
            <text:p>o.nlye932167@gmail.com</text:p>
          </table:table-cell>
          <table:table-cell office:value-type="date" office:date-value="2023-06-03T20:47:55" table:style-name="ce5">
            <text:p>6/3/23 08:47 PM</text:p>
          </table:table-cell>
          <table:table-cell office:value-type="string" table:style-name="ce1">
            <text:p>180.218.163.136</text:p>
          </table:table-cell>
          <table:table-cell table:number-columns-repeated="16374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float" office:value="6965" table:style-name="ce1">
            <text:p>6965</text:p>
          </table:table-cell>
          <table:table-cell table:style-name="ce3"/>
          <table:table-cell office:value-type="string" table:style-name="ce1">
            <text:p>1232</text:p>
          </table:table-cell>
          <table:table-cell office:value-type="string" table:style-name="ce1">
            <text:p>23123</text:p>
          </table:table-cell>
          <table:table-cell office:value-type="string" office:string-value="s.y.l.v.i.a12345678912" table:formula="of:=LEFT([.H916];FIND(&quot;@&quot;;[.H916])-1)" table:style-name="ce4">
            <text:p>s.y.l.v.i.a12345678912</text:p>
          </table:table-cell>
          <table:table-cell office:value-type="string" office:string-value="gmail.com" table:formula="of:=RIGHT([.H916];LEN([.H916])-FIND(&quot;@&quot;;[.H916]))" table:style-name="ce1">
            <text:p>gmail.com</text:p>
          </table:table-cell>
          <table:table-cell office:value-type="string" table:style-name="ce1">
            <text:p>s.y.l.v.i.a12345678912@gmail.com</text:p>
          </table:table-cell>
          <table:table-cell office:value-type="date" office:date-value="2023-06-03T20:56:39" table:style-name="ce5">
            <text:p>6/3/23 08:56 PM</text:p>
          </table:table-cell>
          <table:table-cell office:value-type="string" table:style-name="ce1">
            <text:p>36.234.201.14</text:p>
          </table:table-cell>
          <table:table-cell table:number-columns-repeated="16374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float" office:value="6948" table:style-name="ce1">
            <text:p>6948</text:p>
          </table:table-cell>
          <table:table-cell table:style-name="ce3"/>
          <table:table-cell office:value-type="string" table:style-name="ce1">
            <text:p>pit.sinees@gmail.com</text:p>
          </table:table-cell>
          <table:table-cell office:value-type="string" table:style-name="ce1">
            <text:p>pit.sinees@gmail.com</text:p>
          </table:table-cell>
          <table:table-cell office:value-type="string" office:string-value="pit.sinees" table:formula="of:=LEFT([.H917];FIND(&quot;@&quot;;[.H917])-1)" table:style-name="ce4">
            <text:p>pit.sinees</text:p>
          </table:table-cell>
          <table:table-cell office:value-type="string" office:string-value="gmail.com" table:formula="of:=RIGHT([.H917];LEN([.H917])-FIND(&quot;@&quot;;[.H917]))" table:style-name="ce1">
            <text:p>gmail.com</text:p>
          </table:table-cell>
          <table:table-cell office:value-type="string" table:style-name="ce1">
            <text:p>pit.sinees@gmail.com</text:p>
          </table:table-cell>
          <table:table-cell office:value-type="date" office:date-value="2023-06-03T21:03:17" table:style-name="ce5">
            <text:p>6/3/23 09:03 PM</text:p>
          </table:table-cell>
          <table:table-cell office:value-type="string" table:style-name="ce1">
            <text:p>124.122.127.164</text:p>
          </table:table-cell>
          <table:table-cell table:number-columns-repeated="16374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float" office:value="6949" table:style-name="ce1">
            <text:p>6949</text:p>
          </table:table-cell>
          <table:table-cell table:style-name="ce3"/>
          <table:table-cell office:value-type="string" table:style-name="ce1">
            <text:p>pi.tsinees@gmail.com</text:p>
          </table:table-cell>
          <table:table-cell office:value-type="string" table:style-name="ce1">
            <text:p>pi.tsinees@gmail.com</text:p>
          </table:table-cell>
          <table:table-cell office:value-type="string" office:string-value="pi.tsinees" table:formula="of:=LEFT([.H918];FIND(&quot;@&quot;;[.H918])-1)" table:style-name="ce4">
            <text:p>pi.tsinees</text:p>
          </table:table-cell>
          <table:table-cell office:value-type="string" office:string-value="gmail.com" table:formula="of:=RIGHT([.H918];LEN([.H918])-FIND(&quot;@&quot;;[.H918]))" table:style-name="ce1">
            <text:p>gmail.com</text:p>
          </table:table-cell>
          <table:table-cell office:value-type="string" table:style-name="ce1">
            <text:p>pi.tsinees@gmail.com</text:p>
          </table:table-cell>
          <table:table-cell office:value-type="date" office:date-value="2023-06-03T21:04:24" table:style-name="ce5">
            <text:p>6/3/23 09:04 PM</text:p>
          </table:table-cell>
          <table:table-cell office:value-type="string" table:style-name="ce1">
            <text:p>124.122.127.164</text:p>
          </table:table-cell>
          <table:table-cell table:number-columns-repeated="16374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float" office:value="6978" table:style-name="ce1">
            <text:p>6978</text:p>
          </table:table-cell>
          <table:table-cell table:style-name="ce3"/>
          <table:table-cell office:value-type="string" table:style-name="ce1">
            <text:p>SHERRY</text:p>
          </table:table-cell>
          <table:table-cell office:value-type="string" table:style-name="ce1">
            <text:p>SYU</text:p>
          </table:table-cell>
          <table:table-cell office:value-type="string" office:string-value="onl.ye932167" table:formula="of:=LEFT([.H919];FIND(&quot;@&quot;;[.H919])-1)" table:style-name="ce4">
            <text:p>onl.ye932167</text:p>
          </table:table-cell>
          <table:table-cell office:value-type="string" office:string-value="gmail.com" table:formula="of:=RIGHT([.H919];LEN([.H919])-FIND(&quot;@&quot;;[.H919]))" table:style-name="ce1">
            <text:p>gmail.com</text:p>
          </table:table-cell>
          <table:table-cell office:value-type="string" table:style-name="ce1">
            <text:p>onl.ye932167@gmail.com</text:p>
          </table:table-cell>
          <table:table-cell office:value-type="date" office:date-value="2023-06-03T21:08:34" table:style-name="ce5">
            <text:p>6/3/23 09:08 PM</text:p>
          </table:table-cell>
          <table:table-cell office:value-type="string" table:style-name="ce1">
            <text:p>180.218.163.136</text:p>
          </table:table-cell>
          <table:table-cell table:number-columns-repeated="16374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float" office:value="7000" table:style-name="ce1">
            <text:p>7000</text:p>
          </table:table-cell>
          <table:table-cell table:style-name="ce3"/>
          <table:table-cell office:value-type="string" table:style-name="ce1">
            <text:p>SHEELLA</text:p>
          </table:table-cell>
          <table:table-cell office:value-type="string" table:style-name="ce1">
            <text:p>SYU</text:p>
          </table:table-cell>
          <table:table-cell office:value-type="string" office:string-value="onlye.932167" table:formula="of:=LEFT([.H920];FIND(&quot;@&quot;;[.H920])-1)" table:style-name="ce4">
            <text:p>onlye.932167</text:p>
          </table:table-cell>
          <table:table-cell office:value-type="string" office:string-value="gmail.com" table:formula="of:=RIGHT([.H920];LEN([.H920])-FIND(&quot;@&quot;;[.H920]))" table:style-name="ce1">
            <text:p>gmail.com</text:p>
          </table:table-cell>
          <table:table-cell office:value-type="string" table:style-name="ce1">
            <text:p>onlye.932167@gmail.com</text:p>
          </table:table-cell>
          <table:table-cell office:value-type="date" office:date-value="2023-06-03T21:19:08" table:style-name="ce5">
            <text:p>6/3/23 09:19 PM</text:p>
          </table:table-cell>
          <table:table-cell office:value-type="string" table:style-name="ce1">
            <text:p>180.218.163.136</text:p>
          </table:table-cell>
          <table:table-cell table:number-columns-repeated="16374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float" office:value="7011" table:style-name="ce1">
            <text:p>7011</text:p>
          </table:table-cell>
          <table:table-cell table:style-name="ce3"/>
          <table:table-cell office:value-type="string" table:style-name="ce1">
            <text:p>kawaii</text:p>
          </table:table-cell>
          <table:table-cell office:value-type="string" table:style-name="ce1">
            <text:p>ana</text:p>
          </table:table-cell>
          <table:table-cell office:value-type="string" office:string-value="musekawaii" table:formula="of:=LEFT([.H921];FIND(&quot;@&quot;;[.H921])-1)" table:style-name="ce4">
            <text:p>musekawaii</text:p>
          </table:table-cell>
          <table:table-cell office:value-type="string" office:string-value="yeah.net" table:formula="of:=RIGHT([.H921];LEN([.H921])-FIND(&quot;@&quot;;[.H921]))" table:style-name="ce1">
            <text:p>yeah.net</text:p>
          </table:table-cell>
          <table:table-cell office:value-type="string" table:style-name="ce1">
            <text:p>musekawaii@yeah.net</text:p>
          </table:table-cell>
          <table:table-cell office:value-type="date" office:date-value="2023-06-03T21:24:59" table:style-name="ce5">
            <text:p>6/3/23 09:24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float" office:value="7018" table:style-name="ce1">
            <text:p>7018</text:p>
          </table:table-cell>
          <table:table-cell table:style-name="ce3"/>
          <table:table-cell office:value-type="string" table:style-name="ce1">
            <text:p>pan</text:p>
          </table:table-cell>
          <table:table-cell office:value-type="string" table:style-name="ce1">
            <text:p>lilaoshi</text:p>
          </table:table-cell>
          <table:table-cell office:value-type="string" office:string-value="panwichai" table:formula="of:=LEFT([.H922];FIND(&quot;@&quot;;[.H922])-1)" table:style-name="ce4">
            <text:p>panwichai</text:p>
          </table:table-cell>
          <table:table-cell office:value-type="string" office:string-value="yeah.net" table:formula="of:=RIGHT([.H922];LEN([.H922])-FIND(&quot;@&quot;;[.H922]))" table:style-name="ce1">
            <text:p>yeah.net</text:p>
          </table:table-cell>
          <table:table-cell office:value-type="string" table:style-name="ce1">
            <text:p>panwichai@yeah.net</text:p>
          </table:table-cell>
          <table:table-cell office:value-type="date" office:date-value="2023-06-03T21:30:57" table:style-name="ce5">
            <text:p>6/3/23 09:30 P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float" office:value="7022" table:style-name="ce1">
            <text:p>7022</text:p>
          </table:table-cell>
          <table:table-cell table:style-name="ce3"/>
          <table:table-cell office:value-type="string" table:style-name="ce1">
            <text:p>yangyang</text:p>
          </table:table-cell>
          <table:table-cell office:value-type="string" table:style-name="ce1">
            <text:p>ren</text:p>
          </table:table-cell>
          <table:table-cell office:value-type="string" office:string-value="huangweixu928396" table:formula="of:=LEFT([.H923];FIND(&quot;@&quot;;[.H923])-1)" table:style-name="ce4">
            <text:p>huangweixu928396</text:p>
          </table:table-cell>
          <table:table-cell office:value-type="string" office:string-value="126.com" table:formula="of:=RIGHT([.H923];LEN([.H923])-FIND(&quot;@&quot;;[.H923]))" table:style-name="ce1">
            <text:p>126.com</text:p>
          </table:table-cell>
          <table:table-cell office:value-type="string" table:style-name="ce1">
            <text:p>huangweixu928396@126.com</text:p>
          </table:table-cell>
          <table:table-cell office:value-type="date" office:date-value="2023-06-03T21:37:37" table:style-name="ce5">
            <text:p>6/3/23 09:37 PM</text:p>
          </table:table-cell>
          <table:table-cell office:value-type="string" table:style-name="ce1">
            <text:p>49.0.242.143</text:p>
          </table:table-cell>
          <table:table-cell table:number-columns-repeated="16374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float" office:value="7024" table:style-name="ce1">
            <text:p>7024</text:p>
          </table:table-cell>
          <table:table-cell table:style-name="ce3"/>
          <table:table-cell office:value-type="string" table:style-name="ce1">
            <text:p>Manila</text:p>
          </table:table-cell>
          <table:table-cell office:value-type="string" table:style-name="ce1">
            <text:p>Banks</text:p>
          </table:table-cell>
          <table:table-cell office:value-type="string" office:string-value="blanddramalover" table:formula="of:=LEFT([.H924];FIND(&quot;@&quot;;[.H924])-1)" table:style-name="ce4">
            <text:p>blanddramalover</text:p>
          </table:table-cell>
          <table:table-cell office:value-type="string" office:string-value="gmail.com" table:formula="of:=RIGHT([.H924];LEN([.H924])-FIND(&quot;@&quot;;[.H924]))" table:style-name="ce1">
            <text:p>gmail.com</text:p>
          </table:table-cell>
          <table:table-cell office:value-type="string" table:style-name="ce1">
            <text:p>blanddramalover@gmail.com</text:p>
          </table:table-cell>
          <table:table-cell office:value-type="date" office:date-value="2023-06-03T21:39:31" table:style-name="ce5">
            <text:p>6/3/23 09:39 PM</text:p>
          </table:table-cell>
          <table:table-cell office:value-type="string" table:style-name="ce1">
            <text:p>88.174.106.216</text:p>
          </table:table-cell>
          <table:table-cell table:number-columns-repeated="16374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float" office:value="7031" table:style-name="ce1">
            <text:p>7031</text:p>
          </table:table-cell>
          <table:table-cell table:style-name="ce3"/>
          <table:table-cell office:value-type="string" table:style-name="ce1">
            <text:p>yunhai</text:p>
          </table:table-cell>
          <table:table-cell office:value-type="string" table:style-name="ce1">
            <text:p>ding</text:p>
          </table:table-cell>
          <table:table-cell office:value-type="string" office:string-value="xiaohua661085" table:formula="of:=LEFT([.H925];FIND(&quot;@&quot;;[.H925])-1)" table:style-name="ce4">
            <text:p>xiaohua661085</text:p>
          </table:table-cell>
          <table:table-cell office:value-type="string" office:string-value="126.com" table:formula="of:=RIGHT([.H925];LEN([.H925])-FIND(&quot;@&quot;;[.H925]))" table:style-name="ce1">
            <text:p>126.com</text:p>
          </table:table-cell>
          <table:table-cell office:value-type="string" table:style-name="ce1">
            <text:p>xiaohua661085@126.com</text:p>
          </table:table-cell>
          <table:table-cell office:value-type="date" office:date-value="2023-06-03T21:45:10" table:style-name="ce5">
            <text:p>6/3/23 09:45 PM</text:p>
          </table:table-cell>
          <table:table-cell office:value-type="string" table:style-name="ce1">
            <text:p>49.0.242.143</text:p>
          </table:table-cell>
          <table:table-cell table:number-columns-repeated="16374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float" office:value="7036" table:style-name="ce1">
            <text:p>7036</text:p>
          </table:table-cell>
          <table:table-cell table:style-name="ce3"/>
          <table:table-cell office:value-type="string" table:style-name="ce1">
            <text:p>ปวิชญาภรณ์</text:p>
          </table:table-cell>
          <table:table-cell office:value-type="string" table:style-name="ce1">
            <text:p>วงษ์สุวรรณ์</text:p>
          </table:table-cell>
          <table:table-cell office:value-type="string" office:string-value="pajeab.wa" table:formula="of:=LEFT([.H926];FIND(&quot;@&quot;;[.H926])-1)" table:style-name="ce4">
            <text:p>pajeab.wa</text:p>
          </table:table-cell>
          <table:table-cell office:value-type="string" office:string-value="gmail.com" table:formula="of:=RIGHT([.H926];LEN([.H926])-FIND(&quot;@&quot;;[.H926]))" table:style-name="ce1">
            <text:p>gmail.com</text:p>
          </table:table-cell>
          <table:table-cell office:value-type="string" table:style-name="ce1">
            <text:p>pajeab.wa@gmail.com</text:p>
          </table:table-cell>
          <table:table-cell office:value-type="date" office:date-value="2023-06-03T21:52:24" table:style-name="ce5">
            <text:p>6/3/23 09:52 PM</text:p>
          </table:table-cell>
          <table:table-cell office:value-type="string" table:style-name="ce1">
            <text:p>124.122.5.87</text:p>
          </table:table-cell>
          <table:table-cell table:number-columns-repeated="16374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float" office:value="4875" table:style-name="ce1">
            <text:p>4875</text:p>
          </table:table-cell>
          <table:table-cell table:style-name="ce3"/>
          <table:table-cell office:value-type="string" table:style-name="ce1">
            <text:p>พรเพ็ญ</text:p>
          </table:table-cell>
          <table:table-cell office:value-type="string" table:style-name="ce1">
            <text:p>ทิมเอม</text:p>
          </table:table-cell>
          <table:table-cell office:value-type="string" office:string-value="pornpentimem" table:formula="of:=LEFT([.H927];FIND(&quot;@&quot;;[.H927])-1)" table:style-name="ce4">
            <text:p>pornpentimem</text:p>
          </table:table-cell>
          <table:table-cell office:value-type="string" office:string-value="gmail.com" table:formula="of:=RIGHT([.H927];LEN([.H927])-FIND(&quot;@&quot;;[.H927]))" table:style-name="ce1">
            <text:p>gmail.com</text:p>
          </table:table-cell>
          <table:table-cell office:value-type="string" table:style-name="ce1">
            <text:p>pornpentimem@gmail.com</text:p>
          </table:table-cell>
          <table:table-cell office:value-type="date" office:date-value="2023-06-03T22:23:52" table:style-name="ce5">
            <text:p>6/3/23 10:23 PM</text:p>
          </table:table-cell>
          <table:table-cell office:value-type="string" table:style-name="ce1">
            <text:p>183.88.73.79</text:p>
          </table:table-cell>
          <table:table-cell table:number-columns-repeated="16374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float" office:value="7060" table:style-name="ce1">
            <text:p>7060</text:p>
          </table:table-cell>
          <table:table-cell table:style-name="ce3"/>
          <table:table-cell office:value-type="string" table:style-name="ce1">
            <text:p>taotao</text:p>
          </table:table-cell>
          <table:table-cell office:value-type="string" table:style-name="ce1">
            <text:p>li</text:p>
          </table:table-cell>
          <table:table-cell office:value-type="string" office:string-value="caizhuch1199w" table:formula="of:=LEFT([.H928];FIND(&quot;@&quot;;[.H928])-1)" table:style-name="ce4">
            <text:p>caizhuch1199w</text:p>
          </table:table-cell>
          <table:table-cell office:value-type="string" office:string-value="163.com" table:formula="of:=RIGHT([.H928];LEN([.H928])-FIND(&quot;@&quot;;[.H928]))" table:style-name="ce1">
            <text:p>163.com</text:p>
          </table:table-cell>
          <table:table-cell office:value-type="string" table:style-name="ce1">
            <text:p>caizhuch1199w@163.com</text:p>
          </table:table-cell>
          <table:table-cell office:value-type="date" office:date-value="2023-06-03T22:31:03" table:style-name="ce5">
            <text:p>6/3/23 10:31 PM</text:p>
          </table:table-cell>
          <table:table-cell office:value-type="string" table:style-name="ce1">
            <text:p>49.0.242.143</text:p>
          </table:table-cell>
          <table:table-cell table:number-columns-repeated="16374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float" office:value="7054" table:style-name="ce1">
            <text:p>7054</text:p>
          </table:table-cell>
          <table:table-cell table:style-name="ce3"/>
          <table:table-cell office:value-type="string" table:style-name="ce1">
            <text:p>XiaoAi</text:p>
          </table:table-cell>
          <table:table-cell office:value-type="string" table:style-name="ce1">
            <text:p>BS</text:p>
          </table:table-cell>
          <table:table-cell office:value-type="string" office:string-value="xiaoaibs" table:formula="of:=LEFT([.H929];FIND(&quot;@&quot;;[.H929])-1)" table:style-name="ce4">
            <text:p>xiaoaibs</text:p>
          </table:table-cell>
          <table:table-cell office:value-type="string" office:string-value="gmail.com" table:formula="of:=RIGHT([.H929];LEN([.H929])-FIND(&quot;@&quot;;[.H929]))" table:style-name="ce1">
            <text:p>gmail.com</text:p>
          </table:table-cell>
          <table:table-cell office:value-type="string" table:style-name="ce1">
            <text:p>xiaoaibs@gmail.com</text:p>
          </table:table-cell>
          <table:table-cell office:value-type="date" office:date-value="2023-06-03T22:46:20" table:style-name="ce5">
            <text:p>6/3/23 10:46 PM</text:p>
          </table:table-cell>
          <table:table-cell office:value-type="string" table:style-name="ce1">
            <text:p>115.164.80.199</text:p>
          </table:table-cell>
          <table:table-cell table:number-columns-repeated="16374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float" office:value="7074" table:style-name="ce1">
            <text:p>7074</text:p>
          </table:table-cell>
          <table:table-cell table:style-name="ce3"/>
          <table:table-cell office:value-type="string" table:style-name="ce1">
            <text:p>อักษิพร</text:p>
          </table:table-cell>
          <table:table-cell office:value-type="string" table:style-name="ce1">
            <text:p>อัครวัฒนเมธี</text:p>
          </table:table-cell>
          <table:table-cell office:value-type="string" office:string-value="Aksiporn.ak" table:formula="of:=LEFT([.H930];FIND(&quot;@&quot;;[.H930])-1)" table:style-name="ce4">
            <text:p>Aksiporn.ak</text:p>
          </table:table-cell>
          <table:table-cell office:value-type="string" office:string-value="gmail.com" table:formula="of:=RIGHT([.H930];LEN([.H930])-FIND(&quot;@&quot;;[.H930]))" table:style-name="ce1">
            <text:p>gmail.com</text:p>
          </table:table-cell>
          <table:table-cell office:value-type="string" table:style-name="ce1">
            <text:p>Aksiporn.ak@gmail.com</text:p>
          </table:table-cell>
          <table:table-cell office:value-type="date" office:date-value="2023-06-03T22:53:58" table:style-name="ce5">
            <text:p>6/3/23 10:53 PM</text:p>
          </table:table-cell>
          <table:table-cell office:value-type="string" table:style-name="ce1">
            <text:p>49.228.16.38</text:p>
          </table:table-cell>
          <table:table-cell table:number-columns-repeated="16374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float" office:value="7065" table:style-name="ce1">
            <text:p>7065</text:p>
          </table:table-cell>
          <table:table-cell table:style-name="ce3"/>
          <table:table-cell office:value-type="string" table:style-name="ce1">
            <text:p>อินปรียา</text:p>
          </table:table-cell>
          <table:table-cell office:value-type="string" table:style-name="ce1">
            <text:p>จำปาไตร</text:p>
          </table:table-cell>
          <table:table-cell office:value-type="string" office:string-value="inpriya3076" table:formula="of:=LEFT([.H931];FIND(&quot;@&quot;;[.H931])-1)" table:style-name="ce4">
            <text:p>inpriya3076</text:p>
          </table:table-cell>
          <table:table-cell office:value-type="string" office:string-value="gmail.com" table:formula="of:=RIGHT([.H931];LEN([.H931])-FIND(&quot;@&quot;;[.H931]))" table:style-name="ce1">
            <text:p>gmail.com</text:p>
          </table:table-cell>
          <table:table-cell office:value-type="string" table:style-name="ce1">
            <text:p>inpriya3076@gmail.com</text:p>
          </table:table-cell>
          <table:table-cell office:value-type="date" office:date-value="2023-06-03T23:01:28" table:style-name="ce5">
            <text:p>6/3/23 11:01 PM</text:p>
          </table:table-cell>
          <table:table-cell office:value-type="string" table:style-name="ce1">
            <text:p>27.55.68.243</text:p>
          </table:table-cell>
          <table:table-cell table:number-columns-repeated="16374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float" office:value="4156" table:style-name="ce1">
            <text:p>4156</text:p>
          </table:table-cell>
          <table:table-cell table:style-name="ce3"/>
          <table:table-cell office:value-type="string" table:style-name="ce1">
            <text:p>นงนุช</text:p>
          </table:table-cell>
          <table:table-cell office:value-type="string" table:style-name="ce1">
            <text:p>อินชัยเขา</text:p>
          </table:table-cell>
          <table:table-cell office:value-type="string" office:string-value="nongnud.141" table:formula="of:=LEFT([.H932];FIND(&quot;@&quot;;[.H932])-1)" table:style-name="ce4">
            <text:p>nongnud.141</text:p>
          </table:table-cell>
          <table:table-cell office:value-type="string" office:string-value="gmail.com" table:formula="of:=RIGHT([.H932];LEN([.H932])-FIND(&quot;@&quot;;[.H932]))" table:style-name="ce1">
            <text:p>gmail.com</text:p>
          </table:table-cell>
          <table:table-cell office:value-type="string" table:style-name="ce1">
            <text:p>nongnud.141@gmail.com</text:p>
          </table:table-cell>
          <table:table-cell office:value-type="date" office:date-value="2023-06-03T23:07:55" table:style-name="ce5">
            <text:p>6/3/23 11:07 PM</text:p>
          </table:table-cell>
          <table:table-cell office:value-type="string" table:style-name="ce1">
            <text:p>180.183.63.23</text:p>
          </table:table-cell>
          <table:table-cell table:number-columns-repeated="16374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float" office:value="7087" table:style-name="ce1">
            <text:p>7087</text:p>
          </table:table-cell>
          <table:table-cell table:style-name="ce3"/>
          <table:table-cell office:value-type="string" table:style-name="ce1">
            <text:p>วรรณภัส</text:p>
          </table:table-cell>
          <table:table-cell office:value-type="string" table:style-name="ce1">
            <text:p>ฟุ้งเสถียร</text:p>
          </table:table-cell>
          <table:table-cell office:value-type="string" office:string-value="f.wannaphat" table:formula="of:=LEFT([.H933];FIND(&quot;@&quot;;[.H933])-1)" table:style-name="ce4">
            <text:p>f.wannaphat</text:p>
          </table:table-cell>
          <table:table-cell office:value-type="string" office:string-value="gmail.com" table:formula="of:=RIGHT([.H933];LEN([.H933])-FIND(&quot;@&quot;;[.H933]))" table:style-name="ce1">
            <text:p>gmail.com</text:p>
          </table:table-cell>
          <table:table-cell office:value-type="string" table:style-name="ce1">
            <text:p>f.wannaphat@gmail.com</text:p>
          </table:table-cell>
          <table:table-cell office:value-type="date" office:date-value="2023-06-03T23:12:18" table:style-name="ce5">
            <text:p>6/3/23 11:12 PM</text:p>
          </table:table-cell>
          <table:table-cell office:value-type="string" table:style-name="ce1">
            <text:p>49.228.229.1</text:p>
          </table:table-cell>
          <table:table-cell table:number-columns-repeated="16374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float" office:value="6695" table:style-name="ce1">
            <text:p>6695</text:p>
          </table:table-cell>
          <table:table-cell table:style-name="ce3"/>
          <table:table-cell office:value-type="string" table:style-name="ce1">
            <text:p>Sonam</text:p>
          </table:table-cell>
          <table:table-cell office:value-type="string" table:style-name="ce1">
            <text:p>Tah</text:p>
          </table:table-cell>
          <table:table-cell office:value-type="string" office:string-value="tsonam.19978" table:formula="of:=LEFT([.H934];FIND(&quot;@&quot;;[.H934])-1)" table:style-name="ce4">
            <text:p>tsonam.19978</text:p>
          </table:table-cell>
          <table:table-cell office:value-type="string" office:string-value="gmail.com" table:formula="of:=RIGHT([.H934];LEN([.H934])-FIND(&quot;@&quot;;[.H934]))" table:style-name="ce1">
            <text:p>gmail.com</text:p>
          </table:table-cell>
          <table:table-cell office:value-type="string" table:style-name="ce1">
            <text:p>tsonam.19978@gmail.com</text:p>
          </table:table-cell>
          <table:table-cell office:value-type="date" office:date-value="2023-06-04T00:25:51" table:style-name="ce5">
            <text:p>6/4/23 12:25 AM</text:p>
          </table:table-cell>
          <table:table-cell office:value-type="string" table:style-name="ce1">
            <text:p>152.58.27.113</text:p>
          </table:table-cell>
          <table:table-cell table:number-columns-repeated="16374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float" office:value="7153" table:style-name="ce1">
            <text:p>7153</text:p>
          </table:table-cell>
          <table:table-cell table:style-name="ce3"/>
          <table:table-cell office:value-type="string" table:style-name="ce1">
            <text:p>Lom</text:p>
          </table:table-cell>
          <table:table-cell office:value-type="string" table:style-name="ce1">
            <text:p>Fah</text:p>
          </table:table-cell>
          <table:table-cell office:value-type="string" office:string-value="fahlom69" table:formula="of:=LEFT([.H935];FIND(&quot;@&quot;;[.H935])-1)" table:style-name="ce4">
            <text:p>fahlom69</text:p>
          </table:table-cell>
          <table:table-cell office:value-type="string" office:string-value="gmail.com" table:formula="of:=RIGHT([.H935];LEN([.H935])-FIND(&quot;@&quot;;[.H935]))" table:style-name="ce1">
            <text:p>gmail.com</text:p>
          </table:table-cell>
          <table:table-cell office:value-type="string" table:style-name="ce1">
            <text:p>fahlom69@gmail.com</text:p>
          </table:table-cell>
          <table:table-cell office:value-type="date" office:date-value="2023-06-04T00:30:20" table:style-name="ce5">
            <text:p>6/4/23 12:30 AM</text:p>
          </table:table-cell>
          <table:table-cell office:value-type="string" table:style-name="ce1">
            <text:p>152.58.27.113</text:p>
          </table:table-cell>
          <table:table-cell table:number-columns-repeated="16374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float" office:value="7145" table:style-name="ce1">
            <text:p>7145</text:p>
          </table:table-cell>
          <table:table-cell table:style-name="ce3"/>
          <table:table-cell office:value-type="string" table:style-name="ce1">
            <text:p>Maggie</text:p>
          </table:table-cell>
          <table:table-cell office:value-type="string" table:style-name="ce1">
            <text:p>Cheng</text:p>
          </table:table-cell>
          <table:table-cell office:value-type="string" office:string-value="maggiecml04" table:formula="of:=LEFT([.H936];FIND(&quot;@&quot;;[.H936])-1)" table:style-name="ce4">
            <text:p>maggiecml04</text:p>
          </table:table-cell>
          <table:table-cell office:value-type="string" office:string-value="yahoo.com.hk" table:formula="of:=RIGHT([.H936];LEN([.H936])-FIND(&quot;@&quot;;[.H936]))" table:style-name="ce1">
            <text:p>yahoo.com.hk</text:p>
          </table:table-cell>
          <table:table-cell office:value-type="string" table:style-name="ce1">
            <text:p>maggiecml04@yahoo.com.hk</text:p>
          </table:table-cell>
          <table:table-cell office:value-type="date" office:date-value="2023-06-04T00:37:30" table:style-name="ce5">
            <text:p>6/4/23 12:37 AM</text:p>
          </table:table-cell>
          <table:table-cell office:value-type="string" table:style-name="ce1">
            <text:p>14.199.154.184</text:p>
          </table:table-cell>
          <table:table-cell table:number-columns-repeated="16374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float" office:value="7158" table:style-name="ce1">
            <text:p>7158</text:p>
          </table:table-cell>
          <table:table-cell table:style-name="ce3"/>
          <table:table-cell office:value-type="string" table:style-name="ce1">
            <text:p>sunshine</text:p>
          </table:table-cell>
          <table:table-cell office:value-type="string" table:style-name="ce1">
            <text:p>live</text:p>
          </table:table-cell>
          <table:table-cell office:value-type="string" office:string-value="sunshinewiwi143" table:formula="of:=LEFT([.H937];FIND(&quot;@&quot;;[.H937])-1)" table:style-name="ce4">
            <text:p>sunshinewiwi143</text:p>
          </table:table-cell>
          <table:table-cell office:value-type="string" office:string-value="gmail.com" table:formula="of:=RIGHT([.H937];LEN([.H937])-FIND(&quot;@&quot;;[.H937]))" table:style-name="ce1">
            <text:p>gmail.com</text:p>
          </table:table-cell>
          <table:table-cell office:value-type="string" table:style-name="ce1">
            <text:p>sunshinewiwi143@gmail.com</text:p>
          </table:table-cell>
          <table:table-cell office:value-type="date" office:date-value="2023-06-04T01:20:25" table:style-name="ce5">
            <text:p>6/4/23 01:20 AM</text:p>
          </table:table-cell>
          <table:table-cell office:value-type="string" table:style-name="ce1">
            <text:p>49.37.208.174</text:p>
          </table:table-cell>
          <table:table-cell table:number-columns-repeated="16374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float" office:value="7185" table:style-name="ce1">
            <text:p>7185</text:p>
          </table:table-cell>
          <table:table-cell table:style-name="ce3"/>
          <table:table-cell office:value-type="string" table:style-name="ce1">
            <text:p>vbvb</text:p>
          </table:table-cell>
          <table:table-cell office:value-type="string" table:style-name="ce1">
            <text:p>rewe</text:p>
          </table:table-cell>
          <table:table-cell office:value-type="string" office:string-value="jorleyvandewalle" table:formula="of:=LEFT([.H938];FIND(&quot;@&quot;;[.H938])-1)" table:style-name="ce4">
            <text:p>jorleyvandewalle</text:p>
          </table:table-cell>
          <table:table-cell office:value-type="string" office:string-value="audrianaputri.com" table:formula="of:=RIGHT([.H938];LEN([.H938])-FIND(&quot;@&quot;;[.H938]))" table:style-name="ce1">
            <text:p>audrianaputri.com</text:p>
          </table:table-cell>
          <table:table-cell office:value-type="string" table:style-name="ce1">
            <text:p>jorleyvandewalle@audrianaputri.com</text:p>
          </table:table-cell>
          <table:table-cell office:value-type="date" office:date-value="2023-06-04T01:21:03" table:style-name="ce5">
            <text:p>6/4/23 01:21 AM</text:p>
          </table:table-cell>
          <table:table-cell office:value-type="string" table:style-name="ce1">
            <text:p>76.69.50.107</text:p>
          </table:table-cell>
          <table:table-cell table:number-columns-repeated="16374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float" office:value="7232" table:style-name="ce1">
            <text:p>7232</text:p>
          </table:table-cell>
          <table:table-cell table:style-name="ce3"/>
          <table:table-cell office:value-type="string" table:style-name="ce1">
            <text:p>จริง</text:p>
          </table:table-cell>
          <table:table-cell office:value-type="string" table:style-name="ce1">
            <text:p>ซาร์เตอร์</text:p>
          </table:table-cell>
          <table:table-cell office:value-type="string" office:string-value="jingsator8" table:formula="of:=LEFT([.H939];FIND(&quot;@&quot;;[.H939])-1)" table:style-name="ce4">
            <text:p>jingsator8</text:p>
          </table:table-cell>
          <table:table-cell office:value-type="string" office:string-value="gmail.com" table:formula="of:=RIGHT([.H939];LEN([.H939])-FIND(&quot;@&quot;;[.H939]))" table:style-name="ce1">
            <text:p>gmail.com</text:p>
          </table:table-cell>
          <table:table-cell office:value-type="string" table:style-name="ce1">
            <text:p>jingsator8@gmail.com</text:p>
          </table:table-cell>
          <table:table-cell office:value-type="date" office:date-value="2023-06-04T02:33:51" table:style-name="ce5">
            <text:p>6/4/23 02:33 AM</text:p>
          </table:table-cell>
          <table:table-cell office:value-type="string" table:style-name="ce1">
            <text:p>14.207.85.168</text:p>
          </table:table-cell>
          <table:table-cell table:number-columns-repeated="16374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float" office:value="7260" table:style-name="ce1">
            <text:p>7260</text:p>
          </table:table-cell>
          <table:table-cell table:style-name="ce3"/>
          <table:table-cell office:value-type="string" table:style-name="ce1">
            <text:p>Paola</text:p>
          </table:table-cell>
          <table:table-cell office:value-type="string" table:style-name="ce1">
            <text:p>López</text:p>
          </table:table-cell>
          <table:table-cell office:value-type="string" office:string-value="lopezamerika.aplg" table:formula="of:=LEFT([.H940];FIND(&quot;@&quot;;[.H940])-1)" table:style-name="ce4">
            <text:p>lopezamerika.aplg</text:p>
          </table:table-cell>
          <table:table-cell office:value-type="string" office:string-value="gmail.com" table:formula="of:=RIGHT([.H940];LEN([.H940])-FIND(&quot;@&quot;;[.H940]))" table:style-name="ce1">
            <text:p>gmail.com</text:p>
          </table:table-cell>
          <table:table-cell office:value-type="string" table:style-name="ce1">
            <text:p>lopezamerika.aplg@gmail.com</text:p>
          </table:table-cell>
          <table:table-cell office:value-type="date" office:date-value="2023-06-04T03:29:20" table:style-name="ce5">
            <text:p>6/4/23 03:29 AM</text:p>
          </table:table-cell>
          <table:table-cell office:value-type="string" table:style-name="ce1">
            <text:p>189.168.132.180</text:p>
          </table:table-cell>
          <table:table-cell table:number-columns-repeated="16374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float" office:value="7243" table:style-name="ce1">
            <text:p>7243</text:p>
          </table:table-cell>
          <table:table-cell table:style-name="ce3"/>
          <table:table-cell office:value-type="string" table:style-name="ce1">
            <text:p>Samantan</text:p>
          </table:table-cell>
          <table:table-cell office:value-type="string" table:style-name="ce1">
            <text:p>Tan</text:p>
          </table:table-cell>
          <table:table-cell office:value-type="string" office:string-value="samantan.tan1" table:formula="of:=LEFT([.H941];FIND(&quot;@&quot;;[.H941])-1)" table:style-name="ce4">
            <text:p>samantan.tan1</text:p>
          </table:table-cell>
          <table:table-cell office:value-type="string" office:string-value="gmail.com" table:formula="of:=RIGHT([.H941];LEN([.H941])-FIND(&quot;@&quot;;[.H941]))" table:style-name="ce1">
            <text:p>gmail.com</text:p>
          </table:table-cell>
          <table:table-cell office:value-type="string" table:style-name="ce1">
            <text:p>samantan.tan1@gmail.com</text:p>
          </table:table-cell>
          <table:table-cell office:value-type="date" office:date-value="2023-06-04T03:51:06" table:style-name="ce5">
            <text:p>6/4/23 03:51 AM</text:p>
          </table:table-cell>
          <table:table-cell office:value-type="string" table:style-name="ce1">
            <text:p>14.207.85.168</text:p>
          </table:table-cell>
          <table:table-cell table:number-columns-repeated="16374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float" office:value="7268" table:style-name="ce1">
            <text:p>7268</text:p>
          </table:table-cell>
          <table:table-cell table:style-name="ce3"/>
          <table:table-cell office:value-type="string" table:style-name="ce1">
            <text:p>Bo</text:p>
          </table:table-cell>
          <table:table-cell office:value-type="string" table:style-name="ce1">
            <text:p>Cosa</text:p>
          </table:table-cell>
          <table:table-cell office:value-type="string" office:string-value="jinunucosa46" table:formula="of:=LEFT([.H942];FIND(&quot;@&quot;;[.H942])-1)" table:style-name="ce4">
            <text:p>jinunucosa46</text:p>
          </table:table-cell>
          <table:table-cell office:value-type="string" office:string-value="gmail.com" table:formula="of:=RIGHT([.H942];LEN([.H942])-FIND(&quot;@&quot;;[.H942]))" table:style-name="ce1">
            <text:p>gmail.com</text:p>
          </table:table-cell>
          <table:table-cell office:value-type="string" table:style-name="ce1">
            <text:p>jinunucosa46@gmail.com</text:p>
          </table:table-cell>
          <table:table-cell office:value-type="date" office:date-value="2023-06-04T03:52:06" table:style-name="ce5">
            <text:p>6/4/23 03:52 A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float" office:value="7249" table:style-name="ce1">
            <text:p>7249</text:p>
          </table:table-cell>
          <table:table-cell table:style-name="ce3"/>
          <table:table-cell office:value-type="string" table:style-name="ce1">
            <text:p>Anipan</text:p>
          </table:table-cell>
          <table:table-cell office:value-type="string" table:style-name="ce1">
            <text:p>Tansakulapong</text:p>
          </table:table-cell>
          <table:table-cell office:value-type="string" office:string-value="Anipan.anipan1" table:formula="of:=LEFT([.H943];FIND(&quot;@&quot;;[.H943])-1)" table:style-name="ce4">
            <text:p>Anipan.anipan1</text:p>
          </table:table-cell>
          <table:table-cell office:value-type="string" office:string-value="gmail.com" table:formula="of:=RIGHT([.H943];LEN([.H943])-FIND(&quot;@&quot;;[.H943]))" table:style-name="ce1">
            <text:p>gmail.com</text:p>
          </table:table-cell>
          <table:table-cell office:value-type="string" table:style-name="ce1">
            <text:p>Anipan.anipan1@gmail.com</text:p>
          </table:table-cell>
          <table:table-cell office:value-type="date" office:date-value="2023-06-04T03:55:37" table:style-name="ce5">
            <text:p>6/4/23 03:55 AM</text:p>
          </table:table-cell>
          <table:table-cell office:value-type="string" table:style-name="ce1">
            <text:p>14.207.85.168</text:p>
          </table:table-cell>
          <table:table-cell table:number-columns-repeated="16374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float" office:value="7257" table:style-name="ce1">
            <text:p>7257</text:p>
          </table:table-cell>
          <table:table-cell table:style-name="ce3"/>
          <table:table-cell office:value-type="string" table:style-name="ce1">
            <text:p>Renuka</text:p>
          </table:table-cell>
          <table:table-cell office:value-type="string" table:style-name="ce1">
            <text:p>Tanrenu</text:p>
          </table:table-cell>
          <table:table-cell office:value-type="string" office:string-value="Renuka.karenu1" table:formula="of:=LEFT([.H944];FIND(&quot;@&quot;;[.H944])-1)" table:style-name="ce4">
            <text:p>Renuka.karenu1</text:p>
          </table:table-cell>
          <table:table-cell office:value-type="string" office:string-value="gmail.com" table:formula="of:=RIGHT([.H944];LEN([.H944])-FIND(&quot;@&quot;;[.H944]))" table:style-name="ce1">
            <text:p>gmail.com</text:p>
          </table:table-cell>
          <table:table-cell office:value-type="string" table:style-name="ce1">
            <text:p>Renuka.karenu1@gmail.com</text:p>
          </table:table-cell>
          <table:table-cell office:value-type="date" office:date-value="2023-06-04T03:56:43" table:style-name="ce5">
            <text:p>6/4/23 03:56 AM</text:p>
          </table:table-cell>
          <table:table-cell office:value-type="string" table:style-name="ce1">
            <text:p>14.207.85.168</text:p>
          </table:table-cell>
          <table:table-cell table:number-columns-repeated="16374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float" office:value="7259" table:style-name="ce1">
            <text:p>7259</text:p>
          </table:table-cell>
          <table:table-cell table:style-name="ce3"/>
          <table:table-cell office:value-type="string" table:style-name="ce1">
            <text:p>Tinapa</text:p>
          </table:table-cell>
          <table:table-cell office:value-type="string" table:style-name="ce1">
            <text:p>Tansukpatompong</text:p>
          </table:table-cell>
          <table:table-cell office:value-type="string" office:string-value="Tinapa.a1150" table:formula="of:=LEFT([.H945];FIND(&quot;@&quot;;[.H945])-1)" table:style-name="ce4">
            <text:p>Tinapa.a1150</text:p>
          </table:table-cell>
          <table:table-cell office:value-type="string" office:string-value="gmail.com" table:formula="of:=RIGHT([.H945];LEN([.H945])-FIND(&quot;@&quot;;[.H945]))" table:style-name="ce1">
            <text:p>gmail.com</text:p>
          </table:table-cell>
          <table:table-cell office:value-type="string" table:style-name="ce1">
            <text:p>Tinapa.a1150@gmail.com</text:p>
          </table:table-cell>
          <table:table-cell office:value-type="date" office:date-value="2023-06-04T03:57:53" table:style-name="ce5">
            <text:p>6/4/23 03:57 AM</text:p>
          </table:table-cell>
          <table:table-cell office:value-type="string" table:style-name="ce1">
            <text:p>14.207.85.168</text:p>
          </table:table-cell>
          <table:table-cell table:number-columns-repeated="16374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float" office:value="7261" table:style-name="ce1">
            <text:p>7261</text:p>
          </table:table-cell>
          <table:table-cell table:style-name="ce3"/>
          <table:table-cell office:value-type="string" table:style-name="ce1">
            <text:p>Paweeda</text:p>
          </table:table-cell>
          <table:table-cell office:value-type="string" table:style-name="ce1">
            <text:p>Pongpurksa</text:p>
          </table:table-cell>
          <table:table-cell office:value-type="string" office:string-value="paweeda.tan1" table:formula="of:=LEFT([.H946];FIND(&quot;@&quot;;[.H946])-1)" table:style-name="ce4">
            <text:p>paweeda.tan1</text:p>
          </table:table-cell>
          <table:table-cell office:value-type="string" office:string-value="gmail.com" table:formula="of:=RIGHT([.H946];LEN([.H946])-FIND(&quot;@&quot;;[.H946]))" table:style-name="ce1">
            <text:p>gmail.com</text:p>
          </table:table-cell>
          <table:table-cell office:value-type="string" table:style-name="ce1">
            <text:p>paweeda.tan1@gmail.com</text:p>
          </table:table-cell>
          <table:table-cell office:value-type="date" office:date-value="2023-06-04T03:58:53" table:style-name="ce5">
            <text:p>6/4/23 03:58 AM</text:p>
          </table:table-cell>
          <table:table-cell office:value-type="string" table:style-name="ce1">
            <text:p>14.207.85.168</text:p>
          </table:table-cell>
          <table:table-cell table:number-columns-repeated="16374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float" office:value="7270" table:style-name="ce1">
            <text:p>7270</text:p>
          </table:table-cell>
          <table:table-cell table:style-name="ce3"/>
          <table:table-cell office:value-type="string" table:style-name="ce1">
            <text:p>Hanna</text:p>
          </table:table-cell>
          <table:table-cell office:value-type="string" table:style-name="ce1">
            <text:p>Fox</text:p>
          </table:table-cell>
          <table:table-cell office:value-type="string" office:string-value="yjfqlgla91" table:formula="of:=LEFT([.H947];FIND(&quot;@&quot;;[.H947])-1)" table:style-name="ce4">
            <text:p>yjfqlgla91</text:p>
          </table:table-cell>
          <table:table-cell office:value-type="string" office:string-value="gmail.com" table:formula="of:=RIGHT([.H947];LEN([.H947])-FIND(&quot;@&quot;;[.H947]))" table:style-name="ce1">
            <text:p>gmail.com</text:p>
          </table:table-cell>
          <table:table-cell office:value-type="string" table:style-name="ce1">
            <text:p>yjfqlgla91@gmail.com</text:p>
          </table:table-cell>
          <table:table-cell office:value-type="date" office:date-value="2023-06-04T03:59:54" table:style-name="ce5">
            <text:p>6/4/23 03:59 A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float" office:value="7262" table:style-name="ce1">
            <text:p>7262</text:p>
          </table:table-cell>
          <table:table-cell table:style-name="ce3"/>
          <table:table-cell office:value-type="string" table:style-name="ce1">
            <text:p>Ruchakorn</text:p>
          </table:table-cell>
          <table:table-cell office:value-type="string" table:style-name="ce1">
            <text:p>Panpong</text:p>
          </table:table-cell>
          <table:table-cell office:value-type="string" office:string-value="ruchakorn.pan" table:formula="of:=LEFT([.H948];FIND(&quot;@&quot;;[.H948])-1)" table:style-name="ce4">
            <text:p>ruchakorn.pan</text:p>
          </table:table-cell>
          <table:table-cell office:value-type="string" office:string-value="gmail.com" table:formula="of:=RIGHT([.H948];LEN([.H948])-FIND(&quot;@&quot;;[.H948]))" table:style-name="ce1">
            <text:p>gmail.com</text:p>
          </table:table-cell>
          <table:table-cell office:value-type="string" table:style-name="ce1">
            <text:p>ruchakorn.pan@gmail.com</text:p>
          </table:table-cell>
          <table:table-cell office:value-type="date" office:date-value="2023-06-04T04:03:08" table:style-name="ce5">
            <text:p>6/4/23 04:03 AM</text:p>
          </table:table-cell>
          <table:table-cell office:value-type="string" table:style-name="ce1">
            <text:p>14.207.85.168</text:p>
          </table:table-cell>
          <table:table-cell table:number-columns-repeated="16374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float" office:value="7263" table:style-name="ce1">
            <text:p>7263</text:p>
          </table:table-cell>
          <table:table-cell table:style-name="ce3"/>
          <table:table-cell office:value-type="string" table:style-name="ce1">
            <text:p>Ruchapong</text:p>
          </table:table-cell>
          <table:table-cell office:value-type="string" table:style-name="ce1">
            <text:p>Pansakulpong</text:p>
          </table:table-cell>
          <table:table-cell office:value-type="string" office:string-value="ruchapong10" table:formula="of:=LEFT([.H949];FIND(&quot;@&quot;;[.H949])-1)" table:style-name="ce4">
            <text:p>ruchapong10</text:p>
          </table:table-cell>
          <table:table-cell office:value-type="string" office:string-value="gmail.com" table:formula="of:=RIGHT([.H949];LEN([.H949])-FIND(&quot;@&quot;;[.H949]))" table:style-name="ce1">
            <text:p>gmail.com</text:p>
          </table:table-cell>
          <table:table-cell office:value-type="string" table:style-name="ce1">
            <text:p>ruchapong10@gmail.com</text:p>
          </table:table-cell>
          <table:table-cell office:value-type="date" office:date-value="2023-06-04T04:04:36" table:style-name="ce5">
            <text:p>6/4/23 04:04 AM</text:p>
          </table:table-cell>
          <table:table-cell office:value-type="string" table:style-name="ce1">
            <text:p>14.207.85.168</text:p>
          </table:table-cell>
          <table:table-cell table:number-columns-repeated="16374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float" office:value="7267" table:style-name="ce1">
            <text:p>7267</text:p>
          </table:table-cell>
          <table:table-cell table:style-name="ce3"/>
          <table:table-cell office:value-type="string" table:style-name="ce1">
            <text:p>Panu</text:p>
          </table:table-cell>
          <table:table-cell office:value-type="string" table:style-name="ce1">
            <text:p>Ditprapong</text:p>
          </table:table-cell>
          <table:table-cell office:value-type="string" office:string-value="moshandsome17" table:formula="of:=LEFT([.H950];FIND(&quot;@&quot;;[.H950])-1)" table:style-name="ce4">
            <text:p>moshandsome17</text:p>
          </table:table-cell>
          <table:table-cell office:value-type="string" office:string-value="gmail.com" table:formula="of:=RIGHT([.H950];LEN([.H950])-FIND(&quot;@&quot;;[.H950]))" table:style-name="ce1">
            <text:p>gmail.com</text:p>
          </table:table-cell>
          <table:table-cell office:value-type="string" table:style-name="ce1">
            <text:p>moshandsome17@gmail.com</text:p>
          </table:table-cell>
          <table:table-cell office:value-type="date" office:date-value="2023-06-04T04:05:31" table:style-name="ce5">
            <text:p>6/4/23 04:05 AM</text:p>
          </table:table-cell>
          <table:table-cell office:value-type="string" table:style-name="ce1">
            <text:p>14.207.85.168</text:p>
          </table:table-cell>
          <table:table-cell table:number-columns-repeated="16374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float" office:value="7276" table:style-name="ce1">
            <text:p>7276</text:p>
          </table:table-cell>
          <table:table-cell table:style-name="ce3"/>
          <table:table-cell office:value-type="string" table:style-name="ce1">
            <text:p>Yenna</text:p>
          </table:table-cell>
          <table:table-cell office:value-type="string" table:style-name="ce1">
            <text:p>Yin</text:p>
          </table:table-cell>
          <table:table-cell office:value-type="string" office:string-value="yeynzirt21" table:formula="of:=LEFT([.H951];FIND(&quot;@&quot;;[.H951])-1)" table:style-name="ce4">
            <text:p>yeynzirt21</text:p>
          </table:table-cell>
          <table:table-cell office:value-type="string" office:string-value="gmail.com" table:formula="of:=RIGHT([.H951];LEN([.H951])-FIND(&quot;@&quot;;[.H951]))" table:style-name="ce1">
            <text:p>gmail.com</text:p>
          </table:table-cell>
          <table:table-cell office:value-type="string" table:style-name="ce1">
            <text:p>yeynzirt21@gmail.com</text:p>
          </table:table-cell>
          <table:table-cell office:value-type="date" office:date-value="2023-06-04T04:08:01" table:style-name="ce5">
            <text:p>6/4/23 04:08 A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float" office:value="7281" table:style-name="ce1">
            <text:p>7281</text:p>
          </table:table-cell>
          <table:table-cell table:style-name="ce3"/>
          <table:table-cell office:value-type="string" table:style-name="ce1">
            <text:p>Giom</text:p>
          </table:table-cell>
          <table:table-cell office:value-type="string" table:style-name="ce1">
            <text:p>Maccirani</text:p>
          </table:table-cell>
          <table:table-cell office:value-type="string" office:string-value="macciarigiom" table:formula="of:=LEFT([.H952];FIND(&quot;@&quot;;[.H952])-1)" table:style-name="ce4">
            <text:p>macciarigiom</text:p>
          </table:table-cell>
          <table:table-cell office:value-type="string" office:string-value="gmail.com" table:formula="of:=RIGHT([.H952];LEN([.H952])-FIND(&quot;@&quot;;[.H952]))" table:style-name="ce1">
            <text:p>gmail.com</text:p>
          </table:table-cell>
          <table:table-cell office:value-type="string" table:style-name="ce1">
            <text:p>macciarigiom@gmail.com</text:p>
          </table:table-cell>
          <table:table-cell office:value-type="date" office:date-value="2023-06-04T04:15:43" table:style-name="ce5">
            <text:p>6/4/23 04:15 A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float" office:value="7308" table:style-name="ce1">
            <text:p>7308</text:p>
          </table:table-cell>
          <table:table-cell table:style-name="ce3"/>
          <table:table-cell office:value-type="string" table:style-name="ce1">
            <text:p>papa</text:p>
          </table:table-cell>
          <table:table-cell office:value-type="string" table:style-name="ce1">
            <text:p>johnny</text:p>
          </table:table-cell>
          <table:table-cell office:value-type="string" office:string-value="2213995486" table:formula="of:=LEFT([.H953];FIND(&quot;@&quot;;[.H953])-1)" table:style-name="ce4">
            <text:p>2213995486</text:p>
          </table:table-cell>
          <table:table-cell office:value-type="string" office:string-value="qq.com" table:formula="of:=RIGHT([.H953];LEN([.H953])-FIND(&quot;@&quot;;[.H953]))" table:style-name="ce1">
            <text:p>qq.com</text:p>
          </table:table-cell>
          <table:table-cell office:value-type="string" table:style-name="ce1">
            <text:p>2213995486@qq.com</text:p>
          </table:table-cell>
          <table:table-cell office:value-type="date" office:date-value="2023-06-04T04:33:56" table:style-name="ce5">
            <text:p>6/4/23 04:33 A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2298" table:style-name="ce1">
            <text:p>2298</text:p>
          </table:table-cell>
          <table:table-cell office:value-type="float" office:value="7392" table:style-name="ce1">
            <text:p>7392</text:p>
          </table:table-cell>
          <table:table-cell table:style-name="ce3"/>
          <table:table-cell office:value-type="string" table:style-name="ce1">
            <text:p>xiguandashao</text:p>
          </table:table-cell>
          <table:table-cell office:value-type="string" table:style-name="ce1">
            <text:p>min</text:p>
          </table:table-cell>
          <table:table-cell office:value-type="string" office:string-value="xiguandashao" table:formula="of:=LEFT([.H954];FIND(&quot;@&quot;;[.H954])-1)" table:style-name="ce4">
            <text:p>xiguandashao</text:p>
          </table:table-cell>
          <table:table-cell office:value-type="string" office:string-value="yeah.net" table:formula="of:=RIGHT([.H954];LEN([.H954])-FIND(&quot;@&quot;;[.H954]))" table:style-name="ce1">
            <text:p>yeah.net</text:p>
          </table:table-cell>
          <table:table-cell office:value-type="string" table:style-name="ce1">
            <text:p>xiguandashao@yeah.net</text:p>
          </table:table-cell>
          <table:table-cell office:value-type="date" office:date-value="2023-06-04T05:21:18" table:style-name="ce5">
            <text:p>6/4/23 05:21 A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2309" table:style-name="ce1">
            <text:p>2309</text:p>
          </table:table-cell>
          <table:table-cell office:value-type="float" office:value="7421" table:style-name="ce1">
            <text:p>7421</text:p>
          </table:table-cell>
          <table:table-cell table:style-name="ce3"/>
          <table:table-cell office:value-type="string" table:style-name="ce1">
            <text:p>Kayworld</text:p>
          </table:table-cell>
          <table:table-cell office:value-type="string" table:style-name="ce1">
            <text:p>Fai</text:p>
          </table:table-cell>
          <table:table-cell office:value-type="string" office:string-value="Faizura.kayworld" table:formula="of:=LEFT([.H955];FIND(&quot;@&quot;;[.H955])-1)" table:style-name="ce4">
            <text:p>Faizura.kayworld</text:p>
          </table:table-cell>
          <table:table-cell office:value-type="string" office:string-value="gmail.com" table:formula="of:=RIGHT([.H955];LEN([.H955])-FIND(&quot;@&quot;;[.H955]))" table:style-name="ce1">
            <text:p>gmail.com</text:p>
          </table:table-cell>
          <table:table-cell office:value-type="string" table:style-name="ce1">
            <text:p>Faizura.kayworld@gmail.com</text:p>
          </table:table-cell>
          <table:table-cell office:value-type="date" office:date-value="2023-06-04T06:17:30" table:style-name="ce5">
            <text:p>6/4/23 06:17 AM</text:p>
          </table:table-cell>
          <table:table-cell office:value-type="string" table:style-name="ce1">
            <text:p>183.171.191.208</text:p>
          </table:table-cell>
          <table:table-cell table:number-columns-repeated="16374"/>
        </table:table-row>
        <table:table-row table:style-name="ro2">
          <table:table-cell office:value-type="float" office:value="2311" table:style-name="ce1">
            <text:p>2311</text:p>
          </table:table-cell>
          <table:table-cell office:value-type="float" office:value="7425" table:style-name="ce1">
            <text:p>7425</text:p>
          </table:table-cell>
          <table:table-cell table:style-name="ce3"/>
          <table:table-cell office:value-type="string" table:style-name="ce1">
            <text:p>love</text:p>
          </table:table-cell>
          <table:table-cell office:value-type="string" table:style-name="ce1">
            <text:p>wichai</text:p>
          </table:table-cell>
          <table:table-cell office:value-type="string" office:string-value="lovewichai" table:formula="of:=LEFT([.H956];FIND(&quot;@&quot;;[.H956])-1)" table:style-name="ce4">
            <text:p>lovewichai</text:p>
          </table:table-cell>
          <table:table-cell office:value-type="string" office:string-value="yeah.net" table:formula="of:=RIGHT([.H956];LEN([.H956])-FIND(&quot;@&quot;;[.H956]))" table:style-name="ce1">
            <text:p>yeah.net</text:p>
          </table:table-cell>
          <table:table-cell office:value-type="string" table:style-name="ce1">
            <text:p>lovewichai@yeah.net</text:p>
          </table:table-cell>
          <table:table-cell office:value-type="date" office:date-value="2023-06-04T06:21:29" table:style-name="ce5">
            <text:p>6/4/23 06:21 A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2318" table:style-name="ce1">
            <text:p>2318</text:p>
          </table:table-cell>
          <table:table-cell office:value-type="float" office:value="7439" table:style-name="ce1">
            <text:p>7439</text:p>
          </table:table-cell>
          <table:table-cell table:style-name="ce3"/>
          <table:table-cell office:value-type="string" table:style-name="ce1">
            <text:p>feng</text:p>
          </table:table-cell>
          <table:table-cell office:value-type="string" table:style-name="ce1">
            <text:p>zi</text:p>
          </table:table-cell>
          <table:table-cell office:value-type="string" office:string-value="lovewichai12" table:formula="of:=LEFT([.H957];FIND(&quot;@&quot;;[.H957])-1)" table:style-name="ce4">
            <text:p>lovewichai12</text:p>
          </table:table-cell>
          <table:table-cell office:value-type="string" office:string-value="yeah.net" table:formula="of:=RIGHT([.H957];LEN([.H957])-FIND(&quot;@&quot;;[.H957]))" table:style-name="ce1">
            <text:p>yeah.net</text:p>
          </table:table-cell>
          <table:table-cell office:value-type="string" table:style-name="ce1">
            <text:p>lovewichai12@yeah.net</text:p>
          </table:table-cell>
          <table:table-cell office:value-type="date" office:date-value="2023-06-04T06:49:40" table:style-name="ce5">
            <text:p>6/4/23 06:49 A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2319" table:style-name="ce1">
            <text:p>2319</text:p>
          </table:table-cell>
          <table:table-cell office:value-type="float" office:value="7440" table:style-name="ce1">
            <text:p>7440</text:p>
          </table:table-cell>
          <table:table-cell table:style-name="ce3"/>
          <table:table-cell office:value-type="string" table:style-name="ce1">
            <text:p>Una</text:p>
          </table:table-cell>
          <table:table-cell office:value-type="string" table:style-name="ce1">
            <text:p>LU</text:p>
          </table:table-cell>
          <table:table-cell office:value-type="string" office:string-value="rainday810429" table:formula="of:=LEFT([.H958];FIND(&quot;@&quot;;[.H958])-1)" table:style-name="ce4">
            <text:p>rainday810429</text:p>
          </table:table-cell>
          <table:table-cell office:value-type="string" office:string-value="gmail.com" table:formula="of:=RIGHT([.H958];LEN([.H958])-FIND(&quot;@&quot;;[.H958]))" table:style-name="ce1">
            <text:p>gmail.com</text:p>
          </table:table-cell>
          <table:table-cell office:value-type="string" table:style-name="ce1">
            <text:p>rainday810429@gmail.com</text:p>
          </table:table-cell>
          <table:table-cell office:value-type="date" office:date-value="2023-06-04T07:09:36" table:style-name="ce5">
            <text:p>6/4/23 07:09 AM</text:p>
          </table:table-cell>
          <table:table-cell office:value-type="string" table:style-name="ce1">
            <text:p>27.105.96.185</text:p>
          </table:table-cell>
          <table:table-cell table:number-columns-repeated="16374"/>
        </table:table-row>
        <table:table-row table:style-name="ro2">
          <table:table-cell office:value-type="float" office:value="2322" table:style-name="ce1">
            <text:p>2322</text:p>
          </table:table-cell>
          <table:table-cell office:value-type="float" office:value="7449" table:style-name="ce1">
            <text:p>7449</text:p>
          </table:table-cell>
          <table:table-cell table:style-name="ce3"/>
          <table:table-cell office:value-type="string" table:style-name="ce1">
            <text:p>mao</text:p>
          </table:table-cell>
          <table:table-cell office:value-type="string" table:style-name="ce1">
            <text:p>gai</text:p>
          </table:table-cell>
          <table:table-cell office:value-type="string" office:string-value="s.engmama0327" table:formula="of:=LEFT([.H959];FIND(&quot;@&quot;;[.H959])-1)" table:style-name="ce4">
            <text:p>s.engmama0327</text:p>
          </table:table-cell>
          <table:table-cell office:value-type="string" office:string-value="gmail.com" table:formula="of:=RIGHT([.H959];LEN([.H959])-FIND(&quot;@&quot;;[.H959]))" table:style-name="ce1">
            <text:p>gmail.com</text:p>
          </table:table-cell>
          <table:table-cell office:value-type="string" table:style-name="ce1">
            <text:p>s.engmama0327@gmail.com</text:p>
          </table:table-cell>
          <table:table-cell office:value-type="date" office:date-value="2023-06-04T07:38:56" table:style-name="ce5">
            <text:p>6/4/23 07:38 AM</text:p>
          </table:table-cell>
          <table:table-cell office:value-type="string" table:style-name="ce1">
            <text:p>45.40.52.77</text:p>
          </table:table-cell>
          <table:table-cell table:number-columns-repeated="16374"/>
        </table:table-row>
        <table:table-row table:style-name="ro2">
          <table:table-cell office:value-type="float" office:value="2323" table:style-name="ce1">
            <text:p>2323</text:p>
          </table:table-cell>
          <table:table-cell office:value-type="float" office:value="7446" table:style-name="ce1">
            <text:p>7446</text:p>
          </table:table-cell>
          <table:table-cell table:style-name="ce3"/>
          <table:table-cell office:value-type="string" table:style-name="ce1">
            <text:p>จิราพรรณ</text:p>
          </table:table-cell>
          <table:table-cell office:value-type="string" table:style-name="ce1">
            <text:p>วิลยะกูล</text:p>
          </table:table-cell>
          <table:table-cell office:value-type="string" office:string-value="jan_jirapan" table:formula="of:=LEFT([.H960];FIND(&quot;@&quot;;[.H960])-1)" table:style-name="ce4">
            <text:p>jan_jirapan</text:p>
          </table:table-cell>
          <table:table-cell office:value-type="string" office:string-value="yahoo.com" table:formula="of:=RIGHT([.H960];LEN([.H960])-FIND(&quot;@&quot;;[.H960]))" table:style-name="ce1">
            <text:p>yahoo.com</text:p>
          </table:table-cell>
          <table:table-cell office:value-type="string" table:style-name="ce1">
            <text:p>jan_jirapan@yahoo.com</text:p>
          </table:table-cell>
          <table:table-cell office:value-type="date" office:date-value="2023-06-04T07:40:52" table:style-name="ce5">
            <text:p>6/4/23 07:40 AM</text:p>
          </table:table-cell>
          <table:table-cell office:value-type="string" table:style-name="ce1">
            <text:p>49.228.66.141</text:p>
          </table:table-cell>
          <table:table-cell table:number-columns-repeated="16374"/>
        </table:table-row>
        <table:table-row table:style-name="ro2">
          <table:table-cell office:value-type="float" office:value="2324" table:style-name="ce1">
            <text:p>2324</text:p>
          </table:table-cell>
          <table:table-cell office:value-type="float" office:value="6149" table:style-name="ce1">
            <text:p>6149</text:p>
          </table:table-cell>
          <table:table-cell table:style-name="ce3"/>
          <table:table-cell office:value-type="string" table:style-name="ce1">
            <text:p>hyejin</text:p>
          </table:table-cell>
          <table:table-cell office:value-type="string" table:style-name="ce1">
            <text:p>Hun</text:p>
          </table:table-cell>
          <table:table-cell office:value-type="string" office:string-value="thenestu8" table:formula="of:=LEFT([.H961];FIND(&quot;@&quot;;[.H961])-1)" table:style-name="ce4">
            <text:p>thenestu8</text:p>
          </table:table-cell>
          <table:table-cell office:value-type="string" office:string-value="naver.com" table:formula="of:=RIGHT([.H961];LEN([.H961])-FIND(&quot;@&quot;;[.H961]))" table:style-name="ce1">
            <text:p>naver.com</text:p>
          </table:table-cell>
          <table:table-cell office:value-type="string" table:style-name="ce1">
            <text:p>thenestu8@naver.com</text:p>
          </table:table-cell>
          <table:table-cell office:value-type="date" office:date-value="2023-06-04T07:42:15" table:style-name="ce5">
            <text:p>6/4/23 07:42 AM</text:p>
          </table:table-cell>
          <table:table-cell office:value-type="string" table:style-name="ce1">
            <text:p>207.216.50.67</text:p>
          </table:table-cell>
          <table:table-cell table:number-columns-repeated="16374"/>
        </table:table-row>
        <table:table-row table:style-name="ro2">
          <table:table-cell office:value-type="float" office:value="2325" table:style-name="ce1">
            <text:p>2325</text:p>
          </table:table-cell>
          <table:table-cell office:value-type="float" office:value="6046" table:style-name="ce1">
            <text:p>6046</text:p>
          </table:table-cell>
          <table:table-cell table:style-name="ce3"/>
          <table:table-cell office:value-type="string" table:style-name="ce1">
            <text:p>Jung</text:p>
          </table:table-cell>
          <table:table-cell office:value-type="string" table:style-name="ce1">
            <text:p>Lin</text:p>
          </table:table-cell>
          <table:table-cell office:value-type="string" office:string-value="anhyesun2" table:formula="of:=LEFT([.H962];FIND(&quot;@&quot;;[.H962])-1)" table:style-name="ce4">
            <text:p>anhyesun2</text:p>
          </table:table-cell>
          <table:table-cell office:value-type="string" office:string-value="gmail.com" table:formula="of:=RIGHT([.H962];LEN([.H962])-FIND(&quot;@&quot;;[.H962]))" table:style-name="ce1">
            <text:p>gmail.com</text:p>
          </table:table-cell>
          <table:table-cell office:value-type="string" table:style-name="ce1">
            <text:p>anhyesun2@gmail.com</text:p>
          </table:table-cell>
          <table:table-cell office:value-type="date" office:date-value="2023-06-04T07:45:56" table:style-name="ce5">
            <text:p>6/4/23 07:45 AM</text:p>
          </table:table-cell>
          <table:table-cell office:value-type="string" table:style-name="ce1">
            <text:p>207.216.50.67</text:p>
          </table:table-cell>
          <table:table-cell table:number-columns-repeated="16374"/>
        </table:table-row>
        <table:table-row table:style-name="ro2">
          <table:table-cell office:value-type="float" office:value="2328" table:style-name="ce1">
            <text:p>2328</text:p>
          </table:table-cell>
          <table:table-cell office:value-type="float" office:value="7453" table:style-name="ce1">
            <text:p>7453</text:p>
          </table:table-cell>
          <table:table-cell table:style-name="ce3"/>
          <table:table-cell office:value-type="string" table:style-name="ce1">
            <text:p>kdd</text:p>
          </table:table-cell>
          <table:table-cell office:value-type="string" table:style-name="ce1">
            <text:p>ki</text:p>
          </table:table-cell>
          <table:table-cell office:value-type="string" office:string-value="vancouverkdd" table:formula="of:=LEFT([.H963];FIND(&quot;@&quot;;[.H963])-1)" table:style-name="ce4">
            <text:p>vancouverkdd</text:p>
          </table:table-cell>
          <table:table-cell office:value-type="string" office:string-value="gmail.com" table:formula="of:=RIGHT([.H963];LEN([.H963])-FIND(&quot;@&quot;;[.H963]))" table:style-name="ce1">
            <text:p>gmail.com</text:p>
          </table:table-cell>
          <table:table-cell office:value-type="string" table:style-name="ce1">
            <text:p>vancouverkdd@gmail.com</text:p>
          </table:table-cell>
          <table:table-cell office:value-type="date" office:date-value="2023-06-04T07:58:23" table:style-name="ce5">
            <text:p>6/4/23 07:58 AM</text:p>
          </table:table-cell>
          <table:table-cell office:value-type="string" table:style-name="ce1">
            <text:p>207.216.50.67</text:p>
          </table:table-cell>
          <table:table-cell table:number-columns-repeated="16374"/>
        </table:table-row>
        <table:table-row table:style-name="ro2">
          <table:table-cell office:value-type="float" office:value="2330" table:style-name="ce1">
            <text:p>2330</text:p>
          </table:table-cell>
          <table:table-cell office:value-type="float" office:value="7456" table:style-name="ce1">
            <text:p>7456</text:p>
          </table:table-cell>
          <table:table-cell table:style-name="ce3"/>
          <table:table-cell office:value-type="string" table:style-name="ce1">
            <text:p>Jess</text:p>
          </table:table-cell>
          <table:table-cell office:value-type="string" table:style-name="ce1">
            <text:p>hnh</text:p>
          </table:table-cell>
          <table:table-cell office:value-type="string" office:string-value="champapp.contact" table:formula="of:=LEFT([.H964];FIND(&quot;@&quot;;[.H964])-1)" table:style-name="ce4">
            <text:p>champapp.contact</text:p>
          </table:table-cell>
          <table:table-cell office:value-type="string" office:string-value="gmail.com" table:formula="of:=RIGHT([.H964];LEN([.H964])-FIND(&quot;@&quot;;[.H964]))" table:style-name="ce1">
            <text:p>gmail.com</text:p>
          </table:table-cell>
          <table:table-cell office:value-type="string" table:style-name="ce1">
            <text:p>champapp.contact@gmail.com</text:p>
          </table:table-cell>
          <table:table-cell office:value-type="date" office:date-value="2023-06-04T08:02:32" table:style-name="ce5">
            <text:p>6/4/23 08:02 AM</text:p>
          </table:table-cell>
          <table:table-cell office:value-type="string" table:style-name="ce1">
            <text:p>207.216.50.67</text:p>
          </table:table-cell>
          <table:table-cell table:number-columns-repeated="16374"/>
        </table:table-row>
        <table:table-row table:style-name="ro2">
          <table:table-cell office:value-type="float" office:value="2333" table:style-name="ce1">
            <text:p>2333</text:p>
          </table:table-cell>
          <table:table-cell office:value-type="float" office:value="7459" table:style-name="ce1">
            <text:p>7459</text:p>
          </table:table-cell>
          <table:table-cell table:style-name="ce3"/>
          <table:table-cell office:value-type="string" table:style-name="ce1">
            <text:p>Kil</text:p>
          </table:table-cell>
          <table:table-cell office:value-type="string" table:style-name="ce1">
            <text:p>han</text:p>
          </table:table-cell>
          <table:table-cell office:value-type="string" office:string-value="kanatian" table:formula="of:=LEFT([.H965];FIND(&quot;@&quot;;[.H965])-1)" table:style-name="ce4">
            <text:p>kanatian</text:p>
          </table:table-cell>
          <table:table-cell office:value-type="string" office:string-value="naver.com" table:formula="of:=RIGHT([.H965];LEN([.H965])-FIND(&quot;@&quot;;[.H965]))" table:style-name="ce1">
            <text:p>naver.com</text:p>
          </table:table-cell>
          <table:table-cell office:value-type="string" table:style-name="ce1">
            <text:p>kanatian@naver.com</text:p>
          </table:table-cell>
          <table:table-cell office:value-type="date" office:date-value="2023-06-04T08:08:38" table:style-name="ce5">
            <text:p>6/4/23 08:08 AM</text:p>
          </table:table-cell>
          <table:table-cell office:value-type="string" table:style-name="ce1">
            <text:p>207.216.50.67</text:p>
          </table:table-cell>
          <table:table-cell table:number-columns-repeated="16374"/>
        </table:table-row>
        <table:table-row table:style-name="ro2">
          <table:table-cell office:value-type="float" office:value="2371" table:style-name="ce1">
            <text:p>2371</text:p>
          </table:table-cell>
          <table:table-cell office:value-type="float" office:value="7515" table:style-name="ce1">
            <text:p>7515</text:p>
          </table:table-cell>
          <table:table-cell table:style-name="ce3"/>
          <table:table-cell office:value-type="string" table:style-name="ce1">
            <text:p>Teera</text:p>
          </table:table-cell>
          <table:table-cell office:value-type="string" table:style-name="ce1">
            <text:p>Kanyai</text:p>
          </table:table-cell>
          <table:table-cell office:value-type="string" office:string-value="Genyjaiyen2020" table:formula="of:=LEFT([.H966];FIND(&quot;@&quot;;[.H966])-1)" table:style-name="ce4">
            <text:p>Genyjaiyen2020</text:p>
          </table:table-cell>
          <table:table-cell office:value-type="string" office:string-value="gmail.com" table:formula="of:=RIGHT([.H966];LEN([.H966])-FIND(&quot;@&quot;;[.H966]))" table:style-name="ce1">
            <text:p>gmail.com</text:p>
          </table:table-cell>
          <table:table-cell office:value-type="string" table:style-name="ce1">
            <text:p>Genyjaiyen2020@gmail.com</text:p>
          </table:table-cell>
          <table:table-cell office:value-type="date" office:date-value="2023-06-04T09:52:26" table:style-name="ce5">
            <text:p>6/4/23 09:52 AM</text:p>
          </table:table-cell>
          <table:table-cell office:value-type="string" table:style-name="ce1">
            <text:p>171.96.38.219</text:p>
          </table:table-cell>
          <table:table-cell table:number-columns-repeated="16374"/>
        </table:table-row>
        <table:table-row table:style-name="ro2">
          <table:table-cell office:value-type="float" office:value="2376" table:style-name="ce1">
            <text:p>2376</text:p>
          </table:table-cell>
          <table:table-cell office:value-type="float" office:value="7522" table:style-name="ce1">
            <text:p>7522</text:p>
          </table:table-cell>
          <table:table-cell table:style-name="ce3"/>
          <table:table-cell office:value-type="string" table:style-name="ce1">
            <text:p>กรีก</text:p>
          </table:table-cell>
          <table:table-cell office:value-type="string" table:style-name="ce1">
            <text:p>ยวงมณี</text:p>
          </table:table-cell>
          <table:table-cell office:value-type="string" office:string-value="mu.rapthai" table:formula="of:=LEFT([.H967];FIND(&quot;@&quot;;[.H967])-1)" table:style-name="ce4">
            <text:p>mu.rapthai</text:p>
          </table:table-cell>
          <table:table-cell office:value-type="string" office:string-value="gmail.com" table:formula="of:=RIGHT([.H967];LEN([.H967])-FIND(&quot;@&quot;;[.H967]))" table:style-name="ce1">
            <text:p>gmail.com</text:p>
          </table:table-cell>
          <table:table-cell office:value-type="string" table:style-name="ce1">
            <text:p>mu.rapthai@gmail.com</text:p>
          </table:table-cell>
          <table:table-cell office:value-type="date" office:date-value="2023-06-04T09:59:38" table:style-name="ce5">
            <text:p>6/4/23 09:59 AM</text:p>
          </table:table-cell>
          <table:table-cell office:value-type="string" table:style-name="ce1">
            <text:p>1.47.70.167</text:p>
          </table:table-cell>
          <table:table-cell table:number-columns-repeated="16374"/>
        </table:table-row>
        <table:table-row table:style-name="ro2">
          <table:table-cell office:value-type="float" office:value="2387" table:style-name="ce1">
            <text:p>2387</text:p>
          </table:table-cell>
          <table:table-cell office:value-type="float" office:value="7542" table:style-name="ce1">
            <text:p>7542</text:p>
          </table:table-cell>
          <table:table-cell table:style-name="ce3"/>
          <table:table-cell office:value-type="string" table:style-name="ce1">
            <text:p>Jane</text:p>
          </table:table-cell>
          <table:table-cell office:value-type="string" table:style-name="ce1">
            <text:p>S</text:p>
          </table:table-cell>
          <table:table-cell office:value-type="string" office:string-value="jamiejane2102" table:formula="of:=LEFT([.H968];FIND(&quot;@&quot;;[.H968])-1)" table:style-name="ce4">
            <text:p>jamiejane2102</text:p>
          </table:table-cell>
          <table:table-cell office:value-type="string" office:string-value="gmail.com" table:formula="of:=RIGHT([.H968];LEN([.H968])-FIND(&quot;@&quot;;[.H968]))" table:style-name="ce1">
            <text:p>gmail.com</text:p>
          </table:table-cell>
          <table:table-cell office:value-type="string" table:style-name="ce1">
            <text:p>jamiejane2102@gmail.com</text:p>
          </table:table-cell>
          <table:table-cell office:value-type="date" office:date-value="2023-06-04T10:28:02" table:style-name="ce5">
            <text:p>6/4/23 10:28 AM</text:p>
          </table:table-cell>
          <table:table-cell office:value-type="string" table:style-name="ce1">
            <text:p>49.230.53.236</text:p>
          </table:table-cell>
          <table:table-cell table:number-columns-repeated="16374"/>
        </table:table-row>
        <table:table-row table:style-name="ro2">
          <table:table-cell office:value-type="float" office:value="2392" table:style-name="ce1">
            <text:p>2392</text:p>
          </table:table-cell>
          <table:table-cell office:value-type="float" office:value="6562" table:style-name="ce1">
            <text:p>6562</text:p>
          </table:table-cell>
          <table:table-cell table:style-name="ce3"/>
          <table:table-cell office:value-type="string" table:style-name="ce1">
            <text:p>กัญญกาญจน์</text:p>
          </table:table-cell>
          <table:table-cell office:value-type="string" table:style-name="ce1">
            <text:p>สมัยกลาง</text:p>
          </table:table-cell>
          <table:table-cell office:value-type="string" office:string-value="kafae1990" table:formula="of:=LEFT([.H969];FIND(&quot;@&quot;;[.H969])-1)" table:style-name="ce4">
            <text:p>kafae1990</text:p>
          </table:table-cell>
          <table:table-cell office:value-type="string" office:string-value="hotmail.com" table:formula="of:=RIGHT([.H969];LEN([.H969])-FIND(&quot;@&quot;;[.H969]))" table:style-name="ce1">
            <text:p>hotmail.com</text:p>
          </table:table-cell>
          <table:table-cell office:value-type="string" table:style-name="ce1">
            <text:p>kafae1990@hotmail.com</text:p>
          </table:table-cell>
          <table:table-cell office:value-type="date" office:date-value="2023-06-04T10:44:18" table:style-name="ce5">
            <text:p>6/4/23 10:44 AM</text:p>
          </table:table-cell>
          <table:table-cell office:value-type="string" table:style-name="ce1">
            <text:p>101.109.31.204</text:p>
          </table:table-cell>
          <table:table-cell table:number-columns-repeated="16374"/>
        </table:table-row>
        <table:table-row table:style-name="ro2">
          <table:table-cell office:value-type="float" office:value="2404" table:style-name="ce1">
            <text:p>2404</text:p>
          </table:table-cell>
          <table:table-cell office:value-type="float" office:value="7569" table:style-name="ce1">
            <text:p>7569</text:p>
          </table:table-cell>
          <table:table-cell table:style-name="ce3"/>
          <table:table-cell office:value-type="string" table:style-name="ce1">
            <text:p>Huang</text:p>
          </table:table-cell>
          <table:table-cell office:value-type="string" table:style-name="ce1">
            <text:p>Jesty</text:p>
          </table:table-cell>
          <table:table-cell office:value-type="string" office:string-value="Jest.yhuang90531" table:formula="of:=LEFT([.H970];FIND(&quot;@&quot;;[.H970])-1)" table:style-name="ce4">
            <text:p>Jest.yhuang90531</text:p>
          </table:table-cell>
          <table:table-cell office:value-type="string" office:string-value="gmail.com" table:formula="of:=RIGHT([.H970];LEN([.H970])-FIND(&quot;@&quot;;[.H970]))" table:style-name="ce1">
            <text:p>gmail.com</text:p>
          </table:table-cell>
          <table:table-cell office:value-type="string" table:style-name="ce1">
            <text:p>Jest.yhuang90531@gmail.com</text:p>
          </table:table-cell>
          <table:table-cell office:value-type="date" office:date-value="2023-06-04T11:08:23" table:style-name="ce5">
            <text:p>6/4/23 11:08 AM</text:p>
          </table:table-cell>
          <table:table-cell office:value-type="string" table:style-name="ce1">
            <text:p>223.137.182.106</text:p>
          </table:table-cell>
          <table:table-cell table:number-columns-repeated="16374"/>
        </table:table-row>
        <table:table-row table:style-name="ro2">
          <table:table-cell office:value-type="float" office:value="2409" table:style-name="ce1">
            <text:p>2409</text:p>
          </table:table-cell>
          <table:table-cell office:value-type="float" office:value="7583" table:style-name="ce1">
            <text:p>7583</text:p>
          </table:table-cell>
          <table:table-cell table:style-name="ce3"/>
          <table:table-cell office:value-type="string" table:style-name="ce1">
            <text:p>Lin</text:p>
          </table:table-cell>
          <table:table-cell office:value-type="string" table:style-name="ce1">
            <text:p>Whin</text:p>
          </table:table-cell>
          <table:table-cell office:value-type="string" office:string-value="G.lowforwichai1999" table:formula="of:=LEFT([.H971];FIND(&quot;@&quot;;[.H971])-1)" table:style-name="ce4">
            <text:p>G.lowforwichai1999</text:p>
          </table:table-cell>
          <table:table-cell office:value-type="string" office:string-value="gmail.com" table:formula="of:=RIGHT([.H971];LEN([.H971])-FIND(&quot;@&quot;;[.H971]))" table:style-name="ce1">
            <text:p>gmail.com</text:p>
          </table:table-cell>
          <table:table-cell office:value-type="string" table:style-name="ce1">
            <text:p>G.lowforwichai1999@gmail.com</text:p>
          </table:table-cell>
          <table:table-cell office:value-type="date" office:date-value="2023-06-04T11:20:29" table:style-name="ce5">
            <text:p>6/4/23 11:20 AM</text:p>
          </table:table-cell>
          <table:table-cell office:value-type="string" table:style-name="ce1">
            <text:p>223.137.182.106</text:p>
          </table:table-cell>
          <table:table-cell table:number-columns-repeated="16374"/>
        </table:table-row>
        <table:table-row table:style-name="ro2">
          <table:table-cell office:value-type="float" office:value="2411" table:style-name="ce1">
            <text:p>2411</text:p>
          </table:table-cell>
          <table:table-cell office:value-type="float" office:value="7573" table:style-name="ce1">
            <text:p>7573</text:p>
          </table:table-cell>
          <table:table-cell table:style-name="ce3"/>
          <table:table-cell office:value-type="string" table:style-name="ce1">
            <text:p>Oko</text:p>
          </table:table-cell>
          <table:table-cell office:value-type="string" table:style-name="ce1">
            <text:p>Lkal</text:p>
          </table:table-cell>
          <table:table-cell office:value-type="string" office:string-value="K.unlitaz" table:formula="of:=LEFT([.H972];FIND(&quot;@&quot;;[.H972])-1)" table:style-name="ce4">
            <text:p>K.unlitaz</text:p>
          </table:table-cell>
          <table:table-cell office:value-type="string" office:string-value="gmail.com" table:formula="of:=RIGHT([.H972];LEN([.H972])-FIND(&quot;@&quot;;[.H972]))" table:style-name="ce1">
            <text:p>gmail.com</text:p>
          </table:table-cell>
          <table:table-cell office:value-type="string" table:style-name="ce1">
            <text:p>K.unlitaz@gmail.com</text:p>
          </table:table-cell>
          <table:table-cell office:value-type="date" office:date-value="2023-06-04T11:24:21" table:style-name="ce5">
            <text:p>6/4/23 11:24 AM</text:p>
          </table:table-cell>
          <table:table-cell office:value-type="string" table:style-name="ce1">
            <text:p>223.24.166.87</text:p>
          </table:table-cell>
          <table:table-cell table:number-columns-repeated="16374"/>
        </table:table-row>
        <table:table-row table:style-name="ro2">
          <table:table-cell office:value-type="float" office:value="2412" table:style-name="ce1">
            <text:p>2412</text:p>
          </table:table-cell>
          <table:table-cell office:value-type="float" office:value="7582" table:style-name="ce1">
            <text:p>7582</text:p>
          </table:table-cell>
          <table:table-cell table:style-name="ce3"/>
          <table:table-cell office:value-type="string" table:style-name="ce1">
            <text:p>Abba</text:p>
          </table:table-cell>
          <table:table-cell office:value-type="string" table:style-name="ce1">
            <text:p>Bow</text:p>
          </table:table-cell>
          <table:table-cell office:value-type="string" office:string-value="Ku.nlitaz" table:formula="of:=LEFT([.H973];FIND(&quot;@&quot;;[.H973])-1)" table:style-name="ce4">
            <text:p>Ku.nlitaz</text:p>
          </table:table-cell>
          <table:table-cell office:value-type="string" office:string-value="gmail.com" table:formula="of:=RIGHT([.H973];LEN([.H973])-FIND(&quot;@&quot;;[.H973]))" table:style-name="ce1">
            <text:p>gmail.com</text:p>
          </table:table-cell>
          <table:table-cell office:value-type="string" table:style-name="ce1">
            <text:p>Ku.nlitaz@gmail.com</text:p>
          </table:table-cell>
          <table:table-cell office:value-type="date" office:date-value="2023-06-04T11:25:16" table:style-name="ce5">
            <text:p>6/4/23 11:25 AM</text:p>
          </table:table-cell>
          <table:table-cell office:value-type="string" table:style-name="ce1">
            <text:p>223.24.166.87</text:p>
          </table:table-cell>
          <table:table-cell table:number-columns-repeated="16374"/>
        </table:table-row>
        <table:table-row table:style-name="ro2">
          <table:table-cell office:value-type="float" office:value="2413" table:style-name="ce1">
            <text:p>2413</text:p>
          </table:table-cell>
          <table:table-cell office:value-type="float" office:value="7579" table:style-name="ce1">
            <text:p>7579</text:p>
          </table:table-cell>
          <table:table-cell table:style-name="ce3"/>
          <table:table-cell office:value-type="string" table:style-name="ce1">
            <text:p>Jko</text:p>
          </table:table-cell>
          <table:table-cell office:value-type="string" table:style-name="ce1">
            <text:p>Ababa</text:p>
          </table:table-cell>
          <table:table-cell office:value-type="string" office:string-value="Kun.litaz" table:formula="of:=LEFT([.H974];FIND(&quot;@&quot;;[.H974])-1)" table:style-name="ce4">
            <text:p>Kun.litaz</text:p>
          </table:table-cell>
          <table:table-cell office:value-type="string" office:string-value="gmail.com" table:formula="of:=RIGHT([.H974];LEN([.H974])-FIND(&quot;@&quot;;[.H974]))" table:style-name="ce1">
            <text:p>gmail.com</text:p>
          </table:table-cell>
          <table:table-cell office:value-type="string" table:style-name="ce1">
            <text:p>Kun.litaz@gmail.com</text:p>
          </table:table-cell>
          <table:table-cell office:value-type="date" office:date-value="2023-06-04T11:26:05" table:style-name="ce5">
            <text:p>6/4/23 11:26 AM</text:p>
          </table:table-cell>
          <table:table-cell office:value-type="string" table:style-name="ce1">
            <text:p>223.24.166.87</text:p>
          </table:table-cell>
          <table:table-cell table:number-columns-repeated="16374"/>
        </table:table-row>
        <table:table-row table:style-name="ro2">
          <table:table-cell office:value-type="float" office:value="2415" table:style-name="ce1">
            <text:p>2415</text:p>
          </table:table-cell>
          <table:table-cell office:value-type="float" office:value="7587" table:style-name="ce1">
            <text:p>7587</text:p>
          </table:table-cell>
          <table:table-cell table:style-name="ce3"/>
          <table:table-cell office:value-type="string" table:style-name="ce1">
            <text:p>Hola</text:p>
          </table:table-cell>
          <table:table-cell office:value-type="string" table:style-name="ce1">
            <text:p>Halo</text:p>
          </table:table-cell>
          <table:table-cell office:value-type="string" office:string-value="Kunl.itaz" table:formula="of:=LEFT([.H975];FIND(&quot;@&quot;;[.H975])-1)" table:style-name="ce4">
            <text:p>Kunl.itaz</text:p>
          </table:table-cell>
          <table:table-cell office:value-type="string" office:string-value="gmail.com" table:formula="of:=RIGHT([.H975];LEN([.H975])-FIND(&quot;@&quot;;[.H975]))" table:style-name="ce1">
            <text:p>gmail.com</text:p>
          </table:table-cell>
          <table:table-cell office:value-type="string" table:style-name="ce1">
            <text:p>Kunl.itaz@gmail.com</text:p>
          </table:table-cell>
          <table:table-cell office:value-type="date" office:date-value="2023-06-04T11:26:39" table:style-name="ce5">
            <text:p>6/4/23 11:26 AM</text:p>
          </table:table-cell>
          <table:table-cell office:value-type="string" table:style-name="ce1">
            <text:p>223.24.166.87</text:p>
          </table:table-cell>
          <table:table-cell table:number-columns-repeated="16374"/>
        </table:table-row>
        <table:table-row table:style-name="ro2">
          <table:table-cell office:value-type="float" office:value="2418" table:style-name="ce1">
            <text:p>2418</text:p>
          </table:table-cell>
          <table:table-cell office:value-type="float" office:value="7588" table:style-name="ce1">
            <text:p>7588</text:p>
          </table:table-cell>
          <table:table-cell table:style-name="ce3"/>
          <table:table-cell office:value-type="string" table:style-name="ce1">
            <text:p>Bjnk</text:p>
          </table:table-cell>
          <table:table-cell office:value-type="string" table:style-name="ce1">
            <text:p>Likmh</text:p>
          </table:table-cell>
          <table:table-cell office:value-type="string" office:string-value="Kunli.taz" table:formula="of:=LEFT([.H976];FIND(&quot;@&quot;;[.H976])-1)" table:style-name="ce4">
            <text:p>Kunli.taz</text:p>
          </table:table-cell>
          <table:table-cell office:value-type="string" office:string-value="gmail.com" table:formula="of:=RIGHT([.H976];LEN([.H976])-FIND(&quot;@&quot;;[.H976]))" table:style-name="ce1">
            <text:p>gmail.com</text:p>
          </table:table-cell>
          <table:table-cell office:value-type="string" table:style-name="ce1">
            <text:p>Kunli.taz@gmail.com</text:p>
          </table:table-cell>
          <table:table-cell office:value-type="date" office:date-value="2023-06-04T11:28:11" table:style-name="ce5">
            <text:p>6/4/23 11:28 AM</text:p>
          </table:table-cell>
          <table:table-cell office:value-type="string" table:style-name="ce1">
            <text:p>223.24.166.87</text:p>
          </table:table-cell>
          <table:table-cell table:number-columns-repeated="16374"/>
        </table:table-row>
        <table:table-row table:style-name="ro2">
          <table:table-cell office:value-type="float" office:value="2421" table:style-name="ce1">
            <text:p>2421</text:p>
          </table:table-cell>
          <table:table-cell office:value-type="float" office:value="7590" table:style-name="ce1">
            <text:p>7590</text:p>
          </table:table-cell>
          <table:table-cell table:style-name="ce3"/>
          <table:table-cell office:value-type="string" table:style-name="ce1">
            <text:p>Tgfd</text:p>
          </table:table-cell>
          <table:table-cell office:value-type="string" table:style-name="ce1">
            <text:p>Astar</text:p>
          </table:table-cell>
          <table:table-cell office:value-type="string" office:string-value="Kunlit.az" table:formula="of:=LEFT([.H977];FIND(&quot;@&quot;;[.H977])-1)" table:style-name="ce4">
            <text:p>Kunlit.az</text:p>
          </table:table-cell>
          <table:table-cell office:value-type="string" office:string-value="gmail.com" table:formula="of:=RIGHT([.H977];LEN([.H977])-FIND(&quot;@&quot;;[.H977]))" table:style-name="ce1">
            <text:p>gmail.com</text:p>
          </table:table-cell>
          <table:table-cell office:value-type="string" table:style-name="ce1">
            <text:p>Kunlit.az@gmail.com</text:p>
          </table:table-cell>
          <table:table-cell office:value-type="date" office:date-value="2023-06-04T11:29:04" table:style-name="ce5">
            <text:p>6/4/23 11:29 AM</text:p>
          </table:table-cell>
          <table:table-cell office:value-type="string" table:style-name="ce1">
            <text:p>223.24.166.87</text:p>
          </table:table-cell>
          <table:table-cell table:number-columns-repeated="16374"/>
        </table:table-row>
        <table:table-row table:style-name="ro2">
          <table:table-cell office:value-type="float" office:value="2422" table:style-name="ce1">
            <text:p>2422</text:p>
          </table:table-cell>
          <table:table-cell office:value-type="float" office:value="7592" table:style-name="ce1">
            <text:p>7592</text:p>
          </table:table-cell>
          <table:table-cell table:style-name="ce3"/>
          <table:table-cell office:value-type="string" table:style-name="ce1">
            <text:p>Gth</text:p>
          </table:table-cell>
          <table:table-cell office:value-type="string" table:style-name="ce1">
            <text:p>Gate</text:p>
          </table:table-cell>
          <table:table-cell office:value-type="string" office:string-value="Kunlita.z" table:formula="of:=LEFT([.H978];FIND(&quot;@&quot;;[.H978])-1)" table:style-name="ce4">
            <text:p>Kunlita.z</text:p>
          </table:table-cell>
          <table:table-cell office:value-type="string" office:string-value="gmail.com" table:formula="of:=RIGHT([.H978];LEN([.H978])-FIND(&quot;@&quot;;[.H978]))" table:style-name="ce1">
            <text:p>gmail.com</text:p>
          </table:table-cell>
          <table:table-cell office:value-type="string" table:style-name="ce1">
            <text:p>Kunlita.z@gmail.com</text:p>
          </table:table-cell>
          <table:table-cell office:value-type="date" office:date-value="2023-06-04T11:30:12" table:style-name="ce5">
            <text:p>6/4/23 11:30 AM</text:p>
          </table:table-cell>
          <table:table-cell office:value-type="string" table:style-name="ce1">
            <text:p>223.24.166.87</text:p>
          </table:table-cell>
          <table:table-cell table:number-columns-repeated="16374"/>
        </table:table-row>
        <table:table-row table:style-name="ro2">
          <table:table-cell office:value-type="float" office:value="2430" table:style-name="ce1">
            <text:p>2430</text:p>
          </table:table-cell>
          <table:table-cell office:value-type="float" office:value="7619" table:style-name="ce1">
            <text:p>7619</text:p>
          </table:table-cell>
          <table:table-cell table:style-name="ce3"/>
          <table:table-cell office:value-type="string" table:style-name="ce1">
            <text:p>สาว</text:p>
          </table:table-cell>
          <table:table-cell office:value-type="string" table:style-name="ce1">
            <text:p>สวยมาก</text:p>
          </table:table-cell>
          <table:table-cell office:value-type="string" office:string-value="K.u.nlitaz" table:formula="of:=LEFT([.H979];FIND(&quot;@&quot;;[.H979])-1)" table:style-name="ce4">
            <text:p>K.u.nlitaz</text:p>
          </table:table-cell>
          <table:table-cell office:value-type="string" office:string-value="gmail.com" table:formula="of:=RIGHT([.H979];LEN([.H979])-FIND(&quot;@&quot;;[.H979]))" table:style-name="ce1">
            <text:p>gmail.com</text:p>
          </table:table-cell>
          <table:table-cell office:value-type="string" table:style-name="ce1">
            <text:p>K.u.nlitaz@gmail.com</text:p>
          </table:table-cell>
          <table:table-cell office:value-type="date" office:date-value="2023-06-04T11:42:04" table:style-name="ce5">
            <text:p>6/4/23 11:42 AM</text:p>
          </table:table-cell>
          <table:table-cell office:value-type="string" table:style-name="ce1">
            <text:p>223.24.166.87</text:p>
          </table:table-cell>
          <table:table-cell table:number-columns-repeated="16374"/>
        </table:table-row>
        <table:table-row table:style-name="ro2">
          <table:table-cell office:value-type="float" office:value="2436" table:style-name="ce1">
            <text:p>2436</text:p>
          </table:table-cell>
          <table:table-cell office:value-type="float" office:value="7633" table:style-name="ce1">
            <text:p>7633</text:p>
          </table:table-cell>
          <table:table-cell table:style-name="ce3"/>
          <table:table-cell office:value-type="string" table:style-name="ce1">
            <text:p>Minami</text:p>
          </table:table-cell>
          <table:table-cell office:value-type="string" table:style-name="ce1">
            <text:p>Tanaka</text:p>
          </table:table-cell>
          <table:table-cell office:value-type="string" office:string-value="tkst0829" table:formula="of:=LEFT([.H980];FIND(&quot;@&quot;;[.H980])-1)" table:style-name="ce4">
            <text:p>tkst0829</text:p>
          </table:table-cell>
          <table:table-cell office:value-type="string" office:string-value="gmail.com" table:formula="of:=RIGHT([.H980];LEN([.H980])-FIND(&quot;@&quot;;[.H980]))" table:style-name="ce1">
            <text:p>gmail.com</text:p>
          </table:table-cell>
          <table:table-cell office:value-type="string" table:style-name="ce1">
            <text:p>tkst0829@gmail.com</text:p>
          </table:table-cell>
          <table:table-cell office:value-type="date" office:date-value="2023-06-04T11:56:27" table:style-name="ce5">
            <text:p>6/4/23 11:56 AM</text:p>
          </table:table-cell>
          <table:table-cell office:value-type="string" table:style-name="ce1">
            <text:p>180.145.102.100</text:p>
          </table:table-cell>
          <table:table-cell table:number-columns-repeated="16374"/>
        </table:table-row>
        <table:table-row table:style-name="ro2">
          <table:table-cell office:value-type="float" office:value="2446" table:style-name="ce1">
            <text:p>2446</text:p>
          </table:table-cell>
          <table:table-cell office:value-type="float" office:value="7628" table:style-name="ce1">
            <text:p>7628</text:p>
          </table:table-cell>
          <table:table-cell table:style-name="ce3"/>
          <table:table-cell office:value-type="string" table:style-name="ce1">
            <text:p>BamBam</text:p>
          </table:table-cell>
          <table:table-cell office:value-type="string" table:style-name="ce1">
            <text:p>Was</text:p>
          </table:table-cell>
          <table:table-cell office:value-type="string" office:string-value="isbanky01+1" table:formula="of:=LEFT([.H981];FIND(&quot;@&quot;;[.H981])-1)" table:style-name="ce4">
            <text:p>isbanky01+1</text:p>
          </table:table-cell>
          <table:table-cell office:value-type="string" office:string-value="gmail.com" table:formula="of:=RIGHT([.H981];LEN([.H981])-FIND(&quot;@&quot;;[.H981]))" table:style-name="ce1">
            <text:p>gmail.com</text:p>
          </table:table-cell>
          <table:table-cell office:value-type="string" table:style-name="ce1">
            <text:p>isbanky01+1@gmail.com</text:p>
          </table:table-cell>
          <table:table-cell office:value-type="date" office:date-value="2023-06-04T12:33:26" table:style-name="ce5">
            <text:p>6/4/23 12:33 PM</text:p>
          </table:table-cell>
          <table:table-cell office:value-type="string" table:style-name="ce1">
            <text:p>223.204.216.79</text:p>
          </table:table-cell>
          <table:table-cell table:number-columns-repeated="16374"/>
        </table:table-row>
        <table:table-row table:style-name="ro2">
          <table:table-cell office:value-type="float" office:value="2454" table:style-name="ce1">
            <text:p>2454</text:p>
          </table:table-cell>
          <table:table-cell office:value-type="float" office:value="7643" table:style-name="ce1">
            <text:p>7643</text:p>
          </table:table-cell>
          <table:table-cell table:style-name="ce3"/>
          <table:table-cell office:value-type="string" table:style-name="ce1">
            <text:p>BamBam</text:p>
          </table:table-cell>
          <table:table-cell office:value-type="string" table:style-name="ce1">
            <text:p>Wan</text:p>
          </table:table-cell>
          <table:table-cell office:value-type="string" office:string-value="isbanky01+4" table:formula="of:=LEFT([.H982];FIND(&quot;@&quot;;[.H982])-1)" table:style-name="ce4">
            <text:p>isbanky01+4</text:p>
          </table:table-cell>
          <table:table-cell office:value-type="string" office:string-value="gmail.com" table:formula="of:=RIGHT([.H982];LEN([.H982])-FIND(&quot;@&quot;;[.H982]))" table:style-name="ce1">
            <text:p>gmail.com</text:p>
          </table:table-cell>
          <table:table-cell office:value-type="string" table:style-name="ce1">
            <text:p>isbanky01+4@gmail.com</text:p>
          </table:table-cell>
          <table:table-cell office:value-type="date" office:date-value="2023-06-04T12:37:13" table:style-name="ce5">
            <text:p>6/4/23 12:37 PM</text:p>
          </table:table-cell>
          <table:table-cell office:value-type="string" table:style-name="ce1">
            <text:p>223.204.216.79</text:p>
          </table:table-cell>
          <table:table-cell table:number-columns-repeated="16374"/>
        </table:table-row>
        <table:table-row table:style-name="ro2">
          <table:table-cell office:value-type="float" office:value="2534" table:style-name="ce1">
            <text:p>2534</text:p>
          </table:table-cell>
          <table:table-cell office:value-type="float" office:value="7804" table:style-name="ce1">
            <text:p>7804</text:p>
          </table:table-cell>
          <table:table-cell table:style-name="ce3"/>
          <table:table-cell office:value-type="string" table:style-name="ce1">
            <text:p>dream</text:p>
          </table:table-cell>
          <table:table-cell office:value-type="string" table:style-name="ce1">
            <text:p>dream</text:p>
          </table:table-cell>
          <table:table-cell office:value-type="string" office:string-value="dream.180537+1" table:formula="of:=LEFT([.H983];FIND(&quot;@&quot;;[.H983])-1)" table:style-name="ce4">
            <text:p>dream.180537+1</text:p>
          </table:table-cell>
          <table:table-cell office:value-type="string" office:string-value="hotmail.com" table:formula="of:=RIGHT([.H983];LEN([.H983])-FIND(&quot;@&quot;;[.H983]))" table:style-name="ce1">
            <text:p>hotmail.com</text:p>
          </table:table-cell>
          <table:table-cell office:value-type="string" table:style-name="ce1">
            <text:p>dream.180537+1@hotmail.com</text:p>
          </table:table-cell>
          <table:table-cell office:value-type="date" office:date-value="2023-06-04T13:49:26" table:style-name="ce5">
            <text:p>6/4/23 01:49 PM</text:p>
          </table:table-cell>
          <table:table-cell office:value-type="string" table:style-name="ce1">
            <text:p>184.82.238.158</text:p>
          </table:table-cell>
          <table:table-cell table:number-columns-repeated="16374"/>
        </table:table-row>
        <table:table-row table:style-name="ro2">
          <table:table-cell office:value-type="float" office:value="2535" table:style-name="ce1">
            <text:p>2535</text:p>
          </table:table-cell>
          <table:table-cell office:value-type="float" office:value="7799" table:style-name="ce1">
            <text:p>7799</text:p>
          </table:table-cell>
          <table:table-cell table:style-name="ce3"/>
          <table:table-cell office:value-type="string" table:style-name="ce1">
            <text:p>วรุณสิริ</text:p>
          </table:table-cell>
          <table:table-cell office:value-type="string" table:style-name="ce1">
            <text:p>คลองน้อย</text:p>
          </table:table-cell>
          <table:table-cell office:value-type="string" office:string-value="paer.pp21404" table:formula="of:=LEFT([.H984];FIND(&quot;@&quot;;[.H984])-1)" table:style-name="ce4">
            <text:p>paer.pp21404</text:p>
          </table:table-cell>
          <table:table-cell office:value-type="string" office:string-value="gmail.com" table:formula="of:=RIGHT([.H984];LEN([.H984])-FIND(&quot;@&quot;;[.H984]))" table:style-name="ce1">
            <text:p>gmail.com</text:p>
          </table:table-cell>
          <table:table-cell office:value-type="string" table:style-name="ce1">
            <text:p>paer.pp21404@gmail.com</text:p>
          </table:table-cell>
          <table:table-cell office:value-type="date" office:date-value="2023-06-04T13:49:58" table:style-name="ce5">
            <text:p>6/4/23 01:49 PM</text:p>
          </table:table-cell>
          <table:table-cell office:value-type="string" table:style-name="ce1">
            <text:p>171.97.141.195</text:p>
          </table:table-cell>
          <table:table-cell table:number-columns-repeated="16374"/>
        </table:table-row>
        <table:table-row table:style-name="ro2">
          <table:table-cell office:value-type="float" office:value="2536" table:style-name="ce1">
            <text:p>2536</text:p>
          </table:table-cell>
          <table:table-cell office:value-type="float" office:value="7731" table:style-name="ce1">
            <text:p>7731</text:p>
          </table:table-cell>
          <table:table-cell table:style-name="ce3"/>
          <table:table-cell office:value-type="string" table:style-name="ce1">
            <text:p>BamBam</text:p>
          </table:table-cell>
          <table:table-cell office:value-type="string" table:style-name="ce1">
            <text:p>And the</text:p>
          </table:table-cell>
          <table:table-cell office:value-type="string" office:string-value="isbanky01+7" table:formula="of:=LEFT([.H985];FIND(&quot;@&quot;;[.H985])-1)" table:style-name="ce4">
            <text:p>isbanky01+7</text:p>
          </table:table-cell>
          <table:table-cell office:value-type="string" office:string-value="gmail.com" table:formula="of:=RIGHT([.H985];LEN([.H985])-FIND(&quot;@&quot;;[.H985]))" table:style-name="ce1">
            <text:p>gmail.com</text:p>
          </table:table-cell>
          <table:table-cell office:value-type="string" table:style-name="ce1">
            <text:p>isbanky01+7@gmail.com</text:p>
          </table:table-cell>
          <table:table-cell office:value-type="date" office:date-value="2023-06-04T13:50:21" table:style-name="ce5">
            <text:p>6/4/23 01:50 PM</text:p>
          </table:table-cell>
          <table:table-cell office:value-type="string" table:style-name="ce1">
            <text:p>223.204.216.79</text:p>
          </table:table-cell>
          <table:table-cell table:number-columns-repeated="16374"/>
        </table:table-row>
        <table:table-row table:style-name="ro2">
          <table:table-cell office:value-type="float" office:value="2537" table:style-name="ce1">
            <text:p>2537</text:p>
          </table:table-cell>
          <table:table-cell office:value-type="float" office:value="7808" table:style-name="ce1">
            <text:p>7808</text:p>
          </table:table-cell>
          <table:table-cell table:style-name="ce3"/>
          <table:table-cell office:value-type="string" table:style-name="ce1">
            <text:p>Nara</text:p>
          </table:table-cell>
          <table:table-cell office:value-type="string" table:style-name="ce1">
            <text:p>Pongwarit</text:p>
          </table:table-cell>
          <table:table-cell office:value-type="string" office:string-value="pimnara.pp" table:formula="of:=LEFT([.H986];FIND(&quot;@&quot;;[.H986])-1)" table:style-name="ce4">
            <text:p>pimnara.pp</text:p>
          </table:table-cell>
          <table:table-cell office:value-type="string" office:string-value="hotmail.com" table:formula="of:=RIGHT([.H986];LEN([.H986])-FIND(&quot;@&quot;;[.H986]))" table:style-name="ce1">
            <text:p>hotmail.com</text:p>
          </table:table-cell>
          <table:table-cell office:value-type="string" table:style-name="ce1">
            <text:p>pimnara.pp@hotmail.com</text:p>
          </table:table-cell>
          <table:table-cell office:value-type="date" office:date-value="2023-06-04T13:51:52" table:style-name="ce5">
            <text:p>6/4/23 01:51 PM</text:p>
          </table:table-cell>
          <table:table-cell office:value-type="string" table:style-name="ce1">
            <text:p>180.180.164.91</text:p>
          </table:table-cell>
          <table:table-cell table:number-columns-repeated="16374"/>
        </table:table-row>
        <table:table-row table:style-name="ro2">
          <table:table-cell office:value-type="float" office:value="2543" table:style-name="ce1">
            <text:p>2543</text:p>
          </table:table-cell>
          <table:table-cell office:value-type="float" office:value="7746" table:style-name="ce1">
            <text:p>7746</text:p>
          </table:table-cell>
          <table:table-cell table:style-name="ce3"/>
          <table:table-cell office:value-type="string" table:style-name="ce1">
            <text:p>isbanky</text:p>
          </table:table-cell>
          <table:table-cell office:value-type="string" table:style-name="ce1">
            <text:p>Wang</text:p>
          </table:table-cell>
          <table:table-cell office:value-type="string" office:string-value="isbanky01+10" table:formula="of:=LEFT([.H987];FIND(&quot;@&quot;;[.H987])-1)" table:style-name="ce4">
            <text:p>isbanky01+10</text:p>
          </table:table-cell>
          <table:table-cell office:value-type="string" office:string-value="gmail.com" table:formula="of:=RIGHT([.H987];LEN([.H987])-FIND(&quot;@&quot;;[.H987]))" table:style-name="ce1">
            <text:p>gmail.com</text:p>
          </table:table-cell>
          <table:table-cell office:value-type="string" table:style-name="ce1">
            <text:p>isbanky01+10@gmail.com</text:p>
          </table:table-cell>
          <table:table-cell office:value-type="date" office:date-value="2023-06-04T13:56:11" table:style-name="ce5">
            <text:p>6/4/23 01:56 PM</text:p>
          </table:table-cell>
          <table:table-cell office:value-type="string" table:style-name="ce1">
            <text:p>223.204.216.79</text:p>
          </table:table-cell>
          <table:table-cell table:number-columns-repeated="16374"/>
        </table:table-row>
        <table:table-row table:style-name="ro2">
          <table:table-cell office:value-type="float" office:value="2547" table:style-name="ce1">
            <text:p>2547</text:p>
          </table:table-cell>
          <table:table-cell office:value-type="float" office:value="7815" table:style-name="ce1">
            <text:p>7815</text:p>
          </table:table-cell>
          <table:table-cell table:style-name="ce3"/>
          <table:table-cell office:value-type="string" table:style-name="ce1">
            <text:p>nut-nut</text:p>
          </table:table-cell>
          <table:table-cell office:value-type="string" table:style-name="ce1">
            <text:p>nut-nut</text:p>
          </table:table-cell>
          <table:table-cell office:value-type="string" office:string-value="dream.180537+2" table:formula="of:=LEFT([.H988];FIND(&quot;@&quot;;[.H988])-1)" table:style-name="ce4">
            <text:p>dream.180537+2</text:p>
          </table:table-cell>
          <table:table-cell office:value-type="string" office:string-value="hotmail.com" table:formula="of:=RIGHT([.H988];LEN([.H988])-FIND(&quot;@&quot;;[.H988]))" table:style-name="ce1">
            <text:p>hotmail.com</text:p>
          </table:table-cell>
          <table:table-cell office:value-type="string" table:style-name="ce1">
            <text:p>dream.180537+2@hotmail.com</text:p>
          </table:table-cell>
          <table:table-cell office:value-type="date" office:date-value="2023-06-04T13:58:57" table:style-name="ce5">
            <text:p>6/4/23 01:58 PM</text:p>
          </table:table-cell>
          <table:table-cell office:value-type="string" table:style-name="ce1">
            <text:p>184.82.238.158</text:p>
          </table:table-cell>
          <table:table-cell table:number-columns-repeated="16374"/>
        </table:table-row>
        <table:table-row table:style-name="ro2">
          <table:table-cell office:value-type="float" office:value="2548" table:style-name="ce1">
            <text:p>2548</text:p>
          </table:table-cell>
          <table:table-cell office:value-type="float" office:value="7807" table:style-name="ce1">
            <text:p>7807</text:p>
          </table:table-cell>
          <table:table-cell table:style-name="ce3"/>
          <table:table-cell office:value-type="string" table:style-name="ce1">
            <text:p>กาญจนา</text:p>
          </table:table-cell>
          <table:table-cell office:value-type="string" table:style-name="ce1">
            <text:p>ชัยศรี</text:p>
          </table:table-cell>
          <table:table-cell office:value-type="string" office:string-value="Kanjanachaisriclub" table:formula="of:=LEFT([.H989];FIND(&quot;@&quot;;[.H989])-1)" table:style-name="ce4">
            <text:p>Kanjanachaisriclub</text:p>
          </table:table-cell>
          <table:table-cell office:value-type="string" office:string-value="gmail.com" table:formula="of:=RIGHT([.H989];LEN([.H989])-FIND(&quot;@&quot;;[.H989]))" table:style-name="ce1">
            <text:p>gmail.com</text:p>
          </table:table-cell>
          <table:table-cell office:value-type="string" table:style-name="ce1">
            <text:p>Kanjanachaisriclub@gmail.com</text:p>
          </table:table-cell>
          <table:table-cell office:value-type="date" office:date-value="2023-06-04T14:02:30" table:style-name="ce5">
            <text:p>6/4/23 02:02 PM</text:p>
          </table:table-cell>
          <table:table-cell office:value-type="string" table:style-name="ce1">
            <text:p>180.180.164.91</text:p>
          </table:table-cell>
          <table:table-cell table:number-columns-repeated="16374"/>
        </table:table-row>
        <table:table-row table:style-name="ro2">
          <table:table-cell office:value-type="float" office:value="2549" table:style-name="ce1">
            <text:p>2549</text:p>
          </table:table-cell>
          <table:table-cell office:value-type="float" office:value="7806" table:style-name="ce1">
            <text:p>7806</text:p>
          </table:table-cell>
          <table:table-cell table:style-name="ce3"/>
          <table:table-cell office:value-type="string" table:style-name="ce1">
            <text:p>นภัสฐญาน์</text:p>
          </table:table-cell>
          <table:table-cell office:value-type="string" table:style-name="ce1">
            <text:p>สิทธิวิโรฒโภคิน</text:p>
          </table:table-cell>
          <table:table-cell office:value-type="string" office:string-value="naphasthaya" table:formula="of:=LEFT([.H990];FIND(&quot;@&quot;;[.H990])-1)" table:style-name="ce4">
            <text:p>naphasthaya</text:p>
          </table:table-cell>
          <table:table-cell office:value-type="string" office:string-value="gmail.com" table:formula="of:=RIGHT([.H990];LEN([.H990])-FIND(&quot;@&quot;;[.H990]))" table:style-name="ce1">
            <text:p>gmail.com</text:p>
          </table:table-cell>
          <table:table-cell office:value-type="string" table:style-name="ce1">
            <text:p>naphasthaya@gmail.com</text:p>
          </table:table-cell>
          <table:table-cell office:value-type="date" office:date-value="2023-06-04T14:03:09" table:style-name="ce5">
            <text:p>6/4/23 02:03 PM</text:p>
          </table:table-cell>
          <table:table-cell office:value-type="string" table:style-name="ce1">
            <text:p>180.180.164.91</text:p>
          </table:table-cell>
          <table:table-cell table:number-columns-repeated="16374"/>
        </table:table-row>
        <table:table-row table:style-name="ro2">
          <table:table-cell office:value-type="float" office:value="2556" table:style-name="ce1">
            <text:p>2556</text:p>
          </table:table-cell>
          <table:table-cell office:value-type="float" office:value="7829" table:style-name="ce1">
            <text:p>7829</text:p>
          </table:table-cell>
          <table:table-cell table:style-name="ce3"/>
          <table:table-cell office:value-type="string" table:style-name="ce1">
            <text:p>chenlei</text:p>
          </table:table-cell>
          <table:table-cell office:value-type="string" table:style-name="ce1">
            <text:p>chu</text:p>
          </table:table-cell>
          <table:table-cell office:value-type="string" office:string-value="jeccicachu" table:formula="of:=LEFT([.H991];FIND(&quot;@&quot;;[.H991])-1)" table:style-name="ce4">
            <text:p>jeccicachu</text:p>
          </table:table-cell>
          <table:table-cell office:value-type="string" office:string-value="gmail.com" table:formula="of:=RIGHT([.H991];LEN([.H991])-FIND(&quot;@&quot;;[.H991]))" table:style-name="ce1">
            <text:p>gmail.com</text:p>
          </table:table-cell>
          <table:table-cell office:value-type="string" table:style-name="ce1">
            <text:p>jeccicachu@gmail.com</text:p>
          </table:table-cell>
          <table:table-cell office:value-type="date" office:date-value="2023-06-04T14:10:21" table:style-name="ce5">
            <text:p>6/4/23 02:10 PM</text:p>
          </table:table-cell>
          <table:table-cell office:value-type="string" table:style-name="ce1">
            <text:p>107.155.39.180</text:p>
          </table:table-cell>
          <table:table-cell table:number-columns-repeated="16374"/>
        </table:table-row>
        <table:table-row table:style-name="ro2">
          <table:table-cell office:value-type="float" office:value="2583" table:style-name="ce1">
            <text:p>2583</text:p>
          </table:table-cell>
          <table:table-cell office:value-type="float" office:value="7887" table:style-name="ce1">
            <text:p>7887</text:p>
          </table:table-cell>
          <table:table-cell table:style-name="ce3"/>
          <table:table-cell office:value-type="string" table:style-name="ce1">
            <text:p>Bigno</text:p>
          </table:table-cell>
          <table:table-cell office:value-type="string" table:style-name="ce1">
            <text:p>Veryno</text:p>
          </table:table-cell>
          <table:table-cell office:value-type="string" office:string-value="Haoc4685" table:formula="of:=LEFT([.H992];FIND(&quot;@&quot;;[.H992])-1)" table:style-name="ce4">
            <text:p>Haoc4685</text:p>
          </table:table-cell>
          <table:table-cell office:value-type="string" office:string-value="gmail.com" table:formula="of:=RIGHT([.H992];LEN([.H992])-FIND(&quot;@&quot;;[.H992]))" table:style-name="ce1">
            <text:p>gmail.com</text:p>
          </table:table-cell>
          <table:table-cell office:value-type="string" table:style-name="ce1">
            <text:p>Haoc4685@gmail.com</text:p>
          </table:table-cell>
          <table:table-cell office:value-type="date" office:date-value="2023-06-04T14:43:31" table:style-name="ce5">
            <text:p>6/4/23 02:43 PM</text:p>
          </table:table-cell>
          <table:table-cell office:value-type="string" table:style-name="ce1">
            <text:p>143.198.208.233</text:p>
          </table:table-cell>
          <table:table-cell table:number-columns-repeated="16374"/>
        </table:table-row>
        <table:table-row table:style-name="ro2">
          <table:table-cell office:value-type="float" office:value="2635" table:style-name="ce1">
            <text:p>2635</text:p>
          </table:table-cell>
          <table:table-cell office:value-type="float" office:value="7597" table:style-name="ce1">
            <text:p>7597</text:p>
          </table:table-cell>
          <table:table-cell table:style-name="ce3"/>
          <table:table-cell office:value-type="string" table:style-name="ce1">
            <text:p>รัญจวญ</text:p>
          </table:table-cell>
          <table:table-cell office:value-type="string" table:style-name="ce1">
            <text:p>ลำใย</text:p>
          </table:table-cell>
          <table:table-cell office:value-type="string" office:string-value="AomSinnersGang+1" table:formula="of:=LEFT([.H993];FIND(&quot;@&quot;;[.H993])-1)" table:style-name="ce4">
            <text:p>AomSinnersGang+1</text:p>
          </table:table-cell>
          <table:table-cell office:value-type="string" office:string-value="gmail.com" table:formula="of:=RIGHT([.H993];LEN([.H993])-FIND(&quot;@&quot;;[.H993]))" table:style-name="ce1">
            <text:p>gmail.com</text:p>
          </table:table-cell>
          <table:table-cell office:value-type="string" table:style-name="ce1">
            <text:p>AomSinnersGang+1@gmail.com</text:p>
          </table:table-cell>
          <table:table-cell office:value-type="date" office:date-value="2023-06-04T15:33:16" table:style-name="ce5">
            <text:p>6/4/23 03:33 PM</text:p>
          </table:table-cell>
          <table:table-cell office:value-type="string" table:style-name="ce1">
            <text:p>223.204.216.79</text:p>
          </table:table-cell>
          <table:table-cell table:number-columns-repeated="16374"/>
        </table:table-row>
        <table:table-row table:style-name="ro2">
          <table:table-cell office:value-type="float" office:value="2678" table:style-name="ce1">
            <text:p>2678</text:p>
          </table:table-cell>
          <table:table-cell office:value-type="float" office:value="8003" table:style-name="ce1">
            <text:p>8003</text:p>
          </table:table-cell>
          <table:table-cell table:style-name="ce3"/>
          <table:table-cell office:value-type="string" table:style-name="ce1">
            <text:p>牙</text:p>
          </table:table-cell>
          <table:table-cell office:value-type="string" table:style-name="ce1">
            <text:p>牙</text:p>
          </table:table-cell>
          <table:table-cell office:value-type="string" office:string-value="15958690891ljh" table:formula="of:=LEFT([.H994];FIND(&quot;@&quot;;[.H994])-1)" table:style-name="ce4">
            <text:p>15958690891ljh</text:p>
          </table:table-cell>
          <table:table-cell office:value-type="string" office:string-value="gmail.com" table:formula="of:=RIGHT([.H994];LEN([.H994])-FIND(&quot;@&quot;;[.H994]))" table:style-name="ce1">
            <text:p>gmail.com</text:p>
          </table:table-cell>
          <table:table-cell office:value-type="string" table:style-name="ce1">
            <text:p>15958690891ljh@gmail.com</text:p>
          </table:table-cell>
          <table:table-cell office:value-type="date" office:date-value="2023-06-04T16:18:12" table:style-name="ce5">
            <text:p>6/4/23 04:18 PM</text:p>
          </table:table-cell>
          <table:table-cell office:value-type="string" table:style-name="ce1">
            <text:p>8.210.128.48</text:p>
          </table:table-cell>
          <table:table-cell table:number-columns-repeated="16374"/>
        </table:table-row>
        <table:table-row table:style-name="ro2">
          <table:table-cell office:value-type="float" office:value="2734" table:style-name="ce1">
            <text:p>2734</text:p>
          </table:table-cell>
          <table:table-cell office:value-type="float" office:value="6478" table:style-name="ce1">
            <text:p>6478</text:p>
          </table:table-cell>
          <table:table-cell table:style-name="ce3"/>
          <table:table-cell office:value-type="string" table:style-name="ce1">
            <text:p>เนตรณกาญจน์</text:p>
          </table:table-cell>
          <table:table-cell office:value-type="string" table:style-name="ce1">
            <text:p>พรลิขิตบุญรัตน์</text:p>
          </table:table-cell>
          <table:table-cell office:value-type="string" office:string-value="sunsun_691" table:formula="of:=LEFT([.H995];FIND(&quot;@&quot;;[.H995])-1)" table:style-name="ce4">
            <text:p>sunsun_691</text:p>
          </table:table-cell>
          <table:table-cell office:value-type="string" office:string-value="hotmail.com" table:formula="of:=RIGHT([.H995];LEN([.H995])-FIND(&quot;@&quot;;[.H995]))" table:style-name="ce1">
            <text:p>hotmail.com</text:p>
          </table:table-cell>
          <table:table-cell office:value-type="string" table:style-name="ce1">
            <text:p>sunsun_691@hotmail.com</text:p>
          </table:table-cell>
          <table:table-cell office:value-type="date" office:date-value="2023-06-04T17:24:53" table:style-name="ce5">
            <text:p>6/4/23 05:24 PM</text:p>
          </table:table-cell>
          <table:table-cell office:value-type="string" table:style-name="ce1">
            <text:p>49.49.250.21</text:p>
          </table:table-cell>
          <table:table-cell table:number-columns-repeated="16374"/>
        </table:table-row>
        <table:table-row table:style-name="ro2">
          <table:table-cell office:value-type="float" office:value="2799" table:style-name="ce1">
            <text:p>2799</text:p>
          </table:table-cell>
          <table:table-cell office:value-type="float" office:value="8147" table:style-name="ce1">
            <text:p>8147</text:p>
          </table:table-cell>
          <table:table-cell table:style-name="ce3"/>
          <table:table-cell office:value-type="string" table:style-name="ce1">
            <text:p>dream.180537</text:p>
          </table:table-cell>
          <table:table-cell office:value-type="string" table:style-name="ce1">
            <text:p>dream.180537</text:p>
          </table:table-cell>
          <table:table-cell office:value-type="string" office:string-value="dream.180537+10" table:formula="of:=LEFT([.H996];FIND(&quot;@&quot;;[.H996])-1)" table:style-name="ce4">
            <text:p>dream.180537+10</text:p>
          </table:table-cell>
          <table:table-cell office:value-type="string" office:string-value="hotmail.com" table:formula="of:=RIGHT([.H996];LEN([.H996])-FIND(&quot;@&quot;;[.H996]))" table:style-name="ce1">
            <text:p>hotmail.com</text:p>
          </table:table-cell>
          <table:table-cell office:value-type="string" table:style-name="ce1">
            <text:p>dream.180537+10@hotmail.com</text:p>
          </table:table-cell>
          <table:table-cell office:value-type="date" office:date-value="2023-06-04T18:06:05" table:style-name="ce5">
            <text:p>6/4/23 06:06 PM</text:p>
          </table:table-cell>
          <table:table-cell office:value-type="string" table:style-name="ce1">
            <text:p>184.82.238.158</text:p>
          </table:table-cell>
          <table:table-cell table:number-columns-repeated="16374"/>
        </table:table-row>
        <table:table-row table:style-name="ro2">
          <table:table-cell office:value-type="float" office:value="2838" table:style-name="ce1">
            <text:p>2838</text:p>
          </table:table-cell>
          <table:table-cell office:value-type="float" office:value="8027" table:style-name="ce1">
            <text:p>8027</text:p>
          </table:table-cell>
          <table:table-cell table:style-name="ce3"/>
          <table:table-cell office:value-type="string" table:style-name="ce1">
            <text:p>พิศาล</text:p>
          </table:table-cell>
          <table:table-cell office:value-type="string" table:style-name="ce1">
            <text:p>ประเสริฐพง</text:p>
          </table:table-cell>
          <table:table-cell office:value-type="string" office:string-value="0865596649ss" table:formula="of:=LEFT([.H997];FIND(&quot;@&quot;;[.H997])-1)" table:style-name="ce4">
            <text:p>0865596649ss</text:p>
          </table:table-cell>
          <table:table-cell office:value-type="string" office:string-value="gmail.com" table:formula="of:=RIGHT([.H997];LEN([.H997])-FIND(&quot;@&quot;;[.H997]))" table:style-name="ce1">
            <text:p>gmail.com</text:p>
          </table:table-cell>
          <table:table-cell office:value-type="string" table:style-name="ce1">
            <text:p>0865596649ss@gmail.com</text:p>
          </table:table-cell>
          <table:table-cell office:value-type="date" office:date-value="2023-06-04T18:51:15" table:style-name="ce5">
            <text:p>6/4/23 06:51 PM</text:p>
          </table:table-cell>
          <table:table-cell office:value-type="string" table:style-name="ce1">
            <text:p>27.55.75.190</text:p>
          </table:table-cell>
          <table:table-cell table:number-columns-repeated="16374"/>
        </table:table-row>
        <table:table-row table:style-name="ro2">
          <table:table-cell office:value-type="float" office:value="2847" table:style-name="ce1">
            <text:p>2847</text:p>
          </table:table-cell>
          <table:table-cell office:value-type="float" office:value="8251" table:style-name="ce1">
            <text:p>8251</text:p>
          </table:table-cell>
          <table:table-cell table:style-name="ce3"/>
          <table:table-cell office:value-type="string" table:style-name="ce1">
            <text:p>Nina</text:p>
          </table:table-cell>
          <table:table-cell office:value-type="string" table:style-name="ce1">
            <text:p>Isuzu</text:p>
          </table:table-cell>
          <table:table-cell office:value-type="string" office:string-value="sen401989" table:formula="of:=LEFT([.H998];FIND(&quot;@&quot;;[.H998])-1)" table:style-name="ce4">
            <text:p>sen401989</text:p>
          </table:table-cell>
          <table:table-cell office:value-type="string" office:string-value="gmail.com" table:formula="of:=RIGHT([.H998];LEN([.H998])-FIND(&quot;@&quot;;[.H998]))" table:style-name="ce1">
            <text:p>gmail.com</text:p>
          </table:table-cell>
          <table:table-cell office:value-type="string" table:style-name="ce1">
            <text:p>sen401989@gmail.com</text:p>
          </table:table-cell>
          <table:table-cell office:value-type="date" office:date-value="2023-06-04T19:23:11" table:style-name="ce5">
            <text:p>6/4/23 07:23 PM</text:p>
          </table:table-cell>
          <table:table-cell office:value-type="string" table:style-name="ce1">
            <text:p>180.145.102.100</text:p>
          </table:table-cell>
          <table:table-cell table:number-columns-repeated="16374"/>
        </table:table-row>
        <table:table-row table:style-name="ro2">
          <table:table-cell office:value-type="float" office:value="2887" table:style-name="ce1">
            <text:p>2887</text:p>
          </table:table-cell>
          <table:table-cell office:value-type="float" office:value="8160" table:style-name="ce1">
            <text:p>8160</text:p>
          </table:table-cell>
          <table:table-cell table:style-name="ce3"/>
          <table:table-cell office:value-type="string" table:style-name="ce1">
            <text:p>su.ppetzsp@gmail.com</text:p>
          </table:table-cell>
          <table:table-cell office:value-type="string" table:style-name="ce1">
            <text:p>su.ppetzsp@gmail.com</text:p>
          </table:table-cell>
          <table:table-cell office:value-type="string" office:string-value="su.ppetzsp" table:formula="of:=LEFT([.H999];FIND(&quot;@&quot;;[.H999])-1)" table:style-name="ce4">
            <text:p>su.ppetzsp</text:p>
          </table:table-cell>
          <table:table-cell office:value-type="string" office:string-value="gmail.com" table:formula="of:=RIGHT([.H999];LEN([.H999])-FIND(&quot;@&quot;;[.H999]))" table:style-name="ce1">
            <text:p>gmail.com</text:p>
          </table:table-cell>
          <table:table-cell office:value-type="string" table:style-name="ce1">
            <text:p>su.ppetzsp@gmail.com</text:p>
          </table:table-cell>
          <table:table-cell office:value-type="date" office:date-value="2023-06-04T19:49:10" table:style-name="ce5">
            <text:p>6/4/23 07:49 PM</text:p>
          </table:table-cell>
          <table:table-cell office:value-type="string" table:style-name="ce1">
            <text:p>171.99.156.109</text:p>
          </table:table-cell>
          <table:table-cell table:number-columns-repeated="16374"/>
        </table:table-row>
        <table:table-row table:style-name="ro2">
          <table:table-cell office:value-type="float" office:value="2889" table:style-name="ce1">
            <text:p>2889</text:p>
          </table:table-cell>
          <table:table-cell office:value-type="float" office:value="8159" table:style-name="ce1">
            <text:p>8159</text:p>
          </table:table-cell>
          <table:table-cell table:style-name="ce3"/>
          <table:table-cell office:value-type="string" table:style-name="ce1">
            <text:p>sup.petzsp@gmail.com</text:p>
          </table:table-cell>
          <table:table-cell office:value-type="string" table:style-name="ce1">
            <text:p>sup.petzsp@gmail.com</text:p>
          </table:table-cell>
          <table:table-cell office:value-type="string" office:string-value="sup.petzsp" table:formula="of:=LEFT([.H1000];FIND(&quot;@&quot;;[.H1000])-1)" table:style-name="ce4">
            <text:p>sup.petzsp</text:p>
          </table:table-cell>
          <table:table-cell office:value-type="string" office:string-value="gmail.com" table:formula="of:=RIGHT([.H1000];LEN([.H1000])-FIND(&quot;@&quot;;[.H1000]))" table:style-name="ce1">
            <text:p>gmail.com</text:p>
          </table:table-cell>
          <table:table-cell office:value-type="string" table:style-name="ce1">
            <text:p>sup.petzsp@gmail.com</text:p>
          </table:table-cell>
          <table:table-cell office:value-type="date" office:date-value="2023-06-04T19:50:00" table:style-name="ce5">
            <text:p>6/4/23 07:50 PM</text:p>
          </table:table-cell>
          <table:table-cell office:value-type="string" table:style-name="ce1">
            <text:p>171.99.156.109</text:p>
          </table:table-cell>
          <table:table-cell table:number-columns-repeated="16374"/>
        </table:table-row>
        <table:table-row table:style-name="ro2">
          <table:table-cell office:value-type="float" office:value="2929" table:style-name="ce1">
            <text:p>2929</text:p>
          </table:table-cell>
          <table:table-cell office:value-type="float" office:value="8271" table:style-name="ce1">
            <text:p>8271</text:p>
          </table:table-cell>
          <table:table-cell table:style-name="ce3"/>
          <table:table-cell office:value-type="string" table:style-name="ce1">
            <text:p>dream.</text:p>
          </table:table-cell>
          <table:table-cell office:value-type="string" table:style-name="ce1">
            <text:p>dream.180537</text:p>
          </table:table-cell>
          <table:table-cell office:value-type="string" office:string-value="dream.180537+13" table:formula="of:=LEFT([.H1001];FIND(&quot;@&quot;;[.H1001])-1)" table:style-name="ce4">
            <text:p>dream.180537+13</text:p>
          </table:table-cell>
          <table:table-cell office:value-type="string" office:string-value="hotmail.com" table:formula="of:=RIGHT([.H1001];LEN([.H1001])-FIND(&quot;@&quot;;[.H1001]))" table:style-name="ce1">
            <text:p>hotmail.com</text:p>
          </table:table-cell>
          <table:table-cell office:value-type="string" table:style-name="ce1">
            <text:p>dream.180537+13@hotmail.com</text:p>
          </table:table-cell>
          <table:table-cell office:value-type="date" office:date-value="2023-06-04T20:19:43" table:style-name="ce5">
            <text:p>6/4/23 08:19 PM</text:p>
          </table:table-cell>
          <table:table-cell office:value-type="string" table:style-name="ce1">
            <text:p>184.82.238.158</text:p>
          </table:table-cell>
          <table:table-cell table:number-columns-repeated="16374"/>
        </table:table-row>
        <table:table-row table:style-name="ro2">
          <table:table-cell office:value-type="float" office:value="2932" table:style-name="ce1">
            <text:p>2932</text:p>
          </table:table-cell>
          <table:table-cell office:value-type="float" office:value="7917" table:style-name="ce1">
            <text:p>7917</text:p>
          </table:table-cell>
          <table:table-cell table:style-name="ce3"/>
          <table:table-cell office:value-type="string" table:style-name="ce1">
            <text:p>Pa</text:p>
          </table:table-cell>
          <table:table-cell office:value-type="string" table:style-name="ce1">
            <text:p>Pa</text:p>
          </table:table-cell>
          <table:table-cell office:value-type="string" office:string-value="papeka6" table:formula="of:=LEFT([.H1002];FIND(&quot;@&quot;;[.H1002])-1)" table:style-name="ce4">
            <text:p>papeka6</text:p>
          </table:table-cell>
          <table:table-cell office:value-type="string" office:string-value="gmail.com" table:formula="of:=RIGHT([.H1002];LEN([.H1002])-FIND(&quot;@&quot;;[.H1002]))" table:style-name="ce1">
            <text:p>gmail.com</text:p>
          </table:table-cell>
          <table:table-cell office:value-type="string" table:style-name="ce1">
            <text:p>papeka6@gmail.com</text:p>
          </table:table-cell>
          <table:table-cell office:value-type="date" office:date-value="2023-06-04T20:26:14" table:style-name="ce5">
            <text:p>6/4/23 08:26 PM</text:p>
          </table:table-cell>
          <table:table-cell office:value-type="string" table:style-name="ce1">
            <text:p>1.46.85.99</text:p>
          </table:table-cell>
          <table:table-cell table:number-columns-repeated="16374"/>
        </table:table-row>
        <table:table-row table:style-name="ro2">
          <table:table-cell office:value-type="float" office:value="2942" table:style-name="ce1">
            <text:p>2942</text:p>
          </table:table-cell>
          <table:table-cell office:value-type="float" office:value="8312" table:style-name="ce1">
            <text:p>8312</text:p>
          </table:table-cell>
          <table:table-cell table:style-name="ce3"/>
          <table:table-cell office:value-type="string" table:style-name="ce1">
            <text:p>nut</text:p>
          </table:table-cell>
          <table:table-cell office:value-type="string" table:style-name="ce1">
            <text:p>nut</text:p>
          </table:table-cell>
          <table:table-cell office:value-type="string" office:string-value="dream.180537+16" table:formula="of:=LEFT([.H1003];FIND(&quot;@&quot;;[.H1003])-1)" table:style-name="ce4">
            <text:p>dream.180537+16</text:p>
          </table:table-cell>
          <table:table-cell office:value-type="string" office:string-value="hotmail.com" table:formula="of:=RIGHT([.H1003];LEN([.H1003])-FIND(&quot;@&quot;;[.H1003]))" table:style-name="ce1">
            <text:p>hotmail.com</text:p>
          </table:table-cell>
          <table:table-cell office:value-type="string" table:style-name="ce1">
            <text:p>dream.180537+16@hotmail.com</text:p>
          </table:table-cell>
          <table:table-cell office:value-type="date" office:date-value="2023-06-04T20:54:24" table:style-name="ce5">
            <text:p>6/4/23 08:54 PM</text:p>
          </table:table-cell>
          <table:table-cell office:value-type="string" table:style-name="ce1">
            <text:p>184.82.238.158</text:p>
          </table:table-cell>
          <table:table-cell table:number-columns-repeated="16374"/>
        </table:table-row>
        <table:table-row table:style-name="ro2">
          <table:table-cell office:value-type="float" office:value="2966" table:style-name="ce1">
            <text:p>2966</text:p>
          </table:table-cell>
          <table:table-cell office:value-type="float" office:value="8295" table:style-name="ce1">
            <text:p>8295</text:p>
          </table:table-cell>
          <table:table-cell table:style-name="ce3"/>
          <table:table-cell office:value-type="string" table:style-name="ce1">
            <text:p>yom</text:p>
          </table:table-cell>
          <table:table-cell office:value-type="string" table:style-name="ce1">
            <text:p>yin</text:p>
          </table:table-cell>
          <table:table-cell office:value-type="string" office:string-value="dtxiyn" table:formula="of:=LEFT([.H1004];FIND(&quot;@&quot;;[.H1004])-1)" table:style-name="ce4">
            <text:p>dtxiyn</text:p>
          </table:table-cell>
          <table:table-cell office:value-type="string" office:string-value="audrianaputri.com" table:formula="of:=RIGHT([.H1004];LEN([.H1004])-FIND(&quot;@&quot;;[.H1004]))" table:style-name="ce1">
            <text:p>audrianaputri.com</text:p>
          </table:table-cell>
          <table:table-cell office:value-type="string" table:style-name="ce1">
            <text:p>dtxiyn@audrianaputri.com</text:p>
          </table:table-cell>
          <table:table-cell office:value-type="date" office:date-value="2023-06-04T21:13:55" table:style-name="ce5">
            <text:p>6/4/23 09:13 PM</text:p>
          </table:table-cell>
          <table:table-cell office:value-type="string" table:style-name="ce1">
            <text:p>42.189.199.162</text:p>
          </table:table-cell>
          <table:table-cell table:number-columns-repeated="16374"/>
        </table:table-row>
        <table:table-row table:style-name="ro2">
          <table:table-cell office:value-type="float" office:value="2986" table:style-name="ce1">
            <text:p>2986</text:p>
          </table:table-cell>
          <table:table-cell office:value-type="float" office:value="7256" table:style-name="ce1">
            <text:p>7256</text:p>
          </table:table-cell>
          <table:table-cell table:style-name="ce3"/>
          <table:table-cell office:value-type="string" table:style-name="ce1">
            <text:p>여름</text:p>
          </table:table-cell>
          <table:table-cell office:value-type="string" table:style-name="ce1">
            <text:p>차</text:p>
          </table:table-cell>
          <table:table-cell office:value-type="string" office:string-value="chavana0630" table:formula="of:=LEFT([.H1005];FIND(&quot;@&quot;;[.H1005])-1)" table:style-name="ce4">
            <text:p>chavana0630</text:p>
          </table:table-cell>
          <table:table-cell office:value-type="string" office:string-value="gmail.com" table:formula="of:=RIGHT([.H1005];LEN([.H1005])-FIND(&quot;@&quot;;[.H1005]))" table:style-name="ce1">
            <text:p>gmail.com</text:p>
          </table:table-cell>
          <table:table-cell office:value-type="string" table:style-name="ce1">
            <text:p>chavana0630@gmail.com</text:p>
          </table:table-cell>
          <table:table-cell office:value-type="date" office:date-value="2023-06-04T21:34:31" table:style-name="ce5">
            <text:p>6/4/23 09:34 PM</text:p>
          </table:table-cell>
          <table:table-cell office:value-type="string" table:style-name="ce1">
            <text:p>121.172.63.163</text:p>
          </table:table-cell>
          <table:table-cell table:number-columns-repeated="16374"/>
        </table:table-row>
        <table:table-row table:style-name="ro2">
          <table:table-cell office:value-type="float" office:value="3144" table:style-name="ce1">
            <text:p>3144</text:p>
          </table:table-cell>
          <table:table-cell office:value-type="float" office:value="8427" table:style-name="ce1">
            <text:p>8427</text:p>
          </table:table-cell>
          <table:table-cell table:style-name="ce3"/>
          <table:table-cell office:value-type="string" table:style-name="ce1">
            <text:p>s.engwichailizhicheng5@gmail.com</text:p>
          </table:table-cell>
          <table:table-cell office:value-type="string" table:style-name="ce1">
            <text:p>s.engwichailizhicheng5@gmail.com</text:p>
          </table:table-cell>
          <table:table-cell office:value-type="string" office:string-value="s.engwichailizhicheng5" table:formula="of:=LEFT([.H1006];FIND(&quot;@&quot;;[.H1006])-1)" table:style-name="ce4">
            <text:p>s.engwichailizhicheng5</text:p>
          </table:table-cell>
          <table:table-cell office:value-type="string" office:string-value="gmail.com" table:formula="of:=RIGHT([.H1006];LEN([.H1006])-FIND(&quot;@&quot;;[.H1006]))" table:style-name="ce1">
            <text:p>gmail.com</text:p>
          </table:table-cell>
          <table:table-cell office:value-type="string" table:style-name="ce1">
            <text:p>s.engwichailizhicheng5@gmail.com</text:p>
          </table:table-cell>
          <table:table-cell office:value-type="date" office:date-value="2023-06-04T23:12:45" table:style-name="ce5">
            <text:p>6/4/23 11:12 PM</text:p>
          </table:table-cell>
          <table:table-cell office:value-type="string" table:style-name="ce1">
            <text:p>171.99.156.109</text:p>
          </table:table-cell>
          <table:table-cell table:number-columns-repeated="16374"/>
        </table:table-row>
        <table:table-row table:style-name="ro2">
          <table:table-cell office:value-type="float" office:value="3177" table:style-name="ce1">
            <text:p>3177</text:p>
          </table:table-cell>
          <table:table-cell office:value-type="float" office:value="8524" table:style-name="ce1">
            <text:p>8524</text:p>
          </table:table-cell>
          <table:table-cell table:style-name="ce3"/>
          <table:table-cell office:value-type="string" table:style-name="ce1">
            <text:p>Moslhong</text:p>
          </table:table-cell>
          <table:table-cell office:value-type="string" table:style-name="ce1">
            <text:p>W</text:p>
          </table:table-cell>
          <table:table-cell office:value-type="string" office:string-value="fonnawinkin+1" table:formula="of:=LEFT([.H1007];FIND(&quot;@&quot;;[.H1007])-1)" table:style-name="ce4">
            <text:p>fonnawinkin+1</text:p>
          </table:table-cell>
          <table:table-cell office:value-type="string" office:string-value="gmail.com" table:formula="of:=RIGHT([.H1007];LEN([.H1007])-FIND(&quot;@&quot;;[.H1007]))" table:style-name="ce1">
            <text:p>gmail.com</text:p>
          </table:table-cell>
          <table:table-cell office:value-type="string" table:style-name="ce1">
            <text:p>fonnawinkin+1@gmail.com</text:p>
          </table:table-cell>
          <table:table-cell office:value-type="date" office:date-value="2023-06-04T23:29:34" table:style-name="ce5">
            <text:p>6/4/23 11:29 PM</text:p>
          </table:table-cell>
          <table:table-cell office:value-type="string" table:style-name="ce1">
            <text:p>223.206.237.80</text:p>
          </table:table-cell>
          <table:table-cell table:number-columns-repeated="16374"/>
        </table:table-row>
        <table:table-row table:style-name="ro2">
          <table:table-cell office:value-type="float" office:value="3198" table:style-name="ce1">
            <text:p>3198</text:p>
          </table:table-cell>
          <table:table-cell office:value-type="float" office:value="8543" table:style-name="ce1">
            <text:p>8543</text:p>
          </table:table-cell>
          <table:table-cell table:style-name="ce3"/>
          <table:table-cell office:value-type="string" table:style-name="ce1">
            <text:p>วารุณี</text:p>
          </table:table-cell>
          <table:table-cell office:value-type="string" table:style-name="ce1">
            <text:p>เพ็งรอด</text:p>
          </table:table-cell>
          <table:table-cell office:value-type="string" office:string-value="w.a.r.ugor" table:formula="of:=LEFT([.H1008];FIND(&quot;@&quot;;[.H1008])-1)" table:style-name="ce4">
            <text:p>w.a.r.ugor</text:p>
          </table:table-cell>
          <table:table-cell office:value-type="string" office:string-value="gmail.com" table:formula="of:=RIGHT([.H1008];LEN([.H1008])-FIND(&quot;@&quot;;[.H1008]))" table:style-name="ce1">
            <text:p>gmail.com</text:p>
          </table:table-cell>
          <table:table-cell office:value-type="string" table:style-name="ce1">
            <text:p>w.a.r.ugor@gmail.com</text:p>
          </table:table-cell>
          <table:table-cell office:value-type="date" office:date-value="2023-06-04T23:53:50" table:style-name="ce5">
            <text:p>6/4/23 11:53 PM</text:p>
          </table:table-cell>
          <table:table-cell office:value-type="string" table:style-name="ce1">
            <text:p>49.237.39.181</text:p>
          </table:table-cell>
          <table:table-cell table:number-columns-repeated="16374"/>
        </table:table-row>
        <table:table-row table:style-name="ro2">
          <table:table-cell office:value-type="float" office:value="3230" table:style-name="ce1">
            <text:p>3230</text:p>
          </table:table-cell>
          <table:table-cell office:value-type="float" office:value="7290" table:style-name="ce1">
            <text:p>7290</text:p>
          </table:table-cell>
          <table:table-cell table:style-name="ce3"/>
          <table:table-cell office:value-type="string" table:style-name="ce1">
            <text:p>Danial</text:p>
          </table:table-cell>
          <table:table-cell office:value-type="string" table:style-name="ce1">
            <text:p>Hong</text:p>
          </table:table-cell>
          <table:table-cell office:value-type="string" office:string-value="d03430004" table:formula="of:=LEFT([.H1009];FIND(&quot;@&quot;;[.H1009])-1)" table:style-name="ce4">
            <text:p>d03430004</text:p>
          </table:table-cell>
          <table:table-cell office:value-type="string" office:string-value="gmail.com" table:formula="of:=RIGHT([.H1009];LEN([.H1009])-FIND(&quot;@&quot;;[.H1009]))" table:style-name="ce1">
            <text:p>gmail.com</text:p>
          </table:table-cell>
          <table:table-cell office:value-type="string" table:style-name="ce1">
            <text:p>d03430004@gmail.com</text:p>
          </table:table-cell>
          <table:table-cell office:value-type="date" office:date-value="2023-06-05T02:05:04" table:style-name="ce5">
            <text:p>6/5/23 02:05 A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3231" table:style-name="ce1">
            <text:p>3231</text:p>
          </table:table-cell>
          <table:table-cell office:value-type="float" office:value="8593" table:style-name="ce1">
            <text:p>8593</text:p>
          </table:table-cell>
          <table:table-cell table:style-name="ce3"/>
          <table:table-cell office:value-type="string" table:style-name="ce1">
            <text:p>Sidd</text:p>
          </table:table-cell>
          <table:table-cell office:value-type="string" table:style-name="ce1">
            <text:p>Patil</text:p>
          </table:table-cell>
          <table:table-cell office:value-type="string" office:string-value="siddhi.p.patil" table:formula="of:=LEFT([.H1010];FIND(&quot;@&quot;;[.H1010])-1)" table:style-name="ce4">
            <text:p>siddhi.p.patil</text:p>
          </table:table-cell>
          <table:table-cell office:value-type="string" office:string-value="gmail.com" table:formula="of:=RIGHT([.H1010];LEN([.H1010])-FIND(&quot;@&quot;;[.H1010]))" table:style-name="ce1">
            <text:p>gmail.com</text:p>
          </table:table-cell>
          <table:table-cell office:value-type="string" table:style-name="ce1">
            <text:p>siddhi.p.patil@gmail.com</text:p>
          </table:table-cell>
          <table:table-cell office:value-type="date" office:date-value="2023-06-05T02:07:54" table:style-name="ce5">
            <text:p>6/5/23 02:07 AM</text:p>
          </table:table-cell>
          <table:table-cell office:value-type="string" table:style-name="ce1">
            <text:p>103.49.242.113</text:p>
          </table:table-cell>
          <table:table-cell table:number-columns-repeated="16374"/>
        </table:table-row>
        <table:table-row table:style-name="ro2">
          <table:table-cell office:value-type="float" office:value="3232" table:style-name="ce1">
            <text:p>3232</text:p>
          </table:table-cell>
          <table:table-cell office:value-type="float" office:value="8601" table:style-name="ce1">
            <text:p>8601</text:p>
          </table:table-cell>
          <table:table-cell table:style-name="ce3"/>
          <table:table-cell office:value-type="string" table:style-name="ce1">
            <text:p>Hugo</text:p>
          </table:table-cell>
          <table:table-cell office:value-type="string" table:style-name="ce1">
            <text:p>Yho</text:p>
          </table:table-cell>
          <table:table-cell office:value-type="string" office:string-value="htrzcvrg52" table:formula="of:=LEFT([.H1011];FIND(&quot;@&quot;;[.H1011])-1)" table:style-name="ce4">
            <text:p>htrzcvrg52</text:p>
          </table:table-cell>
          <table:table-cell office:value-type="string" office:string-value="gmail.com" table:formula="of:=RIGHT([.H1011];LEN([.H1011])-FIND(&quot;@&quot;;[.H1011]))" table:style-name="ce1">
            <text:p>gmail.com</text:p>
          </table:table-cell>
          <table:table-cell office:value-type="string" table:style-name="ce1">
            <text:p>htrzcvrg52@gmail.com</text:p>
          </table:table-cell>
          <table:table-cell office:value-type="date" office:date-value="2023-06-05T02:27:07" table:style-name="ce5">
            <text:p>6/5/23 02:27 A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3233" table:style-name="ce1">
            <text:p>3233</text:p>
          </table:table-cell>
          <table:table-cell office:value-type="float" office:value="8604" table:style-name="ce1">
            <text:p>8604</text:p>
          </table:table-cell>
          <table:table-cell table:style-name="ce3"/>
          <table:table-cell office:value-type="string" table:style-name="ce1">
            <text:p>Diaa</text:p>
          </table:table-cell>
          <table:table-cell office:value-type="string" table:style-name="ce1">
            <text:p>Na</text:p>
          </table:table-cell>
          <table:table-cell office:value-type="string" office:string-value="d15660125" table:formula="of:=LEFT([.H1012];FIND(&quot;@&quot;;[.H1012])-1)" table:style-name="ce4">
            <text:p>d15660125</text:p>
          </table:table-cell>
          <table:table-cell office:value-type="string" office:string-value="gmail.com" table:formula="of:=RIGHT([.H1012];LEN([.H1012])-FIND(&quot;@&quot;;[.H1012]))" table:style-name="ce1">
            <text:p>gmail.com</text:p>
          </table:table-cell>
          <table:table-cell office:value-type="string" table:style-name="ce1">
            <text:p>d15660125@gmail.com</text:p>
          </table:table-cell>
          <table:table-cell office:value-type="date" office:date-value="2023-06-05T02:33:11" table:style-name="ce5">
            <text:p>6/5/23 02:33 A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3235" table:style-name="ce1">
            <text:p>3235</text:p>
          </table:table-cell>
          <table:table-cell office:value-type="float" office:value="8610" table:style-name="ce1">
            <text:p>8610</text:p>
          </table:table-cell>
          <table:table-cell table:style-name="ce3"/>
          <table:table-cell office:value-type="string" table:style-name="ce1">
            <text:p>Gianella</text:p>
          </table:table-cell>
          <table:table-cell office:value-type="string" table:style-name="ce1">
            <text:p>Mozo</text:p>
          </table:table-cell>
          <table:table-cell office:value-type="string" office:string-value="gmozom1" table:formula="of:=LEFT([.H1013];FIND(&quot;@&quot;;[.H1013])-1)" table:style-name="ce4">
            <text:p>gmozom1</text:p>
          </table:table-cell>
          <table:table-cell office:value-type="string" office:string-value="gmail.com" table:formula="of:=RIGHT([.H1013];LEN([.H1013])-FIND(&quot;@&quot;;[.H1013]))" table:style-name="ce1">
            <text:p>gmail.com</text:p>
          </table:table-cell>
          <table:table-cell office:value-type="string" table:style-name="ce1">
            <text:p>gmozom1@gmail.com</text:p>
          </table:table-cell>
          <table:table-cell office:value-type="date" office:date-value="2023-06-05T03:05:20" table:style-name="ce5">
            <text:p>6/5/23 03:05 AM</text:p>
          </table:table-cell>
          <table:table-cell office:value-type="string" table:style-name="ce1">
            <text:p>179.6.166.118</text:p>
          </table:table-cell>
          <table:table-cell table:number-columns-repeated="16374"/>
        </table:table-row>
        <table:table-row table:style-name="ro2">
          <table:table-cell office:value-type="float" office:value="3237" table:style-name="ce1">
            <text:p>3237</text:p>
          </table:table-cell>
          <table:table-cell office:value-type="float" office:value="8638" table:style-name="ce1">
            <text:p>8638</text:p>
          </table:table-cell>
          <table:table-cell table:style-name="ce3"/>
          <table:table-cell office:value-type="string" table:style-name="ce1">
            <text:p>Fiona</text:p>
          </table:table-cell>
          <table:table-cell office:value-type="string" table:style-name="ce1">
            <text:p>Meka</text:p>
          </table:table-cell>
          <table:table-cell office:value-type="string" office:string-value="forevemeka88" table:formula="of:=LEFT([.H1014];FIND(&quot;@&quot;;[.H1014])-1)" table:style-name="ce4">
            <text:p>forevemeka88</text:p>
          </table:table-cell>
          <table:table-cell office:value-type="string" office:string-value="gmail.com" table:formula="of:=RIGHT([.H1014];LEN([.H1014])-FIND(&quot;@&quot;;[.H1014]))" table:style-name="ce1">
            <text:p>gmail.com</text:p>
          </table:table-cell>
          <table:table-cell office:value-type="string" table:style-name="ce1">
            <text:p>forevemeka88@gmail.com</text:p>
          </table:table-cell>
          <table:table-cell office:value-type="date" office:date-value="2023-06-05T04:52:15" table:style-name="ce5">
            <text:p>6/5/23 04:52 A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3238" table:style-name="ce1">
            <text:p>3238</text:p>
          </table:table-cell>
          <table:table-cell office:value-type="float" office:value="8639" table:style-name="ce1">
            <text:p>8639</text:p>
          </table:table-cell>
          <table:table-cell table:style-name="ce3"/>
          <table:table-cell office:value-type="string" table:style-name="ce1">
            <text:p>Marsh</text:p>
          </table:table-cell>
          <table:table-cell office:value-type="string" table:style-name="ce1">
            <text:p>Rowan</text:p>
          </table:table-cell>
          <table:table-cell office:value-type="string" office:string-value="marshrowan24" table:formula="of:=LEFT([.H1015];FIND(&quot;@&quot;;[.H1015])-1)" table:style-name="ce4">
            <text:p>marshrowan24</text:p>
          </table:table-cell>
          <table:table-cell office:value-type="string" office:string-value="gmail.com" table:formula="of:=RIGHT([.H1015];LEN([.H1015])-FIND(&quot;@&quot;;[.H1015]))" table:style-name="ce1">
            <text:p>gmail.com</text:p>
          </table:table-cell>
          <table:table-cell office:value-type="string" table:style-name="ce1">
            <text:p>marshrowan24@gmail.com</text:p>
          </table:table-cell>
          <table:table-cell office:value-type="date" office:date-value="2023-06-05T04:58:01" table:style-name="ce5">
            <text:p>6/5/23 04:58 A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3241" table:style-name="ce1">
            <text:p>3241</text:p>
          </table:table-cell>
          <table:table-cell office:value-type="float" office:value="8726" table:style-name="ce1">
            <text:p>8726</text:p>
          </table:table-cell>
          <table:table-cell table:style-name="ce3"/>
          <table:table-cell office:value-type="string" table:style-name="ce1">
            <text:p>Hyesun</text:p>
          </table:table-cell>
          <table:table-cell office:value-type="string" table:style-name="ce1">
            <text:p>An</text:p>
          </table:table-cell>
          <table:table-cell office:value-type="string" office:string-value="anhyesun" table:formula="of:=LEFT([.H1016];FIND(&quot;@&quot;;[.H1016])-1)" table:style-name="ce4">
            <text:p>anhyesun</text:p>
          </table:table-cell>
          <table:table-cell office:value-type="string" office:string-value="gmail.com" table:formula="of:=RIGHT([.H1016];LEN([.H1016])-FIND(&quot;@&quot;;[.H1016]))" table:style-name="ce1">
            <text:p>gmail.com</text:p>
          </table:table-cell>
          <table:table-cell office:value-type="string" table:style-name="ce1">
            <text:p>anhyesun@gmail.com</text:p>
          </table:table-cell>
          <table:table-cell office:value-type="date" office:date-value="2023-06-05T06:56:41" table:style-name="ce5">
            <text:p>6/5/23 06:56 AM</text:p>
          </table:table-cell>
          <table:table-cell office:value-type="string" table:style-name="ce1">
            <text:p>207.216.50.67</text:p>
          </table:table-cell>
          <table:table-cell table:number-columns-repeated="16374"/>
        </table:table-row>
        <table:table-row table:style-name="ro2">
          <table:table-cell office:value-type="float" office:value="3243" table:style-name="ce1">
            <text:p>3243</text:p>
          </table:table-cell>
          <table:table-cell office:value-type="float" office:value="8740" table:style-name="ce1">
            <text:p>8740</text:p>
          </table:table-cell>
          <table:table-cell table:style-name="ce3"/>
          <table:table-cell office:value-type="string" table:style-name="ce1">
            <text:p>Chelsea</text:p>
          </table:table-cell>
          <table:table-cell office:value-type="string" table:style-name="ce1">
            <text:p>Aprill</text:p>
          </table:table-cell>
          <table:table-cell office:value-type="string" office:string-value="ceateddybears" table:formula="of:=LEFT([.H1017];FIND(&quot;@&quot;;[.H1017])-1)" table:style-name="ce4">
            <text:p>ceateddybears</text:p>
          </table:table-cell>
          <table:table-cell office:value-type="string" office:string-value="gmail.com" table:formula="of:=RIGHT([.H1017];LEN([.H1017])-FIND(&quot;@&quot;;[.H1017]))" table:style-name="ce1">
            <text:p>gmail.com</text:p>
          </table:table-cell>
          <table:table-cell office:value-type="string" table:style-name="ce1">
            <text:p>ceateddybears@gmail.com</text:p>
          </table:table-cell>
          <table:table-cell office:value-type="date" office:date-value="2023-06-05T07:12:54" table:style-name="ce5">
            <text:p>6/5/23 07:12 AM</text:p>
          </table:table-cell>
          <table:table-cell office:value-type="string" table:style-name="ce1">
            <text:p>104.191.167.238</text:p>
          </table:table-cell>
          <table:table-cell table:number-columns-repeated="16374"/>
        </table:table-row>
        <table:table-row table:style-name="ro2">
          <table:table-cell office:value-type="float" office:value="3249" table:style-name="ce1">
            <text:p>3249</text:p>
          </table:table-cell>
          <table:table-cell office:value-type="float" office:value="8799" table:style-name="ce1">
            <text:p>8799</text:p>
          </table:table-cell>
          <table:table-cell table:style-name="ce3"/>
          <table:table-cell office:value-type="string" table:style-name="ce1">
            <text:p>สายทอง</text:p>
          </table:table-cell>
          <table:table-cell office:value-type="string" table:style-name="ce1">
            <text:p>ไชยสิทธิ์</text:p>
          </table:table-cell>
          <table:table-cell office:value-type="string" office:string-value="samai0910599104" table:formula="of:=LEFT([.H1018];FIND(&quot;@&quot;;[.H1018])-1)" table:style-name="ce4">
            <text:p>samai0910599104</text:p>
          </table:table-cell>
          <table:table-cell office:value-type="string" office:string-value="gmail.com" table:formula="of:=RIGHT([.H1018];LEN([.H1018])-FIND(&quot;@&quot;;[.H1018]))" table:style-name="ce1">
            <text:p>gmail.com</text:p>
          </table:table-cell>
          <table:table-cell office:value-type="string" table:style-name="ce1">
            <text:p>samai0910599104@gmail.com</text:p>
          </table:table-cell>
          <table:table-cell office:value-type="date" office:date-value="2023-06-05T09:05:10" table:style-name="ce5">
            <text:p>6/5/23 09:05 AM</text:p>
          </table:table-cell>
          <table:table-cell office:value-type="string" table:style-name="ce1">
            <text:p>223.24.189.104</text:p>
          </table:table-cell>
          <table:table-cell table:number-columns-repeated="16374"/>
        </table:table-row>
        <table:table-row table:style-name="ro2">
          <table:table-cell office:value-type="float" office:value="3250" table:style-name="ce1">
            <text:p>3250</text:p>
          </table:table-cell>
          <table:table-cell office:value-type="float" office:value="8800" table:style-name="ce1">
            <text:p>8800</text:p>
          </table:table-cell>
          <table:table-cell table:style-name="ce3"/>
          <table:table-cell office:value-type="string" table:style-name="ce1">
            <text:p>Nao</text:p>
          </table:table-cell>
          <table:table-cell office:value-type="string" table:style-name="ce1">
            <text:p>Komai</text:p>
          </table:table-cell>
          <table:table-cell office:value-type="string" office:string-value="sen618189" table:formula="of:=LEFT([.H1019];FIND(&quot;@&quot;;[.H1019])-1)" table:style-name="ce4">
            <text:p>sen618189</text:p>
          </table:table-cell>
          <table:table-cell office:value-type="string" office:string-value="gmail.com" table:formula="of:=RIGHT([.H1019];LEN([.H1019])-FIND(&quot;@&quot;;[.H1019]))" table:style-name="ce1">
            <text:p>gmail.com</text:p>
          </table:table-cell>
          <table:table-cell office:value-type="string" table:style-name="ce1">
            <text:p>sen618189@gmail.com</text:p>
          </table:table-cell>
          <table:table-cell office:value-type="date" office:date-value="2023-06-05T09:08:31" table:style-name="ce5">
            <text:p>6/5/23 09:08 AM</text:p>
          </table:table-cell>
          <table:table-cell office:value-type="string" table:style-name="ce1">
            <text:p>180.145.102.100</text:p>
          </table:table-cell>
          <table:table-cell table:number-columns-repeated="16374"/>
        </table:table-row>
        <table:table-row table:style-name="ro2">
          <table:table-cell office:value-type="float" office:value="3267" table:style-name="ce1">
            <text:p>3267</text:p>
          </table:table-cell>
          <table:table-cell office:value-type="float" office:value="8828" table:style-name="ce1">
            <text:p>8828</text:p>
          </table:table-cell>
          <table:table-cell table:style-name="ce3"/>
          <table:table-cell office:value-type="string" table:style-name="ce1">
            <text:p>กุลจิรา</text:p>
          </table:table-cell>
          <table:table-cell office:value-type="string" table:style-name="ce1">
            <text:p>แซ่เล้า</text:p>
          </table:table-cell>
          <table:table-cell office:value-type="string" office:string-value="pianokhunjira" table:formula="of:=LEFT([.H1020];FIND(&quot;@&quot;;[.H1020])-1)" table:style-name="ce4">
            <text:p>pianokhunjira</text:p>
          </table:table-cell>
          <table:table-cell office:value-type="string" office:string-value="icloud.com" table:formula="of:=RIGHT([.H1020];LEN([.H1020])-FIND(&quot;@&quot;;[.H1020]))" table:style-name="ce1">
            <text:p>icloud.com</text:p>
          </table:table-cell>
          <table:table-cell office:value-type="string" table:style-name="ce1">
            <text:p>pianokhunjira@icloud.com</text:p>
          </table:table-cell>
          <table:table-cell office:value-type="date" office:date-value="2023-06-05T10:57:06" table:style-name="ce5">
            <text:p>6/5/23 10:57 AM</text:p>
          </table:table-cell>
          <table:table-cell office:value-type="string" table:style-name="ce1">
            <text:p>171.5.250.121</text:p>
          </table:table-cell>
          <table:table-cell table:number-columns-repeated="16374"/>
        </table:table-row>
        <table:table-row table:style-name="ro2">
          <table:table-cell office:value-type="float" office:value="3272" table:style-name="ce1">
            <text:p>3272</text:p>
          </table:table-cell>
          <table:table-cell office:value-type="float" office:value="8856" table:style-name="ce1">
            <text:p>8856</text:p>
          </table:table-cell>
          <table:table-cell table:style-name="ce3"/>
          <table:table-cell office:value-type="string" table:style-name="ce1">
            <text:p>Lisa</text:p>
          </table:table-cell>
          <table:table-cell office:value-type="string" table:style-name="ce1">
            <text:p>Hill</text:p>
          </table:table-cell>
          <table:table-cell office:value-type="string" office:string-value="lisahill032" table:formula="of:=LEFT([.H1021];FIND(&quot;@&quot;;[.H1021])-1)" table:style-name="ce4">
            <text:p>lisahill032</text:p>
          </table:table-cell>
          <table:table-cell office:value-type="string" office:string-value="gmail.com" table:formula="of:=RIGHT([.H1021];LEN([.H1021])-FIND(&quot;@&quot;;[.H1021]))" table:style-name="ce1">
            <text:p>gmail.com</text:p>
          </table:table-cell>
          <table:table-cell office:value-type="string" table:style-name="ce1">
            <text:p>lisahill032@gmail.com</text:p>
          </table:table-cell>
          <table:table-cell office:value-type="date" office:date-value="2023-06-05T11:15:06" table:style-name="ce5">
            <text:p>6/5/23 11:15 AM</text:p>
          </table:table-cell>
          <table:table-cell office:value-type="string" table:style-name="ce1">
            <text:p>50.98.182.62</text:p>
          </table:table-cell>
          <table:table-cell table:number-columns-repeated="16374"/>
        </table:table-row>
        <table:table-row table:style-name="ro2">
          <table:table-cell office:value-type="float" office:value="3278" table:style-name="ce1">
            <text:p>3278</text:p>
          </table:table-cell>
          <table:table-cell office:value-type="float" office:value="8864" table:style-name="ce1">
            <text:p>8864</text:p>
          </table:table-cell>
          <table:table-cell table:style-name="ce3"/>
          <table:table-cell office:value-type="string" table:style-name="ce1">
            <text:p>พีรภัทร</text:p>
          </table:table-cell>
          <table:table-cell office:value-type="string" table:style-name="ce1">
            <text:p>นาคประวิทย์</text:p>
          </table:table-cell>
          <table:table-cell office:value-type="string" office:string-value="alef8439" table:formula="of:=LEFT([.H1022];FIND(&quot;@&quot;;[.H1022])-1)" table:style-name="ce4">
            <text:p>alef8439</text:p>
          </table:table-cell>
          <table:table-cell office:value-type="string" office:string-value="gmail.com" table:formula="of:=RIGHT([.H1022];LEN([.H1022])-FIND(&quot;@&quot;;[.H1022]))" table:style-name="ce1">
            <text:p>gmail.com</text:p>
          </table:table-cell>
          <table:table-cell office:value-type="string" table:style-name="ce1">
            <text:p>alef8439@gmail.com</text:p>
          </table:table-cell>
          <table:table-cell office:value-type="date" office:date-value="2023-06-05T11:21:15" table:style-name="ce5">
            <text:p>6/5/23 11:21 AM</text:p>
          </table:table-cell>
          <table:table-cell office:value-type="string" table:style-name="ce1">
            <text:p>1.10.204.100</text:p>
          </table:table-cell>
          <table:table-cell table:number-columns-repeated="16374"/>
        </table:table-row>
        <table:table-row table:style-name="ro2">
          <table:table-cell office:value-type="float" office:value="3279" table:style-name="ce1">
            <text:p>3279</text:p>
          </table:table-cell>
          <table:table-cell office:value-type="float" office:value="8858" table:style-name="ce1">
            <text:p>8858</text:p>
          </table:table-cell>
          <table:table-cell table:style-name="ce3"/>
          <table:table-cell office:value-type="string" table:style-name="ce1">
            <text:p>Nitthiya</text:p>
          </table:table-cell>
          <table:table-cell office:value-type="string" table:style-name="ce1">
            <text:p>Khunthong</text:p>
          </table:table-cell>
          <table:table-cell office:value-type="string" office:string-value="pare9925" table:formula="of:=LEFT([.H1023];FIND(&quot;@&quot;;[.H1023])-1)" table:style-name="ce4">
            <text:p>pare9925</text:p>
          </table:table-cell>
          <table:table-cell office:value-type="string" office:string-value="gmail.com" table:formula="of:=RIGHT([.H1023];LEN([.H1023])-FIND(&quot;@&quot;;[.H1023]))" table:style-name="ce1">
            <text:p>gmail.com</text:p>
          </table:table-cell>
          <table:table-cell office:value-type="string" table:style-name="ce1">
            <text:p>pare9925@gmail.com</text:p>
          </table:table-cell>
          <table:table-cell office:value-type="date" office:date-value="2023-06-05T11:21:24" table:style-name="ce5">
            <text:p>6/5/23 11:21 AM</text:p>
          </table:table-cell>
          <table:table-cell office:value-type="string" table:style-name="ce1">
            <text:p>49.230.17.157</text:p>
          </table:table-cell>
          <table:table-cell table:number-columns-repeated="16374"/>
        </table:table-row>
        <table:table-row table:style-name="ro2">
          <table:table-cell office:value-type="float" office:value="3282" table:style-name="ce1">
            <text:p>3282</text:p>
          </table:table-cell>
          <table:table-cell office:value-type="float" office:value="8768" table:style-name="ce1">
            <text:p>8768</text:p>
          </table:table-cell>
          <table:table-cell table:style-name="ce3"/>
          <table:table-cell office:value-type="string" table:style-name="ce1">
            <text:p>Hell</text:p>
          </table:table-cell>
          <table:table-cell office:value-type="string" table:style-name="ce1">
            <text:p>Hellll</text:p>
          </table:table-cell>
          <table:table-cell office:value-type="string" office:string-value="K.u.n.l.i.t.a.z" table:formula="of:=LEFT([.H1024];FIND(&quot;@&quot;;[.H1024])-1)" table:style-name="ce4">
            <text:p>K.u.n.l.i.t.a.z</text:p>
          </table:table-cell>
          <table:table-cell office:value-type="string" office:string-value="gmail.com" table:formula="of:=RIGHT([.H1024];LEN([.H1024])-FIND(&quot;@&quot;;[.H1024]))" table:style-name="ce1">
            <text:p>gmail.com</text:p>
          </table:table-cell>
          <table:table-cell office:value-type="string" table:style-name="ce1">
            <text:p>K.u.n.l.i.t.a.z@gmail.com</text:p>
          </table:table-cell>
          <table:table-cell office:value-type="date" office:date-value="2023-06-05T11:23:40" table:style-name="ce5">
            <text:p>6/5/23 11:23 AM</text:p>
          </table:table-cell>
          <table:table-cell office:value-type="string" table:style-name="ce1">
            <text:p>223.24.94.9</text:p>
          </table:table-cell>
          <table:table-cell table:number-columns-repeated="16374"/>
        </table:table-row>
        <table:table-row table:style-name="ro2">
          <table:table-cell office:value-type="float" office:value="3285" table:style-name="ce1">
            <text:p>3285</text:p>
          </table:table-cell>
          <table:table-cell office:value-type="float" office:value="8767" table:style-name="ce1">
            <text:p>8767</text:p>
          </table:table-cell>
          <table:table-cell table:style-name="ce3"/>
          <table:table-cell office:value-type="string" table:style-name="ce1">
            <text:p>Hall</text:p>
          </table:table-cell>
          <table:table-cell office:value-type="string" table:style-name="ce1">
            <text:p>Hwll</text:p>
          </table:table-cell>
          <table:table-cell office:value-type="string" office:string-value="K.u.n.l.i.t.az" table:formula="of:=LEFT([.H1025];FIND(&quot;@&quot;;[.H1025])-1)" table:style-name="ce4">
            <text:p>K.u.n.l.i.t.az</text:p>
          </table:table-cell>
          <table:table-cell office:value-type="string" office:string-value="gmail.com" table:formula="of:=RIGHT([.H1025];LEN([.H1025])-FIND(&quot;@&quot;;[.H1025]))" table:style-name="ce1">
            <text:p>gmail.com</text:p>
          </table:table-cell>
          <table:table-cell office:value-type="string" table:style-name="ce1">
            <text:p>K.u.n.l.i.t.az@gmail.com</text:p>
          </table:table-cell>
          <table:table-cell office:value-type="date" office:date-value="2023-06-05T11:24:34" table:style-name="ce5">
            <text:p>6/5/23 11:24 AM</text:p>
          </table:table-cell>
          <table:table-cell office:value-type="string" table:style-name="ce1">
            <text:p>223.24.94.9</text:p>
          </table:table-cell>
          <table:table-cell table:number-columns-repeated="16374"/>
        </table:table-row>
        <table:table-row table:style-name="ro2">
          <table:table-cell office:value-type="float" office:value="3286" table:style-name="ce1">
            <text:p>3286</text:p>
          </table:table-cell>
          <table:table-cell office:value-type="float" office:value="8873" table:style-name="ce1">
            <text:p>8873</text:p>
          </table:table-cell>
          <table:table-cell table:style-name="ce3"/>
          <table:table-cell office:value-type="string" table:style-name="ce1">
            <text:p>Nolwen</text:p>
          </table:table-cell>
          <table:table-cell office:value-type="string" table:style-name="ce1">
            <text:p>Couvert</text:p>
          </table:table-cell>
          <table:table-cell office:value-type="string" office:string-value="Nolwen.couvert" table:formula="of:=LEFT([.H1026];FIND(&quot;@&quot;;[.H1026])-1)" table:style-name="ce4">
            <text:p>Nolwen.couvert</text:p>
          </table:table-cell>
          <table:table-cell office:value-type="string" office:string-value="hotmail.fr" table:formula="of:=RIGHT([.H1026];LEN([.H1026])-FIND(&quot;@&quot;;[.H1026]))" table:style-name="ce1">
            <text:p>hotmail.fr</text:p>
          </table:table-cell>
          <table:table-cell office:value-type="string" table:style-name="ce1">
            <text:p>Nolwen.couvert@hotmail.fr</text:p>
          </table:table-cell>
          <table:table-cell office:value-type="date" office:date-value="2023-06-05T11:24:56" table:style-name="ce5">
            <text:p>6/5/23 11:24 AM</text:p>
          </table:table-cell>
          <table:table-cell office:value-type="string" table:style-name="ce1">
            <text:p>109.31.27.60</text:p>
          </table:table-cell>
          <table:table-cell table:number-columns-repeated="16374"/>
        </table:table-row>
        <table:table-row table:style-name="ro2">
          <table:table-cell office:value-type="float" office:value="3291" table:style-name="ce1">
            <text:p>3291</text:p>
          </table:table-cell>
          <table:table-cell office:value-type="float" office:value="8766" table:style-name="ce1">
            <text:p>8766</text:p>
          </table:table-cell>
          <table:table-cell table:style-name="ce3"/>
          <table:table-cell office:value-type="string" table:style-name="ce1">
            <text:p>Ho</text:p>
          </table:table-cell>
          <table:table-cell office:value-type="string" table:style-name="ce1">
            <text:p>Hess</text:p>
          </table:table-cell>
          <table:table-cell office:value-type="string" office:string-value="K.u.n.l.i.taz" table:formula="of:=LEFT([.H1027];FIND(&quot;@&quot;;[.H1027])-1)" table:style-name="ce4">
            <text:p>K.u.n.l.i.taz</text:p>
          </table:table-cell>
          <table:table-cell office:value-type="string" office:string-value="gmail.com" table:formula="of:=RIGHT([.H1027];LEN([.H1027])-FIND(&quot;@&quot;;[.H1027]))" table:style-name="ce1">
            <text:p>gmail.com</text:p>
          </table:table-cell>
          <table:table-cell office:value-type="string" table:style-name="ce1">
            <text:p>K.u.n.l.i.taz@gmail.com</text:p>
          </table:table-cell>
          <table:table-cell office:value-type="date" office:date-value="2023-06-05T11:29:01" table:style-name="ce5">
            <text:p>6/5/23 11:29 AM</text:p>
          </table:table-cell>
          <table:table-cell office:value-type="string" table:style-name="ce1">
            <text:p>223.24.94.9</text:p>
          </table:table-cell>
          <table:table-cell table:number-columns-repeated="16374"/>
        </table:table-row>
        <table:table-row table:style-name="ro2">
          <table:table-cell office:value-type="float" office:value="3294" table:style-name="ce1">
            <text:p>3294</text:p>
          </table:table-cell>
          <table:table-cell office:value-type="float" office:value="8764" table:style-name="ce1">
            <text:p>8764</text:p>
          </table:table-cell>
          <table:table-cell table:style-name="ce3"/>
          <table:table-cell office:value-type="string" table:style-name="ce1">
            <text:p>Yajoo</text:p>
          </table:table-cell>
          <table:table-cell office:value-type="string" table:style-name="ce1">
            <text:p>Yes</text:p>
          </table:table-cell>
          <table:table-cell office:value-type="string" office:string-value="K.u.n.l.itaz" table:formula="of:=LEFT([.H1028];FIND(&quot;@&quot;;[.H1028])-1)" table:style-name="ce4">
            <text:p>K.u.n.l.itaz</text:p>
          </table:table-cell>
          <table:table-cell office:value-type="string" office:string-value="gmail.com" table:formula="of:=RIGHT([.H1028];LEN([.H1028])-FIND(&quot;@&quot;;[.H1028]))" table:style-name="ce1">
            <text:p>gmail.com</text:p>
          </table:table-cell>
          <table:table-cell office:value-type="string" table:style-name="ce1">
            <text:p>K.u.n.l.itaz@gmail.com</text:p>
          </table:table-cell>
          <table:table-cell office:value-type="date" office:date-value="2023-06-05T11:33:28" table:style-name="ce5">
            <text:p>6/5/23 11:33 AM</text:p>
          </table:table-cell>
          <table:table-cell office:value-type="string" table:style-name="ce1">
            <text:p>223.24.94.9</text:p>
          </table:table-cell>
          <table:table-cell table:number-columns-repeated="16374"/>
        </table:table-row>
        <table:table-row table:style-name="ro2">
          <table:table-cell office:value-type="float" office:value="3297" table:style-name="ce1">
            <text:p>3297</text:p>
          </table:table-cell>
          <table:table-cell office:value-type="float" office:value="8608" table:style-name="ce1">
            <text:p>8608</text:p>
          </table:table-cell>
          <table:table-cell table:style-name="ce3"/>
          <table:table-cell office:value-type="string" table:style-name="ce1">
            <text:p>Berkee</text:p>
          </table:table-cell>
          <table:table-cell office:value-type="string" table:style-name="ce1">
            <text:p>Cheng</text:p>
          </table:table-cell>
          <table:table-cell office:value-type="string" office:string-value="cheng_mini" table:formula="of:=LEFT([.H1029];FIND(&quot;@&quot;;[.H1029])-1)" table:style-name="ce4">
            <text:p>cheng_mini</text:p>
          </table:table-cell>
          <table:table-cell office:value-type="string" office:string-value="yahoo.com" table:formula="of:=RIGHT([.H1029];LEN([.H1029])-FIND(&quot;@&quot;;[.H1029]))" table:style-name="ce1">
            <text:p>yahoo.com</text:p>
          </table:table-cell>
          <table:table-cell office:value-type="string" table:style-name="ce1">
            <text:p>cheng_mini@yahoo.com</text:p>
          </table:table-cell>
          <table:table-cell office:value-type="date" office:date-value="2023-06-05T11:39:21" table:style-name="ce5">
            <text:p>6/5/23 11:39 AM</text:p>
          </table:table-cell>
          <table:table-cell office:value-type="string" table:style-name="ce1">
            <text:p>49.216.82.236</text:p>
          </table:table-cell>
          <table:table-cell table:number-columns-repeated="16374"/>
        </table:table-row>
        <table:table-row table:style-name="ro2">
          <table:table-cell office:value-type="float" office:value="3299" table:style-name="ce1">
            <text:p>3299</text:p>
          </table:table-cell>
          <table:table-cell office:value-type="float" office:value="8892" table:style-name="ce1">
            <text:p>8892</text:p>
          </table:table-cell>
          <table:table-cell table:style-name="ce3"/>
          <table:table-cell office:value-type="string" table:style-name="ce1">
            <text:p>Noa</text:p>
          </table:table-cell>
          <table:table-cell office:value-type="string" table:style-name="ce1">
            <text:p>Imada</text:p>
          </table:table-cell>
          <table:table-cell office:value-type="string" office:string-value="sen826818" table:formula="of:=LEFT([.H1030];FIND(&quot;@&quot;;[.H1030])-1)" table:style-name="ce4">
            <text:p>sen826818</text:p>
          </table:table-cell>
          <table:table-cell office:value-type="string" office:string-value="gmail.com" table:formula="of:=RIGHT([.H1030];LEN([.H1030])-FIND(&quot;@&quot;;[.H1030]))" table:style-name="ce1">
            <text:p>gmail.com</text:p>
          </table:table-cell>
          <table:table-cell office:value-type="string" table:style-name="ce1">
            <text:p>sen826818@gmail.com</text:p>
          </table:table-cell>
          <table:table-cell office:value-type="date" office:date-value="2023-06-05T11:50:56" table:style-name="ce5">
            <text:p>6/5/23 11:50 AM</text:p>
          </table:table-cell>
          <table:table-cell office:value-type="string" table:style-name="ce1">
            <text:p>180.145.102.100</text:p>
          </table:table-cell>
          <table:table-cell table:number-columns-repeated="16374"/>
        </table:table-row>
        <table:table-row table:style-name="ro2">
          <table:table-cell office:value-type="float" office:value="3301" table:style-name="ce1">
            <text:p>3301</text:p>
          </table:table-cell>
          <table:table-cell office:value-type="float" office:value="8794" table:style-name="ce1">
            <text:p>8794</text:p>
          </table:table-cell>
          <table:table-cell table:style-name="ce3"/>
          <table:table-cell office:value-type="string" table:style-name="ce1">
            <text:p>Jek</text:p>
          </table:table-cell>
          <table:table-cell office:value-type="string" table:style-name="ce1">
            <text:p>Jekd</text:p>
          </table:table-cell>
          <table:table-cell office:value-type="string" office:string-value="Ku.n.l.i.t.a.z" table:formula="of:=LEFT([.H1031];FIND(&quot;@&quot;;[.H1031])-1)" table:style-name="ce4">
            <text:p>Ku.n.l.i.t.a.z</text:p>
          </table:table-cell>
          <table:table-cell office:value-type="string" office:string-value="gmail.com" table:formula="of:=RIGHT([.H1031];LEN([.H1031])-FIND(&quot;@&quot;;[.H1031]))" table:style-name="ce1">
            <text:p>gmail.com</text:p>
          </table:table-cell>
          <table:table-cell office:value-type="string" table:style-name="ce1">
            <text:p>Ku.n.l.i.t.a.z@gmail.com</text:p>
          </table:table-cell>
          <table:table-cell office:value-type="date" office:date-value="2023-06-05T11:57:23" table:style-name="ce5">
            <text:p>6/5/23 11:57 AM</text:p>
          </table:table-cell>
          <table:table-cell office:value-type="string" table:style-name="ce1">
            <text:p>223.24.94.9</text:p>
          </table:table-cell>
          <table:table-cell table:number-columns-repeated="16374"/>
        </table:table-row>
        <table:table-row table:style-name="ro2">
          <table:table-cell office:value-type="float" office:value="3302" table:style-name="ce1">
            <text:p>3302</text:p>
          </table:table-cell>
          <table:table-cell office:value-type="float" office:value="8905" table:style-name="ce1">
            <text:p>8905</text:p>
          </table:table-cell>
          <table:table-cell table:style-name="ce3"/>
          <table:table-cell office:value-type="string" table:style-name="ce1">
            <text:p>วรัญญู</text:p>
          </table:table-cell>
          <table:table-cell office:value-type="string" table:style-name="ce1">
            <text:p>สหะศักดิ์มนตรี</text:p>
          </table:table-cell>
          <table:table-cell office:value-type="string" office:string-value="Pointcurly" table:formula="of:=LEFT([.H1032];FIND(&quot;@&quot;;[.H1032])-1)" table:style-name="ce4">
            <text:p>Pointcurly</text:p>
          </table:table-cell>
          <table:table-cell office:value-type="string" office:string-value="gmail.com" table:formula="of:=RIGHT([.H1032];LEN([.H1032])-FIND(&quot;@&quot;;[.H1032]))" table:style-name="ce1">
            <text:p>gmail.com</text:p>
          </table:table-cell>
          <table:table-cell office:value-type="string" table:style-name="ce1">
            <text:p>Pointcurly@gmail.com</text:p>
          </table:table-cell>
          <table:table-cell office:value-type="date" office:date-value="2023-06-05T11:59:23" table:style-name="ce5">
            <text:p>6/5/23 11:59 AM</text:p>
          </table:table-cell>
          <table:table-cell office:value-type="string" table:style-name="ce1">
            <text:p>182.232.134.237</text:p>
          </table:table-cell>
          <table:table-cell table:number-columns-repeated="16374"/>
        </table:table-row>
        <table:table-row table:style-name="ro2">
          <table:table-cell office:value-type="float" office:value="3304" table:style-name="ce1">
            <text:p>3304</text:p>
          </table:table-cell>
          <table:table-cell office:value-type="float" office:value="8914" table:style-name="ce1">
            <text:p>8914</text:p>
          </table:table-cell>
          <table:table-cell table:style-name="ce3"/>
          <table:table-cell office:value-type="string" table:style-name="ce1">
            <text:p>จารุณี</text:p>
          </table:table-cell>
          <table:table-cell office:value-type="string" table:style-name="ce1">
            <text:p>ชุุ่มใจ</text:p>
          </table:table-cell>
          <table:table-cell office:value-type="string" office:string-value="kobcivil00+3" table:formula="of:=LEFT([.H1033];FIND(&quot;@&quot;;[.H1033])-1)" table:style-name="ce4">
            <text:p>kobcivil00+3</text:p>
          </table:table-cell>
          <table:table-cell office:value-type="string" office:string-value="gmail.com" table:formula="of:=RIGHT([.H1033];LEN([.H1033])-FIND(&quot;@&quot;;[.H1033]))" table:style-name="ce1">
            <text:p>gmail.com</text:p>
          </table:table-cell>
          <table:table-cell office:value-type="string" table:style-name="ce1">
            <text:p>kobcivil00+3@gmail.com</text:p>
          </table:table-cell>
          <table:table-cell office:value-type="date" office:date-value="2023-06-05T12:05:26" table:style-name="ce5">
            <text:p>6/5/23 12:05 PM</text:p>
          </table:table-cell>
          <table:table-cell office:value-type="string" table:style-name="ce1">
            <text:p>49.237.34.43</text:p>
          </table:table-cell>
          <table:table-cell table:number-columns-repeated="16374"/>
        </table:table-row>
        <table:table-row table:style-name="ro2">
          <table:table-cell office:value-type="float" office:value="3305" table:style-name="ce1">
            <text:p>3305</text:p>
          </table:table-cell>
          <table:table-cell office:value-type="float" office:value="8781" table:style-name="ce1">
            <text:p>8781</text:p>
          </table:table-cell>
          <table:table-cell table:style-name="ce3"/>
          <table:table-cell office:value-type="string" table:style-name="ce1">
            <text:p>Hess</text:p>
          </table:table-cell>
          <table:table-cell office:value-type="string" table:style-name="ce1">
            <text:p>Fish</text:p>
          </table:table-cell>
          <table:table-cell office:value-type="string" office:string-value="Ku.n.litaz" table:formula="of:=LEFT([.H1034];FIND(&quot;@&quot;;[.H1034])-1)" table:style-name="ce4">
            <text:p>Ku.n.litaz</text:p>
          </table:table-cell>
          <table:table-cell office:value-type="string" office:string-value="gmail.com" table:formula="of:=RIGHT([.H1034];LEN([.H1034])-FIND(&quot;@&quot;;[.H1034]))" table:style-name="ce1">
            <text:p>gmail.com</text:p>
          </table:table-cell>
          <table:table-cell office:value-type="string" table:style-name="ce1">
            <text:p>Ku.n.litaz@gmail.com</text:p>
          </table:table-cell>
          <table:table-cell office:value-type="date" office:date-value="2023-06-05T12:10:31" table:style-name="ce5">
            <text:p>6/5/23 12:10 PM</text:p>
          </table:table-cell>
          <table:table-cell office:value-type="string" table:style-name="ce1">
            <text:p>90.233.199.144</text:p>
          </table:table-cell>
          <table:table-cell table:number-columns-repeated="16374"/>
        </table:table-row>
        <table:table-row table:style-name="ro2">
          <table:table-cell office:value-type="float" office:value="3310" table:style-name="ce1">
            <text:p>3310</text:p>
          </table:table-cell>
          <table:table-cell office:value-type="float" office:value="8788" table:style-name="ce1">
            <text:p>8788</text:p>
          </table:table-cell>
          <table:table-cell table:style-name="ce3"/>
          <table:table-cell office:value-type="string" table:style-name="ce1">
            <text:p>Always</text:p>
          </table:table-cell>
          <table:table-cell office:value-type="string" table:style-name="ce1">
            <text:p>Live</text:p>
          </table:table-cell>
          <table:table-cell office:value-type="string" office:string-value="Ku.n.l.i.taz" table:formula="of:=LEFT([.H1035];FIND(&quot;@&quot;;[.H1035])-1)" table:style-name="ce4">
            <text:p>Ku.n.l.i.taz</text:p>
          </table:table-cell>
          <table:table-cell office:value-type="string" office:string-value="gmail.com" table:formula="of:=RIGHT([.H1035];LEN([.H1035])-FIND(&quot;@&quot;;[.H1035]))" table:style-name="ce1">
            <text:p>gmail.com</text:p>
          </table:table-cell>
          <table:table-cell office:value-type="string" table:style-name="ce1">
            <text:p>Ku.n.l.i.taz@gmail.com</text:p>
          </table:table-cell>
          <table:table-cell office:value-type="date" office:date-value="2023-06-05T12:26:20" table:style-name="ce5">
            <text:p>6/5/23 12:26 PM</text:p>
          </table:table-cell>
          <table:table-cell office:value-type="string" table:style-name="ce1">
            <text:p>90.233.199.144</text:p>
          </table:table-cell>
          <table:table-cell table:number-columns-repeated="16374"/>
        </table:table-row>
        <table:table-row table:style-name="ro2">
          <table:table-cell office:value-type="float" office:value="3312" table:style-name="ce1">
            <text:p>3312</text:p>
          </table:table-cell>
          <table:table-cell office:value-type="float" office:value="8793" table:style-name="ce1">
            <text:p>8793</text:p>
          </table:table-cell>
          <table:table-cell table:style-name="ce3"/>
          <table:table-cell office:value-type="string" table:style-name="ce1">
            <text:p>Kol</text:p>
          </table:table-cell>
          <table:table-cell office:value-type="string" table:style-name="ce1">
            <text:p>Great</text:p>
          </table:table-cell>
          <table:table-cell office:value-type="string" office:string-value="Ku.n.l.i.t.az" table:formula="of:=LEFT([.H1036];FIND(&quot;@&quot;;[.H1036])-1)" table:style-name="ce4">
            <text:p>Ku.n.l.i.t.az</text:p>
          </table:table-cell>
          <table:table-cell office:value-type="string" office:string-value="gmail.com" table:formula="of:=RIGHT([.H1036];LEN([.H1036])-FIND(&quot;@&quot;;[.H1036]))" table:style-name="ce1">
            <text:p>gmail.com</text:p>
          </table:table-cell>
          <table:table-cell office:value-type="string" table:style-name="ce1">
            <text:p>Ku.n.l.i.t.az@gmail.com</text:p>
          </table:table-cell>
          <table:table-cell office:value-type="date" office:date-value="2023-06-05T12:29:50" table:style-name="ce5">
            <text:p>6/5/23 12:29 PM</text:p>
          </table:table-cell>
          <table:table-cell office:value-type="string" table:style-name="ce1">
            <text:p>90.233.199.144</text:p>
          </table:table-cell>
          <table:table-cell table:number-columns-repeated="16374"/>
        </table:table-row>
        <table:table-row table:style-name="ro2">
          <table:table-cell office:value-type="float" office:value="3317" table:style-name="ce1">
            <text:p>3317</text:p>
          </table:table-cell>
          <table:table-cell office:value-type="float" office:value="8931" table:style-name="ce1">
            <text:p>8931</text:p>
          </table:table-cell>
          <table:table-cell table:style-name="ce3"/>
          <table:table-cell office:value-type="string" table:style-name="ce1">
            <text:p>kannika</text:p>
          </table:table-cell>
          <table:table-cell office:value-type="string" table:style-name="ce1">
            <text:p>sapeng</text:p>
          </table:table-cell>
          <table:table-cell office:value-type="string" office:string-value="kaikanka34" table:formula="of:=LEFT([.H1037];FIND(&quot;@&quot;;[.H1037])-1)" table:style-name="ce4">
            <text:p>kaikanka34</text:p>
          </table:table-cell>
          <table:table-cell office:value-type="string" office:string-value="hotmail.com" table:formula="of:=RIGHT([.H1037];LEN([.H1037])-FIND(&quot;@&quot;;[.H1037]))" table:style-name="ce1">
            <text:p>hotmail.com</text:p>
          </table:table-cell>
          <table:table-cell office:value-type="string" table:style-name="ce1">
            <text:p>kaikanka34@hotmail.com</text:p>
          </table:table-cell>
          <table:table-cell office:value-type="date" office:date-value="2023-06-05T12:42:21" table:style-name="ce5">
            <text:p>6/5/23 12:42 PM</text:p>
          </table:table-cell>
          <table:table-cell office:value-type="string" table:style-name="ce1">
            <text:p>49.49.229.125</text:p>
          </table:table-cell>
          <table:table-cell table:number-columns-repeated="16374"/>
        </table:table-row>
        <table:table-row table:style-name="ro2">
          <table:table-cell office:value-type="float" office:value="3332" table:style-name="ce1">
            <text:p>3332</text:p>
          </table:table-cell>
          <table:table-cell office:value-type="float" office:value="8992" table:style-name="ce1">
            <text:p>8992</text:p>
          </table:table-cell>
          <table:table-cell table:style-name="ce3"/>
          <table:table-cell office:value-type="string" table:style-name="ce1">
            <text:p>สุรินทรา</text:p>
          </table:table-cell>
          <table:table-cell office:value-type="string" table:style-name="ce1">
            <text:p>แก้ววิจิตร</text:p>
          </table:table-cell>
          <table:table-cell office:value-type="string" office:string-value="weingping0919" table:formula="of:=LEFT([.H1038];FIND(&quot;@&quot;;[.H1038])-1)" table:style-name="ce4">
            <text:p>weingping0919</text:p>
          </table:table-cell>
          <table:table-cell office:value-type="string" office:string-value="icloud.com" table:formula="of:=RIGHT([.H1038];LEN([.H1038])-FIND(&quot;@&quot;;[.H1038]))" table:style-name="ce1">
            <text:p>icloud.com</text:p>
          </table:table-cell>
          <table:table-cell office:value-type="string" table:style-name="ce1">
            <text:p>weingping0919@icloud.com</text:p>
          </table:table-cell>
          <table:table-cell office:value-type="date" office:date-value="2023-06-05T13:41:31" table:style-name="ce5">
            <text:p>6/5/23 01:41 PM</text:p>
          </table:table-cell>
          <table:table-cell office:value-type="string" table:style-name="ce1">
            <text:p>49.228.160.115</text:p>
          </table:table-cell>
          <table:table-cell table:number-columns-repeated="16374"/>
        </table:table-row>
        <table:table-row table:style-name="ro2">
          <table:table-cell office:value-type="float" office:value="3337" table:style-name="ce1">
            <text:p>3337</text:p>
          </table:table-cell>
          <table:table-cell office:value-type="float" office:value="9016" table:style-name="ce1">
            <text:p>9016</text:p>
          </table:table-cell>
          <table:table-cell table:style-name="ce3"/>
          <table:table-cell office:value-type="string" table:style-name="ce1">
            <text:p>Yixing</text:p>
          </table:table-cell>
          <table:table-cell office:value-type="string" table:style-name="ce1">
            <text:p>KS</text:p>
          </table:table-cell>
          <table:table-cell office:value-type="string" office:string-value="yixingks" table:formula="of:=LEFT([.H1039];FIND(&quot;@&quot;;[.H1039])-1)" table:style-name="ce4">
            <text:p>yixingks</text:p>
          </table:table-cell>
          <table:table-cell office:value-type="string" office:string-value="gmail.com" table:formula="of:=RIGHT([.H1039];LEN([.H1039])-FIND(&quot;@&quot;;[.H1039]))" table:style-name="ce1">
            <text:p>gmail.com</text:p>
          </table:table-cell>
          <table:table-cell office:value-type="string" table:style-name="ce1">
            <text:p>yixingks@gmail.com</text:p>
          </table:table-cell>
          <table:table-cell office:value-type="date" office:date-value="2023-06-05T14:08:17" table:style-name="ce5">
            <text:p>6/5/23 02:08 PM</text:p>
          </table:table-cell>
          <table:table-cell office:value-type="string" table:style-name="ce1">
            <text:p>183.78.122.176</text:p>
          </table:table-cell>
          <table:table-cell table:number-columns-repeated="16374"/>
        </table:table-row>
        <table:table-row table:style-name="ro2">
          <table:table-cell office:value-type="float" office:value="3360" table:style-name="ce1">
            <text:p>3360</text:p>
          </table:table-cell>
          <table:table-cell office:value-type="float" office:value="9064" table:style-name="ce1">
            <text:p>9064</text:p>
          </table:table-cell>
          <table:table-cell table:style-name="ce3"/>
          <table:table-cell office:value-type="string" table:style-name="ce1">
            <text:p>นานา</text:p>
          </table:table-cell>
          <table:table-cell office:value-type="string" table:style-name="ce1">
            <text:p>วรวรรณ</text:p>
          </table:table-cell>
          <table:table-cell office:value-type="string" office:string-value="pledezign" table:formula="of:=LEFT([.H1040];FIND(&quot;@&quot;;[.H1040])-1)" table:style-name="ce4">
            <text:p>pledezign</text:p>
          </table:table-cell>
          <table:table-cell office:value-type="string" office:string-value="gmail.com" table:formula="of:=RIGHT([.H1040];LEN([.H1040])-FIND(&quot;@&quot;;[.H1040]))" table:style-name="ce1">
            <text:p>gmail.com</text:p>
          </table:table-cell>
          <table:table-cell office:value-type="string" table:style-name="ce1">
            <text:p>pledezign@gmail.com</text:p>
          </table:table-cell>
          <table:table-cell office:value-type="date" office:date-value="2023-06-05T14:43:13" table:style-name="ce5">
            <text:p>6/5/23 02:43 PM</text:p>
          </table:table-cell>
          <table:table-cell office:value-type="string" table:style-name="ce1">
            <text:p>171.101.108.101</text:p>
          </table:table-cell>
          <table:table-cell table:number-columns-repeated="16374"/>
        </table:table-row>
        <table:table-row table:style-name="ro2">
          <table:table-cell office:value-type="float" office:value="3419" table:style-name="ce1">
            <text:p>3419</text:p>
          </table:table-cell>
          <table:table-cell office:value-type="float" office:value="9029" table:style-name="ce1">
            <text:p>9029</text:p>
          </table:table-cell>
          <table:table-cell table:style-name="ce3"/>
          <table:table-cell office:value-type="string" table:style-name="ce1">
            <text:p>วณิดา</text:p>
          </table:table-cell>
          <table:table-cell office:value-type="string" table:style-name="ce1">
            <text:p>ต้อนไล่</text:p>
          </table:table-cell>
          <table:table-cell office:value-type="string" office:string-value="b.i.l.l.y.s.e.n.g.8" table:formula="of:=LEFT([.H1041];FIND(&quot;@&quot;;[.H1041])-1)" table:style-name="ce4">
            <text:p>b.i.l.l.y.s.e.n.g.8</text:p>
          </table:table-cell>
          <table:table-cell office:value-type="string" office:string-value="gmail.com" table:formula="of:=RIGHT([.H1041];LEN([.H1041])-FIND(&quot;@&quot;;[.H1041]))" table:style-name="ce1">
            <text:p>gmail.com</text:p>
          </table:table-cell>
          <table:table-cell office:value-type="string" table:style-name="ce1">
            <text:p>b.i.l.l.y.s.e.n.g.8@gmail.com</text:p>
          </table:table-cell>
          <table:table-cell office:value-type="date" office:date-value="2023-06-05T15:21:08" table:style-name="ce5">
            <text:p>6/5/23 03:21 PM</text:p>
          </table:table-cell>
          <table:table-cell office:value-type="string" table:style-name="ce1">
            <text:p>223.204.222.26</text:p>
          </table:table-cell>
          <table:table-cell table:number-columns-repeated="16374"/>
        </table:table-row>
        <table:table-row table:style-name="ro2">
          <table:table-cell office:value-type="float" office:value="3434" table:style-name="ce1">
            <text:p>3434</text:p>
          </table:table-cell>
          <table:table-cell office:value-type="float" office:value="9098" table:style-name="ce1">
            <text:p>9098</text:p>
          </table:table-cell>
          <table:table-cell table:style-name="ce3"/>
          <table:table-cell office:value-type="string" table:style-name="ce1">
            <text:p>Janice</text:p>
          </table:table-cell>
          <table:table-cell office:value-type="string" table:style-name="ce1">
            <text:p>NG</text:p>
          </table:table-cell>
          <table:table-cell office:value-type="string" office:string-value="Harukayy" table:formula="of:=LEFT([.H1042];FIND(&quot;@&quot;;[.H1042])-1)" table:style-name="ce4">
            <text:p>Harukayy</text:p>
          </table:table-cell>
          <table:table-cell office:value-type="string" office:string-value="yahoo.com.hk" table:formula="of:=RIGHT([.H1042];LEN([.H1042])-FIND(&quot;@&quot;;[.H1042]))" table:style-name="ce1">
            <text:p>yahoo.com.hk</text:p>
          </table:table-cell>
          <table:table-cell office:value-type="string" table:style-name="ce1">
            <text:p>Harukayy@yahoo.com.hk</text:p>
          </table:table-cell>
          <table:table-cell office:value-type="date" office:date-value="2023-06-05T15:44:34" table:style-name="ce5">
            <text:p>6/5/23 03:44 PM</text:p>
          </table:table-cell>
          <table:table-cell office:value-type="string" table:style-name="ce1">
            <text:p>220.156.74.233</text:p>
          </table:table-cell>
          <table:table-cell table:number-columns-repeated="16374"/>
        </table:table-row>
        <table:table-row table:style-name="ro2">
          <table:table-cell office:value-type="float" office:value="3437" table:style-name="ce1">
            <text:p>3437</text:p>
          </table:table-cell>
          <table:table-cell office:value-type="float" office:value="9089" table:style-name="ce1">
            <text:p>9089</text:p>
          </table:table-cell>
          <table:table-cell table:style-name="ce3"/>
          <table:table-cell office:value-type="string" table:style-name="ce1">
            <text:p>MEI</text:p>
          </table:table-cell>
          <table:table-cell office:value-type="string" table:style-name="ce1">
            <text:p>LI</text:p>
          </table:table-cell>
          <table:table-cell office:value-type="string" office:string-value="lixiang202220232025" table:formula="of:=LEFT([.H1043];FIND(&quot;@&quot;;[.H1043])-1)" table:style-name="ce4">
            <text:p>lixiang202220232025</text:p>
          </table:table-cell>
          <table:table-cell office:value-type="string" office:string-value="gmail.com" table:formula="of:=RIGHT([.H1043];LEN([.H1043])-FIND(&quot;@&quot;;[.H1043]))" table:style-name="ce1">
            <text:p>gmail.com</text:p>
          </table:table-cell>
          <table:table-cell office:value-type="string" table:style-name="ce1">
            <text:p>lixiang202220232025@gmail.com</text:p>
          </table:table-cell>
          <table:table-cell office:value-type="date" office:date-value="2023-06-05T15:48:54" table:style-name="ce5">
            <text:p>6/5/23 03:48 PM</text:p>
          </table:table-cell>
          <table:table-cell office:value-type="string" table:style-name="ce1">
            <text:p>49.0.253.77</text:p>
          </table:table-cell>
          <table:table-cell table:number-columns-repeated="16374"/>
        </table:table-row>
        <table:table-row table:style-name="ro2">
          <table:table-cell office:value-type="float" office:value="3442" table:style-name="ce1">
            <text:p>3442</text:p>
          </table:table-cell>
          <table:table-cell office:value-type="float" office:value="9120" table:style-name="ce1">
            <text:p>9120</text:p>
          </table:table-cell>
          <table:table-cell table:style-name="ce3"/>
          <table:table-cell office:value-type="string" table:style-name="ce1">
            <text:p>grace</text:p>
          </table:table-cell>
          <table:table-cell office:value-type="string" table:style-name="ce1">
            <text:p>wu</text:p>
          </table:table-cell>
          <table:table-cell office:value-type="string" office:string-value="gracewyj0323" table:formula="of:=LEFT([.H1044];FIND(&quot;@&quot;;[.H1044])-1)" table:style-name="ce4">
            <text:p>gracewyj0323</text:p>
          </table:table-cell>
          <table:table-cell office:value-type="string" office:string-value="gmail.com" table:formula="of:=RIGHT([.H1044];LEN([.H1044])-FIND(&quot;@&quot;;[.H1044]))" table:style-name="ce1">
            <text:p>gmail.com</text:p>
          </table:table-cell>
          <table:table-cell office:value-type="string" table:style-name="ce1">
            <text:p>gracewyj0323@gmail.com</text:p>
          </table:table-cell>
          <table:table-cell office:value-type="date" office:date-value="2023-06-05T15:58:15" table:style-name="ce5">
            <text:p>6/5/23 03:58 PM</text:p>
          </table:table-cell>
          <table:table-cell office:value-type="string" table:style-name="ce1">
            <text:p>180.218.163.136</text:p>
          </table:table-cell>
          <table:table-cell table:number-columns-repeated="16374"/>
        </table:table-row>
        <table:table-row table:style-name="ro2">
          <table:table-cell office:value-type="float" office:value="3444" table:style-name="ce1">
            <text:p>3444</text:p>
          </table:table-cell>
          <table:table-cell office:value-type="float" office:value="9122" table:style-name="ce1">
            <text:p>9122</text:p>
          </table:table-cell>
          <table:table-cell table:style-name="ce3"/>
          <table:table-cell office:value-type="string" table:style-name="ce1">
            <text:p>TINA</text:p>
          </table:table-cell>
          <table:table-cell office:value-type="string" table:style-name="ce1">
            <text:p>WU</text:p>
          </table:table-cell>
          <table:table-cell office:value-type="string" office:string-value="g.racewyj0323" table:formula="of:=LEFT([.H1045];FIND(&quot;@&quot;;[.H1045])-1)" table:style-name="ce4">
            <text:p>g.racewyj0323</text:p>
          </table:table-cell>
          <table:table-cell office:value-type="string" office:string-value="gmail.com" table:formula="of:=RIGHT([.H1045];LEN([.H1045])-FIND(&quot;@&quot;;[.H1045]))" table:style-name="ce1">
            <text:p>gmail.com</text:p>
          </table:table-cell>
          <table:table-cell office:value-type="string" table:style-name="ce1">
            <text:p>g.racewyj0323@gmail.com</text:p>
          </table:table-cell>
          <table:table-cell office:value-type="date" office:date-value="2023-06-05T16:03:15" table:style-name="ce5">
            <text:p>6/5/23 04:03 PM</text:p>
          </table:table-cell>
          <table:table-cell office:value-type="string" table:style-name="ce1">
            <text:p>180.218.163.136</text:p>
          </table:table-cell>
          <table:table-cell table:number-columns-repeated="16374"/>
        </table:table-row>
        <table:table-row table:style-name="ro2">
          <table:table-cell office:value-type="float" office:value="3447" table:style-name="ce1">
            <text:p>3447</text:p>
          </table:table-cell>
          <table:table-cell office:value-type="float" office:value="9128" table:style-name="ce1">
            <text:p>9128</text:p>
          </table:table-cell>
          <table:table-cell table:style-name="ce3"/>
          <table:table-cell office:value-type="string" table:style-name="ce1">
            <text:p>MEI</text:p>
          </table:table-cell>
          <table:table-cell office:value-type="string" table:style-name="ce1">
            <text:p>WU</text:p>
          </table:table-cell>
          <table:table-cell office:value-type="string" office:string-value="l.ixiang202220232025" table:formula="of:=LEFT([.H1046];FIND(&quot;@&quot;;[.H1046])-1)" table:style-name="ce4">
            <text:p>l.ixiang202220232025</text:p>
          </table:table-cell>
          <table:table-cell office:value-type="string" office:string-value="gmail.com" table:formula="of:=RIGHT([.H1046];LEN([.H1046])-FIND(&quot;@&quot;;[.H1046]))" table:style-name="ce1">
            <text:p>gmail.com</text:p>
          </table:table-cell>
          <table:table-cell office:value-type="string" table:style-name="ce1">
            <text:p>l.ixiang202220232025@gmail.com</text:p>
          </table:table-cell>
          <table:table-cell office:value-type="date" office:date-value="2023-06-05T16:11:30" table:style-name="ce5">
            <text:p>6/5/23 04:11 PM</text:p>
          </table:table-cell>
          <table:table-cell office:value-type="string" table:style-name="ce1">
            <text:p>49.0.253.77</text:p>
          </table:table-cell>
          <table:table-cell table:number-columns-repeated="16374"/>
        </table:table-row>
        <table:table-row table:style-name="ro2">
          <table:table-cell office:value-type="float" office:value="3450" table:style-name="ce1">
            <text:p>3450</text:p>
          </table:table-cell>
          <table:table-cell office:value-type="float" office:value="9134" table:style-name="ce1">
            <text:p>9134</text:p>
          </table:table-cell>
          <table:table-cell table:style-name="ce3"/>
          <table:table-cell office:value-type="string" table:style-name="ce1">
            <text:p>g</text:p>
          </table:table-cell>
          <table:table-cell office:value-type="string" table:style-name="ce1">
            <text:p>qq</text:p>
          </table:table-cell>
          <table:table-cell office:value-type="string" office:string-value="anqig360" table:formula="of:=LEFT([.H1047];FIND(&quot;@&quot;;[.H1047])-1)" table:style-name="ce4">
            <text:p>anqig360</text:p>
          </table:table-cell>
          <table:table-cell office:value-type="string" office:string-value="gmail.com" table:formula="of:=RIGHT([.H1047];LEN([.H1047])-FIND(&quot;@&quot;;[.H1047]))" table:style-name="ce1">
            <text:p>gmail.com</text:p>
          </table:table-cell>
          <table:table-cell office:value-type="string" table:style-name="ce1">
            <text:p>anqig360@gmail.com</text:p>
          </table:table-cell>
          <table:table-cell office:value-type="date" office:date-value="2023-06-05T16:18:07" table:style-name="ce5">
            <text:p>6/5/23 04:18 PM</text:p>
          </table:table-cell>
          <table:table-cell office:value-type="string" table:style-name="ce1">
            <text:p>185.168.20.143</text:p>
          </table:table-cell>
          <table:table-cell table:number-columns-repeated="16374"/>
        </table:table-row>
        <table:table-row table:style-name="ro2">
          <table:table-cell office:value-type="float" office:value="3461" table:style-name="ce1">
            <text:p>3461</text:p>
          </table:table-cell>
          <table:table-cell office:value-type="float" office:value="9141" table:style-name="ce1">
            <text:p>9141</text:p>
          </table:table-cell>
          <table:table-cell table:style-name="ce3"/>
          <table:table-cell office:value-type="string" table:style-name="ce1">
            <text:p>Okahj</text:p>
          </table:table-cell>
          <table:table-cell office:value-type="string" table:style-name="ce1">
            <text:p>Okah</text:p>
          </table:table-cell>
          <table:table-cell office:value-type="string" office:string-value="Z.weetintaz" table:formula="of:=LEFT([.H1048];FIND(&quot;@&quot;;[.H1048])-1)" table:style-name="ce4">
            <text:p>Z.weetintaz</text:p>
          </table:table-cell>
          <table:table-cell office:value-type="string" office:string-value="gmail.com" table:formula="of:=RIGHT([.H1048];LEN([.H1048])-FIND(&quot;@&quot;;[.H1048]))" table:style-name="ce1">
            <text:p>gmail.com</text:p>
          </table:table-cell>
          <table:table-cell office:value-type="string" table:style-name="ce1">
            <text:p>Z.weetintaz@gmail.com</text:p>
          </table:table-cell>
          <table:table-cell office:value-type="date" office:date-value="2023-06-05T16:51:12" table:style-name="ce5">
            <text:p>6/5/23 04:51 PM</text:p>
          </table:table-cell>
          <table:table-cell office:value-type="string" table:style-name="ce1">
            <text:p>223.24.94.9</text:p>
          </table:table-cell>
          <table:table-cell table:number-columns-repeated="16374"/>
        </table:table-row>
        <table:table-row table:style-name="ro2">
          <table:table-cell office:value-type="float" office:value="3481" table:style-name="ce1">
            <text:p>3481</text:p>
          </table:table-cell>
          <table:table-cell office:value-type="float" office:value="9198" table:style-name="ce1">
            <text:p>9198</text:p>
          </table:table-cell>
          <table:table-cell table:style-name="ce3"/>
          <table:table-cell office:value-type="string" table:style-name="ce1">
            <text:p>Carina</text:p>
          </table:table-cell>
          <table:table-cell office:value-type="string" table:style-name="ce1">
            <text:p>Luggren</text:p>
          </table:table-cell>
          <table:table-cell office:value-type="string" office:string-value="cariluggren" table:formula="of:=LEFT([.H1049];FIND(&quot;@&quot;;[.H1049])-1)" table:style-name="ce4">
            <text:p>cariluggren</text:p>
          </table:table-cell>
          <table:table-cell office:value-type="string" office:string-value="gmail.com" table:formula="of:=RIGHT([.H1049];LEN([.H1049])-FIND(&quot;@&quot;;[.H1049]))" table:style-name="ce1">
            <text:p>gmail.com</text:p>
          </table:table-cell>
          <table:table-cell office:value-type="string" table:style-name="ce1">
            <text:p>cariluggren@gmail.com</text:p>
          </table:table-cell>
          <table:table-cell office:value-type="date" office:date-value="2023-06-05T17:13:02" table:style-name="ce5">
            <text:p>6/5/23 05:13 PM</text:p>
          </table:table-cell>
          <table:table-cell office:value-type="string" table:style-name="ce1">
            <text:p>181.9.172.63</text:p>
          </table:table-cell>
          <table:table-cell table:number-columns-repeated="16374"/>
        </table:table-row>
        <table:table-row table:style-name="ro2">
          <table:table-cell office:value-type="float" office:value="3497" table:style-name="ce1">
            <text:p>3497</text:p>
          </table:table-cell>
          <table:table-cell office:value-type="float" office:value="9215" table:style-name="ce1">
            <text:p>9215</text:p>
          </table:table-cell>
          <table:table-cell table:style-name="ce3"/>
          <table:table-cell office:value-type="string" table:style-name="ce1">
            <text:p>AMY</text:p>
          </table:table-cell>
          <table:table-cell office:value-type="string" table:style-name="ce1">
            <text:p>WU</text:p>
          </table:table-cell>
          <table:table-cell office:value-type="string" office:string-value="gracewy.j0323" table:formula="of:=LEFT([.H1050];FIND(&quot;@&quot;;[.H1050])-1)" table:style-name="ce4">
            <text:p>gracewy.j0323</text:p>
          </table:table-cell>
          <table:table-cell office:value-type="string" office:string-value="gmail.com" table:formula="of:=RIGHT([.H1050];LEN([.H1050])-FIND(&quot;@&quot;;[.H1050]))" table:style-name="ce1">
            <text:p>gmail.com</text:p>
          </table:table-cell>
          <table:table-cell office:value-type="string" table:style-name="ce1">
            <text:p>gracewy.j0323@gmail.com</text:p>
          </table:table-cell>
          <table:table-cell office:value-type="date" office:date-value="2023-06-05T17:29:57" table:style-name="ce5">
            <text:p>6/5/23 05:29 PM</text:p>
          </table:table-cell>
          <table:table-cell office:value-type="string" table:style-name="ce1">
            <text:p>180.218.163.136</text:p>
          </table:table-cell>
          <table:table-cell table:number-columns-repeated="16374"/>
        </table:table-row>
        <table:table-row table:style-name="ro2">
          <table:table-cell office:value-type="float" office:value="3518" table:style-name="ce1">
            <text:p>3518</text:p>
          </table:table-cell>
          <table:table-cell office:value-type="float" office:value="9248" table:style-name="ce1">
            <text:p>9248</text:p>
          </table:table-cell>
          <table:table-cell table:style-name="ce3"/>
          <table:table-cell office:value-type="string" table:style-name="ce1">
            <text:p>AAA</text:p>
          </table:table-cell>
          <table:table-cell office:value-type="string" table:style-name="ce1">
            <text:p>DDD</text:p>
          </table:table-cell>
          <table:table-cell office:value-type="string" office:string-value="gracewyj03.23" table:formula="of:=LEFT([.H1051];FIND(&quot;@&quot;;[.H1051])-1)" table:style-name="ce4">
            <text:p>gracewyj03.23</text:p>
          </table:table-cell>
          <table:table-cell office:value-type="string" office:string-value="gmail.com" table:formula="of:=RIGHT([.H1051];LEN([.H1051])-FIND(&quot;@&quot;;[.H1051]))" table:style-name="ce1">
            <text:p>gmail.com</text:p>
          </table:table-cell>
          <table:table-cell office:value-type="string" table:style-name="ce1">
            <text:p>gracewyj03.23@gmail.com</text:p>
          </table:table-cell>
          <table:table-cell office:value-type="date" office:date-value="2023-06-05T17:45:23" table:style-name="ce5">
            <text:p>6/5/23 05:45 PM</text:p>
          </table:table-cell>
          <table:table-cell office:value-type="string" table:style-name="ce1">
            <text:p>180.218.163.136</text:p>
          </table:table-cell>
          <table:table-cell table:number-columns-repeated="16374"/>
        </table:table-row>
        <table:table-row table:style-name="ro2">
          <table:table-cell office:value-type="float" office:value="3524" table:style-name="ce1">
            <text:p>3524</text:p>
          </table:table-cell>
          <table:table-cell office:value-type="float" office:value="9263" table:style-name="ce1">
            <text:p>9263</text:p>
          </table:table-cell>
          <table:table-cell table:style-name="ce3"/>
          <table:table-cell office:value-type="string" table:style-name="ce1">
            <text:p>AAA</text:p>
          </table:table-cell>
          <table:table-cell office:value-type="string" table:style-name="ce1">
            <text:p>AAA</text:p>
          </table:table-cell>
          <table:table-cell office:value-type="string" office:string-value="gracewyj032.3" table:formula="of:=LEFT([.H1052];FIND(&quot;@&quot;;[.H1052])-1)" table:style-name="ce4">
            <text:p>gracewyj032.3</text:p>
          </table:table-cell>
          <table:table-cell office:value-type="string" office:string-value="gmail.com" table:formula="of:=RIGHT([.H1052];LEN([.H1052])-FIND(&quot;@&quot;;[.H1052]))" table:style-name="ce1">
            <text:p>gmail.com</text:p>
          </table:table-cell>
          <table:table-cell office:value-type="string" table:style-name="ce1">
            <text:p>gracewyj032.3@gmail.com</text:p>
          </table:table-cell>
          <table:table-cell office:value-type="date" office:date-value="2023-06-05T17:53:06" table:style-name="ce5">
            <text:p>6/5/23 05:53 PM</text:p>
          </table:table-cell>
          <table:table-cell office:value-type="string" table:style-name="ce1">
            <text:p>180.218.163.136</text:p>
          </table:table-cell>
          <table:table-cell table:number-columns-repeated="16374"/>
        </table:table-row>
        <table:table-row table:style-name="ro2">
          <table:table-cell office:value-type="float" office:value="3541" table:style-name="ce1">
            <text:p>3541</text:p>
          </table:table-cell>
          <table:table-cell office:value-type="float" office:value="9241" table:style-name="ce1">
            <text:p>9241</text:p>
          </table:table-cell>
          <table:table-cell table:style-name="ce3"/>
          <table:table-cell office:value-type="string" table:style-name="ce1">
            <text:p>Alor</text:p>
          </table:table-cell>
          <table:table-cell office:value-type="string" table:style-name="ce1">
            <text:p>Loas</text:p>
          </table:table-cell>
          <table:table-cell office:value-type="string" office:string-value="Hwanjeab913+1" table:formula="of:=LEFT([.H1053];FIND(&quot;@&quot;;[.H1053])-1)" table:style-name="ce4">
            <text:p>Hwanjeab913+1</text:p>
          </table:table-cell>
          <table:table-cell office:value-type="string" office:string-value="gmail.com" table:formula="of:=RIGHT([.H1053];LEN([.H1053])-FIND(&quot;@&quot;;[.H1053]))" table:style-name="ce1">
            <text:p>gmail.com</text:p>
          </table:table-cell>
          <table:table-cell office:value-type="string" table:style-name="ce1">
            <text:p>Hwanjeab913+1@gmail.com</text:p>
          </table:table-cell>
          <table:table-cell office:value-type="date" office:date-value="2023-06-05T18:13:22" table:style-name="ce5">
            <text:p>6/5/23 06:13 PM</text:p>
          </table:table-cell>
          <table:table-cell office:value-type="string" table:style-name="ce1">
            <text:p>223.137.247.101</text:p>
          </table:table-cell>
          <table:table-cell table:number-columns-repeated="16374"/>
        </table:table-row>
        <table:table-row table:style-name="ro2">
          <table:table-cell office:value-type="float" office:value="3548" table:style-name="ce1">
            <text:p>3548</text:p>
          </table:table-cell>
          <table:table-cell office:value-type="float" office:value="9301" table:style-name="ce1">
            <text:p>9301</text:p>
          </table:table-cell>
          <table:table-cell table:style-name="ce3"/>
          <table:table-cell office:value-type="string" table:style-name="ce1">
            <text:p>ต้อนไล่</text:p>
          </table:table-cell>
          <table:table-cell office:value-type="string" table:style-name="ce1">
            <text:p>วณิดา</text:p>
          </table:table-cell>
          <table:table-cell office:value-type="string" office:string-value="tonlai0.5.0.8" table:formula="of:=LEFT([.H1054];FIND(&quot;@&quot;;[.H1054])-1)" table:style-name="ce4">
            <text:p>tonlai0.5.0.8</text:p>
          </table:table-cell>
          <table:table-cell office:value-type="string" office:string-value="gmail.com" table:formula="of:=RIGHT([.H1054];LEN([.H1054])-FIND(&quot;@&quot;;[.H1054]))" table:style-name="ce1">
            <text:p>gmail.com</text:p>
          </table:table-cell>
          <table:table-cell office:value-type="string" table:style-name="ce1">
            <text:p>tonlai0.5.0.8@gmail.com</text:p>
          </table:table-cell>
          <table:table-cell office:value-type="date" office:date-value="2023-06-05T18:19:53" table:style-name="ce5">
            <text:p>6/5/23 06:19 PM</text:p>
          </table:table-cell>
          <table:table-cell office:value-type="string" table:style-name="ce1">
            <text:p>1.47.27.2</text:p>
          </table:table-cell>
          <table:table-cell table:number-columns-repeated="16374"/>
        </table:table-row>
        <table:table-row table:style-name="ro2">
          <table:table-cell office:value-type="float" office:value="3579" table:style-name="ce1">
            <text:p>3579</text:p>
          </table:table-cell>
          <table:table-cell office:value-type="float" office:value="9314" table:style-name="ce1">
            <text:p>9314</text:p>
          </table:table-cell>
          <table:table-cell table:style-name="ce3"/>
          <table:table-cell office:value-type="string" table:style-name="ce1">
            <text:p>Neesa</text:p>
          </table:table-cell>
          <table:table-cell office:value-type="string" table:style-name="ce1">
            <text:p>Ryu</text:p>
          </table:table-cell>
          <table:table-cell office:value-type="string" office:string-value="mintchocoluvvie" table:formula="of:=LEFT([.H1055];FIND(&quot;@&quot;;[.H1055])-1)" table:style-name="ce4">
            <text:p>mintchocoluvvie</text:p>
          </table:table-cell>
          <table:table-cell office:value-type="string" office:string-value="gmail.com" table:formula="of:=RIGHT([.H1055];LEN([.H1055])-FIND(&quot;@&quot;;[.H1055]))" table:style-name="ce1">
            <text:p>gmail.com</text:p>
          </table:table-cell>
          <table:table-cell office:value-type="string" table:style-name="ce1">
            <text:p>mintchocoluvvie@gmail.com</text:p>
          </table:table-cell>
          <table:table-cell office:value-type="date" office:date-value="2023-06-05T18:45:13" table:style-name="ce5">
            <text:p>6/5/23 06:45 PM</text:p>
          </table:table-cell>
          <table:table-cell office:value-type="string" table:style-name="ce1">
            <text:p>113.210.106.114</text:p>
          </table:table-cell>
          <table:table-cell table:number-columns-repeated="16374"/>
        </table:table-row>
        <table:table-row table:style-name="ro2">
          <table:table-cell office:value-type="float" office:value="3628" table:style-name="ce1">
            <text:p>3628</text:p>
          </table:table-cell>
          <table:table-cell office:value-type="float" office:value="9364" table:style-name="ce1">
            <text:p>9364</text:p>
          </table:table-cell>
          <table:table-cell table:style-name="ce3"/>
          <table:table-cell office:value-type="string" table:style-name="ce1">
            <text:p>Chen</text:p>
          </table:table-cell>
          <table:table-cell office:value-type="string" table:style-name="ce1">
            <text:p>Wendy</text:p>
          </table:table-cell>
          <table:table-cell office:value-type="string" office:string-value="c.henwendy0327" table:formula="of:=LEFT([.H1056];FIND(&quot;@&quot;;[.H1056])-1)" table:style-name="ce4">
            <text:p>c.henwendy0327</text:p>
          </table:table-cell>
          <table:table-cell office:value-type="string" office:string-value="gmail.com" table:formula="of:=RIGHT([.H1056];LEN([.H1056])-FIND(&quot;@&quot;;[.H1056]))" table:style-name="ce1">
            <text:p>gmail.com</text:p>
          </table:table-cell>
          <table:table-cell office:value-type="string" table:style-name="ce1">
            <text:p>c.henwendy0327@gmail.com</text:p>
          </table:table-cell>
          <table:table-cell office:value-type="date" office:date-value="2023-06-05T19:31:34" table:style-name="ce5">
            <text:p>6/5/23 07:31 PM</text:p>
          </table:table-cell>
          <table:table-cell office:value-type="string" table:style-name="ce1">
            <text:p>112.104.91.140</text:p>
          </table:table-cell>
          <table:table-cell table:number-columns-repeated="16374"/>
        </table:table-row>
        <table:table-row table:style-name="ro2">
          <table:table-cell office:value-type="float" office:value="3649" table:style-name="ce1">
            <text:p>3649</text:p>
          </table:table-cell>
          <table:table-cell office:value-type="float" office:value="9393" table:style-name="ce1">
            <text:p>9393</text:p>
          </table:table-cell>
          <table:table-cell table:style-name="ce3"/>
          <table:table-cell office:value-type="string" table:style-name="ce1">
            <text:p>อำไพ</text:p>
          </table:table-cell>
          <table:table-cell office:value-type="string" table:style-name="ce1">
            <text:p>รัตนวิชิต</text:p>
          </table:table-cell>
          <table:table-cell office:value-type="string" office:string-value="ampaihor" table:formula="of:=LEFT([.H1057];FIND(&quot;@&quot;;[.H1057])-1)" table:style-name="ce4">
            <text:p>ampaihor</text:p>
          </table:table-cell>
          <table:table-cell office:value-type="string" office:string-value="gmail.com" table:formula="of:=RIGHT([.H1057];LEN([.H1057])-FIND(&quot;@&quot;;[.H1057]))" table:style-name="ce1">
            <text:p>gmail.com</text:p>
          </table:table-cell>
          <table:table-cell office:value-type="string" table:style-name="ce1">
            <text:p>ampaihor@gmail.com</text:p>
          </table:table-cell>
          <table:table-cell office:value-type="date" office:date-value="2023-06-05T19:46:15" table:style-name="ce5">
            <text:p>6/5/23 07:46 PM</text:p>
          </table:table-cell>
          <table:table-cell office:value-type="string" table:style-name="ce1">
            <text:p>49.228.235.138</text:p>
          </table:table-cell>
          <table:table-cell table:number-columns-repeated="16374"/>
        </table:table-row>
        <table:table-row table:style-name="ro2">
          <table:table-cell office:value-type="float" office:value="3676" table:style-name="ce1">
            <text:p>3676</text:p>
          </table:table-cell>
          <table:table-cell office:value-type="float" office:value="9440" table:style-name="ce1">
            <text:p>9440</text:p>
          </table:table-cell>
          <table:table-cell table:style-name="ce3"/>
          <table:table-cell office:value-type="string" table:style-name="ce1">
            <text:p>utre</text:p>
          </table:table-cell>
          <table:table-cell office:value-type="string" table:style-name="ce1">
            <text:p>jgj</text:p>
          </table:table-cell>
          <table:table-cell office:value-type="string" office:string-value="yu.echuxiaozhubillyseng" table:formula="of:=LEFT([.H1058];FIND(&quot;@&quot;;[.H1058])-1)" table:style-name="ce4">
            <text:p>yu.echuxiaozhubillyseng</text:p>
          </table:table-cell>
          <table:table-cell office:value-type="string" office:string-value="gmail.com" table:formula="of:=RIGHT([.H1058];LEN([.H1058])-FIND(&quot;@&quot;;[.H1058]))" table:style-name="ce1">
            <text:p>gmail.com</text:p>
          </table:table-cell>
          <table:table-cell office:value-type="string" table:style-name="ce1">
            <text:p>yu.echuxiaozhubillyseng@gmail.com</text:p>
          </table:table-cell>
          <table:table-cell office:value-type="date" office:date-value="2023-06-05T20:17:00" table:style-name="ce5">
            <text:p>6/5/23 08:17 PM</text:p>
          </table:table-cell>
          <table:table-cell office:value-type="string" table:style-name="ce1">
            <text:p>103.13.231.168</text:p>
          </table:table-cell>
          <table:table-cell table:number-columns-repeated="16374"/>
        </table:table-row>
        <table:table-row table:style-name="ro2">
          <table:table-cell office:value-type="float" office:value="3685" table:style-name="ce1">
            <text:p>3685</text:p>
          </table:table-cell>
          <table:table-cell office:value-type="float" office:value="8837" table:style-name="ce1">
            <text:p>8837</text:p>
          </table:table-cell>
          <table:table-cell table:style-name="ce3"/>
          <table:table-cell office:value-type="string" table:style-name="ce1">
            <text:p>Li-Chin</text:p>
          </table:table-cell>
          <table:table-cell office:value-type="string" table:style-name="ce1">
            <text:p>Lin</text:p>
          </table:table-cell>
          <table:table-cell office:value-type="string" office:string-value="lichinlin99" table:formula="of:=LEFT([.H1059];FIND(&quot;@&quot;;[.H1059])-1)" table:style-name="ce4">
            <text:p>lichinlin99</text:p>
          </table:table-cell>
          <table:table-cell office:value-type="string" office:string-value="gmail.com" table:formula="of:=RIGHT([.H1059];LEN([.H1059])-FIND(&quot;@&quot;;[.H1059]))" table:style-name="ce1">
            <text:p>gmail.com</text:p>
          </table:table-cell>
          <table:table-cell office:value-type="string" table:style-name="ce1">
            <text:p>lichinlin99@gmail.com</text:p>
          </table:table-cell>
          <table:table-cell office:value-type="date" office:date-value="2023-06-05T20:24:50" table:style-name="ce5">
            <text:p>6/5/23 08:24 PM</text:p>
          </table:table-cell>
          <table:table-cell office:value-type="string" table:style-name="ce1">
            <text:p>114.136.129.110</text:p>
          </table:table-cell>
          <table:table-cell table:number-columns-repeated="16374"/>
        </table:table-row>
        <table:table-row table:style-name="ro2">
          <table:table-cell office:value-type="float" office:value="3749" table:style-name="ce1">
            <text:p>3749</text:p>
          </table:table-cell>
          <table:table-cell office:value-type="float" office:value="9363" table:style-name="ce1">
            <text:p>9363</text:p>
          </table:table-cell>
          <table:table-cell table:style-name="ce3"/>
          <table:table-cell office:value-type="string" table:style-name="ce1">
            <text:p>Ygu</text:p>
          </table:table-cell>
          <table:table-cell office:value-type="string" table:style-name="ce1">
            <text:p>Gyf</text:p>
          </table:table-cell>
          <table:table-cell office:value-type="string" office:string-value="LT880913+1" table:formula="of:=LEFT([.H1060];FIND(&quot;@&quot;;[.H1060])-1)" table:style-name="ce4">
            <text:p>LT880913+1</text:p>
          </table:table-cell>
          <table:table-cell office:value-type="string" office:string-value="gmail.com" table:formula="of:=RIGHT([.H1060];LEN([.H1060])-FIND(&quot;@&quot;;[.H1060]))" table:style-name="ce1">
            <text:p>gmail.com</text:p>
          </table:table-cell>
          <table:table-cell office:value-type="string" table:style-name="ce1">
            <text:p>LT880913+1@gmail.com</text:p>
          </table:table-cell>
          <table:table-cell office:value-type="date" office:date-value="2023-06-05T20:55:50" table:style-name="ce5">
            <text:p>6/5/23 08:55 PM</text:p>
          </table:table-cell>
          <table:table-cell office:value-type="string" table:style-name="ce1">
            <text:p>115.87.79.110</text:p>
          </table:table-cell>
          <table:table-cell table:number-columns-repeated="16374"/>
        </table:table-row>
        <table:table-row table:style-name="ro2">
          <table:table-cell office:value-type="float" office:value="3786" table:style-name="ce1">
            <text:p>3786</text:p>
          </table:table-cell>
          <table:table-cell office:value-type="float" office:value="8228" table:style-name="ce1">
            <text:p>8228</text:p>
          </table:table-cell>
          <table:table-cell table:style-name="ce3"/>
          <table:table-cell office:value-type="string" table:style-name="ce1">
            <text:p>Jah</text:p>
          </table:table-cell>
          <table:table-cell office:value-type="string" table:style-name="ce1">
            <text:p>Jah</text:p>
          </table:table-cell>
          <table:table-cell office:value-type="string" office:string-value="thanyakornjomphongruen2543" table:formula="of:=LEFT([.H1061];FIND(&quot;@&quot;;[.H1061])-1)" table:style-name="ce4">
            <text:p>thanyakornjomphongruen2543</text:p>
          </table:table-cell>
          <table:table-cell office:value-type="string" office:string-value="gmail.com" table:formula="of:=RIGHT([.H1061];LEN([.H1061])-FIND(&quot;@&quot;;[.H1061]))" table:style-name="ce1">
            <text:p>gmail.com</text:p>
          </table:table-cell>
          <table:table-cell office:value-type="string" table:style-name="ce1">
            <text:p>thanyakornjomphongruen2543@gmail.com</text:p>
          </table:table-cell>
          <table:table-cell office:value-type="date" office:date-value="2023-06-05T21:16:26" table:style-name="ce5">
            <text:p>6/5/23 09:16 PM</text:p>
          </table:table-cell>
          <table:table-cell office:value-type="string" table:style-name="ce1">
            <text:p>1.10.179.100</text:p>
          </table:table-cell>
          <table:table-cell table:number-columns-repeated="16374"/>
        </table:table-row>
        <table:table-row table:style-name="ro2">
          <table:table-cell office:value-type="float" office:value="3801" table:style-name="ce1">
            <text:p>3801</text:p>
          </table:table-cell>
          <table:table-cell office:value-type="float" office:value="9561" table:style-name="ce1">
            <text:p>9561</text:p>
          </table:table-cell>
          <table:table-cell table:style-name="ce3"/>
          <table:table-cell office:value-type="string" table:style-name="ce1">
            <text:p>JIAHUI</text:p>
          </table:table-cell>
          <table:table-cell office:value-type="string" table:style-name="ce1">
            <text:p>LIU</text:p>
          </table:table-cell>
          <table:table-cell office:value-type="string" office:string-value="whe19911012007" table:formula="of:=LEFT([.H1062];FIND(&quot;@&quot;;[.H1062])-1)" table:style-name="ce4">
            <text:p>whe19911012007</text:p>
          </table:table-cell>
          <table:table-cell office:value-type="string" office:string-value="gmail.com" table:formula="of:=RIGHT([.H1062];LEN([.H1062])-FIND(&quot;@&quot;;[.H1062]))" table:style-name="ce1">
            <text:p>gmail.com</text:p>
          </table:table-cell>
          <table:table-cell office:value-type="string" table:style-name="ce1">
            <text:p>whe19911012007@gmail.com</text:p>
          </table:table-cell>
          <table:table-cell office:value-type="date" office:date-value="2023-06-05T21:29:42" table:style-name="ce5">
            <text:p>6/5/23 09:29 PM</text:p>
          </table:table-cell>
          <table:table-cell office:value-type="string" table:style-name="ce1">
            <text:p>111.252.66.42</text:p>
          </table:table-cell>
          <table:table-cell table:number-columns-repeated="16374"/>
        </table:table-row>
        <table:table-row table:style-name="ro2">
          <table:table-cell office:value-type="float" office:value="3811" table:style-name="ce1">
            <text:p>3811</text:p>
          </table:table-cell>
          <table:table-cell office:value-type="float" office:value="9568" table:style-name="ce1">
            <text:p>9568</text:p>
          </table:table-cell>
          <table:table-cell table:style-name="ce3"/>
          <table:table-cell office:value-type="string" table:style-name="ce1">
            <text:p>Alikah</text:p>
          </table:table-cell>
          <table:table-cell office:value-type="string" table:style-name="ce1">
            <text:p>Anderson</text:p>
          </table:table-cell>
          <table:table-cell office:value-type="string" office:string-value="alikahanderson" table:formula="of:=LEFT([.H1063];FIND(&quot;@&quot;;[.H1063])-1)" table:style-name="ce4">
            <text:p>alikahanderson</text:p>
          </table:table-cell>
          <table:table-cell office:value-type="string" office:string-value="hotmail.com" table:formula="of:=RIGHT([.H1063];LEN([.H1063])-FIND(&quot;@&quot;;[.H1063]))" table:style-name="ce1">
            <text:p>hotmail.com</text:p>
          </table:table-cell>
          <table:table-cell office:value-type="string" table:style-name="ce1">
            <text:p>alikahanderson@hotmail.com</text:p>
          </table:table-cell>
          <table:table-cell office:value-type="date" office:date-value="2023-06-05T21:35:46" table:style-name="ce5">
            <text:p>6/5/23 09:35 PM</text:p>
          </table:table-cell>
          <table:table-cell office:value-type="string" table:style-name="ce1">
            <text:p>107.77.233.101</text:p>
          </table:table-cell>
          <table:table-cell table:number-columns-repeated="16374"/>
        </table:table-row>
        <table:table-row table:style-name="ro2">
          <table:table-cell office:value-type="float" office:value="3835" table:style-name="ce1">
            <text:p>3835</text:p>
          </table:table-cell>
          <table:table-cell office:value-type="float" office:value="9620" table:style-name="ce1">
            <text:p>9620</text:p>
          </table:table-cell>
          <table:table-cell table:style-name="ce3"/>
          <table:table-cell office:value-type="string" table:style-name="ce1">
            <text:p>valentina</text:p>
          </table:table-cell>
          <table:table-cell office:value-type="string" table:style-name="ce1">
            <text:p>bernal</text:p>
          </table:table-cell>
          <table:table-cell office:value-type="string" office:string-value="valentina.bernal.a" table:formula="of:=LEFT([.H1064];FIND(&quot;@&quot;;[.H1064])-1)" table:style-name="ce4">
            <text:p>valentina.bernal.a</text:p>
          </table:table-cell>
          <table:table-cell office:value-type="string" office:string-value="gmail.com" table:formula="of:=RIGHT([.H1064];LEN([.H1064])-FIND(&quot;@&quot;;[.H1064]))" table:style-name="ce1">
            <text:p>gmail.com</text:p>
          </table:table-cell>
          <table:table-cell office:value-type="string" table:style-name="ce1">
            <text:p>valentina.bernal.a@gmail.com</text:p>
          </table:table-cell>
          <table:table-cell office:value-type="date" office:date-value="2023-06-05T22:07:42" table:style-name="ce5">
            <text:p>6/5/23 10:07 PM</text:p>
          </table:table-cell>
          <table:table-cell office:value-type="string" table:style-name="ce1">
            <text:p>181.57.8.182</text:p>
          </table:table-cell>
          <table:table-cell table:number-columns-repeated="16374"/>
        </table:table-row>
        <table:table-row table:style-name="ro2">
          <table:table-cell office:value-type="float" office:value="3838" table:style-name="ce1">
            <text:p>3838</text:p>
          </table:table-cell>
          <table:table-cell office:value-type="float" office:value="9615" table:style-name="ce1">
            <text:p>9615</text:p>
          </table:table-cell>
          <table:table-cell table:style-name="ce3"/>
          <table:table-cell office:value-type="string" table:style-name="ce1">
            <text:p>Pat</text:p>
          </table:table-cell>
          <table:table-cell office:value-type="string" table:style-name="ce1">
            <text:p>SIE</text:p>
          </table:table-cell>
          <table:table-cell office:value-type="string" office:string-value="energy147254" table:formula="of:=LEFT([.H1065];FIND(&quot;@&quot;;[.H1065])-1)" table:style-name="ce4">
            <text:p>energy147254</text:p>
          </table:table-cell>
          <table:table-cell office:value-type="string" office:string-value="msn.com" table:formula="of:=RIGHT([.H1065];LEN([.H1065])-FIND(&quot;@&quot;;[.H1065]))" table:style-name="ce1">
            <text:p>msn.com</text:p>
          </table:table-cell>
          <table:table-cell office:value-type="string" table:style-name="ce1">
            <text:p>energy147254@msn.com</text:p>
          </table:table-cell>
          <table:table-cell office:value-type="date" office:date-value="2023-06-05T22:09:39" table:style-name="ce5">
            <text:p>6/5/23 10:09 PM</text:p>
          </table:table-cell>
          <table:table-cell office:value-type="string" table:style-name="ce1">
            <text:p>223.137.102.103</text:p>
          </table:table-cell>
          <table:table-cell table:number-columns-repeated="16374"/>
        </table:table-row>
        <table:table-row table:style-name="ro2">
          <table:table-cell office:value-type="float" office:value="3841" table:style-name="ce1">
            <text:p>3841</text:p>
          </table:table-cell>
          <table:table-cell office:value-type="float" office:value="9626" table:style-name="ce1">
            <text:p>9626</text:p>
          </table:table-cell>
          <table:table-cell table:style-name="ce3"/>
          <table:table-cell office:value-type="string" table:style-name="ce1">
            <text:p>nana</text:p>
          </table:table-cell>
          <table:table-cell office:value-type="string" table:style-name="ce1">
            <text:p>sin</text:p>
          </table:table-cell>
          <table:table-cell office:value-type="string" office:string-value="skdudgksmf" table:formula="of:=LEFT([.H1066];FIND(&quot;@&quot;;[.H1066])-1)" table:style-name="ce4">
            <text:p>skdudgksmf</text:p>
          </table:table-cell>
          <table:table-cell office:value-type="string" office:string-value="gmail.com" table:formula="of:=RIGHT([.H1066];LEN([.H1066])-FIND(&quot;@&quot;;[.H1066]))" table:style-name="ce1">
            <text:p>gmail.com</text:p>
          </table:table-cell>
          <table:table-cell office:value-type="string" table:style-name="ce1">
            <text:p>skdudgksmf@gmail.com</text:p>
          </table:table-cell>
          <table:table-cell office:value-type="date" office:date-value="2023-06-05T22:11:55" table:style-name="ce5">
            <text:p>6/5/23 10:11 PM</text:p>
          </table:table-cell>
          <table:table-cell office:value-type="string" table:style-name="ce1">
            <text:p>61.84.83.21</text:p>
          </table:table-cell>
          <table:table-cell table:number-columns-repeated="16374"/>
        </table:table-row>
        <table:table-row table:style-name="ro2">
          <table:table-cell office:value-type="float" office:value="3914" table:style-name="ce1">
            <text:p>3914</text:p>
          </table:table-cell>
          <table:table-cell office:value-type="float" office:value="9235" table:style-name="ce1">
            <text:p>9235</text:p>
          </table:table-cell>
          <table:table-cell table:style-name="ce3"/>
          <table:table-cell office:value-type="string" table:style-name="ce1">
            <text:p>pi.tsineenf@gmail.com</text:p>
          </table:table-cell>
          <table:table-cell office:value-type="string" table:style-name="ce1">
            <text:p>pi.tsineenf@gmail.com</text:p>
          </table:table-cell>
          <table:table-cell office:value-type="string" office:string-value="pi.tsineenf" table:formula="of:=LEFT([.H1067];FIND(&quot;@&quot;;[.H1067])-1)" table:style-name="ce4">
            <text:p>pi.tsineenf</text:p>
          </table:table-cell>
          <table:table-cell office:value-type="string" office:string-value="gmail.com" table:formula="of:=RIGHT([.H1067];LEN([.H1067])-FIND(&quot;@&quot;;[.H1067]))" table:style-name="ce1">
            <text:p>gmail.com</text:p>
          </table:table-cell>
          <table:table-cell office:value-type="string" table:style-name="ce1">
            <text:p>pi.tsineenf@gmail.com</text:p>
          </table:table-cell>
          <table:table-cell office:value-type="date" office:date-value="2023-06-05T22:52:01" table:style-name="ce5">
            <text:p>6/5/23 10:52 PM</text:p>
          </table:table-cell>
          <table:table-cell office:value-type="string" table:style-name="ce1">
            <text:p>124.120.7.97</text:p>
          </table:table-cell>
          <table:table-cell table:number-columns-repeated="16374"/>
        </table:table-row>
        <table:table-row table:style-name="ro2">
          <table:table-cell office:value-type="float" office:value="3918" table:style-name="ce1">
            <text:p>3918</text:p>
          </table:table-cell>
          <table:table-cell office:value-type="float" office:value="9236" table:style-name="ce1">
            <text:p>9236</text:p>
          </table:table-cell>
          <table:table-cell table:style-name="ce3"/>
          <table:table-cell office:value-type="string" table:style-name="ce1">
            <text:p>pit.sineenf@gmail.com</text:p>
          </table:table-cell>
          <table:table-cell office:value-type="string" table:style-name="ce1">
            <text:p>pit.sineenf@gmail.com</text:p>
          </table:table-cell>
          <table:table-cell office:value-type="string" office:string-value="pit.sineenf" table:formula="of:=LEFT([.H1068];FIND(&quot;@&quot;;[.H1068])-1)" table:style-name="ce4">
            <text:p>pit.sineenf</text:p>
          </table:table-cell>
          <table:table-cell office:value-type="string" office:string-value="gmail.com" table:formula="of:=RIGHT([.H1068];LEN([.H1068])-FIND(&quot;@&quot;;[.H1068]))" table:style-name="ce1">
            <text:p>gmail.com</text:p>
          </table:table-cell>
          <table:table-cell office:value-type="string" table:style-name="ce1">
            <text:p>pit.sineenf@gmail.com</text:p>
          </table:table-cell>
          <table:table-cell office:value-type="date" office:date-value="2023-06-05T22:53:04" table:style-name="ce5">
            <text:p>6/5/23 10:53 PM</text:p>
          </table:table-cell>
          <table:table-cell office:value-type="string" table:style-name="ce1">
            <text:p>124.120.7.97</text:p>
          </table:table-cell>
          <table:table-cell table:number-columns-repeated="16374"/>
        </table:table-row>
        <table:table-row table:style-name="ro2">
          <table:table-cell office:value-type="float" office:value="3924" table:style-name="ce1">
            <text:p>3924</text:p>
          </table:table-cell>
          <table:table-cell office:value-type="float" office:value="9687" table:style-name="ce1">
            <text:p>9687</text:p>
          </table:table-cell>
          <table:table-cell table:style-name="ce3"/>
          <table:table-cell office:value-type="string" table:style-name="ce1">
            <text:p>Dream</text:p>
          </table:table-cell>
          <table:table-cell office:value-type="string" table:style-name="ce1">
            <text:p>Chaiyasit</text:p>
          </table:table-cell>
          <table:table-cell office:value-type="string" office:string-value="dream.180537+19" table:formula="of:=LEFT([.H1069];FIND(&quot;@&quot;;[.H1069])-1)" table:style-name="ce4">
            <text:p>dream.180537+19</text:p>
          </table:table-cell>
          <table:table-cell office:value-type="string" office:string-value="hotmail.com" table:formula="of:=RIGHT([.H1069];LEN([.H1069])-FIND(&quot;@&quot;;[.H1069]))" table:style-name="ce1">
            <text:p>hotmail.com</text:p>
          </table:table-cell>
          <table:table-cell office:value-type="string" table:style-name="ce1">
            <text:p>dream.180537+19@hotmail.com</text:p>
          </table:table-cell>
          <table:table-cell office:value-type="date" office:date-value="2023-06-05T22:55:14" table:style-name="ce5">
            <text:p>6/5/23 10:55 PM</text:p>
          </table:table-cell>
          <table:table-cell office:value-type="string" table:style-name="ce1">
            <text:p>184.82.238.158</text:p>
          </table:table-cell>
          <table:table-cell table:number-columns-repeated="16374"/>
        </table:table-row>
        <table:table-row table:style-name="ro2">
          <table:table-cell office:value-type="float" office:value="3935" table:style-name="ce1">
            <text:p>3935</text:p>
          </table:table-cell>
          <table:table-cell office:value-type="float" office:value="9246" table:style-name="ce1">
            <text:p>9246</text:p>
          </table:table-cell>
          <table:table-cell table:style-name="ce3"/>
          <table:table-cell office:value-type="string" table:style-name="ce1">
            <text:p>pitsineen.f@gmail.com</text:p>
          </table:table-cell>
          <table:table-cell office:value-type="string" table:style-name="ce1">
            <text:p>pitsineen.f@gmail.com</text:p>
          </table:table-cell>
          <table:table-cell office:value-type="string" office:string-value="pitsineen.f" table:formula="of:=LEFT([.H1070];FIND(&quot;@&quot;;[.H1070])-1)" table:style-name="ce4">
            <text:p>pitsineen.f</text:p>
          </table:table-cell>
          <table:table-cell office:value-type="string" office:string-value="gmail.com" table:formula="of:=RIGHT([.H1070];LEN([.H1070])-FIND(&quot;@&quot;;[.H1070]))" table:style-name="ce1">
            <text:p>gmail.com</text:p>
          </table:table-cell>
          <table:table-cell office:value-type="string" table:style-name="ce1">
            <text:p>pitsineen.f@gmail.com</text:p>
          </table:table-cell>
          <table:table-cell office:value-type="date" office:date-value="2023-06-05T23:00:21" table:style-name="ce5">
            <text:p>6/5/23 11:00 PM</text:p>
          </table:table-cell>
          <table:table-cell office:value-type="string" table:style-name="ce1">
            <text:p>124.120.7.97</text:p>
          </table:table-cell>
          <table:table-cell table:number-columns-repeated="16374"/>
        </table:table-row>
        <table:table-row table:style-name="ro2">
          <table:table-cell office:value-type="float" office:value="3987" table:style-name="ce1">
            <text:p>3987</text:p>
          </table:table-cell>
          <table:table-cell office:value-type="float" office:value="9698" table:style-name="ce1">
            <text:p>9698</text:p>
          </table:table-cell>
          <table:table-cell table:style-name="ce3"/>
          <table:table-cell office:value-type="string" table:style-name="ce1">
            <text:p>Nattamon</text:p>
          </table:table-cell>
          <table:table-cell office:value-type="string" table:style-name="ce1">
            <text:p>Chaiyasit</text:p>
          </table:table-cell>
          <table:table-cell office:value-type="string" office:string-value="dream.180537+20" table:formula="of:=LEFT([.H1071];FIND(&quot;@&quot;;[.H1071])-1)" table:style-name="ce4">
            <text:p>dream.180537+20</text:p>
          </table:table-cell>
          <table:table-cell office:value-type="string" office:string-value="hotmail.com" table:formula="of:=RIGHT([.H1071];LEN([.H1071])-FIND(&quot;@&quot;;[.H1071]))" table:style-name="ce1">
            <text:p>hotmail.com</text:p>
          </table:table-cell>
          <table:table-cell office:value-type="string" table:style-name="ce1">
            <text:p>dream.180537+20@hotmail.com</text:p>
          </table:table-cell>
          <table:table-cell office:value-type="date" office:date-value="2023-06-05T23:30:10" table:style-name="ce5">
            <text:p>6/5/23 11:30 PM</text:p>
          </table:table-cell>
          <table:table-cell office:value-type="string" table:style-name="ce1">
            <text:p>184.82.238.158</text:p>
          </table:table-cell>
          <table:table-cell table:number-columns-repeated="16374"/>
        </table:table-row>
        <table:table-row table:style-name="ro2">
          <table:table-cell office:value-type="float" office:value="3997" table:style-name="ce1">
            <text:p>3997</text:p>
          </table:table-cell>
          <table:table-cell office:value-type="float" office:value="9731" table:style-name="ce1">
            <text:p>9731</text:p>
          </table:table-cell>
          <table:table-cell table:style-name="ce3"/>
          <table:table-cell office:value-type="string" table:style-name="ce1">
            <text:p>จารุณี</text:p>
          </table:table-cell>
          <table:table-cell office:value-type="string" table:style-name="ce1">
            <text:p>ชุ่มใย</text:p>
          </table:table-cell>
          <table:table-cell office:value-type="string" office:string-value="kobcivil00+21" table:formula="of:=LEFT([.H1072];FIND(&quot;@&quot;;[.H1072])-1)" table:style-name="ce4">
            <text:p>kobcivil00+21</text:p>
          </table:table-cell>
          <table:table-cell office:value-type="string" office:string-value="gmail.com" table:formula="of:=RIGHT([.H1072];LEN([.H1072])-FIND(&quot;@&quot;;[.H1072]))" table:style-name="ce1">
            <text:p>gmail.com</text:p>
          </table:table-cell>
          <table:table-cell office:value-type="string" table:style-name="ce1">
            <text:p>kobcivil00+21@gmail.com</text:p>
          </table:table-cell>
          <table:table-cell office:value-type="date" office:date-value="2023-06-05T23:32:40" table:style-name="ce5">
            <text:p>6/5/23 11:32 PM</text:p>
          </table:table-cell>
          <table:table-cell office:value-type="string" table:style-name="ce1">
            <text:p>49.237.7.190</text:p>
          </table:table-cell>
          <table:table-cell table:number-columns-repeated="16374"/>
        </table:table-row>
        <table:table-row table:style-name="ro2">
          <table:table-cell office:value-type="float" office:value="4001" table:style-name="ce1">
            <text:p>4001</text:p>
          </table:table-cell>
          <table:table-cell office:value-type="float" office:value="9442" table:style-name="ce1">
            <text:p>9442</text:p>
          </table:table-cell>
          <table:table-cell table:style-name="ce3"/>
          <table:table-cell office:value-type="string" table:style-name="ce1">
            <text:p>Hannah</text:p>
          </table:table-cell>
          <table:table-cell office:value-type="string" table:style-name="ce1">
            <text:p>Milen</text:p>
          </table:table-cell>
          <table:table-cell office:value-type="string" office:string-value="hanamilenova607" table:formula="of:=LEFT([.H1073];FIND(&quot;@&quot;;[.H1073])-1)" table:style-name="ce4">
            <text:p>hanamilenova607</text:p>
          </table:table-cell>
          <table:table-cell office:value-type="string" office:string-value="gmail.com" table:formula="of:=RIGHT([.H1073];LEN([.H1073])-FIND(&quot;@&quot;;[.H1073]))" table:style-name="ce1">
            <text:p>gmail.com</text:p>
          </table:table-cell>
          <table:table-cell office:value-type="string" table:style-name="ce1">
            <text:p>hanamilenova607@gmail.com</text:p>
          </table:table-cell>
          <table:table-cell office:value-type="date" office:date-value="2023-06-05T23:33:36" table:style-name="ce5">
            <text:p>6/5/23 11:33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4002" table:style-name="ce1">
            <text:p>4002</text:p>
          </table:table-cell>
          <table:table-cell office:value-type="float" office:value="9636" table:style-name="ce1">
            <text:p>9636</text:p>
          </table:table-cell>
          <table:table-cell table:style-name="ce3"/>
          <table:table-cell office:value-type="string" table:style-name="ce1">
            <text:p>baan</text:p>
          </table:table-cell>
          <table:table-cell office:value-type="string" table:style-name="ce1">
            <text:p>meng</text:p>
          </table:table-cell>
          <table:table-cell office:value-type="string" office:string-value="drbeme" table:formula="of:=LEFT([.H1074];FIND(&quot;@&quot;;[.H1074])-1)" table:style-name="ce4">
            <text:p>drbeme</text:p>
          </table:table-cell>
          <table:table-cell office:value-type="string" office:string-value="admazam111.site" table:formula="of:=RIGHT([.H1074];LEN([.H1074])-FIND(&quot;@&quot;;[.H1074]))" table:style-name="ce1">
            <text:p>admazam111.site</text:p>
          </table:table-cell>
          <table:table-cell office:value-type="string" table:style-name="ce1">
            <text:p>drbeme@admazam111.site</text:p>
          </table:table-cell>
          <table:table-cell office:value-type="date" office:date-value="2023-06-05T23:33:47" table:style-name="ce5">
            <text:p>6/5/23 11:33 PM</text:p>
          </table:table-cell>
          <table:table-cell office:value-type="string" table:style-name="ce1">
            <text:p>110.137.100.85</text:p>
          </table:table-cell>
          <table:table-cell table:number-columns-repeated="16374"/>
        </table:table-row>
        <table:table-row table:style-name="ro2">
          <table:table-cell office:value-type="float" office:value="4010" table:style-name="ce1">
            <text:p>4010</text:p>
          </table:table-cell>
          <table:table-cell office:value-type="float" office:value="9722" table:style-name="ce1">
            <text:p>9722</text:p>
          </table:table-cell>
          <table:table-cell table:style-name="ce3"/>
          <table:table-cell office:value-type="string" table:style-name="ce1">
            <text:p>hannah</text:p>
          </table:table-cell>
          <table:table-cell office:value-type="string" table:style-name="ce1">
            <text:p>trotter</text:p>
          </table:table-cell>
          <table:table-cell office:value-type="string" office:string-value="hannatrotter45" table:formula="of:=LEFT([.H1075];FIND(&quot;@&quot;;[.H1075])-1)" table:style-name="ce4">
            <text:p>hannatrotter45</text:p>
          </table:table-cell>
          <table:table-cell office:value-type="string" office:string-value="gmail.com" table:formula="of:=RIGHT([.H1075];LEN([.H1075])-FIND(&quot;@&quot;;[.H1075]))" table:style-name="ce1">
            <text:p>gmail.com</text:p>
          </table:table-cell>
          <table:table-cell office:value-type="string" table:style-name="ce1">
            <text:p>hannatrotter45@gmail.com</text:p>
          </table:table-cell>
          <table:table-cell office:value-type="date" office:date-value="2023-06-05T23:37:26" table:style-name="ce5">
            <text:p>6/5/23 11:37 PM</text:p>
          </table:table-cell>
          <table:table-cell office:value-type="string" table:style-name="ce1">
            <text:p>81.151.183.25</text:p>
          </table:table-cell>
          <table:table-cell table:number-columns-repeated="16374"/>
        </table:table-row>
        <table:table-row table:style-name="ro2">
          <table:table-cell office:value-type="float" office:value="4012" table:style-name="ce1">
            <text:p>4012</text:p>
          </table:table-cell>
          <table:table-cell office:value-type="float" office:value="9671" table:style-name="ce1">
            <text:p>9671</text:p>
          </table:table-cell>
          <table:table-cell table:style-name="ce3"/>
          <table:table-cell office:value-type="string" table:style-name="ce1">
            <text:p>hong</text:p>
          </table:table-cell>
          <table:table-cell office:value-type="string" table:style-name="ce1">
            <text:p>hok</text:p>
          </table:table-cell>
          <table:table-cell office:value-type="string" office:string-value="rajlanka" table:formula="of:=LEFT([.H1076];FIND(&quot;@&quot;;[.H1076])-1)" table:style-name="ce4">
            <text:p>rajlanka</text:p>
          </table:table-cell>
          <table:table-cell office:value-type="string" office:string-value="admazam111.site" table:formula="of:=RIGHT([.H1076];LEN([.H1076])-FIND(&quot;@&quot;;[.H1076]))" table:style-name="ce1">
            <text:p>admazam111.site</text:p>
          </table:table-cell>
          <table:table-cell office:value-type="string" table:style-name="ce1">
            <text:p>rajlanka@admazam111.site</text:p>
          </table:table-cell>
          <table:table-cell office:value-type="date" office:date-value="2023-06-05T23:38:29" table:style-name="ce5">
            <text:p>6/5/23 11:38 PM</text:p>
          </table:table-cell>
          <table:table-cell office:value-type="string" table:style-name="ce1">
            <text:p>114.125.84.141</text:p>
          </table:table-cell>
          <table:table-cell table:number-columns-repeated="16374"/>
        </table:table-row>
        <table:table-row table:style-name="ro2">
          <table:table-cell office:value-type="float" office:value="4025" table:style-name="ce1">
            <text:p>4025</text:p>
          </table:table-cell>
          <table:table-cell office:value-type="float" office:value="9521" table:style-name="ce1">
            <text:p>9521</text:p>
          </table:table-cell>
          <table:table-cell table:style-name="ce3"/>
          <table:table-cell office:value-type="string" table:style-name="ce1">
            <text:p>Brynn</text:p>
          </table:table-cell>
          <table:table-cell office:value-type="string" table:style-name="ce1">
            <text:p>Jacob</text:p>
          </table:table-cell>
          <table:table-cell office:value-type="string" office:string-value="brynn.jacob7" table:formula="of:=LEFT([.H1077];FIND(&quot;@&quot;;[.H1077])-1)" table:style-name="ce4">
            <text:p>brynn.jacob7</text:p>
          </table:table-cell>
          <table:table-cell office:value-type="string" office:string-value="gmail.com" table:formula="of:=RIGHT([.H1077];LEN([.H1077])-FIND(&quot;@&quot;;[.H1077]))" table:style-name="ce1">
            <text:p>gmail.com</text:p>
          </table:table-cell>
          <table:table-cell office:value-type="string" table:style-name="ce1">
            <text:p>brynn.jacob7@gmail.com</text:p>
          </table:table-cell>
          <table:table-cell office:value-type="date" office:date-value="2023-06-05T23:45:00" table:style-name="ce5">
            <text:p>6/5/23 11:45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4034" table:style-name="ce1">
            <text:p>4034</text:p>
          </table:table-cell>
          <table:table-cell office:value-type="float" office:value="9539" table:style-name="ce1">
            <text:p>9539</text:p>
          </table:table-cell>
          <table:table-cell table:style-name="ce3"/>
          <table:table-cell office:value-type="string" table:style-name="ce1">
            <text:p>Meade</text:p>
          </table:table-cell>
          <table:table-cell office:value-type="string" table:style-name="ce1">
            <text:p>Llow</text:p>
          </table:table-cell>
          <table:table-cell office:value-type="string" office:string-value="meade.loyal54" table:formula="of:=LEFT([.H1078];FIND(&quot;@&quot;;[.H1078])-1)" table:style-name="ce4">
            <text:p>meade.loyal54</text:p>
          </table:table-cell>
          <table:table-cell office:value-type="string" office:string-value="centrum.cz" table:formula="of:=RIGHT([.H1078];LEN([.H1078])-FIND(&quot;@&quot;;[.H1078]))" table:style-name="ce1">
            <text:p>centrum.cz</text:p>
          </table:table-cell>
          <table:table-cell office:value-type="string" table:style-name="ce1">
            <text:p>meade.loyal54@centrum.cz</text:p>
          </table:table-cell>
          <table:table-cell office:value-type="date" office:date-value="2023-06-05T23:47:45" table:style-name="ce5">
            <text:p>6/5/23 11:47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4037" table:style-name="ce1">
            <text:p>4037</text:p>
          </table:table-cell>
          <table:table-cell office:value-type="float" office:value="9562" table:style-name="ce1">
            <text:p>9562</text:p>
          </table:table-cell>
          <table:table-cell table:style-name="ce3"/>
          <table:table-cell office:value-type="string" table:style-name="ce1">
            <text:p>Erica</text:p>
          </table:table-cell>
          <table:table-cell office:value-type="string" table:style-name="ce1">
            <text:p>Sherwood</text:p>
          </table:table-cell>
          <table:table-cell office:value-type="string" office:string-value="ericasherwood72" table:formula="of:=LEFT([.H1079];FIND(&quot;@&quot;;[.H1079])-1)" table:style-name="ce4">
            <text:p>ericasherwood72</text:p>
          </table:table-cell>
          <table:table-cell office:value-type="string" office:string-value="centrum.cz" table:formula="of:=RIGHT([.H1079];LEN([.H1079])-FIND(&quot;@&quot;;[.H1079]))" table:style-name="ce1">
            <text:p>centrum.cz</text:p>
          </table:table-cell>
          <table:table-cell office:value-type="string" table:style-name="ce1">
            <text:p>ericasherwood72@centrum.cz</text:p>
          </table:table-cell>
          <table:table-cell office:value-type="date" office:date-value="2023-06-05T23:49:13" table:style-name="ce5">
            <text:p>6/5/23 11:49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4041" table:style-name="ce1">
            <text:p>4041</text:p>
          </table:table-cell>
          <table:table-cell office:value-type="float" office:value="9572" table:style-name="ce1">
            <text:p>9572</text:p>
          </table:table-cell>
          <table:table-cell table:style-name="ce3"/>
          <table:table-cell office:value-type="string" table:style-name="ce1">
            <text:p>Cael</text:p>
          </table:table-cell>
          <table:table-cell office:value-type="string" table:style-name="ce1">
            <text:p>Mack</text:p>
          </table:table-cell>
          <table:table-cell office:value-type="string" office:string-value="cael.mack" table:formula="of:=LEFT([.H1080];FIND(&quot;@&quot;;[.H1080])-1)" table:style-name="ce4">
            <text:p>cael.mack</text:p>
          </table:table-cell>
          <table:table-cell office:value-type="string" office:string-value="seznam.cz" table:formula="of:=RIGHT([.H1080];LEN([.H1080])-FIND(&quot;@&quot;;[.H1080]))" table:style-name="ce1">
            <text:p>seznam.cz</text:p>
          </table:table-cell>
          <table:table-cell office:value-type="string" table:style-name="ce1">
            <text:p>cael.mack@seznam.cz</text:p>
          </table:table-cell>
          <table:table-cell office:value-type="date" office:date-value="2023-06-05T23:50:27" table:style-name="ce5">
            <text:p>6/5/23 11:50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4045" table:style-name="ce1">
            <text:p>4045</text:p>
          </table:table-cell>
          <table:table-cell office:value-type="float" office:value="9583" table:style-name="ce1">
            <text:p>9583</text:p>
          </table:table-cell>
          <table:table-cell table:style-name="ce3"/>
          <table:table-cell office:value-type="string" table:style-name="ce1">
            <text:p>Hal</text:p>
          </table:table-cell>
          <table:table-cell office:value-type="string" table:style-name="ce1">
            <text:p>Ttul</text:p>
          </table:table-cell>
          <table:table-cell office:value-type="string" office:string-value="hal.ozenire58" table:formula="of:=LEFT([.H1081];FIND(&quot;@&quot;;[.H1081])-1)" table:style-name="ce4">
            <text:p>hal.ozenire58</text:p>
          </table:table-cell>
          <table:table-cell office:value-type="string" office:string-value="centrum.cz" table:formula="of:=RIGHT([.H1081];LEN([.H1081])-FIND(&quot;@&quot;;[.H1081]))" table:style-name="ce1">
            <text:p>centrum.cz</text:p>
          </table:table-cell>
          <table:table-cell office:value-type="string" table:style-name="ce1">
            <text:p>hal.ozenire58@centrum.cz</text:p>
          </table:table-cell>
          <table:table-cell office:value-type="date" office:date-value="2023-06-05T23:52:28" table:style-name="ce5">
            <text:p>6/5/23 11:52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4051" table:style-name="ce1">
            <text:p>4051</text:p>
          </table:table-cell>
          <table:table-cell office:value-type="float" office:value="9593" table:style-name="ce1">
            <text:p>9593</text:p>
          </table:table-cell>
          <table:table-cell table:style-name="ce3"/>
          <table:table-cell office:value-type="string" table:style-name="ce1">
            <text:p>Kes</text:p>
          </table:table-cell>
          <table:table-cell office:value-type="string" table:style-name="ce1">
            <text:p>Rellix</text:p>
          </table:table-cell>
          <table:table-cell office:value-type="string" office:string-value="kesorelixu13" table:formula="of:=LEFT([.H1082];FIND(&quot;@&quot;;[.H1082])-1)" table:style-name="ce4">
            <text:p>kesorelixu13</text:p>
          </table:table-cell>
          <table:table-cell office:value-type="string" office:string-value="seznam.cz" table:formula="of:=RIGHT([.H1082];LEN([.H1082])-FIND(&quot;@&quot;;[.H1082]))" table:style-name="ce1">
            <text:p>seznam.cz</text:p>
          </table:table-cell>
          <table:table-cell office:value-type="string" table:style-name="ce1">
            <text:p>kesorelixu13@seznam.cz</text:p>
          </table:table-cell>
          <table:table-cell office:value-type="date" office:date-value="2023-06-05T23:53:43" table:style-name="ce5">
            <text:p>6/5/23 11:53 PM</text:p>
          </table:table-cell>
          <table:table-cell office:value-type="string" table:style-name="ce1">
            <text:p>88.102.96.42</text:p>
          </table:table-cell>
          <table:table-cell table:number-columns-repeated="16374"/>
        </table:table-row>
        <table:table-row table:style-name="ro2">
          <table:table-cell office:value-type="float" office:value="4060" table:style-name="ce1">
            <text:p>4060</text:p>
          </table:table-cell>
          <table:table-cell office:value-type="float" office:value="9751" table:style-name="ce1">
            <text:p>9751</text:p>
          </table:table-cell>
          <table:table-cell table:style-name="ce3"/>
          <table:table-cell office:value-type="string" table:style-name="ce1">
            <text:p>begonia</text:p>
          </table:table-cell>
          <table:table-cell office:value-type="string" table:style-name="ce1">
            <text:p>sdopoew</text:p>
          </table:table-cell>
          <table:table-cell office:value-type="string" office:string-value="comer.dimafer" table:formula="of:=LEFT([.H1083];FIND(&quot;@&quot;;[.H1083])-1)" table:style-name="ce4">
            <text:p>comer.dimafer</text:p>
          </table:table-cell>
          <table:table-cell office:value-type="string" office:string-value="hotmail.com" table:formula="of:=RIGHT([.H1083];LEN([.H1083])-FIND(&quot;@&quot;;[.H1083]))" table:style-name="ce1">
            <text:p>hotmail.com</text:p>
          </table:table-cell>
          <table:table-cell office:value-type="string" table:style-name="ce1">
            <text:p>comer.dimafer@hotmail.com</text:p>
          </table:table-cell>
          <table:table-cell office:value-type="date" office:date-value="2023-06-05T23:55:48" table:style-name="ce5">
            <text:p>6/5/23 11:55 PM</text:p>
          </table:table-cell>
          <table:table-cell office:value-type="string" table:style-name="ce1">
            <text:p>38.25.30.39</text:p>
          </table:table-cell>
          <table:table-cell table:number-columns-repeated="16374"/>
        </table:table-row>
        <table:table-row table:style-name="ro2">
          <table:table-cell office:value-type="float" office:value="4074" table:style-name="ce1">
            <text:p>4074</text:p>
          </table:table-cell>
          <table:table-cell office:value-type="float" office:value="9770" table:style-name="ce1">
            <text:p>9770</text:p>
          </table:table-cell>
          <table:table-cell table:style-name="ce3"/>
          <table:table-cell office:value-type="string" table:style-name="ce1">
            <text:p>ชมพูนุท</text:p>
          </table:table-cell>
          <table:table-cell office:value-type="string" table:style-name="ce1">
            <text:p>ซำศิริ</text:p>
          </table:table-cell>
          <table:table-cell office:value-type="string" office:string-value="bbhpcy1422" table:formula="of:=LEFT([.H1084];FIND(&quot;@&quot;;[.H1084])-1)" table:style-name="ce4">
            <text:p>bbhpcy1422</text:p>
          </table:table-cell>
          <table:table-cell office:value-type="string" office:string-value="gmail.com" table:formula="of:=RIGHT([.H1084];LEN([.H1084])-FIND(&quot;@&quot;;[.H1084]))" table:style-name="ce1">
            <text:p>gmail.com</text:p>
          </table:table-cell>
          <table:table-cell office:value-type="string" table:style-name="ce1">
            <text:p>bbhpcy1422@gmail.com</text:p>
          </table:table-cell>
          <table:table-cell office:value-type="date" office:date-value="2023-06-05T23:59:05" table:style-name="ce5">
            <text:p>6/5/23 11:59 PM</text:p>
          </table:table-cell>
          <table:table-cell office:value-type="string" table:style-name="ce1">
            <text:p>58.8.19.242</text:p>
          </table:table-cell>
          <table:table-cell table:number-columns-repeated="16374"/>
        </table:table-row>
        <table:table-row table:style-name="ro2">
          <table:table-cell office:value-type="float" office:value="4094" table:style-name="ce1">
            <text:p>4094</text:p>
          </table:table-cell>
          <table:table-cell office:value-type="float" office:value="9815" table:style-name="ce1">
            <text:p>9815</text:p>
          </table:table-cell>
          <table:table-cell table:style-name="ce3"/>
          <table:table-cell office:value-type="string" table:style-name="ce1">
            <text:p>Aniny</text:p>
          </table:table-cell>
          <table:table-cell office:value-type="string" table:style-name="ce1">
            <text:p>Nair</text:p>
          </table:table-cell>
          <table:table-cell office:value-type="string" office:string-value="Smilysousa" table:formula="of:=LEFT([.H1085];FIND(&quot;@&quot;;[.H1085])-1)" table:style-name="ce4">
            <text:p>Smilysousa</text:p>
          </table:table-cell>
          <table:table-cell office:value-type="string" office:string-value="gmail.com" table:formula="of:=RIGHT([.H1085];LEN([.H1085])-FIND(&quot;@&quot;;[.H1085]))" table:style-name="ce1">
            <text:p>gmail.com</text:p>
          </table:table-cell>
          <table:table-cell office:value-type="string" table:style-name="ce1">
            <text:p>Smilysousa@gmail.com</text:p>
          </table:table-cell>
          <table:table-cell office:value-type="date" office:date-value="2023-06-06T00:31:44" table:style-name="ce5">
            <text:p>6/6/23 12:31 AM</text:p>
          </table:table-cell>
          <table:table-cell office:value-type="string" table:style-name="ce1">
            <text:p>45.165.167.213</text:p>
          </table:table-cell>
          <table:table-cell table:number-columns-repeated="16374"/>
        </table:table-row>
        <table:table-row table:style-name="ro2">
          <table:table-cell office:value-type="float" office:value="4097" table:style-name="ce1">
            <text:p>4097</text:p>
          </table:table-cell>
          <table:table-cell office:value-type="float" office:value="9767" table:style-name="ce1">
            <text:p>9767</text:p>
          </table:table-cell>
          <table:table-cell table:style-name="ce3"/>
          <table:table-cell office:value-type="string" table:style-name="ce1">
            <text:p>วิภาภรณ์</text:p>
          </table:table-cell>
          <table:table-cell office:value-type="string" table:style-name="ce1">
            <text:p>เปรมทอง</text:p>
          </table:table-cell>
          <table:table-cell office:value-type="string" office:string-value="wipakon8" table:formula="of:=LEFT([.H1086];FIND(&quot;@&quot;;[.H1086])-1)" table:style-name="ce4">
            <text:p>wipakon8</text:p>
          </table:table-cell>
          <table:table-cell office:value-type="string" office:string-value="gmail.com" table:formula="of:=RIGHT([.H1086];LEN([.H1086])-FIND(&quot;@&quot;;[.H1086]))" table:style-name="ce1">
            <text:p>gmail.com</text:p>
          </table:table-cell>
          <table:table-cell office:value-type="string" table:style-name="ce1">
            <text:p>wipakon8@gmail.com</text:p>
          </table:table-cell>
          <table:table-cell office:value-type="date" office:date-value="2023-06-06T00:40:01" table:style-name="ce5">
            <text:p>6/6/23 12:40 AM</text:p>
          </table:table-cell>
          <table:table-cell office:value-type="string" table:style-name="ce1">
            <text:p>182.52.189.34</text:p>
          </table:table-cell>
          <table:table-cell table:number-columns-repeated="16374"/>
        </table:table-row>
        <table:table-row table:style-name="ro2">
          <table:table-cell office:value-type="float" office:value="4120" table:style-name="ce1">
            <text:p>4120</text:p>
          </table:table-cell>
          <table:table-cell office:value-type="float" office:value="9852" table:style-name="ce1">
            <text:p>9852</text:p>
          </table:table-cell>
          <table:table-cell table:style-name="ce3"/>
          <table:table-cell office:value-type="string" table:style-name="ce1">
            <text:p>的吗</text:p>
          </table:table-cell>
          <table:table-cell office:value-type="string" table:style-name="ce1">
            <text:p>来了来了</text:p>
          </table:table-cell>
          <table:table-cell office:value-type="string" office:string-value="1121234204" table:formula="of:=LEFT([.H1087];FIND(&quot;@&quot;;[.H1087])-1)" table:style-name="ce4">
            <text:p>1121234204</text:p>
          </table:table-cell>
          <table:table-cell office:value-type="string" office:string-value="qq.com" table:formula="of:=RIGHT([.H1087];LEN([.H1087])-FIND(&quot;@&quot;;[.H1087]))" table:style-name="ce1">
            <text:p>qq.com</text:p>
          </table:table-cell>
          <table:table-cell office:value-type="string" table:style-name="ce1">
            <text:p>1121234204@qq.com</text:p>
          </table:table-cell>
          <table:table-cell office:value-type="date" office:date-value="2023-06-06T01:31:49" table:style-name="ce5">
            <text:p>6/6/23 01:31 AM</text:p>
          </table:table-cell>
          <table:table-cell office:value-type="string" table:style-name="ce1">
            <text:p>124.160.218.146</text:p>
          </table:table-cell>
          <table:table-cell table:number-columns-repeated="16374"/>
        </table:table-row>
        <table:table-row table:style-name="ro2">
          <table:table-cell office:value-type="float" office:value="4128" table:style-name="ce1">
            <text:p>4128</text:p>
          </table:table-cell>
          <table:table-cell office:value-type="float" office:value="9878" table:style-name="ce1">
            <text:p>9878</text:p>
          </table:table-cell>
          <table:table-cell table:style-name="ce3"/>
          <table:table-cell office:value-type="string" table:style-name="ce1">
            <text:p>ilenia</text:p>
          </table:table-cell>
          <table:table-cell office:value-type="string" table:style-name="ce1">
            <text:p>verde</text:p>
          </table:table-cell>
          <table:table-cell office:value-type="string" office:string-value="verde.ilenia06" table:formula="of:=LEFT([.H1088];FIND(&quot;@&quot;;[.H1088])-1)" table:style-name="ce4">
            <text:p>verde.ilenia06</text:p>
          </table:table-cell>
          <table:table-cell office:value-type="string" office:string-value="gmail.com" table:formula="of:=RIGHT([.H1088];LEN([.H1088])-FIND(&quot;@&quot;;[.H1088]))" table:style-name="ce1">
            <text:p>gmail.com</text:p>
          </table:table-cell>
          <table:table-cell office:value-type="string" table:style-name="ce1">
            <text:p>verde.ilenia06@gmail.com</text:p>
          </table:table-cell>
          <table:table-cell office:value-type="date" office:date-value="2023-06-06T02:31:23" table:style-name="ce5">
            <text:p>6/6/23 02:31 AM</text:p>
          </table:table-cell>
          <table:table-cell office:value-type="string" table:style-name="ce1">
            <text:p>101.56.150.97</text:p>
          </table:table-cell>
          <table:table-cell table:number-columns-repeated="16374"/>
        </table:table-row>
        <table:table-row table:style-name="ro2">
          <table:table-cell office:value-type="float" office:value="4141" table:style-name="ce1">
            <text:p>4141</text:p>
          </table:table-cell>
          <table:table-cell office:value-type="float" office:value="9919" table:style-name="ce1">
            <text:p>9919</text:p>
          </table:table-cell>
          <table:table-cell table:style-name="ce3"/>
          <table:table-cell office:value-type="string" table:style-name="ce1">
            <text:p>hjvhv</text:p>
          </table:table-cell>
          <table:table-cell office:value-type="string" table:style-name="ce1">
            <text:p>gvghfvgh</text:p>
          </table:table-cell>
          <table:table-cell office:value-type="string" office:string-value="elena4aikina" table:formula="of:=LEFT([.H1089];FIND(&quot;@&quot;;[.H1089])-1)" table:style-name="ce4">
            <text:p>elena4aikina</text:p>
          </table:table-cell>
          <table:table-cell office:value-type="string" office:string-value="audrianaputri.com" table:formula="of:=RIGHT([.H1089];LEN([.H1089])-FIND(&quot;@&quot;;[.H1089]))" table:style-name="ce1">
            <text:p>audrianaputri.com</text:p>
          </table:table-cell>
          <table:table-cell office:value-type="string" table:style-name="ce1">
            <text:p>elena4aikina@audrianaputri.com</text:p>
          </table:table-cell>
          <table:table-cell office:value-type="date" office:date-value="2023-06-06T03:30:01" table:style-name="ce5">
            <text:p>6/6/23 03:30 AM</text:p>
          </table:table-cell>
          <table:table-cell office:value-type="string" table:style-name="ce1">
            <text:p>76.69.50.107</text:p>
          </table:table-cell>
          <table:table-cell table:number-columns-repeated="16374"/>
        </table:table-row>
        <table:table-row table:style-name="ro2">
          <table:table-cell office:value-type="float" office:value="4212" table:style-name="ce1">
            <text:p>4212</text:p>
          </table:table-cell>
          <table:table-cell office:value-type="float" office:value="9940" table:style-name="ce1">
            <text:p>9940</text:p>
          </table:table-cell>
          <table:table-cell table:style-name="ce3"/>
          <table:table-cell office:value-type="string" table:style-name="ce1">
            <text:p>ตติยา</text:p>
          </table:table-cell>
          <table:table-cell office:value-type="string" table:style-name="ce1">
            <text:p>เลาหตีรานนท์</text:p>
          </table:table-cell>
          <table:table-cell office:value-type="string" office:string-value="tatiya719" table:formula="of:=LEFT([.H1090];FIND(&quot;@&quot;;[.H1090])-1)" table:style-name="ce4">
            <text:p>tatiya719</text:p>
          </table:table-cell>
          <table:table-cell office:value-type="string" office:string-value="gmail.com" table:formula="of:=RIGHT([.H1090];LEN([.H1090])-FIND(&quot;@&quot;;[.H1090]))" table:style-name="ce1">
            <text:p>gmail.com</text:p>
          </table:table-cell>
          <table:table-cell office:value-type="string" table:style-name="ce1">
            <text:p>tatiya719@gmail.com</text:p>
          </table:table-cell>
          <table:table-cell office:value-type="date" office:date-value="2023-06-06T05:51:42" table:style-name="ce5">
            <text:p>6/6/23 05:51 AM</text:p>
          </table:table-cell>
          <table:table-cell office:value-type="string" table:style-name="ce1">
            <text:p>115.87.77.54</text:p>
          </table:table-cell>
          <table:table-cell table:number-columns-repeated="16374"/>
        </table:table-row>
        <table:table-row table:style-name="ro2">
          <table:table-cell office:value-type="float" office:value="4214" table:style-name="ce1">
            <text:p>4214</text:p>
          </table:table-cell>
          <table:table-cell office:value-type="float" office:value="9942" table:style-name="ce1">
            <text:p>9942</text:p>
          </table:table-cell>
          <table:table-cell table:style-name="ce3"/>
          <table:table-cell office:value-type="string" table:style-name="ce1">
            <text:p>Gelly</text:p>
          </table:table-cell>
          <table:table-cell office:value-type="string" table:style-name="ce1">
            <text:p>Chamberlain</text:p>
          </table:table-cell>
          <table:table-cell office:value-type="string" office:string-value="gellybellybear" table:formula="of:=LEFT([.H1091];FIND(&quot;@&quot;;[.H1091])-1)" table:style-name="ce4">
            <text:p>gellybellybear</text:p>
          </table:table-cell>
          <table:table-cell office:value-type="string" office:string-value="gmail.com" table:formula="of:=RIGHT([.H1091];LEN([.H1091])-FIND(&quot;@&quot;;[.H1091]))" table:style-name="ce1">
            <text:p>gmail.com</text:p>
          </table:table-cell>
          <table:table-cell office:value-type="string" table:style-name="ce1">
            <text:p>gellybellybear@gmail.com</text:p>
          </table:table-cell>
          <table:table-cell office:value-type="date" office:date-value="2023-06-06T06:35:05" table:style-name="ce5">
            <text:p>6/6/23 06:35 AM</text:p>
          </table:table-cell>
          <table:table-cell office:value-type="string" table:style-name="ce1">
            <text:p>138.229.209.57</text:p>
          </table:table-cell>
          <table:table-cell table:number-columns-repeated="16374"/>
        </table:table-row>
        <table:table-row table:style-name="ro2">
          <table:table-cell office:value-type="float" office:value="4218" table:style-name="ce1">
            <text:p>4218</text:p>
          </table:table-cell>
          <table:table-cell office:value-type="float" office:value="8763" table:style-name="ce1">
            <text:p>8763</text:p>
          </table:table-cell>
          <table:table-cell table:style-name="ce3"/>
          <table:table-cell office:value-type="string" table:style-name="ce1">
            <text:p>นาสย</text:p>
          </table:table-cell>
          <table:table-cell office:value-type="string" table:style-name="ce1">
            <text:p>สวยมาก</text:p>
          </table:table-cell>
          <table:table-cell office:value-type="string" office:string-value="K.u.n.litaz" table:formula="of:=LEFT([.H1092];FIND(&quot;@&quot;;[.H1092])-1)" table:style-name="ce4">
            <text:p>K.u.n.litaz</text:p>
          </table:table-cell>
          <table:table-cell office:value-type="string" office:string-value="gmail.com" table:formula="of:=RIGHT([.H1092];LEN([.H1092])-FIND(&quot;@&quot;;[.H1092]))" table:style-name="ce1">
            <text:p>gmail.com</text:p>
          </table:table-cell>
          <table:table-cell office:value-type="string" table:style-name="ce1">
            <text:p>K.u.n.litaz@gmail.com</text:p>
          </table:table-cell>
          <table:table-cell office:value-type="date" office:date-value="2023-06-06T07:16:36" table:style-name="ce5">
            <text:p>6/6/23 07:16 AM</text:p>
          </table:table-cell>
          <table:table-cell office:value-type="string" table:style-name="ce1">
            <text:p>115.87.79.110</text:p>
          </table:table-cell>
          <table:table-cell table:number-columns-repeated="16374"/>
        </table:table-row>
        <table:table-row table:style-name="ro2">
          <table:table-cell office:value-type="float" office:value="4220" table:style-name="ce1">
            <text:p>4220</text:p>
          </table:table-cell>
          <table:table-cell office:value-type="float" office:value="9953" table:style-name="ce1">
            <text:p>9953</text:p>
          </table:table-cell>
          <table:table-cell table:style-name="ce3"/>
          <table:table-cell office:value-type="string" table:style-name="ce1">
            <text:p>Sana</text:p>
          </table:table-cell>
          <table:table-cell office:value-type="string" table:style-name="ce1">
            <text:p>araki</text:p>
          </table:table-cell>
          <table:table-cell office:value-type="string" office:string-value="sen057249" table:formula="of:=LEFT([.H1093];FIND(&quot;@&quot;;[.H1093])-1)" table:style-name="ce4">
            <text:p>sen057249</text:p>
          </table:table-cell>
          <table:table-cell office:value-type="string" office:string-value="gmail.com" table:formula="of:=RIGHT([.H1093];LEN([.H1093])-FIND(&quot;@&quot;;[.H1093]))" table:style-name="ce1">
            <text:p>gmail.com</text:p>
          </table:table-cell>
          <table:table-cell office:value-type="string" table:style-name="ce1">
            <text:p>sen057249@gmail.com</text:p>
          </table:table-cell>
          <table:table-cell office:value-type="date" office:date-value="2023-06-06T07:31:03" table:style-name="ce5">
            <text:p>6/6/23 07:31 AM</text:p>
          </table:table-cell>
          <table:table-cell office:value-type="string" table:style-name="ce1">
            <text:p>180.145.102.100</text:p>
          </table:table-cell>
          <table:table-cell table:number-columns-repeated="16374"/>
        </table:table-row>
        <table:table-row table:style-name="ro2">
          <table:table-cell office:value-type="float" office:value="4221" table:style-name="ce1">
            <text:p>4221</text:p>
          </table:table-cell>
          <table:table-cell office:value-type="float" office:value="9949" table:style-name="ce1">
            <text:p>9949</text:p>
          </table:table-cell>
          <table:table-cell table:style-name="ce3"/>
          <table:table-cell office:value-type="string" table:style-name="ce1">
            <text:p>jin</text:p>
          </table:table-cell>
          <table:table-cell office:value-type="string" table:style-name="ce1">
            <text:p>chen</text:p>
          </table:table-cell>
          <table:table-cell office:value-type="string" office:string-value="cj.tongyedear" table:formula="of:=LEFT([.H1094];FIND(&quot;@&quot;;[.H1094])-1)" table:style-name="ce4">
            <text:p>cj.tongyedear</text:p>
          </table:table-cell>
          <table:table-cell office:value-type="string" office:string-value="gmail.com" table:formula="of:=RIGHT([.H1094];LEN([.H1094])-FIND(&quot;@&quot;;[.H1094]))" table:style-name="ce1">
            <text:p>gmail.com</text:p>
          </table:table-cell>
          <table:table-cell office:value-type="string" table:style-name="ce1">
            <text:p>cj.tongyedear@gmail.com</text:p>
          </table:table-cell>
          <table:table-cell office:value-type="date" office:date-value="2023-06-06T07:37:41" table:style-name="ce5">
            <text:p>6/6/23 07:37 AM</text:p>
          </table:table-cell>
          <table:table-cell office:value-type="string" table:style-name="ce1">
            <text:p>159.138.237.131</text:p>
          </table:table-cell>
          <table:table-cell table:number-columns-repeated="16374"/>
        </table:table-row>
        <table:table-row table:style-name="ro2">
          <table:table-cell office:value-type="float" office:value="4223" table:style-name="ce1">
            <text:p>4223</text:p>
          </table:table-cell>
          <table:table-cell office:value-type="float" office:value="9957" table:style-name="ce1">
            <text:p>9957</text:p>
          </table:table-cell>
          <table:table-cell table:style-name="ce3"/>
          <table:table-cell office:value-type="string" table:style-name="ce1">
            <text:p>Sali</text:p>
          </table:table-cell>
          <table:table-cell office:value-type="string" table:style-name="ce1">
            <text:p>Iida</text:p>
          </table:table-cell>
          <table:table-cell office:value-type="string" office:string-value="sen465740" table:formula="of:=LEFT([.H1095];FIND(&quot;@&quot;;[.H1095])-1)" table:style-name="ce4">
            <text:p>sen465740</text:p>
          </table:table-cell>
          <table:table-cell office:value-type="string" office:string-value="gmail.com" table:formula="of:=RIGHT([.H1095];LEN([.H1095])-FIND(&quot;@&quot;;[.H1095]))" table:style-name="ce1">
            <text:p>gmail.com</text:p>
          </table:table-cell>
          <table:table-cell office:value-type="string" table:style-name="ce1">
            <text:p>sen465740@gmail.com</text:p>
          </table:table-cell>
          <table:table-cell office:value-type="date" office:date-value="2023-06-06T07:48:36" table:style-name="ce5">
            <text:p>6/6/23 07:48 AM</text:p>
          </table:table-cell>
          <table:table-cell office:value-type="string" table:style-name="ce1">
            <text:p>180.145.102.100</text:p>
          </table:table-cell>
          <table:table-cell table:number-columns-repeated="16374"/>
        </table:table-row>
        <table:table-row table:style-name="ro2">
          <table:table-cell office:value-type="float" office:value="4224" table:style-name="ce1">
            <text:p>4224</text:p>
          </table:table-cell>
          <table:table-cell office:value-type="float" office:value="9958" table:style-name="ce1">
            <text:p>9958</text:p>
          </table:table-cell>
          <table:table-cell table:style-name="ce3"/>
          <table:table-cell office:value-type="string" table:style-name="ce1">
            <text:p>กนกวรรณ</text:p>
          </table:table-cell>
          <table:table-cell office:value-type="string" table:style-name="ce1">
            <text:p>แผงสี</text:p>
          </table:table-cell>
          <table:table-cell office:value-type="string" office:string-value="kanokwan34137" table:formula="of:=LEFT([.H1096];FIND(&quot;@&quot;;[.H1096])-1)" table:style-name="ce4">
            <text:p>kanokwan34137</text:p>
          </table:table-cell>
          <table:table-cell office:value-type="string" office:string-value="gmail.com" table:formula="of:=RIGHT([.H1096];LEN([.H1096])-FIND(&quot;@&quot;;[.H1096]))" table:style-name="ce1">
            <text:p>gmail.com</text:p>
          </table:table-cell>
          <table:table-cell office:value-type="string" table:style-name="ce1">
            <text:p>kanokwan34137@gmail.com</text:p>
          </table:table-cell>
          <table:table-cell office:value-type="date" office:date-value="2023-06-06T07:54:07" table:style-name="ce5">
            <text:p>6/6/23 07:54 AM</text:p>
          </table:table-cell>
          <table:table-cell office:value-type="string" table:style-name="ce1">
            <text:p>223.24.186.200</text:p>
          </table:table-cell>
          <table:table-cell table:number-columns-repeated="16374"/>
        </table:table-row>
        <table:table-row table:style-name="ro2">
          <table:table-cell office:value-type="float" office:value="4226" table:style-name="ce1">
            <text:p>4226</text:p>
          </table:table-cell>
          <table:table-cell office:value-type="float" office:value="9959" table:style-name="ce1">
            <text:p>9959</text:p>
          </table:table-cell>
          <table:table-cell table:style-name="ce3"/>
          <table:table-cell office:value-type="string" table:style-name="ce1">
            <text:p>โช</text:p>
          </table:table-cell>
          <table:table-cell office:value-type="string" table:style-name="ce1">
            <text:p>ศิริ</text:p>
          </table:table-cell>
          <table:table-cell office:value-type="string" office:string-value="chojae825+1" table:formula="of:=LEFT([.H1097];FIND(&quot;@&quot;;[.H1097])-1)" table:style-name="ce4">
            <text:p>chojae825+1</text:p>
          </table:table-cell>
          <table:table-cell office:value-type="string" office:string-value="gmail.com" table:formula="of:=RIGHT([.H1097];LEN([.H1097])-FIND(&quot;@&quot;;[.H1097]))" table:style-name="ce1">
            <text:p>gmail.com</text:p>
          </table:table-cell>
          <table:table-cell office:value-type="string" table:style-name="ce1">
            <text:p>chojae825+1@gmail.com</text:p>
          </table:table-cell>
          <table:table-cell office:value-type="date" office:date-value="2023-06-06T08:00:38" table:style-name="ce5">
            <text:p>6/6/23 08:00 A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4227" table:style-name="ce1">
            <text:p>4227</text:p>
          </table:table-cell>
          <table:table-cell office:value-type="float" office:value="9961" table:style-name="ce1">
            <text:p>9961</text:p>
          </table:table-cell>
          <table:table-cell table:style-name="ce3"/>
          <table:table-cell office:value-type="string" table:style-name="ce1">
            <text:p>แยมผิวส้ม</text:p>
          </table:table-cell>
          <table:table-cell office:value-type="string" table:style-name="ce1">
            <text:p>แยมนหบชๆ</text:p>
          </table:table-cell>
          <table:table-cell office:value-type="string" office:string-value="myana5708" table:formula="of:=LEFT([.H1098];FIND(&quot;@&quot;;[.H1098])-1)" table:style-name="ce4">
            <text:p>myana5708</text:p>
          </table:table-cell>
          <table:table-cell office:value-type="string" office:string-value="gmail.com" table:formula="of:=RIGHT([.H1098];LEN([.H1098])-FIND(&quot;@&quot;;[.H1098]))" table:style-name="ce1">
            <text:p>gmail.com</text:p>
          </table:table-cell>
          <table:table-cell office:value-type="string" table:style-name="ce1">
            <text:p>myana5708@gmail.com</text:p>
          </table:table-cell>
          <table:table-cell office:value-type="date" office:date-value="2023-06-06T08:03:06" table:style-name="ce5">
            <text:p>6/6/23 08:03 AM</text:p>
          </table:table-cell>
          <table:table-cell office:value-type="string" table:style-name="ce1">
            <text:p>162.19.171.97</text:p>
          </table:table-cell>
          <table:table-cell table:number-columns-repeated="16374"/>
        </table:table-row>
        <table:table-row table:style-name="ro2">
          <table:table-cell office:value-type="float" office:value="4228" table:style-name="ce1">
            <text:p>4228</text:p>
          </table:table-cell>
          <table:table-cell office:value-type="float" office:value="9964" table:style-name="ce1">
            <text:p>9964</text:p>
          </table:table-cell>
          <table:table-cell table:style-name="ce3"/>
          <table:table-cell office:value-type="string" table:style-name="ce1">
            <text:p>mos</text:p>
          </table:table-cell>
          <table:table-cell office:value-type="string" table:style-name="ce1">
            <text:p>bank</text:p>
          </table:table-cell>
          <table:table-cell office:value-type="string" office:string-value="i271869" table:formula="of:=LEFT([.H1099];FIND(&quot;@&quot;;[.H1099])-1)" table:style-name="ce4">
            <text:p>i271869</text:p>
          </table:table-cell>
          <table:table-cell office:value-type="string" office:string-value="gmail.com" table:formula="of:=RIGHT([.H1099];LEN([.H1099])-FIND(&quot;@&quot;;[.H1099]))" table:style-name="ce1">
            <text:p>gmail.com</text:p>
          </table:table-cell>
          <table:table-cell office:value-type="string" table:style-name="ce1">
            <text:p>i271869@gmail.com</text:p>
          </table:table-cell>
          <table:table-cell office:value-type="date" office:date-value="2023-06-06T08:11:53" table:style-name="ce5">
            <text:p>6/6/23 08:11 AM</text:p>
          </table:table-cell>
          <table:table-cell office:value-type="string" table:style-name="ce1">
            <text:p>111.82.122.164</text:p>
          </table:table-cell>
          <table:table-cell table:number-columns-repeated="16374"/>
        </table:table-row>
        <table:table-row table:style-name="ro2">
          <table:table-cell office:value-type="float" office:value="4229" table:style-name="ce1">
            <text:p>4229</text:p>
          </table:table-cell>
          <table:table-cell office:value-type="float" office:value="9963" table:style-name="ce1">
            <text:p>9963</text:p>
          </table:table-cell>
          <table:table-cell table:style-name="ce3"/>
          <table:table-cell office:value-type="string" table:style-name="ce1">
            <text:p>ถั่ว</text:p>
          </table:table-cell>
          <table:table-cell office:value-type="string" table:style-name="ce1">
            <text:p>ขนมปังและเนย</text:p>
          </table:table-cell>
          <table:table-cell office:value-type="string" office:string-value="nobeautifulmen555" table:formula="of:=LEFT([.H1100];FIND(&quot;@&quot;;[.H1100])-1)" table:style-name="ce4">
            <text:p>nobeautifulmen555</text:p>
          </table:table-cell>
          <table:table-cell office:value-type="string" office:string-value="gmail.com" table:formula="of:=RIGHT([.H1100];LEN([.H1100])-FIND(&quot;@&quot;;[.H1100]))" table:style-name="ce1">
            <text:p>gmail.com</text:p>
          </table:table-cell>
          <table:table-cell office:value-type="string" table:style-name="ce1">
            <text:p>nobeautifulmen555@gmail.com</text:p>
          </table:table-cell>
          <table:table-cell office:value-type="date" office:date-value="2023-06-06T08:14:30" table:style-name="ce5">
            <text:p>6/6/23 08:14 AM</text:p>
          </table:table-cell>
          <table:table-cell office:value-type="string" table:style-name="ce1">
            <text:p>162.19.171.97</text:p>
          </table:table-cell>
          <table:table-cell table:number-columns-repeated="16374"/>
        </table:table-row>
        <table:table-row table:style-name="ro2">
          <table:table-cell office:value-type="float" office:value="4230" table:style-name="ce1">
            <text:p>4230</text:p>
          </table:table-cell>
          <table:table-cell office:value-type="float" office:value="9969" table:style-name="ce1">
            <text:p>9969</text:p>
          </table:table-cell>
          <table:table-cell table:style-name="ce3"/>
          <table:table-cell office:value-type="string" table:style-name="ce1">
            <text:p>นอนกรน</text:p>
          </table:table-cell>
          <table:table-cell office:value-type="string" table:style-name="ce1">
            <text:p>เป็ด</text:p>
          </table:table-cell>
          <table:table-cell office:value-type="string" office:string-value="osukesmom" table:formula="of:=LEFT([.H1101];FIND(&quot;@&quot;;[.H1101])-1)" table:style-name="ce4">
            <text:p>osukesmom</text:p>
          </table:table-cell>
          <table:table-cell office:value-type="string" office:string-value="gmail.com" table:formula="of:=RIGHT([.H1101];LEN([.H1101])-FIND(&quot;@&quot;;[.H1101]))" table:style-name="ce1">
            <text:p>gmail.com</text:p>
          </table:table-cell>
          <table:table-cell office:value-type="string" table:style-name="ce1">
            <text:p>osukesmom@gmail.com</text:p>
          </table:table-cell>
          <table:table-cell office:value-type="date" office:date-value="2023-06-06T08:24:15" table:style-name="ce5">
            <text:p>6/6/23 08:24 AM</text:p>
          </table:table-cell>
          <table:table-cell office:value-type="string" table:style-name="ce1">
            <text:p>162.19.171.97</text:p>
          </table:table-cell>
          <table:table-cell table:number-columns-repeated="16374"/>
        </table:table-row>
        <table:table-row table:style-name="ro2">
          <table:table-cell office:value-type="float" office:value="4233" table:style-name="ce1">
            <text:p>4233</text:p>
          </table:table-cell>
          <table:table-cell office:value-type="float" office:value="9972" table:style-name="ce1">
            <text:p>9972</text:p>
          </table:table-cell>
          <table:table-cell table:style-name="ce3"/>
          <table:table-cell office:value-type="string" table:style-name="ce1">
            <text:p>Eliana</text:p>
          </table:table-cell>
          <table:table-cell office:value-type="string" table:style-name="ce1">
            <text:p>Oliveira</text:p>
          </table:table-cell>
          <table:table-cell office:value-type="string" office:string-value="elianaoliveiraanna" table:formula="of:=LEFT([.H1102];FIND(&quot;@&quot;;[.H1102])-1)" table:style-name="ce4">
            <text:p>elianaoliveiraanna</text:p>
          </table:table-cell>
          <table:table-cell office:value-type="string" office:string-value="gmail.com" table:formula="of:=RIGHT([.H1102];LEN([.H1102])-FIND(&quot;@&quot;;[.H1102]))" table:style-name="ce1">
            <text:p>gmail.com</text:p>
          </table:table-cell>
          <table:table-cell office:value-type="string" table:style-name="ce1">
            <text:p>elianaoliveiraanna@gmail.com</text:p>
          </table:table-cell>
          <table:table-cell office:value-type="date" office:date-value="2023-06-06T09:03:37" table:style-name="ce5">
            <text:p>6/6/23 09:03 AM</text:p>
          </table:table-cell>
          <table:table-cell office:value-type="string" table:style-name="ce1">
            <text:p>170.246.69.234</text:p>
          </table:table-cell>
          <table:table-cell table:number-columns-repeated="16374"/>
        </table:table-row>
        <table:table-row table:style-name="ro2">
          <table:table-cell office:value-type="float" office:value="4234" table:style-name="ce1">
            <text:p>4234</text:p>
          </table:table-cell>
          <table:table-cell office:value-type="float" office:value="9977" table:style-name="ce1">
            <text:p>9977</text:p>
          </table:table-cell>
          <table:table-cell table:style-name="ce3"/>
          <table:table-cell office:value-type="string" table:style-name="ce1">
            <text:p>ดาเรีย</text:p>
          </table:table-cell>
          <table:table-cell office:value-type="string" table:style-name="ce1">
            <text:p>สาธารณรัฐโดมินิกัน</text:p>
          </table:table-cell>
          <table:table-cell office:value-type="string" office:string-value="sokoldv13" table:formula="of:=LEFT([.H1103];FIND(&quot;@&quot;;[.H1103])-1)" table:style-name="ce4">
            <text:p>sokoldv13</text:p>
          </table:table-cell>
          <table:table-cell office:value-type="string" office:string-value="gmail.com" table:formula="of:=RIGHT([.H1103];LEN([.H1103])-FIND(&quot;@&quot;;[.H1103]))" table:style-name="ce1">
            <text:p>gmail.com</text:p>
          </table:table-cell>
          <table:table-cell office:value-type="string" table:style-name="ce1">
            <text:p>sokoldv13@gmail.com</text:p>
          </table:table-cell>
          <table:table-cell office:value-type="date" office:date-value="2023-06-06T09:07:16" table:style-name="ce5">
            <text:p>6/6/23 09:07 AM</text:p>
          </table:table-cell>
          <table:table-cell office:value-type="string" table:style-name="ce1">
            <text:p>46.242.9.145</text:p>
          </table:table-cell>
          <table:table-cell table:number-columns-repeated="16374"/>
        </table:table-row>
        <table:table-row table:style-name="ro2">
          <table:table-cell office:value-type="float" office:value="4236" table:style-name="ce1">
            <text:p>4236</text:p>
          </table:table-cell>
          <table:table-cell office:value-type="float" office:value="6425" table:style-name="ce1">
            <text:p>6425</text:p>
          </table:table-cell>
          <table:table-cell table:style-name="ce3"/>
          <table:table-cell office:value-type="string" table:style-name="ce1">
            <text:p>Gabriely</text:p>
          </table:table-cell>
          <table:table-cell office:value-type="string" table:style-name="ce1">
            <text:p>Oliveira</text:p>
          </table:table-cell>
          <table:table-cell office:value-type="string" office:string-value="gabrielyoliveira28.13" table:formula="of:=LEFT([.H1104];FIND(&quot;@&quot;;[.H1104])-1)" table:style-name="ce4">
            <text:p>gabrielyoliveira28.13</text:p>
          </table:table-cell>
          <table:table-cell office:value-type="string" office:string-value="gmail.com" table:formula="of:=RIGHT([.H1104];LEN([.H1104])-FIND(&quot;@&quot;;[.H1104]))" table:style-name="ce1">
            <text:p>gmail.com</text:p>
          </table:table-cell>
          <table:table-cell office:value-type="string" table:style-name="ce1">
            <text:p>gabrielyoliveira28.13@gmail.com</text:p>
          </table:table-cell>
          <table:table-cell office:value-type="date" office:date-value="2023-06-06T09:24:42" table:style-name="ce5">
            <text:p>6/6/23 09:24 AM</text:p>
          </table:table-cell>
          <table:table-cell office:value-type="string" table:style-name="ce1">
            <text:p>170.246.69.234</text:p>
          </table:table-cell>
          <table:table-cell table:number-columns-repeated="16374"/>
        </table:table-row>
        <table:table-row table:style-name="ro2">
          <table:table-cell office:value-type="float" office:value="4248" table:style-name="ce1">
            <text:p>4248</text:p>
          </table:table-cell>
          <table:table-cell office:value-type="float" office:value="9993" table:style-name="ce1">
            <text:p>9993</text:p>
          </table:table-cell>
          <table:table-cell table:style-name="ce3"/>
          <table:table-cell office:value-type="string" table:style-name="ce1">
            <text:p>เนตรนภา</text:p>
          </table:table-cell>
          <table:table-cell office:value-type="string" table:style-name="ce1">
            <text:p>อยู่กรุง</text:p>
          </table:table-cell>
          <table:table-cell office:value-type="string" office:string-value="Natnapa.mju.36" table:formula="of:=LEFT([.H1105];FIND(&quot;@&quot;;[.H1105])-1)" table:style-name="ce4">
            <text:p>Natnapa.mju.36</text:p>
          </table:table-cell>
          <table:table-cell office:value-type="string" office:string-value="gmail.com" table:formula="of:=RIGHT([.H1105];LEN([.H1105])-FIND(&quot;@&quot;;[.H1105]))" table:style-name="ce1">
            <text:p>gmail.com</text:p>
          </table:table-cell>
          <table:table-cell office:value-type="string" table:style-name="ce1">
            <text:p>Natnapa.mju.36@gmail.com</text:p>
          </table:table-cell>
          <table:table-cell office:value-type="date" office:date-value="2023-06-06T10:18:22" table:style-name="ce5">
            <text:p>6/6/23 10:18 AM</text:p>
          </table:table-cell>
          <table:table-cell office:value-type="string" table:style-name="ce1">
            <text:p>182.232.139.166</text:p>
          </table:table-cell>
          <table:table-cell table:number-columns-repeated="16374"/>
        </table:table-row>
        <table:table-row table:style-name="ro2">
          <table:table-cell office:value-type="float" office:value="4249" table:style-name="ce1">
            <text:p>4249</text:p>
          </table:table-cell>
          <table:table-cell office:value-type="float" office:value="10002" table:style-name="ce1">
            <text:p>10002</text:p>
          </table:table-cell>
          <table:table-cell table:style-name="ce3"/>
          <table:table-cell office:value-type="string" table:style-name="ce1">
            <text:p>SSS</text:p>
          </table:table-cell>
          <table:table-cell office:value-type="string" table:style-name="ce1">
            <text:p>SSS</text:p>
          </table:table-cell>
          <table:table-cell office:value-type="string" office:string-value="o.n.l.y.e.9.3.2.1.6.7" table:formula="of:=LEFT([.H1106];FIND(&quot;@&quot;;[.H1106])-1)" table:style-name="ce4">
            <text:p>o.n.l.y.e.9.3.2.1.6.7</text:p>
          </table:table-cell>
          <table:table-cell office:value-type="string" office:string-value="gmail.com" table:formula="of:=RIGHT([.H1106];LEN([.H1106])-FIND(&quot;@&quot;;[.H1106]))" table:style-name="ce1">
            <text:p>gmail.com</text:p>
          </table:table-cell>
          <table:table-cell office:value-type="string" table:style-name="ce1">
            <text:p>o.n.l.y.e.9.3.2.1.6.7@gmail.com</text:p>
          </table:table-cell>
          <table:table-cell office:value-type="date" office:date-value="2023-06-06T10:22:42" table:style-name="ce5">
            <text:p>6/6/23 10:22 AM</text:p>
          </table:table-cell>
          <table:table-cell office:value-type="string" table:style-name="ce1">
            <text:p>180.218.163.136</text:p>
          </table:table-cell>
          <table:table-cell table:number-columns-repeated="16374"/>
        </table:table-row>
        <table:table-row table:style-name="ro2">
          <table:table-cell office:value-type="float" office:value="4254" table:style-name="ce1">
            <text:p>4254</text:p>
          </table:table-cell>
          <table:table-cell office:value-type="float" office:value="10007" table:style-name="ce1">
            <text:p>10007</text:p>
          </table:table-cell>
          <table:table-cell table:style-name="ce3"/>
          <table:table-cell office:value-type="string" table:style-name="ce1">
            <text:p>Natnapa</text:p>
          </table:table-cell>
          <table:table-cell office:value-type="string" table:style-name="ce1">
            <text:p>Yookrung</text:p>
          </table:table-cell>
          <table:table-cell office:value-type="string" office:string-value="Netnapa.vine" table:formula="of:=LEFT([.H1107];FIND(&quot;@&quot;;[.H1107])-1)" table:style-name="ce4">
            <text:p>Netnapa.vine</text:p>
          </table:table-cell>
          <table:table-cell office:value-type="string" office:string-value="gmail.com" table:formula="of:=RIGHT([.H1107];LEN([.H1107])-FIND(&quot;@&quot;;[.H1107]))" table:style-name="ce1">
            <text:p>gmail.com</text:p>
          </table:table-cell>
          <table:table-cell office:value-type="string" table:style-name="ce1">
            <text:p>Netnapa.vine@gmail.com</text:p>
          </table:table-cell>
          <table:table-cell office:value-type="date" office:date-value="2023-06-06T10:36:04" table:style-name="ce5">
            <text:p>6/6/23 10:36 AM</text:p>
          </table:table-cell>
          <table:table-cell office:value-type="string" table:style-name="ce1">
            <text:p>182.232.139.166</text:p>
          </table:table-cell>
          <table:table-cell table:number-columns-repeated="16374"/>
        </table:table-row>
        <table:table-row table:style-name="ro2">
          <table:table-cell office:value-type="float" office:value="4259" table:style-name="ce1">
            <text:p>4259</text:p>
          </table:table-cell>
          <table:table-cell office:value-type="float" office:value="10013" table:style-name="ce1">
            <text:p>10013</text:p>
          </table:table-cell>
          <table:table-cell table:style-name="ce3"/>
          <table:table-cell office:value-type="string" table:style-name="ce1">
            <text:p>ริสา</text:p>
          </table:table-cell>
          <table:table-cell office:value-type="string" table:style-name="ce1">
            <text:p>มีนา</text:p>
          </table:table-cell>
          <table:table-cell office:value-type="string" office:string-value="mosririla" table:formula="of:=LEFT([.H1108];FIND(&quot;@&quot;;[.H1108])-1)" table:style-name="ce4">
            <text:p>mosririla</text:p>
          </table:table-cell>
          <table:table-cell office:value-type="string" office:string-value="gmail.com" table:formula="of:=RIGHT([.H1108];LEN([.H1108])-FIND(&quot;@&quot;;[.H1108]))" table:style-name="ce1">
            <text:p>gmail.com</text:p>
          </table:table-cell>
          <table:table-cell office:value-type="string" table:style-name="ce1">
            <text:p>mosririla@gmail.com</text:p>
          </table:table-cell>
          <table:table-cell office:value-type="date" office:date-value="2023-06-06T10:47:02" table:style-name="ce5">
            <text:p>6/6/23 10:47 AM</text:p>
          </table:table-cell>
          <table:table-cell office:value-type="string" table:style-name="ce1">
            <text:p>210.246.245.4</text:p>
          </table:table-cell>
          <table:table-cell table:number-columns-repeated="16374"/>
        </table:table-row>
        <table:table-row table:style-name="ro2">
          <table:table-cell office:value-type="float" office:value="4260" table:style-name="ce1">
            <text:p>4260</text:p>
          </table:table-cell>
          <table:table-cell office:value-type="float" office:value="10012" table:style-name="ce1">
            <text:p>10012</text:p>
          </table:table-cell>
          <table:table-cell table:style-name="ce3"/>
          <table:table-cell office:value-type="string" table:style-name="ce1">
            <text:p>Patlita</text:p>
          </table:table-cell>
          <table:table-cell office:value-type="string" table:style-name="ce1">
            <text:p>Jaroonsiriwit</text:p>
          </table:table-cell>
          <table:table-cell office:value-type="string" office:string-value="chumintks" table:formula="of:=LEFT([.H1109];FIND(&quot;@&quot;;[.H1109])-1)" table:style-name="ce4">
            <text:p>chumintks</text:p>
          </table:table-cell>
          <table:table-cell office:value-type="string" office:string-value="gmail.com" table:formula="of:=RIGHT([.H1109];LEN([.H1109])-FIND(&quot;@&quot;;[.H1109]))" table:style-name="ce1">
            <text:p>gmail.com</text:p>
          </table:table-cell>
          <table:table-cell office:value-type="string" table:style-name="ce1">
            <text:p>chumintks@gmail.com</text:p>
          </table:table-cell>
          <table:table-cell office:value-type="date" office:date-value="2023-06-06T10:47:58" table:style-name="ce5">
            <text:p>6/6/23 10:47 AM</text:p>
          </table:table-cell>
          <table:table-cell office:value-type="string" table:style-name="ce1">
            <text:p>1.47.153.60</text:p>
          </table:table-cell>
          <table:table-cell table:number-columns-repeated="16374"/>
        </table:table-row>
        <table:table-row table:style-name="ro2">
          <table:table-cell office:value-type="float" office:value="4261" table:style-name="ce1">
            <text:p>4261</text:p>
          </table:table-cell>
          <table:table-cell office:value-type="float" office:value="8957" table:style-name="ce1">
            <text:p>8957</text:p>
          </table:table-cell>
          <table:table-cell table:style-name="ce3"/>
          <table:table-cell office:value-type="string" table:style-name="ce1">
            <text:p>Kajj</text:p>
          </table:table-cell>
          <table:table-cell office:value-type="string" table:style-name="ce1">
            <text:p>Ojki</text:p>
          </table:table-cell>
          <table:table-cell office:value-type="string" office:string-value="l.t880913" table:formula="of:=LEFT([.H1110];FIND(&quot;@&quot;;[.H1110])-1)" table:style-name="ce4">
            <text:p>l.t880913</text:p>
          </table:table-cell>
          <table:table-cell office:value-type="string" office:string-value="gmail.com" table:formula="of:=RIGHT([.H1110];LEN([.H1110])-FIND(&quot;@&quot;;[.H1110]))" table:style-name="ce1">
            <text:p>gmail.com</text:p>
          </table:table-cell>
          <table:table-cell office:value-type="string" table:style-name="ce1">
            <text:p>l.t880913@gmail.com</text:p>
          </table:table-cell>
          <table:table-cell office:value-type="date" office:date-value="2023-06-06T10:48:23" table:style-name="ce5">
            <text:p>6/6/23 10:48 AM</text:p>
          </table:table-cell>
          <table:table-cell office:value-type="string" table:style-name="ce1">
            <text:p>27.55.66.69</text:p>
          </table:table-cell>
          <table:table-cell table:number-columns-repeated="16374"/>
        </table:table-row>
        <table:table-row table:style-name="ro2">
          <table:table-cell office:value-type="float" office:value="4265" table:style-name="ce1">
            <text:p>4265</text:p>
          </table:table-cell>
          <table:table-cell office:value-type="float" office:value="10017" table:style-name="ce1">
            <text:p>10017</text:p>
          </table:table-cell>
          <table:table-cell table:style-name="ce3"/>
          <table:table-cell office:value-type="string" table:style-name="ce1">
            <text:p>Daniel</text:p>
          </table:table-cell>
          <table:table-cell office:value-type="string" table:style-name="ce1">
            <text:p>Lithybasck</text:p>
          </table:table-cell>
          <table:table-cell office:value-type="string" office:string-value="daniellithy2808" table:formula="of:=LEFT([.H1111];FIND(&quot;@&quot;;[.H1111])-1)" table:style-name="ce4">
            <text:p>daniellithy2808</text:p>
          </table:table-cell>
          <table:table-cell office:value-type="string" office:string-value="gmail.com" table:formula="of:=RIGHT([.H1111];LEN([.H1111])-FIND(&quot;@&quot;;[.H1111]))" table:style-name="ce1">
            <text:p>gmail.com</text:p>
          </table:table-cell>
          <table:table-cell office:value-type="string" table:style-name="ce1">
            <text:p>daniellithy2808@gmail.com</text:p>
          </table:table-cell>
          <table:table-cell office:value-type="date" office:date-value="2023-06-06T10:57:12" table:style-name="ce5">
            <text:p>6/6/23 10:57 AM</text:p>
          </table:table-cell>
          <table:table-cell office:value-type="string" table:style-name="ce1">
            <text:p>45.232.202.69</text:p>
          </table:table-cell>
          <table:table-cell table:number-columns-repeated="16374"/>
        </table:table-row>
        <table:table-row table:style-name="ro2">
          <table:table-cell office:value-type="float" office:value="4274" table:style-name="ce1">
            <text:p>4274</text:p>
          </table:table-cell>
          <table:table-cell office:value-type="float" office:value="10030" table:style-name="ce1">
            <text:p>10030</text:p>
          </table:table-cell>
          <table:table-cell table:style-name="ce3"/>
          <table:table-cell office:value-type="string" table:style-name="ce1">
            <text:p>Jareeratt</text:p>
          </table:table-cell>
          <table:table-cell office:value-type="string" table:style-name="ce1">
            <text:p>Yookonthajitta</text:p>
          </table:table-cell>
          <table:table-cell office:value-type="string" office:string-value="jareeratt.y" table:formula="of:=LEFT([.H1112];FIND(&quot;@&quot;;[.H1112])-1)" table:style-name="ce4">
            <text:p>jareeratt.y</text:p>
          </table:table-cell>
          <table:table-cell office:value-type="string" office:string-value="gmail.com" table:formula="of:=RIGHT([.H1112];LEN([.H1112])-FIND(&quot;@&quot;;[.H1112]))" table:style-name="ce1">
            <text:p>gmail.com</text:p>
          </table:table-cell>
          <table:table-cell office:value-type="string" table:style-name="ce1">
            <text:p>jareeratt.y@gmail.com</text:p>
          </table:table-cell>
          <table:table-cell office:value-type="date" office:date-value="2023-06-06T11:59:23" table:style-name="ce5">
            <text:p>6/6/23 11:59 AM</text:p>
          </table:table-cell>
          <table:table-cell office:value-type="string" table:style-name="ce1">
            <text:p>202.183.201.116</text:p>
          </table:table-cell>
          <table:table-cell table:number-columns-repeated="16374"/>
        </table:table-row>
        <table:table-row table:style-name="ro2">
          <table:table-cell office:value-type="float" office:value="4275" table:style-name="ce1">
            <text:p>4275</text:p>
          </table:table-cell>
          <table:table-cell office:value-type="float" office:value="10014" table:style-name="ce1">
            <text:p>10014</text:p>
          </table:table-cell>
          <table:table-cell table:style-name="ce3"/>
          <table:table-cell office:value-type="string" table:style-name="ce1">
            <text:p>Kesara</text:p>
          </table:table-cell>
          <table:table-cell office:value-type="string" table:style-name="ce1">
            <text:p>Sakkamjorn</text:p>
          </table:table-cell>
          <table:table-cell office:value-type="string" office:string-value="keambuay" table:formula="of:=LEFT([.H1113];FIND(&quot;@&quot;;[.H1113])-1)" table:style-name="ce4">
            <text:p>keambuay</text:p>
          </table:table-cell>
          <table:table-cell office:value-type="string" office:string-value="hotmail.com" table:formula="of:=RIGHT([.H1113];LEN([.H1113])-FIND(&quot;@&quot;;[.H1113]))" table:style-name="ce1">
            <text:p>hotmail.com</text:p>
          </table:table-cell>
          <table:table-cell office:value-type="string" table:style-name="ce1">
            <text:p>keambuay@hotmail.com</text:p>
          </table:table-cell>
          <table:table-cell office:value-type="date" office:date-value="2023-06-06T12:00:05" table:style-name="ce5">
            <text:p>6/6/23 12:00 PM</text:p>
          </table:table-cell>
          <table:table-cell office:value-type="string" table:style-name="ce1">
            <text:p>202.183.201.116</text:p>
          </table:table-cell>
          <table:table-cell table:number-columns-repeated="16374"/>
        </table:table-row>
        <table:table-row table:style-name="ro2">
          <table:table-cell office:value-type="float" office:value="4278" table:style-name="ce1">
            <text:p>4278</text:p>
          </table:table-cell>
          <table:table-cell office:value-type="float" office:value="3351" table:style-name="ce1">
            <text:p>3351</text:p>
          </table:table-cell>
          <table:table-cell table:style-name="ce3"/>
          <table:table-cell office:value-type="string" table:style-name="ce1">
            <text:p>Nittida</text:p>
          </table:table-cell>
          <table:table-cell office:value-type="string" table:style-name="ce1">
            <text:p>ศุภสวัสดิ์กุล</text:p>
          </table:table-cell>
          <table:table-cell office:value-type="string" office:string-value="nittida" table:formula="of:=LEFT([.H1114];FIND(&quot;@&quot;;[.H1114])-1)" table:style-name="ce4">
            <text:p>nittida</text:p>
          </table:table-cell>
          <table:table-cell office:value-type="string" office:string-value="gmail.com" table:formula="of:=RIGHT([.H1114];LEN([.H1114])-FIND(&quot;@&quot;;[.H1114]))" table:style-name="ce1">
            <text:p>gmail.com</text:p>
          </table:table-cell>
          <table:table-cell office:value-type="string" table:style-name="ce1">
            <text:p>nittida@gmail.com</text:p>
          </table:table-cell>
          <table:table-cell office:value-type="date" office:date-value="2023-06-06T12:04:46" table:style-name="ce5">
            <text:p>6/6/23 12:04 PM</text:p>
          </table:table-cell>
          <table:table-cell office:value-type="string" table:style-name="ce1">
            <text:p>202.183.201.116</text:p>
          </table:table-cell>
          <table:table-cell table:number-columns-repeated="16374"/>
        </table:table-row>
        <table:table-row table:style-name="ro2">
          <table:table-cell office:value-type="float" office:value="4326" table:style-name="ce1">
            <text:p>4326</text:p>
          </table:table-cell>
          <table:table-cell office:value-type="float" office:value="10043" table:style-name="ce1">
            <text:p>10043</text:p>
          </table:table-cell>
          <table:table-cell table:style-name="ce3"/>
          <table:table-cell office:value-type="string" table:style-name="ce1">
            <text:p>BS</text:p>
          </table:table-cell>
          <table:table-cell office:value-type="string" table:style-name="ce1">
            <text:p>KS</text:p>
          </table:table-cell>
          <table:table-cell office:value-type="string" office:string-value="bsksdream" table:formula="of:=LEFT([.H1115];FIND(&quot;@&quot;;[.H1115])-1)" table:style-name="ce4">
            <text:p>bsksdream</text:p>
          </table:table-cell>
          <table:table-cell office:value-type="string" office:string-value="gmail.com" table:formula="of:=RIGHT([.H1115];LEN([.H1115])-FIND(&quot;@&quot;;[.H1115]))" table:style-name="ce1">
            <text:p>gmail.com</text:p>
          </table:table-cell>
          <table:table-cell office:value-type="string" table:style-name="ce1">
            <text:p>bsksdream@gmail.com</text:p>
          </table:table-cell>
          <table:table-cell office:value-type="date" office:date-value="2023-06-06T13:38:26" table:style-name="ce5">
            <text:p>6/6/23 01:38 PM</text:p>
          </table:table-cell>
          <table:table-cell office:value-type="string" table:style-name="ce1">
            <text:p>124.82.172.121</text:p>
          </table:table-cell>
          <table:table-cell table:number-columns-repeated="16374"/>
        </table:table-row>
        <table:table-row table:style-name="ro2">
          <table:table-cell office:value-type="float" office:value="4335" table:style-name="ce1">
            <text:p>4335</text:p>
          </table:table-cell>
          <table:table-cell office:value-type="float" office:value="9762" table:style-name="ce1">
            <text:p>9762</text:p>
          </table:table-cell>
          <table:table-cell table:style-name="ce3"/>
          <table:table-cell office:value-type="string" table:style-name="ce1">
            <text:p>JI</text:p>
          </table:table-cell>
          <table:table-cell office:value-type="string" table:style-name="ce1">
            <text:p>H</text:p>
          </table:table-cell>
          <table:table-cell office:value-type="string" office:string-value="hjiji1126" table:formula="of:=LEFT([.H1116];FIND(&quot;@&quot;;[.H1116])-1)" table:style-name="ce4">
            <text:p>hjiji1126</text:p>
          </table:table-cell>
          <table:table-cell office:value-type="string" office:string-value="gmail.com" table:formula="of:=RIGHT([.H1116];LEN([.H1116])-FIND(&quot;@&quot;;[.H1116]))" table:style-name="ce1">
            <text:p>gmail.com</text:p>
          </table:table-cell>
          <table:table-cell office:value-type="string" table:style-name="ce1">
            <text:p>hjiji1126@gmail.com</text:p>
          </table:table-cell>
          <table:table-cell office:value-type="date" office:date-value="2023-06-06T13:47:29" table:style-name="ce5">
            <text:p>6/6/23 01:47 PM</text:p>
          </table:table-cell>
          <table:table-cell office:value-type="string" table:style-name="ce1">
            <text:p>121.172.63.163</text:p>
          </table:table-cell>
          <table:table-cell table:number-columns-repeated="16374"/>
        </table:table-row>
        <table:table-row table:style-name="ro2">
          <table:table-cell office:value-type="float" office:value="4354" table:style-name="ce1">
            <text:p>4354</text:p>
          </table:table-cell>
          <table:table-cell office:value-type="float" office:value="10041" table:style-name="ce1">
            <text:p>10041</text:p>
          </table:table-cell>
          <table:table-cell table:style-name="ce3"/>
          <table:table-cell office:value-type="string" table:style-name="ce1">
            <text:p>ทิพย์รัตน์</text:p>
          </table:table-cell>
          <table:table-cell office:value-type="string" table:style-name="ce1">
            <text:p>กิติพงษ์</text:p>
          </table:table-cell>
          <table:table-cell office:value-type="string" office:string-value="chojae825+2" table:formula="of:=LEFT([.H1117];FIND(&quot;@&quot;;[.H1117])-1)" table:style-name="ce4">
            <text:p>chojae825+2</text:p>
          </table:table-cell>
          <table:table-cell office:value-type="string" office:string-value="gmail.com" table:formula="of:=RIGHT([.H1117];LEN([.H1117])-FIND(&quot;@&quot;;[.H1117]))" table:style-name="ce1">
            <text:p>gmail.com</text:p>
          </table:table-cell>
          <table:table-cell office:value-type="string" table:style-name="ce1">
            <text:p>chojae825+2@gmail.com</text:p>
          </table:table-cell>
          <table:table-cell office:value-type="date" office:date-value="2023-06-06T14:14:30" table:style-name="ce5">
            <text:p>6/6/23 02:14 PM</text:p>
          </table:table-cell>
          <table:table-cell office:value-type="string" table:style-name="ce1">
            <text:p>223.24.165.155</text:p>
          </table:table-cell>
          <table:table-cell table:number-columns-repeated="16374"/>
        </table:table-row>
        <table:table-row table:style-name="ro2">
          <table:table-cell office:value-type="float" office:value="4371" table:style-name="ce1">
            <text:p>4371</text:p>
          </table:table-cell>
          <table:table-cell office:value-type="float" office:value="10197" table:style-name="ce1">
            <text:p>10197</text:p>
          </table:table-cell>
          <table:table-cell table:style-name="ce3"/>
          <table:table-cell office:value-type="string" table:style-name="ce1">
            <text:p>Lala</text:p>
          </table:table-cell>
          <table:table-cell office:value-type="string" table:style-name="ce1">
            <text:p>Hsue</text:p>
          </table:table-cell>
          <table:table-cell office:value-type="string" office:string-value="lalan930705" table:formula="of:=LEFT([.H1118];FIND(&quot;@&quot;;[.H1118])-1)" table:style-name="ce4">
            <text:p>lalan930705</text:p>
          </table:table-cell>
          <table:table-cell office:value-type="string" office:string-value="gmail.com" table:formula="of:=RIGHT([.H1118];LEN([.H1118])-FIND(&quot;@&quot;;[.H1118]))" table:style-name="ce1">
            <text:p>gmail.com</text:p>
          </table:table-cell>
          <table:table-cell office:value-type="string" table:style-name="ce1">
            <text:p>lalan930705@gmail.com</text:p>
          </table:table-cell>
          <table:table-cell office:value-type="date" office:date-value="2023-06-06T14:50:36" table:style-name="ce5">
            <text:p>6/6/23 02:50 PM</text:p>
          </table:table-cell>
          <table:table-cell office:value-type="string" table:style-name="ce1">
            <text:p>101.10.108.131</text:p>
          </table:table-cell>
          <table:table-cell table:number-columns-repeated="16374"/>
        </table:table-row>
        <table:table-row table:style-name="ro2">
          <table:table-cell office:value-type="float" office:value="4380" table:style-name="ce1">
            <text:p>4380</text:p>
          </table:table-cell>
          <table:table-cell office:value-type="float" office:value="10188" table:style-name="ce1">
            <text:p>10188</text:p>
          </table:table-cell>
          <table:table-cell table:style-name="ce3"/>
          <table:table-cell office:value-type="string" table:style-name="ce1">
            <text:p>Sana</text:p>
          </table:table-cell>
          <table:table-cell office:value-type="string" table:style-name="ce1">
            <text:p>Furuta</text:p>
          </table:table-cell>
          <table:table-cell office:value-type="string" office:string-value="sen468314" table:formula="of:=LEFT([.H1119];FIND(&quot;@&quot;;[.H1119])-1)" table:style-name="ce4">
            <text:p>sen468314</text:p>
          </table:table-cell>
          <table:table-cell office:value-type="string" office:string-value="gmail.com" table:formula="of:=RIGHT([.H1119];LEN([.H1119])-FIND(&quot;@&quot;;[.H1119]))" table:style-name="ce1">
            <text:p>gmail.com</text:p>
          </table:table-cell>
          <table:table-cell office:value-type="string" table:style-name="ce1">
            <text:p>sen468314@gmail.com</text:p>
          </table:table-cell>
          <table:table-cell office:value-type="date" office:date-value="2023-06-06T15:05:03" table:style-name="ce5">
            <text:p>6/6/23 03:05 PM</text:p>
          </table:table-cell>
          <table:table-cell office:value-type="string" table:style-name="ce1">
            <text:p>180.145.102.100</text:p>
          </table:table-cell>
          <table:table-cell table:number-columns-repeated="16374"/>
        </table:table-row>
        <table:table-row table:style-name="ro2">
          <table:table-cell office:value-type="float" office:value="4428" table:style-name="ce1">
            <text:p>4428</text:p>
          </table:table-cell>
          <table:table-cell office:value-type="float" office:value="10333" table:style-name="ce1">
            <text:p>10333</text:p>
          </table:table-cell>
          <table:table-cell table:style-name="ce3"/>
          <table:table-cell office:value-type="string" table:style-name="ce1">
            <text:p>Crystal</text:p>
          </table:table-cell>
          <table:table-cell office:value-type="string" table:style-name="ce1">
            <text:p>Okaro</text:p>
          </table:table-cell>
          <table:table-cell office:value-type="string" office:string-value="crystalokaro" table:formula="of:=LEFT([.H1120];FIND(&quot;@&quot;;[.H1120])-1)" table:style-name="ce4">
            <text:p>crystalokaro</text:p>
          </table:table-cell>
          <table:table-cell office:value-type="string" office:string-value="gmail.com" table:formula="of:=RIGHT([.H1120];LEN([.H1120])-FIND(&quot;@&quot;;[.H1120]))" table:style-name="ce1">
            <text:p>gmail.com</text:p>
          </table:table-cell>
          <table:table-cell office:value-type="string" table:style-name="ce1">
            <text:p>crystalokaro@gmail.com</text:p>
          </table:table-cell>
          <table:table-cell office:value-type="date" office:date-value="2023-06-06T16:47:41" table:style-name="ce5">
            <text:p>6/6/23 04:47 PM</text:p>
          </table:table-cell>
          <table:table-cell office:value-type="string" table:style-name="ce1">
            <text:p>197.211.53.122</text:p>
          </table:table-cell>
          <table:table-cell table:number-columns-repeated="16374"/>
        </table:table-row>
        <table:table-row table:style-name="ro2">
          <table:table-cell office:value-type="float" office:value="4435" table:style-name="ce1">
            <text:p>4435</text:p>
          </table:table-cell>
          <table:table-cell office:value-type="float" office:value="10350" table:style-name="ce1">
            <text:p>10350</text:p>
          </table:table-cell>
          <table:table-cell table:style-name="ce3"/>
          <table:table-cell office:value-type="string" table:style-name="ce1">
            <text:p>ពៅ</text:p>
          </table:table-cell>
          <table:table-cell office:value-type="string" table:style-name="ce1">
            <text:p>ម៉ៅ</text:p>
          </table:table-cell>
          <table:table-cell office:value-type="string" office:string-value="snacna9" table:formula="of:=LEFT([.H1121];FIND(&quot;@&quot;;[.H1121])-1)" table:style-name="ce4">
            <text:p>snacna9</text:p>
          </table:table-cell>
          <table:table-cell office:value-type="string" office:string-value="gmail.com" table:formula="of:=RIGHT([.H1121];LEN([.H1121])-FIND(&quot;@&quot;;[.H1121]))" table:style-name="ce1">
            <text:p>gmail.com</text:p>
          </table:table-cell>
          <table:table-cell office:value-type="string" table:style-name="ce1">
            <text:p>snacna9@gmail.com</text:p>
          </table:table-cell>
          <table:table-cell office:value-type="date" office:date-value="2023-06-06T17:09:55" table:style-name="ce5">
            <text:p>6/6/23 05:09 PM</text:p>
          </table:table-cell>
          <table:table-cell office:value-type="string" table:style-name="ce1">
            <text:p>175.100.69.203</text:p>
          </table:table-cell>
          <table:table-cell table:number-columns-repeated="16374"/>
        </table:table-row>
        <table:table-row table:style-name="ro2">
          <table:table-cell office:value-type="float" office:value="4439" table:style-name="ce1">
            <text:p>4439</text:p>
          </table:table-cell>
          <table:table-cell office:value-type="float" office:value="10372" table:style-name="ce1">
            <text:p>10372</text:p>
          </table:table-cell>
          <table:table-cell table:style-name="ce3"/>
          <table:table-cell office:value-type="string" table:style-name="ce1">
            <text:p>orakan</text:p>
          </table:table-cell>
          <table:table-cell office:value-type="string" table:style-name="ce1">
            <text:p>osaklang</text:p>
          </table:table-cell>
          <table:table-cell office:value-type="string" office:string-value="taeicecy" table:formula="of:=LEFT([.H1122];FIND(&quot;@&quot;;[.H1122])-1)" table:style-name="ce4">
            <text:p>taeicecy</text:p>
          </table:table-cell>
          <table:table-cell office:value-type="string" office:string-value="gmail.com" table:formula="of:=RIGHT([.H1122];LEN([.H1122])-FIND(&quot;@&quot;;[.H1122]))" table:style-name="ce1">
            <text:p>gmail.com</text:p>
          </table:table-cell>
          <table:table-cell office:value-type="string" table:style-name="ce1">
            <text:p>taeicecy@gmail.com</text:p>
          </table:table-cell>
          <table:table-cell office:value-type="date" office:date-value="2023-06-06T17:22:58" table:style-name="ce5">
            <text:p>6/6/23 05:22 PM</text:p>
          </table:table-cell>
          <table:table-cell office:value-type="string" table:style-name="ce1">
            <text:p>171.103.45.122</text:p>
          </table:table-cell>
          <table:table-cell table:number-columns-repeated="16374"/>
        </table:table-row>
        <table:table-row table:style-name="ro2">
          <table:table-cell office:value-type="float" office:value="4452" table:style-name="ce1">
            <text:p>4452</text:p>
          </table:table-cell>
          <table:table-cell office:value-type="float" office:value="9375" table:style-name="ce1">
            <text:p>9375</text:p>
          </table:table-cell>
          <table:table-cell table:style-name="ce3"/>
          <table:table-cell office:value-type="string" table:style-name="ce1">
            <text:p>s.e.ngwichailizhicheng1@gmail.com</text:p>
          </table:table-cell>
          <table:table-cell office:value-type="string" table:style-name="ce1">
            <text:p>s.e.ngwichailizhicheng1@gmail.com</text:p>
          </table:table-cell>
          <table:table-cell office:value-type="string" office:string-value="s.e.ngwichailizhicheng1" table:formula="of:=LEFT([.H1123];FIND(&quot;@&quot;;[.H1123])-1)" table:style-name="ce4">
            <text:p>s.e.ngwichailizhicheng1</text:p>
          </table:table-cell>
          <table:table-cell office:value-type="string" office:string-value="gmail.com" table:formula="of:=RIGHT([.H1123];LEN([.H1123])-FIND(&quot;@&quot;;[.H1123]))" table:style-name="ce1">
            <text:p>gmail.com</text:p>
          </table:table-cell>
          <table:table-cell office:value-type="string" table:style-name="ce1">
            <text:p>s.e.ngwichailizhicheng1@gmail.com</text:p>
          </table:table-cell>
          <table:table-cell office:value-type="date" office:date-value="2023-06-06T17:50:14" table:style-name="ce5">
            <text:p>6/6/23 05:50 PM</text:p>
          </table:table-cell>
          <table:table-cell office:value-type="string" table:style-name="ce1">
            <text:p>223.137.247.101</text:p>
          </table:table-cell>
          <table:table-cell table:number-columns-repeated="16374"/>
        </table:table-row>
        <table:table-row table:style-name="ro2">
          <table:table-cell office:value-type="float" office:value="4460" table:style-name="ce1">
            <text:p>4460</text:p>
          </table:table-cell>
          <table:table-cell office:value-type="float" office:value="10410" table:style-name="ce1">
            <text:p>10410</text:p>
          </table:table-cell>
          <table:table-cell table:style-name="ce3"/>
          <table:table-cell office:value-type="string" table:style-name="ce1">
            <text:p>Jinjuta</text:p>
          </table:table-cell>
          <table:table-cell office:value-type="string" table:style-name="ce1">
            <text:p>Junlamate</text:p>
          </table:table-cell>
          <table:table-cell office:value-type="string" office:string-value="Formoslhong" table:formula="of:=LEFT([.H1124];FIND(&quot;@&quot;;[.H1124])-1)" table:style-name="ce4">
            <text:p>Formoslhong</text:p>
          </table:table-cell>
          <table:table-cell office:value-type="string" office:string-value="gmail.com" table:formula="of:=RIGHT([.H1124];LEN([.H1124])-FIND(&quot;@&quot;;[.H1124]))" table:style-name="ce1">
            <text:p>gmail.com</text:p>
          </table:table-cell>
          <table:table-cell office:value-type="string" table:style-name="ce1">
            <text:p>Formoslhong@gmail.com</text:p>
          </table:table-cell>
          <table:table-cell office:value-type="date" office:date-value="2023-06-06T17:55:48" table:style-name="ce5">
            <text:p>6/6/23 05:55 PM</text:p>
          </table:table-cell>
          <table:table-cell office:value-type="string" table:style-name="ce1">
            <text:p>183.88.34.51</text:p>
          </table:table-cell>
          <table:table-cell table:number-columns-repeated="16374"/>
        </table:table-row>
        <table:table-row table:style-name="ro2">
          <table:table-cell office:value-type="float" office:value="4485" table:style-name="ce1">
            <text:p>4485</text:p>
          </table:table-cell>
          <table:table-cell office:value-type="float" office:value="10457" table:style-name="ce1">
            <text:p>10457</text:p>
          </table:table-cell>
          <table:table-cell table:style-name="ce3"/>
          <table:table-cell office:value-type="string" table:style-name="ce1">
            <text:p>Miryam</text:p>
          </table:table-cell>
          <table:table-cell office:value-type="string" table:style-name="ce1">
            <text:p>Velez Luna</text:p>
          </table:table-cell>
          <table:table-cell office:value-type="string" office:string-value="Eldelameji" table:formula="of:=LEFT([.H1125];FIND(&quot;@&quot;;[.H1125])-1)" table:style-name="ce4">
            <text:p>Eldelameji</text:p>
          </table:table-cell>
          <table:table-cell office:value-type="string" office:string-value="gmail.com" table:formula="of:=RIGHT([.H1125];LEN([.H1125])-FIND(&quot;@&quot;;[.H1125]))" table:style-name="ce1">
            <text:p>gmail.com</text:p>
          </table:table-cell>
          <table:table-cell office:value-type="string" table:style-name="ce1">
            <text:p>Eldelameji@gmail.com</text:p>
          </table:table-cell>
          <table:table-cell office:value-type="date" office:date-value="2023-06-06T18:41:50" table:style-name="ce5">
            <text:p>6/6/23 06:41 PM</text:p>
          </table:table-cell>
          <table:table-cell office:value-type="string" table:style-name="ce1">
            <text:p>201.137.146.99</text:p>
          </table:table-cell>
          <table:table-cell table:number-columns-repeated="16374"/>
        </table:table-row>
        <table:table-row table:style-name="ro2">
          <table:table-cell office:value-type="float" office:value="4518" table:style-name="ce1">
            <text:p>4518</text:p>
          </table:table-cell>
          <table:table-cell office:value-type="float" office:value="10153" table:style-name="ce1">
            <text:p>10153</text:p>
          </table:table-cell>
          <table:table-cell table:style-name="ce3"/>
          <table:table-cell office:value-type="string" table:style-name="ce1">
            <text:p>dandy</text:p>
          </table:table-cell>
          <table:table-cell office:value-type="string" table:style-name="ce1">
            <text:p>lion</text:p>
          </table:table-cell>
          <table:table-cell office:value-type="string" office:string-value="dandambo" table:formula="of:=LEFT([.H1126];FIND(&quot;@&quot;;[.H1126])-1)" table:style-name="ce4">
            <text:p>dandambo</text:p>
          </table:table-cell>
          <table:table-cell office:value-type="string" office:string-value="finegoldnutrition.shop" table:formula="of:=RIGHT([.H1126];LEN([.H1126])-FIND(&quot;@&quot;;[.H1126]))" table:style-name="ce1">
            <text:p>finegoldnutrition.shop</text:p>
          </table:table-cell>
          <table:table-cell office:value-type="string" table:style-name="ce1">
            <text:p>dandambo@finegoldnutrition.shop</text:p>
          </table:table-cell>
          <table:table-cell office:value-type="date" office:date-value="2023-06-06T19:14:47" table:style-name="ce5">
            <text:p>6/6/23 07:14 PM</text:p>
          </table:table-cell>
          <table:table-cell office:value-type="string" table:style-name="ce1">
            <text:p>1.46.146.140</text:p>
          </table:table-cell>
          <table:table-cell table:number-columns-repeated="16374"/>
        </table:table-row>
        <table:table-row table:style-name="ro2">
          <table:table-cell office:value-type="float" office:value="4544" table:style-name="ce1">
            <text:p>4544</text:p>
          </table:table-cell>
          <table:table-cell office:value-type="float" office:value="10539" table:style-name="ce1">
            <text:p>10539</text:p>
          </table:table-cell>
          <table:table-cell table:style-name="ce3"/>
          <table:table-cell office:value-type="string" table:style-name="ce1">
            <text:p>ชนิดาภา</text:p>
          </table:table-cell>
          <table:table-cell office:value-type="string" table:style-name="ce1">
            <text:p>อ้นบางเขน</text:p>
          </table:table-cell>
          <table:table-cell office:value-type="string" office:string-value="chojae825+3" table:formula="of:=LEFT([.H1127];FIND(&quot;@&quot;;[.H1127])-1)" table:style-name="ce4">
            <text:p>chojae825+3</text:p>
          </table:table-cell>
          <table:table-cell office:value-type="string" office:string-value="gmail.com" table:formula="of:=RIGHT([.H1127];LEN([.H1127])-FIND(&quot;@&quot;;[.H1127]))" table:style-name="ce1">
            <text:p>gmail.com</text:p>
          </table:table-cell>
          <table:table-cell office:value-type="string" table:style-name="ce1">
            <text:p>chojae825+3@gmail.com</text:p>
          </table:table-cell>
          <table:table-cell office:value-type="date" office:date-value="2023-06-06T19:52:51" table:style-name="ce5">
            <text:p>6/6/23 07:52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4555" table:style-name="ce1">
            <text:p>4555</text:p>
          </table:table-cell>
          <table:table-cell office:value-type="float" office:value="10560" table:style-name="ce1">
            <text:p>10560</text:p>
          </table:table-cell>
          <table:table-cell table:style-name="ce3"/>
          <table:table-cell office:value-type="string" table:style-name="ce1">
            <text:p>พรไพร</text:p>
          </table:table-cell>
          <table:table-cell office:value-type="string" table:style-name="ce1">
            <text:p>อริยวงศ์</text:p>
          </table:table-cell>
          <table:table-cell office:value-type="string" office:string-value="chojae825+4" table:formula="of:=LEFT([.H1128];FIND(&quot;@&quot;;[.H1128])-1)" table:style-name="ce4">
            <text:p>chojae825+4</text:p>
          </table:table-cell>
          <table:table-cell office:value-type="string" office:string-value="gmail.com" table:formula="of:=RIGHT([.H1128];LEN([.H1128])-FIND(&quot;@&quot;;[.H1128]))" table:style-name="ce1">
            <text:p>gmail.com</text:p>
          </table:table-cell>
          <table:table-cell office:value-type="string" table:style-name="ce1">
            <text:p>chojae825+4@gmail.com</text:p>
          </table:table-cell>
          <table:table-cell office:value-type="date" office:date-value="2023-06-06T20:12:32" table:style-name="ce5">
            <text:p>6/6/23 08:12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4574" table:style-name="ce1">
            <text:p>4574</text:p>
          </table:table-cell>
          <table:table-cell office:value-type="float" office:value="10566" table:style-name="ce1">
            <text:p>10566</text:p>
          </table:table-cell>
          <table:table-cell table:style-name="ce3"/>
          <table:table-cell office:value-type="string" table:style-name="ce1">
            <text:p>Tiwaporn</text:p>
          </table:table-cell>
          <table:table-cell office:value-type="string" table:style-name="ce1">
            <text:p>Makpoon</text:p>
          </table:table-cell>
          <table:table-cell office:value-type="string" office:string-value="Tiwaporn.mak" table:formula="of:=LEFT([.H1129];FIND(&quot;@&quot;;[.H1129])-1)" table:style-name="ce4">
            <text:p>Tiwaporn.mak</text:p>
          </table:table-cell>
          <table:table-cell office:value-type="string" office:string-value="gmail.com" table:formula="of:=RIGHT([.H1129];LEN([.H1129])-FIND(&quot;@&quot;;[.H1129]))" table:style-name="ce1">
            <text:p>gmail.com</text:p>
          </table:table-cell>
          <table:table-cell office:value-type="string" table:style-name="ce1">
            <text:p>Tiwaporn.mak@gmail.com</text:p>
          </table:table-cell>
          <table:table-cell office:value-type="date" office:date-value="2023-06-06T20:34:02" table:style-name="ce5">
            <text:p>6/6/23 08:34 PM</text:p>
          </table:table-cell>
          <table:table-cell office:value-type="string" table:style-name="ce1">
            <text:p>124.122.27.101</text:p>
          </table:table-cell>
          <table:table-cell table:number-columns-repeated="16374"/>
        </table:table-row>
        <table:table-row table:style-name="ro2">
          <table:table-cell office:value-type="float" office:value="4576" table:style-name="ce1">
            <text:p>4576</text:p>
          </table:table-cell>
          <table:table-cell office:value-type="float" office:value="10573" table:style-name="ce1">
            <text:p>10573</text:p>
          </table:table-cell>
          <table:table-cell table:style-name="ce3"/>
          <table:table-cell office:value-type="string" table:style-name="ce1">
            <text:p>ทิพวรรณ</text:p>
          </table:table-cell>
          <table:table-cell office:value-type="string" table:style-name="ce1">
            <text:p>กิติพงษ์</text:p>
          </table:table-cell>
          <table:table-cell office:value-type="string" office:string-value="chojae825+5" table:formula="of:=LEFT([.H1130];FIND(&quot;@&quot;;[.H1130])-1)" table:style-name="ce4">
            <text:p>chojae825+5</text:p>
          </table:table-cell>
          <table:table-cell office:value-type="string" office:string-value="gmail.com" table:formula="of:=RIGHT([.H1130];LEN([.H1130])-FIND(&quot;@&quot;;[.H1130]))" table:style-name="ce1">
            <text:p>gmail.com</text:p>
          </table:table-cell>
          <table:table-cell office:value-type="string" table:style-name="ce1">
            <text:p>chojae825+5@gmail.com</text:p>
          </table:table-cell>
          <table:table-cell office:value-type="date" office:date-value="2023-06-06T20:34:21" table:style-name="ce5">
            <text:p>6/6/23 08:34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4601" table:style-name="ce1">
            <text:p>4601</text:p>
          </table:table-cell>
          <table:table-cell office:value-type="float" office:value="10194" table:style-name="ce1">
            <text:p>10194</text:p>
          </table:table-cell>
          <table:table-cell table:style-name="ce3"/>
          <table:table-cell office:value-type="string" table:style-name="ce1">
            <text:p>Ono</text:p>
          </table:table-cell>
          <table:table-cell office:value-type="string" table:style-name="ce1">
            <text:p>Satoshi</text:p>
          </table:table-cell>
          <table:table-cell office:value-type="string" office:string-value="coffeefantasy1013" table:formula="of:=LEFT([.H1131];FIND(&quot;@&quot;;[.H1131])-1)" table:style-name="ce4">
            <text:p>coffeefantasy1013</text:p>
          </table:table-cell>
          <table:table-cell office:value-type="string" office:string-value="gmail.com" table:formula="of:=RIGHT([.H1131];LEN([.H1131])-FIND(&quot;@&quot;;[.H1131]))" table:style-name="ce1">
            <text:p>gmail.com</text:p>
          </table:table-cell>
          <table:table-cell office:value-type="string" table:style-name="ce1">
            <text:p>coffeefantasy1013@gmail.com</text:p>
          </table:table-cell>
          <table:table-cell office:value-type="date" office:date-value="2023-06-06T21:03:46" table:style-name="ce5">
            <text:p>6/6/23 09:03 PM</text:p>
          </table:table-cell>
          <table:table-cell office:value-type="string" table:style-name="ce1">
            <text:p>132.147.101.155</text:p>
          </table:table-cell>
          <table:table-cell table:number-columns-repeated="16374"/>
        </table:table-row>
        <table:table-row table:style-name="ro2">
          <table:table-cell office:value-type="float" office:value="4605" table:style-name="ce1">
            <text:p>4605</text:p>
          </table:table-cell>
          <table:table-cell office:value-type="float" office:value="10190" table:style-name="ce1">
            <text:p>10190</text:p>
          </table:table-cell>
          <table:table-cell table:style-name="ce3"/>
          <table:table-cell office:value-type="string" table:style-name="ce1">
            <text:p>Jun</text:p>
          </table:table-cell>
          <table:table-cell office:value-type="string" table:style-name="ce1">
            <text:p>Mao</text:p>
          </table:table-cell>
          <table:table-cell office:value-type="string" office:string-value="inilololol" table:formula="of:=LEFT([.H1132];FIND(&quot;@&quot;;[.H1132])-1)" table:style-name="ce4">
            <text:p>inilololol</text:p>
          </table:table-cell>
          <table:table-cell office:value-type="string" office:string-value="gmail.com" table:formula="of:=RIGHT([.H1132];LEN([.H1132])-FIND(&quot;@&quot;;[.H1132]))" table:style-name="ce1">
            <text:p>gmail.com</text:p>
          </table:table-cell>
          <table:table-cell office:value-type="string" table:style-name="ce1">
            <text:p>inilololol@gmail.com</text:p>
          </table:table-cell>
          <table:table-cell office:value-type="date" office:date-value="2023-06-06T21:08:19" table:style-name="ce5">
            <text:p>6/6/23 09:08 PM</text:p>
          </table:table-cell>
          <table:table-cell office:value-type="string" table:style-name="ce1">
            <text:p>132.147.101.155</text:p>
          </table:table-cell>
          <table:table-cell table:number-columns-repeated="16374"/>
        </table:table-row>
        <table:table-row table:style-name="ro2">
          <table:table-cell office:value-type="float" office:value="4613" table:style-name="ce1">
            <text:p>4613</text:p>
          </table:table-cell>
          <table:table-cell office:value-type="float" office:value="10117" table:style-name="ce1">
            <text:p>10117</text:p>
          </table:table-cell>
          <table:table-cell table:style-name="ce3"/>
          <table:table-cell office:value-type="string" table:style-name="ce1">
            <text:p>Sakurai</text:p>
          </table:table-cell>
          <table:table-cell office:value-type="string" table:style-name="ce1">
            <text:p>Sho</text:p>
          </table:table-cell>
          <table:table-cell office:value-type="string" office:string-value="hiroki.intl" table:formula="of:=LEFT([.H1133];FIND(&quot;@&quot;;[.H1133])-1)" table:style-name="ce4">
            <text:p>hiroki.intl</text:p>
          </table:table-cell>
          <table:table-cell office:value-type="string" office:string-value="gmail.com" table:formula="of:=RIGHT([.H1133];LEN([.H1133])-FIND(&quot;@&quot;;[.H1133]))" table:style-name="ce1">
            <text:p>gmail.com</text:p>
          </table:table-cell>
          <table:table-cell office:value-type="string" table:style-name="ce1">
            <text:p>hiroki.intl@gmail.com</text:p>
          </table:table-cell>
          <table:table-cell office:value-type="date" office:date-value="2023-06-06T21:11:55" table:style-name="ce5">
            <text:p>6/6/23 09:11 PM</text:p>
          </table:table-cell>
          <table:table-cell office:value-type="string" table:style-name="ce1">
            <text:p>132.147.101.155</text:p>
          </table:table-cell>
          <table:table-cell table:number-columns-repeated="16374"/>
        </table:table-row>
        <table:table-row table:style-name="ro2">
          <table:table-cell office:value-type="float" office:value="4616" table:style-name="ce1">
            <text:p>4616</text:p>
          </table:table-cell>
          <table:table-cell office:value-type="float" office:value="10102" table:style-name="ce1">
            <text:p>10102</text:p>
          </table:table-cell>
          <table:table-cell table:style-name="ce3"/>
          <table:table-cell office:value-type="string" table:style-name="ce1">
            <text:p>Maria</text:p>
          </table:table-cell>
          <table:table-cell office:value-type="string" table:style-name="ce1">
            <text:p>Alvezo</text:p>
          </table:table-cell>
          <table:table-cell office:value-type="string" office:string-value="sevmosbank03" table:formula="of:=LEFT([.H1134];FIND(&quot;@&quot;;[.H1134])-1)" table:style-name="ce4">
            <text:p>sevmosbank03</text:p>
          </table:table-cell>
          <table:table-cell office:value-type="string" office:string-value="gmail.com" table:formula="of:=RIGHT([.H1134];LEN([.H1134])-FIND(&quot;@&quot;;[.H1134]))" table:style-name="ce1">
            <text:p>gmail.com</text:p>
          </table:table-cell>
          <table:table-cell office:value-type="string" table:style-name="ce1">
            <text:p>sevmosbank03@gmail.com</text:p>
          </table:table-cell>
          <table:table-cell office:value-type="date" office:date-value="2023-06-06T21:14:28" table:style-name="ce5">
            <text:p>6/6/23 09:14 PM</text:p>
          </table:table-cell>
          <table:table-cell office:value-type="string" table:style-name="ce1">
            <text:p>124.106.104.185</text:p>
          </table:table-cell>
          <table:table-cell table:number-columns-repeated="16374"/>
        </table:table-row>
        <table:table-row table:style-name="ro2">
          <table:table-cell office:value-type="float" office:value="4618" table:style-name="ce1">
            <text:p>4618</text:p>
          </table:table-cell>
          <table:table-cell office:value-type="float" office:value="10114" table:style-name="ce1">
            <text:p>10114</text:p>
          </table:table-cell>
          <table:table-cell table:style-name="ce3"/>
          <table:table-cell office:value-type="string" table:style-name="ce1">
            <text:p>Koko</text:p>
          </table:table-cell>
          <table:table-cell office:value-type="string" table:style-name="ce1">
            <text:p>Pola</text:p>
          </table:table-cell>
          <table:table-cell office:value-type="string" office:string-value="naaadegata" table:formula="of:=LEFT([.H1135];FIND(&quot;@&quot;;[.H1135])-1)" table:style-name="ce4">
            <text:p>naaadegata</text:p>
          </table:table-cell>
          <table:table-cell office:value-type="string" office:string-value="gmail.com" table:formula="of:=RIGHT([.H1135];LEN([.H1135])-FIND(&quot;@&quot;;[.H1135]))" table:style-name="ce1">
            <text:p>gmail.com</text:p>
          </table:table-cell>
          <table:table-cell office:value-type="string" table:style-name="ce1">
            <text:p>naaadegata@gmail.com</text:p>
          </table:table-cell>
          <table:table-cell office:value-type="date" office:date-value="2023-06-06T21:15:52" table:style-name="ce5">
            <text:p>6/6/23 09:15 PM</text:p>
          </table:table-cell>
          <table:table-cell office:value-type="string" table:style-name="ce1">
            <text:p>132.147.101.155</text:p>
          </table:table-cell>
          <table:table-cell table:number-columns-repeated="16374"/>
        </table:table-row>
        <table:table-row table:style-name="ro2">
          <table:table-cell office:value-type="float" office:value="4624" table:style-name="ce1">
            <text:p>4624</text:p>
          </table:table-cell>
          <table:table-cell office:value-type="float" office:value="10616" table:style-name="ce1">
            <text:p>10616</text:p>
          </table:table-cell>
          <table:table-cell table:style-name="ce3"/>
          <table:table-cell office:value-type="string" table:style-name="ce1">
            <text:p>กฤษณ์</text:p>
          </table:table-cell>
          <table:table-cell office:value-type="string" table:style-name="ce1">
            <text:p>อ้นสมบูรณ์</text:p>
          </table:table-cell>
          <table:table-cell office:value-type="string" office:string-value="chojae825+6" table:formula="of:=LEFT([.H1136];FIND(&quot;@&quot;;[.H1136])-1)" table:style-name="ce4">
            <text:p>chojae825+6</text:p>
          </table:table-cell>
          <table:table-cell office:value-type="string" office:string-value="gmail.com" table:formula="of:=RIGHT([.H1136];LEN([.H1136])-FIND(&quot;@&quot;;[.H1136]))" table:style-name="ce1">
            <text:p>gmail.com</text:p>
          </table:table-cell>
          <table:table-cell office:value-type="string" table:style-name="ce1">
            <text:p>chojae825+6@gmail.com</text:p>
          </table:table-cell>
          <table:table-cell office:value-type="date" office:date-value="2023-06-06T21:19:58" table:style-name="ce5">
            <text:p>6/6/23 09:19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4664" table:style-name="ce1">
            <text:p>4664</text:p>
          </table:table-cell>
          <table:table-cell office:value-type="float" office:value="10647" table:style-name="ce1">
            <text:p>10647</text:p>
          </table:table-cell>
          <table:table-cell table:style-name="ce3"/>
          <table:table-cell office:value-type="string" table:style-name="ce1">
            <text:p>ภศรัณย์</text:p>
          </table:table-cell>
          <table:table-cell office:value-type="string" table:style-name="ce1">
            <text:p>ปิติกรกุล</text:p>
          </table:table-cell>
          <table:table-cell office:value-type="string" office:string-value="chojae825+7" table:formula="of:=LEFT([.H1137];FIND(&quot;@&quot;;[.H1137])-1)" table:style-name="ce4">
            <text:p>chojae825+7</text:p>
          </table:table-cell>
          <table:table-cell office:value-type="string" office:string-value="gmail.com" table:formula="of:=RIGHT([.H1137];LEN([.H1137])-FIND(&quot;@&quot;;[.H1137]))" table:style-name="ce1">
            <text:p>gmail.com</text:p>
          </table:table-cell>
          <table:table-cell office:value-type="string" table:style-name="ce1">
            <text:p>chojae825+7@gmail.com</text:p>
          </table:table-cell>
          <table:table-cell office:value-type="date" office:date-value="2023-06-06T21:46:03" table:style-name="ce5">
            <text:p>6/6/23 09:46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4671" table:style-name="ce1">
            <text:p>4671</text:p>
          </table:table-cell>
          <table:table-cell office:value-type="float" office:value="10110" table:style-name="ce1">
            <text:p>10110</text:p>
          </table:table-cell>
          <table:table-cell table:style-name="ce3"/>
          <table:table-cell office:value-type="string" table:style-name="ce1">
            <text:p>kaye</text:p>
          </table:table-cell>
          <table:table-cell office:value-type="string" table:style-name="ce1">
            <text:p>Ham</text:p>
          </table:table-cell>
          <table:table-cell office:value-type="string" office:string-value="mujou.mayaku" table:formula="of:=LEFT([.H1138];FIND(&quot;@&quot;;[.H1138])-1)" table:style-name="ce4">
            <text:p>mujou.mayaku</text:p>
          </table:table-cell>
          <table:table-cell office:value-type="string" office:string-value="gmail.com" table:formula="of:=RIGHT([.H1138];LEN([.H1138])-FIND(&quot;@&quot;;[.H1138]))" table:style-name="ce1">
            <text:p>gmail.com</text:p>
          </table:table-cell>
          <table:table-cell office:value-type="string" table:style-name="ce1">
            <text:p>mujou.mayaku@gmail.com</text:p>
          </table:table-cell>
          <table:table-cell office:value-type="date" office:date-value="2023-06-06T21:49:05" table:style-name="ce5">
            <text:p>6/6/23 09:49 PM</text:p>
          </table:table-cell>
          <table:table-cell office:value-type="string" table:style-name="ce1">
            <text:p>132.147.101.155</text:p>
          </table:table-cell>
          <table:table-cell table:number-columns-repeated="16374"/>
        </table:table-row>
        <table:table-row table:style-name="ro2">
          <table:table-cell office:value-type="float" office:value="4676" table:style-name="ce1">
            <text:p>4676</text:p>
          </table:table-cell>
          <table:table-cell office:value-type="float" office:value="10651" table:style-name="ce1">
            <text:p>10651</text:p>
          </table:table-cell>
          <table:table-cell table:style-name="ce3"/>
          <table:table-cell office:value-type="string" table:style-name="ce1">
            <text:p>โชติภา</text:p>
          </table:table-cell>
          <table:table-cell office:value-type="string" table:style-name="ce1">
            <text:p>อริยวงศ์</text:p>
          </table:table-cell>
          <table:table-cell office:value-type="string" office:string-value="chojae825+8" table:formula="of:=LEFT([.H1139];FIND(&quot;@&quot;;[.H1139])-1)" table:style-name="ce4">
            <text:p>chojae825+8</text:p>
          </table:table-cell>
          <table:table-cell office:value-type="string" office:string-value="gmail.com" table:formula="of:=RIGHT([.H1139];LEN([.H1139])-FIND(&quot;@&quot;;[.H1139]))" table:style-name="ce1">
            <text:p>gmail.com</text:p>
          </table:table-cell>
          <table:table-cell office:value-type="string" table:style-name="ce1">
            <text:p>chojae825+8@gmail.com</text:p>
          </table:table-cell>
          <table:table-cell office:value-type="date" office:date-value="2023-06-06T21:51:28" table:style-name="ce5">
            <text:p>6/6/23 09:51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4682" table:style-name="ce1">
            <text:p>4682</text:p>
          </table:table-cell>
          <table:table-cell office:value-type="float" office:value="10106" table:style-name="ce1">
            <text:p>10106</text:p>
          </table:table-cell>
          <table:table-cell table:style-name="ce3"/>
          <table:table-cell office:value-type="string" table:style-name="ce1">
            <text:p>J</text:p>
          </table:table-cell>
          <table:table-cell office:value-type="string" table:style-name="ce1">
            <text:p>Lam</text:p>
          </table:table-cell>
          <table:table-cell office:value-type="string" office:string-value="nyanccho" table:formula="of:=LEFT([.H1140];FIND(&quot;@&quot;;[.H1140])-1)" table:style-name="ce4">
            <text:p>nyanccho</text:p>
          </table:table-cell>
          <table:table-cell office:value-type="string" office:string-value="gmail.com" table:formula="of:=RIGHT([.H1140];LEN([.H1140])-FIND(&quot;@&quot;;[.H1140]))" table:style-name="ce1">
            <text:p>gmail.com</text:p>
          </table:table-cell>
          <table:table-cell office:value-type="string" table:style-name="ce1">
            <text:p>nyanccho@gmail.com</text:p>
          </table:table-cell>
          <table:table-cell office:value-type="date" office:date-value="2023-06-06T21:52:57" table:style-name="ce5">
            <text:p>6/6/23 09:52 PM</text:p>
          </table:table-cell>
          <table:table-cell office:value-type="string" table:style-name="ce1">
            <text:p>132.147.101.155</text:p>
          </table:table-cell>
          <table:table-cell table:number-columns-repeated="16374"/>
        </table:table-row>
        <table:table-row table:style-name="ro2">
          <table:table-cell office:value-type="float" office:value="4696" table:style-name="ce1">
            <text:p>4696</text:p>
          </table:table-cell>
          <table:table-cell office:value-type="float" office:value="10124" table:style-name="ce1">
            <text:p>10124</text:p>
          </table:table-cell>
          <table:table-cell table:style-name="ce3"/>
          <table:table-cell office:value-type="string" table:style-name="ce1">
            <text:p>Maru</text:p>
          </table:table-cell>
          <table:table-cell office:value-type="string" table:style-name="ce1">
            <text:p>Yama</text:p>
          </table:table-cell>
          <table:table-cell office:value-type="string" office:string-value="peiqiw" table:formula="of:=LEFT([.H1141];FIND(&quot;@&quot;;[.H1141])-1)" table:style-name="ce4">
            <text:p>peiqiw</text:p>
          </table:table-cell>
          <table:table-cell office:value-type="string" office:string-value="gmail.com" table:formula="of:=RIGHT([.H1141];LEN([.H1141])-FIND(&quot;@&quot;;[.H1141]))" table:style-name="ce1">
            <text:p>gmail.com</text:p>
          </table:table-cell>
          <table:table-cell office:value-type="string" table:style-name="ce1">
            <text:p>peiqiw@gmail.com</text:p>
          </table:table-cell>
          <table:table-cell office:value-type="date" office:date-value="2023-06-06T21:58:05" table:style-name="ce5">
            <text:p>6/6/23 09:58 PM</text:p>
          </table:table-cell>
          <table:table-cell office:value-type="string" table:style-name="ce1">
            <text:p>132.147.101.155</text:p>
          </table:table-cell>
          <table:table-cell table:number-columns-repeated="16374"/>
        </table:table-row>
        <table:table-row table:style-name="ro2">
          <table:table-cell office:value-type="float" office:value="4705" table:style-name="ce1">
            <text:p>4705</text:p>
          </table:table-cell>
          <table:table-cell office:value-type="float" office:value="10658" table:style-name="ce1">
            <text:p>10658</text:p>
          </table:table-cell>
          <table:table-cell table:style-name="ce3"/>
          <table:table-cell office:value-type="string" table:style-name="ce1">
            <text:p>นภัสสร</text:p>
          </table:table-cell>
          <table:table-cell office:value-type="string" table:style-name="ce1">
            <text:p>สินธุไพร</text:p>
          </table:table-cell>
          <table:table-cell office:value-type="string" office:string-value="chojae825+9" table:formula="of:=LEFT([.H1142];FIND(&quot;@&quot;;[.H1142])-1)" table:style-name="ce4">
            <text:p>chojae825+9</text:p>
          </table:table-cell>
          <table:table-cell office:value-type="string" office:string-value="gmail.com" table:formula="of:=RIGHT([.H1142];LEN([.H1142])-FIND(&quot;@&quot;;[.H1142]))" table:style-name="ce1">
            <text:p>gmail.com</text:p>
          </table:table-cell>
          <table:table-cell office:value-type="string" table:style-name="ce1">
            <text:p>chojae825+9@gmail.com</text:p>
          </table:table-cell>
          <table:table-cell office:value-type="date" office:date-value="2023-06-06T22:01:03" table:style-name="ce5">
            <text:p>6/6/23 10:01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4729" table:style-name="ce1">
            <text:p>4729</text:p>
          </table:table-cell>
          <table:table-cell office:value-type="float" office:value="10667" table:style-name="ce1">
            <text:p>10667</text:p>
          </table:table-cell>
          <table:table-cell table:style-name="ce3"/>
          <table:table-cell office:value-type="string" table:style-name="ce1">
            <text:p>กรพินธุ์</text:p>
          </table:table-cell>
          <table:table-cell office:value-type="string" table:style-name="ce1">
            <text:p>จันทรแสง</text:p>
          </table:table-cell>
          <table:table-cell office:value-type="string" office:string-value="chojae825+10" table:formula="of:=LEFT([.H1143];FIND(&quot;@&quot;;[.H1143])-1)" table:style-name="ce4">
            <text:p>chojae825+10</text:p>
          </table:table-cell>
          <table:table-cell office:value-type="string" office:string-value="gmail.com" table:formula="of:=RIGHT([.H1143];LEN([.H1143])-FIND(&quot;@&quot;;[.H1143]))" table:style-name="ce1">
            <text:p>gmail.com</text:p>
          </table:table-cell>
          <table:table-cell office:value-type="string" table:style-name="ce1">
            <text:p>chojae825+10@gmail.com</text:p>
          </table:table-cell>
          <table:table-cell office:value-type="date" office:date-value="2023-06-06T22:16:56" table:style-name="ce5">
            <text:p>6/6/23 10:16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4746" table:style-name="ce1">
            <text:p>4746</text:p>
          </table:table-cell>
          <table:table-cell office:value-type="float" office:value="10676" table:style-name="ce1">
            <text:p>10676</text:p>
          </table:table-cell>
          <table:table-cell table:style-name="ce3"/>
          <table:table-cell office:value-type="string" table:style-name="ce1">
            <text:p>Samai02</text:p>
          </table:table-cell>
          <table:table-cell office:value-type="string" table:style-name="ce1">
            <text:p>Chaiyasit</text:p>
          </table:table-cell>
          <table:table-cell office:value-type="string" office:string-value="0902437141Sk" table:formula="of:=LEFT([.H1144];FIND(&quot;@&quot;;[.H1144])-1)" table:style-name="ce4">
            <text:p>0902437141Sk</text:p>
          </table:table-cell>
          <table:table-cell office:value-type="string" office:string-value="gmail.com" table:formula="of:=RIGHT([.H1144];LEN([.H1144])-FIND(&quot;@&quot;;[.H1144]))" table:style-name="ce1">
            <text:p>gmail.com</text:p>
          </table:table-cell>
          <table:table-cell office:value-type="string" table:style-name="ce1">
            <text:p>0902437141Sk@gmail.com</text:p>
          </table:table-cell>
          <table:table-cell office:value-type="date" office:date-value="2023-06-06T22:23:54" table:style-name="ce5">
            <text:p>6/6/23 10:23 PM</text:p>
          </table:table-cell>
          <table:table-cell office:value-type="string" table:style-name="ce1">
            <text:p>27.55.74.136</text:p>
          </table:table-cell>
          <table:table-cell table:number-columns-repeated="16374"/>
        </table:table-row>
        <table:table-row table:style-name="ro2">
          <table:table-cell office:value-type="float" office:value="4800" table:style-name="ce1">
            <text:p>4800</text:p>
          </table:table-cell>
          <table:table-cell office:value-type="float" office:value="10701" table:style-name="ce1">
            <text:p>10701</text:p>
          </table:table-cell>
          <table:table-cell table:style-name="ce3"/>
          <table:table-cell office:value-type="string" table:style-name="ce1">
            <text:p>กาญจน์</text:p>
          </table:table-cell>
          <table:table-cell office:value-type="string" table:style-name="ce1">
            <text:p>ศรีชนะ</text:p>
          </table:table-cell>
          <table:table-cell office:value-type="string" office:string-value="csatomoon" table:formula="of:=LEFT([.H1145];FIND(&quot;@&quot;;[.H1145])-1)" table:style-name="ce4">
            <text:p>csatomoon</text:p>
          </table:table-cell>
          <table:table-cell office:value-type="string" office:string-value="gmail.com" table:formula="of:=RIGHT([.H1145];LEN([.H1145])-FIND(&quot;@&quot;;[.H1145]))" table:style-name="ce1">
            <text:p>gmail.com</text:p>
          </table:table-cell>
          <table:table-cell office:value-type="string" table:style-name="ce1">
            <text:p>csatomoon@gmail.com</text:p>
          </table:table-cell>
          <table:table-cell office:value-type="date" office:date-value="2023-06-06T22:56:45" table:style-name="ce5">
            <text:p>6/6/23 10:56 PM</text:p>
          </table:table-cell>
          <table:table-cell office:value-type="string" table:style-name="ce1">
            <text:p>171.101.113.136</text:p>
          </table:table-cell>
          <table:table-cell table:number-columns-repeated="16374"/>
        </table:table-row>
        <table:table-row table:style-name="ro2">
          <table:table-cell office:value-type="float" office:value="4814" table:style-name="ce1">
            <text:p>4814</text:p>
          </table:table-cell>
          <table:table-cell office:value-type="float" office:value="10665" table:style-name="ce1">
            <text:p>10665</text:p>
          </table:table-cell>
          <table:table-cell table:style-name="ce3"/>
          <table:table-cell office:value-type="string" table:style-name="ce1">
            <text:p>Terry</text:p>
          </table:table-cell>
          <table:table-cell office:value-type="string" table:style-name="ce1">
            <text:p>Lin</text:p>
          </table:table-cell>
          <table:table-cell office:value-type="string" office:string-value="ms0227cheng" table:formula="of:=LEFT([.H1146];FIND(&quot;@&quot;;[.H1146])-1)" table:style-name="ce4">
            <text:p>ms0227cheng</text:p>
          </table:table-cell>
          <table:table-cell office:value-type="string" office:string-value="yahoo.com" table:formula="of:=RIGHT([.H1146];LEN([.H1146])-FIND(&quot;@&quot;;[.H1146]))" table:style-name="ce1">
            <text:p>yahoo.com</text:p>
          </table:table-cell>
          <table:table-cell office:value-type="string" table:style-name="ce1">
            <text:p>ms0227cheng@yahoo.com</text:p>
          </table:table-cell>
          <table:table-cell office:value-type="date" office:date-value="2023-06-06T23:09:04" table:style-name="ce5">
            <text:p>6/6/23 11:09 P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4888" table:style-name="ce1">
            <text:p>4888</text:p>
          </table:table-cell>
          <table:table-cell office:value-type="float" office:value="10777" table:style-name="ce1">
            <text:p>10777</text:p>
          </table:table-cell>
          <table:table-cell table:style-name="ce3"/>
          <table:table-cell office:value-type="string" table:style-name="ce1">
            <text:p>Phet</text:p>
          </table:table-cell>
          <table:table-cell office:value-type="string" table:style-name="ce1">
            <text:p>Patthama</text:p>
          </table:table-cell>
          <table:table-cell office:value-type="string" office:string-value="Nan763495" table:formula="of:=LEFT([.H1147];FIND(&quot;@&quot;;[.H1147])-1)" table:style-name="ce4">
            <text:p>Nan763495</text:p>
          </table:table-cell>
          <table:table-cell office:value-type="string" office:string-value="gmail.com" table:formula="of:=RIGHT([.H1147];LEN([.H1147])-FIND(&quot;@&quot;;[.H1147]))" table:style-name="ce1">
            <text:p>gmail.com</text:p>
          </table:table-cell>
          <table:table-cell office:value-type="string" table:style-name="ce1">
            <text:p>Nan763495@gmail.com</text:p>
          </table:table-cell>
          <table:table-cell office:value-type="date" office:date-value="2023-06-07T00:11:27" table:style-name="ce5">
            <text:p>6/7/23 12:11 AM</text:p>
          </table:table-cell>
          <table:table-cell office:value-type="string" table:style-name="ce1">
            <text:p>223.24.61.145</text:p>
          </table:table-cell>
          <table:table-cell table:number-columns-repeated="16374"/>
        </table:table-row>
        <table:table-row table:style-name="ro2">
          <table:table-cell office:value-type="float" office:value="4893" table:style-name="ce1">
            <text:p>4893</text:p>
          </table:table-cell>
          <table:table-cell office:value-type="float" office:value="10806" table:style-name="ce1">
            <text:p>10806</text:p>
          </table:table-cell>
          <table:table-cell table:style-name="ce3"/>
          <table:table-cell office:value-type="string" table:style-name="ce1">
            <text:p>Pen</text:p>
          </table:table-cell>
          <table:table-cell office:value-type="string" table:style-name="ce1">
            <text:p>Pennapa</text:p>
          </table:table-cell>
          <table:table-cell office:value-type="string" office:string-value="P38765989" table:formula="of:=LEFT([.H1148];FIND(&quot;@&quot;;[.H1148])-1)" table:style-name="ce4">
            <text:p>P38765989</text:p>
          </table:table-cell>
          <table:table-cell office:value-type="string" office:string-value="gmail.com" table:formula="of:=RIGHT([.H1148];LEN([.H1148])-FIND(&quot;@&quot;;[.H1148]))" table:style-name="ce1">
            <text:p>gmail.com</text:p>
          </table:table-cell>
          <table:table-cell office:value-type="string" table:style-name="ce1">
            <text:p>P38765989@gmail.com</text:p>
          </table:table-cell>
          <table:table-cell office:value-type="date" office:date-value="2023-06-07T00:36:03" table:style-name="ce5">
            <text:p>6/7/23 12:36 AM</text:p>
          </table:table-cell>
          <table:table-cell office:value-type="string" table:style-name="ce1">
            <text:p>27.55.77.120</text:p>
          </table:table-cell>
          <table:table-cell table:number-columns-repeated="16374"/>
        </table:table-row>
        <table:table-row table:style-name="ro2">
          <table:table-cell office:value-type="float" office:value="4896" table:style-name="ce1">
            <text:p>4896</text:p>
          </table:table-cell>
          <table:table-cell office:value-type="float" office:value="10829" table:style-name="ce1">
            <text:p>10829</text:p>
          </table:table-cell>
          <table:table-cell table:style-name="ce3"/>
          <table:table-cell office:value-type="string" table:style-name="ce1">
            <text:p>Patpat</text:p>
          </table:table-cell>
          <table:table-cell office:value-type="string" table:style-name="ce1">
            <text:p>Song</text:p>
          </table:table-cell>
          <table:table-cell office:value-type="string" office:string-value="azxcaszx992" table:formula="of:=LEFT([.H1149];FIND(&quot;@&quot;;[.H1149])-1)" table:style-name="ce4">
            <text:p>azxcaszx992</text:p>
          </table:table-cell>
          <table:table-cell office:value-type="string" office:string-value="gmail.com" table:formula="of:=RIGHT([.H1149];LEN([.H1149])-FIND(&quot;@&quot;;[.H1149]))" table:style-name="ce1">
            <text:p>gmail.com</text:p>
          </table:table-cell>
          <table:table-cell office:value-type="string" table:style-name="ce1">
            <text:p>azxcaszx992@gmail.com</text:p>
          </table:table-cell>
          <table:table-cell office:value-type="date" office:date-value="2023-06-07T01:09:52" table:style-name="ce5">
            <text:p>6/7/23 01:09 AM</text:p>
          </table:table-cell>
          <table:table-cell office:value-type="string" table:style-name="ce1">
            <text:p>223.24.191.49</text:p>
          </table:table-cell>
          <table:table-cell table:number-columns-repeated="16374"/>
        </table:table-row>
        <table:table-row table:style-name="ro2">
          <table:table-cell office:value-type="float" office:value="4901" table:style-name="ce1">
            <text:p>4901</text:p>
          </table:table-cell>
          <table:table-cell office:value-type="float" office:value="8887" table:style-name="ce1">
            <text:p>8887</text:p>
          </table:table-cell>
          <table:table-cell table:style-name="ce3"/>
          <table:table-cell office:value-type="string" table:style-name="ce1">
            <text:p>Berry</text:p>
          </table:table-cell>
          <table:table-cell office:value-type="string" table:style-name="ce1">
            <text:p>Chenge</text:p>
          </table:table-cell>
          <table:table-cell office:value-type="string" office:string-value="chengmini00660" table:formula="of:=LEFT([.H1150];FIND(&quot;@&quot;;[.H1150])-1)" table:style-name="ce4">
            <text:p>chengmini00660</text:p>
          </table:table-cell>
          <table:table-cell office:value-type="string" office:string-value="gmail.com" table:formula="of:=RIGHT([.H1150];LEN([.H1150])-FIND(&quot;@&quot;;[.H1150]))" table:style-name="ce1">
            <text:p>gmail.com</text:p>
          </table:table-cell>
          <table:table-cell office:value-type="string" table:style-name="ce1">
            <text:p>chengmini00660@gmail.com</text:p>
          </table:table-cell>
          <table:table-cell office:value-type="date" office:date-value="2023-06-07T01:26:56" table:style-name="ce5">
            <text:p>6/7/23 01:26 A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4903" table:style-name="ce1">
            <text:p>4903</text:p>
          </table:table-cell>
          <table:table-cell office:value-type="float" office:value="10864" table:style-name="ce1">
            <text:p>10864</text:p>
          </table:table-cell>
          <table:table-cell table:style-name="ce3"/>
          <table:table-cell office:value-type="string" table:style-name="ce1">
            <text:p>Escape</text:p>
          </table:table-cell>
          <table:table-cell office:value-type="string" table:style-name="ce1">
            <text:p>Change</text:p>
          </table:table-cell>
          <table:table-cell office:value-type="string" office:string-value="berycheng466" table:formula="of:=LEFT([.H1151];FIND(&quot;@&quot;;[.H1151])-1)" table:style-name="ce4">
            <text:p>berycheng466</text:p>
          </table:table-cell>
          <table:table-cell office:value-type="string" office:string-value="gmail.com" table:formula="of:=RIGHT([.H1151];LEN([.H1151])-FIND(&quot;@&quot;;[.H1151]))" table:style-name="ce1">
            <text:p>gmail.com</text:p>
          </table:table-cell>
          <table:table-cell office:value-type="string" table:style-name="ce1">
            <text:p>berycheng466@gmail.com</text:p>
          </table:table-cell>
          <table:table-cell office:value-type="date" office:date-value="2023-06-07T01:40:34" table:style-name="ce5">
            <text:p>6/7/23 01:40 A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4920" table:style-name="ce1">
            <text:p>4920</text:p>
          </table:table-cell>
          <table:table-cell office:value-type="float" office:value="10928" table:style-name="ce1">
            <text:p>10928</text:p>
          </table:table-cell>
          <table:table-cell table:style-name="ce3"/>
          <table:table-cell office:value-type="string" table:style-name="ce1">
            <text:p>Urge</text:p>
          </table:table-cell>
          <table:table-cell office:value-type="string" table:style-name="ce1">
            <text:p>Bery</text:p>
          </table:table-cell>
          <table:table-cell office:value-type="string" office:string-value="bery.cheng466" table:formula="of:=LEFT([.H1152];FIND(&quot;@&quot;;[.H1152])-1)" table:style-name="ce4">
            <text:p>bery.cheng466</text:p>
          </table:table-cell>
          <table:table-cell office:value-type="string" office:string-value="gmail.com" table:formula="of:=RIGHT([.H1152];LEN([.H1152])-FIND(&quot;@&quot;;[.H1152]))" table:style-name="ce1">
            <text:p>gmail.com</text:p>
          </table:table-cell>
          <table:table-cell office:value-type="string" table:style-name="ce1">
            <text:p>bery.cheng466@gmail.com</text:p>
          </table:table-cell>
          <table:table-cell office:value-type="date" office:date-value="2023-06-07T02:39:10" table:style-name="ce5">
            <text:p>6/7/23 02:39 A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4927" table:style-name="ce1">
            <text:p>4927</text:p>
          </table:table-cell>
          <table:table-cell office:value-type="float" office:value="10941" table:style-name="ce1">
            <text:p>10941</text:p>
          </table:table-cell>
          <table:table-cell table:style-name="ce3"/>
          <table:table-cell office:value-type="string" table:style-name="ce1">
            <text:p>Terry</text:p>
          </table:table-cell>
          <table:table-cell office:value-type="string" table:style-name="ce1">
            <text:p>Henge</text:p>
          </table:table-cell>
          <table:table-cell office:value-type="string" office:string-value="chen.gmini00660" table:formula="of:=LEFT([.H1153];FIND(&quot;@&quot;;[.H1153])-1)" table:style-name="ce4">
            <text:p>chen.gmini00660</text:p>
          </table:table-cell>
          <table:table-cell office:value-type="string" office:string-value="gmail.com" table:formula="of:=RIGHT([.H1153];LEN([.H1153])-FIND(&quot;@&quot;;[.H1153]))" table:style-name="ce1">
            <text:p>gmail.com</text:p>
          </table:table-cell>
          <table:table-cell office:value-type="string" table:style-name="ce1">
            <text:p>chen.gmini00660@gmail.com</text:p>
          </table:table-cell>
          <table:table-cell office:value-type="date" office:date-value="2023-06-07T02:53:28" table:style-name="ce5">
            <text:p>6/7/23 02:53 A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4939" table:style-name="ce1">
            <text:p>4939</text:p>
          </table:table-cell>
          <table:table-cell office:value-type="float" office:value="10973" table:style-name="ce1">
            <text:p>10973</text:p>
          </table:table-cell>
          <table:table-cell table:style-name="ce3"/>
          <table:table-cell office:value-type="string" table:style-name="ce1">
            <text:p>Freeze</text:p>
          </table:table-cell>
          <table:table-cell office:value-type="string" table:style-name="ce1">
            <text:p>Wang</text:p>
          </table:table-cell>
          <table:table-cell office:value-type="string" office:string-value="b.erycheng466" table:formula="of:=LEFT([.H1154];FIND(&quot;@&quot;;[.H1154])-1)" table:style-name="ce4">
            <text:p>b.erycheng466</text:p>
          </table:table-cell>
          <table:table-cell office:value-type="string" office:string-value="gmail.com" table:formula="of:=RIGHT([.H1154];LEN([.H1154])-FIND(&quot;@&quot;;[.H1154]))" table:style-name="ce1">
            <text:p>gmail.com</text:p>
          </table:table-cell>
          <table:table-cell office:value-type="string" table:style-name="ce1">
            <text:p>b.erycheng466@gmail.com</text:p>
          </table:table-cell>
          <table:table-cell office:value-type="date" office:date-value="2023-06-07T03:25:28" table:style-name="ce5">
            <text:p>6/7/23 03:25 A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4941" table:style-name="ce1">
            <text:p>4941</text:p>
          </table:table-cell>
          <table:table-cell office:value-type="float" office:value="11005" table:style-name="ce1">
            <text:p>11005</text:p>
          </table:table-cell>
          <table:table-cell table:style-name="ce3"/>
          <table:table-cell office:value-type="string" table:style-name="ce1">
            <text:p>Feeling</text:p>
          </table:table-cell>
          <table:table-cell office:value-type="string" table:style-name="ce1">
            <text:p>Bo</text:p>
          </table:table-cell>
          <table:table-cell office:value-type="string" office:string-value="c.hengmini00660" table:formula="of:=LEFT([.H1155];FIND(&quot;@&quot;;[.H1155])-1)" table:style-name="ce4">
            <text:p>c.hengmini00660</text:p>
          </table:table-cell>
          <table:table-cell office:value-type="string" office:string-value="gmail.com" table:formula="of:=RIGHT([.H1155];LEN([.H1155])-FIND(&quot;@&quot;;[.H1155]))" table:style-name="ce1">
            <text:p>gmail.com</text:p>
          </table:table-cell>
          <table:table-cell office:value-type="string" table:style-name="ce1">
            <text:p>c.hengmini00660@gmail.com</text:p>
          </table:table-cell>
          <table:table-cell office:value-type="date" office:date-value="2023-06-07T03:33:38" table:style-name="ce5">
            <text:p>6/7/23 03:33 A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4943" table:style-name="ce1">
            <text:p>4943</text:p>
          </table:table-cell>
          <table:table-cell office:value-type="float" office:value="11012" table:style-name="ce1">
            <text:p>11012</text:p>
          </table:table-cell>
          <table:table-cell table:style-name="ce3"/>
          <table:table-cell office:value-type="string" table:style-name="ce1">
            <text:p>Booboo</text:p>
          </table:table-cell>
          <table:table-cell office:value-type="string" table:style-name="ce1">
            <text:p>Feng</text:p>
          </table:table-cell>
          <table:table-cell office:value-type="string" office:string-value="chengmini.00660" table:formula="of:=LEFT([.H1156];FIND(&quot;@&quot;;[.H1156])-1)" table:style-name="ce4">
            <text:p>chengmini.00660</text:p>
          </table:table-cell>
          <table:table-cell office:value-type="string" office:string-value="gmail.com" table:formula="of:=RIGHT([.H1156];LEN([.H1156])-FIND(&quot;@&quot;;[.H1156]))" table:style-name="ce1">
            <text:p>gmail.com</text:p>
          </table:table-cell>
          <table:table-cell office:value-type="string" table:style-name="ce1">
            <text:p>chengmini.00660@gmail.com</text:p>
          </table:table-cell>
          <table:table-cell office:value-type="date" office:date-value="2023-06-07T03:44:32" table:style-name="ce5">
            <text:p>6/7/23 03:44 A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4945" table:style-name="ce1">
            <text:p>4945</text:p>
          </table:table-cell>
          <table:table-cell office:value-type="float" office:value="11016" table:style-name="ce1">
            <text:p>11016</text:p>
          </table:table-cell>
          <table:table-cell table:style-name="ce3"/>
          <table:table-cell office:value-type="string" table:style-name="ce1">
            <text:p>Bring</text:p>
          </table:table-cell>
          <table:table-cell office:value-type="string" table:style-name="ce1">
            <text:p>Tsunami</text:p>
          </table:table-cell>
          <table:table-cell office:value-type="string" office:string-value="berycheng.466" table:formula="of:=LEFT([.H1157];FIND(&quot;@&quot;;[.H1157])-1)" table:style-name="ce4">
            <text:p>berycheng.466</text:p>
          </table:table-cell>
          <table:table-cell office:value-type="string" office:string-value="gmail.com" table:formula="of:=RIGHT([.H1157];LEN([.H1157])-FIND(&quot;@&quot;;[.H1157]))" table:style-name="ce1">
            <text:p>gmail.com</text:p>
          </table:table-cell>
          <table:table-cell office:value-type="string" table:style-name="ce1">
            <text:p>berycheng.466@gmail.com</text:p>
          </table:table-cell>
          <table:table-cell office:value-type="date" office:date-value="2023-06-07T03:56:16" table:style-name="ce5">
            <text:p>6/7/23 03:56 A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5165" table:style-name="ce1">
            <text:p>5165</text:p>
          </table:table-cell>
          <table:table-cell office:value-type="float" office:value="10033" table:style-name="ce1">
            <text:p>10033</text:p>
          </table:table-cell>
          <table:table-cell table:style-name="ce3"/>
          <table:table-cell office:value-type="string" table:style-name="ce1">
            <text:p>โสภากาญน์</text:p>
          </table:table-cell>
          <table:table-cell office:value-type="string" table:style-name="ce1">
            <text:p>เอี่ยมแข</text:p>
          </table:table-cell>
          <table:table-cell office:value-type="string" office:string-value="1999Zitao" table:formula="of:=LEFT([.H1158];FIND(&quot;@&quot;;[.H1158])-1)" table:style-name="ce4">
            <text:p>1999Zitao</text:p>
          </table:table-cell>
          <table:table-cell office:value-type="string" office:string-value="gmail.com" table:formula="of:=RIGHT([.H1158];LEN([.H1158])-FIND(&quot;@&quot;;[.H1158]))" table:style-name="ce1">
            <text:p>gmail.com</text:p>
          </table:table-cell>
          <table:table-cell office:value-type="string" table:style-name="ce1">
            <text:p>1999Zitao@gmail.com</text:p>
          </table:table-cell>
          <table:table-cell office:value-type="date" office:date-value="2023-06-07T11:08:56" table:style-name="ce5">
            <text:p>6/7/23 11:08 AM</text:p>
          </table:table-cell>
          <table:table-cell office:value-type="string" table:style-name="ce1">
            <text:p>61.90.253.125</text:p>
          </table:table-cell>
          <table:table-cell table:number-columns-repeated="16374"/>
        </table:table-row>
        <table:table-row table:style-name="ro2">
          <table:table-cell office:value-type="float" office:value="5192" table:style-name="ce1">
            <text:p>5192</text:p>
          </table:table-cell>
          <table:table-cell office:value-type="float" office:value="11393" table:style-name="ce1">
            <text:p>11393</text:p>
          </table:table-cell>
          <table:table-cell table:style-name="ce3"/>
          <table:table-cell office:value-type="string" table:style-name="ce1">
            <text:p>Shou</text:p>
          </table:table-cell>
          <table:table-cell office:value-type="string" table:style-name="ce1">
            <text:p>Shi</text:p>
          </table:table-cell>
          <table:table-cell office:value-type="string" office:string-value="shuangniao96" table:formula="of:=LEFT([.H1159];FIND(&quot;@&quot;;[.H1159])-1)" table:style-name="ce4">
            <text:p>shuangniao96</text:p>
          </table:table-cell>
          <table:table-cell office:value-type="string" office:string-value="gmail.com" table:formula="of:=RIGHT([.H1159];LEN([.H1159])-FIND(&quot;@&quot;;[.H1159]))" table:style-name="ce1">
            <text:p>gmail.com</text:p>
          </table:table-cell>
          <table:table-cell office:value-type="string" table:style-name="ce1">
            <text:p>shuangniao96@gmail.com</text:p>
          </table:table-cell>
          <table:table-cell office:value-type="date" office:date-value="2023-06-07T11:37:01" table:style-name="ce5">
            <text:p>6/7/23 11:37 AM</text:p>
          </table:table-cell>
          <table:table-cell office:value-type="string" table:style-name="ce1">
            <text:p>124.82.172.121</text:p>
          </table:table-cell>
          <table:table-cell table:number-columns-repeated="16374"/>
        </table:table-row>
        <table:table-row table:style-name="ro2">
          <table:table-cell office:value-type="float" office:value="5214" table:style-name="ce1">
            <text:p>5214</text:p>
          </table:table-cell>
          <table:table-cell office:value-type="float" office:value="11406" table:style-name="ce1">
            <text:p>11406</text:p>
          </table:table-cell>
          <table:table-cell table:style-name="ce3"/>
          <table:table-cell office:value-type="string" table:style-name="ce1">
            <text:p>cc</text:p>
          </table:table-cell>
          <table:table-cell office:value-type="string" table:style-name="ce1">
            <text:p>yy</text:p>
          </table:table-cell>
          <table:table-cell office:value-type="string" office:string-value="cycyyeol02" table:formula="of:=LEFT([.H1160];FIND(&quot;@&quot;;[.H1160])-1)" table:style-name="ce4">
            <text:p>cycyyeol02</text:p>
          </table:table-cell>
          <table:table-cell office:value-type="string" office:string-value="gmail.com" table:formula="of:=RIGHT([.H1160];LEN([.H1160])-FIND(&quot;@&quot;;[.H1160]))" table:style-name="ce1">
            <text:p>gmail.com</text:p>
          </table:table-cell>
          <table:table-cell office:value-type="string" table:style-name="ce1">
            <text:p>cycyyeol02@gmail.com</text:p>
          </table:table-cell>
          <table:table-cell office:value-type="date" office:date-value="2023-06-07T11:55:49" table:style-name="ce5">
            <text:p>6/7/23 11:55 AM</text:p>
          </table:table-cell>
          <table:table-cell office:value-type="string" table:style-name="ce1">
            <text:p>103.149.248.179</text:p>
          </table:table-cell>
          <table:table-cell table:number-columns-repeated="16374"/>
        </table:table-row>
        <table:table-row table:style-name="ro2">
          <table:table-cell office:value-type="float" office:value="5242" table:style-name="ce1">
            <text:p>5242</text:p>
          </table:table-cell>
          <table:table-cell office:value-type="float" office:value="11424" table:style-name="ce1">
            <text:p>11424</text:p>
          </table:table-cell>
          <table:table-cell table:style-name="ce3"/>
          <table:table-cell office:value-type="string" table:style-name="ce1">
            <text:p>Bacolod Maigo</text:p>
          </table:table-cell>
          <table:table-cell office:value-type="string" table:style-name="ce1">
            <text:p>Bacolodsdaigo</text:p>
          </table:table-cell>
          <table:table-cell office:value-type="string" office:string-value="nh361158" table:formula="of:=LEFT([.H1161];FIND(&quot;@&quot;;[.H1161])-1)" table:style-name="ce4">
            <text:p>nh361158</text:p>
          </table:table-cell>
          <table:table-cell office:value-type="string" office:string-value="gmail.com" table:formula="of:=RIGHT([.H1161];LEN([.H1161])-FIND(&quot;@&quot;;[.H1161]))" table:style-name="ce1">
            <text:p>gmail.com</text:p>
          </table:table-cell>
          <table:table-cell office:value-type="string" table:style-name="ce1">
            <text:p>nh361158@gmail.com</text:p>
          </table:table-cell>
          <table:table-cell office:value-type="date" office:date-value="2023-06-07T12:07:48" table:style-name="ce5">
            <text:p>6/7/23 12:07 PM</text:p>
          </table:table-cell>
          <table:table-cell office:value-type="string" table:style-name="ce1">
            <text:p>98.159.234.164</text:p>
          </table:table-cell>
          <table:table-cell table:number-columns-repeated="16374"/>
        </table:table-row>
        <table:table-row table:style-name="ro2">
          <table:table-cell office:value-type="float" office:value="5265" table:style-name="ce1">
            <text:p>5265</text:p>
          </table:table-cell>
          <table:table-cell office:value-type="float" office:value="11440" table:style-name="ce1">
            <text:p>11440</text:p>
          </table:table-cell>
          <table:table-cell table:style-name="ce3"/>
          <table:table-cell office:value-type="string" table:style-name="ce1">
            <text:p>Call</text:p>
          </table:table-cell>
          <table:table-cell office:value-type="string" table:style-name="ce1">
            <text:p>What</text:p>
          </table:table-cell>
          <table:table-cell office:value-type="string" office:string-value="chenwendy12383" table:formula="of:=LEFT([.H1162];FIND(&quot;@&quot;;[.H1162])-1)" table:style-name="ce4">
            <text:p>chenwendy12383</text:p>
          </table:table-cell>
          <table:table-cell office:value-type="string" office:string-value="gmail.com" table:formula="of:=RIGHT([.H1162];LEN([.H1162])-FIND(&quot;@&quot;;[.H1162]))" table:style-name="ce1">
            <text:p>gmail.com</text:p>
          </table:table-cell>
          <table:table-cell office:value-type="string" table:style-name="ce1">
            <text:p>chenwendy12383@gmail.com</text:p>
          </table:table-cell>
          <table:table-cell office:value-type="date" office:date-value="2023-06-07T12:19:55" table:style-name="ce5">
            <text:p>6/7/23 12:19 PM</text:p>
          </table:table-cell>
          <table:table-cell office:value-type="string" table:style-name="ce1">
            <text:p>112.104.91.140</text:p>
          </table:table-cell>
          <table:table-cell table:number-columns-repeated="16374"/>
        </table:table-row>
        <table:table-row table:style-name="ro2">
          <table:table-cell office:value-type="float" office:value="5286" table:style-name="ce1">
            <text:p>5286</text:p>
          </table:table-cell>
          <table:table-cell office:value-type="float" office:value="7141" table:style-name="ce1">
            <text:p>7141</text:p>
          </table:table-cell>
          <table:table-cell table:style-name="ce3"/>
          <table:table-cell office:value-type="string" table:style-name="ce1">
            <text:p>เจนนิสา</text:p>
          </table:table-cell>
          <table:table-cell office:value-type="string" table:style-name="ce1">
            <text:p>อามาตย์มนตรี</text:p>
          </table:table-cell>
          <table:table-cell office:value-type="string" office:string-value="nongjenny17" table:formula="of:=LEFT([.H1163];FIND(&quot;@&quot;;[.H1163])-1)" table:style-name="ce4">
            <text:p>nongjenny17</text:p>
          </table:table-cell>
          <table:table-cell office:value-type="string" office:string-value="gmail.com" table:formula="of:=RIGHT([.H1163];LEN([.H1163])-FIND(&quot;@&quot;;[.H1163]))" table:style-name="ce1">
            <text:p>gmail.com</text:p>
          </table:table-cell>
          <table:table-cell office:value-type="string" table:style-name="ce1">
            <text:p>nongjenny17@gmail.com</text:p>
          </table:table-cell>
          <table:table-cell office:value-type="date" office:date-value="2023-06-07T12:34:17" table:style-name="ce5">
            <text:p>6/7/23 12:34 PM</text:p>
          </table:table-cell>
          <table:table-cell office:value-type="string" table:style-name="ce1">
            <text:p>49.228.179.146</text:p>
          </table:table-cell>
          <table:table-cell table:number-columns-repeated="16374"/>
        </table:table-row>
        <table:table-row table:style-name="ro2">
          <table:table-cell office:value-type="float" office:value="5287" table:style-name="ce1">
            <text:p>5287</text:p>
          </table:table-cell>
          <table:table-cell office:value-type="float" office:value="10176" table:style-name="ce1">
            <text:p>10176</text:p>
          </table:table-cell>
          <table:table-cell table:style-name="ce3"/>
          <table:table-cell office:value-type="string" table:style-name="ce1">
            <text:p>Eyes</text:p>
          </table:table-cell>
          <table:table-cell office:value-type="string" table:style-name="ce1">
            <text:p>Lin</text:p>
          </table:table-cell>
          <table:table-cell office:value-type="string" office:string-value="julie920119" table:formula="of:=LEFT([.H1164];FIND(&quot;@&quot;;[.H1164])-1)" table:style-name="ce4">
            <text:p>julie920119</text:p>
          </table:table-cell>
          <table:table-cell office:value-type="string" office:string-value="gmail.com" table:formula="of:=RIGHT([.H1164];LEN([.H1164])-FIND(&quot;@&quot;;[.H1164]))" table:style-name="ce1">
            <text:p>gmail.com</text:p>
          </table:table-cell>
          <table:table-cell office:value-type="string" table:style-name="ce1">
            <text:p>julie920119@gmail.com</text:p>
          </table:table-cell>
          <table:table-cell office:value-type="date" office:date-value="2023-06-07T12:34:47" table:style-name="ce5">
            <text:p>6/7/23 12:34 P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5308" table:style-name="ce1">
            <text:p>5308</text:p>
          </table:table-cell>
          <table:table-cell office:value-type="float" office:value="11495" table:style-name="ce1">
            <text:p>11495</text:p>
          </table:table-cell>
          <table:table-cell table:style-name="ce3"/>
          <table:table-cell office:value-type="string" table:style-name="ce1">
            <text:p>Herry</text:p>
          </table:table-cell>
          <table:table-cell office:value-type="string" table:style-name="ce1">
            <text:p>Lee</text:p>
          </table:table-cell>
          <table:table-cell office:value-type="string" office:string-value="heryytesr8876" table:formula="of:=LEFT([.H1165];FIND(&quot;@&quot;;[.H1165])-1)" table:style-name="ce4">
            <text:p>heryytesr8876</text:p>
          </table:table-cell>
          <table:table-cell office:value-type="string" office:string-value="yahoo.com" table:formula="of:=RIGHT([.H1165];LEN([.H1165])-FIND(&quot;@&quot;;[.H1165]))" table:style-name="ce1">
            <text:p>yahoo.com</text:p>
          </table:table-cell>
          <table:table-cell office:value-type="string" table:style-name="ce1">
            <text:p>heryytesr8876@yahoo.com</text:p>
          </table:table-cell>
          <table:table-cell office:value-type="date" office:date-value="2023-06-07T12:49:18" table:style-name="ce5">
            <text:p>6/7/23 12:49 P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5320" table:style-name="ce1">
            <text:p>5320</text:p>
          </table:table-cell>
          <table:table-cell office:value-type="float" office:value="10125" table:style-name="ce1">
            <text:p>10125</text:p>
          </table:table-cell>
          <table:table-cell table:style-name="ce3"/>
          <table:table-cell office:value-type="string" table:style-name="ce1">
            <text:p>Ohkura</text:p>
          </table:table-cell>
          <table:table-cell office:value-type="string" table:style-name="ce1">
            <text:p>Tada</text:p>
          </table:table-cell>
          <table:table-cell office:value-type="string" office:string-value="peiqi_11" table:formula="of:=LEFT([.H1166];FIND(&quot;@&quot;;[.H1166])-1)" table:style-name="ce4">
            <text:p>peiqi_11</text:p>
          </table:table-cell>
          <table:table-cell office:value-type="string" office:string-value="hotmail.com" table:formula="of:=RIGHT([.H1166];LEN([.H1166])-FIND(&quot;@&quot;;[.H1166]))" table:style-name="ce1">
            <text:p>hotmail.com</text:p>
          </table:table-cell>
          <table:table-cell office:value-type="string" table:style-name="ce1">
            <text:p>peiqi_11@hotmail.com</text:p>
          </table:table-cell>
          <table:table-cell office:value-type="date" office:date-value="2023-06-07T12:55:23" table:style-name="ce5">
            <text:p>6/7/23 12:55 PM</text:p>
          </table:table-cell>
          <table:table-cell office:value-type="string" table:style-name="ce1">
            <text:p>122.11.246.11</text:p>
          </table:table-cell>
          <table:table-cell table:number-columns-repeated="16374"/>
        </table:table-row>
        <table:table-row table:style-name="ro2">
          <table:table-cell office:value-type="float" office:value="5324" table:style-name="ce1">
            <text:p>5324</text:p>
          </table:table-cell>
          <table:table-cell office:value-type="float" office:value="10130" table:style-name="ce1">
            <text:p>10130</text:p>
          </table:table-cell>
          <table:table-cell table:style-name="ce3"/>
          <table:table-cell office:value-type="string" table:style-name="ce1">
            <text:p>Hina</text:p>
          </table:table-cell>
          <table:table-cell office:value-type="string" table:style-name="ce1">
            <text:p>mura</text:p>
          </table:table-cell>
          <table:table-cell office:value-type="string" office:string-value="heavenlymyeon" table:formula="of:=LEFT([.H1167];FIND(&quot;@&quot;;[.H1167])-1)" table:style-name="ce4">
            <text:p>heavenlymyeon</text:p>
          </table:table-cell>
          <table:table-cell office:value-type="string" office:string-value="gmail.com" table:formula="of:=RIGHT([.H1167];LEN([.H1167])-FIND(&quot;@&quot;;[.H1167]))" table:style-name="ce1">
            <text:p>gmail.com</text:p>
          </table:table-cell>
          <table:table-cell office:value-type="string" table:style-name="ce1">
            <text:p>heavenlymyeon@gmail.com</text:p>
          </table:table-cell>
          <table:table-cell office:value-type="date" office:date-value="2023-06-07T12:56:46" table:style-name="ce5">
            <text:p>6/7/23 12:56 PM</text:p>
          </table:table-cell>
          <table:table-cell office:value-type="string" table:style-name="ce1">
            <text:p>122.11.246.11</text:p>
          </table:table-cell>
          <table:table-cell table:number-columns-repeated="16374"/>
        </table:table-row>
        <table:table-row table:style-name="ro2">
          <table:table-cell office:value-type="float" office:value="5351" table:style-name="ce1">
            <text:p>5351</text:p>
          </table:table-cell>
          <table:table-cell office:value-type="float" office:value="11514" table:style-name="ce1">
            <text:p>11514</text:p>
          </table:table-cell>
          <table:table-cell table:style-name="ce3"/>
          <table:table-cell office:value-type="string" table:style-name="ce1">
            <text:p>NUR MANIZA</text:p>
          </table:table-cell>
          <table:table-cell office:value-type="string" table:style-name="ce1">
            <text:p>MANIZA</text:p>
          </table:table-cell>
          <table:table-cell office:value-type="string" office:string-value="nurmaniza09" table:formula="of:=LEFT([.H1168];FIND(&quot;@&quot;;[.H1168])-1)" table:style-name="ce4">
            <text:p>nurmaniza09</text:p>
          </table:table-cell>
          <table:table-cell office:value-type="string" office:string-value="gmail.com" table:formula="of:=RIGHT([.H1168];LEN([.H1168])-FIND(&quot;@&quot;;[.H1168]))" table:style-name="ce1">
            <text:p>gmail.com</text:p>
          </table:table-cell>
          <table:table-cell office:value-type="string" table:style-name="ce1">
            <text:p>nurmaniza09@gmail.com</text:p>
          </table:table-cell>
          <table:table-cell office:value-type="date" office:date-value="2023-06-07T13:15:08" table:style-name="ce5">
            <text:p>6/7/23 01:15 PM</text:p>
          </table:table-cell>
          <table:table-cell office:value-type="string" table:style-name="ce1">
            <text:p>115.164.52.43</text:p>
          </table:table-cell>
          <table:table-cell table:number-columns-repeated="16374"/>
        </table:table-row>
        <table:table-row table:style-name="ro2">
          <table:table-cell office:value-type="float" office:value="5375" table:style-name="ce1">
            <text:p>5375</text:p>
          </table:table-cell>
          <table:table-cell office:value-type="float" office:value="11524" table:style-name="ce1">
            <text:p>11524</text:p>
          </table:table-cell>
          <table:table-cell table:style-name="ce3"/>
          <table:table-cell office:value-type="string" table:style-name="ce1">
            <text:p>Maybelyn</text:p>
          </table:table-cell>
          <table:table-cell office:value-type="string" table:style-name="ce1">
            <text:p>Ong</text:p>
          </table:table-cell>
          <table:table-cell office:value-type="string" office:string-value="la.chocomelo" table:formula="of:=LEFT([.H1169];FIND(&quot;@&quot;;[.H1169])-1)" table:style-name="ce4">
            <text:p>la.chocomelo</text:p>
          </table:table-cell>
          <table:table-cell office:value-type="string" office:string-value="gmail.com" table:formula="of:=RIGHT([.H1169];LEN([.H1169])-FIND(&quot;@&quot;;[.H1169]))" table:style-name="ce1">
            <text:p>gmail.com</text:p>
          </table:table-cell>
          <table:table-cell office:value-type="string" table:style-name="ce1">
            <text:p>la.chocomelo@gmail.com</text:p>
          </table:table-cell>
          <table:table-cell office:value-type="date" office:date-value="2023-06-07T13:27:57" table:style-name="ce5">
            <text:p>6/7/23 01:27 PM</text:p>
          </table:table-cell>
          <table:table-cell office:value-type="string" table:style-name="ce1">
            <text:p>61.16.87.50</text:p>
          </table:table-cell>
          <table:table-cell table:number-columns-repeated="16374"/>
        </table:table-row>
        <table:table-row table:style-name="ro2">
          <table:table-cell office:value-type="float" office:value="5446" table:style-name="ce1">
            <text:p>5446</text:p>
          </table:table-cell>
          <table:table-cell office:value-type="float" office:value="11544" table:style-name="ce1">
            <text:p>11544</text:p>
          </table:table-cell>
          <table:table-cell table:style-name="ce3"/>
          <table:table-cell office:value-type="string" table:style-name="ce1">
            <text:p>DDD</text:p>
          </table:table-cell>
          <table:table-cell office:value-type="string" table:style-name="ce1">
            <text:p>FFFF</text:p>
          </table:table-cell>
          <table:table-cell office:value-type="string" office:string-value="o.n.l.y.e.932167" table:formula="of:=LEFT([.H1170];FIND(&quot;@&quot;;[.H1170])-1)" table:style-name="ce4">
            <text:p>o.n.l.y.e.932167</text:p>
          </table:table-cell>
          <table:table-cell office:value-type="string" office:string-value="gmail.com" table:formula="of:=RIGHT([.H1170];LEN([.H1170])-FIND(&quot;@&quot;;[.H1170]))" table:style-name="ce1">
            <text:p>gmail.com</text:p>
          </table:table-cell>
          <table:table-cell office:value-type="string" table:style-name="ce1">
            <text:p>o.n.l.y.e.932167@gmail.com</text:p>
          </table:table-cell>
          <table:table-cell office:value-type="date" office:date-value="2023-06-07T13:57:58" table:style-name="ce5">
            <text:p>6/7/23 01:57 PM</text:p>
          </table:table-cell>
          <table:table-cell office:value-type="string" table:style-name="ce1">
            <text:p>180.218.163.136</text:p>
          </table:table-cell>
          <table:table-cell table:number-columns-repeated="16374"/>
        </table:table-row>
        <table:table-row table:style-name="ro2">
          <table:table-cell office:value-type="float" office:value="5489" table:style-name="ce1">
            <text:p>5489</text:p>
          </table:table-cell>
          <table:table-cell office:value-type="float" office:value="11607" table:style-name="ce1">
            <text:p>11607</text:p>
          </table:table-cell>
          <table:table-cell table:style-name="ce3"/>
          <table:table-cell office:value-type="string" table:style-name="ce1">
            <text:p>holtman</text:p>
          </table:table-cell>
          <table:table-cell office:value-type="string" table:style-name="ce1">
            <text:p>holtmanthanh</text:p>
          </table:table-cell>
          <table:table-cell office:value-type="string" office:string-value="holtmanthanh8" table:formula="of:=LEFT([.H1171];FIND(&quot;@&quot;;[.H1171])-1)" table:style-name="ce4">
            <text:p>holtmanthanh8</text:p>
          </table:table-cell>
          <table:table-cell office:value-type="string" office:string-value="gmail.com" table:formula="of:=RIGHT([.H1171];LEN([.H1171])-FIND(&quot;@&quot;;[.H1171]))" table:style-name="ce1">
            <text:p>gmail.com</text:p>
          </table:table-cell>
          <table:table-cell office:value-type="string" table:style-name="ce1">
            <text:p>holtmanthanh8@gmail.com</text:p>
          </table:table-cell>
          <table:table-cell office:value-type="date" office:date-value="2023-06-07T15:04:06" table:style-name="ce5">
            <text:p>6/7/23 03:04 PM</text:p>
          </table:table-cell>
          <table:table-cell office:value-type="string" table:style-name="ce1">
            <text:p>37.111.242.129</text:p>
          </table:table-cell>
          <table:table-cell table:number-columns-repeated="16374"/>
        </table:table-row>
        <table:table-row table:style-name="ro2">
          <table:table-cell office:value-type="float" office:value="5495" table:style-name="ce1">
            <text:p>5495</text:p>
          </table:table-cell>
          <table:table-cell office:value-type="float" office:value="11623" table:style-name="ce1">
            <text:p>11623</text:p>
          </table:table-cell>
          <table:table-cell table:style-name="ce3"/>
          <table:table-cell office:value-type="string" table:style-name="ce1">
            <text:p>Dagmara</text:p>
          </table:table-cell>
          <table:table-cell office:value-type="string" table:style-name="ce1">
            <text:p>Polak</text:p>
          </table:table-cell>
          <table:table-cell office:value-type="string" office:string-value="xmsppoczta" table:formula="of:=LEFT([.H1172];FIND(&quot;@&quot;;[.H1172])-1)" table:style-name="ce4">
            <text:p>xmsppoczta</text:p>
          </table:table-cell>
          <table:table-cell office:value-type="string" office:string-value="gmail.com" table:formula="of:=RIGHT([.H1172];LEN([.H1172])-FIND(&quot;@&quot;;[.H1172]))" table:style-name="ce1">
            <text:p>gmail.com</text:p>
          </table:table-cell>
          <table:table-cell office:value-type="string" table:style-name="ce1">
            <text:p>xmsppoczta@gmail.com</text:p>
          </table:table-cell>
          <table:table-cell office:value-type="date" office:date-value="2023-06-07T15:15:02" table:style-name="ce5">
            <text:p>6/7/23 03:15 PM</text:p>
          </table:table-cell>
          <table:table-cell office:value-type="string" table:style-name="ce1">
            <text:p>37.47.250.141</text:p>
          </table:table-cell>
          <table:table-cell table:number-columns-repeated="16374"/>
        </table:table-row>
        <table:table-row table:style-name="ro2">
          <table:table-cell office:value-type="float" office:value="5496" table:style-name="ce1">
            <text:p>5496</text:p>
          </table:table-cell>
          <table:table-cell office:value-type="float" office:value="11621" table:style-name="ce1">
            <text:p>11621</text:p>
          </table:table-cell>
          <table:table-cell table:style-name="ce3"/>
          <table:table-cell office:value-type="string" table:style-name="ce1">
            <text:p>ปพิชญา</text:p>
          </table:table-cell>
          <table:table-cell office:value-type="string" table:style-name="ce1">
            <text:p>จันทร์หอม</text:p>
          </table:table-cell>
          <table:table-cell office:value-type="string" office:string-value="papichayachanhom" table:formula="of:=LEFT([.H1173];FIND(&quot;@&quot;;[.H1173])-1)" table:style-name="ce4">
            <text:p>papichayachanhom</text:p>
          </table:table-cell>
          <table:table-cell office:value-type="string" office:string-value="gmail.com" table:formula="of:=RIGHT([.H1173];LEN([.H1173])-FIND(&quot;@&quot;;[.H1173]))" table:style-name="ce1">
            <text:p>gmail.com</text:p>
          </table:table-cell>
          <table:table-cell office:value-type="string" table:style-name="ce1">
            <text:p>papichayachanhom@gmail.com</text:p>
          </table:table-cell>
          <table:table-cell office:value-type="date" office:date-value="2023-06-07T15:16:17" table:style-name="ce5">
            <text:p>6/7/23 03:16 PM</text:p>
          </table:table-cell>
          <table:table-cell office:value-type="string" table:style-name="ce1">
            <text:p>58.11.28.221</text:p>
          </table:table-cell>
          <table:table-cell table:number-columns-repeated="16374"/>
        </table:table-row>
        <table:table-row table:style-name="ro2">
          <table:table-cell office:value-type="float" office:value="5515" table:style-name="ce1">
            <text:p>5515</text:p>
          </table:table-cell>
          <table:table-cell office:value-type="float" office:value="11647" table:style-name="ce1">
            <text:p>11647</text:p>
          </table:table-cell>
          <table:table-cell table:style-name="ce3"/>
          <table:table-cell office:value-type="string" table:style-name="ce1">
            <text:p>Lu</text:p>
          </table:table-cell>
          <table:table-cell office:value-type="string" table:style-name="ce1">
            <text:p>La</text:p>
          </table:table-cell>
          <table:table-cell office:value-type="string" office:string-value="g.u.a.ngguang0401" table:formula="of:=LEFT([.H1174];FIND(&quot;@&quot;;[.H1174])-1)" table:style-name="ce4">
            <text:p>g.u.a.ngguang0401</text:p>
          </table:table-cell>
          <table:table-cell office:value-type="string" office:string-value="gmail.com" table:formula="of:=RIGHT([.H1174];LEN([.H1174])-FIND(&quot;@&quot;;[.H1174]))" table:style-name="ce1">
            <text:p>gmail.com</text:p>
          </table:table-cell>
          <table:table-cell office:value-type="string" table:style-name="ce1">
            <text:p>g.u.a.ngguang0401@gmail.com</text:p>
          </table:table-cell>
          <table:table-cell office:value-type="date" office:date-value="2023-06-07T15:55:51" table:style-name="ce5">
            <text:p>6/7/23 03:55 PM</text:p>
          </table:table-cell>
          <table:table-cell office:value-type="string" table:style-name="ce1">
            <text:p>15.161.178.83</text:p>
          </table:table-cell>
          <table:table-cell table:number-columns-repeated="16374"/>
        </table:table-row>
        <table:table-row table:style-name="ro2">
          <table:table-cell office:value-type="float" office:value="5523" table:style-name="ce1">
            <text:p>5523</text:p>
          </table:table-cell>
          <table:table-cell office:value-type="float" office:value="11661" table:style-name="ce1">
            <text:p>11661</text:p>
          </table:table-cell>
          <table:table-cell table:style-name="ce3"/>
          <table:table-cell office:value-type="string" table:style-name="ce1">
            <text:p>Cooking</text:p>
          </table:table-cell>
          <table:table-cell office:value-type="string" table:style-name="ce1">
            <text:p>Feng</text:p>
          </table:table-cell>
          <table:table-cell office:value-type="string" office:string-value="be.rycheng466" table:formula="of:=LEFT([.H1175];FIND(&quot;@&quot;;[.H1175])-1)" table:style-name="ce4">
            <text:p>be.rycheng466</text:p>
          </table:table-cell>
          <table:table-cell office:value-type="string" office:string-value="gmail.com" table:formula="of:=RIGHT([.H1175];LEN([.H1175])-FIND(&quot;@&quot;;[.H1175]))" table:style-name="ce1">
            <text:p>gmail.com</text:p>
          </table:table-cell>
          <table:table-cell office:value-type="string" table:style-name="ce1">
            <text:p>be.rycheng466@gmail.com</text:p>
          </table:table-cell>
          <table:table-cell office:value-type="date" office:date-value="2023-06-07T16:19:11" table:style-name="ce5">
            <text:p>6/7/23 04:19 P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5525" table:style-name="ce1">
            <text:p>5525</text:p>
          </table:table-cell>
          <table:table-cell office:value-type="float" office:value="11666" table:style-name="ce1">
            <text:p>11666</text:p>
          </table:table-cell>
          <table:table-cell table:style-name="ce3"/>
          <table:table-cell office:value-type="string" table:style-name="ce1">
            <text:p>Very l</text:p>
          </table:table-cell>
          <table:table-cell office:value-type="string" table:style-name="ce1">
            <text:p>Lin</text:p>
          </table:table-cell>
          <table:table-cell office:value-type="string" office:string-value="ch.engmini00660" table:formula="of:=LEFT([.H1176];FIND(&quot;@&quot;;[.H1176])-1)" table:style-name="ce4">
            <text:p>ch.engmini00660</text:p>
          </table:table-cell>
          <table:table-cell office:value-type="string" office:string-value="gmail.com" table:formula="of:=RIGHT([.H1176];LEN([.H1176])-FIND(&quot;@&quot;;[.H1176]))" table:style-name="ce1">
            <text:p>gmail.com</text:p>
          </table:table-cell>
          <table:table-cell office:value-type="string" table:style-name="ce1">
            <text:p>ch.engmini00660@gmail.com</text:p>
          </table:table-cell>
          <table:table-cell office:value-type="date" office:date-value="2023-06-07T16:25:51" table:style-name="ce5">
            <text:p>6/7/23 04:25 P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5554" table:style-name="ce1">
            <text:p>5554</text:p>
          </table:table-cell>
          <table:table-cell office:value-type="float" office:value="11684" table:style-name="ce1">
            <text:p>11684</text:p>
          </table:table-cell>
          <table:table-cell table:style-name="ce3"/>
          <table:table-cell office:value-type="string" table:style-name="ce1">
            <text:p>K. Rutledge</text:p>
          </table:table-cell>
          <table:table-cell office:value-type="string" table:style-name="ce1">
            <text:p>Beverly</text:p>
          </table:table-cell>
          <table:table-cell office:value-type="string" office:string-value="davisbertha159" table:formula="of:=LEFT([.H1177];FIND(&quot;@&quot;;[.H1177])-1)" table:style-name="ce4">
            <text:p>davisbertha159</text:p>
          </table:table-cell>
          <table:table-cell office:value-type="string" office:string-value="gmail.com" table:formula="of:=RIGHT([.H1177];LEN([.H1177])-FIND(&quot;@&quot;;[.H1177]))" table:style-name="ce1">
            <text:p>gmail.com</text:p>
          </table:table-cell>
          <table:table-cell office:value-type="string" table:style-name="ce1">
            <text:p>davisbertha159@gmail.com</text:p>
          </table:table-cell>
          <table:table-cell office:value-type="date" office:date-value="2023-06-07T17:01:55" table:style-name="ce5">
            <text:p>6/7/23 05:01 PM</text:p>
          </table:table-cell>
          <table:table-cell office:value-type="string" table:style-name="ce1">
            <text:p>98.159.234.13</text:p>
          </table:table-cell>
          <table:table-cell table:number-columns-repeated="16374"/>
        </table:table-row>
        <table:table-row table:style-name="ro2">
          <table:table-cell office:value-type="float" office:value="5556" table:style-name="ce1">
            <text:p>5556</text:p>
          </table:table-cell>
          <table:table-cell office:value-type="float" office:value="11682" table:style-name="ce1">
            <text:p>11682</text:p>
          </table:table-cell>
          <table:table-cell table:style-name="ce3"/>
          <table:table-cell office:value-type="string" table:style-name="ce1">
            <text:p>shohana</text:p>
          </table:table-cell>
          <table:table-cell office:value-type="string" table:style-name="ce1">
            <text:p>akter</text:p>
          </table:table-cell>
          <table:table-cell office:value-type="string" office:string-value="shohanaakteritibbd" table:formula="of:=LEFT([.H1178];FIND(&quot;@&quot;;[.H1178])-1)" table:style-name="ce4">
            <text:p>shohanaakteritibbd</text:p>
          </table:table-cell>
          <table:table-cell office:value-type="string" office:string-value="gmail.com" table:formula="of:=RIGHT([.H1178];LEN([.H1178])-FIND(&quot;@&quot;;[.H1178]))" table:style-name="ce1">
            <text:p>gmail.com</text:p>
          </table:table-cell>
          <table:table-cell office:value-type="string" table:style-name="ce1">
            <text:p>shohanaakteritibbd@gmail.com</text:p>
          </table:table-cell>
          <table:table-cell office:value-type="date" office:date-value="2023-06-07T17:10:47" table:style-name="ce5">
            <text:p>6/7/23 05:10 PM</text:p>
          </table:table-cell>
          <table:table-cell office:value-type="string" table:style-name="ce1">
            <text:p>191.101.209.31</text:p>
          </table:table-cell>
          <table:table-cell table:number-columns-repeated="16374"/>
        </table:table-row>
        <table:table-row table:style-name="ro2">
          <table:table-cell office:value-type="float" office:value="5581" table:style-name="ce1">
            <text:p>5581</text:p>
          </table:table-cell>
          <table:table-cell office:value-type="float" office:value="11761" table:style-name="ce1">
            <text:p>11761</text:p>
          </table:table-cell>
          <table:table-cell table:style-name="ce3"/>
          <table:table-cell office:value-type="string" table:style-name="ce1">
            <text:p>ทวีวรรณ</text:p>
          </table:table-cell>
          <table:table-cell office:value-type="string" table:style-name="ce1">
            <text:p>กิติไพศาล</text:p>
          </table:table-cell>
          <table:table-cell office:value-type="string" office:string-value="chojae825+11" table:formula="of:=LEFT([.H1179];FIND(&quot;@&quot;;[.H1179])-1)" table:style-name="ce4">
            <text:p>chojae825+11</text:p>
          </table:table-cell>
          <table:table-cell office:value-type="string" office:string-value="gmail.com" table:formula="of:=RIGHT([.H1179];LEN([.H1179])-FIND(&quot;@&quot;;[.H1179]))" table:style-name="ce1">
            <text:p>gmail.com</text:p>
          </table:table-cell>
          <table:table-cell office:value-type="string" table:style-name="ce1">
            <text:p>chojae825+11@gmail.com</text:p>
          </table:table-cell>
          <table:table-cell office:value-type="date" office:date-value="2023-06-07T18:00:52" table:style-name="ce5">
            <text:p>6/7/23 06:00 PM</text:p>
          </table:table-cell>
          <table:table-cell office:value-type="string" table:style-name="ce1">
            <text:p>223.24.146.57</text:p>
          </table:table-cell>
          <table:table-cell table:number-columns-repeated="16374"/>
        </table:table-row>
        <table:table-row table:style-name="ro2">
          <table:table-cell office:value-type="float" office:value="5639" table:style-name="ce1">
            <text:p>5639</text:p>
          </table:table-cell>
          <table:table-cell office:value-type="float" office:value="11841" table:style-name="ce1">
            <text:p>11841</text:p>
          </table:table-cell>
          <table:table-cell table:style-name="ce3"/>
          <table:table-cell office:value-type="string" table:style-name="ce1">
            <text:p>Boom</text:p>
          </table:table-cell>
          <table:table-cell office:value-type="string" table:style-name="ce1">
            <text:p>Lin</text:p>
          </table:table-cell>
          <table:table-cell office:value-type="string" office:string-value="berych.eng466" table:formula="of:=LEFT([.H1180];FIND(&quot;@&quot;;[.H1180])-1)" table:style-name="ce4">
            <text:p>berych.eng466</text:p>
          </table:table-cell>
          <table:table-cell office:value-type="string" office:string-value="gmail.com" table:formula="of:=RIGHT([.H1180];LEN([.H1180])-FIND(&quot;@&quot;;[.H1180]))" table:style-name="ce1">
            <text:p>gmail.com</text:p>
          </table:table-cell>
          <table:table-cell office:value-type="string" table:style-name="ce1">
            <text:p>berych.eng466@gmail.com</text:p>
          </table:table-cell>
          <table:table-cell office:value-type="date" office:date-value="2023-06-07T18:48:12" table:style-name="ce5">
            <text:p>6/7/23 06:48 P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5644" table:style-name="ce1">
            <text:p>5644</text:p>
          </table:table-cell>
          <table:table-cell office:value-type="float" office:value="11847" table:style-name="ce1">
            <text:p>11847</text:p>
          </table:table-cell>
          <table:table-cell table:style-name="ce3"/>
          <table:table-cell office:value-type="string" table:style-name="ce1">
            <text:p>c</text:p>
          </table:table-cell>
          <table:table-cell office:value-type="string" table:style-name="ce1">
            <text:p>y</text:p>
          </table:table-cell>
          <table:table-cell office:value-type="string" office:string-value="cy.cyyeol02" table:formula="of:=LEFT([.H1181];FIND(&quot;@&quot;;[.H1181])-1)" table:style-name="ce4">
            <text:p>cy.cyyeol02</text:p>
          </table:table-cell>
          <table:table-cell office:value-type="string" office:string-value="gmail.com" table:formula="of:=RIGHT([.H1181];LEN([.H1181])-FIND(&quot;@&quot;;[.H1181]))" table:style-name="ce1">
            <text:p>gmail.com</text:p>
          </table:table-cell>
          <table:table-cell office:value-type="string" table:style-name="ce1">
            <text:p>cy.cyyeol02@gmail.com</text:p>
          </table:table-cell>
          <table:table-cell office:value-type="date" office:date-value="2023-06-07T18:51:24" table:style-name="ce5">
            <text:p>6/7/23 06:51 PM</text:p>
          </table:table-cell>
          <table:table-cell office:value-type="string" table:style-name="ce1">
            <text:p>66.150.130.96</text:p>
          </table:table-cell>
          <table:table-cell table:number-columns-repeated="16374"/>
        </table:table-row>
        <table:table-row table:style-name="ro2">
          <table:table-cell office:value-type="float" office:value="5645" table:style-name="ce1">
            <text:p>5645</text:p>
          </table:table-cell>
          <table:table-cell office:value-type="float" office:value="11849" table:style-name="ce1">
            <text:p>11849</text:p>
          </table:table-cell>
          <table:table-cell table:style-name="ce3"/>
          <table:table-cell office:value-type="string" table:style-name="ce1">
            <text:p>Lilah</text:p>
          </table:table-cell>
          <table:table-cell office:value-type="string" table:style-name="ce1">
            <text:p>Momo</text:p>
          </table:table-cell>
          <table:table-cell office:value-type="string" office:string-value="lilahbsks" table:formula="of:=LEFT([.H1182];FIND(&quot;@&quot;;[.H1182])-1)" table:style-name="ce4">
            <text:p>lilahbsks</text:p>
          </table:table-cell>
          <table:table-cell office:value-type="string" office:string-value="gmail.com" table:formula="of:=RIGHT([.H1182];LEN([.H1182])-FIND(&quot;@&quot;;[.H1182]))" table:style-name="ce1">
            <text:p>gmail.com</text:p>
          </table:table-cell>
          <table:table-cell office:value-type="string" table:style-name="ce1">
            <text:p>lilahbsks@gmail.com</text:p>
          </table:table-cell>
          <table:table-cell office:value-type="date" office:date-value="2023-06-07T18:51:45" table:style-name="ce5">
            <text:p>6/7/23 06:51 PM</text:p>
          </table:table-cell>
          <table:table-cell office:value-type="string" table:style-name="ce1">
            <text:p>115.135.197.210</text:p>
          </table:table-cell>
          <table:table-cell table:number-columns-repeated="16374"/>
        </table:table-row>
        <table:table-row table:style-name="ro2">
          <table:table-cell office:value-type="float" office:value="5649" table:style-name="ce1">
            <text:p>5649</text:p>
          </table:table-cell>
          <table:table-cell office:value-type="float" office:value="11855" table:style-name="ce1">
            <text:p>11855</text:p>
          </table:table-cell>
          <table:table-cell table:style-name="ce3"/>
          <table:table-cell office:value-type="string" table:style-name="ce1">
            <text:p>Jojo</text:p>
          </table:table-cell>
          <table:table-cell office:value-type="string" table:style-name="ce1">
            <text:p>Lee</text:p>
          </table:table-cell>
          <table:table-cell office:value-type="string" office:string-value="beryc.heng466" table:formula="of:=LEFT([.H1183];FIND(&quot;@&quot;;[.H1183])-1)" table:style-name="ce4">
            <text:p>beryc.heng466</text:p>
          </table:table-cell>
          <table:table-cell office:value-type="string" office:string-value="gmail.com" table:formula="of:=RIGHT([.H1183];LEN([.H1183])-FIND(&quot;@&quot;;[.H1183]))" table:style-name="ce1">
            <text:p>gmail.com</text:p>
          </table:table-cell>
          <table:table-cell office:value-type="string" table:style-name="ce1">
            <text:p>beryc.heng466@gmail.com</text:p>
          </table:table-cell>
          <table:table-cell office:value-type="date" office:date-value="2023-06-07T18:53:37" table:style-name="ce5">
            <text:p>6/7/23 06:53 P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5656" table:style-name="ce1">
            <text:p>5656</text:p>
          </table:table-cell>
          <table:table-cell office:value-type="float" office:value="11858" table:style-name="ce1">
            <text:p>11858</text:p>
          </table:table-cell>
          <table:table-cell table:style-name="ce3"/>
          <table:table-cell office:value-type="string" table:style-name="ce1">
            <text:p>cycy</text:p>
          </table:table-cell>
          <table:table-cell office:value-type="string" table:style-name="ce1">
            <text:p>cycy</text:p>
          </table:table-cell>
          <table:table-cell office:value-type="string" office:string-value="cyc.yyeol02" table:formula="of:=LEFT([.H1184];FIND(&quot;@&quot;;[.H1184])-1)" table:style-name="ce4">
            <text:p>cyc.yyeol02</text:p>
          </table:table-cell>
          <table:table-cell office:value-type="string" office:string-value="gmail.com" table:formula="of:=RIGHT([.H1184];LEN([.H1184])-FIND(&quot;@&quot;;[.H1184]))" table:style-name="ce1">
            <text:p>gmail.com</text:p>
          </table:table-cell>
          <table:table-cell office:value-type="string" table:style-name="ce1">
            <text:p>cyc.yyeol02@gmail.com</text:p>
          </table:table-cell>
          <table:table-cell office:value-type="date" office:date-value="2023-06-07T18:58:03" table:style-name="ce5">
            <text:p>6/7/23 06:58 PM</text:p>
          </table:table-cell>
          <table:table-cell office:value-type="string" table:style-name="ce1">
            <text:p>66.150.130.96</text:p>
          </table:table-cell>
          <table:table-cell table:number-columns-repeated="16374"/>
        </table:table-row>
        <table:table-row table:style-name="ro2">
          <table:table-cell office:value-type="float" office:value="5657" table:style-name="ce1">
            <text:p>5657</text:p>
          </table:table-cell>
          <table:table-cell office:value-type="float" office:value="11860" table:style-name="ce1">
            <text:p>11860</text:p>
          </table:table-cell>
          <table:table-cell table:style-name="ce3"/>
          <table:table-cell office:value-type="string" table:style-name="ce1">
            <text:p>สุนทรี</text:p>
          </table:table-cell>
          <table:table-cell office:value-type="string" table:style-name="ce1">
            <text:p>กองวุฒิ</text:p>
          </table:table-cell>
          <table:table-cell office:value-type="string" office:string-value="dakdum_au" table:formula="of:=LEFT([.H1185];FIND(&quot;@&quot;;[.H1185])-1)" table:style-name="ce4">
            <text:p>dakdum_au</text:p>
          </table:table-cell>
          <table:table-cell office:value-type="string" office:string-value="hotmail.com" table:formula="of:=RIGHT([.H1185];LEN([.H1185])-FIND(&quot;@&quot;;[.H1185]))" table:style-name="ce1">
            <text:p>hotmail.com</text:p>
          </table:table-cell>
          <table:table-cell office:value-type="string" table:style-name="ce1">
            <text:p>dakdum_au@hotmail.com</text:p>
          </table:table-cell>
          <table:table-cell office:value-type="date" office:date-value="2023-06-07T18:58:16" table:style-name="ce5">
            <text:p>6/7/23 06:58 PM</text:p>
          </table:table-cell>
          <table:table-cell office:value-type="string" table:style-name="ce1">
            <text:p>119.76.47.81</text:p>
          </table:table-cell>
          <table:table-cell table:number-columns-repeated="16374"/>
        </table:table-row>
        <table:table-row table:style-name="ro2">
          <table:table-cell office:value-type="float" office:value="5659" table:style-name="ce1">
            <text:p>5659</text:p>
          </table:table-cell>
          <table:table-cell office:value-type="float" office:value="11863" table:style-name="ce1">
            <text:p>11863</text:p>
          </table:table-cell>
          <table:table-cell table:style-name="ce3"/>
          <table:table-cell office:value-type="string" table:style-name="ce1">
            <text:p>Call</text:p>
          </table:table-cell>
          <table:table-cell office:value-type="string" table:style-name="ce1">
            <text:p>Seng</text:p>
          </table:table-cell>
          <table:table-cell office:value-type="string" office:string-value="c.henwendy12383" table:formula="of:=LEFT([.H1186];FIND(&quot;@&quot;;[.H1186])-1)" table:style-name="ce4">
            <text:p>c.henwendy12383</text:p>
          </table:table-cell>
          <table:table-cell office:value-type="string" office:string-value="gmail.com" table:formula="of:=RIGHT([.H1186];LEN([.H1186])-FIND(&quot;@&quot;;[.H1186]))" table:style-name="ce1">
            <text:p>gmail.com</text:p>
          </table:table-cell>
          <table:table-cell office:value-type="string" table:style-name="ce1">
            <text:p>c.henwendy12383@gmail.com</text:p>
          </table:table-cell>
          <table:table-cell office:value-type="date" office:date-value="2023-06-07T18:59:38" table:style-name="ce5">
            <text:p>6/7/23 06:59 PM</text:p>
          </table:table-cell>
          <table:table-cell office:value-type="string" table:style-name="ce1">
            <text:p>112.104.91.140</text:p>
          </table:table-cell>
          <table:table-cell table:number-columns-repeated="16374"/>
        </table:table-row>
        <table:table-row table:style-name="ro2">
          <table:table-cell office:value-type="float" office:value="5665" table:style-name="ce1">
            <text:p>5665</text:p>
          </table:table-cell>
          <table:table-cell office:value-type="float" office:value="11864" table:style-name="ce1">
            <text:p>11864</text:p>
          </table:table-cell>
          <table:table-cell table:style-name="ce3"/>
          <table:table-cell office:value-type="string" table:style-name="ce1">
            <text:p>Mini</text:p>
          </table:table-cell>
          <table:table-cell office:value-type="string" table:style-name="ce1">
            <text:p>Wang</text:p>
          </table:table-cell>
          <table:table-cell office:value-type="string" office:string-value="cheng.mini00660" table:formula="of:=LEFT([.H1187];FIND(&quot;@&quot;;[.H1187])-1)" table:style-name="ce4">
            <text:p>cheng.mini00660</text:p>
          </table:table-cell>
          <table:table-cell office:value-type="string" office:string-value="gmail.com" table:formula="of:=RIGHT([.H1187];LEN([.H1187])-FIND(&quot;@&quot;;[.H1187]))" table:style-name="ce1">
            <text:p>gmail.com</text:p>
          </table:table-cell>
          <table:table-cell office:value-type="string" table:style-name="ce1">
            <text:p>cheng.mini00660@gmail.com</text:p>
          </table:table-cell>
          <table:table-cell office:value-type="date" office:date-value="2023-06-07T19:03:51" table:style-name="ce5">
            <text:p>6/7/23 07:03 P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5669" table:style-name="ce1">
            <text:p>5669</text:p>
          </table:table-cell>
          <table:table-cell office:value-type="float" office:value="11869" table:style-name="ce1">
            <text:p>11869</text:p>
          </table:table-cell>
          <table:table-cell table:style-name="ce3"/>
          <table:table-cell office:value-type="string" table:style-name="ce1">
            <text:p>c</text:p>
          </table:table-cell>
          <table:table-cell office:value-type="string" table:style-name="ce1">
            <text:p>yy</text:p>
          </table:table-cell>
          <table:table-cell office:value-type="string" office:string-value="cycy.yeol02" table:formula="of:=LEFT([.H1188];FIND(&quot;@&quot;;[.H1188])-1)" table:style-name="ce4">
            <text:p>cycy.yeol02</text:p>
          </table:table-cell>
          <table:table-cell office:value-type="string" office:string-value="gmail.com" table:formula="of:=RIGHT([.H1188];LEN([.H1188])-FIND(&quot;@&quot;;[.H1188]))" table:style-name="ce1">
            <text:p>gmail.com</text:p>
          </table:table-cell>
          <table:table-cell office:value-type="string" table:style-name="ce1">
            <text:p>cycy.yeol02@gmail.com</text:p>
          </table:table-cell>
          <table:table-cell office:value-type="date" office:date-value="2023-06-07T19:07:59" table:style-name="ce5">
            <text:p>6/7/23 07:07 PM</text:p>
          </table:table-cell>
          <table:table-cell office:value-type="string" table:style-name="ce1">
            <text:p>66.150.130.96</text:p>
          </table:table-cell>
          <table:table-cell table:number-columns-repeated="16374"/>
        </table:table-row>
        <table:table-row table:style-name="ro2">
          <table:table-cell office:value-type="float" office:value="5671" table:style-name="ce1">
            <text:p>5671</text:p>
          </table:table-cell>
          <table:table-cell office:value-type="float" office:value="11875" table:style-name="ce1">
            <text:p>11875</text:p>
          </table:table-cell>
          <table:table-cell table:style-name="ce3"/>
          <table:table-cell office:value-type="string" table:style-name="ce1">
            <text:p>Seng</text:p>
          </table:table-cell>
          <table:table-cell office:value-type="string" table:style-name="ce1">
            <text:p>Seng</text:p>
          </table:table-cell>
          <table:table-cell office:value-type="string" office:string-value="ch.enwendy12383" table:formula="of:=LEFT([.H1189];FIND(&quot;@&quot;;[.H1189])-1)" table:style-name="ce4">
            <text:p>ch.enwendy12383</text:p>
          </table:table-cell>
          <table:table-cell office:value-type="string" office:string-value="gmail.com" table:formula="of:=RIGHT([.H1189];LEN([.H1189])-FIND(&quot;@&quot;;[.H1189]))" table:style-name="ce1">
            <text:p>gmail.com</text:p>
          </table:table-cell>
          <table:table-cell office:value-type="string" table:style-name="ce1">
            <text:p>ch.enwendy12383@gmail.com</text:p>
          </table:table-cell>
          <table:table-cell office:value-type="date" office:date-value="2023-06-07T19:09:26" table:style-name="ce5">
            <text:p>6/7/23 07:09 PM</text:p>
          </table:table-cell>
          <table:table-cell office:value-type="string" table:style-name="ce1">
            <text:p>112.104.91.140</text:p>
          </table:table-cell>
          <table:table-cell table:number-columns-repeated="16374"/>
        </table:table-row>
        <table:table-row table:style-name="ro2">
          <table:table-cell office:value-type="float" office:value="5674" table:style-name="ce1">
            <text:p>5674</text:p>
          </table:table-cell>
          <table:table-cell office:value-type="float" office:value="11881" table:style-name="ce1">
            <text:p>11881</text:p>
          </table:table-cell>
          <table:table-cell table:style-name="ce3"/>
          <table:table-cell office:value-type="string" table:style-name="ce1">
            <text:p>Every</text:p>
          </table:table-cell>
          <table:table-cell office:value-type="string" table:style-name="ce1">
            <text:p>Wood</text:p>
          </table:table-cell>
          <table:table-cell office:value-type="string" office:string-value="chengmi.ni00660" table:formula="of:=LEFT([.H1190];FIND(&quot;@&quot;;[.H1190])-1)" table:style-name="ce4">
            <text:p>chengmi.ni00660</text:p>
          </table:table-cell>
          <table:table-cell office:value-type="string" office:string-value="gmail.com" table:formula="of:=RIGHT([.H1190];LEN([.H1190])-FIND(&quot;@&quot;;[.H1190]))" table:style-name="ce1">
            <text:p>gmail.com</text:p>
          </table:table-cell>
          <table:table-cell office:value-type="string" table:style-name="ce1">
            <text:p>chengmi.ni00660@gmail.com</text:p>
          </table:table-cell>
          <table:table-cell office:value-type="date" office:date-value="2023-06-07T19:15:25" table:style-name="ce5">
            <text:p>6/7/23 07:15 PM</text:p>
          </table:table-cell>
          <table:table-cell office:value-type="string" table:style-name="ce1">
            <text:p>101.12.101.206</text:p>
          </table:table-cell>
          <table:table-cell table:number-columns-repeated="16374"/>
        </table:table-row>
        <table:table-row table:style-name="ro2">
          <table:table-cell office:value-type="float" office:value="5707" table:style-name="ce1">
            <text:p>5707</text:p>
          </table:table-cell>
          <table:table-cell office:value-type="float" office:value="11910" table:style-name="ce1">
            <text:p>11910</text:p>
          </table:table-cell>
          <table:table-cell table:style-name="ce3"/>
          <table:table-cell office:value-type="string" table:style-name="ce1">
            <text:p>Alba</text:p>
          </table:table-cell>
          <table:table-cell office:value-type="string" table:style-name="ce1">
            <text:p>de Paz López</text:p>
          </table:table-cell>
          <table:table-cell office:value-type="string" office:string-value="albaybiel" table:formula="of:=LEFT([.H1191];FIND(&quot;@&quot;;[.H1191])-1)" table:style-name="ce4">
            <text:p>albaybiel</text:p>
          </table:table-cell>
          <table:table-cell office:value-type="string" office:string-value="gmail.com" table:formula="of:=RIGHT([.H1191];LEN([.H1191])-FIND(&quot;@&quot;;[.H1191]))" table:style-name="ce1">
            <text:p>gmail.com</text:p>
          </table:table-cell>
          <table:table-cell office:value-type="string" table:style-name="ce1">
            <text:p>albaybiel@gmail.com</text:p>
          </table:table-cell>
          <table:table-cell office:value-type="date" office:date-value="2023-06-07T19:38:32" table:style-name="ce5">
            <text:p>6/7/23 07:38 PM</text:p>
          </table:table-cell>
          <table:table-cell office:value-type="string" table:style-name="ce1">
            <text:p>84.78.249.6</text:p>
          </table:table-cell>
          <table:table-cell table:number-columns-repeated="16374"/>
        </table:table-row>
        <table:table-row table:style-name="ro2">
          <table:table-cell office:value-type="float" office:value="5710" table:style-name="ce1">
            <text:p>5710</text:p>
          </table:table-cell>
          <table:table-cell office:value-type="float" office:value="11808" table:style-name="ce1">
            <text:p>11808</text:p>
          </table:table-cell>
          <table:table-cell table:style-name="ce3"/>
          <table:table-cell office:value-type="string" table:style-name="ce1">
            <text:p>dan</text:p>
          </table:table-cell>
          <table:table-cell office:value-type="string" table:style-name="ce1">
            <text:p>lee</text:p>
          </table:table-cell>
          <table:table-cell office:value-type="string" office:string-value="gypsyjymm" table:formula="of:=LEFT([.H1192];FIND(&quot;@&quot;;[.H1192])-1)" table:style-name="ce4">
            <text:p>gypsyjymm</text:p>
          </table:table-cell>
          <table:table-cell office:value-type="string" office:string-value="shasha1999.shop" table:formula="of:=RIGHT([.H1192];LEN([.H1192])-FIND(&quot;@&quot;;[.H1192]))" table:style-name="ce1">
            <text:p>shasha1999.shop</text:p>
          </table:table-cell>
          <table:table-cell office:value-type="string" table:style-name="ce1">
            <text:p>gypsyjymm@shasha1999.shop</text:p>
          </table:table-cell>
          <table:table-cell office:value-type="date" office:date-value="2023-06-07T19:40:34" table:style-name="ce5">
            <text:p>6/7/23 07:40 PM</text:p>
          </table:table-cell>
          <table:table-cell office:value-type="string" table:style-name="ce1">
            <text:p>180.191.23.27</text:p>
          </table:table-cell>
          <table:table-cell table:number-columns-repeated="16374"/>
        </table:table-row>
        <table:table-row table:style-name="ro2">
          <table:table-cell office:value-type="float" office:value="5719" table:style-name="ce1">
            <text:p>5719</text:p>
          </table:table-cell>
          <table:table-cell office:value-type="float" office:value="11920" table:style-name="ce1">
            <text:p>11920</text:p>
          </table:table-cell>
          <table:table-cell table:style-name="ce3"/>
          <table:table-cell office:value-type="string" table:style-name="ce1">
            <text:p>รุจิภาส</text:p>
          </table:table-cell>
          <table:table-cell office:value-type="string" table:style-name="ce1">
            <text:p>สว่างจิต</text:p>
          </table:table-cell>
          <table:table-cell office:value-type="string" office:string-value="chojae825+12" table:formula="of:=LEFT([.H1193];FIND(&quot;@&quot;;[.H1193])-1)" table:style-name="ce4">
            <text:p>chojae825+12</text:p>
          </table:table-cell>
          <table:table-cell office:value-type="string" office:string-value="gmail.com" table:formula="of:=RIGHT([.H1193];LEN([.H1193])-FIND(&quot;@&quot;;[.H1193]))" table:style-name="ce1">
            <text:p>gmail.com</text:p>
          </table:table-cell>
          <table:table-cell office:value-type="string" table:style-name="ce1">
            <text:p>chojae825+12@gmail.com</text:p>
          </table:table-cell>
          <table:table-cell office:value-type="date" office:date-value="2023-06-07T19:49:30" table:style-name="ce5">
            <text:p>6/7/23 07:49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5764" table:style-name="ce1">
            <text:p>5764</text:p>
          </table:table-cell>
          <table:table-cell office:value-type="float" office:value="11957" table:style-name="ce1">
            <text:p>11957</text:p>
          </table:table-cell>
          <table:table-cell table:style-name="ce3"/>
          <table:table-cell office:value-type="string" table:style-name="ce1">
            <text:p>กฤษณกร</text:p>
          </table:table-cell>
          <table:table-cell office:value-type="string" table:style-name="ce1">
            <text:p>ถวิลกุล</text:p>
          </table:table-cell>
          <table:table-cell office:value-type="string" office:string-value="chojae825+13" table:formula="of:=LEFT([.H1194];FIND(&quot;@&quot;;[.H1194])-1)" table:style-name="ce4">
            <text:p>chojae825+13</text:p>
          </table:table-cell>
          <table:table-cell office:value-type="string" office:string-value="gmail.com" table:formula="of:=RIGHT([.H1194];LEN([.H1194])-FIND(&quot;@&quot;;[.H1194]))" table:style-name="ce1">
            <text:p>gmail.com</text:p>
          </table:table-cell>
          <table:table-cell office:value-type="string" table:style-name="ce1">
            <text:p>chojae825+13@gmail.com</text:p>
          </table:table-cell>
          <table:table-cell office:value-type="date" office:date-value="2023-06-07T20:10:16" table:style-name="ce5">
            <text:p>6/7/23 08:10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5778" table:style-name="ce1">
            <text:p>5778</text:p>
          </table:table-cell>
          <table:table-cell office:value-type="float" office:value="11960" table:style-name="ce1">
            <text:p>11960</text:p>
          </table:table-cell>
          <table:table-cell table:style-name="ce3"/>
          <table:table-cell office:value-type="string" table:style-name="ce1">
            <text:p>รวีวรรณ</text:p>
          </table:table-cell>
          <table:table-cell office:value-type="string" table:style-name="ce1">
            <text:p>แสงสุวรรณ</text:p>
          </table:table-cell>
          <table:table-cell office:value-type="string" office:string-value="chojae825+14" table:formula="of:=LEFT([.H1195];FIND(&quot;@&quot;;[.H1195])-1)" table:style-name="ce4">
            <text:p>chojae825+14</text:p>
          </table:table-cell>
          <table:table-cell office:value-type="string" office:string-value="gmail.com" table:formula="of:=RIGHT([.H1195];LEN([.H1195])-FIND(&quot;@&quot;;[.H1195]))" table:style-name="ce1">
            <text:p>gmail.com</text:p>
          </table:table-cell>
          <table:table-cell office:value-type="string" table:style-name="ce1">
            <text:p>chojae825+14@gmail.com</text:p>
          </table:table-cell>
          <table:table-cell office:value-type="date" office:date-value="2023-06-07T20:15:41" table:style-name="ce5">
            <text:p>6/7/23 08:15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5783" table:style-name="ce1">
            <text:p>5783</text:p>
          </table:table-cell>
          <table:table-cell office:value-type="float" office:value="11814" table:style-name="ce1">
            <text:p>11814</text:p>
          </table:table-cell>
          <table:table-cell table:style-name="ce3"/>
          <table:table-cell office:value-type="string" table:style-name="ce1">
            <text:p>yi</text:p>
          </table:table-cell>
          <table:table-cell office:value-type="string" table:style-name="ce1">
            <text:p>zhu</text:p>
          </table:table-cell>
          <table:table-cell office:value-type="string" office:string-value="xirez" table:formula="of:=LEFT([.H1196];FIND(&quot;@&quot;;[.H1196])-1)" table:style-name="ce4">
            <text:p>xirez</text:p>
          </table:table-cell>
          <table:table-cell office:value-type="string" office:string-value="finegoldnutrition.shop" table:formula="of:=RIGHT([.H1196];LEN([.H1196])-FIND(&quot;@&quot;;[.H1196]))" table:style-name="ce1">
            <text:p>finegoldnutrition.shop</text:p>
          </table:table-cell>
          <table:table-cell office:value-type="string" table:style-name="ce1">
            <text:p>xirez@finegoldnutrition.shop</text:p>
          </table:table-cell>
          <table:table-cell office:value-type="date" office:date-value="2023-06-07T20:17:05" table:style-name="ce5">
            <text:p>6/7/23 08:17 PM</text:p>
          </table:table-cell>
          <table:table-cell office:value-type="string" table:style-name="ce1">
            <text:p>112.200.19.25</text:p>
          </table:table-cell>
          <table:table-cell table:number-columns-repeated="16374"/>
        </table:table-row>
        <table:table-row table:style-name="ro2">
          <table:table-cell office:value-type="float" office:value="5792" table:style-name="ce1">
            <text:p>5792</text:p>
          </table:table-cell>
          <table:table-cell office:value-type="float" office:value="11961" table:style-name="ce1">
            <text:p>11961</text:p>
          </table:table-cell>
          <table:table-cell table:style-name="ce3"/>
          <table:table-cell office:value-type="string" table:style-name="ce1">
            <text:p>เขมกรรณิการ์</text:p>
          </table:table-cell>
          <table:table-cell office:value-type="string" table:style-name="ce1">
            <text:p>พิพัฒน์กิจ</text:p>
          </table:table-cell>
          <table:table-cell office:value-type="string" office:string-value="chojae825+15" table:formula="of:=LEFT([.H1197];FIND(&quot;@&quot;;[.H1197])-1)" table:style-name="ce4">
            <text:p>chojae825+15</text:p>
          </table:table-cell>
          <table:table-cell office:value-type="string" office:string-value="gmail.com" table:formula="of:=RIGHT([.H1197];LEN([.H1197])-FIND(&quot;@&quot;;[.H1197]))" table:style-name="ce1">
            <text:p>gmail.com</text:p>
          </table:table-cell>
          <table:table-cell office:value-type="string" table:style-name="ce1">
            <text:p>chojae825+15@gmail.com</text:p>
          </table:table-cell>
          <table:table-cell office:value-type="date" office:date-value="2023-06-07T20:19:55" table:style-name="ce5">
            <text:p>6/7/23 08:19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5877" table:style-name="ce1">
            <text:p>5877</text:p>
          </table:table-cell>
          <table:table-cell office:value-type="float" office:value="11991" table:style-name="ce1">
            <text:p>11991</text:p>
          </table:table-cell>
          <table:table-cell table:style-name="ce3"/>
          <table:table-cell office:value-type="string" table:style-name="ce1">
            <text:p>cy</text:p>
          </table:table-cell>
          <table:table-cell office:value-type="string" table:style-name="ce1">
            <text:p>cy</text:p>
          </table:table-cell>
          <table:table-cell office:value-type="string" office:string-value="cycyyeol.02" table:formula="of:=LEFT([.H1198];FIND(&quot;@&quot;;[.H1198])-1)" table:style-name="ce4">
            <text:p>cycyyeol.02</text:p>
          </table:table-cell>
          <table:table-cell office:value-type="string" office:string-value="gmail.com" table:formula="of:=RIGHT([.H1198];LEN([.H1198])-FIND(&quot;@&quot;;[.H1198]))" table:style-name="ce1">
            <text:p>gmail.com</text:p>
          </table:table-cell>
          <table:table-cell office:value-type="string" table:style-name="ce1">
            <text:p>cycyyeol.02@gmail.com</text:p>
          </table:table-cell>
          <table:table-cell office:value-type="date" office:date-value="2023-06-07T20:56:55" table:style-name="ce5">
            <text:p>6/7/23 08:56 PM</text:p>
          </table:table-cell>
          <table:table-cell office:value-type="string" table:style-name="ce1">
            <text:p>69.25.117.239</text:p>
          </table:table-cell>
          <table:table-cell table:number-columns-repeated="16374"/>
        </table:table-row>
        <table:table-row table:style-name="ro2">
          <table:table-cell office:value-type="float" office:value="5885" table:style-name="ce1">
            <text:p>5885</text:p>
          </table:table-cell>
          <table:table-cell office:value-type="float" office:value="12003" table:style-name="ce1">
            <text:p>12003</text:p>
          </table:table-cell>
          <table:table-cell table:style-name="ce3"/>
          <table:table-cell office:value-type="string" table:style-name="ce1">
            <text:p>อรวรรณ</text:p>
          </table:table-cell>
          <table:table-cell office:value-type="string" table:style-name="ce1">
            <text:p>แซ่หลี</text:p>
          </table:table-cell>
          <table:table-cell office:value-type="string" office:string-value="chojae825+16" table:formula="of:=LEFT([.H1199];FIND(&quot;@&quot;;[.H1199])-1)" table:style-name="ce4">
            <text:p>chojae825+16</text:p>
          </table:table-cell>
          <table:table-cell office:value-type="string" office:string-value="gmail.com" table:formula="of:=RIGHT([.H1199];LEN([.H1199])-FIND(&quot;@&quot;;[.H1199]))" table:style-name="ce1">
            <text:p>gmail.com</text:p>
          </table:table-cell>
          <table:table-cell office:value-type="string" table:style-name="ce1">
            <text:p>chojae825+16@gmail.com</text:p>
          </table:table-cell>
          <table:table-cell office:value-type="date" office:date-value="2023-06-07T21:01:28" table:style-name="ce5">
            <text:p>6/7/23 09:01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5893" table:style-name="ce1">
            <text:p>5893</text:p>
          </table:table-cell>
          <table:table-cell office:value-type="float" office:value="12006" table:style-name="ce1">
            <text:p>12006</text:p>
          </table:table-cell>
          <table:table-cell table:style-name="ce3"/>
          <table:table-cell office:value-type="string" table:style-name="ce1">
            <text:p>cy</text:p>
          </table:table-cell>
          <table:table-cell office:value-type="string" table:style-name="ce1">
            <text:p>cycy</text:p>
          </table:table-cell>
          <table:table-cell office:value-type="string" office:string-value="cycyyeol0.2" table:formula="of:=LEFT([.H1200];FIND(&quot;@&quot;;[.H1200])-1)" table:style-name="ce4">
            <text:p>cycyyeol0.2</text:p>
          </table:table-cell>
          <table:table-cell office:value-type="string" office:string-value="gmail.com" table:formula="of:=RIGHT([.H1200];LEN([.H1200])-FIND(&quot;@&quot;;[.H1200]))" table:style-name="ce1">
            <text:p>gmail.com</text:p>
          </table:table-cell>
          <table:table-cell office:value-type="string" table:style-name="ce1">
            <text:p>cycyyeol0.2@gmail.com</text:p>
          </table:table-cell>
          <table:table-cell office:value-type="date" office:date-value="2023-06-07T21:03:48" table:style-name="ce5">
            <text:p>6/7/23 09:03 PM</text:p>
          </table:table-cell>
          <table:table-cell office:value-type="string" table:style-name="ce1">
            <text:p>69.25.117.239</text:p>
          </table:table-cell>
          <table:table-cell table:number-columns-repeated="16374"/>
        </table:table-row>
        <table:table-row table:style-name="ro2">
          <table:table-cell office:value-type="float" office:value="5896" table:style-name="ce1">
            <text:p>5896</text:p>
          </table:table-cell>
          <table:table-cell office:value-type="float" office:value="12008" table:style-name="ce1">
            <text:p>12008</text:p>
          </table:table-cell>
          <table:table-cell table:style-name="ce3"/>
          <table:table-cell office:value-type="string" table:style-name="ce1">
            <text:p>Silly</text:p>
          </table:table-cell>
          <table:table-cell office:value-type="string" table:style-name="ce1">
            <text:p>Wu</text:p>
          </table:table-cell>
          <table:table-cell office:value-type="string" office:string-value="su.suc353" table:formula="of:=LEFT([.H1201];FIND(&quot;@&quot;;[.H1201])-1)" table:style-name="ce4">
            <text:p>su.suc353</text:p>
          </table:table-cell>
          <table:table-cell office:value-type="string" office:string-value="gmail.com" table:formula="of:=RIGHT([.H1201];LEN([.H1201])-FIND(&quot;@&quot;;[.H1201]))" table:style-name="ce1">
            <text:p>gmail.com</text:p>
          </table:table-cell>
          <table:table-cell office:value-type="string" table:style-name="ce1">
            <text:p>su.suc353@gmail.com</text:p>
          </table:table-cell>
          <table:table-cell office:value-type="date" office:date-value="2023-06-07T21:04:42" table:style-name="ce5">
            <text:p>6/7/23 09:04 PM</text:p>
          </table:table-cell>
          <table:table-cell office:value-type="string" table:style-name="ce1">
            <text:p>101.10.57.182</text:p>
          </table:table-cell>
          <table:table-cell table:number-columns-repeated="16374"/>
        </table:table-row>
        <table:table-row table:style-name="ro2">
          <table:table-cell office:value-type="float" office:value="5899" table:style-name="ce1">
            <text:p>5899</text:p>
          </table:table-cell>
          <table:table-cell office:value-type="float" office:value="11970" table:style-name="ce1">
            <text:p>11970</text:p>
          </table:table-cell>
          <table:table-cell table:style-name="ce3"/>
          <table:table-cell office:value-type="string" table:style-name="ce1">
            <text:p>กาญจนา</text:p>
          </table:table-cell>
          <table:table-cell office:value-type="string" table:style-name="ce1">
            <text:p>ปิงเมือง</text:p>
          </table:table-cell>
          <table:table-cell office:value-type="string" office:string-value="kanchana61993" table:formula="of:=LEFT([.H1202];FIND(&quot;@&quot;;[.H1202])-1)" table:style-name="ce4">
            <text:p>kanchana61993</text:p>
          </table:table-cell>
          <table:table-cell office:value-type="string" office:string-value="gmail.com" table:formula="of:=RIGHT([.H1202];LEN([.H1202])-FIND(&quot;@&quot;;[.H1202]))" table:style-name="ce1">
            <text:p>gmail.com</text:p>
          </table:table-cell>
          <table:table-cell office:value-type="string" table:style-name="ce1">
            <text:p>kanchana61993@gmail.com</text:p>
          </table:table-cell>
          <table:table-cell office:value-type="date" office:date-value="2023-06-07T21:07:21" table:style-name="ce5">
            <text:p>6/7/23 09:07 PM</text:p>
          </table:table-cell>
          <table:table-cell office:value-type="string" table:style-name="ce1">
            <text:p>171.4.226.230</text:p>
          </table:table-cell>
          <table:table-cell table:number-columns-repeated="16374"/>
        </table:table-row>
        <table:table-row table:style-name="ro2">
          <table:table-cell office:value-type="float" office:value="5917" table:style-name="ce1">
            <text:p>5917</text:p>
          </table:table-cell>
          <table:table-cell office:value-type="float" office:value="12027" table:style-name="ce1">
            <text:p>12027</text:p>
          </table:table-cell>
          <table:table-cell table:style-name="ce3"/>
          <table:table-cell office:value-type="string" table:style-name="ce1">
            <text:p>นิภาวรรณ</text:p>
          </table:table-cell>
          <table:table-cell office:value-type="string" table:style-name="ce1">
            <text:p>ศิริโสภณ</text:p>
          </table:table-cell>
          <table:table-cell office:value-type="string" office:string-value="chojae825+17" table:formula="of:=LEFT([.H1203];FIND(&quot;@&quot;;[.H1203])-1)" table:style-name="ce4">
            <text:p>chojae825+17</text:p>
          </table:table-cell>
          <table:table-cell office:value-type="string" office:string-value="gmail.com" table:formula="of:=RIGHT([.H1203];LEN([.H1203])-FIND(&quot;@&quot;;[.H1203]))" table:style-name="ce1">
            <text:p>gmail.com</text:p>
          </table:table-cell>
          <table:table-cell office:value-type="string" table:style-name="ce1">
            <text:p>chojae825+17@gmail.com</text:p>
          </table:table-cell>
          <table:table-cell office:value-type="date" office:date-value="2023-06-07T21:21:02" table:style-name="ce5">
            <text:p>6/7/23 09:21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5930" table:style-name="ce1">
            <text:p>5930</text:p>
          </table:table-cell>
          <table:table-cell office:value-type="float" office:value="12034" table:style-name="ce1">
            <text:p>12034</text:p>
          </table:table-cell>
          <table:table-cell table:style-name="ce3"/>
          <table:table-cell office:value-type="string" table:style-name="ce1">
            <text:p>กนกวรรณ</text:p>
          </table:table-cell>
          <table:table-cell office:value-type="string" table:style-name="ce1">
            <text:p>ศิริสาคร</text:p>
          </table:table-cell>
          <table:table-cell office:value-type="string" office:string-value="chojae825+18" table:formula="of:=LEFT([.H1204];FIND(&quot;@&quot;;[.H1204])-1)" table:style-name="ce4">
            <text:p>chojae825+18</text:p>
          </table:table-cell>
          <table:table-cell office:value-type="string" office:string-value="gmail.com" table:formula="of:=RIGHT([.H1204];LEN([.H1204])-FIND(&quot;@&quot;;[.H1204]))" table:style-name="ce1">
            <text:p>gmail.com</text:p>
          </table:table-cell>
          <table:table-cell office:value-type="string" table:style-name="ce1">
            <text:p>chojae825+18@gmail.com</text:p>
          </table:table-cell>
          <table:table-cell office:value-type="date" office:date-value="2023-06-07T21:28:18" table:style-name="ce5">
            <text:p>6/7/23 09:28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5935" table:style-name="ce1">
            <text:p>5935</text:p>
          </table:table-cell>
          <table:table-cell office:value-type="float" office:value="12032" table:style-name="ce1">
            <text:p>12032</text:p>
          </table:table-cell>
          <table:table-cell table:style-name="ce3"/>
          <table:table-cell office:value-type="string" table:style-name="ce1">
            <text:p>Poor</text:p>
          </table:table-cell>
          <table:table-cell office:value-type="string" table:style-name="ce1">
            <text:p>yellow</text:p>
          </table:table-cell>
          <table:table-cell office:value-type="string" office:string-value="s.usuc353" table:formula="of:=LEFT([.H1205];FIND(&quot;@&quot;;[.H1205])-1)" table:style-name="ce4">
            <text:p>s.usuc353</text:p>
          </table:table-cell>
          <table:table-cell office:value-type="string" office:string-value="gmail.com" table:formula="of:=RIGHT([.H1205];LEN([.H1205])-FIND(&quot;@&quot;;[.H1205]))" table:style-name="ce1">
            <text:p>gmail.com</text:p>
          </table:table-cell>
          <table:table-cell office:value-type="string" table:style-name="ce1">
            <text:p>s.usuc353@gmail.com</text:p>
          </table:table-cell>
          <table:table-cell office:value-type="date" office:date-value="2023-06-07T21:29:02" table:style-name="ce5">
            <text:p>6/7/23 09:29 PM</text:p>
          </table:table-cell>
          <table:table-cell office:value-type="string" table:style-name="ce1">
            <text:p>101.10.57.182</text:p>
          </table:table-cell>
          <table:table-cell table:number-columns-repeated="16374"/>
        </table:table-row>
        <table:table-row table:style-name="ro2">
          <table:table-cell office:value-type="float" office:value="5943" table:style-name="ce1">
            <text:p>5943</text:p>
          </table:table-cell>
          <table:table-cell office:value-type="float" office:value="12038" table:style-name="ce1">
            <text:p>12038</text:p>
          </table:table-cell>
          <table:table-cell table:style-name="ce3"/>
          <table:table-cell office:value-type="string" table:style-name="ce1">
            <text:p>ลลิตา</text:p>
          </table:table-cell>
          <table:table-cell office:value-type="string" table:style-name="ce1">
            <text:p>ศิริ</text:p>
          </table:table-cell>
          <table:table-cell office:value-type="string" office:string-value="chojae825+19" table:formula="of:=LEFT([.H1206];FIND(&quot;@&quot;;[.H1206])-1)" table:style-name="ce4">
            <text:p>chojae825+19</text:p>
          </table:table-cell>
          <table:table-cell office:value-type="string" office:string-value="gmail.com" table:formula="of:=RIGHT([.H1206];LEN([.H1206])-FIND(&quot;@&quot;;[.H1206]))" table:style-name="ce1">
            <text:p>gmail.com</text:p>
          </table:table-cell>
          <table:table-cell office:value-type="string" table:style-name="ce1">
            <text:p>chojae825+19@gmail.com</text:p>
          </table:table-cell>
          <table:table-cell office:value-type="date" office:date-value="2023-06-07T21:34:08" table:style-name="ce5">
            <text:p>6/7/23 09:34 PM</text:p>
          </table:table-cell>
          <table:table-cell office:value-type="string" table:style-name="ce1">
            <text:p>49.228.101.130</text:p>
          </table:table-cell>
          <table:table-cell table:number-columns-repeated="16374"/>
        </table:table-row>
        <table:table-row table:style-name="ro2">
          <table:table-cell office:value-type="float" office:value="5985" table:style-name="ce1">
            <text:p>5985</text:p>
          </table:table-cell>
          <table:table-cell office:value-type="float" office:value="12068" table:style-name="ce1">
            <text:p>12068</text:p>
          </table:table-cell>
          <table:table-cell table:style-name="ce3"/>
          <table:table-cell office:value-type="string" table:style-name="ce1">
            <text:p>Find</text:p>
          </table:table-cell>
          <table:table-cell office:value-type="string" table:style-name="ce1">
            <text:p>Wu</text:p>
          </table:table-cell>
          <table:table-cell office:value-type="string" office:string-value="poorcheng67" table:formula="of:=LEFT([.H1207];FIND(&quot;@&quot;;[.H1207])-1)" table:style-name="ce4">
            <text:p>poorcheng67</text:p>
          </table:table-cell>
          <table:table-cell office:value-type="string" office:string-value="gmail.com" table:formula="of:=RIGHT([.H1207];LEN([.H1207])-FIND(&quot;@&quot;;[.H1207]))" table:style-name="ce1">
            <text:p>gmail.com</text:p>
          </table:table-cell>
          <table:table-cell office:value-type="string" table:style-name="ce1">
            <text:p>poorcheng67@gmail.com</text:p>
          </table:table-cell>
          <table:table-cell office:value-type="date" office:date-value="2023-06-07T22:02:51" table:style-name="ce5">
            <text:p>6/7/23 10:02 PM</text:p>
          </table:table-cell>
          <table:table-cell office:value-type="string" table:style-name="ce1">
            <text:p>101.10.57.182</text:p>
          </table:table-cell>
          <table:table-cell table:number-columns-repeated="16374"/>
        </table:table-row>
        <table:table-row table:style-name="ro2">
          <table:table-cell office:value-type="float" office:value="6000" table:style-name="ce1">
            <text:p>6000</text:p>
          </table:table-cell>
          <table:table-cell office:value-type="float" office:value="11504" table:style-name="ce1">
            <text:p>11504</text:p>
          </table:table-cell>
          <table:table-cell table:style-name="ce3"/>
          <table:table-cell office:value-type="string" table:style-name="ce1">
            <text:p>ศิริมา</text:p>
          </table:table-cell>
          <table:table-cell office:value-type="string" table:style-name="ce1">
            <text:p>คำแพร</text:p>
          </table:table-cell>
          <table:table-cell office:value-type="string" office:string-value="lovemosbank" table:formula="of:=LEFT([.H1208];FIND(&quot;@&quot;;[.H1208])-1)" table:style-name="ce4">
            <text:p>lovemosbank</text:p>
          </table:table-cell>
          <table:table-cell office:value-type="string" office:string-value="gmail.com" table:formula="of:=RIGHT([.H1208];LEN([.H1208])-FIND(&quot;@&quot;;[.H1208]))" table:style-name="ce1">
            <text:p>gmail.com</text:p>
          </table:table-cell>
          <table:table-cell office:value-type="string" table:style-name="ce1">
            <text:p>lovemosbank@gmail.com</text:p>
          </table:table-cell>
          <table:table-cell office:value-type="date" office:date-value="2023-06-07T22:18:08" table:style-name="ce5">
            <text:p>6/7/23 10:18 PM</text:p>
          </table:table-cell>
          <table:table-cell office:value-type="string" table:style-name="ce1">
            <text:p>182.232.136.232</text:p>
          </table:table-cell>
          <table:table-cell table:number-columns-repeated="16374"/>
        </table:table-row>
        <table:table-row table:style-name="ro2">
          <table:table-cell office:value-type="float" office:value="6053" table:style-name="ce1">
            <text:p>6053</text:p>
          </table:table-cell>
          <table:table-cell office:value-type="float" office:value="5789" table:style-name="ce1">
            <text:p>5789</text:p>
          </table:table-cell>
          <table:table-cell table:style-name="ce3"/>
          <table:table-cell office:value-type="string" table:style-name="ce1">
            <text:p>กนกรัตน์</text:p>
          </table:table-cell>
          <table:table-cell office:value-type="string" table:style-name="ce1">
            <text:p>ทัพเจริญ</text:p>
          </table:table-cell>
          <table:table-cell office:value-type="string" office:string-value="Kanok42" table:formula="of:=LEFT([.H1209];FIND(&quot;@&quot;;[.H1209])-1)" table:style-name="ce4">
            <text:p>Kanok42</text:p>
          </table:table-cell>
          <table:table-cell office:value-type="string" office:string-value="hotmail.com" table:formula="of:=RIGHT([.H1209];LEN([.H1209])-FIND(&quot;@&quot;;[.H1209]))" table:style-name="ce1">
            <text:p>hotmail.com</text:p>
          </table:table-cell>
          <table:table-cell office:value-type="string" table:style-name="ce1">
            <text:p>Kanok42@hotmail.com</text:p>
          </table:table-cell>
          <table:table-cell office:value-type="date" office:date-value="2023-06-07T23:14:19" table:style-name="ce5">
            <text:p>6/7/23 11:14 PM</text:p>
          </table:table-cell>
          <table:table-cell office:value-type="string" table:style-name="ce1">
            <text:p>1.47.13.127</text:p>
          </table:table-cell>
          <table:table-cell table:number-columns-repeated="16374"/>
        </table:table-row>
        <table:table-row table:style-name="ro2">
          <table:table-cell office:value-type="float" office:value="6117" table:style-name="ce1">
            <text:p>6117</text:p>
          </table:table-cell>
          <table:table-cell office:value-type="float" office:value="12180" table:style-name="ce1">
            <text:p>12180</text:p>
          </table:table-cell>
          <table:table-cell table:style-name="ce3"/>
          <table:table-cell office:value-type="string" table:style-name="ce1">
            <text:p>พิชญา</text:p>
          </table:table-cell>
          <table:table-cell office:value-type="string" table:style-name="ce1">
            <text:p>ตุ้มวิจิตร์</text:p>
          </table:table-cell>
          <table:table-cell office:value-type="string" office:string-value="indy.dark612" table:formula="of:=LEFT([.H1210];FIND(&quot;@&quot;;[.H1210])-1)" table:style-name="ce4">
            <text:p>indy.dark612</text:p>
          </table:table-cell>
          <table:table-cell office:value-type="string" office:string-value="gmail.com" table:formula="of:=RIGHT([.H1210];LEN([.H1210])-FIND(&quot;@&quot;;[.H1210]))" table:style-name="ce1">
            <text:p>gmail.com</text:p>
          </table:table-cell>
          <table:table-cell office:value-type="string" table:style-name="ce1">
            <text:p>indy.dark612@gmail.com</text:p>
          </table:table-cell>
          <table:table-cell office:value-type="date" office:date-value="2023-06-08T00:16:50" table:style-name="ce5">
            <text:p>6/8/23 12:16 AM</text:p>
          </table:table-cell>
          <table:table-cell office:value-type="string" table:style-name="ce1">
            <text:p>27.55.73.218</text:p>
          </table:table-cell>
          <table:table-cell table:number-columns-repeated="16374"/>
        </table:table-row>
        <table:table-row table:style-name="ro2">
          <table:table-cell office:value-type="float" office:value="6123" table:style-name="ce1">
            <text:p>6123</text:p>
          </table:table-cell>
          <table:table-cell office:value-type="float" office:value="12194" table:style-name="ce1">
            <text:p>12194</text:p>
          </table:table-cell>
          <table:table-cell table:style-name="ce3"/>
          <table:table-cell office:value-type="string" table:style-name="ce1">
            <text:p>Phattaranan</text:p>
          </table:table-cell>
          <table:table-cell office:value-type="string" table:style-name="ce1">
            <text:p>Zunlai</text:p>
          </table:table-cell>
          <table:table-cell office:value-type="string" office:string-value="oomlobeam" table:formula="of:=LEFT([.H1211];FIND(&quot;@&quot;;[.H1211])-1)" table:style-name="ce4">
            <text:p>oomlobeam</text:p>
          </table:table-cell>
          <table:table-cell office:value-type="string" office:string-value="gmail.com" table:formula="of:=RIGHT([.H1211];LEN([.H1211])-FIND(&quot;@&quot;;[.H1211]))" table:style-name="ce1">
            <text:p>gmail.com</text:p>
          </table:table-cell>
          <table:table-cell office:value-type="string" table:style-name="ce1">
            <text:p>oomlobeam@gmail.com</text:p>
          </table:table-cell>
          <table:table-cell office:value-type="date" office:date-value="2023-06-08T00:47:59" table:style-name="ce5">
            <text:p>6/8/23 12:47 AM</text:p>
          </table:table-cell>
          <table:table-cell office:value-type="string" table:style-name="ce1">
            <text:p>223.204.217.102</text:p>
          </table:table-cell>
          <table:table-cell table:number-columns-repeated="16374"/>
        </table:table-row>
        <table:table-row table:style-name="ro2">
          <table:table-cell office:value-type="float" office:value="6125" table:style-name="ce1">
            <text:p>6125</text:p>
          </table:table-cell>
          <table:table-cell office:value-type="float" office:value="12196" table:style-name="ce1">
            <text:p>12196</text:p>
          </table:table-cell>
          <table:table-cell table:style-name="ce3"/>
          <table:table-cell office:value-type="string" table:style-name="ce1">
            <text:p>พรรณรายณ์ อินทรเจียว</text:p>
          </table:table-cell>
          <table:table-cell office:value-type="string" table:style-name="ce1">
            <text:p>พรรณรายณ์อินทรเจียว</text:p>
          </table:table-cell>
          <table:table-cell office:value-type="string" office:string-value="onlinesayem.info" table:formula="of:=LEFT([.H1212];FIND(&quot;@&quot;;[.H1212])-1)" table:style-name="ce4">
            <text:p>onlinesayem.info</text:p>
          </table:table-cell>
          <table:table-cell office:value-type="string" office:string-value="gmail.com" table:formula="of:=RIGHT([.H1212];LEN([.H1212])-FIND(&quot;@&quot;;[.H1212]))" table:style-name="ce1">
            <text:p>gmail.com</text:p>
          </table:table-cell>
          <table:table-cell office:value-type="string" table:style-name="ce1">
            <text:p>onlinesayem.info@gmail.com</text:p>
          </table:table-cell>
          <table:table-cell office:value-type="date" office:date-value="2023-06-08T00:49:14" table:style-name="ce5">
            <text:p>6/8/23 12:49 AM</text:p>
          </table:table-cell>
          <table:table-cell office:value-type="string" table:style-name="ce1">
            <text:p>103.122.44.54</text:p>
          </table:table-cell>
          <table:table-cell table:number-columns-repeated="16374"/>
        </table:table-row>
        <table:table-row table:style-name="ro2">
          <table:table-cell office:value-type="float" office:value="6126" table:style-name="ce1">
            <text:p>6126</text:p>
          </table:table-cell>
          <table:table-cell office:value-type="float" office:value="12202" table:style-name="ce1">
            <text:p>12202</text:p>
          </table:table-cell>
          <table:table-cell table:style-name="ce3"/>
          <table:table-cell office:value-type="string" table:style-name="ce1">
            <text:p>สุภาวดี อินทร์แก้ว</text:p>
          </table:table-cell>
          <table:table-cell office:value-type="string" table:style-name="ce1">
            <text:p>สุภาวดีอินทร์แก้ว</text:p>
          </table:table-cell>
          <table:table-cell office:value-type="string" office:string-value="online24hour.office" table:formula="of:=LEFT([.H1213];FIND(&quot;@&quot;;[.H1213])-1)" table:style-name="ce4">
            <text:p>online24hour.office</text:p>
          </table:table-cell>
          <table:table-cell office:value-type="string" office:string-value="gmail.com" table:formula="of:=RIGHT([.H1213];LEN([.H1213])-FIND(&quot;@&quot;;[.H1213]))" table:style-name="ce1">
            <text:p>gmail.com</text:p>
          </table:table-cell>
          <table:table-cell office:value-type="string" table:style-name="ce1">
            <text:p>online24hour.office@gmail.com</text:p>
          </table:table-cell>
          <table:table-cell office:value-type="date" office:date-value="2023-06-08T00:54:16" table:style-name="ce5">
            <text:p>6/8/23 12:54 AM</text:p>
          </table:table-cell>
          <table:table-cell office:value-type="string" table:style-name="ce1">
            <text:p>103.122.44.54</text:p>
          </table:table-cell>
          <table:table-cell table:number-columns-repeated="16374"/>
        </table:table-row>
        <table:table-row table:style-name="ro2">
          <table:table-cell office:value-type="float" office:value="6130" table:style-name="ce1">
            <text:p>6130</text:p>
          </table:table-cell>
          <table:table-cell office:value-type="float" office:value="11620" table:style-name="ce1">
            <text:p>11620</text:p>
          </table:table-cell>
          <table:table-cell table:style-name="ce3"/>
          <table:table-cell office:value-type="string" table:style-name="ce1">
            <text:p>mohamed</text:p>
          </table:table-cell>
          <table:table-cell office:value-type="string" table:style-name="ce1">
            <text:p>isenbergmohamed</text:p>
          </table:table-cell>
          <table:table-cell office:value-type="string" office:string-value="isenbergmohamed37" table:formula="of:=LEFT([.H1214];FIND(&quot;@&quot;;[.H1214])-1)" table:style-name="ce4">
            <text:p>isenbergmohamed37</text:p>
          </table:table-cell>
          <table:table-cell office:value-type="string" office:string-value="gmail.com" table:formula="of:=RIGHT([.H1214];LEN([.H1214])-FIND(&quot;@&quot;;[.H1214]))" table:style-name="ce1">
            <text:p>gmail.com</text:p>
          </table:table-cell>
          <table:table-cell office:value-type="string" table:style-name="ce1">
            <text:p>isenbergmohamed37@gmail.com</text:p>
          </table:table-cell>
          <table:table-cell office:value-type="date" office:date-value="2023-06-08T01:11:06" table:style-name="ce5">
            <text:p>6/8/23 01:11 AM</text:p>
          </table:table-cell>
          <table:table-cell office:value-type="string" table:style-name="ce1">
            <text:p>173.244.62.10</text:p>
          </table:table-cell>
          <table:table-cell table:number-columns-repeated="16374"/>
        </table:table-row>
        <table:table-row table:style-name="ro2">
          <table:table-cell office:value-type="float" office:value="6135" table:style-name="ce1">
            <text:p>6135</text:p>
          </table:table-cell>
          <table:table-cell office:value-type="float" office:value="12212" table:style-name="ce1">
            <text:p>12212</text:p>
          </table:table-cell>
          <table:table-cell table:style-name="ce3"/>
          <table:table-cell office:value-type="string" table:style-name="ce1">
            <text:p>Angélique</text:p>
          </table:table-cell>
          <table:table-cell office:value-type="string" table:style-name="ce1">
            <text:p>Rouchereau</text:p>
          </table:table-cell>
          <table:table-cell office:value-type="string" office:string-value="angeliqueaideadomicile" table:formula="of:=LEFT([.H1215];FIND(&quot;@&quot;;[.H1215])-1)" table:style-name="ce4">
            <text:p>angeliqueaideadomicile</text:p>
          </table:table-cell>
          <table:table-cell office:value-type="string" office:string-value="hotmail.fr" table:formula="of:=RIGHT([.H1215];LEN([.H1215])-FIND(&quot;@&quot;;[.H1215]))" table:style-name="ce1">
            <text:p>hotmail.fr</text:p>
          </table:table-cell>
          <table:table-cell office:value-type="string" table:style-name="ce1">
            <text:p>angeliqueaideadomicile@hotmail.fr</text:p>
          </table:table-cell>
          <table:table-cell office:value-type="date" office:date-value="2023-06-08T02:29:28" table:style-name="ce5">
            <text:p>6/8/23 02:29 AM</text:p>
          </table:table-cell>
          <table:table-cell office:value-type="string" table:style-name="ce1">
            <text:p>176.145.90.40</text:p>
          </table:table-cell>
          <table:table-cell table:number-columns-repeated="16374"/>
        </table:table-row>
        <table:table-row table:style-name="ro2">
          <table:table-cell office:value-type="float" office:value="6163" table:style-name="ce1">
            <text:p>6163</text:p>
          </table:table-cell>
          <table:table-cell office:value-type="float" office:value="12270" table:style-name="ce1">
            <text:p>12270</text:p>
          </table:table-cell>
          <table:table-cell table:style-name="ce3"/>
          <table:table-cell office:value-type="string" table:style-name="ce1">
            <text:p>Daniela</text:p>
          </table:table-cell>
          <table:table-cell office:value-type="string" table:style-name="ce1">
            <text:p>Aguilar</text:p>
          </table:table-cell>
          <table:table-cell office:value-type="string" office:string-value="Carla.ar1107" table:formula="of:=LEFT([.H1216];FIND(&quot;@&quot;;[.H1216])-1)" table:style-name="ce4">
            <text:p>Carla.ar1107</text:p>
          </table:table-cell>
          <table:table-cell office:value-type="string" office:string-value="gmail.com" table:formula="of:=RIGHT([.H1216];LEN([.H1216])-FIND(&quot;@&quot;;[.H1216]))" table:style-name="ce1">
            <text:p>gmail.com</text:p>
          </table:table-cell>
          <table:table-cell office:value-type="string" table:style-name="ce1">
            <text:p>Carla.ar1107@gmail.com</text:p>
          </table:table-cell>
          <table:table-cell office:value-type="date" office:date-value="2023-06-08T07:00:40" table:style-name="ce5">
            <text:p>6/8/23 07:00 AM</text:p>
          </table:table-cell>
          <table:table-cell office:value-type="string" table:style-name="ce1">
            <text:p>189.203.100.161</text:p>
          </table:table-cell>
          <table:table-cell table:number-columns-repeated="16374"/>
        </table:table-row>
        <table:table-row table:style-name="ro2">
          <table:table-cell office:value-type="float" office:value="6196" table:style-name="ce1">
            <text:p>6196</text:p>
          </table:table-cell>
          <table:table-cell office:value-type="float" office:value="12361" table:style-name="ce1">
            <text:p>12361</text:p>
          </table:table-cell>
          <table:table-cell table:style-name="ce3"/>
          <table:table-cell office:value-type="string" table:style-name="ce1">
            <text:p>은지</text:p>
          </table:table-cell>
          <table:table-cell office:value-type="string" table:style-name="ce1">
            <text:p>장</text:p>
          </table:table-cell>
          <table:table-cell office:value-type="string" office:string-value="lovegirl033" table:formula="of:=LEFT([.H1217];FIND(&quot;@&quot;;[.H1217])-1)" table:style-name="ce4">
            <text:p>lovegirl033</text:p>
          </table:table-cell>
          <table:table-cell office:value-type="string" office:string-value="naver.com" table:formula="of:=RIGHT([.H1217];LEN([.H1217])-FIND(&quot;@&quot;;[.H1217]))" table:style-name="ce1">
            <text:p>naver.com</text:p>
          </table:table-cell>
          <table:table-cell office:value-type="string" table:style-name="ce1">
            <text:p>lovegirl033@naver.com</text:p>
          </table:table-cell>
          <table:table-cell office:value-type="date" office:date-value="2023-06-08T08:12:26" table:style-name="ce5">
            <text:p>6/8/23 08:12 AM</text:p>
          </table:table-cell>
          <table:table-cell office:value-type="string" table:style-name="ce1">
            <text:p>211.105.139.147</text:p>
          </table:table-cell>
          <table:table-cell table:number-columns-repeated="16374"/>
        </table:table-row>
        <table:table-row table:style-name="ro2">
          <table:table-cell office:value-type="float" office:value="6286" table:style-name="ce1">
            <text:p>6286</text:p>
          </table:table-cell>
          <table:table-cell office:value-type="float" office:value="12425" table:style-name="ce1">
            <text:p>12425</text:p>
          </table:table-cell>
          <table:table-cell table:style-name="ce3"/>
          <table:table-cell office:value-type="string" table:style-name="ce1">
            <text:p>Pi</text:p>
          </table:table-cell>
          <table:table-cell office:value-type="string" table:style-name="ce1">
            <text:p>Sey</text:p>
          </table:table-cell>
          <table:table-cell office:value-type="string" office:string-value="seypi4861" table:formula="of:=LEFT([.H1218];FIND(&quot;@&quot;;[.H1218])-1)" table:style-name="ce4">
            <text:p>seypi4861</text:p>
          </table:table-cell>
          <table:table-cell office:value-type="string" office:string-value="gmail.com" table:formula="of:=RIGHT([.H1218];LEN([.H1218])-FIND(&quot;@&quot;;[.H1218]))" table:style-name="ce1">
            <text:p>gmail.com</text:p>
          </table:table-cell>
          <table:table-cell office:value-type="string" table:style-name="ce1">
            <text:p>seypi4861@gmail.com</text:p>
          </table:table-cell>
          <table:table-cell office:value-type="date" office:date-value="2023-06-08T10:14:11" table:style-name="ce5">
            <text:p>6/8/23 10:14 AM</text:p>
          </table:table-cell>
          <table:table-cell office:value-type="string" table:style-name="ce1">
            <text:p>27.109.113.167</text:p>
          </table:table-cell>
          <table:table-cell table:number-columns-repeated="16374"/>
        </table:table-row>
        <table:table-row table:style-name="ro2">
          <table:table-cell office:value-type="float" office:value="6331" table:style-name="ce1">
            <text:p>6331</text:p>
          </table:table-cell>
          <table:table-cell office:value-type="float" office:value="12465" table:style-name="ce1">
            <text:p>12465</text:p>
          </table:table-cell>
          <table:table-cell table:style-name="ce3"/>
          <table:table-cell office:value-type="string" table:style-name="ce1">
            <text:p>ภานุเดช</text:p>
          </table:table-cell>
          <table:table-cell office:value-type="string" table:style-name="ce1">
            <text:p>จรุณ</text:p>
          </table:table-cell>
          <table:table-cell office:value-type="string" office:string-value="Biozen_bon" table:formula="of:=LEFT([.H1219];FIND(&quot;@&quot;;[.H1219])-1)" table:style-name="ce4">
            <text:p>Biozen_bon</text:p>
          </table:table-cell>
          <table:table-cell office:value-type="string" office:string-value="hotmail.com" table:formula="of:=RIGHT([.H1219];LEN([.H1219])-FIND(&quot;@&quot;;[.H1219]))" table:style-name="ce1">
            <text:p>hotmail.com</text:p>
          </table:table-cell>
          <table:table-cell office:value-type="string" table:style-name="ce1">
            <text:p>Biozen_bon@hotmail.com</text:p>
          </table:table-cell>
          <table:table-cell office:value-type="date" office:date-value="2023-06-08T10:42:17" table:style-name="ce5">
            <text:p>6/8/23 10:42 AM</text:p>
          </table:table-cell>
          <table:table-cell office:value-type="string" table:style-name="ce1">
            <text:p>49.228.56.143</text:p>
          </table:table-cell>
          <table:table-cell table:number-columns-repeated="16374"/>
        </table:table-row>
        <table:table-row table:style-name="ro2">
          <table:table-cell office:value-type="float" office:value="6341" table:style-name="ce1">
            <text:p>6341</text:p>
          </table:table-cell>
          <table:table-cell office:value-type="float" office:value="12470" table:style-name="ce1">
            <text:p>12470</text:p>
          </table:table-cell>
          <table:table-cell table:style-name="ce3"/>
          <table:table-cell office:value-type="string" table:style-name="ce1">
            <text:p>พจมาน</text:p>
          </table:table-cell>
          <table:table-cell office:value-type="string" table:style-name="ce1">
            <text:p>รัตนวิชิต</text:p>
          </table:table-cell>
          <table:table-cell office:value-type="string" office:string-value="jiampaisanacc" table:formula="of:=LEFT([.H1220];FIND(&quot;@&quot;;[.H1220])-1)" table:style-name="ce4">
            <text:p>jiampaisanacc</text:p>
          </table:table-cell>
          <table:table-cell office:value-type="string" office:string-value="gmail.com" table:formula="of:=RIGHT([.H1220];LEN([.H1220])-FIND(&quot;@&quot;;[.H1220]))" table:style-name="ce1">
            <text:p>gmail.com</text:p>
          </table:table-cell>
          <table:table-cell office:value-type="string" table:style-name="ce1">
            <text:p>jiampaisanacc@gmail.com</text:p>
          </table:table-cell>
          <table:table-cell office:value-type="date" office:date-value="2023-06-08T10:47:21" table:style-name="ce5">
            <text:p>6/8/23 10:47 AM</text:p>
          </table:table-cell>
          <table:table-cell office:value-type="string" table:style-name="ce1">
            <text:p>101.51.93.2</text:p>
          </table:table-cell>
          <table:table-cell table:number-columns-repeated="16374"/>
        </table:table-row>
        <table:table-row table:style-name="ro2">
          <table:table-cell office:value-type="float" office:value="6346" table:style-name="ce1">
            <text:p>6346</text:p>
          </table:table-cell>
          <table:table-cell office:value-type="float" office:value="12456" table:style-name="ce1">
            <text:p>12456</text:p>
          </table:table-cell>
          <table:table-cell table:style-name="ce3"/>
          <table:table-cell office:value-type="string" table:style-name="ce1">
            <text:p>Bo</text:p>
          </table:table-cell>
          <table:table-cell office:value-type="string" table:style-name="ce1">
            <text:p>Pisey</text:p>
          </table:table-cell>
          <table:table-cell office:value-type="string" office:string-value="bpisey394" table:formula="of:=LEFT([.H1221];FIND(&quot;@&quot;;[.H1221])-1)" table:style-name="ce4">
            <text:p>bpisey394</text:p>
          </table:table-cell>
          <table:table-cell office:value-type="string" office:string-value="gmail.com" table:formula="of:=RIGHT([.H1221];LEN([.H1221])-FIND(&quot;@&quot;;[.H1221]))" table:style-name="ce1">
            <text:p>gmail.com</text:p>
          </table:table-cell>
          <table:table-cell office:value-type="string" table:style-name="ce1">
            <text:p>bpisey394@gmail.com</text:p>
          </table:table-cell>
          <table:table-cell office:value-type="date" office:date-value="2023-06-08T10:50:08" table:style-name="ce5">
            <text:p>6/8/23 10:50 AM</text:p>
          </table:table-cell>
          <table:table-cell office:value-type="string" table:style-name="ce1">
            <text:p>27.109.113.167</text:p>
          </table:table-cell>
          <table:table-cell table:number-columns-repeated="16374"/>
        </table:table-row>
        <table:table-row table:style-name="ro2">
          <table:table-cell office:value-type="float" office:value="6354" table:style-name="ce1">
            <text:p>6354</text:p>
          </table:table-cell>
          <table:table-cell office:value-type="float" office:value="12481" table:style-name="ce1">
            <text:p>12481</text:p>
          </table:table-cell>
          <table:table-cell table:style-name="ce3"/>
          <table:table-cell office:value-type="string" table:style-name="ce1">
            <text:p>Abigail</text:p>
          </table:table-cell>
          <table:table-cell office:value-type="string" table:style-name="ce1">
            <text:p>Villegas</text:p>
          </table:table-cell>
          <table:table-cell office:value-type="string" office:string-value="abivilbar" table:formula="of:=LEFT([.H1222];FIND(&quot;@&quot;;[.H1222])-1)" table:style-name="ce4">
            <text:p>abivilbar</text:p>
          </table:table-cell>
          <table:table-cell office:value-type="string" office:string-value="gmail.com" table:formula="of:=RIGHT([.H1222];LEN([.H1222])-FIND(&quot;@&quot;;[.H1222]))" table:style-name="ce1">
            <text:p>gmail.com</text:p>
          </table:table-cell>
          <table:table-cell office:value-type="string" table:style-name="ce1">
            <text:p>abivilbar@gmail.com</text:p>
          </table:table-cell>
          <table:table-cell office:value-type="date" office:date-value="2023-06-08T10:55:26" table:style-name="ce5">
            <text:p>6/8/23 10:55 AM</text:p>
          </table:table-cell>
          <table:table-cell office:value-type="string" table:style-name="ce1">
            <text:p>187.189.171.113</text:p>
          </table:table-cell>
          <table:table-cell table:number-columns-repeated="16374"/>
        </table:table-row>
        <table:table-row table:style-name="ro2">
          <table:table-cell office:value-type="float" office:value="6362" table:style-name="ce1">
            <text:p>6362</text:p>
          </table:table-cell>
          <table:table-cell office:value-type="float" office:value="12485" table:style-name="ce1">
            <text:p>12485</text:p>
          </table:table-cell>
          <table:table-cell table:style-name="ce3"/>
          <table:table-cell office:value-type="string" table:style-name="ce1">
            <text:p>พรพิมล</text:p>
          </table:table-cell>
          <table:table-cell office:value-type="string" table:style-name="ce1">
            <text:p>รัตนวิชิต</text:p>
          </table:table-cell>
          <table:table-cell office:value-type="string" office:string-value="dobby129" table:formula="of:=LEFT([.H1223];FIND(&quot;@&quot;;[.H1223])-1)" table:style-name="ce4">
            <text:p>dobby129</text:p>
          </table:table-cell>
          <table:table-cell office:value-type="string" office:string-value="gmail.com" table:formula="of:=RIGHT([.H1223];LEN([.H1223])-FIND(&quot;@&quot;;[.H1223]))" table:style-name="ce1">
            <text:p>gmail.com</text:p>
          </table:table-cell>
          <table:table-cell office:value-type="string" table:style-name="ce1">
            <text:p>dobby129@gmail.com</text:p>
          </table:table-cell>
          <table:table-cell office:value-type="date" office:date-value="2023-06-08T11:01:45" table:style-name="ce5">
            <text:p>6/8/23 11:01 AM</text:p>
          </table:table-cell>
          <table:table-cell office:value-type="string" table:style-name="ce1">
            <text:p>101.51.93.2</text:p>
          </table:table-cell>
          <table:table-cell table:number-columns-repeated="16374"/>
        </table:table-row>
        <table:table-row table:style-name="ro2">
          <table:table-cell office:value-type="float" office:value="6365" table:style-name="ce1">
            <text:p>6365</text:p>
          </table:table-cell>
          <table:table-cell office:value-type="float" office:value="12490" table:style-name="ce1">
            <text:p>12490</text:p>
          </table:table-cell>
          <table:table-cell table:style-name="ce3"/>
          <table:table-cell office:value-type="string" table:style-name="ce1">
            <text:p>pornpimon</text:p>
          </table:table-cell>
          <table:table-cell office:value-type="string" table:style-name="ce1">
            <text:p>rattanawichit</text:p>
          </table:table-cell>
          <table:table-cell office:value-type="string" office:string-value="mod_tanoii" table:formula="of:=LEFT([.H1224];FIND(&quot;@&quot;;[.H1224])-1)" table:style-name="ce4">
            <text:p>mod_tanoii</text:p>
          </table:table-cell>
          <table:table-cell office:value-type="string" office:string-value="windowslive.com" table:formula="of:=RIGHT([.H1224];LEN([.H1224])-FIND(&quot;@&quot;;[.H1224]))" table:style-name="ce1">
            <text:p>windowslive.com</text:p>
          </table:table-cell>
          <table:table-cell office:value-type="string" table:style-name="ce1">
            <text:p>mod_tanoii@windowslive.com</text:p>
          </table:table-cell>
          <table:table-cell office:value-type="date" office:date-value="2023-06-08T11:05:17" table:style-name="ce5">
            <text:p>6/8/23 11:05 AM</text:p>
          </table:table-cell>
          <table:table-cell office:value-type="string" table:style-name="ce1">
            <text:p>101.51.93.2</text:p>
          </table:table-cell>
          <table:table-cell table:number-columns-repeated="16374"/>
        </table:table-row>
        <table:table-row table:style-name="ro2">
          <table:table-cell office:value-type="float" office:value="6373" table:style-name="ce1">
            <text:p>6373</text:p>
          </table:table-cell>
          <table:table-cell office:value-type="float" office:value="12509" table:style-name="ce1">
            <text:p>12509</text:p>
          </table:table-cell>
          <table:table-cell table:style-name="ce3"/>
          <table:table-cell office:value-type="string" table:style-name="ce1">
            <text:p>มนตรี</text:p>
          </table:table-cell>
          <table:table-cell office:value-type="string" table:style-name="ce1">
            <text:p>รัตนวิชิต</text:p>
          </table:table-cell>
          <table:table-cell office:value-type="string" office:string-value="prasanmit.acc" table:formula="of:=LEFT([.H1225];FIND(&quot;@&quot;;[.H1225])-1)" table:style-name="ce4">
            <text:p>prasanmit.acc</text:p>
          </table:table-cell>
          <table:table-cell office:value-type="string" office:string-value="gmail.com" table:formula="of:=RIGHT([.H1225];LEN([.H1225])-FIND(&quot;@&quot;;[.H1225]))" table:style-name="ce1">
            <text:p>gmail.com</text:p>
          </table:table-cell>
          <table:table-cell office:value-type="string" table:style-name="ce1">
            <text:p>prasanmit.acc@gmail.com</text:p>
          </table:table-cell>
          <table:table-cell office:value-type="date" office:date-value="2023-06-08T11:17:34" table:style-name="ce5">
            <text:p>6/8/23 11:17 AM</text:p>
          </table:table-cell>
          <table:table-cell office:value-type="string" table:style-name="ce1">
            <text:p>101.51.93.2</text:p>
          </table:table-cell>
          <table:table-cell table:number-columns-repeated="16374"/>
        </table:table-row>
        <table:table-row table:style-name="ro2">
          <table:table-cell office:value-type="float" office:value="6376" table:style-name="ce1">
            <text:p>6376</text:p>
          </table:table-cell>
          <table:table-cell office:value-type="float" office:value="12516" table:style-name="ce1">
            <text:p>12516</text:p>
          </table:table-cell>
          <table:table-cell table:style-name="ce3"/>
          <table:table-cell office:value-type="string" table:style-name="ce1">
            <text:p>potjaman</text:p>
          </table:table-cell>
          <table:table-cell office:value-type="string" table:style-name="ce1">
            <text:p>R.</text:p>
          </table:table-cell>
          <table:table-cell office:value-type="string" office:string-value="potjaman198" table:formula="of:=LEFT([.H1226];FIND(&quot;@&quot;;[.H1226])-1)" table:style-name="ce4">
            <text:p>potjaman198</text:p>
          </table:table-cell>
          <table:table-cell office:value-type="string" office:string-value="gmail.com" table:formula="of:=RIGHT([.H1226];LEN([.H1226])-FIND(&quot;@&quot;;[.H1226]))" table:style-name="ce1">
            <text:p>gmail.com</text:p>
          </table:table-cell>
          <table:table-cell office:value-type="string" table:style-name="ce1">
            <text:p>potjaman198@gmail.com</text:p>
          </table:table-cell>
          <table:table-cell office:value-type="date" office:date-value="2023-06-08T11:27:46" table:style-name="ce5">
            <text:p>6/8/23 11:27 AM</text:p>
          </table:table-cell>
          <table:table-cell office:value-type="string" table:style-name="ce1">
            <text:p>101.51.93.2</text:p>
          </table:table-cell>
          <table:table-cell table:number-columns-repeated="16374"/>
        </table:table-row>
        <table:table-row table:style-name="ro2">
          <table:table-cell office:value-type="float" office:value="6395" table:style-name="ce1">
            <text:p>6395</text:p>
          </table:table-cell>
          <table:table-cell office:value-type="float" office:value="12540" table:style-name="ce1">
            <text:p>12540</text:p>
          </table:table-cell>
          <table:table-cell table:style-name="ce3"/>
          <table:table-cell office:value-type="string" table:style-name="ce1">
            <text:p>pot</text:p>
          </table:table-cell>
          <table:table-cell office:value-type="string" table:style-name="ce1">
            <text:p>rtnwch</text:p>
          </table:table-cell>
          <table:table-cell office:value-type="string" office:string-value="potjaman198" table:formula="of:=LEFT([.H1227];FIND(&quot;@&quot;;[.H1227])-1)" table:style-name="ce4">
            <text:p>potjaman198</text:p>
          </table:table-cell>
          <table:table-cell office:value-type="string" office:string-value="outlook.co.th" table:formula="of:=RIGHT([.H1227];LEN([.H1227])-FIND(&quot;@&quot;;[.H1227]))" table:style-name="ce1">
            <text:p>outlook.co.th</text:p>
          </table:table-cell>
          <table:table-cell office:value-type="string" table:style-name="ce1">
            <text:p>potjaman198@outlook.co.th</text:p>
          </table:table-cell>
          <table:table-cell office:value-type="date" office:date-value="2023-06-08T11:55:05" table:style-name="ce5">
            <text:p>6/8/23 11:55 AM</text:p>
          </table:table-cell>
          <table:table-cell office:value-type="string" table:style-name="ce1">
            <text:p>101.51.93.2</text:p>
          </table:table-cell>
          <table:table-cell table:number-columns-repeated="16374"/>
        </table:table-row>
        <table:table-row table:style-name="ro2">
          <table:table-cell office:value-type="float" office:value="6411" table:style-name="ce1">
            <text:p>6411</text:p>
          </table:table-cell>
          <table:table-cell office:value-type="float" office:value="11716" table:style-name="ce1">
            <text:p>11716</text:p>
          </table:table-cell>
          <table:table-cell table:style-name="ce3"/>
          <table:table-cell office:value-type="string" table:style-name="ce1">
            <text:p>วิลาสินี นาคสีทอง</text:p>
          </table:table-cell>
          <table:table-cell office:value-type="string" table:style-name="ce1">
            <text:p>วิลาสินีนาคสีทอง</text:p>
          </table:table-cell>
          <table:table-cell office:value-type="string" office:string-value="da190115" table:formula="of:=LEFT([.H1228];FIND(&quot;@&quot;;[.H1228])-1)" table:style-name="ce4">
            <text:p>da190115</text:p>
          </table:table-cell>
          <table:table-cell office:value-type="string" office:string-value="gmail.com" table:formula="of:=RIGHT([.H1228];LEN([.H1228])-FIND(&quot;@&quot;;[.H1228]))" table:style-name="ce1">
            <text:p>gmail.com</text:p>
          </table:table-cell>
          <table:table-cell office:value-type="string" table:style-name="ce1">
            <text:p>da190115@gmail.com</text:p>
          </table:table-cell>
          <table:table-cell office:value-type="date" office:date-value="2023-06-08T12:11:33" table:style-name="ce5">
            <text:p>6/8/23 12:11 PM</text:p>
          </table:table-cell>
          <table:table-cell office:value-type="string" table:style-name="ce1">
            <text:p>191.101.209.35</text:p>
          </table:table-cell>
          <table:table-cell table:number-columns-repeated="16374"/>
        </table:table-row>
        <table:table-row table:style-name="ro2">
          <table:table-cell office:value-type="float" office:value="6415" table:style-name="ce1">
            <text:p>6415</text:p>
          </table:table-cell>
          <table:table-cell office:value-type="float" office:value="12584" table:style-name="ce1">
            <text:p>12584</text:p>
          </table:table-cell>
          <table:table-cell table:style-name="ce3"/>
          <table:table-cell office:value-type="string" table:style-name="ce1">
            <text:p>Rei</text:p>
          </table:table-cell>
          <table:table-cell office:value-type="string" table:style-name="ce1">
            <text:p>Hara</text:p>
          </table:table-cell>
          <table:table-cell office:value-type="string" office:string-value="0.3nyt27" table:formula="of:=LEFT([.H1229];FIND(&quot;@&quot;;[.H1229])-1)" table:style-name="ce4">
            <text:p>0.3nyt27</text:p>
          </table:table-cell>
          <table:table-cell office:value-type="string" office:string-value="gmail.com" table:formula="of:=RIGHT([.H1229];LEN([.H1229])-FIND(&quot;@&quot;;[.H1229]))" table:style-name="ce1">
            <text:p>gmail.com</text:p>
          </table:table-cell>
          <table:table-cell office:value-type="string" table:style-name="ce1">
            <text:p>0.3nyt27@gmail.com</text:p>
          </table:table-cell>
          <table:table-cell office:value-type="date" office:date-value="2023-06-08T12:14:14" table:style-name="ce5">
            <text:p>6/8/23 12:14 PM</text:p>
          </table:table-cell>
          <table:table-cell office:value-type="string" table:style-name="ce1">
            <text:p>180.145.102.100</text:p>
          </table:table-cell>
          <table:table-cell table:number-columns-repeated="16374"/>
        </table:table-row>
        <table:table-row table:style-name="ro2">
          <table:table-cell office:value-type="float" office:value="6440" table:style-name="ce1">
            <text:p>6440</text:p>
          </table:table-cell>
          <table:table-cell office:value-type="float" office:value="12636" table:style-name="ce1">
            <text:p>12636</text:p>
          </table:table-cell>
          <table:table-cell table:style-name="ce3"/>
          <table:table-cell office:value-type="string" table:style-name="ce1">
            <text:p>Bo</text:p>
          </table:table-cell>
          <table:table-cell office:value-type="string" table:style-name="ce1">
            <text:p>Sey</text:p>
          </table:table-cell>
          <table:table-cell office:value-type="string" office:string-value="bosey5917" table:formula="of:=LEFT([.H1230];FIND(&quot;@&quot;;[.H1230])-1)" table:style-name="ce4">
            <text:p>bosey5917</text:p>
          </table:table-cell>
          <table:table-cell office:value-type="string" office:string-value="gmail.com" table:formula="of:=RIGHT([.H1230];LEN([.H1230])-FIND(&quot;@&quot;;[.H1230]))" table:style-name="ce1">
            <text:p>gmail.com</text:p>
          </table:table-cell>
          <table:table-cell office:value-type="string" table:style-name="ce1">
            <text:p>bosey5917@gmail.com</text:p>
          </table:table-cell>
          <table:table-cell office:value-type="date" office:date-value="2023-06-08T12:42:29" table:style-name="ce5">
            <text:p>6/8/23 12:42 PM</text:p>
          </table:table-cell>
          <table:table-cell office:value-type="string" table:style-name="ce1">
            <text:p>27.109.113.167</text:p>
          </table:table-cell>
          <table:table-cell table:number-columns-repeated="16374"/>
        </table:table-row>
        <table:table-row table:style-name="ro2">
          <table:table-cell office:value-type="float" office:value="6468" table:style-name="ce1">
            <text:p>6468</text:p>
          </table:table-cell>
          <table:table-cell office:value-type="float" office:value="12683" table:style-name="ce1">
            <text:p>12683</text:p>
          </table:table-cell>
          <table:table-cell table:style-name="ce3"/>
          <table:table-cell office:value-type="string" table:style-name="ce1">
            <text:p>วันฉัตร</text:p>
          </table:table-cell>
          <table:table-cell office:value-type="string" table:style-name="ce1">
            <text:p>โพธิ์เจริญ</text:p>
          </table:table-cell>
          <table:table-cell office:value-type="string" office:string-value="wanchatphojareun" table:formula="of:=LEFT([.H1231];FIND(&quot;@&quot;;[.H1231])-1)" table:style-name="ce4">
            <text:p>wanchatphojareun</text:p>
          </table:table-cell>
          <table:table-cell office:value-type="string" office:string-value="gmail.com" table:formula="of:=RIGHT([.H1231];LEN([.H1231])-FIND(&quot;@&quot;;[.H1231]))" table:style-name="ce1">
            <text:p>gmail.com</text:p>
          </table:table-cell>
          <table:table-cell office:value-type="string" table:style-name="ce1">
            <text:p>wanchatphojareun@gmail.com</text:p>
          </table:table-cell>
          <table:table-cell office:value-type="date" office:date-value="2023-06-08T13:08:40" table:style-name="ce5">
            <text:p>6/8/23 01:08 PM</text:p>
          </table:table-cell>
          <table:table-cell office:value-type="string" table:style-name="ce1">
            <text:p>49.237.41.204</text:p>
          </table:table-cell>
          <table:table-cell table:number-columns-repeated="16374"/>
        </table:table-row>
        <table:table-row table:style-name="ro2">
          <table:table-cell office:value-type="float" office:value="6480" table:style-name="ce1">
            <text:p>6480</text:p>
          </table:table-cell>
          <table:table-cell office:value-type="float" office:value="12732" table:style-name="ce1">
            <text:p>12732</text:p>
          </table:table-cell>
          <table:table-cell table:style-name="ce3"/>
          <table:table-cell office:value-type="string" table:style-name="ce1">
            <text:p>Zbf</text:p>
          </table:table-cell>
          <table:table-cell office:value-type="string" table:style-name="ce1">
            <text:p>Fvg</text:p>
          </table:table-cell>
          <table:table-cell office:value-type="string" office:string-value="w.n.i.d.a.t.x.n.l.i" table:formula="of:=LEFT([.H1232];FIND(&quot;@&quot;;[.H1232])-1)" table:style-name="ce4">
            <text:p>w.n.i.d.a.t.x.n.l.i</text:p>
          </table:table-cell>
          <table:table-cell office:value-type="string" office:string-value="gmail.com" table:formula="of:=RIGHT([.H1232];LEN([.H1232])-FIND(&quot;@&quot;;[.H1232]))" table:style-name="ce1">
            <text:p>gmail.com</text:p>
          </table:table-cell>
          <table:table-cell office:value-type="string" table:style-name="ce1">
            <text:p>w.n.i.d.a.t.x.n.l.i@gmail.com</text:p>
          </table:table-cell>
          <table:table-cell office:value-type="date" office:date-value="2023-06-08T13:21:34" table:style-name="ce5">
            <text:p>6/8/23 01:21 PM</text:p>
          </table:table-cell>
          <table:table-cell office:value-type="string" table:style-name="ce1">
            <text:p>223.204.251.189</text:p>
          </table:table-cell>
          <table:table-cell table:number-columns-repeated="16374"/>
        </table:table-row>
        <table:table-row table:style-name="ro2">
          <table:table-cell office:value-type="float" office:value="6499" table:style-name="ce1">
            <text:p>6499</text:p>
          </table:table-cell>
          <table:table-cell office:value-type="float" office:value="12698" table:style-name="ce1">
            <text:p>12698</text:p>
          </table:table-cell>
          <table:table-cell table:style-name="ce3"/>
          <table:table-cell office:value-type="string" table:style-name="ce1">
            <text:p>Fu</text:p>
          </table:table-cell>
          <table:table-cell office:value-type="string" table:style-name="ce1">
            <text:p>Ug</text:p>
          </table:table-cell>
          <table:table-cell office:value-type="string" office:string-value="wnidatxn.l.i" table:formula="of:=LEFT([.H1233];FIND(&quot;@&quot;;[.H1233])-1)" table:style-name="ce4">
            <text:p>wnidatxn.l.i</text:p>
          </table:table-cell>
          <table:table-cell office:value-type="string" office:string-value="gmail.com" table:formula="of:=RIGHT([.H1233];LEN([.H1233])-FIND(&quot;@&quot;;[.H1233]))" table:style-name="ce1">
            <text:p>gmail.com</text:p>
          </table:table-cell>
          <table:table-cell office:value-type="string" table:style-name="ce1">
            <text:p>wnidatxn.l.i@gmail.com</text:p>
          </table:table-cell>
          <table:table-cell office:value-type="date" office:date-value="2023-06-08T13:31:27" table:style-name="ce5">
            <text:p>6/8/23 01:31 PM</text:p>
          </table:table-cell>
          <table:table-cell office:value-type="string" table:style-name="ce1">
            <text:p>223.204.251.189</text:p>
          </table:table-cell>
          <table:table-cell table:number-columns-repeated="16374"/>
        </table:table-row>
        <table:table-row table:style-name="ro2">
          <table:table-cell table:number-columns-repeated="2" table:style-name="ce1"/>
          <table:table-cell table:style-name="ce3"/>
          <table:table-cell table:number-columns-repeated="2" table:style-name="ce1"/>
          <table:table-cell table:style-name="ce4"/>
          <table:table-cell table:number-columns-repeated="2" table:style-name="ce1"/>
          <table:table-cell table:style-name="ce5"/>
          <table:table-cell table:number-columns-repeated="16375" table:style-name="ce1"/>
        </table:table-row>
        <table:table-row table:style-name="ro2">
          <table:table-cell table:number-columns-repeated="8" table:style-name="ce3"/>
          <table:table-cell office:value-type="float" office:value="0" table:formula="of:=IF(ISNUMBER(MATCH([.E1235];[.$A$2285:.$A$2318];0));1;0)" table:style-name="ce6">
            <text:p>0</text:p>
          </table:table-cell>
          <table:table-cell table:number-columns-repeated="16375" table:style-name="ce1"/>
        </table:table-row>
        <table:table-row table:number-rows-repeated="1047341" table:style-name="ro1">
          <table:table-cell table:number-columns-repeated="16384"/>
        </table:table-row>
      </table:table>
      <table:database-ranges>
        <table:database-range table:target-range-address="Sheet1.A3:Sheet1.J6440">
          <table:sort>
            <table:sort-by table:field-number="0"/>
          </table:sort>
        </table:database-range>
        <table:database-range table:target-range-address="Sheet1.G1:Sheet1.G231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Nunito Sans" svg:font-family="&quot;Nunito Sans&quot;"/>
  </office:font-face-decls>
  <office:styles>
    <number:number-style style:name="N0">
      <number:number number:min-integer-digits="1"/>
    </number:number-style>
    <number:date-style style:name="N59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f1" style:family="table-cell" style:data-style-name="N0">
      <style:table-cell-properties fo:background-color="#FF00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501</meta:generator>
    <meta:initial-creator>phpMyAdmin 5.0.1</meta:initial-creator>
    <dc:creator>nookty</dc:creator>
    <meta:creation-date>2023-06-08T06:41:05Z</meta:creation-date>
    <dc:date>2023-06-20T03:50:24Z</dc:date>
  </office:meta>
</office:document-meta>
</file>